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FreeMono" svg:font-family="FreeMono" style:font-adornments="Regular" style:font-family-generic="modern" style:font-pitch="fixed"/>
    <style:font-face style:name="Amiri" svg:font-family="Amiri"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0.8014in" style:rel-column-width="8079*"/>
    </style:style>
    <style:style style:name="Table1.B" style:family="table-column">
      <style:table-column-properties style:column-width="1.3354in" style:rel-column-width="13466*"/>
    </style:style>
    <style:style style:name="Table1.E" style:family="table-column">
      <style:table-column-properties style:column-width="1.2465in" style:rel-column-width="12568*"/>
    </style:style>
    <style:style style:name="Table1.F" style:family="table-column">
      <style:table-column-properties style:column-width="0.4451in" style:rel-column-width="4490*"/>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3.309in" style:rel-column-width="33364*"/>
    </style:style>
    <style:style style:name="Table2.B" style:family="table-column">
      <style:table-column-properties style:column-width="1.0639in" style:rel-column-width="10723*"/>
    </style:style>
    <style:style style:name="Table2.D" style:family="table-column">
      <style:table-column-properties style:column-width="1.0639in" style:rel-column-width="10725*"/>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3.25in" style:rel-column-width="32767*"/>
    </style:style>
    <style:style style:name="Table4.B" style:family="table-column">
      <style:table-column-properties style:column-width="3.25in" style:rel-column-width="32768*"/>
    </style:style>
    <style:style style:name="Table4.A1" style:family="table-cell">
      <style:table-cell-properties fo:padding="0in" fo:border="none"/>
    </style:style>
    <style:style style:name="Table5" style:family="table">
      <style:table-properties style:width="6.5in" table:align="margins"/>
    </style:style>
    <style:style style:name="Table5.A" style:family="table-column">
      <style:table-column-properties style:column-width="2.7167in" style:rel-column-width="27387*"/>
    </style:style>
    <style:style style:name="Table5.B" style:family="table-column">
      <style:table-column-properties style:column-width="0.7764in" style:rel-column-width="7825*"/>
    </style:style>
    <style:style style:name="Table5.C" style:family="table-column">
      <style:table-column-properties style:column-width="0.9701in" style:rel-column-width="9781*"/>
    </style:style>
    <style:style style:name="Table5.D" style:family="table-column">
      <style:table-column-properties style:column-width="2.0375in" style:rel-column-width="20542*"/>
    </style:style>
    <style:style style:name="Table5.A1" style:family="table-cell">
      <style:table-cell-properties fo:padding="0in" fo:border="none"/>
    </style:style>
    <style:style style:name="Table6" style:family="table">
      <style:table-properties style:width="6.5in" table:align="margins"/>
    </style:style>
    <style:style style:name="Table6.A" style:family="table-column">
      <style:table-column-properties style:column-width="1.1472in" style:rel-column-width="11565*"/>
    </style:style>
    <style:style style:name="Table6.B" style:family="table-column">
      <style:table-column-properties style:column-width="0.7646in" style:rel-column-width="7710*"/>
    </style:style>
    <style:style style:name="Table6.C" style:family="table-column">
      <style:table-column-properties style:column-width="0.8604in" style:rel-column-width="8673*"/>
    </style:style>
    <style:style style:name="Table6.E" style:family="table-column">
      <style:table-column-properties style:column-width="0.6688in" style:rel-column-width="6746*"/>
    </style:style>
    <style:style style:name="Table6.F" style:family="table-column">
      <style:table-column-properties style:column-width="0.5736in" style:rel-column-width="5782*"/>
    </style:style>
    <style:style style:name="Table6.H" style:family="table-column">
      <style:table-column-properties style:column-width="0.8604in" style:rel-column-width="8676*"/>
    </style:style>
    <style:style style:name="Table6.A1" style:family="table-cell">
      <style:table-cell-properties fo:padding="0in" fo:border="none"/>
    </style:style>
    <style:style style:name="Table7" style:family="table">
      <style:table-properties style:width="6.5in" table:align="margins"/>
    </style:style>
    <style:style style:name="Table7.A" style:family="table-column">
      <style:table-column-properties style:column-width="0.975in" style:rel-column-width="9830*"/>
    </style:style>
    <style:style style:name="Table7.B" style:family="table-column">
      <style:table-column-properties style:column-width="1.1917in" style:rel-column-width="12014*"/>
    </style:style>
    <style:style style:name="Table7.C" style:family="table-column">
      <style:table-column-properties style:column-width="0.8667in" style:rel-column-width="8738*"/>
    </style:style>
    <style:style style:name="Table7.F" style:family="table-column">
      <style:table-column-properties style:column-width="0.65in" style:rel-column-width="6553*"/>
    </style:style>
    <style:style style:name="Table7.G" style:family="table-column">
      <style:table-column-properties style:column-width="0.975in" style:rel-column-width="9832*"/>
    </style:style>
    <style:style style:name="Table7.A1" style:family="table-cell">
      <style:table-cell-properties fo:padding="0in" fo:border="none"/>
    </style:style>
    <style:style style:name="Table8" style:family="table">
      <style:table-properties style:width="6.5in" table:align="margins"/>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padding="0in" fo:border="none"/>
    </style:style>
    <style:style style:name="Table9" style:family="table">
      <style:table-properties style:width="6.5in" table:align="margins"/>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padding="0in" fo:border="none"/>
    </style:style>
    <style:style style:name="Table10" style:family="table">
      <style:table-properties style:width="6.5in" table:align="margins"/>
    </style:style>
    <style:style style:name="Table10.A" style:family="table-column">
      <style:table-column-properties style:column-width="3.0424in" style:rel-column-width="30675*"/>
    </style:style>
    <style:style style:name="Table10.B" style:family="table-column">
      <style:table-column-properties style:column-width="3.4576in" style:rel-column-width="34860*"/>
    </style:style>
    <style:style style:name="Table10.A1" style:family="table-cell">
      <style:table-cell-properties fo:padding="0in" fo:border="none"/>
    </style:style>
    <style:style style:name="Table11" style:family="table">
      <style:table-properties style:width="6.5in" table:align="margins"/>
    </style:style>
    <style:style style:name="Table11.A" style:family="table-column">
      <style:table-column-properties style:column-width="0.7903in" style:rel-column-width="7970*"/>
    </style:style>
    <style:style style:name="Table11.B" style:family="table-column">
      <style:table-column-properties style:column-width="1.3174in" style:rel-column-width="13284*"/>
    </style:style>
    <style:style style:name="Table11.D" style:family="table-column">
      <style:table-column-properties style:column-width="0.8785in" style:rel-column-width="8856*"/>
    </style:style>
    <style:style style:name="Table11.F" style:family="table-column">
      <style:table-column-properties style:column-width="0.8785in" style:rel-column-width="8857*"/>
    </style:style>
    <style:style style:name="Table11.A1" style:family="table-cell">
      <style:table-cell-properties fo:padding="0in" fo:border="none"/>
    </style:style>
    <style:style style:name="Table12" style:family="table">
      <style:table-properties style:width="6.5in" table:align="margins"/>
    </style:style>
    <style:style style:name="Table12.A" style:family="table-column">
      <style:table-column-properties style:column-width="1.7208in" style:rel-column-width="17347*"/>
    </style:style>
    <style:style style:name="Table12.B" style:family="table-column">
      <style:table-column-properties style:column-width="2.2944in" style:rel-column-width="23130*"/>
    </style:style>
    <style:style style:name="Table12.C" style:family="table-column">
      <style:table-column-properties style:column-width="1.3382in" style:rel-column-width="13492*"/>
    </style:style>
    <style:style style:name="Table12.D" style:family="table-column">
      <style:table-column-properties style:column-width="1.1472in" style:rel-column-width="11566*"/>
    </style:style>
    <style:style style:name="Table12.A1" style:family="table-cell">
      <style:table-cell-properties fo:padding="0in" fo:border="none"/>
    </style:style>
    <style:style style:name="P1" style:family="paragraph" style:parent-style-name="Text_20_body">
      <style:text-properties fo:font-style="italic" style:font-style-asian="italic" style:font-style-complex="italic"/>
    </style:style>
    <style:style style:name="P2" style:family="paragraph" style:parent-style-name="Text_20_body" style:list-style-name="L20"/>
    <style:style style:name="P3" style:family="paragraph" style:parent-style-name="Text_20_body" style:list-style-name="L54"/>
    <style:style style:name="P4" style:family="paragraph" style:parent-style-name="Text_20_body" style:list-style-name="L56"/>
    <style:style style:name="P5" style:family="paragraph" style:parent-style-name="Text_20_body" style:list-style-name="L76"/>
    <style:style style:name="P6" style:family="paragraph" style:parent-style-name="Text_20_body" style:list-style-name="L1">
      <style:paragraph-properties fo:margin-top="0in" fo:margin-bottom="0in" loext:contextual-spacing="false"/>
    </style:style>
    <style:style style:name="P7" style:family="paragraph" style:parent-style-name="Text_20_body" style:list-style-name="L2">
      <style:paragraph-properties fo:margin-top="0in" fo:margin-bottom="0in" loext:contextual-spacing="false"/>
    </style:style>
    <style:style style:name="P8" style:family="paragraph" style:parent-style-name="Text_20_body" style:list-style-name="L3">
      <style:paragraph-properties fo:margin-top="0in" fo:margin-bottom="0in" loext:contextual-spacing="false"/>
    </style:style>
    <style:style style:name="P9" style:family="paragraph" style:parent-style-name="Text_20_body" style:list-style-name="L4">
      <style:paragraph-properties fo:margin-top="0in" fo:margin-bottom="0in" loext:contextual-spacing="false"/>
    </style:style>
    <style:style style:name="P10" style:family="paragraph" style:parent-style-name="Text_20_body" style:list-style-name="L5">
      <style:paragraph-properties fo:margin-top="0in" fo:margin-bottom="0in" loext:contextual-spacing="false"/>
    </style:style>
    <style:style style:name="P11" style:family="paragraph" style:parent-style-name="Text_20_body" style:list-style-name="L6">
      <style:paragraph-properties fo:margin-top="0in" fo:margin-bottom="0in" loext:contextual-spacing="false"/>
    </style:style>
    <style:style style:name="P12" style:family="paragraph" style:parent-style-name="Text_20_body" style:list-style-name="L7">
      <style:paragraph-properties fo:margin-top="0in" fo:margin-bottom="0in" loext:contextual-spacing="false"/>
    </style:style>
    <style:style style:name="P13" style:family="paragraph" style:parent-style-name="Text_20_body" style:list-style-name="L8">
      <style:paragraph-properties fo:margin-top="0in" fo:margin-bottom="0in" loext:contextual-spacing="false"/>
    </style:style>
    <style:style style:name="P14" style:family="paragraph" style:parent-style-name="Text_20_body" style:list-style-name="L9">
      <style:paragraph-properties fo:margin-top="0in" fo:margin-bottom="0in" loext:contextual-spacing="false"/>
    </style:style>
    <style:style style:name="P15" style:family="paragraph" style:parent-style-name="Text_20_body" style:list-style-name="L10">
      <style:paragraph-properties fo:margin-top="0in" fo:margin-bottom="0in" loext:contextual-spacing="false"/>
    </style:style>
    <style:style style:name="P16" style:family="paragraph" style:parent-style-name="Text_20_body" style:list-style-name="L11">
      <style:paragraph-properties fo:margin-top="0in" fo:margin-bottom="0in" loext:contextual-spacing="false"/>
    </style:style>
    <style:style style:name="P17" style:family="paragraph" style:parent-style-name="Text_20_body" style:list-style-name="L12">
      <style:paragraph-properties fo:margin-top="0in" fo:margin-bottom="0in" loext:contextual-spacing="false"/>
    </style:style>
    <style:style style:name="P18" style:family="paragraph" style:parent-style-name="Text_20_body" style:list-style-name="L13">
      <style:paragraph-properties fo:margin-top="0in" fo:margin-bottom="0in" loext:contextual-spacing="false"/>
    </style:style>
    <style:style style:name="P19" style:family="paragraph" style:parent-style-name="Text_20_body" style:list-style-name="L14">
      <style:paragraph-properties fo:margin-top="0in" fo:margin-bottom="0in" loext:contextual-spacing="false"/>
    </style:style>
    <style:style style:name="P20" style:family="paragraph" style:parent-style-name="Text_20_body" style:list-style-name="L15">
      <style:paragraph-properties fo:margin-top="0in" fo:margin-bottom="0in" loext:contextual-spacing="false"/>
    </style:style>
    <style:style style:name="P21" style:family="paragraph" style:parent-style-name="Text_20_body" style:list-style-name="L16">
      <style:paragraph-properties fo:margin-top="0in" fo:margin-bottom="0in" loext:contextual-spacing="false"/>
    </style:style>
    <style:style style:name="P22" style:family="paragraph" style:parent-style-name="Text_20_body" style:list-style-name="L17">
      <style:paragraph-properties fo:margin-top="0in" fo:margin-bottom="0in" loext:contextual-spacing="false"/>
    </style:style>
    <style:style style:name="P23" style:family="paragraph" style:parent-style-name="Text_20_body" style:list-style-name="L18">
      <style:paragraph-properties fo:margin-top="0in" fo:margin-bottom="0in" loext:contextual-spacing="false"/>
    </style:style>
    <style:style style:name="P24" style:family="paragraph" style:parent-style-name="Text_20_body" style:list-style-name="L19">
      <style:paragraph-properties fo:margin-top="0in" fo:margin-bottom="0in" loext:contextual-spacing="false"/>
    </style:style>
    <style:style style:name="P25" style:family="paragraph" style:parent-style-name="Text_20_body" style:list-style-name="L21">
      <style:paragraph-properties fo:margin-top="0in" fo:margin-bottom="0in" loext:contextual-spacing="false"/>
    </style:style>
    <style:style style:name="P26" style:family="paragraph" style:parent-style-name="Text_20_body" style:list-style-name="L22">
      <style:paragraph-properties fo:margin-top="0in" fo:margin-bottom="0in" loext:contextual-spacing="false"/>
    </style:style>
    <style:style style:name="P27" style:family="paragraph" style:parent-style-name="Text_20_body" style:list-style-name="L23">
      <style:paragraph-properties fo:margin-top="0in" fo:margin-bottom="0in" loext:contextual-spacing="false"/>
    </style:style>
    <style:style style:name="P28" style:family="paragraph" style:parent-style-name="Text_20_body" style:list-style-name="L24">
      <style:paragraph-properties fo:margin-top="0in" fo:margin-bottom="0in" loext:contextual-spacing="false"/>
    </style:style>
    <style:style style:name="P29" style:family="paragraph" style:parent-style-name="Text_20_body" style:list-style-name="L25">
      <style:paragraph-properties fo:margin-top="0in" fo:margin-bottom="0in" loext:contextual-spacing="false"/>
    </style:style>
    <style:style style:name="P30" style:family="paragraph" style:parent-style-name="Text_20_body" style:list-style-name="L26">
      <style:paragraph-properties fo:margin-top="0in" fo:margin-bottom="0in" loext:contextual-spacing="false"/>
    </style:style>
    <style:style style:name="P31" style:family="paragraph" style:parent-style-name="Text_20_body" style:list-style-name="L27">
      <style:paragraph-properties fo:margin-top="0in" fo:margin-bottom="0in" loext:contextual-spacing="false"/>
    </style:style>
    <style:style style:name="P32" style:family="paragraph" style:parent-style-name="Text_20_body" style:list-style-name="L28">
      <style:paragraph-properties fo:margin-top="0in" fo:margin-bottom="0in" loext:contextual-spacing="false"/>
    </style:style>
    <style:style style:name="P33" style:family="paragraph" style:parent-style-name="Text_20_body" style:list-style-name="L29">
      <style:paragraph-properties fo:margin-top="0in" fo:margin-bottom="0in" loext:contextual-spacing="false"/>
    </style:style>
    <style:style style:name="P34" style:family="paragraph" style:parent-style-name="Text_20_body" style:list-style-name="L30">
      <style:paragraph-properties fo:margin-top="0in" fo:margin-bottom="0in" loext:contextual-spacing="false"/>
    </style:style>
    <style:style style:name="P35" style:family="paragraph" style:parent-style-name="Text_20_body" style:list-style-name="L31">
      <style:paragraph-properties fo:margin-top="0in" fo:margin-bottom="0in" loext:contextual-spacing="false"/>
    </style:style>
    <style:style style:name="P36" style:family="paragraph" style:parent-style-name="Text_20_body" style:list-style-name="L32">
      <style:paragraph-properties fo:margin-top="0in" fo:margin-bottom="0in" loext:contextual-spacing="false"/>
    </style:style>
    <style:style style:name="P37" style:family="paragraph" style:parent-style-name="Text_20_body" style:list-style-name="L33">
      <style:paragraph-properties fo:margin-top="0in" fo:margin-bottom="0in" loext:contextual-spacing="false"/>
    </style:style>
    <style:style style:name="P38" style:family="paragraph" style:parent-style-name="Text_20_body" style:list-style-name="L34">
      <style:paragraph-properties fo:margin-top="0in" fo:margin-bottom="0in" loext:contextual-spacing="false"/>
    </style:style>
    <style:style style:name="P39" style:family="paragraph" style:parent-style-name="Text_20_body" style:list-style-name="L35">
      <style:paragraph-properties fo:margin-top="0in" fo:margin-bottom="0in" loext:contextual-spacing="false"/>
    </style:style>
    <style:style style:name="P40" style:family="paragraph" style:parent-style-name="Text_20_body" style:list-style-name="L36">
      <style:paragraph-properties fo:margin-top="0in" fo:margin-bottom="0in" loext:contextual-spacing="false"/>
    </style:style>
    <style:style style:name="P41" style:family="paragraph" style:parent-style-name="Text_20_body" style:list-style-name="L37">
      <style:paragraph-properties fo:margin-top="0in" fo:margin-bottom="0in" loext:contextual-spacing="false"/>
    </style:style>
    <style:style style:name="P42" style:family="paragraph" style:parent-style-name="Text_20_body" style:list-style-name="L38">
      <style:paragraph-properties fo:margin-top="0in" fo:margin-bottom="0in" loext:contextual-spacing="false"/>
    </style:style>
    <style:style style:name="P43" style:family="paragraph" style:parent-style-name="Text_20_body" style:list-style-name="L39">
      <style:paragraph-properties fo:margin-top="0in" fo:margin-bottom="0in" loext:contextual-spacing="false"/>
    </style:style>
    <style:style style:name="P44" style:family="paragraph" style:parent-style-name="Text_20_body" style:list-style-name="L40">
      <style:paragraph-properties fo:margin-top="0in" fo:margin-bottom="0in" loext:contextual-spacing="false"/>
    </style:style>
    <style:style style:name="P45" style:family="paragraph" style:parent-style-name="Text_20_body" style:list-style-name="L41">
      <style:paragraph-properties fo:margin-top="0in" fo:margin-bottom="0in" loext:contextual-spacing="false"/>
    </style:style>
    <style:style style:name="P46" style:family="paragraph" style:parent-style-name="Text_20_body" style:list-style-name="L42">
      <style:paragraph-properties fo:margin-top="0in" fo:margin-bottom="0in" loext:contextual-spacing="false"/>
    </style:style>
    <style:style style:name="P47" style:family="paragraph" style:parent-style-name="Text_20_body" style:list-style-name="L43">
      <style:paragraph-properties fo:margin-top="0in" fo:margin-bottom="0in" loext:contextual-spacing="false"/>
    </style:style>
    <style:style style:name="P48" style:family="paragraph" style:parent-style-name="Text_20_body" style:list-style-name="L44">
      <style:paragraph-properties fo:margin-top="0in" fo:margin-bottom="0in" loext:contextual-spacing="false"/>
    </style:style>
    <style:style style:name="P49" style:family="paragraph" style:parent-style-name="Text_20_body" style:list-style-name="L45">
      <style:paragraph-properties fo:margin-top="0in" fo:margin-bottom="0in" loext:contextual-spacing="false"/>
    </style:style>
    <style:style style:name="P50" style:family="paragraph" style:parent-style-name="Text_20_body" style:list-style-name="L46">
      <style:paragraph-properties fo:margin-top="0in" fo:margin-bottom="0in" loext:contextual-spacing="false"/>
    </style:style>
    <style:style style:name="P51" style:family="paragraph" style:parent-style-name="Text_20_body" style:list-style-name="L47">
      <style:paragraph-properties fo:margin-top="0in" fo:margin-bottom="0in" loext:contextual-spacing="false"/>
    </style:style>
    <style:style style:name="P52" style:family="paragraph" style:parent-style-name="Text_20_body" style:list-style-name="L48">
      <style:paragraph-properties fo:margin-top="0in" fo:margin-bottom="0in" loext:contextual-spacing="false"/>
    </style:style>
    <style:style style:name="P53" style:family="paragraph" style:parent-style-name="Text_20_body" style:list-style-name="L49">
      <style:paragraph-properties fo:margin-top="0in" fo:margin-bottom="0in" loext:contextual-spacing="false"/>
    </style:style>
    <style:style style:name="P54" style:family="paragraph" style:parent-style-name="Text_20_body" style:list-style-name="L50">
      <style:paragraph-properties fo:margin-top="0in" fo:margin-bottom="0in" loext:contextual-spacing="false"/>
    </style:style>
    <style:style style:name="P55" style:family="paragraph" style:parent-style-name="Text_20_body" style:list-style-name="L51">
      <style:paragraph-properties fo:margin-top="0in" fo:margin-bottom="0in" loext:contextual-spacing="false"/>
    </style:style>
    <style:style style:name="P56" style:family="paragraph" style:parent-style-name="Text_20_body" style:list-style-name="L52">
      <style:paragraph-properties fo:margin-top="0in" fo:margin-bottom="0in" loext:contextual-spacing="false"/>
    </style:style>
    <style:style style:name="P57" style:family="paragraph" style:parent-style-name="Text_20_body" style:list-style-name="L53">
      <style:paragraph-properties fo:margin-top="0in" fo:margin-bottom="0in" loext:contextual-spacing="false"/>
    </style:style>
    <style:style style:name="P58" style:family="paragraph" style:parent-style-name="Text_20_body" style:list-style-name="L55">
      <style:paragraph-properties fo:margin-top="0in" fo:margin-bottom="0in" loext:contextual-spacing="false"/>
    </style:style>
    <style:style style:name="P59" style:family="paragraph" style:parent-style-name="Text_20_body" style:list-style-name="L57">
      <style:paragraph-properties fo:margin-top="0in" fo:margin-bottom="0in" loext:contextual-spacing="false"/>
    </style:style>
    <style:style style:name="P60" style:family="paragraph" style:parent-style-name="Text_20_body" style:list-style-name="L58">
      <style:paragraph-properties fo:margin-top="0in" fo:margin-bottom="0in" loext:contextual-spacing="false"/>
    </style:style>
    <style:style style:name="P61" style:family="paragraph" style:parent-style-name="Text_20_body" style:list-style-name="L60">
      <style:paragraph-properties fo:margin-top="0in" fo:margin-bottom="0in" loext:contextual-spacing="false"/>
    </style:style>
    <style:style style:name="P62" style:family="paragraph" style:parent-style-name="Text_20_body" style:list-style-name="L61">
      <style:paragraph-properties fo:margin-top="0in" fo:margin-bottom="0in" loext:contextual-spacing="false"/>
    </style:style>
    <style:style style:name="P63" style:family="paragraph" style:parent-style-name="Text_20_body" style:list-style-name="L62">
      <style:paragraph-properties fo:margin-top="0in" fo:margin-bottom="0in" loext:contextual-spacing="false"/>
    </style:style>
    <style:style style:name="P64" style:family="paragraph" style:parent-style-name="Text_20_body" style:list-style-name="L63">
      <style:paragraph-properties fo:margin-top="0in" fo:margin-bottom="0in" loext:contextual-spacing="false"/>
    </style:style>
    <style:style style:name="P65" style:family="paragraph" style:parent-style-name="Text_20_body" style:list-style-name="L64">
      <style:paragraph-properties fo:margin-top="0in" fo:margin-bottom="0in" loext:contextual-spacing="false"/>
    </style:style>
    <style:style style:name="P66" style:family="paragraph" style:parent-style-name="Text_20_body" style:list-style-name="L65">
      <style:paragraph-properties fo:margin-top="0in" fo:margin-bottom="0in" loext:contextual-spacing="false"/>
    </style:style>
    <style:style style:name="P67" style:family="paragraph" style:parent-style-name="Text_20_body" style:list-style-name="L66">
      <style:paragraph-properties fo:margin-top="0in" fo:margin-bottom="0in" loext:contextual-spacing="false"/>
    </style:style>
    <style:style style:name="P68" style:family="paragraph" style:parent-style-name="Text_20_body" style:list-style-name="L67">
      <style:paragraph-properties fo:margin-top="0in" fo:margin-bottom="0in" loext:contextual-spacing="false"/>
    </style:style>
    <style:style style:name="P69" style:family="paragraph" style:parent-style-name="Text_20_body" style:list-style-name="L68">
      <style:paragraph-properties fo:margin-top="0in" fo:margin-bottom="0in" loext:contextual-spacing="false"/>
    </style:style>
    <style:style style:name="P70" style:family="paragraph" style:parent-style-name="Text_20_body" style:list-style-name="L69">
      <style:paragraph-properties fo:margin-top="0in" fo:margin-bottom="0in" loext:contextual-spacing="false"/>
    </style:style>
    <style:style style:name="P71" style:family="paragraph" style:parent-style-name="Text_20_body" style:list-style-name="L70">
      <style:paragraph-properties fo:margin-top="0in" fo:margin-bottom="0in" loext:contextual-spacing="false"/>
    </style:style>
    <style:style style:name="P72" style:family="paragraph" style:parent-style-name="Text_20_body" style:list-style-name="L71">
      <style:paragraph-properties fo:margin-top="0in" fo:margin-bottom="0in" loext:contextual-spacing="false"/>
    </style:style>
    <style:style style:name="P73" style:family="paragraph" style:parent-style-name="Text_20_body" style:list-style-name="L72">
      <style:paragraph-properties fo:margin-top="0in" fo:margin-bottom="0in" loext:contextual-spacing="false"/>
    </style:style>
    <style:style style:name="P74" style:family="paragraph" style:parent-style-name="Text_20_body" style:list-style-name="L73">
      <style:paragraph-properties fo:margin-top="0in" fo:margin-bottom="0in" loext:contextual-spacing="false"/>
    </style:style>
    <style:style style:name="P75" style:family="paragraph" style:parent-style-name="Text_20_body" style:list-style-name="L74">
      <style:paragraph-properties fo:margin-top="0in" fo:margin-bottom="0in" loext:contextual-spacing="false"/>
    </style:style>
    <style:style style:name="P76" style:family="paragraph" style:parent-style-name="Text_20_body" style:list-style-name="L75">
      <style:paragraph-properties fo:margin-top="0in" fo:margin-bottom="0in" loext:contextual-spacing="false"/>
    </style:style>
    <style:style style:name="P77" style:family="paragraph" style:parent-style-name="Heading_20_2">
      <style:text-properties fo:font-weight="bold" style:font-weight-asian="bold" style:font-weight-complex="bold"/>
    </style:style>
    <style:style style:name="P78" style:family="paragraph" style:parent-style-name="Contents_20_2">
      <style:paragraph-properties>
        <style:tab-stops>
          <style:tab-stop style:position="6.3035in" style:type="right" style:leader-style="dotted" style:leader-text="."/>
        </style:tab-stops>
      </style:paragraph-properties>
    </style:style>
    <style:style style:name="P79" style:family="paragraph" style:parent-style-name="First_20_paragraph" style:list-style-name="L76"/>
    <style:style style:name="P80"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line-through-style="solid" style:text-line-through-type="singl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prefix="("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اَلْحَمْدُ للهِ رَبِّ الْعَالَمِينَ وَالصَّلاَةُ وَالسَّلاَمُ عَلَى <text:span text:style-name="Source_5f_Text">aalḥamdu llhi rabbi l-ʕālamiyna wālṣṣal-aatu wālssal-aamu ʕalaā</text:span> مُحَمَّدٍ وَعَلَى آلِهِ وَأَصْحَابِهِ أَجْمَعِينَ <text:span text:style-name="Source_5f_Text">muḥammadin waʕalaā ʔālihi waʔaṣḥābihi ʔajmaʕiyna</text:span> *</text:p>
      <text:p text:style-name="Text_20_body">«Краткое изложение грамматики арабского языка»</text:p>
      <text:p text:style-name="Text_20_body">(Издание второе. Исправленное и дополненное).</text:p>
      <text:p text:style-name="Text_20_body">Хайбуллин Ишмурат Назирович</text:p>
      <text:p text:style-name="Text_20_body">выпускник университета «Аль-Азхар»</text:p>
      <text:p text:style-name="Text_20_body">(педагогический факультет, отделение арабского языка).</text:p>
      <text:p text:style-name="Text_20_body">От автора:</text:p>
      <text:p text:style-name="Text_20_body">Учебник, который вы держите в руках, включает в себя самые основные темы арабской грамматики. Он рассчитан на тех, кто немного знаком с арабским языком и желает продолжить его изучение. Надеюсь, что учебник будет полезен и для тех, кто изучает арабский не первый год и желает углубить свои познания.</text:p>
      <text:p text:style-name="Text_20_body">При изложении тем грамматики я старался избегать малозначительных моментов и ограничился разбором лишь тех вопросов, которые дают практическую пользу. Советую вам изучать синтаксис параллельно с морфологией.</text:p>
      <text:p text:style-name="Text_20_body">В конце учебника дается словарь арабских слов (около 900), использованных в I и II главах. В нем требуемое слово нужно искать не по корневой основе, а по первой букве. Если вы заучите этот словарь и те слова, которые встречаются на страницах учебника, вы будете обладать <text:span text:style-name="T1">активным словарным запасом</text:span> (около 1000 слов), необходимым для общения.</text:p>
      <text:p text:style-name="Text_20_body">Для более полного закрепления материала прочитайте рассказы, данные в III главе, и изучите пояснения к ним. Для их чтения воспользуйтесь словарем Х. К. Баранова.</text:p>
      <text:p text:style-name="Text_20_body">Успехов вам в изучении арабского языка!</text:p>
      <text:h text:style-name="Heading_20_1" text:outline-level="1"><text:bookmark-start text:name="глава-1.-синтаксис-النَّحْوُ-an-naḥwu"/><text:bookmark-start text:name="__RefHeading___Toc45186_1544766045"/>Глава 1. <text:span text:style-name="T3">Синтаксис</text:span> النَّحْوُ <text:span text:style-name="Source_5f_Text">an-naḥwu</text:span><text:bookmark-end text:name="глава-1.-синтаксис-النَّحْوُ-an-naḥwu"/><text:bookmark-end text:name="__RefHeading___Toc45186_1544766045"/></text:h>
      <text:p text:style-name="First_20_paragraph">Слово النَّحْوُ <text:span text:style-name="Source_5f_Text">an-naḥwu</text:span> в арабском языке означает «путь, намерение». На вопрос, почему этим словом начали называть предмет, изучающий грамматику, точного ответа нет, однако часто высказывается следующая версия.</text:p>
      <text:p text:style-name="Text_20_body">После того, как арабскому языку выпала честь стать языком Последнего Откровения, и новая религия Ислам получила широкое распространение далеко за пределами Аравийского полуострова, стал актуальным вопрос систематизации арабского. С одной стороны, это было вызвано необходимостью изучения арабского мусульманами-неарабами, с другой стороны сами арабы, смешавшись с мусульманами исламизировавшихся территорий, утратили литературность родного языка и стали искажать многие слова и огласовки. Речевые ошибки стали допускаться даже при чтении <text:soft-page-break/>Корана (Как известно, первоначально рукописи Корана писались без огласовок).</text:p>
      <text:p text:style-name="Text_20_body">Этот факт заставил задуматься ученых о проблеме сохранения языка, и один из них, по имени Абуль-асад Ад-дуалий, расписал первые правила грамматики и показал их праведному халифу Али ибн Абу Талибу. Ознакомившись с трудом учёного, Али, да будет доволен им Аллах, воскликнул: مَا أحْسَنَ هَذَا النَّحْوَ <text:span text:style-name="Source_5f_Text">mā ʔḥsana haðā n-naḥwa</text:span> ! («Как хорошо твоё намерение!»). Так, говорят, возникла мысль назвать новую науку этим именем.</text:p>
      <text:p text:style-name="Text_20_body">Возможно также, что этот предмет получил название النَّحْو <text:span text:style-name="Source_5f_Text">an-naḥw</text:span> потому, что он открывает <text:span text:style-name="T1">путь</text:span> к пониманию арабского языка. Понятно, что сам арабский язык, в свою очередь, является ключом к изучению всех исламских наук, поэтому важность النَّحْو <text:span text:style-name="Source_5f_Text">an-naḥw</text:span> очевидна.</text:p>
      <text:h text:style-name="Heading_20_2" text:outline-level="2"><text:bookmark-start text:name="части-речи"/><text:bookmark-start text:name="__RefHeading___Toc45188_1544766045"/>§ 1. Части речи<text:bookmark-end text:name="части-речи"/><text:bookmark-end text:name="__RefHeading___Toc45188_1544766045"/></text:h>
      <text:p text:style-name="First_20_paragraph">أَنْوَاعُ الكَلِمَةِ <text:span text:style-name="Source_5f_Text">ʔanwāʕu l-kalimati</text:span></text:p>
      <text:p text:style-name="Text_20_body">В арабском языке выделяют три части речи: имя, глагол и частицу.</text:p>
      <text:p text:style-name="Text_20_body">1. Имя ( الاِسْمُ <text:span text:style-name="Source_5f_Text">al-aismu</text:span> ) - это любое слово, указывающее на:</text:p>
      <text:p text:style-name="Text_20_body">а) человека: طَالِبٌ <text:span text:style-name="Source_5f_Text">ṭālibun</text:span> студент</text:p>
      <text:p text:style-name="Text_20_body">б) животное: أَسَدٌ <text:span text:style-name="Source_5f_Text">ʔasadun</text:span> лев</text:p>
      <text:p text:style-name="Text_20_body">в) растение: زَهْرَةٌ <text:span text:style-name="Source_5f_Text">zahratun</text:span> цветок</text:p>
      <text:p text:style-name="Text_20_body">г) неодушевлённый предмет: حَجَرٌ <text:span text:style-name="Source_5f_Text">ḥajarun</text:span> камень</text:p>
      <text:p text:style-name="Text_20_body">д) абстрактное понятие: شَجاعَةٌ <text:span text:style-name="Source_5f_Text">šajaʕatun</text:span> храбрость</text:p>
      <text:p text:style-name="Text_20_body">2. Глагол ( الفِعْلُ <text:span text:style-name="Source_5f_Text">al-fiʕlu</text:span> ) - это слово, указывающее на какое-либо событие, произошедшее в одном из времён. Например:</text:p>
      <text:p text:style-name="Text_20_body">كَتَبَ <text:span text:style-name="Source_5f_Text">kataba</text:span> он написал (глагол прошедшего времени)</text:p>
      <text:p text:style-name="Text_20_body">جَلَسَ <text:span text:style-name="Source_5f_Text">jalasa</text:span> он сидел (глагол прошедшего времени)</text:p>
      <text:p text:style-name="Text_20_body">ضَرَبَ <text:span text:style-name="Source_5f_Text">ḍaraba</text:span> он бил (глагол прошедшего времени)</text:p>
      <text:p text:style-name="Text_20_body"><text:soft-page-break/>يَكْتُبُ <text:span text:style-name="Source_5f_Text">yaktubu</text:span> он пишет (глагол настоящего времени)</text:p>
      <text:p text:style-name="Text_20_body">يَجْلِسُ <text:span text:style-name="Source_5f_Text">yajlisu</text:span> он сидит (глагол настоящего времени)</text:p>
      <text:p text:style-name="Text_20_body">يَضْرِبُ <text:span text:style-name="Source_5f_Text">yaḍribu</text:span> он бьет (глагол настоящего времени)</text:p>
      <text:p text:style-name="Text_20_body">سَيَكْتُبُ <text:span text:style-name="Source_5f_Text">sayaktubu</text:span> он будет писать (глагол будущего времени)</text:p>
      <text:p text:style-name="Text_20_body">سَيَجْلِسُ <text:span text:style-name="Source_5f_Text">sayajlisu</text:span> он будет сидеть (глагол будущего времени)</text:p>
      <text:p text:style-name="Text_20_body">سَيَضْرِبُ <text:span text:style-name="Source_5f_Text">sayaḍribu</text:span> он будет бить (глагол будущего времени)</text:p>
      <text:p text:style-name="Text_20_body">3. Частица ( الحَرْفُ <text:span text:style-name="Source_5f_Text">al-ḥarfu</text:span> ) - это слово, которое не носит смысла в отдельности, но приобретает его в соединении с именем или глаголом. Например:</text:p>
      <text:p text:style-name="Text_20_body">فِى <text:span text:style-name="Source_5f_Text">fiā</text:span> «в»</text:p>
      <text:p text:style-name="Text_20_body">عَلَى <text:span text:style-name="Source_5f_Text">ʕalaā</text:span> «на» и др.</text:p>
      <text:p text:style-name="Text_20_body">В данном учебнике будут рассмотрены все виды имен, глаголов и частиц.</text:p>
      <text:p text:style-name="Text_20_body">Упражнения для закрепления</text:p>
      <text:p text:style-name="Text_20_body">1) Определите, к какой части речи относятся следующие слова, и выучите их:</text:p>
      <text:p text:style-name="Text_20_body">رَجُلٌ <text:span text:style-name="Source_5f_Text">rajulun</text:span> мужчина</text:p>
      <text:p text:style-name="Text_20_body">ذَهَبَ <text:span text:style-name="Source_5f_Text">ðahaba</text:span> уходить</text:p>
      <text:p text:style-name="Text_20_body">إِلَى <text:span text:style-name="Source_5f_Text">ʔilaā</text:span> к, в</text:p>
      <text:p text:style-name="Text_20_body">رِجْلٌ <text:span text:style-name="Source_5f_Text">rijlun</text:span> нога</text:p>
      <text:p text:style-name="Text_20_body">مِنْ <text:span text:style-name="Source_5f_Text">min</text:span> из, от</text:p>
      <text:p text:style-name="Text_20_body">عَقْلٌ <text:span text:style-name="Source_5f_Text">ʕaqlun</text:span> разум</text:p>
      <text:p text:style-name="Text_20_body">أَحْمَرُ <text:span text:style-name="Source_5f_Text">ʔaḥmaru</text:span> красный</text:p>
      <text:p text:style-name="Text_20_body">قَتَلَ <text:span text:style-name="Source_5f_Text">qatala</text:span> убивать</text:p>
      <text:p text:style-name="Text_20_body"><text:soft-page-break/>هُوَ <text:span text:style-name="Source_5f_Text">huwa</text:span> он</text:p>
      <text:p text:style-name="Text_20_body">رَأَى <text:span text:style-name="Source_5f_Text">raʔaā</text:span> видеть</text:p>
      <text:p text:style-name="Text_20_body">نَحْنُ <text:span text:style-name="Source_5f_Text">naḥnu</text:span> мы</text:p>
      <text:p text:style-name="Text_20_body">مَعَ <text:span text:style-name="Source_5f_Text">maʕa</text:span> с, вместе</text:p>
      <text:p text:style-name="Text_20_body">زَيْدٌ <text:span text:style-name="Source_5f_Text">zaydun</text:span> Зейд</text:p>
      <text:p text:style-name="Text_20_body">اِمْرَأَةٌ <text:span text:style-name="Source_5f_Text">aimraʔatun</text:span> женщина</text:p>
      <text:p text:style-name="Text_20_body">قَرَأَ <text:span text:style-name="Source_5f_Text">qaraʔa</text:span> читать</text:p>
      <text:p text:style-name="Text_20_body">مَدْرَسَةٌ <text:span text:style-name="Source_5f_Text">madrasatun</text:span> школа</text:p>
      <text:p text:style-name="Text_20_body">خَرَجَ <text:span text:style-name="Source_5f_Text">xaraja</text:span> выходить</text:p>
      <text:p text:style-name="Text_20_body">كَلْبٌ <text:span text:style-name="Source_5f_Text">kalbun</text:span> собака</text:p>
      <text:p text:style-name="Text_20_body">عَلَى <text:span text:style-name="Source_5f_Text">ʕalaā</text:span> на</text:p>
      <text:p text:style-name="Text_20_body">حِصَانٌ <text:span text:style-name="Source_5f_Text">ḥiṣānun</text:span> конь</text:p>
      <text:p text:style-name="Text_20_body">جَاءَ <text:span text:style-name="Source_5f_Text">jāʔa</text:span> приходить</text:p>
      <text:p text:style-name="Text_20_body">عِنَبٌ <text:span text:style-name="Source_5f_Text">ʕinabun</text:span> виноград</text:p>
      <text:p text:style-name="Text_20_body">قَصْرٌ <text:span text:style-name="Source_5f_Text">qaṣrun</text:span> дворец</text:p>
      <text:p text:style-name="Text_20_body">2) Переведите с помощью словаря следующие слова и выделите имена:</text:p>
      <text:p text:style-name="Text_20_body">__ فِيلٌ نَظَرَ <text:span text:style-name="Source_5f_Text">fiylun nað̣ara</text:span> __ دَخَلَ <text:span text:style-name="Source_5f_Text">daxala</text:span> __</text:p>
      <text:p text:style-name="Text_20_body">عَنْ <text:span text:style-name="Source_5f_Text">ʕan</text:span> __ حُبٌّ <text:span text:style-name="Source_5f_Text">ḥubbun</text:span> __ قَتَلَ <text:span text:style-name="Source_5f_Text">qatala</text:span> __</text:p>
      <text:p text:style-name="Text_20_body">بِنْتٌ <text:span text:style-name="Source_5f_Text">bintun</text:span> __ كِتَاب <text:span text:style-name="Source_5f_Text">kitāb</text:span> __ لَمْ <text:span text:style-name="Source_5f_Text">lam</text:span> __</text:p>
      <text:p text:style-name="Text_20_body">تُفَّاحٌ <text:span text:style-name="Source_5f_Text">tuffāḥun</text:span> __ سَكَنَ <text:span text:style-name="Source_5f_Text">sakana</text:span> __ لَنْ <text:span text:style-name="Source_5f_Text">lan</text:span> __</text:p>
      <text:p text:style-name="Text_20_body"><text:soft-page-break/>3) Переведите следующие предложения на русский язык и найдите в них имена, глаголы и частицы:</text:p>
      <text:p text:style-name="Text_20_body">ضَرَبَ مُحَمَّدٌ كَلْبًا <text:span text:style-name="Source_5f_Text">ḍaraba muḥammadun kalbana</text:span></text:p>
      <text:p text:style-name="Text_20_body">ذَهَبَ أَحْمَدُ إِلَى الْمَدْرَسَةِ <text:span text:style-name="Source_5f_Text">ðahaba ʔaḥmadu ʔilaā l-madrasati</text:span></text:p>
      <text:p text:style-name="Text_20_body">جَاءَ رَجُلٌ مَعَ امْرَأَةٍ <text:span text:style-name="Source_5f_Text">jāʔa rajulun maʕa amraʔatin</text:span></text:p>
      <text:p text:style-name="Text_20_body">خَرَجَ عُثْمَانُ مِنَ الْمَسْجِدِ <text:span text:style-name="Source_5f_Text">xaraja ʕuθmānu mina l-masjidi</text:span></text:p>
      <text:h text:style-name="Heading_20_2" text:outline-level="2"><text:bookmark-start text:name="определённость-и-неопределенность-имени"/><text:bookmark-start text:name="__RefHeading___Toc45190_1544766045"/>§ 2. Определённость и неопределенность имени<text:bookmark-end text:name="определённость-и-неопределенность-имени"/><text:bookmark-end text:name="__RefHeading___Toc45190_1544766045"/></text:h>
      <text:p text:style-name="First_20_paragraph">تَعْرِيفُ الاِسْمِ وَ تَنْكِيرُهُ <text:span text:style-name="Source_5f_Text">taʕriyfu l-aismi wa tankiyruhu</text:span></text:p>
      <text:p text:style-name="Text_20_body">Имя в арабском, как и во многих других языках, употребляется либо в определённом, либо в неопределённом состоянии. Одним из средств выражения определённости имени является артикль اَلْ <text:span text:style-name="Source_5f_Text">aal</text:span> «алиф-лям». Например:</text:p>
      <text:p text:style-name="Text_20_body">طَالِبٌ <text:span text:style-name="Source_5f_Text">ṭālibun</text:span> )какой-то) студент  الطَّالِبُ <text:span text:style-name="Source_5f_Text"> aṭ-ṭālibu</text:span> (известный) студент</text:p>
      <text:p text:style-name="Text_20_body">Как видно из примера, имя, принявшее определённый артикль اَلْ <text:span text:style-name="Source_5f_Text">aal</text:span> , утрачивает «танвин» (удвоенность конечной огласовки).</text:p>
      <text:p text:style-name="Text_20_body">Также определёнными именами являются:</text:p>
      <text:p text:style-name="Text_20_body">1) Имена собственные:</text:p>
      <text:p text:style-name="Text_20_body">مُحَمَّدٌ <text:span text:style-name="Source_5f_Text">muḥammadun</text:span> Мухаммад</text:p>
      <text:p text:style-name="Text_20_body">فَاطِمَةُ <text:span text:style-name="Source_5f_Text">fāṭimatu</text:span> Фатима</text:p>
      <text:p text:style-name="Text_20_body">رُسْلاَنُ <text:span text:style-name="Source_5f_Text">ruslaanu</text:span> Руслан</text:p>
      <text:p text:style-name="Text_20_body">2) Местоимения:</text:p>
      <table:table table:name="Table1" table:style-name="Table1">
        <table:table-column table:style-name="Table1.A"/>
        <table:table-column table:style-name="Table1.B" table:number-columns-repeated="3"/>
        <table:table-column table:style-name="Table1.E"/>
        <table:table-column table:style-name="Table1.F"/>
        <table:table-row>
          <table:table-cell table:style-name="Table1.A1" office:value-type="string">
            <text:p text:style-name="Table_20_Contents">1 лицо</text:p>
          </table:table-cell>
          <table:table-cell table:style-name="Table1.A1" office:value-type="string">
            <text:p text:style-name="Table_20_Contents">2 лицо жен. род</text:p>
          </table:table-cell>
          <table:table-cell table:style-name="Table1.A1" office:value-type="string">
            <text:p text:style-name="Table_20_Contents">2 лицо муж. род</text:p>
          </table:table-cell>
          <table:table-cell table:style-name="Table1.A1" office:value-type="string">
            <text:p text:style-name="Table_20_Contents">3 лицо жен. род</text:p>
          </table:table-cell>
          <table:table-cell table:style-name="Table1.A1" office:value-type="string">
            <text:p text:style-name="Table_20_Contents">3лицо муж. род</text:p>
          </table:table-cell>
          <table:table-cell table:style-name="Table1.A1" office:value-type="string">
            <text:p text:style-name="Standard"/>
          </table:table-cell>
        </table:table-row>
        <table:table-row>
          <table:table-cell table:style-name="Table1.A1" office:value-type="string">
            <text:p text:style-name="Table_20_Contents">أَنَا <text:span text:style-name="Source_5f_Text">ʔanā</text:span> я</text:p>
          </table:table-cell>
          <table:table-cell table:style-name="Table1.A1" office:value-type="string">
            <text:p text:style-name="Table_20_Contents">أَنْتِ <text:span text:style-name="Source_5f_Text">ʔanti</text:span> ты</text:p>
          </table:table-cell>
          <table:table-cell table:style-name="Table1.A1" office:value-type="string">
            <text:p text:style-name="Table_20_Contents">أَنْتَ <text:span text:style-name="Source_5f_Text">ʔanta</text:span> ты</text:p>
          </table:table-cell>
          <table:table-cell table:style-name="Table1.A1" office:value-type="string">
            <text:p text:style-name="Table_20_Contents">هِىَ <text:span text:style-name="Source_5f_Text">hiāa</text:span> она</text:p>
          </table:table-cell>
          <table:table-cell table:style-name="Table1.A1" office:value-type="string">
            <text:p text:style-name="Table_20_Contents">هُوَ <text:span text:style-name="Source_5f_Text">huwa</text:span> он</text:p>
          </table:table-cell>
          <table:table-cell table:style-name="Table1.A1" office:value-type="string">
            <text:p text:style-name="Table_20_Contents">ед.ч.</text:p>
          </table:table-cell>
        </table:table-row>
        <table:table-row>
          <table:table-cell table:style-name="Table1.A1" office:value-type="string">
            <text:p text:style-name="Table_20_Contents">نَحْنُ <text:span text:style-name="Source_5f_Text">naḥnu</text:span> мы</text:p>
          </table:table-cell>
          <table:table-cell table:style-name="Table1.A1" office:value-type="string">
            <text:p text:style-name="Table_20_Contents">أَنْتُمَا <text:span text:style-name="Source_5f_Text">ʔantumā</text:span> вы</text:p>
          </table:table-cell>
          <table:table-cell table:style-name="Table1.A1" office:value-type="string">
            <text:p text:style-name="Table_20_Contents">أَنْتُمَا <text:span text:style-name="Source_5f_Text">ʔantumā</text:span> вы</text:p>
          </table:table-cell>
          <table:table-cell table:style-name="Table1.A1" office:value-type="string">
            <text:p text:style-name="Table_20_Contents">هُمَا <text:span text:style-name="Source_5f_Text">humā</text:span> они</text:p>
          </table:table-cell>
          <table:table-cell table:style-name="Table1.A1" office:value-type="string">
            <text:p text:style-name="Table_20_Contents">هُمَا <text:span text:style-name="Source_5f_Text">humā</text:span> они</text:p>
          </table:table-cell>
          <table:table-cell table:style-name="Table1.A1" office:value-type="string">
            <text:p text:style-name="Table_20_Contents">дв.ч.</text:p>
          </table:table-cell>
        </table:table-row>
        <table:table-row>
          <table:table-cell table:style-name="Table1.A1" office:value-type="string">
            <text:p text:style-name="Table_20_Contents">نَحْنُ <text:span text:style-name="Source_5f_Text">naḥnu</text:span> мы</text:p>
          </table:table-cell>
          <table:table-cell table:style-name="Table1.A1" office:value-type="string">
            <text:p text:style-name="Table_20_Contents">أَنْتُنَّ <text:span text:style-name="Source_5f_Text">ʔantunna</text:span> вы</text:p>
          </table:table-cell>
          <table:table-cell table:style-name="Table1.A1" office:value-type="string">
            <text:p text:style-name="Table_20_Contents">أَنْتُمْ <text:span text:style-name="Source_5f_Text">ʔantum</text:span> вы</text:p>
          </table:table-cell>
          <table:table-cell table:style-name="Table1.A1" office:value-type="string">
            <text:p text:style-name="Table_20_Contents">هُنَّ <text:span text:style-name="Source_5f_Text">hunna</text:span> они</text:p>
          </table:table-cell>
          <table:table-cell table:style-name="Table1.A1" office:value-type="string">
            <text:p text:style-name="Table_20_Contents">هُمْ <text:span text:style-name="Source_5f_Text">hum</text:span> они</text:p>
          </table:table-cell>
          <table:table-cell table:style-name="Table1.A1" office:value-type="string">
            <text:p text:style-name="Table_20_Contents">мн.ч.</text:p>
          </table:table-cell>
        </table:table-row>
      </table:table>
      <text:p text:style-name="First_20_paragraph">3)Указательные местоимения:</text:p>
      <text:p text:style-name="Text_20_body"><text:soft-page-break/>هَذَا <text:span text:style-name="Source_5f_Text">haðā</text:span> этот</text:p>
      <text:p text:style-name="Text_20_body">هَذِهِ <text:span text:style-name="Source_5f_Text">haðihi</text:span> эта</text:p>
      <text:p text:style-name="Text_20_body">هَذَانِ <text:span text:style-name="Source_5f_Text">haðāni</text:span> эти (для двойственного числа мужского рода).</text:p>
      <text:p text:style-name="Text_20_body">В родительном и винительном падеже: هَذَيْنِ <text:span text:style-name="Source_5f_Text">haðayni</text:span></text:p>
      <text:p text:style-name="Text_20_body">هَاتَانِ <text:span text:style-name="Source_5f_Text">hātāni</text:span> эти (для двойственного числа женского рода).</text:p>
      <text:p text:style-name="Text_20_body">В родительном и винительном падеже: هَاتَيْنِ <text:span text:style-name="Source_5f_Text">hātayni</text:span></text:p>
      <text:p text:style-name="Text_20_body">هَؤُلاَءِ <text:span text:style-name="Source_5f_Text">haʔulaaʔi</text:span> эти (для множественного числа обоих родов)</text:p>
      <text:p text:style-name="Text_20_body">ذَاكَ <text:span text:style-name="Source_5f_Text">ðāka</text:span> или ذَلِكَ <text:span text:style-name="Source_5f_Text">ðalika</text:span> тот</text:p>
      <text:p text:style-name="Text_20_body">تِلْكَ <text:span text:style-name="Source_5f_Text">tilka</text:span> та</text:p>
      <text:p text:style-name="Text_20_body">ذَانِكَ <text:span text:style-name="Source_5f_Text">ðānika</text:span> те (для двойственного числа мужского рода).</text:p>
      <text:p text:style-name="Text_20_body">В родительном и винительном падеже: ذَيْنِكَ <text:span text:style-name="Source_5f_Text">ðaynika</text:span></text:p>
      <text:p text:style-name="Text_20_body">تَانِكَ <text:span text:style-name="Source_5f_Text">tānika</text:span> те (для двойственного числа женского рода).</text:p>
      <text:p text:style-name="Text_20_body">В родительном и винительном падеже: تَيْنِكَ <text:span text:style-name="Source_5f_Text">taynika</text:span></text:p>
      <text:p text:style-name="Text_20_body">أُولَئِكَ <text:span text:style-name="Source_5f_Text">ʔuwlaʔika</text:span> те (для множественного числа обоих родов)</text:p>
      <text:p text:style-name="Text_20_body">4) Относительные местоимения:</text:p>
      <text:p text:style-name="Text_20_body">مَا <text:span text:style-name="Source_5f_Text">mā</text:span> который; то, что</text:p>
      <text:p text:style-name="Text_20_body">مَنْ <text:span text:style-name="Source_5f_Text">man</text:span> который; тот, кто</text:p>
      <text:p text:style-name="Text_20_body">اَلَّذِي <text:span text:style-name="Source_5f_Text">aallaðiy</text:span> который; тот, кто</text:p>
      <text:p text:style-name="Text_20_body">اَلَّتِي <text:span text:style-name="Source_5f_Text">aallatiy</text:span> которая; та, кто</text:p>
      <text:p text:style-name="Text_20_body">اَلَّذَانِ <text:span text:style-name="Source_5f_Text">aallaðāni</text:span> которые; те, кто (для двойственного числа мужского рода)</text:p>
      <text:p text:style-name="Text_20_body"><text:soft-page-break/>اَللَّتَانِ <text:span text:style-name="Source_5f_Text">aalllatāni</text:span> которые; те, кто (для двойственного числа женского рода)</text:p>
      <text:p text:style-name="Text_20_body">اَلَّذِينَ <text:span text:style-name="Source_5f_Text">aallaðiyna</text:span> которые (для множественного числа мужского рода)</text:p>
      <text:p text:style-name="Text_20_body">اَللَّائِى <text:span text:style-name="Source_5f_Text">aalllāʔiā</text:span> или اَللَّاتِى <text:span text:style-name="Source_5f_Text">aalllātiā</text:span> которые (для множественного числа женского рода)</text:p>
      <text:p text:style-name="Text_20_body">5) Имя, к которому направлено обращение:</text:p>
      <text:p text:style-name="Text_20_body">يَا رَجُلُ <text:span text:style-name="Source_5f_Text">yā rajulu</text:span> О, мужчина!</text:p>
      <text:p text:style-name="Text_20_body">6) Имя, присоединённое к одному из перечисленных видов имён в качестве первого члена идафы</text:p>
      <text:p text:style-name="Text_20_body">(см. гл. I, §. 7):</text:p>
      <text:p text:style-name="Text_20_body">كِتَابُ الطَّالِبِ <text:span text:style-name="Source_5f_Text">kitābu ṭ-ṭālibi</text:span> книга <text:span text:style-name="T1">студента</text:span></text:p>
      <text:p text:style-name="Text_20_body">كِتَابُ مُحَمَّدٍ <text:span text:style-name="Source_5f_Text">kitābu muḥammadin</text:span> книга <text:span text:style-name="T1">Мухаммада</text:span></text:p>
      <text:p text:style-name="Text_20_body">كِتَابُهُ <text:span text:style-name="Source_5f_Text">kitābuhu</text:span> <text:span text:style-name="T1">его</text:span> книга</text:p>
      <text:p text:style-name="Text_20_body">كِتَابُ هَذَا <text:span text:style-name="Source_5f_Text">kitābu haðā</text:span> книга <text:span text:style-name="T1">этого (человека)</text:span></text:p>
      <text:p text:style-name="Text_20_body">كِتَابُ اَلَّذِى جَاءَ <text:span text:style-name="Source_5f_Text">kitābu aallaðiā jāʔa</text:span> книга <text:span text:style-name="T1">того, кто пришел</text:span></text:p>
      <text:p text:style-name="Text_20_body">Упражнения для закрепления</text:p>
      <text:list xml:id="list3848641150" text:style-name="L1">
        <text:list-item>
          <text:p text:style-name="P6">Придайте определённость следующим именам:</text:p>
        </text:list-item>
      </text:list>
      <text:p text:style-name="First_20_paragraph">كَلْبٌ <text:span text:style-name="Source_5f_Text">kalbun</text:span> собака __</text:p>
      <text:p text:style-name="Text_20_body">كِتَابٌ <text:span text:style-name="Source_5f_Text">kitābun</text:span> книга __</text:p>
      <text:p text:style-name="Text_20_body">قَلْبٌ <text:span text:style-name="Source_5f_Text">qalbun</text:span> сердце __</text:p>
      <text:p text:style-name="Text_20_body">دَفْتَرٌ <text:span text:style-name="Source_5f_Text">daftarun</text:span> тетрадь __</text:p>
      <text:p text:style-name="Text_20_body">سِكِّينٌ <text:span text:style-name="Source_5f_Text">sikkiynun</text:span> нож __</text:p>
      <text:p text:style-name="Text_20_body">2) Определите, какие из следующих имён являются определёнными, какие – неопределёнными.</text:p>
      <text:p text:style-name="Text_20_body">الرِّجْلُ <text:span text:style-name="Source_5f_Text">ar-rijlu</text:span> нога</text:p>
      <text:p text:style-name="Text_20_body"><text:soft-page-break/>رَجُلٌ <text:span text:style-name="Source_5f_Text">rajulun</text:span> мужчина</text:p>
      <text:p text:style-name="Text_20_body">أَحْمَدُ <text:span text:style-name="Source_5f_Text">ʔaḥmadu</text:span> Ахмад</text:p>
      <text:p text:style-name="Text_20_body">طَالِبٌ <text:span text:style-name="Source_5f_Text">ṭālibun</text:span> студент</text:p>
      <text:p text:style-name="Text_20_body">اِمْرَأَةٌ <text:span text:style-name="Source_5f_Text">aimraʔatun</text:span> женщина</text:p>
      <text:p text:style-name="Text_20_body">هُوَ <text:span text:style-name="Source_5f_Text">huwa</text:span> он</text:p>
      <text:p text:style-name="Text_20_body">الكِتَابُ <text:span text:style-name="Source_5f_Text">al-kitābu</text:span> книга</text:p>
      <text:p text:style-name="Text_20_body">أَنَا <text:span text:style-name="Source_5f_Text">ʔanā</text:span> я</text:p>
      <text:p text:style-name="Text_20_body">حُبٌّ <text:span text:style-name="Source_5f_Text">ḥubbun</text:span> любовь</text:p>
      <text:p text:style-name="Text_20_body">الْمَدْرَسَةُ <text:span text:style-name="Source_5f_Text">al-madrasatu</text:span> школа</text:p>
      <text:p text:style-name="Text_20_body">عِنَبٌ <text:span text:style-name="Source_5f_Text">ʕinabun</text:span> виноград</text:p>
      <text:p text:style-name="Text_20_body">هَذَا <text:span text:style-name="Source_5f_Text">haðā</text:span> это</text:p>
      <text:p text:style-name="Text_20_body">كَلْبٌ <text:span text:style-name="Source_5f_Text">kalbun</text:span> собака</text:p>
      <text:p text:style-name="Text_20_body">اَلَّذِي <text:span text:style-name="Source_5f_Text">aallaðiy</text:span> который</text:p>
      <text:p text:style-name="Text_20_body">حِصَانٌ <text:span text:style-name="Source_5f_Text">ḥiṣānun</text:span> конь</text:p>
      <text:p text:style-name="Text_20_body">3)Переведите с помощью словаря следующие предложения и подчеркните определённые имена.</text:p>
      <text:p text:style-name="Text_20_body">نَحْنُ فِي الْمَدْرَسَةِ <text:span text:style-name="Source_5f_Text">naḥnu fiy al-madrasati</text:span></text:p>
      <text:p text:style-name="Text_20_body">هُوَ فِي الْمَسْجِدِ <text:span text:style-name="Source_5f_Text">huwa fiy al-masjidi</text:span></text:p>
      <text:p text:style-name="Text_20_body">أحْمَدُ طَالِبٌ مِنْ رُوسِيَا <text:span text:style-name="Source_5f_Text">ʔḥmadu ṭālibun min ruwsiyā</text:span></text:p>
      <text:p text:style-name="Text_20_body">اَلْبَيْتُ كَبِيرٌ <text:span text:style-name="Source_5f_Text">aalbaytu kabiyrun</text:span></text:p>
      <text:p text:style-name="Text_20_body"><text:soft-page-break/>أَنْتَ رَجُلٌ شُجَاعٌ <text:span text:style-name="Source_5f_Text">ʔanta rajulun šujāʕun</text:span></text:p>
      <text:p text:style-name="Text_20_body">هَذَا طَالِبٌ وَ هَذِهِ طَالِبَةٌ <text:span text:style-name="Source_5f_Text">haðā ṭālibun wa haðihi ṭālibatun</text:span></text:p>
      <text:p text:style-name="Text_20_body">اَلرَّجُلُ الَّذِي فِي الْبَيْتِ مُدَرِّسٌ <text:span text:style-name="Source_5f_Text">aalrrajulu l--aðiy fiy al-bayti mudarrisun</text:span></text:p>
      <text:p text:style-name="Text_20_body">يَا مُحَمَّدُ تَعَالَ <text:span text:style-name="Source_5f_Text">yā muḥammadu taʕāla</text:span> !</text:p>
      <text:p text:style-name="Text_20_body">قَلَمُ مُحَمَّدٍ جَمِيلٌ <text:span text:style-name="Source_5f_Text">qalamu muḥammadin jamiylun</text:span></text:p>
      <text:h text:style-name="Heading_20_2" text:outline-level="2"><text:bookmark-start text:name="род-имени"/><text:bookmark-start text:name="__RefHeading___Toc45192_1544766045"/>§ 3. Род имени<text:bookmark-end text:name="род-имени"/><text:bookmark-end text:name="__RefHeading___Toc45192_1544766045"/></text:h>
      <text:p text:style-name="First_20_paragraph">التَّذْكِيرُ وَالتَّأْنِيثُ <text:span text:style-name="Source_5f_Text">at-taðkiyru wālttaʔniyθu</text:span></text:p>
      <text:p text:style-name="Text_20_body">В арабских именах различают два рода: мужской и женский. Имена женского рода выделены окончаниями… ـَاءُ <text:span text:style-name="Source_5f_Text">āʔu</text:span> , … ـَى <text:span text:style-name="Source_5f_Text">aā</text:span> и ةٌ <text:span text:style-name="Source_5f_Text">tun</text:span> .Например:</text:p>
      <text:p text:style-name="Text_20_body">صَحْرَاءُ <text:span text:style-name="Source_5f_Text">ṣaḥrāʔu</text:span> пустыня</text:p>
      <text:p text:style-name="Text_20_body">كِبْرِيَاءُ <text:span text:style-name="Source_5f_Text">kibriyāʔu</text:span> гордость</text:p>
      <text:p text:style-name="Text_20_body">ذِكْرَى <text:span text:style-name="Source_5f_Text">ðikraā</text:span> воспоминание</text:p>
      <text:p text:style-name="Text_20_body">دَعْوَى <text:span text:style-name="Source_5f_Text">daʕwaā</text:span> иск</text:p>
      <text:p text:style-name="Text_20_body">مَدْرَسَةٌ <text:span text:style-name="Source_5f_Text">madrasatun</text:span> школа</text:p>
      <text:p text:style-name="Text_20_body">مَكْتَبَةٌ <text:span text:style-name="Source_5f_Text">maktabatun</text:span> библиотека</text:p>
      <text:p text:style-name="Text_20_body">Однако эти окончания не всегда являются показателями женского рода, так как слово может указывать на лицо мужского пола, следовательно, являться именем мужского рода. Например:</text:p>
      <text:p text:style-name="Text_20_body">حَمْزَةُ <text:span text:style-name="Source_5f_Text">ḥamzatu</text:span> Хамза (мужское имя)</text:p>
      <text:p text:style-name="Text_20_body">مُعَاَوِيَةُ <text:span text:style-name="Source_5f_Text">muʕāawiyatu</text:span> Муавия (мужское имя)</text:p>
      <text:p text:style-name="Text_20_body">خَلِيفَةٌ <text:span text:style-name="Source_5f_Text">xaliyfatun</text:span> халиф</text:p>
      <text:p text:style-name="Text_20_body">عَلاَّمَةٌ <text:span text:style-name="Source_5f_Text">ʕalaaamatun</text:span> выдающийся учёный</text:p>
      <text:p text:style-name="Text_20_body"><text:soft-page-break/>الفَتَى <text:span text:style-name="Source_5f_Text">al-fataā</text:span> юноша</text:p>
      <text:p text:style-name="Text_20_body">Если слово указывает на лицо женского пола, то оно является именем женского рода, даже если не имеет окончания женского рода. Например:</text:p>
      <text:p text:style-name="Text_20_body">أُمٌّ <text:span text:style-name="Source_5f_Text">ʔummun</text:span> мать</text:p>
      <text:p text:style-name="Text_20_body">بِنْتٌ <text:span text:style-name="Source_5f_Text">bintun</text:span> девочка</text:p>
      <text:p text:style-name="Text_20_body">حَامِلٌ <text:span text:style-name="Source_5f_Text">ḥāmilun</text:span> беременная</text:p>
      <text:p text:style-name="Text_20_body">Также в арабском языке имеется ряд имён, которые являются именами женского рода лишь по употреблению, то есть у них отсутствуют окончания женского рода, и они не указывают на лиц женского пола. К таким именам относятся:</text:p>
      <text:p text:style-name="Text_20_body">1) Названия племён, народов, городов и стран. Например:</text:p>
      <text:p text:style-name="Text_20_body">قُرَيْشٌ <text:span text:style-name="Source_5f_Text">qurayšun</text:span> курайшиты</text:p>
      <text:p text:style-name="Text_20_body">الرُّوسُ <text:span text:style-name="Source_5f_Text">ar-ruwsu</text:span> русские</text:p>
      <text:p text:style-name="Text_20_body">مُوسْكُو <text:span text:style-name="Source_5f_Text">muwskuw</text:span> Москва</text:p>
      <text:p text:style-name="Text_20_body">سُورِيَا <text:span text:style-name="Source_5f_Text">suwriyā</text:span> Сирия</text:p>
      <text:p text:style-name="Text_20_body">2) Названия парных органов тела. Например:</text:p>
      <text:p text:style-name="Text_20_body">يَدٌ <text:span text:style-name="Source_5f_Text">yadun</text:span> рука</text:p>
      <text:p text:style-name="Text_20_body">رِجْلٌ <text:span text:style-name="Source_5f_Text">rijlun</text:span> нога</text:p>
      <text:p text:style-name="Text_20_body">عَيْنٌ <text:span text:style-name="Source_5f_Text">ʕaynun</text:span> глаз</text:p>
      <text:p text:style-name="Text_20_body">أُذُنٌ <text:span text:style-name="Source_5f_Text">ʔuðunun</text:span> ухо</text:p>
      <text:p text:style-name="Text_20_body">ذِرَاعٌ <text:span text:style-name="Source_5f_Text">ðirāʕun</text:span> локоть</text:p>
      <text:p text:style-name="Text_20_body">3) Следующие имена существительные:</text:p>
      <text:p text:style-name="Text_20_body">نَارٌ <text:span text:style-name="Source_5f_Text">nārun</text:span> огонь</text:p>
      <text:p text:style-name="Text_20_body">حَرْبٌ <text:span text:style-name="Source_5f_Text">ḥarbun</text:span> война</text:p>
      <text:p text:style-name="Text_20_body"><text:soft-page-break/>نَفْسٌ <text:span text:style-name="Source_5f_Text">nafsun</text:span> душа</text:p>
      <text:p text:style-name="Text_20_body">أَرْضٌ <text:span text:style-name="Source_5f_Text">ʔarḍun</text:span> земля</text:p>
      <text:p text:style-name="Text_20_body">شَمْسٌ <text:span text:style-name="Source_5f_Text">šamsun</text:span> солнце</text:p>
      <text:p text:style-name="Text_20_body">خَمْرٌ <text:span text:style-name="Source_5f_Text">xamrun</text:span> вино</text:p>
      <text:p text:style-name="Text_20_body">أَرْنَبٌ <text:span text:style-name="Source_5f_Text">ʔarnabun</text:span> заяц</text:p>
      <text:p text:style-name="Text_20_body">بِئْرٌ <text:span text:style-name="Source_5f_Text">biʔrun</text:span> колодец</text:p>
      <text:p text:style-name="Text_20_body">جَحِيمٌ <text:span text:style-name="Source_5f_Text">jaḥiymun</text:span> ад</text:p>
      <text:p text:style-name="Text_20_body">جَنُوبٌ <text:span text:style-name="Source_5f_Text">januwbun</text:span> южный ветер</text:p>
      <text:p text:style-name="Text_20_body">جَهَنَّمُ <text:span text:style-name="Source_5f_Text">jahannamu</text:span> ад, геенна</text:p>
      <text:p text:style-name="Text_20_body">حَرُورٌ <text:span text:style-name="Source_5f_Text">ḥaruwrun</text:span> знойный ветер</text:p>
      <text:p text:style-name="Text_20_body">دَارٌ <text:span text:style-name="Source_5f_Text">dārun</text:span> дом</text:p>
      <text:p text:style-name="Text_20_body">دَبُورٌ <text:span text:style-name="Source_5f_Text">dabuwrun</text:span> западный ветер</text:p>
      <text:p text:style-name="Text_20_body">سَقَرُ <text:span text:style-name="Source_5f_Text">saqaru</text:span> ад, преисподняя</text:p>
      <text:p text:style-name="Text_20_body">1 سِنٌ <text:span text:style-name="Source_5f_Text">sinun</text:span> возраст</text:p>
      <text:p text:style-name="Text_20_body">سِنٌ <text:span text:style-name="Source_5f_Text">sinun</text:span> 2 зуб</text:p>
      <text:p text:style-name="Text_20_body">شِمَالٌ <text:span text:style-name="Source_5f_Text">šimālun</text:span> северный ветер</text:p>
      <text:p text:style-name="Text_20_body">صَبًى <text:span text:style-name="Source_5f_Text">ṣabanā</text:span> восточный ветер</text:p>
      <text:p text:style-name="Text_20_body">ضَبُعٌ <text:span text:style-name="Source_5f_Text">ḍabuʕun</text:span> гиена</text:p>
      <text:p text:style-name="Text_20_body">رِيحٌ <text:span text:style-name="Source_5f_Text">riyḥun</text:span> ветер</text:p>
      <text:p text:style-name="Text_20_body"><text:soft-page-break/>كِرْشٌ <text:span text:style-name="Source_5f_Text">kiršun</text:span> желудок; живот</text:p>
      <text:p text:style-name="Text_20_body">كَأْسٌ <text:span text:style-name="Source_5f_Text">kaʔsun</text:span> чаша, бокал</text:p>
      <text:p text:style-name="Text_20_body">نَعْلٌ <text:span text:style-name="Source_5f_Text">naʕlun</text:span> сандалия; обувь</text:p>
      <text:p text:style-name="Text_20_body">يَمِينٌ <text:span text:style-name="Source_5f_Text">yamiynun</text:span> клятва; присяга</text:p>
      <text:p text:style-name="Text_20_body">هَيْفٌ <text:span text:style-name="Source_5f_Text">hayfun</text:span> знойный ветер</text:p>
      <text:p text:style-name="Text_20_body">فَأْسٌ <text:span text:style-name="Source_5f_Text">faʔsun</text:span> топор, мотыга</text:p>
      <text:p text:style-name="Text_20_body">عَصًا <text:span text:style-name="Source_5f_Text">ʕaṣana</text:span> палка</text:p>
      <text:p text:style-name="Text_20_body">عَرُوضٌ <text:span text:style-name="Source_5f_Text">ʕaruwḍun</text:span> просодия (наука, изучающая стихотворные размеры)</text:p>
      <text:p text:style-name="Text_20_body">Упражнения для закрепления</text:p>
      <text:p text:style-name="Text_20_body">1) Определите род следующих имён и выучите их:</text:p>
      <text:p text:style-name="Text_20_body">جَامِعَةٌ <text:span text:style-name="Source_5f_Text">jāmiʕatun</text:span> университет</text:p>
      <text:p text:style-name="Text_20_body">عَالِمٌ <text:span text:style-name="Source_5f_Text">ʕālimun</text:span> учёный</text:p>
      <text:p text:style-name="Text_20_body">دَعْوَى <text:span text:style-name="Source_5f_Text">daʕwaā</text:span> иск</text:p>
      <text:p text:style-name="Text_20_body">مِصْبَاحٌ <text:span text:style-name="Source_5f_Text">miṣbāḥun</text:span> лампа</text:p>
      <text:p text:style-name="Text_20_body">كِبْرِيَاءُ <text:span text:style-name="Source_5f_Text">kibriyāʔu</text:span> гордость</text:p>
      <text:p text:style-name="Text_20_body">مُسَدَّسٌ <text:span text:style-name="Source_5f_Text">musaddasun</text:span> пистолет</text:p>
      <text:p text:style-name="Text_20_body">فَاطِمَةُ <text:span text:style-name="Source_5f_Text">fāṭimatu</text:span> Фатима</text:p>
      <text:p text:style-name="Text_20_body">مُعَاوِيَةُ <text:span text:style-name="Source_5f_Text">muʕāwiyatu</text:span> Муавия</text:p>
      <text:p text:style-name="Text_20_body">الْيَهُودُ <text:span text:style-name="Source_5f_Text">al-yahuwdu</text:span> евреи</text:p>
      <text:p text:style-name="Text_20_body">جِلْدٌ <text:span text:style-name="Source_5f_Text">jildun</text:span> кожа</text:p>
      <text:p text:style-name="Text_20_body"><text:soft-page-break/>بَغْدَادُ <text:span text:style-name="Source_5f_Text">baǧdādu</text:span> Багдад</text:p>
      <text:p text:style-name="Text_20_body">بَحْرٌ <text:span text:style-name="Source_5f_Text">baḥrun</text:span> море</text:p>
      <text:p text:style-name="Text_20_body">مِصْرُ <text:span text:style-name="Source_5f_Text">miṣru</text:span> Египет</text:p>
      <text:p text:style-name="Text_20_body">نَهْرٌ <text:span text:style-name="Source_5f_Text">nahrun</text:span> река</text:p>
      <text:p text:style-name="Text_20_body">أُمٌّ <text:span text:style-name="Source_5f_Text">ʔummun</text:span> мать</text:p>
      <text:p text:style-name="Text_20_body">قَدَمٌ <text:span text:style-name="Source_5f_Text">qadamun</text:span> ступня</text:p>
      <text:p text:style-name="Text_20_body">بِنْتٌ <text:span text:style-name="Source_5f_Text">bintun</text:span> девочка</text:p>
      <text:p text:style-name="Text_20_body">نَارٌ <text:span text:style-name="Source_5f_Text">nārun</text:span> огонь</text:p>
      <text:p text:style-name="Text_20_body">2) Какое из следующих имён является именем мужского рода?</text:p>
      <text:p text:style-name="Text_20_body">شَمْسٌ <text:span text:style-name="Source_5f_Text">šamsun</text:span> солнце</text:p>
      <text:p text:style-name="Text_20_body">أَرْضٌ <text:span text:style-name="Source_5f_Text">ʔarḍun</text:span> земля</text:p>
      <text:p text:style-name="Text_20_body">خَلِيفَةٌ <text:span text:style-name="Source_5f_Text">xaliyfatun</text:span> халиф</text:p>
      <text:p text:style-name="Text_20_body">يَدٌ <text:span text:style-name="Source_5f_Text">yadun</text:span> рука</text:p>
      <text:p text:style-name="Text_20_body">خَمْرٌ <text:span text:style-name="Source_5f_Text">xamrun</text:span> вино</text:p>
      <text:p text:style-name="Text_20_body">أُمٌّ <text:span text:style-name="Source_5f_Text">ʔummun</text:span> мать</text:p>
      <text:p text:style-name="Text_20_body">3) Переведите следующие предложения и определите род подчёркнутых имён:</text:p>
      <text:p text:style-name="Text_20_body">جَاءَ مُحَمَّدٌ وَ <text:span text:style-name="Source_5f_Text">jāʔa muḥammadun wa</text:span> * حَمْزَةُ <text:span text:style-name="Source_5f_Text">ḥamzatu</text:span> *</text:p>
      <text:list xml:id="list2883741683" text:style-name="L2">
        <text:list-item>
          <text:p text:style-name="P7">بَغْدَادُ <text:span text:style-name="Source_5f_Text">baǧdādu</text:span> * مَدِينَةٌ قَدِيمَةٌ <text:span text:style-name="Source_5f_Text">madiynatun qadiymatun</text:span></text:p>
        </text:list-item>
      </text:list>
      <text:p text:style-name="Text_20_body">اَلْبَيْتُ بَعِيدٌ <text:span text:style-name="Source_5f_Text">aalbaytu baʕiydun</text:span> * وَالْمَدْرَسَةُ <text:span text:style-name="Source_5f_Text">wālmadrasatu</text:span> * قَرِيبَةٌ <text:span text:style-name="Source_5f_Text">qariybatun</text:span></text:p>
      <text:p text:style-name="Text_20_body">فَاطِمَةُ <text:span text:style-name="Source_5f_Text">fāṭimatu</text:span> * بِنْتٌ <text:span text:style-name="Source_5f_Text">bintun</text:span> * صَغِيرَةٌ <text:span text:style-name="Source_5f_Text">ṣaǧiyratun</text:span></text:p>
      <text:list xml:id="list227211684" text:style-name="L3">
        <text:list-item>
          <text:p text:style-name="P8"><text:soft-page-break/>رُوسِيَا <text:span text:style-name="Source_5f_Text">ruwsiyā</text:span> * دَوْلَةٌ كَبِيرَةٌ <text:span text:style-name="Source_5f_Text">dawlatun kabiyratun</text:span></text:p>
        </text:list-item>
      </text:list>
      <text:p text:style-name="Text_20_body">بَدَأَتِ <text:span text:style-name="Source_5f_Text">badaʔati</text:span> * الْحَرْبُ <text:span text:style-name="Source_5f_Text">al-ḥarbu</text:span> * الْوَطَنِيَّةُ الْعُظْمَى <text:span text:style-name="Source_5f_Text">al-waṭaniyyatu l-ʕuð̣maā</text:span></text:p>
      <text:p text:style-name="Text_20_body">جَاءَتِ <text:span text:style-name="Source_5f_Text">jāʔati</text:span> * الْأُمُّ <text:span text:style-name="Source_5f_Text">al-ʔummu</text:span> * مَعَ اِبْـنَـتِـهَا <text:span text:style-name="Source_5f_Text">maʕa aibnatihā</text:span></text:p>
      <text:list xml:id="list1333944213" text:style-name="L4">
        <text:list-item>
          <text:p text:style-name="P9">قَتَادَةُ <text:span text:style-name="Source_5f_Text">qatādatu</text:span> * * عَلاَّمَةٌ <text:span text:style-name="Source_5f_Text">ʕalaaamatun</text:span> * مَشْهُورٌ <text:span text:style-name="Source_5f_Text">mašhuwrun</text:span></text:p>
        </text:list-item>
      </text:list>
      <text:p text:style-name="Text_20_body">4) Выучите арабскую пословицу:</text:p>
      <text:p text:style-name="Text_20_body"> اَلْعَيْنُ بَصِيرَةٌ وَالْيَدُ قَصِيرَةٌ <text:span text:style-name="Source_5f_Text">aalʕaynu baṣiyratun wālyadu qaṣiyratun</text:span> <text:line-break/>«Глаз видит, да рука коротка»</text:p>
      <text:h text:style-name="Heading_20_2" text:outline-level="2"><text:bookmark-start text:name="склонение-имён"/><text:bookmark-start text:name="__RefHeading___Toc45194_1544766045"/>§ 4. Склонение имён<text:bookmark-end text:name="склонение-имён"/><text:bookmark-end text:name="__RefHeading___Toc45194_1544766045"/></text:h>
      <text:p text:style-name="First_20_paragraph">إِعْرَابُ الأَسْمَاءِ <text:span text:style-name="Source_5f_Text">ʔiʕrābu l-ʔasmāʔi</text:span></text:p>
      <text:p text:style-name="Text_20_body">Имена в арабском языке склоняются по трём падежам:</text:p>
      <text:p text:style-name="Text_20_body">1) الرَّفْعُ <text:span text:style-name="Source_5f_Text">ar-rafʕu</text:span> именительный падеж. Например: رَجُلٌ الرَّجُلُ <text:span text:style-name="Source_5f_Text">rajulun ar-rajulu</text:span></text:p>
      <text:list xml:id="list2785704917" text:style-name="L5">
        <text:list-item>
          <text:p text:style-name="P10">الجَرُّ <text:span text:style-name="Source_5f_Text">al-jarru</text:span> родительный падеж. Например: رَجُلٍ الرَّجُلِ <text:span text:style-name="Source_5f_Text">rajulin ar-rajuli</text:span></text:p>
        </text:list-item>
      </text:list>
      <text:p text:style-name="First_20_paragraph">3) النَّصْبُ <text:span text:style-name="Source_5f_Text">an-naṣbu</text:span> винительный падеж. Например: رَجُلاً الرَّجُلَ <text:span text:style-name="Source_5f_Text">rajulā(n) ar-rajula</text:span></text:p>
      <text:p text:style-name="Text_20_body">Следует заметить, что перевод падежей الرَّفْعُ <text:span text:style-name="Source_5f_Text">ar-rafʕu</text:span> , الجَرُّ <text:span text:style-name="Source_5f_Text">al-jarru</text:span> и النَّصْبُ <text:span text:style-name="Source_5f_Text">an-naṣbu</text:span> весьма условный, так как родительный и винительный падежи арабского языка включают такие имена, которые при переводе могут стоять в каком-либо из оставшихся трёх падежей русского языка:</text:p>
      <text:p text:style-name="Text_20_body">قَطَعَ زَيْدٌ اَلْحَبْلَ بِالسِّكِّينِ <text:span text:style-name="Source_5f_Text">qaṭaʕa zaydun aalḥabla bialssikkiyni</text:span> ( الجَرُّ <text:span text:style-name="Source_5f_Text">al-jarru</text:span> )</text:p>
      <text:p text:style-name="Text_20_body">Зейд отрезал веревку <text:span text:style-name="T1">ножом</text:span> (творительный падеж)</text:p>
      <text:p text:style-name="Text_20_body">تَكَلَّمْنَا عَنْ اَلدَّرَاسَةِ <text:span text:style-name="Source_5f_Text">takallamnā ʕan aalddarāsati</text:span> ( الجَرُّ <text:span text:style-name="Source_5f_Text">al-jarru</text:span> )</text:p>
      <text:p text:style-name="Text_20_body">Мы говорили об <text:span text:style-name="T1">учёбе</text:span> (предложный падеж)</text:p>
      <text:p text:style-name="Text_20_body">قُلْ لِمُحَمَّدٍ <text:span text:style-name="Source_5f_Text">qul limuḥammadin</text:span> ( الجَرُّ <text:span text:style-name="Source_5f_Text">al-jarru</text:span> )</text:p>
      <text:p text:style-name="Text_20_body">Скажи <text:span text:style-name="T1">Мухаммаду</text:span> (дательный падеж)</text:p>
      <text:p text:style-name="Text_20_body">قَاوَمَ اَلشَّعْبُ اَلْمُسْتَعْمِرِينَ <text:span text:style-name="Source_5f_Text">qāwama aalššaʕbu aalmustaʕmiriyna</text:span> ( اَلنَّصْبُ <text:span text:style-name="Source_5f_Text">aalnnaṣbu</text:span> )</text:p>
      <text:p text:style-name="Text_20_body">Народ боролся с <text:span text:style-name="T1">колонизаторами</text:span> (творительный падеж)</text:p>
      <text:p text:style-name="Text_20_body">Признаки, по которым распознается падеж, различны и они зависят от морфологических <text:soft-page-break/>особенностей имени.</text:p>
      <text:p text:style-name="Text_20_body">Упражнения для закрепления</text:p>
      <text:p text:style-name="Text_20_body">1) Просклоняйте по падежам следующие имена:</text:p>
      <text:p text:style-name="Text_20_body">بَيْتٌ <text:span text:style-name="Source_5f_Text">baytun</text:span> дом</text:p>
      <text:p text:style-name="Text_20_body">اَلْبِنْتُ <text:span text:style-name="Source_5f_Text">aalbintu</text:span> девочка</text:p>
      <text:p text:style-name="Text_20_body">مَكْتَبَةٌ <text:span text:style-name="Source_5f_Text">maktabatun</text:span> библиотека</text:p>
      <text:p text:style-name="Text_20_body">اَلشَّمْسُ <text:span text:style-name="Source_5f_Text">aalššamsu</text:span> солнце</text:p>
      <text:p text:style-name="Text_20_body">دَفْتَرٌ <text:span text:style-name="Source_5f_Text">daftarun</text:span> тетрадь</text:p>
      <text:p text:style-name="Text_20_body">اَلْكَلْبُ <text:span text:style-name="Source_5f_Text">aalkalbu</text:span> собака</text:p>
      <text:p text:style-name="Text_20_body">          | | | |<text:line-break/>——— | | | |<text:line-break/> الرَّفْعُ <text:span text:style-name="Source_5f_Text">ar-rafʕu</text:span> | | | |<text:line-break/> اَلْجَرُّ <text:span text:style-name="Source_5f_Text">aaljarru</text:span> | | | |<text:line-break/> النَّصْبُ <text:span text:style-name="Source_5f_Text">an-naṣbu</text:span> | | | |</text:p>
      <text:p text:style-name="Text_20_body">          | | | |<text:line-break/>——— | | | |<text:line-break/> الرَّفْعُ <text:span text:style-name="Source_5f_Text">ar-rafʕu</text:span> | | | |<text:line-break/> اَلْجَرُّ <text:span text:style-name="Source_5f_Text">aaljarru</text:span> | | | |<text:line-break/> النَّصْبُ <text:span text:style-name="Source_5f_Text">an-naṣbu</text:span> | | | |</text:p>
      <text:p text:style-name="Text_20_body">2) Определите падеж подчёркнутых имён:</text:p>
      <text:p text:style-name="Text_20_body">هَذَا <text:span text:style-name="Source_5f_Text">haðā</text:span> * الْبَيْتُ <text:span text:style-name="Source_5f_Text">al-baytu</text:span> * جَمِيلٌ <text:span text:style-name="Source_5f_Text">jamiylun</text:span> Этот дом красивый</text:p>
      <text:p text:style-name="Text_20_body">رَأَيْتُ زَيْدًا فِي <text:span text:style-name="Source_5f_Text">raʔaytu zaydana fiy</text:span> * الْمَدْرَسَةِ <text:span text:style-name="Source_5f_Text">al-madrasati</text:span> *Я видел Зейда в школе</text:p>
      <text:p text:style-name="Text_20_body">كَتَبَ أَحْمَدُ <text:span text:style-name="Source_5f_Text">kataba ʔaḥmadu</text:span> * رِسَالَةً <text:span text:style-name="Source_5f_Text">risālatan</text:span> *َАхмад написал письмо</text:p>
      <text:p text:style-name="Text_20_body">خَرَجَ <text:span text:style-name="Source_5f_Text">xaraja</text:span> * مُحَمَّدٌ <text:span text:style-name="Source_5f_Text">muḥammadun</text:span> * مِنَ الْمَسْجِدِ <text:span text:style-name="Source_5f_Text">mina l-masjidi</text:span> Мухаммад вышел из мечети</text:p>
      <text:p text:style-name="Text_20_body"><text:soft-page-break/>ضَرَبَ عُمَرُ <text:span text:style-name="Source_5f_Text">ḍaraba ʕumaru</text:span> * زَيْدًا <text:span text:style-name="Source_5f_Text">zaydana</text:span> *Омар ударил Зейда</text:p>
      <text:p text:style-name="Text_20_body">رَأَيْتُ <text:span text:style-name="Source_5f_Text">raʔaytu</text:span> * السَّيَّارَةَ <text:span text:style-name="Source_5f_Text">as-sayyārata</text:span> * أَمَامَ الْبَيْتِ <text:span text:style-name="Source_5f_Text">ʔamāma l-bayti</text:span> Я видел машину перед домом</text:p>
      <text:p text:style-name="Text_20_body">قَطَعَتْ أُمِّي <text:span text:style-name="Source_5f_Text">qaṭaʕat ʔummiy</text:span> * اَلْخُبْزَ <text:span text:style-name="Source_5f_Text">aalxubza</text:span> * * بِالسِّكِّينِ <text:span text:style-name="Source_5f_Text">bialssikkiyni</text:span> *Мама нарезала хлеб ножом</text:p>
      <text:p text:style-name="Text_20_body">هَذَا السِّكِينُ مِنْ <text:span text:style-name="Source_5f_Text">haðā s-sikiynu min</text:span> * فُلاذٍ <text:span text:style-name="Source_5f_Text">fulaðin</text:span> * Этот нож из стали</text:p>
      <text:p text:style-name="Text_20_body">3) Переведите предложения на русский язык и определите падежи имен:</text:p>
      <text:p text:style-name="Text_20_body">الطَّالِبُ فِي الْبَيْتِ <text:span text:style-name="Source_5f_Text">aṭ-ṭālibu fiy al-bayti</text:span></text:p>
      <text:p text:style-name="Text_20_body">جَاءَ زَيْدٌ مَعَ رَجُلٍ <text:span text:style-name="Source_5f_Text">jāʔa zaydun maʕa rajulin</text:span></text:p>
      <text:p text:style-name="Text_20_body">قَتَلَ مُحَمَّدٌ الْأَسَدَ بِالسَّيْفِ <text:span text:style-name="Source_5f_Text">qatala muḥammadun al-ʔasada bialssayfi</text:span></text:p>
      <text:p text:style-name="Text_20_body">رُسْلانُ طَالِبٌ مِنْ رُوسِيَا <text:span text:style-name="Source_5f_Text">ruslanu ṭālibun min ruwsiyā</text:span></text:p>
      <text:p text:style-name="Text_20_body">دَخَلَ عُثْمَانُ الْبَيْتَ <text:span text:style-name="Source_5f_Text">daxala ʕuθmānu l-bayta</text:span></text:p>
      <text:p text:style-name="Text_20_body">رَأَيْتُ الرَّجُلَ مَعَ الْأُسْتَاذِ <text:span text:style-name="Source_5f_Text">raʔaytu r-rajula maʕa l-ʔustāði</text:span></text:p>
      <text:h text:style-name="Heading_20_2" text:outline-level="2"><text:bookmark-start text:name="предлоги-родительного-падежа"/><text:bookmark-start text:name="__RefHeading___Toc45196_1544766045"/>§ 5. Предлоги родительного падежа<text:bookmark-end text:name="предлоги-родительного-падежа"/><text:bookmark-end text:name="__RefHeading___Toc45196_1544766045"/></text:h>
      <text:p text:style-name="First_20_paragraph">حُرُوفُ اَلْجَرِّ <text:span text:style-name="Source_5f_Text">ḥuruwfu aaljarri</text:span></text:p>
      <text:p text:style-name="Text_20_body">В арабском языке имеется восемнадцать предлогов, после которых имя ставится в родительном падеже. Ниже даны основные значения этих предлогов и примеры их использования.</text:p>
      <text:p text:style-name="Text_20_body">** مِنْ <text:span text:style-name="Source_5f_Text">min</text:span> ** «из». Выражает</text:p>
      <text:p text:style-name="Text_20_body">а) исходную точку действия:</text:p>
      <text:p text:style-name="Text_20_body">خَرَجْتُ مِن البَيْتِ <text:span text:style-name="Source_5f_Text">xarajtu min al-bayti</text:span> Я вышел <text:span text:style-name="T1">из</text:span> дома</text:p>
      <text:p text:style-name="Text_20_body">б) отношение части к целому:</text:p>
      <text:p text:style-name="Text_20_body">تَتَكَوَّنُ الجُمْلَةُ مِنَ الكَلِمَتَيْنِ <text:span text:style-name="Source_5f_Text">tatakawwanu l-jumlatu mina l-kalimatayni</text:span></text:p>
      <text:p text:style-name="Text_20_body">Предложение образуется <text:span text:style-name="T1">из</text:span> двух слов</text:p>
      <text:p text:style-name="Text_20_body"><text:soft-page-break/>в) происхождение:</text:p>
      <text:p text:style-name="Text_20_body">أَنَا مِنْ رُوسِيَا <text:span text:style-name="Source_5f_Text">ʔanā min ruwsiyā</text:span> Я <text:span text:style-name="T1">из</text:span> России</text:p>
      <text:p text:style-name="Text_20_body">** إِلَى <text:span text:style-name="Source_5f_Text">ʔilaā</text:span> ** «к, в».</text:p>
      <text:p text:style-name="Text_20_body">Выражает направление движения:</text:p>
      <text:p text:style-name="Text_20_body">ذَهَبَ أَحْمَدُ إِلَى المَدْرَسَةِ <text:span text:style-name="Source_5f_Text">ðahaba ʔaḥmadu ʔilaā l-madrasati</text:span> Ахмад пошёл <text:span text:style-name="T1">в</text:span> школу</text:p>
      <text:p text:style-name="Text_20_body">تَوَجَّهَ زَيْدٌ إِلَى البَيْتِ <text:span text:style-name="Source_5f_Text">tawajjaha zaydun ʔilaā l-bayti</text:span> Зейд направился <text:span text:style-name="T1">к</text:span> дому</text:p>
      <text:p text:style-name="Text_20_body">** عَنْ <text:span text:style-name="Source_5f_Text">ʕan</text:span> ** «о, об; от».</text:p>
      <text:p text:style-name="Text_20_body">Выражает то же, что и данные предлоги русского языка:</text:p>
      <text:p text:style-name="Text_20_body">تَكَلَّمْنَا عَنْ مُحَمَّدٍ <text:span text:style-name="Source_5f_Text">takallamnā ʕan muḥammadin</text:span> Мы говорили <text:span text:style-name="T1">о</text:span> Мухаммаде</text:p>
      <text:p text:style-name="Text_20_body">هُوَ بَعِيدٌ عَنْ هَذَا <text:span text:style-name="Source_5f_Text">huwa baʕiydun ʕan haðā</text:span> Он далек <text:span text:style-name="T1">от</text:span> этого</text:p>
      <text:p text:style-name="Text_20_body">** عَلَى <text:span text:style-name="Source_5f_Text">ʕalaā</text:span> ** «на».</text:p>
      <text:p text:style-name="Text_20_body">Выражает нахождение на поверхности чего-либо:</text:p>
      <text:p text:style-name="Text_20_body">الكِتَابُ عَلَى الْمَكْتَبِ <text:span text:style-name="Source_5f_Text">al-kitābu ʕalaā l-maktabi</text:span> Книга <text:span text:style-name="T1">на</text:span> столе</text:p>
      <text:p text:style-name="Text_20_body">** فِى <text:span text:style-name="Source_5f_Text">fiā</text:span> ** «в».</text:p>
      <text:p text:style-name="Text_20_body">Выражает нахождение внутри чего-либо:</text:p>
      <text:p text:style-name="Text_20_body">الوَلَدُ فِى المَدْرَسَةِ <text:span text:style-name="Source_5f_Text">al-waladu fiā l-madrasati</text:span> Мальчик <text:span text:style-name="T1">в</text:span> школе</text:p>
      <text:p text:style-name="Text_20_body">** بِـ <text:span text:style-name="Source_5f_Text">bi</text:span> …**</text:p>
      <text:p text:style-name="Text_20_body">а) выражает использование чего-либо как орудие действия. В этом случае следующее за ним имя переводится творительным падежом:</text:p>
      <text:p text:style-name="Text_20_body">ضَرَبَ زَيْدٌ الكَلْبَ بِالسَّوْطِ <text:span text:style-name="Source_5f_Text">ḍaraba zaydun al-kalba bialssawṭi</text:span> Зейд ударил собаку <text:span text:style-name="T1">плёткой</text:span></text:p>
      <text:p text:style-name="Text_20_body">б) используется в том же значении, что и предлог فِي <text:span text:style-name="Source_5f_Text">fiy</text:span> , то есть выражает нахождение внутри чего-либо:</text:p>
      <text:p text:style-name="Text_20_body"><text:soft-page-break/>الطَّالِبُ بِالجَامِعَةِ <text:span text:style-name="Source_5f_Text">aṭ-ṭālibu bialjāmiʕati</text:span> Студент <text:span text:style-name="T1">в</text:span> университете</text:p>
      <text:p text:style-name="Text_20_body">в) используется в значении “за, взамен”:</text:p>
      <text:p text:style-name="Text_20_body">اِشْتَرَيْتُ الكِتَابَ بِدِرْهَمَيْنِ <text:span text:style-name="Source_5f_Text">aištaraytu l-kitāba bidirhamayni</text:span> Я купил книгу <text:span text:style-name="T1">за</text:span> два дирхема</text:p>
      <text:p text:style-name="Text_20_body">** كَـ <text:span text:style-name="Source_5f_Text">ka</text:span> …** «как».</text:p>
      <text:p text:style-name="Text_20_body">Выражает сходство, подобие или сравнение:</text:p>
      <text:p text:style-name="Text_20_body">هَذَا الْأَسَدُ كَالأَسَدِ الْآخَرِ <text:span text:style-name="Source_5f_Text">haðā l-ʔasadu kālʔasadi l-ʔāxari</text:span> Этот лев <text:span text:style-name="T1">как</text:span> другой лев</text:p>
      <text:p text:style-name="Text_20_body">هَذَا الْأَسَدُ كَالنَّمِرِ <text:span text:style-name="Source_5f_Text">haðā l-ʔasadu kālnnamiri</text:span> Этот лев <text:span text:style-name="T1">как</text:span> тигр</text:p>
      <text:p text:style-name="Text_20_body">مُحَمَّدٌ كَالأَسَدِ <text:span text:style-name="Source_5f_Text">muḥammadun kālʔasadi</text:span> Мухаммад <text:span text:style-name="T1">как</text:span> лев</text:p>
      <text:p text:style-name="Text_20_body">** حَتَّى <text:span text:style-name="Source_5f_Text">ḥattaā</text:span> ** «до».</text:p>
      <text:p text:style-name="Text_20_body">Выражает предел чего-либо:</text:p>
      <text:p text:style-name="Text_20_body">قَرَأَ عُمَرُ الكِتَابَ حَتَّى صَلاَةِ الفَجْرِ <text:span text:style-name="Source_5f_Text">qaraʔa ʕumaru l-kitāba ḥattaā ṣalaati l-fajri</text:span> Омар читал книгу <text:span text:style-name="T1">до</text:span> утреннего намаза (временной предел)</text:p>
      <text:p text:style-name="Text_20_body">مَشَيْنَا مَعَهُ حَتَّى الْبَيْتِ <text:span text:style-name="Source_5f_Text">mašaynā maʕahu ḥattaā l-bayti</text:span> Мы прошагали с ним <text:span text:style-name="T1">до</text:span> дома (пространственный предел)</text:p>
      <text:p text:style-name="Text_20_body">.** لِـ <text:span text:style-name="Source_5f_Text">li</text:span> …**</text:p>
      <text:p text:style-name="Text_20_body">Выражает дательный падеж:</text:p>
      <text:p text:style-name="Text_20_body">قُلْتُ لِلطَّالِبِ عَنْ هَذَا <text:span text:style-name="Source_5f_Text">qultu lilṭṭālibi ʕan haðā</text:span> Я сказал <text:span text:style-name="T1">студенту</text:span> об этом</text:p>
      <text:p text:style-name="Text_20_body">** مَعَ <text:span text:style-name="Source_5f_Text">maʕa</text:span> ** «с, вместе»:</text:p>
      <text:p text:style-name="Text_20_body">جَاءَ زَيْدٌ إِلَى المَدْرَسَةِ مَعَ رَجُلٍ <text:span text:style-name="Source_5f_Text">jāʔa zaydun ʔilaā l-madrasati maʕa rajulin</text:span> Зейд пришёл в школу <text:span text:style-name="T1">с</text:span> (каким-то) мужчиной</text:p>
      <text:p text:style-name="Text_20_body">** مُنْذُ <text:span text:style-name="Source_5f_Text">munðu</text:span> ** (сокращённо- مُذْ <text:span text:style-name="Source_5f_Text">muð</text:span> ) “с, со” (о времени):</text:p>
      <text:p text:style-name="Text_20_body">مَا رَأَيْتُهُ مُنْذُ الجُمْعَةِ <text:span text:style-name="Source_5f_Text">mā raʔaytuhu munðu l-jumʕati</text:span> Я не видел его <text:span text:style-name="T1">с</text:span> пятницы</text:p>
      <text:p text:style-name="Text_20_body"><text:soft-page-break/>** وَ <text:span text:style-name="Source_5f_Text">wa</text:span> ** , ** بِـ <text:span text:style-name="Source_5f_Text">bi</text:span> …<text:span text:style-name="T3">и </text:span>تَـ <text:span text:style-name="Source_5f_Text">ta</text:span> …**. Выражают клятву.</text:p>
      <text:p text:style-name="Text_20_body">Предлоги تَـ <text:span text:style-name="Source_5f_Text">ta</text:span> … и بِـ <text:span text:style-name="Source_5f_Text">bi</text:span> … используют только в том случае, когда клянутся именем Аллаха:</text:p>
      <text:p text:style-name="Text_20_body">وَالقُرآنِ العَظِيمِ مَا قُلْتُ إِلاَّ الحَقَّ <text:span text:style-name="Source_5f_Text">wālqurʔāni l-ʕað̣iymi mā qultu ʔilaaa l-ḥaqqa</text:span> ! <text:span text:style-name="T1">Клянусь</text:span> Великим Кораном<text:a xlink:type="simple" xlink:href="#fn1" text:style-name="Internet_20_link" text:visited-style-name="Visited_20_Internet_20_Link"><text:span text:style-name="Definition">1</text:span></text:a>, я не сказал ничего, кроме правды!</text:p>
      <text:p text:style-name="Text_20_body">بِاللَّهِ مَا رَأَيْتُهُ <text:span text:style-name="Source_5f_Text">bialllahi mā raʔaytuhu</text:span> ! <text:span text:style-name="T1">Клянусь</text:span> Аллахом, я его не видел!</text:p>
      <text:p text:style-name="Text_20_body">تَاللَّهِ إِنَّكَ عَلَى الحَقِّ <text:span text:style-name="Source_5f_Text">tālllahi ʔinnaka ʕalaā l-ḥaqqi</text:span> ! <text:span text:style-name="T1">Клянусь</text:span> Аллахом, ты прав!</text:p>
      <text:p text:style-name="Text_20_body">** رُبَّ <text:span text:style-name="Source_5f_Text">rubba</text:span> ** «много»</text:p>
      <text:p text:style-name="Text_20_body">(этот предлог ставится только перед именами неопределённого состояния):</text:p>
      <text:p text:style-name="Text_20_body">رُبَّ رَجُلٍ صَالِحٍ <text:span text:style-name="Source_5f_Text">rubba rajulin ṣāliḥin</text:span> <text:span text:style-name="T1">Много</text:span> праведных мужчин</text:p>
      <text:p text:style-name="Text_20_body">** عَدَا <text:span text:style-name="Source_5f_Text">ʕadā</text:span> <text:span text:style-name="T3">, </text:span>حَاشَا <text:span text:style-name="Source_5f_Text">ḥāšā</text:span> <text:span text:style-name="T3">и </text:span>خَلاَ <text:span text:style-name="Source_5f_Text">xalaa</text:span> ** «кроме»:</text:p>
      <text:p text:style-name="Text_20_body">جَاءَ كُلُّ الطُّلَّابِ عَدَا زَيْدٍ <text:span text:style-name="Source_5f_Text">jāʔa kullu ṭ-ṭullābi ʕadā zaydin</text:span></text:p>
      <text:p text:style-name="Text_20_body">Пришли все студенты, <text:span text:style-name="T1">кроме</text:span> Зейда</text:p>
      <text:p text:style-name="Text_20_body">جَاءَ كُلُّ الطُّلَّابِ خَلاَ زَيْدٍ <text:span text:style-name="Source_5f_Text">jāʔa kullu ṭ-ṭullābi xalaa zaydin</text:span></text:p>
      <text:p text:style-name="Text_20_body">Пришли все студенты, <text:span text:style-name="T1">кроме</text:span> Зейда</text:p>
      <text:p text:style-name="Text_20_body">جَاءَ كُلُّ الطُّلَّابِ حَاشَا زَيْدٍ <text:span text:style-name="Source_5f_Text">jāʔa kullu ṭ-ṭullābi ḥāšā zaydin</text:span></text:p>
      <text:p text:style-name="Text_20_body">Пришли все студенты, <text:span text:style-name="T1">кроме</text:span> Зейда</text:p>
      <text:p text:style-name="Text_20_body">У некоторых из перечисленных предлогов могут иметься и другие значения наряду с основными. Например:</text:p>
      <text:p text:style-name="Text_20_body">1) فِى <text:span text:style-name="Source_5f_Text">fiā</text:span> «по причине»:</text:p>
      <text:p text:style-name="Text_20_body">دَخَلَتْ امْرَأَةٌ النَّارَ فِى هِرَّةٍ <text:span text:style-name="Source_5f_Text">daxalat amraʔatun an-nāra fiā hirratin</text:span> “(Одна) женщина попала в геенну <text:span text:style-name="T1">по</text:span> <text:span text:style-name="T1">причине</text:span> кошки.”</text:p>
      <text:p text:style-name="Text_20_body">2) فِى <text:span text:style-name="Source_5f_Text">fiā</text:span> «по»:</text:p>
      <text:p text:style-name="Text_20_body"><text:soft-page-break/>اِشْتَرَيْتُ كِتَاباً فِى التَّأْرِيخِ <text:span text:style-name="Source_5f_Text">aištaraytu kitābā(n) fiā t-taʔriyxi</text:span> Я купил книгу <text:span text:style-name="T1">по</text:span> истории</text:p>
      <text:p text:style-name="Text_20_body">3) مَعَ <text:span text:style-name="Source_5f_Text">maʕa</text:span> «при»:</text:p>
      <text:p text:style-name="Text_20_body">هَلْ هَذِهِ الجَرِيدَةُ مَعَكَ <text:span text:style-name="Source_5f_Text">hal haðihi l-jariydatu maʕaka</text:span> ؟Эта газета <text:span text:style-name="T1">при</text:span> <text:span text:style-name="T1">тебе</text:span> (с тобой)?</text:p>
      <text:p text:style-name="Text_20_body">4) عَلَى <text:span text:style-name="Source_5f_Text">ʕalaā</text:span> «против»:</text:p>
      <text:p text:style-name="Text_20_body">قَامَ الشَّعْبُ عَلَى الظَّلَمَةِ <text:span text:style-name="Source_5f_Text">qāma š-šaʕbu ʕalaā ð̣-ð̣al-amati</text:span> Народ восстал <text:span text:style-name="T1">против</text:span> притеснителей</text:p>
      <text:p text:style-name="Text_20_body">5) مِنْ <text:span text:style-name="Source_5f_Text">min</text:span> «чем»:</text:p>
      <text:p text:style-name="Text_20_body">هَذَا الْبَيْتُ أَكْبَرُ مِنْ ذَلِكَ <text:span text:style-name="Source_5f_Text">haðā l-baytu ʔakbaru min ðalika</text:span> Этот дом больше, <text:span text:style-name="T1">чем</text:span> тот</text:p>
      <text:p text:style-name="Text_20_body">6) بِ <text:span text:style-name="Source_5f_Text">bi</text:span> … «с»:</text:p>
      <text:p text:style-name="Text_20_body">شَرِبَتْ سُمَـيَّةُ الْقَهْوَةَ بِاللَّبَنِ <text:span text:style-name="Source_5f_Text">šaribat sumayyatu l-qahwata bialllabani</text:span> Сумайя выпила кофе <text:span text:style-name="T1">с</text:span> молоком</text:p>
      <text:p text:style-name="Text_20_body">Некоторые глаголы и имена используются вместе с предлогами, которые следует переводить не буквально, а в соответствии с контекстом:</text:p>
      <text:p text:style-name="Text_20_body">فَكَّرَ خَالِدٌ كَثِيراً فى هَذِهِ المُشْكِلَـةِ <text:span text:style-name="Source_5f_Text">fakkara xālidun kaθiyrā(n) fā haðihi l-muškilati</text:span> Халид много думал <text:span text:style-name="T1">об</text:span> этой проблеме</text:p>
      <text:p text:style-name="Text_20_body">هُوَ عَزِيزٌ عَلَىَّ <text:span text:style-name="Source_5f_Text">huwa ʕaziyzun ʕalaāāa</text:span> Он дорог <text:span text:style-name="T1">мне</text:span></text:p>
      <text:p text:style-name="Text_20_body">أَقَامَتْ رُوسِيَا عَلاَقَاتٍ تِجَارِيَّةً بِمِصْرَ <text:span text:style-name="Source_5f_Text">ʔaqāmat ruwsiyā ʕalaaqātin tijāriyyatan bimiṣra</text:span> Россия установила торговые связи <text:span text:style-name="T1">с</text:span> Египтом</text:p>
      <text:p text:style-name="Text_20_body">مَرَّ صَالِحٌ بِسَعِيدٍ <text:span text:style-name="Source_5f_Text">marra ṣāliḥun bisaʕiydin</text:span> Салих прошел <text:span text:style-name="T1">мимо</text:span> Саида</text:p>
      <text:p text:style-name="Text_20_body">آدَمُ يَتَكَلَّمُ بِالْعَرَبِيَّةِ <text:span text:style-name="Source_5f_Text">ʔādamu yatakallamu bialʕarabiyyati</text:span> Адам говорит <text:span text:style-name="T1">по</text:span>-арабски</text:p>
      <text:p text:style-name="Text_20_body">سَئِمْتُ مِنَ الدِّرَاسَةِ <text:span text:style-name="Source_5f_Text">saʔimtu mina d-dirāsati</text:span> Мне надоела <text:span text:style-name="T1">учеба</text:span></text:p>
      <text:p text:style-name="Text_20_body">أُقْسِمُ بِاللهِ <text:span text:style-name="Source_5f_Text">ʔuqsimu biallhi</text:span> Клянусь <text:span text:style-name="T1">Аллахом!</text:span></text:p>
      <text:p text:style-name="Text_20_body">Упражнения для закрепления</text:p>
      <text:p text:style-name="Text_20_body"><text:soft-page-break/>1) Переведите текст и найдите в нём предлоги родительного падежа:</text:p>
      <text:p text:style-name="Text_20_body">هَذَا الطَّالِبُ مِنْ الْعِرَاقِ <text:span text:style-name="Source_5f_Text">haðā ṭ-ṭālibu min al-ʕirāqi</text:span> . اِسْمُهُ عَلِيٌّ <text:span text:style-name="Source_5f_Text">aismuhu ʕaliyyun</text:span> . عَلِيٌّ يَدْرُسُ <text:span text:style-name="Source_5f_Text">ʕaliyyun yadrusu</text:span> بِجَامِعَةِ الأََزْهَرِ <text:span text:style-name="Source_5f_Text">bijāmiʕati l-ʔaazhari</text:span> . عَلِيٌّ يَسْكُنُ فِي الشَّقَّةِ مَعَ <text:span text:style-name="Source_5f_Text">ʕaliyyun yaskunu fiy aš-šaqqati maʕa</text:span> الطُّلاَّبِ الْمِصْرِيِّينَ <text:span text:style-name="Source_5f_Text">aṭ-ṭulaaabi l-miṣriyyiyna</text:span> . كُلَّ يَوْمٍ يَذْهَبُ عَلِيٌّ إِلَى <text:span text:style-name="Source_5f_Text">kulla yawmin yaðhabu ʕaliyyun ʔilaā</text:span> الْجَامِعَةِ بِالْحَافِلَةِ <text:span text:style-name="Source_5f_Text">al-jāmiʕati bialḥāfilati</text:span> . الْيَوْمَ قَرَأَ عَلِيٌّ الْكِتَابَ عَنْ <text:span text:style-name="Source_5f_Text">al-yawma qaraʔa ʕaliyyun al-kitāba ʕan</text:span> الْحَرْبِ حَتَّى الظُّهْرِ <text:span text:style-name="Source_5f_Text">al-ḥarbi ḥattaā ð̣-ð̣uhri</text:span> .</text:p>
      <text:p text:style-name="Text_20_body">2) Переведите следующие предложения на арабский язык:</text:p>
      <text:p text:style-name="Text_20_body">Я из России</text:p>
      <text:p text:style-name="Text_20_body">Мужчина в доме</text:p>
      <text:p text:style-name="Text_20_body">Студент пошёл в университет</text:p>
      <text:p text:style-name="Text_20_body">Джамиль отрезал верёвку ножом</text:p>
      <text:p text:style-name="Text_20_body">Ахмад писал письмо до утра</text:p>
      <text:p text:style-name="Text_20_body">Эта книга о войне</text:p>
      <text:p text:style-name="Text_20_body">Тетрадь на столе</text:p>
      <text:p text:style-name="Text_20_body">Этот дом как дворец</text:p>
      <text:p text:style-name="Text_20_body">Мустафа вышел из дома с Ясиром</text:p>
      <text:p text:style-name="Text_20_body">Учитель сказал Мухаммаду: «Пиши!»</text:p>
      <text:p text:style-name="Text_20_body">Клянусь Аллахом, Омар правдив!</text:p>
      <text:p text:style-name="Text_20_body">Я в Москве с субботы</text:p>
      <text:p text:style-name="Text_20_body">3) Выучите пословицу:</text:p>
      <text:p text:style-name="Text_20_body"> يَوْمٌ لَنَا يَوْمٌ عَلَيْنَا <text:span text:style-name="Source_5f_Text">yawmun lanā yawmun ʕalaynā</text:span> </text:p>
      <text:p text:style-name="Text_20_body">«Один день за нас, другой – против нас»</text:p>
      <text:h text:style-name="Heading_20_2" text:outline-level="2"><text:bookmark-start text:name="переходные-и-непереходные-глаголы"/><text:bookmark-start text:name="__RefHeading___Toc45198_1544766045"/>§ 6. Переходные и непереходные глаголы<text:bookmark-end text:name="переходные-и-непереходные-глаголы"/><text:bookmark-end text:name="__RefHeading___Toc45198_1544766045"/></text:h>
      <text:p text:style-name="First_20_paragraph">الأَفْعَالُ المُتَعَدِّيَةُ وَاللاَّزِمَةُ <text:span text:style-name="Source_5f_Text">al-ʔafʕālu l-mutaʕaddiyatu wāllaaazimatu</text:span></text:p>
      <text:p text:style-name="Text_20_body">В зависимости от наличия или отсутствия <text:span text:style-name="T1">прямого</text:span> <text:span text:style-name="T1">дополнения</text:span> ( الْمَفْعُولُ بِهِ <text:span text:style-name="Source_5f_Text">al-mafʕuwlu bihi</text:span> ) глаголы в арабском языке бывают переходными и непереходными.</text:p>
      <text:p text:style-name="Text_20_body"><text:soft-page-break/><text:span text:style-name="T1">Переходными</text:span> называются такие глаголы, которые имеют при себе прямое дополнение (имя в винительном падеже, обозначающее лицо или предмет, на которое падает действие). Например:</text:p>
      <text:p text:style-name="Text_20_body">قَرَأْتُ اليَوْمَ الكِتَابَ <text:span text:style-name="Source_5f_Text">qaraʔtu l-yawma l-kitāba</text:span> Я сегодня читал <text:span text:style-name="T1">книгу</text:span></text:p>
      <text:p text:style-name="Text_20_body">ضَرَبَ الوَلَدُ الكَلْبَ بِالسَّوْطِ <text:span text:style-name="Source_5f_Text">ḍaraba l-waladu l-kalba bialssawṭi</text:span> Мальчик ударил <text:span text:style-name="T1">собаку</text:span> плеткой</text:p>
      <text:p text:style-name="Text_20_body">رَأَيْتُ زَيْدًا فِي الْجَامِعَةِ <text:span text:style-name="Source_5f_Text">raʔaytu zaydana fiy al-jāmiʕati</text:span> Я видел <text:span text:style-name="T1">Зейда</text:span> в университете</text:p>
      <text:p text:style-name="Text_20_body"><text:span text:style-name="T1">Непереходные</text:span> глаголы - это глаголы, которые не имеют при себе прямых дополнений. По отношению к таким глаголам нельзя задать вопрос винительного падежа (кого? что?). Например:</text:p>
      <text:p text:style-name="Text_20_body">نَامَ الوَلَدُ عَلى السَّرِيرِ <text:span text:style-name="Source_5f_Text">nāma l-waladu ʕalā s-sariyri</text:span> Мальчик <text:span text:style-name="T1">спал</text:span> на кровати</text:p>
      <text:p text:style-name="Text_20_body">ذَهَبْتُ إِلَى الْمَكْتَبَةِ <text:span text:style-name="Source_5f_Text">ðahabtu ʔilaā l-maktabati</text:span> Я <text:span text:style-name="T1">пошел</text:span> в библиотеку</text:p>
      <text:p text:style-name="Text_20_body">غَضِبَ أَخِي عَلَيَّ <text:span text:style-name="Source_5f_Text">ǧaḍiba ʔaxiy ʕalayya</text:span> Мой брат <text:span text:style-name="T1">рассердился</text:span> на меня</text:p>
      <text:p text:style-name="Text_20_body">Следует заметить, что глаголы, являющиеся переходными в русском языке, могут быть непереходными в арабском и наоборот. Например:</text:p>
      <text:p text:style-name="Text_20_body">تَخَرَّجَتْ زَيْنَبُ فى الْجَامِعَةِ <text:span text:style-name="Source_5f_Text">taxarrajat zaynabu fā l-jāmiʕati</text:span> Зейнаб <text:span text:style-name="T1">окончила</text:span> университет (переходный в русском, непереходный в арабском)</text:p>
      <text:p text:style-name="Text_20_body">دَخَلَ أَحْمَدُ البَيْتَ <text:span text:style-name="Source_5f_Text">daxala ʔaḥmadu l-bayta</text:span> Ахмад <text:span text:style-name="T1">вошёл</text:span> в дом</text:p>
      <text:p text:style-name="Text_20_body">(непереходный в русском, переходный в арабском)</text:p>
      <text:p text:style-name="Text_20_body">رَكِبَتْ أُمِّي السَّيَّارَةَ <text:span text:style-name="Source_5f_Text">rakibat ʔummiy as-sayyārata</text:span> Моя мама <text:span text:style-name="T1">села</text:span> в машину (непереходный в русском, переходный в арабском)</text:p>
      <text:p text:style-name="Text_20_body">Упражнения для закрепления</text:p>
      <text:p text:style-name="Text_20_body">(1Введите в предложения подходящие переходные глаголы, данные внизу, и определите прямое дополнение ( المَفْعُولُ بِهِ <text:span text:style-name="Source_5f_Text">al-mafʕuwlu bihi</text:span> ):</text:p>
      <text:p text:style-name="Text_20_body">… اَللَّهُ الرَّسُولَ <text:span text:style-name="Source_5f_Text">aalllahu r-rasuwla</text:span></text:p>
      <text:p text:style-name="Text_20_body">… عُمَرُ الْأَسَدَ <text:span text:style-name="Source_5f_Text">ʕumaru l-ʔasada</text:span></text:p>
      <text:p text:style-name="Text_20_body"><text:soft-page-break/>… الْبِنْتُ الْكِتَابَ <text:span text:style-name="Source_5f_Text">al-bintu l-kitāba</text:span></text:p>
      <text:p text:style-name="Text_20_body">… زَيْدٌ الْكَلْبَ <text:span text:style-name="Source_5f_Text">zaydun al-kalba</text:span></text:p>
      <text:p text:style-name="Text_20_body">… اَلتِّلْمِيذُ السُّورَةَ <text:span text:style-name="Source_5f_Text">aalttilmiyðu s-suwrata</text:span></text:p>
      <text:p text:style-name="Text_20_body">… اَللَّهُ الاِنْسَانَ <text:span text:style-name="Source_5f_Text">aalllahu l-ainsāna</text:span></text:p>
      <text:p text:style-name="Text_20_body">ضَرَبَ <text:span text:style-name="Source_5f_Text">ḍaraba</text:span> (и) бить</text:p>
      <text:p text:style-name="Text_20_body">قَتَلَ <text:span text:style-name="Source_5f_Text">qatala</text:span> (у) убивать</text:p>
      <text:p text:style-name="Text_20_body">قَرَأَ <text:span text:style-name="Source_5f_Text">qaraʔa</text:span> (а) читать</text:p>
      <text:p text:style-name="Text_20_body">حَفِظَ <text:span text:style-name="Source_5f_Text">ḥafið̣a</text:span> (а) учить</text:p>
      <text:p text:style-name="Text_20_body">خَلَقَ <text:span text:style-name="Source_5f_Text">xalaqa</text:span> (у) создавать</text:p>
      <text:p text:style-name="Text_20_body">بَعَثَ <text:span text:style-name="Source_5f_Text">baʕaθa</text:span> (а) отправлять</text:p>
      <text:p text:style-name="Text_20_body">2) Определите переходные и непереходные глаголы в следующих предложениях и переведите их:</text:p>
      <text:p text:style-name="Text_20_body">كَتَبَ زَيْدٌ الرِّسَالَةَ <text:span text:style-name="Source_5f_Text">kataba zaydun ar-risālata</text:span></text:p>
      <text:p text:style-name="Text_20_body">جَاءَ أَحْمَدُ إلَى الْمَسْجِدِ <text:span text:style-name="Source_5f_Text">jāʔa ʔaḥmadu ʔlaā l-masjidi</text:span></text:p>
      <text:p text:style-name="Text_20_body">قَطَعَ إِرْشَادٌ الْحَبْلَ <text:span text:style-name="Source_5f_Text">qaṭaʕa ʔiršādun al-ḥabla</text:span></text:p>
      <text:p text:style-name="Text_20_body">جَلَسَ عُثْمَانُ عَلَى الْكُرْسِيِّ <text:span text:style-name="Source_5f_Text">jalasa ʕuθmānu ʕalaā l-kursiyyi</text:span></text:p>
      <text:p text:style-name="Text_20_body">صَلَّى ذَكِىٌّ صَلاَةَ الْفَجْرِ <text:span text:style-name="Source_5f_Text">ṣallaā ðakiāāun ṣalaata l-fajri</text:span></text:p>
      <text:p text:style-name="Text_20_body">خَرَجَ الطَّالِبُ مِنَ الْجَامِعَةِ <text:span text:style-name="Source_5f_Text">xaraja ṭ-ṭālibu mina l-jāmiʕati</text:span></text:p>
      <text:p text:style-name="Text_20_body">حَفِظَتْ سَلْمَى سُورَةَ الرَّحْمَان <text:span text:style-name="Source_5f_Text">ḥafið̣at salmaā suwrata r-raḥmān</text:span></text:p>
      <text:p text:style-name="Text_20_body">3) Переведите предложения на арабский язык и найдите в них прямое дополнение</text:p>
      <text:p text:style-name="Text_20_body">( الْمَفْعُولُ بِهِ <text:span text:style-name="Source_5f_Text">al-mafʕuwlu bihi</text:span> ):</text:p>
      <text:p text:style-name="Text_20_body"><text:soft-page-break/>Я видел мечеть</text:p>
      <text:p text:style-name="Text_20_body">Зейнаб выучила суру</text:p>
      <text:p text:style-name="Text_20_body">Студент читал книгу</text:p>
      <text:p text:style-name="Text_20_body">Учитель написал урок</text:p>
      <text:p text:style-name="Text_20_body">Ученик вошёл в мечеть</text:p>
      <text:p text:style-name="Text_20_body">4) Выучите арабскую пословицу:</text:p>
      <text:p text:style-name="Text_20_body"> مَنْ خَافَ ذِئْبًا أَعَدَّ لَهُ كَلْبًا <text:span text:style-name="Source_5f_Text">man xāfa ðiʔbana ʔaʕadda lahu kalbana</text:span> </text:p>
      <text:p text:style-name="Text_20_body">«Кто боится волка, тот готовит против него собаку»</text:p>
      <text:h text:style-name="Heading_20_2" text:outline-level="2"><text:bookmark-start text:name="идафа"/><text:bookmark-start text:name="__RefHeading___Toc45200_1544766045"/>§ 7. «Идафа»<text:bookmark-end text:name="идафа"/><text:bookmark-end text:name="__RefHeading___Toc45200_1544766045"/></text:h>
      <text:p text:style-name="First_20_paragraph">اَلْإِضَـافَـةُ <text:span text:style-name="Source_5f_Text">aalʔiḍaafatu</text:span></text:p>
      <text:p text:style-name="Text_20_body">Термин «идафа», который означает буквально «присоединение», можно перевести на русский язык как «несогласованное определение». Иногда этот термин переводят как «изафетное сочетание» или обозначают латинским названием “status constructus”.</text:p>
      <text:p text:style-name="Text_20_body">«Идафа» – это сочетание двух слов, второе из которых всегда стоит в родительном падеже и является владельцем (или как бы владельцем) того, на что указывает первое слово. Например:</text:p>
      <text:p text:style-name="Text_20_body">قَلَمُ تِلْمِيذٍ <text:span text:style-name="Source_5f_Text">qalamu tilmiyðin</text:span> Карандаш ученика</text:p>
      <text:p text:style-name="Text_20_body">دَفْتَرُ مُحَمَّدٍ <text:span text:style-name="Source_5f_Text">daftaru muḥammadin</text:span> Тетрадь Мухаммада</text:p>
      <text:p text:style-name="Text_20_body">كِتَابُ الطَّالِبِ <text:span text:style-name="Source_5f_Text">kitābu ṭ-ṭālibi</text:span> Книга студента</text:p>
      <text:p text:style-name="Text_20_body">بَابُ الْمَدْرَسَةِ <text:span text:style-name="Source_5f_Text">bābu l-madrasati</text:span> Дверь школы</text:p>
      <text:p text:style-name="Text_20_body">حَائِطُ الْبَيْتِ <text:span text:style-name="Source_5f_Text">ḥāʔiṭu l-bayti</text:span> Стена дома</text:p>
      <text:p text:style-name="Text_20_body">Второй член идафы ( اَلْمُضَافُ إِلَيْهِ <text:span text:style-name="Source_5f_Text">aalmuḍāfu ʔilayhi</text:span> ) может стоять как в определённом, так и в неопределённом состоянии:</text:p>
      <text:p text:style-name="Text_20_body">دَفْتَرُ طَالِبٍ <text:span text:style-name="Source_5f_Text">daftaru ṭālibin</text:span> Тетрадь (какого-то) студента</text:p>
      <text:p text:style-name="Text_20_body">دَفْتَرُ الطَّالِبِ <text:span text:style-name="Source_5f_Text">daftaru ṭ-ṭālibi</text:span> Тетрадь (известного) студента</text:p>
      <text:p text:style-name="Text_20_body">Первый член идафы ( اَلْمُضَافُ <text:span text:style-name="Source_5f_Text">aalmuḍāfu</text:span> ) не принимает ни определённого артикля اَلْ <text:soft-page-break/><text:span text:style-name="Source_5f_Text">aal</text:span> , ни танвина, то есть стоит в так называемом сопряжённом состоянии. В зависимости от местоположения в предложении он может стоять и в именительном, и в родительном, и в винительном падеже:</text:p>
      <text:list xml:id="list4084064415" text:style-name="L6">
        <text:list-item>
          <text:p text:style-name="P11">كِتَابُ <text:span text:style-name="Source_5f_Text">kitābu</text:span> * الطَّالِبِ مُمْتِعٌ <text:span text:style-name="Source_5f_Text">aṭ-ṭālibi mumtiʕun</text:span> <text:span text:style-name="T1">Книга</text:span> студента интересная</text:p>
        </text:list-item>
      </text:list>
      <text:p text:style-name="First_20_paragraph">قَرَأْتُ مِنْ <text:span text:style-name="Source_5f_Text">qaraʔtu min</text:span> * كِتَابِ <text:span text:style-name="Source_5f_Text">kitābi</text:span> * الطَّالِبِ <text:span text:style-name="Source_5f_Text">aṭ-ṭālibi</text:span> Я прочитал из <text:span text:style-name="T1">книги</text:span> студента</text:p>
      <text:p text:style-name="Text_20_body">رَأَيْتُ <text:span text:style-name="Source_5f_Text">raʔaytu</text:span> * كِتَابَ <text:span text:style-name="Source_5f_Text">kitāba</text:span> * الطَّالِبِ <text:span text:style-name="Source_5f_Text">aṭ-ṭālibi</text:span> Я видел <text:span text:style-name="T1">книгу</text:span> студента</text:p>
      <text:p text:style-name="Text_20_body">Вторым членом идафы может быть и слитное местоимение. Например:</text:p>
      <text:p text:style-name="Text_20_body">بَيْتُهُ <text:span text:style-name="Source_5f_Text">baytuhu</text:span> его дом</text:p>
      <text:p text:style-name="Text_20_body">( بَيْتُ <text:span text:style-name="Source_5f_Text">baytu</text:span> - первый член идафы, هُ <text:span text:style-name="Source_5f_Text">hu</text:span> - второй член идафы)</text:p>
      <text:p text:style-name="Text_20_body">بَيْتُهُما <text:span text:style-name="Source_5f_Text">baytuhuma</text:span> их (м.р. и ж. р., дв.ч.) дом</text:p>
      <text:p text:style-name="Text_20_body">( بَيْتُ <text:span text:style-name="Source_5f_Text">baytu</text:span> - первый член идафы, هُما <text:span text:style-name="Source_5f_Text">huma</text:span> - второй член идафы)</text:p>
      <text:p text:style-name="Text_20_body">بَيْتُهُمْ <text:span text:style-name="Source_5f_Text">baytuhum</text:span> их (м.р., мн.ч.) дом</text:p>
      <text:p text:style-name="Text_20_body">( بَيْتُ <text:span text:style-name="Source_5f_Text">baytu</text:span> - первый член идафы, هُمْ <text:span text:style-name="Source_5f_Text">hum</text:span> - второй член идафы)</text:p>
      <text:p text:style-name="Text_20_body">بَيْتُهَا <text:span text:style-name="Source_5f_Text">baytuhā</text:span> её дом</text:p>
      <text:p text:style-name="Text_20_body">( بَيْتُ <text:span text:style-name="Source_5f_Text">baytu</text:span> - первый член идафы, هَا <text:span text:style-name="Source_5f_Text">hā</text:span> - второй член идафы)</text:p>
      <text:p text:style-name="Text_20_body">بَيْتُهُنَّ <text:span text:style-name="Source_5f_Text">baytuhunna</text:span> их (ж.р., мн.ч.) дом</text:p>
      <text:p text:style-name="Text_20_body">( بَيْتُ <text:span text:style-name="Source_5f_Text">baytu</text:span> - первый член идафы, هُنَّ <text:span text:style-name="Source_5f_Text">hunna</text:span> - второй член идафы)</text:p>
      <text:p text:style-name="Text_20_body">بَيْتُكَ <text:span text:style-name="Source_5f_Text">baytuka</text:span> твой (м.р.)дом</text:p>
      <text:p text:style-name="Text_20_body">( بَيْتُ <text:span text:style-name="Source_5f_Text">baytu</text:span> - первый член идафы, كَ <text:span text:style-name="Source_5f_Text">ka</text:span> - второй член идафы)</text:p>
      <text:p text:style-name="Text_20_body">بَيْتُكُمَا <text:span text:style-name="Source_5f_Text">baytukumā</text:span> ваш (м.р. и ж. р., дв.ч.) дом</text:p>
      <text:p text:style-name="Text_20_body">( بَيْتُ <text:span text:style-name="Source_5f_Text">baytu</text:span> - первый член идафы, كُمَا <text:span text:style-name="Source_5f_Text">kumā</text:span> - второй член идафы)</text:p>
      <text:p text:style-name="Text_20_body">بَيْتُكُمْ <text:span text:style-name="Source_5f_Text">baytukum</text:span> ваш (м.р., мн.ч.) дом</text:p>
      <text:p text:style-name="Text_20_body"><text:soft-page-break/>( بَيْتُ <text:span text:style-name="Source_5f_Text">baytu</text:span> - первый член идафы, كُمْ <text:span text:style-name="Source_5f_Text">kum</text:span> - второй член идафы)</text:p>
      <text:p text:style-name="Text_20_body">بَيْتُكِ <text:span text:style-name="Source_5f_Text">baytuki</text:span> твой (ж.р.) дом</text:p>
      <text:p text:style-name="Text_20_body">( بَيْتُ <text:span text:style-name="Source_5f_Text">baytu</text:span> - первый член идафы, كِ <text:span text:style-name="Source_5f_Text">ki</text:span> - второй член идафы)</text:p>
      <text:p text:style-name="Text_20_body">بَيْتُكُنَّ <text:span text:style-name="Source_5f_Text">baytukunna</text:span> ваш (ж.р., мн. ч) дом</text:p>
      <text:p text:style-name="Text_20_body">( بَيْتُ <text:span text:style-name="Source_5f_Text">baytu</text:span> - первый член идафы, كُنَّ <text:span text:style-name="Source_5f_Text">kunna</text:span> - второй член идафы)</text:p>
      <text:p text:style-name="Text_20_body">بَيْتِي <text:span text:style-name="Source_5f_Text">baytiy</text:span> мой (м.р. и ж. р.) дом</text:p>
      <text:p text:style-name="Text_20_body">( بَيْتُ <text:span text:style-name="Source_5f_Text">baytu</text:span> - первый член идафы, ي <text:span text:style-name="Source_5f_Text">y</text:span> - второй член идафы)</text:p>
      <text:p text:style-name="Text_20_body">بَيْتُنَا <text:span text:style-name="Source_5f_Text">baytunā</text:span> наш (м.р. и ж. р.) дом</text:p>
      <text:p text:style-name="Text_20_body">( بَيْتُ <text:span text:style-name="Source_5f_Text">baytu</text:span> - первый член идафы, نَا <text:span text:style-name="Source_5f_Text">nā</text:span> - второй член идафы)</text:p>
      <text:p text:style-name="Text_20_body">Упражнения для закрепления</text:p>
      <text:p text:style-name="Text_20_body">1) Переведите следующие изафетные сочетания:</text:p>
      <text:p text:style-name="Text_20_body">بَابُ الْبَيْتِ <text:span text:style-name="Source_5f_Text">bābu l-bayti</text:span> __</text:p>
      <text:p text:style-name="Text_20_body">كِتَابُ مُحَمَّدٍ <text:span text:style-name="Source_5f_Text">kitābu muḥammadin</text:span> __</text:p>
      <text:p text:style-name="Text_20_body">دَفْتَرُ طَالِبٍ <text:span text:style-name="Source_5f_Text">daftaru ṭālibin</text:span> __</text:p>
      <text:p text:style-name="Text_20_body">نَافِذَةُ مَسْجِدٍ <text:span text:style-name="Source_5f_Text">nāfiðatu masjidin</text:span> __</text:p>
      <text:p text:style-name="Text_20_body">مُدِيرُ الشَّرِكَةِ <text:span text:style-name="Source_5f_Text">mudiyru š-šarikati</text:span> __</text:p>
      <text:list xml:id="list1300342834" text:style-name="L7">
        <text:list-item>
          <text:p text:style-name="P12">Образуйте идафу из данных слов. Например:</text:p>
        </text:list-item>
      </text:list>
      <text:p text:style-name="First_20_paragraph">زَيْدٌ <text:span text:style-name="Source_5f_Text">zaydun</text:span> * كَلْبُ زَيْدٍ <text:span text:style-name="Source_5f_Text">kalbu zaydin</text:span> * كَلْبٌ <text:span text:style-name="Source_5f_Text">kalbun</text:span> /</text:p>
      <text:p text:style-name="Text_20_body">رَسُولٌ <text:span text:style-name="Source_5f_Text">rasuwlun</text:span> / اللهُ <text:span text:style-name="Source_5f_Text">al-lhu</text:span> __</text:p>
      <text:p text:style-name="Text_20_body">قَلَمٌ <text:span text:style-name="Source_5f_Text">qalamun</text:span> / الْمُدِيرُ <text:span text:style-name="Source_5f_Text">al-mudiyru</text:span> __</text:p>
      <text:p text:style-name="Text_20_body">سَيْفٌ <text:span text:style-name="Source_5f_Text">sayfun</text:span> / خَالِدٌ <text:span text:style-name="Source_5f_Text">xālidun</text:span> __</text:p>
      <text:p text:style-name="Text_20_body"><text:soft-page-break/>نُورٌ <text:span text:style-name="Source_5f_Text">nuwrun</text:span> / الإيمَانُ <text:span text:style-name="Source_5f_Text">al-ʔymānu</text:span> __</text:p>
      <text:p text:style-name="Text_20_body">بَيْتٌ <text:span text:style-name="Source_5f_Text">baytun</text:span> / رَجُلٌ <text:span text:style-name="Source_5f_Text">rajulun</text:span> __</text:p>
      <text:list xml:id="list496557334" text:style-name="L8">
        <text:list-item>
          <text:p text:style-name="P13">Переведите следующие предложения и выделите изафетные сочетания:</text:p>
        </text:list-item>
      </text:list>
      <text:p text:style-name="First_20_paragraph">بَيْتُ زَيْدٍ جَمِيلٌ وَكَبِيرٌ <text:span text:style-name="Source_5f_Text">baytu zaydin jamiylun wakabiyrun</text:span></text:p>
      <text:p text:style-name="Text_20_body">خَرَجَ التِّلْمِيذُ مِنْ غُرْفَةِ الْمُدِيرِ <text:span text:style-name="Source_5f_Text">xaraja t-tilmiyðu min ǧurfati l-mudiyri</text:span></text:p>
      <text:p text:style-name="Text_20_body">دَخَلَ وَقْتُ الصَّلاةِ <text:span text:style-name="Source_5f_Text">daxala waqtu ṣ-ṣal-ati</text:span></text:p>
      <text:p text:style-name="Text_20_body">قَرَأَ الطَّالِبُ الْكِتَابَ فِي مَكْتَبَةِ الْجَامِعَةِ <text:span text:style-name="Source_5f_Text">qaraʔa ṭ-ṭālibu l-kitāba fiy maktabati l-jāmiʕati</text:span></text:p>
      <text:p text:style-name="Text_20_body">مُحَمَّدٌ <text:span text:style-name="Source_5f_Text">muḥammadun</text:span> ﴿ صَلَّى اللهُ عَلَيْهِ وَسَلَّمُ <text:span text:style-name="Source_5f_Text">ṣallaā l-lhu ʕalayhi wasallamu</text:span> ﴾ رَسُولُ اللهِ <text:span text:style-name="Source_5f_Text">rasuwlu l-lhi</text:span></text:p>
      <text:p text:style-name="Text_20_body">بَيْتُكَ قَرِيبٌ مِنَ الْمَسْجِدِ <text:span text:style-name="Source_5f_Text">baytuka qariybun mina l-masjidi</text:span></text:p>
      <text:p text:style-name="Text_20_body">خَرَجَ مَحْمُودٌ مِنْ بيْتِهِ <text:span text:style-name="Source_5f_Text">xaraja maḥmuwdun min bytihi</text:span></text:p>
      <text:p text:style-name="Text_20_body">خُذْ قَلَمَكَ <text:span text:style-name="Source_5f_Text">xuð qalamaka</text:span></text:p>
      <text:p text:style-name="Text_20_body">كَتَبْتُ رِسَالَةً بِقَلَمِكَ <text:span text:style-name="Source_5f_Text">katabtu risālatan biqalamika</text:span></text:p>
      <text:h text:style-name="Heading_20_2" text:outline-level="2"><text:bookmark-start text:name="обращение"/><text:bookmark-start text:name="__RefHeading___Toc45202_1544766045"/>§ 8. Обращение<text:bookmark-end text:name="обращение"/><text:bookmark-end text:name="__RefHeading___Toc45202_1544766045"/></text:h>
      <text:p text:style-name="First_20_paragraph">النِّدَاءُ <text:span text:style-name="Source_5f_Text">an-nidāʔu</text:span></text:p>
      <text:p text:style-name="Text_20_body">В арабском языке обращение в основном выражается посредством частицы يَا <text:span text:style-name="Source_5f_Text">yā</text:span> «эй, о». Непосредственно после этой частицы следует имя, к которому направлено обращение. Например:</text:p>
      <text:p text:style-name="Text_20_body">يَا رَجُلُ <text:span text:style-name="Source_5f_Text">yā rajulu</text:span> ! О, мужчина!</text:p>
      <text:p text:style-name="Text_20_body">يَا امْرأَةُ <text:span text:style-name="Source_5f_Text">yā amrʔatu</text:span> ! О, женщина!</text:p>
      <text:p text:style-name="Text_20_body">يَا وَلَدُ <text:span text:style-name="Source_5f_Text">yā waladu</text:span> ! Эй, мальчик!</text:p>
      <text:p text:style-name="Text_20_body">يَا بِنْتُ <text:span text:style-name="Source_5f_Text">yā bintu</text:span> ! Эй, девочка!</text:p>
      <text:p text:style-name="Text_20_body">يَا مُدَرِّسَاتُ <text:span text:style-name="Source_5f_Text">yā mudarrisātu</text:span> !О, учительницы!</text:p>
      <text:p text:style-name="Text_20_body"><text:soft-page-break/>يَا طَالِبَاتُ <text:span text:style-name="Source_5f_Text">yā ṭālibātu</text:span> ! О, студентки!</text:p>
      <text:p text:style-name="Text_20_body">Как видно из примеров, имя, к которому направлено обращение ( اَلْمُنَادَى <text:span text:style-name="Source_5f_Text">aalmunādaā</text:span> ) посредством يَا <text:span text:style-name="Source_5f_Text">yā</text:span> , ставится без артикля اَل <text:span text:style-name="Source_5f_Text">aal</text:span> и без танвина. В двойственном числе оно не меняет структуры:</text:p>
      <text:p text:style-name="Text_20_body">يَا مُدَرِّسَانِ <text:span text:style-name="Source_5f_Text">yā mudarrisāni</text:span> ! О, (два) учителя!</text:p>
      <text:p text:style-name="Text_20_body">يَا مُدَرِّسَتَانِ <text:span text:style-name="Source_5f_Text">yā mudarrisatāni</text:span> ! О, (две) учительницы!</text:p>
      <text:p text:style-name="Text_20_body">Также при обращении не меняется структура имени множественного числа, ** указывающего на лиц мужского пола ( جَمعُ المُذَكَّرِ السَّالِم <text:span text:style-name="Source_5f_Text">jamʕu l-muðakkari s-sālim</text:span> ):</text:p>
      <text:p text:style-name="Text_20_body">يَا مُدَرِّسُونَ <text:span text:style-name="Source_5f_Text">yā mudarrisuwna</text:span> ! О, учителя!</text:p>
      <text:p text:style-name="Text_20_body">يَا مُهَنْدِسُونَ <text:span text:style-name="Source_5f_Text">yā muhandisuwna</text:span> ! О, инженеры!</text:p>
      <text:p text:style-name="Text_20_body">يَا مُسْلِمُونَ <text:span text:style-name="Source_5f_Text">yā muslimuwna</text:span> ! О, мусульмане!</text:p>
      <text:p text:style-name="Text_20_body">Имя, к которому направлено обращение, должно ставиться в винительном падеже в следующих случаях:</text:p>
      <text:p text:style-name="Text_20_body">1) Если оно является первым членом «идафы»:</text:p>
      <text:p text:style-name="Text_20_body">يَا صَدِيقَ أَخِى <text:span text:style-name="Source_5f_Text">yā ṣadiyqa ʔaxiā</text:span> !О, друг моего брата!</text:p>
      <text:p text:style-name="Text_20_body">يَا صَاحِبَ السَّيَّارَةِ <text:span text:style-name="Source_5f_Text">yā ṣāḥiba s-sayyārati</text:span> !О, хозяин машины!</text:p>
      <text:p text:style-name="Text_20_body">يَا زَوْجَ فَاطِمَةَ <text:span text:style-name="Source_5f_Text">yā zawja fāṭimata</text:span> ! О, муж Фатимы!</text:p>
      <text:p text:style-name="Text_20_body">2) Если оно стоит в конструкции, носящей название «подобие идафы» ( شِبْهُ الإِضَافَةِ <text:span text:style-name="Source_5f_Text">šibhu l-ʔiḍāfati</text:span> ). (Это конструкция, состоящая из двух слов, второе из которых дополняет смысл первого. Таковой является, например, конструкция из действительного причастия и его прямого дополнения – см. примеры ниже). Например:</text:p>
      <text:p text:style-name="Text_20_body">يَا كَاتِباً رِسَالَةً <text:span text:style-name="Source_5f_Text">yā kātibā(n) risālatan</text:span> ! О, пишущий письмо!</text:p>
      <text:p text:style-name="Text_20_body">يَا مُؤَدِّباً اِبْنَه <text:span text:style-name="Source_5f_Text">yā muʔaddibā(n) aibnah</text:span> ! ُ <text:span text:style-name="Source_5f_Text">u</text:span> О, воспитывающий своего сына!</text:p>
      <text:p text:style-name="Text_20_body">يَا شَارِباً مَاءً <text:span text:style-name="Source_5f_Text">yā šāribā(n) māʔan</text:span> ! О, пьющий воду!</text:p>
      <text:p text:style-name="Text_20_body"><text:soft-page-break/>3) Если обращение направлено не к конкретному лицу или объекту, а к любому представителю данного вида:</text:p>
      <text:p text:style-name="Text_20_body">يَا رَجُلاً سَاعِدْنِى <text:span text:style-name="Source_5f_Text">yā rajulā(n) sāʕidniā</text:span> !</text:p>
      <text:p text:style-name="Text_20_body">О, мужчина, помоги мне! (Т.е. кто-нибудь из мужчин)</text:p>
      <text:p text:style-name="Text_20_body">يَا طَالِبًا اِجْتَهِدْ <text:span text:style-name="Source_5f_Text">yā ṭālibana aijtahid</text:span> !</text:p>
      <text:p text:style-name="Text_20_body">О, студент, старайся! (Т.е. кто-нибудь из студентов)</text:p>
      <text:p text:style-name="Text_20_body">يَا مُسْلِمًا لاَ تَغْضَبْ <text:span text:style-name="Source_5f_Text">yā muslimana laa taǧḍab</text:span> !</text:p>
      <text:p text:style-name="Text_20_body">О, мусульманин, не гневайся! (Т.е. кто-нибудь из мусульман)</text:p>
      <text:p text:style-name="Text_20_body">Также наряду с يَا <text:span text:style-name="Source_5f_Text">yā</text:span> широко используется другая частица обращения يَاأَيُّهَا <text:span text:style-name="Source_5f_Text">yāʔayyuhā</text:span> (для женского рода: يَاأَيَّتُهَا <text:span text:style-name="Source_5f_Text">yāʔayyatuhā</text:span> )<text:a xlink:type="simple" xlink:href="#fn2" text:style-name="Internet_20_link" text:visited-style-name="Visited_20_Internet_20_Link"><text:span text:style-name="Definition">2</text:span></text:a>.</text:p>
      <text:p text:style-name="Text_20_body">После этой частицы имя стоит в определённом состоянии именительного падежа:</text:p>
      <text:p text:style-name="Text_20_body">يَاأَيُّهَا الاِنْسَانُ <text:span text:style-name="Source_5f_Text">yāʔayyuhā l-ainsānu</text:span> ! О, человек! يَا أَيَّتُهَا البِنْتُ <text:span text:style-name="Source_5f_Text">yā ʔayyatuhā l-bintu</text:span> ! О, девочка!</text:p>
      <text:p text:style-name="Text_20_body">يَاأَيُّهَا النَّاسُ <text:span text:style-name="Source_5f_Text">yāʔayyuhā n-nāsu</text:span> ! О, люди! يَاأَيَّتُهَا النَّفْسُ <text:span text:style-name="Source_5f_Text">yāʔayyatuhā n-nafsu</text:span> ! О, душа!</text:p>
      <text:p text:style-name="Text_20_body">Существует ещё семь частиц, которые используются реже, чем يَا <text:span text:style-name="Source_5f_Text">yā</text:span> и يَاأَيُّهَا <text:span text:style-name="Source_5f_Text">yāʔayyuhā</text:span> . Это</text:p>
      <text:p text:style-name="Text_20_body">أَ <text:span text:style-name="Source_5f_Text">ʔa</text:span> , آ <text:span text:style-name="Source_5f_Text">ʔā</text:span> , أَىْ <text:span text:style-name="Source_5f_Text">ʔaā</text:span> , آىْ <text:span text:style-name="Source_5f_Text">ʔāā</text:span> , أَيَا <text:span text:style-name="Source_5f_Text">ʔayā</text:span> , هَيَا <text:span text:style-name="Source_5f_Text">hayā</text:span> , وَا <text:span text:style-name="Source_5f_Text">wā</text:span></text:p>
      <text:p text:style-name="Text_20_body">Правила их использования аналогичны правилам частицы يَا <text:span text:style-name="Source_5f_Text">yā</text:span> .</text:p>
      <text:p text:style-name="Text_20_body"><text:span text:style-name="T1">Примечание</text:span>:</text:p>
      <text:p text:style-name="Text_20_body">Иногда имя, к которому направлено обращение, утрачивает одну или две конечные буквы. Это делается для легкости произношения. В арабском языке это явление носит название اَلتَّرْخِيمُ <text:span text:style-name="Source_5f_Text">aalttarxiymu</text:span> .</text:p>
      <text:p text:style-name="Text_20_body">Например:</text:p>
      <text:p text:style-name="Text_20_body">يا جَعْفَ <text:span text:style-name="Source_5f_Text">ya jaʕfa</text:span> ! (В основе: يا جَعْفَرُ <text:span text:style-name="Source_5f_Text">ya jaʕfaru</text:span> !) О, Джафар!</text:p>
      <text:p text:style-name="Text_20_body">Такое усечение в оборотах обращения возможно в следующих именах:</text:p>
      <text:p text:style-name="Text_20_body"><text:soft-page-break/>1) Оканчивающихся на ة `` «та марбуту». Например:</text:p>
      <text:p text:style-name="Text_20_body">يَا عَائِشَ <text:span text:style-name="Source_5f_Text">yā ʕāʔiša</text:span> ! (В основе: يَا عَائِشَةُ <text:span text:style-name="Source_5f_Text">yā ʕāʔišatu</text:span> !) О, Аиша!</text:p>
      <text:p text:style-name="Text_20_body">يَا مُدَرِّسَ <text:span text:style-name="Source_5f_Text">yā mudarrisa</text:span> ! (В основе: ! يَا مُدَرِّسَةُ <text:span text:style-name="Source_5f_Text">yā mudarrisatu</text:span> ) О, учительница!</text:p>
      <text:p text:style-name="Text_20_body">2) Именах собственных, состоящих из более трех букв, последняя из которых огласована “даммой” или «танвин дамой». Например:</text:p>
      <text:p text:style-name="Text_20_body">يَا حَارِ <text:span text:style-name="Source_5f_Text">yā ḥāri</text:span> ! (В основе: يَا حَارِثُ <text:span text:style-name="Source_5f_Text">yā ḥāriθu</text:span> !) О, Харис!</text:p>
      <text:p text:style-name="Text_20_body">Конечная буква той части имени, которая остаётся после подобного усечения, может быть огласована «даммой» или сохранить свою прежнюю огласовку:</text:p>
      <text:p text:style-name="Text_20_body">يَا مَالُ <text:span text:style-name="Source_5f_Text">yā mālu</text:span> ! или يَا مَالِ <text:span text:style-name="Source_5f_Text">yā māli</text:span> (В основе: يَا مَالِكُ <text:span text:style-name="Source_5f_Text">yā māliku</text:span> !) О, Малик!</text:p>
      <text:p text:style-name="Text_20_body">Упражнения для закрепления</text:p>
      <text:p text:style-name="Text_20_body">1) Введите частицу обращения يَا <text:span text:style-name="Source_5f_Text">yā</text:span> в следующие слова и произведите нужные изменения, если того требует структура имени:</text:p>
      <text:p text:style-name="Text_20_body">__ طَالِبٌ <text:span text:style-name="Source_5f_Text">ṭālibun</text:span></text:p>
      <text:p text:style-name="Text_20_body">مُسْلِمَانِ <text:span text:style-name="Source_5f_Text">muslimāni</text:span> __</text:p>
      <text:p text:style-name="Text_20_body">ضَابِطٌ <text:span text:style-name="Source_5f_Text">ḍābiṭun</text:span> __</text:p>
      <text:p text:style-name="Text_20_body">مُعَلِّمُونَ <text:span text:style-name="Source_5f_Text">muʕallimuwna</text:span> __</text:p>
      <text:p text:style-name="Text_20_body">مُهَنْدِسٌ <text:span text:style-name="Source_5f_Text">muhandisun</text:span> __</text:p>
      <text:p text:style-name="Text_20_body">قَارِئُونَ <text:span text:style-name="Source_5f_Text">qāriʔuwna</text:span> __</text:p>
      <text:p text:style-name="Text_20_body">مَدْرَسَةٌ <text:span text:style-name="Source_5f_Text">madrasatun</text:span> __</text:p>
      <text:p text:style-name="Text_20_body">__ لاَعِبُونَ <text:span text:style-name="Source_5f_Text">laaʕibuwna</text:span></text:p>
      <text:p text:style-name="Text_20_body">__ طَبِيبَةٌ <text:span text:style-name="Source_5f_Text">ṭabiybatun</text:span></text:p>
      <text:p text:style-name="Text_20_body">__ صَدِيقَانِ <text:span text:style-name="Source_5f_Text">ṣadiyqāni</text:span></text:p>
      <text:p text:style-name="Text_20_body"><text:soft-page-break/>مُمَرِّضَةٌ <text:span text:style-name="Source_5f_Text">mumarriḍatun</text:span> __</text:p>
      <text:p text:style-name="Text_20_body">رُوسِيَّانِ <text:span text:style-name="Source_5f_Text">ruwsiyyāni</text:span> __</text:p>
      <text:p text:style-name="Text_20_body">2) Введите частицу обращения يَا <text:span text:style-name="Source_5f_Text">yā</text:span> в следующие словосочетания и произведите нужные изменения:</text:p>
      <text:p text:style-name="Text_20_body">صَاحِبُ الْبَيْتِ <text:span text:style-name="Source_5f_Text">ṣāḥibu l-bayti</text:span> __</text:p>
      <text:p text:style-name="Text_20_body">قَارِئٌ كِتَاباً <text:span text:style-name="Source_5f_Text">qāriʔun kitābā(n)</text:span> __</text:p>
      <text:p text:style-name="Text_20_body">اِبْنُ مُحَمَّدٍ <text:span text:style-name="Source_5f_Text">aibnu muḥammadin</text:span> __</text:p>
      <text:p text:style-name="Text_20_body">ضَارِبٌ تِلْمِيذاً <text:span text:style-name="Source_5f_Text">ḍāribun tilmiyðā(n)</text:span> __</text:p>
      <text:p text:style-name="Text_20_body">بِنْتُ زَيْدٍ <text:span text:style-name="Source_5f_Text">bintu zaydin</text:span> __</text:p>
      <text:p text:style-name="Text_20_body">قَاتِلٌ رَجُلاً <text:span text:style-name="Source_5f_Text">qātilun rajulā(n)</text:span> __</text:p>
      <text:p text:style-name="Text_20_body">3) Введите частицу обращения يَا <text:span text:style-name="Source_5f_Text">yā</text:span> в следующие слова при условии, что обращение не направлено к конкретному лицу:</text:p>
      <text:p text:style-name="Text_20_body">طَالِبٌ <text:span text:style-name="Source_5f_Text">ṭālibun</text:span> __</text:p>
      <text:p text:style-name="Text_20_body">اِمْرَأَةٌ <text:span text:style-name="Source_5f_Text">aimraʔatun</text:span> __</text:p>
      <text:p text:style-name="Text_20_body">ضَابِطٌ <text:span text:style-name="Source_5f_Text">ḍābiṭun</text:span> __</text:p>
      <text:p text:style-name="Text_20_body">مُسْلِمٌ <text:span text:style-name="Source_5f_Text">muslimun</text:span> __</text:p>
      <text:p text:style-name="Text_20_body">مُهَنْدِسٌ <text:span text:style-name="Source_5f_Text">muhandisun</text:span> __</text:p>
      <text:p text:style-name="Text_20_body">أُسْتَاذٌ <text:span text:style-name="Source_5f_Text">ʔustāðun</text:span> __</text:p>
      <text:p text:style-name="Text_20_body">4) Введите частицу обращения يَاأَيُّهَا <text:span text:style-name="Source_5f_Text">yāʔayyuhā</text:span> или يَاأَيَّتُهَا <text:span text:style-name="Source_5f_Text">yāʔayyatuhā</text:span> в следующие слова и произведите в них нужные изменения:</text:p>
      <text:p text:style-name="Text_20_body">مُسْلِمُونَ <text:span text:style-name="Source_5f_Text">muslimuwna</text:span> __</text:p>
      <text:p text:style-name="Text_20_body"><text:soft-page-break/>طَبِيبَةٌ <text:span text:style-name="Source_5f_Text">ṭabiybatun</text:span> __</text:p>
      <text:p text:style-name="Text_20_body">صَابِرُونَ <text:span text:style-name="Source_5f_Text">ṣābiruwna</text:span> __</text:p>
      <text:p text:style-name="Text_20_body">مُمَرِّضَةٌ <text:span text:style-name="Source_5f_Text">mumarriḍatun</text:span> __</text:p>
      <text:p text:style-name="Text_20_body">عُلَمَاءُ <text:span text:style-name="Source_5f_Text">ʕulamāʔu</text:span> __</text:p>
      <text:p text:style-name="Text_20_body">أُخْتٌ <text:span text:style-name="Source_5f_Text">ʔuxtun</text:span> __</text:p>
      <text:p text:style-name="Text_20_body">شُهَدَاءُ <text:span text:style-name="Source_5f_Text">šuhadāʔu</text:span> __</text:p>
      <text:p text:style-name="Text_20_body">أُمٌّ <text:span text:style-name="Source_5f_Text">ʔummun</text:span> __</text:p>
      <text:p text:style-name="Text_20_body">أَسَاتِذَةُ <text:span text:style-name="Source_5f_Text">ʔasātiðatu</text:span> __</text:p>
      <text:p text:style-name="Text_20_body">عَالِمٌ <text:span text:style-name="Source_5f_Text">ʕālimun</text:span> __</text:p>
      <text:p text:style-name="Text_20_body">رَجُلٌ <text:span text:style-name="Source_5f_Text">rajulun</text:span> __</text:p>
      <text:p text:style-name="Text_20_body">أُسْتَاذٌ <text:span text:style-name="Source_5f_Text">ʔustāðun</text:span> __</text:p>
      <text:p text:style-name="Text_20_body">طَالِبٌ <text:span text:style-name="Source_5f_Text">ṭālibun</text:span> __</text:p>
      <text:p text:style-name="Text_20_body">صَدِيقٌ <text:span text:style-name="Source_5f_Text">ṣadiyqun</text:span> __</text:p>
      <text:p text:style-name="Text_20_body">تِلْمِيذٌ <text:span text:style-name="Source_5f_Text">tilmiyðun</text:span> __</text:p>
      <text:p text:style-name="Text_20_body">مُدَرِّسَةٌ <text:span text:style-name="Source_5f_Text">mudarrisatun</text:span> __</text:p>
      <text:p text:style-name="Text_20_body">5) Введите частицу обращения يَا <text:span text:style-name="Source_5f_Text">yā</text:span> в следующие слова и произведите усечение их конечных букв ( التَّرْخِيمُ <text:span text:style-name="Source_5f_Text">at-tarxiymu</text:span> ). Проставьте огласовки:</text:p>
      <text:p text:style-name="Text_20_body">فَاطِمَةُ <text:span text:style-name="Source_5f_Text">fāṭimatu</text:span> __</text:p>
      <text:p text:style-name="Text_20_body">مُعَلِّمَةٌ <text:span text:style-name="Source_5f_Text">muʕallimatun</text:span> __</text:p>
      <text:p text:style-name="Text_20_body">حَمْزَةُ <text:span text:style-name="Source_5f_Text">ḥamzatu</text:span> __</text:p>
      <text:h text:style-name="Heading_20_2" text:outline-level="2"><text:bookmark-start text:name="именное-предложение"/><text:bookmark-start text:name="__RefHeading___Toc45204_1544766045"/><text:soft-page-break/>§ 9. Именное предложение<text:bookmark-end text:name="именное-предложение"/><text:bookmark-end text:name="__RefHeading___Toc45204_1544766045"/></text:h>
      <text:p text:style-name="First_20_paragraph">الجُمْلةُ الاِسْمِيَّةُ <text:span text:style-name="Source_5f_Text">al-jumltu l-aismiyyatu</text:span></text:p>
      <text:p text:style-name="Text_20_body">Именное предложение – это предложение, которое начинается с имени. Например:</text:p>
      <text:list xml:id="list2950787625" text:style-name="L9">
        <text:list-item>
          <text:p text:style-name="P14">الطَّالِبُ <text:span text:style-name="Source_5f_Text">aṭ-ṭālibu</text:span> * مُجْتَهِدٌ <text:span text:style-name="Source_5f_Text">mujtahidun</text:span> Студент прилежен</text:p>
        </text:list-item>
      </text:list>
      <text:p text:style-name="First_20_paragraph">Подлежащее именного предложения ( المُبْتَدَأُ <text:span text:style-name="Source_5f_Text">al-mubtadaʔu</text:span> ) ставится, как правило, в определённом состоянии, а сказуемое ( الخَبَرُ <text:span text:style-name="Source_5f_Text">al-xabaru</text:span> ) - в неопределённом.</text:p>
      <text:p text:style-name="Text_20_body">Если сказуемое именного предложения является именем, то оно согласуется с подлежащим в числе и роде:</text:p>
      <text:p text:style-name="Text_20_body">اَلتِّلْمِيذُ نَشِيطٌ <text:span text:style-name="Source_5f_Text">aalttilmiyðu našiyṭun</text:span> Ученик активен</text:p>
      <text:p text:style-name="Text_20_body">اَلتِّلْمِيذَةُ نَشِيطَةٌ <text:span text:style-name="Source_5f_Text">aalttilmiyðatu našiyṭatun</text:span> Ученица активна</text:p>
      <text:p text:style-name="Text_20_body">اَلتِّلْمِيذَانِ نَشِيطَانِ <text:span text:style-name="Source_5f_Text">aalttilmiyðāni našiyṭāni</text:span> Два ученика активны</text:p>
      <text:p text:style-name="Text_20_body">اَلتِّلْمِيذَتَانِ نَشِيطَتَانِ <text:span text:style-name="Source_5f_Text">aalttilmiyðatāni našiyṭatāni</text:span> Две ученицы активны</text:p>
      <text:p text:style-name="Text_20_body">اَلتَّلاَمِيذُ نِشَاطٌ <text:span text:style-name="Source_5f_Text">aalttal-aamiyðu nišāṭun</text:span> Ученики активны</text:p>
      <text:p text:style-name="Text_20_body">اَلتِّلْمِيذَاتُ نَشِيطَاتٌ <text:span text:style-name="Source_5f_Text">aalttilmiyðātu našiyṭātun</text:span> Ученицы активны</text:p>
      <text:p text:style-name="Text_20_body">В именных предложениях, приведенных выше, сказуемым являлось <text:span text:style-name="T1">имя</text:span>, но часто сказуемое выражается также</text:p>
      <text:p text:style-name="Text_20_body">1) <text:span text:style-name="T1">глаголом:</text:span></text:p>
      <text:p text:style-name="Text_20_body">زَيْدٌ <text:span text:style-name="Source_5f_Text">zaydun</text:span> * فَتَحَ <text:span text:style-name="Source_5f_Text">fataḥa</text:span> * البَابَ <text:span text:style-name="Source_5f_Text">al-bāba</text:span> Зейд открыл дверь</text:p>
      <text:p text:style-name="Text_20_body">В этом случае сказуемое-глагол согласуется с подлежащим в числе и роде (см. гл. II, § 6):</text:p>
      <text:p text:style-name="Text_20_body">اَلطَّالِبُ كَتَبَ رِسَالَةً <text:span text:style-name="Source_5f_Text">aalṭṭālibu kataba risālatan</text:span> Студент написал письмо</text:p>
      <text:p text:style-name="Text_20_body">اَلطَّالِبَانِ كَتَبَا رِسَالَةً <text:span text:style-name="Source_5f_Text">aalṭṭālibāni katabā risālatan</text:span> Два студента написали письмо</text:p>
      <text:p text:style-name="Text_20_body">اَلطُّلاَّبُ كَتَبُوا رِسَالَةً <text:span text:style-name="Source_5f_Text">aalṭṭulaaabu katabuwa risālatan</text:span> Студенты написали письмо</text:p>
      <text:p text:style-name="Text_20_body">اَلطَّالِبَةُ كَتَبَتْ رِسَالَةً <text:span text:style-name="Source_5f_Text">aalṭṭālibatu katabat risālatan</text:span> Студентка написала письмо</text:p>
      <text:p text:style-name="Text_20_body">اَلطَّالِبَتَانِ كَتَبَتَا رِسَالَةً <text:span text:style-name="Source_5f_Text">aalṭṭālibatāni katabatā risālatan</text:span> Две студентки написали письмо</text:p>
      <text:p text:style-name="Text_20_body"><text:soft-page-break/>اَلطَّالِبَاتُ كَتَبْنَ رِسَالَةً <text:span text:style-name="Source_5f_Text">aalṭṭālibātu katabna risālatan</text:span> Студентки написали письмо</text:p>
      <text:p text:style-name="Text_20_body">2) <text:span text:style-name="T1">изафетным</text:span> <text:span text:style-name="T1">сочетанием</text:span> <text:span text:style-name="T1">обстоятельства</text:span> <text:span text:style-name="T1">и</text:span> <text:span text:style-name="T1">имени</text:span>:</text:p>
      <text:p text:style-name="Text_20_body">اَلسَّيَّارَةُ <text:span text:style-name="Source_5f_Text">aalssayyāratu</text:span> * أَمَامَ اَلْبَيْتِ <text:span text:style-name="Source_5f_Text">ʔamāma aalbayti</text:span> * Машина перед домом</text:p>
      <text:p text:style-name="Text_20_body">اَلتِّلْمِيذُ <text:span text:style-name="Source_5f_Text">aalttilmiyðu</text:span> * عِنْدَ الْمُدِيرِ <text:span text:style-name="Source_5f_Text">ʕinda l-mudiyri</text:span> * Ученик у директора</text:p>
      <text:p text:style-name="Text_20_body">3) <text:span text:style-name="T1">сочетанием</text:span> <text:span text:style-name="T1">предлога</text:span> <text:span text:style-name="T1">родительного</text:span> <text:span text:style-name="T1">падежа</text:span> <text:span text:style-name="T1">и</text:span> <text:span text:style-name="T1">имени</text:span><text:a xlink:type="simple" xlink:href="#fn3" text:style-name="Internet_20_link" text:visited-style-name="Visited_20_Internet_20_Link"><text:span text:style-name="Definition"><text:span text:style-name="T1">3</text:span></text:span></text:a>:</text:p>
      <text:p text:style-name="Text_20_body">اَلتِّلْمِيذُ <text:span text:style-name="Source_5f_Text">aalttilmiyðu</text:span> * فِى الْمَدْرَسَةِ <text:span text:style-name="Source_5f_Text">fiā l-madrasati</text:span> * Ученик в школе</text:p>
      <text:p text:style-name="Text_20_body">اَلطَّالِبُ <text:span text:style-name="Source_5f_Text">aalṭṭālibu</text:span> * مِنْ رُوسِيَا <text:span text:style-name="Source_5f_Text">min ruwsiyā</text:span> * Студент из России</text:p>
      <text:p text:style-name="Text_20_body">Упражнения для закрепления</text:p>
      <text:p text:style-name="Text_20_body">1) Переведите следующие именные предложения и найдите в них подлежащее ( المُبْتَدَأُ <text:span text:style-name="Source_5f_Text">al-mubtadaʔu</text:span> ) и сказуемое ( أَلْخَبَرُ <text:span text:style-name="Source_5f_Text">ʔalxabaru</text:span> ) :</text:p>
      <text:p text:style-name="Text_20_body">اَلْبَيْتُ كَبِيرٌ <text:span text:style-name="Source_5f_Text">aalbaytu kabiyrun</text:span></text:p>
      <text:p text:style-name="Text_20_body">مُحَمَّدٌ <text:span text:style-name="Source_5f_Text">muḥammadun</text:span> ﴿ صَلَّى اللهُ عَلَيْهِ وَسَلَّمَ <text:span text:style-name="Source_5f_Text">ṣallaā l-lhu ʕalayhi wasallama</text:span> ﴾ رَسُولٌ <text:span text:style-name="Source_5f_Text">rasuwlun</text:span></text:p>
      <text:p text:style-name="Text_20_body">عُمَرُ <text:span text:style-name="Source_5f_Text">ʕumaru</text:span> ﴿ رَضِيَ اللهُ عَنْهُ <text:span text:style-name="Source_5f_Text">raḍiya l-lhu ʕanhu</text:span> ﴾ خَلِيفَةٌ <text:span text:style-name="Source_5f_Text">xaliyfatun</text:span></text:p>
      <text:p text:style-name="Text_20_body">التِّلْمِيذُ نَشِيطٌ <text:span text:style-name="Source_5f_Text">at-tilmiyðu našiyṭun</text:span></text:p>
      <text:p text:style-name="Text_20_body">الطَّالِبُ مُجْتَهِدٌ <text:span text:style-name="Source_5f_Text">aṭ-ṭālibu mujtahidun</text:span></text:p>
      <text:p text:style-name="Text_20_body">اَللَّهُ خَالِقٌ <text:span text:style-name="Source_5f_Text">aalllahu xāliqun</text:span></text:p>
      <text:p text:style-name="Text_20_body">اَلْكِتَابُ جَمِيلٌ <text:span text:style-name="Source_5f_Text">aalkitābu jamiylun</text:span></text:p>
      <text:p text:style-name="Text_20_body">الشَّجَرَةُ طَوِيلَةٌ <text:span text:style-name="Source_5f_Text">aš-šajaratu ṭawiylatun</text:span></text:p>
      <text:p text:style-name="Text_20_body">زَيْدٌ قَصِيرٌ <text:span text:style-name="Source_5f_Text">zaydun qaṣiyrun</text:span></text:p>
      <text:p text:style-name="Text_20_body">2) Переведите именные предложения и определите, чем выражено их сказуемое:</text:p>
      <text:p text:style-name="Text_20_body">أَحْمَدُ قَتَلَ الْأَسَدَ <text:span text:style-name="Source_5f_Text">ʔaḥmadu qatala l-ʔasada</text:span></text:p>
      <text:p text:style-name="Text_20_body"><text:soft-page-break/>زَيْنَبُ حَفِظَتْ سُورَةَ الرَّحْمَان <text:span text:style-name="Source_5f_Text">zaynabu ḥafið̣at suwrata r-raḥmān</text:span></text:p>
      <text:p text:style-name="Text_20_body">اَلْمُدَرِّسُ فِي الْمَسْجِدِ <text:span text:style-name="Source_5f_Text">aalmudarrisu fiy al-masjidi</text:span></text:p>
      <text:p text:style-name="Text_20_body">اَلْكَلْبُ فِي الْحَدِيقَةِ <text:span text:style-name="Source_5f_Text">aalkalbu fiy al-ḥadiyqati</text:span></text:p>
      <text:p text:style-name="Text_20_body">اَلصَّلاةُ قَبْلَ الْعَشَاءِ <text:span text:style-name="Source_5f_Text">aalṣṣal-atu qabla l-ʕašāʔi</text:span></text:p>
      <text:p text:style-name="Text_20_body">اَلسِّكِّينُ عِنْدَ مُحَمَّدٍ <text:span text:style-name="Source_5f_Text">aalssikkiynu ʕinda muḥammadin</text:span></text:p>
      <text:p text:style-name="Text_20_body">3) Переведите предложения на арабский язык:</text:p>
      <text:p text:style-name="Text_20_body">Мухаммад прилежен</text:p>
      <text:p text:style-name="Text_20_body">Собака выпила воду</text:p>
      <text:p text:style-name="Text_20_body">Мужчина в доме</text:p>
      <text:p text:style-name="Text_20_body">Студент написал письмо</text:p>
      <text:p text:style-name="Text_20_body">Парк за школой</text:p>
      <text:p text:style-name="Text_20_body">Я из Ирана</text:p>
      <text:p text:style-name="Text_20_body">Машина перед мечетью</text:p>
      <text:p text:style-name="Text_20_body">4) Выучите арабскую пословицу:</text:p>
      <text:p text:style-name="Text_20_body"> اَلأُمُورُ بِخَوَاتِمِهَا <text:span text:style-name="Source_5f_Text">aalʔumuwru bixawātimihā</text:span> </text:p>
      <text:p text:style-name="Text_20_body">«Конец – всему делу венец»</text:p>
      <text:h text:style-name="Heading_20_2" text:outline-level="2"><text:bookmark-start text:name="глагольное-предложение"/><text:bookmark-start text:name="__RefHeading___Toc45206_1544766045"/>§ 10. Глагольное предложение<text:bookmark-end text:name="глагольное-предложение"/><text:bookmark-end text:name="__RefHeading___Toc45206_1544766045"/></text:h>
      <text:p text:style-name="First_20_paragraph">الجُمْلَةُ الفِعْلِيَّةُ <text:span text:style-name="Source_5f_Text">al-jumlatu l-fiʕliyyatu</text:span></text:p>
      <text:p text:style-name="Text_20_body">Глагольное предложение – это предложение, которое начинается с глагола (утвердительного или отрицательного). Например:</text:p>
      <text:p text:style-name="Text_20_body">جَاءَ الطَّالِبُ <text:span text:style-name="Source_5f_Text">jāʔa ṭ-ṭālibu</text:span> Пришёл студент</text:p>
      <text:p text:style-name="Text_20_body">(утвердительный глагол прошедшего времени)</text:p>
      <text:p text:style-name="Text_20_body">مَا جَاءَ الطَّالِبُ <text:span text:style-name="Source_5f_Text">mā jāʔa ṭ-ṭālibu</text:span> Студент не пришёл</text:p>
      <text:p text:style-name="Text_20_body">(отрицательный глагол прошедшего времени)</text:p>
      <text:p text:style-name="Text_20_body">تَشْرَبُ فَاطِمَةُ الشَّاىَّ <text:span text:style-name="Source_5f_Text">tašrabu fāṭimatu š-šāāāa</text:span> Фатима пьёт чай (утвердительный глагол <text:soft-page-break/>настояще-будущего времени)</text:p>
      <text:p text:style-name="Text_20_body">لاَ تَشْرَبُ فَاطِمَةُ الشَّاىَّ <text:span text:style-name="Source_5f_Text">laa tašrabu fāṭimatu š-šāāāa</text:span> Фатима не пьёт чай (отрицательный глагол настояще-будущего времени)</text:p>
      <text:p text:style-name="Text_20_body">أُكْتُب هَذِهِ الجُمْلَةَ بِالعَرَبِيَّةِ <text:span text:style-name="Source_5f_Text">ʔuktub haðihi l-jumlata bialʕarabiyyati</text:span> ! Напиши это предложение по-арабски! (глагол повелительного наклонения)</text:p>
      <text:p text:style-name="Text_20_body">لاتَكْتُبْ هَذِهِ الجُمْلَةَ بِالعَرَبِيَّةِ <text:span text:style-name="Source_5f_Text">lataktub haðihi l-jumlata bialʕarabiyyati</text:span> ! Не пиши это предложение по-арабски! (глагол, выражающий запрет)</text:p>
      <text:p text:style-name="Text_20_body">Подлежащее глагольного предложения называется الفَاعِلُ <text:span text:style-name="Source_5f_Text">al-fāʕilu</text:span> - действующим лицом. В глагольных предложениях глагол сочетается с действующим лицом в роде и всегда ставится в единственном числе:</text:p>
      <text:p text:style-name="Text_20_body">ذَهَبَ الطَّالِبُ إِلَى البَيْتِ <text:span text:style-name="Source_5f_Text">ðahaba ṭ-ṭālibu ʔilaā l-bayti</text:span> Студент пошёл домой</text:p>
      <text:p text:style-name="Text_20_body">ذَهَبَتْ الطَّالِبَةُ إِلَى البَيْتِ <text:span text:style-name="Source_5f_Text">ðahabat aṭ-ṭālibatu ʔilaā l-bayti</text:span> Студентка пошла домой</text:p>
      <text:p text:style-name="Text_20_body">ذَهَبَ الطَّالِبَانِ إِلَى البَيْتِ <text:span text:style-name="Source_5f_Text">ðahaba ṭ-ṭālibāni ʔilaā l-bayti</text:span> Два студента пошли домой</text:p>
      <text:p text:style-name="Text_20_body">ذَهَبَتْ الطَّالِبَتَانِ إِلَى البَيْتِ <text:span text:style-name="Source_5f_Text">ðahabat aṭ-ṭālibatāni ʔilaā l-bayti</text:span> Две студентки пошли домой</text:p>
      <text:p text:style-name="Text_20_body">ذَهَبَ الطُّلاَبُ إِلَى البَيْتِ <text:span text:style-name="Source_5f_Text">ðahaba ṭ-ṭulaabu ʔilaā l-bayti</text:span> Студенты пошли домой</text:p>
      <text:p text:style-name="Text_20_body">ذَهَبَتْ الطَّالِبَاتُ إِلَى البَيْتِ <text:span text:style-name="Source_5f_Text">ðahabat aṭ-ṭālibātu ʔilaā l-bayti</text:span> Студентки пошли домой</text:p>
      <text:p text:style-name="Text_20_body">Между глаголом и действующим лицом могут находиться и другие части речи. Например:</text:p>
      <text:p text:style-name="Text_20_body">كَلَّمَنِي <text:span text:style-name="Source_5f_Text">kallamaniy</text:span> * أَمْسِ <text:span text:style-name="Source_5f_Text">ʔamsi</text:span> * مُحَمَّدٌ <text:span text:style-name="Source_5f_Text">muḥammadun</text:span> Вчера со мной говорил Мухаммад (между глаголом и действующим лицом расположено обстоятельство времени)</text:p>
      <text:p text:style-name="Text_20_body">نَامَ <text:span text:style-name="Source_5f_Text">nāma</text:span> * عَلَى السَّرِيرِ <text:span text:style-name="Source_5f_Text">ʕalaā s-sariyri</text:span> * وَلَدٌ <text:span text:style-name="Source_5f_Text">waladun</text:span> На кровати спал мальчик (между глаголом и действующим лицом расположены предлог родительного падежа и его имя)</text:p>
      <text:p text:style-name="Text_20_body">زَارَ <text:span text:style-name="Source_5f_Text">zāra</text:span> * طَالِباً <text:span text:style-name="Source_5f_Text">ṭālibā(n)</text:span> * صَدِيقُهُ <text:span text:style-name="Source_5f_Text">ṣadiyquhu</text:span> Студента посетил его друг (между глаголом и действующим лицом расположено прямое дополнение)</text:p>
      <text:p text:style-name="Text_20_body">Упражнения для закрепления</text:p>
      <text:p text:style-name="Text_20_body">1) Переведите глагольные предложения на русский язык:</text:p>
      <text:p text:style-name="Text_20_body"><text:soft-page-break/>شَرِبْتُ الشَّايَ <text:span text:style-name="Source_5f_Text">šaribtu š-šāya</text:span></text:p>
      <text:p text:style-name="Text_20_body">مَا قَتَلَ عُمَرُ اَلْأَسَدَ <text:span text:style-name="Source_5f_Text">mā qatala ʕumaru aalʔasada</text:span></text:p>
      <text:p text:style-name="Text_20_body">تَذْهَبُ فَاطِمَةُ إِلَى الْجَامِعَةِ <text:span text:style-name="Source_5f_Text">taðhabu fāṭimatu ʔilaā l-jāmiʕati</text:span></text:p>
      <text:p text:style-name="Text_20_body">لاَ يُسَافِرُ مُحَمَّدٌ إِلَى مُوسْكُو <text:span text:style-name="Source_5f_Text">laa yusāfiru muḥammadun ʔilaā muwskuw</text:span></text:p>
      <text:p text:style-name="Text_20_body">اِقْرَأِ الْكِتَابَ <text:span text:style-name="Source_5f_Text">aiqraʔi l-kitāba</text:span></text:p>
      <text:p text:style-name="Text_20_body">لاَ تَجْلِسِي هُنَا <text:span text:style-name="Source_5f_Text">laa tajlisiy hunā</text:span></text:p>
      <text:p text:style-name="Text_20_body">يَعْبُدُ الْمُسْلِمُ رَبَّهُ <text:span text:style-name="Source_5f_Text">yaʕbudu l-muslimu rabbahu</text:span></text:p>
      <text:p text:style-name="Text_20_body">2) Введите подходящее действующее лицо в следующие</text:p>
      <text:p text:style-name="Text_20_body">предложения и переведите их:</text:p>
      <text:p text:style-name="Text_20_body">شَرِبَتْ <text:span text:style-name="Source_5f_Text">šaribat</text:span> ……….. الشَّايَ <text:span text:style-name="Source_5f_Text">aš-šāya</text:span></text:p>
      <text:p text:style-name="Text_20_body">يَعْبُدُ <text:span text:style-name="Source_5f_Text">yaʕbudu</text:span> ……….. اللهَ <text:span text:style-name="Source_5f_Text">al-lha</text:span></text:p>
      <text:p text:style-name="Text_20_body">لاَ يَلْعَبُ <text:span text:style-name="Source_5f_Text">laa yalʕabu</text:span> ………. فِي الْمَدْرَسَةِ <text:span text:style-name="Source_5f_Text">fiy al-madrasati</text:span></text:p>
      <text:p text:style-name="Text_20_body">لاَ تَكْتُبُ <text:span text:style-name="Source_5f_Text">laa taktubu</text:span> ………. رِسَالَةً إِلَى أُمِّهَا <text:span text:style-name="Source_5f_Text">risālatan ʔilaā ʔummihā</text:span></text:p>
      <text:p text:style-name="Text_20_body">مَا قَالَ <text:span text:style-name="Source_5f_Text">mā qāla</text:span> ……….. هَذَا <text:span text:style-name="Source_5f_Text">haðā</text:span></text:p>
      <text:p text:style-name="Text_20_body">مَا قَرَأَتْ <text:span text:style-name="Source_5f_Text">mā qaraʔat</text:span> ………. هَذِهِ الْجَرِيدَةَ <text:span text:style-name="Source_5f_Text">haðihi l-jariydata</text:span></text:p>
      <text:p text:style-name="Text_20_body">3) Переведите предложения на арабский язык:</text:p>
      <text:p text:style-name="Text_20_body">Ахмад вошел в дом</text:p>
      <text:p text:style-name="Text_20_body">Студент вышел из университета</text:p>
      <text:p text:style-name="Text_20_body">Девочка съела хлеб</text:p>
      <text:p text:style-name="Text_20_body">Мама сидела дома</text:p>
      <text:p text:style-name="Text_20_body">Двое мужчин выпили чай</text:p>
      <text:p text:style-name="Text_20_body">Две женщины написали письмо</text:p>
      <text:p text:style-name="Text_20_body">Мальчики играли там</text:p>
      <text:p text:style-name="Text_20_body"><text:soft-page-break/>Девочки играли здесь</text:p>
      <text:h text:style-name="Heading_20_2" text:outline-level="2"><text:bookmark-start text:name="إِنَّ-ʔinna-и-его-сёстры"/><text:bookmark-start text:name="__RefHeading___Toc45208_1544766045"/><text:span text:style-name="T3">§ 11. إِنَّ </text:span><text:span text:style-name="Source_5f_Text">ʔinna</text:span><text:span text:style-name="T3"> и его «сёстры»</text:span><text:bookmark-end text:name="إِنَّ-ʔinna-и-его-сёстры"/><text:bookmark-end text:name="__RefHeading___Toc45208_1544766045"/></text:h>
      <text:p text:style-name="First_20_paragraph">إِنَّ وَأَخَوَاتُهَا <text:span text:style-name="Source_5f_Text">ʔinna waʔaxawātuhā</text:span></text:p>
      <text:p text:style-name="Text_20_body">إِنَّ <text:span text:style-name="Source_5f_Text">ʔinna</text:span> и его «сёстры» – как принято их называть в арабской терминологии – это группа предлогов, которые входят в именные предложения, и ставят подлежащее в винительном, а сказуемое – в именительном падеже. Этих предлогов шесть:</text:p>
      <text:p text:style-name="Text_20_body">1) إِنَّ <text:span text:style-name="Source_5f_Text">ʔinna</text:span> «поистине, ведь, же» (для усиления смысла предложения)</text:p>
      <text:p text:style-name="Text_20_body">2) أَنَّ <text:span text:style-name="Source_5f_Text">ʔanna</text:span> «что» (для присоединения одного предложения к другому, то есть этот предлог встречается внутри сложноподчиненного предложения)</text:p>
      <text:p text:style-name="Text_20_body">3) كَأَنَّ <text:span text:style-name="Source_5f_Text">kaʔanna</text:span> «подобно, как будто; кажется» (для сравнения или сомнения)</text:p>
      <text:p text:style-name="Text_20_body">4) لَكِنَّ <text:span text:style-name="Source_5f_Text">lakinna</text:span> «но, однако»</text:p>
      <text:p text:style-name="Text_20_body">5) لَيْتَ <text:span text:style-name="Source_5f_Text">layta</text:span> «о, если бы» (для выражения желания, которое <text:span text:style-name="T1">не</text:span> <text:span text:style-name="T1">может</text:span> быть исполнено)</text:p>
      <text:p text:style-name="Text_20_body">6) لَعَلَّ <text:span text:style-name="Source_5f_Text">laʕalla</text:span> «возможно, может быть» (для выражения желания, которое <text:span text:style-name="T1">может</text:span> быть исполнено)</text:p>
      <text:p text:style-name="Text_20_body">Примеры их использования:</text:p>
      <text:p text:style-name="Text_20_body">البَيْتُ جَمِيلٌ <text:span text:style-name="Source_5f_Text">al-baytu jamiylun</text:span> (1 Дом красив</text:p>
      <text:p text:style-name="Text_20_body">إِنَّ البَيْتَ جَمِيلٌ <text:span text:style-name="Source_5f_Text">ʔinna l-bayta jamiylun</text:span> <text:span text:style-name="T1">Поистине</text:span>, дом красив</text:p>
      <text:p text:style-name="Text_20_body">الكِتَابُ مُمْتِعٌ <text:span text:style-name="Source_5f_Text">al-kitābu mumtiʕun</text:span> (2Книга интересная</text:p>
      <text:p text:style-name="Text_20_body">أَعْرِفُ أَنَّ الكِتَابَ مُمْتِعٌ <text:span text:style-name="Source_5f_Text">ʔaʕrifu ʔanna l-kitāba mumtiʕun</text:span> Я знаю, <text:span text:style-name="T1">что</text:span> книга интересная</text:p>
      <text:p text:style-name="Text_20_body">زَيْدٌ أَسَدٌ <text:span text:style-name="Source_5f_Text">zaydun ʔasadun</text:span> (3 Зейд лев</text:p>
      <text:p text:style-name="Text_20_body">كَأَنَّ زَيْداً أَسَدٌ <text:span text:style-name="Source_5f_Text">kaʔanna zaydā(n) ʔasadun</text:span> Зейд <text:span text:style-name="T1">как</text:span> <text:span text:style-name="T1">будто</text:span> лев (сравнение)</text:p>
      <text:p text:style-name="Text_20_body">Если сказуемое при كَأَنَّ <text:span text:style-name="Source_5f_Text">kaʔanna</text:span> образовано от глагола, то كَأَنَّ <text:span text:style-name="Source_5f_Text">kaʔanna</text:span> выражает сомнение. Например:</text:p>
      <text:p text:style-name="Text_20_body"><text:soft-page-break/>كَأَنَّ مُحَمَّداً مُجْتَهِدٌ <text:span text:style-name="Source_5f_Text">kaʔanna muḥammadā(n) mujtahidun</text:span> Мухаммад, <text:span text:style-name="T1">кажется</text:span>, старателен (сомнение) (Действительное причастие مُجْتَهِدٌ <text:span text:style-name="Source_5f_Text">mujtahidun</text:span> «старательный» образовано от глагола اِجْتَهَدَ <text:span text:style-name="Source_5f_Text">aijtahada</text:span> «стараться»)</text:p>
      <text:p text:style-name="Text_20_body">الْبَيْتُ كَبِيرٌ <text:span text:style-name="Source_5f_Text">al-baytu kabiyrun</text:span> (4 Дом большой</text:p>
      <text:p text:style-name="Text_20_body">لَكِنَّ الْبُسْتَانَ صَغِيرٌ الْبَيْتُ كَبِيرٌ <text:span text:style-name="Source_5f_Text">lakinna l-bustāna ṣaǧiyrun al-baytu kabiyrun</text:span> Дом большой, <text:span text:style-name="T1">но</text:span> сад маленький</text:p>
      <text:p text:style-name="Text_20_body">الامْتِحَانُ سَهْلٌ <text:span text:style-name="Source_5f_Text">al-amtiḥānu sahlun</text:span> (5 Экзамен лёгкий</text:p>
      <text:p text:style-name="Text_20_body">لَيْتَ الامْتِحَانَ سَهْلٌ <text:span text:style-name="Source_5f_Text">layta l-amtiḥāna sahlun</text:span> <text:span text:style-name="T1">О,</text:span> <text:span text:style-name="T1">если</text:span> <text:span text:style-name="T1">бы</text:span> экзамен был лёгким!</text:p>
      <text:p text:style-name="Text_20_body">الشِّتَاءُ قَرِيبٌ <text:span text:style-name="Source_5f_Text">aš-šitāʔu qariybun</text:span> (6Зима близка</text:p>
      <text:p text:style-name="Text_20_body">لَعَلَّ الشِّتَاءَ قَرِيبٌ <text:span text:style-name="Source_5f_Text">laʕalla š-šitāʔa qariybun</text:span> <text:span text:style-name="T1">Может</text:span> <text:span text:style-name="T1">быть</text:span>, зима близка</text:p>
      <text:p text:style-name="Text_20_body">Подлежащим перечисленных предлогов может являться и слитное местоимение:</text:p>
      <text:p text:style-name="Text_20_body">إِنَّـهُ طَالِبٌ مُجْتَهِدٌ <text:span text:style-name="Source_5f_Text">ʔinnahu ṭālibun mujtahidun</text:span></text:p>
      <text:p text:style-name="Text_20_body">Поистине, он старательный студент ( هُ <text:span text:style-name="Source_5f_Text">hu</text:span> – подлежащее предлога إِنَّ <text:span text:style-name="Source_5f_Text">ʔinna</text:span> )</text:p>
      <text:p text:style-name="Text_20_body">إِنَّـهُمَا طَالِبَانِ مُجْتَهِدَانِ <text:span text:style-name="Source_5f_Text">ʔinnahumā ṭālibāni mujtahidāni</text:span></text:p>
      <text:p text:style-name="Text_20_body">Поистине, они (двойственное число) старательные студенты ( هُمَا <text:span text:style-name="Source_5f_Text">humā</text:span> – подлежащее предлога إِنَّ <text:span text:style-name="Source_5f_Text">ʔinna</text:span> )</text:p>
      <text:p text:style-name="Text_20_body">إِنَّـهُمْ طُلاَّبٌ مُجْتَهِدُونَ <text:span text:style-name="Source_5f_Text">ʔinnahum ṭulaaabun mujtahiduwna</text:span></text:p>
      <text:p text:style-name="Text_20_body">Поистине, они (множественное число) старательные студенты ( هُمْ <text:span text:style-name="Source_5f_Text">hum</text:span> – подлежащее предлога إِنَّ <text:span text:style-name="Source_5f_Text">ʔinna</text:span> )</text:p>
      <text:p text:style-name="Text_20_body">إِنَّـهَا طَالِبَةٌ مُجْتَهِدَةٌ <text:span text:style-name="Source_5f_Text">ʔinnahā ṭālibatun mujtahidatun</text:span></text:p>
      <text:p text:style-name="Text_20_body">Поистине, она старательная студентка ( هَا <text:span text:style-name="Source_5f_Text">hā</text:span> – подлежащее предлога إِنَّ <text:span text:style-name="Source_5f_Text">ʔinna</text:span> )</text:p>
      <text:p text:style-name="Text_20_body"><text:soft-page-break/>إِنَّـهُنَّ طَالِبَاتٌ مُجْتَهِدَاتٌ <text:span text:style-name="Source_5f_Text">ʔinnahunna ṭālibātun mujtahidātun</text:span></text:p>
      <text:p text:style-name="Text_20_body">Поистине, они (множественное число) старательные студентки ( هُنَّ <text:span text:style-name="Source_5f_Text">hunna</text:span> – подлежащее предлога إِنَّ <text:span text:style-name="Source_5f_Text">ʔinna</text:span> )</text:p>
      <text:p text:style-name="Text_20_body">إِنَّـكَ طَالِبٌ مُجْتَهِدٌ <text:span text:style-name="Source_5f_Text">ʔinnaka ṭālibun mujtahidun</text:span></text:p>
      <text:p text:style-name="Text_20_body">Поистине, ты старательный студент ( كَ <text:span text:style-name="Source_5f_Text">ka</text:span> – подлежащее предлога إِنَّ <text:span text:style-name="Source_5f_Text">ʔinna</text:span> )</text:p>
      <text:p text:style-name="Text_20_body">إِنَّـكُمَا طَالِبَانِ مُجْتَهِدَانِ <text:span text:style-name="Source_5f_Text">ʔinnakumā ṭālibāni mujtahidāni</text:span></text:p>
      <text:p text:style-name="Text_20_body">Поистине, вы (двойственное число) старательные студенты ( كُمَا <text:span text:style-name="Source_5f_Text">kumā</text:span> – подлежащее предлога إِنَّ <text:span text:style-name="Source_5f_Text">ʔinna</text:span> )</text:p>
      <text:p text:style-name="Text_20_body">إِنَّـكُمْ طُلاَّبٌ مُجْتَهِدُونَ <text:span text:style-name="Source_5f_Text">ʔinnakum ṭulaaabun mujtahiduwna</text:span></text:p>
      <text:p text:style-name="Text_20_body">Поистине, вы (множественное число) старательные студенты ( كُمْ <text:span text:style-name="Source_5f_Text">kum</text:span> – подлежащее предлога إِنَّ <text:span text:style-name="Source_5f_Text">ʔinna</text:span> )</text:p>
      <text:p text:style-name="Text_20_body">إِنَّـكِ طَالِبَةٌ مُجْتَهِدَةٌ <text:span text:style-name="Source_5f_Text">ʔinnaki ṭālibatun mujtahidatun</text:span></text:p>
      <text:p text:style-name="Text_20_body">Поистине, ты старательная студентка ( كِ <text:span text:style-name="Source_5f_Text">ki</text:span> – подлежащее предлога إِنَّ <text:span text:style-name="Source_5f_Text">ʔinna</text:span> )</text:p>
      <text:p text:style-name="Text_20_body">إِنَّـكُنَّ طَالِبَاتٌ مُجْتَهِدَاتٌ <text:span text:style-name="Source_5f_Text">ʔinnakunna ṭālibātun mujtahidātun</text:span></text:p>
      <text:p text:style-name="Text_20_body">Поистине, вы (множественное число) старательные студентки ( كُنَّ <text:span text:style-name="Source_5f_Text">kunna</text:span> – подлежащее предлога إِنَّ <text:span text:style-name="Source_5f_Text">ʔinna</text:span> )</text:p>
      <text:p text:style-name="Text_20_body">إِنَّـنِي <text:span text:style-name="Source_5f_Text">ʔinnaniy</text:span> <text:a xlink:type="simple" xlink:href="#fn4" text:style-name="Internet_20_link" text:visited-style-name="Visited_20_Internet_20_Link"><text:span text:style-name="Definition">4</text:span></text:a> طَالِبٌ مُجْتَهِدٌ <text:span text:style-name="Source_5f_Text">ṭālibun mujtahidun</text:span></text:p>
      <text:p text:style-name="Text_20_body">Поистине, я старательный студент ( نِي <text:span text:style-name="Source_5f_Text">niy</text:span> – подлежащее предлога إِنَّ <text:span text:style-name="Source_5f_Text">ʔinna</text:span> )</text:p>
      <text:p text:style-name="Text_20_body">إِنَّـنَا <text:span text:style-name="Source_5f_Text">ʔinnanā</text:span> <text:a xlink:type="simple" xlink:href="#fn5" text:style-name="Internet_20_link" text:visited-style-name="Visited_20_Internet_20_Link"><text:span text:style-name="Definition">5</text:span></text:a> طُلاَّبٌ مُجْتَهِدُونَ <text:span text:style-name="Source_5f_Text">ṭulaaabun mujtahiduwna</text:span></text:p>
      <text:p text:style-name="Text_20_body">Поистине, мы старательные студенты ( نَا <text:span text:style-name="Source_5f_Text">nā</text:span> – подлежащее предлога إِنَّ <text:span text:style-name="Source_5f_Text">ʔinna</text:span> )</text:p>
      <text:p text:style-name="Text_20_body">Часто сказуемым перечисленных предлогов является не имя именительного падежа, а <text:soft-page-break/>глагол или «подобие предложения» (см. гл. I, § 9). Например:</text:p>
      <text:p text:style-name="Text_20_body">إِنَّ اللَّهَ <text:span text:style-name="Source_5f_Text">ʔinna l-laha</text:span> * خَلَقَ <text:span text:style-name="Source_5f_Text">xalaqa</text:span> * الْاِنْسَانَ <text:span text:style-name="Source_5f_Text">al-ainsāna</text:span> Поистине, Аллах <text:span text:style-name="T1">создал</text:span> человека</text:p>
      <text:p text:style-name="Text_20_body">إِنَّ صَدِيقَكَ <text:span text:style-name="Source_5f_Text">ʔinna ṣadiyqaka</text:span> * فِي الْحُزْنِ <text:span text:style-name="Source_5f_Text">fiy al-ḥuzni</text:span> <text:span text:style-name="T1">Поистине, твой друг </text:span>в* <text:span text:style-name="T1">печали</text:span></text:p>
      <text:p text:style-name="Text_20_body">إِنَّ السَّـيَّارَةَ <text:span text:style-name="Source_5f_Text">ʔinna s-sayyārata</text:span> * أَمَامَ الْبَيْتِ <text:span text:style-name="Source_5f_Text">ʔamāma l-bayti</text:span> <text:span text:style-name="T1">Поистине, машина </text:span>перед* <text:span text:style-name="T1">домом</text:span></text:p>
      <text:p text:style-name="Text_20_body">Упражнения для закрепления</text:p>
      <text:p text:style-name="Text_20_body">1) Введите подходящую частицу из сестёр : إنَّ <text:span text:style-name="Source_5f_Text">ʔnna</text:span></text:p>
      <text:p text:style-name="Text_20_body">__ الذِّئْبَ كَلْبٌ <text:span text:style-name="Source_5f_Text">að-ðiʔba kalbun</text:span></text:p>
      <text:p text:style-name="Text_20_body">__ وَلِيداً كَانَ أَخِي <text:span text:style-name="Source_5f_Text">waliydā(n) kāna ʔaxiy</text:span> !</text:p>
      <text:p text:style-name="Text_20_body">أَعْرِفُ <text:span text:style-name="Source_5f_Text">ʔaʕrifu</text:span> __ مُحَمَّداً رَسُولُ اللهِ <text:span text:style-name="Source_5f_Text">muḥammadā(n) rasuwlu l-lhi</text:span></text:p>
      <text:p text:style-name="Text_20_body">أَعْرِفُ <text:span text:style-name="Source_5f_Text">ʔaʕrifu</text:span> __ الْإمْتِحانَ صَعْبٌ <text:span text:style-name="Source_5f_Text">al-ʔmtiḥana ṣaʕbun</text:span> __ الْأُسْتَاذَ مُتَسَامِحٌ <text:span text:style-name="Source_5f_Text">al-ʔustāða mutasāmiḥun</text:span></text:p>
      <text:p text:style-name="Text_20_body">__ اللهَ رَبِّي <text:span text:style-name="Source_5f_Text">al-lha rabbiy</text:span></text:p>
      <text:p text:style-name="Text_20_body">أَخُوكَ مُجْتَهِدٌ <text:span text:style-name="Source_5f_Text">ʔaxuwka mujtahidun</text:span> __ صَدِيقَهُ كَسْلانُ <text:span text:style-name="Source_5f_Text">ṣadiyqahu kaslanu</text:span></text:p>
      <text:p text:style-name="Text_20_body">2) Переведите следующие два предложения и укажите на смысловую разницу между ними:</text:p>
      <text:p text:style-name="Text_20_body">كَأَنَّ الْبَيْتَ قَصَرٌ <text:span text:style-name="Source_5f_Text">kaʔanna l-bayta qaṣarun</text:span></text:p>
      <text:p text:style-name="Text_20_body">كَأَنَّ مُبَارَكاً فَاهِمٌ <text:span text:style-name="Source_5f_Text">kaʔanna mubārakā(n) fāhimun</text:span></text:p>
      <text:p text:style-name="Text_20_body">3) Переведите следующие предложения и определите, чем выражены в них сказуемые при предлогах-сестрах إِنَّ <text:span text:style-name="Source_5f_Text">ʔinna</text:span> :</text:p>
      <text:p text:style-name="Text_20_body">إنَّ مُحَمَّداً صَدِيقِي <text:span text:style-name="Source_5f_Text">ʔnna muḥammadā(n) ṣadiyqiy</text:span></text:p>
      <text:p text:style-name="Text_20_body">إنَّ مُحَمَّداً فِي الْمَدْرَسَةِ <text:span text:style-name="Source_5f_Text">ʔnna muḥammadā(n) fiy al-madrasati</text:span></text:p>
      <text:p text:style-name="Text_20_body">إنَّ مُحَمَّداً يَكْتُبُ <text:span text:style-name="Source_5f_Text">ʔnna muḥammadā(n) yaktubu</text:span></text:p>
      <text:p text:style-name="Text_20_body"><text:soft-page-break/>كَأَنَّ فَاطِمَةَ أُخْتُكِ <text:span text:style-name="Source_5f_Text">kaʔanna fāṭimata ʔuxtuki</text:span></text:p>
      <text:p text:style-name="Text_20_body">كَأَنَّ فَاطِمَةَ فِي الْمَسْجِدِ <text:span text:style-name="Source_5f_Text">kaʔanna fāṭimata fiy al-masjidi</text:span></text:p>
      <text:p text:style-name="Text_20_body">كَأَنَّ فَاطِمَةَ تَقْرَأُ <text:span text:style-name="Source_5f_Text">kaʔanna fāṭimata taqraʔu</text:span></text:p>
      <text:p text:style-name="Text_20_body">لَعَلَّ الْكِتَابَ مُفِيدٌ <text:span text:style-name="Source_5f_Text">laʕalla l-kitāba mufiydun</text:span></text:p>
      <text:p text:style-name="Text_20_body">لَعَلَّ الْكِتَابَ فِي الرَّفِّ <text:span text:style-name="Source_5f_Text">laʕalla l-kitāba fiy ar-raffi</text:span></text:p>
      <text:p text:style-name="Text_20_body">لَعَلَّ الْكِتَابَ يُفِيدُ <text:span text:style-name="Source_5f_Text">laʕalla l-kitāba yufiydu</text:span></text:p>
      <text:p text:style-name="Text_20_body">لَيْتَ الشَّبَابَ دَائِمٌ <text:span text:style-name="Source_5f_Text">layta š-šabāba dāʔimun</text:span></text:p>
      <text:p text:style-name="Text_20_body">لَيْتَ الشَّبَابَ فِي قَلْبِي <text:span text:style-name="Source_5f_Text">layta š-šabāba fiy qalbiy</text:span></text:p>
      <text:p text:style-name="Text_20_body">لَيْتَ الشَّبَابَ يَعُودُ <text:span text:style-name="Source_5f_Text">layta š-šabāba yaʕuwdu</text:span></text:p>
      <text:p text:style-name="Text_20_body">عَلِمْتُ أَنَّ أُسْتَاذَنَا عَالِمٌ <text:span text:style-name="Source_5f_Text">ʕalimtu ʔanna ʔustāðanā ʕālimun</text:span></text:p>
      <text:p text:style-name="Text_20_body">عَلِمْتُ أَنَّ أُسْتَاذَنَا فِي الْحَدِيقَةِ <text:span text:style-name="Source_5f_Text">ʕalimtu ʔanna ʔustāðanā fiy al-ḥadiyqati</text:span></text:p>
      <text:p text:style-name="Text_20_body">عَلِمْتُ أَنَّ أُسْتَاذَنَا يُسَافِرُ <text:span text:style-name="Source_5f_Text">ʕalimtu ʔanna ʔustāðanā yusāfiru</text:span></text:p>
      <text:p text:style-name="Text_20_body">حَيَاةُ الْبَطَلِ تَنْتَهِي لَكِنَّ مَجْدَهُ بَاقٍ <text:span text:style-name="Source_5f_Text">ḥayātu l-baṭali tantahiy lakinna majdahu bāqin</text:span></text:p>
      <text:p text:style-name="Text_20_body">حَيَاةُ الْبَطَلِ تَنْتَهِي لَكِنَّ مَجْدَهُ يَبْقَى <text:span text:style-name="Source_5f_Text">ḥayātu l-baṭali tantahiy lakinna majdahu yabqaā</text:span></text:p>
      <text:p text:style-name="Text_20_body">اِنْتَهَتْ حَيَاةُ الْبَطَلِ لَكِنَّ مَجْدَهُ فِي التَّأْرِيخِ <text:span text:style-name="Source_5f_Text">aintahat ḥayātu l-baṭali lakinna majdahu fiy at-taʔriyxi</text:span></text:p>
      <text:p text:style-name="Text_20_body">4) Переведите на арабский язык:</text:p>
      <text:p text:style-name="Text_20_body">Поистине, Зейд студент</text:p>
      <text:p text:style-name="Text_20_body">Я знаю, что Зейд студент</text:p>
      <text:p text:style-name="Text_20_body">Эта собака как лев</text:p>
      <text:p text:style-name="Text_20_body">О, если бы погода была хорошей!</text:p>
      <text:p text:style-name="Text_20_body">Может быть, Хусейн твой друг</text:p>
      <text:p text:style-name="Text_20_body"><text:soft-page-break/>Я усталый, но радостный</text:p>
      <text:h text:style-name="Heading_20_2" text:outline-level="2"><text:bookmark-start text:name="имена-двухпадежного-склонения"/><text:bookmark-start text:name="__RefHeading___Toc45210_1544766045"/>§ 12. Имена двухпадежного склонения<text:bookmark-end text:name="имена-двухпадежного-склонения"/><text:bookmark-end text:name="__RefHeading___Toc45210_1544766045"/></text:h>
      <text:p text:style-name="First_20_paragraph">الأَسْمَاءُ المَمْنُوعَةُ مِنَ الصَّرْفِ <text:span text:style-name="Source_5f_Text">al-ʔasmāʔu l-mamnuwʕatu mina ṣ-ṣarfi</text:span></text:p>
      <text:p text:style-name="Text_20_body">Некоторые имена арабского языка не принимают танвина и склоняются посредством «фатхи» в родительном и винительном падежах. Например:</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Table_20_Contents">الرَّفْعُ <text:span text:style-name="Source_5f_Text">ar-rafʕu</text:span> именительный падеж</text:p>
          </table:table-cell>
          <table:table-cell table:style-name="Table2.A1" office:value-type="string">
            <text:p text:style-name="Table_20_Contents">رَمَضَانُ <text:span text:style-name="Source_5f_Text">ramaḍānu</text:span></text:p>
          </table:table-cell>
          <table:table-cell table:style-name="Table2.A1" office:value-type="string">
            <text:p text:style-name="Table_20_Contents">فَاطِمَةُ <text:span text:style-name="Source_5f_Text">fāṭimatu</text:span></text:p>
          </table:table-cell>
          <table:table-cell table:style-name="Table2.A1" office:value-type="string">
            <text:p text:style-name="Table_20_Contents">مَدَارِسُ <text:span text:style-name="Source_5f_Text">madārisu</text:span></text:p>
          </table:table-cell>
        </table:table-row>
        <table:table-row>
          <table:table-cell table:style-name="Table2.A1" office:value-type="string">
            <text:p text:style-name="Table_20_Contents">اَلْجَرُّ <text:span text:style-name="Source_5f_Text">aaljarru</text:span> родительный падеж</text:p>
          </table:table-cell>
          <table:table-cell table:style-name="Table2.A1" office:value-type="string">
            <text:p text:style-name="Table_20_Contents">رَمَضَانَ <text:span text:style-name="Source_5f_Text">ramaḍāna</text:span></text:p>
          </table:table-cell>
          <table:table-cell table:style-name="Table2.A1" office:value-type="string">
            <text:p text:style-name="Table_20_Contents">فَاطِمَةَ <text:span text:style-name="Source_5f_Text">fāṭimata</text:span></text:p>
          </table:table-cell>
          <table:table-cell table:style-name="Table2.A1" office:value-type="string">
            <text:p text:style-name="Table_20_Contents">مَدَارِسَ <text:span text:style-name="Source_5f_Text">madārisa</text:span></text:p>
          </table:table-cell>
        </table:table-row>
        <table:table-row>
          <table:table-cell table:style-name="Table2.A1" office:value-type="string">
            <text:p text:style-name="Table_20_Contents">النَّصْبُ <text:span text:style-name="Source_5f_Text">an-naṣbu</text:span> винительный падеж</text:p>
          </table:table-cell>
          <table:table-cell table:style-name="Table2.A1" office:value-type="string">
            <text:p text:style-name="Table_20_Contents">رَمَضَانَ <text:span text:style-name="Source_5f_Text">ramaḍāna</text:span></text:p>
          </table:table-cell>
          <table:table-cell table:style-name="Table2.A1" office:value-type="string">
            <text:p text:style-name="Table_20_Contents">فَاطِمَةَ <text:span text:style-name="Source_5f_Text">fāṭimata</text:span></text:p>
          </table:table-cell>
          <table:table-cell table:style-name="Table2.A1" office:value-type="string">
            <text:p text:style-name="Table_20_Contents">مَدَارِسَ <text:span text:style-name="Source_5f_Text">madārisa</text:span></text:p>
          </table:table-cell>
        </table:table-row>
      </table:table>
      <text:p text:style-name="First_20_paragraph">К именам этой группы относятся:</text:p>
      <text:list xml:id="list4191293212" text:style-name="L10">
        <text:list-item>
          <text:p text:style-name="P15">Имена собственные, указывающие на лиц женского пола. Например:</text:p>
        </text:list-item>
      </text:list>
      <text:p text:style-name="First_20_paragraph">سُعَادُ <text:span text:style-name="Source_5f_Text">suʕādu</text:span> Суад</text:p>
      <text:p text:style-name="Text_20_body">زَيْنَبُ <text:span text:style-name="Source_5f_Text">zaynabu</text:span> Зайнаб</text:p>
      <text:p text:style-name="Text_20_body">مَرْيَمُ <text:span text:style-name="Source_5f_Text">maryamu</text:span> Марйам</text:p>
      <text:p text:style-name="Text_20_body"><text:span text:style-name="T1">Примечание</text:span>: если это имя состоит из трёх букв, средняя из которых огласована «сукуном», то оно относится к трёхпадежным. Например:</text:p>
      <table:table table:name="Table3" table:style-name="Table3">
        <table:table-column table:style-name="Table3.A"/>
        <table:table-column table:style-name="Table3.B"/>
        <table:table-row>
          <table:table-cell table:style-name="Table3.A1" office:value-type="string">
            <text:p text:style-name="Table_20_Contents">الرَّفْعُ <text:span text:style-name="Source_5f_Text">ar-rafʕu</text:span> именительный падеж</text:p>
          </table:table-cell>
          <table:table-cell table:style-name="Table3.A1" office:value-type="string">
            <text:p text:style-name="Table_20_Contents">هِنْدٌ <text:span text:style-name="Source_5f_Text">hindun</text:span></text:p>
          </table:table-cell>
        </table:table-row>
        <table:table-row>
          <table:table-cell table:style-name="Table3.A1" office:value-type="string">
            <text:p text:style-name="Table_20_Contents">اَلْجَرُّ <text:span text:style-name="Source_5f_Text">aaljarru</text:span> родительный падеж</text:p>
          </table:table-cell>
          <table:table-cell table:style-name="Table3.A1" office:value-type="string">
            <text:p text:style-name="Table_20_Contents">هِنْدٍ <text:span text:style-name="Source_5f_Text">hindin</text:span></text:p>
          </table:table-cell>
        </table:table-row>
        <table:table-row>
          <table:table-cell table:style-name="Table3.A1" office:value-type="string">
            <text:p text:style-name="Table_20_Contents">النَّصْبُ <text:span text:style-name="Source_5f_Text">an-naṣbu</text:span> винительный падеж</text:p>
          </table:table-cell>
          <table:table-cell table:style-name="Table3.A1" office:value-type="string">
            <text:p text:style-name="Table_20_Contents">هِنْدٍ <text:span text:style-name="Source_5f_Text">hindin</text:span></text:p>
          </table:table-cell>
        </table:table-row>
      </table:table>
      <text:p text:style-name="First_20_paragraph">2) Имена собственные, имеющие в конце ةُ <text:span text:style-name="Source_5f_Text">tu</text:span> «та марбута». Например:</text:p>
      <text:p text:style-name="Text_20_body">فَاطِمَةُ <text:span text:style-name="Source_5f_Text">fāṭimatu</text:span> Фатима (женское имя)</text:p>
      <text:p text:style-name="Text_20_body">عَائِشَةُ <text:span text:style-name="Source_5f_Text">ʕāʔišatu</text:span> Аиша (женское имя)</text:p>
      <text:p text:style-name="Text_20_body">حَمْزَةُ <text:span text:style-name="Source_5f_Text">ḥamzatu</text:span> Хамза (мужское имя)</text:p>
      <text:p text:style-name="Text_20_body">طَلْحَةُ <text:span text:style-name="Source_5f_Text">ṭalḥatu</text:span> Талха (мужское имя)</text:p>
      <text:p text:style-name="Text_20_body">3) Имена собственные иностранного происхождения. Например:</text:p>
      <text:p text:style-name="Text_20_body">يُوسُفُ <text:span text:style-name="Source_5f_Text">yuwsufu</text:span> Иосиф</text:p>
      <text:p text:style-name="Text_20_body">نَابُلْيُونُ <text:span text:style-name="Source_5f_Text">nābulyuwnu</text:span> Наполеон</text:p>
      <text:p text:style-name="Text_20_body">هِتْلَرُ <text:span text:style-name="Source_5f_Text">hitlaru</text:span> Гитлер</text:p>
      <text:p text:style-name="Text_20_body"><text:soft-page-break/><text:span text:style-name="T1">Примечание</text:span>:</text:p>
      <text:p text:style-name="Text_20_body">если это имя состоит из трёх букв, средняя из которых огласована «сукуном», то оно относится к трёхпадежным. Например:</text:p>
      <table:table table:name="Table4" table:style-name="Table4">
        <table:table-column table:style-name="Table4.A"/>
        <table:table-column table:style-name="Table4.B"/>
        <table:table-row>
          <table:table-cell table:style-name="Table4.A1" office:value-type="string">
            <text:p text:style-name="Table_20_Contents">الرَّفْعُ <text:span text:style-name="Source_5f_Text">ar-rafʕu</text:span> именительный падеж</text:p>
          </table:table-cell>
          <table:table-cell table:style-name="Table4.A1" office:value-type="string">
            <text:p text:style-name="Table_20_Contents">لُوطٌ <text:span text:style-name="Source_5f_Text">luwṭun</text:span></text:p>
          </table:table-cell>
        </table:table-row>
        <table:table-row>
          <table:table-cell table:style-name="Table4.A1" office:value-type="string">
            <text:p text:style-name="Table_20_Contents">اَلْجَرُّ <text:span text:style-name="Source_5f_Text">aaljarru</text:span> родительный падеж</text:p>
          </table:table-cell>
          <table:table-cell table:style-name="Table4.A1" office:value-type="string">
            <text:p text:style-name="Table_20_Contents">لُوطٍ <text:span text:style-name="Source_5f_Text">luwṭin</text:span></text:p>
          </table:table-cell>
        </table:table-row>
        <table:table-row>
          <table:table-cell table:style-name="Table4.A1" office:value-type="string">
            <text:p text:style-name="Table_20_Contents">النَّصْبُ <text:span text:style-name="Source_5f_Text">an-naṣbu</text:span> винительный падеж</text:p>
          </table:table-cell>
          <table:table-cell table:style-name="Table4.A1" office:value-type="string">
            <text:p text:style-name="Table_20_Contents">لُوطاً <text:span text:style-name="Source_5f_Text">luwṭā(n)</text:span></text:p>
          </table:table-cell>
        </table:table-row>
      </table:table>
      <text:p text:style-name="First_20_paragraph">4) Имена собственные, имеющие форму глагола. Например:</text:p>
      <text:p text:style-name="Text_20_body">أَحْمَدُ <text:span text:style-name="Source_5f_Text">ʔaḥmadu</text:span> Ахмад (форма имени совпадает с формой глагола أَحْمَدُ <text:span text:style-name="Source_5f_Text">ʔaḥmadu</text:span> «я восхваляю»)</text:p>
      <text:p text:style-name="Text_20_body">يَزِيدُ <text:span text:style-name="Source_5f_Text">yaziydu</text:span> Язид (форма имени совпадает с формой глагола يَزِيدُ <text:span text:style-name="Source_5f_Text">yaziydu</text:span> «он увеличивается»)</text:p>
      <text:p text:style-name="Text_20_body">يَشْكُرُ <text:span text:style-name="Source_5f_Text">yaškuru</text:span> Яшкур (форма имени совпадает с формой глагола يَشْكُرُ <text:span text:style-name="Source_5f_Text">yaškuru</text:span> «он благодарит»)</text:p>
      <text:p text:style-name="Text_20_body">5) Имена собственные, заканчивающиеся на – َانُ <text:span text:style-name="Source_5f_Text">ānu</text:span> . Например:</text:p>
      <text:p text:style-name="Text_20_body">رَمَضَانُ <text:span text:style-name="Source_5f_Text">ramaḍānu</text:span> Рамадан</text:p>
      <text:p text:style-name="Text_20_body">شَعْبَانُ <text:span text:style-name="Source_5f_Text">šaʕbānu</text:span> Шабан</text:p>
      <text:p text:style-name="Text_20_body">عُثْمَانُ <text:span text:style-name="Source_5f_Text">ʕuθmānu</text:span> Осман</text:p>
      <text:p text:style-name="Text_20_body">6) Имена собственные формы فُعَلُ <text:span text:style-name="Source_5f_Text">fuʕalu</text:span> :</text:p>
      <text:p text:style-name="Text_20_body">عُمَرُ <text:span text:style-name="Source_5f_Text">ʕumaru</text:span> Омар</text:p>
      <text:p text:style-name="Text_20_body">زُفَرُ <text:span text:style-name="Source_5f_Text">zufaru</text:span> Зуфар</text:p>
      <text:p text:style-name="Text_20_body">زُحَلُ <text:span text:style-name="Source_5f_Text">zuḥalu</text:span> Зухаль</text:p>
      <text:p text:style-name="Text_20_body">7) Имена прилагательные формы فَعْلاَنُ <text:span text:style-name="Source_5f_Text">faʕlaanu</text:span> . Например:</text:p>
      <text:p text:style-name="Text_20_body">سَكْرَانُ <text:span text:style-name="Source_5f_Text">sakrānu</text:span> пьяный</text:p>
      <text:p text:style-name="Text_20_body">غَضْبَانُ <text:span text:style-name="Source_5f_Text">ǧaḍbānu</text:span> разгневанный</text:p>
      <text:p text:style-name="Text_20_body">شَبْعَانُ <text:span text:style-name="Source_5f_Text">šabʕānu</text:span> сытый</text:p>
      <text:p text:style-name="Text_20_body"><text:soft-page-break/>8) Имена собственные, образованные из двух слов путём слитного (но не изафетного) соединения. Например:</text:p>
      <text:p text:style-name="Text_20_body">شَمْسُقَمَرُ <text:span text:style-name="Source_5f_Text">šamsuqamaru</text:span> Шамсукамар</text:p>
      <text:p text:style-name="Text_20_body">9) Имена женского рода или множественного числа, заканчивающиеся на краткий алиф ( اَلْأَلِفُ الْمَقْصُورَة <text:span text:style-name="Source_5f_Text">aalʔalifu l-maqṣuwra</text:span> ) или удлинённый алиф ( الأَلِفُ المَمْدُودَةُ <text:span text:style-name="Source_5f_Text">al-ʔalifu l-mamduwdatu</text:span> ). Например:</text:p>
      <text:p text:style-name="Text_20_body">سُكَارَى <text:span text:style-name="Source_5f_Text">sukāraā</text:span> пьяные</text:p>
      <text:p text:style-name="Text_20_body">كَسْلَى <text:span text:style-name="Source_5f_Text">kaslaā</text:span> ленивая</text:p>
      <text:p text:style-name="Text_20_body">صَحْرَاءُ <text:span text:style-name="Source_5f_Text">ṣaḥrāʔu</text:span> пустыня</text:p>
      <text:p text:style-name="Text_20_body">عُلَمَاءُ <text:span text:style-name="Source_5f_Text">ʕulamāʔu</text:span> ученые</text:p>
      <text:p text:style-name="Text_20_body">10) Имена прилагательные на формулу أَفْعَلُ <text:span text:style-name="Source_5f_Text">ʔafʕalu</text:span> , не принимающие ة `` “та марбуту”. Например:</text:p>
      <text:p text:style-name="Text_20_body">أَكْبَرُ <text:span text:style-name="Source_5f_Text">ʔakbaru</text:span> самый большой</text:p>
      <text:p text:style-name="Text_20_body">أَحْمَرُ <text:span text:style-name="Source_5f_Text">ʔaḥmaru</text:span> красный</text:p>
      <text:p text:style-name="Text_20_body">أَبْيَضُ <text:span text:style-name="Source_5f_Text">ʔabyaḍu</text:span> белый</text:p>
      <text:p text:style-name="Text_20_body">11) Производные имени числительного на формулу مَفْعَلُ <text:span text:style-name="Source_5f_Text">mafʕalu</text:span> и فُعَالُ <text:span text:style-name="Source_5f_Text">fuʕālu</text:span> . Например:</text:p>
      <text:p text:style-name="Text_20_body">مَوْحَدُ <text:span text:style-name="Source_5f_Text">mawḥadu</text:span> или أُحَادُ <text:span text:style-name="Source_5f_Text">ʔuḥādu</text:span> по одному, по одной</text:p>
      <text:p text:style-name="Text_20_body">مَثْنَى <text:span text:style-name="Source_5f_Text">maθnaā</text:span> или ثُنَاءُ <text:span text:style-name="Source_5f_Text">θunāʔu</text:span> по два, по две</text:p>
      <text:p text:style-name="Text_20_body">مَثْلَثُ <text:span text:style-name="Source_5f_Text">maθlaθu</text:span> или ثُلاَثُ <text:span text:style-name="Source_5f_Text">θulaaθu</text:span> по три</text:p>
      <text:p text:style-name="Text_20_body">12) Разбитое множественное число, имеющее в середине ا <text:span text:style-name="Source_5f_Text">a</text:span> «алиф», после которого стоят две или три буквы. Например:</text:p>
      <text:p text:style-name="Text_20_body">مَدَارِسُ <text:span text:style-name="Source_5f_Text">madārisu</text:span> школы</text:p>
      <text:p text:style-name="Text_20_body"><text:soft-page-break/>مَفَاتِيحُ <text:span text:style-name="Source_5f_Text">mafātiyḥu</text:span> ключи</text:p>
      <text:p text:style-name="Text_20_body">أَحَادِيثُ <text:span text:style-name="Source_5f_Text">ʔaḥādiyθu</text:span> хадисы</text:p>
      <text:p text:style-name="Text_20_body">عَوَامِلُ <text:span text:style-name="Source_5f_Text">ʕawāmilu</text:span> факторы</text:p>
      <text:p text:style-name="Text_20_body">13) Прилагательное أُخَرُ <text:span text:style-name="Source_5f_Text">ʔuxaru</text:span> «другие» (множественное число женского рода)</text:p>
      <text:p text:style-name="Text_20_body">Все перечисленные имена являются двухпадежными при том условии, что они стоят без определённого артикля ال <text:span text:style-name="Source_5f_Text">al-</text:span> и не в качестве первого члена идафы. Иначе они склоняются как обычные имена. Например:</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الرَّفْعُ <text:span text:style-name="Source_5f_Text">ar-rafʕu</text:span> именительный падеж</text:p>
          </table:table-cell>
          <table:table-cell table:style-name="Table5.A1" office:value-type="string">
            <text:p text:style-name="Table_20_Contents">أَكْبَرُ <text:span text:style-name="Source_5f_Text">ʔakbaru</text:span></text:p>
          </table:table-cell>
          <table:table-cell table:style-name="Table5.A1" office:value-type="string">
            <text:p text:style-name="Table_20_Contents">الأَكْبَرُ <text:span text:style-name="Source_5f_Text">al-ʔakbaru</text:span></text:p>
          </table:table-cell>
          <table:table-cell table:style-name="Table5.A1" office:value-type="string">
            <text:p text:style-name="Table_20_Contents">أَكْبَرُ المَدْرَسَةِ <text:span text:style-name="Source_5f_Text">ʔakbaru l-madrasati</text:span></text:p>
          </table:table-cell>
        </table:table-row>
        <table:table-row>
          <table:table-cell table:style-name="Table5.A1" office:value-type="string">
            <text:p text:style-name="Table_20_Contents">الجَرُّ <text:span text:style-name="Source_5f_Text">al-jarru</text:span> родительный падеж</text:p>
          </table:table-cell>
          <table:table-cell table:style-name="Table5.A1" office:value-type="string">
            <text:p text:style-name="Table_20_Contents">أَكْبَرَ <text:span text:style-name="Source_5f_Text">ʔakbara</text:span></text:p>
          </table:table-cell>
          <table:table-cell table:style-name="Table5.A1" office:value-type="string">
            <text:p text:style-name="Table_20_Contents">الأَكْبَرِ <text:span text:style-name="Source_5f_Text">al-ʔakbari</text:span></text:p>
          </table:table-cell>
          <table:table-cell table:style-name="Table5.A1" office:value-type="string">
            <text:p text:style-name="Table_20_Contents">أَكْبَرِ المَدْرَسَةِ <text:span text:style-name="Source_5f_Text">ʔakbari l-madrasati</text:span></text:p>
          </table:table-cell>
        </table:table-row>
        <table:table-row>
          <table:table-cell table:style-name="Table5.A1" office:value-type="string">
            <text:p text:style-name="Table_20_Contents">النَّصْبُ <text:span text:style-name="Source_5f_Text">an-naṣbu</text:span> винительный падеж</text:p>
          </table:table-cell>
          <table:table-cell table:style-name="Table5.A1" office:value-type="string">
            <text:p text:style-name="Table_20_Contents">أَكْبَرَ <text:span text:style-name="Source_5f_Text">ʔakbara</text:span></text:p>
          </table:table-cell>
          <table:table-cell table:style-name="Table5.A1" office:value-type="string">
            <text:p text:style-name="Table_20_Contents">الأَكْبَرَ <text:span text:style-name="Source_5f_Text">al-ʔakbara</text:span></text:p>
          </table:table-cell>
          <table:table-cell table:style-name="Table5.A1" office:value-type="string">
            <text:p text:style-name="Table_20_Contents">أَكْبَرَ المَدْرَسَةِ <text:span text:style-name="Source_5f_Text">ʔakbara l-madrasati</text:span></text:p>
          </table:table-cell>
        </table:table-row>
      </table:table>
      <text:p text:style-name="First_20_paragraph">Упражнения для закрепления</text:p>
      <text:p text:style-name="Text_20_body">1) Просклоняйте по падежам следующие имена:</text:p>
      <table:table table:name="Table6" table:style-name="Table6">
        <table:table-column table:style-name="Table6.A"/>
        <table:table-column table:style-name="Table6.B"/>
        <table:table-column table:style-name="Table6.C"/>
        <table:table-column table:style-name="Table6.B"/>
        <table:table-column table:style-name="Table6.E"/>
        <table:table-column table:style-name="Table6.F"/>
        <table:table-column table:style-name="Table6.C"/>
        <table:table-column table:style-name="Table6.H"/>
        <table:table-row>
          <table:table-cell table:style-name="Table6.A1" office:value-type="string">
            <text:p text:style-name="Table_20_Contents">شَمْسُقَمَرُ <text:span text:style-name="Source_5f_Text">šamsuqamaru</text:span></text:p>
          </table:table-cell>
          <table:table-cell table:style-name="Table6.A1" office:value-type="string">
            <text:p text:style-name="Table_20_Contents">كَسْلانُ <text:span text:style-name="Source_5f_Text">kaslanu</text:span></text:p>
          </table:table-cell>
          <table:table-cell table:style-name="Table6.A1" office:value-type="string">
            <text:p text:style-name="Table_20_Contents">فُقَرَاءُ <text:span text:style-name="Source_5f_Text">fuqarāʔu</text:span></text:p>
          </table:table-cell>
          <table:table-cell table:style-name="Table6.A1" office:value-type="string">
            <text:p text:style-name="Table_20_Contents">أَصْفَرُ <text:span text:style-name="Source_5f_Text">ʔaṣfaru</text:span></text:p>
          </table:table-cell>
          <table:table-cell table:style-name="Table6.A1" office:value-type="string">
            <text:p text:style-name="Table_20_Contents">ثُلَاثُ <text:span text:style-name="Source_5f_Text">θulāθu</text:span></text:p>
          </table:table-cell>
          <table:table-cell table:style-name="Table6.A1" office:value-type="string">
            <text:p text:style-name="Table_20_Contents">أُخَرُ <text:span text:style-name="Source_5f_Text">ʔuxaru</text:span></text:p>
          </table:table-cell>
          <table:table-cell table:style-name="Table6.A1" office:value-type="string">
            <text:p text:style-name="Table_20_Contents">فَنَادِقُ <text:span text:style-name="Source_5f_Text">fanādiqu</text:span></text:p>
          </table:table-cell>
          <table:table-cell table:style-name="Table6.A1" office:value-type="string">
            <text:p text:style-name="Table_20_Contents">الرَّفْعُ <text:span text:style-name="Source_5f_Text">ar-rafʕu</text:span></text:p>
          </table:table-cell>
        </table:table-row>
        <table:table-row>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Table_20_Contents">الْجَرُّ <text:span text:style-name="Source_5f_Text">al-jarru</text:span></text:p>
          </table:table-cell>
        </table:table-row>
        <table:table-row>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Standard"/>
          </table:table-cell>
          <table:table-cell table:style-name="Table6.A1" office:value-type="string">
            <text:p text:style-name="Table_20_Contents">النَّصْبُ <text:span text:style-name="Source_5f_Text">an-naṣbu</text:span></text:p>
          </table:table-cell>
        </table:table-row>
      </table:table>
      <table:table table:name="Table7" table:style-name="Table7">
        <table:table-column table:style-name="Table7.A"/>
        <table:table-column table:style-name="Table7.B"/>
        <table:table-column table:style-name="Table7.C" table:number-columns-repeated="2"/>
        <table:table-column table:style-name="Table7.A"/>
        <table:table-column table:style-name="Table7.F"/>
        <table:table-column table:style-name="Table7.G"/>
        <table:table-row>
          <table:table-cell table:style-name="Table7.A1" office:value-type="string">
            <text:p text:style-name="Table_20_Contents">خَدِيجَةُ <text:span text:style-name="Source_5f_Text">xadiyjatu</text:span></text:p>
          </table:table-cell>
          <table:table-cell table:style-name="Table7.A1" office:value-type="string">
            <text:p text:style-name="Table_20_Contents">اِبْتِسَامُ <text:span text:style-name="Source_5f_Text">aibtisāmu</text:span></text:p>
          </table:table-cell>
          <table:table-cell table:style-name="Table7.A1" office:value-type="string">
            <text:p text:style-name="Table_20_Contents">رُسْتُمُ <text:span text:style-name="Source_5f_Text">rustumu</text:span></text:p>
          </table:table-cell>
          <table:table-cell table:style-name="Table7.A1" office:value-type="string">
            <text:p text:style-name="Table_20_Contents">أَكْبَرُ <text:span text:style-name="Source_5f_Text">ʔakbaru</text:span></text:p>
          </table:table-cell>
          <table:table-cell table:style-name="Table7.A1" office:value-type="string">
            <text:p text:style-name="Table_20_Contents">نُعْمَانُ <text:span text:style-name="Source_5f_Text">nuʕmānu</text:span></text:p>
          </table:table-cell>
          <table:table-cell table:style-name="Table7.A1" office:value-type="string">
            <text:p text:style-name="Table_20_Contents">عُمَرُ <text:span text:style-name="Source_5f_Text">ʕumaru</text:span></text:p>
          </table:table-cell>
          <table:table-cell table:style-name="Table7.A1" office:value-type="string">
            <text:p text:style-name="Table_20_Contents">الرَّفْعُ <text:span text:style-name="Source_5f_Text">ar-rafʕu</text:span></text:p>
          </table:table-cell>
        </table:table-row>
        <table:table-row>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Table_20_Contents">الْجَرُّ <text:span text:style-name="Source_5f_Text">al-jarru</text:span></text:p>
          </table:table-cell>
        </table:table-row>
        <table:table-row>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Standard"/>
          </table:table-cell>
          <table:table-cell table:style-name="Table7.A1" office:value-type="string">
            <text:p text:style-name="Table_20_Contents">النَّصْبُ <text:span text:style-name="Source_5f_Text">an-naṣbu</text:span></text:p>
          </table:table-cell>
        </table:table-row>
      </table:table>
      <text:p text:style-name="First_20_paragraph">2) Переведите предложения, найдите в них имена с двухпадежным склонением и объясните причину их двухпадежности:</text:p>
      <text:p text:style-name="Text_20_body">هَذَا الْقَلَمُ لِزَيْدٍ وَذَلِكَ لِعَائِشَةَ <text:span text:style-name="Source_5f_Text">haðā l-qalamu lizaydin waðalika liʕāʔišata</text:span></text:p>
      <text:p text:style-name="Text_20_body">ذَهَبَ مُحَمَّدٌ إلَى أَحْمَدَ <text:span text:style-name="Source_5f_Text">ðahaba muḥammadun ʔlaā ʔaḥmada</text:span></text:p>
      <text:p text:style-name="Text_20_body">أَخَذْتُ الْكِتَابَ مِنْ زَيْنَبَ <text:span text:style-name="Source_5f_Text">ʔaxaðtu l-kitāba min zaynaba</text:span></text:p>
      <text:p text:style-name="Text_20_body">أُخْتُ رَمَضانَ مَرِيضَةٌ <text:span text:style-name="Source_5f_Text">ʔuxtu ramaḍana mariyḍatun</text:span></text:p>
      <text:p text:style-name="Text_20_body">اِبْنِي فِي بَارِيسَ <text:span text:style-name="Source_5f_Text">aibniy fiy bāriysa</text:span></text:p>
      <text:p text:style-name="Text_20_body"><text:soft-page-break/>سَيَّارَةُ إسْمَاعِيلَ جَدِيدَةٌ <text:span text:style-name="Source_5f_Text">sayyāratu ʔsmāʕiyla jadiydatun</text:span></text:p>
      <text:p text:style-name="Text_20_body">أخُو حَمْزَةَ طَالِبٌ <text:span text:style-name="Source_5f_Text">ʔxuw ḥamzata ṭālibun</text:span></text:p>
      <text:p text:style-name="Text_20_body">فِي مِصْرَ مَسَاجِدُ كَثِيرةٌ <text:span text:style-name="Source_5f_Text">fiy miṣra masājidu kaθiyrtun</text:span></text:p>
      <text:p text:style-name="Text_20_body">صَلَّيْتُ الظُّهْرَ فِي صَحْرَاءَ <text:span text:style-name="Source_5f_Text">ṣallaytu ð̣-ð̣uhra fiy ṣaḥrāʔa</text:span></text:p>
      <text:p text:style-name="Text_20_body">دَخَلَ الرِّجَالُ ثُلاثَ <text:span text:style-name="Source_5f_Text">daxala r-rijālu θulaθa</text:span></text:p>
      <text:p text:style-name="Text_20_body">3) Проставьте огласовки подчёркнутых имён и переведите предложения:</text:p>
      <text:p text:style-name="Text_20_body">رَأَيْتُ الْيَوْمَ <text:span text:style-name="Source_5f_Text">raʔaytu l-yawma</text:span> * أحْمَد <text:span text:style-name="Source_5f_Text">ʔḥmad</text:span> *</text:p>
      <text:p text:style-name="Text_20_body">أَخَذْتُ هَذَا الْكِتَابَ مِنْ <text:span text:style-name="Source_5f_Text">ʔaxaðtu haðā l-kitāba min</text:span> * زَيْنَب <text:span text:style-name="Source_5f_Text">zaynab</text:span> *</text:p>
      <text:p text:style-name="Text_20_body">شَاهَدْتُ الْيَوْمَ فِلْمًا عَنْ <text:span text:style-name="Source_5f_Text">šāhadtu l-yawma filmana ʕan</text:span> * مَسَاجِد <text:span text:style-name="Source_5f_Text">masājid</text:span> * * مِصْر <text:span text:style-name="Source_5f_Text">miṣr</text:span> *</text:p>
      <text:p text:style-name="Text_20_body">صَلَّيْتُ الظُّهْرَ فِي <text:span text:style-name="Source_5f_Text">ṣallaytu ð̣-ð̣uhra fiy</text:span> * أَكْبَر <text:span text:style-name="Source_5f_Text">ʔakbar</text:span> * مَسْجِدٍ <text:span text:style-name="Source_5f_Text">masjidin</text:span></text:p>
      <text:p text:style-name="Text_20_body">كُنْتُ فِي <text:span text:style-name="Source_5f_Text">kuntu fiy</text:span> * صَحْرَاء <text:span text:style-name="Source_5f_Text">ṣaḥrāʔ</text:span> * لِيـبِـيَا <text:span text:style-name="Source_5f_Text">liybiyā</text:span></text:p>
      <text:p text:style-name="Text_20_body">هَلْ أخُوكَ مِنْ <text:span text:style-name="Source_5f_Text">hal ʔxuwka min</text:span> * مَكَّة <text:span text:style-name="Source_5f_Text">makka</text:span> <text:span text:style-name="T1">؟ لا </text:span><text:span text:style-name="Source_5f_Text">la</text:span><text:span text:style-name="T1"> ، إِنَّهُ مِنْ </text:span><text:span text:style-name="Source_5f_Text">ʔinnahu min</text:span><text:span text:style-name="T1"> </text:span>إصْطَنْبول <text:span text:style-name="Source_5f_Text">ʔṣṭanbwl</text:span> *</text:p>
      <text:p text:style-name="Text_20_body">الْمُسْلِمُونَ يُصَلُّونَ فِي <text:span text:style-name="Source_5f_Text">al-muslimuwna yuṣalluwna fiy</text:span> * الْمَسَاجِد <text:span text:style-name="Source_5f_Text">al-masājid</text:span> *</text:p>
      <text:p text:style-name="Text_20_body">الرَّئِيسُ فِي الْبَيْتِ <text:span text:style-name="Source_5f_Text">ar-raʔiysu fiy al-bayti</text:span> * الْأَبْيَض <text:span text:style-name="Source_5f_Text">al-ʔabyaḍ</text:span> *</text:p>
      <text:p text:style-name="Text_20_body">سَافَرَ الرَّئِيسُ إِلَى <text:span text:style-name="Source_5f_Text">sāfara r-raʔiysu ʔilaā</text:span> * لَنْدَن <text:span text:style-name="Source_5f_Text">landan</text:span> * مَعَ <text:span text:style-name="Source_5f_Text">maʕa</text:span> * الوُزَرَاء <text:span text:style-name="Source_5f_Text">al-wuzarāʔ</text:span> *</text:p>
      <text:h text:style-name="Heading_20_2" text:outline-level="2"><text:bookmark-start text:name="слова-носящие-смысл-глаголов"/><text:bookmark-start text:name="__RefHeading___Toc45212_1544766045"/>§ 13. Слова, носящие смысл глаголов<text:bookmark-end text:name="слова-носящие-смысл-глаголов"/><text:bookmark-end text:name="__RefHeading___Toc45212_1544766045"/></text:h>
      <text:p text:style-name="First_20_paragraph">أَسْمَاءُ الأَفْعَالِ <text:span text:style-name="Source_5f_Text">ʔasmāʔu l-ʔafʕāli</text:span></text:p>
      <text:p text:style-name="Text_20_body">Существует ряд слов, которые не являются глаголами, но указывают на смысл глаголов. Эти слова носят название أَسْمَاءُ الأَفْعَالِ <text:span text:style-name="Source_5f_Text">ʔasmāʔu l-ʔafʕāli</text:span> (дословно: «имена глаголов»).</text:p>
      <text:p text:style-name="Text_20_body">На русский язык их чаще переводят глаголами повелительного наклонения или междометиями. Далее приведены некоторые из этих слов:</text:p>
      <text:p text:style-name="Text_20_body"><text:soft-page-break/>آمِينْ <text:span text:style-name="Source_5f_Text">ʔāmiyn</text:span> «ответь на мольбу, Господи!»</text:p>
      <text:p text:style-name="Text_20_body">مَهْ <text:span text:style-name="Source_5f_Text">mah</text:span> «хватит!»</text:p>
      <text:p text:style-name="Text_20_body">بَلْهَ <text:span text:style-name="Source_5f_Text">balha</text:span> «оставь это!»</text:p>
      <text:p text:style-name="Text_20_body">إِلَيْكَ عَنِّى <text:span text:style-name="Source_5f_Text">ʔilayka ʕanniā</text:span> «отойди от меня!»</text:p>
      <text:p text:style-name="Text_20_body">هَاءَ <text:span text:style-name="Source_5f_Text">hāʔa</text:span> или هَاكَ <text:span text:style-name="Source_5f_Text">hāka</text:span> или هَا <text:span text:style-name="Source_5f_Text">hā</text:span> «возьми!»</text:p>
      <text:p text:style-name="Text_20_body">هَيْهَاتَ <text:span text:style-name="Source_5f_Text">hayhāta</text:span> «увы, вряд ли, куда там!»</text:p>
      <text:p text:style-name="Text_20_body">شَتَّانَ <text:span text:style-name="Source_5f_Text">šattāna</text:span> «как непохожи…!»</text:p>
      <text:p text:style-name="Text_20_body">أُفٍّ <text:span text:style-name="Source_5f_Text">ʔuffin</text:span> «фу!» (для выражения недовольства)</text:p>
      <text:p text:style-name="Text_20_body">تَعَالَ <text:span text:style-name="Source_5f_Text">taʕāla</text:span> «иди сюда!»</text:p>
      <text:p text:style-name="Text_20_body">صَهْ <text:span text:style-name="Source_5f_Text">ṣah</text:span> «замолчи!»</text:p>
      <text:p text:style-name="Text_20_body">Упражнения для закрепления</text:p>
      <text:p text:style-name="Text_20_body">1) Переведите предложения:</text:p>
      <text:p text:style-name="Text_20_body">بَعْدَ قِرَاءَةِ سُورَةِ الْفَاتِحَةِ نَقُولُ <text:span text:style-name="Source_5f_Text">baʕda qirāʔati suwrati l-fātiḥati naquwlu</text:span> " آمِينْ <text:span text:style-name="Source_5f_Text">ʔāmiyn</text:span> "</text:p>
      <text:p text:style-name="Text_20_body">شَتَّانَ حَسَنٌ وَحُسَيْنٌ <text:span text:style-name="Source_5f_Text">šattāna ḥasanun waḥusaynun</text:span></text:p>
      <text:p text:style-name="Text_20_body">لاَ تَقُلْ <text:span text:style-name="Source_5f_Text">laa taqul</text:span> " أُفٍّ <text:span text:style-name="Source_5f_Text">ʔuffin</text:span> " لِأُمِّكَ وَأَبِيكَ <text:span text:style-name="Source_5f_Text">liʔummika waʔabiyka</text:span></text:p>
      <text:p text:style-name="Text_20_body">قَالَ الْمُدَرِّسُ لِلتِّلمِيذِ <text:span text:style-name="Source_5f_Text">qāla l-mudarrisu lilttilmiyði</text:span> :" تَعَالَ <text:span text:style-name="Source_5f_Text">taʕāla</text:span> "</text:p>
      <text:p text:style-name="Text_20_body">هَاكَ الْمِثَالَ لِمَا أَقُولُ <text:span text:style-name="Source_5f_Text">hāka l-miθāla limā ʔaquwlu</text:span></text:p>
      <text:p text:style-name="Text_20_body">غَضِبَ الْأَبُ عَلَى ابْنِهِ فَقَالَ لَهُ <text:span text:style-name="Source_5f_Text">ǧaḍiba l-ʔabu ʕalaā abnihi faqāla lahu</text:span> :" إِلَيْكَ عَنِّي <text:span text:style-name="Source_5f_Text">ʔilayka ʕanniy</text:span> "</text:p>
      <text:p text:style-name="Text_20_body">2) Переведите предложения на арабский язык:</text:p>
      <text:p text:style-name="Text_20_body">Хватит, о Омар!</text:p>
      <text:p text:style-name="Text_20_body"><text:soft-page-break/>Оставь это, дочь!</text:p>
      <text:p text:style-name="Text_20_body">Возьми нож, сын!</text:p>
      <text:p text:style-name="Text_20_body">Замолчи, мальчик!</text:p>
      <text:h text:style-name="Heading_20_2" text:outline-level="2"><text:bookmark-start text:name="скрытое-склонение"/><text:bookmark-start text:name="__RefHeading___Toc45214_1544766045"/>§ 14. Скрытое склонение<text:bookmark-end text:name="скрытое-склонение"/><text:bookmark-end text:name="__RefHeading___Toc45214_1544766045"/></text:h>
      <text:p text:style-name="First_20_paragraph">الإِعْرَابُ التَّقْدِيرِىُّ <text:span text:style-name="Source_5f_Text">al-ʔiʕrābu t-taqdiyriāāu</text:span></text:p>
      <text:p text:style-name="Text_20_body">Существуют имена, которые склоняются посредством скрытых огласовок в некоторых или во всех падежах. Такой вид склонения называют الإِعْرَابُ التَّقْديرِيُّ <text:span text:style-name="Source_5f_Text">al-ʔiʕrābu t-taqdyriyyu</text:span> (дословно: «подразумеваемое склонение»). К именам скрытого склонения относятся:</text:p>
      <text:p text:style-name="Text_20_body">1) Оканчивающиеся на «алиф». Склонение таких имён скрыто во всех падежах:</text:p>
      <text:p text:style-name="Text_20_body">الرَّفْعُ <text:span text:style-name="Source_5f_Text">ar-rafʕu</text:span> именит. падеж</text:p>
      <text:p text:style-name="Text_20_body">فَتًى <text:span text:style-name="Source_5f_Text">fatanā</text:span> или الْفَتَى <text:span text:style-name="Source_5f_Text">al-fataā</text:span> юноша</text:p>
      <text:p text:style-name="Text_20_body">عَصًا <text:span text:style-name="Source_5f_Text">ʕaṣana</text:span> или الْعَصَا <text:span text:style-name="Source_5f_Text">al-ʕaṣā</text:span> палка</text:p>
      <text:p text:style-name="Text_20_body">الجَرُّ <text:span text:style-name="Source_5f_Text">al-jarru</text:span></text:p>
      <text:p text:style-name="Text_20_body">родит. падеж</text:p>
      <text:p text:style-name="Text_20_body">فَتًى <text:span text:style-name="Source_5f_Text">fatanā</text:span> или الْفَتَى <text:span text:style-name="Source_5f_Text">al-fataā</text:span> юноши</text:p>
      <text:p text:style-name="Text_20_body">عَصًا <text:span text:style-name="Source_5f_Text">ʕaṣana</text:span> или الْعَصَا <text:span text:style-name="Source_5f_Text">al-ʕaṣā</text:span> палки</text:p>
      <text:p text:style-name="Text_20_body">النَّصْبُ <text:span text:style-name="Source_5f_Text">an-naṣbu</text:span> винит. падеж</text:p>
      <text:p text:style-name="Text_20_body">فَتًى <text:span text:style-name="Source_5f_Text">fatanā</text:span> или الْفَتَى <text:span text:style-name="Source_5f_Text">al-fataā</text:span> юношу</text:p>
      <text:p text:style-name="Text_20_body">عَصًا <text:span text:style-name="Source_5f_Text">ʕaṣana</text:span> или الْعَصَا <text:span text:style-name="Source_5f_Text">al-ʕaṣā</text:span> палку</text:p>
      <text:p text:style-name="Text_20_body">Например:</text:p>
      <text:p text:style-name="Text_20_body">( فَتًى <text:span text:style-name="Source_5f_Text">fatanā</text:span> ) جَاءَ الْفَتَى <text:span text:style-name="Source_5f_Text">jāʔa l-fataā</text:span> Пришёл юноша</text:p>
      <text:p text:style-name="Text_20_body">أَخَذْتُ الْكِتَابَ مِنَ الْفَتَى <text:span text:style-name="Source_5f_Text">ʔaxaðtu l-kitāba mina l-fataā</text:span> ( فَتًى <text:span text:style-name="Source_5f_Text">fatanā</text:span> ) Я взял книгу у юноши</text:p>
      <text:p text:style-name="Text_20_body"><text:soft-page-break/>رَأَيْتُ الْفَتَى <text:span text:style-name="Source_5f_Text">raʔaytu l-fataā</text:span> ( فَتًى <text:span text:style-name="Source_5f_Text">fatanā</text:span> ) Я видел юношу</text:p>
      <text:p text:style-name="Text_20_body">2) Оканчивающиеся на букву ي, являющуюся показателем принадлежности для первого лица. Склонение таких имён также скрыто во всех падежах:</text:p>
      <table:table table:name="Table8" table:style-name="Table8">
        <table:table-column table:style-name="Table8.A"/>
        <table:table-column table:style-name="Table8.B"/>
        <table:table-row>
          <table:table-cell table:style-name="Table8.A1" office:value-type="string">
            <text:p text:style-name="Table_20_Contents">الرَّفْعُ <text:span text:style-name="Source_5f_Text">ar-rafʕu</text:span> именит. падеж</text:p>
          </table:table-cell>
          <table:table-cell table:style-name="Table8.A1" office:value-type="string">
            <text:p text:style-name="Table_20_Contents">كِتَابِى <text:span text:style-name="Source_5f_Text">kitābiā</text:span> моя книга</text:p>
          </table:table-cell>
        </table:table-row>
        <table:table-row>
          <table:table-cell table:style-name="Table8.A1" office:value-type="string">
            <text:p text:style-name="Table_20_Contents">الجَرُّ <text:span text:style-name="Source_5f_Text">al-jarru</text:span> родит. падеж</text:p>
          </table:table-cell>
          <table:table-cell table:style-name="Table8.A1" office:value-type="string">
            <text:p text:style-name="Table_20_Contents">كِتَابِى <text:span text:style-name="Source_5f_Text">kitābiā</text:span> моей книги</text:p>
          </table:table-cell>
        </table:table-row>
        <table:table-row>
          <table:table-cell table:style-name="Table8.A1" office:value-type="string">
            <text:p text:style-name="Table_20_Contents">النَّصْبُ <text:span text:style-name="Source_5f_Text">an-naṣbu</text:span> винит. падеж</text:p>
          </table:table-cell>
          <table:table-cell table:style-name="Table8.A1" office:value-type="string">
            <text:p text:style-name="Table_20_Contents">كِتَابِى <text:span text:style-name="Source_5f_Text">kitābiā</text:span> мою книгу</text:p>
          </table:table-cell>
        </table:table-row>
      </table:table>
      <text:p text:style-name="First_20_paragraph">Например:</text:p>
      <text:p text:style-name="Text_20_body">كِتَابِى مُمْتِعٌ <text:span text:style-name="Source_5f_Text">kitābiā mumtiʕun</text:span> Моя книга интересная</text:p>
      <text:p text:style-name="Text_20_body">قَرَأْتُ هَذَا مِنْ كِتَابِى <text:span text:style-name="Source_5f_Text">qaraʔtu haðā min kitābiā</text:span> Я вычитал это из моей книги</text:p>
      <text:p text:style-name="Text_20_body">قَرَأْتُ كِتَابِى <text:span text:style-name="Source_5f_Text">qaraʔtu kitābiā</text:span> Я прочитал свою (мою) книгу</text:p>
      <text:p text:style-name="Text_20_body">3) Оканчивающиеся на ٍ<text:span text:style-name="T3">-</text:span>. Их склонение скрыто только в именнительном и родительном падежах. В определенном состоянии такие имена утрачивают «танвин» (удвоенность конечной огласовки) и принимают букву ي.</text:p>
      <table:table table:name="Table9" table:style-name="Table9">
        <table:table-column table:style-name="Table9.A"/>
        <table:table-column table:style-name="Table9.B"/>
        <table:table-row>
          <table:table-cell table:style-name="Table9.A1" office:value-type="string">
            <text:p text:style-name="Table_20_Contents">الرَّفْعُ <text:span text:style-name="Source_5f_Text">ar-rafʕu</text:span> именит. падеж</text:p>
          </table:table-cell>
          <table:table-cell table:style-name="Table9.A1" office:value-type="string">
            <text:p text:style-name="Table_20_Contents">الْقَاضِى قَاضٍ <text:span text:style-name="Source_5f_Text">al-qāḍiā qāḍin</text:span> судья</text:p>
          </table:table-cell>
        </table:table-row>
        <table:table-row>
          <table:table-cell table:style-name="Table9.A1" office:value-type="string">
            <text:p text:style-name="Table_20_Contents">الجَرُّ <text:span text:style-name="Source_5f_Text">al-jarru</text:span> родит. падеж</text:p>
          </table:table-cell>
          <table:table-cell table:style-name="Table9.A1" office:value-type="string">
            <text:p text:style-name="Table_20_Contents">الْقَاضِى قَاضٍ <text:span text:style-name="Source_5f_Text">al-qāḍiā qāḍin</text:span> судья</text:p>
          </table:table-cell>
        </table:table-row>
      </table:table>
      <text:p text:style-name="First_20_paragraph">Но:</text:p>
      <table:table table:name="Table10" table:style-name="Table10">
        <table:table-column table:style-name="Table10.A"/>
        <table:table-column table:style-name="Table10.B"/>
        <table:table-row>
          <table:table-cell table:style-name="Table10.A1" office:value-type="string">
            <text:p text:style-name="Table_20_Contents">النَّصْبُ <text:span text:style-name="Source_5f_Text">an-naṣbu</text:span> винит. падеж</text:p>
          </table:table-cell>
          <table:table-cell table:style-name="Table10.A1" office:value-type="string">
            <text:p text:style-name="Table_20_Contents">الْقَاضِىَ قَاضِيًا <text:span text:style-name="Source_5f_Text">al-qāḍiāa qāḍiyana</text:span> судью</text:p>
          </table:table-cell>
        </table:table-row>
      </table:table>
      <text:p text:style-name="First_20_paragraph">Например:</text:p>
      <text:p text:style-name="Text_20_body">جَاءَ الْقَاضِى <text:span text:style-name="Source_5f_Text">jāʔa l-qāḍiā</text:span> ( قَاضٍ <text:span text:style-name="Source_5f_Text">qāḍin</text:span> ) Пришёл судья</text:p>
      <text:p text:style-name="Text_20_body">أَخَذْتُ الْكِتَابَ مِن الْقَاضِى <text:span text:style-name="Source_5f_Text">ʔaxaðtu l-kitāba min al-qāḍiā</text:span> ( قَاضٍ <text:span text:style-name="Source_5f_Text">qāḍin</text:span> ) Я взял книгу у судьи</text:p>
      <text:p text:style-name="Text_20_body">رَأَيْتُ الْقَاضِىَ <text:span text:style-name="Source_5f_Text">raʔaytu l-qāḍiāa</text:span> ( قَاضِيًا <text:span text:style-name="Source_5f_Text">qāḍiyana</text:span> ) Я видел судью</text:p>
      <text:p text:style-name="Text_20_body">Упражнения для закрепления</text:p>
      <text:p text:style-name="Text_20_body">1) Просклоняйте по падежам следующие имена:</text:p>
      <text:p text:style-name="Text_20_body">الرَّاضِي <text:span text:style-name="Source_5f_Text">ar-rāḍiy</text:span> довольный</text:p>
      <text:p text:style-name="Text_20_body">الْعَالِي <text:span text:style-name="Source_5f_Text">al-ʕāliy</text:span> высокий</text:p>
      <text:p text:style-name="Text_20_body">السَّاعِي <text:span text:style-name="Source_5f_Text">as-sāʕiy</text:span> стремящийся</text:p>
      <text:p text:style-name="Text_20_body"><text:soft-page-break/>هُدًى <text:span text:style-name="Source_5f_Text">hudanā</text:span> прямой путь</text:p>
      <text:p text:style-name="Text_20_body">رِضًا <text:span text:style-name="Source_5f_Text">riḍana</text:span> довольство</text:p>
      <text:p text:style-name="Text_20_body">قَلَمِي <text:span text:style-name="Source_5f_Text">qalamiy</text:span> мой карандаш</text:p>
      <text:p text:style-name="Text_20_body">مَاشٍ <text:span text:style-name="Source_5f_Text">māšin</text:span> пешеход</text:p>
      <text:p text:style-name="Text_20_body">رَامٍ <text:span text:style-name="Source_5f_Text">rāmin</text:span> стрелок</text:p>
      <text:p text:style-name="Text_20_body">لَظًى <text:span text:style-name="Source_5f_Text">lað̣anā</text:span> пламя</text:p>
      <text:p text:style-name="Text_20_body">سَاعٍ <text:span text:style-name="Source_5f_Text">sāʕin</text:span> стремящийся</text:p>
      <text:p text:style-name="Text_20_body"> | | | | | |<text:line-break/> | | | | | ——— |<text:line-break/> | | | | | الرَّفْعُ <text:span text:style-name="Source_5f_Text">ar-rafʕu</text:span> |<text:line-break/> | | | | | الْجَرُّ <text:span text:style-name="Source_5f_Text">al-jarru</text:span> |<text:line-break/> | | | | | النَّصْبُ <text:span text:style-name="Source_5f_Text">an-naṣbu</text:span> |</text:p>
      <text:p text:style-name="Text_20_body"> | | | | | |<text:line-break/> | | | | | ——— |<text:line-break/> | | | | | الرَّفْعُ <text:span text:style-name="Source_5f_Text">ar-rafʕu</text:span> |<text:line-break/> | | | | | الْجَرُّ <text:span text:style-name="Source_5f_Text">al-jarru</text:span> |<text:line-break/> | | | | | النَّصْبُ <text:span text:style-name="Source_5f_Text">an-naṣbu</text:span> |</text:p>
      <text:p text:style-name="Text_20_body">2) Найдите в предложениях имена скрытого склонения и определите их падеж:</text:p>
      <text:p text:style-name="Text_20_body">الطِّفْلُ الْبَاكِي فِي الْبَيْتِ <text:span text:style-name="Source_5f_Text">aṭ-ṭiflu l-bākiy fiy al-bayti</text:span></text:p>
      <text:p text:style-name="Text_20_body">الطَّالِبُ الْمَاشِي فِي الطَّرِيقِ <text:span text:style-name="Source_5f_Text">aṭ-ṭālibu l-māšiy fiy aṭ-ṭariyqi</text:span></text:p>
      <text:p text:style-name="Text_20_body">فِي عَصَا مُوسَى آيَةٌ كَبِيرَةٌ <text:span text:style-name="Source_5f_Text">fiy ʕaṣā muwsaā ʔāyatun kabiyratun</text:span></text:p>
      <text:p text:style-name="Text_20_body">الثَّوْبُ الْجَدِيدُ أَجْمَلُ مِنْ الثَّوْبِ الْبَالِى <text:span text:style-name="Source_5f_Text">aθ-θawbu l-jadiydu ʔajmalu min aθ-θawbi l-bāliā</text:span></text:p>
      <text:p text:style-name="Text_20_body">دَفْتَرِي كَبِيرٌ وَدَفْتَرُكَ صَغِيرٌ <text:span text:style-name="Source_5f_Text">daftariy kabiyrun wadaftaruka ṣaǧiyrun</text:span></text:p>
      <text:p text:style-name="Text_20_body"><text:soft-page-break/>أَكْرَمْتُ الْفَتَى فِي بَيْتِي <text:span text:style-name="Source_5f_Text">ʔakramtu l-fataā fiy baytiy</text:span></text:p>
      <text:p text:style-name="Text_20_body">إِنَّ الْهُدَى هُدَى اللهِ <text:span text:style-name="Source_5f_Text">ʔinna l-hudaā hudaā l-lhi</text:span></text:p>
      <text:p text:style-name="Text_20_body">أَخَذْتُ دَفْتَرِي مِنْ لَيْلَى <text:span text:style-name="Source_5f_Text">ʔaxaðtu daftariy min laylaā</text:span></text:p>
      <text:p text:style-name="Text_20_body">3) Переведите предложения на арабский язык и определите падеж имен скрытого склонения:</text:p>
      <text:p text:style-name="Text_20_body">Я видел Ахмада с судьёй</text:p>
      <text:p text:style-name="Text_20_body">Ахмад прочитал мою книгу</text:p>
      <text:p text:style-name="Text_20_body">Мой отец побил собаку палкой</text:p>
      <text:p text:style-name="Text_20_body">Фатима взяла мой карандаш у юноши</text:p>
      <text:p text:style-name="Text_20_body">Я видел Мусу у Исы</text:p>
      <text:h text:style-name="Heading_20_2" text:outline-level="2"><text:bookmark-start text:name="обстоятельство-образа-действия"/><text:bookmark-start text:name="__RefHeading___Toc45216_1544766045"/>§ 15. Обстоятельство образа действия<text:bookmark-end text:name="обстоятельство-образа-действия"/><text:bookmark-end text:name="__RefHeading___Toc45216_1544766045"/></text:h>
      <text:p text:style-name="First_20_paragraph">الحَالُ <text:span text:style-name="Source_5f_Text">al-ḥālu</text:span></text:p>
      <text:p text:style-name="Text_20_body">الحَالُ <text:span text:style-name="Source_5f_Text">al-ḥālu</text:span> (буквально: «ситуация», «положение») – это имя в винительном падеже неопределенного состояния, которое отвечает на вопрос «как?» и поясняет состояние действующего лица или прямого дополнения в момент совершения действия. Этой части речи в русском языке соответствует обстоятельство образа действия (но не всегда – см. последний пример внизу).</text:p>
      <text:p text:style-name="Text_20_body">Например:</text:p>
      <text:p text:style-name="Text_20_body">رَجَعَ الْوَلَدُ اِلى الْبَيْتِ <text:span text:style-name="Source_5f_Text">rajaʕa l-waladu ailā l-bayti</text:span> * بَاكِياً <text:span text:style-name="Source_5f_Text">bākiyā(n)</text:span> * Мальчик вернулся домой <text:span text:style-name="T1">плача</text:span></text:p>
      <text:p text:style-name="Text_20_body">عَبَرَ زَيدٌ الصَّحْرَاءَ <text:span text:style-name="Source_5f_Text">ʕabara zaydun aṣ-ṣaḥrāʔa</text:span> * رَاكِباً <text:span text:style-name="Source_5f_Text">rākibā(n)</text:span> * Зейд пересек пустыню <text:span text:style-name="T1">верхом</text:span></text:p>
      <text:p text:style-name="Text_20_body">دَخَلَ مُحَمَّدٌ الْفَصْلَ <text:span text:style-name="Source_5f_Text">daxala muḥammadun al-faṣla</text:span> * غَضْبَانَ <text:span text:style-name="Source_5f_Text">ǧaḍbāna</text:span> <text:span text:style-name="T1">Мухаммад вошел в класс </text:span>злым*</text:p>
      <text:p text:style-name="Text_20_body">رَأَيْتُ الطَّالِبَةَ <text:span text:style-name="Source_5f_Text">raʔaytu ṭ-ṭālibata</text:span> * قَارِئَةً <text:span text:style-name="Source_5f_Text">qāriʔatan</text:span> * Я видел студентку <text:span text:style-name="T1">читающей</text:span></text:p>
      <text:p text:style-name="Text_20_body">شَرِبْتُ الْمَاءَ <text:span text:style-name="Source_5f_Text">šaribtu l-māʔa</text:span> * صَافِياً <text:span text:style-name="Source_5f_Text">ṣāfiyā(n)</text:span> * Я выпил воду <text:span text:style-name="T1">в</text:span> <text:span text:style-name="T1">чистом</text:span> <text:span text:style-name="T1">виде</text:span></text:p>
      <text:p text:style-name="Text_20_body">Действующее лицо или прямое дополнение, имеющее при себе الْحَالُ <text:span text:style-name="Source_5f_Text">al-ḥālu</text:span> , должно <text:soft-page-break/>стоять в определённом состоянии.</text:p>
      <text:p text:style-name="Text_20_body">Часто бывает так, что состояние действующего лица или прямого дополнения поясняется не одним словом, а целым предложением. Такое предложение называют جُمْلَةُ الْحَالِ <text:span text:style-name="Source_5f_Text">jumlatu l-ḥāli</text:span> (предложение образа действия).</text:p>
      <text:p text:style-name="Text_20_body">Например:</text:p>
      <text:p text:style-name="Text_20_body">رَجَعَ زَيدٌ إِلَي الْبَيْتِ <text:span text:style-name="Source_5f_Text">rajaʕa zaydun ʔilay al-bayti</text:span> * وَهُوَ غَضْبَانُ <text:span text:style-name="Source_5f_Text">wahuwa ǧaḍbānu</text:span> * Зейд вернулся домой <text:span text:style-name="T1">злым</text:span></text:p>
      <text:p text:style-name="Text_20_body">مَشَي زَيْدٌ <text:span text:style-name="Source_5f_Text">mašay zaydun</text:span> * يُفَكِّرُ <text:span text:style-name="Source_5f_Text">yufakkiru</text:span> * Зейд шел <text:span text:style-name="T1">думая</text:span></text:p>
      <text:p text:style-name="Text_20_body">Упражнения для закрепления</text:p>
      <text:p text:style-name="Text_20_body">1) Переведите предложения и подчеркните в них الْحَالُ <text:span text:style-name="Source_5f_Text">al-ḥālu</text:span> :</text:p>
      <text:p text:style-name="Text_20_body">قَرَأَ أَبِي الْجَرِيدَةَ جَالِسًا <text:span text:style-name="Source_5f_Text">qaraʔa ʔabiy al-jariydata jālisana</text:span></text:p>
      <text:p text:style-name="Text_20_body">شَاهَدْتُ الْفِلْمَ وَاقِفًا <text:span text:style-name="Source_5f_Text">šāhadtu l-filma wāqifana</text:span></text:p>
      <text:p text:style-name="Text_20_body">تَكَلَّمْتُ مَعَ الْبِنْتِ مَاشِيًا <text:span text:style-name="Source_5f_Text">takallamtu maʕa l-binti māšiyana</text:span></text:p>
      <text:p text:style-name="Text_20_body">أَكَلْتُ التُّفَّاحَ نَاضِجًا <text:span text:style-name="Source_5f_Text">ʔakaltu t-tuffāḥa nāḍijana</text:span></text:p>
      <text:p text:style-name="Text_20_body">شَرِبَ أَحْمَدُ اللَّبَنَ سَاخِنًا <text:span text:style-name="Source_5f_Text">šariba ʔaḥmadu l-labana sāxinana</text:span></text:p>
      <text:p text:style-name="Text_20_body">اِشْتَرَيْتُ الْكِتَابَ جَدِيدًا <text:span text:style-name="Source_5f_Text">aištaraytu l-kitāba jadiydana</text:span></text:p>
      <text:p text:style-name="Text_20_body">2) Дополните предложения подходящим الْحَالُ <text:span text:style-name="Source_5f_Text">al-ḥālu</text:span> :</text:p>
      <text:p text:style-name="Text_20_body">جَاءَ أَحْمَدُ <text:span text:style-name="Source_5f_Text">jāʔa ʔaḥmadu</text:span> __</text:p>
      <text:p text:style-name="Text_20_body">كَتَبَتْ فَاطِمَةُ رِسَالَةً <text:span text:style-name="Source_5f_Text">katabat fāṭimatu risālatan</text:span> __</text:p>
      <text:p text:style-name="Text_20_body">قَرَأْتُ الْقُرْآنَ <text:span text:style-name="Source_5f_Text">qaraʔtu l-qurʔāna</text:span> __</text:p>
      <text:p text:style-name="Text_20_body">شَرِبَتِ الْأُمُّ الشَّايَ <text:span text:style-name="Source_5f_Text">šaribati l-ʔummu š-šāya</text:span> __</text:p>
      <text:p text:style-name="Text_20_body">أَكَلَ الذِّئْبُ الشَّاةَ <text:span text:style-name="Source_5f_Text">ʔakala ð-ðiʔbu š-šāta</text:span> __</text:p>
      <text:p text:style-name="Text_20_body"><text:soft-page-break/>3) Переведите следующие предложения и подчеркните в них جُمْلَةُ <text:span text:style-name="Source_5f_Text">jumlatu</text:span> الْحَال <text:span text:style-name="Source_5f_Text">al-ḥāl</text:span> (предложения образа действия):</text:p>
      <text:p text:style-name="Text_20_body">قَتَلَ عُمَرُ الْأَسَدَ وَهُوَ يَأْكُلُ الْحِصَانَ <text:span text:style-name="Source_5f_Text">qatala ʕumaru l-ʔasada wahuwa yaʔkulu l-ḥiṣāna</text:span></text:p>
      <text:p text:style-name="Text_20_body">قَرَأَ الطَّالِبُ الْكِتَابَ وَهُوَ شَارِبٌ الشَّايَ <text:span text:style-name="Source_5f_Text">qaraʔa ṭ-ṭālibu l-kitāba wahuwa šāribun aš-šāya</text:span></text:p>
      <text:p text:style-name="Text_20_body">جَرَى الْوَلَدُ يَبْكِى <text:span text:style-name="Source_5f_Text">jaraā l-waladu yabkiā</text:span></text:p>
      <text:p text:style-name="Text_20_body">شَاهَدَ الطَّالِبُ الْفِلْمَ وَهُوَ يُفَكِّرُ فِي الْاِمْتِحَانِ <text:span text:style-name="Source_5f_Text">šāhada ṭ-ṭālibu l-filma wahuwa yufakkiru fiy al-aimtiḥāni</text:span></text:p>
      <text:p text:style-name="Text_20_body">مَشَتْ فَاطِمَةُ تَنْظُرُ إِلَى الْبَحْرِ <text:span text:style-name="Source_5f_Text">mašat fāṭimatu tanð̣uru ʔilaā l-baḥri</text:span></text:p>
      <text:p text:style-name="Text_20_body">رَأَيْتُ الطُّيُورُ تُغَرِّدُ <text:span text:style-name="Source_5f_Text">raʔaytu ṭ-ṭuyuwru tuǧarridu</text:span></text:p>
      <text:p text:style-name="Text_20_body">4) Завершите перевод предложений на арабский язык:</text:p>
      <text:p text:style-name="Text_20_body">Студент читал книгу, кушая яблоко</text:p>
      <text:list xml:id="list4264202174" text:style-name="L11">
        <text:list-item>
          <text:p text:style-name="P16">قَرَأَ الطَّالِبُ الْكِتَابَ وَهُوَ التُّفَّاحَ <text:span text:style-name="Source_5f_Text">qaraʔa ṭ-ṭālibu l-kitāba wahuwa t-tuffāḥa</text:span> *</text:p>
        </text:list-item>
      </text:list>
      <text:p text:style-name="First_20_paragraph">Фатима писала письмо плача</text:p>
      <text:list xml:id="list1182254318" text:style-name="L12">
        <text:list-item>
          <text:p text:style-name="P17">كَتَبَتْ فَاطِمَةُ الرِّسَالَةَ <text:span text:style-name="Source_5f_Text">katabat fāṭimatu r-risālata</text:span> *</text:p>
        </text:list-item>
      </text:list>
      <text:p text:style-name="First_20_paragraph">Моя мама разговаривала с соседкой стоя</text:p>
      <text:list xml:id="list535313400" text:style-name="L13">
        <text:list-item>
          <text:p text:style-name="P18">تَكَلَّمَتْ أُمِّي مَعَ الْجَارَةِ <text:span text:style-name="Source_5f_Text">takallamat ʔummiy maʕa l-jārati</text:span> *</text:p>
        </text:list-item>
      </text:list>
      <text:p text:style-name="First_20_paragraph">Я смотрел фильм, кушая апельсин</text:p>
      <text:list xml:id="list3635514005" text:style-name="L14">
        <text:list-item>
          <text:p text:style-name="P19">وَأَنَا آكُلُ <text:span text:style-name="Source_5f_Text">waʔanā ʔākulu</text:span> *</text:p>
        </text:list-item>
      </text:list>
      <text:p text:style-name="First_20_paragraph">Моя сестра пила чай, слушая радио</text:p>
      <text:list xml:id="list2572116026" text:style-name="L15">
        <text:list-item>
          <text:p text:style-name="P20">وَهِيَ تَسْتَمِعُ إِلَى الرَّادِيُو <text:span text:style-name="Source_5f_Text">wahiya tastamiʕu ʔilaā r-rādiyuw</text:span> *</text:p>
        </text:list-item>
      </text:list>
      <text:p text:style-name="First_20_paragraph">Я видел сегодня Аишу больной</text:p>
      <text:list xml:id="list379056638" text:style-name="L16">
        <text:list-item>
          <text:p text:style-name="P21">رَأَيْتُ الْيَوْمَ عَائِشَةَ <text:span text:style-name="Source_5f_Text">raʔaytu l-yawma ʕāʔišata</text:span> *</text:p>
        </text:list-item>
      </text:list>
      <text:p text:style-name="First_20_paragraph">Мы видели вчера двух ругающихся пассажиров</text:p>
      <text:list xml:id="list2893557290" text:style-name="L17">
        <text:list-item>
          <text:p text:style-name="P22">رَأَيْنَا أَمْسِ وَهُمَا يَتَشَاجَرَانِ <text:span text:style-name="Source_5f_Text">raʔaynā ʔamsi wahumā yatašājarāni</text:span> *</text:p>
        </text:list-item>
      </text:list>
      <text:p text:style-name="First_20_paragraph">Кошка съела рыбу в холодном виде</text:p>
      <text:list xml:id="list1179014879" text:style-name="L18">
        <text:list-item>
          <text:p text:style-name="P23">أَكَلَ القِطُّ السَّمَكَةَ <text:span text:style-name="Source_5f_Text">ʔakala l-qiṭṭu s-samakata</text:span> *</text:p>
        </text:list-item>
      </text:list>
      <text:h text:style-name="Heading_20_2" text:outline-level="2"><text:bookmark-start text:name="предлоги-условного-наклонения"/><text:bookmark-start text:name="__RefHeading___Toc45218_1544766045"/>§ 16. Предлоги условного наклонения<text:bookmark-end text:name="предлоги-условного-наклонения"/><text:bookmark-end text:name="__RefHeading___Toc45218_1544766045"/></text:h>
      <text:p text:style-name="First_20_paragraph">حُرُوفُ الجَزْمِ <text:span text:style-name="Source_5f_Text">ḥuruwfu l-jazmi</text:span></text:p>
      <text:p text:style-name="Text_20_body"><text:soft-page-break/>Предлоги условного наклонения или «предлоги усечения» ставятся перед глаголом и придают ему определённое значение. После них глагол ставится в форме условного наклонения (см. гл. II, § 26). Этих предлогов четыре:</text:p>
      <text:p text:style-name="Text_20_body">1) لَمْ <text:span text:style-name="Source_5f_Text">lam</text:span> «не». Выражает отрицание действия в прошедшем времени<text:a xlink:type="simple" xlink:href="#fn6" text:style-name="Internet_20_link" text:visited-style-name="Visited_20_Internet_20_Link"><text:span text:style-name="Definition">6</text:span></text:a>:</text:p>
      <text:p text:style-name="Text_20_body">لَمْ يَكْتُبْ أَخُوكَ رِسَالَةً <text:span text:style-name="Source_5f_Text">lam yaktub ʔaxuwka risālatan</text:span> Твой брат <text:span text:style-name="T1">не</text:span> <text:span text:style-name="T1">написал</text:span> письмо</text:p>
      <text:p text:style-name="Text_20_body">2) لاَ <text:span text:style-name="Source_5f_Text">laa</text:span> «не». Выражает запрет. Например:</text:p>
      <text:p text:style-name="Text_20_body">لا تَأْخُذْ هَذَا الدَّفْتَرَ <text:span text:style-name="Source_5f_Text">la taʔxuð haðā d-daftara</text:span> !</text:p>
      <text:p text:style-name="Text_20_body"><text:span text:style-name="T1">Не</text:span> <text:span text:style-name="T1">бери</text:span> эту тетрадь!</text:p>
      <text:p text:style-name="Text_20_body">لا يَقْرَأْ أَحْمَدُ هَذَا الكِتَابَ <text:span text:style-name="Source_5f_Text">la yaqraʔ ʔaḥmadu haðā l-kitāba</text:span> !</text:p>
      <text:p text:style-name="Text_20_body"><text:span text:style-name="T1">Пусть</text:span> Ахмад <text:span text:style-name="T1">не</text:span> <text:span text:style-name="T1">читает</text:span> эту книгу!</text:p>
      <text:p text:style-name="Text_20_body">لا نَيْأَسْ <text:span text:style-name="Source_5f_Text">la nayʔas</text:span> !</text:p>
      <text:p text:style-name="Text_20_body"><text:span text:style-name="T1">Давай</text:span> <text:span text:style-name="T1">не</text:span> <text:span text:style-name="T1">будем</text:span> отчаиваться!</text:p>
      <text:p text:style-name="Text_20_body">3). لِ <text:span text:style-name="Source_5f_Text">li</text:span> .. Выражает повеление для первого и третьего лиц:</text:p>
      <text:p text:style-name="Text_20_body">لِنُسَافِرْ إِلَى مُوسْكُو <text:span text:style-name="Source_5f_Text">linusāfir ʔilaā muwskuw</text:span> ! <text:span text:style-name="T1">Давай</text:span> <text:span text:style-name="T1">поедем</text:span> в Москву!</text:p>
      <text:p text:style-name="Text_20_body">لِيَقْرَأْ أَخُوكَ هَذَا الكِتَابَ <text:span text:style-name="Source_5f_Text">liyaqraʔ ʔaxuwka haðā l-kitāba</text:span> ! <text:span text:style-name="T1">Пусть</text:span> твой брат <text:span text:style-name="T1">прочитает</text:span> эту книгу!</text:p>
      <text:p text:style-name="Text_20_body">4) لَمَّا <text:span text:style-name="Source_5f_Text">lammā</text:span> «всё ещё не…». Выражает отрицание действия в прошлом и настоящем (т.е. действие не было выполнено до момента разговора и не выполняется и сейчас). Например:</text:p>
      <text:p text:style-name="Text_20_body">لَمَّا أَكْتُبْ رِسَالَةً إِلَى أَخِى <text:span text:style-name="Source_5f_Text">lammā ʔaktub risālatan ʔilaā ʔaxiā</text:span> Я <text:span text:style-name="T1">всё</text:span> <text:span text:style-name="T1">ещё</text:span> <text:span text:style-name="T1">не</text:span> <text:span text:style-name="T1">написал</text:span> письмо моему брату</text:p>
      <text:p text:style-name="Text_20_body">لَمَّا يَذْهَبْ مُحَمَّدٌ إِلَى السِّينِمَا <text:span text:style-name="Source_5f_Text">lammā yaðhab muḥammadun ʔilaā s-siynimā</text:span> Мухаммад <text:span text:style-name="T1">всё</text:span> <text:span text:style-name="T1">ещё</text:span> <text:span text:style-name="T1">не</text:span> <text:span text:style-name="T1">ходил</text:span> в кино</text:p>
      <text:p text:style-name="Text_20_body">Упражнения для закрепления</text:p>
      <text:p text:style-name="Text_20_body">1) Переведите предложения:</text:p>
      <text:p text:style-name="Text_20_body">لَمْ يُسَافِرْ زَيْدٌ إِلَى لَنْدَنَ <text:span text:style-name="Source_5f_Text">lam yusāfir zaydun ʔilaā landana</text:span></text:p>
      <text:p text:style-name="Text_20_body"><text:soft-page-break/>لَمْ يَقْرَأْ أَبُوكَ الْقُرْآنَ <text:span text:style-name="Source_5f_Text">lam yaqraʔ ʔabuwka l-qurʔāna</text:span></text:p>
      <text:p text:style-name="Text_20_body">لَمْ يَذْهَبْ أَحْمَدُ إلَى الْحَقْلِ <text:span text:style-name="Source_5f_Text">lam yaðhab ʔaḥmadu ʔlaā l-ḥaqli</text:span></text:p>
      <text:p text:style-name="Text_20_body">لا تُسَافِرْ غَدًا <text:span text:style-name="Source_5f_Text">la tusāfir ǧadana</text:span> !</text:p>
      <text:p text:style-name="Text_20_body">لا تَأْكُلْ كَثِيرًا <text:span text:style-name="Source_5f_Text">la taʔkul kaθiyrana</text:span> !</text:p>
      <text:p text:style-name="Text_20_body">لا يَذْهَبْ حَسَنٌ إلَى الْمَدْرَسَةِ <text:span text:style-name="Source_5f_Text">la yaðhab ḥasanun ʔlaā l-madrasati</text:span> !</text:p>
      <text:p text:style-name="Text_20_body">لِنَكْتُبْ رِسَالَةً إلَى حَسَنٍ <text:span text:style-name="Source_5f_Text">linaktub risālatan ʔlaā ḥasanin</text:span> !</text:p>
      <text:p text:style-name="Text_20_body">لِيَدْرُسْ حَامِدٌ اللغَةَ الْعَرَبِيَّةَ <text:span text:style-name="Source_5f_Text">liyadrus ḥāmidun al-lǧata l-ʕarabiyyata</text:span> !</text:p>
      <text:p text:style-name="Text_20_body">لَمَّا أَقْرَأْ هَذَا الْكِتَابَ <text:span text:style-name="Source_5f_Text">lammā ʔaqraʔ haðā l-kitāba</text:span></text:p>
      <text:p text:style-name="Text_20_body">لَمَّا أُسَافِرْ إِلَى لُبْنَانَ <text:span text:style-name="Source_5f_Text">lammā ʔusāfir ʔilaā lubnāna</text:span></text:p>
      <text:p text:style-name="Text_20_body">2) Введите частицу لَمْ <text:span text:style-name="Source_5f_Text">lam</text:span> в следующие предложения и произведите нужное изменение:</text:p>
      <text:p text:style-name="Text_20_body">يَدْرُسُ مُحَمَّدٌ اللُغَةَ الرُّوسِيَّةُ <text:span text:style-name="Source_5f_Text">yadrusu muḥammadun al-luǧata r-ruwsiyyatu</text:span></text:p>
      <text:p text:style-name="Text_20_body">يَضْرِبُ أَبِي كَلْبًا <text:span text:style-name="Source_5f_Text">yaḍribu ʔabiy kalbana</text:span></text:p>
      <text:p text:style-name="Text_20_body">يَجْلِسُ زَيْدٌ عَلَى الْكُرْسِىِّ <text:span text:style-name="Source_5f_Text">yajlisu zaydun ʕalaā l-kursiāāi</text:span></text:p>
      <text:p text:style-name="Text_20_body">3) Выразите запрет, как указано в примере, и переведите:</text:p>
      <text:p text:style-name="Text_20_body">تَجْلِسُ  <text:span text:style-name="Source_5f_Text">tajlisu </text:span> * لا تَجْلِسْ <text:span text:style-name="Source_5f_Text">la tajlis</text:span> !*</text:p>
      <text:p text:style-name="Text_20_body">نَسْكُنُ  <text:span text:style-name="Source_5f_Text">naskunu </text:span> __</text:p>
      <text:p text:style-name="Text_20_body">تَضْرِبُ  <text:span text:style-name="Source_5f_Text">taḍribu </text:span> __</text:p>
      <text:p text:style-name="Text_20_body">يَقْطَعُ  <text:span text:style-name="Source_5f_Text">yaqṭaʕu </text:span> __</text:p>
      <text:p text:style-name="Text_20_body">4) Образуйте повелительное наклонение, как указано в примере:</text:p>
      <text:list xml:id="list3136543374" text:style-name="L19">
        <text:list-item>
          <text:p text:style-name="P24">تَكْتُبُ لِتَكْتُبْ <text:span text:style-name="Source_5f_Text">taktubu litaktub</text:span> *</text:p>
        </text:list-item>
      </text:list>
      <text:p text:style-name="First_20_paragraph">تَقْرَأُ  <text:span text:style-name="Source_5f_Text">taqraʔu </text:span> __</text:p>
      <text:p text:style-name="Text_20_body"><text:soft-page-break/>نَحْفَظُ  <text:span text:style-name="Source_5f_Text">naḥfað̣u </text:span> __</text:p>
      <text:p text:style-name="Text_20_body">يُدَخِّنُ  <text:span text:style-name="Source_5f_Text">yudaxxinu </text:span> __</text:p>
      <text:h text:style-name="Heading_20_2" text:outline-level="2"><text:bookmark-start text:name="обстоятельство-места-и-времени-действия"/><text:bookmark-start text:name="__RefHeading___Toc45220_1544766045"/>§ 17. Обстоятельство места и времени действия<text:bookmark-end text:name="обстоятельство-места-и-времени-действия"/><text:bookmark-end text:name="__RefHeading___Toc45220_1544766045"/></text:h>
      <text:p text:style-name="First_20_paragraph">المَفْعُولُ فِيهِ <text:span text:style-name="Source_5f_Text">al-mafʕuwlu fiyhi</text:span></text:p>
      <text:p text:style-name="Text_20_body">Обстоятельство места и времени действия – это имя винительного падежа, поясняющее место или время совершения действия. Например:</text:p>
      <text:p text:style-name="Text_20_body">قَرَأَ زَيْدٌ الكِتَابَ <text:span text:style-name="Source_5f_Text">qaraʔa zaydun al-kitāba</text:span> * صَبَاحاً <text:span text:style-name="Source_5f_Text">ṣabāḥā(n)</text:span> * Зейд читал книгу <text:span text:style-name="T1">утром</text:span> (когда?)</text:p>
      <text:p text:style-name="Text_20_body">قَرَأَ زَيْدٌ الكِتَابَ <text:span text:style-name="Source_5f_Text">qaraʔa zaydun al-kitāba</text:span> * أَمَامَ <text:span text:style-name="Source_5f_Text">ʔamāma</text:span> * الْمَدْرَسَةِ <text:span text:style-name="Source_5f_Text">al-madrasati</text:span> Зейд читал книгу <text:span text:style-name="T1">перед</text:span> школой (где?)</text:p>
      <text:p text:style-name="Text_20_body">Время, на которое указывает المَفْعُولُ فِيهِ <text:span text:style-name="Source_5f_Text">al-mafʕuwlu fiyhi</text:span> может быть как определённым, так и неопределённым промежутком. Например:</text:p>
      <text:p text:style-name="Text_20_body">قَرَأْتُ الكِتَابَ سَاعَةً <text:span text:style-name="Source_5f_Text">qaraʔtu l-kitāba sāʕatan</text:span> Я читал книгу <text:span text:style-name="T1">один</text:span> <text:span text:style-name="T1">час</text:span></text:p>
      <text:p text:style-name="Text_20_body">لا يَفْعَلُ ذَلِكَ أبَداً <text:span text:style-name="Source_5f_Text">la yafʕalu ðalika ʔbadā(n)</text:span> Он <text:span text:style-name="T1">никогда</text:span> не сделает этого</text:p>
      <text:p text:style-name="Text_20_body">Что касается места, на которое указывает المَفْعُولُ فِيه <text:span text:style-name="Source_5f_Text">al-mafʕuwlu fiyh</text:span> , то оно не должно быть местом определённой площади. Поэтому нельзя сказать:</text:p>
      <text:p text:style-name="Text_20_body">قَرَأْتُ الكِتَابَ <text:span text:style-name="Source_5f_Text">qaraʔtu l-kitāba</text:span> * البَيْتَ <text:span text:style-name="Source_5f_Text">al-bayta</text:span> ,*</text:p>
      <text:p text:style-name="Text_20_body">а нужно говорить:</text:p>
      <text:p text:style-name="Text_20_body">قَرَأْتُ الكِتَابَ <text:span text:style-name="Source_5f_Text">qaraʔtu l-kitāba</text:span> * في البَيْتِ <text:span text:style-name="Source_5f_Text">fy al-bayti</text:span> *Я читал книгу дома</text:p>
      <text:p text:style-name="Text_20_body">Упражнения для закрепления</text:p>
      <text:p text:style-name="Text_20_body">1) Найдите при помощи словаря обстоятельство места или времени действия в следующих предложениях:</text:p>
      <text:p text:style-name="Text_20_body">خَرَجَ أَحْمَدُ مِنْ بَيْتِهِ لَيْلاً <text:span text:style-name="Source_5f_Text">xaraja ʔaḥmadu min baytihi laylā(n)</text:span></text:p>
      <text:p text:style-name="Text_20_body">الطَّيْرُ فَوْقَ الْغُصْنِ <text:span text:style-name="Source_5f_Text">aṭ-ṭayru fawqa l-ǧuṣni</text:span></text:p>
      <text:p text:style-name="Text_20_body">سَافَرْتُ إِلَى مُوسْكُو نَهَارًا <text:span text:style-name="Source_5f_Text">sāfartu ʔilaā muwskuw nahārana</text:span></text:p>
      <text:p text:style-name="Text_20_body"><text:soft-page-break/>جَلَسْتُ خَلْفَ مُحَمَّدٍ <text:span text:style-name="Source_5f_Text">jalastu xalfa muḥammadin</text:span></text:p>
      <text:p text:style-name="Text_20_body">لَعِبَ الْأَطْفَالُ وَرَاءَ الْمَسْجِدِ <text:span text:style-name="Source_5f_Text">laʕiba l-ʔaṭfālu warāʔa l-masjidi</text:span></text:p>
      <text:p text:style-name="Text_20_body">قَرَأْتُ الْقُرْآنَ ضُحًى <text:span text:style-name="Source_5f_Text">qaraʔtu l-qurʔāna ḍuḥanā</text:span></text:p>
      <text:p text:style-name="Text_20_body">الْجَرِيدَةُ تَحْتَ الْكِتَابِ <text:span text:style-name="Source_5f_Text">al-jariydatu taḥta l-kitābi</text:span></text:p>
      <text:p text:style-name="Text_20_body">جَاءَ يُوسُفُ مِنْ بَغْدَادَ الْيَوْمَ <text:span text:style-name="Source_5f_Text">jāʔa yuwsufu min baǧdāda l-yawma</text:span></text:p>
      <text:p text:style-name="Text_20_body">2) Дополните следующие предложения обстоятельствами места или времени действия:</text:p>
      <text:p text:style-name="Text_20_body">جَلَسَ زَيْدٌ <text:span text:style-name="Source_5f_Text">jalasa zaydun</text:span></text:p>
      <text:p text:style-name="Text_20_body">وَضَعْتُ الْكِتَابَ <text:span text:style-name="Source_5f_Text">waḍaʕtu l-kitāba</text:span></text:p>
      <text:p text:style-name="Text_20_body">كَتَبَ أَبِي رِسَالَةً <text:span text:style-name="Source_5f_Text">kataba ʔabiy risālatan</text:span></text:p>
      <text:p text:style-name="Text_20_body">لَعِبَ الْوَلَدُ بِالْكُرَةِ <text:span text:style-name="Source_5f_Text">laʕiba l-waladu bialkurati</text:span></text:p>
      <text:p text:style-name="Text_20_body">حَفِظَتْ فَاطِمَةُ سُورَةَ الرَّحْمَان <text:span text:style-name="Source_5f_Text">ḥafið̣at fāṭimatu suwrata r-raḥmān</text:span></text:p>
      <text:p text:style-name="Text_20_body">3) Переведите следующие предложения на арабский язык:</text:p>
      <text:p text:style-name="Text_20_body">Школа за мечетью</text:p>
      <text:p text:style-name="Text_20_body">Карандаш под стулом</text:p>
      <text:p text:style-name="Text_20_body">Мухаммад читал Коран утром</text:p>
      <text:p text:style-name="Text_20_body">Инженер уехал в Багдад ночью</text:p>
      <text:p text:style-name="Text_20_body">Я написал письмо днём</text:p>
      <text:p text:style-name="Text_20_body">4) Выучите хадис:</text:p>
      <text:p text:style-name="Text_20_body"> الْجَنَّةُ تَحْتَ أَقْدَامِ الْأُمَّهَاتِ <text:span text:style-name="Source_5f_Text">al-jannatu taḥta ʔaqdāmi l-ʔummahāti</text:span> </text:p>
      <text:p text:style-name="Text_20_body">«Рай под ногами матерей»</text:p>
      <text:h text:style-name="Heading_20_2" text:outline-level="2"><text:bookmark-start text:name="вопросительное-предложение"/><text:bookmark-start text:name="__RefHeading___Toc45222_1544766045"/>§ 18. Вопросительное предложение<text:bookmark-end text:name="вопросительное-предложение"/><text:bookmark-end text:name="__RefHeading___Toc45222_1544766045"/></text:h>
      <text:p text:style-name="First_20_paragraph">الجُمْلَةُ الاِسْتِفْهاَمِيَّةُ <text:span text:style-name="Source_5f_Text">al-jumlatu l-aistifhaamiyyatu</text:span></text:p>
      <text:p text:style-name="Text_20_body">Вопросительное предложение в арабском языке образуется при помощи вопросительных частиц, местоимений и наречий, которые ставятся в начале предложения.</text:p>
      <text:p text:style-name="Text_20_body"><text:soft-page-break/>Имеются две <text:span text:style-name="T1">вопросительные</text:span> <text:span text:style-name="T1">частицы</text:span> – هَلْ <text:span text:style-name="Source_5f_Text">hal</text:span> и أَ <text:span text:style-name="Source_5f_Text">ʔa</text:span> :</text:p>
      <text:p text:style-name="Text_20_body">هَلْ أَنْتَ طَالِبٌ <text:span text:style-name="Source_5f_Text">hal ʔanta ṭālibun</text:span> ؟ Ты студент?</text:p>
      <text:p text:style-name="Text_20_body">هَلْ تَتَكَلَّمُ بِالْعَرَبِيَّةِ <text:span text:style-name="Source_5f_Text">hal tatakallamu bialʕarabiyyati</text:span> ؟ Ты говоришь по-арабски?</text:p>
      <text:p text:style-name="Text_20_body"><text:span text:style-name="T3">أ</text:span> فَعَلْتَ هَذَا <text:span text:style-name="Source_5f_Text">faʕalta haðā</text:span> ؟ Ты это сделал?</text:p>
      <text:p text:style-name="Text_20_body"><text:span text:style-name="T3">أ</text:span> لَمْ تَكْتُبْ رِسَالَةً إِلَى زَيْدٍ <text:span text:style-name="Source_5f_Text">lam taktub risālatan ʔilaā zaydin</text:span> ؟ Ты не написал письмо Зейду?</text:p>
      <text:p text:style-name="P1">Примечание.</text:p>
      <text:p text:style-name="Text_20_body">Как видно из примеров, вопросительная частица أَ <text:span text:style-name="Source_5f_Text">ʔa</text:span> может входить как в утвердительное, так и отрицательное предложение, тогда как هَلْ <text:span text:style-name="Source_5f_Text">hal</text:span> используется только в утвердительных предложениях. Поэтому нельзя сказать:</text:p>
      <text:p text:style-name="Text_20_body">**~~ هَلْ <text:span text:style-name="Source_5f_Text">hal</text:span> <text:span text:style-name="T4">**</text:span> لَمْ تَقْرَأْ الْكِتَابَ <text:span text:style-name="Source_5f_Text">lam taqraʔ al-kitāba</text:span> ؟~~</text:p>
      <text:p text:style-name="Text_20_body">а нужно говорить:</text:p>
      <text:p text:style-name="Text_20_body">** أَ <text:span text:style-name="Source_5f_Text">ʔa</text:span> ** لَمْ تَقْرَأْ الْكِتَابَ <text:span text:style-name="Source_5f_Text">lam taqraʔ al-kitāba</text:span> ؟ Ты не читал книгу?</text:p>
      <text:p text:style-name="P1">Вопросительные местоимения:</text:p>
      <text:list xml:id="list4167846849" text:style-name="L20">
        <text:list-item>
          <text:p text:style-name="P2">مَنْ <text:span text:style-name="Source_5f_Text">man</text:span> * كَتَبَ هَذَا <text:span text:style-name="Source_5f_Text">kataba haðā</text:span> ؟ <text:span text:style-name="T1">Кто</text:span> написал это?</text:p>
        </text:list-item>
        <text:list-item>
          <text:p text:style-name="P2">مَاذَا <text:span text:style-name="Source_5f_Text">māðā</text:span> * قَالَ لَكَ مُحَمَّدٌ <text:span text:style-name="Source_5f_Text">qāla laka muḥammadun</text:span> ؟ <text:span text:style-name="T1">Что</text:span> сказал тебе Мухаммад?</text:p>
        </text:list-item>
        <text:list-item>
          <text:p text:style-name="P2">لِمَنْ <text:span text:style-name="Source_5f_Text">liman</text:span> * اِشْتَرَيْتَ هَذَا الْكِتَابَ <text:span text:style-name="Source_5f_Text">aištarayta haðā l-kitāba</text:span> ؟ <text:span text:style-name="T1">Кому</text:span> ты купил эту книгу?</text:p>
        </text:list-item>
        <text:list-item>
          <text:p text:style-name="P2">لِمَاذَا <text:span text:style-name="Source_5f_Text">limāðā</text:span> * لاَ يَقْرَأُ زَيْدٌ <text:span text:style-name="Source_5f_Text">laa yaqraʔu zaydun</text:span> ؟ <text:span text:style-name="T1">Почему</text:span> Зейд не читает?</text:p>
        </text:list-item>
        <text:list-item>
          <text:p text:style-name="P2">أَيُّ <text:span text:style-name="Source_5f_Text">ʔayyu</text:span> * قَلَمٍ <text:span text:style-name="Source_5f_Text">qalamin</text:span> ؟ <text:span text:style-name="T1">Какой</text:span> карандаш?</text:p>
        </text:list-item>
      </text:list>
      <text:p text:style-name="First_20_paragraph">Примечание:</text:p>
      <text:p text:style-name="Text_20_body">Вопросительное местоимение أيٌّ <text:span text:style-name="Source_5f_Text">ʔyyun</text:span> присоединяется к поясняемому слову в качестве первого члена идафы (см. гл. I, § 7) и изменяется по падежам:</text:p>
      <text:p text:style-name="Text_20_body"><text:soft-page-break/>أَيُّ قَلَمٍ أَحْسَنُ <text:span text:style-name="Source_5f_Text">ʔayyu qalamin ʔaḥsanu</text:span> ؟ ( الرَّفْعُ <text:span text:style-name="Source_5f_Text">ar-rafʕu</text:span> ) Какой карандаш лучше?</text:p>
      <text:p text:style-name="Text_20_body">أيَّ قَلَمٍ أَخَذْتَ <text:span text:style-name="Source_5f_Text">ʔyya qalamin ʔaxaðta</text:span> ؟ ( النَّصْبُ <text:span text:style-name="Source_5f_Text">an-naṣbu</text:span> ) Какой карандаш ты взял?</text:p>
      <text:p text:style-name="Text_20_body">بِأَيِّ قَلَمٍ كَتَبْتَ <text:span text:style-name="Source_5f_Text">biʔayyi qalamin katabta</text:span> ؟ ( الجَرُّ <text:span text:style-name="Source_5f_Text">al-jarru</text:span> ) Каким карандашом ты написал?</text:p>
      <text:p text:style-name="Text_20_body">Если поясняемое слово является именем женского рода, то أَيٌّ <text:span text:style-name="Source_5f_Text">ʔayyun</text:span> может принимать ة `` «та марбуту»:</text:p>
      <text:p text:style-name="Text_20_body">أَيُّ مَدْرَسَةٍ <text:span text:style-name="Source_5f_Text">ʔayyu madrasatin</text:span> ؟ или أَيَّةُ مَدْرَسَةٍ <text:span text:style-name="Source_5f_Text">ʔayyatu madrasatin</text:span> ؟ Какая школа?</text:p>
      <text:p text:style-name="Text_20_body">Поясняемое слово при أيٌّ <text:span text:style-name="Source_5f_Text">ʔyyun</text:span> должно стоять в неопределённом состоянии.</text:p>
      <text:p text:style-name="Text_20_body">Вопросительные наречия:</text:p>
      <text:p text:style-name="Text_20_body">أيْنَ الْمُدَرِّسُ <text:span text:style-name="Source_5f_Text">ʔyna l-mudarrisu</text:span> ؟<text:span text:style-name="T1">Где</text:span> учитель?</text:p>
      <text:p text:style-name="Text_20_body">إِلَى أَيْنَ تَذْهَبُ <text:span text:style-name="Source_5f_Text">ʔilaā ʔayna taðhabu</text:span> ؟ <text:span text:style-name="T1">Куда</text:span> ты идешь?</text:p>
      <text:p text:style-name="Text_20_body">مِنْ أَيْنَ جَاءَ أَحْمَدُ <text:span text:style-name="Source_5f_Text">min ʔayna jāʔa ʔaḥmadu</text:span> ؟ <text:span text:style-name="T1">Откуда</text:span> пришёл Ахмад?</text:p>
      <text:p text:style-name="Text_20_body">مَتَى اِمْتِحَانُكَ <text:span text:style-name="Source_5f_Text">mataā aimtiḥānuka</text:span> ؟ <text:span text:style-name="T1">Когда</text:span> твой экзамен?</text:p>
      <text:p text:style-name="Text_20_body">كَيْفَ دَخَلْتَ هَذِهِ الْغُرْفَةَ <text:span text:style-name="Source_5f_Text">kayfa daxalta haðihi l-ǧurfata</text:span> ؟ <text:span text:style-name="T1">Как</text:span> ты вошёл в эту комнату?</text:p>
      <text:p text:style-name="Text_20_body">كَمْ كِتَاباً قَرَأْتَ <text:span text:style-name="Source_5f_Text">kam kitābā(n) qaraʔta</text:span> ؟ <text:span text:style-name="T1">Сколько</text:span> книг ты прочитал?</text:p>
      <text:p text:style-name="Text_20_body">Примечание:</text:p>
      <text:p text:style-name="Text_20_body">Поясняемое слово при вопросительном наречии كَمْ <text:span text:style-name="Source_5f_Text">kam</text:span> должно стоять в единственном числе винительного падежа неопределенного состояния:</text:p>
      <text:p text:style-name="Text_20_body">كَمْ طَالِباً <text:span text:style-name="Source_5f_Text">kam ṭālibā(n)</text:span> Сколько студентов?</text:p>
      <text:p text:style-name="Text_20_body">Упражнения для закрепления</text:p>
      <text:p text:style-name="Text_20_body">1) Переведите следующие предложения, используя одну из вопросительных частиц:</text:p>
      <text:p text:style-name="Text_20_body">Ты инженер?</text:p>
      <text:p text:style-name="Text_20_body">Он студент?</text:p>
      <text:p text:style-name="Text_20_body"><text:soft-page-break/>Она студентка?</text:p>
      <text:p text:style-name="Text_20_body">Мухаммад твой брат?</text:p>
      <text:p text:style-name="Text_20_body">Зейд из России?</text:p>
      <text:p text:style-name="Text_20_body">Ты не ходил в школу?</text:p>
      <text:p text:style-name="Text_20_body">Ты не пишешь?</text:p>
      <text:p text:style-name="Text_20_body">Ты не студент?</text:p>
      <text:p text:style-name="Text_20_body">Зейд не инженер?</text:p>
      <text:p text:style-name="Text_20_body">Омар не из России?</text:p>
      <text:p text:style-name="Text_20_body">2) Переведите следующие предложения, используя вопросительные местоимения:</text:p>
      <text:p text:style-name="Text_20_body">Кто побил эту собаку?</text:p>
      <text:p text:style-name="Text_20_body">Что ты написал в этом письме?</text:p>
      <text:p text:style-name="Text_20_body">Кому ты сказал об этом?</text:p>
      <text:p text:style-name="Text_20_body">Почему ты молчишь?</text:p>
      <text:p text:style-name="Text_20_body">Какая книга?</text:p>
      <text:p text:style-name="Text_20_body">3) Переведите следующие предложения, используя вопросительные наречия:</text:p>
      <text:p text:style-name="Text_20_body">Где твоя книга?</text:p>
      <text:p text:style-name="Text_20_body">Куда идёт этот студент?</text:p>
      <text:p text:style-name="Text_20_body">Откуда пришёл Зейд?</text:p>
      <text:p text:style-name="Text_20_body">Когда праздник?</text:p>
      <text:p text:style-name="Text_20_body">Как ты написал?</text:p>
      <text:p text:style-name="Text_20_body">Сколько тетрадей на этом столе?</text:p>
      <text:h text:style-name="Heading_20_2" text:outline-level="2"><text:bookmark-start text:name="абсолютный-масдар"/><text:bookmark-start text:name="__RefHeading___Toc45224_1544766045"/>§ 19. Абсолютный масдар<text:bookmark-end text:name="абсолютный-масдар"/><text:bookmark-end text:name="__RefHeading___Toc45224_1544766045"/></text:h>
      <text:p text:style-name="First_20_paragraph">الْمَصْدَرُ المُطْلَقُ <text:span text:style-name="Source_5f_Text">al-maṣdaru l-muṭlaqu</text:span></text:p>
      <text:p text:style-name="Text_20_body">Абсолютный масдар – это имя в винительном падеже неопределённого состояния, которое следует за глаголом и выполняет одну из следующих функций:</text:p>
      <text:p text:style-name="Text_20_body">1) Усиливает смысл глагола. Например:</text:p>
      <text:p text:style-name="Text_20_body">ضَرَبَ ضَرْباً <text:span text:style-name="Source_5f_Text">ḍaraba ḍarbā(n)</text:span> Он бил <text:span text:style-name="T1">битьём</text:span></text:p>
      <text:p text:style-name="Text_20_body">Абсолютный масдар, усиливающий смысл глагола, имеет широкое использование в арабском языке. Его эквивалентом в русском языке является обстоятельство образа <text:soft-page-break/>действия в выражениях типа: «пить запоем», «ходить ходуном», «сидеть сидмя» и т.д.</text:p>
      <text:p text:style-name="Text_20_body">2) Поясняет, каким образом было совершено действие:</text:p>
      <text:p text:style-name="Text_20_body">نَامَ نَوْماً عَمِيقاً <text:span text:style-name="Source_5f_Text">nāma nawmā(n) ʕamiyqā(n)</text:span> Он спал <text:span text:style-name="T1">крепким</text:span> сном</text:p>
      <text:p text:style-name="Text_20_body">3) Уточняет, сколько раз было совершено действие.</text:p>
      <text:p text:style-name="Text_20_body">ضَرَبَهُ ضَرْبَتَيْنِ <text:span text:style-name="Source_5f_Text">ḍarabahu ḍarbatayni</text:span> Он ударил его <text:span text:style-name="T1">два</text:span> <text:span text:style-name="T1">раза</text:span></text:p>
      <text:p text:style-name="Text_20_body">ضَرَبَهُ ضَرَبَاتٍ <text:span text:style-name="Source_5f_Text">ḍarabahu ḍarabātin</text:span> Он ударил его <text:span text:style-name="T1">несколько</text:span> <text:span text:style-name="T1">раз</text:span></text:p>
      <text:p text:style-name="Text_20_body">Абсолютный масдар в большинстве случаев бывает однокоренным с тем глаголом, к которому он относится. Но иногда он заменяется своим синонимом:</text:p>
      <text:p text:style-name="Text_20_body">جَلَسَ جُلُوسًا <text:span text:style-name="Source_5f_Text">jalasa juluwsana</text:span> Он сидел сидмя</text:p>
      <text:p text:style-name="Text_20_body">جَلَسَ قُعُوداً <text:span text:style-name="Source_5f_Text">jalasa quʕuwdā(n)</text:span> Он сидел сидмя ( جُلُوسٌ <text:span text:style-name="Source_5f_Text">juluwsun</text:span> Err:520 قُعُودٌ <text:span text:style-name="Source_5f_Text">quʕuwdun</text:span> сидение)</text:p>
      <text:p text:style-name="Text_20_body">Абсолютный масдар может иметь при себе имя прилагательное или имя в родительном падеже, присоединённое к нему в качестве второго члена идафы:</text:p>
      <text:p text:style-name="Text_20_body">ضَرَبَهُ ضَرْباً شَدِيداً <text:span text:style-name="Source_5f_Text">ḍarabahu ḍarbā(n) šadiydā(n)</text:span> Он бил его <text:span text:style-name="T1">сильным</text:span> битьём</text:p>
      <text:p text:style-name="Text_20_body">ضَرَبَهُ ضَرْبَ الجَلاَّدِ <text:span text:style-name="Source_5f_Text">ḍarabahu ḍarba l-jalaaadi</text:span> Он бил его битьём <text:span text:style-name="T1">палача</text:span></text:p>
      <text:p text:style-name="Text_20_body">Часто абсолютный масдар опускается и заменяется следующими именами:</text:p>
      <text:p text:style-name="Text_20_body">1) своим прилагательным. Например:</text:p>
      <text:p text:style-name="Text_20_body">يَتَطَوَّرُ بَلَدُنَا <text:span text:style-name="Source_5f_Text">yataṭawwaru baladunā</text:span> * سَرِيعاً <text:span text:style-name="Source_5f_Text">sariyʕā(n)</text:span> * Наша страна развивается <text:span text:style-name="T1">быстро</text:span> (В основе: يَتَطَوَّرُ بَلَدُنَا <text:span text:style-name="Source_5f_Text">yataṭawwaru baladunā</text:span> * تَطَوُّراً سَرِيعاً <text:span text:style-name="Source_5f_Text">taṭawwurā(n) sariyʕā(n)</text:span> * Наша страна развивается <text:span text:style-name="T1">быстрым</text:span> <text:span text:style-name="T1">развитием</text:span>)</text:p>
      <text:p text:style-name="Text_20_body">При этом абсолютный масдар может быть присоединен к своему прилагательному в качестве второго члена идафы:</text:p>
      <text:p text:style-name="Text_20_body">يَتَطَوَّرُ بَلَدُنَا <text:span text:style-name="Source_5f_Text">yataṭawwaru baladunā</text:span> * سَرِيعَ <text:span text:style-name="Source_5f_Text">sariyʕa</text:span> * التَطَوُّرِ <text:span text:style-name="Source_5f_Text">al-taṭawwuri</text:span> Наша страна развивается <text:span text:style-name="T1">быстро</text:span></text:p>
      <text:p text:style-name="Text_20_body">2) именем числительным. Например:</text:p>
      <text:p text:style-name="Text_20_body">ضَرَبْتُهُ <text:span text:style-name="Source_5f_Text">ḍarabtuhu</text:span> * خَمْسا <text:span text:style-name="Source_5f_Text">xamsa</text:span> * ً <text:span text:style-name="Source_5f_Text">an</text:span> Я ударил его <text:span text:style-name="T1">пять</text:span> <text:span text:style-name="T1">раз</text:span></text:p>
      <text:p text:style-name="Text_20_body"><text:soft-page-break/>При этом имя абсолютного масдара может быть присоединено к имени числительному в качестве второго члена идафы:</text:p>
      <text:p text:style-name="Text_20_body">ضَرَبْتُهُ <text:span text:style-name="Source_5f_Text">ḍarabtuhu</text:span> * خَمْسَ <text:span text:style-name="Source_5f_Text">xamsa</text:span> * ضَرَبَاتٍ <text:span text:style-name="Source_5f_Text">ḍarabātin</text:span> Я ударил его <text:span text:style-name="T1">пять</text:span> <text:span text:style-name="T1">раз</text:span></text:p>
      <text:p text:style-name="Text_20_body">3) слитным местоимением. Например:</text:p>
      <text:p text:style-name="Text_20_body">أَحْـبَـبْـتُـهُ حُـبًّا لَمْ أُحِـبَّـ <text:span text:style-name="Source_5f_Text">ʔaḥbabtuhu ḥubbana lam ʔuḥibba</text:span> * هُ <text:span text:style-name="Source_5f_Text">hu</text:span> * أَحَداً مِنْ قَبْلُ <text:span text:style-name="Source_5f_Text">ʔaḥadā(n) min qablu</text:span> Я полюбил его так, как не любил никого раньше (<text:span text:style-name="T1">или</text:span>: я полюбил его такой любовью, <text:span text:style-name="T1">какой</text:span> никого не любил раньше)</text:p>
      <text:p text:style-name="Text_20_body">4) словом بَعْضٌ <text:span text:style-name="Source_5f_Text">baʕḍun</text:span> «некоторый; несколько». При этом имя абсолютного масдара присоединяется к нему в качестве второго члена идафы:</text:p>
      <text:p text:style-name="Text_20_body">يَـخَـافُـهُ <text:span text:style-name="Source_5f_Text">yaxaafuhu</text:span> * بَـعْـضَ <text:span text:style-name="Source_5f_Text">baʕḍa</text:span> * خَـوْفٍ <text:span text:style-name="Source_5f_Text">xawfin</text:span> Он <text:span text:style-name="T1">несколько</text:span> (<text:span text:style-name="T1">чуть</text:span>-<text:span text:style-name="T1">чуть</text:span>) боится его</text:p>
      <text:p text:style-name="Text_20_body">5) словом كُلٌّ <text:span text:style-name="Source_5f_Text">kullun</text:span> «все, всё». При этом абсолютный масдар присоединяется к нему в качестве второго члена идафы:</text:p>
      <text:p text:style-name="Text_20_body">يَـخَـافُـهُ <text:span text:style-name="Source_5f_Text">yaxaafuhu</text:span> * كُـلَّ <text:span text:style-name="Source_5f_Text">kulla</text:span> * خَوْفٍ <text:span text:style-name="Source_5f_Text">xawfin</text:span> Он боится его <text:span text:style-name="T1">всей</text:span> <text:span text:style-name="T1">боязнью</text:span></text:p>
      <text:p text:style-name="Text_20_body">Упражнения для закрепления</text:p>
      <text:p text:style-name="Text_20_body">1) Переведите следующие предложения и найдите в них абсолютный масдар:</text:p>
      <text:p text:style-name="Text_20_body">ضَرَبَ أبِي الْكَلْبَ ضَرْبًا <text:span text:style-name="Source_5f_Text">ḍaraba ʔbiy al-kalba ḍarbana</text:span></text:p>
      <text:p text:style-name="Text_20_body">قَتَلَ زَيْدٌ الثُّعْبَانَ قَتْلاً <text:span text:style-name="Source_5f_Text">qatala zaydun aθ-θuʕbāna qatlā(n)</text:span></text:p>
      <text:p text:style-name="Text_20_body">جَلَسَتْ عَائِشَةُ جُلُوسًا <text:span text:style-name="Source_5f_Text">jalasat ʕāʔišatu juluwsana</text:span></text:p>
      <text:p text:style-name="Text_20_body">كَتَبْتُ الرِّسَالَةَ كِتَابَةً <text:span text:style-name="Source_5f_Text">katabtu r-risālata kitābatan</text:span></text:p>
      <text:p text:style-name="Text_20_body">غَضِبَ عِمَادٌ غَضَبًا <text:span text:style-name="Source_5f_Text">ǧaḍiba ʕimādun ǧaḍabana</text:span></text:p>
      <text:p text:style-name="Text_20_body">2) Образуйте предложения, включающие в себя абсолютный масдар из следующих слов:</text:p>
      <text:p text:style-name="Text_20_body">طُلُوعٌ <text:span text:style-name="Source_5f_Text">ṭuluwʕun</text:span> / طَلَعَ <text:span text:style-name="Source_5f_Text">ṭalaʕa</text:span> / الشَّمْسُ <text:span text:style-name="Source_5f_Text">aš-šamsu</text:span> __</text:p>
      <text:p text:style-name="Text_20_body">الْوَلَدُ <text:span text:style-name="Source_5f_Text">al-waladu</text:span> / حُبٌّ <text:span text:style-name="Source_5f_Text">ḥubbun</text:span> / أُمُّهُ <text:span text:style-name="Source_5f_Text">ʔummuhu</text:span> / أَحَبَّ <text:span text:style-name="Source_5f_Text">ʔaḥabba</text:span> __</text:p>
      <text:p text:style-name="Text_20_body">الْعِنَبُ <text:span text:style-name="Source_5f_Text">al-ʕinabu</text:span> / أَكْلٌ <text:span text:style-name="Source_5f_Text">ʔaklun</text:span> / الطِّفْلُ <text:span text:style-name="Source_5f_Text">aṭ-ṭiflu</text:span> / أَكَلَ <text:span text:style-name="Source_5f_Text">ʔakala</text:span> __</text:p>
      <text:p text:style-name="Text_20_body"><text:soft-page-break/>3) Переведите следующие предложения и определите, чем заменён в них абсолютный масдар:</text:p>
      <text:p text:style-name="Text_20_body">يَقْرَأُ مُحَمَّدٌ كَثِيرًا <text:span text:style-name="Source_5f_Text">yaqraʔu muḥammadun kaθiyrana</text:span></text:p>
      <text:p text:style-name="Text_20_body">أَكَلْتُ بَعْضَ أَكْلٍ <text:span text:style-name="Source_5f_Text">ʔakaltu baʕḍa ʔaklin</text:span></text:p>
      <text:p text:style-name="Text_20_body">صَرَخَ زَيْدٌ كُلَّ صُرَاخٍ <text:span text:style-name="Source_5f_Text">ṣaraxa zaydun kulla ṣurāxin</text:span></text:p>
      <text:p text:style-name="Text_20_body">غَضِبَ أَبِي غَضْبَةً لَمْ يَغْضَبْهَا أَبَدًا <text:span text:style-name="Source_5f_Text">ǧaḍiba ʔabiy ǧaḍbatan lam yaǧḍabhā ʔabadana</text:span></text:p>
      <text:p text:style-name="Text_20_body">صَلَّيْتُ الْيَوْمَ خَمْسًا <text:span text:style-name="Source_5f_Text">ṣallaytu l-yawma xamsana</text:span></text:p>
      <text:p text:style-name="Text_20_body">أُحِبُّ ابْنِي كُلَّ حُبٍّ <text:span text:style-name="Source_5f_Text">ʔuḥibbu abniy kulla ḥubbin</text:span></text:p>
      <text:h text:style-name="Heading_20_2" text:outline-level="2"><text:bookmark-start text:name="глагол-كَانَ-kāna-и-его-сёстры"/><text:bookmark-start text:name="__RefHeading___Toc45226_1544766045"/><text:span text:style-name="T3">§ 20. Глагол</text:span> كَانَ <text:span text:style-name="Source_5f_Text">kāna</text:span> <text:span text:style-name="T3">и его «сёстры»</text:span><text:bookmark-end text:name="глагол-كَانَ-kāna-и-его-сёстры"/><text:bookmark-end text:name="__RefHeading___Toc45226_1544766045"/></text:h>
      <text:p text:style-name="First_20_paragraph">كَانَ وَأَخَوَاتُهَا <text:span text:style-name="Source_5f_Text">kāna waʔaxawātuhā</text:span></text:p>
      <text:p text:style-name="Text_20_body">كَانَ <text:span text:style-name="Source_5f_Text">kāna</text:span> и его «сёстры» – это группа 13 глаголов, которые входят в именные предложения и ставят подлежащее в именительном, а сказуемое в винительном падеже. Например:</text:p>
      <text:p text:style-name="Text_20_body">مُحَمَّدٌ بَطَلٌ <text:span text:style-name="Source_5f_Text">muḥammadun baṭalun</text:span> Мухаммад герой</text:p>
      <text:list xml:id="list262502763" text:style-name="L21">
        <text:list-item>
          <text:p text:style-name="P25">كَانَ <text:span text:style-name="Source_5f_Text">kāna</text:span> * مُحَمَّدٌ بَطَلاً <text:span text:style-name="Source_5f_Text">muḥammadun baṭalā(n)</text:span> Мухаммад <text:span text:style-name="T1">был</text:span> героем</text:p>
        </text:list-item>
      </text:list>
      <text:p text:style-name="First_20_paragraph">Ниже приводятся эти глаголы и примеры их использования:</text:p>
      <text:p text:style-name="Text_20_body">1) كَانَ <text:span text:style-name="Source_5f_Text">kāna</text:span> «быть»</text:p>
      <text:p text:style-name="Text_20_body">كَانَ مُحَمَّدٌ مُهَنْدِساً <text:span text:style-name="Source_5f_Text">kāna muḥammadun muhandisā(n)</text:span> Мухаммад был инженером</text:p>
      <text:p text:style-name="Text_20_body">2) صَارَ <text:span text:style-name="Source_5f_Text">ṣāra</text:span> «стать, превратиться»</text:p>
      <text:p text:style-name="Text_20_body">صَارَ زَيْدٌ عَالِماً <text:span text:style-name="Source_5f_Text">ṣāra zaydun ʕālimā(n)</text:span> Зейд стал учёным</text:p>
      <text:p text:style-name="Text_20_body">3) أَصْبَحَ <text:span text:style-name="Source_5f_Text">ʔaṣbaḥa</text:span> «стать утром»</text:p>
      <text:p text:style-name="Text_20_body">أَصْبَح زَيْدٌ مَرِيضاً <text:span text:style-name="Source_5f_Text">ʔaṣbaḥ zaydun mariyḍā(n)</text:span> Зейд стал больным (действие произошло утром)</text:p>
      <text:p text:style-name="Text_20_body">4) أَمْسَى <text:span text:style-name="Source_5f_Text">ʔamsaā</text:span> «стать вечером»</text:p>
      <text:p text:style-name="Text_20_body"><text:soft-page-break/>أَمْسَى زَيْدٌ مَرِيضاً <text:span text:style-name="Source_5f_Text">ʔamsaā zaydun mariyḍā(n)</text:span> Зейд стал больным (действие произошло вечером)</text:p>
      <text:p text:style-name="Text_20_body">5) أَضْحَى <text:span text:style-name="Source_5f_Text">ʔaḍḥaā</text:span> «стать после утреннего времени»</text:p>
      <text:p text:style-name="Text_20_body">أَضْحَى زَيْدٌ مَرِيضاً <text:span text:style-name="Source_5f_Text">ʔaḍḥaā zaydun mariyḍā(n)</text:span> Зейд стал больным (действие произошло после утреннего времени)</text:p>
      <text:p text:style-name="Text_20_body">6) بَاتَ <text:span text:style-name="Source_5f_Text">bāta</text:span> «стать ночью»</text:p>
      <text:p text:style-name="Text_20_body">بَاتَ أَحْمَدُ مَرِيضاً <text:span text:style-name="Source_5f_Text">bāta ʔaḥmadu mariyḍā(n)</text:span> Ахмад стал больным (действие произошло ночью)</text:p>
      <text:p text:style-name="Text_20_body">7) ظَلَّ <text:span text:style-name="Source_5f_Text">ð̣al--a</text:span> «продолжать быть»</text:p>
      <text:p text:style-name="Text_20_body">ظَلَّ أَحْمَدُ حَزِيناً <text:span text:style-name="Source_5f_Text">ð̣al--a ʔaḥmadu ḥaziynā(n)</text:span> Ахмад продолжал быть печальным</text:p>
      <text:p text:style-name="Text_20_body">8) لَيْسَ <text:span text:style-name="Source_5f_Text">laysa</text:span> «не являться, не быть»<text:a xlink:type="simple" xlink:href="#fn7" text:style-name="Internet_20_link" text:visited-style-name="Visited_20_Internet_20_Link"><text:span text:style-name="Definition">7</text:span></text:a></text:p>
      <text:p text:style-name="Text_20_body">لَيْسَ الطَّالِبُ مُجْتَهِداً <text:span text:style-name="Source_5f_Text">laysa ṭ-ṭālibu mujtahidā(n)</text:span> Студент не прилежен</text:p>
      <text:p text:style-name="Text_20_body">9) مَا زَالَ <text:span text:style-name="Source_5f_Text">mā zāla</text:span> «не переставать быть…»</text:p>
      <text:p text:style-name="Text_20_body">مَا زَالَ زَيْدٌ مُحْتَرَماً <text:span text:style-name="Source_5f_Text">mā zāla zaydun muḥtaramā(n)</text:span> Зейд не перестал быть уважаемым</text:p>
      <text:p text:style-name="Text_20_body">10) مَا بَرِحَ <text:span text:style-name="Source_5f_Text">mā bariḥa</text:span> «не переставать быть…»</text:p>
      <text:p text:style-name="Text_20_body">مَا بَرِحَ زَيْدٌ سَخِيّاً <text:span text:style-name="Source_5f_Text">mā bariḥa zaydun saxiyyā(n)</text:span> Зейд не перестал быть щедрым</text:p>
      <text:p text:style-name="Text_20_body">11) مَا فَتِئَ <text:span text:style-name="Source_5f_Text">mā fatiʔa</text:span> «не переставать быть…»</text:p>
      <text:p text:style-name="Text_20_body">مَا فَتِئَ زَيْدٌ حَزِناً <text:span text:style-name="Source_5f_Text">mā fatiʔa zaydun ḥazinā(n)</text:span> Зейд не перестал быть печальным</text:p>
      <text:p text:style-name="Text_20_body">12) مَا انْفَكَّ <text:span text:style-name="Source_5f_Text">mā anfakka</text:span> «не переставать быть»</text:p>
      <text:p text:style-name="Text_20_body">مَاانْفَكَّ زَيْدٌ شُجَاعاً <text:span text:style-name="Source_5f_Text">māanfakka zaydun šujāʕā(n)</text:span> Зейд не перестал быть храбрым</text:p>
      <text:p text:style-name="Text_20_body">То есть глаголы 9-12 пунктов являются синонимами. Из них чаще используется глагол مَا <text:soft-page-break/>زَالَ <text:span text:style-name="Source_5f_Text">mā zāla</text:span> .</text:p>
      <text:p text:style-name="Text_20_body">13) مَا دَامَ <text:span text:style-name="Source_5f_Text">mā dāma</text:span> «покуда, пока»</text:p>
      <text:p text:style-name="Text_20_body">أُدْرُسْ مَا دَامَت الْكُتُبُ مَوْجُودَةً <text:span text:style-name="Source_5f_Text">ʔudrus mā dāmat al-kutubu mawjuwdatan</text:span> Учись, пока (покуда) есть книги</text:p>
      <text:p text:style-name="Text_20_body">Как видно из примеров, смысл этих глаголов может быть выражен только при наличии двух имён, следующих за ними. Если же после них поставить только одно имя, то выраженная мысль будет неполной. Поэтому эти глаголы в арабском языке носят название «недостаточных» ( نَاقِصَةٌ <text:span text:style-name="Source_5f_Text">nāqiṣatun</text:span> )<text:a xlink:type="simple" xlink:href="#fn8" text:style-name="Internet_20_link" text:visited-style-name="Visited_20_Internet_20_Link"><text:span text:style-name="Definition">8</text:span></text:a>.</text:p>
      <text:p text:style-name="Text_20_body"><text:span text:style-name="T1">Примечание</text:span>:</text:p>
      <text:p text:style-name="Text_20_body">Если глагол كَانَ <text:span text:style-name="Source_5f_Text">kāna</text:span> используется в значении «быть, находиться где-либо», то он не является недостаточным. Также глагол بَاتَ <text:span text:style-name="Source_5f_Text">bāta</text:span> не является недостаточным, если он используется в значении «переночевать». Например:</text:p>
      <text:list xml:id="list28783540" text:style-name="L22">
        <text:list-item>
          <text:p text:style-name="P26">كَانَ <text:span text:style-name="Source_5f_Text">kāna</text:span> * مُحَمَّدٌ فِى مُوسكو <text:span text:style-name="Source_5f_Text">muḥammadun fiā muwskw</text:span> Мухаммад <text:span text:style-name="T1">был</text:span> в Москве (т.е. находился)</text:p>
        </text:list-item>
      </text:list>
      <text:p text:style-name="First_20_paragraph">بَاتَتْ زَيْنَبُ هُنَا <text:span text:style-name="Source_5f_Text">bātat zaynabu hunā</text:span> Зейнаб переночевала здесь</text:p>
      <text:p text:style-name="Text_20_body">Сказуемым глагола كَانَ <text:span text:style-name="Source_5f_Text">kāna</text:span> и его сестер может являться глагол или подобие предложения. Например:</text:p>
      <text:p text:style-name="Text_20_body">كَانَ مُحَمَّدٌ <text:span text:style-name="Source_5f_Text">kāna muḥammadun</text:span> * يَكْتُبُ <text:span text:style-name="Source_5f_Text">yaktubu</text:span> * Мухаммад <text:span text:style-name="T1">писал</text:span></text:p>
      <text:p text:style-name="Text_20_body">كَانَ الْمَرْكَبُ <text:span text:style-name="Source_5f_Text">kāna l-markabu</text:span> * عَلَى الْمَاءِ <text:span text:style-name="Source_5f_Text">ʕalaā l-māʔi</text:span> <text:span text:style-name="T1">Лодка была </text:span>на* <text:span text:style-name="T1">воде</text:span></text:p>
      <text:p text:style-name="Text_20_body">كَانَتْ السَّـيَّارَةُ <text:span text:style-name="Source_5f_Text">kānat as-sayyāratu</text:span> * أَمَامَ الْبَيْتِ <text:span text:style-name="Source_5f_Text">ʔamāma l-bayti</text:span> <text:span text:style-name="T1">Машина была </text:span>перед* <text:span text:style-name="T1">домом</text:span></text:p>
      <text:p text:style-name="Text_20_body">مَا زَالَ زَيْدٌ <text:span text:style-name="Source_5f_Text">mā zāla zaydun</text:span> * يَكْتُبُ <text:span text:style-name="Source_5f_Text">yaktubu</text:span> <text:span text:style-name="T1">Зейд не перестал </text:span>писать*</text:p>
      <text:p text:style-name="Text_20_body">مَا زَالَ زَيْدٌ <text:span text:style-name="Source_5f_Text">mā zāla zaydun</text:span> * فِي الْبَيْتِ <text:span text:style-name="Source_5f_Text">fiy al-bayti</text:span> <text:span text:style-name="T1">Зейд не перестал (находиться) </text:span>в* <text:span text:style-name="T1">доме</text:span></text:p>
      <text:p text:style-name="Text_20_body">مَا زَالَ زَيْدٌ <text:span text:style-name="Source_5f_Text">mā zāla zaydun</text:span> * أَمَامَ الْمَسْجِدِ <text:span text:style-name="Source_5f_Text">ʔamāma l-masjidi</text:span> <text:span text:style-name="T1">Зейд не перестал (находиться) </text:span>перед* <text:span text:style-name="T1">мечетью</text:span></text:p>
      <text:p text:style-name="Text_20_body">Упражнения для закрепления</text:p>
      <text:p text:style-name="Text_20_body"><text:soft-page-break/>1) Переведите следующие предложения:</text:p>
      <text:p text:style-name="Text_20_body">كَانَ عُمَرُ شُجَاعًا <text:span text:style-name="Source_5f_Text">kāna ʕumaru šujāʕana</text:span> __</text:p>
      <text:p text:style-name="Text_20_body">صَارَ الْقُطْنُ ثَوْبًا <text:span text:style-name="Source_5f_Text">ṣāra l-quṭnu θawbana</text:span> __</text:p>
      <text:p text:style-name="Text_20_body">ظَلَّتْ الْبِنْتُ بَاكِيَةً <text:span text:style-name="Source_5f_Text">ð̣al--at al-bintu bākiyatan</text:span> __</text:p>
      <text:p text:style-name="Text_20_body">مَا انْفَكَّ الطِّفْلُ بَاكِيًا <text:span text:style-name="Source_5f_Text">mā anfakka ṭ-ṭiflu bākiyana</text:span> __</text:p>
      <text:p text:style-name="Text_20_body">أَمْسَى التِّلْمِيذُ نَائِمًا <text:span text:style-name="Source_5f_Text">ʔamsaā t-tilmiyðu nāʔimana</text:span> __</text:p>
      <text:p text:style-name="Text_20_body">عَبَدَ إِبْراهِيمُ رَبَّهُ مَا دَامَ حَيًّا <text:span text:style-name="Source_5f_Text">ʕabada ʔibrahiymu rabbahu mā dāma ḥayyana</text:span> __</text:p>
      <text:p text:style-name="Text_20_body">بَاتَ الرَّجُلُ ضَابِطًا <text:span text:style-name="Source_5f_Text">bāta r-rajulu ḍābiṭana</text:span> __</text:p>
      <text:p text:style-name="Text_20_body">مَا زَالَ عُثْمَانُ قَوِيًّا <text:span text:style-name="Source_5f_Text">mā zāla ʕuθmānu qawiyyana</text:span> __</text:p>
      <text:p text:style-name="Text_20_body">لَيْسَ عُمَرُ جَبَانًا <text:span text:style-name="Source_5f_Text">laysa ʕumaru jabānana</text:span> __</text:p>
      <text:p text:style-name="Text_20_body">مَا بَرِحَ يُوسُفُ حَزِنًا <text:span text:style-name="Source_5f_Text">mā bariḥa yuwsufu ḥazinana</text:span> __</text:p>
      <text:p text:style-name="Text_20_body">أَضْحَى الْوَلَدُ مَرِيضًا <text:span text:style-name="Source_5f_Text">ʔaḍḥaā l-waladu mariyḍana</text:span> __</text:p>
      <text:p text:style-name="Text_20_body">__ مَا فَتِئَ أَبُو بَكْرٍ خَلِيفَةً <text:span text:style-name="Source_5f_Text">mā fatiʔa ʔabuw bakrin xaliyfatan</text:span> __</text:p>
      <text:p text:style-name="Text_20_body">2) Вставьте подходящий глагол группы كَانَ <text:span text:style-name="Source_5f_Text">kāna</text:span> :</text:p>
      <text:p text:style-name="Text_20_body">ضَعُفَ الْأَسَدُ لَكِنَّهُ <text:span text:style-name="Source_5f_Text">ḍaʕufa l-ʔasadu lakinnahu</text:span> __ قَوِيًّا <text:span text:style-name="Source_5f_Text">qawiyyana</text:span></text:p>
      <text:p text:style-name="Text_20_body">__ مُحَمَّدٌ <text:span text:style-name="Source_5f_Text">muḥammadun</text:span> ﴿ صَلَّى اللهُ عَلَيْهِ وَسَلَّمَ <text:span text:style-name="Source_5f_Text">ṣallaā l-lhu ʕalayhi wasallama</text:span> ﴾ قُرَيْشِيًّا <text:span text:style-name="Source_5f_Text">qurayšiyyana</text:span></text:p>
      <text:p text:style-name="Text_20_body">__ الثَّلْجُ مَاءً <text:span text:style-name="Source_5f_Text">aθ-θal-ju māʔan</text:span></text:p>
      <text:p text:style-name="Text_20_body">__ الشَّمْسُ حَمْرَاءَ <text:span text:style-name="Source_5f_Text">aš-šamsu ḥamrāʔa</text:span> __</text:p>
      <text:p text:style-name="Text_20_body"><text:span text:style-name="T3">__</text:span> الْكَذَّابُ أَمِيناً <text:span text:style-name="Source_5f_Text">al-kaððābu ʔamiynā(n)</text:span> __</text:p>
      <text:p text:style-name="Text_20_body"><text:soft-page-break/>__ السَّمَاءُ مُظْلِمَةً <text:span text:style-name="Source_5f_Text">as-samāʔu muð̣limatan</text:span> _</text:p>
      <text:p text:style-name="Text_20_body">__ أَحْمَدُ طَالِبًا <text:span text:style-name="Source_5f_Text">ʔaḥmadu ṭālibana</text:span></text:p>
      <text:p text:style-name="Text_20_body">3) Переведите предложения на арабский язык:</text:p>
      <text:p text:style-name="Text_20_body">Абу Бакр был халифом</text:p>
      <text:p text:style-name="Text_20_body">Вода стала льдом</text:p>
      <text:p text:style-name="Text_20_body">Ночью воздух стал холодным</text:p>
      <text:p text:style-name="Text_20_body">Книга не человек</text:p>
      <text:p text:style-name="Text_20_body">Не перестал Ахмад быть слабым</text:p>
      <text:p text:style-name="Text_20_body">4) Выучите пословицу:</text:p>
      <text:p text:style-name="Text_20_body"> لَََََوْ كَانَ الْفَقْرُ رَجُلاً لَقَتَلْتُهُ <text:span text:style-name="Source_5f_Text">laaaaaw kāna l-faqru rajulā(n) laqataltuhu</text:span> </text:p>
      <text:p text:style-name="Text_20_body">«Если бы бедность была человеком, я бы убил его»</text:p>
      <text:h text:style-name="Heading_20_2" text:outline-level="2"><text:bookmark-start text:name="предлоги-сослагательного-наклонения"/><text:bookmark-start text:name="__RefHeading___Toc45228_1544766045"/>§ 21. Предлоги сослагательного наклонения<text:bookmark-end text:name="предлоги-сослагательного-наклонения"/><text:bookmark-end text:name="__RefHeading___Toc45228_1544766045"/></text:h>
      <text:p text:style-name="First_20_paragraph">حُرُوفُ النَّصْبِ <text:span text:style-name="Source_5f_Text">ḥuruwfu n-naṣbi</text:span></text:p>
      <text:p text:style-name="Text_20_body">Эти предлоги ставятся перед глаголами и придают им определённый смысл.</text:p>
      <text:p text:style-name="Text_20_body">Следующий за ними глагол ставится в сослагательном наклонении ( النَّصْبُ <text:span text:style-name="Source_5f_Text">an-naṣbu</text:span> ) (см. гл. II, § 25).</text:p>
      <text:p text:style-name="Text_20_body">Таких предлогов шесть:</text:p>
      <text:p text:style-name="Text_20_body">1) أَنْ <text:span text:style-name="Source_5f_Text">ʔan</text:span> «чтобы» (или не переводится):</text:p>
      <text:p text:style-name="Text_20_body">أُرِيدُ أَنْ أَذْهَبَ إِلَى الجَامِعَةِ <text:span text:style-name="Source_5f_Text">ʔuriydu ʔan ʔaðhaba ʔilaā l-jāmiʕati</text:span> Я хочу пойти в университет</text:p>
      <text:p text:style-name="Text_20_body">أُرِيدُ أنْ يَعْرِفُوا ذَلِكَ <text:span text:style-name="Source_5f_Text">ʔuriydu ʔn yaʕrifuwa ðalika</text:span> Я хочу, <text:span text:style-name="T1">чтобы</text:span> они знали это</text:p>
      <text:p text:style-name="Text_20_body">2) لَنْ <text:span text:style-name="Source_5f_Text">lan</text:span> «никогда не»:</text:p>
      <text:p text:style-name="Text_20_body">لَنْ يَقْرَأَ أَحْمَدُ هَذَا الكِتَابَ <text:span text:style-name="Source_5f_Text">lan yaqraʔa ʔaḥmadu haðā l-kitāba</text:span> Ахмад <text:span text:style-name="T1">никогда</text:span> <text:span text:style-name="T1">не</text:span> прочитает эту книгу</text:p>
      <text:p text:style-name="Text_20_body">3) إِذَنْ <text:span text:style-name="Source_5f_Text">ʔiðan</text:span> «в таком случае»:</text:p>
      <text:p text:style-name="Text_20_body"><text:soft-page-break/>إِذَنْ أَسْتَقْبِلَكَ <text:span text:style-name="Source_5f_Text">ʔiðan ʔastaqbilaka</text:span> <text:span text:style-name="T1">В</text:span> <text:span text:style-name="T1">таком</text:span> <text:span text:style-name="T1">случае</text:span> я встречу тебя!</text:p>
      <text:list xml:id="list2676596325" text:style-name="L23">
        <text:list-item>
          <text:p text:style-name="P27">لِـ <text:span text:style-name="Source_5f_Text">li</text:span> … «чтобы; с тем, чтобы»<text:a xlink:type="simple" xlink:href="#fn9" text:style-name="Internet_20_link" text:visited-style-name="Visited_20_Internet_20_Link"><text:span text:style-name="Definition">9</text:span></text:a></text:p>
        </text:list-item>
      </text:list>
      <text:p text:style-name="First_20_paragraph">سَافَرْتُ مُوسْكُو لِأَدْرُسَ <text:span text:style-name="Source_5f_Text">sāfartu muwskuw liʔadrusa</text:span> Я поехал в Москву, <text:span text:style-name="T1">чтобы</text:span> учиться</text:p>
      <text:p text:style-name="Text_20_body">5) كَىْ <text:span text:style-name="Source_5f_Text">kaā</text:span> или لِكَىْ <text:span text:style-name="Source_5f_Text">likaā</text:span> «чтобы; для того, чтобы» (также их производные كَيْلَا <text:span text:style-name="Source_5f_Text">kaylā</text:span> и لِكَيْلَا <text:span text:style-name="Source_5f_Text">likaylā</text:span> «чтобы не; для того, чтобы не»)</text:p>
      <text:p text:style-name="Text_20_body">سَافَرْتُ مُوسْكُو كَىْ أَدْرُسَ <text:span text:style-name="Source_5f_Text">sāfartu muwskuw kaā ʔadrusa</text:span> Я поехал в Москву, <text:span text:style-name="T1">чтобы</text:span> учиться</text:p>
      <text:p text:style-name="Text_20_body">فَعَلْتُ ذَلِكَ كَيْلَا يَزْعَلَ مِنِّي <text:span text:style-name="Source_5f_Text">faʕaltu ðalika kaylā yazʕala minniy</text:span> Я сделал это <text:span text:style-name="T1">для того,</text:span> <text:span text:style-name="T1">чтобы</text:span> он <text:span text:style-name="T1">не</text:span> обижался</text:p>
      <text:p text:style-name="Text_20_body">6) буква فَـ <text:span text:style-name="Source_5f_Text">fa</text:span> … “фэ”, выражающая причину ( الـفَـاءُ <text:span text:style-name="Source_5f_Text">al-faaʔu</text:span> السَّـبَـبِـيَّـةُ <text:span text:style-name="Source_5f_Text">as-sababiyyatu</text:span> ):</text:p>
      <text:p text:style-name="Text_20_body">كُنْ سَـخِـيًّا فَـيُـحِـبَّـكَ النَّاسُ <text:span text:style-name="Source_5f_Text">kun saxiyanna fayuḥibbaka n-nāsu</text:span> Будь щедрым, <text:span text:style-name="T1">и</text:span> (по причине твоей щедрости) тебя полюбят люди</text:p>
      <text:p text:style-name="Text_20_body">Упражнения для закрепления</text:p>
      <text:p text:style-name="Text_20_body">1) Переведите предложения на русский язык:</text:p>
      <text:p text:style-name="Text_20_body">أُرِيدُ أَنْ تَأْكُلَ مَعِيَ <text:span text:style-name="Source_5f_Text">ʔuriydu ʔan taʔkula maʕiya</text:span></text:p>
      <text:p text:style-name="Text_20_body">أُرِيدُ أَنْ تَذْهَبَ إلَى الْمَسْجِدِ <text:span text:style-name="Source_5f_Text">ʔuriydu ʔan taðhaba ʔlaā l-masjidi</text:span></text:p>
      <text:p text:style-name="Text_20_body">أُرِيدُ أَنْ يَكْتُبَ أَبِي رِسَالَةً إلَى أُمِّي <text:span text:style-name="Source_5f_Text">ʔuriydu ʔan yaktuba ʔabiy risālatan ʔlaā ʔummiy</text:span></text:p>
      <text:p text:style-name="Text_20_body">لَنْ يَنْجَحَ كَسْلانُ <text:span text:style-name="Source_5f_Text">lan yanjaḥa kaslanu</text:span></text:p>
      <text:p text:style-name="Text_20_body">لَنْ يُسَافِرَ أَبِي إِلَى مِصْرَ <text:span text:style-name="Source_5f_Text">lan yusāfira ʔabiy ʔilaā miṣra</text:span></text:p>
      <text:p text:style-name="Text_20_body">أَلا يُعْجِبُكَ الْعِنَبُ <text:span text:style-name="Source_5f_Text">ʔala yuʕjibuka l-ʕinabu</text:span> ؟ إِذَنْ آكُلَهُ أَنَا <text:span text:style-name="Source_5f_Text">ʔiðan ʔākulahu ʔanā</text:span></text:p>
      <text:p text:style-name="Text_20_body">أَلَا تَكْتُبُ رِسَالَةً إلَى أُمِّنَا <text:span text:style-name="Source_5f_Text">ʔalā taktubu risālatan ʔlaā ʔumminā</text:span> ؟ إِذَنْ أَكْتُبَهَا أَنَا <text:span text:style-name="Source_5f_Text">ʔiðan ʔaktubahā ʔanā</text:span></text:p>
      <text:p text:style-name="Text_20_body">أَخَذْتُ الْقَلَمَ لِأَكْتُبَ الْمَقَالَةَ <text:span text:style-name="Source_5f_Text">ʔaxaðtu l-qalama liʔaktuba l-maqālata</text:span></text:p>
      <text:p text:style-name="Text_20_body">خَرَجْتُ مِنَ الْبَيْتِ حَتَّى أَذْهَبَ إلَى الْمَكْتَبَةِ <text:span text:style-name="Source_5f_Text">xarajtu mina l-bayti ḥattaā ʔaðhaba ʔlaā l-maktabati</text:span></text:p>
      <text:p text:style-name="Text_20_body"><text:soft-page-break/>قَفَلْتُ الْبَابَ كَيْلاَ يَخْرُجَ الْقِطُّ ثُمَّ فَتَحْتُهُ كَيْ <text:span text:style-name="Source_5f_Text">qafaltu l-bāba kaylaa yaxruja l-qiṭṭu θumma fataḥtuhu kay</text:span> يَخْرُجَ <text:span text:style-name="Source_5f_Text">yaxruja</text:span></text:p>
      <text:p text:style-name="Text_20_body">اِقْرَأَ هَذَا الْكِتَابَ فَتَعْرِفَ الْحَقَّ <text:span text:style-name="Source_5f_Text">aiqraʔa haðā l-kitāba fataʕrifa l-ḥaqqa</text:span></text:p>
      <text:p text:style-name="Text_20_body">2) Образуйте предложения как указано в примере и переведите их:</text:p>
      <text:p text:style-name="Text_20_body">أُرِيدُ <text:span text:style-name="Source_5f_Text">ʔuriydu</text:span> ؛ أَذْهَبُ  <text:span text:style-name="Source_5f_Text">ʔaðhabu </text:span> * أُرِيدُ أَنْ أَذْهَبَ <text:span text:style-name="Source_5f_Text">ʔuriydu ʔan ʔaðhaba</text:span> Я хочу пойти*</text:p>
      <text:p text:style-name="Text_20_body">أُرِيدُ <text:span text:style-name="Source_5f_Text">ʔuriydu</text:span> ؛ تَجْلِسُ  <text:span text:style-name="Source_5f_Text">tajlisu </text:span> __</text:p>
      <text:p text:style-name="Text_20_body">أُرِيدُ <text:span text:style-name="Source_5f_Text">ʔuriydu</text:span> ؛ يَكْتُبُ  <text:span text:style-name="Source_5f_Text">yaktubu </text:span> __</text:p>
      <text:p text:style-name="Text_20_body">أُرِيدُ <text:span text:style-name="Source_5f_Text">ʔuriydu</text:span> ؛ نَقْرَأُ  <text:span text:style-name="Source_5f_Text">naqraʔu </text:span> __</text:p>
      <text:p text:style-name="Text_20_body">3) Найдите ошибки в следующих предложениях и переведите их:</text:p>
      <text:p text:style-name="Text_20_body">تُرِيدُ أَن أَجْلِسُ <text:span text:style-name="Source_5f_Text">turiydu ʔan ʔajlisu</text:span></text:p>
      <text:p text:style-name="Text_20_body">لَنْ يَجْلِسُ أَحْمَدُ <text:span text:style-name="Source_5f_Text">lan yajlisu ʔaḥmadu</text:span></text:p>
      <text:p text:style-name="Text_20_body">إِذَنْ أَجْلِسُ أَنَا <text:span text:style-name="Source_5f_Text">ʔiðan ʔajlisu ʔanā</text:span></text:p>
      <text:p text:style-name="Text_20_body">جِئْتُ الْمَسْجِِدَ كَيْ أَقْرَأُ الْقُرْآنَ <text:span text:style-name="Source_5f_Text">jiʔtu l-masjiida kay ʔaqraʔu l-qurʔāna</text:span></text:p>
      <text:p text:style-name="Text_20_body">اِقْرَأْ كَثِيرًا فَـتَعْرِفُ كَثِيرًا <text:span text:style-name="Source_5f_Text">aiqraʔ kaθiyrana fataʕrifu kaθiyrana</text:span></text:p>
      <text:p text:style-name="Text_20_body">فَتَحْتُ الْبَابَ لِأَخْرُجُ <text:span text:style-name="Source_5f_Text">fataḥtu l-bāba liʔaxruju</text:span></text:p>
      <text:h text:style-name="Heading_20_2" text:outline-level="2"><text:bookmark-start text:name="глаголы-نِعْمَ-niʕma-и-بِئْسَ-biʔsa-для-выражения-похвалы-и-порицания"/><text:bookmark-start text:name="__RefHeading___Toc45230_1544766045"/><text:span text:style-name="T3">§ 22. Глаголы</text:span> نِعْمَ <text:span text:style-name="Source_5f_Text">niʕma</text:span> <text:span text:style-name="T3">и</text:span> بِئْسَ <text:span text:style-name="Source_5f_Text">biʔsa</text:span> <text:span text:style-name="T3">для выражения похвалы и порицания</text:span><text:bookmark-end text:name="глаголы-نِعْمَ-niʕma-и-بِئْسَ-biʔsa-для-выражения-похвалы-и-порицания"/><text:bookmark-end text:name="__RefHeading___Toc45230_1544766045"/></text:h>
      <text:p text:style-name="First_20_paragraph">فِعْلاَ نِعْمَ وَبِئْسَ لِلْمَدْحِ وَالذّمِّ <text:span text:style-name="Source_5f_Text">fiʕlaa niʕma wabiʔsa lilmadḥi wālððmmi</text:span></text:p>
      <text:p text:style-name="Text_20_body">В арабском языке восхваление кого-либо или чего-либо выражается глаголом نِعْمَ <text:span text:style-name="Source_5f_Text">niʕma</text:span> , а порицание – глаголом بِئْسَ <text:span text:style-name="Source_5f_Text">biʔsa</text:span> . Например:</text:p>
      <text:p text:style-name="Text_20_body">نِعْمَ الرَّجُلُ مُحَمَّدٌ <text:span text:style-name="Source_5f_Text">niʕma r-rajulu muḥammadun</text:span> Какой хороший человек Мухаммад!</text:p>
      <text:p text:style-name="Text_20_body"><text:soft-page-break/>بِئْسَ الرَّجُلُ أَبُو لَهَبٍ <text:span text:style-name="Source_5f_Text">biʔsa r-rajulu ʔabuw lahabin</text:span> Какой плохой человек Абу Лахаб!</text:p>
      <text:p text:style-name="Text_20_body">Особенностью этих двух глаголов является то, что они не склоняются в настояще-будущем времени и не имеют формы повелительного наклонения. Однако к ним может присоединяться تَاءُ التّأْنِيثِ <text:span text:style-name="Source_5f_Text">tāʔu t-tʔniyθi</text:span> «тэ» женского рода – показатель того, что за глаголом следует имя женского рода:</text:p>
      <text:p text:style-name="Text_20_body">نِعْمَتِ الْمَرْأَةُ فَاطِمَةُ <text:span text:style-name="Source_5f_Text">niʕmati l-marʔatu fāṭimatu</text:span> Какая хорошая женщина Фатима!</text:p>
      <text:p text:style-name="Text_20_body">بِئْسَتِ الْمَرْأَةُ سُعَادُ <text:span text:style-name="Source_5f_Text">biʔsati l-marʔatu suʕādu</text:span> Какая плохая женщина Суад!</text:p>
      <text:p text:style-name="Text_20_body">Упражнения для закрепления</text:p>
      <text:p text:style-name="Text_20_body">1) Переведите предложения на русский язык:</text:p>
      <text:p text:style-name="Text_20_body">نِعْمَ هَذَا الْكِتَابُ <text:span text:style-name="Source_5f_Text">niʕma haðā l-kitābu</text:span> !</text:p>
      <text:p text:style-name="Text_20_body">نِعْمَ مَا فَعَلَ مُحَمَّدٌ <text:span text:style-name="Source_5f_Text">niʕma mā faʕala muḥammadun</text:span> !</text:p>
      <text:p text:style-name="Text_20_body">نِعْمَ دِينُ الْإِسْلامِ <text:span text:style-name="Source_5f_Text">niʕma diynu l-ʔislami</text:span> !</text:p>
      <text:p text:style-name="Text_20_body">بِئْسَ مَنْ يَكْذِبُ <text:span text:style-name="Source_5f_Text">biʔsa man yakðibu</text:span> !</text:p>
      <text:p text:style-name="Text_20_body">بِئْسَ هَذَا النَّبَاتُ <text:span text:style-name="Source_5f_Text">biʔsa haðā n-nabātu</text:span> !</text:p>
      <text:p text:style-name="Text_20_body">نِعْمَتْ بِنْتُ عُمَرَ <text:span text:style-name="Source_5f_Text">niʕmat bintu ʕumara</text:span> !</text:p>
      <text:p text:style-name="Text_20_body">نِعْمَتِ الْجَنَّةُ الَّتِى وَعَدَهَا اللهُ الْمُؤْمِنِِينَ <text:span text:style-name="Source_5f_Text">niʕmati l-jannatu l--atiā waʕadahā l-lhu l-muʔminiiyna</text:span> !</text:p>
      <text:p text:style-name="Text_20_body">بِئْسَتْ شَجَرَةُ الزَّقُّومِ <text:span text:style-name="Source_5f_Text">biʔsat šajaratu z-zaqquwmi</text:span> !</text:p>
      <text:p text:style-name="Text_20_body">بِئْسَتِ الْخَمْرُ <text:span text:style-name="Source_5f_Text">biʔsati l-xamru</text:span> !</text:p>
      <text:p text:style-name="Text_20_body">2) Переведите предложения на арабский язык:</text:p>
      <text:p text:style-name="Text_20_body">Как хорош этот студент!</text:p>
      <text:p text:style-name="Text_20_body">Как хороша эта еда!</text:p>
      <text:p text:style-name="Text_20_body">Как хорош этот цветок!</text:p>
      <text:p text:style-name="Text_20_body">Как плоха твоя речь!</text:p>
      <text:p text:style-name="Text_20_body"><text:soft-page-break/>Как плох Абу Джахль!</text:p>
      <text:p text:style-name="Text_20_body">3) Переведите следующие аяты и выучите их:</text:p>
      <text:p text:style-name="Text_20_body">﴿ وَوَهَبْنَا لِدَاوُدَ سُلَيْمَانَ نِعْمَ الْعَبْدُ إِنَّهُ أَوَّابٌ <text:span text:style-name="Source_5f_Text">wawahabnā lidāwuda sulaymāna niʕma l-ʕabdu ʔinnahu ʔawwābun</text:span> ﴾</text:p>
      <text:p text:style-name="Text_20_body">﴿ وَلِلَّذِينَ كَفَرُوا بِرَبِّهِمْ عَذَابُ جَهَنَّمَ وَبِئْسَ <text:span text:style-name="Source_5f_Text">walillaðiyna kafaruwa birabbihim ʕaðābu jahannama wabiʔsa</text:span> الْمَصِيرُ <text:span text:style-name="Source_5f_Text">al-maṣiyru</text:span> ﴾</text:p>
      <text:h text:style-name="Heading_20_2" text:outline-level="2"><text:bookmark-start text:name="союзы"/><text:bookmark-start text:name="__RefHeading___Toc45232_1544766045"/>§ 23. Союзы<text:bookmark-end text:name="союзы"/><text:bookmark-end text:name="__RefHeading___Toc45232_1544766045"/></text:h>
      <text:p text:style-name="First_20_paragraph">حُرُوفُ العَطْفِ <text:span text:style-name="Source_5f_Text">ḥuruwfu l-ʕaṭfi</text:span></text:p>
      <text:p text:style-name="Text_20_body">Союзы используются для присоединения одного имени к другому, согласующемуся с ним в падеже или одного глагола к другому, согласующемуся с ним во времени. В арабском языке всего девять союзов:</text:p>
      <text:p text:style-name="Text_20_body">1) وَ <text:span text:style-name="Source_5f_Text">wa</text:span> «и» (для выражения соучастия в каком-либо действии)</text:p>
      <text:p text:style-name="Text_20_body">جَاءَ أَحْمَدُ وَ مُحَمَّدٌ <text:span text:style-name="Source_5f_Text">jāʔa ʔaḥmadu wa muḥammadun</text:span></text:p>
      <text:p text:style-name="Text_20_body">Пришли Ахмад <text:span text:style-name="T1">и</text:span> Мухаммад</text:p>
      <text:p text:style-name="Text_20_body">اِسْتَيْقَظَ مُحَمَّدٌ وَخَرَجَ إلَى الْبُسْتَانِ <text:span text:style-name="Source_5f_Text">aistayqað̣a muḥammadun waxaraja ʔlaā l-bustāni</text:span></text:p>
      <text:p text:style-name="Text_20_body">Мухаммад проснулся <text:span text:style-name="T1">и</text:span> вышел в сад</text:p>
      <text:p text:style-name="Text_20_body">2) فَـ <text:span text:style-name="Source_5f_Text">fa</text:span> … «и; затем сразу» (для выражения непрерывной последовательности действий):</text:p>
      <text:p text:style-name="Text_20_body">جَاءَ أحْمَدُ فَمُحَمَّدٌ <text:span text:style-name="Source_5f_Text">jāʔa ʔḥmadu famuḥammadun</text:span></text:p>
      <text:p text:style-name="Text_20_body">Пришёл Ахмад, <text:span text:style-name="T1">затем</text:span> <text:span text:style-name="T1">сразу</text:span> – Мухаммад</text:p>
      <text:p text:style-name="Text_20_body">دَخَلَ الْمُدَرِّسُ فَقَامَ التَّلاَمِيذُ <text:span text:style-name="Source_5f_Text">daxala l-mudarrisu faqāma t-tal-aamiyðu</text:span></text:p>
      <text:p text:style-name="Text_20_body">Вошёл учитель <text:span text:style-name="T1">и</text:span> ученики встали</text:p>
      <text:p text:style-name="Text_20_body">3) ثُمَّ <text:span text:style-name="Source_5f_Text">θumma</text:span> «потом» (для выражения последовательности действий, между которыми имеется какой-либо промежуток времени):</text:p>
      <text:p text:style-name="Text_20_body">جَاءَ أَحْمَدُ ثُمَّ مُحَمَّدٌ <text:span text:style-name="Source_5f_Text">jāʔa ʔaḥmadu θumma muḥammadun</text:span></text:p>
      <text:p text:style-name="Text_20_body">Пришёл Ахмад, <text:span text:style-name="T1">потом</text:span> – Мухаммад</text:p>
      <text:p text:style-name="Text_20_body"><text:soft-page-break/>صَلَّى أَبِي صَلاَةَ الْعِشَاءِ ثُمَّ نَامَ <text:span text:style-name="Source_5f_Text">ṣallaā ʔabiy ṣalaata l-ʕišāʔi θumma nāma</text:span></text:p>
      <text:p text:style-name="Text_20_body">Мой отец совершил ночной намаз, <text:span text:style-name="T1">потом</text:span> уснул</text:p>
      <text:p text:style-name="Text_20_body">4) حَتَّى <text:span text:style-name="Source_5f_Text">ḥattaā</text:span> «даже»<text:a xlink:type="simple" xlink:href="#fn10" text:style-name="Internet_20_link" text:visited-style-name="Visited_20_Internet_20_Link"><text:span text:style-name="Definition">10</text:span></text:a>:</text:p>
      <text:p text:style-name="Text_20_body">النَّاسُ يَمُوتُونَ حَتَّى الأَنْبِيَاءُ <text:span text:style-name="Source_5f_Text">an-nāsu yamuwtuwna ḥattaā l-ʔanbiyāʔu</text:span></text:p>
      <text:p text:style-name="Text_20_body">Люди умирают, <text:span text:style-name="T1">даже</text:span> пророки</text:p>
      <text:p text:style-name="Text_20_body">5) أَوْ <text:span text:style-name="Source_5f_Text">ʔaw</text:span> «или»:</text:p>
      <text:p text:style-name="Text_20_body">يَزُورُنِى اليَومَ أََحْمَدُ أَوْ مُحَمَّدٌ <text:span text:style-name="Source_5f_Text">yazuwruniā l-yawma ʔaaḥmadu ʔaw muḥammadun</text:span></text:p>
      <text:p text:style-name="Text_20_body">Сегодня меня посетит Ахмад <text:span text:style-name="T1">или</text:span> Мухаммад</text:p>
      <text:p text:style-name="Text_20_body">اِذْهَبْ إِلَى الْمَكْتَبَةِ أَوْ نَمْ فِي الْبَيْتِ <text:span text:style-name="Source_5f_Text">aiðhab ʔilaā l-maktabati ʔaw nam fiy al-bayti</text:span></text:p>
      <text:p text:style-name="Text_20_body">Иди в библиотеку <text:span text:style-name="T1">или</text:span> спи дома</text:p>
      <text:p text:style-name="Text_20_body">6) أَمْ <text:span text:style-name="Source_5f_Text">ʔam</text:span> «или» (в вопросительном альтернативном предложении, содержащем вопросительную частицу أَ <text:span text:style-name="Source_5f_Text">ʔa</text:span> «хамза»):</text:p>
      <text:p text:style-name="Text_20_body">أَطَالِبٌ هُوَ أَمْ أُسْتَاذٌ <text:span text:style-name="Source_5f_Text">ʔaṭālibun huwa ʔam ʔustāðun</text:span> ؟</text:p>
      <text:p text:style-name="Text_20_body">Он студент <text:span text:style-name="T1">или</text:span> профессор?</text:p>
      <text:p text:style-name="Text_20_body">أَتَقْرَأُ أَمْ تَنَامُ <text:span text:style-name="Source_5f_Text">ʔataqraʔu ʔam tanāmu</text:span> ؟</text:p>
      <text:p text:style-name="Text_20_body">Ты читаешь или спишь?</text:p>
      <text:p text:style-name="Text_20_body">7) لاَ <text:span text:style-name="Source_5f_Text">laa</text:span> «а не…» (Этот союз используется после утвердительного предложения и после него должно стоять имя):</text:p>
      <text:p text:style-name="Text_20_body">جَاءَنِي ضَابِطٌ لا مُهَنْدِسٌ <text:span text:style-name="Source_5f_Text">jāʔaniy ḍābiṭun la muhandisun</text:span></text:p>
      <text:p text:style-name="Text_20_body">Ко мне пришёл офицер, <text:span text:style-name="T1">а</text:span> <text:span text:style-name="T1">не</text:span> инженер</text:p>
      <text:p text:style-name="Text_20_body">8) بَلْ <text:span text:style-name="Source_5f_Text">bal</text:span> «…, а» (после отрицательного предложения):</text:p>
      <text:p text:style-name="Text_20_body">لَمْ أَرَ أَحْمَدَ بَلْ عُمَرَ <text:span text:style-name="Source_5f_Text">lam ʔara ʔaḥmada bal ʕumara</text:span></text:p>
      <text:p text:style-name="Text_20_body">Я видел <text:span text:style-name="T1">не</text:span> Ахмада, <text:span text:style-name="T1">а</text:span> Омара.</text:p>
      <text:p text:style-name="Text_20_body"><text:soft-page-break/>Если союзу بَلْ <text:span text:style-name="Source_5f_Text">bal</text:span> предшествует утвердительное предложение, то он выражает отказ говорящего от упомянутого ранее положения, т.е. говорящий поправляет то в чем он оговорился. Например:</text:p>
      <text:p text:style-name="Text_20_body">رَأَيْتُ اليَوْمَ أَحْمَدَ بَلْ مُحَمَّداً <text:span text:style-name="Source_5f_Text">raʔaytu l-yawma ʔaḥmada bal muḥammadā(n)</text:span> Я видел сегодня Ахмада…<text:span text:style-name="T1">Нет</text:span>, Мухаммада</text:p>
      <text:p text:style-name="Text_20_body">После союза بَلْ <text:span text:style-name="Source_5f_Text">bal</text:span> должно стоять имя.</text:p>
      <text:p text:style-name="Text_20_body">9) لَكِنْ <text:span text:style-name="Source_5f_Text">lakin</text:span> «…, а» (Этот союз используется после отрицательного предложения, то есть его смысл аналогичен смыслу союза بَلْ <text:span text:style-name="Source_5f_Text">bal</text:span> , которому тоже предшедствует отрицательное предложение):</text:p>
      <text:p text:style-name="Text_20_body">لَيْسَ طَالِباً لَكِنْ عَامِلاً <text:span text:style-name="Source_5f_Text">laysa ṭālibā(n) lakin ʕāmilā(n)</text:span></text:p>
      <text:p text:style-name="Text_20_body">Он не студент, <text:span text:style-name="T1">а</text:span> рабочий</text:p>
      <text:p text:style-name="Text_20_body">После союза لَكِنْ <text:span text:style-name="Source_5f_Text">lakin</text:span> должно стоять имя.</text:p>
      <text:p text:style-name="Text_20_body">Упражнения для закрепления</text:p>
      <text:p text:style-name="Text_20_body">1) Переведите следующие предложения и найдите в них союзы:</text:p>
      <text:p text:style-name="Text_20_body">قَتَلَ عُثْمَانُ الْأَسَدَ وَالْكَلْبَ <text:span text:style-name="Source_5f_Text">qatala ʕuθmānu l-ʔasada wālkalba</text:span> __</text:p>
      <text:p text:style-name="Text_20_body">أَكَلْتُ الْيَوْمَ لَحْمًا وَشَرِبْتُ عَصِيرًا <text:span text:style-name="Source_5f_Text">ʔakaltu l-yawma laḥmana wašaribtu ʕaṣiyrana</text:span> __</text:p>
      <text:p text:style-name="Text_20_body">رَأَيْتُ الْيَوْمَ زَيْدًا فَحَامِدًا <text:span text:style-name="Source_5f_Text">raʔaytu l-yawma zaydana faḥāmidana</text:span> __</text:p>
      <text:p text:style-name="Text_20_body">اِسْتَيْقَظْتُ الْيَوْمَ فِي السَّابِعَةِ فَصَلَّيْتُ <text:span text:style-name="Source_5f_Text">aistayqað̣tu l-yawma fiy as-sābiʕati faṣallaytu</text:span> __</text:p>
      <text:p text:style-name="Text_20_body">أَكَلَتْ زَيْنَبُ عِنَبًا ثُمَّ تُفَّاحًا <text:span text:style-name="Source_5f_Text">ʔakalat zaynabu ʕinabana θumma tuffāḥana</text:span> __</text:p>
      <text:p text:style-name="Text_20_body">اِشْتَرَيْتُ التَّذْكِرَةَ ثُمَّ رَكِبْتُ الْحَافِلَةَ <text:span text:style-name="Source_5f_Text">aištaraytu t-taðkirata θumma rakibtu l-ḥāfilata</text:span> __</text:p>
      <text:p text:style-name="Text_20_body">أَكَلَ الْقِطُّ السَّمَكَةَ حَتَّى رَأْسَهَا <text:span text:style-name="Source_5f_Text">ʔakala l-qiṭṭu s-samakata ḥattaā raʔsahā</text:span> __</text:p>
      <text:p text:style-name="Text_20_body">فَرَّ الْجَيْشُ حَتَّى قَائِدُهُ <text:span text:style-name="Source_5f_Text">farra l-jayšu ḥattaā qāʔiduhu</text:span> __</text:p>
      <text:p text:style-name="Text_20_body">كَتَبَ هَذِهِ الرِّسَالَةَ زَيْدٌ أَوْ عُمَرُ <text:span text:style-name="Source_5f_Text">kataba haðihi r-risālata zaydun ʔaw ʕumaru</text:span> __</text:p>
      <text:p text:style-name="Text_20_body"><text:soft-page-break/>اِبْنِيَ الآنَ فِي الْمَدْرَسَةِ يَقْرَأُ أَوْ يَكْتُبُ <text:span text:style-name="Source_5f_Text">aibniya l-ʔāna fiy al-madrasati yaqraʔu ʔaw yaktubu</text:span> __</text:p>
      <text:p text:style-name="Text_20_body">أَ مُهَنْدِسٌ أَنْتَ أَمْ مُدَرِّسٌ <text:span text:style-name="Source_5f_Text">ʔa muhandisun ʔanta ʔam mudarrisun</text:span> ؟ __</text:p>
      <text:p text:style-name="Text_20_body">أَ يُصَلِّي عَمُّكَ أَمْ يَقْرَأُ الْقُرآنَ <text:span text:style-name="Source_5f_Text">ʔa yuṣalliy ʕammuka ʔam yaqraʔu l-qurʔāna</text:span> ؟ __</text:p>
      <text:p text:style-name="Text_20_body">ضَرَبَ الْكَلْبَ زَيْدٌ لا عُمَرُ <text:span text:style-name="Source_5f_Text">ḍaraba l-kalba zaydun la ʕumaru</text:span> __</text:p>
      <text:p text:style-name="Text_20_body">لَمْ أَضْرِبْ قِطًّا بَلْ كَلْبًا <text:span text:style-name="Source_5f_Text">lam ʔaḍrib qiṭṭana bal kalbana</text:span> __</text:p>
      <text:p text:style-name="Text_20_body">ضَرَبْتُ قِطًّا بَلْ كَلْبًا <text:span text:style-name="Source_5f_Text">ḍarabtu qiṭṭana bal kalbana</text:span> __</text:p>
      <text:p text:style-name="Text_20_body">لَسْتُ أُسْتَاذًا لَكِنْ طَالِبًا <text:span text:style-name="Source_5f_Text">lastu ʔustāðana lakin ṭālibana</text:span> __</text:p>
      <text:p text:style-name="Text_20_body">2) Переведите на арабский язык:</text:p>
      <text:p text:style-name="Text_20_body">Тора, Библия <text:span text:style-name="T1">и</text:span> Коран – книги Аллаха</text:p>
      <text:p text:style-name="Text_20_body">__Гульшат выпила чай <text:span text:style-name="T1">и</text:span> съела рис</text:p>
      <text:p text:style-name="Text_20_body">__Я взял в библиотеке книгу, <text:span text:style-name="T1">затем</text:span> <text:span text:style-name="T1">сразу</text:span> пошел домой</text:p>
      <text:p text:style-name="Text_20_body">__Мой брат взял зонт, <text:span text:style-name="T1">потом</text:span> вышел на улицу</text:p>
      <text:p text:style-name="Text_20_body">__Я прочитал книгу, <text:span text:style-name="T1">потом</text:span> – газету</text:p>
      <text:p text:style-name="Text_20_body">__Имя студента Ахмад <text:span text:style-name="T1">или</text:span> Хасан</text:p>
      <text:p text:style-name="Text_20_body">__После утреннего намаза я пью чай <text:span text:style-name="T1">или</text:span> читаю Коран</text:p>
      <text:p text:style-name="Text_20_body">__Мой друг студент, <text:span text:style-name="T1">а</text:span> <text:span text:style-name="T1">не</text:span> рабочий</text:p>
      <text:p text:style-name="Text_20_body">__Я не араб, <text:span text:style-name="T1">а</text:span> русский</text:p>
      <text:p text:style-name="Text_20_body">__Студенты спали, <text:span text:style-name="T1">и даже</text:span> учитель</text:p>
      <text:p text:style-name="Text_20_body">3) Переведите следующие аяты и найдите в них союзы:</text:p>
      <text:p text:style-name="Text_20_body">﴿ أَسْتَكْبَرْتَ أَمْ كُنْتَ مِنَ الْعَالِينَ <text:span text:style-name="Source_5f_Text">ʔastakbarta ʔam kunta mina l-ʕāliyna</text:span> ﴾</text:p>
      <text:p text:style-name="Text_20_body">﴿ قُل كُونُوا حِجَارَةً أَوْ حَدِيدًا <text:span text:style-name="Source_5f_Text">qul kuwnuwa ḥijāratan ʔaw ḥadiydana</text:span> ﴾</text:p>
      <text:p text:style-name="Text_20_body">﴿ هُوَ الَّذِي خَلَقَ لَكُمْ مَا فِي الأَرْضِ جَمِيعًا ثُمَّ اسْتَوَى <text:span text:style-name="Source_5f_Text">huwa l--aðiy xalaqa lakum mā fiy al-ʔarḍi jamiyʕana θumma astawaā</text:span> إِلَى السَمَاءِ فَسَوَّاهُنَّ سَبْعَ سَمَوَاتٍ <text:span text:style-name="Source_5f_Text">ʔilaā l-samāʔi </text:span><text:soft-page-break/><text:span text:style-name="Source_5f_Text">fasawwāhunna sabʕa samawātin</text:span> ﴾</text:p>
      <text:h text:style-name="Heading_20_2" text:outline-level="2"><text:bookmark-start text:name="глаголы-для-выражения-удивления"/><text:bookmark-start text:name="__RefHeading___Toc45234_1544766045"/>§ 24 . Глаголы для выражения удивления<text:bookmark-end text:name="глаголы-для-выражения-удивления"/><text:bookmark-end text:name="__RefHeading___Toc45234_1544766045"/></text:h>
      <text:p text:style-name="First_20_paragraph">فِعْلا التَّعَجُّبِ <text:span text:style-name="Source_5f_Text">fiʕla t-taʕajjubi</text:span></text:p>
      <text:p text:style-name="Text_20_body">В арабском языке удивление выражается при помощи глаголов, образующихся по формулам مَا أَفْعَلَ <text:span text:style-name="Source_5f_Text">mā ʔafʕala</text:span> и أَفْعِلْ بِهِ <text:span text:style-name="Source_5f_Text">ʔafʕil bihi</text:span> . При этом корень глагола указывает на качество, вызвавшее удивление говорящего, а после глагола следуют имя, которому присуще это качество. Например:</text:p>
      <text:p text:style-name="Text_20_body">مَا أَجْمَلَ السَّمَاءَ <text:span text:style-name="Source_5f_Text">mā ʔajmala s-samāʔa</text:span> ! или أَجْمِلْ بِالسَّمَاءِ <text:span text:style-name="Source_5f_Text">ʔajmil bialssamāʔi</text:span> ! Как красиво небо! (корнем глагола удивления является جَمُلَ <text:span text:style-name="Source_5f_Text">jamula</text:span> – «быть красивым»(</text:p>
      <text:p text:style-name="Text_20_body">مَا أَقْبَحَ هَذَا الوَجْهَ <text:span text:style-name="Source_5f_Text">mā ʔaqbaḥa haðā l-wajha</text:span> ! или أَقْبِحْ بِهَذَا الْوَجْهِ <text:span text:style-name="Source_5f_Text">ʔaqbiḥ bihaðā l-wajhi</text:span> ! Как некрасиво это лицо! (корнем глагола удивления является قَبُحَ <text:span text:style-name="Source_5f_Text">qabuḥa</text:span> «быть некрасивым»(</text:p>
      <text:p text:style-name="Text_20_body">Для возможности образования глаголов удивления первоначальному глаголу должны быть присущи следующие качества:</text:p>
      <text:p text:style-name="Text_20_body">1) Он должен быть трёхбуквенным.</text:p>
      <text:p text:style-name="Text_20_body">Следовательно, глаголы удивления не образуются от глаголов типа بَارَكَ <text:span text:style-name="Source_5f_Text">bāraka</text:span> «благословлять», قَاتَلَ <text:span text:style-name="Source_5f_Text">qātala</text:span> «воевать», اِسْتَخْدَمَ <text:span text:style-name="Source_5f_Text">aistaxdama</text:span> «использовать» и др.</text:p>
      <text:p text:style-name="Text_20_body">2) Глагол должен быть спрягаемым по временам.</text:p>
      <text:p text:style-name="Text_20_body">Поэтому неспрягаемые по временам глаголы типа نِعْمَ <text:span text:style-name="Source_5f_Text">niʕma</text:span> , بِئْسَ <text:span text:style-name="Source_5f_Text">biʔsa</text:span> , لَيْسَ <text:span text:style-name="Source_5f_Text">laysa</text:span> и др. не могут иметь форм «удивления».</text:p>
      <text:p text:style-name="Text_20_body">3) Его смысл должен указывать на то, что приемлет удивление.</text:p>
      <text:p text:style-name="Text_20_body">Следовательно, нельзя образовывать форму «удивления» от глаголов типа وَلَدَ <text:span text:style-name="Source_5f_Text">walada</text:span> «родиться», أَكَل <text:span text:style-name="Source_5f_Text">ʔakal</text:span> «кушать», جَلَسَ <text:span text:style-name="Source_5f_Text">jalasa</text:span> «сидеть» и т.д.</text:p>
      <text:p text:style-name="Text_20_body">Имя, следующее за глаголом формулы مَا أَفْعَلَ <text:span text:style-name="Source_5f_Text">mā ʔafʕala</text:span> ставится в винительном падеже и рассматривается как прямое дополнение ( اَلْمَفْعُولُ بِهِ <text:span text:style-name="Source_5f_Text">aalmafʕuwlu bihi</text:span> )</text:p>
      <text:p text:style-name="Text_20_body">Упражнения для закрепления</text:p>
      <text:p text:style-name="Text_20_body">1) Образуйте формы «удивления» от следующих глаголов и составьте из них предложения:</text:p>
      <text:p text:style-name="Text_20_body"><text:soft-page-break/>كَبُرَ <text:span text:style-name="Source_5f_Text">kabura</text:span> (у) быть большим</text:p>
      <text:p text:style-name="Text_20_body">صَغُرَ <text:span text:style-name="Source_5f_Text">ṣaǧura</text:span> (у) быть маленьким</text:p>
      <text:p text:style-name="Text_20_body">جَبُنَ <text:span text:style-name="Source_5f_Text">jabuna</text:span> (у) быть трусливым</text:p>
      <text:p text:style-name="Text_20_body">شَجُعَ <text:span text:style-name="Source_5f_Text">šajuʕa</text:span> (у) быть смелым</text:p>
      <text:p text:style-name="Text_20_body">كَرُمَ <text:span text:style-name="Source_5f_Text">karuma</text:span> (у) быть благородным</text:p>
      <text:p text:style-name="Text_20_body">بَخِلَ <text:span text:style-name="Source_5f_Text">baxila</text:span> (а) быть жадным</text:p>
      <text:p text:style-name="Text_20_body">(2 Определите, какие из следующих глаголов пригодны для образования форм «удивления»:</text:p>
      <text:p text:style-name="Text_20_body">أَكْرَمَ <text:span text:style-name="Source_5f_Text">ʔakrama</text:span> почитать</text:p>
      <text:p text:style-name="Text_20_body">عَظُمَ <text:span text:style-name="Source_5f_Text">ʕað̣uma</text:span> (у) быть великим</text:p>
      <text:p text:style-name="Text_20_body">دَخَّنَ <text:span text:style-name="Source_5f_Text">daxxana</text:span> курить</text:p>
      <text:p text:style-name="Text_20_body">سَبَحَ <text:span text:style-name="Source_5f_Text">sabaḥa</text:span> (а) плавать</text:p>
      <text:p text:style-name="Text_20_body">صَبَرَ <text:span text:style-name="Source_5f_Text">ṣabara</text:span> (и) быть терпеливым</text:p>
      <text:p text:style-name="Text_20_body">طُوبَى <text:span text:style-name="Source_5f_Text">ṭuwbaā</text:span> быть блаженным</text:p>
      <text:p text:style-name="Text_20_body">مَاتَ <text:span text:style-name="Source_5f_Text">māta</text:span> (у) умирать</text:p>
      <text:p text:style-name="Text_20_body">شَرِسَ <text:span text:style-name="Source_5f_Text">šarisa</text:span> (а) быть злым</text:p>
      <text:p text:style-name="Text_20_body">لَيْسَ <text:span text:style-name="Source_5f_Text">laysa</text:span> не являться</text:p>
      <text:p text:style-name="Text_20_body">مَشَى <text:span text:style-name="Source_5f_Text">mašaā</text:span> (и) идти</text:p>
      <text:p text:style-name="Text_20_body">بَطُؤَ <text:span text:style-name="Source_5f_Text">baṭuʔa</text:span> (у) быть медленным</text:p>
      <text:p text:style-name="Text_20_body">ضَخُمَ <text:span text:style-name="Source_5f_Text">ḍaxuma</text:span> (у) быть огромным</text:p>
      <text:p text:style-name="Text_20_body"><text:soft-page-break/>نَظَرَ <text:span text:style-name="Source_5f_Text">nað̣ara</text:span> (у) смотреть</text:p>
      <text:p text:style-name="Text_20_body">رَأَى <text:span text:style-name="Source_5f_Text">raʔaā</text:span> (а) видеть</text:p>
      <text:p text:style-name="Text_20_body">سَرُعَ <text:span text:style-name="Source_5f_Text">saruʕa</text:span> (у) быть быстрым</text:p>
      <text:p text:style-name="Text_20_body">3) Переведите на арабский язык:</text:p>
      <text:p text:style-name="Text_20_body">Как красива эта книга!</text:p>
      <text:p text:style-name="Text_20_body">Как щедр этот мужчина!</text:p>
      <text:p text:style-name="Text_20_body">Как быстра эта лошадь!</text:p>
      <text:p text:style-name="Text_20_body">Как труден русский язык!</text:p>
      <text:p text:style-name="Text_20_body">Как легок этот труд!</text:p>
      <text:h text:style-name="Heading_20_2" text:outline-level="2"><text:bookmark-start text:name="обстоятельство-причины-или-цели"/><text:bookmark-start text:name="__RefHeading___Toc45236_1544766045"/>§ 25. Обстоятельство причины или цели<text:bookmark-end text:name="обстоятельство-причины-или-цели"/><text:bookmark-end text:name="__RefHeading___Toc45236_1544766045"/></text:h>
      <text:p text:style-name="First_20_paragraph">المَفْعُولُ لِأَجْلِهِ <text:span text:style-name="Source_5f_Text">al-mafʕuwlu liʔajlihi</text:span></text:p>
      <text:p text:style-name="Text_20_body">المَفْعُولُ لِأَجْلِهِ <text:span text:style-name="Source_5f_Text">al-mafʕuwlu liʔajlihi</text:span> – это имя в винительном падеже, поясняющее причину или цель совершенного действия. На русский язык это имя можно перевести деепричастным оборотом, именем родительного падежа с предлогом «для», «из-за» или произвольно.</text:p>
      <text:p text:style-name="Text_20_body">Например:</text:p>
      <text:p text:style-name="Text_20_body">سَافَرْتُ مُوسْكُو <text:span text:style-name="Source_5f_Text">sāfartu muwskuw</text:span> * ابْتِغَاءَ <text:span text:style-name="Source_5f_Text">abtiǧāʔa</text:span> * العلمِ <text:span text:style-name="Source_5f_Text">al-ʕlmi</text:span> Я поехал в Москву, <text:span text:style-name="T1">желая</text:span> получить знания</text:p>
      <text:p text:style-name="Text_20_body"><text:span text:style-name="T1">или</text:span>: Я поехал в Москву <text:span text:style-name="T1">из-за</text:span> <text:span text:style-name="T1">желания</text:span> учиться</text:p>
      <text:p text:style-name="Text_20_body"><text:span text:style-name="T1">или</text:span>: Я поехал в Москву, <text:span text:style-name="T1">так</text:span> <text:span text:style-name="T1">как</text:span> <text:span text:style-name="T1">желал</text:span> учиться</text:p>
      <text:p text:style-name="Text_20_body">قُمْتُ <text:span text:style-name="Source_5f_Text">qumtu</text:span> * إِجْلاَلاً <text:span text:style-name="Source_5f_Text">ʔijlaalā(n)</text:span> * لَهُ <text:span text:style-name="Source_5f_Text">lahu</text:span> Я встал, <text:span text:style-name="T1">выражая</text:span> <text:span text:style-name="T1">почтение</text:span> к нему</text:p>
      <text:p text:style-name="Text_20_body"><text:span text:style-name="T1">или</text:span>: Я встал <text:span text:style-name="T1">из-за</text:span> <text:span text:style-name="T1">почтения</text:span> к нему</text:p>
      <text:p text:style-name="Text_20_body"><text:span text:style-name="T1">или</text:span>: Я встал <text:span text:style-name="T1">в знак уважения</text:span> к нему</text:p>
      <text:p text:style-name="Text_20_body">أُسَامِحُ صَدِيقِي <text:span text:style-name="Source_5f_Text">ʔusāmiḥu ṣadiyqiy</text:span> * مُحَافَظَةً <text:span text:style-name="Source_5f_Text">muḥāfað̣atan</text:span> * عَلَى الصَّدَاقَةِ <text:span text:style-name="Source_5f_Text">ʕalaā ṣ-ṣadāqati</text:span> Я прощаю друга, <text:span text:style-name="T1">стараясь сохранить</text:span> дружбу</text:p>
      <text:p text:style-name="Text_20_body"><text:span text:style-name="T1">или</text:span>: Я прощаю друга <text:span text:style-name="T1">для сохранения</text:span> дружбы</text:p>
      <text:p text:style-name="Text_20_body"><text:span text:style-name="T1">или</text:span>: Я прощаю друга, <text:span text:style-name="T1">чтоб сохранить</text:span> дружбу</text:p>
      <text:p text:style-name="Text_20_body"><text:soft-page-break/>صَـلَّـي مُحَمَّدٌ <text:span text:style-name="Source_5f_Text">ṣallay muḥammadun</text:span> * تَزْكِيَةً <text:span text:style-name="Source_5f_Text">tazkiyatan</text:span> * لِنَفْسِهِ <text:span text:style-name="Source_5f_Text">linafsihi</text:span> Мухаммад прочитал молитву <text:span text:style-name="T1">очищая</text:span> свою душу</text:p>
      <text:p text:style-name="Text_20_body"><text:span text:style-name="T1">или</text:span>: Мухаммад прочитал молитву <text:span text:style-name="T1">для очищения</text:span> своей души</text:p>
      <text:p text:style-name="Text_20_body"><text:span text:style-name="T1">или</text:span>: Мухаммад прочитал молитву, <text:span text:style-name="T1">чтоб очистить</text:span> свою душу</text:p>
      <text:p text:style-name="Text_20_body">Для того чтобы имя могло являться اَلْمَفْعُولُ لِأَجْلِهِ <text:span text:style-name="Source_5f_Text">aalmafʕuwlu liʔajlihi</text:span> , оно должно отвечать следующим условиям:</text:p>
      <text:p text:style-name="Text_20_body">1) Оно должно быть масдаром, указывающим на какое-либо внутреннее переживание (желание, нежелание, симпатия, антипатия, смелость, страх, знание, неведение и т. д.) (см. гл. II, § 33).</text:p>
      <text:p text:style-name="Text_20_body">2) Этот масдар должен пояснять причину или цель действия.</text:p>
      <text:p text:style-name="Text_20_body">3) Действия этого масдара и глагола должны соответствовать по времени. (В приведённых выше примерах желание и поездка, почитание и вставание, сохранение дружбы и прощение, очищение и молитва происходят в одно и то же время).</text:p>
      <text:p text:style-name="Text_20_body">4) Действие, на которое указывает этот масдар, должно исходить от того же лица, что и действие глагола. (В приведённых выше примерах желание и поездка, почитание и вставание, сохранение дружбы и прощение, очищение и молитва исходят от одного и того же человека).</text:p>
      <text:p text:style-name="Text_20_body">Упражнения для закрепления</text:p>
      <text:p text:style-name="Text_20_body">1) Переведите следующие предложения и найдите в них обстоятельства причины или цели:</text:p>
      <text:p text:style-name="Text_20_body">قَامَ مُحَمَّدٌ إِحْتِرَامًا لِعَمِّهِ <text:span text:style-name="Source_5f_Text">qāma muḥammadun ʔiḥtirāmana liʕammihi</text:span></text:p>
      <text:p text:style-name="Text_20_body">بَكَى يَعْقُوبُ حُزْنًا عَلَى يُوسُفَ <text:span text:style-name="Source_5f_Text">bakaā yaʕquwbu ḥuznana ʕalaā yuwsufa</text:span></text:p>
      <text:p text:style-name="Text_20_body">هَرَبَ الْوَلَدُ خَوْفًا مِنَ الْكَلْبِ <text:span text:style-name="Source_5f_Text">haraba l-waladu xawfana mina l-kalbi</text:span></text:p>
      <text:p text:style-name="Text_20_body">ضَحِكَتْ زَيْنَبُ اِسْتِهْزَاءً مِنْ أَخِيهَا <text:span text:style-name="Source_5f_Text">ḍaḥikat zaynabu aistihzāʔan min ʔaxiyhā</text:span></text:p>
      <text:p text:style-name="Text_20_body">ضَرَبَ الْأَبُ اِبْنَهُ تَأْدِيبًا لَهُ <text:span text:style-name="Source_5f_Text">ḍaraba l-ʔabu aibnahu taʔdiybana lahu</text:span></text:p>
      <text:p text:style-name="Text_20_body">كَسَرَ الرَّجُلُ الْكُوبَ غَضَبًا <text:span text:style-name="Source_5f_Text">kasara r-rajulu l-kuwba ǧaḍabana</text:span></text:p>
      <text:p text:style-name="Text_20_body">2) Дополните предложения подходящими обстоятельствами причины или цели (имена обстоятельств даны внизу предложений):</text:p>
      <text:p text:style-name="Text_20_body">قَتَلَ الرَّجُلُ الثُّعْبَانَ <text:span text:style-name="Source_5f_Text">qatala r-rajulu θ-θuʕbāna</text:span> __ مِنْهُ عَلَى نَفْسِهِ <text:span text:style-name="Source_5f_Text">minhu ʕalaā nafsihi</text:span></text:p>
      <text:p text:style-name="Text_20_body"><text:soft-page-break/>سَافَرَ زَيْدٌ مَكَّةَ <text:span text:style-name="Source_5f_Text">sāfara zaydun makkata</text:span> __ فِي الْعِلْمِ <text:span text:style-name="Source_5f_Text">fiy al-ʕilmi</text:span></text:p>
      <text:p text:style-name="Text_20_body">ضَرَبَ زَيْدٌ الْكَلْبَ <text:span text:style-name="Source_5f_Text">ḍaraba zaydun al-kalba</text:span> __ عَلَيْهِ <text:span text:style-name="Source_5f_Text">ʕalayhi</text:span></text:p>
      <text:p text:style-name="Text_20_body">رَقَصَتْ الْبِنْتُ <text:span text:style-name="Source_5f_Text">raqaṣat al-bintu</text:span> __ مِنَ الْهَدِيَّةِ <text:span text:style-name="Source_5f_Text">mina l-hadiyyati</text:span></text:p>
      <text:p text:style-name="Text_20_body">غَضَبٌ <text:span text:style-name="Source_5f_Text">ǧaḍabun</text:span> гнев</text:p>
      <text:p text:style-name="Text_20_body">رَغْبَةٌ <text:span text:style-name="Source_5f_Text">raǧbatun</text:span> желание</text:p>
      <text:p text:style-name="Text_20_body">خَوْقٌ <text:span text:style-name="Source_5f_Text">xawqun</text:span> страх</text:p>
      <text:p text:style-name="Text_20_body">فَرَحٌ <text:span text:style-name="Source_5f_Text">faraḥun</text:span> радость</text:p>
      <text:p text:style-name="Text_20_body">3) Завершите перевод предложений на арабский язык:</text:p>
      <text:p text:style-name="Text_20_body">Зейд убежал от собаки, боясь ее</text:p>
      <text:list xml:id="list1240605497" text:style-name="L24">
        <text:list-item>
          <text:p text:style-name="P28">هَرَبَ زَيْدٌ <text:span text:style-name="Source_5f_Text">haraba zaydun</text:span> *</text:p>
        </text:list-item>
      </text:list>
      <text:p text:style-name="First_20_paragraph">Аиша плакала, горюя о сыне</text:p>
      <text:list xml:id="list2694289426" text:style-name="L25">
        <text:list-item>
          <text:p text:style-name="P29">بَكَتْ عَائِشَةُ <text:span text:style-name="Source_5f_Text">bakat ʕāʔišatu</text:span> *</text:p>
        </text:list-item>
      </text:list>
      <text:p text:style-name="First_20_paragraph">Я встал, чтобы оказать почтение Мухаммаду</text:p>
      <text:list xml:id="list3651676459" text:style-name="L26">
        <text:list-item>
          <text:p text:style-name="P30">قُمْتُ <text:span text:style-name="Source_5f_Text">qumtu</text:span> *</text:p>
        </text:list-item>
      </text:list>
      <text:p text:style-name="First_20_paragraph">Он спросил это надсмехаясь над тобой</text:p>
      <text:list xml:id="list2218270897" text:style-name="L27">
        <text:list-item>
          <text:p text:style-name="P31">سَأَلَ ذَلِكَ <text:span text:style-name="Source_5f_Text">saʔala ðalika</text:span> *</text:p>
        </text:list-item>
      </text:list>
      <text:h text:style-name="Heading_20_2" text:outline-level="2"><text:bookmark-start text:name="сопутствующее-имя"/><text:bookmark-start text:name="__RefHeading___Toc45238_1544766045"/>§ 26. «Сопутствующее» имя<text:bookmark-end text:name="сопутствующее-имя"/><text:bookmark-end text:name="__RefHeading___Toc45238_1544766045"/></text:h>
      <text:p text:style-name="First_20_paragraph">المَفْعُولُ مَعَهُ <text:span text:style-name="Source_5f_Text">al-mafʕuwlu maʕahu</text:span></text:p>
      <text:p text:style-name="Text_20_body">Эта часть речи не имеет эквивалента в русском языке.</text:p>
      <text:p text:style-name="Text_20_body">اَلْمَفْعُولُ مَعَهُ <text:span text:style-name="Source_5f_Text">aalmafʕuwlu maʕahu</text:span> – это имя в винительном падеже, которое стоит после предлога وَ <text:span text:style-name="Source_5f_Text">wa</text:span> и указывает на то, что «сопутствует» действующему лицу во время выполнения действия. Например:</text:p>
      <text:p text:style-name="Text_20_body">سَارَ زَيْدٌ وَالنَّهْرَ <text:span text:style-name="Source_5f_Text">sāra zaydun wālnnahra</text:span> Зейд шёл и (рядом была ) <text:span text:style-name="T1">река</text:span></text:p>
      <text:p text:style-name="Text_20_body">سَافَرَ أَبِي وَاللَّيْلَ <text:span text:style-name="Source_5f_Text">sāfara ʔabiy wālllayla</text:span> Мой отец уехал и (была) <text:span text:style-name="T1">ночь</text:span></text:p>
      <text:p text:style-name="Text_20_body"><text:soft-page-break/>رَجَعَ سَعِيدٌ وَالشَّمْسَ <text:span text:style-name="Source_5f_Text">rajaʕa saʕiydun wālššamsa</text:span> Вернулся Саид и (светило) <text:span text:style-name="T1">солнце</text:span></text:p>
      <text:p text:style-name="Text_20_body">То есть река, ночь и солнце как бы «сопутствовали» действующему лицу во время выполнения действия.</text:p>
      <text:p text:style-name="Text_20_body">Предлог وَ <text:span text:style-name="Source_5f_Text">wa</text:span> , носящий смысл مَع <text:span text:style-name="Source_5f_Text">maʕ</text:span> «с, вместе» и предшествующий اَلْمَفْعُولُ <text:span text:style-name="Source_5f_Text">aalmafʕuwlu</text:span> مَعَهُ <text:span text:style-name="Source_5f_Text">maʕahu</text:span> , в арабской терминологии называют وَاوُ الْمَعِيَّةِ <text:span text:style-name="Source_5f_Text">wāwu l-maʕiyyati</text:span> («уау» сопутствия). Следует не путать этот وَ <text:span text:style-name="Source_5f_Text">wa</text:span> с союзом وَ <text:span text:style-name="Source_5f_Text">wa</text:span> (см. гл. I, § 23) и وَ <text:span text:style-name="Source_5f_Text">wa</text:span> – предлогом клятвы (см. гл. I, § 5).</text:p>
      <text:p text:style-name="Text_20_body">На русский язык اَلْمَفْعُولُ مَعَهُ <text:span text:style-name="Source_5f_Text">aalmafʕuwlu maʕahu</text:span> следует переводить в соответствии с контекстом предложения.</text:p>
      <text:p text:style-name="Text_20_body">Упражнения для закрепления</text:p>
      <text:p text:style-name="Text_20_body">1) Переведите предложения на русский язык:</text:p>
      <text:p text:style-name="Text_20_body">سَافَرْتُ وَالنِّيلَ <text:span text:style-name="Source_5f_Text">sāfartu wālnniyla</text:span></text:p>
      <text:p text:style-name="Text_20_body">سَارَتْ عَائِشَةُ وَالْقَمَرَ <text:span text:style-name="Source_5f_Text">sārat ʕāʔišatu wālqamara</text:span></text:p>
      <text:p text:style-name="Text_20_body">زَحَفَ الثُّعْبَانُ وَالْبَحْرَ <text:span text:style-name="Source_5f_Text">zaḥafa θ-θuʕbānu wālbaḥra</text:span></text:p>
      <text:p text:style-name="Text_20_body">2) Дополните предложения сопутствующими именами:</text:p>
      <text:p text:style-name="Text_20_body">مَشَى أَحْمَدُ وَ <text:span text:style-name="Source_5f_Text">mašaā ʔaḥmadu wa</text:span> __</text:p>
      <text:p text:style-name="Text_20_body">جَرَى الْحِصَانُ وَ <text:span text:style-name="Source_5f_Text">jaraā l-ḥiṣānu wa</text:span> __</text:p>
      <text:p text:style-name="Text_20_body">سَارَ الْقِطَارُ وَ <text:span text:style-name="Source_5f_Text">sāra l-qiṭāru wa</text:span> __</text:p>
      <text:p text:style-name="Text_20_body">طَارَ الْعُصْفُورُ وَ <text:span text:style-name="Source_5f_Text">ṭāra l-ʕuṣfuwru wa</text:span> __</text:p>
      <text:p text:style-name="Text_20_body">جَرَتِ السَّفِينَةُ وَ <text:span text:style-name="Source_5f_Text">jarati s-safiynatu wa</text:span> __</text:p>
      <text:p text:style-name="Text_20_body">خَرَجَ أَبِي مِنَ الْمَسْجِدِ وَ <text:span text:style-name="Source_5f_Text">xaraja ʔabiy mina l-masjidi wa</text:span> __</text:p>
      <text:p text:style-name="Text_20_body">3) Переведите предложения на арабский язык:</text:p>
      <text:p text:style-name="Text_20_body">Я вышел из дома и (светило) солнце</text:p>
      <text:p text:style-name="Text_20_body">Мы шли и (рядом было) море</text:p>
      <text:p text:style-name="Text_20_body"><text:soft-page-break/>Девочка бежала и (рядом были) деревья</text:p>
      <text:h text:style-name="Heading_20_2" text:outline-level="2"><text:bookmark-start text:name="предложение-содержащее-исключение"/><text:bookmark-start text:name="__RefHeading___Toc45240_1544766045"/>§ 27. Предложение, содержащее исключение<text:bookmark-end text:name="предложение-содержащее-исключение"/><text:bookmark-end text:name="__RefHeading___Toc45240_1544766045"/></text:h>
      <text:p text:style-name="First_20_paragraph">اَلاِسْـتِـثْـنَـاءُ <text:span text:style-name="Source_5f_Text">aalaistiθnaaʔu</text:span></text:p>
      <text:p text:style-name="Text_20_body">اَلاِسْتِثْناءُ <text:span text:style-name="Source_5f_Text">aalaistiθnaʔu</text:span> – это такой тип предложения, который содержит одно из средств исключения. Например:</text:p>
      <text:p text:style-name="Text_20_body">جَاءَ الطُّلاَّبُ <text:span text:style-name="Source_5f_Text">jāʔa ṭ-ṭulaaabu</text:span> * إِلاَّ <text:span text:style-name="Source_5f_Text">ʔilaaa</text:span> * زَيْداً <text:span text:style-name="Source_5f_Text">zaydā(n)</text:span> Пришли студенты, <text:span text:style-name="T1">кроме</text:span> Зейда</text:p>
      <text:p text:style-name="Text_20_body">Подобные предложения содержат исключаемую часть – المُسْتَثْنَى <text:span text:style-name="Source_5f_Text">al-mustaθnaā</text:span> (в данном примере ею является слово زَيْداً <text:span text:style-name="Source_5f_Text">zaydā(n)</text:span> “Зейд”), средство исключения – أَدَاةُ الإسْتِثْنَاءِِ <text:span text:style-name="Source_5f_Text">ʔadātu l-ʔstiθnāʔii</text:span> (здесь – слово إِلاَّ <text:span text:style-name="Source_5f_Text">ʔilaaa</text:span> «кроме») и то, из чего выводится исключаемая часть – المُسْتَثْنَى <text:span text:style-name="Source_5f_Text">al-mustaθnaā</text:span> مِنْهُ <text:span text:style-name="Source_5f_Text">minhu</text:span> (в данном случае слово الطُّلاَّبُ <text:span text:style-name="Source_5f_Text">aṭ-ṭulaaabu</text:span> «студенты»). Причём последнее не всегда выражается явно. Например:</text:p>
      <text:p text:style-name="Text_20_body">لاَ تَعْبُدْ إلاَّ اللَّهَ <text:span text:style-name="Source_5f_Text">laa taʕbud ʔlaaa l-laha</text:span> Не поклоняйся никому, кроме Аллаха</text:p>
      <text:p text:style-name="Text_20_body">(в основе:( لاَ تَعْبُدْ <text:span text:style-name="Source_5f_Text">laa taʕbud</text:span> * أَحَداً <text:span text:style-name="Source_5f_Text">ʔaḥadā(n)</text:span> * إلاَّ اللَّهَ <text:span text:style-name="Source_5f_Text">ʔlaaa l-laha</text:span></text:p>
      <text:p text:style-name="Text_20_body">Существует несколько средств исключения, среди которых есть и имена, и глаголы, и частицы. Из них более широко используется упомянутый предлог إِلاَّ <text:span text:style-name="Source_5f_Text">ʔilaaa</text:span> «кроме». Далее рассмотрим, в каком падеже должна стоять исключаемая часть, следующая за إِلاَّ <text:span text:style-name="Source_5f_Text">ʔilaaa</text:span> .</text:p>
      <text:p text:style-name="Text_20_body">1) Если предлогу إِلاَّ <text:span text:style-name="Source_5f_Text">ʔilaaa</text:span> предшествует утвердительное предложение, и в нём упомянуто то, из чего делается исключение ( المُسْتَثْنَى <text:span text:style-name="Source_5f_Text">al-mustaθnaā</text:span> مِنْهُ <text:span text:style-name="Source_5f_Text">minhu</text:span> ),то исключаемая часть ( المُسْتَثْنَى <text:span text:style-name="Source_5f_Text">al-mustaθnaā</text:span> ) должна стоять в винительном падеже. Например:</text:p>
      <text:p text:style-name="Text_20_body">جَاءَ الطُّلاَّبُ إِلاَّ زَيْداً <text:span text:style-name="Source_5f_Text">jāʔa ṭ-ṭulaaabu ʔilaaa zaydā(n)</text:span> Пришли студенты, кроме Зейда</text:p>
      <text:p text:style-name="Text_20_body">2) Если частице إِلاَّ <text:span text:style-name="Source_5f_Text">ʔilaaa</text:span> предшествует отрицательное предложение или запрет, или вопросительное предложение и в них упомянуто то, из чего делается исключение ( المُسْتَثْنَى مِنْهُ <text:span text:style-name="Source_5f_Text">al-mustaθnaā minhu</text:span> ) , то исключаемая часть ( المُسْتَثْنى <text:span text:style-name="Source_5f_Text">al-mustaθnā</text:span> ) либо согласуется <text:soft-page-break/>в падеже с ( المُسْتَثْنَى <text:span text:style-name="Source_5f_Text">al-mustaθnaā</text:span> مِنْهُ <text:span text:style-name="Source_5f_Text">minhu</text:span> ), либо стоит в винительном падеже.</text:p>
      <text:p text:style-name="Text_20_body">مَا جَاءَ الطُّلاَّبُ إلاَّ زَيْدٌ <text:span text:style-name="Source_5f_Text">mā jāʔa ṭ-ṭulaaabu ʔlaaa zaydun</text:span> ( زَيْداً <text:span text:style-name="Source_5f_Text">zaydā(n)</text:span> )</text:p>
      <text:p text:style-name="Text_20_body">Не пришел никто из студентов, кроме Зейда</text:p>
      <text:p text:style-name="Text_20_body">لاَ يَنْصَرِفْ أَحَدٌ إلاَّ زَيْدٌ <text:span text:style-name="Source_5f_Text">laa yanṣarif ʔaḥadun ʔlaaa zaydun</text:span> ( زَيْداً <text:span text:style-name="Source_5f_Text">zaydā(n)</text:span> )!</text:p>
      <text:p text:style-name="Text_20_body">Пусть никто не уходит кроме Зейда!</text:p>
      <text:p text:style-name="Text_20_body">هَلْ يَعْرِفُ ذَلِكَ أَحَدٌ إلاَّ زَيْدٌ <text:span text:style-name="Source_5f_Text">hal yaʕrifu ðalika ʔaḥadun ʔlaaa zaydun</text:span> ( زَيْداً <text:span text:style-name="Source_5f_Text">zaydā(n)</text:span> )؟</text:p>
      <text:p text:style-name="Text_20_body">Знает ли это кто-нибудь кроме Зейда?</text:p>
      <text:p text:style-name="Text_20_body">3) Если до إلاَّ <text:span text:style-name="Source_5f_Text">ʔlaaa</text:span> не упомянуто то, из чего делается исключение ( المُسْتَثْنى مِنْهُ <text:span text:style-name="Source_5f_Text">al-mustaθnā minhu</text:span> ) , то исключаемая часть ( المُسْتَثْنَى <text:span text:style-name="Source_5f_Text">al-mustaθnaā</text:span> ) будет стоять в таком падеже, который был бы необходим при отсутствии إلاَّ <text:span text:style-name="Source_5f_Text">ʔlaaa</text:span> :</text:p>
      <text:list xml:id="list3153212472" text:style-name="L28">
        <text:list-item>
          <text:p text:style-name="P32">مَا جَاءَ إِلاَّ زَيْدٌ <text:span text:style-name="Source_5f_Text">mā jāʔa ʔilaaa zaydun</text:span> Не пришёл (никто), кроме Зейда</text:p>
        </text:list-item>
      </text:list>
      <text:p text:style-name="First_20_paragraph">Сравните:</text:p>
      <text:p text:style-name="Text_20_body">مَا جَاءَ زَيْدٌ <text:span text:style-name="Source_5f_Text">mā jāʔa zaydun</text:span> Зейд не пришёл</text:p>
      <text:list xml:id="list3160862810" text:style-name="L29">
        <text:list-item>
          <text:p text:style-name="P33">مَا رَأَيْتُ إِلاَّ زَيْداً <text:span text:style-name="Source_5f_Text">mā raʔaytu ʔilaaa zaydā(n)</text:span> Я не видел никого, кроме Зейда</text:p>
        </text:list-item>
      </text:list>
      <text:p text:style-name="First_20_paragraph">Сравните:</text:p>
      <text:p text:style-name="Text_20_body">مَا رأَيْتُ زَيْداً <text:span text:style-name="Source_5f_Text">mā rʔaytu zaydā(n)</text:span> Я не видел Зейда</text:p>
      <text:list xml:id="list2088155923" text:style-name="L30">
        <text:list-item>
          <text:p text:style-name="P34">لَمْ أَتَكَلَّمْ إِلاَّ مَعَ زَيْدٍ <text:span text:style-name="Source_5f_Text">lam ʔatakallam ʔilaaa maʕa zaydin</text:span> Я не разговаривал ни с кем, кроме как с Зейдом</text:p>
        </text:list-item>
      </text:list>
      <text:p text:style-name="First_20_paragraph">Сравните:</text:p>
      <text:p text:style-name="Text_20_body">زَيْدٍ لَمْ أَتَكَلَّمْ مَعَ <text:span text:style-name="Source_5f_Text">zaydin lam ʔatakallam maʕa</text:span> Я не разговаривал с Зейдом</text:p>
      <text:p text:style-name="Text_20_body">Также широко используются имена غَيْرُ <text:span text:style-name="Source_5f_Text">ǧayru</text:span> «кроме» и سِوَى <text:span text:style-name="Source_5f_Text">siwaā</text:span> «кроме», которые присоединяются к исключаемой части в качестве первого члена идафы и стоят в таком же падеже, в каком и исключаемая часть المُسْتَثْنَى <text:span text:style-name="Source_5f_Text">al-mustaθnaā</text:span> в аналогичном предложении с إلاَّ <text:span text:style-name="Source_5f_Text">ʔlaaa</text:span> . Например:</text:p>
      <text:p text:style-name="Text_20_body">غَيْرَ زَيْدٍ جَاءَ الطُّلاَّبُ <text:span text:style-name="Source_5f_Text">ǧayra zaydin jāʔa ṭ-ṭulaaabu</text:span> Пришли студенты, кроме Зейда</text:p>
      <text:p text:style-name="Text_20_body"><text:soft-page-break/>Сравните:</text:p>
      <text:p text:style-name="Text_20_body">جَاءَ الطُّلاَّبُ إلاَّ زَيْداً <text:span text:style-name="Source_5f_Text">jāʔa ṭ-ṭulaaabu ʔlaaa zaydā(n)</text:span> Пришли студенты, кроме Зейда</text:p>
      <text:p text:style-name="Text_20_body">جَاءَ الطّلاَّبُ غَيْرُ <text:span text:style-name="Source_5f_Text">jāʔa ṭ-ṭlaaabu ǧayru</text:span> ( غَيْرَ <text:span text:style-name="Source_5f_Text">ǧayra</text:span> ) زَيْدٍ مَا <text:span text:style-name="Source_5f_Text">zaydin mā</text:span> Не пришел никто из студентов, кроме Зейда</text:p>
      <text:p text:style-name="Text_20_body">Сравните:</text:p>
      <text:p text:style-name="Text_20_body">مَا جَاءَ الطُّلاَّبُ إلاَّ زَيْدٌ <text:span text:style-name="Source_5f_Text">mā jāʔa ṭ-ṭulaaabu ʔlaaa zaydun</text:span> ( زَيْداً <text:span text:style-name="Source_5f_Text">zaydā(n)</text:span> ) Не пришел никто из студентов, кроме Зейда</text:p>
      <text:p text:style-name="Text_20_body">Есть также частицы исключения, которые используются реже. Это:</text:p>
      <text:p text:style-name="Text_20_body">1) خَلاَ <text:span text:style-name="Source_5f_Text">xalaa</text:span> «кроме»</text:p>
      <text:p text:style-name="Text_20_body">2) عَدَا <text:span text:style-name="Source_5f_Text">ʕadā</text:span> «кроме»</text:p>
      <text:p text:style-name="Text_20_body">3) حَاشَا <text:span text:style-name="Source_5f_Text">ḥāšā</text:span> «кроме»</text:p>
      <text:p text:style-name="Text_20_body">Существует разногласие относительно того, <text:span text:style-name="T1">чем</text:span> являются эти частицы исключения. Часть учёных считает, что это – переходные глаголы, следовательно, исключаемая часть ( المُسْتَثْنى <text:span text:style-name="Source_5f_Text">al-mustaθnā</text:span> ) после них должна стоять в винительном падеже как прямое дополнение.</text:p>
      <text:p text:style-name="Text_20_body">Другая часть ученых считает, что это – предлоги родительного падежа, следовательно, исключаемая часть после них должна стоять в родительном падеже. В использовании допустимы оба падежа:</text:p>
      <text:p text:style-name="Text_20_body">جَاءَ الطُّلاَّبُ عدا زَيْداً <text:span text:style-name="Source_5f_Text">jāʔa ṭ-ṭulaaabu ʕda zaydā(n)</text:span> Пришли студенты, кроме Зейда</text:p>
      <text:p text:style-name="Text_20_body">جَاءَ الطُّلاَّبُ عَدَا زَيْدٍ <text:span text:style-name="Source_5f_Text">jāʔa ṭ-ṭulaaabu ʕadā zaydin</text:span> Пришли студенты, кроме Зейда</text:p>
      <text:p text:style-name="Text_20_body">Иногда частицы عَدَا <text:span text:style-name="Source_5f_Text">ʕadā</text:span> и خَلاَ <text:span text:style-name="Source_5f_Text">xalaa</text:span> принимают отрицательную частицу مَا <text:span text:style-name="Source_5f_Text">mā</text:span> . В этом случае они должны рассматриваться как глаголы, так как предлоги родительного падежа не принимают этой частицы. Исключаемая часть после них должна будет стоять только в винительном падеже:</text:p>
      <text:p text:style-name="Text_20_body">جَاءَ الطُّلاَّبُ مَا عَدَا زَيْداً <text:span text:style-name="Source_5f_Text">jāʔa ṭ-ṭulaaabu mā ʕadā zaydā(n)</text:span> Пришли студенты, кроме Зейда</text:p>
      <text:p text:style-name="Text_20_body">جَاءَ الطُّلاَّبُ مَا خَلاَ زَيْداً <text:span text:style-name="Source_5f_Text">jāʔa ṭ-ṭulaaabu mā xalaa zaydā(n)</text:span> Пришли студенты, кроме Зейда</text:p>
      <text:p text:style-name="Text_20_body"><text:soft-page-break/>Упражнения для закрепления</text:p>
      <text:p text:style-name="Text_20_body">1) Переведите предложения на русский язык:</text:p>
      <text:p text:style-name="Text_20_body">كَتَبَ الطُّلاَّبُ الْجُمَلَ إِلاَّ مُحَمَّدًا <text:span text:style-name="Source_5f_Text">kataba ṭ-ṭulaaabu l-jumala ʔilaaa muḥammadana</text:span></text:p>
      <text:p text:style-name="Text_20_body">لَمْ يَحْضُرْ الدَّرْسَ التَّلاَمِيذُ إِلاَّ أَحْمَدُ <text:span text:style-name="Source_5f_Text">lam yaḥḍur ad-darsa t-tal-aamiyðu ʔilaaa ʔaḥmadu</text:span></text:p>
      <text:p text:style-name="Text_20_body">رَأَيْتُ مَسَاجِدَ مَدِيـنَـتِـنَـا إِلاَّ مَسْجِدًا وَاحِدًا <text:span text:style-name="Source_5f_Text">raʔaytu masājida madiynatinaa ʔilaaa masjidana wāḥidana</text:span></text:p>
      <text:p text:style-name="Text_20_body">لَمْ يَقْرَأْ الْمَقَالَةَ أَصْدِقَائي إلاَّ حَسَنٌ <text:span text:style-name="Source_5f_Text">lam yaqraʔ al-maqālata ʔaṣdiqāʔy ʔlaaa ḥasanun</text:span></text:p>
      <text:p text:style-name="Text_20_body">قَرَأْتُ كُلَّ كُتُبِ أَخِي إِلاَّّّ كِتَابَيْنِ <text:span text:style-name="Source_5f_Text">qaraʔtu kulla kutubi ʔaxiy ʔilaa::a kitābayni</text:span></text:p>
      <text:p text:style-name="Text_20_body">لا يَقُولُ الرَّسُولُ <text:span text:style-name="Source_5f_Text">la yaquwlu r-rasuwlu</text:span> ﴿ صَلَّى اللهُ عَلَيْهِ وَسَلَّم <text:span text:style-name="Source_5f_Text">ṣallaā l-lhu ʕalayhi wasallam</text:span> ﴾ غَيْرَ الْحَقِّ <text:span text:style-name="Source_5f_Text">ǧayra l-ḥaqqi</text:span></text:p>
      <text:p text:style-name="Text_20_body">لَمْ أَرَ الرِّجَالَ سِوَى وَاحِدٍ <text:span text:style-name="Source_5f_Text">lam ʔara r-rijāla siwaā wāḥidin</text:span></text:p>
      <text:p text:style-name="Text_20_body">اِشْتَرَيْتُ كُلَّ الْكُتُبِ عَدَا كِتَابٍ فِي النَّحُو <text:span text:style-name="Source_5f_Text">aištaraytu kulla l-kutubi ʕadā kitābin fiy an-naḥuw</text:span></text:p>
      <text:p text:style-name="Text_20_body">أَحْرَقْتُ كُلَّ دَفَاتِرِي مَا عَدَا دَفْتَرًا وَاحِدًا <text:span text:style-name="Source_5f_Text">ʔaḥraqtu kulla dafātiriy mā ʕadā daftarana wāḥidana</text:span></text:p>
      <text:p text:style-name="Text_20_body">زُرْتُ كُلَّ الْمَسَاجِدِ خَلاَ مَسْجِدٍ أَخْضَرَ <text:span text:style-name="Source_5f_Text">zurtu kulla l-masājidi xalaa masjidin ʔaxḍara</text:span></text:p>
      <text:p text:style-name="Text_20_body">حَضَرَتْ فَاطِمَةُ كُلَّ الدُّرُوسِ حَاشَا دَرْسِ التَّاريخِ <text:span text:style-name="Source_5f_Text">ḥaḍarat fāṭimatu kulla d-duruwsi ḥāšā darsi t-tāryxi</text:span></text:p>
      <text:p text:style-name="Text_20_body">2) Дополните предложения подходящим словом и переведите их:</text:p>
      <text:p text:style-name="Text_20_body">دَخَلَ الْبَيْتَ كُلُّ النَّاسِ إِلاَّ <text:span text:style-name="Source_5f_Text">daxala l-bayta kullu n-nāsi ʔilaaa</text:span> __</text:p>
      <text:p text:style-name="Text_20_body">مَا خَرَجَ مِنَ الْمَسْجِدِ أَحَدٌ إِلاَّ <text:span text:style-name="Source_5f_Text">mā xaraja mina l-masjidi ʔaḥadun ʔilaaa</text:span> __</text:p>
      <text:p text:style-name="Text_20_body">لا تَقُلْ هَذَا لِأَحَدٍ إِلاَّ <text:span text:style-name="Source_5f_Text">la taqul haðā liʔaḥadin ʔilaaa</text:span> __</text:p>
      <text:p text:style-name="Text_20_body">هَلْ حَضَرَ الدَّرْسَ أَحَدٌ إِلاَّ <text:span text:style-name="Source_5f_Text">hal ḥaḍara d-darsa ʔaḥadun ʔilaaa</text:span> __؟</text:p>
      <text:p text:style-name="Text_20_body">3) Исправьте ошибки в следующих предложениях и переведите их:</text:p>
      <text:p text:style-name="Text_20_body"><text:soft-page-break/>جَاءَ الْمُهَنْدِسُونَ إِلاَّ زَيْدٌ <text:span text:style-name="Source_5f_Text">jāʔa l-muhandisuwna ʔilaaa zaydun</text:span> __</text:p>
      <text:p text:style-name="Text_20_body">لَمْ أُرْسِلْ رِسَالَةً إلَى أَحَدٍ إِلاَّ زَيْدٌ <text:span text:style-name="Source_5f_Text">lam ʔursil risālatan ʔlaā ʔaḥadin ʔilaaa zaydun</text:span> __</text:p>
      <text:p text:style-name="Text_20_body">لا تَضْرِبْ إِلاَّ كَلْبٍ <text:span text:style-name="Source_5f_Text">la taḍrib ʔilaaa kalbin</text:span> __</text:p>
      <text:p text:style-name="Text_20_body">لا تُصَدِّقْ غَيْرُ مُحَمَّدٍ <text:span text:style-name="Source_5f_Text">la tuṣaddiq ǧayru muḥammadin</text:span> __</text:p>
      <text:p text:style-name="Text_20_body">أُحِبُّ كُلَّ الْعُلُومِ مَا عَدَا التَّارِيخِ <text:span text:style-name="Source_5f_Text">ʔuḥibbu kulla l-ʕuluwmi mā ʕadā t-tāriyxi</text:span> __</text:p>
      <text:h text:style-name="Heading_20_2" text:outline-level="2"><text:bookmark-start text:name="глагол-ظَنَّ-ð̣anna-и-его-сёстры"/><text:bookmark-start text:name="__RefHeading___Toc45242_1544766045"/><text:span text:style-name="T3">§ 28. Глагол</text:span> ظَنَّ <text:span text:style-name="Source_5f_Text">ð̣anna</text:span> <text:span text:style-name="T3">и его «сёстры»</text:span><text:bookmark-end text:name="глагол-ظَنَّ-ð̣anna-и-его-сёстры"/><text:bookmark-end text:name="__RefHeading___Toc45242_1544766045"/></text:h>
      <text:p text:style-name="First_20_paragraph">ظَنَّ وَأَخَوَاتُهَا <text:span text:style-name="Source_5f_Text">ð̣anna waʔaxawātuhā</text:span></text:p>
      <text:p text:style-name="Text_20_body">ظَنَّ <text:span text:style-name="Source_5f_Text">ð̣anna</text:span> и его «сёстры» – это группа переходных глаголов, имеющих при себе два прямых дополнения. Этих глаголов десять:</text:p>
      <text:p text:style-name="Text_20_body">1) ظَنَّ <text:span text:style-name="Source_5f_Text">ð̣anna</text:span> (у) «думать, считать, полагать» (чаще выражает сомнение):</text:p>
      <text:p text:style-name="Text_20_body">ظَنَنْتُ زَيْداً عَالِماً <text:span text:style-name="Source_5f_Text">ð̣anantu zaydā(n) ʕālimā(n)</text:span> Я <text:span text:style-name="T1">думал</text:span>, что Зейд – учёный</text:p>
      <text:p text:style-name="Text_20_body">2) رَأَى <text:span text:style-name="Source_5f_Text">raʔaā</text:span> (а) «считать, полагать» (чаще выражает уверенность):</text:p>
      <text:p text:style-name="Text_20_body">رَأَيْتُ زَيْداً عَالِمًا <text:span text:style-name="Source_5f_Text">raʔaytu zaydā(n) ʕālimana</text:span> Я <text:span text:style-name="T1">посчитал</text:span>, что Мухаммад – учёный</text:p>
      <text:p text:style-name="Text_20_body">3) خَالَ <text:span text:style-name="Source_5f_Text">xāla</text:span> (а) «считать, полагать, принимать за что-либо, кого-либо»</text:p>
      <text:p text:style-name="Text_20_body">خِلْتُ مُحَمَّداً مُدَرِّسًا <text:span text:style-name="Source_5f_Text">xiltu muḥammadā(n) mudarrisana</text:span> Я <text:span text:style-name="T1">принял</text:span> Мухаммада за учителя</text:p>
      <text:p text:style-name="Text_20_body">4) حَسِبَ <text:span text:style-name="Source_5f_Text">ḥasiba</text:span> (а) «считать, полагать, принять за что-либо, кого-либо»:</text:p>
      <text:p text:style-name="Text_20_body">حَسِبْتُ البَيْتَ مَدْرَسةً <text:span text:style-name="Source_5f_Text">ḥasibtu l-bayta madrastan</text:span> Я <text:span text:style-name="T1">принял</text:span> дом за школу</text:p>
      <text:p text:style-name="Text_20_body">5) زَعَمَ <text:span text:style-name="Source_5f_Text">zaʕama</text:span> (у) «считать, полагать, утверждать»:</text:p>
      <text:p text:style-name="Text_20_body">زَعَمَتْ زَيْداً شَيْخاً <text:span text:style-name="Source_5f_Text">zaʕamat zaydā(n) šayxā(n)</text:span> Она <text:span text:style-name="T1">посчитала</text:span>, что Зейд – старик</text:p>
      <text:p text:style-name="Text_20_body">6) عَلِمَ <text:span text:style-name="Source_5f_Text">ʕalima</text:span> (а) «убедиться»:</text:p>
      <text:p text:style-name="Text_20_body"><text:soft-page-break/>عَلِمْتُ زَيْداً جَاهِلاً <text:span text:style-name="Source_5f_Text">ʕalimtu zaydā(n) jāhilā(n)</text:span> Я <text:span text:style-name="T1">убедился</text:span>, что Зейд – невежда</text:p>
      <text:p text:style-name="Text_20_body">7) وَجَدَ <text:span text:style-name="Source_5f_Text">wajada</text:span> (и) «убедиться, находить»:</text:p>
      <text:p text:style-name="Text_20_body">وَجَدْتُ مُحَمَّداً صَدِيقاً <text:span text:style-name="Source_5f_Text">wajadtu muḥammadā(n) ṣadiyqā(n)</text:span> Я <text:span text:style-name="T1">нашел</text:span>, что Мухаммад – друг</text:p>
      <text:p text:style-name="Text_20_body">8) عَدَّ <text:span text:style-name="Source_5f_Text">ʕadda</text:span> (у) «считать»:</text:p>
      <text:p text:style-name="Text_20_body">عَدَّ عُثْمَانُ أَحْمَدَ صَدِيقاً <text:span text:style-name="Source_5f_Text">ʕadda ʕuθmānu ʔaḥmada ṣadiyqā(n)</text:span> Осман <text:span text:style-name="T1">посчитал</text:span> Ахмада другом</text:p>
      <text:p text:style-name="Text_20_body">9) تَعَلَّمْ <text:span text:style-name="Source_5f_Text">taʕallam</text:span> «знай!»:</text:p>
      <text:p text:style-name="Text_20_body">تَعَلَّمْ مُحَمَّداً عَالِماً <text:span text:style-name="Source_5f_Text">taʕallam muḥammadā(n) ʕālimā(n)</text:span> <text:span text:style-name="T1">Знай</text:span>, что Мухаммад – учёный</text:p>
      <text:p text:style-name="Text_20_body">10) هَبْ <text:span text:style-name="Source_5f_Text">hab</text:span> «представь, предположи»:</text:p>
      <text:p text:style-name="Text_20_body">هَبْ المُدَرِّسَ جُنْدِيًّا <text:span text:style-name="Source_5f_Text">hab al-mudarrisa jundiyyana</text:span> <text:span text:style-name="T1">Представь</text:span>, что учитель – солдат</text:p>
      <text:p text:style-name="Text_20_body">Как видно из примеров, два прямых дополнения в каждом из данных предложений являлись бы подлежащим и сказуемым, если бы им не предшествовал глагол группы " ظَنَّ <text:span text:style-name="Source_5f_Text">ð̣anna</text:span> ".</text:p>
      <text:p text:style-name="Text_20_body">Следует заметить, что некоторые из этих глаголов используются также в ином значении, в котором они не являются «сёстрами» ظَنَّ <text:span text:style-name="Source_5f_Text">ð̣anna</text:span> , а следовательно, не имеют двойной переходности:</text:p>
      <text:p text:style-name="Text_20_body">1) Глагол رَأَى <text:span text:style-name="Source_5f_Text">raʔaā</text:span> (а) используется в значении «видеть», указывающем на физиологический процесс. Например:</text:p>
      <text:p text:style-name="Text_20_body">رَأَيْتُ اليَوْمَ أَحْمَدَ <text:span text:style-name="Source_5f_Text">raʔaytu l-yawma ʔaḥmada</text:span> Сегодня я <text:span text:style-name="T1">видел</text:span> Ахмада</text:p>
      <text:p text:style-name="Text_20_body">2) Глагол وَجَدَ <text:span text:style-name="Source_5f_Text">wajada</text:span> (и) используется в значении «находить», указывающем на результат поиска. Например:</text:p>
      <text:p text:style-name="Text_20_body">وَجَدْتُ الكِتَابَ فِى البَيْتِ <text:span text:style-name="Source_5f_Text">wajadtu l-kitāba fiā l-bayti</text:span> Я <text:span text:style-name="T1">нашёл</text:span> книгу дома</text:p>
      <text:p text:style-name="Text_20_body">3) Глагол عَلِمَ <text:span text:style-name="Source_5f_Text">ʕalima</text:span> (а) используется в значении «знать», как антоним незнания:</text:p>
      <text:p text:style-name="Text_20_body">أَعْلَمُ أَنَّ هَذَا الكِتَابَ حَسَنٌ <text:span text:style-name="Source_5f_Text">ʔaʕlamu ʔanna haðā l-kitāba ḥasanun</text:span> Я <text:span text:style-name="T1">знаю</text:span>, что эта книга <text:soft-page-break/>хорошая</text:p>
      <text:p text:style-name="Text_20_body">4) Глагол عَدَّ <text:span text:style-name="Source_5f_Text">ʕadda</text:span> (у) используется в значении «считать, пересчитывать»:</text:p>
      <text:p text:style-name="Text_20_body">عَدَّ أَحْمَدُ نُقُودَهُ <text:span text:style-name="Source_5f_Text">ʕadda ʔaḥmadu nuquwdahu</text:span> Ахмад <text:span text:style-name="T1">пересчитал</text:span> свои деньги</text:p>
      <text:p text:style-name="Text_20_body"><text:span text:style-name="T1">Примечание</text:span>:</text:p>
      <text:p text:style-name="Text_20_body">Есть и другие глаголы, которые подобно ظَنَّ <text:span text:style-name="Source_5f_Text">ð̣anna</text:span> и его «сёстрам» имеют при себе два прямых дополнения. Однако эти глаголы отличаются от ظَنَّ <text:span text:style-name="Source_5f_Text">ð̣anna</text:span> и его «сестер» тем, что их дополнения не имеют друг к другу никакого отношения, то есть не являются в основе подлежащим и сказуемым. Эти глаголы:</text:p>
      <text:p text:style-name="Text_20_body">1) كَسَا <text:span text:style-name="Source_5f_Text">kasā</text:span> (у) одевать:</text:p>
      <text:p text:style-name="Text_20_body">كَسَا زَيْدٌ الوَلَدَ مِعْطَفاً <text:span text:style-name="Source_5f_Text">kasā zaydun al-walada miʕṭafā(n)</text:span> Зейд одел на мальчика пальто</text:p>
      <text:p text:style-name="Text_20_body">2) مَنَحَ <text:span text:style-name="Source_5f_Text">manaḥa</text:span> (а) награждать</text:p>
      <text:p text:style-name="Text_20_body">مَنَحَ اللِوَاءُ الضَّابِطَ وِسَاماً <text:span text:style-name="Source_5f_Text">manaḥa l-liwāʔu ḍ-ḍābiṭa wisāmā(n)</text:span> Генерал наградил офицера орденом</text:p>
      <text:p text:style-name="Text_20_body">3) جَعَلَ <text:span text:style-name="Source_5f_Text">jaʕala</text:span> (а) сделать, превратить</text:p>
      <text:p text:style-name="Text_20_body">أَ جَعَلَ الآلِهَةَ إِلَاهاً وَاحِداً <text:span text:style-name="Source_5f_Text">ʔa jaʕala l-ʔālihata ʔilāhā(n) wāḥidā(n)</text:span> «Он сделал богов Одним Богом?»</text:p>
      <text:p text:style-name="Text_20_body">4) اِتَّخَذَ <text:span text:style-name="Source_5f_Text">aittaxaða</text:span> взять в качестве кого-либо или чего-либо</text:p>
      <text:p text:style-name="Text_20_body">اِتَّخَذَ مُحَمَّدٌ زَيْداً صَدِيقَهُ <text:span text:style-name="Source_5f_Text">aittaxaða muḥammadun zaydā(n) ṣadiyqahu</text:span> Взял Мухаммад себе Зейда в качестве друга</text:p>
      <text:p text:style-name="Text_20_body">5) وَعَدَ <text:span text:style-name="Source_5f_Text">waʕada</text:span> (и) обещать:</text:p>
      <text:p text:style-name="Text_20_body">وَعَدَ اَللَّهُ المُؤْمِنِينَ الجَنَّةَ <text:span text:style-name="Source_5f_Text">waʕada aalllahu l-muʔminiyna l-jannata</text:span> Обещал Аллах верующим рай</text:p>
      <text:p text:style-name="Text_20_body">6) أَعْطَى <text:span text:style-name="Source_5f_Text">ʔaʕṭaā</text:span> давать:</text:p>
      <text:p text:style-name="Text_20_body">أَعْطَى إِبْرَاهِيمُ اِبْنَهُ دَفْتَرًا <text:span text:style-name="Source_5f_Text">ʔaʕṭaā ʔibrāhiymu aibnahu daftarana</text:span> Дал Ибрахим сыну тетрадь</text:p>
      <text:p text:style-name="Text_20_body"><text:soft-page-break/>Упражнения для закрепления</text:p>
      <text:p text:style-name="Text_20_body">1) Переведите следующие предложения:</text:p>
      <text:p text:style-name="Text_20_body">ظَّنَّ عُمَرُ الْأَسَدَ دُبًّا <text:span text:style-name="Source_5f_Text">ð̣̣anna ʕumaru l-ʔasada dubbana</text:span></text:p>
      <text:p text:style-name="Text_20_body">رَأَتْ عَائِشَةُ عُثْمَانَ صَدِيقًا <text:span text:style-name="Source_5f_Text">raʔat ʕāʔišatu ʕuθmāna ṣadiyqana</text:span></text:p>
      <text:p text:style-name="Text_20_body">زَعَمَ أَخِي الْوَشَقَ قِطًّا <text:span text:style-name="Source_5f_Text">zaʕama ʔaxiy al-wašaqa qiṭṭana</text:span></text:p>
      <text:p text:style-name="Text_20_body">تَعَلَّمْ المُنَافِقَ كَاذِبًا <text:span text:style-name="Source_5f_Text">taʕallam al-munāfiqa kāðibana</text:span></text:p>
      <text:p text:style-name="Text_20_body">خَالَ أَبِي الْمَسْجِدَ مَدْرَسَةً <text:span text:style-name="Source_5f_Text">xāla ʔabiy al-masjida madrasatan</text:span></text:p>
      <text:p text:style-name="Text_20_body">وَجَدْتُ الرَّجُلَ خَائِنًا <text:span text:style-name="Source_5f_Text">wajadtu r-rajula xāʔinana</text:span></text:p>
      <text:p text:style-name="Text_20_body">أَحَسِبْتَ الْحِجَارَةَ ذَهَبًا <text:span text:style-name="Source_5f_Text">ʔaḥasibta l-ḥijārata ðahabana</text:span> ؟</text:p>
      <text:p text:style-name="Text_20_body">عَدَّتْ عَائِشَةُ مُحَمَّدًا شُجَاعًا <text:span text:style-name="Source_5f_Text">ʕaddat ʕāʔišatu muḥammadana šujāʕana</text:span></text:p>
      <text:p text:style-name="Text_20_body">هَبْ نَفْسَكَ عَالِمًا <text:span text:style-name="Source_5f_Text">hab nafsaka ʕālimana</text:span></text:p>
      <text:p text:style-name="Text_20_body">2) Введите подходящий глагол группы ظَنَّ <text:span text:style-name="Source_5f_Text">ð̣anna</text:span> в следующие предложения и произведите нужное изменение, как это показано на примере:</text:p>
      <text:p text:style-name="Text_20_body">عُمَرُ مُدَرِّسٌ  <text:span text:style-name="Source_5f_Text">ʕumaru mudarrisun </text:span> * ظَنَنْتُ عُمَرَ مُدَرِّسًا <text:span text:style-name="Source_5f_Text">ð̣anantu ʕumara mudarrisana</text:span> *</text:p>
      <text:p text:style-name="Text_20_body">أَخِي كَرِيمٌ  <text:span text:style-name="Source_5f_Text">ʔaxiy kariymun </text:span> __</text:p>
      <text:p text:style-name="Text_20_body">الْأسَدُ كَلْبٌ  <text:span text:style-name="Source_5f_Text">al-ʔsadu kalbun </text:span> __</text:p>
      <text:p text:style-name="Text_20_body">الْحِصَانُ حِمَارٌ  <text:span text:style-name="Source_5f_Text">al-ḥiṣānu ḥimārun </text:span> __</text:p>
      <text:p text:style-name="Text_20_body">الْأُسْتَاذُ جَيِّدٌ  <text:span text:style-name="Source_5f_Text">al-ʔustāðu jayyidun </text:span> __</text:p>
      <text:p text:style-name="Text_20_body">أَخُوكَ بَطَلٌ  <text:span text:style-name="Source_5f_Text">ʔaxuwka baṭalun </text:span> __</text:p>
      <text:p text:style-name="Text_20_body">الْكِتَابُ مُمْتِعٌ  <text:span text:style-name="Source_5f_Text">al-kitābu mumtiʕun </text:span> __</text:p>
      <text:p text:style-name="Text_20_body">الزُّجَاجَةُ حَجَرٌ  <text:span text:style-name="Source_5f_Text">az-zujājatu ḥajarun </text:span> __</text:p>
      <text:p text:style-name="Text_20_body"><text:soft-page-break/>الْجَبَلُ تِنِّينٌ  <text:span text:style-name="Source_5f_Text">al-jabalu tinniynun </text:span> __</text:p>
      <text:p text:style-name="Text_20_body">الْأَرْضُ مُسْتَدِيرَةٌ  <text:span text:style-name="Source_5f_Text">al-ʔarḍu mustadiyratun </text:span> __</text:p>
      <text:p text:style-name="Text_20_body">3) Переведите текст, учитывая, что подчеркнутые глаголы не имеют двойной переходности:</text:p>
      <text:list xml:id="list3591980741" text:style-name="L31">
        <text:list-item>
          <text:p text:style-name="P35">رَأَيْتُ <text:span text:style-name="Source_5f_Text">raʔaytu</text:span> * الْيَوْمَ فِي الْمَدْرَسَةِ أَحْمَدَ <text:span text:style-name="Source_5f_Text">al-yawma fiy al-madrasati ʔaḥmada</text:span> . إِنَّهُ فَقَدَ <text:span text:style-name="Source_5f_Text">ʔinnahu faqada</text:span> جُزْدَانَهُ فَبَحَثَ عَنْهُ فِي كُلِّ مَكَانٍ <text:span text:style-name="Source_5f_Text">juzdānahu fabaḥaθa ʕanhu fiy kulli makānin</text:span> . ثُمَّ <text:span text:style-name="Source_5f_Text">θumma</text:span> * عَلِمَ <text:span text:style-name="Source_5f_Text">ʕalima</text:span> <text:span text:style-name="T1">أَحْمَدُ أَنَّ جُزْدَانَهُ ضَاعَ فِي الْفَصْلِ </text:span><text:span text:style-name="Source_5f_Text">ʔaḥmadu ʔanna juzdānahu ḍāʕa fiy al-faṣli</text:span><text:span text:style-name="T1"> </text:span>فَوَجَدَهُ <text:span text:style-name="Source_5f_Text">fawajadahu</text:span> * تَحْتَ <text:span text:style-name="Source_5f_Text">taḥta</text:span> كُرْسِيِّهِ <text:span text:style-name="Source_5f_Text">kursiyyihi</text:span> . * عَدَّ <text:span text:style-name="Source_5f_Text">ʕadda</text:span> * أَحْمَدُ رِيَالاَتِهِ الَّتِي كَانَتْ فِي <text:span text:style-name="Source_5f_Text">ʔaḥmadu riyālaatihi l--atiy kānat fiy</text:span> جُزْدَانِهِ فَفَرِحَ بِأَنَّهَا لَمْ تَضِعْ <text:span text:style-name="Source_5f_Text">juzdānihi fafariḥa biʔannahā lam taḍiʕ</text:span> .</text:p>
        </text:list-item>
      </text:list>
      <text:p text:style-name="Text_20_body">4) Переведите предложения, проставьте огласовки и выделите первое и второе дополнения:</text:p>
      <text:p text:style-name="Text_20_body">كَسَوْتُ ابْنِي بَنْتَلُونًا <text:span text:style-name="Source_5f_Text">kasawtu abniy bantaluwnana</text:span></text:p>
      <text:p text:style-name="Text_20_body">مَنَحَ الضَّابِطُ الْجُنْدِيَّ مِيدَالِيَّةً <text:span text:style-name="Source_5f_Text">manaḥa ḍ-ḍābiṭu l-jundiyya miydāliyyatan</text:span></text:p>
      <text:p text:style-name="Text_20_body">جَعَلَ الصَّائِغُ الْحَدِيدَ خَاتِمًا <text:span text:style-name="Source_5f_Text">jaʕala ṣ-ṣāʔiǧu l-ḥadiyda xātimana</text:span></text:p>
      <text:p text:style-name="Text_20_body">اِتَّخَذَ اللَّهُ إِبْرَاهِيمَ خَلِيلاً <text:span text:style-name="Source_5f_Text">aittaxaða l-lahu ʔibrāhiyma xaliylā(n)</text:span></text:p>
      <text:p text:style-name="Text_20_body">وَعَدَ مُحَمَّدٌ ابْنَهُ دَرَّاجَةً <text:span text:style-name="Source_5f_Text">waʕada muḥammadun abnahu darrājatan</text:span></text:p>
      <text:p text:style-name="Text_20_body">أَعْطَيْتُكَ شَمْسِيَّةً <text:span text:style-name="Source_5f_Text">ʔaʕṭaytuka šamsiyyatan</text:span></text:p>
      <text:h text:style-name="Heading_20_2" text:outline-level="2"><text:bookmark-start text:name="частицы-усекающие-два-глагола"/><text:bookmark-start text:name="__RefHeading___Toc45244_1544766045"/>§ 29. Частицы, усекающие два глагола<text:bookmark-end text:name="частицы-усекающие-два-глагола"/><text:bookmark-end text:name="__RefHeading___Toc45244_1544766045"/></text:h>
      <text:p text:style-name="First_20_paragraph">أدَاوَاتُ الجَزْمِ لِلْفِعْلَيْنِ <text:span text:style-name="Source_5f_Text">ʔdāwātu l-jazmi lilfiʕlayni</text:span></text:p>
      <text:p text:style-name="Text_20_body">Существуют частицы, входящие в различные сложноподчинённые предложения и усекающие два глагола – в главном и придаточном предложениях. Таких частиц одиннадцать:</text:p>
      <text:p text:style-name="Text_20_body">1) إِنْ <text:span text:style-name="Source_5f_Text">ʔin</text:span> «если»</text:p>
      <text:p text:style-name="Text_20_body">إِنْ تَذْهَبْ أَذْهَبْ مَعَكَ <text:span text:style-name="Source_5f_Text">ʔin taðhab ʔaðhab maʕaka</text:span> <text:span text:style-name="T1">Если</text:span> ты пойдешь, я пойду с тобой</text:p>
      <text:p text:style-name="Text_20_body"><text:soft-page-break/>2) مَنْ <text:span text:style-name="Source_5f_Text">man</text:span> «кто … тот …»</text:p>
      <text:p text:style-name="Text_20_body">مَنْ يَقْرَأْ هَذَا الكِتَابَ يَعْرِفْ الحَقَّ <text:span text:style-name="Source_5f_Text">man yaqraʔ haðā l-kitāba yaʕrif al-ḥaqqa</text:span> <text:span text:style-name="T1">Кто</text:span> прочитает эту книгу, <text:span text:style-name="T1">тот</text:span> узнает истину</text:p>
      <text:p text:style-name="Text_20_body">3) مَا <text:span text:style-name="Source_5f_Text">mā</text:span> «что … то …»</text:p>
      <text:p text:style-name="Text_20_body">مَا تَزْرَعْ تَحْصُدْ <text:span text:style-name="Source_5f_Text">mā tazraʕ taḥṣud</text:span> <text:span text:style-name="T1">Что</text:span> посеешь, <text:span text:style-name="T1">то</text:span> и пожнешь</text:p>
      <text:p text:style-name="Text_20_body">4) مَتَى <text:span text:style-name="Source_5f_Text">mataā</text:span> «когда»</text:p>
      <text:p text:style-name="Text_20_body">مَتَى تُحَدِّدْ يَوْمَ السَّفَرِ نَحْجِزْ التَّذْكِرَةَ <text:span text:style-name="Source_5f_Text">mataā tuḥaddid yawma s-safari naḥjiz at-taðkirata</text:span> <text:span text:style-name="T1">Когда</text:span> назначишь день отъезда, мы забронируем билет</text:p>
      <text:p text:style-name="Text_20_body">5) مَهْمَا <text:span text:style-name="Source_5f_Text">mahmā</text:span> «что бы ни»</text:p>
      <text:p text:style-name="Text_20_body">مَهْمَا تَكْتُمْ يُظْهِرْهُ الدَّهْرُ <text:span text:style-name="Source_5f_Text">mahmā taktum yuð̣hirhu d-dahru</text:span> <text:span text:style-name="T1">Что</text:span> <text:span text:style-name="T1">бы</text:span> ты <text:span text:style-name="T1">ни</text:span> скрывал, время выявит</text:p>
      <text:p text:style-name="Text_20_body">6) كَيْفَمَا <text:span text:style-name="Source_5f_Text">kayfamā</text:span> «как… так и…»</text:p>
      <text:p text:style-name="Text_20_body">كَيْفَمَا تُعَامِلِْ النَّاسَ يُعَامِلُوكَ <text:span text:style-name="Source_5f_Text">kayfamā tuʕāmili n-nāsa yuʕāmiluwka</text:span> <text:span text:style-name="T1">Как</text:span> будешь относиться к людям, <text:span text:style-name="T1">так</text:span> <text:span text:style-name="T1">и</text:span> они будут относиться к тебе</text:p>
      <text:p text:style-name="Text_20_body">7) أَيْـنَـمَا <text:span text:style-name="Source_5f_Text">ʔaynamā</text:span> «где бы ни»</text:p>
      <text:p text:style-name="Text_20_body">أَيْنَمَا تَكُنْ تَرَ هَذَا الرَّجُلَ <text:span text:style-name="Source_5f_Text">ʔaynamā takun tara haðā r-rajula</text:span> <text:span text:style-name="T1">Где бы</text:span> ты <text:span text:style-name="T1">ни</text:span> был, увидишь этого человека</text:p>
      <text:p text:style-name="Text_20_body">8) أَىٌّ <text:span text:style-name="Source_5f_Text">ʔaāāun</text:span> «какой бы…»</text:p>
      <text:p text:style-name="Text_20_body">أَىَّ كِتَابٍ تَقْرَأْ تَسْتَفِدْ <text:span text:style-name="Source_5f_Text">ʔaāāa kitābin taqraʔ tastafid</text:span> <text:span text:style-name="T1">Какую</text:span> <text:span text:style-name="T1">бы</text:span> книгу ты ни читал, извлечешь пользу</text:p>
      <text:p text:style-name="Text_20_body">9) أَنَّى <text:span text:style-name="Source_5f_Text">ʔannaā</text:span> «куда бы ни…»</text:p>
      <text:p text:style-name="Text_20_body">أَنَّى تَذْهَبْ نُكْرِمْكَ <text:span text:style-name="Source_5f_Text">ʔannaā taðhab nukrimka</text:span> <text:span text:style-name="T1">Куда</text:span> <text:span text:style-name="T1">бы</text:span> ты <text:span text:style-name="T1">ни</text:span> пошёл, мы окажим тебе почёт</text:p>
      <text:p text:style-name="Text_20_body">10) كُلَّمَا <text:span text:style-name="Source_5f_Text">kullamā</text:span> «каждый раз, как…»</text:p>
      <text:p text:style-name="Text_20_body"><text:soft-page-break/>كُلَّمَا تَأْتِ تَقُلْ لِى هَذَا <text:span text:style-name="Source_5f_Text">kullamā taʔti taqul liā haðā</text:span> <text:span text:style-name="T1">Каждый</text:span> <text:span text:style-name="T1">раз</text:span>, <text:span text:style-name="T1">как</text:span> ты приходишь, ты говоришь мне это</text:p>
      <text:p text:style-name="Text_20_body">11) أَيَّانَ <text:span text:style-name="Source_5f_Text">ʔayyāna</text:span> «когда бы ни…»</text:p>
      <text:p text:style-name="Text_20_body">أَيَّانَ تَزُرْهُ تَجِدْهُ نَائِماً <text:span text:style-name="Source_5f_Text">ʔayyāna tazurhu tajidhu nāʔimā(n)</text:span> <text:span text:style-name="T1">Когда</text:span> <text:span text:style-name="T1">бы</text:span> ты <text:span text:style-name="T1">ни</text:span> посетил его, найдёшь его спящим</text:p>
      <text:p text:style-name="Text_20_body"><text:span text:style-name="T1">Примечание</text:span>:</text:p>
      <text:p text:style-name="Text_20_body">Во всех приведенных примерах придаточное предложение начинается с глагола. Если же оно будет начинаться с имени, глагола повелительного наклонения (или запрета), вопроса, несклоняемого глагола, частиц لَنْ <text:span text:style-name="Source_5f_Text">lan</text:span> , قَدْ <text:span text:style-name="Source_5f_Text">qad</text:span> , مَا <text:span text:style-name="Source_5f_Text">mā</text:span> , سَـ <text:span text:style-name="Source_5f_Text">sa</text:span> …, سَوْفَ <text:span text:style-name="Source_5f_Text">sawfa</text:span> или предлога родительного падежа, то к этим частям речи будет присоединен предлог … فَ <text:span text:style-name="Source_5f_Text">fa</text:span> – аналог русского «то». Например:</text:p>
      <text:p text:style-name="Text_20_body">مَنْ يَجْتَهِدْ <text:span text:style-name="Source_5f_Text">man yajtahid</text:span> * فَهُوَ <text:span text:style-name="Source_5f_Text">fahuwa</text:span> * تِلْمِيذٌ حَقِيقِيٌّ <text:span text:style-name="Source_5f_Text">tilmiyðun ḥaqiyqiyyun</text:span></text:p>
      <text:p text:style-name="Text_20_body">Кто старается, тот настоящий ученик</text:p>
      <text:p text:style-name="Text_20_body">إِنْ تَأْكُلْ سَمَكَةً <text:span text:style-name="Source_5f_Text">ʔin taʔkul samakatan</text:span> * فَاشْرَبِ <text:span text:style-name="Source_5f_Text">fāšrabi</text:span> * الشَّايَ <text:span text:style-name="Source_5f_Text">aš-šāya</text:span></text:p>
      <text:p text:style-name="Text_20_body">Если будешь кушать рыбу, <text:span text:style-name="T1">то</text:span> пей чай</text:p>
      <text:p text:style-name="Text_20_body">إِنْ تَأْكُلْ سَمَكَةً <text:span text:style-name="Source_5f_Text">ʔin taʔkul samakatan</text:span> * فَلاَ تَشْرَبِْ <text:span text:style-name="Source_5f_Text">falaa tašrabi</text:span> * الحَلِيبَ <text:span text:style-name="Source_5f_Text">al-ḥaliyba</text:span></text:p>
      <text:p text:style-name="Text_20_body">Если будешь кушать рыбу, <text:span text:style-name="T1">то</text:span> не пей молоко</text:p>
      <text:p text:style-name="Text_20_body">إِنْ جَاءَنِي سَعِيدٌ <text:span text:style-name="Source_5f_Text">ʔin jāʔaniy saʕiydun</text:span> * فَمَاذَا <text:span text:style-name="Source_5f_Text">famāðā</text:span> * أَقُولُ لَهُ <text:span text:style-name="Source_5f_Text">ʔaquwlu lahu</text:span> ؟</text:p>
      <text:p text:style-name="Text_20_body">Если ко мне придет Саид, что я ему скажу?</text:p>
      <text:p text:style-name="Text_20_body">مَنْ لَمْ يُحِبَّ الْأَوْلاَدَ <text:span text:style-name="Source_5f_Text">man lam yuḥibba l-ʔawlaada</text:span> * فَلَيْسَ <text:span text:style-name="Source_5f_Text">falaysa</text:span> * مُعَلِّمًا <text:span text:style-name="Source_5f_Text">muʕallimana</text:span></text:p>
      <text:p text:style-name="Text_20_body">Кто не любит детей, тот не учитель</text:p>
      <text:p text:style-name="Text_20_body">مَنْ يَتَّبِعِْ الرَّسُولَ <text:span text:style-name="Source_5f_Text">man yattabiʕi r-rasuwla</text:span> ﴿ صَلَّى اللهُ عَلَيْهِ وَسَلَّمَ <text:span text:style-name="Source_5f_Text">ṣallaā l-lhu ʕalayhi wasallama</text:span> ﴾ * فَلَنْ <text:span text:style-name="Source_5f_Text">falan</text:span> * يَضِلَّ <text:span text:style-name="Source_5f_Text">yaḍilla</text:span></text:p>
      <text:p text:style-name="Text_20_body">Кто следует за Посланником (мир ему), тот не заблудится</text:p>
      <text:p text:style-name="Text_20_body">مَنْ آمَنَ بِاللهِ وَرَسُولِهِ <text:span text:style-name="Source_5f_Text">man ʔāmana biallhi warasuwlihi</text:span> ﴿ صَلَّى اللهُ عَلَيْهِ وَسَلَّمَ <text:span text:style-name="Source_5f_Text">ṣallaā l-lhu </text:span><text:soft-page-break/><text:span text:style-name="Source_5f_Text">ʕalayhi wasallama</text:span> ﴾ * فَقَدْ <text:span text:style-name="Source_5f_Text">faqad</text:span> * أَسْلَمَ <text:span text:style-name="Source_5f_Text">ʔaslama</text:span></text:p>
      <text:p text:style-name="Text_20_body">Кто уверовал в Аллаха и его Посланника</text:p>
      <text:p text:style-name="Text_20_body">(мир ему), тот принял Ислам</text:p>
      <text:p text:style-name="Text_20_body">مَهْمَا تَقُلْ لِي <text:span text:style-name="Source_5f_Text">mahmā taqul liy</text:span> * فَمَا <text:span text:style-name="Source_5f_Text">famā</text:span> * أُصَدِّقُكَ <text:span text:style-name="Source_5f_Text">ʔuṣaddiquka</text:span></text:p>
      <text:p text:style-name="Text_20_body">Что бы ты не говорил, я не верю тебе</text:p>
      <text:p text:style-name="Text_20_body">إِنْ تَأْتِ لِوَقْتٍ <text:span text:style-name="Source_5f_Text">ʔin taʔti liwaqtin</text:span> * فَسَتَجِدُنِي <text:span text:style-name="Source_5f_Text">fasatajiduniy</text:span> * فِي الْبَيْتِ <text:span text:style-name="Source_5f_Text">fiy al-bayti</text:span></text:p>
      <text:p text:style-name="Text_20_body">Если ты придешь вовремя, <text:span text:style-name="T1">то</text:span> найдешь меня дома</text:p>
      <text:p text:style-name="Text_20_body">إِنْ تَكُنْ فِي لَنْدَنَ بَعْدَ أُسْبُوعٍ <text:span text:style-name="Source_5f_Text">ʔin takun fiy landana baʕda ʔusbuwʕin</text:span> * فَسَوْفَ <text:span text:style-name="Source_5f_Text">fasawfa</text:span> * أَسْتَقْبِلُكَ <text:span text:style-name="Source_5f_Text">ʔastaqbiluka</text:span></text:p>
      <text:p text:style-name="Text_20_body">Если ты будешь в Лондоне через неделю, <text:span text:style-name="T1">то</text:span> я</text:p>
      <text:p text:style-name="Text_20_body">встречу тебя</text:p>
      <text:p text:style-name="Text_20_body">مَا أَصَابَكَ مِنْ سَيِّئَةٍ <text:span text:style-name="Source_5f_Text">mā ʔaṣābaka min sayyiʔatin</text:span> * فَمِنْ <text:span text:style-name="Source_5f_Text">famin</text:span> * نَفْسِكَ <text:span text:style-name="Source_5f_Text">nafsika</text:span></text:p>
      <text:p text:style-name="Text_20_body">Что постигло тебя из дурного, то – от тебя самого</text:p>
      <text:p text:style-name="Text_20_body">Упражнения для закрепления</text:p>
      <text:p text:style-name="Text_20_body">1) Переведите следующие предложения и найдите в них частицы, усекающие два глагола:</text:p>
      <text:p text:style-name="Text_20_body">إِنْ تَجْتَهِدْ تَنْجَحْ <text:span text:style-name="Source_5f_Text">ʔin tajtahid tanjaḥ</text:span></text:p>
      <text:p text:style-name="Text_20_body">مَا تَطْلُبُوا تَأْخُذُوهُ <text:span text:style-name="Source_5f_Text">mā taṭlubuwa taʔxuðuwhu</text:span></text:p>
      <text:p text:style-name="Text_20_body">مَنْ يَدْخُلْ مَسْجِدًا يُصَلِّ رَكَعَتَيْنِ <text:span text:style-name="Source_5f_Text">man yadxul masjidana yuṣalli rakaʕatayni</text:span></text:p>
      <text:p text:style-name="Text_20_body">مَتَى تَزُورُونِى أُكْرِمْكُمْ <text:span text:style-name="Source_5f_Text">mataā tazuwruwniā ʔukrimkum</text:span></text:p>
      <text:p text:style-name="Text_20_body">مَهْمَا تُرِدْنَ أُعْطِكُنَّ <text:span text:style-name="Source_5f_Text">mahmā turidna ʔuʕṭikunna</text:span></text:p>
      <text:p text:style-name="Text_20_body">كَيْفَمَا تَفْرُشِي فِرَاشَكِ تَنَامِى عَلَيْهِ <text:span text:style-name="Source_5f_Text">kayfamā tafrušiy firāšaki tanāmiā ʕalayhi</text:span></text:p>
      <text:p text:style-name="Text_20_body">أَيْنَمَا تَنَامُوا تَسْتَرِيحُوا <text:span text:style-name="Source_5f_Text">ʔaynamā tanāmuwa tastariyḥuwa</text:span></text:p>
      <text:p text:style-name="Text_20_body"><text:soft-page-break/>أَيَّ بَيْتٍ نَدْخُلْ نَرَ هَذِهِ الصُّورَةَ <text:span text:style-name="Source_5f_Text">ʔayya baytin nadxul nara haðihi ṣ-ṣuwrata</text:span></text:p>
      <text:p text:style-name="Text_20_body">أَنَّى أُسَافِرْ أَعْجَبْ مِنَ النَّاسِ <text:span text:style-name="Source_5f_Text">ʔannaā ʔusāfir ʔaʕjab mina n-nāsi</text:span></text:p>
      <text:p text:style-name="Text_20_body">كُلَّمَا نَدْخُلْ دُكَّانًا نُسَلِّمْ عَلَى الْبَائِعِ <text:span text:style-name="Source_5f_Text">kullamā nadxul dukkānana nusallim ʕalaā l-bāʔiʕi</text:span></text:p>
      <text:p text:style-name="Text_20_body">أَيَّانَ أَدْخُلْ اِمْتِحَانًا أَنْسَ مَا قَرَأْتُ <text:span text:style-name="Source_5f_Text">ʔayyāna ʔadxul aimtiḥānana ʔansa mā qaraʔtu</text:span></text:p>
      <text:p text:style-name="Text_20_body">2) Переведите следующие аяты и найдите в них усеченные глаголы:</text:p>
      <text:p text:style-name="Text_20_body">﴿ إِنْ تَنْصُرُوا اللهَ يَنْصُرْكُمْ <text:span text:style-name="Source_5f_Text">ʔin tanṣuruwa l-lha yanṣurkum</text:span> …﴾</text:p>
      <text:p text:style-name="Text_20_body">﴿ وَمَا تُقَدِّمُوا لِأَنْفُسِكُمْ مِنْ خَيْرٍ تَجِدُوهُ عِنْدَ اللهِ <text:span text:style-name="Source_5f_Text">wamā tuqaddimuwa liʔanfusikum min xayrin tajiduwhu ʕinda l-lhi</text:span> …﴾</text:p>
      <text:p text:style-name="Text_20_body">﴿ أَيْنَمَا تَكُونُوا يُدْرِكْكُمُ الْمَوْتُ <text:span text:style-name="Source_5f_Text">ʔaynamā takuwnuwa yudrikkumu l-mawtu</text:span> …﴾</text:p>
      <text:p text:style-name="Text_20_body">﴿ وَمَنْ يُقَاتِلْ فِي سَبِيلِ اللهِ فَيُقْتَلْ أَوْ يَغْلِبْ فَسَوْفَ <text:span text:style-name="Source_5f_Text">waman yuqātil fiy sabiyli l-lhi fayuqtal ʔaw yaǧlib fasawfa</text:span> نُؤْتِيهِ أَجْرًا عَظِيمًا <text:span text:style-name="Source_5f_Text">nuʔtiyhi ʔajrana ʕað̣iymana</text:span> ﴾</text:p>
      <text:p text:style-name="Text_20_body">﴿ أَيْنَمَا تَكُونُوا يُدْرِكْكُمُ الْمَوْتُ <text:span text:style-name="Source_5f_Text">ʔaynamā takuwnuwa yudrikkumu l-mawtu</text:span> …﴾</text:p>
      <text:p text:style-name="Text_20_body">3) Переведите предложения на арабский язык:</text:p>
      <text:p text:style-name="Text_20_body">Если мы поедем в Москву, посетим моего дядю</text:p>
      <text:p text:style-name="Text_20_body">Кто подготовится к экзаменам, тот сдаст их</text:p>
      <text:p text:style-name="Text_20_body">Что она сварит, то и съедим</text:p>
      <text:p text:style-name="Text_20_body">Когда ты выйдешь из дома, он позвонит тебе</text:p>
      <text:p text:style-name="Text_20_body">Что бы ты ни сделала, будет хорошо</text:p>
      <text:p text:style-name="Text_20_body">Как вы будете разговарвать с нами, так и мы будем разговаривать с вами</text:p>
      <text:p text:style-name="Text_20_body">Где бы я ни спал, вижу этот сон</text:p>
      <text:p text:style-name="Text_20_body">В какой бы дом ты ни вошла, найдёшь эту газету</text:p>
      <text:p text:style-name="Text_20_body">Куда бы Зейд ни пошёл, он читает книгу</text:p>
      <text:p text:style-name="Text_20_body">Каждый раз, как я смотрю этот фильм, вспоминаю тебя</text:p>
      <text:p text:style-name="Text_20_body">Когда бы мы ни читали, он читает с нами</text:p>
      <text:p text:style-name="Text_20_body"><text:soft-page-break/>4) Выучите арабскую пословицу</text:p>
      <text:p text:style-name="Text_20_body"> مَا تَزْرَعْ تَحْصُدْ <text:span text:style-name="Source_5f_Text">mā tazraʕ taḥṣud</text:span> </text:p>
      <text:p text:style-name="Text_20_body">«Что посеешь, то и пожнешь»</text:p>
      <text:h text:style-name="Heading_20_2" text:outline-level="2"><text:bookmark-start text:name="конкретизирующее-имя"/><text:bookmark-start text:name="__RefHeading___Toc45246_1544766045"/>§ 30. Конкретизирующее имя<text:bookmark-end text:name="конкретизирующее-имя"/><text:bookmark-end text:name="__RefHeading___Toc45246_1544766045"/></text:h>
      <text:p text:style-name="First_20_paragraph">التَّمْيِيزُ <text:span text:style-name="Source_5f_Text">at-tamyiyzu</text:span></text:p>
      <text:p text:style-name="Text_20_body">التَّمْيِيزُ <text:span text:style-name="Source_5f_Text">at-tamyiyzu</text:span> (буквально «выявление») – это имя винительного падежа неопределенного состояния, конкретизирующее смысл слова, за которым оно следует. Например:</text:p>
      <text:p text:style-name="Text_20_body">اِشْتَرَيْتُ مِتْرَيْنِ <text:span text:style-name="Source_5f_Text">aištaraytu mitrayni</text:span> * حَرِيراً <text:span text:style-name="Source_5f_Text">ḥariyrā(n)</text:span> *</text:p>
      <text:p text:style-name="Text_20_body">Я купил два метра <text:span text:style-name="T1">шёлка</text:span></text:p>
      <text:p text:style-name="Text_20_body">Конкретизирующее имя приходит после мер объёма, тяжести, длины, имени числительного от 11 до 99 и других имён существительных:</text:p>
      <text:p text:style-name="Text_20_body">شَرِبْنَا لِتْرَيْنِ مَاءً <text:span text:style-name="Source_5f_Text">šaribnā litrayni māʔan</text:span></text:p>
      <text:p text:style-name="Text_20_body">Мы выпили <text:span text:style-name="T1">два</text:span> <text:span text:style-name="T1">литра</text:span> воды</text:p>
      <text:p text:style-name="Text_20_body">أعْطَيْتُ زَيْداً كِيلُوغْرَامَيْنِ قَمْحاً <text:span text:style-name="Source_5f_Text">ʔʕṭaytu zaydā(n) kiyluwǧrāmayni qamḥā(n)</text:span></text:p>
      <text:p text:style-name="Text_20_body">Я дал Зейду <text:span text:style-name="T1">два</text:span> <text:span text:style-name="T1">килограмма</text:span> зерна</text:p>
      <text:p text:style-name="Text_20_body">اِشْتَرَيْتُ ذِرَاعَيْنِ حَرِيراً <text:span text:style-name="Source_5f_Text">aištaraytu ðirāʕayni ḥariyrā(n)</text:span></text:p>
      <text:p text:style-name="Text_20_body">Я купил <text:span text:style-name="T1">два</text:span> <text:span text:style-name="T1">локтя</text:span> шёлка</text:p>
      <text:p text:style-name="Text_20_body">إِنّى رَأَيْتُ أحَدَ عَشَرَ كَوْكَباً <text:span text:style-name="Source_5f_Text">ʔinnā raʔaytu ʔḥada ʕašara kawkabā(n)</text:span></text:p>
      <text:p text:style-name="Text_20_body">«Я видел <text:span text:style-name="T1">одиннадцать</text:span> звёзд…»</text:p>
      <text:p text:style-name="Text_20_body">زَيْدٌ أصْدَقُ قَوْلاً <text:span text:style-name="Source_5f_Text">zaydun ʔṣdaqu qawlā(n)</text:span></text:p>
      <text:p text:style-name="Text_20_body">Зейд <text:span text:style-name="T1">более</text:span> <text:span text:style-name="T1">правдив</text:span> речью</text:p>
      <text:p text:style-name="Text_20_body">Примечание</text:p>
      <text:p text:style-name="Text_20_body">Частица كَمْ <text:span text:style-name="Source_5f_Text">kam</text:span> используется в двух значениях:</text:p>
      <text:p text:style-name="Text_20_body">1) в значении «сколько?», выражающем вопрос. В этом случае за ним должно следовать конкретизирующее имя:</text:p>
      <text:p text:style-name="Text_20_body"><text:soft-page-break/>كَمْ كِتَاباً <text:span text:style-name="Source_5f_Text">kam kitābā(n)</text:span> ؟ Сколько книг?</text:p>
      <text:p text:style-name="Text_20_body">2) в значении «сколько!», выражающем удивление. В этом случае следующее за ним имя должно стоять либо в родительном падеже единственного числа, либо в родительном падеже множественного числа, либо в родительном падеже множественного числа с предлогом مِنْ <text:span text:style-name="Source_5f_Text">min</text:span> «из»:</text:p>
      <text:p text:style-name="Text_20_body">كَمْ كِتَابٍ قَرَأْتَ <text:span text:style-name="Source_5f_Text">kam kitābin qaraʔta</text:span> ! или كَمْ كُتُبٍ قَرَأْتَ <text:span text:style-name="Source_5f_Text">kam kutubin qaraʔta</text:span> ! или كَمْ مِنْ كُتُبٍ <text:span text:style-name="Source_5f_Text">kam min kutubin</text:span> قَرَأْتَ <text:span text:style-name="Source_5f_Text">qaraʔta</text:span> ! Сколько книг ты прочитал!</text:p>
      <text:p text:style-name="Text_20_body">Упражнения для закрепления</text:p>
      <text:p text:style-name="Text_20_body">1) Переведите следующие предложения и найдите в них конкретизирующее имя:</text:p>
      <text:p text:style-name="Text_20_body">صَبَبْتُ رَطَلَيْنِ مَاءً <text:span text:style-name="Source_5f_Text">ṣababtu raṭalayni māʔan</text:span></text:p>
      <text:p text:style-name="Text_20_body">عِنْدِي صَاعٌ شَعِيرًا <text:span text:style-name="Source_5f_Text">ʕindiy ṣāʕun šaʕiyrana</text:span></text:p>
      <text:p text:style-name="Text_20_body">فِي هَذَا الْفَصْلِ سِتَّةَ عَشَرَ تِلْمِيذًا <text:span text:style-name="Source_5f_Text">fiy haðā l-faṣli sittata ʕašara tilmiyðana</text:span></text:p>
      <text:p text:style-name="Text_20_body">هَذَا الْوَلَدُ أَجْمَلُ وَجْهًا مِنْ ذَلِكَ <text:span text:style-name="Source_5f_Text">haðā l-waladu ʔajmalu wajhana min ðalika</text:span></text:p>
      <text:p text:style-name="Text_20_body">اشْتَرَيْتُ لِتْرَيْنِ لَبَنًا وَكِيلُوغْرَامًا مِلْحًا <text:span text:style-name="Source_5f_Text">aštaraytu litrayni labanana wakiyluwǧrāmana milḥana</text:span></text:p>
      <text:p text:style-name="Text_20_body">مَلأَ مُحَمَّدٌ الْكُوبَ عَصِيرًا <text:span text:style-name="Source_5f_Text">malʔa muḥammadun al-kuwba ʕaṣiyrana</text:span></text:p>
      <text:p text:style-name="Text_20_body">رَسُولُ اللهِ <text:span text:style-name="Source_5f_Text">rasuwlu l-lhi</text:span> ﴿ صَلَّى اللهُ عَلَيْهِ وَسَلَّمَ <text:span text:style-name="Source_5f_Text">ṣallaā l-lhu ʕalayhi wasallama</text:span> ﴾ أَحْسَنُ النَّاسِ <text:span text:style-name="Source_5f_Text">ʔaḥsanu n-nāsi</text:span> خُلُقًا <text:span text:style-name="Source_5f_Text">xuluqana</text:span></text:p>
      <text:p text:style-name="Text_20_body">غَرَسَ عَلِىٌّ حَدِيقَتَهُ شَجَرًا <text:span text:style-name="Source_5f_Text">ǧarasa ʕaliāāun ḥadiyqatahu šajarana</text:span></text:p>
      <text:p text:style-name="Text_20_body">2) Дополните следующие предложения подходящими конкретизирующими именами:</text:p>
      <text:p text:style-name="Text_20_body">اِمْلأ الْكِيسَ <text:span text:style-name="Source_5f_Text">aimlʔ al-kiysa</text:span> __</text:p>
      <text:p text:style-name="Text_20_body">أَبِي أَكْثَرُ النَّاسِ <text:span text:style-name="Source_5f_Text">ʔabiy ʔakθaru n-nāsi</text:span> __</text:p>
      <text:p text:style-name="Text_20_body">فِي هَذَا الْكُوبِ مِئَةُ غِرَامٍ <text:span text:style-name="Source_5f_Text">fiy haðā l-kuwbi miʔatu ǧirāmin</text:span> __</text:p>
      <text:p text:style-name="Text_20_body">اشْتَرَتْ عَائِشَةُ مِتْرًا <text:span text:style-name="Source_5f_Text">aštarat ʕāʔišatu mitrana</text:span> __</text:p>
      <text:p text:style-name="Text_20_body"><text:soft-page-break/>ذَهَبَ أَحْمَدُ إلَى الدُّكَّانِ فاشْتَرَى لِتْرَيْنِ <text:span text:style-name="Source_5f_Text">ðahaba ʔaḥmadu ʔlaā d-dukkāni faštaraā litrayni</text:span> __</text:p>
      <text:p text:style-name="Text_20_body">فِي هَذَا الْمُسْتَشْفَى سَبْعَةَ عَشَرَ <text:span text:style-name="Source_5f_Text">fiy haðā l-mustašfaā sabʕata ʕašara</text:span> __ وَسَبْعَ عَشْرَةَ <text:span text:style-name="Source_5f_Text">wasabʕa ʕašrata</text:span> __</text:p>
      <text:p text:style-name="Text_20_body">3) Переведите следующие предложения на арабский язык:</text:p>
      <text:p text:style-name="Text_20_body">Юсуф – самый правдивый человек речью</text:p>
      <text:p text:style-name="Text_20_body">В этой кастрюле литр молока</text:p>
      <text:p text:style-name="Text_20_body">В этом стакане сто граммов сахара</text:p>
      <text:p text:style-name="Text_20_body">На этом столе пять метров шёлка</text:p>
      <text:p text:style-name="Text_20_body">У меня девятнадцать кассет</text:p>
      <text:h text:style-name="Heading_20_2" text:outline-level="2"><text:bookmark-start text:name="усиление"/><text:bookmark-start text:name="__RefHeading___Toc45248_1544766045"/>§ 31. Усиление<text:bookmark-end text:name="усиление"/><text:bookmark-end text:name="__RefHeading___Toc45248_1544766045"/></text:h>
      <text:p text:style-name="First_20_paragraph">التَّأكِيدُ <text:span text:style-name="Source_5f_Text">at-taʔkiydu</text:span></text:p>
      <text:p text:style-name="Text_20_body">Существует два способа для того, чтобы придать усиление какой-либо части речи:</text:p>
      <text:p text:style-name="Text_20_body">1. Слово, которое необходимо подчеркнуть, повторяют два или три раза. Например:</text:p>
      <text:list xml:id="list2441487951" text:style-name="L32">
        <text:list-item>
          <text:p text:style-name="P36">لا لا <text:span text:style-name="Source_5f_Text">la la</text:span> * أَذْهَبُ إِلَى المَدْرَسَةِ <text:span text:style-name="Source_5f_Text">ʔaðhabu ʔilaā l-madrasati</text:span> Я <text:span text:style-name="T1">не</text:span> пойду в школу</text:p>
        </text:list-item>
      </text:list>
      <text:p text:style-name="First_20_paragraph">كَلاَمُهُ <text:span text:style-name="Source_5f_Text">kalaamuhu</text:span> * كَذِبٌ كَذِبٌ كَذِبٌ <text:span text:style-name="Source_5f_Text">kaðibun kaðibun kaðibun</text:span> * Его речь – <text:span text:style-name="T1">ложь</text:span>, <text:span text:style-name="T1">ложь</text:span>, <text:span text:style-name="T1">ложь</text:span>!</text:p>
      <text:p text:style-name="Text_20_body">2. К имени, которое необходимо подчеркнуть, добавляют одну из частиц усиления. Этих частиц усиления четыре:</text:p>
      <text:p text:style-name="Text_20_body">1) Слово نَفْسٌ <text:span text:style-name="Source_5f_Text">nafsun</text:span> «сам». Например:</text:p>
      <text:p text:style-name="Text_20_body">زَيْدٌ نَفْسُهُ سَافَرَ إِلَى مُوسْكُو <text:span text:style-name="Source_5f_Text">zaydun nafsuhu sāfara ʔilaā muwskuw</text:span> Зейд <text:span text:style-name="T1">сам</text:span> уехал в Москву</text:p>
      <text:p text:style-name="Text_20_body">فَاطِمَةُ نَفْسُهَا جَاءَتْ إلَى المَدْرَسَةِ <text:span text:style-name="Source_5f_Text">fāṭimatu nafsuhā jāʔat ʔlaā l-madrasati</text:span> Фатима <text:span text:style-name="T1">сама</text:span> пришла в школу</text:p>
      <text:p text:style-name="Text_20_body">Как видно из примеров, к частице نَفْسٌ <text:span text:style-name="Source_5f_Text">nafsun</text:span> нужно присоединять слитное местоимение, указывающее на имя, к которому относится эта частица.</text:p>
      <text:p text:style-name="Text_20_body">Если имя стоит в двойственном или во множественном числе, то частица نَفْسٌ <text:span text:style-name="Source_5f_Text">nafsun</text:span> преобразуется в أَنْفُسٌ <text:span text:style-name="Source_5f_Text">ʔanfusun</text:span> . Например:</text:p>
      <text:p text:style-name="Text_20_body">جَاءَ الطَّالِبَانِ أَنْفُسُهُمَا <text:span text:style-name="Source_5f_Text">jāʔa ṭ-ṭālibāni ʔanfusuhumā</text:span> Два студента пришли <text:span text:style-name="T1">сами</text:span></text:p>
      <text:p text:style-name="Text_20_body"><text:soft-page-break/>جَاءَتْ الطَّالِبَتَانِ أَنْفُسُهُمَا <text:span text:style-name="Source_5f_Text">jāʔat aṭ-ṭālibatāni ʔanfusuhumā</text:span> Две студентки пришли <text:span text:style-name="T1">сами</text:span></text:p>
      <text:p text:style-name="Text_20_body">جَاءَ الطُّلاَّبُ أَنْفُسُهُمْ <text:span text:style-name="Source_5f_Text">jāʔa ṭ-ṭulaaabu ʔanfusuhum</text:span> Студенты пришли <text:span text:style-name="T1">сами</text:span></text:p>
      <text:p text:style-name="Text_20_body">جَاءَتِ الطَّالِبَاتُ أَنْفُسُهُنَّ <text:span text:style-name="Source_5f_Text">jāʔati ṭ-ṭālibātu ʔanfusuhunna</text:span> Студентки пришли <text:span text:style-name="T1">сами</text:span></text:p>
      <text:p text:style-name="Text_20_body">2) Слово عَيْنٌ <text:span text:style-name="Source_5f_Text">ʕaynun</text:span> «сам», которое используется аналогично نَفْسٌ <text:span text:style-name="Source_5f_Text">nafsun</text:span> :</text:p>
      <text:p text:style-name="Text_20_body">زَيْدٌ عَيْنُهُ سَافَرَ إِلَى مُوسْكُو <text:span text:style-name="Source_5f_Text">zaydun ʕaynuhu sāfara ʔilaā muwskuw</text:span> Зейд <text:span text:style-name="T1">сам</text:span> уехал в Москву</text:p>
      <text:p text:style-name="Text_20_body">فَاطِمَةُ عَيْنُهَا جَاءَتْ إِلَى المَدْرَسَةِ <text:span text:style-name="Source_5f_Text">fāṭimatu ʕaynuhā jāʔat ʔilaā l-madrasati</text:span> Фатима <text:span text:style-name="T1">сама</text:span> пришла в школу</text:p>
      <text:p text:style-name="Text_20_body">جَاءَ الطَّالِبَانِ أَعْيُنُهُمَا <text:span text:style-name="Source_5f_Text">jāʔa ṭ-ṭālibāni ʔaʕyunuhumā</text:span> Два студента пришли <text:span text:style-name="T1">сами</text:span></text:p>
      <text:p text:style-name="Text_20_body">جَاءَ الطُّلاَّبُ أَعْيُنُهُمْ <text:span text:style-name="Source_5f_Text">jāʔa ṭ-ṭulaaabu ʔaʕyunuhum</text:span> Студенты пришли <text:span text:style-name="T1">сами</text:span></text:p>
      <text:p text:style-name="Text_20_body">جَاءَت الطَّالِبَاتُ أَعْيُنُهُنَّ <text:span text:style-name="Source_5f_Text">jāʔat aṭ-ṭālibātu ʔaʕyunuhunna</text:span> Студентки пришли <text:span text:style-name="T1">сами</text:span></text:p>
      <text:p text:style-name="Text_20_body">3) Слово كُلُّ <text:span text:style-name="Source_5f_Text">kullu</text:span> «все». Например:</text:p>
      <text:p text:style-name="Text_20_body">جَاءَ الطُّلاَّبُ كُلُّهُمْ <text:span text:style-name="Source_5f_Text">jāʔa ṭ-ṭulaaabu kulluhum</text:span> Пришли <text:span text:style-name="T1">все</text:span> студенты</text:p>
      <text:p text:style-name="Text_20_body">قَرَأْتُ الكِتَابَ كُلَّهُ <text:span text:style-name="Source_5f_Text">qaraʔtu l-kitāba kullahu</text:span> Я прочитал <text:span text:style-name="T1">всю</text:span> книгу</text:p>
      <text:p text:style-name="Text_20_body">قَرَأْتُ الجَرِيدَةَ كُلَّهَا <text:span text:style-name="Source_5f_Text">qaraʔtu l-jariydata kullahā</text:span> Я прочитал <text:span text:style-name="T1">всю</text:span> газету</text:p>
      <text:p text:style-name="Text_20_body">Если имя, к которому относится частица усиления كُلٌّ <text:span text:style-name="Source_5f_Text">kullun</text:span> , стоит в двойственном числе, то она преобразуется в كِلاَ <text:span text:style-name="Source_5f_Text">kilaa</text:span> (для мужского рода) или كِلْتَا <text:span text:style-name="Source_5f_Text">kiltā</text:span> (для женского рода):</text:p>
      <text:p text:style-name="Text_20_body">جَاءَ الطَّالِباَنِ كِلاَهُمَا <text:span text:style-name="Source_5f_Text">jāʔa ṭ-ṭālibaani kilaahumā</text:span> Пришли <text:span text:style-name="T1">оба</text:span> студента</text:p>
      <text:p text:style-name="Text_20_body">جَاءَتِ الطَّالِبَتَانِ كِلْتَاهُمَا <text:span text:style-name="Source_5f_Text">jāʔati ṭ-ṭālibatāni kiltāhumā</text:span> Пришли <text:span text:style-name="T1">обе</text:span> студентки</text:p>
      <text:p text:style-name="Text_20_body">К этой частице нужно присоединять слитное местоимение هُمَا <text:span text:style-name="Source_5f_Text">humā</text:span> . В родительном и винительном падежах частица كِلاَ <text:span text:style-name="Source_5f_Text">kilaa</text:span> преобразуется в كِلَيْ <text:span text:style-name="Source_5f_Text">kilay</text:span> , а частица كِلْتَا <text:span text:style-name="Source_5f_Text">kiltā</text:span> <text:soft-page-break/>– в كِلْتَيْ <text:span text:style-name="Source_5f_Text">kiltay</text:span> . Например:</text:p>
      <text:p text:style-name="Text_20_body">جَاءَ الطَّالِباَنِ <text:span text:style-name="Source_5f_Text">jāʔa ṭ-ṭālibaani</text:span> * كِلاَهُمَا <text:span text:style-name="Source_5f_Text">kilaahumā</text:span> * ( الرَّفْعُ <text:span text:style-name="Source_5f_Text">ar-rafʕu</text:span> )</text:p>
      <text:p text:style-name="Text_20_body">Пришли <text:span text:style-name="T1">оба</text:span> (именительный падеж) студента</text:p>
      <text:p text:style-name="Text_20_body">هَذَا وَاجِبُ الطَّالِبَيْنِ <text:span text:style-name="Source_5f_Text">haðā wājibu ṭ-ṭālibayni</text:span> * كِلَيْهِمَا <text:span text:style-name="Source_5f_Text">kilayhimā</text:span> * ( الْجَرُّ <text:span text:style-name="Source_5f_Text">al-jarru</text:span> )</text:p>
      <text:p text:style-name="Text_20_body">Это – обязанность <text:span text:style-name="T1">обоих</text:span> (родительный падеж) студентов</text:p>
      <text:p text:style-name="Text_20_body">رَأَيْتُ الطَّالِبَيْنِ <text:span text:style-name="Source_5f_Text">raʔaytu ṭ-ṭālibayni</text:span> * كِلَيْهِمَا <text:span text:style-name="Source_5f_Text">kilayhimā</text:span> * ( النَّصْبُ <text:span text:style-name="Source_5f_Text">an-naṣbu</text:span> )</text:p>
      <text:p text:style-name="Text_20_body">Я видел <text:span text:style-name="T1">обоих</text:span> (винительный падеж) студентов</text:p>
      <text:p text:style-name="Text_20_body">جَاءَتِ الطَّالِبَتَانِ <text:span text:style-name="Source_5f_Text">jāʔati ṭ-ṭālibatāni</text:span> * كِلْتَاهُمَا <text:span text:style-name="Source_5f_Text">kiltāhumā</text:span> * ( الرَّفْعُ <text:span text:style-name="Source_5f_Text">ar-rafʕu</text:span> )</text:p>
      <text:p text:style-name="Text_20_body">Пришли <text:span text:style-name="T1">обе</text:span> (именительный падеж) студентки</text:p>
      <text:p text:style-name="Text_20_body">هَذَا وَاجِبُ الطَّالِبَتَيْنِ <text:span text:style-name="Source_5f_Text">haðā wājibu ṭ-ṭālibatayni</text:span> * كِلْتَيْهِمَا <text:span text:style-name="Source_5f_Text">kiltayhimā</text:span> * ( الْجَرُّ <text:span text:style-name="Source_5f_Text">al-jarru</text:span> )</text:p>
      <text:p text:style-name="Text_20_body">Это – обязанность <text:span text:style-name="T1">обеих</text:span> (родительный падеж) студенток</text:p>
      <text:p text:style-name="Text_20_body">رَأَيْتُ الطَّالِبَتَيْنِ <text:span text:style-name="Source_5f_Text">raʔaytu ṭ-ṭālibatayni</text:span> * كِلْتَيْهِمَا <text:span text:style-name="Source_5f_Text">kiltayhimā</text:span> * ( النَّصْبُ <text:span text:style-name="Source_5f_Text">an-naṣbu</text:span> )</text:p>
      <text:p text:style-name="Text_20_body">Я видел <text:span text:style-name="T1">обеих</text:span> (винительный падеж) студенток</text:p>
      <text:p text:style-name="Text_20_body">4) Слово أَجْمَعُ <text:span text:style-name="Source_5f_Text">ʔajmaʕu</text:span> «все». (В женском роде - جَمْعَاءُ <text:span text:style-name="Source_5f_Text">jamʕāʔu</text:span> , во множественном числе мужского рода - أَجْمَعُونَ <text:span text:style-name="Source_5f_Text">ʔajmaʕuwna</text:span> , во множественном числе женского рода - جُمَعُ <text:span text:style-name="Source_5f_Text">jumaʕu</text:span> ). К этой частице не присоединяется слитное местоимение, так как она в большинстве случаев ставится после частицы كُلٌّ <text:span text:style-name="Source_5f_Text">kullun</text:span> и выражает дополнительное усиление:</text:p>
      <text:p text:style-name="Text_20_body">الكِتَابُ كُلُّهُ أَجْمَعُ <text:span text:style-name="Source_5f_Text">al-kitābu kulluhu ʔajmaʕu</text:span> <text:span text:style-name="T1">Вся</text:span>-<text:span text:style-name="T1">вся</text:span> книга</text:p>
      <text:p text:style-name="Text_20_body">الأَرْضُ كُلُّهَا جَمْعَاءُ <text:span text:style-name="Source_5f_Text">al-ʔarḍu kulluhā jamʕāʔu</text:span> <text:span text:style-name="T1">Вся</text:span>-<text:span text:style-name="T1">вся</text:span> Земля</text:p>
      <text:p text:style-name="Text_20_body">العَبِيدُ كُلُّهُمْ أَجْمَعُونَ <text:span text:style-name="Source_5f_Text">al-ʕabiydu kulluhum ʔajmaʕuwna</text:span> <text:span text:style-name="T1">Все</text:span>-<text:span text:style-name="T1">все</text:span> рабы</text:p>
      <text:p text:style-name="Text_20_body">النِّسَاءُ كُلُّهُنَّ جُمَعُ <text:span text:style-name="Source_5f_Text">an-nisāʔu kulluhunna jumaʕu</text:span> <text:span text:style-name="T1">Все</text:span>-<text:span text:style-name="T1">все</text:span> женщины</text:p>
      <text:p text:style-name="Text_20_body">Частица усиления أَجْمَعُ <text:span text:style-name="Source_5f_Text">ʔajmaʕu</text:span> не используется для усиления имени двойственного числа.</text:p>
      <text:p text:style-name="Text_20_body"><text:soft-page-break/>Все вышеупомянутые частицы должны согласоваться в падеже с именем, к которому они относятся. Например:</text:p>
      <text:p text:style-name="Text_20_body">جَاءَ الطُّلاَّبُ <text:span text:style-name="Source_5f_Text">jāʔa ṭ-ṭulaaabu</text:span> * كُلُّهُمْ <text:span text:style-name="Source_5f_Text">kulluhum</text:span> * ( الرَّفْعُ <text:span text:style-name="Source_5f_Text">ar-rafʕu</text:span> )</text:p>
      <text:p text:style-name="Text_20_body">Пришли <text:span text:style-name="T1">все</text:span> (именительный падеж) студенты</text:p>
      <text:p text:style-name="Text_20_body">هَذَا وَاجِبُ النَّاسِ <text:span text:style-name="Source_5f_Text">haðā wājibu n-nāsi</text:span> * كُلِّهِمْ <text:span text:style-name="Source_5f_Text">kullihim</text:span> * ( الْجَرُّ <text:span text:style-name="Source_5f_Text">al-jarru</text:span> )</text:p>
      <text:p text:style-name="Text_20_body">Это – обязанность <text:span text:style-name="T1">всех</text:span> (родительный падеж) людей</text:p>
      <text:p text:style-name="Text_20_body">رَأَيْتُ الطُّلاَّبَ <text:span text:style-name="Source_5f_Text">raʔaytu ṭ-ṭulaaaba</text:span> * كُلَّهُمْ <text:span text:style-name="Source_5f_Text">kullahum</text:span> * ( النَّصْبُ <text:span text:style-name="Source_5f_Text">an-naṣbu</text:span> )</text:p>
      <text:p text:style-name="Text_20_body">Я видел <text:span text:style-name="T1">всех</text:span> (винительный падеж) студентов</text:p>
      <text:p text:style-name="Text_20_body"><text:span text:style-name="T1">Примечания</text:span>:</text:p>
      <text:p text:style-name="Text_20_body">1) Частица كُلٌّ <text:span text:style-name="Source_5f_Text">kullun</text:span> часто используется в качестве первого члена идафы.</text:p>
      <text:p text:style-name="Text_20_body">В этом случае говорящий не ставит целью подчеркнуть общность какого-либо положения, а просто сообщает информацию. Сравните:</text:p>
      <text:p text:style-name="Text_20_body">كُلُّ الطُّلاَّبِ يَعْرِفُونَ ذَلِكَ <text:span text:style-name="Source_5f_Text">kullu ṭ-ṭulaaabi yaʕrifuwna ðalika</text:span></text:p>
      <text:p text:style-name="Text_20_body">Все студенты знают это (Простое уведомление).</text:p>
      <text:p text:style-name="Text_20_body">الطُّلاَّبُ كُلُّهُمْ يَعْرِفُونَ ذَلِكَ <text:span text:style-name="Source_5f_Text">aṭ-ṭulaaabu kulluhum yaʕrifuwna ðalika</text:span></text:p>
      <text:p text:style-name="Text_20_body"><text:span text:style-name="T1">Все</text:span> студенты знают это (Говорящий хочет подчеркнуть, что среди студентов нет никого, кто не знал бы этого).</text:p>
      <text:p text:style-name="Text_20_body">2) Если частица كُلٌّ <text:span text:style-name="Source_5f_Text">kullun</text:span> используется обособленно (то есть без идафы) или после нее стоит имя неопределенного состояния, то ее следует переводить как «каждый». Например:</text:p>
      <text:p text:style-name="Text_20_body">كُلٌّ يَعْرِفُ مَكَانَهُ فِي الْمَطْعَمِ <text:span text:style-name="Source_5f_Text">kullun yaʕrifu makānahu fiy al-maṭʕami</text:span></text:p>
      <text:p text:style-name="Text_20_body">Каждый знает свое место в столовой</text:p>
      <text:p text:style-name="Text_20_body">كُلُّ طَالِبٍ يَعْرِفُ مَكَانَهُ فِي الْمَطْعَمِ <text:span text:style-name="Source_5f_Text">kullu ṭālibin yaʕrifu makānahu fiy al-maṭʕami</text:span></text:p>
      <text:p text:style-name="Text_20_body">Каждый студент знает свое место в столовой</text:p>
      <text:p text:style-name="Text_20_body">3) Слово نَفْسٌ <text:span text:style-name="Source_5f_Text">nafsun</text:span> может использоваться как простое имя в значении «душа», а также в значении «себя»:</text:p>
      <text:p text:style-name="Text_20_body"><text:soft-page-break/>نَفْسُ مُحَمَّدٍ طَـيِّـبَةٌ <text:span text:style-name="Source_5f_Text">nafsu muḥammadin ṭayyibatun</text:span> <text:span text:style-name="T1">Душа</text:span> Мухаммада чиста</text:p>
      <text:p text:style-name="Text_20_body">إِنَّـهُ يَعْرِفُ نَفْسَهُ <text:span text:style-name="Source_5f_Text">ʔinnahu yaʕrifu nafsahu</text:span> Он знает <text:span text:style-name="T1">себя</text:span></text:p>
      <text:p text:style-name="Text_20_body">4) Слова نَفْسٌ <text:span text:style-name="Source_5f_Text">nafsun</text:span> и عَيْنٌ <text:span text:style-name="Source_5f_Text">ʕaynun</text:span> также могут использоваться в качестве первого члена идафы. Тогда их следует переводить как «тот же самый»:</text:p>
      <text:p text:style-name="Text_20_body">هَذَا نَفْسُ الكِتَابِ <text:span text:style-name="Source_5f_Text">haðā nafsu l-kitābi</text:span> Это <text:span text:style-name="T1">та</text:span> <text:span text:style-name="T1">же</text:span> <text:span text:style-name="T1">самая</text:span> книга</text:p>
      <text:p text:style-name="Text_20_body">هَذِهِ عَيْنُ المُشْكِلَةِ <text:span text:style-name="Source_5f_Text">haðihi ʕaynu l-muškilati</text:span> Это <text:span text:style-name="T1">та</text:span> <text:span text:style-name="T1">же</text:span> <text:span text:style-name="T1">самая</text:span> проблема</text:p>
      <text:p text:style-name="Text_20_body">Упражнения для закрепления</text:p>
      <text:p text:style-name="Text_20_body">1) Переведите следующие словосочетания:</text:p>
      <text:p text:style-name="Text_20_body">أَحْمَدُ نَفْسُهُ <text:span text:style-name="Source_5f_Text">ʔaḥmadu nafsuhu</text:span> __</text:p>
      <text:p text:style-name="Text_20_body">زَيْنَبُ نَفْسُهَا <text:span text:style-name="Source_5f_Text">zaynabu nafsuhā</text:span> __</text:p>
      <text:p text:style-name="Text_20_body">اَلْوَلَدَانِ أَنْفُسُهُمَا <text:span text:style-name="Source_5f_Text">aalwaladāni ʔanfusuhumā</text:span> __</text:p>
      <text:p text:style-name="Text_20_body">الْبِنْتَانِ أَنْفُسُهُمَا <text:span text:style-name="Source_5f_Text">al-bintāni ʔanfusuhumā</text:span> __</text:p>
      <text:p text:style-name="Text_20_body">الأَوْلاَدُ أَنْفُسُهُمَا <text:span text:style-name="Source_5f_Text">al-ʔawlaadu ʔanfusuhumā</text:span> __</text:p>
      <text:p text:style-name="Text_20_body">الْبَنَاتُ أَنْفُسُهُمَا <text:span text:style-name="Source_5f_Text">al-banātu ʔanfusuhumā</text:span> __</text:p>
      <text:p text:style-name="Text_20_body">أَنْتَ نَفْسُكَ <text:span text:style-name="Source_5f_Text">ʔanta nafsuka</text:span> __</text:p>
      <text:p text:style-name="Text_20_body">أَنْتِ نَفْسُكِ <text:span text:style-name="Source_5f_Text">ʔanti nafsuki</text:span> __</text:p>
      <text:p text:style-name="Text_20_body">أَنَا نَفْسِي <text:span text:style-name="Source_5f_Text">ʔanā nafsiy</text:span> __</text:p>
      <text:p text:style-name="Text_20_body">نَحْنُ أَنْفُسُنَا <text:span text:style-name="Source_5f_Text">naḥnu ʔanfusunā</text:span> __</text:p>
      <text:p text:style-name="Text_20_body">2) Замените в первом упражнении слово نَفْسُ <text:span text:style-name="Source_5f_Text">nafsu</text:span> , словом عَيْنٌ <text:span text:style-name="Source_5f_Text">ʕaynun</text:span> .</text:p>
      <text:p text:style-name="Text_20_body">3) Переведите:</text:p>
      <text:p text:style-name="Text_20_body">الشَّعْبُ كُلُّهُ عِبَادٌ <text:span text:style-name="Source_5f_Text">aš-šaʕbu kulluhu ʕibādun</text:span> __</text:p>
      <text:p text:style-name="Text_20_body"><text:soft-page-break/>أَحْمَدُ وَزَيْدٌ كِلاَهُمَا فِي الْبَيْتِ <text:span text:style-name="Source_5f_Text">ʔaḥmadu wazaydun kilaahumā fiy al-bayti</text:span> __</text:p>
      <text:p text:style-name="Text_20_body">شُعُوبُ الْعَالَمِ كُلُّهُمْ ضِدَّ الْحَرْبِ <text:span text:style-name="Source_5f_Text">šuʕuwbu l-ʕālami kulluhum ḍidda l-ḥarbi</text:span> __</text:p>
      <text:p text:style-name="Text_20_body">الْحَدِيقَةُ كُلُّهَا جَمِيلَةٌ <text:span text:style-name="Source_5f_Text">al-ḥadiyqatu kulluhā jamiylatun</text:span> __</text:p>
      <text:p text:style-name="Text_20_body">فَاطِمَةُ وَعَائِشَةُ كِلْتَاهُمَا مَرِيضَتَانِ <text:span text:style-name="Source_5f_Text">fāṭimatu waʕāʔišatu kiltāhumā mariyḍatāni</text:span> __</text:p>
      <text:p text:style-name="Text_20_body">اَلأُمَّهَاتُ كُلُّهُنَّ سَعِيدَاتٌ <text:span text:style-name="Source_5f_Text">aalʔummahātu kulluhunna saʕiydātun</text:span> __</text:p>
      <text:p text:style-name="Text_20_body">نَحْنُ كُلُّنَا شَبَابٌ <text:span text:style-name="Source_5f_Text">naḥnu kullunā šabābun</text:span> __</text:p>
      <text:p text:style-name="Text_20_body">أَنَا نَفْسِي رَجُلٌ <text:span text:style-name="Source_5f_Text">ʔanā nafsiy rajulun</text:span> __</text:p>
      <text:p text:style-name="Text_20_body">4) Переведите следующие предложения:</text:p>
      <text:p text:style-name="Text_20_body">مُحَمَّدٌ نَفْسُهُ اِشْتَرَى الْقَمِيصَ <text:span text:style-name="Source_5f_Text">muḥammadun nafsuhu aištaraā l-qamiyṣa</text:span></text:p>
      <text:p text:style-name="Text_20_body">فَاطِمَةُ نَفْسُهَا غَسَلَتْ الْمِعْطَفَ <text:span text:style-name="Source_5f_Text">fāṭimatu nafsuhā ǧasalat al-miʕṭafa</text:span></text:p>
      <text:p text:style-name="Text_20_body">الرَّجُلانِ أَنْفُسُهُمَا دَخَلا الْبَيْتَ <text:span text:style-name="Source_5f_Text">ar-rajulani ʔanfusuhumā daxala l-bayta</text:span></text:p>
      <text:p text:style-name="Text_20_body">التِّلْمِيذَتَانِ أَنْفُسُهُمَا خَرَجَتَا مِنَ الْفَصْلِ <text:span text:style-name="Source_5f_Text">at-tilmiyðatāni ʔanfusuhumā xarajatā mina l-faṣli</text:span></text:p>
      <text:p text:style-name="Text_20_body">الْمُهَنْدِسُونَ أَنْفُسُهُمْ يَعْرِفُونَ ذَلِكَ <text:span text:style-name="Source_5f_Text">al-muhandisuwna ʔanfusuhum yaʕrifuwna ðalika</text:span></text:p>
      <text:p text:style-name="Text_20_body">الْمُدَرِّسَاتُ أَنْفُسُهُنَّ سَلَّمْنَ عَلَيْكِ <text:span text:style-name="Source_5f_Text">al-mudarrisātu ʔanfusuhunna sallamna ʕalayki</text:span></text:p>
      <text:p text:style-name="Text_20_body">دَخَلَ الْفَصْلَ الْأُسْتَاذُ عَيْنُهُ <text:span text:style-name="Source_5f_Text">daxala l-faṣla l-ʔustāðu ʕaynuhu</text:span></text:p>
      <text:p text:style-name="Text_20_body">أَكَلَتْ التُّفَّاحَ عَائِشَةُ عَيْنُهَا <text:span text:style-name="Source_5f_Text">ʔakalat at-tuffāḥa ʕāʔišatu ʕaynuhā</text:span></text:p>
      <text:p text:style-name="Text_20_body">ضَرَبَ الْقِطَّ الْوَلَدَانِ أَعْيُنُهُمَا <text:span text:style-name="Source_5f_Text">ḍaraba l-qiṭṭa l-waladāni ʔaʕyunuhumā</text:span></text:p>
      <text:p text:style-name="Text_20_body">شَرِبَتْ الْمَاءَ الْبِنْتَانِ أَعْيُنُهُمَا <text:span text:style-name="Source_5f_Text">šaribat al-māʔa l-bintāni ʔaʕyunuhumā</text:span></text:p>
      <text:p text:style-name="Text_20_body">غَسَلَتْ الْقَمِيصَ الْفَتَيَاتُ أَعْيُنُهُنَّ <text:span text:style-name="Source_5f_Text">ǧasalat al-qamiyṣa l-fatayātu ʔaʕyunuhunna</text:span></text:p>
      <text:p text:style-name="Text_20_body">كَتَبَ الرِّسَالَةَ الْإِخْوَانُ أَعْيُنُهُمْ <text:span text:style-name="Source_5f_Text">kataba r-risālata l-ʔixwānu ʔaʕyunuhum</text:span></text:p>
      <text:p text:style-name="Text_20_body"><text:soft-page-break/>الْبَيْتُ كُلُّهُ أَخْضَرُ <text:span text:style-name="Source_5f_Text">al-baytu kulluhu ʔaxḍaru</text:span></text:p>
      <text:p text:style-name="Text_20_body">الشَّمْسِيَّةُ كُلُّهَا حَمْرَاءُ <text:span text:style-name="Source_5f_Text">aš-šamsiyyatu kulluhā ḥamrāʔu</text:span></text:p>
      <text:p text:style-name="Text_20_body">دَخَلَ الْمَسْجِدَ الطُّلابُ كُلُّهُمْ <text:span text:style-name="Source_5f_Text">daxala l-masjida ṭ-ṭulabu kulluhum</text:span></text:p>
      <text:p text:style-name="Text_20_body">الْمُدَرِّسَاتُ كُلُّهُنَّ خَرَجْنَ مِنَ الْمَدْرَسَةِ <text:span text:style-name="Source_5f_Text">al-mudarrisātu kulluhunna xarajna mina l-madrasati</text:span></text:p>
      <text:p text:style-name="Text_20_body">حَضَرَ الدَّرْسَ الطَّالِبَانِ كِلاَهُمَا <text:span text:style-name="Source_5f_Text">ḥaḍara d-darsa ṭ-ṭālibāni kilaahumā</text:span></text:p>
      <text:p text:style-name="Text_20_body">حَفِظَتِ السُّورَةَ التِّلْمِيذَتَانِ كِلْتَاهُمَا <text:span text:style-name="Source_5f_Text">ḥafið̣ati s-suwrata t-tilmiyðatāni kiltāhumā</text:span></text:p>
      <text:p text:style-name="Text_20_body">5) Переведите следующие предложения на арабский язык:</text:p>
      <text:p text:style-name="Text_20_body">Твой дом далеко-далеко</text:p>
      <text:p text:style-name="Text_20_body">Снег белый-белый</text:p>
      <text:p text:style-name="Text_20_body">Море синее-синее</text:p>
      <text:p text:style-name="Text_20_body">Омар сам приказал это</text:p>
      <text:p text:style-name="Text_20_body">Мой отец и брат сами знают об этом</text:p>
      <text:p text:style-name="Text_20_body">Мусульмане сами перевели Коран</text:p>
      <text:p text:style-name="Text_20_body">Сестры сами выучили эту суру</text:p>
      <text:p text:style-name="Text_20_body">Все народы желают мира</text:p>
      <text:p text:style-name="Text_20_body">Оба учителя рассказали эту историю</text:p>
      <text:p text:style-name="Text_20_body">Обе учительницы уехали в Мекку</text:p>
      <text:p text:style-name="Text_20_body">Все мужчины сели</text:p>
      <text:p text:style-name="Text_20_body">Все женщины вышли из дома</text:p>
      <text:p text:style-name="Text_20_body">Вся-вся вода утекла</text:p>
      <text:p text:style-name="Text_20_body">Вся-вся газета сгорела</text:p>
      <text:p text:style-name="Text_20_body">Все-все мусульмане любят Пророка</text:p>
      <text:p text:style-name="Text_20_body">Все-все матери любят своих детей</text:p>
      <text:h text:style-name="Heading_20_2" text:outline-level="2"><text:bookmark-start text:name="предлог-لا-la-общего-родового-отрицания"/><text:bookmark-start text:name="__RefHeading___Toc45250_1544766045"/><text:span text:style-name="T3">§ 32. Предлог</text:span> لا <text:span text:style-name="Source_5f_Text">la</text:span> <text:span text:style-name="T3">общего («родового») отрицания</text:span><text:bookmark-end text:name="предлог-لا-la-общего-родового-отрицания"/><text:bookmark-end text:name="__RefHeading___Toc45250_1544766045"/></text:h>
      <text:p text:style-name="First_20_paragraph">لا النَّافِيَةُ للجِنْسِ <text:span text:style-name="Source_5f_Text">la n-nāfiyatu lljinsi</text:span></text:p>
      <text:p text:style-name="Text_20_body"><text:soft-page-break/>لا النَّافِيَةُ للجِنْسِ <text:span text:style-name="Source_5f_Text">la n-nāfiyatu lljinsi</text:span> – это предлог, отрицание которого распространяется на всех представителей того, на кого указывает подлежащее. Например:</text:p>
      <text:p text:style-name="Text_20_body">لاَ رَجُلَ فِي البَيْتِ <text:span text:style-name="Source_5f_Text">laa rajula fiy al-bayti</text:span> Дома нет (никакого) мужчины</text:p>
      <text:p text:style-name="Text_20_body">Это предложение надо понимать так, что дома нет никого из мужчин. Отрицание в данном случае распространяется на всех мужчин и не относится к какому-либо конкретному лицу.</text:p>
      <text:p text:style-name="Text_20_body">Действие لا النَّافِيَةُ للجِنْسِ <text:span text:style-name="Source_5f_Text">la n-nāfiyatu lljinsi</text:span> подобно действию предлога إِنَّ <text:span text:style-name="Source_5f_Text">ʔinna</text:span> , то есть его подлежащее ставится в винительном падеже. При этом оно не имеет «танвина» и определенного артикля اَلْ <text:span text:style-name="Source_5f_Text">aal</text:span> «алиф-лям».</text:p>
      <text:p text:style-name="Text_20_body">Упражнения для закрепления</text:p>
      <text:p text:style-name="Text_20_body">1) Переведите следующие предложения на русский язык:</text:p>
      <text:p text:style-name="Text_20_body">لاَ كَلْبَ فِي الْبُسْتَانِ <text:span text:style-name="Source_5f_Text">laa kalba fiy al-bustāni</text:span></text:p>
      <text:p text:style-name="Text_20_body">لاَ رَحْمَةَ عِنْدَ الْجَاهِلِينَ <text:span text:style-name="Source_5f_Text">laa raḥmata ʕinda l-jāhiliyna</text:span></text:p>
      <text:p text:style-name="Text_20_body">لاَعِلْمَ لِي بِمَا تَسْأَلُنِي عَنْهُ <text:span text:style-name="Source_5f_Text">laaʕilma liy bimā tasʔaluniy ʕanhu</text:span></text:p>
      <text:p text:style-name="Text_20_body">لاَ خَيْرَ فِي مَالٍ حَرَامٍ <text:span text:style-name="Source_5f_Text">laa xayra fiy mālin ḥarāmin</text:span></text:p>
      <text:p text:style-name="Text_20_body">لاَ عَقْلَ فِي مَنْ قَالَ ذَلِكَ <text:span text:style-name="Source_5f_Text">laa ʕaqla fiy man qāla ðalika</text:span></text:p>
      <text:p text:style-name="Text_20_body">لاَ بَرَكَةَ فِي مَجْلِسٍ لَمْ يُذْكَرْ فِيهِ اللهُ وَرَسُولُهُ <text:span text:style-name="Source_5f_Text">laa barakata fiy majlisin lam yuðkar fiyhi l-lhu warasuwluhu</text:span> ﴿ صَلَّى <text:span text:style-name="Source_5f_Text">ṣallaā</text:span> اللهُ عَلَيْهِ وَسَلَّمَ <text:span text:style-name="Source_5f_Text">al-lhu ʕalayhi wasallama</text:span> ﴾</text:p>
      <text:p text:style-name="Text_20_body">لاَ عُدْوَانَ إِلاَّ عَلَى الظَّالِمِينَ <text:span text:style-name="Source_5f_Text">laa ʕudwāna ʔilaaa ʕalaā ð̣-ð̣ālimiyna</text:span></text:p>
      <text:p text:style-name="Text_20_body">لاَ دِينَارَ فِي هَذَا الْجُزْدَانِ <text:span text:style-name="Source_5f_Text">laa diynāra fiy haðā l-juzdāni</text:span></text:p>
      <text:p text:style-name="Text_20_body">2) Дополните предложения от себя и переведите их:</text:p>
      <text:p text:style-name="Text_20_body">لاَ <text:span text:style-name="Source_5f_Text">laa</text:span> …………………. فِي الْغُرْفَةِ <text:span text:style-name="Source_5f_Text">fiy al-ǧurfati</text:span></text:p>
      <text:p text:style-name="Text_20_body">لاََ <text:span text:style-name="Source_5f_Text">laaa</text:span> …………………. فِي الدُّكَّانِ <text:span text:style-name="Source_5f_Text">fiy ad-dukkāni</text:span></text:p>
      <text:p text:style-name="Text_20_body">لاَ <text:span text:style-name="Source_5f_Text">laa</text:span> ………………. عَلَى الشَّجَرَةِ <text:span text:style-name="Source_5f_Text">ʕalaā š-šajarati</text:span></text:p>
      <text:p text:style-name="Text_20_body"><text:soft-page-break/>لاَ <text:span text:style-name="Source_5f_Text">laa</text:span> ………………. عَلَى الْمَكْتَبِ <text:span text:style-name="Source_5f_Text">ʕalaā l-maktabi</text:span></text:p>
      <text:p text:style-name="Text_20_body">3) Переведите предложения на арабский язык:</text:p>
      <text:p text:style-name="Text_20_body">В лесу нет льва</text:p>
      <text:p text:style-name="Text_20_body">В этом месте нет света</text:p>
      <text:p text:style-name="Text_20_body">От этой книги нет пользы</text:p>
      <text:p text:style-name="Text_20_body">В этом рассказе нет смысла</text:p>
      <text:p text:style-name="Text_20_body">В кошельке нет дирхема</text:p>
      <text:p text:style-name="Text_20_body">На столе нет карандаша</text:p>
      <text:p text:style-name="Text_20_body">На кровати нет подушки</text:p>
      <text:p text:style-name="Text_20_body">В шкафу нет книги</text:p>
      <text:p text:style-name="Text_20_body">В пещере нет волка</text:p>
      <text:p text:style-name="Text_20_body">Под столом нет собаки</text:p>
      <text:p text:style-name="Text_20_body">Над окном нет картины</text:p>
      <text:h text:style-name="Heading_20_2" text:outline-level="2"><text:bookmark-start text:name="склоняемые-и-несклоняемые-слова"/><text:bookmark-start text:name="__RefHeading___Toc45252_1544766045"/>§ 33. Склоняемые и несклоняемые слова<text:bookmark-end text:name="склоняемые-и-несклоняемые-слова"/><text:bookmark-end text:name="__RefHeading___Toc45252_1544766045"/></text:h>
      <text:p text:style-name="First_20_paragraph">الأَسمَاءُ المُعْرَبَةُ وَالمَبْنِيَّةُ <text:span text:style-name="Source_5f_Text">al-ʔasmāʔu l-muʕrabatu wālmabniyyatu</text:span></text:p>
      <text:p text:style-name="Text_20_body">Арабские слова делятся на два вида: склоняемые и несклоняемые по флексии.</text:p>
      <text:p text:style-name="Text_20_body"><text:span text:style-name="T1">Склоняемыми</text:span> по флексии ( اَلْمُعْرَبَةُ <text:span text:style-name="Source_5f_Text">aalmuʕrabatu</text:span> ) являются слова, которые имеют в конце меняющуюся огласовку. Например:</text:p>
      <text:p text:style-name="Text_20_body">جَاءَ <text:span text:style-name="Source_5f_Text">jāʔa</text:span> * المُدَرِّسُ <text:span text:style-name="Source_5f_Text">al-mudarrisu</text:span> * ( الرَّفْعُ <text:span text:style-name="Source_5f_Text">ar-rafʕu</text:span> )</text:p>
      <text:p text:style-name="Text_20_body">Пришёл <text:span text:style-name="T1">учитель</text:span> (именительный падеж)</text:p>
      <text:p text:style-name="Text_20_body">رَأَيْتُ <text:span text:style-name="Source_5f_Text">raʔaytu</text:span> * المُدَرِّسَ <text:span text:style-name="Source_5f_Text">al-mudarrisa</text:span> * ( النَّصْبُ <text:span text:style-name="Source_5f_Text">an-naṣbu</text:span> )</text:p>
      <text:p text:style-name="Text_20_body">Я видел <text:span text:style-name="T1">учителя</text:span> (винительный падеж)</text:p>
      <text:p text:style-name="Text_20_body">أَخَذْتُ مِنَ <text:span text:style-name="Source_5f_Text">ʔaxaðtu mina</text:span> * المُدَرِّسِ <text:span text:style-name="Source_5f_Text">al-mudarrisi</text:span> * ( الْجَرُّ <text:span text:style-name="Source_5f_Text">al-jarru</text:span> ) Я</text:p>
      <text:p text:style-name="Text_20_body">взял у <text:span text:style-name="T1">учителя</text:span> (родительный падеж)</text:p>
      <text:p text:style-name="Text_20_body"><text:span text:style-name="T1">Несклоняемые</text:span> по флексии ( اَلْمَبْنِيَّةُ <text:span text:style-name="Source_5f_Text">aalmabniyyatu</text:span> ) – это те слова, которые сохраняют свою структуру неизменной во всех падежах. Например:</text:p>
      <text:list xml:id="list3727288326" text:style-name="L33">
        <text:list-item>
          <text:p text:style-name="P37"><text:soft-page-break/>ذَلِكَ <text:span text:style-name="Source_5f_Text">ðalika</text:span> * يَعْرِفُ كَثِيراً عَنْكَ <text:span text:style-name="Source_5f_Text">yaʕrifu kaθiyrā(n) ʕanka</text:span> ( الرَّفْعُ <text:span text:style-name="Source_5f_Text">ar-rafʕu</text:span> )</text:p>
        </text:list-item>
      </text:list>
      <text:p text:style-name="First_20_paragraph"><text:span text:style-name="T1">Тот</text:span> (человек) знает много о тебе (именительный падеж)</text:p>
      <text:p text:style-name="Text_20_body">رَأَيْتُ <text:span text:style-name="Source_5f_Text">raʔaytu</text:span> * ذَلِكَ <text:span text:style-name="Source_5f_Text">ðalika</text:span> * أَمْسِ <text:span text:style-name="Source_5f_Text">ʔamsi</text:span> ( النَّصْبُ <text:span text:style-name="Source_5f_Text">an-naṣbu</text:span> )</text:p>
      <text:p text:style-name="Text_20_body">Я видел <text:span text:style-name="T1">того</text:span> (человека) вчера (винительный падеж)</text:p>
      <text:p text:style-name="Text_20_body">أخَذْتُ الكِتَابَ مِنْ <text:span text:style-name="Source_5f_Text">ʔxaðtu l-kitāba min</text:span> * ذَلكَ <text:span text:style-name="Source_5f_Text">ðalka</text:span> * ( الْجَرُّ <text:span text:style-name="Source_5f_Text">al-jarru</text:span> )</text:p>
      <text:p text:style-name="Text_20_body">Я взял книгу у <text:span text:style-name="T1">того</text:span> (человека) (родительный падеж)</text:p>
      <text:p text:style-name="Text_20_body">К несклоняемым словам относятся:</text:p>
      <text:p text:style-name="Text_20_body">1) Все предлоги ( اَلْحُرُوفُ <text:span text:style-name="Source_5f_Text">aalḥuruwfu</text:span> ):</text:p>
      <text:p text:style-name="Text_20_body">مِنْ <text:span text:style-name="Source_5f_Text">min</text:span> , إِلَي <text:span text:style-name="Source_5f_Text">ʔilay</text:span> , عَنْ <text:span text:style-name="Source_5f_Text">ʕan</text:span> , عَلَي <text:span text:style-name="Source_5f_Text">ʕalay</text:span> , فِي <text:span text:style-name="Source_5f_Text">fiy</text:span> , إِنَّ <text:span text:style-name="Source_5f_Text">ʔinna</text:span> , كَأَنَّ <text:span text:style-name="Source_5f_Text">kaʔanna</text:span> , لَعَلَّ <text:span text:style-name="Source_5f_Text">laʕalla</text:span> и т. д.</text:p>
      <text:p text:style-name="Text_20_body">2) Все глаголы прошедшего времени ( اَلْأَفْعَالُ الْمَاضِيَةُ <text:span text:style-name="Source_5f_Text">aalʔafʕālu l-māḍiyatu</text:span> ):</text:p>
      <text:p text:style-name="Text_20_body">كَتَبَ <text:span text:style-name="Source_5f_Text">kataba</text:span> , أَقْسَمَ <text:span text:style-name="Source_5f_Text">ʔaqsama</text:span> , تَقَبَّلَ <text:span text:style-name="Source_5f_Text">taqabbal-a</text:span> , اِنْكَسَرَ <text:span text:style-name="Source_5f_Text">ainkasara</text:span> , اِسْتَخْدَمَ <text:span text:style-name="Source_5f_Text">aistaxdama</text:span> и т.д.</text:p>
      <text:p text:style-name="Text_20_body">3) Все глаголы настояще-будущего времени</text:p>
      <text:p text:style-name="Text_20_body">( اَلْأَفْعَالُ الْمُضَارِعَةُ <text:span text:style-name="Source_5f_Text">aalʔafʕālu l-muḍāriʕatu</text:span> ), к которым присоединён «нун усиления» (см. гл. II, § 29) نُونُ التَّوْكِيدِ <text:span text:style-name="Source_5f_Text">nuwnu t-tawkiydi</text:span> или «нун женского рода множественного числа» (см. гл. II, § 15) نُونُ النِّسْوَةِ <text:span text:style-name="Source_5f_Text">nuwnu n-niswati</text:span> :</text:p>
      <text:p text:style-name="Text_20_body">يَضْرِبَنَّ <text:span text:style-name="Source_5f_Text">yaḍribanna</text:span> он (конечно же) бьет</text:p>
      <text:p text:style-name="Text_20_body">يَضْرِبْنَ <text:span text:style-name="Source_5f_Text">yaḍribna</text:span> они (конечно же) бьют</text:p>
      <text:p text:style-name="Text_20_body">4) Следующие имена:</text:p>
      <text:p text:style-name="Text_20_body">а) разделительные местоимения именительного падежа ( ضَمَائِرُ الرَّفْعِ <text:span text:style-name="Source_5f_Text">ḍamāʔiru r-rafʕi</text:span> الْمُنْفَصِلَةُ <text:span text:style-name="Source_5f_Text">al-munfaṣilatu</text:span> )</text:p>
      <text:p text:style-name="Text_20_body">1</text:p>
      <text:p text:style-name="Text_20_body">лицо</text:p>
      <text:p text:style-name="Text_20_body">2 лицо жен.род</text:p>
      <text:p text:style-name="Text_20_body"><text:soft-page-break/>2 лицо муж.род</text:p>
      <text:p text:style-name="Text_20_body">3 лицо жен.род</text:p>
      <text:p text:style-name="Text_20_body">3лицо муж.род</text:p>
      <text:p text:style-name="Text_20_body">أَنَا <text:span text:style-name="Source_5f_Text">ʔanā</text:span></text:p>
      <text:p text:style-name="Text_20_body">я</text:p>
      <text:p text:style-name="Text_20_body">أَنْتِ <text:span text:style-name="Source_5f_Text">ʔanti</text:span></text:p>
      <text:p text:style-name="Text_20_body">вы</text:p>
      <text:p text:style-name="Text_20_body">أَنْتَ <text:span text:style-name="Source_5f_Text">ʔanta</text:span></text:p>
      <text:p text:style-name="Text_20_body">ты</text:p>
      <text:p text:style-name="Text_20_body">هِىَ <text:span text:style-name="Source_5f_Text">hiāa</text:span></text:p>
      <text:p text:style-name="Text_20_body">она</text:p>
      <text:p text:style-name="Text_20_body">هُوَ <text:span text:style-name="Source_5f_Text">huwa</text:span></text:p>
      <text:p text:style-name="Text_20_body">он</text:p>
      <text:p text:style-name="Text_20_body">единств.</text:p>
      <text:p text:style-name="Text_20_body">число</text:p>
      <text:p text:style-name="Text_20_body">نَحْنُ <text:span text:style-name="Source_5f_Text">naḥnu</text:span></text:p>
      <text:p text:style-name="Text_20_body">мы</text:p>
      <text:p text:style-name="Text_20_body">أَنْتُمَا <text:span text:style-name="Source_5f_Text">ʔantumā</text:span></text:p>
      <text:p text:style-name="Text_20_body">вы</text:p>
      <text:p text:style-name="Text_20_body">أَنْتُمَا <text:span text:style-name="Source_5f_Text">ʔantumā</text:span></text:p>
      <text:p text:style-name="Text_20_body">вы</text:p>
      <text:p text:style-name="Text_20_body">هُمَا <text:span text:style-name="Source_5f_Text">humā</text:span></text:p>
      <text:p text:style-name="Text_20_body">они</text:p>
      <text:p text:style-name="Text_20_body">هُمَا <text:span text:style-name="Source_5f_Text">humā</text:span></text:p>
      <text:p text:style-name="Text_20_body"><text:soft-page-break/>они</text:p>
      <text:p text:style-name="Text_20_body">двойств.</text:p>
      <text:p text:style-name="Text_20_body">число</text:p>
      <text:p text:style-name="Text_20_body">نَحْنُ <text:span text:style-name="Source_5f_Text">naḥnu</text:span></text:p>
      <text:p text:style-name="Text_20_body">мы</text:p>
      <text:p text:style-name="Text_20_body">أَنْتُمْ <text:span text:style-name="Source_5f_Text">ʔantum</text:span></text:p>
      <text:p text:style-name="Text_20_body">вы</text:p>
      <text:p text:style-name="Text_20_body">أَنْتُمْ <text:span text:style-name="Source_5f_Text">ʔantum</text:span></text:p>
      <text:p text:style-name="Text_20_body">вы</text:p>
      <text:p text:style-name="Text_20_body">هُنَّ <text:span text:style-name="Source_5f_Text">hunna</text:span></text:p>
      <text:p text:style-name="Text_20_body">они</text:p>
      <text:p text:style-name="Text_20_body">هُمْ <text:span text:style-name="Source_5f_Text">hum</text:span></text:p>
      <text:p text:style-name="Text_20_body">они</text:p>
      <text:p text:style-name="Text_20_body">множеств.</text:p>
      <text:p text:style-name="Text_20_body">число</text:p>
      <text:p text:style-name="Text_20_body">б) разделительные местоимения винительного падежа ( ضَمَائِرُ النَّصْبِ <text:span text:style-name="Source_5f_Text">ḍamāʔiru n-naṣbi</text:span> الْمُنْفَصِلَةُ <text:span text:style-name="Source_5f_Text">al-munfaṣilatu</text:span> )</text:p>
      <text:p text:style-name="Text_20_body">1 лицо</text:p>
      <text:p text:style-name="Text_20_body">2 лицо жен.род</text:p>
      <text:p text:style-name="Text_20_body">2 лицо муж.род</text:p>
      <text:p text:style-name="Text_20_body">3 лицо жен.род</text:p>
      <text:p text:style-name="Text_20_body">3лицо муж.род</text:p>
      <text:p text:style-name="Text_20_body">إِيَّايَ <text:span text:style-name="Source_5f_Text">ʔiyyāya</text:span> меня</text:p>
      <text:p text:style-name="Text_20_body">إِيَّاكِ <text:span text:style-name="Source_5f_Text">ʔiyyāki</text:span> тебя</text:p>
      <text:p text:style-name="Text_20_body"><text:soft-page-break/>إِيَّاكَ <text:span text:style-name="Source_5f_Text">ʔiyyāka</text:span> тебя</text:p>
      <text:p text:style-name="Text_20_body">إِيَّاهَا <text:span text:style-name="Source_5f_Text">ʔiyyāhā</text:span></text:p>
      <text:p text:style-name="Text_20_body">ее</text:p>
      <text:p text:style-name="Text_20_body">إِيَّاه <text:span text:style-name="Source_5f_Text">ʔiyyāh</text:span> его</text:p>
      <text:p text:style-name="Text_20_body">единств.</text:p>
      <text:p text:style-name="Text_20_body">число</text:p>
      <text:p text:style-name="Text_20_body">إِيَّانَا <text:span text:style-name="Source_5f_Text">ʔiyyānā</text:span> нас</text:p>
      <text:p text:style-name="Text_20_body">إِيَّاكُمَا <text:span text:style-name="Source_5f_Text">ʔiyyākumā</text:span> вас</text:p>
      <text:p text:style-name="Text_20_body">إِيَّاكُمَا <text:span text:style-name="Source_5f_Text">ʔiyyākumā</text:span> вас</text:p>
      <text:p text:style-name="Text_20_body">إِيَّاهُمَا <text:span text:style-name="Source_5f_Text">ʔiyyāhumā</text:span> их</text:p>
      <text:p text:style-name="Text_20_body">إِيَّاهُمَا <text:span text:style-name="Source_5f_Text">ʔiyyāhumā</text:span> их</text:p>
      <text:p text:style-name="Text_20_body">двойств.</text:p>
      <text:p text:style-name="Text_20_body">число</text:p>
      <text:p text:style-name="Text_20_body">إِيَّانَا <text:span text:style-name="Source_5f_Text">ʔiyyānā</text:span> нас</text:p>
      <text:p text:style-name="Text_20_body">إِيَّاكُنَّ <text:span text:style-name="Source_5f_Text">ʔiyyākunna</text:span> вас</text:p>
      <text:p text:style-name="Text_20_body">إِيَّاكُمْ <text:span text:style-name="Source_5f_Text">ʔiyyākum</text:span> вас</text:p>
      <text:p text:style-name="Text_20_body">إِيَّاهُنَّ <text:span text:style-name="Source_5f_Text">ʔiyyāhunna</text:span> их</text:p>
      <text:p text:style-name="Text_20_body">إِيَّاهُمْ <text:span text:style-name="Source_5f_Text">ʔiyyāhum</text:span> их</text:p>
      <text:p text:style-name="Text_20_body">множеств.</text:p>
      <text:p text:style-name="Text_20_body">число</text:p>
      <text:p text:style-name="Text_20_body">в) слитные местоимения родительного и винительного падежа ( ضَمَائِرُ <text:span text:style-name="Source_5f_Text">ḍamāʔiru</text:span> الْجَرِّ وَالنَّصْبِ الْمُتَّصِلَةُ <text:span text:style-name="Source_5f_Text">al-jarri wālnnaṣbi l-muttaṣilatu</text:span> )</text:p>
      <text:p text:style-name="Text_20_body"><text:soft-page-break/>1 лицо</text:p>
      <text:p text:style-name="Text_20_body">2 лицо жен.род</text:p>
      <text:p text:style-name="Text_20_body">2 лицо муж.род</text:p>
      <text:p text:style-name="Text_20_body">3 лицо жен.род</text:p>
      <text:p text:style-name="Text_20_body">3лицо муж.род</text:p>
      <text:p text:style-name="Text_20_body">ـي <text:span text:style-name="Source_5f_Text">y</text:span> мой,</text:p>
      <text:p text:style-name="Text_20_body">моя</text:p>
      <text:p text:style-name="Text_20_body">ـكِ <text:span text:style-name="Source_5f_Text">ki</text:span> твой,</text:p>
      <text:p text:style-name="Text_20_body">твоя</text:p>
      <text:p text:style-name="Text_20_body">ـكَ <text:span text:style-name="Source_5f_Text">ka</text:span> твой,</text:p>
      <text:p text:style-name="Text_20_body">твоя</text:p>
      <text:p text:style-name="Text_20_body">ـهَا <text:span text:style-name="Source_5f_Text">hā</text:span> ее</text:p>
      <text:p text:style-name="Text_20_body">ـهُ <text:span text:style-name="Source_5f_Text">hu</text:span> его</text:p>
      <text:p text:style-name="Text_20_body">единств.</text:p>
      <text:p text:style-name="Text_20_body">число</text:p>
      <text:p text:style-name="Text_20_body">ـنَا <text:span text:style-name="Source_5f_Text">nā</text:span> наш,</text:p>
      <text:p text:style-name="Text_20_body">наша</text:p>
      <text:p text:style-name="Text_20_body">ـكُمَا <text:span text:style-name="Source_5f_Text">kumā</text:span> ваш,</text:p>
      <text:p text:style-name="Text_20_body">ваша</text:p>
      <text:p text:style-name="Text_20_body">ـكُمَا <text:span text:style-name="Source_5f_Text">kumā</text:span> ваш,</text:p>
      <text:p text:style-name="Text_20_body">ваша</text:p>
      <text:p text:style-name="Text_20_body">ـهُمَا <text:span text:style-name="Source_5f_Text">humā</text:span> их</text:p>
      <text:p text:style-name="Text_20_body">ـهُمَا <text:span text:style-name="Source_5f_Text">humā</text:span> их</text:p>
      <text:p text:style-name="Text_20_body">двойств.</text:p>
      <text:p text:style-name="Text_20_body"><text:soft-page-break/>число</text:p>
      <text:p text:style-name="Text_20_body">ـنَا <text:span text:style-name="Source_5f_Text">nā</text:span> наш,</text:p>
      <text:p text:style-name="Text_20_body">наша</text:p>
      <text:p text:style-name="Text_20_body">ـكُنَّ <text:span text:style-name="Source_5f_Text">kunna</text:span> ваш,</text:p>
      <text:p text:style-name="Text_20_body">ваша</text:p>
      <text:p text:style-name="Text_20_body">ـكُمْ <text:span text:style-name="Source_5f_Text">kum</text:span> ваш,</text:p>
      <text:p text:style-name="Text_20_body">ваша</text:p>
      <text:p text:style-name="Text_20_body">ـهُنَّ <text:span text:style-name="Source_5f_Text">hunna</text:span> их</text:p>
      <text:p text:style-name="Text_20_body">ـهُمْ <text:span text:style-name="Source_5f_Text">hum</text:span> их</text:p>
      <text:p text:style-name="Text_20_body">множеств.</text:p>
      <text:p text:style-name="Text_20_body">число</text:p>
      <text:p text:style-name="Text_20_body">г) следующие вопросительные местоимения и наречия ( أَسْمَاءُ <text:span text:style-name="Source_5f_Text">ʔasmāʔu</text:span> الْاِسْتِفْهَامِ <text:span text:style-name="Source_5f_Text">al-aistifhāmi</text:span> ):</text:p>
      <text:p text:style-name="Text_20_body">مَنْ <text:span text:style-name="Source_5f_Text">man</text:span> ؟ кто?</text:p>
      <text:p text:style-name="Text_20_body">مَا <text:span text:style-name="Source_5f_Text">mā</text:span> ؟ что?</text:p>
      <text:p text:style-name="Text_20_body">أيْنَ <text:span text:style-name="Source_5f_Text">ʔyna</text:span> ؟где?</text:p>
      <text:p text:style-name="Text_20_body">مَتَى <text:span text:style-name="Source_5f_Text">mataā</text:span> ؟ когда?</text:p>
      <text:p text:style-name="Text_20_body">كَيْفَ <text:span text:style-name="Source_5f_Text">kayfa</text:span> ؟ как?</text:p>
      <text:p text:style-name="Text_20_body">д) некоторые обстоятельства места и времени</text:p>
      <text:p text:style-name="Text_20_body">( بَعْضُ الظُّرُوفِ <text:span text:style-name="Source_5f_Text">baʕḍu ð̣-ð̣uruwfi</text:span> ):</text:p>
      <text:p text:style-name="Text_20_body">حَيْثُ <text:span text:style-name="Source_5f_Text">ḥayθu</text:span> там, где</text:p>
      <text:p text:style-name="Text_20_body">اَلآنَ <text:span text:style-name="Source_5f_Text">aalʔāna</text:span> сейчас</text:p>
      <text:p text:style-name="Text_20_body"><text:soft-page-break/>أَمْسِ <text:span text:style-name="Source_5f_Text">ʔamsi</text:span> вчера</text:p>
      <text:p text:style-name="Text_20_body">إِذَا <text:span text:style-name="Source_5f_Text">ʔiðā</text:span> если</text:p>
      <text:p text:style-name="Text_20_body">и др.</text:p>
      <text:p text:style-name="Text_20_body">е) некоторые имена, носящие смысл глаголов:</text:p>
      <text:p text:style-name="Text_20_body">آمِينْ <text:span text:style-name="Source_5f_Text">ʔāmiyn</text:span> «ответь на мольбу, Господи!»</text:p>
      <text:p text:style-name="Text_20_body">هَيْهَاتَ <text:span text:style-name="Source_5f_Text">hayhāta</text:span> «увы, вряд ли, куда там!»</text:p>
      <text:p text:style-name="Text_20_body">شَتَّانَ <text:span text:style-name="Source_5f_Text">šattāna</text:span> «как непохожи…!»</text:p>
      <text:p text:style-name="Text_20_body">أُفٍّ <text:span text:style-name="Source_5f_Text">ʔuffin</text:span> «фу!» (для выражения недовольства)</text:p>
      <text:p text:style-name="Text_20_body">هَاكَ <text:span text:style-name="Source_5f_Text">hāka</text:span> «возьми!»</text:p>
      <text:p text:style-name="Text_20_body">آهِ <text:span text:style-name="Source_5f_Text">ʔāhi</text:span> «ох!»; «ах!»</text:p>
      <text:p text:style-name="Text_20_body">ж) количественные и порядковые числительные от 11 до 19 (кроме количественного числительного «двенадцать» اِثْنا عَشَرَ <text:span text:style-name="Source_5f_Text">aiθna ʕašara</text:span> – اِثْنَتَا عَشْرَةَ <text:span text:style-name="Source_5f_Text">aiθnatā ʕašrata</text:span> (см. гл. I, §36)</text:p>
      <text:p text:style-name="Text_20_body">з) указательные местоимения<text:a xlink:type="simple" xlink:href="#fn11" text:style-name="Internet_20_link" text:visited-style-name="Visited_20_Internet_20_Link"><text:span text:style-name="Definition">11</text:span></text:a></text:p>
      <text:p text:style-name="Text_20_body">هَذَا <text:span text:style-name="Source_5f_Text">haðā</text:span> этот</text:p>
      <text:p text:style-name="Text_20_body">هَذِهِ <text:span text:style-name="Source_5f_Text">haðihi</text:span> эта</text:p>
      <text:p text:style-name="Text_20_body">هَؤُلاَءِ <text:span text:style-name="Source_5f_Text">haʔulaaʔi</text:span> эти (для множественного числа обоих родов)</text:p>
      <text:p text:style-name="Text_20_body">ذَاكَ <text:span text:style-name="Source_5f_Text">ðāka</text:span> или ذَلِكَ <text:span text:style-name="Source_5f_Text">ðalika</text:span> тот</text:p>
      <text:p text:style-name="Text_20_body">تِلْكَ <text:span text:style-name="Source_5f_Text">tilka</text:span> та</text:p>
      <text:p text:style-name="Text_20_body">ذَانِكَ <text:span text:style-name="Source_5f_Text">ðānika</text:span> те (для двойственного числа мужского рода)</text:p>
      <text:p text:style-name="Text_20_body">تَانِكَ <text:span text:style-name="Source_5f_Text">tānika</text:span> те (для двойственного числа женского рода)</text:p>
      <text:p text:style-name="Text_20_body"><text:soft-page-break/>أُولَئِكَ <text:span text:style-name="Source_5f_Text">ʔuwlaʔika</text:span> те (для множественного числа обоих родов)</text:p>
      <text:p text:style-name="Text_20_body">и) относительные местоимения<text:a xlink:type="simple" xlink:href="#fn12" text:style-name="Internet_20_link" text:visited-style-name="Visited_20_Internet_20_Link"><text:span text:style-name="Definition">12</text:span></text:a></text:p>
      <text:p text:style-name="Text_20_body">اَلَّذِى <text:span text:style-name="Source_5f_Text">aallaðiā</text:span> который; тот, кто</text:p>
      <text:p text:style-name="Text_20_body">اَلَّتِى <text:span text:style-name="Source_5f_Text">aallatiā</text:span> которая; та, кто</text:p>
      <text:p text:style-name="Text_20_body">اَلَّذِينَ <text:span text:style-name="Source_5f_Text">aallaðiyna</text:span> которые (для множественного числа мужского рода)</text:p>
      <text:p text:style-name="Text_20_body">اَلَّائِى <text:span text:style-name="Source_5f_Text">aallāʔiā</text:span> или اَلَّاتِى <text:span text:style-name="Source_5f_Text">aallātiā</text:span> которые</text:p>
      <text:p text:style-name="Text_20_body">(для множественного числа женского рода)</text:p>
      <text:p text:style-name="Text_20_body">Упражнения для закрепления</text:p>
      <text:p text:style-name="Text_20_body">1) Определите, какие из перечисленных слов являются склоняемыми, какие – несклояемыми:</text:p>
      <text:p text:style-name="Text_20_body">مَسْجِدٌ <text:span text:style-name="Source_5f_Text">masjidun</text:span> ، اَلَّذِي <text:span text:style-name="Source_5f_Text">aallaðiy</text:span> ، مَدَارِسُ <text:span text:style-name="Source_5f_Text">madārisu</text:span> ، عَلَى <text:span text:style-name="Source_5f_Text">ʕalaā</text:span> ، مِصْرُ <text:span text:style-name="Source_5f_Text">miṣru</text:span> ، قَتَلَ <text:span text:style-name="Source_5f_Text">qatala</text:span> ، نَحْنُ <text:span text:style-name="Source_5f_Text">naḥnu</text:span> ، حَجٌّ <text:span text:style-name="Source_5f_Text">ḥajjun</text:span> ، هَذَا <text:span text:style-name="Source_5f_Text">haðā</text:span> ، حَجَّ <text:span text:style-name="Source_5f_Text">ḥajja</text:span> ، تِلْكَ <text:span text:style-name="Source_5f_Text">tilka</text:span> ، بَيْتٌ <text:span text:style-name="Source_5f_Text">baytun</text:span> ، ذَانِكَ <text:span text:style-name="Source_5f_Text">ðānika</text:span> ، هَذَانِ <text:span text:style-name="Source_5f_Text">haðāni</text:span> ، اَلَّتِي <text:span text:style-name="Source_5f_Text">aallatiy</text:span> ، اَلَّتَانِ <text:span text:style-name="Source_5f_Text">aallatāni</text:span> ، أَمْسِ <text:span text:style-name="Source_5f_Text">ʔamsi</text:span> ، أَخْرَجَ <text:span text:style-name="Source_5f_Text">ʔaxraja</text:span> ، يَخْرُجُ <text:span text:style-name="Source_5f_Text">yaxruju</text:span> ، ثَلاَثَ عَشْرَةَ <text:span text:style-name="Source_5f_Text">θalaaθa ʕašrata</text:span> ، قَلْبٌ <text:span text:style-name="Source_5f_Text">qalbun</text:span> ، مَنْ <text:span text:style-name="Source_5f_Text">man</text:span> ، مُدَرِّسٌ <text:span text:style-name="Source_5f_Text">mudarrisun</text:span> ، يَضْرِبْنَ <text:span text:style-name="Source_5f_Text">yaḍribna</text:span> ، طَائِرَةٌ <text:span text:style-name="Source_5f_Text">ṭāʔiratun</text:span> ، أَنْتُمْ <text:span text:style-name="Source_5f_Text">ʔantum</text:span> ، مُوسْكُو <text:span text:style-name="Source_5f_Text">muwskuw</text:span> ، أُولَئِكَ <text:span text:style-name="Source_5f_Text">ʔuwlaʔika</text:span> ، الَّذَانِ <text:span text:style-name="Source_5f_Text">al--aðāni</text:span> ، يَضْرِبَنَّ <text:span text:style-name="Source_5f_Text">yaḍribanna</text:span> ، هَتَانِ <text:span text:style-name="Source_5f_Text">hatāni</text:span> ، إِذَا <text:span text:style-name="Source_5f_Text">ʔiðā</text:span> ، آمِينْ <text:span text:style-name="Source_5f_Text">ʔāmiyn</text:span> ، حَيْثُ <text:span text:style-name="Source_5f_Text">ḥayθu</text:span></text:p>
      <text:p text:style-name="Text_20_body">Склоняемые: __</text:p>
      <text:p text:style-name="Text_20_body">Несклоняемые:</text:p>
      <text:p text:style-name="Text_20_body">2) Переведите текст и найдите в нем несклоняемые слова:</text:p>
      <text:p text:style-name="Text_20_body">فِي السَّاعَةِ الثَّامِنَةِ خَرَجَ مُحَمَّدٌ مِنْ بَيْتِهِ فَتَوَجَّهَ <text:span text:style-name="Source_5f_Text">fiy as-sāʕati θ-θāminati xaraja muḥammadun min baytihi fatawajjaha</text:span> إِلَى السُّوقِ الَّذِي يَقَعُ أَمَامَ الْمَسْجِدِ <text:span text:style-name="Source_5f_Text">ʔilaā s-suwqi l--aðiy yaqaʕu ʔamāma l-masjidi</text:span> . فِي ذَلِكَ السُّوقِ <text:span text:style-name="Source_5f_Text">fiy ðalika s-suwqi</text:span> كَثِيرٌ مِنَ الْمَلاَبِسِ الَّتِى تُسْتَوْرَدُ مِنَ الْخَارِجِ <text:span text:style-name="Source_5f_Text">kaθiyrun mina l-malaabisi l--atiā tustawradu mina l-xāriji</text:span> . يَقُولُونَ إِنَّ الْمَلاَبِسَ الْمُسْتَوْرَدَةَ أَحْسَنُ مِنَ <text:span text:style-name="Source_5f_Text">yaquwluwna ʔinna l-malaabisa l-mustawradata ʔaḥsanu mina</text:span> الْمَلاَبِسِ الْمَحَلِّيَّةِ <text:span text:style-name="Source_5f_Text">al-malaabisi l-maḥalliyyati</text:span> . دَخَلَ مُحَمَّدٌ دُكَّانًا كَبِيرًا فِي <text:span text:style-name="Source_5f_Text">daxala </text:span><text:soft-page-break/><text:span text:style-name="Source_5f_Text">muḥammadun dukkānana kabiyrana fiy</text:span> السُّوقِ فَسَأَلَ التَّاجِرَ <text:span text:style-name="Source_5f_Text">as-suwqi fasaʔala t-tājira</text:span> : " أَيْنَ تُبَاعُ الْقُمْصَانُ <text:span text:style-name="Source_5f_Text">ʔayna tubāʕu l-qumṣānu</text:span> ؟" فَقَالَ <text:span text:style-name="Source_5f_Text">faqāla</text:span> التَّاجِرُ <text:span text:style-name="Source_5f_Text">at-tājiru</text:span> :" إنَّهَا تُبَاعُ هُنَا <text:span text:style-name="Source_5f_Text">ʔnnahā tubāʕu hunā</text:span> ! هَاكَ بَعْضَهَا <text:span text:style-name="Source_5f_Text">hāka baʕḍahā</text:span> “. سَأَلَ <text:span text:style-name="Source_5f_Text">saʔala</text:span> مُحَمَّدٌ <text:span text:style-name="Source_5f_Text">muḥammadun</text:span> :” بِكَمْ هَذَا الْقَمِيصُ الأَحْمَرُ <text:span text:style-name="Source_5f_Text">bikam haðā l-qamiyṣu l-ʔaḥmaru</text:span> ؟. قَالَ <text:span text:style-name="Source_5f_Text">qāla</text:span> التَّاجِرُ <text:span text:style-name="Source_5f_Text">at-tājiru</text:span> : " سِعْرُهُ الآنَ ثَلاَثَةَ عَشَرَ جُنَيْهًا <text:span text:style-name="Source_5f_Text">siʕruhu l-ʔāna θalaaθata ʕašara junayhana</text:span> . هَذَا <text:span text:style-name="Source_5f_Text">haðā</text:span> بَعْدَ الْخَصْمِ <text:span text:style-name="Source_5f_Text">baʕda l-xaṣmi</text:span> . كَانَ أَمْسِ سِعْرُ هَذَا الْقَمِيصِ خَمْسَةَ عَشَرَ <text:span text:style-name="Source_5f_Text">kāna ʔamsi siʕru haðā l-qamiyṣi xamsata ʕašara</text:span> جُنَيْهًا <text:span text:style-name="Source_5f_Text">junayhana</text:span> ".</text:p>
      <text:p text:style-name="Text_20_body">3) Переведите следующие предложения на арабский язык и подчеркните несклоняемые слова:</text:p>
      <text:p text:style-name="Text_20_body">Те мужчины в доме</text:p>
      <text:p text:style-name="Text_20_body">Они в том доме, который за мечетью</text:p>
      <text:p text:style-name="Text_20_body">Цена этой книги четырнадцать долларов</text:p>
      <text:p text:style-name="Text_20_body">Сколько книг в той библиотеке?</text:p>
      <text:p text:style-name="Text_20_body">Где сейчас твоя дочь?</text:p>
      <text:p text:style-name="Text_20_body">Она там, в той мечети</text:p>
      <text:h text:style-name="Heading_20_2" text:outline-level="2"><text:bookmark-start text:name="глагол-كَادَ-kāda-и-его-сёстры"/><text:bookmark-start text:name="__RefHeading___Toc45254_1544766045"/><text:span text:style-name="T3">§ 34. Глагол</text:span> كَادَ <text:span text:style-name="Source_5f_Text">kāda</text:span> <text:span text:style-name="T3">и его «сёстры</text:span>»<text:bookmark-end text:name="глагол-كَادَ-kāda-и-его-сёстры"/><text:bookmark-end text:name="__RefHeading___Toc45254_1544766045"/></text:h>
      <text:p text:style-name="First_20_paragraph">كَادَ وَأَخَوَاتُهَا <text:span text:style-name="Source_5f_Text">kāda waʔaxawātuhā</text:span></text:p>
      <text:p text:style-name="Text_20_body">كَادَ <text:span text:style-name="Source_5f_Text">kāda</text:span> и его «сёстры» – это группа недостаточных глаголов, которые входят в именное предложение и придают его смыслу новый оттенок. При этом сказуемое именного предложения должно быть выражено глаголом настояще-будущего времени. Например:</text:p>
      <text:p text:style-name="Text_20_body">الوَقْتُ يَنْتَهِى <text:span text:style-name="Source_5f_Text">al-waqtu yantahiā</text:span> Время кончается</text:p>
      <text:p text:style-name="Text_20_body">كَادَ الوَقْتُ يَنْتَهِى <text:span text:style-name="Source_5f_Text">kāda l-waqtu yantahiā</text:span> Время <text:span text:style-name="T1">почти</text:span> закончилось</text:p>
      <text:p text:style-name="Text_20_body">كَادَ <text:span text:style-name="Source_5f_Text">kāda</text:span> и его сёстры бывают трёх видов:</text:p>
      <text:p text:style-name="Text_20_body">1) Глаголы, выражающие <text:span text:style-name="T1">приближение</text:span>:</text:p>
      <text:p text:style-name="Text_20_body">كَادَ <text:span text:style-name="Source_5f_Text">kāda</text:span> , كَرِبَ <text:span text:style-name="Source_5f_Text">kariba</text:span> , أوْشَكَ <text:span text:style-name="Source_5f_Text">ʔwšaka</text:span> «приблизиться к тому, чтобы…; почти; чуть не». Например:</text:p>
      <text:p text:style-name="Text_20_body"><text:soft-page-break/>أوْشَكَت الشَّمْسُ أنْ تَغْرُبَ <text:span text:style-name="Source_5f_Text">ʔwšakat aš-šamsu ʔn taǧruba</text:span> Солнце приблизилось к тому, чтобы сесть (или: солнце почти село)</text:p>
      <text:p text:style-name="Text_20_body">2) Глаголы, указывающие на <text:span text:style-name="T1">надежду</text:span>:</text:p>
      <text:p text:style-name="Text_20_body">عَسَى <text:span text:style-name="Source_5f_Text">ʕasaā</text:span> , حَرَى <text:span text:style-name="Source_5f_Text">ḥaraā</text:span> , اِخْلَوْلَقَ <text:span text:style-name="Source_5f_Text">aixlawlaqa</text:span> «надеюсь, что» (чаще используется عَسَى <text:span text:style-name="Source_5f_Text">ʕasaā</text:span> ). Например:</text:p>
      <text:p text:style-name="Text_20_body">عَسَى أخُوكَ أنْ يُسَاعِدَكَ <text:span text:style-name="Source_5f_Text">ʕasaā ʔxuwka ʔn yusāʕidaka</text:span> <text:span text:style-name="T1">Надеюсь</text:span>, что твой брат поможет тебе</text:p>
      <text:p text:style-name="Text_20_body">3) Глаголы «<text:span text:style-name="T1">начинания</text:span>»:</text:p>
      <text:p text:style-name="Text_20_body">شَرَعَ <text:span text:style-name="Source_5f_Text">šaraʕa</text:span> , أنْشَأَ <text:span text:style-name="Source_5f_Text">ʔnšaʔa</text:span> , عَلِقَ <text:span text:style-name="Source_5f_Text">ʕaliqa</text:span> , طَفِقَ <text:span text:style-name="Source_5f_Text">ṭafiqa</text:span> , هَبَّ <text:span text:style-name="Source_5f_Text">habba</text:span> , اِبْتَدَأَ <text:span text:style-name="Source_5f_Text">aibtadaʔa</text:span> , اِنْبَرَى <text:span text:style-name="Source_5f_Text">ainbaraā</text:span> , جَعَلَ <text:span text:style-name="Source_5f_Text">jaʕala</text:span> , قَامَ <text:span text:style-name="Source_5f_Text">qāma</text:span> , بَدَأَ <text:span text:style-name="Source_5f_Text">badaʔa</text:span> , أخَذَ <text:span text:style-name="Source_5f_Text">ʔxaða</text:span> «начать» (чаще используются جَعَلَ <text:span text:style-name="Source_5f_Text">jaʕala</text:span> , بَدَأَ <text:span text:style-name="Source_5f_Text">badaʔa</text:span> , أخَذَ <text:span text:style-name="Source_5f_Text">ʔxaða</text:span> ).</text:p>
      <text:p text:style-name="Text_20_body">Например:</text:p>
      <text:p text:style-name="Text_20_body">أخَذَ زَيْدٌ يَكْتُبُ <text:span text:style-name="Source_5f_Text">ʔxaða zaydun yaktubu</text:span> Зейд <text:span text:style-name="T1">начал</text:span> писать</text:p>
      <text:p text:style-name="Text_20_body">Сказуемое-глагол именного предложения, в которое входят эти глаголы, принимают предлог أَنْ <text:span text:style-name="Source_5f_Text">ʔan</text:span> в следующих случаях:</text:p>
      <text:p text:style-name="Text_20_body">а) При вхождении глаголов حَرَى <text:span text:style-name="Source_5f_Text">ḥaraā</text:span> и اِخْلَوْلَقَ <text:span text:style-name="Source_5f_Text">aixlawlaqa</text:span> “надеюсь, что”. Например:</text:p>
      <text:p text:style-name="Text_20_body">حَرَى زَيْدٌ أنْ يَأْتِىَ <text:span text:style-name="Source_5f_Text">ḥaraā zaydun ʔn yaʔtiāa</text:span> Надеюсь, что Зейд придёт</text:p>
      <text:p text:style-name="Text_20_body">اِخْلَوْلَقَ زَيْدٌ أنْ يَأْتِىَ <text:span text:style-name="Source_5f_Text">aixlawlaqa zaydun ʔn yaʔtiāa</text:span> Надеюсь, что Зейд придёт</text:p>
      <text:p text:style-name="Text_20_body">Предлог أنْ <text:span text:style-name="Source_5f_Text">ʔn</text:span> в данном случае необходим.</text:p>
      <text:p text:style-name="Text_20_body">б) При вхождении глаголов приближения ( كَادَ <text:span text:style-name="Source_5f_Text">kāda</text:span> , كَرِبَ <text:span text:style-name="Source_5f_Text">kariba</text:span> , أوْشَكَ <text:span text:style-name="Source_5f_Text">ʔwšaka</text:span> ) и глагола عَسَى <text:span text:style-name="Source_5f_Text">ʕasaā</text:span> . Наличие أَنْ <text:span text:style-name="Source_5f_Text">ʔan</text:span> в данном случае возможно, но не обязательно. Например:</text:p>
      <text:p text:style-name="Text_20_body">كَادَت الشَّمْسُ أنْ تَغْرُبَ <text:span text:style-name="Source_5f_Text">kādat aš-šamsu ʔn taǧruba</text:span> или كَادَت الشَّمْسُ تَغْرُبُ <text:span text:style-name="Source_5f_Text">kādat aš-šamsu taǧrubu</text:span></text:p>
      <text:p text:style-name="Text_20_body">Солнце почти село</text:p>
      <text:p text:style-name="Text_20_body"><text:soft-page-break/>عَسَى الشَّمْسُ أنْ تَغْرُبَ <text:span text:style-name="Source_5f_Text">ʕasaā š-šamsu ʔn taǧruba</text:span> или عَسَى الشَّمْسُ تَغْرُبُ <text:span text:style-name="Source_5f_Text">ʕasaā š-šamsu taǧrubu</text:span></text:p>
      <text:p text:style-name="Text_20_body">Надеюсь, что солнце сядет</text:p>
      <text:p text:style-name="Text_20_body">Однако сказуемое именных предложений, в которые входят глаголы عَسَى <text:span text:style-name="Source_5f_Text">ʕasaā</text:span> и أوْشَكَ <text:span text:style-name="Source_5f_Text">ʔwšaka</text:span> принимают أنْ <text:span text:style-name="Source_5f_Text">ʔn</text:span> в большинстве случаев:</text:p>
      <text:p text:style-name="Text_20_body">أوْشَكَت زَيْنَبُ أنْ تَقَعَ <text:span text:style-name="Source_5f_Text">ʔwšakat zaynabu ʔn taqaʕa</text:span> Зейнаб чуть не упала</text:p>
      <text:p text:style-name="Text_20_body">عَسَى صَدِيقُكَ أنْ يَأتِىَ <text:span text:style-name="Source_5f_Text">ʕasaā ṣadiyquka ʔn yaʔtiāa</text:span> Надеюсь, что твой друг придёт</text:p>
      <text:p text:style-name="Text_20_body">Что касается глаголов начинания, то сказуемое их именных предложений не принимает أنْ <text:span text:style-name="Source_5f_Text">ʔn</text:span> <text:a xlink:type="simple" xlink:href="#fn13" text:style-name="Internet_20_link" text:visited-style-name="Visited_20_Internet_20_Link"><text:span text:style-name="Definition">13</text:span></text:a>:</text:p>
      <text:p text:style-name="Text_20_body">أخَذَتْ فَاطِمَةُ تَبْكِى <text:span text:style-name="Source_5f_Text">ʔxaðat fāṭimatu tabkiā</text:span></text:p>
      <text:p text:style-name="Text_20_body">Фатима начала плакать</text:p>
      <text:p text:style-name="Text_20_body">بَدَأَ زَيْدٌ يَتَعَلَّمُ اللُّغَةَ الإِنْجلِيزِيَّةَ <text:span text:style-name="Source_5f_Text">badaʔa zaydun yataʕallamu l-luǧata l-ʔinjliyziyyata</text:span></text:p>
      <text:p text:style-name="Text_20_body">Зейд начал изучать английский язык</text:p>
      <text:p text:style-name="Text_20_body">Глаголы группы كَادَ <text:span text:style-name="Source_5f_Text">kāda</text:span> не имеют форм настояще-будущего времени и повелительного наклонения, кроме глаголов أوْشَكَ <text:span text:style-name="Source_5f_Text">ʔwšaka</text:span> , طَفِقَ <text:span text:style-name="Source_5f_Text">ṭafiqa</text:span> , جَعَلَ <text:span text:style-name="Source_5f_Text">jaʕala</text:span> и كَادَ <text:span text:style-name="Source_5f_Text">kāda</text:span> , которые часто используются в настояще-будущем времени:</text:p>
      <text:list xml:id="list3191950165" text:style-name="L34">
        <text:list-item>
          <text:p text:style-name="P38">تَكَادُ <text:span text:style-name="Source_5f_Text">takādu</text:span> * البِنْتُ تَبْكِى <text:span text:style-name="Source_5f_Text">al-bintu tabkiā</text:span> ( تَكَادُ البِنْتُ أنْ تَبْكِىَ <text:span text:style-name="Source_5f_Text">takādu l-bintu ʔn tabkiāa</text:span> )</text:p>
        </text:list-item>
      </text:list>
      <text:p text:style-name="First_20_paragraph">Девочка <text:span text:style-name="T1">близка</text:span> к тому,чтоб заплакать</text:p>
      <text:list xml:id="list165242593" text:style-name="L35">
        <text:list-item>
          <text:p text:style-name="P39">يُوشِكُ <text:span text:style-name="Source_5f_Text">yuwšiku</text:span> * زَيْدٌ أنْ يُمَزِّقَ كِتَابَهُ مِنَ الغَيْظِ <text:span text:style-name="Source_5f_Text">zaydun ʔn yumazziqa kitābahu mina l-ǧayð̣i</text:span></text:p>
        </text:list-item>
      </text:list>
      <text:p text:style-name="First_20_paragraph">Зейд <text:span text:style-name="T1">близок</text:span> к тому, чтоб порвать свою книгу от злости</text:p>
      <text:list xml:id="list1657879524" text:style-name="L36">
        <text:list-item>
          <text:p text:style-name="P40">يَجْعَلُ <text:span text:style-name="Source_5f_Text">yajʕalu</text:span> * زَيْدٌ يَبْكِي <text:span text:style-name="Source_5f_Text">zaydun yabkiy</text:span></text:p>
        </text:list-item>
      </text:list>
      <text:p text:style-name="First_20_paragraph">Зейд <text:span text:style-name="T1">начинает</text:span> плакать</text:p>
      <text:p text:style-name="Text_20_body">Упражнения для закрепления</text:p>
      <text:p text:style-name="Text_20_body">1) Переведите следующие предложения и определите, в каком из них обязательно использование частицы أنْ <text:span text:style-name="Source_5f_Text">ʔn</text:span> :</text:p>
      <text:p text:style-name="Text_20_body"><text:soft-page-break/>كَادَ عَلِيٌّ أَنْ يَضْحَكَ <text:span text:style-name="Source_5f_Text">kāda ʕaliyyun ʔan yaḍḥaka</text:span></text:p>
      <text:p text:style-name="Text_20_body">أوْشَكَ الصَّيْفُ أنْ يَأْتِيَ <text:span text:style-name="Source_5f_Text">ʔwšaka ṣ-ṣayfu ʔn yaʔtiya</text:span></text:p>
      <text:p text:style-name="Text_20_body">كَرِبَ النَّاسُ أَنْ يَنَامُوا <text:span text:style-name="Source_5f_Text">kariba n-nāsu ʔan yanāmuwa</text:span></text:p>
      <text:p text:style-name="Text_20_body">عَسَى اللَّهُ أنْ يَغْفِرَ لَكَ <text:span text:style-name="Source_5f_Text">ʕasaā l-lahu ʔn yaǧfira laka</text:span></text:p>
      <text:p text:style-name="Text_20_body">حَرَى أَبُوكَ أَنْ يُحِبَّكَ <text:span text:style-name="Source_5f_Text">ḥaraā ʔabuwka ʔan yuḥibbaka</text:span></text:p>
      <text:p text:style-name="Text_20_body">اِخْلَوْلَقَ الْمُدَرِّسُ أَنْ يَزُورَنَا <text:span text:style-name="Source_5f_Text">aixlawlaqa l-mudarrisu ʔan yazuwranā</text:span></text:p>
      <text:p text:style-name="Text_20_body">2) Переведите предложения:</text:p>
      <text:p text:style-name="Text_20_body">أَخَذَ مُحَمَّدٌ يَحْفَظُ سُورَةَ مَرْيَم <text:span text:style-name="Source_5f_Text">ʔaxaða muḥammadun yaḥfað̣u suwrata maryam</text:span></text:p>
      <text:p text:style-name="Text_20_body">جَعَلَتْ عَائِشَةُ تَتَكَلَّمُ <text:span text:style-name="Source_5f_Text">jaʕalat ʕāʔišatu tatakallamu</text:span></text:p>
      <text:p text:style-name="Text_20_body">بَدَأَ أَبِي يَضْرِبُ الْكَلْبَ <text:span text:style-name="Source_5f_Text">badaʔa ʔabiy yaḍribu l-kalba</text:span></text:p>
      <text:p text:style-name="Text_20_body">أَخَذْتُ أَكْتُبُ الْحُرُوفَ الْعَرَبِيَّةَ <text:span text:style-name="Source_5f_Text">ʔaxaðtu ʔaktubu l-ḥuruwfa l-ʕarabiyyata</text:span></text:p>
      <text:p text:style-name="Text_20_body">أَجَعَلْتِ تَقْرَئِينَ هَذِهِ الْمَقَالَةَ <text:span text:style-name="Source_5f_Text">ʔajaʕalti taqraʔiyna haðihi l-maqālata</text:span> ؟</text:p>
      <text:p text:style-name="Text_20_body">أَ بَدَأْتَ تَسْتَعِدُّ لِلاِْمْتِحَانِ <text:span text:style-name="Source_5f_Text">ʔa badaʔta tastaʕiddu lilaimtiḥāni</text:span> ؟</text:p>
      <text:p text:style-name="Text_20_body">3) Переведите предложения на арабский язык:</text:p>
      <text:p text:style-name="Text_20_body">Зейд почти закончил работу</text:p>
      <text:p text:style-name="Text_20_body">Ахмад почти вышел из дома</text:p>
      <text:p text:style-name="Text_20_body">Мухаммад почти отрезал верёвку</text:p>
      <text:p text:style-name="Text_20_body">Мой отец начал читать газету</text:p>
      <text:p text:style-name="Text_20_body">Мама начала варить</text:p>
      <text:p text:style-name="Text_20_body">Я начал изучать арабский язык</text:p>
      <text:p text:style-name="Text_20_body">Надеюсь, что учитель придёт</text:p>
      <text:p text:style-name="Text_20_body">Надеюсь, что я пойму его</text:p>
      <text:p text:style-name="Text_20_body">Надеюсь, что Аиша придёт</text:p>
      <text:h text:style-name="Heading_20_2" text:outline-level="2"><text:bookmark-start text:name="частица-отрицания-مَا-mā-в-хиджазском-наречии"/><text:bookmark-start text:name="__RefHeading___Toc45256_1544766045"/><text:soft-page-break/><text:span text:style-name="T3">§ 35. Частица отрицания</text:span> مَا <text:span text:style-name="Source_5f_Text">mā</text:span> <text:span text:style-name="T3">в хиджазском наречии</text:span><text:bookmark-end text:name="частица-отрицания-مَا-mā-в-хиджазском-наречии"/><text:bookmark-end text:name="__RefHeading___Toc45256_1544766045"/></text:h>
      <text:p text:style-name="First_20_paragraph">مَا الحِجَازِيَّةُ <text:span text:style-name="Source_5f_Text">mā l-ḥijāziyyatu</text:span></text:p>
      <text:p text:style-name="Text_20_body">Иногда частица مَا <text:span text:style-name="Source_5f_Text">mā</text:span> выполняет функцию другой частицы отрицания لَيْسَ <text:span text:style-name="Source_5f_Text">laysa</text:span> (см. гл. I, § 20) то есть входит в именное предложение и меняет падеж сказуемого на винительный. Такое использование частицы مَا <text:span text:style-name="Source_5f_Text">mā</text:span> свойственно языку жителей Хиджаза, отсюда и название. Например:</text:p>
      <text:p text:style-name="Text_20_body">هَذَا طَالِبٌ <text:span text:style-name="Source_5f_Text">haðā ṭālibun</text:span> Это студент  مَا هَذَا طَالِباً <text:span text:style-name="Source_5f_Text"> mā haðā ṭālibā(n)</text:span> Это не студент</text:p>
      <text:p text:style-name="Text_20_body">Аналогично:</text:p>
      <text:p text:style-name="Text_20_body">لَيْسَ هَذَا طَالِباً <text:span text:style-name="Source_5f_Text">laysa haðā ṭālibā(n)</text:span> Это не студент</text:p>
      <text:p text:style-name="Text_20_body">Существуют три условия для использования частицы مَا <text:span text:style-name="Source_5f_Text">mā</text:span> в значении لَيْسَ <text:span text:style-name="Source_5f_Text">laysa</text:span> :</text:p>
      <text:p text:style-name="Text_20_body">1) Сказуемое частицы مَا <text:span text:style-name="Source_5f_Text">mā</text:span> не должно предшествовать её подлежащему. Например:</text:p>
      <text:p text:style-name="Text_20_body">مَا زَيْدٌ طَالِباً <text:span text:style-name="Source_5f_Text">mā zaydun ṭālibā(n)</text:span> Зейд не студент</text:p>
      <text:p text:style-name="Text_20_body">Но:</text:p>
      <text:p text:style-name="Text_20_body">مَا طَالِبٌ زَيْدٌ <text:span text:style-name="Source_5f_Text">mā ṭālibun zaydun</text:span> Зейд не студент</text:p>
      <text:p text:style-name="Text_20_body">2) Второстепенный член, относящийся к сказуемому частицы مَا <text:span text:style-name="Source_5f_Text">mā</text:span> , не должен</text:p>
      <text:p text:style-name="Text_20_body">предшествовать ее подлежащему:</text:p>
      <text:p text:style-name="Text_20_body">مَا أنَا ضَارِباً <text:span text:style-name="Source_5f_Text">mā ʔnā ḍāribā(n)</text:span> * زيْداً <text:span text:style-name="Source_5f_Text">zydā(n)</text:span> <text:span text:style-name="T1">Я не бью </text:span>Зейда*</text:p>
      <text:p text:style-name="Text_20_body">Но:</text:p>
      <text:p text:style-name="Text_20_body">مَا <text:span text:style-name="Source_5f_Text">mā</text:span> * زَيْداً <text:span text:style-name="Source_5f_Text">zaydā(n)</text:span> * أَنَا ضَارِبٌ <text:span text:style-name="Source_5f_Text">ʔanā ḍāribun</text:span> Я не бью <text:span text:style-name="T1">Зейда</text:span></text:p>
      <text:p text:style-name="Text_20_body">(прямое дополнение زَيْداً <text:span text:style-name="Source_5f_Text">zaydā(n)</text:span> является второстепенным членом, относящимся к сказуемому частицы مَا <text:span text:style-name="Source_5f_Text">mā</text:span> ).</text:p>
      <text:p text:style-name="Text_20_body">Но если второстепенный член сказуемого, предшествующий подлежащему,</text:p>
      <text:p text:style-name="Text_20_body">является обстоятельством (места или времени) или именем родительного падежа с предлогом, то частица مَا <text:span text:style-name="Source_5f_Text">mā</text:span> не утрачивает функцию لَيْسَ <text:span text:style-name="Source_5f_Text">laysa</text:span> :</text:p>
      <text:p text:style-name="Text_20_body"><text:soft-page-break/>مَا أَنْتَ مُقِيماً <text:span text:style-name="Source_5f_Text">mā ʔanta muqiymā(n)</text:span> * عِنْدِي <text:span text:style-name="Source_5f_Text">ʕindiy</text:span> * Ты не живёшь <text:span text:style-name="T1">у меня</text:span></text:p>
      <text:p text:style-name="Text_20_body">Аналогично:</text:p>
      <text:p text:style-name="Text_20_body">مَا <text:span text:style-name="Source_5f_Text">mā</text:span> * عِنْدِي <text:span text:style-name="Source_5f_Text">ʕindiy</text:span> * أَنْتَ مُقِيماً <text:span text:style-name="Source_5f_Text">ʔanta muqiymā(n)</text:span> Ты не живёшь <text:span text:style-name="T1">у меня</text:span></text:p>
      <text:p text:style-name="Text_20_body">مَا أَنا مُفْتَخِراً <text:span text:style-name="Source_5f_Text">mā ʔana muftaxirā(n)</text:span> * بِكَ <text:span text:style-name="Source_5f_Text">bika</text:span> * Я не горжусь <text:span text:style-name="T1">тобой</text:span></text:p>
      <text:p text:style-name="Text_20_body">Аналогично:</text:p>
      <text:p text:style-name="Text_20_body">مَا <text:span text:style-name="Source_5f_Text">mā</text:span> * بِكَ <text:span text:style-name="Source_5f_Text">bika</text:span> * أَنا مُفْتَخِراً <text:span text:style-name="Source_5f_Text">ʔana muftaxirā(n)</text:span> Я не горжусь <text:span text:style-name="T1">тобой</text:span></text:p>
      <text:p text:style-name="Text_20_body">3) Перед сказуемым частицы مَا <text:span text:style-name="Source_5f_Text">mā</text:span> не должна ставиться частица исключения إِلاَّ <text:span text:style-name="Source_5f_Text">ʔilaaa</text:span> :</text:p>
      <text:p text:style-name="Text_20_body">مَا هَذَا كِتَاباً <text:span text:style-name="Source_5f_Text">mā haðā kitābā(n)</text:span> Это не книга</text:p>
      <text:p text:style-name="Text_20_body">Но: مَا هَذَا <text:span text:style-name="Source_5f_Text">mā haðā</text:span> * إلاَّ <text:span text:style-name="Source_5f_Text">ʔlaaa</text:span> * كِتَابٌ <text:span text:style-name="Source_5f_Text">kitābun</text:span> Это не что иное, как книга</text:p>
      <text:p text:style-name="Text_20_body">Упражнения для закрепления</text:p>
      <text:p text:style-name="Text_20_body">1) Переведите следующие предложения и укажите, какие из частиц مَا <text:span text:style-name="Source_5f_Text">mā</text:span> являются «хиджазскими»:</text:p>
      <text:p text:style-name="Text_20_body">مَا كَتَبَ عُثْمَانُ الدَّرْسَ <text:span text:style-name="Source_5f_Text">mā kataba ʕuθmānu d-darsa</text:span></text:p>
      <text:p text:style-name="Text_20_body">قَرَأَتْ أُمِّي مَا كَتَبَهُ عُثْمَانُ <text:span text:style-name="Source_5f_Text">qaraʔat ʔummiy mā katabahu ʕuθmānu</text:span></text:p>
      <text:p text:style-name="Text_20_body">مَا أَنَا كَذَّابًا <text:span text:style-name="Source_5f_Text">mā ʔanā kaððābana</text:span></text:p>
      <text:p text:style-name="Text_20_body">مَا لَكِ <text:span text:style-name="Source_5f_Text">mā laki</text:span> ؟ لِمَاذَا تَبْكِينَ <text:span text:style-name="Source_5f_Text">limāðā tabkiyna</text:span> ؟</text:p>
      <text:p text:style-name="Text_20_body">مَا مَعْنَى هَذِهِ الْكَلِمَةِ <text:span text:style-name="Source_5f_Text">mā maʕnaā haðihi l-kalimati</text:span> ؟</text:p>
      <text:p text:style-name="Text_20_body">مَا فَاطِمَةُ مُدَرِّسَةً <text:span text:style-name="Source_5f_Text">mā fāṭimatu mudarrisatan</text:span></text:p>
      <text:p text:style-name="Text_20_body">مَا هُوَ السِّكِّينُ <text:span text:style-name="Source_5f_Text">mā huwa s-sikkiynu</text:span> ؟ هُوَ مَا تَقْطَعُ بِهِ <text:span text:style-name="Source_5f_Text">huwa mā taqṭaʕu bihi</text:span></text:p>
      <text:p text:style-name="Text_20_body">مَا هُوَ شَاعِرًا <text:span text:style-name="Source_5f_Text">mā huwa šāʕirana</text:span></text:p>
      <text:p text:style-name="Text_20_body">2) Переведите следующие предложения и объясните, почему в них частица отрицания مَا <text:soft-page-break/><text:span text:style-name="Source_5f_Text">mā</text:span> не выполняет функцию частицы لَيْسَ <text:span text:style-name="Source_5f_Text">laysa</text:span> :</text:p>
      <text:p text:style-name="Text_20_body">مَا نَاجِحٌ الْكَسْلانُ <text:span text:style-name="Source_5f_Text">mā nājiḥun al-kaslanu</text:span></text:p>
      <text:p text:style-name="Text_20_body">مَا أَسَدًا عُثْمَانُ قَاتِلٌ <text:span text:style-name="Source_5f_Text">mā ʔasadana ʕuθmānu qātilun</text:span></text:p>
      <text:p text:style-name="Text_20_body">مَا مُحَمَّدٌ إلاَّ رَسُولٌ <text:span text:style-name="Source_5f_Text">mā muḥammadun ʔlaaa rasuwlun</text:span></text:p>
      <text:p text:style-name="Text_20_body">3) Переведите следующие предложения и исправьте в них ошибки:</text:p>
      <text:p text:style-name="Text_20_body">مَا هَذَا إلاَّ كِتَابًا <text:span text:style-name="Source_5f_Text">mā haðā ʔlaaa kitābana</text:span></text:p>
      <text:p text:style-name="Text_20_body">مَا الْيَوْمَ أَنَا صَائِمٌ <text:span text:style-name="Source_5f_Text">mā l-yawma ʔanā ṣāʔimun</text:span></text:p>
      <text:p text:style-name="Text_20_body">مَا فِي الْبَيْتِ أَنَا قَاعِدٌ <text:span text:style-name="Source_5f_Text">mā fiy al-bayti ʔanā qāʕidun</text:span></text:p>
      <text:p text:style-name="Text_20_body">مَا مُحَمَّدٌ نَبِىٌّ <text:span text:style-name="Source_5f_Text">mā muḥammadun nabiāāun</text:span></text:p>
      <text:p text:style-name="Text_20_body">مَا شُجَاعًا أَحْمَدُ <text:span text:style-name="Source_5f_Text">mā šujāʕana ʔaḥmadu</text:span></text:p>
      <text:p text:style-name="Text_20_body">مَا هُنَاكَ الرَّجُلُ قَاعِدٌ <text:span text:style-name="Source_5f_Text">mā hunāka r-rajulu qāʕidun</text:span></text:p>
      <text:p text:style-name="Text_20_body">مَا هُنَا أَنَا وَاقِفٌ <text:span text:style-name="Source_5f_Text">mā hunā ʔanā wāqifun</text:span></text:p>
      <text:p text:style-name="Text_20_body">مَا فِي الدُّكَّانِ الْقَمِيصُ مَوْجُودٌ <text:span text:style-name="Source_5f_Text">mā fiy ad-dukkāni l-qamiyṣu mawjuwdun</text:span></text:p>
      <text:p text:style-name="Text_20_body">مَا تِلْمِيذًا مُدَرِّسٌ ضَارِبًا <text:span text:style-name="Source_5f_Text">mā tilmiyðana mudarrisun ḍāribana</text:span></text:p>
      <text:p text:style-name="Text_20_body">4) Переведите на арабский язык:</text:p>
      <text:p text:style-name="Text_20_body">Я не учёный</text:p>
      <text:p text:style-name="Text_20_body">Ахмад не студент</text:p>
      <text:p text:style-name="Text_20_body">Это не игрушка</text:p>
      <text:p text:style-name="Text_20_body">Карандаш не сломан</text:p>
      <text:p text:style-name="Text_20_body">Соль не вкусная</text:p>
      <text:h text:style-name="Heading_20_2" text:outline-level="2"><text:bookmark-start text:name="количественные-числительные"/><text:bookmark-start text:name="__RefHeading___Toc45258_1544766045"/>§ 36. Количественные числительные<text:bookmark-end text:name="количественные-числительные"/><text:bookmark-end text:name="__RefHeading___Toc45258_1544766045"/></text:h>
      <text:p text:style-name="First_20_paragraph">أَسْمَاءُ العَدَدِ الأَصْلِيَّة <text:span text:style-name="Source_5f_Text">ʔasmāʔu l-ʕadadi l-ʔaṣliyya</text:span></text:p>
      <text:p text:style-name="Text_20_body"><text:soft-page-break/><text:span text:style-name="T3">1.</text:span> <text:span text:style-name="T1">Количественные</text:span> <text:span text:style-name="T1">числительные</text:span> <text:span text:style-name="T1">первого</text:span> <text:span text:style-name="T1">десятка</text:span> <text:span text:style-name="T1">(от</text:span> <text:span text:style-name="T1">1</text:span> <text:span text:style-name="T1">до</text:span> <text:span text:style-name="T1">10).</text:span></text:p>
      <text:p text:style-name="Text_20_body">Женский род:</text:p>
      <text:p text:style-name="Text_20_body">وَاحِدَةٌ <text:span text:style-name="Source_5f_Text">wāḥidatun</text:span> одна</text:p>
      <text:p text:style-name="Text_20_body">اِثْنَتَانِ <text:span text:style-name="Source_5f_Text">aiθnatāni</text:span> две</text:p>
      <text:p text:style-name="Text_20_body">ثَلاَثَةٌ <text:span text:style-name="Source_5f_Text">θalaaθatun</text:span> три</text:p>
      <text:p text:style-name="Text_20_body">أَرْبَعَةٌ <text:span text:style-name="Source_5f_Text">ʔarbaʕatun</text:span> четыре</text:p>
      <text:p text:style-name="Text_20_body">خَمْسَةٌ <text:span text:style-name="Source_5f_Text">xamsatun</text:span> пять</text:p>
      <text:p text:style-name="Text_20_body">سِتَّةٌ <text:span text:style-name="Source_5f_Text">sittatun</text:span> шесть</text:p>
      <text:p text:style-name="Text_20_body">سَبْعَةٌ <text:span text:style-name="Source_5f_Text">sabʕatun</text:span> семь</text:p>
      <text:p text:style-name="Text_20_body">ثَمَانِيَة ٌ <text:span text:style-name="Source_5f_Text">θamāniya un</text:span> восемь</text:p>
      <text:p text:style-name="Text_20_body">تِسْعَة <text:span text:style-name="Source_5f_Text">tisʕa</text:span> девять</text:p>
      <text:p text:style-name="Text_20_body">عَشَرَةٌ <text:span text:style-name="Source_5f_Text">ʕašaratun</text:span> десять</text:p>
      <text:p text:style-name="Text_20_body">Мужской род:</text:p>
      <text:p text:style-name="Text_20_body">وَاحِدٌ <text:span text:style-name="Source_5f_Text">wāḥidun</text:span> один</text:p>
      <text:p text:style-name="Text_20_body">اِثْنَانِ <text:span text:style-name="Source_5f_Text">aiθnāni</text:span> два</text:p>
      <text:p text:style-name="Text_20_body">ثَلاَثٌ <text:span text:style-name="Source_5f_Text">θalaaθun</text:span> три</text:p>
      <text:p text:style-name="Text_20_body">أَرْبَعٌ <text:span text:style-name="Source_5f_Text">ʔarbaʕun</text:span> четыре</text:p>
      <text:p text:style-name="Text_20_body">خَمْسٌ <text:span text:style-name="Source_5f_Text">xamsun</text:span> пять</text:p>
      <text:p text:style-name="Text_20_body">سِتٌّ <text:span text:style-name="Source_5f_Text">sittun</text:span> шесть</text:p>
      <text:p text:style-name="Text_20_body">سَبْعٌ <text:span text:style-name="Source_5f_Text">sabʕun</text:span> семь</text:p>
      <text:p text:style-name="Text_20_body"><text:soft-page-break/>ثَمَانٍ <text:span text:style-name="Source_5f_Text">θamānin</text:span> восемь</text:p>
      <text:p text:style-name="Text_20_body">تِسْعٌ <text:span text:style-name="Source_5f_Text">tisʕun</text:span> девять</text:p>
      <text:p text:style-name="Text_20_body">عَشْرٌ <text:span text:style-name="Source_5f_Text">ʕašrun</text:span> десять</text:p>
      <text:p text:style-name="Text_20_body">Числительные وَاحِدٌ <text:span text:style-name="Source_5f_Text">wāḥidun</text:span> «один» и اِثْنَانِ <text:span text:style-name="Source_5f_Text">aiθnāni</text:span> «два» ( وَاحِدةٌ <text:span text:style-name="Source_5f_Text">wāḥidtun</text:span> «одна» اِثْنَتَانِ <text:span text:style-name="Source_5f_Text">aiθnatāni</text:span> «две») ставятся после исчисляемого и, подобно прилагательным, полностью согласуются с ним:</text:p>
      <text:p text:style-name="Text_20_body">جَاءَ طَالِبٌ وَاحِدٌ <text:span text:style-name="Source_5f_Text">jāʔa ṭālibun wāḥidun</text:span> Пришел <text:span text:style-name="T1">один</text:span> студент</text:p>
      <text:p text:style-name="Text_20_body">جَاءَتْ طَالِبَةٌ وَاحِدَةٌ <text:span text:style-name="Source_5f_Text">jāʔat ṭālibatun wāḥidatun</text:span> Пришла <text:span text:style-name="T1">одна</text:span> студентка</text:p>
      <text:p text:style-name="Text_20_body">رَأَيْتُ طَالِباً وَاحِداً <text:span text:style-name="Source_5f_Text">raʔaytu ṭālibā(n) wāḥidā(n)</text:span> Я видел <text:span text:style-name="T1">одного</text:span> студента</text:p>
      <text:p text:style-name="Text_20_body">رَأَيْتُ طَالِبَةً وَاحِدَةً <text:span text:style-name="Source_5f_Text">raʔaytu ṭālibatan wāḥidatan</text:span> Я видел <text:span text:style-name="T1">одну</text:span> студентку</text:p>
      <text:p text:style-name="Text_20_body">أَخَذْتُ الكِتَابَ مِنْ طَالِبٍ وَاحِدٍ <text:span text:style-name="Source_5f_Text">ʔaxaðtu l-kitāba min ṭālibin wāḥidin</text:span> Я взял книгу у <text:span text:style-name="T1">одного</text:span> студента</text:p>
      <text:p text:style-name="Text_20_body">أَخَذْتُ الكِتَابَ مِنْ طَالِبَةٍ وَاحِدَةٍ <text:span text:style-name="Source_5f_Text">ʔaxaðtu l-kitāba min ṭālibatin wāḥidatin</text:span> Я взял книгу у <text:span text:style-name="T1">одной</text:span> студентки</text:p>
      <text:p text:style-name="Text_20_body">جَاءَ طَالِبَانِ اِثْنَانِ <text:span text:style-name="Source_5f_Text">jāʔa ṭālibāni aiθnāni</text:span> Пришли <text:span text:style-name="T1">два</text:span> студента</text:p>
      <text:p text:style-name="Text_20_body">جَاءَتْ طَالِبَتَانِ اِثْنَتَانِ <text:span text:style-name="Source_5f_Text">jāʔat ṭālibatāni aiθnatāni</text:span> Пришли <text:span text:style-name="T1">две</text:span> студентки</text:p>
      <text:p text:style-name="Text_20_body">رَأَيْتُ طَالِبيْنِ اِثْنَيْنِ <text:span text:style-name="Source_5f_Text">raʔaytu ṭālibyni aiθnayni</text:span> Я видел <text:span text:style-name="T1">двух</text:span> студентов</text:p>
      <text:p text:style-name="Text_20_body">رَأَيْتُ طَالِبَتَيْنِ اِثْنَتَيْنِ <text:span text:style-name="Source_5f_Text">raʔaytu ṭālibatayni aiθnatayni</text:span> Я видел <text:span text:style-name="T1">двух</text:span> студенток</text:p>
      <text:p text:style-name="Text_20_body">أَخَذْتُ الكِتَابَ مِنْ طَالِبَيْنِ اِثْنَيْنِ <text:span text:style-name="Source_5f_Text">ʔaxaðtu l-kitāba min ṭālibayni aiθnayni</text:span> Я взял книгу у <text:span text:style-name="T1">двух</text:span> студентов</text:p>
      <text:p text:style-name="Text_20_body">أَخَذْتُ الكِتَابَ مِنْ طَالِبَتَيْنِ اِثْنَتَيْنِ <text:span text:style-name="Source_5f_Text">ʔaxaðtu l-kitāba min ṭālibatayni aiθnatayni</text:span> Я взял книгу у <text:span text:style-name="T1">двух</text:span> студенток</text:p>
      <text:p text:style-name="Text_20_body">Имена двойственного числа распознаются по окончанию - َانِ <text:span text:style-name="Source_5f_Text">āni</text:span> , так что числительные اِثْ<text:soft-page-break/>نَانِ <text:span text:style-name="Source_5f_Text">aiθnāni</text:span> «два» и اِثْنَتَانِ <text:span text:style-name="Source_5f_Text">aiθnatāni</text:span> «две» ставятся только для подчеркивания двойственности.</text:p>
      <text:p text:style-name="Text_20_body"><text:span text:style-name="T1">Числительные</text:span> <text:span text:style-name="T1">от</text:span> <text:span text:style-name="T1">3</text:span> <text:span text:style-name="T1">до</text:span> <text:span text:style-name="T1">10</text:span> образуют со своими исчисляемыми изафетное сочетание. Они склоняются по падежам и ставятся в роде, противоположном роду исчисляемого в единственном числе, а их исчисляемое ставится во множественном числе родительного падежа неопределенного состояния:</text:p>
      <text:p text:style-name="Text_20_body">عِنْدِي ثَلاَثََةُ كُتُبٍ <text:span text:style-name="Source_5f_Text">ʕindiy θalaaθaatu kutubin</text:span> У меня три книги</text:p>
      <text:p text:style-name="Text_20_body">قَرَأْتُ ثَلاَثَةَ كُتُبٍ <text:span text:style-name="Source_5f_Text">qaraʔtu θalaaθata kutubin</text:span> Я прочитал три книги</text:p>
      <text:p text:style-name="Text_20_body">وَجَدْتُ هَذَا فِي ثَلاَثَةِ كُتُبٍ <text:span text:style-name="Source_5f_Text">wajadtu haðā fiy θalaaθati kutubin</text:span> Я нашел это в трех книгах</text:p>
      <text:p text:style-name="Text_20_body">عِنْدِي ثَلاَثُ وَرَقَاتٍ <text:span text:style-name="Source_5f_Text">ʕindiy θalaaθu waraqātin</text:span> У меня три бумаги</text:p>
      <text:p text:style-name="Text_20_body">أَخَذْتُ ثَلاَثَ وَرَقَاتٍ <text:span text:style-name="Source_5f_Text">ʔaxaðtu θalaaθa waraqātin</text:span> Я взял три бумаги</text:p>
      <text:p text:style-name="Text_20_body">وَجَدْتُ هَذَا فِي ثَلاَثِ وَرَقَاتٍ <text:span text:style-name="Source_5f_Text">wajadtu haðā fiy θalaaθi waraqātin</text:span> Я нашел это в трех бумагах</text:p>
      <text:p text:style-name="Text_20_body">Упражнения для закрепления</text:p>
      <text:p text:style-name="Text_20_body">1) Переведите следующие словосочетания на русский язык:</text:p>
      <text:p text:style-name="Text_20_body">ثَلاَثَةُ بُيُوتٍ <text:span text:style-name="Source_5f_Text">θalaaθatu buyuwtin</text:span> __</text:p>
      <text:p text:style-name="Text_20_body">رِثَلاَثُ بَنَاتٍ <text:span text:style-name="Source_5f_Text">riθalaaθu banātin</text:span> __</text:p>
      <text:p text:style-name="Text_20_body">أَرْبَعَةُ طُلاَّبٍ <text:span text:style-name="Source_5f_Text">ʔarbaʕatu ṭulaaabin</text:span> __</text:p>
      <text:p text:style-name="Text_20_body">أَرْبَعُ نِسَاءٍ <text:span text:style-name="Source_5f_Text">ʔarbaʕu nisāʔin</text:span> __</text:p>
      <text:p text:style-name="Text_20_body">خَمْسَةُ رِجَالٍ <text:span text:style-name="Source_5f_Text">xamsatu rijālin</text:span> __</text:p>
      <text:p text:style-name="Text_20_body">سِتَّةُ مَسَاجِدَ <text:span text:style-name="Source_5f_Text">sittatu masājida</text:span> __</text:p>
      <text:p text:style-name="Text_20_body">سَبْعَةُ حُرُوفٍ <text:span text:style-name="Source_5f_Text">sabʕatu ḥuruwfin</text:span> __</text:p>
      <text:p text:style-name="Text_20_body">ثَمَانِي طَالِبَاتٍ <text:span text:style-name="Source_5f_Text">θamāniy ṭālibātin</text:span> __</text:p>
      <text:p text:style-name="Text_20_body"><text:soft-page-break/>تِسْعُ أُمَّهَاتٍ <text:span text:style-name="Source_5f_Text">tisʕu ʔummahātin</text:span> __</text:p>
      <text:p text:style-name="Text_20_body">عَشْرُ سُوَرٍ <text:span text:style-name="Source_5f_Text">ʕašru suwarin</text:span> __</text:p>
      <text:p text:style-name="Text_20_body">عَشَرَةُ مَفَاتِيحَ <text:span text:style-name="Source_5f_Text">ʕašaratu mafātiyḥa</text:span> __</text:p>
      <text:p text:style-name="Text_20_body">رَجُلٌ وَاحِدٌ <text:span text:style-name="Source_5f_Text">rajulun wāḥidun</text:span> __</text:p>
      <text:p text:style-name="Text_20_body">رِجْلٌ وَاحِدَةٌ <text:span text:style-name="Source_5f_Text">rijlun wāḥidatun</text:span> __</text:p>
      <text:p text:style-name="Text_20_body">جَرِيدَةٌ وَاحِدَةٌ <text:span text:style-name="Source_5f_Text">jariydatun wāḥidatun</text:span> __</text:p>
      <text:p text:style-name="Text_20_body">دَفْتَرَانِ اثْنَانِ <text:span text:style-name="Source_5f_Text">daftarāni aθnāni</text:span> __</text:p>
      <text:p text:style-name="Text_20_body">بِنْتَانِ اثْنَتَانِ <text:span text:style-name="Source_5f_Text">bintāni aθnatāni</text:span> __</text:p>
      <text:p text:style-name="Text_20_body">خَمْسُ مَدَارِسَ <text:span text:style-name="Source_5f_Text">xamsu madārisa</text:span> __</text:p>
      <text:p text:style-name="Text_20_body">سِتُّ قَبَائِلَ <text:span text:style-name="Source_5f_Text">sittu qabāʔila</text:span> __</text:p>
      <text:p text:style-name="Text_20_body">سَبْعُ جَرَائِدَ <text:span text:style-name="Source_5f_Text">sabʕu jarāʔida</text:span> __</text:p>
      <text:p text:style-name="Text_20_body">ثَمَانِيَةُ جِبَالٍ <text:span text:style-name="Source_5f_Text">θamāniyatu jibālin</text:span> __</text:p>
      <text:p text:style-name="Text_20_body">تِسْعَةُ آبَاءٍ <text:span text:style-name="Source_5f_Text">tisʕatu ʔābāʔin</text:span> __</text:p>
      <text:p text:style-name="Text_20_body">عَشْرُ تِلْمِيذَاتٍ <text:span text:style-name="Source_5f_Text">ʕašru tilmiyðātin</text:span> __</text:p>
      <text:list xml:id="list825782135" text:style-name="L37">
        <text:list-item>
          <text:p text:style-name="P41">Переведите следующие словосочетания на арабский язык:</text:p>
        </text:list-item>
      </text:list>
      <text:p text:style-name="First_20_paragraph">два дома__</text:p>
      <text:p text:style-name="Text_20_body">два студента__</text:p>
      <text:p text:style-name="Text_20_body">две горы__</text:p>
      <text:p text:style-name="Text_20_body">три мальчика__</text:p>
      <text:p text:style-name="Text_20_body">четыре книги__</text:p>
      <text:p text:style-name="Text_20_body">пять столов__</text:p>
      <text:p text:style-name="Text_20_body">шесть ручек__</text:p>
      <text:p text:style-name="Text_20_body">семь учеников__</text:p>
      <text:p text:style-name="Text_20_body"><text:soft-page-break/>восемь инженеров__</text:p>
      <text:p text:style-name="Text_20_body">девять братьев__</text:p>
      <text:p text:style-name="Text_20_body">десять собак__</text:p>
      <text:p text:style-name="Text_20_body">два класса__</text:p>
      <text:p text:style-name="Text_20_body">два глаза__</text:p>
      <text:p text:style-name="Text_20_body">две реки__</text:p>
      <text:p text:style-name="Text_20_body">три девочки__</text:p>
      <text:p text:style-name="Text_20_body">четыре газеты__</text:p>
      <text:p text:style-name="Text_20_body">пять слов__</text:p>
      <text:p text:style-name="Text_20_body">шесть студенток__</text:p>
      <text:p text:style-name="Text_20_body">семь учительниц__</text:p>
      <text:p text:style-name="Text_20_body">восемь сестер__</text:p>
      <text:p text:style-name="Text_20_body">девять кошек__</text:p>
      <text:p text:style-name="Text_20_body">десять университетов__</text:p>
      <text:p text:style-name="Text_20_body">3) Переведите предложения на русский язык:</text:p>
      <text:p text:style-name="Text_20_body">جَاءَ رَجُلٌ وَاحِدٌ وَثَلاَثُ نِسَاءٍ <text:span text:style-name="Source_5f_Text">jāʔa rajulun wāḥidun waθalaaθu nisāʔin</text:span></text:p>
      <text:p text:style-name="Text_20_body">قَتَلَ حَمْزَةُ أَسَدَيْنِ اثْنَيْنِ <text:span text:style-name="Source_5f_Text">qatala ḥamzatu ʔasadayni aθnayni</text:span></text:p>
      <text:p text:style-name="Text_20_body">دَرَسَ عَلِيٌّ اللُّغَةَ العَرَبِيَّةَ فِي ثَلاَثِ جَامِعَاتٍ <text:span text:style-name="Source_5f_Text">darasa ʕaliyyun al-luǧata l-ʕarabiyyata fiy θalaaθi jāmiʕātin</text:span></text:p>
      <text:p text:style-name="Text_20_body">زُرْتُ فِي سُورِيَا خَمْسَ مَدَارِسَ وَثَلاَثَةَ مَسَاجِدَ <text:span text:style-name="Source_5f_Text">zurtu fiy suwriyā xamsa madārisa waθalaaθata masājida</text:span></text:p>
      <text:p text:style-name="Text_20_body">تَكَلَّمْتُ أَمْسِ مَعَ ثَلاَثَةِ مُهَنْدِسِينَ وَأَرْبَعِ مُدَرِّسَاتٍ <text:span text:style-name="Source_5f_Text">takallamtu ʔamsi maʕa θalaaθati muhandisiyna waʔarbaʕi mudarrisātin</text:span></text:p>
      <text:p text:style-name="Text_20_body">سَمِعْتُ هَذَا الْخَبَرَ مِنْ عَشْرِ طَالِبَاتٍ <text:span text:style-name="Source_5f_Text">samiʕtu haðā l-xabara min ʕašri ṭālibātin</text:span></text:p>
      <text:p text:style-name="Text_20_body">حَفِظَتْ أُخْتُكَ ثَمَانِيَ سُوَرٍ وَحَفِظَ أَخُوكَ تِسْعَ سُوَرٍ <text:span text:style-name="Source_5f_Text">ḥafið̣at ʔuxtuka θamāniya suwarin waḥafið̣a ʔaxuwka tisʕa suwarin</text:span></text:p>
      <text:p text:style-name="Text_20_body">قَرَأْتُ هَذَا الْكِتَابَ عَشْرَ سَاعَاتٍ <text:span text:style-name="Source_5f_Text">qaraʔtu haðā l-kitāba ʕašra sāʕātin</text:span></text:p>
      <text:p text:style-name="Text_20_body"><text:soft-page-break/>4) Завершите перевод предложений на арабский язык:</text:p>
      <text:p text:style-name="Text_20_body">Мы купили один дом и два сада</text:p>
      <text:p text:style-name="Text_20_body">__ اِشْتَرَيْنَا <text:span text:style-name="Source_5f_Text">aištaraynā</text:span></text:p>
      <text:p text:style-name="Text_20_body">Ахмад просмотрел три книги и шесть журналов</text:p>
      <text:p text:style-name="Text_20_body">__ اِطَّلَعَ أَحْمَدُ عَلَى <text:span text:style-name="Source_5f_Text">aiṭṭal-aʕa ʔaḥmadu ʕalaā</text:span></text:p>
      <text:p text:style-name="Text_20_body">У моего дяди три сына и три дочери</text:p>
      <text:p text:style-name="Text_20_body">__ لِعَمِّي <text:span text:style-name="Source_5f_Text">liʕammiy</text:span></text:p>
      <text:p text:style-name="Text_20_body">Больного посетили три студента и три учительницы</text:p>
      <text:p text:style-name="Text_20_body">__ عَادَ الْمَرِيضَ <text:span text:style-name="Source_5f_Text">ʕāda l-mariyḍa</text:span></text:p>
      <text:p text:style-name="Text_20_body">*******</text:p>
      <text:p text:style-name="Text_20_body"><text:span text:style-name="T3">2.</text:span> <text:span text:style-name="T1">Количественные</text:span> <text:span text:style-name="T1">числительные</text:span> <text:span text:style-name="T1">от</text:span> <text:span text:style-name="T1">11</text:span> <text:span text:style-name="T1">до</text:span> <text:span text:style-name="T1">19.</text:span></text:p>
      <text:p text:style-name="Text_20_body">Количественные числительные от 11 до 19 (кроме 12) являются несклоняемыми по флексии (см. гл. I, § 33) и огласуются фатхой без танвина в конце единиц и десяток:</text:p>
      <text:p text:style-name="Text_20_body"><text:span text:style-name="T1">мужской род:</text:span> <text:span text:style-name="T1">женский род:</text:span></text:p>
      <text:p text:style-name="Text_20_body">одиннадцать أَحَدَ عَشَرَ إِحْدَى عَشْرَةَ <text:span text:style-name="Source_5f_Text">ʔaḥada ʕašara ʔiḥdaā ʕašrata</text:span></text:p>
      <text:p text:style-name="Text_20_body">двенадцать اِثْنا عَشَرَ اِثْنَتَا عَشْرَةَ <text:span text:style-name="Source_5f_Text">aiθna ʕašara aiθnatā ʕašrata</text:span></text:p>
      <text:p text:style-name="Text_20_body">тринадцать ثَلاثَةَ عَشَرَ ثَلاثَ عَشْرَةَ <text:span text:style-name="Source_5f_Text">θalaθata ʕašara θalaθa ʕašrata</text:span></text:p>
      <text:p text:style-name="Text_20_body">четырнадцать أَرْبَعَةَ عَشَرَ أَرْبَعَ عَشْرَةَ <text:span text:style-name="Source_5f_Text">ʔarbaʕata ʕašara ʔarbaʕa ʕašrata</text:span></text:p>
      <text:p text:style-name="Text_20_body">пятнадцать خَمْسَةَ عَشَرَ خَمْسَ عَشْرَةَ <text:span text:style-name="Source_5f_Text">xamsata ʕašara xamsa ʕašrata</text:span></text:p>
      <text:p text:style-name="Text_20_body">шестнадцать سِتَّةَ عَشَرَ سِتَّ عَشْرَةَ <text:span text:style-name="Source_5f_Text">sittata ʕašara sitta ʕašrata</text:span></text:p>
      <text:p text:style-name="Text_20_body">семнадцать سَبْعَةَ عَشَرَ سَبْعَ عَشْرَةَ <text:span text:style-name="Source_5f_Text">sabʕata ʕašara sabʕa ʕašrata</text:span></text:p>
      <text:p text:style-name="Text_20_body">восемнадцать ثَمَانِيَةَ عَشَر ثَمَانِيَ عَشْرَةَ <text:span text:style-name="Source_5f_Text">θamāniyata ʕašar θamāniya ʕašrata</text:span></text:p>
      <text:p text:style-name="Text_20_body">девятнадцать تِسْعَةَ عَشَرَ تِسْعَ عَشْرَةَ <text:span text:style-name="Source_5f_Text">tisʕata ʕašara tisʕa ʕašrata</text:span></text:p>
      <text:p text:style-name="Text_20_body"><text:soft-page-break/>Исчисляемое числительных от 11 до 19 ставится в винительном падеже единственного числа неопределённого состояния. Десятки числительных от 13 до 19 ставятся в том же роде, что и имя исчисляемое, а единицы - в противоположном роде. Например:</text:p>
      <text:p text:style-name="Text_20_body">جَاءَ خَمْسَةَ عَشَرَ طَالِباً <text:span text:style-name="Source_5f_Text">jāʔa xamsata ʕašara ṭālibā(n)</text:span> Пришли 15 студентов</text:p>
      <text:p text:style-name="Text_20_body">رَأَيْتُ خَمْسَةَ عَشَرَ طَالِباً <text:span text:style-name="Source_5f_Text">raʔaytu xamsata ʕašara ṭālibā(n)</text:span> Я видел 15 студентов</text:p>
      <text:p text:style-name="Text_20_body">أَخَذْتُ الكُتُبَ مِنْ خَمْسَةَ عَشَرَ طَالِباً <text:span text:style-name="Source_5f_Text">ʔaxaðtu l-kutuba min xamsata ʕašara ṭālibā(n)</text:span> Я взял книги у 15 студентов</text:p>
      <text:p text:style-name="Text_20_body">جَاءَ خَمْسَ عَشْرَةَ طَالِبَةً <text:span text:style-name="Source_5f_Text">jāʔa xamsa ʕašrata ṭālibatan</text:span> Пришли 15 студенток</text:p>
      <text:p text:style-name="Text_20_body">رَأَيْتُ خَمْسَ عَشْرَةَ طَالِبَةً <text:span text:style-name="Source_5f_Text">raʔaytu xamsa ʕašrata ṭālibatan</text:span> Я видел 15 студенток</text:p>
      <text:p text:style-name="Text_20_body">أَخَذْتُ الكُتُبَ مِنْ خَمْسَ عَشْرَةََ طَالِبَةً <text:span text:style-name="Source_5f_Text">ʔaxaðtu l-kutuba min xamsa ʕašrataa ṭālibatan</text:span> Я взял книги у 15 студенток</text:p>
      <text:p text:style-name="Text_20_body">В числительных 11 и 12 и единицы, и десятки ставятся в роде, соответствующем роду исчисляемого. Единицы числительного 12 изменяются по падежам подобно имени двойственного числа, являющемуся первым членом идафы:</text:p>
      <text:p text:style-name="Text_20_body">جَاءَ أَحَدَ عَشَرَ طَالِباً <text:span text:style-name="Source_5f_Text">jāʔa ʔaḥada ʕašara ṭālibā(n)</text:span> Пришли 11 студентов</text:p>
      <text:p text:style-name="Text_20_body">جَاءَ إِحْدَى عَشْرَةَ طَالِبَة <text:span text:style-name="Source_5f_Text">jāʔa ʔiḥdaā ʕašrata ṭāliba</text:span> Пришли 11 студенток</text:p>
      <text:p text:style-name="Text_20_body">رَأَيْتُ أَحَدَ عَشَرَ طَالِباً <text:span text:style-name="Source_5f_Text">raʔaytu ʔaḥada ʕašara ṭālibā(n)</text:span> Я видел 11 студентов</text:p>
      <text:p text:style-name="Text_20_body">رَأَيْتُ اِِحْدَى عَشْرَةَ طَالِبَةً <text:span text:style-name="Source_5f_Text">raʔaytu aiiḥdaā ʕašrata ṭālibatan</text:span> Я видел 11 студенток</text:p>
      <text:p text:style-name="Text_20_body">أَخَذْتُ الكُتُبَ مِنْ أَحَدَ عَشَرَ طَالِباً <text:span text:style-name="Source_5f_Text">ʔaxaðtu l-kutuba min ʔaḥada ʕašara ṭālibā(n)</text:span> Я взял книги у 11 студентов</text:p>
      <text:p text:style-name="Text_20_body">أَخَذْتُ الكُتُبَ مِنْ اِحَدَى عَشْرَةَ طَالِبَةً <text:span text:style-name="Source_5f_Text">ʔaxaðtu l-kutuba min aiḥadaā ʕašrata ṭālibatan</text:span> Я взял книги у 11 студенток</text:p>
      <text:p text:style-name="Text_20_body">جَاءَ اِثْنَا عَشَرَ طَالِباً <text:span text:style-name="Source_5f_Text">jāʔa aiθnā ʕašara ṭālibā(n)</text:span> Пришли 12 студентов</text:p>
      <text:p text:style-name="Text_20_body">جَاءَ اَثْنَتَا عَشْرَةَ طَالِبَة <text:span text:style-name="Source_5f_Text">jāʔa aaθnatā ʕašrata ṭāliba</text:span> Пришли 12 студенток</text:p>
      <text:p text:style-name="Text_20_body">رَأَيْتُ اِثْنَتَيْ عَشَرَ طَالِباً <text:span text:style-name="Source_5f_Text">raʔaytu aiθnatay ʕašara ṭālibā(n)</text:span> Я видел 12 студентов</text:p>
      <text:p text:style-name="Text_20_body"><text:soft-page-break/>رَأَيْتُ اِِثْنَتَىْ عَشْرَةَ طَالِبَةً <text:span text:style-name="Source_5f_Text">raʔaytu aiiθnataā ʕašrata ṭālibatan</text:span> Я видел 12 студенток</text:p>
      <text:p text:style-name="Text_20_body">أَخَذْتُ الكُتُبَ مِنْ اِثْنَيْ عَشَرَ طَالِباً <text:span text:style-name="Source_5f_Text">ʔaxaðtu l-kutuba min aiθnay ʕašara ṭālibā(n)</text:span> Я взял книги у 12 студентов</text:p>
      <text:p text:style-name="Text_20_body">أَخَذْتُ الكُتُبَ مِنْ اِثْنَتَيْ عَشْرَةَ طَالِبَةً <text:span text:style-name="Source_5f_Text">ʔaxaðtu l-kutuba min aiθnatay ʕašrata ṭālibatan</text:span> Я взял книги у 12 студенток</text:p>
      <text:p text:style-name="Text_20_body">Упражнения для закрепления</text:p>
      <text:p text:style-name="Text_20_body">1) Переведите следующие словосочетания на русский язык:</text:p>
      <text:p text:style-name="Text_20_body">أَحَدَ عَشَرَ وَلَدًا <text:span text:style-name="Source_5f_Text">ʔaḥada ʕašara waladana</text:span> __</text:p>
      <text:p text:style-name="Text_20_body">اِثْنَا عَشَرَ رَجُلاً <text:span text:style-name="Source_5f_Text">aiθnā ʕašara rajulā(n)</text:span> __</text:p>
      <text:p text:style-name="Text_20_body">ثَلاَثَةَ عَشَرَ طَائِرًا <text:span text:style-name="Source_5f_Text">θalaaθata ʕašara ṭāʔirana</text:span> __</text:p>
      <text:p text:style-name="Text_20_body">أَرْبَعَةَ عَشَرَ جُنْدِيًّا <text:span text:style-name="Source_5f_Text">ʔarbaʕata ʕašara jundiyyana</text:span> __</text:p>
      <text:p text:style-name="Text_20_body">خَمْسَةَ عَشَرَ أَسَدًا <text:span text:style-name="Source_5f_Text">xamsata ʕašara ʔasadana</text:span> __</text:p>
      <text:p text:style-name="Text_20_body">سِتَّةَ عَشَرَ أُسْتَاذًا <text:span text:style-name="Source_5f_Text">sittata ʕašara ʔustāðana</text:span> __</text:p>
      <text:p text:style-name="Text_20_body">سَبْعَةَ عَشَرَ كِتَابًا <text:span text:style-name="Source_5f_Text">sabʕata ʕašara kitābana</text:span> __</text:p>
      <text:p text:style-name="Text_20_body">ثَمَانِيَةَ عَشَرَ جَمَلاً <text:span text:style-name="Source_5f_Text">θamāniyata ʕašara jamalā(n)</text:span> __</text:p>
      <text:p text:style-name="Text_20_body">تِسْعَةَ عَشَرَ ذِئْبًا <text:span text:style-name="Source_5f_Text">tisʕata ʕašara ðiʔbana</text:span> __</text:p>
      <text:p text:style-name="Text_20_body">إِحْدَى عَشْرَةَ بِنْتًا <text:span text:style-name="Source_5f_Text">ʔiḥdaā ʕašrata bintana</text:span> __</text:p>
      <text:p text:style-name="Text_20_body">اِثْنَتَا عَشْرَةَ امْرَأَةً <text:span text:style-name="Source_5f_Text">aiθnatā ʕašrata amraʔatan</text:span> __</text:p>
      <text:p text:style-name="Text_20_body">ثَلاَثَ عَشْرَةَ تِلْمِيذَةً <text:span text:style-name="Source_5f_Text">θalaaθa ʕašrata tilmiyðatan</text:span> __</text:p>
      <text:p text:style-name="Text_20_body">أَرْبَعَ عَشْرَةَ مُدَرِّسَةً <text:span text:style-name="Source_5f_Text">ʔarbaʕa ʕašrata mudarrisatan</text:span> __</text:p>
      <text:p text:style-name="Text_20_body">خَمْسَ عَشْرَةَ زَهْرَةً <text:span text:style-name="Source_5f_Text">xamsa ʕašrata zahratan</text:span> __</text:p>
      <text:p text:style-name="Text_20_body"><text:soft-page-break/>سِتَّ عَشْرَةَ مُمَرِّضَةً <text:span text:style-name="Source_5f_Text">sitta ʕašrata mumarriḍatan</text:span> __</text:p>
      <text:p text:style-name="Text_20_body">سَبْعَ عَشْرَةَ مَدْرَسَةً <text:span text:style-name="Source_5f_Text">sabʕa ʕašrata madrasatan</text:span> __</text:p>
      <text:p text:style-name="Text_20_body">ثَمَانِيَ عَشْرَةَ نَاقَةً <text:span text:style-name="Source_5f_Text">θamāniya ʕašrata nāqatan</text:span> __</text:p>
      <text:p text:style-name="Text_20_body">تِسْعَ عَشْرَةَ بَطَّةً <text:span text:style-name="Source_5f_Text">tisʕa ʕašrata baṭṭatan</text:span> __</text:p>
      <text:p text:style-name="Text_20_body">2) Переведите слова на арабский язык:</text:p>
      <text:p text:style-name="Text_20_body">одиннадцать студентов __</text:p>
      <text:p text:style-name="Text_20_body">двенадцать мужчин __</text:p>
      <text:p text:style-name="Text_20_body">тринадцать стран __</text:p>
      <text:p text:style-name="Text_20_body">четырнадцать мечетей __</text:p>
      <text:p text:style-name="Text_20_body">пятнадцать домов __</text:p>
      <text:p text:style-name="Text_20_body">шестнадцать мальчиков __</text:p>
      <text:p text:style-name="Text_20_body">семнадцать ослов __</text:p>
      <text:p text:style-name="Text_20_body">восемнадцать тетрадей __</text:p>
      <text:p text:style-name="Text_20_body">девятнадцать братьев __</text:p>
      <text:p text:style-name="Text_20_body">одиннадцать студенток __</text:p>
      <text:p text:style-name="Text_20_body">двенадцать женщин __</text:p>
      <text:p text:style-name="Text_20_body">тринадцать городов __</text:p>
      <text:p text:style-name="Text_20_body">четырнадцать школ __</text:p>
      <text:p text:style-name="Text_20_body">пятнадцать деревьев __</text:p>
      <text:p text:style-name="Text_20_body">шестнадцать девочек __</text:p>
      <text:p text:style-name="Text_20_body">семнадцать кур __</text:p>
      <text:p text:style-name="Text_20_body">восемнадцать рук __</text:p>
      <text:p text:style-name="Text_20_body">девятнадцать сестёр __</text:p>
      <text:p text:style-name="Text_20_body">3) Переведите предложения на русский язык:</text:p>
      <text:p text:style-name="Text_20_body">حَفِظَ السُّورَةَ أَحَدَ عَشَرَ تِلْمِيذًا <text:span text:style-name="Source_5f_Text">ḥafið̣a s-suwrata ʔaḥada ʕašara tilmiyðana</text:span></text:p>
      <text:p text:style-name="Text_20_body">قَرَأَتْ هَذَا الْكِتَابَ اِثْنَتَا عَشْرَةَ طَالِبَةً <text:span text:style-name="Source_5f_Text">qaraʔat haðā l-kitāba aiθnatā ʕašrata ṭālibatan</text:span></text:p>
      <text:p text:style-name="Text_20_body"><text:soft-page-break/>بَاتَ فِي هَذَا الْفُنْدُقِ ثَلاَثَةَ عَشَرَ سَائِحًا <text:span text:style-name="Source_5f_Text">bāta fiy haðā l-funduqi θalaaθata ʕašara sāʔiḥana</text:span></text:p>
      <text:p text:style-name="Text_20_body">قَتَلَ الصَّائِدُ أَرْبَعَةَ عَشَرَ ذِئْبًا <text:span text:style-name="Source_5f_Text">qatala ṣ-ṣāʔidu ʔarbaʕata ʕašara ðiʔbana</text:span></text:p>
      <text:p text:style-name="Text_20_body">سَمِعْتُ هَذَا الْقَوْلَ مِنْ خَمْسَ عَشْرَةَ مُدَرِّسَةً <text:span text:style-name="Source_5f_Text">samiʕtu haðā l-qawla min xamsa ʕašrata mudarrisatan</text:span></text:p>
      <text:p text:style-name="Text_20_body">كَتَبَ هَذِهِ الرِّسَالَةَ سِتَّةَ عَشَرَ رَجُلاً <text:span text:style-name="Source_5f_Text">kataba haðihi r-risālata sittata ʕašara rajulā(n)</text:span></text:p>
      <text:p text:style-name="Text_20_body">اِشْتَرَكَتْ فِي الْمُبَارَاةِ سَبْعَ عَشْرَةَ بِنْتًا <text:span text:style-name="Source_5f_Text">aištarakat fiy al-mubārāti sabʕa ʕašrata bintana</text:span></text:p>
      <text:p text:style-name="Text_20_body">أَقْرَضْتُ لِحَسَنٍ ثَمَانِيَةَ عَشَرَ دُولاَرًا <text:span text:style-name="Source_5f_Text">ʔaqraḍtu liḥasanin θamāniyata ʕašara duwlaarana</text:span></text:p>
      <text:p text:style-name="Text_20_body">أَكَلَ الأَسَدُ تِسْعَ عَشْرَةَ شَاةً <text:span text:style-name="Source_5f_Text">ʔakala l-ʔasadu tisʕa ʕašrata šātan</text:span></text:p>
      <text:p text:style-name="Text_20_body">4) Завершите перевод предложений на арабский язык:</text:p>
      <text:p text:style-name="Text_20_body">Эту статью подготовили одиннадцать учителей</text:p>
      <text:list xml:id="list1034708794" text:style-name="L38">
        <text:list-item>
          <text:p text:style-name="P42">أَعَدَّ هَذِهِ الْمَقَالَةَ <text:span text:style-name="Source_5f_Text">ʔaʕadda haðihi l-maqālata</text:span> *</text:p>
        </text:list-item>
      </text:list>
      <text:p text:style-name="First_20_paragraph">У Ахмада двенадцать кур и двенадцать петухов</text:p>
      <text:list xml:id="list637583278" text:style-name="L39">
        <text:list-item>
          <text:p text:style-name="P43">لِأَحْمَدَ <text:span text:style-name="Source_5f_Text">liʔaḥmada</text:span> *</text:p>
        </text:list-item>
      </text:list>
      <text:p text:style-name="First_20_paragraph">Эту суру выучили четырнадцать студентов</text:p>
      <text:list xml:id="list3464483953" text:style-name="L40">
        <text:list-item>
          <text:p text:style-name="P44">حَفِظَ هَذِهِ السُّورَةَ <text:span text:style-name="Source_5f_Text">ḥafið̣a haðihi s-suwrata</text:span> *</text:p>
        </text:list-item>
      </text:list>
      <text:p text:style-name="First_20_paragraph">Я просмотрел сегодня пятнадцать газет</text:p>
      <text:list xml:id="list1087394451" text:style-name="L41">
        <text:list-item>
          <text:p text:style-name="P45">اِطَّلَعْتُ الْيَوْمَ عَلَى <text:span text:style-name="Source_5f_Text">aiṭṭal-aʕtu l-yawma ʕalaā</text:span> *</text:p>
        </text:list-item>
      </text:list>
      <text:p text:style-name="First_20_paragraph">На столе шестнадцать книг</text:p>
      <text:list xml:id="list1678553651" text:style-name="L42">
        <text:list-item>
          <text:p text:style-name="P46">عَلَى الْمَكْتَبِ <text:span text:style-name="Source_5f_Text">ʕalaā l-maktabi</text:span> *</text:p>
        </text:list-item>
      </text:list>
      <text:p text:style-name="First_20_paragraph">В этой деревне семнадцать машин</text:p>
      <text:list xml:id="list4228323591" text:style-name="L43">
        <text:list-item>
          <text:p text:style-name="P47">فِي هَذِهِ الْقَرْيَةِ <text:span text:style-name="Source_5f_Text">fiy haðihi l-qaryati</text:span> *</text:p>
        </text:list-item>
      </text:list>
      <text:p text:style-name="First_20_paragraph">В этом городе восемнадцать домов</text:p>
      <text:list xml:id="list2901903129" text:style-name="L44">
        <text:list-item>
          <text:p text:style-name="P48">فِي هَذِهِ الْمَدِينَةِ <text:span text:style-name="Source_5f_Text">fiy haðihi l-madiynati</text:span> *</text:p>
        </text:list-item>
      </text:list>
      <text:p text:style-name="First_20_paragraph">В этом упражнении девятнадцать новых слов</text:p>
      <text:list xml:id="list379360339" text:style-name="L45">
        <text:list-item>
          <text:p text:style-name="P49">فِي هَذَا التَّمْرِينِ كَلِمَةً جَدِيدَةً <text:span text:style-name="Source_5f_Text">fiy haðā t-tamriyni kalimatan jadiydatan</text:span> *</text:p>
        </text:list-item>
      </text:list>
      <text:p text:style-name="First_20_paragraph">*********</text:p>
      <text:p text:style-name="Text_20_body"><text:span text:style-name="T3">3.</text:span> <text:span text:style-name="T1">Числительные</text:span>, <text:span text:style-name="T1">обозначающие</text:span> <text:span text:style-name="T1">круглые</text:span> <text:span text:style-name="T1">десятки</text:span> (20, 30, 40, 50, 60, 70, 80, 90) имеют одну и ту же форму для обоих родов:</text:p>
      <text:p text:style-name="Text_20_body"><text:soft-page-break/>عِشْرُونَ <text:span text:style-name="Source_5f_Text">ʕišruwna</text:span> двадцать</text:p>
      <text:p text:style-name="Text_20_body">ثَلاَثُونَ <text:span text:style-name="Source_5f_Text">θalaaθuwna</text:span> тридцать</text:p>
      <text:p text:style-name="Text_20_body">أَرْبَعُونَ <text:span text:style-name="Source_5f_Text">ʔarbaʕuwna</text:span> сорок</text:p>
      <text:p text:style-name="Text_20_body">خَمْسُونَ <text:span text:style-name="Source_5f_Text">xamsuwna</text:span> пятьдесят</text:p>
      <text:p text:style-name="Text_20_body">سِتُّونَ <text:span text:style-name="Source_5f_Text">sittuwna</text:span> шестьдесят</text:p>
      <text:p text:style-name="Text_20_body">سَبْعُونَ <text:span text:style-name="Source_5f_Text">sabʕuwna</text:span> семьдесят</text:p>
      <text:p text:style-name="Text_20_body">ثَمَانُونَ <text:span text:style-name="Source_5f_Text">θamānuwna</text:span> восемьдесят</text:p>
      <text:p text:style-name="Text_20_body">تِسْعُونَ <text:span text:style-name="Source_5f_Text">tisʕuwna</text:span> девяносто</text:p>
      <text:p text:style-name="Text_20_body">Эти числительные склоняются как имена <text:span text:style-name="T1">целого</text:span> <text:span text:style-name="T1">множественного</text:span> <text:span text:style-name="T1">числа</text:span> <text:span text:style-name="T1">мужского</text:span></text:p>
      <text:p text:style-name="Text_20_body"><text:span text:style-name="T1">рода</text:span> ( جَمْعُ المُذَكَّرِ السَّالِم <text:span text:style-name="Source_5f_Text">jamʕu l-muðakkari s-sālim</text:span> ) (см. гл. II, § 31), а их исчисляемое ставится в винительном падеже единственного числа неопределённого состояния:</text:p>
      <text:p text:style-name="Text_20_body">جَاءَ <text:span text:style-name="Source_5f_Text">jāʔa</text:span> * ثَلاَثُونَ <text:span text:style-name="Source_5f_Text">θalaaθuwna</text:span> * طَالِباً <text:span text:style-name="Source_5f_Text">ṭālibā(n)</text:span> ( الرَّفْعُ <text:span text:style-name="Source_5f_Text">ar-rafʕu</text:span> )</text:p>
      <text:p text:style-name="Text_20_body">Пришли <text:span text:style-name="T1">тридцать</text:span> студентов (именительный падеж)</text:p>
      <text:p text:style-name="Text_20_body">أَخَذْتُ الكُتُبَ مِنْ <text:span text:style-name="Source_5f_Text">ʔaxaðtu l-kutuba min</text:span> * ثَلاَثِينَ <text:span text:style-name="Source_5f_Text">θalaaθiyna</text:span> * طَالِباً <text:span text:style-name="Source_5f_Text">ṭālibā(n)</text:span> ( الْجَرُّ <text:span text:style-name="Source_5f_Text">al-jarru</text:span> )</text:p>
      <text:p text:style-name="Text_20_body">Я взял книги у <text:span text:style-name="T1">тридцати</text:span> студентов (родительный падеж)</text:p>
      <text:p text:style-name="Text_20_body">رَأَيْتُ <text:span text:style-name="Source_5f_Text">raʔaytu</text:span> * ثَلاثِينَ <text:span text:style-name="Source_5f_Text">θalaθiyna</text:span> * طَالِباً <text:span text:style-name="Source_5f_Text">ṭālibā(n)</text:span> ( النَّصْبُ <text:span text:style-name="Source_5f_Text">an-naṣbu</text:span> )</text:p>
      <text:p text:style-name="Text_20_body">Я видел <text:span text:style-name="T1">тридцать</text:span> студентов (винительный падеж)</text:p>
      <text:p text:style-name="Text_20_body"><text:span text:style-name="T3">4</text:span><text:span text:style-name="T2">.</text:span><text:span text:style-name="T1"> Количественные</text:span> <text:span text:style-name="T1">числительные</text:span> <text:span text:style-name="T1">от</text:span> <text:span text:style-name="T1">21</text:span> <text:span text:style-name="T1">до</text:span> <text:span text:style-name="T1">99.</text:span></text:p>
      <text:p text:style-name="Text_20_body">Единицы этих числительных (от 3 до 9) ставятся в роде, противоположном роду имени исчисляемого и склоняются по падежам:</text:p>
      <text:p text:style-name="Text_20_body">женский род:</text:p>
      <text:p text:style-name="Text_20_body">وَاحِدَةٌ وَعِشْرُونَ <text:span text:style-name="Source_5f_Text">wāḥidatun waʕišruwna</text:span> двадцать одна</text:p>
      <text:p text:style-name="Text_20_body"><text:soft-page-break/>اِثْنَتَانِ وَعِشْرُونَ <text:span text:style-name="Source_5f_Text">aiθnatāni waʕišruwna</text:span> двадцать две</text:p>
      <text:p text:style-name="Text_20_body">ثَلاَثٌ وَعِشْرُونَ <text:span text:style-name="Source_5f_Text">θalaaθun waʕišruwna</text:span> двадцать три</text:p>
      <text:p text:style-name="Text_20_body">أَرْبَعٌ وَعِشْرُونَ <text:span text:style-name="Source_5f_Text">ʔarbaʕun waʕišruwna</text:span> двадцать четыре</text:p>
      <text:p text:style-name="Text_20_body">خَمْسٌ وَعِشْرُونَ <text:span text:style-name="Source_5f_Text">xamsun waʕišruwna</text:span> двадцать пять</text:p>
      <text:p text:style-name="Text_20_body">سِتٌّ وَعِشْرُونَ <text:span text:style-name="Source_5f_Text">sittun waʕišruwna</text:span> двадцать шесть</text:p>
      <text:p text:style-name="Text_20_body">سَبْعٌ وَعِشْرُونَ <text:span text:style-name="Source_5f_Text">sabʕun waʕišruwna</text:span> двадцать семь</text:p>
      <text:p text:style-name="Text_20_body">ثَمَانٍ وَعِشْرُونَ <text:span text:style-name="Source_5f_Text">θamānin waʕišruwna</text:span> двадцать восемь</text:p>
      <text:p text:style-name="Text_20_body">تِسْعٌ وَعِشْرُونَ <text:span text:style-name="Source_5f_Text">tisʕun waʕišruwna</text:span> двадцать девять</text:p>
      <text:p text:style-name="Text_20_body">ثَلاَثُونَ <text:span text:style-name="Source_5f_Text">θalaaθuwna</text:span> тридцать</text:p>
      <text:p text:style-name="Text_20_body">мужской род</text:p>
      <text:p text:style-name="Text_20_body">وَاحِدٌ وَعِشْرُونَ <text:span text:style-name="Source_5f_Text">wāḥidun waʕišruwna</text:span> двадцать один</text:p>
      <text:p text:style-name="Text_20_body">اِثْنَانِ وَعِشْرُونَ <text:span text:style-name="Source_5f_Text">aiθnāni waʕišruwna</text:span> двадцать два</text:p>
      <text:p text:style-name="Text_20_body">ثَلاَثَةٌ وَعِشْرُونَ <text:span text:style-name="Source_5f_Text">θalaaθatun waʕišruwna</text:span> двадцать три</text:p>
      <text:p text:style-name="Text_20_body">أَرْبَعَةٌ وَعِشْرُونَ <text:span text:style-name="Source_5f_Text">ʔarbaʕatun waʕišruwna</text:span> двадцать четыре</text:p>
      <text:p text:style-name="Text_20_body">خَمْسَةٌ وَعِشْرُونَ <text:span text:style-name="Source_5f_Text">xamsatun waʕišruwna</text:span> двадцать пять</text:p>
      <text:p text:style-name="Text_20_body">سِتَّةٌ وَعِشْرُونَ <text:span text:style-name="Source_5f_Text">sittatun waʕišruwna</text:span> двадцать шесть</text:p>
      <text:p text:style-name="Text_20_body">سَبْعَةٌ وَعِشْرُونَ <text:span text:style-name="Source_5f_Text">sabʕatun waʕišruwna</text:span> двадцать семь</text:p>
      <text:p text:style-name="Text_20_body">ثَمَانِيَةٌ وَعِشْرُونَ <text:span text:style-name="Source_5f_Text">θamāniyatun waʕišruwna</text:span> двадцать восемь</text:p>
      <text:p text:style-name="Text_20_body">تِسْعَةٌ وَعِشْرُونَ <text:span text:style-name="Source_5f_Text">tisʕatun waʕišruwna</text:span> двадцать девять</text:p>
      <text:p text:style-name="Text_20_body">ثَلاَثُونَ <text:span text:style-name="Source_5f_Text">θalaaθuwna</text:span> тридцать</text:p>
      <text:p text:style-name="Text_20_body"><text:soft-page-break/>Их исчисляемое также ставится в винительном падеже единственного числа неопределённого состояния:</text:p>
      <text:p text:style-name="Text_20_body">جَاءَ خَمْسَةٌ وعِشْرُونَ رَجُلاً <text:span text:style-name="Source_5f_Text">jāʔa xamsatun wʕišruwna rajulā(n)</text:span> Пришли 25 мужчин</text:p>
      <text:p text:style-name="Text_20_body">رَأَيْتُ خَمْسَةً وَعِشْرِينَ رَجُلاً <text:span text:style-name="Source_5f_Text">raʔaytu xamsatan waʕišriyna rajulā(n)</text:span> Я видел 25 мужчин</text:p>
      <text:p text:style-name="Text_20_body">أَخَذْتُ الكُتُبَ مِنْ خَمْسَةٍ وَعِشْرِينَ رَجُلاً <text:span text:style-name="Source_5f_Text">ʔaxaðtu l-kutuba min xamsatin waʕišriyna rajulā(n)</text:span> Я взял книги у 25 мужчин</text:p>
      <text:p text:style-name="Text_20_body">جَاءَتْ خَمْسٌ وعِشْرُونَ اِمْرأَةً <text:span text:style-name="Source_5f_Text">jāʔat xamsun wʕišruwna aimrʔatan</text:span> Пришли 25 женщин</text:p>
      <text:p text:style-name="Text_20_body">أَخَذْتُ الكُتُبَ مِنْ خَمْسٍ وَعِشْرِينَ اِمْرَأَةً <text:span text:style-name="Source_5f_Text">ʔaxaðtu l-kutuba min xamsin waʕišriyna aimraʔatan</text:span> Я взял книги у 25 женщин</text:p>
      <text:p text:style-name="Text_20_body">رَأَيْتُ خَمْساً وَعِشْرِينَ اِمْرَأَةً <text:span text:style-name="Source_5f_Text">raʔaytu xamsā(n) waʕišriyna aimraʔatan</text:span> Я видел 25 женщин</text:p>
      <text:p text:style-name="Text_20_body">Упражнения для закрепления</text:p>
      <text:p text:style-name="Text_20_body">1) Переведите следующие словосочетания на русский язык:</text:p>
      <text:p text:style-name="Text_20_body">عِشْرُونَ مُسَدَّسًا <text:span text:style-name="Source_5f_Text">ʕišruwna musaddasana</text:span> __</text:p>
      <text:p text:style-name="Text_20_body">ثَلاَثُونَ لاَعِبًا <text:span text:style-name="Source_5f_Text">θalaaθuwna laaʕibana</text:span> __</text:p>
      <text:p text:style-name="Text_20_body">أَرْبَعُونَ سَيْفًا <text:span text:style-name="Source_5f_Text">ʔarbaʕuwna sayfana</text:span> __</text:p>
      <text:p text:style-name="Text_20_body">خَمْسُونَ جُنْدِيًّا <text:span text:style-name="Source_5f_Text">xamsuwna jundiyyana</text:span> __</text:p>
      <text:p text:style-name="Text_20_body">سِتُّونَ أَسَدًا <text:span text:style-name="Source_5f_Text">sittuwna ʔasadana</text:span> __</text:p>
      <text:p text:style-name="Text_20_body">سَبْعُونَ أُسْتَاذًا <text:span text:style-name="Source_5f_Text">sabʕuwna ʔustāðana</text:span> __</text:p>
      <text:p text:style-name="Text_20_body">ثَمَانُونَ رُمْحًا <text:span text:style-name="Source_5f_Text">θamānuwna rumḥana</text:span> __</text:p>
      <text:p text:style-name="Text_20_body">تِسْعُونَ جَمَلاً <text:span text:style-name="Source_5f_Text">tisʕuwna jamalā(n)</text:span> __</text:p>
      <text:p text:style-name="Text_20_body">عِشْرُونَ وَرَقَةً <text:span text:style-name="Source_5f_Text">ʕišruwna waraqatan</text:span> __</text:p>
      <text:p text:style-name="Text_20_body">ثَلاَثُونَ دَبَّابَةً <text:span text:style-name="Source_5f_Text">θalaaθuwna dabbābatan</text:span> __</text:p>
      <text:p text:style-name="Text_20_body"><text:soft-page-break/>أَرْبَعُونَ امْرَأَةً <text:span text:style-name="Source_5f_Text">ʔarbaʕuwna amraʔatan</text:span> __</text:p>
      <text:p text:style-name="Text_20_body">خَمْسُونَ تِلْمِيذَةً <text:span text:style-name="Source_5f_Text">xamsuwna tilmiyðatan</text:span> __</text:p>
      <text:p text:style-name="Text_20_body">سِتُّونَ مُدَرِّسَةً <text:span text:style-name="Source_5f_Text">sittuwna mudarrisatan</text:span> __</text:p>
      <text:p text:style-name="Text_20_body">سَبْعُونَ زَهْرَةً <text:span text:style-name="Source_5f_Text">sabʕuwna zahratan</text:span> __</text:p>
      <text:p text:style-name="Text_20_body">ثَمَانُونَ خَرْطُوشَةً <text:span text:style-name="Source_5f_Text">θamānuwna xarṭuwšatan</text:span> __</text:p>
      <text:p text:style-name="Text_20_body">تِسْعُونَ مَدِينَةً <text:span text:style-name="Source_5f_Text">tisʕuwna madiynatan</text:span> __</text:p>
      <text:p text:style-name="Text_20_body">2) Переведите следующие словосочетания на арабский язык:</text:p>
      <text:p text:style-name="Text_20_body">двадцать один студент __</text:p>
      <text:p text:style-name="Text_20_body">тридцать два мужчины __</text:p>
      <text:p text:style-name="Text_20_body">сорок три страны __</text:p>
      <text:p text:style-name="Text_20_body">пятьдесят четыре мечети __</text:p>
      <text:p text:style-name="Text_20_body">шестьдесят пять домов __</text:p>
      <text:p text:style-name="Text_20_body">семьдесят шесть мальчиков __</text:p>
      <text:p text:style-name="Text_20_body">восемьдесят семь ослов __</text:p>
      <text:p text:style-name="Text_20_body">девяноста восемь тетрадей __</text:p>
      <text:p text:style-name="Text_20_body">двадцать одна студентка __</text:p>
      <text:p text:style-name="Text_20_body">тридцать две женщины __</text:p>
      <text:p text:style-name="Text_20_body">сорок три города __</text:p>
      <text:p text:style-name="Text_20_body">пятьдесят четыре школы __</text:p>
      <text:p text:style-name="Text_20_body">шестьдесят пять деревьев__</text:p>
      <text:p text:style-name="Text_20_body">семдесят шесть девочек __</text:p>
      <text:p text:style-name="Text_20_body">восемьдесят семь кур __</text:p>
      <text:p text:style-name="Text_20_body">девяноста восемь рук __</text:p>
      <text:p text:style-name="Text_20_body">3) Переведите предложения на русский язык:</text:p>
      <text:p text:style-name="Text_20_body">حَفِظَ الشِّعْرَ عِشْرُونَ تِلْمِيذًا <text:span text:style-name="Source_5f_Text">ḥafið̣a š-šiʕra ʕišruwna tilmiyðana</text:span></text:p>
      <text:p text:style-name="Text_20_body"><text:soft-page-break/>قَرَأَتْ هَذَا الْحَدِيثَ اِثْنَتَانِ وَعِشْرُونَ طَالِبَةً <text:span text:style-name="Source_5f_Text">qaraʔat haðā l-ḥadiyθa aiθnatāni waʕišruwna ṭālibatan</text:span></text:p>
      <text:p text:style-name="Text_20_body">أَقَامَ فِي هَذَا الْفُنْدُقِ ثَلاَثَةٌ وَثَلاَثُونَ سَائِحًا <text:span text:style-name="Source_5f_Text">ʔaqāma fiy haðā l-funduqi θalaaθatun waθalaaθuwna sāʔiḥana</text:span></text:p>
      <text:p text:style-name="Text_20_body">قَتَلَ الصَّائِدُ عِشْرِينَ أَرْنَبًا <text:span text:style-name="Source_5f_Text">qatala ṣ-ṣāʔidu ʕišriyna ʔarnabana</text:span></text:p>
      <text:p text:style-name="Text_20_body">سَمِعْتُ هَذَا الْخَبَرَ مِنْ خَمْسَةٍ وَأَرْبَعِينَ رَجُلاً <text:span text:style-name="Source_5f_Text">samiʕtu haðā l-xabara min xamsatin waʔarbaʕiyna rajulā(n)</text:span></text:p>
      <text:p text:style-name="Text_20_body">رَأَى هَذِهِ الرِّسَالَةَ سِتَّةٌ وَخَمْسُونَ شَخْصاً <text:span text:style-name="Source_5f_Text">raʔaā haðihi r-risālata sittatun waxamsuwna šaxṣā(n)</text:span></text:p>
      <text:p text:style-name="Text_20_body">اِشْتَرَكَتْ فِي الْمُسَابَقَةِ سَبْعٌ وَسَبْعُونَ فَتَاةً <text:span text:style-name="Source_5f_Text">aištarakat fiy al-musābaqati sabʕun wasabʕuwna fatātan</text:span></text:p>
      <text:p text:style-name="Text_20_body">أَعْطَيْتُ حَسَنًا ثَمَانِيَةً وَثَمَانِينَ دُولاَرًا <text:span text:style-name="Source_5f_Text">ʔaʕṭaytu ḥasanana θamāniyatan waθamāniyna duwlaarana</text:span></text:p>
      <text:p text:style-name="Text_20_body">أَكَلَ الثَّعْلَبُ تِسْعًا وَتِسْعِينَ دَجَاجَةً <text:span text:style-name="Source_5f_Text">ʔakala θ-θaʕlabu tisʕana watisʕiyna dajājatan</text:span></text:p>
      <text:p text:style-name="Text_20_body">4) Завершите перевод предложений на арабский язык:</text:p>
      <text:p text:style-name="Text_20_body">Эту проект подготовил двадцать один ученый</text:p>
      <text:list xml:id="list264598835" text:style-name="L46">
        <text:list-item>
          <text:p text:style-name="P50">أَعَدَّ هَذَا الْمَشْرُوعَ <text:span text:style-name="Source_5f_Text">ʔaʕadda haðā l-mašruwʕa</text:span> *</text:p>
        </text:list-item>
      </text:list>
      <text:p text:style-name="First_20_paragraph">У Ахмада тридцать две курицы и сорок три петуха</text:p>
      <text:list xml:id="list3979905544" text:style-name="L47">
        <text:list-item>
          <text:p text:style-name="P51">لِأَحْمَدَ <text:span text:style-name="Source_5f_Text">liʔaḥmada</text:span> *</text:p>
        </text:list-item>
      </text:list>
      <text:p text:style-name="First_20_paragraph">Этот хадис выучили пятьдесят четыре студента</text:p>
      <text:list xml:id="list892775518" text:style-name="L48">
        <text:list-item>
          <text:p text:style-name="P52">حَفِظَ هَذَا الْحَدِيثَ <text:span text:style-name="Source_5f_Text">ḥafið̣a haðā l-ḥadiyθa</text:span> *</text:p>
        </text:list-item>
      </text:list>
      <text:p text:style-name="First_20_paragraph">Я просмотрел сегодня шестьдесят пять газет</text:p>
      <text:list xml:id="list2858498915" text:style-name="L49">
        <text:list-item>
          <text:p text:style-name="P53">اِطَّلَعْتُ الْيَوْمَ عَلَى <text:span text:style-name="Source_5f_Text">aiṭṭal-aʕtu l-yawma ʕalaā</text:span> *</text:p>
        </text:list-item>
      </text:list>
      <text:p text:style-name="First_20_paragraph">На столе семьдесят шесть рублей</text:p>
      <text:list xml:id="list3574999970" text:style-name="L50">
        <text:list-item>
          <text:p text:style-name="P54">عَلَى الْمَكْتَبِ <text:span text:style-name="Source_5f_Text">ʕalaā l-maktabi</text:span> *</text:p>
        </text:list-item>
      </text:list>
      <text:p text:style-name="First_20_paragraph">В этой деревне восемьдесят семь машин</text:p>
      <text:list xml:id="list934495775" text:style-name="L51">
        <text:list-item>
          <text:p text:style-name="P55">فِي هَذِهِ الْقَرْيَةِ <text:span text:style-name="Source_5f_Text">fiy haðihi l-qaryati</text:span> *</text:p>
        </text:list-item>
      </text:list>
      <text:p text:style-name="First_20_paragraph">В этом городе девяносто восемь мечетей</text:p>
      <text:list xml:id="list265790850" text:style-name="L52">
        <text:list-item>
          <text:p text:style-name="P56">فِي هَذِهِ الْمَدِينَةِ <text:span text:style-name="Source_5f_Text">fiy haðihi l-madiynati</text:span> *</text:p>
        </text:list-item>
      </text:list>
      <text:p text:style-name="First_20_paragraph">В этом тексте девяносто девять новых слов</text:p>
      <text:list xml:id="list2832843915" text:style-name="L53">
        <text:list-item>
          <text:p text:style-name="P57"><text:soft-page-break/>فِي هَذَا الْمَتْنِ كَلِمَةً جَدِيدَةً <text:span text:style-name="Source_5f_Text">fiy haðā l-matni kalimatan jadiydatan</text:span> *</text:p>
        </text:list-item>
      </text:list>
      <text:p text:style-name="First_20_paragraph">*********</text:p>
      <text:p text:style-name="Text_20_body">5) **** <text:span text:style-name="T1">Количественные</text:span> <text:span text:style-name="T1">числительные</text:span> <text:span text:style-name="T1">от</text:span> <text:span text:style-name="T1">100.</text:span></text:p>
      <text:p text:style-name="Text_20_body">После <text:span text:style-name="T1">круглых</text:span> <text:span text:style-name="T1">сотен</text:span> <text:span text:style-name="T1">и</text:span> <text:span text:style-name="T1">тысяч</text:span> (100, 200, 300, 400, 500 … 1000, 2000 и т. д.) имя исчисляемое ставится в родительном падеже единственного числа неопределённого состояния. При этом числительное и исчисляемое образуют идафу:</text:p>
      <text:p text:style-name="Text_20_body">مِئَةُ رَجُلٍ وَمِئَةُ امْرَأَةٍ <text:span text:style-name="Source_5f_Text">miʔatu rajulin wamiʔatu amraʔatin</text:span></text:p>
      <text:p text:style-name="Text_20_body">100 мужчин и 100 женщин</text:p>
      <text:p text:style-name="Text_20_body">مِئَتَا رَجُلٍ وَ مِئَتَا امْرَأَةٍ <text:span text:style-name="Source_5f_Text">miʔatā rajulin wa miʔatā amraʔatin</text:span></text:p>
      <text:p text:style-name="Text_20_body">200 мужчин и 200 женщин</text:p>
      <text:p text:style-name="Text_20_body">ثَلاَثُمِئَةِ رَجُلٍ وَ ثَلاَثُمِئَةِ امْرَأَةٍ <text:span text:style-name="Source_5f_Text">θalaaθumiʔati rajulin wa θalaaθumiʔati amraʔatin</text:span></text:p>
      <text:p text:style-name="Text_20_body">300 мужчин и 300 женщин</text:p>
      <text:p text:style-name="Text_20_body">أَرْبَعُمِئَةِ رَجُلٍ وَ أَرْبَعُمِئَةِ امْرَأَةٍ <text:span text:style-name="Source_5f_Text">ʔarbaʕumiʔati rajulin wa ʔarbaʕumiʔati amraʔatin</text:span></text:p>
      <text:p text:style-name="Text_20_body">400 мужчин и 400 женщин</text:p>
      <text:p text:style-name="Text_20_body">خَمْسُمِئَةِ رَجُلٍ وَ خَمْسُمِئَةِ امْرَأَةٍ <text:span text:style-name="Source_5f_Text">xamsumiʔati rajulin wa xamsumiʔati amraʔatin</text:span></text:p>
      <text:p text:style-name="Text_20_body">500 мужчин и 500 женщин</text:p>
      <text:p text:style-name="Text_20_body">سِتُّمِئَةِ رَجُلٍ وَ سِتُّمِئَةِ امْرَأَةٍ <text:span text:style-name="Source_5f_Text">sittumiʔati rajulin wa sittumiʔati amraʔatin</text:span></text:p>
      <text:p text:style-name="Text_20_body">600 мужчин и 600 женщин</text:p>
      <text:p text:style-name="Text_20_body">سَبْعُمِئَةِ رَجُل وَ سَبْعُمِئَةِ امْرَأَةٍ ٍ <text:span text:style-name="Source_5f_Text">sabʕumiʔati rajul wa sabʕumiʔati amraʔatin in</text:span></text:p>
      <text:p text:style-name="Text_20_body">700 мужчин и 700 женщин</text:p>
      <text:p text:style-name="Text_20_body">ثَمَانِيمِئَةِ رَجُلٍ وَ ثَمَانِيمِئَةِ امْرَأَةٍ <text:span text:style-name="Source_5f_Text">θamāniymiʔati rajulin wa θamāniymiʔati amraʔatin</text:span></text:p>
      <text:p text:style-name="Text_20_body">800 мужчин и 800 женщин</text:p>
      <text:p text:style-name="Text_20_body">تِسْعُمِئَةِ رَجُلٍ وَ تِسْعُمِئَةِ امْرَأَةٍ <text:span text:style-name="Source_5f_Text">tisʕumiʔati rajulin wa tisʕumiʔati amraʔatin</text:span></text:p>
      <text:p text:style-name="Text_20_body">900 мужчин и 900 женщин</text:p>
      <text:p text:style-name="Text_20_body">أَلْفُ رَجُلٍ وَ أَلْفُ امْرَأَةٍ <text:span text:style-name="Source_5f_Text">ʔalfu rajulin wa ʔalfu amraʔatin</text:span></text:p>
      <text:p text:style-name="Text_20_body"><text:soft-page-break/>1000 мужчин и 1000 женщин</text:p>
      <text:p text:style-name="Text_20_body">أَلْفَا رَجُلٍ وَ أَلْفَا امْرَأَةٍ <text:span text:style-name="Source_5f_Text">ʔalfā rajulin wa ʔalfā amraʔatin</text:span></text:p>
      <text:p text:style-name="Text_20_body">2000 мужчин и 2000 женщин</text:p>
      <text:p text:style-name="Text_20_body">ثَلاَثَةُ آلاَفِ رَجُلٍ وَ ثَلاَثَةُ آلاَفِ امْرَأَةٍ <text:span text:style-name="Source_5f_Text">θalaaθatu ʔālaafi rajulin wa θalaaθatu ʔālaafi amraʔatin</text:span></text:p>
      <text:p text:style-name="Text_20_body">3000 мужчин и 3000 женщин</text:p>
      <text:p text:style-name="Text_20_body">أَرْبَعَةُ آلاَفِ رَجُلٍ وَ أَرْبَعَةُ آلاَفِ اِمْرَأَةٍ <text:span text:style-name="Source_5f_Text">ʔarbaʕatu ʔālaafi rajulin wa ʔarbaʕatu ʔālaafi aimraʔatin</text:span></text:p>
      <text:p text:style-name="Text_20_body">4000 мужчин и 4000 женщин</text:p>
      <text:p text:style-name="Text_20_body">خَمْسَةُ آلاَفِ رَجُلِ وَ خَمْسَةُ آلاَفِ اِمْرَأَةٍ <text:span text:style-name="Source_5f_Text">xamsatu ʔālaafi rajuli wa xamsatu ʔālaafi aimraʔatin</text:span></text:p>
      <text:p text:style-name="Text_20_body">5000 мужчин и 5000 женщин</text:p>
      <text:p text:style-name="Text_20_body">В сложных числительных после 100 имя исчисляемого предмета ставится в соответствии с последним произносимым числительным. Числительные произносятся в порядке убывания, однако единицы опережают десятки. Например:</text:p>
      <text:p text:style-name="Text_20_body">أَلْفٌ وَتِسْعُمِئَةٍ وَخَمْسَةٌ وَأَرْبَعُونَ رُوبْلاً <text:span text:style-name="Source_5f_Text">ʔalfun watisʕumiʔatin waxamsatun waʔarbaʕuwna ruwblā(n)</text:span></text:p>
      <text:p text:style-name="Text_20_body">1.945 рублей</text:p>
      <text:p text:style-name="Text_20_body">أَلْفَانِ وَخَمْسُمِئَةٍ وَسِتُّونَ صَفْحَةٍ <text:span text:style-name="Source_5f_Text">ʔalfāni waxamsumiʔatin wasittuwna ṣafḥatin</text:span></text:p>
      <text:p text:style-name="Text_20_body">2.560 страниц</text:p>
      <text:p text:style-name="Text_20_body">أَرْبَعَةُ آلاَفٍ ومِئَةٌ وَسَبْعَةُ كُتُبٍ <text:span text:style-name="Source_5f_Text">ʔarbaʕatu ʔālaafin wmiʔatun wasabʕatu kutubin</text:span></text:p>
      <text:p text:style-name="Text_20_body">4.107 книг</text:p>
      <text:p text:style-name="Text_20_body">خَمْسَةُ آلاَفٍ وَخَمْسُمِئَةٍ وَأَرْبَعٌ وَثَلاَثُونَ طَالِبَةً <text:span text:style-name="Source_5f_Text">xamsatu ʔālaafin waxamsumiʔatin waʔarbaʕun waθalaaθuwna ṭālibatan</text:span></text:p>
      <text:p text:style-name="Text_20_body">5.534 студенток</text:p>
      <text:p text:style-name="Text_20_body">مِلْيُونٌ وَمِئَتَانِ وَثَلاَثَةُ رِجَالٍ <text:span text:style-name="Source_5f_Text">milyuwnun wamiʔatāni waθalaaθatu rijālin</text:span></text:p>
      <text:p text:style-name="Text_20_body">1.000.203 человек</text:p>
      <text:p text:style-name="Text_20_body">مِلْيُونَانِ وَخَمْسُمِئَةِ أَلْفٍ وَسَبْعُمِئَةٍ وَاِثْنَانِ <text:span text:style-name="Source_5f_Text">milyuwnāni waxamsumiʔati ʔalfin wasabʕumiʔatin </text:span><text:soft-page-break/><text:span text:style-name="Source_5f_Text">wāiθnāni</text:span> وَعِشْرُونَ جُنْدِيّاً <text:span text:style-name="Source_5f_Text">waʕišruwna jundiyyā(n)</text:span></text:p>
      <text:p text:style-name="Text_20_body">2.500.722 солдат</text:p>
      <text:p text:style-name="Text_20_body">مِلْيَارٌ وَثَلاَثَةُ مَلاَيِينَ وَتِسْعُمِئَةِ أَلْفٍ وَثَمَانِيمِئَةٍ <text:span text:style-name="Source_5f_Text">milyārun waθalaaθatu malaayiyna watisʕumiʔati ʔalfin waθamāniymiʔatin</text:span> وَسِتَّةٌ وَسَبْعُونَ دُولاَرًا <text:span text:style-name="Source_5f_Text">wasittatun wasabʕuwna duwlaarana</text:span></text:p>
      <text:p text:style-name="Text_20_body">1. 003.900.876 долларов</text:p>
      <text:p text:style-name="Text_20_body">Упражнения для закрепления</text:p>
      <text:p text:style-name="Text_20_body">1) Переведите следующие словосочетания:</text:p>
      <text:p text:style-name="Text_20_body">مِئَةُ وَرَقَةٍ <text:span text:style-name="Source_5f_Text">miʔatu waraqatin</text:span> __</text:p>
      <text:p text:style-name="Text_20_body">مِئَتَا دَبَّابَةٍ <text:span text:style-name="Source_5f_Text">miʔatā dabbābatin</text:span> __</text:p>
      <text:p text:style-name="Text_20_body">ثَلاَثُمِئَةِ شَجَرَةٍ <text:span text:style-name="Source_5f_Text">θalaaθumiʔati šajaratin</text:span> __</text:p>
      <text:p text:style-name="Text_20_body">أَرْبَعُمِئَةِ دَجَاجَةٍ <text:span text:style-name="Source_5f_Text">ʔarbaʕumiʔati dajājatin</text:span> __</text:p>
      <text:p text:style-name="Text_20_body">خَمْسُمِئَةِ بَقَرَةٍ <text:span text:style-name="Source_5f_Text">xamsumiʔati baqaratin</text:span> __</text:p>
      <text:p text:style-name="Text_20_body">سِتُّمِئَةِ سَلَّةٍ <text:span text:style-name="Source_5f_Text">sittumiʔati sallatin</text:span> __</text:p>
      <text:p text:style-name="Text_20_body">سَبْعُمِئَةِ آيَةٍ <text:span text:style-name="Source_5f_Text">sabʕumiʔati ʔāyatin</text:span> __</text:p>
      <text:p text:style-name="Text_20_body">ثَمَانِيمِئَةِ سُنْبُلَةٍ <text:span text:style-name="Source_5f_Text">θamāniymiʔati sunbulatin</text:span> __</text:p>
      <text:p text:style-name="Text_20_body">تِسْعُمِئَةِ طَائِرَةٍ <text:span text:style-name="Source_5f_Text">tisʕumiʔati ṭāʔiratin</text:span> __</text:p>
      <text:p text:style-name="Text_20_body">أَلْفُ ثَوْرٍ <text:span text:style-name="Source_5f_Text">ʔalfu θawrin</text:span> __</text:p>
      <text:p text:style-name="Text_20_body">أَلْفَا سَمَكَةٍ <text:span text:style-name="Source_5f_Text">ʔalfā samakatin</text:span> __</text:p>
      <text:p text:style-name="Text_20_body">ثَلاَثَةُ آلاَفِ طَبِيبَةٍ <text:span text:style-name="Source_5f_Text">θalaaθatu ʔālaafi ṭabiybatin</text:span> __</text:p>
      <text:p text:style-name="Text_20_body">خَمْسَةُ آلاَفِ أَمْرِيكِيٍّ <text:span text:style-name="Source_5f_Text">xamsatu ʔālaafi ʔamriykiyyin</text:span> __</text:p>
      <text:p text:style-name="Text_20_body">مِلْيُونُ خِرِّيجٍ <text:span text:style-name="Source_5f_Text">milyuwnu xirriyjin</text:span> __</text:p>
      <text:p text:style-name="Text_20_body"><text:soft-page-break/>مِئَةُ دَفْتَرٍ <text:span text:style-name="Source_5f_Text">miʔatu daftarin</text:span> __</text:p>
      <text:p text:style-name="Text_20_body">مِئَتَا مُسَدَّسٍ <text:span text:style-name="Source_5f_Text">miʔatā musaddasin</text:span> __</text:p>
      <text:p text:style-name="Text_20_body">ثَلاَثُمِئَةِ عُصْفُورٍ <text:span text:style-name="Source_5f_Text">θalaaθumiʔati ʕuṣfuwrin</text:span> __</text:p>
      <text:p text:style-name="Text_20_body">أَرْبَعُمِئَة ِذِئْبٍ <text:span text:style-name="Source_5f_Text">ʔarbaʕumiʔa iðiʔbin</text:span> __</text:p>
      <text:p text:style-name="Text_20_body">خَمْسُمِئَةِ دِيكٍ <text:span text:style-name="Source_5f_Text">xamsumiʔati diykin</text:span> __</text:p>
      <text:p text:style-name="Text_20_body">سِتُّمِئَةِ تِلْفَازٍ <text:span text:style-name="Source_5f_Text">sittumiʔati tilfāzin</text:span> __</text:p>
      <text:p text:style-name="Text_20_body">سَبْعُمِئَةِ حَدِيثٍ <text:span text:style-name="Source_5f_Text">sabʕumiʔati ḥadiyθin</text:span> __</text:p>
      <text:p text:style-name="Text_20_body">ثَمَانِيمِئَةِ دَلْوٍ <text:span text:style-name="Source_5f_Text">θamāniymiʔati dalwin</text:span> __</text:p>
      <text:p text:style-name="Text_20_body">تِسْعُمِئَةِ رِيَالٍ <text:span text:style-name="Source_5f_Text">tisʕumiʔati riyālin</text:span> __</text:p>
      <text:p text:style-name="Text_20_body">أَلْفُ خَرُوفٍ <text:span text:style-name="Source_5f_Text">ʔalfu xaruwfin</text:span> __</text:p>
      <text:p text:style-name="Text_20_body">أَلْفَا جُنْدِيٍّ <text:span text:style-name="Source_5f_Text">ʔalfā jundiyyin</text:span> __</text:p>
      <text:p text:style-name="Text_20_body">أَرْبَعَةُ آلاَفِ أَسِيرٍ <text:span text:style-name="Source_5f_Text">ʔarbaʕatu ʔālaafi ʔasiyrin</text:span> __</text:p>
      <text:p text:style-name="Text_20_body">تِسْعَةُ آلاَفِ صِينِيٍّ <text:span text:style-name="Source_5f_Text">tisʕatu ʔālaafi ṣiyniyyin</text:span> __</text:p>
      <text:p text:style-name="Text_20_body">مِلْيُونُ مَرِيضٍ <text:span text:style-name="Source_5f_Text">milyuwnu mariyḍin</text:span> __</text:p>
      <text:p text:style-name="Text_20_body">2) Переведите следующие предложения:</text:p>
      <text:p text:style-name="Text_20_body">عَمَلٌ وَاحِدٌ خَيْرٌ مِنْ مِئَةِ كَلِمَةٍ <text:span text:style-name="Source_5f_Text">ʕamalun wāḥidun xayrun min miʔati kalimatin</text:span></text:p>
      <text:p text:style-name="Text_20_body">تَكَلَّمْتُ الْيَوْمَ مَعَ مِئَتَيْ عَامِلٍ <text:span text:style-name="Source_5f_Text">takallamtu l-yawma maʕa miʔatay ʕāmilin</text:span></text:p>
      <text:p text:style-name="Text_20_body">اِشْتَرَتْ زَوْجَتِي هَذَا الْقَمِيصَ بِثَلاَثِمِئَةِ رُوبْلٍ <text:span text:style-name="Source_5f_Text">aištarat zawjatiy haðā l-qamiyṣa biθalaaθimiʔati ruwblin</text:span></text:p>
      <text:p text:style-name="Text_20_body">كَانَ عَدَدُ الْجَيْشِ سِتَّمِئَةٍ وَأَرْبَعِينَ <text:span text:style-name="Source_5f_Text">kāna ʕadadu l-jayši sittamiʔatin waʔarbaʕiyna</text:span></text:p>
      <text:p text:style-name="Text_20_body"><text:soft-page-break/>وُلِدَتْ أُمِّي سَنَةَ أَلْفٍ وَتِسْعِمِئَةٍ وَخَمْسِينَ <text:span text:style-name="Source_5f_Text">wulidat ʔummiy sanata ʔalfin watisʕimiʔatin waxamsiyna</text:span></text:p>
      <text:p text:style-name="Text_20_body">ثَمَنُ هَذِهِ السَّيَّارَةِ عَشَرَةُ آلاَفِ دُولاَرٍ <text:span text:style-name="Source_5f_Text">θamanu haðihi s-sayyārati ʕašaratu ʔālaafi duwlaarin</text:span></text:p>
      <text:p text:style-name="Text_20_body">عَدَدُ سُكَّانِ رُوسِيَا مِئَةٌ وَثَمَانِيَةٌ وَ أَرْبَعُونَ مِلْيُونَ <text:span text:style-name="Source_5f_Text">ʕadadu sukkāni ruwsiyā miʔatun waθamāniyatun wa ʔarbaʕuwna milyuwna</text:span> نَفَرٍ أَوْ أَقَلُّ مِنْ ذَلِكَ <text:span text:style-name="Source_5f_Text">nafarin ʔaw ʔaqallu min ðalika</text:span></text:p>
      <text:p text:style-name="Text_20_body">عَدَدُ الْمُسْلِمِينَ فِي الْعَالَمِ مِلْيَارٌ وَاحِدٌ وَثَلاَثُمِئَةِ <text:span text:style-name="Source_5f_Text">ʕadadu l-muslimiyna fiy al-ʕālami milyārun wāḥidun waθalaaθumiʔati</text:span> مِلْيُونٍ تَقْرِيبًا <text:span text:style-name="Source_5f_Text">milyuwnin taqriybana</text:span></text:p>
      <text:p text:style-name="Text_20_body">فِي السَّنَةِ الْوَاحِدَةِ ثَلاَثُمِئَةٍ وَخَمْسَةٌ وَسِتُّونَ يَوْمًا <text:span text:style-name="Source_5f_Text">fiy as-sanati l-wāḥidati θalaaθumiʔatin waxamsatun wasittuwna yawmana</text:span></text:p>
      <text:p text:style-name="Text_20_body">أَكْثَرُ مِنْ أَرْبَعِينَ مِلْيُونَ نَفَرٍ ذَهَبُوا ضَحِيَّةً فِي <text:span text:style-name="Source_5f_Text">ʔakθaru min ʔarbaʕiyna milyuwna nafarin ðahabuwa ḍaḥiyyatan fiy</text:span> الْحَرْبِ الْعَالَمِيَّةِ الثَّانِيَّةِ <text:span text:style-name="Source_5f_Text">al-ḥarbi l-ʕālamiyyati θ-θāniyyati</text:span></text:p>
      <text:p text:style-name="Text_20_body">الْمَسَافَةُ بَيْنَ الأَرْضِ وَالْقَمَرِ تُسَاوِي ثَلاَثَمِئَةٍ <text:span text:style-name="Source_5f_Text">al-masāfatu bayna l-ʔarḍi wālqamari tusāwiy θalaaθamiʔatin</text:span> وَأَرْبَعَةً وَثَمَانِينَ أَلْفًا وَأَرْبَعَمِئَةِ كِيلُومِتْرٍ <text:span text:style-name="Source_5f_Text">waʔarbaʕatan waθamāniyna ʔalfana waʔarbaʕamiʔati kiyluwmitrin</text:span></text:p>
      <text:p text:style-name="Text_20_body">سُرْعَةُ دَوَرَانِ الأَرْضِ حَوْلَ الشَّمْسِ ثَلاَثُونَ كِيلُومِتْرًا <text:span text:style-name="Source_5f_Text">surʕatu dawarāni l-ʔarḍi ḥawla š-šamsi θalaaθuwna kiyluwmitrana</text:span> فِي الثَّانِيَةِ <text:span text:style-name="Source_5f_Text">fiy aθ-θāniyati</text:span></text:p>
      <text:p text:style-name="Text_20_body">كَسَرَ مُحَمَّدٌ <text:span text:style-name="Source_5f_Text">kasara muḥammadun</text:span> (ص) يَوْمَ فَتْحِ مَكَّةَ ثَلاَثَمِئَةٍ وَسِتِّينَ <text:span text:style-name="Source_5f_Text">yawma fatḥi makkata θalaaθamiʔatin wasittiyna</text:span> صَنَمًا أَوْ أَكْثَرَ <text:span text:style-name="Source_5f_Text">ṣanamana ʔaw ʔakθara</text:span></text:p>
      <text:p text:style-name="Text_20_body">عَدَدُ الصِّينِيِّينَ يَزيدُ عَلَى مِلْيَارٍ وَأَرْبَعِينَ مِلْيُونًا <text:span text:style-name="Source_5f_Text">ʕadadu ṣ-ṣiyniyyiyna yazydu ʕalaā milyārin waʔarbaʕiyna milyuwnana</text:span></text:p>
      <text:p text:style-name="Text_20_body">3) Скажите по-арабски:</text:p>
      <text:p text:style-name="Text_20_body">100 собак __</text:p>
      <text:p text:style-name="Text_20_body">200 куриц __</text:p>
      <text:p text:style-name="Text_20_body">300 мечей __</text:p>
      <text:p text:style-name="Text_20_body">400 слов __</text:p>
      <text:p text:style-name="Text_20_body"><text:soft-page-break/>500 домов __</text:p>
      <text:p text:style-name="Text_20_body">600 учениц __</text:p>
      <text:p text:style-name="Text_20_body">700 учителей __</text:p>
      <text:p text:style-name="Text_20_body">800 городов __</text:p>
      <text:p text:style-name="Text_20_body">900 мечетей __</text:p>
      <text:p text:style-name="Text_20_body">1000 самолетов __</text:p>
      <text:p text:style-name="Text_20_body">2000 деревьев __</text:p>
      <text:p text:style-name="Text_20_body">3000 арабов __</text:p>
      <text:p text:style-name="Text_20_body">4) Переведите предложения на арабский язык:</text:p>
      <text:p text:style-name="Text_20_body">Я родилась в 1984 году</text:p>
      <text:p text:style-name="Text_20_body">Вес этого быка 246 килограммов</text:p>
      <text:p text:style-name="Text_20_body">В этой книге 874 страницы</text:p>
      <text:p text:style-name="Text_20_body">Численность японцев превышает 120 миллионов</text:p>
      <text:p text:style-name="Text_20_body">Численность китайцев в России 10 миллионов</text:p>
      <text:p text:style-name="Text_20_body">Расстояние от моего дома до мечети 135 метров</text:p>
      <text:p text:style-name="Text_20_body">Цена этого холодильника 6500 рублей</text:p>
      <text:p text:style-name="Text_20_body">Я пробыл в Сирии ровно 400 дней</text:p>
      <text:h text:style-name="Heading_20_2" text:outline-level="2"><text:bookmark-start text:name="порядковые-числительные"/><text:bookmark-start text:name="__RefHeading___Toc45260_1544766045"/><text:span text:style-name="T3">§ 37. Порядковые числительные</text:span><text:bookmark-end text:name="порядковые-числительные"/><text:bookmark-end text:name="__RefHeading___Toc45260_1544766045"/></text:h>
      <text:p text:style-name="First_20_paragraph">أَسْمَاءُ العَدَدِ التَّرْتِيبِيَّةُ <text:span text:style-name="Source_5f_Text">ʔasmāʔu l-ʕadadi t-tartiybiyyatu</text:span></text:p>
      <text:p text:style-name="Text_20_body"><text:span text:style-name="T3">1</text:span><text:span text:style-name="T1">. Порядковые</text:span> <text:span text:style-name="T1">числительные</text:span> <text:span text:style-name="T1">до</text:span> <text:span text:style-name="T1">10.</text:span></text:p>
      <text:p text:style-name="Text_20_body">Числительное “первый” أَوَّلُ <text:span text:style-name="Source_5f_Text">ʔawwal-u</text:span> (множественное число: أَوَّلُونَ <text:span text:style-name="Source_5f_Text">ʔawwal-uwna</text:span> ) в женском роде имеет форму أُولَى <text:span text:style-name="Source_5f_Text">ʔuwlaā</text:span> “первая” (множественное число: أُوَلُ <text:span text:style-name="Source_5f_Text">ʔuwalu</text:span> ). Например:</text:p>
      <text:p text:style-name="Text_20_body">دَرْسٌ أَوَّلُ <text:span text:style-name="Source_5f_Text">darsun ʔawwal-u</text:span> первый урок</text:p>
      <text:p text:style-name="Text_20_body">مَحَطَّةٌ أُولَي <text:span text:style-name="Source_5f_Text">maḥaṭṭatun ʔuwlay</text:span> первая станция</text:p>
      <text:p text:style-name="Text_20_body"><text:span text:style-name="T1">Порядковые</text:span> <text:span text:style-name="T1">числительные</text:span> <text:span text:style-name="T1">от</text:span> <text:span text:style-name="T1">2</text:span> <text:span text:style-name="T1">до</text:span> <text:span text:style-name="T1">10</text:span> образуются от корня соответствующих числительных по формуле فَاعِلٌ <text:span text:style-name="Source_5f_Text">fāʕilun</text:span> :</text:p>
      <text:p text:style-name="Text_20_body"><text:soft-page-break/><text:span text:style-name="T1">мужской род</text:span>:</text:p>
      <text:p text:style-name="Text_20_body">ثَانٍ <text:span text:style-name="Source_5f_Text">θānin</text:span> второй</text:p>
      <text:p text:style-name="Text_20_body">ثَالِثٌ <text:span text:style-name="Source_5f_Text">θāliθun</text:span> третий</text:p>
      <text:p text:style-name="Text_20_body">رَابِعٌ <text:span text:style-name="Source_5f_Text">rābiʕun</text:span> четвёртый</text:p>
      <text:p text:style-name="Text_20_body">خَامِسٌ <text:span text:style-name="Source_5f_Text">xāmisun</text:span> пятый</text:p>
      <text:p text:style-name="Text_20_body">سَادِسٌ <text:span text:style-name="Source_5f_Text">sādisun</text:span> шестой</text:p>
      <text:p text:style-name="Text_20_body">سَابِعٌ <text:span text:style-name="Source_5f_Text">sābiʕun</text:span> седьмой</text:p>
      <text:p text:style-name="Text_20_body">ثَامِنٌ <text:span text:style-name="Source_5f_Text">θāminun</text:span> восьмой</text:p>
      <text:p text:style-name="Text_20_body">تَاسِعٌ <text:span text:style-name="Source_5f_Text">tāsiʕun</text:span> девятый</text:p>
      <text:p text:style-name="Text_20_body">عَاشِرٌ <text:span text:style-name="Source_5f_Text">ʕāširun</text:span> десятый</text:p>
      <text:p text:style-name="Text_20_body">женский род:</text:p>
      <text:p text:style-name="Text_20_body">ثَانِيَةٌ <text:span text:style-name="Source_5f_Text">θāniyatun</text:span> вторая</text:p>
      <text:p text:style-name="Text_20_body">ثَالِثَةٌ <text:span text:style-name="Source_5f_Text">θāliθatun</text:span> третья</text:p>
      <text:p text:style-name="Text_20_body">رَابِعَةٌ <text:span text:style-name="Source_5f_Text">rābiʕatun</text:span> четвёртая</text:p>
      <text:p text:style-name="Text_20_body">خَامِسَةٌ <text:span text:style-name="Source_5f_Text">xāmisatun</text:span> пятая</text:p>
      <text:p text:style-name="Text_20_body">سَادِسَةٌ <text:span text:style-name="Source_5f_Text">sādisatun</text:span> шестая</text:p>
      <text:p text:style-name="Text_20_body">سَابِعَةٌ <text:span text:style-name="Source_5f_Text">sābiʕatun</text:span> седьмая</text:p>
      <text:p text:style-name="Text_20_body">ثَامِنَةٌ <text:span text:style-name="Source_5f_Text">θāminatun</text:span> восьмая</text:p>
      <text:p text:style-name="Text_20_body">تَاسِعَةٌ <text:span text:style-name="Source_5f_Text">tāsiʕatun</text:span> девятая</text:p>
      <text:p text:style-name="Text_20_body">عَاشِرَةٌ <text:span text:style-name="Source_5f_Text">ʕāširatun</text:span> десятая</text:p>
      <text:p text:style-name="Text_20_body"><text:soft-page-break/>Обратите внимание, что порядковое числительное سَادِسٌ <text:span text:style-name="Source_5f_Text">sādisun</text:span> “шестой” образуется от корня سَدَسَ <text:span text:style-name="Source_5f_Text">sadasa</text:span> “быть шестым”.</text:p>
      <text:p text:style-name="Text_20_body">Порядковые числительные до 10 ставятся после имени исчисляемого и согласуются с ним в роде, падеже и состоянии, то есть ведут себя как согласованные определения:</text:p>
      <text:p text:style-name="Text_20_body">كِتَابٌ خَامِسٌ <text:span text:style-name="Source_5f_Text">kitābun xāmisun</text:span></text:p>
      <text:p text:style-name="Text_20_body">Пятая книга (неопределенная)</text:p>
      <text:p text:style-name="Text_20_body">اَلْكِتَابُ الْخَامِسُ <text:span text:style-name="Source_5f_Text">aalkitābu l-xāmisu</text:span></text:p>
      <text:p text:style-name="Text_20_body">Пятая книга (определенная)</text:p>
      <text:p text:style-name="Text_20_body">رَأَيْتُ كِتَابًا خَامِسًا <text:span text:style-name="Source_5f_Text">raʔaytu kitābana xāmisana</text:span></text:p>
      <text:p text:style-name="Text_20_body">Я видел пятую книгу (неопределенная)</text:p>
      <text:p text:style-name="Text_20_body">رَأَيْتُ الْكِتَابَ الْخَامِسَ <text:span text:style-name="Source_5f_Text">raʔaytu l-kitāba l-xāmisa</text:span></text:p>
      <text:p text:style-name="Text_20_body">Я видел пятую книгу (определенная)</text:p>
      <text:p text:style-name="Text_20_body">وَجَدْتُ هَذَا فِي كِتَابٍ خَامِسٍ <text:span text:style-name="Source_5f_Text">wajadtu haðā fiy kitābin xāmisin</text:span></text:p>
      <text:p text:style-name="Text_20_body">Я нашел это в пятой книге (неопределенная)</text:p>
      <text:p text:style-name="Text_20_body">وَجَدْتُ هَذَا فِي الْكِتَابِ الْخَامِسِ <text:span text:style-name="Source_5f_Text">wajadtu haðā fiy al-kitābi l-xāmisi</text:span></text:p>
      <text:p text:style-name="Text_20_body">Я нашел это в пятой книге (определенная)</text:p>
      <text:p text:style-name="Text_20_body">طَالِبَةٌ ثَالِثَةٌ <text:span text:style-name="Source_5f_Text">ṭālibatun θāliθatun</text:span></text:p>
      <text:p text:style-name="Text_20_body">Третья студентка (неопределенная)</text:p>
      <text:p text:style-name="Text_20_body">اَلطَّالِبَةُ الثَّالِثَةُ <text:span text:style-name="Source_5f_Text">aalṭṭālibatu θ-θāliθatu</text:span></text:p>
      <text:p text:style-name="Text_20_body">Третья студентка (определенная)</text:p>
      <text:p text:style-name="Text_20_body">رَأَيْتُ طَالِبَةً ثَالِثَةً <text:span text:style-name="Source_5f_Text">raʔaytu ṭālibatan θāliθatan</text:span></text:p>
      <text:p text:style-name="Text_20_body">Я видел третью студентку (неопределенная)</text:p>
      <text:p text:style-name="Text_20_body">رَأَيْتُ اَلطَّالِبَةَ اَلثَّالِثَةَ <text:span text:style-name="Source_5f_Text">raʔaytu aalṭṭālibata aalθθāliθata</text:span></text:p>
      <text:p text:style-name="Text_20_body">Я видел третью студентку (определенная)</text:p>
      <text:p text:style-name="Text_20_body"><text:soft-page-break/>أَخَذْتُ الْكِتَابَ مِنَ طَالِبَةٍ ثَالِثَةٍ <text:span text:style-name="Source_5f_Text">ʔaxaðtu l-kitāba mina ṭālibatin θāliθatin</text:span></text:p>
      <text:p text:style-name="Text_20_body">Я взял книгу у третьей студентки (неопределенная)</text:p>
      <text:p text:style-name="Text_20_body">أَخَذْتُ الْكِتَابَ مِنَ اَلطَّالِبَةِ الثَّالِثَةِ <text:span text:style-name="Source_5f_Text">ʔaxaðtu l-kitāba mina aalṭṭālibati θ-θāliθati</text:span></text:p>
      <text:p text:style-name="Text_20_body">Я взял книгу у третьей студентки (определенная)</text:p>
      <text:p text:style-name="Text_20_body">Упражнения для закрепления</text:p>
      <text:p text:style-name="Text_20_body">1) Переведите следующие словосочетания:</text:p>
      <text:p text:style-name="Text_20_body">اَلْمَدْخَلُ الْأَوَّلُ <text:span text:style-name="Source_5f_Text">aalmadxalu l-ʔawwal-u</text:span> __</text:p>
      <text:p text:style-name="Text_20_body">اَلْمَرْحَلَةُ الْأُولَى <text:span text:style-name="Source_5f_Text">aalmarḥalatu l-ʔuwlaā</text:span> __</text:p>
      <text:p text:style-name="Text_20_body">اَلْمُعَلِّمُ الثَّانِى <text:span text:style-name="Source_5f_Text">aalmuʕallimu θ-θāniā</text:span> __</text:p>
      <text:p text:style-name="Text_20_body">اَلْمُعَلِّمَةُ الثَّانِيَةُ <text:span text:style-name="Source_5f_Text">aalmuʕallimatu θ-θāniyatu</text:span> __</text:p>
      <text:p text:style-name="Text_20_body">اَلنَّجْمُ الثَّالِثُ <text:span text:style-name="Source_5f_Text">aalnnajmu θ-θāliθu</text:span> __</text:p>
      <text:p text:style-name="Text_20_body">اَلسَّمَاءُ الثَّالِثَةُ <text:span text:style-name="Source_5f_Text">aalssamāʔu θ-θāliθatu</text:span> __</text:p>
      <text:p text:style-name="Text_20_body">اَلْفَرَسُ الرَّابِعُ <text:span text:style-name="Source_5f_Text">aalfarasu r-rābiʕu</text:span> __</text:p>
      <text:p text:style-name="Text_20_body">اَلشَّاةُ الرَّابِعَةُ <text:span text:style-name="Source_5f_Text">aalššātu r-rābiʕatu</text:span> __</text:p>
      <text:p text:style-name="Text_20_body">اَلْحِمَارُ الْخَامِسُ <text:span text:style-name="Source_5f_Text">aalḥimāru l-xāmisu</text:span> __</text:p>
      <text:p text:style-name="Text_20_body">اَلْبَقَرَةُ الْخَامِسَةُ <text:span text:style-name="Source_5f_Text">aalbaqaratu l-xāmisatu</text:span> __</text:p>
      <text:p text:style-name="Text_20_body">اَلْقِطَارُ السَّادِسُ <text:span text:style-name="Source_5f_Text">aalqiṭāru s-sādisu</text:span> __</text:p>
      <text:p text:style-name="Text_20_body">اَلدَّبَّابَةُ السَّادِسَةُ <text:span text:style-name="Source_5f_Text">aalddabbābatu s-sādisatu</text:span> __</text:p>
      <text:p text:style-name="Text_20_body">اَلْقِسْمُ السَّابِعُ <text:span text:style-name="Source_5f_Text">aalqismu s-sābiʕu</text:span> __</text:p>
      <text:p text:style-name="Text_20_body">اَلْكُلِّيَّةُ السَّابِعَةُ <text:span text:style-name="Source_5f_Text">aalkulliyyatu s-sābiʕatu</text:span> __</text:p>
      <text:p text:style-name="Text_20_body">اَلْحَارِسُ الثَّامِنُ <text:span text:style-name="Source_5f_Text">aalḥārisu θ-θāminu</text:span> __</text:p>
      <text:p text:style-name="Text_20_body"><text:soft-page-break/>اَلشِّرْكَةُ الثَّامِنَةُ <text:span text:style-name="Source_5f_Text">aalšširkatu θ-θāminatu</text:span> __</text:p>
      <text:p text:style-name="Text_20_body">اَلْبُسْتَانُ التَّاسِعُ <text:span text:style-name="Source_5f_Text">aalbustānu t-tāsiʕu</text:span> __</text:p>
      <text:p text:style-name="Text_20_body">اَلْجَامِعَةُ التَّاسِعَةُ <text:span text:style-name="Source_5f_Text">aaljāmiʕatu t-tāsiʕatu</text:span> __</text:p>
      <text:p text:style-name="Text_20_body">اَلْحِزْبُ الْعَاشِرُ <text:span text:style-name="Source_5f_Text">aalḥizbu l-ʕāširu</text:span> __</text:p>
      <text:p text:style-name="Text_20_body">اَلصَّفْحَةُ الْعَاشِرَةُ <text:span text:style-name="Source_5f_Text">aalṣṣafḥatu l-ʕāširatu</text:span> __</text:p>
      <text:p text:style-name="Text_20_body">بَابٌ أَوَّلُ <text:span text:style-name="Source_5f_Text">bābun ʔawwal-u</text:span> __</text:p>
      <text:p text:style-name="Text_20_body">حَرْبٌ أُولَى <text:span text:style-name="Source_5f_Text">ḥarbun ʔuwlaā</text:span> __</text:p>
      <text:p text:style-name="Text_20_body">عَمَلٌ ثَانٍ <text:span text:style-name="Source_5f_Text">ʕamalun θānin</text:span> __</text:p>
      <text:p text:style-name="Text_20_body">مُدَرِّسَةٌ ثَانِيَةٌ <text:span text:style-name="Source_5f_Text">mudarrisatun θāniyatun</text:span> __</text:p>
      <text:p text:style-name="Text_20_body">دَفْتَرٌ ثَالِثٌ <text:span text:style-name="Source_5f_Text">daftarun θāliθun</text:span> __</text:p>
      <text:p text:style-name="Text_20_body">لَجْنَةٌ ثَالِثَةٌ <text:span text:style-name="Source_5f_Text">lajnatun θāliθatun</text:span> __</text:p>
      <text:p text:style-name="Text_20_body">مَسْجِدٌ رَابِعٌ <text:span text:style-name="Source_5f_Text">masjidun rābiʕun</text:span> __</text:p>
      <text:p text:style-name="Text_20_body">حَدِيقَةٌ رَابِعَةٌ <text:span text:style-name="Source_5f_Text">ḥadiyqatun rābiʕatun</text:span> __</text:p>
      <text:p text:style-name="Text_20_body">مُؤْتَمَرٌ خَامِسٌ <text:span text:style-name="Source_5f_Text">muʔtamarun xāmisun</text:span> __</text:p>
      <text:p text:style-name="Text_20_body">طَبِيبَةٌ خَامِسَةٌ <text:span text:style-name="Source_5f_Text">ṭabiybatun xāmisatun</text:span> __</text:p>
      <text:p text:style-name="Text_20_body">ضَابِطٌ سَادِسٌ <text:span text:style-name="Source_5f_Text">ḍābiṭun sādisun</text:span> __</text:p>
      <text:p text:style-name="Text_20_body">مُمَرِّضَةٌ سَادِسَةٌ <text:span text:style-name="Source_5f_Text">mumarriḍatun sādisatun</text:span> __</text:p>
      <text:p text:style-name="Text_20_body">شَهْرٌ سَابِعٌ <text:span text:style-name="Source_5f_Text">šahrun sābiʕun</text:span> __</text:p>
      <text:p text:style-name="Text_20_body">سَنَةٌ سَابِعَةٌ <text:span text:style-name="Source_5f_Text">sanatun sābiʕatun</text:span> __</text:p>
      <text:p text:style-name="Text_20_body"><text:soft-page-break/>دُكَّانٌ ثَامِنٌ <text:span text:style-name="Source_5f_Text">dukkānun θāminun</text:span> __</text:p>
      <text:p text:style-name="Text_20_body">سَيَّارَةٌ ثَامِنَةٌ <text:span text:style-name="Source_5f_Text">sayyāratun θāminatun</text:span> __</text:p>
      <text:p text:style-name="Text_20_body">حَيٌّ تَاسِعٌ <text:span text:style-name="Source_5f_Text">ḥayyun tāsiʕun</text:span> __</text:p>
      <text:p text:style-name="Text_20_body">مَحَطَّةٌ تَاسِعَةٌ <text:span text:style-name="Source_5f_Text">maḥaṭṭatun tāsiʕatun</text:span> __</text:p>
      <text:p text:style-name="Text_20_body">مُبَارَاةٌ عَاشِرَةٌ <text:span text:style-name="Source_5f_Text">mubārātun ʕāširatun</text:span> __</text:p>
      <text:p text:style-name="Text_20_body">يَوْمٌ عَاشِرٌ <text:span text:style-name="Source_5f_Text">yawmun ʕāširun</text:span> __</text:p>
      <text:p text:style-name="Text_20_body">2) Переведите следующие словосочетания на арабский язык:</text:p>
      <text:p text:style-name="Text_20_body">первый студент__</text:p>
      <text:p text:style-name="Text_20_body">второй мужчина __</text:p>
      <text:p text:style-name="Text_20_body">третья страна __</text:p>
      <text:p text:style-name="Text_20_body">четвёртая мечеть __</text:p>
      <text:p text:style-name="Text_20_body">пятый дом __</text:p>
      <text:p text:style-name="Text_20_body">шестой мальчик __</text:p>
      <text:p text:style-name="Text_20_body">седьмой осёл __</text:p>
      <text:p text:style-name="Text_20_body">восьмая тетрадь __</text:p>
      <text:p text:style-name="Text_20_body">девятый стол __</text:p>
      <text:p text:style-name="Text_20_body">десятый инженер __</text:p>
      <text:p text:style-name="Text_20_body">первая студентка __</text:p>
      <text:p text:style-name="Text_20_body">вторая женщина __</text:p>
      <text:p text:style-name="Text_20_body">третий город __</text:p>
      <text:p text:style-name="Text_20_body">четвёртая школа __</text:p>
      <text:p text:style-name="Text_20_body">пятое дерево__</text:p>
      <text:p text:style-name="Text_20_body">шестая девочка __</text:p>
      <text:p text:style-name="Text_20_body">седьмая курица __</text:p>
      <text:p text:style-name="Text_20_body">восьмая страница __</text:p>
      <text:p text:style-name="Text_20_body">девятая роза __</text:p>
      <text:p text:style-name="Text_20_body"><text:soft-page-break/>десятая ученица __</text:p>
      <text:p text:style-name="Text_20_body">3) Переведите предложения на русский язык:</text:p>
      <text:p text:style-name="Text_20_body">حَفَّظَنِي أَخِيَ الْكَبِيرُ السُّورَةَ الْأُولَى <text:span text:style-name="Source_5f_Text">ḥaffað̣aniy ʔaxiya l-kabiyru s-suwrata l-ʔuwlaā</text:span></text:p>
      <text:p text:style-name="Text_20_body">قَرَأَتْ هَذَا الشِّعْرَ الطَّالِبَةُ الثَّانِيَةُ <text:span text:style-name="Source_5f_Text">qaraʔat haðā š-šiʕra ṭ-ṭālibatu θ-θāniyatu</text:span></text:p>
      <text:p text:style-name="Text_20_body">حَجَزَ السَّائِحُ الْغُرْفَةَ فِي الْفُنْدُقِ الثَّالِثِ <text:span text:style-name="Source_5f_Text">ḥajaza s-sāʔiḥu l-ǧurfata fiy al-funduqi θ-θāliθi</text:span></text:p>
      <text:p text:style-name="Text_20_body">قَتَلَ خَالِي ذِئْبًا رَابِعًا <text:span text:style-name="Source_5f_Text">qatala xāliy ðiʔbana rābiʕana</text:span></text:p>
      <text:p text:style-name="Text_20_body">أَلَّفَ أُسْتَاذٌ كِتَابًا خَامِسًا <text:span text:style-name="Source_5f_Text">ʔallafa ʔustāðun kitābana xāmisana</text:span></text:p>
      <text:p text:style-name="Text_20_body">كَتَبَ الْمُسَافِرُ إِلَى أُمِـهِ رِسَالَةً سَادِسَةً <text:span text:style-name="Source_5f_Text">kataba l-musāfiru ʔilaā ʔumihi risālatan sādisatan</text:span></text:p>
      <text:p text:style-name="Text_20_body">تَفَرَّجْنَا الْيَوْمَ عَلَى الْمُبَارَاةِ السَّابِعَةِ <text:span text:style-name="Source_5f_Text">tafarrajnā l-yawma ʕalaā l-mubārāti s-sābiʕati</text:span></text:p>
      <text:p text:style-name="Text_20_body">تُوُفِّيَ جَدِّي فِي الْيَوْمِ الثَّامِنِ مِنْ رَمَضَانَ <text:span text:style-name="Source_5f_Text">tuwuffiya jaddiy fiy al-yawmi θ-θāmini min ramaḍāna</text:span></text:p>
      <text:p text:style-name="Text_20_body">ذَبَحَ الرَّاعِي أَمْسِ خَرُوفًا تَاسِعًا <text:span text:style-name="Source_5f_Text">ðabaḥa r-rāʕiy ʔamsi xaruwfana tāsiʕana</text:span></text:p>
      <text:p text:style-name="Text_20_body">اِنْتَقَلَ مُحَمَّدٌ <text:span text:style-name="Source_5f_Text">aintaqala muḥammadun</text:span> ﴿ صَلَّى اللهُ عَلَيْهِ وَسَلَّمَ <text:span text:style-name="Source_5f_Text">ṣallaā l-lhu ʕalayhi wasallama</text:span> ﴾ إِلَى رَحْمَةِ <text:span text:style-name="Source_5f_Text">ʔilaā raḥmati</text:span> اللهِ فِي السَّنَةِ الْعَاشِرَةِ <text:span text:style-name="Source_5f_Text">al-lhi fiy as-sanati l-ʕāširati</text:span></text:p>
      <text:p text:style-name="Text_20_body">4) Переведите следующие предложения на арабский язык:</text:p>
      <text:p text:style-name="Text_20_body">Мой младший брат живет с женой в первом доме</text:p>
      <text:p text:style-name="Text_20_body">Кабинет директора на втором этаже</text:p>
      <text:p text:style-name="Text_20_body">Я разговаривал сегодня с третьим офицером</text:p>
      <text:p text:style-name="Text_20_body">Этот город – четвертая столица нашей страны</text:p>
      <text:p text:style-name="Text_20_body">Мои сестры учились в пятой школе</text:p>
      <text:p text:style-name="Text_20_body">Это шестой фильм в этом году</text:p>
      <text:p text:style-name="Text_20_body">Мы разбили седьмое окно в нашем доме</text:p>
      <text:p text:style-name="Text_20_body">Моя мама получила деньги в восьмом банке</text:p>
      <text:p text:style-name="Text_20_body">Учительницы приехали на девятом автобусе</text:p>
      <text:p text:style-name="Text_20_body"><text:soft-page-break/>Арабские книги на пятой полке</text:p>
      <text:p text:style-name="Text_20_body">*********</text:p>
      <text:p text:style-name="Text_20_body"><text:span text:style-name="T3">2</text:span><text:span text:style-name="T1">. Порядковые</text:span> <text:span text:style-name="T1">числительные</text:span> <text:span text:style-name="T1">от</text:span> <text:span text:style-name="T1">11</text:span> <text:span text:style-name="T1">до</text:span> <text:span text:style-name="T1">19.</text:span></text:p>
      <text:p text:style-name="Text_20_body">Порядковые числительные от 11 до 19 схожи с соответствующими количественными числительными тем, что они также несклоняемы по флексии и огласуются фатхой в конце единиц и десяток. Причем десятки стоят в форме количественных, а единицы - в форме порядковых числительных. Десятки и единицы согласуются в роде с исчисляемым:</text:p>
      <text:p text:style-name="Text_20_body">мужской род:</text:p>
      <text:p text:style-name="Text_20_body">حَادِيَ عَشَرَ <text:span text:style-name="Source_5f_Text">ḥādiya ʕašara</text:span> одиннадцатый</text:p>
      <text:p text:style-name="Text_20_body">ثَانِىَ عَشَرَ <text:span text:style-name="Source_5f_Text">θāniāa ʕašara</text:span> двенадцатый</text:p>
      <text:p text:style-name="Text_20_body">ثَالِثَ عَشَرَ <text:span text:style-name="Source_5f_Text">θāliθa ʕašara</text:span> тринадцатый</text:p>
      <text:p text:style-name="Text_20_body">رَابِعَ عَشَرَ <text:span text:style-name="Source_5f_Text">rābiʕa ʕašara</text:span> четырнадцатый</text:p>
      <text:p text:style-name="Text_20_body">خَامِسَ عَشَرَ <text:span text:style-name="Source_5f_Text">xāmisa ʕašara</text:span> пятнадцатый</text:p>
      <text:p text:style-name="Text_20_body">سَادِسَ عَشَرَ <text:span text:style-name="Source_5f_Text">sādisa ʕašara</text:span> шестнадцатый</text:p>
      <text:p text:style-name="Text_20_body">سَابِعَ عَشَرَ <text:span text:style-name="Source_5f_Text">sābiʕa ʕašara</text:span> семнадцатый</text:p>
      <text:p text:style-name="Text_20_body">ثَامِنَ عَشَرَ <text:span text:style-name="Source_5f_Text">θāmina ʕašara</text:span> восемнадцатый</text:p>
      <text:p text:style-name="Text_20_body">تَاسِعَ عَشَرَ <text:span text:style-name="Source_5f_Text">tāsiʕa ʕašara</text:span> девятнадцатый</text:p>
      <text:p text:style-name="P1">женский род:</text:p>
      <text:p text:style-name="Text_20_body">حَادِيَةَ عَشْرَةَ <text:span text:style-name="Source_5f_Text">ḥādiyata ʕašrata</text:span> одиннадцатая</text:p>
      <text:p text:style-name="Text_20_body">ثَانِيَةَ عَشْرَةَ <text:span text:style-name="Source_5f_Text">θāniyata ʕašrata</text:span> двенадцатая</text:p>
      <text:p text:style-name="Text_20_body">ثَالِثَةَ عَشْرَةَ <text:span text:style-name="Source_5f_Text">θāliθata ʕašrata</text:span> тринадцатая</text:p>
      <text:p text:style-name="Text_20_body">رَابِعَةَ عَشْرَةَ <text:span text:style-name="Source_5f_Text">rābiʕata ʕašrata</text:span> четырнадцатая</text:p>
      <text:p text:style-name="Text_20_body">خَامِسَةَ عَشْرَةَ <text:span text:style-name="Source_5f_Text">xāmisata ʕašrata</text:span> пятнадцатая</text:p>
      <text:p text:style-name="Text_20_body"><text:soft-page-break/>سَادِسَةَ عَشْرَةَ <text:span text:style-name="Source_5f_Text">sādisata ʕašrata</text:span> шестнадцатая</text:p>
      <text:p text:style-name="Text_20_body">سَابِعَةَ عَشْرَةَ <text:span text:style-name="Source_5f_Text">sābiʕata ʕašrata</text:span> семнадцатая</text:p>
      <text:p text:style-name="Text_20_body">ثَامِنَةَ عَشْرَة <text:span text:style-name="Source_5f_Text">θāminata ʕašra</text:span> восемнадцатая</text:p>
      <text:p text:style-name="Text_20_body">تَاسِعَةَ عَشْرَةَ <text:span text:style-name="Source_5f_Text">tāsiʕata ʕašrata</text:span> девятнадцатая</text:p>
      <text:p text:style-name="Text_20_body">Порядковые числительные от 11 до 19 оформляются как согласованные определения, то есть стоят после имени исчисляемого. Их единицы могут принимать определенный артикль. Например:</text:p>
      <text:p text:style-name="Text_20_body">ضَابِطٌ خَامِسَ عَشَرَ <text:span text:style-name="Source_5f_Text">ḍābiṭun xāmisa ʕašara</text:span></text:p>
      <text:p text:style-name="Text_20_body">Пятнадцатый офицер (неопределенный)</text:p>
      <text:p text:style-name="Text_20_body">اَلضَّابِطُ الْخَامِسَ عَشَرَ <text:span text:style-name="Source_5f_Text">aalḍḍābiṭu l-xāmisa ʕašara</text:span></text:p>
      <text:p text:style-name="Text_20_body">Пятнадцатый офицер (определенная)</text:p>
      <text:p text:style-name="Text_20_body">مَدْرَسَةٌ خَامِسَةَ عَشْرَةَ <text:span text:style-name="Source_5f_Text">madrasatun xāmisata ʕašrata</text:span></text:p>
      <text:p text:style-name="Text_20_body">Пятнадцатая школа (неопределенная)</text:p>
      <text:p text:style-name="Text_20_body">اَلْمَدْرَسَةُ الْخَامِسَةَ عَشْرَةَ <text:span text:style-name="Source_5f_Text">aalmadrasatu l-xāmisata ʕašrata</text:span></text:p>
      <text:p text:style-name="Text_20_body">Пятнадцатая школа (определенная)</text:p>
      <text:p text:style-name="Text_20_body">Упражнения для закрепления</text:p>
      <text:p text:style-name="Text_20_body">1) Переведите следующие словосочетания:</text:p>
      <text:p text:style-name="Text_20_body">اَلْمَدْخَلُ الْحَادِيَ عَشَرَ <text:span text:style-name="Source_5f_Text">aalmadxalu l-ḥādiya ʕašara</text:span> __</text:p>
      <text:p text:style-name="Text_20_body">اَلْمَرْحَلَةُ الْحَادِيَةَ عَشْرَةَ <text:span text:style-name="Source_5f_Text">aalmarḥalatu l-ḥādiyata ʕašrata</text:span> __</text:p>
      <text:p text:style-name="Text_20_body">اَلْمُعَلِّمُ الثَّانِىَ عَشَرَ <text:span text:style-name="Source_5f_Text">aalmuʕallimu θ-θāniāa ʕašara</text:span> __</text:p>
      <text:p text:style-name="Text_20_body">اَلْمُعَلِّمَةُ الثَّانِيَةَ عَشْرَةَ <text:span text:style-name="Source_5f_Text">aalmuʕallimatu θ-θāniyata ʕašrata</text:span> __</text:p>
      <text:p text:style-name="Text_20_body">اَلنَّجْمُ الثَّالِثَ عَشَرَ <text:span text:style-name="Source_5f_Text">aalnnajmu θ-θāliθa ʕašara</text:span> __</text:p>
      <text:p text:style-name="Text_20_body">اَلشَّجَرَةُ الثَّالِثَةَ عَشْرَةَ <text:span text:style-name="Source_5f_Text">aalššajaratu θ-θāliθata ʕašrata</text:span> __</text:p>
      <text:p text:style-name="Text_20_body"><text:soft-page-break/>اَلْفَرَسُ الرَّابِعَ عَشَرَ <text:span text:style-name="Source_5f_Text">aalfarasu r-rābiʕa ʕašara</text:span> __</text:p>
      <text:p text:style-name="Text_20_body">اَلشَّاةُ الرَّابِعَةَ عَشْرَةَ <text:span text:style-name="Source_5f_Text">aalššātu r-rābiʕata ʕašrata</text:span> __</text:p>
      <text:p text:style-name="Text_20_body">اَلْحِمَارُ الْخَامِسَ عَشَرَ <text:span text:style-name="Source_5f_Text">aalḥimāru l-xāmisa ʕašara</text:span> __</text:p>
      <text:p text:style-name="Text_20_body">اَلْبَقَرَةُ الْخَامِسَةَ عَشْرَةَ <text:span text:style-name="Source_5f_Text">aalbaqaratu l-xāmisata ʕašrata</text:span> __</text:p>
      <text:p text:style-name="Text_20_body">اَلْقِطَارُ السَّادِسَ عَشَرَ <text:span text:style-name="Source_5f_Text">aalqiṭāru s-sādisa ʕašara</text:span> __</text:p>
      <text:p text:style-name="Text_20_body">اَلدَّبَّابَةُ السَّادِسَةَ عَشْرَةَ <text:span text:style-name="Source_5f_Text">aalddabbābatu s-sādisata ʕašrata</text:span> __</text:p>
      <text:p text:style-name="Text_20_body">اَلْقِسْمُ السَّابِعَ عَشَرَ <text:span text:style-name="Source_5f_Text">aalqismu s-sābiʕa ʕašara</text:span> __</text:p>
      <text:p text:style-name="Text_20_body">اَلْكُلِّيَّةُ السَّابِعَةَ عَشْرَةَ <text:span text:style-name="Source_5f_Text">aalkulliyyatu s-sābiʕata ʕašrata</text:span> __</text:p>
      <text:p text:style-name="Text_20_body">اَلْحَارِسُ الثَّامِنَ عَشَرَ <text:span text:style-name="Source_5f_Text">aalḥārisu θ-θāmina ʕašara</text:span> __</text:p>
      <text:p text:style-name="Text_20_body">اَلشِّرْكَةُ الثَّامِنَةَ عَشْرَةَ <text:span text:style-name="Source_5f_Text">aalšširkatu θ-θāminata ʕašrata</text:span> __</text:p>
      <text:p text:style-name="Text_20_body">اَلْبُسْتَانُ التَّاسِعَ عَشَرَ <text:span text:style-name="Source_5f_Text">aalbustānu t-tāsiʕa ʕašara</text:span> __</text:p>
      <text:p text:style-name="Text_20_body">اَلْجَامِعَةُ التَّاسِعَةَ عَشْرَةَ <text:span text:style-name="Source_5f_Text">aaljāmiʕatu t-tāsiʕata ʕašrata</text:span> __</text:p>
      <text:p text:style-name="Text_20_body">بَابٌ حَادِيَ عَشَرَ <text:span text:style-name="Source_5f_Text">bābun ḥādiya ʕašara</text:span> __</text:p>
      <text:p text:style-name="Text_20_body">أُغْنِيَةٌ حَادِيَةَ عَشْرَةَ <text:span text:style-name="Source_5f_Text">ʔuǧniyatun ḥādiyata ʕašrata</text:span> __</text:p>
      <text:p text:style-name="Text_20_body">عَمَلٌ ثَانِىَ عَشَرَ <text:span text:style-name="Source_5f_Text">ʕamalun θāniāa ʕašara</text:span> __</text:p>
      <text:p text:style-name="Text_20_body">مُدَرِّسَةٌ ثَانِيَةَ عَشْرَةَ <text:span text:style-name="Source_5f_Text">mudarrisatun θāniyata ʕašrata</text:span> __</text:p>
      <text:p text:style-name="Text_20_body">دَفْتَرٌ ثَالِثَ عَشَرَ <text:span text:style-name="Source_5f_Text">daftarun θāliθa ʕašara</text:span> __</text:p>
      <text:p text:style-name="Text_20_body">لَجْنَةٌ ثَالِثَةَ عَشْرَةَ <text:span text:style-name="Source_5f_Text">lajnatun θāliθata ʕašrata</text:span> __</text:p>
      <text:p text:style-name="Text_20_body">مَسْجِدٌ رَابِعَ عَشَرَ <text:span text:style-name="Source_5f_Text">masjidun rābiʕa ʕašara</text:span> __</text:p>
      <text:p text:style-name="Text_20_body"><text:soft-page-break/>حَدِيقَةٌ رَابِعَةَ عَشْرَةَ <text:span text:style-name="Source_5f_Text">ḥadiyqatun rābiʕata ʕašrata</text:span> __</text:p>
      <text:p text:style-name="Text_20_body">مُؤْتَمَرٌ خَامِسَ عَشَرَ <text:span text:style-name="Source_5f_Text">muʔtamarun xāmisa ʕašara</text:span> __</text:p>
      <text:p text:style-name="Text_20_body">طَبِيبَةٌ خَامِسَةَ عَشْرَةَ <text:span text:style-name="Source_5f_Text">ṭabiybatun xāmisata ʕašrata</text:span> __</text:p>
      <text:p text:style-name="Text_20_body">ضَابِطٌ سَادِسَ عَشَرَ <text:span text:style-name="Source_5f_Text">ḍābiṭun sādisa ʕašara</text:span> __</text:p>
      <text:p text:style-name="Text_20_body">مُمَرِّضَةٌ سَادِسَةَ عَشْرَةَ <text:span text:style-name="Source_5f_Text">mumarriḍatun sādisata ʕašrata</text:span> __</text:p>
      <text:p text:style-name="Text_20_body">يَوْمٌ سَابِعَ عَشَرَ <text:span text:style-name="Source_5f_Text">yawmun sābiʕa ʕašara</text:span> __</text:p>
      <text:p text:style-name="Text_20_body">سَنَةٌ سَابِعَةَ عَشْرَةَ <text:span text:style-name="Source_5f_Text">sanatun sābiʕata ʕašrata</text:span> __</text:p>
      <text:p text:style-name="Text_20_body">دُكَّانٌ ثَامِنَ عَشَرَ <text:span text:style-name="Source_5f_Text">dukkānun θāmina ʕašara</text:span> __</text:p>
      <text:p text:style-name="Text_20_body">سَيَّارَةٌ ثَامِنَةَ عَشْرَةَ <text:span text:style-name="Source_5f_Text">sayyāratun θāminata ʕašrata</text:span> __</text:p>
      <text:p text:style-name="Text_20_body">حَيٌّ تَاسِعَ عَشَرَ <text:span text:style-name="Source_5f_Text">ḥayyun tāsiʕa ʕašara</text:span> __</text:p>
      <text:p text:style-name="Text_20_body">مَحَطَّةٌ تَاسِعَةَ عَشْرَةَ <text:span text:style-name="Source_5f_Text">maḥaṭṭatun tāsiʕata ʕašrata</text:span> __</text:p>
      <text:p text:style-name="Text_20_body">2) Переведите следующие словосочетания на арабский язык:</text:p>
      <text:p text:style-name="Text_20_body">одиннадцатый студент __</text:p>
      <text:p text:style-name="Text_20_body">двенадцатый мужчина __</text:p>
      <text:p text:style-name="Text_20_body">тринадцатая страна __</text:p>
      <text:p text:style-name="Text_20_body">четырнадцатая мечеть __</text:p>
      <text:p text:style-name="Text_20_body">пятнадцатый дом __</text:p>
      <text:p text:style-name="Text_20_body">шестнадцатый мальчик __</text:p>
      <text:p text:style-name="Text_20_body">семнадцатый осёл __</text:p>
      <text:p text:style-name="Text_20_body">восемнадцатая тетрадь __</text:p>
      <text:p text:style-name="Text_20_body">девятнадцатый стол __</text:p>
      <text:p text:style-name="Text_20_body">одиннадцатая студентка __</text:p>
      <text:p text:style-name="Text_20_body">двенадцатая женщина __</text:p>
      <text:p text:style-name="Text_20_body">триннадцатая город __</text:p>
      <text:p text:style-name="Text_20_body"><text:soft-page-break/>четырнадцатая школа __</text:p>
      <text:p text:style-name="Text_20_body">пятнадцатое дерево__</text:p>
      <text:p text:style-name="Text_20_body">шестнадцатая девочка __</text:p>
      <text:p text:style-name="Text_20_body">семнадцатая курица __</text:p>
      <text:p text:style-name="Text_20_body">восемнадцатая страница __</text:p>
      <text:p text:style-name="Text_20_body">девятнадцатая роза __</text:p>
      <text:p text:style-name="Text_20_body">3) Переведите предложения на русский язык:</text:p>
      <text:p text:style-name="Text_20_body">طَرَقْتُ بَابَ الشَّقَّةِ الْحَادِيَةَ عَشْرَةََ <text:span text:style-name="Source_5f_Text">ṭaraqtu bāba š-šaqqati l-ḥādiyata ʕašrataa</text:span></text:p>
      <text:p text:style-name="Text_20_body">كَتَبَتْ هَذَا الْإِنْشَاءَ الطَّالِبَةُ الثَّانِيَةَ عَشْرَةَ <text:span text:style-name="Source_5f_Text">katabat haðā l-ʔinšāʔa ṭ-ṭālibatu θ-θāniyata ʕašrata</text:span></text:p>
      <text:p text:style-name="Text_20_body">رَأَيْتُ أَبِي لِلْمَرَّةِ الْأَخِيرَةِ فِي الْيَوْمِ الثَّالِثَ عَشَرَ <text:span text:style-name="Source_5f_Text">raʔaytu ʔabiy lilmarrati l-ʔaxiyrati fiy al-yawmi θ-θāliθa ʕašara</text:span> مِنْ نُوفَمْبَرَ <text:span text:style-name="Source_5f_Text">min nuwfambara</text:span></text:p>
      <text:p text:style-name="Text_20_body">تَسَلَّمْتُ صَبَاحَ الْيَوْمِ طَرْدًا رَابِعَ عَشَرَ <text:span text:style-name="Source_5f_Text">tasallamtu ṣabāḥa l-yawmi ṭardana rābiʕa ʕašara</text:span></text:p>
      <text:p text:style-name="Text_20_body">بَاعَ التَّاجِرُ فِي السُّوقِ قَمِيصًا خَامِسَ عَشَرَ <text:span text:style-name="Source_5f_Text">bāʕa t-tājiru fiy as-suwqi qamiyṣana xāmisa ʕašara</text:span></text:p>
      <text:p text:style-name="Text_20_body">غَرَسَ جَدِّي فِي الْبُسْتَانِ شَجَرَةً سَادِسَةَ عَشْرَةَ <text:span text:style-name="Source_5f_Text">ǧarasa jaddiy fiy al-bustāni šajaratan sādisata ʕašrata</text:span></text:p>
      <text:p text:style-name="Text_20_body">اِشْتَرَكَ فَرِيقُنَا الْيَوْمَ فِي الْمُسَابَقَةِ السَّابِعَةَ عَشْرَةَ <text:span text:style-name="Source_5f_Text">aištaraka fariyqunā l-yawma fiy al-musābaqati s-sābiʕata ʕašrata</text:span></text:p>
      <text:p text:style-name="Text_20_body">صُنِعَتْ هَذِهِ السَّيَّارَةُ فِي الْمَصْنَعِ الثَّامِنَ عَشَرَ <text:span text:style-name="Source_5f_Text">ṣuniʕat haðihi s-sayyāratu fiy al-maṣnaʕi θ-θāmina ʕašara</text:span></text:p>
      <text:p text:style-name="Text_20_body">شَرَحَ الْيَوْمَ الشَّيْخُ حَدِيثًا تَاسِعَ عَشَرَ <text:span text:style-name="Source_5f_Text">šaraḥa l-yawma š-šayxu ḥadiyθana tāsiʕa ʕašara</text:span></text:p>
      <text:p text:style-name="Text_20_body">4) Переведите следующие предложения на арабский язык:</text:p>
      <text:p text:style-name="Text_20_body">Наши родственники живут в одиннадцатом квартале</text:p>
      <text:p text:style-name="Text_20_body">Лифт остановился на двенадцатом этаже</text:p>
      <text:p text:style-name="Text_20_body">Я поехал в зоопарк на тринадцатом автобусе</text:p>
      <text:p text:style-name="Text_20_body">На этой улице находится четырнадцатая библиотека</text:p>
      <text:p text:style-name="Text_20_body"><text:soft-page-break/>Мои родители учились в пятнадцатой школе с твоими родителями</text:p>
      <text:p text:style-name="Text_20_body">Это шестнадцатый дом в этой деревне</text:p>
      <text:p text:style-name="Text_20_body">Позавчера мы изготовили семнадцатую коробку</text:p>
      <text:p text:style-name="Text_20_body">Я постучал в восемнадцатую дверь</text:p>
      <text:p text:style-name="Text_20_body">Мы сошли с автобуса на девятнадцатой остановке</text:p>
      <text:p text:style-name="Text_20_body">*********</text:p>
      <text:p text:style-name="Text_20_body"><text:span text:style-name="T3">3</text:span>. <text:span text:style-name="T1">Порядковые</text:span> <text:span text:style-name="T1">числительные</text:span> <text:span text:style-name="T1">круглых</text:span> <text:span text:style-name="T1">десяток</text:span>, <text:span text:style-name="T1">сотен</text:span>, <text:span text:style-name="T1">тысяч</text:span> подобны соответствующим количественным числительным. Они одинаковы для обоих родов и оформляются как согласованные определения, то есть ставятся после исчисляемого и согласуются с ним в состоянии (определенности или неопределенности). Они также склоняются по падежам. Например:</text:p>
      <text:p text:style-name="Text_20_body">طَالِبٌ عِشْرُونَ <text:span text:style-name="Source_5f_Text">ṭālibun ʕišruwna</text:span> Двадцатый студент (неопределенный)</text:p>
      <text:p text:style-name="Text_20_body">اَلطَّالِبُ الْعِشْرُونَ <text:span text:style-name="Source_5f_Text">aalṭṭālibu l-ʕišruwna</text:span> Двадцатый студент (определенный)</text:p>
      <text:p text:style-name="Text_20_body">طَالِبَةٌ ثَلاثُونَ <text:span text:style-name="Source_5f_Text">ṭālibatun θalaθuwna</text:span> Тридцатая студентка (неопределенная)</text:p>
      <text:p text:style-name="Text_20_body">اَلطَّالِبَةُ الثَّلَاثُونَ <text:span text:style-name="Source_5f_Text">aalṭṭālibatu θ-θal-āθuwna</text:span> Тридцатая студентка (определенная)</text:p>
      <text:p text:style-name="Text_20_body">طَالِبٌ مِئَةٌ <text:span text:style-name="Source_5f_Text">ṭālibun miʔatun</text:span> Сотый студент (неопределенный)</text:p>
      <text:p text:style-name="Text_20_body">اَلطَّالِبُ الْمِئَةُ <text:span text:style-name="Source_5f_Text">aalṭṭālibu l-miʔatu</text:span> Сотый студент (определенный)</text:p>
      <text:p text:style-name="Text_20_body">طَالِبَةٌ مِئَةٌ <text:span text:style-name="Source_5f_Text">ṭālibatun miʔatun</text:span> Сотая студентка (неопределенная)</text:p>
      <text:p text:style-name="Text_20_body">اَلطَّالِبَةُ الْمِئَةُ <text:span text:style-name="Source_5f_Text">aalṭṭālibatu l-miʔatu</text:span> Сотая студентка (определенная)</text:p>
      <text:p text:style-name="Text_20_body">جَاءَ طَالِبٌ <text:span text:style-name="Source_5f_Text">jāʔa ṭālibun</text:span> * ثَلاَثُونَ <text:span text:style-name="Source_5f_Text">θalaaθuwna</text:span> * ( الرَّفْعُ <text:span text:style-name="Source_5f_Text">ar-rafʕu</text:span> )</text:p>
      <text:p text:style-name="Text_20_body">Пришел <text:span text:style-name="T1">тридцатый</text:span> студент</text:p>
      <text:p text:style-name="Text_20_body">(именительный падеж)</text:p>
      <text:p text:style-name="Text_20_body">أَخَذْتُ الكُتُبَ مِنْ طَالِبٍ <text:span text:style-name="Source_5f_Text">ʔaxaðtu l-kutuba min ṭālibin</text:span> * ثَلاَثِينَ <text:span text:style-name="Source_5f_Text">θalaaθiyna</text:span> * ( الْجَرُّ <text:span text:style-name="Source_5f_Text">al-jarru</text:span> )</text:p>
      <text:p text:style-name="Text_20_body">Я взял книги у <text:span text:style-name="T1">тридцатого</text:span> студента</text:p>
      <text:p text:style-name="Text_20_body">(родительный падеж)</text:p>
      <text:p text:style-name="Text_20_body"><text:soft-page-break/>رَأَيْتُ طَالِباً <text:span text:style-name="Source_5f_Text">raʔaytu ṭālibā(n)</text:span> * ثَلاثِينَ <text:span text:style-name="Source_5f_Text">θalaθiyna</text:span> * ( النَّصْبُ <text:span text:style-name="Source_5f_Text">an-naṣbu</text:span> )</text:p>
      <text:p text:style-name="Text_20_body">Я видел <text:span text:style-name="T1">тридцатого</text:span> студента</text:p>
      <text:p text:style-name="Text_20_body">(винительный падеж)</text:p>
      <text:p text:style-name="Text_20_body">Сложные порядковые числительные после 20 (21, 22, 23, 24…) образуются из круглых десяток (сотен, тысяч) и порядковых числительных до 9 (см. 1. пункт данной темы). Например:</text:p>
      <text:p text:style-name="Text_20_body">мужской род:</text:p>
      <text:p text:style-name="Text_20_body">أَوَّلُ وَعِشْرُونَ <text:span text:style-name="Source_5f_Text">ʔawwal-u waʕišruwna</text:span> двадцать первый</text:p>
      <text:p text:style-name="Text_20_body">ثَانٍ وَعِشْرُونَ <text:span text:style-name="Source_5f_Text">θānin waʕišruwna</text:span> двадцать второй</text:p>
      <text:p text:style-name="Text_20_body">ثَالِثٌ وَعِشْرُونَ <text:span text:style-name="Source_5f_Text">θāliθun waʕišruwna</text:span> двадцать третий</text:p>
      <text:p text:style-name="Text_20_body">رَابِعٌ وَعِشْرُونَ <text:span text:style-name="Source_5f_Text">rābiʕun waʕišruwna</text:span> двадцать четвертый</text:p>
      <text:p text:style-name="Text_20_body">خَامِسٌ وَعِشْرُونَ <text:span text:style-name="Source_5f_Text">xāmisun waʕišruwna</text:span> двадцать пятый</text:p>
      <text:p text:style-name="Text_20_body">سَادِسٌ وَعِشْرُونَ <text:span text:style-name="Source_5f_Text">sādisun waʕišruwna</text:span> двадцать шестой</text:p>
      <text:p text:style-name="Text_20_body">سَابِعٌ وَعِشْرُونَ <text:span text:style-name="Source_5f_Text">sābiʕun waʕišruwna</text:span> двадцать седьмой</text:p>
      <text:p text:style-name="Text_20_body">ثَامِنٌ وَعِشْرُونَ <text:span text:style-name="Source_5f_Text">θāminun waʕišruwna</text:span> двадцать восьмой</text:p>
      <text:p text:style-name="Text_20_body">تَاسِعٌ وَعِشْرُونَ <text:span text:style-name="Source_5f_Text">tāsiʕun waʕišruwna</text:span> двадцать девятый</text:p>
      <text:p text:style-name="Text_20_body">ثَلاَثُونَ <text:span text:style-name="Source_5f_Text">θalaaθuwna</text:span> тридцатый</text:p>
      <text:p text:style-name="Text_20_body">أَوَّلُ وَثَلاَثُونَ <text:span text:style-name="Source_5f_Text">ʔawwal-u waθalaaθuwna</text:span> тридцать первый</text:p>
      <text:p text:style-name="P1">женский род:</text:p>
      <text:p text:style-name="Text_20_body">أُولَى وَعِشْرُونَ <text:span text:style-name="Source_5f_Text">ʔuwlaā waʕišruwna</text:span> двадцать первая</text:p>
      <text:p text:style-name="Text_20_body">ثَانِيَةٌ وَعِشْرُونَ <text:span text:style-name="Source_5f_Text">θāniyatun waʕišruwna</text:span> двадцать вторая</text:p>
      <text:p text:style-name="Text_20_body">ثَالِثَةٌ وَعِشْرُونَ <text:span text:style-name="Source_5f_Text">θāliθatun waʕišruwna</text:span> двадцать третья</text:p>
      <text:p text:style-name="Text_20_body"><text:soft-page-break/>رَابِعَةٌ وَعِشْرُونَ <text:span text:style-name="Source_5f_Text">rābiʕatun waʕišruwna</text:span> двадцать четвертая</text:p>
      <text:p text:style-name="Text_20_body">خَامِسَةٌ وَعِشْرُونَ <text:span text:style-name="Source_5f_Text">xāmisatun waʕišruwna</text:span> двадцать пятая</text:p>
      <text:p text:style-name="Text_20_body">سَادِسَةٌ وَعِشْرُونَ <text:span text:style-name="Source_5f_Text">sādisatun waʕišruwna</text:span> двадцать шестая</text:p>
      <text:p text:style-name="Text_20_body">سَابِعَةٌ وَعِشْرُونَ <text:span text:style-name="Source_5f_Text">sābiʕatun waʕišruwna</text:span> двадцать седьмая</text:p>
      <text:p text:style-name="Text_20_body">ثَامِنَةٌ وَعِشْرُونَ <text:span text:style-name="Source_5f_Text">θāminatun waʕišruwna</text:span> двадцать восьмая</text:p>
      <text:p text:style-name="Text_20_body">تَاسِعَةٌ وَعِشْرُونَ <text:span text:style-name="Source_5f_Text">tāsiʕatun waʕišruwna</text:span> двадцать девятая</text:p>
      <text:p text:style-name="Text_20_body">ثَلاَثُونَ <text:span text:style-name="Source_5f_Text">θalaaθuwna</text:span> тридцатая</text:p>
      <text:p text:style-name="Text_20_body">أُولَى وَثَلاَثُونَ <text:span text:style-name="Source_5f_Text">ʔuwlaā waθalaaθuwna</text:span> тридцатая первая</text:p>
      <text:p text:style-name="Text_20_body">…………………….</text:p>
      <text:p text:style-name="Text_20_body">مِئَةٌ وَأَوَّلُ وَثَلاَثُونَ <text:span text:style-name="Source_5f_Text">miʔatun waʔawwal-u waθalaaθuwna</text:span> сто тридцать первый</text:p>
      <text:p text:style-name="Text_20_body">مِئَةٌ وَأُولَى وَثَلاَثُونَ <text:span text:style-name="Source_5f_Text">miʔatun waʔuwlaā waθalaaθuwna</text:span> сто тридцатая первая</text:p>
      <text:p text:style-name="Text_20_body">В состоянии определенности и единицы, и десятки (сотни, тысячи) подобных числительных принимают определенный артикль اَلْ <text:span text:style-name="Source_5f_Text">aal</text:span> . Например:</text:p>
      <text:p text:style-name="Text_20_body">طَالِبٌ ثَالِثٌ وَعِشْرُونَ <text:span text:style-name="Source_5f_Text">ṭālibun θāliθun waʕišruwna</text:span></text:p>
      <text:p text:style-name="Text_20_body">Двадцатый третий студент (неопределенный)</text:p>
      <text:p text:style-name="Text_20_body">اَلطَّالِبُ الثَّالِثُ وَالْعِشْرُونَ <text:span text:style-name="Source_5f_Text">aalṭṭālibu θ-θāliθu wālʕišruwna</text:span></text:p>
      <text:p text:style-name="Text_20_body">Двадцатый третий студент (определенный)</text:p>
      <text:p text:style-name="Text_20_body">طَالِبٌ مِئَةٌ وَثَالِثٌ وَعِشْرُونَ <text:span text:style-name="Source_5f_Text">ṭālibun miʔatun waθāliθun waʕišruwna</text:span></text:p>
      <text:p text:style-name="Text_20_body">Сто двадцать третий студент (неопределенный)</text:p>
      <text:p text:style-name="Text_20_body">اَلطَّالِبُ الْمِئَةُ وَالثَّالِثُ وَالْعِشْرُونَ <text:span text:style-name="Source_5f_Text">aalṭṭālibu l-miʔatu wālθθāliθu wālʕišruwna</text:span></text:p>
      <text:p text:style-name="Text_20_body">Сто двадцать третий студент (определенный)</text:p>
      <text:p text:style-name="Text_20_body">У сложных порядковых числительных все части (единицы, десятки, сотни) склоняются по <text:soft-page-break/>пажежам. Например:</text:p>
      <text:p text:style-name="Text_20_body">جَاءَ رَجُلٌ <text:span text:style-name="Source_5f_Text">jāʔa rajulun</text:span> * مِئَةٌ <text:span text:style-name="Source_5f_Text">miʔatun</text:span> * وَ <text:span text:style-name="Source_5f_Text">wa</text:span> * خَامِسٌ <text:span text:style-name="Source_5f_Text">xāmisun</text:span> * و* عِشْرُونَ <text:span text:style-name="Source_5f_Text">ʕišruwna</text:span> * ( الرَّفْعُ <text:span text:style-name="Source_5f_Text">ar-rafʕu</text:span> )</text:p>
      <text:p text:style-name="Text_20_body">Пришел <text:span text:style-name="T1">125-ый</text:span> мужчина (именительный падеж)</text:p>
      <text:p text:style-name="Text_20_body">أَخَذْتُ الكُتُبَ مِنْ رَجُلٍ <text:span text:style-name="Source_5f_Text">ʔaxaðtu l-kutuba min rajulin</text:span> * مِئَةٍ <text:span text:style-name="Source_5f_Text">miʔatin</text:span> * وَ <text:span text:style-name="Source_5f_Text">wa</text:span> * خَامِسٍ <text:span text:style-name="Source_5f_Text">xāmisin</text:span> * وَ <text:span text:style-name="Source_5f_Text">wa</text:span> * عِشْرِينَ <text:span text:style-name="Source_5f_Text">ʕišriyna</text:span> * ( الْجَرُّ <text:span text:style-name="Source_5f_Text">al-jarru</text:span> )</text:p>
      <text:p text:style-name="Text_20_body">Я взял книги у <text:span text:style-name="T1">125-го</text:span> мужчины (родительный падеж)</text:p>
      <text:p text:style-name="Text_20_body">رَأَيْتُ رَجُلاً <text:span text:style-name="Source_5f_Text">raʔaytu rajulā(n)</text:span> * مِئَةً <text:span text:style-name="Source_5f_Text">miʔatan</text:span> * وَ <text:span text:style-name="Source_5f_Text">wa</text:span> * خَامِسًا <text:span text:style-name="Source_5f_Text">xāmisana</text:span> * وَ <text:span text:style-name="Source_5f_Text">wa</text:span> * عِشْرِينَ <text:span text:style-name="Source_5f_Text">ʕišriyna</text:span> * ( النَّصْبُ <text:span text:style-name="Source_5f_Text">an-naṣbu</text:span> )</text:p>
      <text:p text:style-name="Text_20_body">Я видел <text:span text:style-name="T1">125-го</text:span> мужчину (винительный падеж)</text:p>
      <text:p text:style-name="Text_20_body">جَاءَتْ اِمْرأَةٌ <text:span text:style-name="Source_5f_Text">jāʔat aimrʔatun</text:span> * مِئَةٌ <text:span text:style-name="Source_5f_Text">miʔatun</text:span> * وَ <text:span text:style-name="Source_5f_Text">wa</text:span> * خَامِسَةٌ <text:span text:style-name="Source_5f_Text">xāmisatun</text:span> * و* عِشْرُونَ <text:span text:style-name="Source_5f_Text">ʕišruwna</text:span> *</text:p>
      <text:p text:style-name="Text_20_body">Пришла <text:span text:style-name="T1">125-ая</text:span> женщина (именительный падеж)</text:p>
      <text:p text:style-name="Text_20_body">أَخَذْتُ الكُتُبَ مِنْ اِمْرَأَةٍ <text:span text:style-name="Source_5f_Text">ʔaxaðtu l-kutuba min aimraʔatin</text:span> * مِئَةٍ <text:span text:style-name="Source_5f_Text">miʔatin</text:span> * وَ <text:span text:style-name="Source_5f_Text">wa</text:span> * خَامِسَةٍ <text:span text:style-name="Source_5f_Text">xāmisatin</text:span> * و* عِشْرِينَ <text:span text:style-name="Source_5f_Text">ʕišriyna</text:span> * ( الْجَرُّ <text:span text:style-name="Source_5f_Text">al-jarru</text:span> )</text:p>
      <text:p text:style-name="Text_20_body">Я взял книги у <text:span text:style-name="T1">125-ой</text:span> женщины (родительный падеж)</text:p>
      <text:p text:style-name="Text_20_body">رَأَيْتُ اِمْرَأَةً <text:span text:style-name="Source_5f_Text">raʔaytu aimraʔatan</text:span> * مِئَةً <text:span text:style-name="Source_5f_Text">miʔatan</text:span> * وَ <text:span text:style-name="Source_5f_Text">wa</text:span> * خَامِسَةً <text:span text:style-name="Source_5f_Text">xāmisatan</text:span> * و* عِشْرِينَ <text:span text:style-name="Source_5f_Text">ʕišriyna</text:span> * ( النَّصْبُ <text:span text:style-name="Source_5f_Text">an-naṣbu</text:span> )</text:p>
      <text:p text:style-name="Text_20_body">Я видел <text:span text:style-name="T1">125-ую</text:span> женщину (винительный падеж)</text:p>
      <text:p text:style-name="Text_20_body">Упражнения для закрепления</text:p>
      <text:p text:style-name="Text_20_body">1) Переведите следующие словосочетания:</text:p>
      <text:p text:style-name="Text_20_body">اَلْفَصْلُ الْعِشْرُونَ <text:span text:style-name="Source_5f_Text">aalfaṣlu l-ʕišruwna</text:span> __</text:p>
      <text:p text:style-name="Text_20_body">اَلْبنْكُ الْأَوَّلُ وَالْعِشْرُونَ <text:span text:style-name="Source_5f_Text">aalbnku l-ʔawwal-u wālʕišruwna</text:span> __</text:p>
      <text:p text:style-name="Text_20_body">اَلْبَدْلَةُ الْأُولَى وَالْعِشْرُونَ <text:span text:style-name="Source_5f_Text">aalbadlatu l-ʔuwlaā wālʕišruwna</text:span> __</text:p>
      <text:p text:style-name="Text_20_body"><text:soft-page-break/>اَلْبَنْتَلُونُ الثَّانِي وَالْعِشْرُونَ <text:span text:style-name="Source_5f_Text">aalbantaluwnu θ-θāniy wālʕišruwna</text:span> __</text:p>
      <text:p text:style-name="Text_20_body">اَلسَّفِينَةُ الْثَّانِيَةُ وَالْعِشْرُونَ <text:span text:style-name="Source_5f_Text">aalssafiynatu θ-θāniyatu wālʕišruwna</text:span> __</text:p>
      <text:p text:style-name="Text_20_body">اَلْبَحْرُ الثَّالِثُ وَالْعِشْرُونَ <text:span text:style-name="Source_5f_Text">aalbaḥru θ-θāliθu wālʕišruwna</text:span> __</text:p>
      <text:p text:style-name="Text_20_body">اَلْبُحَيْرَةُ الثَّالِثَةُ وَالْعِشْرُونَ <text:span text:style-name="Source_5f_Text">aalbuḥayratu θ-θāliθatu wālʕišruwna</text:span> __</text:p>
      <text:p text:style-name="Text_20_body">اَلْمَخْزَنُ الرَّابِعُ وَالْعِشْرُونَ <text:span text:style-name="Source_5f_Text">aalmaxzanu r-rābiʕu wālʕišruwna</text:span> __</text:p>
      <text:p text:style-name="Text_20_body">اَلْبَقَرَةُ الرَّابِعَةُ وَالْعِشْرُونَ <text:span text:style-name="Source_5f_Text">aalbaqaratu r-rābiʕatu wālʕišruwna</text:span> __</text:p>
      <text:p text:style-name="Text_20_body">اَْلْمَرْكَزُ الْخَامِسُ وَالْعِشْرُونَ <text:span text:style-name="Source_5f_Text">aalmarkazu l-xāmisu wālʕišruwna</text:span> __</text:p>
      <text:p text:style-name="Text_20_body">اَلْخِزَانَةُ الْخَامِسَةُ وَالْعِشْرُونَ <text:span text:style-name="Source_5f_Text">aalxizānatu l-xāmisatu wālʕišruwna</text:span> __</text:p>
      <text:p text:style-name="Text_20_body">اَلْقِطَارُ السَّادِسُ وَالْعِشْرُونَ <text:span text:style-name="Source_5f_Text">aalqiṭāru s-sādisu wālʕišruwna</text:span> __</text:p>
      <text:p text:style-name="Text_20_body">اَلدَّبَّابَةُ السَّادِسَةُ وَالْعِشْرُونَ <text:span text:style-name="Source_5f_Text">aalddabbābatu s-sādisatu wālʕišruwna</text:span> __</text:p>
      <text:p text:style-name="Text_20_body">اَلْقِسْمُ السَّابِعُ وَالْعِشْرُونَ <text:span text:style-name="Source_5f_Text">aalqismu s-sābiʕu wālʕišruwna</text:span> __</text:p>
      <text:p text:style-name="Text_20_body">اَلْكُلِّيَّةُ السَّابِعَةُ وَالْعِشْرُونَ <text:span text:style-name="Source_5f_Text">aalkulliyyatu s-sābiʕatu wālʕišruwna</text:span> __</text:p>
      <text:p text:style-name="Text_20_body">اَلْحَارِسُ الثَّامِنُ وَالْعِشْرُونَ <text:span text:style-name="Source_5f_Text">aalḥārisu θ-θāminu wālʕišruwna</text:span> __</text:p>
      <text:p text:style-name="Text_20_body">اَلشِّرْكَةُ الثَّامِنَةُ وَالْعِشْرُونَ <text:span text:style-name="Source_5f_Text">aalšširkatu θ-θāminatu wālʕišruwna</text:span> __</text:p>
      <text:p text:style-name="Text_20_body">اَلْبُسْتَانُ التَّاسِعُ وَالْعِشْرُونَ <text:span text:style-name="Source_5f_Text">aalbustānu t-tāsiʕu wālʕišruwna</text:span> __</text:p>
      <text:p text:style-name="Text_20_body">اَلْجَامِعَةُ التَّاسِعَةُ وَالْعِشْرُونَ <text:span text:style-name="Source_5f_Text">aaljāmiʕatu t-tāsiʕatu wālʕišruwna</text:span> __</text:p>
      <text:p text:style-name="Text_20_body">الْمُسْتَشْفَى الثَّلاَثُونَ <text:span text:style-name="Source_5f_Text">al-mustašfaā θ-θal-aaθuwna</text:span> __</text:p>
      <text:p text:style-name="Text_20_body">اَلْمُدَرِّسُ الْأَرْبَعُونَ <text:span text:style-name="Source_5f_Text">aalmudarrisu l-ʔarbaʕuwna</text:span> __</text:p>
      <text:p text:style-name="Text_20_body">اَلْمَخْبَزَةُ الْخَمْسُونَ <text:span text:style-name="Source_5f_Text">aalmaxbazatu l-xamsuwna</text:span> __</text:p>
      <text:p text:style-name="Text_20_body"><text:soft-page-break/>اَلنَّجْمُ السِّتُّونَ <text:span text:style-name="Source_5f_Text">aalnnajmu s-sittuwna</text:span> __</text:p>
      <text:p text:style-name="Text_20_body">اَلشَّجَرَةُ السَّبْعُونَ <text:span text:style-name="Source_5f_Text">aalššajaratu s-sabʕuwna</text:span> __</text:p>
      <text:p text:style-name="Text_20_body">اَلْفَرَسُ الثَّمَانُونَ <text:span text:style-name="Source_5f_Text">aalfarasu θ-θamānuwna</text:span> __</text:p>
      <text:p text:style-name="Text_20_body">اَلشَّاةُ التِّسْعُونَ <text:span text:style-name="Source_5f_Text">aalššātu t-tisʕuwna</text:span> __</text:p>
      <text:p text:style-name="Text_20_body">اَلكُرْسِيُّ الْمِئَةُ <text:span text:style-name="Source_5f_Text">aalkursiyyu l-miʔatu</text:span> __</text:p>
      <text:p text:style-name="Text_20_body">مَقْعَدٌ عِشْرُونَ <text:span text:style-name="Source_5f_Text">maqʕadun ʕišruwna</text:span> __</text:p>
      <text:p text:style-name="Text_20_body">طَبِيبٌ أَوَّلُ وَعِشْرُونَ <text:span text:style-name="Source_5f_Text">ṭabiybun ʔawwal-u waʕišruwna</text:span> __</text:p>
      <text:p text:style-name="Text_20_body">مُدِيرَةٌ أُولَى وَعِشْرُونَ <text:span text:style-name="Source_5f_Text">mudiyratun ʔuwlaā waʕišruwna</text:span> __</text:p>
      <text:p text:style-name="Text_20_body">دَرْسٌ ثَانٍ وَعِشْرُونَ <text:span text:style-name="Source_5f_Text">darsun θānin waʕišruwna</text:span> __</text:p>
      <text:p text:style-name="Text_20_body">مَجَلَّةٌ ثَانِيَةٌ وَعِشْرُونَ <text:span text:style-name="Source_5f_Text">majallatun θāniyatun waʕišruwna</text:span> __</text:p>
      <text:p text:style-name="Text_20_body">مصْنَعٌ ثَالِثٌ وَعِشْرُونَ <text:span text:style-name="Source_5f_Text">mṣnaʕun θāliθun waʕišruwna</text:span> __</text:p>
      <text:p text:style-name="Text_20_body">مَكْتَبَةٌ ثَالِثَةٌ وَعِشْرُونَ <text:span text:style-name="Source_5f_Text">maktabatun θāliθatun waʕišruwna</text:span> __</text:p>
      <text:p text:style-name="Text_20_body">حِزْبٌ رَابِعٌ وَعِشْرُونَ <text:span text:style-name="Source_5f_Text">ḥizbun rābiʕun waʕišruwna</text:span> __</text:p>
      <text:p text:style-name="Text_20_body">صَفْحَةٌ رَابِعَةٌ وَعِشْرُونَ <text:span text:style-name="Source_5f_Text">ṣafḥatun rābiʕatun waʕišruwna</text:span> __</text:p>
      <text:p text:style-name="Text_20_body">طَيْرٌ خَامِسٌ وَعِشْرُونَ <text:span text:style-name="Source_5f_Text">ṭayrun xāmisun waʕišruwna</text:span> __</text:p>
      <text:p text:style-name="Text_20_body">طَالِبَةٌ خَامِسَةٌ وَعِشْرُونَ <text:span text:style-name="Source_5f_Text">ṭālibatun xāmisatun waʕišruwna</text:span> __</text:p>
      <text:p text:style-name="Text_20_body">ضَابِطٌ سَادِسٌ وَعِشْرُونَ <text:span text:style-name="Source_5f_Text">ḍābiṭun sādisun waʕišruwna</text:span> __</text:p>
      <text:p text:style-name="Text_20_body">مُمَرِّضَةٌ سَادِسَةٌ وَعِشْرُونَ <text:span text:style-name="Source_5f_Text">mumarriḍatun sādisatun waʕišruwna</text:span> __</text:p>
      <text:p text:style-name="Text_20_body">يَوْمٌ سَابِعٌ وَعِشْرُونَ <text:span text:style-name="Source_5f_Text">yawmun sābiʕun waʕišruwna</text:span> __</text:p>
      <text:p text:style-name="Text_20_body"><text:soft-page-break/>سَنَةٌ سَابِعَةٌ وَعِشْرُونَ <text:span text:style-name="Source_5f_Text">sanatun sābiʕatun waʕišruwna</text:span> __</text:p>
      <text:p text:style-name="Text_20_body">دُكَّانٌ ثَامِنٌ وَعِشْرُونَ <text:span text:style-name="Source_5f_Text">dukkānun θāminun waʕišruwna</text:span> __</text:p>
      <text:p text:style-name="Text_20_body">سَيَّارَةٌ ثَامِنَةٌ وَعِشْرُونَ <text:span text:style-name="Source_5f_Text">sayyāratun θāminatun waʕišruwna</text:span> __</text:p>
      <text:p text:style-name="Text_20_body">حَيٌّ تَاسِعٌ وَعِشْرُونَ <text:span text:style-name="Source_5f_Text">ḥayyun tāsiʕun waʕišruwna</text:span> __</text:p>
      <text:p text:style-name="Text_20_body">مَحَطَّةٌ تَاسِعَةٌ وَعِشْرُونَ <text:span text:style-name="Source_5f_Text">maḥaṭṭatun tāsiʕatun waʕišruwna</text:span> __</text:p>
      <text:p text:style-name="Text_20_body">ملْعَبٌ ثَلاَثُونَ <text:span text:style-name="Source_5f_Text">mlʕabun θalaaθuwna</text:span> __</text:p>
      <text:p text:style-name="Text_20_body">مَكْتَبٌ أَرْبَعُونَ <text:span text:style-name="Source_5f_Text">maktabun ʔarbaʕuwna</text:span> __</text:p>
      <text:p text:style-name="Text_20_body">مُدَرِّسَةٌ خَمْسُونَ <text:span text:style-name="Source_5f_Text">mudarrisatun xamsuwna</text:span> __</text:p>
      <text:p text:style-name="Text_20_body">دَفْتَرٌ سِتُّونَ <text:span text:style-name="Source_5f_Text">daftarun sittuwna</text:span> __</text:p>
      <text:p text:style-name="Text_20_body">لَجْنَةٌ سَبْعُونَ <text:span text:style-name="Source_5f_Text">lajnatun sabʕuwna</text:span> __</text:p>
      <text:p text:style-name="Text_20_body">مَسْجِد ثَمَانُونَ <text:span text:style-name="Source_5f_Text">masjid θamānuwna</text:span> __</text:p>
      <text:p text:style-name="Text_20_body">حَدِيقَةٌ تِسْعُونَ <text:span text:style-name="Source_5f_Text">ḥadiyqatun tisʕuwna</text:span> __</text:p>
      <text:p text:style-name="Text_20_body">مُؤْتَمَرٌ مِئَةٌ <text:span text:style-name="Source_5f_Text">muʔtamarun miʔatun</text:span> __</text:p>
      <text:p text:style-name="Text_20_body">2) Переведите следующие словосочетания на арабский язык:</text:p>
      <text:p text:style-name="Text_20_body">тридцать первый студент</text:p>
      <text:p text:style-name="Text_20_body">тридцать второй мужчина</text:p>
      <text:p text:style-name="Text_20_body">тридцать третья страна</text:p>
      <text:p text:style-name="Text_20_body">тридцать четвёртая мечеть</text:p>
      <text:p text:style-name="Text_20_body">тридцать пятый дом</text:p>
      <text:p text:style-name="Text_20_body">тридцать шестой мальчик</text:p>
      <text:p text:style-name="Text_20_body">тридцать седьмой номер</text:p>
      <text:p text:style-name="Text_20_body">тридцать восьмая тетрадь</text:p>
      <text:p text:style-name="Text_20_body">тридцать девятый стол</text:p>
      <text:p text:style-name="Text_20_body"><text:soft-page-break/>тридцать первая студентка</text:p>
      <text:p text:style-name="Text_20_body">тридцать вторая женщина</text:p>
      <text:p text:style-name="Text_20_body">тридцать третий город</text:p>
      <text:p text:style-name="Text_20_body">тридцать четвёртая школа</text:p>
      <text:p text:style-name="Text_20_body">тридцать пятое дерево</text:p>
      <text:p text:style-name="Text_20_body">тридцать шестая девочка</text:p>
      <text:p text:style-name="Text_20_body">тридцать седьмая курица</text:p>
      <text:p text:style-name="Text_20_body">тридцать восьмая страница</text:p>
      <text:p text:style-name="Text_20_body">тридцать девятая роза</text:p>
      <text:p text:style-name="Text_20_body">сороковая книга</text:p>
      <text:p text:style-name="Text_20_body">пятидесятый телевизор</text:p>
      <text:p text:style-name="Text_20_body">шестидесятый день</text:p>
      <text:p text:style-name="Text_20_body">семидесятый банк</text:p>
      <text:p text:style-name="Text_20_body">восьмидесятая лампочка</text:p>
      <text:p text:style-name="Text_20_body">девяностый стул</text:p>
      <text:p text:style-name="Text_20_body">сотая ручка</text:p>
      <text:p text:style-name="Text_20_body">сороковая газета</text:p>
      <text:p text:style-name="Text_20_body">пятидесятый журнал</text:p>
      <text:p text:style-name="Text_20_body">шестидесятый холодильник</text:p>
      <text:p text:style-name="Text_20_body">семидесятый шкаф</text:p>
      <text:p text:style-name="Text_20_body">восьмидесятая машина</text:p>
      <text:p text:style-name="Text_20_body">девяностый велосипед</text:p>
      <text:p text:style-name="Text_20_body">сотый утюг</text:p>
      <text:p text:style-name="Text_20_body">3) Переведите предложения на русский язык:</text:p>
      <text:p text:style-name="Text_20_body">حَفِظَ أَخِيَ الصَّغِيرُ السُّورَةَ الْمِئَةَ وَالْحَادِيَةَ عَشْرَةَ <text:span text:style-name="Source_5f_Text">ḥafið̣a ʔaxiya ṣ-ṣaǧiyru s-suwrata l-miʔata wālḥādiyata ʕašrata</text:span></text:p>
      <text:p text:style-name="Text_20_body">قَرَأَتْ عَمَّتِي الْكِتَابَ الثَّانِيَ وَالعِشْرِينَ <text:span text:style-name="Source_5f_Text">qaraʔat ʕammatiy al-kitāba θ-θāniya wālʕišriyna</text:span></text:p>
      <text:p text:style-name="Text_20_body">نَامَ عَمِّي فِي الْغُرْفَةِ الثَّالِثَةِ وَالثَّلاَثِينَ <text:span text:style-name="Source_5f_Text">nāma ʕammiy fiy al-ǧurfati θ-θāliθati wālθθal-</text:span><text:soft-page-break/><text:span text:style-name="Source_5f_Text">aaθiyna</text:span></text:p>
      <text:p text:style-name="Text_20_body">قَتَلَ خَالِي ثَعْلَبًا خَمْسِينَ <text:span text:style-name="Source_5f_Text">qatala xāliy θaʕlabana xamsiyna</text:span></text:p>
      <text:p text:style-name="Text_20_body">زَارَ وَزِيرُ الصِّحَّةِ الْعُمُومِيَّةِ حَيًّا ثَانِيًا وَأَرْبَعِينَ <text:span text:style-name="Source_5f_Text">zāra waziyru ṣ-ṣiḥḥati l-ʕumuwmiyyati ḥayyana θāniyana waʔarbaʕiyna</text:span></text:p>
      <text:p text:style-name="Text_20_body">بَاعَ التَّاجِرُ فِي السُوقِ سَمَكَةً سَادِسَةً وَعِشْرينَ <text:span text:style-name="Source_5f_Text">bāʕa t-tājiru fiy al-suwqi samakatan sādisatan waʕišryna</text:span></text:p>
      <text:p text:style-name="Text_20_body">دَفَعَ الْمُحَاسِبُ الْمُرَتَّبَ إِلَى الْعَامِلِ الْمِئَةِ وَالسَّابِعِ <text:span text:style-name="Source_5f_Text">dafaʕa l-muḥāsibu l-murattaba ʔilaā l-ʕāmili l-miʔati wālssābiʕi</text:span> وَالسِّتِّينَ <text:span text:style-name="Source_5f_Text">wālssittiyna</text:span></text:p>
      <text:p text:style-name="Text_20_body">رَأَيْتُ ذَلِكَ الْمُفَتِّشَ فِي الْمَدْرَسَةِ الْمِئَةِ وَالتَّاسِعَةِ <text:span text:style-name="Source_5f_Text">raʔaytu ðalika l-mufattiša fiy al-madrasati l-miʔati wālttāsiʕati</text:span> وَالسَّبْعِينَ <text:span text:style-name="Source_5f_Text">wālssabʕiyna</text:span></text:p>
      <text:p text:style-name="Text_20_body">صَنَعَ الصَّائِغُ خَاتِمًا مِئَةً وَثَامِنًا وَتِسْعِينَ <text:span text:style-name="Source_5f_Text">ṣanaʕa ṣ-ṣāʔiǧu xātimana miʔatan waθāminana watisʕiyna</text:span></text:p>
      <text:p text:style-name="Text_20_body">4) Переведите следующие предложения на арабский язык:</text:p>
      <text:p text:style-name="Text_20_body">Мы отремонтировали сегодня семидесятый мотоцикл</text:p>
      <text:p text:style-name="Text_20_body">Эта шестьдесят первая передача о животных</text:p>
      <text:p text:style-name="Text_20_body">Офис моей фирмы в двадцать первом доме</text:p>
      <text:p text:style-name="Text_20_body">Это произошло в сорок четвертом году</text:p>
      <text:p text:style-name="Text_20_body">Тот известный ученый учился в пятьдесят девятой школе</text:p>
      <text:p text:style-name="Text_20_body">Писатель разговаривал вчера с тридцатым рабочим</text:p>
      <text:p text:style-name="Text_20_body">Мой родственник живет в пятьдесят шестой квартире</text:p>
      <text:h text:style-name="Heading_20_2" text:outline-level="2"><text:bookmark-start text:name="сложные-предложения"/><text:bookmark-start text:name="__RefHeading___Toc45262_1544766045"/>§ 38. Сложные предложения<text:bookmark-end text:name="сложные-предложения"/><text:bookmark-end text:name="__RefHeading___Toc45262_1544766045"/></text:h>
      <text:p text:style-name="First_20_paragraph">الْجُمَلُ الْمُرَكَّبَةُ <text:span text:style-name="Source_5f_Text">al-jumalu l-murakkabatu</text:span></text:p>
      <text:p text:style-name="Text_20_body">Как вы узнали из §§ 9 и 10, арабское предложение бывает или именным ( جُمْلَةٌ اِسْمِيَّةٌ <text:span text:style-name="Source_5f_Text">jumlatun aismiyyatun</text:span> ) или глагольным ( جُمْلَةٌ فِعْلِيَّةٌ <text:span text:style-name="Source_5f_Text">jumlatun fiʕliyyatun</text:span> ). Например:</text:p>
      <text:p text:style-name="Text_20_body">الْفَرَسُ الَّذِي رَكِبْتَهُ أَمْسِ جَمِيلٌ <text:span text:style-name="Source_5f_Text">al-farasu l--aðiy rakibtahu ʔamsi jamiylun</text:span> Конь, на которого ты сел вчера, красив (именное предложение)</text:p>
      <text:p text:style-name="Text_20_body"><text:soft-page-break/>صَلَّتْ أُمِّي صَلاَةَ الْعِشَاءِ <text:span text:style-name="Source_5f_Text">ṣallat ʔummiy ṣalaata l-ʕišāʔi</text:span> Моя мама прочитала ночной намаз (глагольное предложение)</text:p>
      <text:p text:style-name="Text_20_body">Арабское предложение – так же как и русское – бывает простым и сложным. Вспомним из школьного курса, что простое предложение имеет одну грамматическую основу, а сложное – две или несколько грамматических основ. Например:</text:p>
      <text:p text:style-name="Text_20_body">Простые предложения.</text:p>
      <text:p text:style-name="Text_20_body"><text:span text:style-name="T1">Зима</text:span>.</text:p>
      <text:p text:style-name="Text_20_body"><text:span text:style-name="T1">Вечереет</text:span>.</text:p>
      <text:p text:style-name="Text_20_body"><text:span text:style-name="T1">Моя</text:span> <text:span text:style-name="T1">родина</text:span> <text:span text:style-name="T1">–</text:span> <text:span text:style-name="T1">Башкортостан</text:span>.</text:p>
      <text:p text:style-name="Text_20_body"><text:span text:style-name="T1">В</text:span> <text:span text:style-name="T1">комнату</text:span> <text:span text:style-name="T1">вошел</text:span> <text:span text:style-name="T1">высокий</text:span> <text:span text:style-name="T1">мужчина</text:span>.</text:p>
      <text:p text:style-name="Text_20_body">Сложные предложения.</text:p>
      <text:p text:style-name="Text_20_body"><text:span text:style-name="T1">Свет</text:span> <text:span text:style-name="T1">погас,</text:span> <text:span text:style-name="T1">и</text:span> <text:span text:style-name="T1">начался</text:span> <text:span text:style-name="T1">спектакль</text:span>.</text:p>
      <text:p text:style-name="Text_20_body"><text:span text:style-name="T1">Когда</text:span> <text:span text:style-name="T1">свет</text:span> <text:span text:style-name="T1">погас,</text:span> <text:span text:style-name="T1">начался</text:span> <text:span text:style-name="T1">спектакль</text:span>.</text:p>
      <text:p text:style-name="Text_20_body">Сложные предложения бывают <text:span text:style-name="T1">сложносочиненными</text:span> (в которых два или несколько предложений следуют друг за другом – см. 1. пример выше) и <text:span text:style-name="T1">сложноподчиненными</text:span> (в которых одно простое предложение (придаточное) подчинено другому (главному) – см. 2. пример выше).</text:p>
      <text:p text:style-name="Text_20_body">Хотя арабские учебники не подразделяют предложения на простые и сложные, мы рассмотрим далее сложные предложения и поясним их структуру. (Частично мы уже касались сложных предложений в гл I, § 29).</text:p>
      <text:p text:style-name="Text_20_body">Второе предложение, данное в начале темы ( صَلَّتْ أُمِّي صَلاَةَ <text:span text:style-name="Source_5f_Text">ṣallat ʔummiy ṣalaata</text:span> الْعِشَاءِ <text:span text:style-name="Source_5f_Text">al-ʕišāʔi</text:span> ), относится к простым предложениям. Приведем далее примеры сложных предложений:</text:p>
      <text:p text:style-name="Text_20_body">أَبِي يَقْرَأُ الْقُرْآنَ <text:span text:style-name="Source_5f_Text">ʔabiy yaqraʔu l-qurʔāna</text:span> * وَ <text:span text:style-name="Source_5f_Text">wa</text:span> * أُمِّي تُعِدُّ الطَّعَامَ <text:span text:style-name="Source_5f_Text">ʔummiy tuʕiddu ṭ-ṭaʕāma</text:span> * وَ <text:span text:style-name="Source_5f_Text">wa</text:span> * أَخِي <text:span text:style-name="Source_5f_Text">ʔaxiy</text:span> يُذَاكِرُ دُرُوسَهُ <text:span text:style-name="Source_5f_Text">yuðākiru duruwsahu</text:span> Отец читает Коран, мама готовит еду, <text:span text:style-name="T1">а</text:span> брат учит свои уроки (<text:span text:style-name="T1">Сложносочиненное предложение</text:span>)</text:p>
      <text:p text:style-name="Text_20_body">زَيْنَبُ تِلْمِيذَةٌ مُجْتَهِدَةٌ <text:span text:style-name="Source_5f_Text">zaynabu tilmiyðatun mujtahidatun</text:span> * لَكِنَّ <text:span text:style-name="Source_5f_Text">lakinna</text:span> * أَخَاهَا رُسْتُمَ تِلْمِيذٌ <text:span text:style-name="Source_5f_Text">ʔaxāhā rustuma tilmiyðun</text:span> كَسْلاَنُ <text:span text:style-name="Source_5f_Text">kaslaanu</text:span> Зейнаб старательная ученица, <text:span text:style-name="T1">но</text:span> ее брат Рустем ленивый ученик (<text:span text:style-name="T1">Сложносочиненное</text:span> <text:span text:style-name="T1">предложение</text:span>)</text:p>
      <text:p text:style-name="Text_20_body">كَسَرَ الْبَابَ اِبْنِي أَحْمَدُ <text:span text:style-name="Source_5f_Text">kasara l-bāba aibniy ʔaḥmadu</text:span> * أَوْ <text:span text:style-name="Source_5f_Text">ʔaw</text:span> * كَسَرَتْهُ بِنْتِي خَدِيجَةُ <text:span text:style-name="Source_5f_Text">kasarathu bintiy xadiyjatu</text:span> Дверь сломал мой сын Ахмад <text:span text:style-name="T1">или</text:span> ее сломала моя дочка <text:soft-page-break/>Хадиджа (<text:span text:style-name="T1">Сложносочиненное</text:span> <text:span text:style-name="T1">предложение</text:span>)</text:p>
      <text:p text:style-name="Text_20_body">أَ وَحْدَكَ تَأْتِينِي <text:span text:style-name="Source_5f_Text">ʔa waḥdaka taʔtiyniy</text:span> * أَمْ <text:span text:style-name="Source_5f_Text">ʔam</text:span> * مَعَ ابْنِكَ <text:span text:style-name="Source_5f_Text">maʕa abnika</text:span> ؟ Ты придешь ко мне один <text:span text:style-name="T1">или</text:span> со своим сыном? (<text:span text:style-name="T1">Сложносочиненное</text:span> <text:span text:style-name="T1">предложение</text:span>)</text:p>
      <text:p text:style-name="Text_20_body">النَّاسُ <text:span text:style-name="Source_5f_Text">an-nāsu</text:span> * إِمَّا <text:span text:style-name="Source_5f_Text">ʔimmā</text:span> * أَغْنِيَاءُ <text:span text:style-name="Source_5f_Text">ʔaǧniyāʔu</text:span> * وَإِمَّا <text:span text:style-name="Source_5f_Text">waʔimmā</text:span> * فُقَرَاءُ <text:span text:style-name="Source_5f_Text">fuqarāʔu</text:span> Люди <text:span text:style-name="T1">или</text:span> богаты, <text:span text:style-name="T1">или</text:span> бедны (<text:span text:style-name="T1">Сложносочиненное</text:span> <text:span text:style-name="T1">предложение</text:span>)</text:p>
      <text:p text:style-name="Text_20_body">دَخَلَ الْمُدَرِّسُ <text:span text:style-name="Source_5f_Text">daxala l-mudarrisu</text:span> * فَ <text:span text:style-name="Source_5f_Text">fa</text:span> * قَامَ التَّلاَمِيذُ <text:span text:style-name="Source_5f_Text">qāma t-tal-aamiyðu</text:span> Вошёл учитель <text:span text:style-name="T1">и</text:span> ученики встали (<text:span text:style-name="T1">Сложносочиненное</text:span> <text:span text:style-name="T1">предложение</text:span>)</text:p>
      <text:p text:style-name="Text_20_body">صَلَّى أَبِي صَلاَةَ الْعِشَاءِ ثُمَّ نَامَ <text:span text:style-name="Source_5f_Text">ṣallaā ʔabiy ṣalaata l-ʕišāʔi θumma nāma</text:span> Мой отец совершил ночной намаз, <text:span text:style-name="T1">потом</text:span> уснул (<text:span text:style-name="T1">Сложносочиненное</text:span> <text:span text:style-name="T1">предложение</text:span>)</text:p>
      <text:p text:style-name="Text_20_body">Как видно из примеров, сложносочиненные предложения соединяются друг с другом посредством следующих частиц:</text:p>
      <text:p text:style-name="Text_20_body">وَ <text:span text:style-name="Source_5f_Text">wa</text:span> «и, а»</text:p>
      <text:p text:style-name="Text_20_body">لَكِنَّ <text:span text:style-name="Source_5f_Text">lakinna</text:span> «но, однако»</text:p>
      <text:p text:style-name="Text_20_body">أَوْ <text:span text:style-name="Source_5f_Text">ʔaw</text:span> «или»</text:p>
      <text:p text:style-name="Text_20_body">أَمْ <text:span text:style-name="Source_5f_Text">ʔam</text:span> «или» (в вопросительном предложении)</text:p>
      <text:p text:style-name="Text_20_body">إِمَّا <text:span text:style-name="Source_5f_Text">ʔimmā</text:span> … وَإِمَّا <text:span text:style-name="Source_5f_Text">waʔimmā</text:span> … «или… или…»</text:p>
      <text:p text:style-name="Text_20_body">فَـ <text:span text:style-name="Source_5f_Text">fa</text:span> … «и; затем сразу» (для выражения непрерывной последовательности действий)</text:p>
      <text:p text:style-name="Text_20_body">ثُمَّ <text:span text:style-name="Source_5f_Text">θumma</text:span> «потом» (для выражения последовательности действий, между которыми имеется какой-либо промежуток времени).</text:p>
      <text:p text:style-name="Text_20_body">*****</text:p>
      <text:p text:style-name="Text_20_body">أَعْرِفُ <text:span text:style-name="Source_5f_Text">ʔaʕrifu</text:span> * أَنَّ هَذِهِ الْقِصَّةَ مُمْتِعَةٌ <text:span text:style-name="Source_5f_Text">ʔanna haðihi l-qiṣṣata mumtiʕatun</text:span> *</text:p>
      <text:p text:style-name="Text_20_body">Я знаю, <text:span text:style-name="T1">что эта история интересная</text:span></text:p>
      <text:p text:style-name="Text_20_body">(<text:span text:style-name="T1">Сложноподчиненное</text:span> <text:span text:style-name="T1">предложение</text:span> <text:span text:style-name="T1">с</text:span> <text:span text:style-name="T1">придаточным</text:span> <text:span text:style-name="T1">дополнительным</text:span>).</text:p>
      <text:p text:style-name="Text_20_body">أَرِيدُ <text:span text:style-name="Source_5f_Text">ʔariydu</text:span> * أَنْ تَكْتُبَ الرَّسَائِلَ إِلَى أُمِّكَ <text:span text:style-name="Source_5f_Text">ʔan taktuba r-rasāʔila ʔilaā ʔummika</text:span> *</text:p>
      <text:p text:style-name="Text_20_body">Я хочу, <text:span text:style-name="T1">чтоб ты писал письма своей матери</text:span> (<text:span text:style-name="T1">Сложноподчиненное</text:span> <text:span text:style-name="T1">предложение</text:span> <text:span text:style-name="T1">с</text:span> <text:soft-page-break/><text:span text:style-name="T1">придаточным</text:span> <text:span text:style-name="T1">дополнительным</text:span>).</text:p>
      <text:p text:style-name="Text_20_body">Придаточное дополнительное предложение присоединяется к главному посредством частиц أَنَّ <text:span text:style-name="Source_5f_Text">ʔanna</text:span> «что» (см. гл. I, § 11) и أَنْ <text:span text:style-name="Source_5f_Text">ʔan</text:span> «что, чтобы» (см. гл. I, §. 21).</text:p>
      <text:p text:style-name="Text_20_body">*****</text:p>
      <text:p text:style-name="Text_20_body">دَرَسَ اللُّغَةَ الْعَرَبِيَّةَ جَيِّدًا <text:span text:style-name="Source_5f_Text">darasa l-luǧata l-ʕarabiyyata jayyidana</text:span> * لأَنَّهَا لُغَةُ الْقُرْآنِ <text:span text:style-name="Source_5f_Text">lʔannahā luǧatu l-qurʔāni</text:span> *</text:p>
      <text:p text:style-name="Text_20_body">Он изучал арабский язык хорошо, <text:span text:style-name="T1">потому что он – язык Корана</text:span></text:p>
      <text:p text:style-name="Text_20_body">(<text:span text:style-name="T1">Сложноподчиненное предложение с придаточным причины</text:span>).</text:p>
      <text:p text:style-name="Text_20_body">Придаточное предложение причины присоединяется к главному посредством частицы لِأَنَّ <text:span text:style-name="Source_5f_Text">liʔanna</text:span> «потому что; так как» (см. гл. I, §. 11).</text:p>
      <text:p text:style-name="Text_20_body">*****</text:p>
      <text:p text:style-name="Text_20_body">ذَهَبْتُ إِلَى الْمَكْتَبَةِ <text:span text:style-name="Source_5f_Text">ðahabtu ʔilaā l-maktabati</text:span> * كَيْ آخُذَ الْكِتَابَ فِي التَارِيخِ <text:span text:style-name="Source_5f_Text">kay ʔāxuða l-kitāba fiy al-tāriyxi</text:span> *</text:p>
      <text:p text:style-name="Text_20_body">Я пошёл в библиотеку, <text:span text:style-name="T1">чтоб взять книгу по истории</text:span> (<text:span text:style-name="T1">Сложноподчиненное</text:span> <text:span text:style-name="T1">предложение</text:span> <text:span text:style-name="T1">с</text:span> <text:span text:style-name="T1">придаточным цели</text:span>).</text:p>
      <text:p text:style-name="Text_20_body">ذَهَبْتُ إِلَى الْمَكْتَبَةِ <text:span text:style-name="Source_5f_Text">ðahabtu ʔilaā l-maktabati</text:span> * لِآخُذَ الْكِتَابَ فِي التَارِيخِ <text:span text:style-name="Source_5f_Text">liʔāxuða l-kitāba fiy al-tāriyxi</text:span> *</text:p>
      <text:p text:style-name="Text_20_body">Я пошёл в библиотеку, <text:span text:style-name="T1">чтоб взять книгу по истории</text:span> (<text:span text:style-name="T1">Сложноподчиненное</text:span> <text:span text:style-name="T1">предложение</text:span> <text:span text:style-name="T1">с</text:span> <text:span text:style-name="T1">придаточным цели</text:span>).</text:p>
      <text:p text:style-name="Text_20_body">ذَهَبْتُ إِلَى الْمَكْتَبَةِ <text:span text:style-name="Source_5f_Text">ðahabtu ʔilaā l-maktabati</text:span> * حَتَّى آخُذَ الْكِتَابَ فِي التَارِيخِ <text:span text:style-name="Source_5f_Text">ḥattaā ʔāxuða l-kitāba fiy al-tāriyxi</text:span> *</text:p>
      <text:p text:style-name="Text_20_body">Я пошёл в библиотеку, <text:span text:style-name="T1">чтоб взять книгу по истории</text:span> (<text:span text:style-name="T1">Сложноподчиненное</text:span> <text:span text:style-name="T1">предложение</text:span> <text:span text:style-name="T1">с</text:span> <text:span text:style-name="T1">придаточным цели</text:span>).</text:p>
      <text:p text:style-name="Text_20_body">Придаточное предложение цели присоединяется к главному посредством частиц</text:p>
      <text:p text:style-name="Text_20_body">كَيْ <text:span text:style-name="Source_5f_Text">kay</text:span> чтобы (см. гл. I, §. 21).</text:p>
      <text:p text:style-name="Text_20_body">لِـ <text:span text:style-name="Source_5f_Text">li</text:span> …… чтобы; с тем, чтобы (см. гл. I, §. 21).</text:p>
      <text:p text:style-name="Text_20_body">حَتَّى <text:span text:style-name="Source_5f_Text">ḥattaā</text:span> чтобы; с тем, чтобы (см. гл. I, §. 21).</text:p>
      <text:p text:style-name="Text_20_body">*****</text:p>
      <text:list xml:id="list2328808551" text:style-name="L54">
        <text:list-item>
          <text:p text:style-name="P3"><text:soft-page-break/>لَمَّا قَرَأْتُ هَذِهِ الْجَرِيدَةَ <text:span text:style-name="Source_5f_Text">lammā qaraʔtu haðihi l-jariydata</text:span> * وَجَدْتُ فِيهَا كَثِيرًا مِنَ <text:span text:style-name="Source_5f_Text">wajadtu fiyhā kaθiyrana mina</text:span> الْمُفْرَدَاتِ الْجَدِيدَةِ <text:span text:style-name="Source_5f_Text">al-mufradāti l-jadiydati</text:span> <text:span text:style-name="T1">Когда я читал эту газету</text:span>, нашел в ней много новых слов (<text:span text:style-name="T1">Сложноподчиненное предложение с придаточным времени</text:span>).</text:p>
        </text:list-item>
        <text:list-item>
          <text:p text:style-name="P3">مَتَى قَرَأْتُ هَذِهِ الْجَرِيدَةَ <text:span text:style-name="Source_5f_Text">mataā qaraʔtu haðihi l-jariydata</text:span> * وَجَدْتُ فِيهَا كَثِيرًا مِنَ <text:span text:style-name="Source_5f_Text">wajadtu fiyhā kaθiyrana mina</text:span> الْمُفْرَدَاتِ الْجَدِيدَةِ <text:span text:style-name="Source_5f_Text">al-mufradāti l-jadiydati</text:span> <text:span text:style-name="T1">Когда я читал эту газету</text:span>, нашел в ней много новых слов (<text:span text:style-name="T1">Сложноподчиненное предложение с придаточным времени</text:span>).</text:p>
        </text:list-item>
        <text:list-item>
          <text:p text:style-name="P3">عِنْدَمَا قَرَأْتُ هَذِهِ الْجَرِيدَةَ <text:span text:style-name="Source_5f_Text">ʕindamā qaraʔtu haðihi l-jariydata</text:span> * وَجَدْتُ فِيهَا كَثِيرًا مِنَ <text:span text:style-name="Source_5f_Text">wajadtu fiyhā kaθiyrana mina</text:span> الْمُفْرَدَاتِ الْجَدِيدَةِ <text:span text:style-name="Source_5f_Text">al-mufradāti l-jadiydati</text:span> <text:span text:style-name="T1">Когда я читал эту газету</text:span>, нашел в ней много новых слов (<text:span text:style-name="T1">Сложноподчиненное предложение с придаточным времени</text:span>).</text:p>
        </text:list-item>
      </text:list>
      <text:p text:style-name="First_20_paragraph">Придаточное предложение времени присоединяется к главному посредством следующих частиц:</text:p>
      <text:p text:style-name="Text_20_body">لَمَّا <text:span text:style-name="Source_5f_Text">lammā</text:span> «когда; после того как». Чаще эта частица предшествует глаголу прошедшего времени.</text:p>
      <text:p text:style-name="Text_20_body">مَتَى <text:span text:style-name="Source_5f_Text">mataā</text:span> «когда». Эта частица имеет омоним - вопросительное наречие مَتَى <text:span text:style-name="Source_5f_Text">mataā</text:span> ؟ «когда?»</text:p>
      <text:p text:style-name="Text_20_body">عِنْدَمَا <text:span text:style-name="Source_5f_Text">ʕindamā</text:span> «когда; в то время как». Эта частица может предшествовать глаголу и прошедшего, и настояще-будущего времени.</text:p>
      <text:p text:style-name="Text_20_body">*****</text:p>
      <text:list xml:id="list4022805979" text:style-name="L55">
        <text:list-item>
          <text:p text:style-name="P58">إذَا رَأَيْتَ عَمَّكَ <text:span text:style-name="Source_5f_Text">ʔðā raʔayta ʕammaka</text:span> * فَسَلِّمْ عَلَيْهِ مِنِّي <text:span text:style-name="Source_5f_Text">fasallim ʕalayhi minniy</text:span></text:p>
        </text:list-item>
      </text:list>
      <text:p text:style-name="First_20_paragraph"><text:span text:style-name="T1">Если увидешь своего дядю</text:span>, то передай ему привет от меня</text:p>
      <text:p text:style-name="Text_20_body">(<text:span text:style-name="T1">Сложноподчиненное предложение с придаточным условия</text:span>).</text:p>
      <text:list xml:id="list1534668816" text:style-name="L56">
        <text:list-item>
          <text:p text:style-name="P4">إنْ رَأَيْتَ عَمَّكَ <text:span text:style-name="Source_5f_Text">ʔn raʔayta ʕammaka</text:span> * فَسَلِّمْ عَلَيْهِ مِنِّي <text:span text:style-name="Source_5f_Text">fasallim ʕalayhi minniy</text:span> <text:span text:style-name="T1">Если увидешь своего дядю</text:span>, то передай ему привет от меня (<text:span text:style-name="T1">Сложноподчиненное предложение с придаточным условия</text:span>).</text:p>
        </text:list-item>
        <text:list-item>
          <text:p text:style-name="P4">لَوْ رَأَيْتَ عَمَّكَ <text:span text:style-name="Source_5f_Text">law raʔayta ʕammaka</text:span> * لَسَلَّمْتَ عَلَيْهِ مِنِّي <text:span text:style-name="Source_5f_Text">lasallamta ʕalayhi minniy</text:span></text:p>
        </text:list-item>
      </text:list>
      <text:p text:style-name="First_20_paragraph"><text:span text:style-name="T1">Если бы ты увидел своего дядю</text:span>, то передал бы ему привет от меня (<text:span text:style-name="T1">Сложноподчиненное предложение с придаточным нереального условия</text:span>).</text:p>
      <text:p text:style-name="Text_20_body">Придаточное предложение условия присоединяется к главному посредством следующих <text:soft-page-break/>частиц:</text:p>
      <text:p text:style-name="Text_20_body">إذَا <text:span text:style-name="Source_5f_Text">ʔðā</text:span> «если». Эта частица ставится перед глаголом прошедшего времени, который указывает на еще несвершившееся действие и переводится на русский язык глаголом настояще-будущего времени. Например:</text:p>
      <text:p text:style-name="Text_20_body">إِذَا ذَهَبْتَ إِلَى الْمَدْرَسَةِ ذَهَبْتُ مَعَكَ <text:span text:style-name="Source_5f_Text">ʔiðā ðahabta ʔilaā l-madrasati ðahabtu maʕaka</text:span></text:p>
      <text:p text:style-name="Text_20_body">Если ты <text:span text:style-name="T1">пойдешь</text:span> в школу, я <text:span text:style-name="T1">пойду</text:span> с тобой</text:p>
      <text:p text:style-name="Text_20_body">إنْ <text:span text:style-name="Source_5f_Text">ʔn</text:span> «если». Эта частица используется аналогично предыдущей частице إِذَا <text:span text:style-name="Source_5f_Text">ʔiðā</text:span> , если она стоит перед глаголом прошедшего времени:</text:p>
      <text:p text:style-name="Text_20_body">إنْ ذَهَبْتَ إِلَى الْمَدْرَسَةِ ذَهَبْتُ مَعَكَ <text:span text:style-name="Source_5f_Text">ʔn ðahabta ʔilaā l-madrasati ðahabtu maʕaka</text:span></text:p>
      <text:p text:style-name="Text_20_body">Если ты <text:span text:style-name="T1">пойдешь</text:span> в школу, я <text:span text:style-name="T1">пойду</text:span> с тобой</text:p>
      <text:p text:style-name="Text_20_body">И эта частица усекает глаголы главного и придаточного предложений, если они стоят в настояще-будущем времени (см. гл. I, §. 29):</text:p>
      <text:p text:style-name="Text_20_body">إنْ تَذْهَبْ إِلَى الْمَدْرَسَةِ أَذْهَبْ مَعَكَ <text:span text:style-name="Source_5f_Text">ʔn taðhab ʔilaā l-madrasati ʔaðhab maʕaka</text:span></text:p>
      <text:p text:style-name="Text_20_body">Если ты <text:span text:style-name="T1">пойдешь</text:span> в школу, я <text:span text:style-name="T1">пойду</text:span> с тобой</text:p>
      <text:p text:style-name="Text_20_body">لَوْ <text:span text:style-name="Source_5f_Text">law</text:span> «если бы». Эта частица используется в сложноподчиненных предложениях с придаточным <text:span text:style-name="T1">нереального</text:span> условия. В таких предложениях оба глагола - в главном и придаточном предложениях - стоят в форме прошедшего времени. При этом к глаголу главного предложения присоединяется частица … لَـ <text:span text:style-name="Source_5f_Text">la</text:span> … (некое подобие русской частицы «то»):</text:p>
      <text:p text:style-name="Text_20_body">لَوْ كُنْتَ مَكَانِى لَفَهِمْتَنِى <text:span text:style-name="Source_5f_Text">law kunta makāniā lafahimtaniā</text:span></text:p>
      <text:p text:style-name="Text_20_body">Если бы ты был на моем месте, <text:span text:style-name="T1">то</text:span> понял бы меня</text:p>
      <text:p text:style-name="Text_20_body">*****</text:p>
      <text:p text:style-name="Text_20_body">قُمْ بِهَذَا الْعَمَلِ <text:span text:style-name="Source_5f_Text">qum bihaðā l-ʕamali</text:span> * وَإِنْ كَانَ صَعْبًا <text:span text:style-name="Source_5f_Text">waʔin kāna ṣaʕbana</text:span> *</text:p>
      <text:p text:style-name="Text_20_body">Выполни эту работу, <text:span text:style-name="T1">даже если она будет трудной</text:span> (<text:span text:style-name="T1">Сложноподчиненное предложение с придаточным уступительным</text:span>).</text:p>
      <text:p text:style-name="Text_20_body">قُمْ بِهَذَا الْعَمَلِ <text:span text:style-name="Source_5f_Text">qum bihaðā l-ʕamali</text:span> * وَلَوْ كَانَ صَعْبًا <text:span text:style-name="Source_5f_Text">walaw kāna ṣaʕbana</text:span> *</text:p>
      <text:p text:style-name="Text_20_body">Выполни эту работу, <text:span text:style-name="T1">даже если она будет трудной</text:span> (<text:span text:style-name="T1">Сложноподчиненное предложение с придаточным уступительным</text:span>).</text:p>
      <text:p text:style-name="Text_20_body"><text:soft-page-break/>Придаточное уступительное предложение присоединяется к главному посредством частиц وَإِنْ <text:span text:style-name="Source_5f_Text">waʔin</text:span> «даже если, хотя бы» и وَلَوْ <text:span text:style-name="Source_5f_Text">walaw</text:span> «даже если, хотя бы».</text:p>
      <text:p text:style-name="Text_20_body">*****</text:p>
      <text:p text:style-name="Text_20_body">بَكَى رَجُلٌ <text:span text:style-name="Source_5f_Text">bakaā rajulun</text:span> * كَالطِّفْلِ الصَّغِيرِ <text:span text:style-name="Source_5f_Text">kālṭṭifli ṣ-ṣaǧiyri</text:span> *</text:p>
      <text:p text:style-name="Text_20_body">Мужчина плакал <text:span text:style-name="T1">как маленький ребёнок</text:span> (<text:span text:style-name="T1">Сложноподчиненное предложение с придаточным сравнительным</text:span>).</text:p>
      <text:p text:style-name="Text_20_body">بَكَى رَجُلٌ <text:span text:style-name="Source_5f_Text">bakaā rajulun</text:span> * كَمَا يَبْكِي الطِّفْلُ الصَّغِيرُ <text:span text:style-name="Source_5f_Text">kamā yabkiy aṭ-ṭiflu ṣ-ṣaǧiyru</text:span> *</text:p>
      <text:p text:style-name="Text_20_body">Мужчина плакал <text:span text:style-name="T1">так, как плачет маленький ребёнок</text:span> (<text:span text:style-name="T1">Сложноподчиненное предложение с придаточным сравнительным</text:span>).</text:p>
      <text:p text:style-name="Text_20_body">Придаточное сравнитительное предложение присоединяется к главному посредством частиц:</text:p>
      <text:p text:style-name="Text_20_body">كَـ <text:span text:style-name="Source_5f_Text">ka</text:span> …… «как, подобно ».</text:p>
      <text:p text:style-name="Text_20_body">Эта частица является предлогом родительного падежа (см. гл. I, § 5).</text:p>
      <text:p text:style-name="Text_20_body">كَمَا <text:span text:style-name="Source_5f_Text">kamā</text:span> « подобно тому, как; равно как…; как и…; как ».</text:p>
      <text:p text:style-name="Text_20_body">Эта частица ставится перед глаголом (см. пример выше).</text:p>
      <text:p text:style-name="Text_20_body">*****</text:p>
      <text:p text:style-name="Text_20_body">الْفِلْمُ <text:span text:style-name="Source_5f_Text">al-filmu</text:span> * الَّذِي شَاهَدْتَهُ أَمْسِ <text:span text:style-name="Source_5f_Text">al--aðiy šāhadtahu ʔamsi</text:span> * عَنْ حَيَاةِ أَبِي حَنِيفَةَ <text:span text:style-name="Source_5f_Text">ʕan ḥayāti ʔabiy ḥaniyfata</text:span></text:p>
      <text:p text:style-name="Text_20_body">Фильм, <text:span text:style-name="T1">который ты смотрел вчера</text:span>, о жизни Абу Ханифы (<text:span text:style-name="T1">Сложноподчиненное предложение с придаточным определительным</text:span>).</text:p>
      <text:p text:style-name="Text_20_body">لَيْسَ عَالِمًا <text:span text:style-name="Source_5f_Text">laysa ʕālimana</text:span> * مَنْ يَقُولُ أَنَا عَالِمٌ <text:span text:style-name="Source_5f_Text">man yaquwlu ʔanā ʕālimun</text:span> *</text:p>
      <text:p text:style-name="Text_20_body">Не ученый <text:span text:style-name="T1">тот, кто говорит: «Я – ученый»</text:span> (<text:span text:style-name="T1">Сложноподчиненное предложение с придаточным определительным</text:span>).</text:p>
      <text:list xml:id="list1982902905" text:style-name="L57">
        <text:list-item>
          <text:p text:style-name="P59">مَا يَقُولُ هَذَا الرَّجُلُ <text:span text:style-name="Source_5f_Text">mā yaquwlu haðā r-rajulu</text:span> * كَذِبٌ <text:span text:style-name="Source_5f_Text">kaðibun</text:span></text:p>
        </text:list-item>
      </text:list>
      <text:p text:style-name="First_20_paragraph"><text:span text:style-name="T1">То, что говорит этот мужчина</text:span> – ложь</text:p>
      <text:p text:style-name="Text_20_body">(<text:span text:style-name="T1">Сложноподчиненное предложение с придаточным определительным</text:span>)</text:p>
      <text:p text:style-name="Text_20_body">الْمَرْأَةُ <text:span text:style-name="Source_5f_Text">al-marʔatu</text:span> * الَّتِى دَخَلَتْ الدُّكَّانَ <text:span text:style-name="Source_5f_Text">al--atiā daxalat ad-dukkāna</text:span> * أُمِّي <text:span text:style-name="Source_5f_Text">ʔummiy</text:span></text:p>
      <text:p text:style-name="Text_20_body">Женщина, <text:span text:style-name="T1">которая вошла в магазин</text:span>, моя мама (<text:span text:style-name="T1">Сложноподчиненное предложение с </text:span><text:soft-page-break/><text:span text:style-name="T1">придаточным определительным</text:span>).</text:p>
      <text:p text:style-name="Text_20_body">الْقَلَمَانِ <text:span text:style-name="Source_5f_Text">al-qalamāni</text:span> * الَّذَانِ عَلَى الْمَكْتَبِ <text:span text:style-name="Source_5f_Text">al--aðāni ʕalaā l-maktabi</text:span> * لِأَخِى <text:span text:style-name="Source_5f_Text">liʔaxiā</text:span></text:p>
      <text:p text:style-name="Text_20_body">Два карандаша, <text:span text:style-name="T1">которые лежат на столе</text:span>, принадлежат моему брату (<text:span text:style-name="T1">Сложноподчиненное предложение с придаточным определительным</text:span>).</text:p>
      <text:p text:style-name="Text_20_body">السَّيَّارَتَانِ اللَّتَانِ خَرَجَتَا مِنَ الْجَرَاجِ حَمْرَاوَانِ <text:span text:style-name="Source_5f_Text">as-sayyāratāni l-latāni xarajatā mina l-jarāji ḥamrāwāni</text:span></text:p>
      <text:p text:style-name="Text_20_body">Две машины, <text:span text:style-name="T1">которые выехали из гаража</text:span>, красные (<text:span text:style-name="T1">Сложноподчиненное предложение с придаточным определительным</text:span>).</text:p>
      <text:p text:style-name="Text_20_body">الْمُسْلِمُونَ <text:span text:style-name="Source_5f_Text">al-muslimuwna</text:span> * الَّذِينَ خَرَجُوا مِنَ الْمَسْجِد <text:span text:style-name="Source_5f_Text">al--aðiyna xarajuwa mina l-masjid</text:span> * ِ إِخْوَةُ أَحْمَدَ <text:span text:style-name="Source_5f_Text">i ʔixwatu ʔaḥmada</text:span></text:p>
      <text:p text:style-name="Text_20_body">Мусульмане, <text:span text:style-name="T1">которые вышли из мечети</text:span>, братья Ахмада (<text:span text:style-name="T1">Сложноподчиненное предложение с придаточным определительным</text:span>).</text:p>
      <text:p text:style-name="Text_20_body">الْمُسْلِمَاتُ <text:span text:style-name="Source_5f_Text">al-muslimātu</text:span> * الَّاتِى خَرَجْنَ مِنَ الْمَدْرَسَةِ <text:span text:style-name="Source_5f_Text">al--ātiā xarajna mina l-madrasati</text:span> * أَخَوَاتُ <text:span text:style-name="Source_5f_Text">ʔaxawātu</text:span> فَاطِمَةَ <text:span text:style-name="Source_5f_Text">fāṭimata</text:span> Мусульманки, <text:span text:style-name="T1">которые вышли из школы</text:span>, сестры Фатимы (<text:span text:style-name="T1">Сложноподчиненное предложение с придаточным определительным</text:span>).</text:p>
      <text:p text:style-name="Text_20_body">Придаточное определительное предложение присоединяется к главному посредством относительных местоимений:</text:p>
      <text:p text:style-name="Text_20_body">مَا <text:span text:style-name="Source_5f_Text">mā</text:span> который; то, что</text:p>
      <text:p text:style-name="Text_20_body">مَنْ <text:span text:style-name="Source_5f_Text">man</text:span> который; тот, кто</text:p>
      <text:p text:style-name="Text_20_body">اَلَّذِى <text:span text:style-name="Source_5f_Text">aallaðiā</text:span> который; тот, кто</text:p>
      <text:p text:style-name="Text_20_body">اَلَّتِى <text:span text:style-name="Source_5f_Text">aallatiā</text:span> которая; та, кто</text:p>
      <text:p text:style-name="Text_20_body">اَلَّذَانِ <text:span text:style-name="Source_5f_Text">aallaðāni</text:span> которые; те, кто</text:p>
      <text:p text:style-name="Text_20_body">(для двойственного числа мужского рода).</text:p>
      <text:p text:style-name="Text_20_body">اَللَّتَانِ <text:span text:style-name="Source_5f_Text">aalllatāni</text:span> которые; те, кто</text:p>
      <text:p text:style-name="Text_20_body">(для двойственного числа женского рода).</text:p>
      <text:p text:style-name="Text_20_body">اَلَّذِينَ <text:span text:style-name="Source_5f_Text">aallaðiyna</text:span> которые</text:p>
      <text:p text:style-name="Text_20_body"><text:soft-page-break/>(для множественного числа мужского рода).</text:p>
      <text:p text:style-name="Text_20_body">اَللَّائِى <text:span text:style-name="Source_5f_Text">aalllāʔiā</text:span> или اَللَّاتِى <text:span text:style-name="Source_5f_Text">aalllātiā</text:span> которые</text:p>
      <text:p text:style-name="Text_20_body">(для множественного числа женского рода).</text:p>
      <text:p text:style-name="Text_20_body">*****</text:p>
      <text:p text:style-name="Text_20_body">رَأَيْتُهُ اليَوْمَ <text:span text:style-name="Source_5f_Text">raʔaytuhu l-yawma</text:span> * حَيْثُ رَأَيْتَهُ أَمْسِ <text:span text:style-name="Source_5f_Text">ḥayθu raʔaytahu ʔamsi</text:span> *</text:p>
      <text:p text:style-name="Text_20_body">Я видел его сегодня <text:span text:style-name="T1">там, где ты видел его вчера</text:span> (<text:span text:style-name="T1">Сложноподчиненное предложение с придаточным места</text:span>).</text:p>
      <text:p text:style-name="Text_20_body">اُخْرُجْ <text:span text:style-name="Source_5f_Text">auxruj</text:span> * مِنْ حَيْثُ خَرَجَ ذَلِكَ الرَّجُلُ الطَّوِيلُ <text:span text:style-name="Source_5f_Text">min ḥayθu xaraja ðalika r-rajulu ṭ-ṭawiylu</text:span> *</text:p>
      <text:p text:style-name="Text_20_body">Выходи <text:span text:style-name="T1">оттуда, откуда вышел тот высокий мужчина</text:span> (<text:span text:style-name="T1">Сложноподчиненное предложение с придаточным места</text:span>).</text:p>
      <text:p text:style-name="Text_20_body">Придаточное предложение места присоединяется к главному посредством следующих частиц:</text:p>
      <text:p text:style-name="Text_20_body">حَيْثُ <text:span text:style-name="Source_5f_Text">ḥayθu</text:span> там, где; туда, куда; где</text:p>
      <text:p text:style-name="Text_20_body">مِنْ حَيْثُ <text:span text:style-name="Source_5f_Text">min ḥayθu</text:span> оттуда, откуда</text:p>
      <text:p text:style-name="Text_20_body">Упражнения для закрепления</text:p>
      <text:p text:style-name="Text_20_body">1) Переведите сложные предложения на русский язык и определите их вид:</text:p>
      <text:p text:style-name="Text_20_body">جَاءَ الرَّبِيعُ وَسَطَعَ الشَّمْسُ <text:span text:style-name="Source_5f_Text">jāʔa r-rabiyʕu wasaṭaʕa š-šamsu</text:span></text:p>
      <text:p text:style-name="Text_20_body">أَخِي رَكِبَ الْفَرَسَ وَأَبِي رَكِبَ سَيَّارَتَهُ <text:span text:style-name="Source_5f_Text">ʔaxiy rakiba l-farasa waʔabiy rakiba sayyāratahu</text:span></text:p>
      <text:p text:style-name="Text_20_body">الأُسْتَاذُ مُتَشَدِّدٌ لَكِنَّهُ عَادِلٌ <text:span text:style-name="Source_5f_Text">al-ʔustāðu mutašaddidun lakinnahu ʕādilun</text:span></text:p>
      <text:p text:style-name="Text_20_body">الْمُسْلِمُ يَعْلَمُ إِنَّ اللهَ يَرَاهُ وَيَسْمَعُهُ <text:span text:style-name="Source_5f_Text">al-muslimu yaʕlamu ʔinna l-lha yarāhu wayasmaʕuhu</text:span></text:p>
      <text:p text:style-name="Text_20_body">أَبِي يُرِيدُ أَنْ أَحْفَظَ الْقُرْآنَ <text:span text:style-name="Source_5f_Text">ʔabiy yuriydu ʔan ʔaḥfað̣a l-qurʔāna</text:span></text:p>
      <text:p text:style-name="Text_20_body">جَدِّي لاَ يَخْرُجُ مِنَ الْبَيْتِ لِأَنَّهُ مَرِيضٌ وَضَعِيفٌ <text:span text:style-name="Source_5f_Text">jaddiy laa yaxruju mina l-bayti liʔannahu mariyḍun waḍaʕiyfun</text:span></text:p>
      <text:p text:style-name="Text_20_body">جِئْتُ صَدِيقِي لِيُسَاعِدَنِي فِي تَرْجَمَةِ الْحَدِيثِ إِلَى <text:span text:style-name="Source_5f_Text">jiʔtu ṣadiyqiy liyusāʕidaniy fiy tarjamati </text:span><text:soft-page-break/><text:span text:style-name="Source_5f_Text">l-ḥadiyθi ʔilaā</text:span> الرُّوسِيَّةِ <text:span text:style-name="Source_5f_Text">ar-ruwsiyyati</text:span></text:p>
      <text:p text:style-name="Text_20_body">لَمَّا دَخَلْتُ الْقَرْيَةَ وَجَدْتُ فِيهَا رَجُلاً يُصْلِحُ <text:span text:style-name="Source_5f_Text">lammā daxaltu l-qaryata wajadtu fiyhā rajulā(n) yuṣliḥu</text:span> سَيَّارَتَهُ <text:span text:style-name="Source_5f_Text">sayyāratahu</text:span></text:p>
      <text:p text:style-name="Text_20_body">إِذَا سَافَرْتَ مُوسْكُو وَرَأَيْتَ فِيهَا رُسْلاَنَ فَسَلِّمْ عَلَيْهِ <text:span text:style-name="Source_5f_Text">ʔiðā sāfarta muwskuw waraʔayta fiyhā ruslaana fasallim ʕalayhi</text:span> مِنِّي <text:span text:style-name="Source_5f_Text">minniy</text:span></text:p>
      <text:p text:style-name="Text_20_body">لَوْ كُنْتَ عَرَبِيًّا لَفَهِمْتَ هَذِهِ الْقِصَّةَ <text:span text:style-name="Source_5f_Text">law kunta ʕarabiyyana lafahimta haðihi l-qiṣṣata</text:span></text:p>
      <text:p text:style-name="Text_20_body">إِنْ تَنْجَحْ فِي الاِمْتِحَانِ أَكْرَمَكَ أَبُوكَ وَأُمُّكَ <text:span text:style-name="Source_5f_Text">ʔin tanjaḥ fiy al-aimtiḥāni ʔakramaka ʔabuwka waʔummuka</text:span></text:p>
      <text:p text:style-name="Text_20_body">زُرْ أَخَاكَ وَلَوْ كَانَ بَخِيلاً <text:span text:style-name="Source_5f_Text">zur ʔaxāka walaw kāna baxiylā(n)</text:span></text:p>
      <text:p text:style-name="Text_20_body">أَكْرِمْ أَبَاكَ وَإِنْ كَانَ تَارِكَ الصَّلاَةِ <text:span text:style-name="Source_5f_Text">ʔakrim ʔabāka waʔin kāna tārika ṣ-ṣal-aati</text:span></text:p>
      <text:p text:style-name="Text_20_body">وَثَبَ اللاَّعِبُ كَالأَسَدِ <text:span text:style-name="Source_5f_Text">waθaba l-laaaʕibu kālʔasadi</text:span></text:p>
      <text:p text:style-name="Text_20_body">إِنَّ ذَلِكَ الْمُسْلِمَ الَّذِى يَقْرَأُ الْقُرْآنَ أَبِي <text:span text:style-name="Source_5f_Text">ʔinna ðalika l-muslima l--aðiā yaqraʔu l-qurʔāna ʔabiy</text:span></text:p>
      <text:p text:style-name="Text_20_body">تِلْكَ الْفَتَاةُ الَّتِى سَلَّمَتْ عَلَى أُخْتِكِ طَالِبَةُ الأَزْهَرِ <text:span text:style-name="Source_5f_Text">tilka l-fatātu l--atiā sallamat ʕalaā ʔuxtiki ṭālibatu l-ʔazhari</text:span></text:p>
      <text:p text:style-name="Text_20_body">وَقَفَ الشُّرْطِيُّ حَيْثُ وَقَفَ النَّاسُ <text:span text:style-name="Source_5f_Text">waqafa š-šurṭiyyu ḥayθu waqafa n-nāsu</text:span></text:p>
      <text:p text:style-name="Text_20_body">2) Дополните предложения от себя:</text:p>
      <text:p text:style-name="Text_20_body">هَذِهِ السَّيَّارَةُ رَخِيصَةٌ لَكِنَّهَا <text:span text:style-name="Source_5f_Text">haðihi s-sayyāratu raxiyṣatun lakinnahā</text:span> __</text:p>
      <text:p text:style-name="Text_20_body">إِذَا قَرَأْتَ هَذِهِ الرِّسَالَةَ <text:span text:style-name="Source_5f_Text">ʔiðā qaraʔta haðihi r-risālata</text:span> __</text:p>
      <text:p text:style-name="Text_20_body">لَوْ فَهِمْتَ مَعْنَى هَذَا الْحَدِيثِ <text:span text:style-name="Source_5f_Text">law fahimta maʕnaā haðā l-ḥadiyθi</text:span> __</text:p>
      <text:p text:style-name="Text_20_body">مَنْ يَجْتَهِدْ <text:span text:style-name="Source_5f_Text">man yajtahid</text:span> __</text:p>
      <text:p text:style-name="Text_20_body">مَتَى تَتَخَرَّجْ فِي الْجَامِعَةِ <text:span text:style-name="Source_5f_Text">mataā tataxarraj fiy al-jāmiʕati</text:span> __</text:p>
      <text:p text:style-name="Text_20_body"><text:soft-page-break/>إِنْ تَسْتَيْقِظْ فِي السَّاعَةِ السَّابِعَةِ <text:span text:style-name="Source_5f_Text">ʔin tastayqið̣ fiy as-sāʕati s-sābiʕati</text:span> __</text:p>
      <text:p text:style-name="Text_20_body">كُلُّ مُسْلِمٍ يَعْرِفُ أَنَّ <text:span text:style-name="Source_5f_Text">kullu muslimin yaʕrifu ʔanna</text:span> __</text:p>
      <text:p text:style-name="Text_20_body">ذَلِكَ الدُّكَّانُ الَّذِى <text:span text:style-name="Source_5f_Text">ðalika d-dukkānu l--aðiā</text:span> __</text:p>
      <text:p text:style-name="Text_20_body">صَلِّ صَلَوَاتِكَ فِي الْجَمَاعَةِ وَإِنْ <text:span text:style-name="Source_5f_Text">ṣalli ṣalawātika fiy al-jamāʕati waʔin</text:span> __</text:p>
      <text:p text:style-name="Text_20_body">وَثَبَ يَزِيدُ مِنْ مَكَانِهِ كَمَا <text:span text:style-name="Source_5f_Text">waθaba yaziydu min makānihi kamā</text:span> __</text:p>
      <text:p text:style-name="Text_20_body">نَامَ عَمِّي حَيْثُ <text:span text:style-name="Source_5f_Text">nāma ʕammiy ḥayθu</text:span> __</text:p>
      <text:p text:style-name="Text_20_body">3) Переведите следующие аяты и определите вид сложного предложения, заключенного в них:</text:p>
      <text:p text:style-name="Text_20_body">﴿ وَإِذَا سَأَلَكَ عِبَادِي عَنِّي فَإِنِّي قَرِيبٌ <text:span text:style-name="Source_5f_Text">waʔiðā saʔalaka ʕibādiy ʕanniy faʔinniy qariybun</text:span> ﴾</text:p>
      <text:p text:style-name="Text_20_body">﴿ يَا أَيُّهَا الَّذِينَ آمَنُوا إِنْ تَنْصُرُوا اللهَ يَنْصُرُكُمْ <text:span text:style-name="Source_5f_Text">yā ʔayyuhā l--aðiyna ʔāmanuwa ʔin tanṣuruwa l-lha yanṣurukum</text:span> وَيُثَبِّتْ أَقْدَامَكُمْ <text:span text:style-name="Source_5f_Text">wayuθabbit ʔaqdāmakum</text:span> ﴾</text:p>
      <text:p text:style-name="Text_20_body">﴿ وَاللهُ يَعْلَمُ مَا تُسِرُّونَ وَمَا تُعْلِنُونَ <text:span text:style-name="Source_5f_Text">wāllhu yaʕlamu mā tusirruwna wamā tuʕlinuwna</text:span> ﴾</text:p>
      <text:p text:style-name="Text_20_body">﴿ اَلْحَمْدُ لِلَّهِ الَّذِي خَلَقَ السَّمَوَاتِ وَالأَرْضَ وَجَعَلَ <text:span text:style-name="Source_5f_Text">aalḥamdu lillahi l--aðiy xalaqa s-samawāti wālʔarḍa wajaʕala</text:span> الظُّلُمَاتِ وَالنُّورَ <text:span text:style-name="Source_5f_Text">að̣-ð̣ulumāti wālnnuwra</text:span> ﴾</text:p>
      <text:p text:style-name="Text_20_body">﴿ وَلَمَّا بَلَغَ أَشُدَّهُ آتَيْنَاهُ حُكْمًا وَعِلْمًا <text:span text:style-name="Source_5f_Text">walammā balaǧa ʔašuddahu ʔātaynāhu ḥukmana waʕilmana</text:span> ﴾</text:p>
      <text:p text:style-name="Text_20_body">﴿ إِنَّهُ يَرَاكُمْ هُوَ وَقَبِيلُهُ مِنْ حَيْثُ لاَ تَرَوْنَهُمْ <text:span text:style-name="Source_5f_Text">ʔinnahu yarākum huwa waqabiyluhu min ḥayθu laa tarawnahum</text:span> ﴾</text:p>
      <text:p text:style-name="Text_20_body">4) Переведите предложения на арабский язык:</text:p>
      <text:p text:style-name="Text_20_body">Она знает, что эти слова – правда</text:p>
      <text:p text:style-name="Text_20_body">Кто учит Коран, тот преуспеет в жизни</text:p>
      <text:p text:style-name="Text_20_body">Он не даст тебе денег, потому что он скупой</text:p>
      <text:p text:style-name="Text_20_body"><text:soft-page-break/>Позвони своей маме, хотя бы через два дня</text:p>
      <text:p text:style-name="Text_20_body">Сегодня я спал как ребенок</text:p>
      <text:p text:style-name="Text_20_body">Когда приедет твой папа, то сообщи мне об этом</text:p>
      <text:p text:style-name="Text_20_body">Старик, который сидит под деревом, большой ученой</text:p>
      <text:p text:style-name="Text_20_body">Я зашёл в парк, чтобы отдохнуть</text:p>
      <text:p text:style-name="Text_20_body">Если бы я жил в деревне, то построил бы дом</text:p>
      <text:p text:style-name="Text_20_body">Кошка сидит там, где сидел Рашид</text:p>
      <text:p text:style-name="Text_20_body">Машина остановилась там, где играли дети</text:p>
      <text:p text:style-name="Text_20_body">5) Выучите пословицу:</text:p>
      <text:p text:style-name="Text_20_body"> مَنْ خَافَ ذِئْبًا أَعَدَّ لَهُ كَلْبًا <text:span text:style-name="Source_5f_Text">man xāfa ðiʔbana ʔaʕadda lahu kalbana</text:span> </text:p>
      <text:p text:style-name="Text_20_body">«Кто боится волка, тот готовит против него собаку»</text:p>
      <text:p text:style-name="Text_20_body">Содержание</text:p>
      <text:p text:style-name="Text_20_body">Синтаксис…………………………………………………..…</text:p>
      <text:h text:style-name="Heading_20_1" text:outline-level="1"><text:bookmark-start text:name="глава-2.-морфология-الصَّرْفُ-aṣ-ṣarfu"/><text:bookmark-start text:name="__RefHeading___Toc45264_1544766045"/>Глава 2. <text:span text:style-name="T3">Морфология</text:span> الصَّرْفُ <text:span text:style-name="Source_5f_Text">aṣ-ṣarfu</text:span><text:bookmark-end text:name="глава-2.-морфология-الصَّرْفُ-aṣ-ṣarfu"/><text:bookmark-end text:name="__RefHeading___Toc45264_1544766045"/></text:h>
      <text:p text:style-name="First_20_paragraph">Слово الصَّرْفُ <text:span text:style-name="Source_5f_Text">aṣ-ṣarfu</text:span> в арабском языке означает «изменение первоначального вида чего-либо». Например, от этого корня образуются следующие слова:</text:p>
      <text:p text:style-name="Text_20_body">صَرَفَ <text:span text:style-name="Source_5f_Text">ṣarafa</text:span> (и) менять, отклонять</text:p>
      <text:p text:style-name="Text_20_body">صَرَّافٌ <text:span text:style-name="Source_5f_Text">ṣarrāfun</text:span> меняла, банкир</text:p>
      <text:p text:style-name="Text_20_body">صِرَافَةٌ <text:span text:style-name="Source_5f_Text">ṣirāfatun</text:span> размен денег</text:p>
      <text:p text:style-name="Text_20_body">صُرُوفُ الدَهْرِ <text:span text:style-name="Source_5f_Text">ṣuruwfu l-dahri</text:span> превратности судьбы</text:p>
      <text:p text:style-name="Text_20_body">Этим же словом называют раздел грамматики, изучающий морфологию арабского языка.</text:p>
      <text:p text:style-name="Text_20_body">Следует заметить, что первые книги по грамматике арабского языка (например, книга " الكِتَابُ <text:span text:style-name="Source_5f_Text">al-kitābu</text:span> " великого учёного–грамматика Сибавайхи) не рассматривали الصَّرْفُ <text:span text:style-name="Source_5f_Text">aṣ-ṣarfu</text:span> как отдельную науку, а изучали его параллельно с النَّحْو <text:span text:style-name="Source_5f_Text">an-naḥw</text:span> – синтаксисом. Позже الصَّرْف <text:span text:style-name="Source_5f_Text">aṣ-ṣarf</text:span> начал изучаться отдельно. Его обособление от синтаксиса было вызвано тем, что объем исследований в сфере морфологии значительно возрос, и некоторым отдельным его темам были посвящены целые книги.</text:p>
      <text:h text:style-name="Heading_20_2" text:outline-level="2"><text:bookmark-start text:name="глагол."/><text:bookmark-start text:name="__RefHeading___Toc45266_1544766045"/><text:soft-page-break/>§ 1. Глагол.<text:bookmark-end text:name="глагол."/><text:bookmark-end text:name="__RefHeading___Toc45266_1544766045"/></text:h>
      <text:p text:style-name="First_20_paragraph">Трехбуквенные и четырехбуквенные глаголы</text:p>
      <text:p text:style-name="Text_20_body">الفِعْلُ <text:span text:style-name="Source_5f_Text">al-fiʕlu</text:span> .</text:p>
      <text:p text:style-name="Text_20_body">الأفْعَال الثُّلاَثِيَّةُ وَالرُّبَاعِيَّةُ <text:span text:style-name="Source_5f_Text">al-ʔfʕāl aθ-θulaaθiyyatu wālrrubāʕiyyatu</text:span></text:p>
      <text:p text:style-name="Text_20_body">Первообразная форма арабского глагола бывает трехбуквенной или четырёхбуквенной. Например:</text:p>
      <text:p text:style-name="Text_20_body">كَتَبَ <text:span text:style-name="Source_5f_Text">kataba</text:span> (у) писать</text:p>
      <text:p text:style-name="Text_20_body">دَحْرَجَ <text:span text:style-name="Source_5f_Text">daḥraja</text:span> катить</text:p>
      <text:p text:style-name="Text_20_body">Путём добавления определённых букв к основам трех- и четырехбуквенных глаголов образуются производные формы, так называемые «породы» глаголов. Например:</text:p>
      <text:p text:style-name="Text_20_body">أَكْتَبَ <text:span text:style-name="Source_5f_Text">ʔaktaba</text:span> диктовать (образован от глагола كَتَبَ <text:span text:style-name="Source_5f_Text">kataba</text:span> «писать» путем добавления أ <text:span text:style-name="Source_5f_Text">ʔ</text:span> «хамзы» к началу глагола)</text:p>
      <text:p text:style-name="Text_20_body">تَدَحْرَجَ <text:span text:style-name="Source_5f_Text">tadaḥraja</text:span> катиться (образован от глагола دَحْرَجَ <text:span text:style-name="Source_5f_Text">daḥraja</text:span> «катить» путем добавления ت <text:span text:style-name="Source_5f_Text">t</text:span> «тэ» к началу глагола)</text:p>
      <text:h text:style-name="Heading_20_2" text:outline-level="2"><text:bookmark-start text:name="глаголы-правильные-и-неправильные"/><text:bookmark-start text:name="__RefHeading___Toc45268_1544766045"/>§ 2. Глаголы правильные и неправильные<text:bookmark-end text:name="глаголы-правильные-и-неправильные"/><text:bookmark-end text:name="__RefHeading___Toc45268_1544766045"/></text:h>
      <text:p text:style-name="First_20_paragraph">الأَفْعَالُ الصَّحِيحَةُ وَالمُعْتَلَّةُ <text:span text:style-name="Source_5f_Text">al-ʔafʕālu ṣ-ṣaḥiyḥatu wālmuʕtallatu</text:span></text:p>
      <text:p text:style-name="Text_20_body">Трёхбуквенные глаголы бывают правильными и неправильными.</text:p>
      <text:p text:style-name="Text_20_body"><text:span text:style-name="T1">Правильными</text:span> называют те глаголы, которые не имеют в составе своего корня так называемых «слабых» букв <text:span text:style-name="T3">ا</text:span> «алиф», و <text:span text:style-name="Source_5f_Text">w</text:span> «уау» и ى <text:span text:style-name="Source_5f_Text">ā</text:span> «йэ». Например:</text:p>
      <text:p text:style-name="Text_20_body">فَتَحَ <text:span text:style-name="Source_5f_Text">fataḥa</text:span> (а) открыть</text:p>
      <text:p text:style-name="Text_20_body">ضَرَبَ <text:span text:style-name="Source_5f_Text">ḍaraba</text:span> (и) бить</text:p>
      <text:p text:style-name="Text_20_body">كَتَبَ <text:span text:style-name="Source_5f_Text">kataba</text:span> (у) писать</text:p>
      <text:p text:style-name="Text_20_body">سَأَلَ <text:span text:style-name="Source_5f_Text">saʔala</text:span> (а) спрашивать</text:p>
      <text:p text:style-name="Text_20_body">فَكَّ <text:span text:style-name="Source_5f_Text">fakka</text:span> (у) развязывать</text:p>
      <text:p text:style-name="Text_20_body">Правильные глаголы бывают трёх видов:</text:p>
      <text:p text:style-name="Text_20_body"><text:soft-page-break/>1) хамзовые ( مَهْمُوزٌ <text:span text:style-name="Source_5f_Text">mahmuwzun</text:span> ) - это те глаголы, которые имеют в составе корня أ <text:span text:style-name="Source_5f_Text">ʔ</text:span> «хамзу». Например:</text:p>
      <text:p text:style-name="Text_20_body">أَخَذَ <text:span text:style-name="Source_5f_Text">ʔaxaða</text:span> (у) взять</text:p>
      <text:p text:style-name="Text_20_body">سَأَلَ <text:span text:style-name="Source_5f_Text">saʔala</text:span> (а) спросить</text:p>
      <text:p text:style-name="Text_20_body">مَلَأَ <text:span text:style-name="Source_5f_Text">malaʔa</text:span> (а) наполнять</text:p>
      <text:p text:style-name="Text_20_body">2) удвоенные ( مُضَعَّفٌ <text:span text:style-name="Source_5f_Text">muḍaʕʕafun</text:span> )– это глаголы с одинаковыми второй и третьей коренными буквами, слившимися в одну удвоенную. Например:</text:p>
      <text:p text:style-name="Text_20_body">دَلَّ <text:span text:style-name="Source_5f_Text">dalla</text:span> (у) указывать (в основе - دَلَلَ <text:span text:style-name="Source_5f_Text">dalala</text:span> )</text:p>
      <text:p text:style-name="Text_20_body">ضَلَّ <text:span text:style-name="Source_5f_Text">ḍalla</text:span> (и) заблудиться (в основе – ضَلَلَ <text:span text:style-name="Source_5f_Text">ḍalala</text:span> )</text:p>
      <text:p text:style-name="Text_20_body">وَدَّ <text:span text:style-name="Source_5f_Text">wadda</text:span> (а) желать, любить (в основе - وَدِدَ <text:span text:style-name="Source_5f_Text">wadida</text:span> )</text:p>
      <text:p text:style-name="Text_20_body">3) целые ( سَالِمٌ <text:span text:style-name="Source_5f_Text">sālimun</text:span> ) – это глаголы, не имеющие в корне слабых букв и не являющиеся хамзовыми или удвоенными. Например:</text:p>
      <text:p text:style-name="Text_20_body">شَرَحَ <text:span text:style-name="Source_5f_Text">šaraḥa</text:span> (а) объяснять</text:p>
      <text:p text:style-name="Text_20_body">سَكَنَ <text:span text:style-name="Source_5f_Text">sakana</text:span> (у) жить</text:p>
      <text:p text:style-name="Text_20_body">عَمِلَ <text:span text:style-name="Source_5f_Text">ʕamila</text:span> (а) работать</text:p>
      <text:p text:style-name="Text_20_body"><text:span text:style-name="T1">Неправильные</text:span> глаголы бывают пяти видов:</text:p>
      <text:p text:style-name="Text_20_body">1) подобноправильные ( مِثَالٌ <text:span text:style-name="Source_5f_Text">miθālun</text:span> ) – это глаголы, первая коренная буква которых является слабой. Например:</text:p>
      <text:p text:style-name="Text_20_body">وَلَدَ <text:span text:style-name="Source_5f_Text">walada</text:span> (и) родить</text:p>
      <text:p text:style-name="Text_20_body">وَضَعَ <text:span text:style-name="Source_5f_Text">waḍaʕa</text:span> (а) ложить</text:p>
      <text:p text:style-name="Text_20_body">يَسُرَ <text:span text:style-name="Source_5f_Text">yasura</text:span> (у) быть легким</text:p>
      <text:p text:style-name="Text_20_body">يَفَعَ <text:span text:style-name="Source_5f_Text">yafaʕa</text:span> (а) становиться взрослым</text:p>
      <text:p text:style-name="Text_20_body"><text:soft-page-break/>2) пустые ( أَجْوَفُ <text:span text:style-name="Source_5f_Text">ʔajwafu</text:span> ) – это глаголы, вторая коренная буква которых является слабой. Например:</text:p>
      <text:p text:style-name="Text_20_body">نَالَ <text:span text:style-name="Source_5f_Text">nāla</text:span> (а) заполучить</text:p>
      <text:p text:style-name="Text_20_body">سَالَ <text:span text:style-name="Source_5f_Text">sāla</text:span> (и) течь</text:p>
      <text:p text:style-name="Text_20_body">قَالَ <text:span text:style-name="Source_5f_Text">qāla</text:span> (у) сказать</text:p>
      <text:p text:style-name="Text_20_body">3) недостаточные ( نَاقِصٌ <text:span text:style-name="Source_5f_Text">nāqiṣun</text:span> ) – это глаголы, третья коренная буква которых является слабой. Например:</text:p>
      <text:p text:style-name="Text_20_body">رَضِيَ <text:span text:style-name="Source_5f_Text">raḍiya</text:span> (а) быть довольным</text:p>
      <text:p text:style-name="Text_20_body">رَمَى <text:span text:style-name="Source_5f_Text">ramaā</text:span> (и) бросать</text:p>
      <text:p text:style-name="Text_20_body">دَعَا <text:span text:style-name="Source_5f_Text">daʕā</text:span> (у) призывать</text:p>
      <text:p text:style-name="Text_20_body">4) вдвойне неправильные с первой и третьей слабыми коренными ( لَفِيف <text:span text:style-name="Source_5f_Text">lafiyf</text:span> مَفْرُوقٌ <text:span text:style-name="Source_5f_Text">mafruwqun</text:span> ). Например:</text:p>
      <text:p text:style-name="Text_20_body">وَعَى <text:span text:style-name="Source_5f_Text">waʕaā</text:span> (и) осмыслить, разуметь</text:p>
      <text:p text:style-name="Text_20_body">وَقَي <text:span text:style-name="Source_5f_Text">waqay</text:span> (и) беречь</text:p>
      <text:p text:style-name="Text_20_body">5) вдвойне неправильные со второй и третьей слабыми коренными ( لَفِيفٌ <text:span text:style-name="Source_5f_Text">lafiyfun</text:span> مَقْرُونٌ <text:span text:style-name="Source_5f_Text">maqruwnun</text:span> ) Например:</text:p>
      <text:p text:style-name="Text_20_body">شَوَى <text:span text:style-name="Source_5f_Text">šawaā</text:span> (и) жарить</text:p>
      <text:p text:style-name="Text_20_body">رَوَي <text:span text:style-name="Source_5f_Text">raway</text:span> (и) рассказывать, сообщать</text:p>
      <text:p text:style-name="Text_20_body">Упражнения для закрепления</text:p>
      <text:p text:style-name="Text_20_body">1) Пользуясь словарем, найдите значения следующих трех- и четырехбуквенных глаголов:</text:p>
      <text:p text:style-name="Text_20_body">زَحْزَحَ <text:span text:style-name="Source_5f_Text">zaḥzaḥa</text:span> __</text:p>
      <text:p text:style-name="Text_20_body">رَكَعَ <text:span text:style-name="Source_5f_Text">rakaʕa</text:span> __</text:p>
      <text:p text:style-name="Text_20_body"><text:soft-page-break/>زَغْرَطَ <text:span text:style-name="Source_5f_Text">zaǧraṭa</text:span> __</text:p>
      <text:p text:style-name="Text_20_body">رَبَطَ <text:span text:style-name="Source_5f_Text">rabaṭa</text:span> __</text:p>
      <text:p text:style-name="Text_20_body">زَلْزَلَ <text:span text:style-name="Source_5f_Text">zalzala</text:span> __</text:p>
      <text:p text:style-name="Text_20_body">سَجَدَ <text:span text:style-name="Source_5f_Text">sajada</text:span> __</text:p>
      <text:p text:style-name="Text_20_body">2) Выучите следующие глаголы и определите, какие из них являются правильными, какие – неправильными:</text:p>
      <text:p text:style-name="Text_20_body">عَبَرَ <text:span text:style-name="Source_5f_Text">ʕabara</text:span> (у) переходить <text:span text:style-name="T1">правильный глагол</text:span></text:p>
      <text:p text:style-name="Text_20_body">عَادَ <text:span text:style-name="Source_5f_Text">ʕāda</text:span> (у) возвращаться <text:span text:style-name="T1">неправильный пустой глагол</text:span></text:p>
      <text:p text:style-name="Text_20_body">قَبِلَ <text:span text:style-name="Source_5f_Text">qabila</text:span> (а) принимать __</text:p>
      <text:p text:style-name="Text_20_body">بَكَى <text:span text:style-name="Source_5f_Text">bakaā</text:span> (и) плакать __</text:p>
      <text:p text:style-name="Text_20_body">سَتَرَ <text:span text:style-name="Source_5f_Text">satara</text:span> (у) скрывать __</text:p>
      <text:p text:style-name="Text_20_body">ضَلَّ <text:span text:style-name="Source_5f_Text">ḍalla</text:span> (и) заблудиться __</text:p>
      <text:p text:style-name="Text_20_body">وَعَى <text:span text:style-name="Source_5f_Text">waʕaā</text:span> (и) понимать, разуметь __</text:p>
      <text:p text:style-name="Text_20_body">سَالَ <text:span text:style-name="Source_5f_Text">sāla</text:span> (и) течь __</text:p>
      <text:p text:style-name="Text_20_body">أسَرَ <text:span text:style-name="Source_5f_Text">ʔsara</text:span> (и) пленять __</text:p>
      <text:p text:style-name="Text_20_body">قَلَى <text:span text:style-name="Source_5f_Text">qalaā</text:span> (и) возненавидеть __</text:p>
      <text:p text:style-name="Text_20_body">زَعِلَ <text:span text:style-name="Source_5f_Text">zaʕila</text:span> (а) обижаться __</text:p>
      <text:p text:style-name="Text_20_body">يَقِظَ <text:span text:style-name="Source_5f_Text">yaqið̣a</text:span> (а) бодрствовать __</text:p>
      <text:p text:style-name="Text_20_body">سَقَطَ <text:span text:style-name="Source_5f_Text">saqaṭa</text:span> (у) падать __</text:p>
      <text:p text:style-name="Text_20_body">وَهَنَ <text:span text:style-name="Source_5f_Text">wahana</text:span> (и) ослабевать, терять силы __</text:p>
      <text:p text:style-name="Text_20_body"><text:soft-page-break/>سَكَنَ <text:span text:style-name="Source_5f_Text">sakana</text:span> (у) жить, населять __</text:p>
      <text:p text:style-name="Text_20_body">نَالَ <text:span text:style-name="Source_5f_Text">nāla</text:span> (а) получать, достигать __</text:p>
      <text:p text:style-name="Text_20_body">قَطَعَ <text:span text:style-name="Source_5f_Text">qaṭaʕa</text:span> (а) резать __</text:p>
      <text:p text:style-name="Text_20_body">سَأَلَ <text:span text:style-name="Source_5f_Text">saʔala</text:span> (а) спрашивать __</text:p>
      <text:p text:style-name="Text_20_body">نَأَى <text:span text:style-name="Source_5f_Text">naʔaā</text:span> (а) удаляться __</text:p>
      <text:p text:style-name="Text_20_body">رَدُؤَ <text:span text:style-name="Source_5f_Text">raduʔa</text:span> (у) быть плохим __</text:p>
      <text:p text:style-name="Text_20_body">غَوَى <text:span text:style-name="Source_5f_Text">ǧawaā</text:span> (и) впасть в заблуждение __</text:p>
      <text:p text:style-name="Text_20_body">3) Переведите предложения. Найдите в них неправильные глаголы и назовите их вид.</text:p>
      <text:p text:style-name="Text_20_body">كَانَ فِي الْمَدِينَةِ فَتًى اسْمُهُ إِبْرَاهِيمُ <text:span text:style-name="Source_5f_Text">kāna fiy al-madiynati fatanā asmuhu ʔibrāhiymu</text:span></text:p>
      <text:p text:style-name="Text_20_body">رَمَى زَيْدٌ حَجَرًا <text:span text:style-name="Source_5f_Text">ramaā zaydun ḥajarana</text:span></text:p>
      <text:p text:style-name="Text_20_body">وَعَدَ اللهُ الْمُتَّقِينَ الْجَنَّةَ <text:span text:style-name="Source_5f_Text">waʕada l-lhu l-muttaqiyna l-jannata</text:span></text:p>
      <text:p text:style-name="Text_20_body">عَادَ الْمُسَافِرُونَ إِلَى وَطَنِهِمْ <text:span text:style-name="Source_5f_Text">ʕāda l-musāfiruwna ʔilaā waṭanihim</text:span></text:p>
      <text:p text:style-name="Text_20_body">وَعَى هَذَا الْقَوْلَ مَنْ سَمِعَهُ <text:span text:style-name="Source_5f_Text">waʕaā haðā l-qawla man samiʕahu</text:span></text:p>
      <text:p text:style-name="Text_20_body">نَوَى مُسْلِمٌ الْحَجَّ <text:span text:style-name="Source_5f_Text">nawaā muslimun al-ḥajja</text:span></text:p>
      <text:p text:style-name="Text_20_body">4) Переведите предложения. Найдите в них правильные глаголы и назовите их вид.</text:p>
      <text:p text:style-name="Text_20_body">عَلِمْتُ هَذَا السِّرَّ مِنْ صَدِيقِي <text:span text:style-name="Source_5f_Text">ʕalimtu haðā s-sirra min ṣadiyqiy</text:span></text:p>
      <text:p text:style-name="Text_20_body">قَلَّ الْمَاءُ فِي النِّيلِ <text:span text:style-name="Source_5f_Text">qalla l-māʔu fiy an-niyli</text:span></text:p>
      <text:p text:style-name="Text_20_body">أَسَرَ الْجُنْدِيُّ الْعَدُوَّ <text:span text:style-name="Source_5f_Text">ʔasara l-jundiyyu l-ʕaduwwa</text:span></text:p>
      <text:p text:style-name="Text_20_body">سَأَلَنَا الْمُدَرِّسُ سُؤَالاً <text:span text:style-name="Source_5f_Text">saʔalanā l-mudarrisu suʔālā(n)</text:span></text:p>
      <text:p text:style-name="Text_20_body">وَطَأَ الْفَرَسُ الْأَرْضَ <text:span text:style-name="Source_5f_Text">waṭaʔa l-farasu l-ʔarḍa</text:span></text:p>
      <text:p text:style-name="Text_20_body"><text:soft-page-break/>ضَلَّ الرِّجَالُ فِي الْغَابَةِ <text:span text:style-name="Source_5f_Text">ḍalla r-rijālu fiy al-ǧābati</text:span></text:p>
      <text:p text:style-name="Text_20_body">غَضِبَتِ الْفَتَيَاتُ عَلَى أَخِيهِنَّ <text:span text:style-name="Source_5f_Text">ǧaḍibati l-fatayātu ʕalaā ʔaxiyhinna</text:span></text:p>
      <text:h text:style-name="Heading_20_2" text:outline-level="2"><text:bookmark-start text:name="породы-трёхбуквенного-глагола"/><text:bookmark-start text:name="__RefHeading___Toc45270_1544766045"/>§ 3. Породы трёхбуквенного глагола<text:bookmark-end text:name="породы-трёхбуквенного-глагола"/><text:bookmark-end text:name="__RefHeading___Toc45270_1544766045"/></text:h>
      <text:p text:style-name="First_20_paragraph">الأَفْعَالُ الثُّلاَثِيَّةُ المَزِيدَةُ <text:span text:style-name="Source_5f_Text">al-ʔafʕālu θ-θulaaθiyyatu l-maziydatu</text:span></text:p>
      <text:p text:style-name="Text_20_body">От трёхбуквенного глагола образуются 15 производных форм, или пород добавочного глагола, наиболее используемыми из которых являются первые десять. Последние пять пород используются крайне редко и носят название «мертвых пород».</text:p>
      <text:p text:style-name="Text_20_body">Породы глагола образуются от его первообразной формы путём добавления к ней одной, двух или трёх букв.</text:p>
      <text:p text:style-name="P1">Путём добавления одной буквы образуются следующие породы:</text:p>
      <text:p text:style-name="Text_20_body">II فَعَّلَ <text:span text:style-name="Source_5f_Text">faʕʕal-a</text:span> .Образуется путём удвоения второй коренной буквы. Например:</text:p>
      <text:p text:style-name="Text_20_body">دَخَّنَ <text:span text:style-name="Source_5f_Text">daxxana</text:span> курить (обр. от دَخِنَ <text:span text:style-name="Source_5f_Text">daxina</text:span> (а) дымиться, куриться)</text:p>
      <text:p text:style-name="Text_20_body">قَطَّعَ <text:span text:style-name="Source_5f_Text">qaṭṭaʕa</text:span> рубить на куски (обр. от قَطَعَ <text:span text:style-name="Source_5f_Text">qaṭaʕa</text:span> (а) резать, отрезать, ампутировать)</text:p>
      <text:p text:style-name="Text_20_body">كَسَّرَ <text:span text:style-name="Source_5f_Text">kassara</text:span> ломать на мелкие части (обр. от كَسَرَ <text:span text:style-name="Source_5f_Text">kasara</text:span> (и) разбивать, ломать)</text:p>
      <text:p text:style-name="Text_20_body">III فَاعَلَ <text:span text:style-name="Source_5f_Text">fāʕala</text:span> .Образуется путём добавления ا <text:span text:style-name="Source_5f_Text">a</text:span> «алифа» после первой коренной. Например:</text:p>
      <text:p text:style-name="Text_20_body">بَارَكَ <text:span text:style-name="Source_5f_Text">bāraka</text:span> благословлять (обр. от بَرَكَ <text:span text:style-name="Source_5f_Text">baraka</text:span> (у) становиться на колени, опускаться на землю)</text:p>
      <text:p text:style-name="Text_20_body">قَاتَلَ <text:span text:style-name="Source_5f_Text">qātala</text:span> воевать (обр. от قَتَلَ <text:span text:style-name="Source_5f_Text">qatala</text:span> (у) убивать, лишать жизни)</text:p>
      <text:p text:style-name="Text_20_body">عَانَقَ <text:span text:style-name="Source_5f_Text">ʕānaqa</text:span> обнимать (обр. от عَنَقَ <text:span text:style-name="Source_5f_Text">ʕanaqa</text:span> хватать за шею)</text:p>
      <text:p text:style-name="Text_20_body">IV أَفْعَلَ <text:span text:style-name="Source_5f_Text">ʔafʕala</text:span> . Образуется путём добавления أ <text:span text:style-name="Source_5f_Text">ʔ</text:span> «хамзы» в начале. Например:</text:p>
      <text:p text:style-name="Text_20_body">أَكْرَمَ <text:span text:style-name="Source_5f_Text">ʔakrama</text:span> почитать, уважать (обр. от كَرُمَ <text:span text:style-name="Source_5f_Text">karuma</text:span> (у) быть щедрым, великодушным)</text:p>
      <text:p text:style-name="Text_20_body">أَرْسَلَ <text:span text:style-name="Source_5f_Text">ʔarsala</text:span> отправлять (обр. от رَسِلَ <text:span text:style-name="Source_5f_Text">rasila</text:span> (а) свисать)</text:p>
      <text:p text:style-name="Text_20_body">أَذْهَبَ <text:span text:style-name="Source_5f_Text">ʔaðhaba</text:span> удалять (обр. от ذَهَبَ <text:span text:style-name="Source_5f_Text">ðahaba</text:span> (а) идти, отправляться)</text:p>
      <text:p text:style-name="P1"><text:soft-page-break/>Путём добавления двух букв образуются следующие породы:</text:p>
      <text:p text:style-name="Text_20_body">V تَفَعَّلَ <text:span text:style-name="Source_5f_Text">tafaʕʕal-a</text:span> .Образуется путём удвоения второй коренной и добавления буквы تَ <text:span text:style-name="Source_5f_Text">ta</text:span> «тэ» в начале. Например:</text:p>
      <text:p text:style-name="Text_20_body">تَكَلَّمَ <text:span text:style-name="Source_5f_Text">takallama</text:span> разговаривать (обр. от كَلَمَ <text:span text:style-name="Source_5f_Text">kalama</text:span> (и) ранить, огорчать)</text:p>
      <text:p text:style-name="Text_20_body">تَقَبَّلَ <text:span text:style-name="Source_5f_Text">taqabbal-a</text:span> принимать (обр. от قَبِلَ <text:span text:style-name="Source_5f_Text">qabila</text:span> (а) принимать, встречать)</text:p>
      <text:p text:style-name="Text_20_body">تَدَبَّرَ <text:span text:style-name="Source_5f_Text">tadabbara</text:span> размышлять (обр. от دَبَرَ <text:span text:style-name="Source_5f_Text">dabara</text:span> (у) поворачиваться спиной, уходить)</text:p>
      <text:p text:style-name="Text_20_body">VI تَفَاعَلَ <text:span text:style-name="Source_5f_Text">tafāʕala</text:span> . Образуется путём добавления ا <text:span text:style-name="Source_5f_Text">a</text:span> «алифа» после первой коренной и буквы تَ <text:span text:style-name="Source_5f_Text">ta</text:span> «тэ» – в начале. Например:</text:p>
      <text:p text:style-name="Text_20_body">تَقَاتَلَ <text:span text:style-name="Source_5f_Text">taqātala</text:span> воевать (обр. от قَتَلَ <text:span text:style-name="Source_5f_Text">qatala</text:span> (у) убивать, лишать жизни)</text:p>
      <text:p text:style-name="Text_20_body">تَمَارَضَ <text:span text:style-name="Source_5f_Text">tamāraḍa</text:span> притворяться больным (обр. от مَرِضَ <text:span text:style-name="Source_5f_Text">mariḍa</text:span> (а) болеть)</text:p>
      <text:p text:style-name="Text_20_body">تَكَاسَلَ <text:span text:style-name="Source_5f_Text">takāsala</text:span> лениться (обр. от كَسِلَ <text:span text:style-name="Source_5f_Text">kasila</text:span> (а) быть ленивым, ничего не делать)</text:p>
      <text:p text:style-name="Text_20_body">VII اِنْفَعَلَ <text:span text:style-name="Source_5f_Text">ainfaʕala</text:span> . Образуется путём добавления اِ <text:span text:style-name="Source_5f_Text">ai</text:span> «хамзы» и نْ <text:span text:style-name="Source_5f_Text">n</text:span> «нун» в начале. Например:</text:p>
      <text:p text:style-name="Text_20_body">اِنْكَسَرَ <text:span text:style-name="Source_5f_Text">ainkasara</text:span> ломаться (обр. от كَسَرَ <text:span text:style-name="Source_5f_Text">kasara</text:span> (и) разбивать, ломать)</text:p>
      <text:p text:style-name="Text_20_body">اِنخَدَعَ <text:span text:style-name="Source_5f_Text">ainxadaʕa</text:span> обманываться (обр. от خَدَعَ <text:span text:style-name="Source_5f_Text">xadaʕa</text:span> (а) обманывать)</text:p>
      <text:p text:style-name="Text_20_body">VIII اِفْتَعَلَ <text:span text:style-name="Source_5f_Text">aiftaʕala</text:span> . Образуется путём добавления اِ <text:span text:style-name="Source_5f_Text">ai</text:span> «хамзы» в начале и буквы تَ <text:span text:style-name="Source_5f_Text">ta</text:span> «тэ» после первой коренной. Например:</text:p>
      <text:p text:style-name="Text_20_body">اِبْتَعَدَ <text:span text:style-name="Source_5f_Text">aibtaʕada</text:span> отдаляться (обр. от بَعُدَ <text:span text:style-name="Source_5f_Text">baʕuda</text:span> (у) быть далеким, быть невероятным)</text:p>
      <text:p text:style-name="Text_20_body">اِخْتَرَعَ <text:span text:style-name="Source_5f_Text">aixtaraʕa</text:span> изобретать (обр. от خَرُعَ <text:span text:style-name="Source_5f_Text">xaruʕa</text:span> (у) или خَرِعَ <text:span text:style-name="Source_5f_Text">xariʕa</text:span> (а) быть слабым, быть слабоумным)</text:p>
      <text:p text:style-name="Text_20_body">اِقْتَتَلَ <text:span text:style-name="Source_5f_Text">aiqtatala</text:span> драться (обр. от قَتَلَ <text:span text:style-name="Source_5f_Text">qatala</text:span> (у) убивать, лишать жизни)</text:p>
      <text:p text:style-name="Text_20_body">IX اِفْعَلَّ <text:span text:style-name="Source_5f_Text">aifʕalla</text:span> . Образуется путем удвоения третьей коренной и добавления اِ <text:span text:style-name="Source_5f_Text">ai</text:span> «хамзы» в начале. Например:</text:p>
      <text:p text:style-name="Text_20_body"><text:soft-page-break/>اِحْمَرَّ <text:span text:style-name="Source_5f_Text">aiḥmarra</text:span> краснеть (обр. от حَمِرَ <text:span text:style-name="Source_5f_Text">ḥamira</text:span> (а) быть красным)</text:p>
      <text:p text:style-name="Text_20_body">اِخْضَرَّ <text:span text:style-name="Source_5f_Text">aixḍarra</text:span> зеленеть (обр. от خَضِرَ <text:span text:style-name="Source_5f_Text">xaḍira</text:span> (а) быть зеленым, зеленеющим)</text:p>
      <text:p text:style-name="Text_20_body">اِصْفَرَّ <text:span text:style-name="Source_5f_Text">aiṣfarra</text:span> желтеть (обр. от صَفِرَ <text:span text:style-name="Source_5f_Text">ṣafira</text:span> (а) быть желтым)</text:p>
      <text:p text:style-name="P1">Путём добавления трёх букв образуются следующие породы:</text:p>
      <text:p text:style-name="Text_20_body">X اِسْتَفْعَلَ <text:span text:style-name="Source_5f_Text">aistafʕala</text:span> . Образуется путём добавления اِ <text:span text:style-name="Source_5f_Text">ai</text:span> «хамзы», سْ <text:span text:style-name="Source_5f_Text">s</text:span> «син» и تَ <text:span text:style-name="Source_5f_Text">ta</text:span> «тэ» в начале. Например:</text:p>
      <text:p text:style-name="Text_20_body">اِسْتَخْدَمَ <text:span text:style-name="Source_5f_Text">aistaxdama</text:span> использовать (обр. от خَدَمَ <text:span text:style-name="Source_5f_Text">xadama</text:span> (и) служить, работать, прислуживать)</text:p>
      <text:p text:style-name="Text_20_body">اِسْتَكْبَرَ <text:span text:style-name="Source_5f_Text">aistakbara</text:span> возгордиться (обр. от كَبُرَ <text:span text:style-name="Source_5f_Text">kabura</text:span> (у) быть большим)</text:p>
      <text:p text:style-name="Text_20_body">اِسْتَقْبَلَ <text:span text:style-name="Source_5f_Text">aistaqbala</text:span> поворачиваться лицом (обр. от قَبِلَ <text:span text:style-name="Source_5f_Text">qabila</text:span> (а) встречать, принимать)</text:p>
      <text:p text:style-name="Text_20_body">XI اِفْعَالَّ <text:span text:style-name="Source_5f_Text">aifʕālla</text:span> . Образуется путём удвоения третьей коренной, добавления اِ <text:span text:style-name="Source_5f_Text">ai</text:span> «хамзы» в начале и ا <text:span text:style-name="Source_5f_Text">a</text:span> «алифа» после второй коренной. Например:</text:p>
      <text:p text:style-name="Text_20_body">اِسْوَادَّ <text:span text:style-name="Source_5f_Text">aiswādda</text:span> чернеть (обр. سَوِدَ <text:span text:style-name="Source_5f_Text">sawida</text:span> (а) быть черным)</text:p>
      <text:p text:style-name="Text_20_body">XII اِفْعَوْعَلَ <text:span text:style-name="Source_5f_Text">aifʕawʕala</text:span> . Образуется путём удвоения второй коренной, добавления اِ <text:span text:style-name="Source_5f_Text">ai</text:span> «хамзы» в начале, буквы وْ <text:span text:style-name="Source_5f_Text">w</text:span> «уау» после второй коренной. Например:</text:p>
      <text:p text:style-name="Text_20_body">اِخْشَوْشَنَ <text:span text:style-name="Source_5f_Text">aixšawšana</text:span> быть грубым (обр. от خَشُنَ <text:span text:style-name="Source_5f_Text">xašuna</text:span> (у) быть жестким, грубым)</text:p>
      <text:p text:style-name="Text_20_body">اِعْشَوْشَبَ <text:span text:style-name="Source_5f_Text">aiʕšawšaba</text:span> быть покрытым густой травой, растительностью (обр. от عَشِبَ <text:span text:style-name="Source_5f_Text">ʕašiba</text:span> (а) или عَشُبَ <text:span text:style-name="Source_5f_Text">ʕašuba</text:span> (у) покрываться травой)</text:p>
      <text:p text:style-name="Text_20_body">XIII اِفْعَوَّلَ <text:span text:style-name="Source_5f_Text">aifʕawwal-a</text:span> . Образуется путём добавления «хамзы» в начале и удвоенной буквы و <text:span text:style-name="Source_5f_Text">w</text:span> «уау» после второй коренной. Например:</text:p>
      <text:p text:style-name="Text_20_body">اِعْلَوَّطَ <text:span text:style-name="Source_5f_Text">aiʕlawwaṭa</text:span> вешаться (<text:span text:style-name="T1">на шею верблюда</text:span>)</text:p>
      <text:p text:style-name="Text_20_body">XIV اِفْعَنْلَلَ <text:span text:style-name="Source_5f_Text">aifʕanlala</text:span> . Образуется путём удвоения третьей коренной, добавления اِ <text:span text:style-name="Source_5f_Text">ai</text:span> <text:soft-page-break/>«хамзы» в начале и буквы نْ <text:span text:style-name="Source_5f_Text">n</text:span> «нун» после второй коренной. Например:</text:p>
      <text:p text:style-name="Text_20_body">اِعْلَنْكَكَ <text:span text:style-name="Source_5f_Text">aiʕlankaka</text:span> быть густым (о волосах) (образован от عَلَكَ <text:span text:style-name="Source_5f_Text">ʕalaka</text:span> (у) жевать, грызть, болтать, говорить вздор)</text:p>
      <text:p text:style-name="Text_20_body">XV اِفْعَنْلَى <text:span text:style-name="Source_5f_Text">aifʕanlaā</text:span> . Образуется путём добавления اِ <text:span text:style-name="Source_5f_Text">ai</text:span> «хамзы» в начале, буквы نْ <text:span text:style-name="Source_5f_Text">n</text:span> «нун» после второй коренной и буквы ي <text:span text:style-name="Source_5f_Text">y</text:span> «алиф» после третьей коренной. Например:</text:p>
      <text:p text:style-name="Text_20_body">اِعْلَنْدَى <text:span text:style-name="Source_5f_Text">aiʕlandaā</text:span> быть тучным (о верблюде) (образован от عَلَدَ <text:span text:style-name="Source_5f_Text">ʕalada</text:span> быть тучным)</text:p>
      <text:p text:style-name="Text_20_body">Упражнения для закрепления</text:p>
      <text:p text:style-name="Text_20_body">1) Образуйте все пятнадцать пород (условно) из глагола فَعَلَ <text:span text:style-name="Source_5f_Text">faʕala</text:span> :</text:p>
      <text:list xml:id="list490816522" text:style-name="L58">
        <text:list-item>
          <text:p text:style-name="P60">فَعَلَ <text:span text:style-name="Source_5f_Text">faʕala</text:span> * )I(</text:p>
        </text:list-item>
      </text:list>
      <text:p text:style-name="First_20_paragraph">)__II(</text:p>
      <text:p text:style-name="Text_20_body">) __III(</text:p>
      <text:p text:style-name="Text_20_body">__ )IV(</text:p>
      <text:p text:style-name="Text_20_body">__ )V(</text:p>
      <text:p text:style-name="Text_20_body">__ )VI (</text:p>
      <text:p text:style-name="Text_20_body">__ )VII (</text:p>
      <text:p text:style-name="Text_20_body">__ )VIII (</text:p>
      <text:p text:style-name="Text_20_body">__ )IX (</text:p>
      <text:p text:style-name="Text_20_body">__ )X (</text:p>
      <text:p text:style-name="Text_20_body">__ )XI (</text:p>
      <text:p text:style-name="Text_20_body">__ )XII (</text:p>
      <text:p text:style-name="Text_20_body">__ )XIII (</text:p>
      <text:p text:style-name="Text_20_body">) __XIV(</text:p>
      <text:p text:style-name="Text_20_body">) __XV(</text:p>
      <text:p text:style-name="Text_20_body">2) Определите породу следующих глаголов и выучите их:</text:p>
      <text:p text:style-name="Text_20_body">نَصَرَ <text:span text:style-name="Source_5f_Text">naṣara</text:span> помогать _)I( __</text:p>
      <text:p text:style-name="Text_20_body">أَدْخَلَ <text:span text:style-name="Source_5f_Text">ʔadxala</text:span> вводить __</text:p>
      <text:p text:style-name="Text_20_body"><text:soft-page-break/>رَاجَعَ <text:span text:style-name="Source_5f_Text">rājaʕa</text:span> повторять __</text:p>
      <text:p text:style-name="Text_20_body">تَنَاوَلَ <text:span text:style-name="Source_5f_Text">tanāwala</text:span> затрагивать (тему, проблему) __</text:p>
      <text:p text:style-name="Text_20_body">بَدَّلَ <text:span text:style-name="Source_5f_Text">baddal-a</text:span> менять __</text:p>
      <text:p text:style-name="Text_20_body">تَكَبَّرَ <text:span text:style-name="Source_5f_Text">takabbara</text:span> гордиться, важничать __</text:p>
      <text:p text:style-name="Text_20_body">اِنْطَلَقَ <text:span text:style-name="Source_5f_Text">ainṭalaqa</text:span> отправляться __</text:p>
      <text:p text:style-name="Text_20_body">اِبْيَضَّ <text:span text:style-name="Source_5f_Text">aibyaḍḍa</text:span> белеть __</text:p>
      <text:p text:style-name="Text_20_body">اِحْتَرَمَ <text:span text:style-name="Source_5f_Text">aiḥtarama</text:span> уважать __</text:p>
      <text:p text:style-name="Text_20_body">اِسْتَخْدَمَ <text:span text:style-name="Source_5f_Text">aistaxdama</text:span> использовать __</text:p>
      <text:p text:style-name="Text_20_body">3) Образуйте требуемые породы из следующих глаголов и переведите их:</text:p>
      <text:list xml:id="list2887043365" text:style-name="L60">
        <text:list-item>
          <text:list>
            <text:list-item>
              <text:p text:style-name="P61">كَبُرَ <text:span text:style-name="Source_5f_Text">kabura</text:span> (у) быть большим*</text:p>
            </text:list-item>
            <text:list-item text:style-override="L61">
              <text:p text:style-name="P62">فَضَحَ <text:span text:style-name="Source_5f_Text">faḍaḥa</text:span> (а) разоблачать*</text:p>
            </text:list-item>
            <text:list-item text:style-override="L62">
              <text:p text:style-name="P63">جَلَسَ <text:span text:style-name="Source_5f_Text">jalasa</text:span> (и) сидеть*</text:p>
            </text:list-item>
            <text:list-item text:style-override="L63">
              <text:p text:style-name="P64">قَطَعَ <text:span text:style-name="Source_5f_Text">qaṭaʕa</text:span> (а) резать*</text:p>
            </text:list-item>
            <text:list-item text:style-override="L64">
              <text:p text:style-name="P65">سَوِدَ <text:span text:style-name="Source_5f_Text">sawida</text:span> (а) быть черным*</text:p>
            </text:list-item>
            <text:list-item text:style-override="L65">
              <text:p text:style-name="P66">عَبَدَ <text:span text:style-name="Source_5f_Text">ʕabada</text:span> (а) поклоняться*</text:p>
            </text:list-item>
          </text:list>
        </text:list-item>
      </text:list>
      <text:h text:style-name="Heading_20_2" text:outline-level="2"><text:bookmark-start text:name="породы-четырёхбуквенного-глагола"/><text:bookmark-start text:name="__RefHeading___Toc45272_1544766045"/>§ 4. Породы четырёхбуквенного глагола<text:bookmark-end text:name="породы-четырёхбуквенного-глагола"/><text:bookmark-end text:name="__RefHeading___Toc45272_1544766045"/></text:h>
      <text:p text:style-name="First_20_paragraph">الأَفْعَالُ الرُّبَاعِيَّةُ المَزِيدَةُ <text:span text:style-name="Source_5f_Text">al-ʔafʕālu r-rubāʕiyyatu l-maziydatu</text:span></text:p>
      <text:p text:style-name="Text_20_body">От четырехбуквенного глагола образуются три вида добавочных глаголов:</text:p>
      <text:p text:style-name="Text_20_body">1) تَفَعْلَلَ <text:span text:style-name="Source_5f_Text">tafaʕlala</text:span> . Образуется путем добавления буквы تَ <text:span text:style-name="Source_5f_Text">ta</text:span> «тэ» в начале. Например:</text:p>
      <text:p text:style-name="Text_20_body">دَحْرَجَ <text:span text:style-name="Source_5f_Text">daḥraja</text:span> катить  تَدَحْرَجَ <text:span text:style-name="Source_5f_Text"> tadaḥraja</text:span> катиться</text:p>
      <text:p text:style-name="Text_20_body">2) اِفْعَلَلَّ <text:span text:style-name="Source_5f_Text">aifʕalalla</text:span> . Образуется путем добавления اِ <text:span text:style-name="Source_5f_Text">ai</text:span> «хамзы» в начале и удвоения четвертой коренной. Например:</text:p>
      <text:p text:style-name="Text_20_body">طَمْأَنَ <text:span text:style-name="Source_5f_Text">ṭamʔana</text:span> успокаивать  اِطْمَأَنَّ <text:span text:style-name="Source_5f_Text"> aiṭmaʔanna</text:span> успокаиваться</text:p>
      <text:p text:style-name="Text_20_body"><text:soft-page-break/>3) اِفْعَنْلَلَ <text:span text:style-name="Source_5f_Text">aifʕanlala</text:span> . Образуется путем добавления اِ <text:span text:style-name="Source_5f_Text">ai</text:span> «хамзы» в начале и буквы نْ <text:span text:style-name="Source_5f_Text">n</text:span> «нун» между второй и третьей коренными. Например:</text:p>
      <text:p text:style-name="Text_20_body">حَرْجَمَ <text:span text:style-name="Source_5f_Text">ḥarjama</text:span> отпускать бродить  اِحْرَنْجَمَ <text:span text:style-name="Source_5f_Text"> aiḥranjama</text:span> бродить</text:p>
      <text:p text:style-name="Text_20_body">Упражнения для закрепления</text:p>
      <text:p text:style-name="Text_20_body">1) Найдите в словаре значения следующих глаголов:</text:p>
      <text:p text:style-name="Text_20_body">قَطْرَنَ <text:span text:style-name="Source_5f_Text">qaṭrana</text:span> __</text:p>
      <text:p text:style-name="Text_20_body">كَبْكَبَ <text:span text:style-name="Source_5f_Text">kabkaba</text:span> __</text:p>
      <text:p text:style-name="Text_20_body">زَحْزَحَ <text:span text:style-name="Source_5f_Text">zaḥzaḥa</text:span> __</text:p>
      <text:p text:style-name="Text_20_body">ذَبْذَبَ <text:span text:style-name="Source_5f_Text">ðabðaba</text:span> __</text:p>
      <text:p text:style-name="Text_20_body">2) Образуйте добавочные глаголы от четырёхбуквенных глаголов и переведите их:</text:p>
      <text:p text:style-name="Text_20_body">لَجْلَجَ <text:span text:style-name="Source_5f_Text">lajlaja</text:span> заикаться  تَلَجْلَجَ <text:span text:style-name="Source_5f_Text"> talajlaja</text:span> <text:span text:style-name="T1">заикаться</text:span></text:p>
      <text:p text:style-name="Text_20_body">كَعْبَلَ <text:span text:style-name="Source_5f_Text">kaʕbala</text:span> подставить ножку  <text:span text:style-name="Source_5f_Text"></text:span> __</text:p>
      <text:p text:style-name="Text_20_body">لَخْلَخَ <text:span text:style-name="Source_5f_Text">laxlaxa</text:span> расшатывать  <text:span text:style-name="Source_5f_Text"></text:span> __</text:p>
      <text:p text:style-name="Text_20_body">مَغْنَطَ <text:span text:style-name="Source_5f_Text">maǧnaṭa</text:span> намагничивать  <text:span text:style-name="Source_5f_Text"></text:span> __</text:p>
      <text:p text:style-name="Text_20_body">قَشْعَرَ <text:span text:style-name="Source_5f_Text">qašʕara</text:span> дрожать, содрогаться  إِقْشَعَرَّ <text:span text:style-name="Source_5f_Text"> ʔiqšaʕarra</text:span> <text:span text:style-name="T1">дрожать, содрогаться</text:span></text:p>
      <text:p text:style-name="Text_20_body">طَمْأَنَ <text:span text:style-name="Source_5f_Text">ṭamʔana</text:span> успокаивать  <text:span text:style-name="Source_5f_Text"></text:span> __</text:p>
      <text:p text:style-name="Text_20_body">3) Переведите следующие предложения и найдите в них четырёхбуквенные глаголы:</text:p>
      <text:p text:style-name="Text_20_body">تَرْجَمَ سُلَيْمَانُ هَذِهِ الْمَقَالَةَ مِنَ الْعَرَبِيَّةِ إلَي <text:span text:style-name="Source_5f_Text">tarjama sulaymānu haðihi l-maqālata mina l-ʕarabiyyati ʔlay</text:span> الرُّوسِيَّةِ <text:span text:style-name="Source_5f_Text">ar-ruwsiyyati</text:span></text:p>
      <text:p text:style-name="Text_20_body">كَشْكَشَ الْخَيَّاطُ الْفُسْتَانَ <text:span text:style-name="Source_5f_Text">kaškaša l-xayyāṭu l-fustāna</text:span></text:p>
      <text:p text:style-name="Text_20_body">قَهْقَهَ الْوَلَدُ فِي الصَّلاَةِ فَضَرَبَهُ أَبُوهُ <text:span text:style-name="Source_5f_Text">qahqaha l-waladu fiy aṣ-ṣal-aati faḍarabahu ʔabuwhu</text:span></text:p>
      <text:p text:style-name="Text_20_body"><text:soft-page-break/>قَطْرَنَ صَيّادُ السَّمَكِ الْمَرْكَبَ <text:span text:style-name="Source_5f_Text">qaṭrana ṣayyadu s-samaki l-markaba</text:span></text:p>
      <text:h text:style-name="Heading_20_2" text:outline-level="2"><text:bookmark-start text:name="особенности-пород-трехбуквенного-глагола"/><text:bookmark-start text:name="__RefHeading___Toc45274_1544766045"/>§ 5. Особенности пород трехбуквенного глагола<text:bookmark-end text:name="особенности-пород-трехбуквенного-глагола"/><text:bookmark-end text:name="__RefHeading___Toc45274_1544766045"/></text:h>
      <text:p text:style-name="First_20_paragraph">خَصَائِصُ الأَفْعَالِ الثُّلاَثِيَّةِ المَزِيدَةِ <text:span text:style-name="Source_5f_Text">xaṣāʔiṣu l-ʔafʕāli θ-θulaaθiyyati l-maziydati</text:span></text:p>
      <text:p text:style-name="Text_20_body">Каждая из перечисленных пород трехбуквенного глагола имеет свои особенности в силу морфологической структуры:</text:p>
      <text:p text:style-name="Text_20_body">I فَعَلَ <text:span text:style-name="Source_5f_Text">faʕala</text:span> . Вторая коренная буква трёхбуквенного первообразного глагола может иметь все три огласовки: فَعَلَ <text:span text:style-name="Source_5f_Text">faʕala</text:span> , فَعِلَ <text:span text:style-name="Source_5f_Text">faʕila</text:span> , فَعُل <text:span text:style-name="Source_5f_Text">faʕul</text:span></text:p>
      <text:p text:style-name="Text_20_body">Глагол формулы فَعَلَ <text:span text:style-name="Source_5f_Text">faʕala</text:span> может быть как переходным (например: ضَرَبَ <text:span text:style-name="Source_5f_Text">ḍaraba</text:span> (и) бить), так и непереходным (например: جَلَسَ <text:span text:style-name="Source_5f_Text">jalasa</text:span> (и) сидеть).</text:p>
      <text:p text:style-name="Text_20_body">Глагол формулы فَعِلَ <text:span text:style-name="Source_5f_Text">faʕila</text:span> в большинстве случаев бывает непереходным (например: فَرِحَ <text:span text:style-name="Source_5f_Text">fariḥa</text:span> (а) радоваться), реже – переходным (например: حَسِبَ <text:span text:style-name="Source_5f_Text">ḥasiba</text:span> (и) считать).</text:p>
      <text:p text:style-name="Text_20_body">Глагол формулы فَعُلَ <text:span text:style-name="Source_5f_Text">faʕula</text:span> бывает только непереходным и указывает на постоянно присущее качество. Например:</text:p>
      <text:p text:style-name="Text_20_body">كَبُرَ <text:span text:style-name="Source_5f_Text">kabura</text:span> (у) быть большим</text:p>
      <text:p text:style-name="Text_20_body">صَغُرَ <text:span text:style-name="Source_5f_Text">ṣaǧura</text:span> (у) быть маленьким</text:p>
      <text:p text:style-name="Text_20_body">كَرُمَ <text:span text:style-name="Source_5f_Text">karuma</text:span> (у) быть благородным</text:p>
      <text:p text:style-name="Text_20_body">II فَعَّلَ <text:span text:style-name="Source_5f_Text">faʕʕal-a</text:span> . Глагол этой породы</text:p>
      <text:p text:style-name="Text_20_body">а) указывает на тот же смысл, что и первообразная форма, но его действие многократно или более интенсивно. Например:</text:p>
      <text:p text:style-name="Text_20_body">قَطَعَ <text:span text:style-name="Source_5f_Text">qaṭaʕa</text:span> (а) рубить, резать  قَطَّعَ <text:span text:style-name="Source_5f_Text"> qaṭṭaʕa</text:span> рубить <text:span text:style-name="T1">на</text:span> <text:span text:style-name="T1">куски</text:span></text:p>
      <text:p text:style-name="Text_20_body">كَسَرَ <text:span text:style-name="Source_5f_Text">kasara</text:span> (и) разбивать  كَسَّرَ <text:span text:style-name="Source_5f_Text"> kassara</text:span> разбивать <text:span text:style-name="T1">вдребезги</text:span></text:p>
      <text:p text:style-name="Text_20_body">б) придает непереходному глаголу переходность. Например:</text:p>
      <text:p text:style-name="Text_20_body">حَزِنَ <text:span text:style-name="Source_5f_Text">ḥazina</text:span> (а) печалиться  حَزَّنَ <text:span text:style-name="Source_5f_Text"> ḥazzana</text:span> опечалить</text:p>
      <text:p text:style-name="Text_20_body"><text:soft-page-break/>هَدَأَ <text:span text:style-name="Source_5f_Text">hadaʔa</text:span> (а) успокаиваться  هَدَّأَ <text:span text:style-name="Source_5f_Text"> haddaʔa</text:span> успокаивать</text:p>
      <text:p text:style-name="Text_20_body">دَرَسَ <text:span text:style-name="Source_5f_Text">darasa</text:span> (а) учиться  دَرَّسَ <text:span text:style-name="Source_5f_Text"> darrasa</text:span> учить</text:p>
      <text:p text:style-name="Text_20_body">в) имеет значение «считать кем-либо». Например:</text:p>
      <text:p text:style-name="Text_20_body">كَفَرَ <text:span text:style-name="Source_5f_Text">kafara</text:span> (у) быть неверным  كَفَّرَ <text:span text:style-name="Source_5f_Text"> kaffara</text:span> <text:span text:style-name="T1">считать</text:span> неверным</text:p>
      <text:p text:style-name="Text_20_body">كَذَبَ <text:span text:style-name="Source_5f_Text">kaðaba</text:span> (и) лгать  كَذَّبَ <text:span text:style-name="Source_5f_Text"> kaððaba</text:span> <text:span text:style-name="T1">считать</text:span> лжецом</text:p>
      <text:p text:style-name="Text_20_body">г) имеет значение «превращать в кого-либо»</text:p>
      <text:p text:style-name="Text_20_body">تَرَّكَ <text:span text:style-name="Source_5f_Text">tarraka</text:span> <text:span text:style-name="T1">превращать</text:span> в турка, отуречивать</text:p>
      <text:p text:style-name="Text_20_body">عَرَّبَ <text:span text:style-name="Source_5f_Text">ʕarraba</text:span> <text:span text:style-name="T1">превращать</text:span> в араба, арабизировать</text:p>
      <text:p text:style-name="Text_20_body">رَوَّسَ <text:span text:style-name="Source_5f_Text">rawwasa</text:span> <text:span text:style-name="T1">превращать</text:span> в русского, русифицировать</text:p>
      <text:p text:style-name="Text_20_body">III فَاعَلَ <text:span text:style-name="Source_5f_Text">fāʕala</text:span> . Глагол этой породы бывает всегда переходным и имеет такое прямое дополнение, которое выполняет аналогичное действие по отношению к действующему лицу. Например:</text:p>
      <text:p text:style-name="Text_20_body">قَاتَلَ زَيْدٌ عَلِيّاً <text:span text:style-name="Source_5f_Text">qātala zaydun ʕaliyyā(n)</text:span> Зейд воюет с Али (Али, в свою очередь, также воюет с Зейдом)</text:p>
      <text:p text:style-name="Text_20_body">IV أَفْعَلَ <text:span text:style-name="Source_5f_Text">ʔafʕala</text:span> . Глагол этой породы превращает непереходный глагол в переходный. Например:</text:p>
      <text:p text:style-name="Text_20_body">خَرَجَ <text:span text:style-name="Source_5f_Text">xaraja</text:span> (у) выходить  أَخْرَجَ <text:span text:style-name="Source_5f_Text"> ʔaxraja</text:span> выводить</text:p>
      <text:p text:style-name="Text_20_body">Если первообразный глагол является переходным, то при образовании из него IV породы он обретает двойную переходность. Например:</text:p>
      <text:p text:style-name="Text_20_body">عَلِمَ <text:span text:style-name="Source_5f_Text">ʕalima</text:span> (а) знать  أَعْلَمَ <text:span text:style-name="Source_5f_Text"> ʔaʕlama</text:span></text:p>
      <text:p text:style-name="Text_20_body">давать знать, сообщать <text:span text:style-name="T1">кому-либо</text:span> <text:span text:style-name="T1">что-либо</text:span></text:p>
      <text:p text:style-name="Text_20_body">V تَفَعَّلَ <text:span text:style-name="Source_5f_Text">tafaʕʕal-a</text:span> . Глагол этой породы</text:p>
      <text:p text:style-name="Text_20_body">а) является возвратным по отношению к однокоренному глаголу II породы. Например:</text:p>
      <text:p text:style-name="Text_20_body">عَلَّمَ <text:span text:style-name="Source_5f_Text">ʕallama</text:span> учить  تَعَلَّمَ <text:span text:style-name="Source_5f_Text"> taʕallama</text:span> учить<text:span text:style-name="T1">ся</text:span></text:p>
      <text:p text:style-name="Text_20_body"><text:soft-page-break/>б) иногда бывает переходным. Например:</text:p>
      <text:p text:style-name="Text_20_body">تَقَبَّلَ <text:span text:style-name="Source_5f_Text">taqabbal-a</text:span> принимать</text:p>
      <text:p text:style-name="Text_20_body">в) указывает на выполнение чего-либо с усердием, старанием. Например:</text:p>
      <text:p text:style-name="Text_20_body">تَعَبَّدَ <text:span text:style-name="Source_5f_Text">taʕabbada</text:span> <text:span text:style-name="T1">усердно</text:span> поклоняться, блюсти благочестие</text:p>
      <text:p text:style-name="Text_20_body">VI تَفَاعَلَ <text:span text:style-name="Source_5f_Text">tafāʕala</text:span> . Глагол этой породы</text:p>
      <text:p text:style-name="Text_20_body">а) выражает какое-либо совместное действие. В этом случае его действующим лицом не может быть имя единственного числа. Например:</text:p>
      <text:p text:style-name="Text_20_body">تَضَارَبَ زَيْدٌ وَأَحْمَدُ <text:span text:style-name="Source_5f_Text">taḍāraba zaydun waʔaḥmadu</text:span> Подрались Зейд и Ахмад</text:p>
      <text:p text:style-name="Text_20_body">б) имеет значение «притворяться кем-либо». Например:</text:p>
      <text:p text:style-name="Text_20_body">مَاتَ <text:span text:style-name="Source_5f_Text">māta</text:span> умирать  تَمَاوَتَ <text:span text:style-name="Source_5f_Text"> tamāwata</text:span> <text:span text:style-name="T1">притворяться</text:span> мёртвым</text:p>
      <text:p text:style-name="Text_20_body">مَرِضَ <text:span text:style-name="Source_5f_Text">mariḍa</text:span> (а) болеть  تَمَارَضَ <text:span text:style-name="Source_5f_Text"> tamāraḍa</text:span> <text:span text:style-name="T1">притворяться</text:span> больным</text:p>
      <text:p text:style-name="Text_20_body">в) указывает на действие, которое совершается постепенно. Например:</text:p>
      <text:p text:style-name="Text_20_body">تَرَاكَمَ <text:span text:style-name="Source_5f_Text">tarākama</text:span> собираться, постепенно копиться</text:p>
      <text:p text:style-name="Text_20_body">г) в редких случаях бывает переходным. Например:</text:p>
      <text:p text:style-name="Text_20_body">تَنَاوَلَ <text:span text:style-name="Source_5f_Text">tanāwala</text:span> затрагивать (тему, проблему); принимать (пищу)</text:p>
      <text:p text:style-name="Text_20_body">VII اِنْفَعَلَ <text:span text:style-name="Source_5f_Text">ainfaʕala</text:span> . Глагол этой породы бывает всегда непереходным и возвратным. Например:</text:p>
      <text:p text:style-name="Text_20_body">اِنْكَسَرَ <text:span text:style-name="Source_5f_Text">ainkasara</text:span> разбивать<text:span text:style-name="T1">ся</text:span></text:p>
      <text:p text:style-name="Text_20_body">اِنْدَمَجَ <text:span text:style-name="Source_5f_Text">aindamaja</text:span> ассимилировать<text:span text:style-name="T1">ся</text:span></text:p>
      <text:p text:style-name="Text_20_body">VIII اِفْتَعَلَ <text:span text:style-name="Source_5f_Text">aiftaʕala</text:span> . Глагол этой породы может быть и переходным, и непереходным. Например:</text:p>
      <text:p text:style-name="Text_20_body">اِحْتَرَمَ <text:span text:style-name="Source_5f_Text">aiḥtarama</text:span> уважать (переходный)</text:p>
      <text:p text:style-name="Text_20_body">اِبْتَعَدَ <text:span text:style-name="Source_5f_Text">aibtaʕada</text:span> удаляться (непереходный)</text:p>
      <text:p text:style-name="Text_20_body"><text:soft-page-break/>IX اِفْعَلَّ <text:span text:style-name="Source_5f_Text">aifʕalla</text:span> .</text:p>
      <text:p text:style-name="Text_20_body">Глагол этой породы бывает всегда непереходным и указывает на цвет или дефект. Например:</text:p>
      <text:p text:style-name="Text_20_body">اِحْمَرَّ <text:span text:style-name="Source_5f_Text">aiḥmarra</text:span> краснеть</text:p>
      <text:p text:style-name="Text_20_body">اِعْوَجَّ <text:span text:style-name="Source_5f_Text">aiʕwajja</text:span> быть кривым</text:p>
      <text:p text:style-name="Text_20_body">X اِسْتَفْعَلَ <text:span text:style-name="Source_5f_Text">aistafʕala</text:span> .</text:p>
      <text:p text:style-name="Text_20_body">Глагол этой породы</text:p>
      <text:p text:style-name="Text_20_body">а) указывает на требование. Например:</text:p>
      <text:p text:style-name="Text_20_body">اِسْتَفْسَرَ <text:span text:style-name="Source_5f_Text">aistafsara</text:span> требовать разъяснения</text:p>
      <text:p text:style-name="Text_20_body">اِسْتَعْلَمَ <text:span text:style-name="Source_5f_Text">aistaʕlama</text:span> требовать информации, справляться</text:p>
      <text:p text:style-name="Text_20_body">б) имеет значение «считать кем-либо, чем-либо, каким-либо». Например:</text:p>
      <text:p text:style-name="Text_20_body">اِسْتَبْعَدَ <text:span text:style-name="Source_5f_Text">aistabʕada</text:span> считать далеким, невозможным</text:p>
      <text:p text:style-name="Text_20_body">اِسْتَحْسَنَ <text:span text:style-name="Source_5f_Text">aistaḥsana</text:span> считать хорошим</text:p>
      <text:p text:style-name="Text_20_body">в) может быть возвратным. Например:</text:p>
      <text:p text:style-name="Text_20_body">اِسْتَيْقَظَ <text:span text:style-name="Source_5f_Text">aistayqað̣a</text:span> проснуть<text:span text:style-name="T1">ся</text:span></text:p>
      <text:p text:style-name="Text_20_body">اِسْتَسْلَمَ <text:span text:style-name="Source_5f_Text">aistaslama</text:span> сдавать<text:span text:style-name="T1">ся</text:span></text:p>
      <text:p text:style-name="Text_20_body">Остальные пять пород трёхбуквенного глагола (так называемые «мёртвые породы») используются крайне редко, поэтому ограничимся анализом первых десяти пород.</text:p>
      <text:p text:style-name="Text_20_body">Упомянутые породы могут образовываться как из правильных, так и из неправильных первообразных глаголов. Например:</text:p>
      <text:list xml:id="list3055475497" text:style-name="L66">
        <text:list-item>
          <text:p text:style-name="P67">اِقْتَضَى <text:span text:style-name="Source_5f_Text">aiqtaḍaā</text:span> требовать (VIII порода).*</text:p>
        </text:list-item>
      </text:list>
      <text:p text:style-name="First_20_paragraph">Образуется от недостаточного глагола قَضَى <text:span text:style-name="Source_5f_Text">qaḍaā</text:span> (и) судить</text:p>
      <text:list xml:id="list1135881010" text:style-name="L67">
        <text:list-item>
          <text:p text:style-name="P68">تَقَوَّلَ <text:span text:style-name="Source_5f_Text">taqawwal-a</text:span> наговаривать (на кого-либо عَلَى <text:span text:style-name="Source_5f_Text">ʕalaā</text:span> ) (V порода).*</text:p>
        </text:list-item>
      </text:list>
      <text:p text:style-name="First_20_paragraph">Образуется от пустого глагола قَالَ <text:span text:style-name="Source_5f_Text">qāla</text:span> (у) сказать</text:p>
      <text:list xml:id="list3124214025" text:style-name="L68">
        <text:list-item>
          <text:p text:style-name="P69">تَوَضَّأَ <text:span text:style-name="Source_5f_Text">tawaḍḍaʔa</text:span> совершать омовение (V порода).*</text:p>
        </text:list-item>
      </text:list>
      <text:p text:style-name="First_20_paragraph">Образуется от подобноправильного глагола وَضُؤَ <text:span text:style-name="Source_5f_Text">waḍuʔa</text:span> быть чистым.</text:p>
      <text:p text:style-name="Text_20_body"><text:soft-page-break/>Иногда бывает трудно найти смысловую связь между первообразным глаголом и его производным. Это связано с тем, что глаголы на протяжении всей истории языка претерпевают изменения, приобретая новые значения или утрачивая старые, так что производность породы – понятие чисто морфологическое. Что касается смысла производного глагола, то он может быть почти обособленным. Например:</text:p>
      <text:p text:style-name="Text_20_body">ضَرَبَ <text:span text:style-name="Source_5f_Text">ḍaraba</text:span> (и) бить  أَضْرَبَ <text:span text:style-name="Source_5f_Text"> ʔaḍraba</text:span> оставлять (что عَنْ <text:span text:style-name="Source_5f_Text">ʕan</text:span> )</text:p>
      <text:p text:style-name="Text_20_body">كَلِبَ <text:span text:style-name="Source_5f_Text">kaliba</text:span> (а) быть бешенным, болеть бешенством  كَلَّبَ <text:span text:style-name="Source_5f_Text"> kallaba</text:span> дрессировать.</text:p>
      <text:p text:style-name="Text_20_body">Упражнения для закрепления</text:p>
      <text:p text:style-name="Text_20_body">1) Переведите с помощью словаря следующие глаголы и выучите их. Определите их породу и особенность:</text:p>
      <text:p text:style-name="Text_20_body">قَبُحَ <text:span text:style-name="Source_5f_Text">qabuḥa</text:span> __</text:p>
      <text:p text:style-name="Text_20_body">سَقَطَ <text:span text:style-name="Source_5f_Text">saqaṭa</text:span> __</text:p>
      <text:p text:style-name="Text_20_body">سَمِعَ <text:span text:style-name="Source_5f_Text">samiʕa</text:span> __</text:p>
      <text:p text:style-name="Text_20_body">ذَبَّحَ <text:span text:style-name="Source_5f_Text">ðabbaḥa</text:span> __</text:p>
      <text:p text:style-name="Text_20_body">نَصَّرَ <text:span text:style-name="Source_5f_Text">naṣṣara</text:span> __</text:p>
      <text:p text:style-name="Text_20_body">فَسَّقَ <text:span text:style-name="Source_5f_Text">fassaqa</text:span> __</text:p>
      <text:p text:style-name="Text_20_body">نَكَّرَ <text:span text:style-name="Source_5f_Text">nakkara</text:span> __</text:p>
      <text:p text:style-name="Text_20_body">كَاتَبَ <text:span text:style-name="Source_5f_Text">kātaba</text:span> __</text:p>
      <text:p text:style-name="Text_20_body">عَانَقَ <text:span text:style-name="Source_5f_Text">ʕānaqa</text:span> __</text:p>
      <text:p text:style-name="Text_20_body">أَنْطَقَ <text:span text:style-name="Source_5f_Text">ʔanṭaqa</text:span> __</text:p>
      <text:p text:style-name="Text_20_body">أَسْقَطَ <text:span text:style-name="Source_5f_Text">ʔasqaṭa</text:span> __</text:p>
      <text:p text:style-name="Text_20_body">تَكَلَّفَ <text:span text:style-name="Source_5f_Text">takallafa</text:span> __</text:p>
      <text:p text:style-name="Text_20_body">تَحَسَّنَ <text:span text:style-name="Source_5f_Text">taḥassana</text:span> __</text:p>
      <text:p text:style-name="Text_20_body"><text:soft-page-break/>تَطَلَّبَ <text:span text:style-name="Source_5f_Text">taṭallaba</text:span> __</text:p>
      <text:p text:style-name="Text_20_body">تَشَاتَمَ <text:span text:style-name="Source_5f_Text">tašātama</text:span> __</text:p>
      <text:p text:style-name="Text_20_body">تَظَاهَرَ <text:span text:style-name="Source_5f_Text">tað̣āhara</text:span> __</text:p>
      <text:p text:style-name="Text_20_body">اِنْتَقَلَ <text:span text:style-name="Source_5f_Text">aintaqala</text:span> __</text:p>
      <text:p text:style-name="Text_20_body">اِنْدَرَسَ <text:span text:style-name="Source_5f_Text">aindarasa</text:span> __</text:p>
      <text:p text:style-name="Text_20_body">اِرْتَعَدَ <text:span text:style-name="Source_5f_Text">airtaʕada</text:span> __</text:p>
      <text:p text:style-name="Text_20_body">اِلْتَقَمَ <text:span text:style-name="Source_5f_Text">ailtaqama</text:span> __</text:p>
      <text:p text:style-name="Text_20_body">اِبْيَضَّ <text:span text:style-name="Source_5f_Text">aibyaḍḍa</text:span> __</text:p>
      <text:p text:style-name="Text_20_body">اِسْتَعْبَدَ <text:span text:style-name="Source_5f_Text">aistaʕbada</text:span> __</text:p>
      <text:p text:style-name="Text_20_body">اِسْتَخْرَجَ <text:span text:style-name="Source_5f_Text">aistaxraja</text:span> __</text:p>
      <text:p text:style-name="Text_20_body">2) Переведите текст и найдите в нем глаголы. Определите их породу и особенность:</text:p>
      <text:p text:style-name="Text_20_body">اِسْتَيْقَظَ رُسْلاَنُ فِي السَّاعَةِ السَّادِسَةِ فَأَيْقَظَ أَخَاه <text:span text:style-name="Source_5f_Text">aistayqað̣a ruslaanu fiy as-sāʕati s-sādisati faʔayqað̣a ʔaxāh</text:span> الصَّغِيرَ فَتَوَضَّأَ <text:span text:style-name="Source_5f_Text">aṣ-ṣaǧiyra fatawaḍḍaʔa</text:span> . ثُمَّ خَرَجَ إِلَى الْمَسْجِدِ لِيَقْرَأَ <text:span text:style-name="Source_5f_Text">θumma xaraja ʔilaā l-masjidi liyaqraʔa</text:span> الْقُرآنَ وَيَدْعُوَ وَيُصَلِّيَ صَلاَةَ الْفَجْرِ فِي الْجَمَاعَةِ <text:span text:style-name="Source_5f_Text">al-qurʔāna wayadʕuwa wayuṣalliya ṣalaata l-fajri fiy al-jamāʕati</text:span> . فِي السَّاعَةِ السَّادِسَةِ وَالنِّصْفِ أَذَّنَ مُؤَذِّنٌ للصَّلاَةِ <text:span text:style-name="Source_5f_Text">fiy as-sāʕati s-sādisati wālnniṣfi ʔaððana muʔaððinun llṣṣal-aati</text:span> فَبَدَأَ الرِّجَالُ يَجْتَمِعُونَ <text:span text:style-name="Source_5f_Text">fabadaʔa r-rijālu yajtamiʕuwna</text:span> . بَعْدَ الإِقَامَةِ قَامَ <text:span text:style-name="Source_5f_Text">baʕda l-ʔiqāmati qāma</text:span> الرِّجَالُ للصَّلاَةِ فَافْتَتَحَ الإِمَامُ الصَّلاَةَ <text:span text:style-name="Source_5f_Text">ar-rijālu llṣṣal-aati fāftataḥa l-ʔimāmu ṣ-ṣal-aata</text:span> بِالْفَاتِحَةِ ثُمَّ قَرَأَ سُورَةَ الْفِيلِ <text:span text:style-name="Source_5f_Text">bialfātiḥati θumma qaraʔa suwrata l-fiyli</text:span> . بَعْدَ الصَّلاَةِ <text:span text:style-name="Source_5f_Text">baʕda ṣ-ṣal-aati</text:span> قَابَلَ رُسْلاَنُ صَدِيقَهُ حَمْزَةَ فَتَعَانَقَا الرَّجُلاَنِ مِنْ <text:span text:style-name="Source_5f_Text">qābala ruslaanu ṣadiyqahu ḥamzata fataʕānaqā r-rajulaani min</text:span> سُرُورٍ <text:span text:style-name="Source_5f_Text">suruwrin</text:span> . تَكَلَّمَ رُسْلاَنُ وَحَمْزَةُ طَوِيلاً عَنِ الْإِسْلاَمِ <text:span text:style-name="Source_5f_Text">takallama ruslaanu waḥamzatu ṭawiylā(n) ʕani l-ʔislaami</text:span> وَ <text:soft-page-break/>الْمُسْلِمِينَ <text:span text:style-name="Source_5f_Text">wa l-muslimiyna</text:span> . بَعْدَ نِصْفِ السَّاعَةِ احْمَرَّتْ سَمَاءُ <text:span text:style-name="Source_5f_Text">baʕda niṣfi s-sāʕati aḥmarrat samāʔu</text:span> الْمَشْرِقِ فَبَدَأَتِ الشَّمسُ تَطْلُعُ <text:span text:style-name="Source_5f_Text">al-mašriqi fabadaʔati š-šamsu taṭluʕu</text:span> . تَعَانَقَ <text:span text:style-name="Source_5f_Text">taʕānaqa</text:span> الصَّدِيقَانِ ثَانِيَةً فَانْطَلَقَ رُسْلاَنُ إِلَى <text:span text:style-name="Source_5f_Text">aṣ-ṣadiyqāni θāniyatan fānṭalaqa ruslaanu ʔilaā</text:span> بَيْتِهِ وَبَقِيَ حَمْزَةُ فِي الْمَسْجِدِ لِيُدَرِّسَ <text:span text:style-name="Source_5f_Text">baytihi wabaqiya ḥamzatu fiy al-masjidi liyudarrisa</text:span> الْأَطْفَالَ التَّجْوِيدَ <text:span text:style-name="Source_5f_Text">al-ʔaṭfāla t-tajwiyda</text:span> .</text:p>
      <text:p text:style-name="Text_20_body">3) Образуйте подходящую по смыслу породу от следующих глаголов:</text:p>
      <text:p text:style-name="Text_20_body">كَبُرَ <text:span text:style-name="Source_5f_Text">kabura</text:span> (у) быть большим </text:p>
      <text:p text:style-name="Text_20_body">__ <text:span text:style-name="T1">делать</text:span> большим, увеличивать</text:p>
      <text:p text:style-name="Text_20_body">لَعَنَ <text:span text:style-name="Source_5f_Text">laʕana</text:span> (а) проклинать </text:p>
      <text:p text:style-name="Text_20_body">__ проклинать <text:span text:style-name="T1">друг друга</text:span></text:p>
      <text:p text:style-name="Text_20_body">حَرُمَ <text:span text:style-name="Source_5f_Text">ḥaruma</text:span> (у) быть священным, запретным </text:p>
      <text:p text:style-name="Text_20_body">__ <text:span text:style-name="T1">делать</text:span> священным, запретным</text:p>
      <text:p text:style-name="Text_20_body">وَقَفَ <text:span text:style-name="Source_5f_Text">waqafa</text:span> (и) остановиться </text:p>
      <text:p text:style-name="Text_20_body">__ <text:span text:style-name="T1">требовать</text:span> остановиться</text:p>
      <text:p text:style-name="Text_20_body">سَكِرَ <text:span text:style-name="Source_5f_Text">sakira</text:span> (а) пьянеть </text:p>
      <text:p text:style-name="Text_20_body">__ <text:span text:style-name="T1">притворяться</text:span> пьяным</text:p>
      <text:p text:style-name="Text_20_body">عَكَسَ <text:span text:style-name="Source_5f_Text">ʕakasa</text:span> (и) отражать </text:p>
      <text:p text:style-name="Text_20_body">__ отражать<text:span text:style-name="T1">ся</text:span></text:p>
      <text:p text:style-name="Text_20_body">جَلَسَ <text:span text:style-name="Source_5f_Text">jalasa</text:span> (и) сидеть </text:p>
      <text:p text:style-name="Text_20_body">__ сажать</text:p>
      <text:h text:style-name="P77" text:outline-level="2"><text:bookmark-start text:name="спряжение-трехбуквенного-правильного-глагола-в-прошедшем-времени"/><text:bookmark-start text:name="__RefHeading___Toc45276_1544766045"/>§ 6. Спряжение трехбуквенного правильного глагола в прошедшем времени<text:bookmark-end text:name="спряжение-трехбуквенного-правильного-глагола-в-прошедшем-времени"/><text:bookmark-end text:name="__RefHeading___Toc45276_1544766045"/></text:h>
      <text:p text:style-name="First_20_paragraph">تَصْرِيفُ الفِعْلِ الثُّلاَثِيِّ المُجَرَّدِ الصَّحِيحِ فى المَاضِى <text:span text:style-name="Source_5f_Text">taṣriyfu l-fiʕli θ-θulaaθiyyi l-mujarradi ṣ-ṣaḥiyḥi fā l-māḍiā</text:span></text:p>
      <text:p text:style-name="Text_20_body">Рассмотрим на примере одного глагола ( كَتَبَ <text:span text:style-name="Source_5f_Text">kataba</text:span> «писать»), как спрягается глагол в <text:soft-page-break/>прошедшем времени:</text:p>
      <text:p text:style-name="Text_20_body">كَتَبَ <text:span text:style-name="Source_5f_Text">kataba</text:span> (у) писать</text:p>
      <text:p text:style-name="Text_20_body">1 лицо</text:p>
      <text:p text:style-name="Text_20_body">2 лицо жен.рода</text:p>
      <text:p text:style-name="Text_20_body">2 лицо</text:p>
      <text:p text:style-name="Text_20_body">муж. рода</text:p>
      <text:p text:style-name="Text_20_body">3 лицо жен. рода</text:p>
      <text:p text:style-name="Text_20_body">3 лицо муж.рода</text:p>
      <text:p text:style-name="Text_20_body">كَتَبْتُ <text:span text:style-name="Source_5f_Text">katabtu</text:span></text:p>
      <text:p text:style-name="Text_20_body">كَتَبْتِ <text:span text:style-name="Source_5f_Text">katabti</text:span></text:p>
      <text:p text:style-name="Text_20_body">كَتَبْتَ <text:span text:style-name="Source_5f_Text">katabta</text:span></text:p>
      <text:p text:style-name="Text_20_body">كَتَبَتْ <text:span text:style-name="Source_5f_Text">katabat</text:span></text:p>
      <text:p text:style-name="Text_20_body">كَتَبَ <text:span text:style-name="Source_5f_Text">kataba</text:span></text:p>
      <text:p text:style-name="Text_20_body">единств.</text:p>
      <text:p text:style-name="Text_20_body">число</text:p>
      <text:p text:style-name="Text_20_body">كَتَبْنَا <text:span text:style-name="Source_5f_Text">katabnā</text:span></text:p>
      <text:p text:style-name="Text_20_body">كَتَبْتُمَا <text:span text:style-name="Source_5f_Text">katabtumā</text:span></text:p>
      <text:p text:style-name="Text_20_body">كَتَبْتُمَا <text:span text:style-name="Source_5f_Text">katabtumā</text:span></text:p>
      <text:p text:style-name="Text_20_body">كَتَبَتَا <text:span text:style-name="Source_5f_Text">katabatā</text:span></text:p>
      <text:p text:style-name="Text_20_body">كَتَبَا <text:span text:style-name="Source_5f_Text">katabā</text:span></text:p>
      <text:p text:style-name="Text_20_body">двойств.</text:p>
      <text:p text:style-name="Text_20_body">число</text:p>
      <text:p text:style-name="Text_20_body">كَتَبْنَا <text:span text:style-name="Source_5f_Text">katabnā</text:span></text:p>
      <text:p text:style-name="Text_20_body"><text:soft-page-break/>كَتَبْتُنَّ <text:span text:style-name="Source_5f_Text">katabtunna</text:span></text:p>
      <text:p text:style-name="Text_20_body">كَتَبْتُمْ <text:span text:style-name="Source_5f_Text">katabtum</text:span></text:p>
      <text:p text:style-name="Text_20_body">كَتَبْنَ <text:span text:style-name="Source_5f_Text">katabna</text:span></text:p>
      <text:p text:style-name="Text_20_body">كَتَبُوا <text:span text:style-name="Source_5f_Text">katabuwa</text:span></text:p>
      <text:p text:style-name="Text_20_body">множеств.</text:p>
      <text:p text:style-name="Text_20_body">число</text:p>
      <text:p text:style-name="Text_20_body">Как видно из таблицы, при спряжении глагола в прошедшем времени к нему добавляются определённые окончания - слитные местоимения. Глагол прошедшего времени для третьего лица мужского рода единственного числа (в данном случае كَتَبَ <text:span text:style-name="Source_5f_Text">kataba</text:span> «он написал») является основой, то есть своеобразным «инфинитивом», к которому добавляются слитные местоимения:</text:p>
      <text:p text:style-name="Text_20_body">كَتَبَـ <text:span text:style-name="Source_5f_Text">kataba</text:span> <text:span text:style-name="T3">ا</text:span> <text:span text:style-name="T1">они (двое мужчин)</text:span> написали.</text:p>
      <text:p text:style-name="Text_20_body">(Добавлен ا <text:span text:style-name="Source_5f_Text">a</text:span> «алиф» двойственного числа ( أَلِفُ التَّثْنِيَةِ <text:span text:style-name="Source_5f_Text">ʔalifu t-taθniyati</text:span> ).</text:p>
      <text:p text:style-name="Text_20_body">كَتَبُـ <text:span text:style-name="Source_5f_Text">katabu</text:span> ** وا <text:span text:style-name="Source_5f_Text">wa</text:span> ** <text:span text:style-name="T1">они (мужчины)</text:span> написали.</text:p>
      <text:p text:style-name="Text_20_body">(Добавлен و <text:span text:style-name="Source_5f_Text">w</text:span> «уау» множественного числа мужского рода ( وَاوُ <text:span text:style-name="Source_5f_Text">wāwu</text:span> الجَمَاعَةِ <text:span text:style-name="Source_5f_Text">al-jamāʕati</text:span> ). Буква алиф, следующая за الجَمَاعَةِ وَاوُ <text:span text:style-name="Source_5f_Text">al-jamāʕati wāwu</text:span> , не читается. Она ставится только для выделения الجَمَاعَةِ وَاوُ <text:span text:style-name="Source_5f_Text">al-jamāʕati wāwu</text:span> .</text:p>
      <text:p text:style-name="Text_20_body">كَتَبَـ <text:span text:style-name="Source_5f_Text">kataba</text:span> ** تْ <text:span text:style-name="Source_5f_Text">t</text:span> ** <text:span text:style-name="T1">она</text:span> написала.</text:p>
      <text:p text:style-name="Text_20_body">(Добавлен تْ <text:span text:style-name="Source_5f_Text">t</text:span> «тэ» женского рода ( تَاءُ التَّأْنِيثِ <text:span text:style-name="Source_5f_Text">tāʔu t-taʔniyθi</text:span> )).</text:p>
      <text:p text:style-name="Text_20_body">كَتَبَـ <text:span text:style-name="Source_5f_Text">kataba</text:span> ** تَا <text:span text:style-name="Source_5f_Text">tā</text:span> ** <text:span text:style-name="T1">они (две женщины)</text:span> написали.</text:p>
      <text:p text:style-name="Text_20_body">(Добавлены تَ <text:span text:style-name="Source_5f_Text">ta</text:span> «тэ» женского рода и ا <text:span text:style-name="Source_5f_Text">a</text:span> «алиф» двойственного числа).</text:p>
      <text:p text:style-name="Text_20_body">كَتَبْـ <text:span text:style-name="Source_5f_Text">katab</text:span> ** نَ <text:span text:style-name="Source_5f_Text">na</text:span> ** <text:span text:style-name="T1">они (женщины)</text:span> написали.</text:p>
      <text:p text:style-name="Text_20_body">(Добавлен نَ <text:span text:style-name="Source_5f_Text">na</text:span> «нун» множественного числа женского рода</text:p>
      <text:p text:style-name="Text_20_body"><text:soft-page-break/>( نُونُ النِّسْوَةِ <text:span text:style-name="Source_5f_Text">nuwnu n-niswati</text:span> )).</text:p>
      <text:p text:style-name="Text_20_body">كَتَبْـ <text:span text:style-name="Source_5f_Text">katab</text:span> ** تُ <text:span text:style-name="Source_5f_Text">tu</text:span> ** <text:span text:style-name="T1">я</text:span> написал.</text:p>
      <text:p text:style-name="Text_20_body">(Добавлен ت <text:span text:style-name="Source_5f_Text">t</text:span> «тэ» действующего лица ( تَاءُ الفَاعِلِ <text:span text:style-name="Source_5f_Text">tāʔu l-fāʕili</text:span> ).</text:p>
      <text:p text:style-name="Text_20_body">كَتَبْـ <text:span text:style-name="Source_5f_Text">katab</text:span> ** تَ <text:span text:style-name="Source_5f_Text">ta</text:span> ** <text:span text:style-name="T1">ты</text:span> написал.</text:p>
      <text:p text:style-name="Text_20_body">(Добавлен ت <text:span text:style-name="Source_5f_Text">t</text:span> «тэ» действующего лица ( تَاءُ الفَاعِلِ <text:span text:style-name="Source_5f_Text">tāʔu l-fāʕili</text:span> ).</text:p>
      <text:p text:style-name="Text_20_body">كَتَبْـ <text:span text:style-name="Source_5f_Text">katab</text:span> ** تِ <text:span text:style-name="Source_5f_Text">ti</text:span> ** <text:span text:style-name="T1">ты</text:span> <text:span text:style-name="T1">(женщина)</text:span> написала.</text:p>
      <text:p text:style-name="Text_20_body">(Добавлен ت <text:span text:style-name="Source_5f_Text">t</text:span> «тэ» действующего лица ( تَاءُ الفَاعِلِ <text:span text:style-name="Source_5f_Text">tāʔu l-fāʕili</text:span> ).</text:p>
      <text:p text:style-name="Text_20_body">كَتَبْـ <text:span text:style-name="Source_5f_Text">katab</text:span> ** تُمَا <text:span text:style-name="Source_5f_Text">tumā</text:span> ** <text:span text:style-name="T1">вы (двое мужчин или две женщины)</text:span> написали.</text:p>
      <text:p text:style-name="Text_20_body">(Добавлены تُ <text:span text:style-name="Source_5f_Text">tu</text:span> «тэ», مَ <text:span text:style-name="Source_5f_Text">ma</text:span> «мим» и ا <text:span text:style-name="Source_5f_Text">a</text:span> «алиф» – признаки 2 лица двойственного числа).</text:p>
      <text:p text:style-name="Text_20_body">كَتَبْـ <text:span text:style-name="Source_5f_Text">katab</text:span> ** تُمْ <text:span text:style-name="Source_5f_Text">tum</text:span> ** <text:span text:style-name="T1">вы (мужчины)</text:span> написали.</text:p>
      <text:p text:style-name="Text_20_body">(Добавлены تُ <text:span text:style-name="Source_5f_Text">tu</text:span> «тэ» и مْ <text:span text:style-name="Source_5f_Text">m</text:span> «мим» – признаки 2 лица множественного числа мужского рода).</text:p>
      <text:p text:style-name="Text_20_body">كَتَبْـ <text:span text:style-name="Source_5f_Text">katab</text:span> ** تُنَّ <text:span text:style-name="Source_5f_Text">tunna</text:span> ** <text:span text:style-name="T1">вы (женщины)</text:span> написали.</text:p>
      <text:p text:style-name="Text_20_body">(Добавлены تُ <text:span text:style-name="Source_5f_Text">tu</text:span> «тэ» и удвоенная نَّ <text:span text:style-name="Source_5f_Text">nna</text:span> «нун» – признаки 2 лица множественного числа женского рода).</text:p>
      <text:p text:style-name="Text_20_body">كَتَبْـ <text:span text:style-name="Source_5f_Text">katab</text:span> ** نَا <text:span text:style-name="Source_5f_Text">nā</text:span> ** <text:span text:style-name="T1">мы</text:span> написали.</text:p>
      <text:p text:style-name="Text_20_body">(Добавлены نَ <text:span text:style-name="Source_5f_Text">na</text:span> «нун» и ا <text:span text:style-name="Source_5f_Text">a</text:span> «алиф» – признаки 1 лица двойственного и множественного чисел).</text:p>
      <text:p text:style-name="Text_20_body">Упражнения для закрепления</text:p>
      <text:p text:style-name="Text_20_body">1) Проспрягайте в прошедшем времени следующие глаголы:</text:p>
      <text:p text:style-name="Text_20_body">ضَرَبَ <text:span text:style-name="Source_5f_Text">ḍaraba</text:span> (и) бить</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число</text:p>
      <text:p text:style-name="Text_20_body">فَتَحَ <text:span text:style-name="Source_5f_Text">fataḥa</text:span> (а) откр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число</text:p>
      <text:p text:style-name="Text_20_body">تَرَكَ <text:span text:style-name="Source_5f_Text">taraka</text:span> (у) оставл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text:soft-page-break/>двойств.</text:p>
      <text:p text:style-name="Text_20_body">число</text:p>
      <text:p text:style-name="Text_20_body">множеств.число</text:p>
      <text:p text:style-name="Text_20_body">2) Переведите предложения:</text:p>
      <text:p text:style-name="Text_20_body">عَبْدُ الرَّحْمَانِ وَعَبْدُ الْحَقِّ ذَهَبَا إلَى الْمَسْجِدِ <text:span text:style-name="Source_5f_Text">ʕabdu r-raḥmāni waʕabdu l-ḥaqqi ðahabā ʔlaā l-masjidi</text:span></text:p>
      <text:p text:style-name="Text_20_body">أَحْمَدُ وَمُحَمَّدٌ وَحَامِدٌ رَكِبُواْ السَّيَّارَةَ <text:span text:style-name="Source_5f_Text">ʔaḥmadu wamuḥammadun waḥāmidun rakibuwa s-sayyārata</text:span></text:p>
      <text:p text:style-name="Text_20_body">زَيْنَبُ طَبَخَتْ الْأُرْزَ <text:span text:style-name="Source_5f_Text">zaynabu ṭabaxat al-ʔurza</text:span></text:p>
      <text:p text:style-name="Text_20_body">خَدِيجَةُ وَعَائِشَةُ قَرَأَتَا الْمَجَلَّةَ <text:span text:style-name="Source_5f_Text">xadiyjatu waʕāʔišatu qaraʔatā l-majallata</text:span></text:p>
      <text:p text:style-name="Text_20_body">هَلْ سَمِعْتَ الآذَانَ يَا أَخِي <text:span text:style-name="Source_5f_Text">hal samiʕta l-ʔāðāna yā ʔaxiy</text:span> ؟</text:p>
      <text:p text:style-name="Text_20_body">هَلْ حَفِظْتُمَا سُورَةَ التِّينِ يَا أَخَوَانِ <text:span text:style-name="Source_5f_Text">hal ḥafið̣tumā suwrata t-tiyni yā ʔaxawāni</text:span> ؟</text:p>
      <text:p text:style-name="Text_20_body">دَخَلْتُ الْحَدِيقَةَ وَحْدِي وَخَرَجْنَا مِنْهَا سَوِيًّا <text:span text:style-name="Source_5f_Text">daxaltu l-ḥadiyqata waḥdiy waxarajnā minhā sawiyyana</text:span></text:p>
      <text:p text:style-name="Text_20_body">3) Переведите на арабский язык следующие предложения:</text:p>
      <text:p text:style-name="Text_20_body">Я читал объявление</text:p>
      <text:p text:style-name="Text_20_body">Студентки читали журнал</text:p>
      <text:p text:style-name="Text_20_body">Вы (мужчины) читали статью?</text:p>
      <text:p text:style-name="Text_20_body">Зейнаб и Сумайя читали Коран</text:p>
      <text:p text:style-name="Text_20_body">Учителя читали газету</text:p>
      <text:p text:style-name="Text_20_body">Вы (женщины) читали хадисы</text:p>
      <text:p text:style-name="Text_20_body">Суад читала книгу</text:p>
      <text:h text:style-name="Heading_20_2" text:outline-level="2"><text:bookmark-start text:name="спряжение-трехбуквенного-подобноправильного-глагола-в-прошедшем-времени"/><text:bookmark-start text:name="__RefHeading___Toc45278_1544766045"/><text:span text:style-name="T3">§ 7. Спряжение трехбуквенного подобноправильного глагола в прошедшем времени</text:span><text:bookmark-end text:name="спряжение-трехбуквенного-подобноправильного-глагола-в-прошедшем-времени"/><text:bookmark-end text:name="__RefHeading___Toc45278_1544766045"/></text:h>
      <text:p text:style-name="First_20_paragraph">تَصْرِيفُ الفِعْلِ الثُّلاَثِىِّ المُجَرَّدِ المِثَالِ فى المَاضِى <text:span text:style-name="Source_5f_Text">taṣriyfu l-fiʕli θ-θulaaθiāāi l-mujarradi l-miθāli fā l-māḍiā</text:span></text:p>
      <text:p text:style-name="Text_20_body">Спряжение данного вида глагола в прошедшем времени аналогично спряжению правильного глагола, поэтому он и носит название подобноправильного:</text:p>
      <text:p text:style-name="Text_20_body"><text:soft-page-break/>وَصَلَ <text:span text:style-name="Source_5f_Text">waṣala</text:span> (и) достигать, приб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وَصَلْتُ <text:span text:style-name="Source_5f_Text">waṣaltu</text:span></text:p>
      <text:p text:style-name="Text_20_body">وَصَلْتِ <text:span text:style-name="Source_5f_Text">waṣalti</text:span></text:p>
      <text:p text:style-name="Text_20_body">وَصَلْتَ <text:span text:style-name="Source_5f_Text">waṣalta</text:span></text:p>
      <text:p text:style-name="Text_20_body">وَصَلَتْ <text:span text:style-name="Source_5f_Text">waṣalat</text:span></text:p>
      <text:p text:style-name="Text_20_body">وَصَلَ <text:span text:style-name="Source_5f_Text">waṣala</text:span></text:p>
      <text:p text:style-name="Text_20_body">единств.</text:p>
      <text:p text:style-name="Text_20_body">число</text:p>
      <text:p text:style-name="Text_20_body">وَصَلْنَا <text:span text:style-name="Source_5f_Text">waṣalnā</text:span></text:p>
      <text:p text:style-name="Text_20_body">وَصَلْتُمَا <text:span text:style-name="Source_5f_Text">waṣaltumā</text:span></text:p>
      <text:p text:style-name="Text_20_body">وَصَلْتُمَا <text:span text:style-name="Source_5f_Text">waṣaltumā</text:span></text:p>
      <text:p text:style-name="Text_20_body">وَصَلَتَا <text:span text:style-name="Source_5f_Text">waṣalatā</text:span></text:p>
      <text:p text:style-name="Text_20_body">وَصَلاَ <text:span text:style-name="Source_5f_Text">waṣalaa</text:span></text:p>
      <text:p text:style-name="Text_20_body">двойств.</text:p>
      <text:p text:style-name="Text_20_body">число</text:p>
      <text:p text:style-name="Text_20_body">وَصَلْنَا <text:span text:style-name="Source_5f_Text">waṣalnā</text:span></text:p>
      <text:p text:style-name="Text_20_body">وَصَلْتُنَّ <text:span text:style-name="Source_5f_Text">waṣaltunna</text:span></text:p>
      <text:p text:style-name="Text_20_body"><text:soft-page-break/>وَصَلْتُمْ <text:span text:style-name="Source_5f_Text">waṣaltum</text:span></text:p>
      <text:p text:style-name="Text_20_body">وَصَلْنَ <text:span text:style-name="Source_5f_Text">waṣalna</text:span></text:p>
      <text:p text:style-name="Text_20_body">وَصَلُوا <text:span text:style-name="Source_5f_Text">waṣaluwa</text:span></text:p>
      <text:p text:style-name="Text_20_body">множеств.</text:p>
      <text:p text:style-name="Text_20_body">число</text:p>
      <text:p text:style-name="Text_20_body"><text:span text:style-name="T1">Примечание</text:span>: Все породы подобноправильного трёхбуквенного глагола спрягаются в прошедшем времени аналогично правильным глаголам.</text:p>
      <text:p text:style-name="Text_20_body">Упражнения для закрепления</text:p>
      <text:p text:style-name="Text_20_body">1) Проспрягайте в прошедшем времени следующие подобноправильные глаголы:</text:p>
      <text:p text:style-name="Text_20_body">وَقَعَ <text:span text:style-name="Source_5f_Text">waqaʕa</text:span> (а) пад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لَّدَ <text:span text:style-name="Source_5f_Text">wallada</text:span> <text:span text:style-name="T1">эл</text:span>. генериро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число</text:p>
      <text:p text:style-name="Text_20_body">وَاصَلَ <text:span text:style-name="Source_5f_Text">wāṣala</text:span> продол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число</text:p>
      <text:p text:style-name="Text_20_body">أَوْقَعَ <text:span text:style-name="Source_5f_Text">ʔawqaʕa</text:span> рон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text:soft-page-break/>تَوَقَّعَ <text:span text:style-name="Source_5f_Text">tawaqqaʕa</text:span> ожидать (<text:span text:style-name="T1">от кого или чего</text:span> – مِنْ <text:span text:style-name="Source_5f_Text">min</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وَارَثَ <text:span text:style-name="Source_5f_Text">tawāraθa</text:span> 1) переходить по наследству</text:p>
      <text:p text:style-name="Text_20_body">2) наследовать друг от друг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число</text:p>
      <text:p text:style-name="Text_20_body">اِنْوَلَدَ <text:span text:style-name="Source_5f_Text">ainwalada</text:span> быть рожденным</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تَّكَلَ <text:span text:style-name="Source_5f_Text">aittakala</text:span> проявлять самоуспокоенность, быть пассив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Первая коренная подобноправильного глагола VIII породы превращается в букву «тэ» и сливается с добавочной «тэ» (Например: اِوْتَكَلَ <text:span text:style-name="Source_5f_Text">aiwtakala</text:span> Š اِتْتَكَلَ <text:span text:style-name="Source_5f_Text">aittakala</text:span> Š اِتَّكَلَ <text:span text:style-name="Source_5f_Text">aittakala</text:span> «проявлять самоуспокоенность, быть пассивным»):</text:p>
      <text:p text:style-name="Text_20_body">اِسْتَوْحَشَ <text:span text:style-name="Source_5f_Text">aistawḥaša</text:span> чуждаться, чувствовать себя одиноким, становиться диким</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и найдите в них подобноправильные глаголы:</text:p>
      <text:p text:style-name="Text_20_body">وَقَعَ الطِّفْلُ مِنَ السَّرِيرِ فَبَكَى <text:span text:style-name="Source_5f_Text">waqaʕa ṭ-ṭiflu mina s-sariyri fabakaā</text:span></text:p>
      <text:p text:style-name="Text_20_body">وَحَّدَ الْخَلِيفَةُ مُعَاوِيَةُ صُفُوفَ الْمُسْلِمِينَ <text:span text:style-name="Source_5f_Text">waḥḥada l-xaliyfatu muʕāwiyatu ṣufuwfa l-muslimiyna</text:span></text:p>
      <text:p text:style-name="Text_20_body">الْمُسْلِمُونَ تَوَكَّلُوا عَلَى اللَّهِ <text:span text:style-name="Source_5f_Text">al-muslimuwna tawakkal-uwa ʕalaā l-lahi</text:span></text:p>
      <text:p text:style-name="Text_20_body">تَوَارَثَ الْمُسْلِمُونَ هَذَا الْعِلْمَ مِنْ رَسُولِ اللهِ <text:span text:style-name="Source_5f_Text">tawāraθa l-muslimuwna haðā l-ʕilma min rasuwli l-lhi</text:span> ﴿ صَلَّى <text:span text:style-name="Source_5f_Text">ṣallaā</text:span> اللهُ عَلَيْهِ وَسَلَّمَ <text:span text:style-name="Source_5f_Text">al-lhu ʕalayhi wasallama</text:span> ﴾</text:p>
      <text:p text:style-name="Text_20_body">اِسْتَوْدَعْتُ هَذَا السِرَّ صَدِيقِي مُحَمَّدًا <text:span text:style-name="Source_5f_Text">aistawdaʕtu haðā l-sirra ṣadiyqiy muḥammadana</text:span></text:p>
      <text:p text:style-name="Text_20_body">الْفَتَيَاتُ أَوْصَلْنَ أُخْتَهُنَّ الصَّغِيرَةَ إِلَى الْبَيْتِ <text:span text:style-name="Source_5f_Text">al-fatayātu ʔawṣalna ʔuxtahunna ṣ-ṣaǧiyrata ʔilaā l-bayti</text:span></text:p>
      <text:p text:style-name="Text_20_body">هَلْ وَصَلْتُنَّ بَيْتَكُنَّ يَا أَخَوَاتُ <text:span text:style-name="Source_5f_Text">hal waṣaltunna baytakunna yā ʔaxawātu</text:span> ؟</text:p>
      <text:p text:style-name="Text_20_body">إِنَّا وَعَدْنَا مُحَمَّدًا أَنْ نَشْتَرِيَ لَهُ دَرَّاجَةً <text:span text:style-name="Source_5f_Text">ʔinnā waʕadnā muḥammadana ʔan naštariya lahu darrājatan</text:span></text:p>
      <text:p text:style-name="Text_20_body">3) Переведите предложения на арабский язык, используя следующие глаголы:</text:p>
      <text:p text:style-name="Text_20_body">وَقَعَ <text:span text:style-name="Source_5f_Text">waqaʕa</text:span> (а) падать</text:p>
      <text:p text:style-name="Text_20_body">وَعَدَ <text:span text:style-name="Source_5f_Text">waʕada</text:span> (и) обещать</text:p>
      <text:p text:style-name="Text_20_body">اِسْتَوْدَعَ <text:span text:style-name="Source_5f_Text">aistawdaʕa</text:span> доверить (тайну)</text:p>
      <text:p text:style-name="Text_20_body"><text:soft-page-break/>وَضَعَ <text:span text:style-name="Source_5f_Text">waḍaʕa</text:span> ложить, класть</text:p>
      <text:p text:style-name="Text_20_body">وَاصَلَ <text:span text:style-name="Source_5f_Text">wāṣala</text:span> продолжать</text:p>
      <text:p text:style-name="Text_20_body">Зейнаб упала с дерева</text:p>
      <text:p text:style-name="Text_20_body">Я обещал сыну компьютер</text:p>
      <text:p text:style-name="Text_20_body">Кому ты доверил эту тайну?</text:p>
      <text:p text:style-name="Text_20_body">Куда вы положили пылесос, сестры?</text:p>
      <text:p text:style-name="Text_20_body">Мы продолжили учебу в университете «Аль-Азхар»</text:p>
      <text:h text:style-name="Heading_20_2" text:outline-level="2"><text:bookmark-start text:name="спряжение-удвоенного-глагола-в-прошедшем-времени"/><text:bookmark-start text:name="__RefHeading___Toc45280_1544766045"/><text:span text:style-name="T3">§ 8. Спряжение удвоенного глагола в прошедшем времени</text:span><text:bookmark-end text:name="спряжение-удвоенного-глагола-в-прошедшем-времени"/><text:bookmark-end text:name="__RefHeading___Toc45280_1544766045"/></text:h>
      <text:p text:style-name="First_20_paragraph">تَصْرِيفُ الفِعْلِ المُضَعَّفِ فِى المَاضِى <text:span text:style-name="Source_5f_Text">taṣriyfu l-fiʕli l-muḍaʕʕafi fiā l-māḍiā</text:span></text:p>
      <text:p text:style-name="Text_20_body">При спряжении удвоенного глагола любой породы его слившиеся буквы разъединяются, если третья коренная огласуется «сукуном». Например:</text:p>
      <text:p text:style-name="Text_20_body">دَلَّ <text:span text:style-name="Source_5f_Text">dalla</text:span> (у) указ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دَلَلْتُ <text:span text:style-name="Source_5f_Text">dalaltu</text:span></text:p>
      <text:p text:style-name="Text_20_body">دَلَلْتِ <text:span text:style-name="Source_5f_Text">dalalti</text:span></text:p>
      <text:p text:style-name="Text_20_body">دَلَلْتَ <text:span text:style-name="Source_5f_Text">dalalta</text:span></text:p>
      <text:p text:style-name="Text_20_body">دَلَّتْ <text:span text:style-name="Source_5f_Text">dallat</text:span></text:p>
      <text:p text:style-name="Text_20_body">دَلَّ <text:span text:style-name="Source_5f_Text">dalla</text:span></text:p>
      <text:p text:style-name="Text_20_body">единств.</text:p>
      <text:p text:style-name="Text_20_body">число</text:p>
      <text:p text:style-name="Text_20_body">دَلَلْنَا <text:span text:style-name="Source_5f_Text">dalalnā</text:span></text:p>
      <text:p text:style-name="Text_20_body"><text:soft-page-break/>دَلَلْتُمَا <text:span text:style-name="Source_5f_Text">dalaltumā</text:span></text:p>
      <text:p text:style-name="Text_20_body">دَلَلْتُمَا <text:span text:style-name="Source_5f_Text">dalaltumā</text:span></text:p>
      <text:p text:style-name="Text_20_body">دَلَّتَا <text:span text:style-name="Source_5f_Text">dallatā</text:span></text:p>
      <text:p text:style-name="Text_20_body">دَلاَّ <text:span text:style-name="Source_5f_Text">dalaaa</text:span></text:p>
      <text:p text:style-name="Text_20_body">двойств.</text:p>
      <text:p text:style-name="Text_20_body">число</text:p>
      <text:p text:style-name="Text_20_body">دَلَلْنَا <text:span text:style-name="Source_5f_Text">dalalnā</text:span></text:p>
      <text:p text:style-name="Text_20_body">دَلَلْتُنَّ <text:span text:style-name="Source_5f_Text">dalaltunna</text:span></text:p>
      <text:p text:style-name="Text_20_body">دَلَلْتُمْ <text:span text:style-name="Source_5f_Text">dalaltum</text:span></text:p>
      <text:p text:style-name="Text_20_body">دَلَلْنَ <text:span text:style-name="Source_5f_Text">dalalna</text:span></text:p>
      <text:p text:style-name="Text_20_body">دَلُّوا <text:span text:style-name="Source_5f_Text">dalluwa</text:span></text:p>
      <text:p text:style-name="Text_20_body">множеств.</text:p>
      <text:p text:style-name="Text_20_body">число</text:p>
      <text:p text:style-name="Text_20_body">اِسْتَدَلَّ <text:span text:style-name="Source_5f_Text">aistadalla</text:span> доказывать, пользоваться (чем-либо) как доказательство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سْتَدْلَلْتُ <text:span text:style-name="Source_5f_Text">aistadlaltu</text:span></text:p>
      <text:p text:style-name="Text_20_body">اِسْتَدْلَلْتِ <text:span text:style-name="Source_5f_Text">aistadlalti</text:span></text:p>
      <text:p text:style-name="Text_20_body">اِسْتَدْلَلْتَ <text:span text:style-name="Source_5f_Text">aistadlalta</text:span></text:p>
      <text:p text:style-name="Text_20_body"><text:soft-page-break/>اِسْتَدَلَّتْ <text:span text:style-name="Source_5f_Text">aistadallat</text:span></text:p>
      <text:p text:style-name="Text_20_body">اِسْتَدَلَّ <text:span text:style-name="Source_5f_Text">aistadalla</text:span></text:p>
      <text:p text:style-name="Text_20_body">единств.</text:p>
      <text:p text:style-name="Text_20_body">число</text:p>
      <text:p text:style-name="Text_20_body">اِسْتَدْلَلْنَا <text:span text:style-name="Source_5f_Text">aistadlalnā</text:span></text:p>
      <text:p text:style-name="Text_20_body">اِسْتَدْلَلْتُمَا <text:span text:style-name="Source_5f_Text">aistadlaltumā</text:span></text:p>
      <text:p text:style-name="Text_20_body">اِسْتَدْلَلْتُمَا <text:span text:style-name="Source_5f_Text">aistadlaltumā</text:span></text:p>
      <text:p text:style-name="Text_20_body">اِسْتَدَلّتَا <text:span text:style-name="Source_5f_Text">aistadalltā</text:span></text:p>
      <text:p text:style-name="Text_20_body">اِسْتَدَلاَّ <text:span text:style-name="Source_5f_Text">aistadalaaa</text:span></text:p>
      <text:p text:style-name="Text_20_body">двойств.</text:p>
      <text:p text:style-name="Text_20_body">число</text:p>
      <text:p text:style-name="Text_20_body">اِسْتَدْلَلْنَا <text:span text:style-name="Source_5f_Text">aistadlalnā</text:span></text:p>
      <text:p text:style-name="Text_20_body">اِسْتَدْلَلْتُنَّ <text:span text:style-name="Source_5f_Text">aistadlaltunna</text:span></text:p>
      <text:p text:style-name="Text_20_body">اِسْتَدْلَلْتُمْ <text:span text:style-name="Source_5f_Text">aistadlaltum</text:span></text:p>
      <text:p text:style-name="Text_20_body">اِسْتَدْلَلْنَ <text:span text:style-name="Source_5f_Text">aistadlalna</text:span></text:p>
      <text:p text:style-name="Text_20_body">اِسْتَدَلُّوا <text:span text:style-name="Source_5f_Text">aistadalluwa</text:span></text:p>
      <text:p text:style-name="Text_20_body">множеств.</text:p>
      <text:p text:style-name="Text_20_body">число</text:p>
      <text:p text:style-name="Text_20_body">При разъединении слившихся букв трехбуквенного удвоенного глагола нужно учитывать, какой огласовкой была огласована его средняя коренная до слияния второй и третьей коренной букв. Если средняя коренная была огласована «кясрой», то это указывается в словаре буквой «и» перед наклонной линией:</text:p>
      <text:p text:style-name="Text_20_body">وَدَّ <text:span text:style-name="Source_5f_Text">wadda</text:span> (и/а) любить, хотеть, желать  وَدِدْتُ <text:span text:style-name="Source_5f_Text"> wadidtu</text:span> я любил, хотел, желал</text:p>
      <text:p text:style-name="Text_20_body">Буква после наклонной линии означает среднюю огласовку:</text:p>
      <text:p text:style-name="Text_20_body"><text:soft-page-break/>وَدَّ <text:span text:style-name="Source_5f_Text">wadda</text:span> (и/а) любить, хотеть, желать  أَوَدُّ <text:span text:style-name="Source_5f_Text"> ʔawaddu</text:span> я люблю, хочу, желаю</text:p>
      <text:p text:style-name="Text_20_body">Упражнения для закрепления</text:p>
      <text:p text:style-name="Text_20_body">1) Проспрягайте в прошедшем времени следующие глаголы:</text:p>
      <text:p text:style-name="Text_20_body">ظَلَّ <text:span text:style-name="Source_5f_Text">ð̣al--a</text:span> (и/а) 1) пребывать, оставаться 2) продол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ظَلِلْتُ <text:span text:style-name="Source_5f_Text">ð̣al-iltu</text:span></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رَدَّ <text:span text:style-name="Source_5f_Text">radda</text:span> (а/у) возвращать, отдавать назад</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رَدَدْتُ <text:span text:style-name="Source_5f_Text">radadtu</text:span></text:p>
      <text:p text:style-name="Text_20_body">единств.</text:p>
      <text:p text:style-name="Text_20_body">число</text:p>
      <text:p text:style-name="Text_20_body">двойств.</text:p>
      <text:p text:style-name="Text_20_body"><text:soft-page-break/>число</text:p>
      <text:p text:style-name="Text_20_body">множеств.число</text:p>
      <text:p text:style-name="Text_20_body">سَرَّ <text:span text:style-name="Source_5f_Text">sarra</text:span> (а/у) радовать, весел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سَرَرْتُ <text:span text:style-name="Source_5f_Text">sarartu</text:span></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Найдите в них удвоенные глаголы и определите их породу:</text:p>
      <text:p text:style-name="Text_20_body">رَدَدْتُ السَّلاَمَ عَلَى الْمُسْلِمِينَ <text:span text:style-name="Source_5f_Text">radadtu s-sal-aama ʕalaā l-muslimiyna</text:span></text:p>
      <text:p text:style-name="Text_20_body">أَعَدَّتْ أُمِّي الطَّعَامَ و أَعْدَدْنَا نَحْنُ مَعَهَا <text:span text:style-name="Source_5f_Text">ʔaʕaddat ʔummiy aṭ-ṭaʕāma w ʔaʕdadnā naḥnu maʕahā</text:span></text:p>
      <text:p text:style-name="Text_20_body">سَبَّنِي رَجُلٌ فَسَبَبْتُهُ <text:span text:style-name="Source_5f_Text">sabbaniy rajulun fasababtuhu</text:span></text:p>
      <text:p text:style-name="Text_20_body">تَسَابَّ الرِّجَالُ وَتَسَابَّتْ النِّسَاءُ <text:span text:style-name="Source_5f_Text">tasābba r-rijālu watasābbat an-nisāʔu</text:span></text:p>
      <text:p text:style-name="Text_20_body">لِمَاذَا تَسَابَبْتُمْ <text:span text:style-name="Source_5f_Text">limāðā tasābabtum</text:span> ؟ لِمَاذَا تَسَابَبْنَ <text:span text:style-name="Source_5f_Text">limāðā tasābabna</text:span> ؟</text:p>
      <text:p text:style-name="Text_20_body">هَلِ اسْتَعْدَدْتَ لِلْاِمْتِحَانِ يَا عَلِىُّ <text:span text:style-name="Source_5f_Text">hali astaʕdadta lilaimtiḥāni yā ʕaliāāu</text:span> ؟</text:p>
      <text:p text:style-name="Text_20_body">إِخْوَتُكَ اِسْتَعَدُّوا وَأَخَوَاتُكَ اِسْتَعْدَدْنَ <text:span text:style-name="Source_5f_Text">ʔixwatuka aistaʕadduwa waʔaxawātuka aistaʕdadna</text:span></text:p>
      <text:p text:style-name="Text_20_body">3) Переведите предложения на арабский язык, используя следующие глаголы:</text:p>
      <text:p text:style-name="Text_20_body"><text:soft-page-break/>اِسْتَعَدَّ <text:span text:style-name="Source_5f_Text">aistaʕadda</text:span> готовиться</text:p>
      <text:p text:style-name="Text_20_body">اِسْتَرَدَّ <text:span text:style-name="Source_5f_Text">aistaradda</text:span> брать назад, возвращать, отбирать</text:p>
      <text:p text:style-name="Text_20_body">مَدَّ <text:span text:style-name="Source_5f_Text">madda</text:span> (а/у) тянуть, протягивать</text:p>
      <text:p text:style-name="Text_20_body">لَجَّ <text:span text:style-name="Source_5f_Text">lajja</text:span> (и/а) проявлять, настойчивость, упорство</text:p>
      <text:p text:style-name="Text_20_body">صَبَّ <text:span text:style-name="Source_5f_Text">ṣabba</text:span> (а/у) лить, выливать</text:p>
      <text:p text:style-name="Text_20_body">Мы подготовились к экзаменам</text:p>
      <text:p text:style-name="Text_20_body">Вы вернули свою землю, мусульмане?</text:p>
      <text:p text:style-name="Text_20_body">Вы протянули верёвку от двери к окну, сёстры?</text:p>
      <text:p text:style-name="Text_20_body">Вы упорствовали долго, о Халид и Хамид!</text:p>
      <text:p text:style-name="Text_20_body">Я вылил воду на землю</text:p>
      <text:h text:style-name="Heading_20_2" text:outline-level="2"><text:bookmark-start text:name="спряжение-трехбуквенных-глаголов-ii-x-пород-в-прошедшем-времени"/><text:bookmark-start text:name="__RefHeading___Toc45282_1544766045"/><text:span text:style-name="T3">§ 9. Спряжение трехбуквенных глаголов II-X пород в прошедшем времени</text:span><text:bookmark-end text:name="спряжение-трехбуквенных-глаголов-ii-x-пород-в-прошедшем-времени"/><text:bookmark-end text:name="__RefHeading___Toc45282_1544766045"/></text:h>
      <text:p text:style-name="First_20_paragraph">تَصْرِيفُ الأَفْعَالِ الثُّلاَثِيَّةِ الْمَزِيدَةِ فِي الْمَاضِي <text:span text:style-name="Source_5f_Text">taṣriyfu l-ʔafʕāli θ-θulaaθiyyati l-maziydati fiy al-māḍiy</text:span></text:p>
      <text:p text:style-name="Text_20_body">عَظَّمَ <text:span text:style-name="Source_5f_Text">ʕað̣̣ama</text:span> возвеличивать, восхвалять (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عَظَّمْتُ <text:span text:style-name="Source_5f_Text">ʕað̣̣amtu</text:span></text:p>
      <text:p text:style-name="Text_20_body">عَظَّمْتِ <text:span text:style-name="Source_5f_Text">ʕað̣̣amti</text:span></text:p>
      <text:p text:style-name="Text_20_body">عَظَّمْتَ <text:span text:style-name="Source_5f_Text">ʕað̣̣amta</text:span></text:p>
      <text:p text:style-name="Text_20_body">عَظَّمَتْ <text:span text:style-name="Source_5f_Text">ʕað̣̣amat</text:span></text:p>
      <text:p text:style-name="Text_20_body"><text:soft-page-break/>عَظَّمَ <text:span text:style-name="Source_5f_Text">ʕað̣̣ama</text:span></text:p>
      <text:p text:style-name="Text_20_body">единств.</text:p>
      <text:p text:style-name="Text_20_body">число</text:p>
      <text:p text:style-name="Text_20_body">عَظَّمْنَا <text:span text:style-name="Source_5f_Text">ʕað̣̣amnā</text:span></text:p>
      <text:p text:style-name="Text_20_body">عَظَّمْتُمَا <text:span text:style-name="Source_5f_Text">ʕað̣̣amtumā</text:span></text:p>
      <text:p text:style-name="Text_20_body">عَظَّمْتُمَا <text:span text:style-name="Source_5f_Text">ʕað̣̣amtumā</text:span></text:p>
      <text:p text:style-name="Text_20_body">عَظَّمَتَا <text:span text:style-name="Source_5f_Text">ʕað̣̣amatā</text:span></text:p>
      <text:p text:style-name="Text_20_body">عَظَّمَا <text:span text:style-name="Source_5f_Text">ʕað̣̣amā</text:span></text:p>
      <text:p text:style-name="Text_20_body">двойств.</text:p>
      <text:p text:style-name="Text_20_body">число</text:p>
      <text:p text:style-name="Text_20_body">عَظَّمْنَا <text:span text:style-name="Source_5f_Text">ʕað̣̣amnā</text:span></text:p>
      <text:p text:style-name="Text_20_body">عَظَّمْتُمْ <text:span text:style-name="Source_5f_Text">ʕað̣̣amtum</text:span></text:p>
      <text:p text:style-name="Text_20_body">عَظَّمْتُمْ <text:span text:style-name="Source_5f_Text">ʕað̣̣amtum</text:span></text:p>
      <text:p text:style-name="Text_20_body">عَظَّمْنَ <text:span text:style-name="Source_5f_Text">ʕað̣̣amna</text:span></text:p>
      <text:p text:style-name="Text_20_body">عَظَّمُوا <text:span text:style-name="Source_5f_Text">ʕað̣̣amuwa</text:span></text:p>
      <text:p text:style-name="Text_20_body">множеств.</text:p>
      <text:p text:style-name="Text_20_body">число</text:p>
      <text:p text:style-name="Text_20_body">بَارَكَ <text:span text:style-name="Source_5f_Text">bāraka</text:span> благословлять (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بَارَكْتُ <text:span text:style-name="Source_5f_Text">bāraktu</text:span></text:p>
      <text:p text:style-name="Text_20_body">بَارَكتِ <text:span text:style-name="Source_5f_Text">bārakti</text:span></text:p>
      <text:p text:style-name="Text_20_body">بَارَكْتَ <text:span text:style-name="Source_5f_Text">bārakta</text:span></text:p>
      <text:p text:style-name="Text_20_body">بَارَكَتْ <text:span text:style-name="Source_5f_Text">bārakat</text:span></text:p>
      <text:p text:style-name="Text_20_body">بَارَكَ <text:span text:style-name="Source_5f_Text">bāraka</text:span></text:p>
      <text:p text:style-name="Text_20_body">единств.</text:p>
      <text:p text:style-name="Text_20_body">число</text:p>
      <text:p text:style-name="Text_20_body">بَارَكْنَا <text:span text:style-name="Source_5f_Text">bāraknā</text:span></text:p>
      <text:p text:style-name="Text_20_body">بَارَكْتُمَا <text:span text:style-name="Source_5f_Text">bāraktumā</text:span></text:p>
      <text:p text:style-name="Text_20_body">بَارَكْتُمَا <text:span text:style-name="Source_5f_Text">bāraktumā</text:span></text:p>
      <text:p text:style-name="Text_20_body">بَارَكَتَا <text:span text:style-name="Source_5f_Text">bārakatā</text:span></text:p>
      <text:p text:style-name="Text_20_body">بَارَكَا <text:span text:style-name="Source_5f_Text">bārakā</text:span></text:p>
      <text:p text:style-name="Text_20_body">двойств.</text:p>
      <text:p text:style-name="Text_20_body">число</text:p>
      <text:p text:style-name="Text_20_body">بَارَكْنَا <text:span text:style-name="Source_5f_Text">bāraknā</text:span></text:p>
      <text:p text:style-name="Text_20_body">بَارَكْتُنَّ <text:span text:style-name="Source_5f_Text">bāraktunna</text:span></text:p>
      <text:p text:style-name="Text_20_body">بَارَكْتُمْ <text:span text:style-name="Source_5f_Text">bāraktum</text:span></text:p>
      <text:p text:style-name="Text_20_body">بَارَكْنَ <text:span text:style-name="Source_5f_Text">bārakna</text:span></text:p>
      <text:p text:style-name="Text_20_body">بَارَكُوا <text:span text:style-name="Source_5f_Text">bārakuwa</text:span></text:p>
      <text:p text:style-name="Text_20_body">множеств.</text:p>
      <text:p text:style-name="Text_20_body">число</text:p>
      <text:p text:style-name="Text_20_body"><text:soft-page-break/>أَرْسَلَ <text:span text:style-name="Source_5f_Text">ʔarsala</text:span> отправлять (IV порода)</text:p>
      <text:p text:style-name="Text_20_body">1</text:p>
      <text:p text:style-name="Text_20_body">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رْسَلْتُ <text:span text:style-name="Source_5f_Text">ʔarsaltu</text:span></text:p>
      <text:p text:style-name="Text_20_body">أَرْسَلْتِ <text:span text:style-name="Source_5f_Text">ʔarsalti</text:span></text:p>
      <text:p text:style-name="Text_20_body">أَرْسَلْتَ <text:span text:style-name="Source_5f_Text">ʔarsalta</text:span></text:p>
      <text:p text:style-name="Text_20_body">أَرْسَلَتْ <text:span text:style-name="Source_5f_Text">ʔarsalat</text:span></text:p>
      <text:p text:style-name="Text_20_body">أَرْسَلَ <text:span text:style-name="Source_5f_Text">ʔarsala</text:span></text:p>
      <text:p text:style-name="Text_20_body">единств.</text:p>
      <text:p text:style-name="Text_20_body">число</text:p>
      <text:p text:style-name="Text_20_body">أَرْسَلْنَا <text:span text:style-name="Source_5f_Text">ʔarsalnā</text:span></text:p>
      <text:p text:style-name="Text_20_body">أَرْسَلْتُمَا <text:span text:style-name="Source_5f_Text">ʔarsaltumā</text:span></text:p>
      <text:p text:style-name="Text_20_body">أَرْسَلْتُمَا <text:span text:style-name="Source_5f_Text">ʔarsaltumā</text:span></text:p>
      <text:p text:style-name="Text_20_body">أَرْسَلَتَا <text:span text:style-name="Source_5f_Text">ʔarsalatā</text:span></text:p>
      <text:p text:style-name="Text_20_body">أَرْسَلاَ <text:span text:style-name="Source_5f_Text">ʔarsalaa</text:span></text:p>
      <text:p text:style-name="Text_20_body">двойств.</text:p>
      <text:p text:style-name="Text_20_body">число</text:p>
      <text:p text:style-name="Text_20_body">أَرْسَلْنَا <text:span text:style-name="Source_5f_Text">ʔarsalnā</text:span></text:p>
      <text:p text:style-name="Text_20_body">أَرْسَلْتُنَّ <text:span text:style-name="Source_5f_Text">ʔarsaltunna</text:span></text:p>
      <text:p text:style-name="Text_20_body"><text:soft-page-break/>أَرْسَلْتُمْ <text:span text:style-name="Source_5f_Text">ʔarsaltum</text:span></text:p>
      <text:p text:style-name="Text_20_body">أَرْسَلْنَ <text:span text:style-name="Source_5f_Text">ʔarsalna</text:span></text:p>
      <text:p text:style-name="Text_20_body">أَرْسَلُوا <text:span text:style-name="Source_5f_Text">ʔarsaluwa</text:span></text:p>
      <text:p text:style-name="Text_20_body">множеств.</text:p>
      <text:p text:style-name="Text_20_body">число</text:p>
      <text:p text:style-name="Text_20_body">تَقَبَّلَ <text:span text:style-name="Source_5f_Text">taqabbal-a</text:span> принимать (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قَبَّلْتُ <text:span text:style-name="Source_5f_Text">taqabbal-tu</text:span></text:p>
      <text:p text:style-name="Text_20_body">تَقَبَّلْتِ <text:span text:style-name="Source_5f_Text">taqabbal-ti</text:span></text:p>
      <text:p text:style-name="Text_20_body">تَقَبَّلْتَ <text:span text:style-name="Source_5f_Text">taqabbal-ta</text:span></text:p>
      <text:p text:style-name="Text_20_body">تَقَبَّلَتْ <text:span text:style-name="Source_5f_Text">taqabbal-at</text:span></text:p>
      <text:p text:style-name="Text_20_body">تَقَبَّلَ <text:span text:style-name="Source_5f_Text">taqabbal-a</text:span></text:p>
      <text:p text:style-name="Text_20_body">единств.</text:p>
      <text:p text:style-name="Text_20_body">число</text:p>
      <text:p text:style-name="Text_20_body">تَقَبَّلْنَا <text:span text:style-name="Source_5f_Text">taqabbal-nā</text:span></text:p>
      <text:p text:style-name="Text_20_body">تَقَبَّلْتُمَا <text:span text:style-name="Source_5f_Text">taqabbal-tumā</text:span></text:p>
      <text:p text:style-name="Text_20_body">تَقَبَّلْتُمَا <text:span text:style-name="Source_5f_Text">taqabbal-tumā</text:span></text:p>
      <text:p text:style-name="Text_20_body">تَقَبَّلَتَا <text:span text:style-name="Source_5f_Text">taqabbal-atā</text:span></text:p>
      <text:p text:style-name="Text_20_body"><text:soft-page-break/>تَقَبَّلاَ <text:span text:style-name="Source_5f_Text">taqabbal-aa</text:span></text:p>
      <text:p text:style-name="Text_20_body">двойств.</text:p>
      <text:p text:style-name="Text_20_body">число</text:p>
      <text:p text:style-name="Text_20_body">تَقَبَّلْنَا <text:span text:style-name="Source_5f_Text">taqabbal-nā</text:span></text:p>
      <text:p text:style-name="Text_20_body">تَقَبَّلْتُنَّ <text:span text:style-name="Source_5f_Text">taqabbal-tunna</text:span></text:p>
      <text:p text:style-name="Text_20_body">تَقَبَّلْتُمْ <text:span text:style-name="Source_5f_Text">taqabbal-tum</text:span></text:p>
      <text:p text:style-name="Text_20_body">تَقَبَّلَنَ <text:span text:style-name="Source_5f_Text">taqabbal-ana</text:span></text:p>
      <text:p text:style-name="Text_20_body">تَقَبَّلُوا <text:span text:style-name="Source_5f_Text">taqabbal-uwa</text:span></text:p>
      <text:p text:style-name="Text_20_body">множеств.</text:p>
      <text:p text:style-name="Text_20_body">число</text:p>
      <text:p text:style-name="Text_20_body">تَقَابَلَ <text:span text:style-name="Source_5f_Text">taqābala</text:span> находиться друг против друга (V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قَابَلْتُ <text:span text:style-name="Source_5f_Text">taqābaltu</text:span></text:p>
      <text:p text:style-name="Text_20_body">تَقَابَلَ <text:span text:style-name="Source_5f_Text">taqābala</text:span></text:p>
      <text:p text:style-name="Text_20_body">تَقَابَلْتَ <text:span text:style-name="Source_5f_Text">taqābalta</text:span></text:p>
      <text:p text:style-name="Text_20_body">تَقَابَلَتْ <text:span text:style-name="Source_5f_Text">taqābalat</text:span></text:p>
      <text:p text:style-name="Text_20_body">تَقَابَلَ <text:span text:style-name="Source_5f_Text">taqābala</text:span></text:p>
      <text:p text:style-name="Text_20_body">единств.</text:p>
      <text:p text:style-name="Text_20_body">число</text:p>
      <text:p text:style-name="Text_20_body"><text:soft-page-break/>تَقَابَلْنَا <text:span text:style-name="Source_5f_Text">taqābalnā</text:span></text:p>
      <text:p text:style-name="Text_20_body">تَقَابَلْتُمَا <text:span text:style-name="Source_5f_Text">taqābaltumā</text:span></text:p>
      <text:p text:style-name="Text_20_body">تَقَابَلْتُمَا <text:span text:style-name="Source_5f_Text">taqābaltumā</text:span></text:p>
      <text:p text:style-name="Text_20_body">تَقَابَلَتَا <text:span text:style-name="Source_5f_Text">taqābalatā</text:span></text:p>
      <text:p text:style-name="Text_20_body">تَقَابَلاَ <text:span text:style-name="Source_5f_Text">taqābalaa</text:span></text:p>
      <text:p text:style-name="Text_20_body">двойств.</text:p>
      <text:p text:style-name="Text_20_body">число</text:p>
      <text:p text:style-name="Text_20_body">تَقَابَلْنَا <text:span text:style-name="Source_5f_Text">taqābalnā</text:span></text:p>
      <text:p text:style-name="Text_20_body">تَقَابَلْتُنَّ <text:span text:style-name="Source_5f_Text">taqābaltunna</text:span></text:p>
      <text:p text:style-name="Text_20_body">تَقَابَلْتُمْ <text:span text:style-name="Source_5f_Text">taqābaltum</text:span></text:p>
      <text:p text:style-name="Text_20_body">تَقَابَلْنَ <text:span text:style-name="Source_5f_Text">taqābalna</text:span></text:p>
      <text:p text:style-name="Text_20_body">تَقَابَلُوا <text:span text:style-name="Source_5f_Text">taqābaluwa</text:span></text:p>
      <text:p text:style-name="Text_20_body">множеств.</text:p>
      <text:p text:style-name="Text_20_body">число</text:p>
      <text:p text:style-name="Text_20_body">اِنْكَسَرَ <text:span text:style-name="Source_5f_Text">ainkasara</text:span> ломаться (V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نْكَسَرْتُ <text:span text:style-name="Source_5f_Text">ainkasartu</text:span></text:p>
      <text:p text:style-name="Text_20_body">اِنْكَسَرْتِ <text:span text:style-name="Source_5f_Text">ainkasarti</text:span></text:p>
      <text:p text:style-name="Text_20_body"><text:soft-page-break/>اِنْكَسَرْتَ <text:span text:style-name="Source_5f_Text">ainkasarta</text:span></text:p>
      <text:p text:style-name="Text_20_body">اِنْكَسَرَتْ <text:span text:style-name="Source_5f_Text">ainkasarat</text:span></text:p>
      <text:p text:style-name="Text_20_body">اِنْكَسَرَ <text:span text:style-name="Source_5f_Text">ainkasara</text:span></text:p>
      <text:p text:style-name="Text_20_body">единств.</text:p>
      <text:p text:style-name="Text_20_body">число</text:p>
      <text:p text:style-name="Text_20_body">اِنْكَسَرْنَا <text:span text:style-name="Source_5f_Text">ainkasarnā</text:span></text:p>
      <text:p text:style-name="Text_20_body">اِنْكَسَرْتُمَا <text:span text:style-name="Source_5f_Text">ainkasartumā</text:span></text:p>
      <text:p text:style-name="Text_20_body">اِنْكَسَرْتُمَا <text:span text:style-name="Source_5f_Text">ainkasartumā</text:span></text:p>
      <text:p text:style-name="Text_20_body">اِنْكَسَرَتَا <text:span text:style-name="Source_5f_Text">ainkasaratā</text:span></text:p>
      <text:p text:style-name="Text_20_body">اِنْكَسَرَا <text:span text:style-name="Source_5f_Text">ainkasarā</text:span></text:p>
      <text:p text:style-name="Text_20_body">двойств.</text:p>
      <text:p text:style-name="Text_20_body">число</text:p>
      <text:p text:style-name="Text_20_body">اِنْكَسَرْنَا <text:span text:style-name="Source_5f_Text">ainkasarnā</text:span></text:p>
      <text:p text:style-name="Text_20_body">اِنْكَسَرْتُنَّ <text:span text:style-name="Source_5f_Text">ainkasartunna</text:span></text:p>
      <text:p text:style-name="Text_20_body">اِنْكَسَرْتُمْ <text:span text:style-name="Source_5f_Text">ainkasartum</text:span></text:p>
      <text:p text:style-name="Text_20_body">اِنْكَسَرْنَ <text:span text:style-name="Source_5f_Text">ainkasarna</text:span></text:p>
      <text:p text:style-name="Text_20_body">اِنْكَسَرُوا <text:span text:style-name="Source_5f_Text">ainkasaruwa</text:span></text:p>
      <text:p text:style-name="Text_20_body">множеств.число</text:p>
      <text:p text:style-name="Text_20_body">اِحْتَرَمَ <text:span text:style-name="Source_5f_Text">aiḥtarama</text:span> уважать (VIII порода)</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اِحْتَرَمْتُ <text:span text:style-name="Source_5f_Text">aiḥtaramtu</text:span></text:p>
      <text:p text:style-name="Text_20_body">اِحْتَرَمْتِ <text:span text:style-name="Source_5f_Text">aiḥtaramti</text:span></text:p>
      <text:p text:style-name="Text_20_body">اِحْتَرَمْتَ <text:span text:style-name="Source_5f_Text">aiḥtaramta</text:span></text:p>
      <text:p text:style-name="Text_20_body">اِحْتَرَمَتْ <text:span text:style-name="Source_5f_Text">aiḥtaramat</text:span></text:p>
      <text:p text:style-name="Text_20_body">اِحْتَرَمَ <text:span text:style-name="Source_5f_Text">aiḥtarama</text:span></text:p>
      <text:p text:style-name="Text_20_body">единств.</text:p>
      <text:p text:style-name="Text_20_body">число</text:p>
      <text:p text:style-name="Text_20_body">اِحْتَرَمْنَا <text:span text:style-name="Source_5f_Text">aiḥtaramnā</text:span></text:p>
      <text:p text:style-name="Text_20_body">اِحْتَرَمْتُمَا <text:span text:style-name="Source_5f_Text">aiḥtaramtumā</text:span></text:p>
      <text:p text:style-name="Text_20_body">اِحْتَرَمْتُمَا <text:span text:style-name="Source_5f_Text">aiḥtaramtumā</text:span></text:p>
      <text:p text:style-name="Text_20_body">اِحْتَرَمَتَا <text:span text:style-name="Source_5f_Text">aiḥtaramatā</text:span></text:p>
      <text:p text:style-name="Text_20_body">اِحْتَرَمَا <text:span text:style-name="Source_5f_Text">aiḥtaramā</text:span></text:p>
      <text:p text:style-name="Text_20_body">двойств.</text:p>
      <text:p text:style-name="Text_20_body">число</text:p>
      <text:p text:style-name="Text_20_body">اِحْتَرَمْنَا <text:span text:style-name="Source_5f_Text">aiḥtaramnā</text:span></text:p>
      <text:p text:style-name="Text_20_body">اِحْتَرَمْنَ <text:span text:style-name="Source_5f_Text">aiḥtaramna</text:span></text:p>
      <text:p text:style-name="Text_20_body">اِحْتَرَمْتُمْ <text:span text:style-name="Source_5f_Text">aiḥtaramtum</text:span></text:p>
      <text:p text:style-name="Text_20_body">اِحْتَرَمْنَ <text:span text:style-name="Source_5f_Text">aiḥtaramna</text:span></text:p>
      <text:p text:style-name="Text_20_body">اِحْتَرَمُوا <text:span text:style-name="Source_5f_Text">aiḥtaramuwa</text:span></text:p>
      <text:p text:style-name="Text_20_body">множеств.число</text:p>
      <text:p text:style-name="Text_20_body"><text:soft-page-break/>اِحْمَرَّ <text:span text:style-name="Source_5f_Text">aiḥmarra</text:span> краснеть (I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حْمَرَرْتُ <text:span text:style-name="Source_5f_Text">aiḥmarartu</text:span></text:p>
      <text:p text:style-name="Text_20_body">اِحْمَرَرْتِ <text:span text:style-name="Source_5f_Text">aiḥmararti</text:span></text:p>
      <text:p text:style-name="Text_20_body">اِحْمَرَرْتَ <text:span text:style-name="Source_5f_Text">aiḥmararta</text:span></text:p>
      <text:p text:style-name="Text_20_body">اِحْمَرَّتْ <text:span text:style-name="Source_5f_Text">aiḥmarrat</text:span></text:p>
      <text:p text:style-name="Text_20_body">اِحْمَرَّ <text:span text:style-name="Source_5f_Text">aiḥmarra</text:span></text:p>
      <text:p text:style-name="Text_20_body">единств.</text:p>
      <text:p text:style-name="Text_20_body">число</text:p>
      <text:p text:style-name="Text_20_body">اِحْمَرَرْنَا <text:span text:style-name="Source_5f_Text">aiḥmararnā</text:span></text:p>
      <text:p text:style-name="Text_20_body">اِحْمَرَرْتُمَا <text:span text:style-name="Source_5f_Text">aiḥmarartumā</text:span></text:p>
      <text:p text:style-name="Text_20_body">اِحْمَرَرْتُمَا <text:span text:style-name="Source_5f_Text">aiḥmarartumā</text:span></text:p>
      <text:p text:style-name="Text_20_body">اِحْمَرَّتَا <text:span text:style-name="Source_5f_Text">aiḥmarratā</text:span></text:p>
      <text:p text:style-name="Text_20_body">اِحْمَرَّا <text:span text:style-name="Source_5f_Text">aiḥmarrā</text:span></text:p>
      <text:p text:style-name="Text_20_body">двойств.</text:p>
      <text:p text:style-name="Text_20_body">число</text:p>
      <text:p text:style-name="Text_20_body">اِحْمَرَرْنَا <text:span text:style-name="Source_5f_Text">aiḥmararnā</text:span></text:p>
      <text:p text:style-name="Text_20_body">اِحْمَرَرْتُنَّ <text:span text:style-name="Source_5f_Text">aiḥmarartunna</text:span></text:p>
      <text:p text:style-name="Text_20_body"><text:soft-page-break/>اِحْمَرَرْتُمْ <text:span text:style-name="Source_5f_Text">aiḥmarartum</text:span></text:p>
      <text:p text:style-name="Text_20_body">اِحْمَرَرْنَ <text:span text:style-name="Source_5f_Text">aiḥmararna</text:span></text:p>
      <text:p text:style-name="Text_20_body">اِحْمَرُّوا <text:span text:style-name="Source_5f_Text">aiḥmarruwa</text:span></text:p>
      <text:p text:style-name="Text_20_body">множеств.</text:p>
      <text:p text:style-name="Text_20_body">число</text:p>
      <text:p text:style-name="Text_20_body">اِسْتَخْدَمَ <text:span text:style-name="Source_5f_Text">aistaxdama</text:span> использовать (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سْتَخْدَمْتُ <text:span text:style-name="Source_5f_Text">aistaxdamtu</text:span></text:p>
      <text:p text:style-name="Text_20_body">اِسْتَخْدَمْتِ <text:span text:style-name="Source_5f_Text">aistaxdamti</text:span></text:p>
      <text:p text:style-name="Text_20_body">اِسْتَخْدَمْتَ <text:span text:style-name="Source_5f_Text">aistaxdamta</text:span></text:p>
      <text:p text:style-name="Text_20_body">اِسْتَخْدَمَتْ <text:span text:style-name="Source_5f_Text">aistaxdamat</text:span></text:p>
      <text:p text:style-name="Text_20_body">اِسْتَخْدَمَ <text:span text:style-name="Source_5f_Text">aistaxdama</text:span></text:p>
      <text:p text:style-name="Text_20_body">единств.</text:p>
      <text:p text:style-name="Text_20_body">число</text:p>
      <text:p text:style-name="Text_20_body">اِسْتَخْدَمْنَا <text:span text:style-name="Source_5f_Text">aistaxdamnā</text:span></text:p>
      <text:p text:style-name="Text_20_body">اِسْتَخْدَمْتُمَا <text:span text:style-name="Source_5f_Text">aistaxdamtumā</text:span></text:p>
      <text:p text:style-name="Text_20_body">اِسْتَخْدَمْتُمَا <text:span text:style-name="Source_5f_Text">aistaxdamtumā</text:span></text:p>
      <text:p text:style-name="Text_20_body">اِسْتَخْدَمَتَا <text:span text:style-name="Source_5f_Text">aistaxdamatā</text:span></text:p>
      <text:p text:style-name="Text_20_body"><text:soft-page-break/>اِسْتَخْدَمَا <text:span text:style-name="Source_5f_Text">aistaxdamā</text:span></text:p>
      <text:p text:style-name="Text_20_body">двойств.</text:p>
      <text:p text:style-name="Text_20_body">число</text:p>
      <text:p text:style-name="Text_20_body">اِسْتَخْدَمْنَا <text:span text:style-name="Source_5f_Text">aistaxdamnā</text:span></text:p>
      <text:p text:style-name="Text_20_body">اِسْتَخْدَمْتُنَّ <text:span text:style-name="Source_5f_Text">aistaxdamtunna</text:span></text:p>
      <text:p text:style-name="Text_20_body">اِسْتَخْدَمْتُمْ <text:span text:style-name="Source_5f_Text">aistaxdamtum</text:span></text:p>
      <text:p text:style-name="Text_20_body">اِسْتَخْدَمْنَ <text:span text:style-name="Source_5f_Text">aistaxdamna</text:span></text:p>
      <text:p text:style-name="Text_20_body">اِسْتَخْدَمُوا <text:span text:style-name="Source_5f_Text">aistaxdamuwa</text:span></text:p>
      <text:p text:style-name="Text_20_body">множеств.число</text:p>
      <text:p text:style-name="Text_20_body">Упражнения для закрепления</text:p>
      <text:p text:style-name="Text_20_body">1) Проспрягайте в прошедшем времени следующие глаголы:</text:p>
      <text:p text:style-name="Text_20_body">قَبَّلَ <text:span text:style-name="Source_5f_Text">qabbal-a</text:span> целовать (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سَاعَدَ <text:span text:style-name="Source_5f_Text">sāʕada</text:span> помогать (III порода)</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أَتْقَنَ <text:span text:style-name="Source_5f_Text">ʔatqana</text:span> делать (<text:span text:style-name="T1">что-либо</text:span>) в совершенстве (I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بَدَّلَ <text:span text:style-name="Source_5f_Text">tabaddal-a</text:span> сменяться, заменяться (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بَادَلَ <text:span text:style-name="Source_5f_Text">tabādala</text:span> обмениваться друг с другом (V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نْهَزَمَ <text:span text:style-name="Source_5f_Text">ainhazama</text:span> терпеть поражение, быть разбитым (V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text:soft-page-break/>множеств.</text:p>
      <text:p text:style-name="Text_20_body">число</text:p>
      <text:p text:style-name="Text_20_body">اِقْتَتَلَ <text:span text:style-name="Source_5f_Text">aiqtatala</text:span> биться, драться, сражаться (V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خْضَرَّ <text:span text:style-name="Source_5f_Text">aixḍarra</text:span> быть зеленым, зазеленеть (I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سْتَقْبَلَ <text:span text:style-name="Source_5f_Text">aistaqbala</text:span> принимать, встречать (<text:span text:style-name="T1">гостей</text:span>) (X порода)</text:p>
      <text:p text:style-name="Text_20_body"><text:soft-page-break/>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Найдите в них глаголы и определите их породу:</text:p>
      <text:p text:style-name="Text_20_body">اِسْتَيقَظْنَا الْيَوْمَ فِي السَّاعَةِ السَّابِعَةِ فَصَلَّيْنَا <text:span text:style-name="Source_5f_Text">aistayqað̣nā l-yawma fiy as-sāʕati s-sābiʕati faṣallaynā</text:span></text:p>
      <text:p text:style-name="Text_20_body">لِمَاذَا تَشَاجَرْتُمْ يَا إِخْوَانُ <text:span text:style-name="Source_5f_Text">limāðā tašājartum yā ʔixwānu</text:span> ؟</text:p>
      <text:p text:style-name="Text_20_body">لِمَاذَا تَشَاجَرْتُنَّ يَا أَخَوَاتُ <text:span text:style-name="Source_5f_Text">limāðā tašājartunna yā ʔaxawātu</text:span> ؟</text:p>
      <text:p text:style-name="Text_20_body">الْمُهَنْدِسُونَ اِنْتَقَلُوا مِنَ الْقَرِيَةِ اِلَى الْمَدِينَةِ <text:span text:style-name="Source_5f_Text">al-muhandisuwna aintaqaluwa mina l-qariyati ailaā l-madiynati</text:span></text:p>
      <text:p text:style-name="Text_20_body">عَانَقَتْ الْأَمُّ ابْنَهَا <text:span text:style-name="Source_5f_Text">ʕānaqat al-ʔammu abnahā</text:span></text:p>
      <text:p text:style-name="Text_20_body">سَجَّلَ الْأُسْتَاذُ أَسْمَاءَ كُلِّ الطَّلَبَةِ <text:span text:style-name="Source_5f_Text">sajjal-a l-ʔustāðu ʔasmāʔa kulli ṭ-ṭal-abati</text:span></text:p>
      <text:p text:style-name="Text_20_body">الْبَنَاتُ أَغْضَبْنَ أَبَاهُنَّ <text:span text:style-name="Source_5f_Text">al-banātu ʔaǧḍabna ʔabāhunna</text:span></text:p>
      <text:p text:style-name="Text_20_body">اِحْمَرَّ وَجْهُ أَبِي لَمَّا سَمِعَ هَذَا الْخَبَرَ <text:span text:style-name="Source_5f_Text">aiḥmarra wajhu ʔabiy lammā samiʕa haðā l-xabara</text:span></text:p>
      <text:p text:style-name="Text_20_body">3) Переведите предложения на арабский язык, используя следующие глаголы:</text:p>
      <text:p text:style-name="Text_20_body">سَطَعَ <text:span text:style-name="Source_5f_Text">saṭaʕa</text:span> (а) светить, сиять</text:p>
      <text:p text:style-name="Text_20_body"><text:soft-page-break/>فَرَشَ <text:span text:style-name="Source_5f_Text">faraša</text:span> (у) стелить</text:p>
      <text:p text:style-name="Text_20_body">فَجَّرَ <text:span text:style-name="Source_5f_Text">fajjara</text:span> взрывать</text:p>
      <text:p text:style-name="Text_20_body">أَسْعَرَ <text:span text:style-name="Source_5f_Text">ʔasʕara</text:span> разжигать (<text:span text:style-name="T1">огонь</text:span>)</text:p>
      <text:p text:style-name="Text_20_body">اِصْفَرَّ <text:span text:style-name="Source_5f_Text">aiṣfarra</text:span> желтеть</text:p>
      <text:p text:style-name="Text_20_body">تَخَلَّفَ <text:span text:style-name="Source_5f_Text">taxallafa</text:span> отсутствовать, не являться, пропускать (<text:span text:style-name="T1">лекцию</text:span> عَنْ <text:span text:style-name="Source_5f_Text">ʕan</text:span> )</text:p>
      <text:p text:style-name="Text_20_body">اِنْطَلَقَ <text:span text:style-name="Source_5f_Text">ainṭalaqa</text:span> уходить, удаляться, отправляться</text:p>
      <text:p text:style-name="Text_20_body">دَافَعَ <text:span text:style-name="Source_5f_Text">dāfaʕa</text:span> защищать (<text:span text:style-name="T1">кого;</text:span> <text:span text:style-name="T1">что</text:span> عَنْ <text:span text:style-name="Source_5f_Text">ʕan</text:span> )</text:p>
      <text:p text:style-name="Text_20_body">اِعْتَمَدَ <text:span text:style-name="Source_5f_Text">aiʕtamada</text:span> полагаться (<text:span text:style-name="T1">на кого; что</text:span> عَلَى <text:span text:style-name="Source_5f_Text">ʕalaā</text:span> )</text:p>
      <text:p text:style-name="Text_20_body">اِسْتَصْغَرَ <text:span text:style-name="Source_5f_Text">aistaṣǧara</text:span> считать незначительным, пренебрегать</text:p>
      <text:p text:style-name="Text_20_body">Солнце засияло</text:p>
      <text:p text:style-name="Text_20_body">Мама постелила ковры</text:p>
      <text:p text:style-name="Text_20_body">Солдаты взорвали мост</text:p>
      <text:p text:style-name="Text_20_body">Путники разожгли костёр</text:p>
      <text:p text:style-name="Text_20_body">Листья деревьев пожелтели</text:p>
      <text:p text:style-name="Text_20_body">Студентки института пропустили лекцию</text:p>
      <text:p text:style-name="Text_20_body">Вечером мы отправились домой</text:p>
      <text:p text:style-name="Text_20_body">Я защищал братьев Османа</text:p>
      <text:p text:style-name="Text_20_body">Вы полагались на слова лжеца?</text:p>
      <text:p text:style-name="Text_20_body">Асия и Алия посчитали эту проблему незначительной</text:p>
      <text:h text:style-name="P77" text:outline-level="2"><text:bookmark-start text:name="спряжение-четырёхбуквенных-глаголов-в-прошедшем-времени"/><text:bookmark-start text:name="__RefHeading___Toc45284_1544766045"/>§ 10. Спряжение четырёхбуквенных глаголов в прошедшем времени<text:bookmark-end text:name="спряжение-четырёхбуквенных-глаголов-в-прошедшем-времени"/><text:bookmark-end text:name="__RefHeading___Toc45284_1544766045"/></text:h>
      <text:p text:style-name="First_20_paragraph">تَصْرِيفُ الفِعْلِ الرُّبَاعِىِّ فى المَاضِى <text:span text:style-name="Source_5f_Text">taṣriyfu l-fiʕli r-rubāʕiāāi fā l-māḍiā</text:span></text:p>
      <text:p text:style-name="Text_20_body">Первообразный четырехбуквенный глагол и все его породы спрягаются аналогично трехбуквенным глаголам, то есть принимают те же окончания:</text:p>
      <text:p text:style-name="Text_20_body"><text:soft-page-break/>تَرْجَمَ <text:span text:style-name="Source_5f_Text">tarjama</text:span> перевод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رْجَمْتُ <text:span text:style-name="Source_5f_Text">tarjamtu</text:span></text:p>
      <text:p text:style-name="Text_20_body">تَرْجَمْتِ <text:span text:style-name="Source_5f_Text">tarjamti</text:span></text:p>
      <text:p text:style-name="Text_20_body">تَرْجَمْتَ <text:span text:style-name="Source_5f_Text">tarjamta</text:span></text:p>
      <text:p text:style-name="Text_20_body">تَرْجَمَتْ <text:span text:style-name="Source_5f_Text">tarjamat</text:span></text:p>
      <text:p text:style-name="Text_20_body">تَرْجَمَ <text:span text:style-name="Source_5f_Text">tarjama</text:span></text:p>
      <text:p text:style-name="Text_20_body">единств.</text:p>
      <text:p text:style-name="Text_20_body">число</text:p>
      <text:p text:style-name="Text_20_body">تَرْجَمْنَا <text:span text:style-name="Source_5f_Text">tarjamnā</text:span></text:p>
      <text:p text:style-name="Text_20_body">تَرْجَمْتُمَا <text:span text:style-name="Source_5f_Text">tarjamtumā</text:span></text:p>
      <text:p text:style-name="Text_20_body">تَرْجَمْتُمَا <text:span text:style-name="Source_5f_Text">tarjamtumā</text:span></text:p>
      <text:p text:style-name="Text_20_body">تَرْجَمَتَا <text:span text:style-name="Source_5f_Text">tarjamatā</text:span></text:p>
      <text:p text:style-name="Text_20_body">تَرْجَمَا <text:span text:style-name="Source_5f_Text">tarjamā</text:span></text:p>
      <text:p text:style-name="Text_20_body">двойств.</text:p>
      <text:p text:style-name="Text_20_body">число</text:p>
      <text:p text:style-name="Text_20_body">تَرْجَمْنَا <text:span text:style-name="Source_5f_Text">tarjamnā</text:span></text:p>
      <text:p text:style-name="Text_20_body">تَرْجَمْتُنَّ <text:span text:style-name="Source_5f_Text">tarjamtunna</text:span></text:p>
      <text:p text:style-name="Text_20_body"><text:soft-page-break/>تَرْجَمْتُمْ <text:span text:style-name="Source_5f_Text">tarjamtum</text:span></text:p>
      <text:p text:style-name="Text_20_body">تَرْجَمْنَ <text:span text:style-name="Source_5f_Text">tarjamna</text:span></text:p>
      <text:p text:style-name="Text_20_body">تَرْجَمُوا <text:span text:style-name="Source_5f_Text">tarjamuwa</text:span></text:p>
      <text:p text:style-name="Text_20_body">множеств.</text:p>
      <text:p text:style-name="Text_20_body">число</text:p>
      <text:p text:style-name="Text_20_body">تَدَحْرَجَ <text:span text:style-name="Source_5f_Text">tadaḥraja</text:span> кати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دَحْرَجْتُ <text:span text:style-name="Source_5f_Text">tadaḥrajtu</text:span></text:p>
      <text:p text:style-name="Text_20_body">تَدَحْرَجْتِ <text:span text:style-name="Source_5f_Text">tadaḥrajti</text:span></text:p>
      <text:p text:style-name="Text_20_body">تَدَحْرَجْتَ <text:span text:style-name="Source_5f_Text">tadaḥrajta</text:span></text:p>
      <text:p text:style-name="Text_20_body">تَدَحْرَجَتْ <text:span text:style-name="Source_5f_Text">tadaḥrajat</text:span></text:p>
      <text:p text:style-name="Text_20_body">تَدَحْرَجَ <text:span text:style-name="Source_5f_Text">tadaḥraja</text:span></text:p>
      <text:p text:style-name="Text_20_body">единств.</text:p>
      <text:p text:style-name="Text_20_body">число</text:p>
      <text:p text:style-name="Text_20_body">تَدَحْرَجْنَا <text:span text:style-name="Source_5f_Text">tadaḥrajnā</text:span></text:p>
      <text:p text:style-name="Text_20_body">تَدَحْرَجْتُمَا <text:span text:style-name="Source_5f_Text">tadaḥrajtumā</text:span></text:p>
      <text:p text:style-name="Text_20_body">تَدَحْرَجْتُمَا <text:span text:style-name="Source_5f_Text">tadaḥrajtumā</text:span></text:p>
      <text:p text:style-name="Text_20_body">تَدَحْرَجَتَا <text:span text:style-name="Source_5f_Text">tadaḥrajatā</text:span></text:p>
      <text:p text:style-name="Text_20_body"><text:soft-page-break/>تَدَحْرَجَا <text:span text:style-name="Source_5f_Text">tadaḥrajā</text:span></text:p>
      <text:p text:style-name="Text_20_body">двойств.</text:p>
      <text:p text:style-name="Text_20_body">число</text:p>
      <text:p text:style-name="Text_20_body">تَدَحْرَجْنَا <text:span text:style-name="Source_5f_Text">tadaḥrajnā</text:span></text:p>
      <text:p text:style-name="Text_20_body">تَدَحْرَجْتُنَّ <text:span text:style-name="Source_5f_Text">tadaḥrajtunna</text:span></text:p>
      <text:p text:style-name="Text_20_body">تَدَحْرَجْتُمْ <text:span text:style-name="Source_5f_Text">tadaḥrajtum</text:span></text:p>
      <text:p text:style-name="Text_20_body">تَدَحْرَجْنَ <text:span text:style-name="Source_5f_Text">tadaḥrajna</text:span></text:p>
      <text:p text:style-name="Text_20_body">تَدَحْرَجُوا <text:span text:style-name="Source_5f_Text">tadaḥrajuwa</text:span></text:p>
      <text:p text:style-name="Text_20_body">множеств.</text:p>
      <text:p text:style-name="Text_20_body">число</text:p>
      <text:p text:style-name="Text_20_body">اِحْرَنْجَمَ <text:span text:style-name="Source_5f_Text">aiḥranjama</text:span> ходить, брод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حْرَنْجَمْتُ <text:span text:style-name="Source_5f_Text">aiḥranjamtu</text:span></text:p>
      <text:p text:style-name="Text_20_body">اِحْرَنْجَمْتِ <text:span text:style-name="Source_5f_Text">aiḥranjamti</text:span></text:p>
      <text:p text:style-name="Text_20_body">اِحْرَنْجَمْتَ <text:span text:style-name="Source_5f_Text">aiḥranjamta</text:span></text:p>
      <text:p text:style-name="Text_20_body">اِحْرَنْجَمَتْ <text:span text:style-name="Source_5f_Text">aiḥranjamat</text:span></text:p>
      <text:p text:style-name="Text_20_body">اِحْرَنْجَمَ <text:span text:style-name="Source_5f_Text">aiḥranjama</text:span></text:p>
      <text:p text:style-name="Text_20_body">единств.</text:p>
      <text:p text:style-name="Text_20_body">число</text:p>
      <text:p text:style-name="Text_20_body"><text:soft-page-break/>اِحْرَنْجَمْنَا <text:span text:style-name="Source_5f_Text">aiḥranjamnā</text:span></text:p>
      <text:p text:style-name="Text_20_body">اِحْرَنْجَمْتُمَا <text:span text:style-name="Source_5f_Text">aiḥranjamtumā</text:span></text:p>
      <text:p text:style-name="Text_20_body">اِحْرَنْجَمْتُمَا <text:span text:style-name="Source_5f_Text">aiḥranjamtumā</text:span></text:p>
      <text:p text:style-name="Text_20_body">اِحْرَنْجَمَتَا <text:span text:style-name="Source_5f_Text">aiḥranjamatā</text:span></text:p>
      <text:p text:style-name="Text_20_body">اِحْرَنْجَمَا <text:span text:style-name="Source_5f_Text">aiḥranjamā</text:span></text:p>
      <text:p text:style-name="Text_20_body">двойств.</text:p>
      <text:p text:style-name="Text_20_body">число</text:p>
      <text:p text:style-name="Text_20_body">اِحْرَنْجَمْنَا <text:span text:style-name="Source_5f_Text">aiḥranjamnā</text:span></text:p>
      <text:p text:style-name="Text_20_body">اِحْرَنْجَمْتُنَّ <text:span text:style-name="Source_5f_Text">aiḥranjamtunna</text:span></text:p>
      <text:p text:style-name="Text_20_body">اِحْرَنْجَمْتُمْ <text:span text:style-name="Source_5f_Text">aiḥranjamtum</text:span></text:p>
      <text:p text:style-name="Text_20_body">اِحْرَنْجَمْنَ <text:span text:style-name="Source_5f_Text">aiḥranjamna</text:span></text:p>
      <text:p text:style-name="Text_20_body">اِحْرَنْجَمُوا <text:span text:style-name="Source_5f_Text">aiḥranjamuwa</text:span></text:p>
      <text:p text:style-name="Text_20_body">множеств.</text:p>
      <text:p text:style-name="Text_20_body">число</text:p>
      <text:p text:style-name="Text_20_body">اِطْمَأَنَّ <text:span text:style-name="Source_5f_Text">aiṭmaʔanna</text:span> успокаив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طْمَأْنَنْتُ <text:span text:style-name="Source_5f_Text">aiṭmaʔnantu</text:span></text:p>
      <text:p text:style-name="Text_20_body">اِطْمَأْنَنْتِ <text:span text:style-name="Source_5f_Text">aiṭmaʔnanti</text:span></text:p>
      <text:p text:style-name="Text_20_body"><text:soft-page-break/>اِطْمَأْنَنْتَ <text:span text:style-name="Source_5f_Text">aiṭmaʔnanta</text:span></text:p>
      <text:p text:style-name="Text_20_body">اِطْمَأَنَّتْ <text:span text:style-name="Source_5f_Text">aiṭmaʔannat</text:span></text:p>
      <text:p text:style-name="Text_20_body">اِطْمَأَنَّ <text:span text:style-name="Source_5f_Text">aiṭmaʔanna</text:span></text:p>
      <text:p text:style-name="Text_20_body">единств.</text:p>
      <text:p text:style-name="Text_20_body">число</text:p>
      <text:p text:style-name="Text_20_body">اِطْمَأْنَنَّا <text:span text:style-name="Source_5f_Text">aiṭmaʔnannā</text:span></text:p>
      <text:p text:style-name="Text_20_body">اِطْمَأْنَنْتُمَا <text:span text:style-name="Source_5f_Text">aiṭmaʔnantumā</text:span></text:p>
      <text:p text:style-name="Text_20_body">اِطْمَأْنَنْتُمَا <text:span text:style-name="Source_5f_Text">aiṭmaʔnantumā</text:span></text:p>
      <text:p text:style-name="Text_20_body">اِطْمَأَنَّتَا <text:span text:style-name="Source_5f_Text">aiṭmaʔannatā</text:span></text:p>
      <text:p text:style-name="Text_20_body">اِطْمَأَنَّا <text:span text:style-name="Source_5f_Text">aiṭmaʔannā</text:span></text:p>
      <text:p text:style-name="Text_20_body">двойств.</text:p>
      <text:p text:style-name="Text_20_body">число</text:p>
      <text:p text:style-name="Text_20_body">اِطْمَأْنَنَّا <text:span text:style-name="Source_5f_Text">aiṭmaʔnannā</text:span></text:p>
      <text:p text:style-name="Text_20_body">اِطْمَأْنَنْتُنَّ <text:span text:style-name="Source_5f_Text">aiṭmaʔnantunna</text:span></text:p>
      <text:p text:style-name="Text_20_body">اِطْمَأْنَنْتُمْ <text:span text:style-name="Source_5f_Text">aiṭmaʔnantum</text:span></text:p>
      <text:p text:style-name="Text_20_body">اِطْمَأْنَنَّ <text:span text:style-name="Source_5f_Text">aiṭmaʔnanna</text:span></text:p>
      <text:p text:style-name="Text_20_body">اِطْمَأَنُّوا <text:span text:style-name="Source_5f_Text">aiṭmaʔannuwa</text:span></text:p>
      <text:p text:style-name="Text_20_body">множеств.</text:p>
      <text:p text:style-name="Text_20_body">число</text:p>
      <text:p text:style-name="Text_20_body">Упражнения для закрепления</text:p>
      <text:p text:style-name="Text_20_body">1) Проспрягайте в прошедшем времени следующие глаголы:</text:p>
      <text:p text:style-name="Text_20_body">قَشْعَرَ <text:span text:style-name="Source_5f_Text">qašʕara</text:span> дрожать, содрогаться</text:p>
      <text:p text:style-name="Text_20_body"><text:soft-page-break/>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مَغْنَطَ <text:span text:style-name="Source_5f_Text">tamaǧnaṭa</text:span> намагничив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قْشَعَرَّ <text:span text:style-name="Source_5f_Text">aiqšaʕarra</text:span> дрожать, содрог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text:soft-page-break/>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и найдите в них четырехбуквенные глаголы:</text:p>
      <text:p text:style-name="Text_20_body">تَزَلْزَلَتِ الأرْضُ فَفَزِعَ النَّاسُ <text:span text:style-name="Source_5f_Text">tazalzalati l-ʔrḍu fafaziʕa n-nāsu</text:span></text:p>
      <text:p text:style-name="Text_20_body">قَرَأْتُ الْقُرآنَ فَاطْمَأْنَنْتُ <text:span text:style-name="Source_5f_Text">qaraʔtu l-qurʔāna fāṭmaʔnantu</text:span></text:p>
      <text:p text:style-name="Text_20_body">اِقْشَعَرَّ جِلْدِي وَرَفْرَفَ قَلْبِي لَمَّا سَمِعْتُ هَذَا الْخَبَرَ <text:span text:style-name="Source_5f_Text">aiqšaʕarra jildiy warafrafa qalbiy lammā samiʕtu haðā l-xabara</text:span></text:p>
      <text:p text:style-name="Text_20_body">بَاضَتِ الدَّجَاجَةُ فَنَقْنَقَتْ <text:span text:style-name="Source_5f_Text">bāḍati d-dajājatu fanaqnaqat</text:span></text:p>
      <text:p text:style-name="Text_20_body">تَرَعْرَعَ أَحْمَدُ وَعُمَرُ وَعُثْمَانُ عِنْدِي فَتَتَلْمَذُوا عَلَى <text:span text:style-name="Source_5f_Text">taraʕraʕa ʔaḥmadu waʕumaru waʕuθmānu ʕindiy fatatalmaðuwa ʕalaā</text:span> ذَلِكَ الْعَالِمِ <text:span text:style-name="Source_5f_Text">ðalika l-ʕālimi</text:span></text:p>
      <text:p text:style-name="Text_20_body">3) Переведите следующие предложения на арабский язык, используя следующие глаголы:</text:p>
      <text:p text:style-name="Text_20_body">طَمْأَنَ <text:span text:style-name="Source_5f_Text">ṭamʔana</text:span> успокаивать</text:p>
      <text:p text:style-name="Text_20_body">خَرْخَرَ <text:span text:style-name="Source_5f_Text">xarxara</text:span> храпеть</text:p>
      <text:p text:style-name="Text_20_body">اِضْمَحَلَّ <text:span text:style-name="Source_5f_Text">aiḍmaḥalla</text:span> исчезать, пропадать; прекращаться</text:p>
      <text:p text:style-name="Text_20_body">Заплакал ребенок, и его успокоила его мама</text:p>
      <text:p text:style-name="Text_20_body">Уснули два кота и захрапели</text:p>
      <text:p text:style-name="Text_20_body">Государство персов прекратило свое существование</text:p>
      <text:h text:style-name="Heading_20_2" text:outline-level="2"><text:bookmark-start text:name="спряжение-трехбуквенного-недостаточного-глагола-в-прошедшем-времени"/><text:bookmark-start text:name="__RefHeading___Toc45286_1544766045"/><text:span text:style-name="T3">§ 11. Спряжение трехбуквенного недостаточного глагола в прошедшем времени</text:span><text:bookmark-end text:name="спряжение-трехбуквенного-недостаточного-глагола-в-прошедшем-времени"/><text:bookmark-end text:name="__RefHeading___Toc45286_1544766045"/></text:h>
      <text:p text:style-name="First_20_paragraph">تَصْرِيفُ الفِعْلِ الثُّلاَثِىِّ النَّاقِصِ فى المَاضِى <text:span text:style-name="Source_5f_Text">taṣriyfu l-fiʕli θ-θulaaθiāāi n-nāqiṣi fā l-</text:span><text:soft-page-break/><text:span text:style-name="Source_5f_Text">māḍiā</text:span></text:p>
      <text:p text:style-name="Text_20_body">لَقِىَ <text:span text:style-name="Source_5f_Text">laqiāa</text:span> (а) встречать, находить, получ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قِيْتُ <text:span text:style-name="Source_5f_Text">laqiytu</text:span></text:p>
      <text:p text:style-name="Text_20_body">لَقِيْتِ <text:span text:style-name="Source_5f_Text">laqiyti</text:span></text:p>
      <text:p text:style-name="Text_20_body">لَقِيْتَ <text:span text:style-name="Source_5f_Text">laqiyta</text:span></text:p>
      <text:p text:style-name="Text_20_body">لَقِيَتْ <text:span text:style-name="Source_5f_Text">laqiyat</text:span></text:p>
      <text:p text:style-name="Text_20_body">لَقِىَ <text:span text:style-name="Source_5f_Text">laqiāa</text:span></text:p>
      <text:p text:style-name="Text_20_body">единств.</text:p>
      <text:p text:style-name="Text_20_body">число</text:p>
      <text:p text:style-name="Text_20_body">لَقِيْنَا <text:span text:style-name="Source_5f_Text">laqiynā</text:span></text:p>
      <text:p text:style-name="Text_20_body">لَقِيْتُمَا <text:span text:style-name="Source_5f_Text">laqiytumā</text:span></text:p>
      <text:p text:style-name="Text_20_body">لَقِيْتُمَا <text:span text:style-name="Source_5f_Text">laqiytumā</text:span></text:p>
      <text:p text:style-name="Text_20_body">لَقِيَتَا <text:span text:style-name="Source_5f_Text">laqiyatā</text:span></text:p>
      <text:p text:style-name="Text_20_body">لَقِيَا <text:span text:style-name="Source_5f_Text">laqiyā</text:span></text:p>
      <text:p text:style-name="Text_20_body">двойств.</text:p>
      <text:p text:style-name="Text_20_body">число</text:p>
      <text:p text:style-name="Text_20_body">لَقِيْنَا <text:span text:style-name="Source_5f_Text">laqiynā</text:span></text:p>
      <text:p text:style-name="Text_20_body">لَقِيْتُنَّ <text:span text:style-name="Source_5f_Text">laqiytunna</text:span></text:p>
      <text:p text:style-name="Text_20_body"><text:soft-page-break/>لَقِيْتُمْ <text:span text:style-name="Source_5f_Text">laqiytum</text:span></text:p>
      <text:p text:style-name="Text_20_body">لَقِيْنَ <text:span text:style-name="Source_5f_Text">laqiyna</text:span></text:p>
      <text:p text:style-name="Text_20_body">لَقُوا <text:span text:style-name="Source_5f_Text">laquwa</text:span></text:p>
      <text:p text:style-name="Text_20_body">множеств.</text:p>
      <text:p text:style-name="Text_20_body">число</text:p>
      <text:p text:style-name="Text_20_body">رَمَى <text:span text:style-name="Source_5f_Text">ramaā</text:span> (и) бросать, стрел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رَمَيْتُ <text:span text:style-name="Source_5f_Text">ramaytu</text:span></text:p>
      <text:p text:style-name="Text_20_body">رَمَيْتِ <text:span text:style-name="Source_5f_Text">ramayti</text:span></text:p>
      <text:p text:style-name="Text_20_body">رَمَيْتَ <text:span text:style-name="Source_5f_Text">ramayta</text:span></text:p>
      <text:p text:style-name="Text_20_body">رَمَتْ <text:span text:style-name="Source_5f_Text">ramat</text:span></text:p>
      <text:p text:style-name="Text_20_body">رَمَى <text:span text:style-name="Source_5f_Text">ramaā</text:span></text:p>
      <text:p text:style-name="Text_20_body">единств.</text:p>
      <text:p text:style-name="Text_20_body">число</text:p>
      <text:p text:style-name="Text_20_body">رَمَيْنَا <text:span text:style-name="Source_5f_Text">ramaynā</text:span></text:p>
      <text:p text:style-name="Text_20_body">رَمَيْتُمَا <text:span text:style-name="Source_5f_Text">ramaytumā</text:span></text:p>
      <text:p text:style-name="Text_20_body">رَمَيْتُمَا <text:span text:style-name="Source_5f_Text">ramaytumā</text:span></text:p>
      <text:p text:style-name="Text_20_body">رَمَتَا <text:span text:style-name="Source_5f_Text">ramatā</text:span></text:p>
      <text:p text:style-name="Text_20_body"><text:soft-page-break/>رَمَيَا <text:span text:style-name="Source_5f_Text">ramayā</text:span></text:p>
      <text:p text:style-name="Text_20_body">двойств.</text:p>
      <text:p text:style-name="Text_20_body">число</text:p>
      <text:p text:style-name="Text_20_body">رَمَيْنَا <text:span text:style-name="Source_5f_Text">ramaynā</text:span></text:p>
      <text:p text:style-name="Text_20_body">رَمَيْتُنَّ <text:span text:style-name="Source_5f_Text">ramaytunna</text:span></text:p>
      <text:p text:style-name="Text_20_body">رَمَيْتُمْ <text:span text:style-name="Source_5f_Text">ramaytum</text:span></text:p>
      <text:p text:style-name="Text_20_body">رَمَيْنَ <text:span text:style-name="Source_5f_Text">ramayna</text:span></text:p>
      <text:p text:style-name="Text_20_body">رَمَوْا <text:span text:style-name="Source_5f_Text">ramawa</text:span></text:p>
      <text:p text:style-name="Text_20_body">множеств.</text:p>
      <text:p text:style-name="Text_20_body">число</text:p>
      <text:p text:style-name="Text_20_body">دَعَا <text:span text:style-name="Source_5f_Text">daʕā</text:span> (у) призывать, звать, приглашать</text:p>
      <text:p text:style-name="Text_20_body">1</text:p>
      <text:p text:style-name="Text_20_body">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دَعَوْتُ <text:span text:style-name="Source_5f_Text">daʕawtu</text:span></text:p>
      <text:p text:style-name="Text_20_body">دَعَوْتِ <text:span text:style-name="Source_5f_Text">daʕawti</text:span></text:p>
      <text:p text:style-name="Text_20_body">دَعَوْتَ <text:span text:style-name="Source_5f_Text">daʕawta</text:span></text:p>
      <text:p text:style-name="Text_20_body">دَعَتْ <text:span text:style-name="Source_5f_Text">daʕat</text:span></text:p>
      <text:p text:style-name="Text_20_body">دَعَا <text:span text:style-name="Source_5f_Text">daʕā</text:span></text:p>
      <text:p text:style-name="Text_20_body">единств.</text:p>
      <text:p text:style-name="Text_20_body"><text:soft-page-break/>число</text:p>
      <text:p text:style-name="Text_20_body">دَعَوْنَا <text:span text:style-name="Source_5f_Text">daʕawnā</text:span></text:p>
      <text:p text:style-name="Text_20_body">دَعَوْتُمَا <text:span text:style-name="Source_5f_Text">daʕawtumā</text:span></text:p>
      <text:p text:style-name="Text_20_body">دَعَوْتُمَا <text:span text:style-name="Source_5f_Text">daʕawtumā</text:span></text:p>
      <text:p text:style-name="Text_20_body">دَعَتَا <text:span text:style-name="Source_5f_Text">daʕatā</text:span></text:p>
      <text:p text:style-name="Text_20_body">دَعَوَا <text:span text:style-name="Source_5f_Text">daʕawā</text:span></text:p>
      <text:p text:style-name="Text_20_body">двойств.</text:p>
      <text:p text:style-name="Text_20_body">число</text:p>
      <text:p text:style-name="Text_20_body">دَعَوْنَا <text:span text:style-name="Source_5f_Text">daʕawnā</text:span></text:p>
      <text:p text:style-name="Text_20_body">دَعَوْتُنَّ <text:span text:style-name="Source_5f_Text">daʕawtunna</text:span></text:p>
      <text:p text:style-name="Text_20_body">دَعَوْتُمْ <text:span text:style-name="Source_5f_Text">daʕawtum</text:span></text:p>
      <text:p text:style-name="Text_20_body">دَعَوْنَ <text:span text:style-name="Source_5f_Text">daʕawna</text:span></text:p>
      <text:p text:style-name="Text_20_body">دَعَوْا <text:span text:style-name="Source_5f_Text">daʕawa</text:span></text:p>
      <text:p text:style-name="Text_20_body">множеств.</text:p>
      <text:p text:style-name="Text_20_body">число</text:p>
      <text:p text:style-name="Text_20_body">При спряжении трехбуквенного недостаточного глагола в прошедшем времени нужно учитывать следующее:</text:p>
      <text:p text:style-name="Text_20_body">1) При присоединении к глаголу وْا <text:span text:style-name="Source_5f_Text">wa</text:span> «уау» множественного числа ( وَاوُ <text:span text:style-name="Source_5f_Text">wāwu</text:span> الجَمَاعَةِ <text:span text:style-name="Source_5f_Text">al-jamāʕati</text:span> ) последняя коренная буква усекается. Предпоследняя буква огласуется «фатхой», если усечённой буквой был ا <text:span text:style-name="Source_5f_Text">a</text:span> ، ى <text:span text:style-name="Source_5f_Text">ā</text:span> «алиф» (см. в глаголах رَمَوْا <text:span text:style-name="Source_5f_Text">ramawa</text:span> , دَعَوْا <text:span text:style-name="Source_5f_Text">daʕawa</text:span> ). Если усеченной буквой был ي <text:span text:style-name="Source_5f_Text">y</text:span> «йэ», то предпоследняя буква огласуется «даммой» (см. в глаголе لَقُوا <text:span text:style-name="Source_5f_Text">laquwa</text:span> ).</text:p>
      <text:p text:style-name="Text_20_body">2) При присоединении к глаголу «тэ» женского рода تَاءُ التَّأْنِيثِ <text:span text:style-name="Source_5f_Text">tāʔu t-taʔniyθi</text:span> )) <text:soft-page-break/>последняя коренная буква усекается, если она является ا <text:span text:style-name="Source_5f_Text">a</text:span> ، ى <text:span text:style-name="Source_5f_Text">ā</text:span> «алифом» (см. в глаголах رَمَتْ <text:span text:style-name="Source_5f_Text">ramat</text:span> , دَعَتْ <text:span text:style-name="Source_5f_Text">daʕat</text:span> ).</text:p>
      <text:p text:style-name="Text_20_body">3) При присоединении к глаголу других окончаний последней коренной буквой будет ي <text:span text:style-name="Source_5f_Text">y</text:span> «йэ», если глагол имеет среднюю огласовку (а) или (и). Например:</text:p>
      <text:p text:style-name="Text_20_body">لَقِيْنَا <text:span text:style-name="Source_5f_Text">laqiynā</text:span> мы встретили</text:p>
      <text:p text:style-name="Text_20_body">لَقِيْتُمْ <text:span text:style-name="Source_5f_Text">laqiytum</text:span> вы (мужчины) встретили</text:p>
      <text:p text:style-name="Text_20_body">لَقِيْتَ <text:span text:style-name="Source_5f_Text">laqiyta</text:span> ты встретил</text:p>
      <text:p text:style-name="Text_20_body">رَمَيْنَا <text:span text:style-name="Source_5f_Text">ramaynā</text:span> мы бросили</text:p>
      <text:p text:style-name="Text_20_body">رَمَيْتُمْ <text:span text:style-name="Source_5f_Text">ramaytum</text:span> вы (мужчины) бросили</text:p>
      <text:p text:style-name="Text_20_body">رَمَيْتَ <text:span text:style-name="Source_5f_Text">ramayta</text:span> ты бросил</text:p>
      <text:p text:style-name="Text_20_body">Если средней огласовкой является (у), то последняя коренная превращается в «уау». Например:</text:p>
      <text:p text:style-name="Text_20_body">دَعَوْنَا <text:span text:style-name="Source_5f_Text">daʕawnā</text:span> мы призывали</text:p>
      <text:p text:style-name="Text_20_body">دَعَوْتُمْ <text:span text:style-name="Source_5f_Text">daʕawtum</text:span> вы (мужчины) призывали</text:p>
      <text:p text:style-name="Text_20_body">دَعَوْتَ <text:span text:style-name="Source_5f_Text">daʕawta</text:span> ты призывал</text:p>
      <text:p text:style-name="Text_20_body">Упражнения для закрепления</text:p>
      <text:p text:style-name="Text_20_body">1) Проспрягайте в прошедшем времени следующие глаголы:</text:p>
      <text:p text:style-name="Text_20_body">رَضِيَ <text:span text:style-name="Source_5f_Text">raḍiya</text:span> (а) быть доволь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text:soft-page-break/>число</text:p>
      <text:p text:style-name="Text_20_body">двойств.</text:p>
      <text:p text:style-name="Text_20_body">число</text:p>
      <text:p text:style-name="Text_20_body">множеств.</text:p>
      <text:p text:style-name="Text_20_body">число</text:p>
      <text:p text:style-name="Text_20_body">طَغَى <text:span text:style-name="Source_5f_Text">ṭaǧaā</text:span> (а) переходить границы, выходить из берегов</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هَدَى <text:span text:style-name="Source_5f_Text">hadaā</text:span> (и) вести</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text:soft-page-break/>число</text:p>
      <text:p text:style-name="Text_20_body">رَجَا <text:span text:style-name="Source_5f_Text">rajā</text:span> (у) 1) надеяться 2) прос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и найдите в них трехбуквенные недостаточные глаголы:</text:p>
      <text:p text:style-name="Text_20_body">سَعَى مُحَمَّدٌ إِلَى الْخَيْرِ وَسَعَتْ بِنْتُهُ إِلَى الْخَيْرِ <text:span text:style-name="Source_5f_Text">saʕaā muḥammadun ʔilaā l-xayri wasaʕat bintuhu ʔilaā l-xayri</text:span></text:p>
      <text:p text:style-name="Text_20_body">أَرَضِيْتِ بِابْنِكِ يَا أُمُّ <text:span text:style-name="Source_5f_Text">ʔaraḍiyti biabniki yā ʔummu</text:span> ؟</text:p>
      <text:p text:style-name="Text_20_body">هَلْ سَقَيْتَ الْغَنَمَ يَا فَلاَّحُ <text:span text:style-name="Source_5f_Text">hal saqayta l-ǧanama yā falaaaḥu</text:span> ؟</text:p>
      <text:p text:style-name="Text_20_body">الْقُضَاةُ قَضَوْا بِالْحَقِّ <text:span text:style-name="Source_5f_Text">al-quḍātu qaḍawa bialḥaqqi</text:span></text:p>
      <text:p text:style-name="Text_20_body">الْبَنَاتُ دَعَوْنَ أَخَاهُنَّ إِلَى الشَّارِعِ <text:span text:style-name="Source_5f_Text">al-banātu daʕawna ʔaxāhunna ʔilaā š-šāriʕi</text:span></text:p>
      <text:p text:style-name="Text_20_body">رَوَتْ عَائِشَةُ رَضِىَ الله عَنْهَا أَحَادِيثَ كَثِيرَةً <text:span text:style-name="Source_5f_Text">rawat ʕāʔišatu raḍiāa l-lh ʕanhā ʔaḥādiyθa kaθiyratan</text:span></text:p>
      <text:p text:style-name="Text_20_body">كَانَتْ ثَمُودُ قَوْمًا طَغَوْا فَأَهْلَكَهُمُ الله <text:span text:style-name="Source_5f_Text">kānat θamuwdu qawmana ṭaǧawa faʔahlakahumu l-lh</text:span></text:p>
      <text:p text:style-name="Text_20_body">لَقِيْنَا الْيَوْمَ زمِيلاَتٍ فَدَعَوْنَنَا إِلَى بَيْتِهِنَّ <text:span text:style-name="Source_5f_Text">laqiynā l-yawma zmiylaatin fadaʕawnanā ʔilaā baytihinna</text:span></text:p>
      <text:p text:style-name="Text_20_body"><text:soft-page-break/>هَدَاكَ رَبُّكَ فَغَوَيْتَ <text:span text:style-name="Source_5f_Text">hadāka rabbuka faǧawayta</text:span></text:p>
      <text:p text:style-name="Text_20_body">3) Переведите предложения на арабский язык, используя следующие глаголы:</text:p>
      <text:p text:style-name="Text_20_body">خَشِيَ <text:span text:style-name="Source_5f_Text">xašiya</text:span> (а) бояться</text:p>
      <text:p text:style-name="Text_20_body">نَهَى <text:span text:style-name="Source_5f_Text">nahaā</text:span> (а) запрещать (<text:span text:style-name="T1">что</text:span> عَنْ <text:span text:style-name="Source_5f_Text">ʕan</text:span> )</text:p>
      <text:p text:style-name="Text_20_body">رَمَى <text:span text:style-name="Source_5f_Text">ramaā</text:span> (и) бросать, стрелять</text:p>
      <text:p text:style-name="Text_20_body">رَجَا <text:span text:style-name="Source_5f_Text">rajā</text:span> (у) просить, надеяться (<text:span text:style-name="T1">на что-либо</text:span>)</text:p>
      <text:p text:style-name="Text_20_body">Два мусульманина боялись Аллаха, и мы тоже боялись Аллаха</text:p>
      <text:p text:style-name="Text_20_body">Две мусульманки запретили это</text:p>
      <text:p text:style-name="Text_20_body">Вы вдвоем надеялись на это</text:p>
      <text:p text:style-name="Text_20_body">Вы вдвоем бросили камень</text:p>
      <text:p text:style-name="Text_20_body">Твоя мама надеялась на это?</text:p>
      <text:p text:style-name="Text_20_body">Мы запретили ей это</text:p>
      <text:p text:style-name="Text_20_body">Я выбросил билет</text:p>
      <text:p text:style-name="Text_20_body">Я надеялся на милость Аллаха</text:p>
      <text:h text:style-name="Heading_20_2" text:outline-level="2"><text:bookmark-start text:name="спряжение-пород-недостаточного-глагола-в-прошедшем-времени"/><text:bookmark-start text:name="__RefHeading___Toc45288_1544766045"/><text:span text:style-name="T3">§ 12. Спряжение пород недостаточного глагола в прошедшем времени</text:span><text:bookmark-end text:name="спряжение-пород-недостаточного-глагола-в-прошедшем-времени"/><text:bookmark-end text:name="__RefHeading___Toc45288_1544766045"/></text:h>
      <text:p text:style-name="First_20_paragraph">تَصْرِيفُ الأفْعَالِ الثُّلاَثِيّةِ المَزِيدَةِ النَّاقِصَةِ فى المَاضِى <text:span text:style-name="Source_5f_Text">taṣriyfu l-ʔfʕāli θ-θulaaθiyyti l-maziydati n-nāqiṣati fā l-māḍiā</text:span></text:p>
      <text:p text:style-name="Text_20_body">صَلَّى <text:span text:style-name="Source_5f_Text">ṣallaā</text:span> молиться, читать намаз</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صَلَّيْتُ <text:span text:style-name="Source_5f_Text">ṣallaytu</text:span></text:p>
      <text:p text:style-name="Text_20_body">صَلَّيْتِ <text:span text:style-name="Source_5f_Text">ṣallayti</text:span></text:p>
      <text:p text:style-name="Text_20_body"><text:soft-page-break/>صَلَّيْتَ <text:span text:style-name="Source_5f_Text">ṣallayta</text:span></text:p>
      <text:p text:style-name="Text_20_body">صَلَّتْ <text:span text:style-name="Source_5f_Text">ṣallat</text:span></text:p>
      <text:p text:style-name="Text_20_body">صَلَّى <text:span text:style-name="Source_5f_Text">ṣallaā</text:span></text:p>
      <text:p text:style-name="Text_20_body">единств.</text:p>
      <text:p text:style-name="Text_20_body">число</text:p>
      <text:p text:style-name="Text_20_body">صَلَّيْنَا <text:span text:style-name="Source_5f_Text">ṣallaynā</text:span></text:p>
      <text:p text:style-name="Text_20_body">صَلَّيْتُمَا <text:span text:style-name="Source_5f_Text">ṣallaytumā</text:span></text:p>
      <text:p text:style-name="Text_20_body">صَلَّيْتُمَا <text:span text:style-name="Source_5f_Text">ṣallaytumā</text:span></text:p>
      <text:p text:style-name="Text_20_body">صَلَّتَا <text:span text:style-name="Source_5f_Text">ṣallatā</text:span></text:p>
      <text:p text:style-name="Text_20_body">صَلَّيَا <text:span text:style-name="Source_5f_Text">ṣallayā</text:span></text:p>
      <text:p text:style-name="Text_20_body">двойств.</text:p>
      <text:p text:style-name="Text_20_body">число</text:p>
      <text:p text:style-name="Text_20_body">صَلَّيْنَا <text:span text:style-name="Source_5f_Text">ṣallaynā</text:span></text:p>
      <text:p text:style-name="Text_20_body">صَلَّيْتُنَّ <text:span text:style-name="Source_5f_Text">ṣallaytunna</text:span></text:p>
      <text:p text:style-name="Text_20_body">صَلَيْتُمْ <text:span text:style-name="Source_5f_Text">ṣalaytum</text:span></text:p>
      <text:p text:style-name="Text_20_body">صَلَّيْنَ <text:span text:style-name="Source_5f_Text">ṣallayna</text:span></text:p>
      <text:p text:style-name="Text_20_body">صَلَّوْا <text:span text:style-name="Source_5f_Text">ṣallawa</text:span></text:p>
      <text:p text:style-name="Text_20_body">множеств.</text:p>
      <text:p text:style-name="Text_20_body">число</text:p>
      <text:p text:style-name="Text_20_body">أَقْرَى <text:span text:style-name="Source_5f_Text">ʔaqraā</text:span> принимать гостя, оказывать гостеприимство</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أَقْرَيْتُ <text:span text:style-name="Source_5f_Text">ʔaqraytu</text:span></text:p>
      <text:p text:style-name="Text_20_body">أَقْرَيْتِ <text:span text:style-name="Source_5f_Text">ʔaqrayti</text:span></text:p>
      <text:p text:style-name="Text_20_body">أَقْرَيْتَ <text:span text:style-name="Source_5f_Text">ʔaqrayta</text:span></text:p>
      <text:p text:style-name="Text_20_body">أَقْرَتْ <text:span text:style-name="Source_5f_Text">ʔaqrat</text:span></text:p>
      <text:p text:style-name="Text_20_body">أَقْرَى <text:span text:style-name="Source_5f_Text">ʔaqraā</text:span></text:p>
      <text:p text:style-name="Text_20_body">единств.</text:p>
      <text:p text:style-name="Text_20_body">число</text:p>
      <text:p text:style-name="Text_20_body">أَقْرَيْنَا <text:span text:style-name="Source_5f_Text">ʔaqraynā</text:span></text:p>
      <text:p text:style-name="Text_20_body">أَقْرَيْتُمَا <text:span text:style-name="Source_5f_Text">ʔaqraytumā</text:span></text:p>
      <text:p text:style-name="Text_20_body">أَقْرَيْتُمَا <text:span text:style-name="Source_5f_Text">ʔaqraytumā</text:span></text:p>
      <text:p text:style-name="Text_20_body">أَقْرَتَا <text:span text:style-name="Source_5f_Text">ʔaqratā</text:span></text:p>
      <text:p text:style-name="Text_20_body">أَقْرَيَا <text:span text:style-name="Source_5f_Text">ʔaqrayā</text:span></text:p>
      <text:p text:style-name="Text_20_body">двойств.</text:p>
      <text:p text:style-name="Text_20_body">число</text:p>
      <text:p text:style-name="Text_20_body">أَقْرَيْنَا <text:span text:style-name="Source_5f_Text">ʔaqraynā</text:span></text:p>
      <text:p text:style-name="Text_20_body">أَقْرَيْتُنَّ <text:span text:style-name="Source_5f_Text">ʔaqraytunna</text:span></text:p>
      <text:p text:style-name="Text_20_body">أَقْرَيْتُمْ <text:span text:style-name="Source_5f_Text">ʔaqraytum</text:span></text:p>
      <text:p text:style-name="Text_20_body">أَقْرَيْنَ <text:span text:style-name="Source_5f_Text">ʔaqrayna</text:span></text:p>
      <text:p text:style-name="Text_20_body">أَقْرَوْا <text:span text:style-name="Source_5f_Text">ʔaqrawa</text:span></text:p>
      <text:p text:style-name="Text_20_body"><text:soft-page-break/>множеств.</text:p>
      <text:p text:style-name="Text_20_body">число</text:p>
      <text:p text:style-name="Text_20_body">بَاهَى <text:span text:style-name="Source_5f_Text">bāhaā</text:span> хвастаться, хвали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بَاهَيْتُ <text:span text:style-name="Source_5f_Text">bāhaytu</text:span></text:p>
      <text:p text:style-name="Text_20_body">بَاهَيْتِ <text:span text:style-name="Source_5f_Text">bāhayti</text:span></text:p>
      <text:p text:style-name="Text_20_body">بَاهَيْتَ <text:span text:style-name="Source_5f_Text">bāhayta</text:span></text:p>
      <text:p text:style-name="Text_20_body">بَاهَتْ <text:span text:style-name="Source_5f_Text">bāhat</text:span></text:p>
      <text:p text:style-name="Text_20_body">بَاهَى <text:span text:style-name="Source_5f_Text">bāhaā</text:span></text:p>
      <text:p text:style-name="Text_20_body">единств.</text:p>
      <text:p text:style-name="Text_20_body">число</text:p>
      <text:p text:style-name="Text_20_body">بَاهَيْنَا <text:span text:style-name="Source_5f_Text">bāhaynā</text:span></text:p>
      <text:p text:style-name="Text_20_body">بَاهَيْتُمَا <text:span text:style-name="Source_5f_Text">bāhaytumā</text:span></text:p>
      <text:p text:style-name="Text_20_body">بَاهَيْتُمَا <text:span text:style-name="Source_5f_Text">bāhaytumā</text:span></text:p>
      <text:p text:style-name="Text_20_body">بَاهَتَا <text:span text:style-name="Source_5f_Text">bāhatā</text:span></text:p>
      <text:p text:style-name="Text_20_body">بَاهَيَا <text:span text:style-name="Source_5f_Text">bāhayā</text:span></text:p>
      <text:p text:style-name="Text_20_body">двойств.</text:p>
      <text:p text:style-name="Text_20_body">число</text:p>
      <text:p text:style-name="Text_20_body">بَاهَيْنَا <text:span text:style-name="Source_5f_Text">bāhaynā</text:span></text:p>
      <text:p text:style-name="Text_20_body"><text:soft-page-break/>بَاهَيْتُنَّ <text:span text:style-name="Source_5f_Text">bāhaytunna</text:span></text:p>
      <text:p text:style-name="Text_20_body">بَاهَيْتُمْ <text:span text:style-name="Source_5f_Text">bāhaytum</text:span></text:p>
      <text:p text:style-name="Text_20_body">بَاهَيْنَ <text:span text:style-name="Source_5f_Text">bāhayna</text:span></text:p>
      <text:p text:style-name="Text_20_body">بَاهَوْا <text:span text:style-name="Source_5f_Text">bāhawa</text:span></text:p>
      <text:p text:style-name="Text_20_body">множеств.</text:p>
      <text:p text:style-name="Text_20_body">число</text:p>
      <text:p text:style-name="Text_20_body">تَرَبَّى <text:span text:style-name="Source_5f_Text">tarabbaā</text:span> воспитываться, получать воспитание</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رَبَّيْتُ <text:span text:style-name="Source_5f_Text">tarabbaytu</text:span></text:p>
      <text:p text:style-name="Text_20_body">تَرَبَّيْتِ <text:span text:style-name="Source_5f_Text">tarabbayti</text:span></text:p>
      <text:p text:style-name="Text_20_body">تَرَبَّيْتَ <text:span text:style-name="Source_5f_Text">tarabbayta</text:span></text:p>
      <text:p text:style-name="Text_20_body">تَرَبَّتْ <text:span text:style-name="Source_5f_Text">tarabbat</text:span></text:p>
      <text:p text:style-name="Text_20_body">تَرَبَّى <text:span text:style-name="Source_5f_Text">tarabbaā</text:span></text:p>
      <text:p text:style-name="Text_20_body">единств.</text:p>
      <text:p text:style-name="Text_20_body">число</text:p>
      <text:p text:style-name="Text_20_body">تَرَبَّيْنَا <text:span text:style-name="Source_5f_Text">tarabbaynā</text:span></text:p>
      <text:p text:style-name="Text_20_body">تَرَبَّيْتُمَا <text:span text:style-name="Source_5f_Text">tarabbaytumā</text:span></text:p>
      <text:p text:style-name="Text_20_body">تَرَبَّيْتُمَا <text:span text:style-name="Source_5f_Text">tarabbaytumā</text:span></text:p>
      <text:p text:style-name="Text_20_body"><text:soft-page-break/>تَرَبَّتَا <text:span text:style-name="Source_5f_Text">tarabbatā</text:span></text:p>
      <text:p text:style-name="Text_20_body">تَرَبَّيَا <text:span text:style-name="Source_5f_Text">tarabbayā</text:span></text:p>
      <text:p text:style-name="Text_20_body">двойств.</text:p>
      <text:p text:style-name="Text_20_body">число</text:p>
      <text:p text:style-name="Text_20_body">تَرَبَّيْنَا <text:span text:style-name="Source_5f_Text">tarabbaynā</text:span></text:p>
      <text:p text:style-name="Text_20_body">تَرَبَّيْتُنَّ <text:span text:style-name="Source_5f_Text">tarabbaytunna</text:span></text:p>
      <text:p text:style-name="Text_20_body">تَرَبَّيْتُمْ <text:span text:style-name="Source_5f_Text">tarabbaytum</text:span></text:p>
      <text:p text:style-name="Text_20_body">تَرَبَّيْنَ <text:span text:style-name="Source_5f_Text">tarabbayna</text:span></text:p>
      <text:p text:style-name="Text_20_body">تَرَبَّوْا <text:span text:style-name="Source_5f_Text">tarabbawa</text:span></text:p>
      <text:p text:style-name="Text_20_body">множеств.</text:p>
      <text:p text:style-name="Text_20_body">число</text:p>
      <text:p text:style-name="Text_20_body">تَبَاهَى <text:span text:style-name="Source_5f_Text">tabāhaā</text:span> хвастаться, хвалиться друг перед другом (<text:span text:style-name="T1">чем-либо</text:span> بِ <text:span text:style-name="Source_5f_Text">bi</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بَاهَيْتُ <text:span text:style-name="Source_5f_Text">tabāhaytu</text:span></text:p>
      <text:p text:style-name="Text_20_body">تَبَاهَيْتِ <text:span text:style-name="Source_5f_Text">tabāhayti</text:span></text:p>
      <text:p text:style-name="Text_20_body">تَبَاهَيْتَ <text:span text:style-name="Source_5f_Text">tabāhayta</text:span></text:p>
      <text:p text:style-name="Text_20_body">تَبَاهَتْ <text:span text:style-name="Source_5f_Text">tabāhat</text:span></text:p>
      <text:p text:style-name="Text_20_body">تَبَاهَى <text:span text:style-name="Source_5f_Text">tabāhaā</text:span></text:p>
      <text:p text:style-name="Text_20_body">единств.</text:p>
      <text:p text:style-name="Text_20_body"><text:soft-page-break/>число</text:p>
      <text:p text:style-name="Text_20_body">تَبَاهَيْنَا <text:span text:style-name="Source_5f_Text">tabāhaynā</text:span></text:p>
      <text:p text:style-name="Text_20_body">تَبَاهَيْتُمَا <text:span text:style-name="Source_5f_Text">tabāhaytumā</text:span></text:p>
      <text:p text:style-name="Text_20_body">تَبَاهَيْتُمَا <text:span text:style-name="Source_5f_Text">tabāhaytumā</text:span></text:p>
      <text:p text:style-name="Text_20_body">تَبَاهَتَا <text:span text:style-name="Source_5f_Text">tabāhatā</text:span></text:p>
      <text:p text:style-name="Text_20_body">تَبَاهَيَا <text:span text:style-name="Source_5f_Text">tabāhayā</text:span></text:p>
      <text:p text:style-name="Text_20_body">двойств.</text:p>
      <text:p text:style-name="Text_20_body">число</text:p>
      <text:p text:style-name="Text_20_body">تَبَاهَيْنَا <text:span text:style-name="Source_5f_Text">tabāhaynā</text:span></text:p>
      <text:p text:style-name="Text_20_body">تَبَاهَيْتُنَّ <text:span text:style-name="Source_5f_Text">tabāhaytunna</text:span></text:p>
      <text:p text:style-name="Text_20_body">تَبَاهَيْتُمْ <text:span text:style-name="Source_5f_Text">tabāhaytum</text:span></text:p>
      <text:p text:style-name="Text_20_body">تَبَاهَيْنَ <text:span text:style-name="Source_5f_Text">tabāhayna</text:span></text:p>
      <text:p text:style-name="Text_20_body">تَبَاهَوْا <text:span text:style-name="Source_5f_Text">tabāhawa</text:span></text:p>
      <text:p text:style-name="Text_20_body">множеств.</text:p>
      <text:p text:style-name="Text_20_body">число</text:p>
      <text:p text:style-name="Text_20_body">اِنْقَضَى <text:span text:style-name="Source_5f_Text">ainqaḍaā</text:span> истекать, миновать (<text:span text:style-name="T1">о</text:span> <text:span text:style-name="T1">времени</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نْقَضَيْتُ <text:span text:style-name="Source_5f_Text">ainqaḍaytu</text:span></text:p>
      <text:p text:style-name="Text_20_body">اِنْقَضَيْتِ <text:span text:style-name="Source_5f_Text">ainqaḍayti</text:span></text:p>
      <text:p text:style-name="Text_20_body"><text:soft-page-break/>اِنْقَضَيْتَ <text:span text:style-name="Source_5f_Text">ainqaḍayta</text:span></text:p>
      <text:p text:style-name="Text_20_body">اِنْقَضَتْ <text:span text:style-name="Source_5f_Text">ainqaḍat</text:span></text:p>
      <text:p text:style-name="Text_20_body">اِنْقَضَى <text:span text:style-name="Source_5f_Text">ainqaḍaā</text:span></text:p>
      <text:p text:style-name="Text_20_body">единств.</text:p>
      <text:p text:style-name="Text_20_body">число</text:p>
      <text:p text:style-name="Text_20_body">اِنْقَضَيْنَا <text:span text:style-name="Source_5f_Text">ainqaḍaynā</text:span></text:p>
      <text:p text:style-name="Text_20_body">اِنْقَضَيْتُمَا <text:span text:style-name="Source_5f_Text">ainqaḍaytumā</text:span></text:p>
      <text:p text:style-name="Text_20_body">اِنْقَضَيْتُمَا <text:span text:style-name="Source_5f_Text">ainqaḍaytumā</text:span></text:p>
      <text:p text:style-name="Text_20_body">اِنْقَضَتَا <text:span text:style-name="Source_5f_Text">ainqaḍatā</text:span></text:p>
      <text:p text:style-name="Text_20_body">اِنْقَضَيَا <text:span text:style-name="Source_5f_Text">ainqaḍayā</text:span></text:p>
      <text:p text:style-name="Text_20_body">двойств.</text:p>
      <text:p text:style-name="Text_20_body">число</text:p>
      <text:p text:style-name="Text_20_body">اِنْقَضَيْنَا <text:span text:style-name="Source_5f_Text">ainqaḍaynā</text:span></text:p>
      <text:p text:style-name="Text_20_body">اِنْقَضَيْتُنَّ <text:span text:style-name="Source_5f_Text">ainqaḍaytunna</text:span></text:p>
      <text:p text:style-name="Text_20_body">اِنْقَضَيْتُمْ <text:span text:style-name="Source_5f_Text">ainqaḍaytum</text:span></text:p>
      <text:p text:style-name="Text_20_body">اِنْقَضَيْنَ <text:span text:style-name="Source_5f_Text">ainqaḍayna</text:span></text:p>
      <text:p text:style-name="Text_20_body">اِنْقَضَوْا <text:span text:style-name="Source_5f_Text">ainqaḍawa</text:span></text:p>
      <text:p text:style-name="Text_20_body">множеств.</text:p>
      <text:p text:style-name="Text_20_body">число</text:p>
      <text:p text:style-name="Text_20_body">اِقْتَضَى <text:span text:style-name="Source_5f_Text">aiqtaḍaā</text:span> требовать (<text:span text:style-name="T1">напр.</text:span> <text:span text:style-name="T1">об</text:span> <text:span text:style-name="T1">обстоятельствах</text:span>)</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اِقْتَضَيْتُ <text:span text:style-name="Source_5f_Text">aiqtaḍaytu</text:span></text:p>
      <text:p text:style-name="Text_20_body">اِقْتَضَيْتِ <text:span text:style-name="Source_5f_Text">aiqtaḍayti</text:span></text:p>
      <text:p text:style-name="Text_20_body">اِقْتَضَيْتَ <text:span text:style-name="Source_5f_Text">aiqtaḍayta</text:span></text:p>
      <text:p text:style-name="Text_20_body">اِقْتَضَتْ <text:span text:style-name="Source_5f_Text">aiqtaḍat</text:span></text:p>
      <text:p text:style-name="Text_20_body">اِقْتَضَى <text:span text:style-name="Source_5f_Text">aiqtaḍaā</text:span></text:p>
      <text:p text:style-name="Text_20_body">единств.</text:p>
      <text:p text:style-name="Text_20_body">число</text:p>
      <text:p text:style-name="Text_20_body">اِقْتَضَيْنَا <text:span text:style-name="Source_5f_Text">aiqtaḍaynā</text:span></text:p>
      <text:p text:style-name="Text_20_body">اِقْتَضَيْتُمَا <text:span text:style-name="Source_5f_Text">aiqtaḍaytumā</text:span></text:p>
      <text:p text:style-name="Text_20_body">اِقْتَضَيْتُمَا <text:span text:style-name="Source_5f_Text">aiqtaḍaytumā</text:span></text:p>
      <text:p text:style-name="Text_20_body">اِقْتَضَتَا <text:span text:style-name="Source_5f_Text">aiqtaḍatā</text:span></text:p>
      <text:p text:style-name="Text_20_body">اِقْتَضَيَا <text:span text:style-name="Source_5f_Text">aiqtaḍayā</text:span></text:p>
      <text:p text:style-name="Text_20_body">двойств.</text:p>
      <text:p text:style-name="Text_20_body">число</text:p>
      <text:p text:style-name="Text_20_body">اِقْتَضَيْنَا <text:span text:style-name="Source_5f_Text">aiqtaḍaynā</text:span></text:p>
      <text:p text:style-name="Text_20_body">اِقْتَضَيْتُنَّ <text:span text:style-name="Source_5f_Text">aiqtaḍaytunna</text:span></text:p>
      <text:p text:style-name="Text_20_body">اِقْتَضَيْتُمْ <text:span text:style-name="Source_5f_Text">aiqtaḍaytum</text:span></text:p>
      <text:p text:style-name="Text_20_body">اِقْتَضَيْنَ <text:span text:style-name="Source_5f_Text">aiqtaḍayna</text:span></text:p>
      <text:p text:style-name="Text_20_body">اِقْتَضَوْا <text:span text:style-name="Source_5f_Text">aiqtaḍawa</text:span></text:p>
      <text:p text:style-name="Text_20_body"><text:soft-page-break/>множеств.</text:p>
      <text:p text:style-name="Text_20_body">число</text:p>
      <text:p text:style-name="Text_20_body">اِسْتَسْقَى <text:span text:style-name="Source_5f_Text">aistasqaā</text:span> молить о ниспослании дожд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سْتَسْقَيْتُ <text:span text:style-name="Source_5f_Text">aistasqaytu</text:span></text:p>
      <text:p text:style-name="Text_20_body">اِسْتَسْقَيْتِ <text:span text:style-name="Source_5f_Text">aistasqayti</text:span></text:p>
      <text:p text:style-name="Text_20_body">اِسْتَسْقَيْتَ <text:span text:style-name="Source_5f_Text">aistasqayta</text:span></text:p>
      <text:p text:style-name="Text_20_body">اِسْتَسْقَتْ <text:span text:style-name="Source_5f_Text">aistasqat</text:span></text:p>
      <text:p text:style-name="Text_20_body">اِسْتَسْقَى <text:span text:style-name="Source_5f_Text">aistasqaā</text:span></text:p>
      <text:p text:style-name="Text_20_body">единств.</text:p>
      <text:p text:style-name="Text_20_body">число</text:p>
      <text:p text:style-name="Text_20_body">اِسْتَسْقَيْنَا <text:span text:style-name="Source_5f_Text">aistasqaynā</text:span></text:p>
      <text:p text:style-name="Text_20_body">اِسْتَسْقَيْتُمَا <text:span text:style-name="Source_5f_Text">aistasqaytumā</text:span></text:p>
      <text:p text:style-name="Text_20_body">اِسْتَسْقَيْتُمَا <text:span text:style-name="Source_5f_Text">aistasqaytumā</text:span></text:p>
      <text:p text:style-name="Text_20_body">اِسْتَسْقَتَا <text:span text:style-name="Source_5f_Text">aistasqatā</text:span></text:p>
      <text:p text:style-name="Text_20_body">اسْتَسْقَيَا <text:span text:style-name="Source_5f_Text">astasqayā</text:span></text:p>
      <text:p text:style-name="Text_20_body">двойств.</text:p>
      <text:p text:style-name="Text_20_body">число</text:p>
      <text:p text:style-name="Text_20_body">اِسْتَسْقَيْنَا <text:span text:style-name="Source_5f_Text">aistasqaynā</text:span></text:p>
      <text:p text:style-name="Text_20_body"><text:soft-page-break/>اِسْتَسْقَيْتُنَّ <text:span text:style-name="Source_5f_Text">aistasqaytunna</text:span></text:p>
      <text:p text:style-name="Text_20_body">اِسْتَسْقَيْتُمْ <text:span text:style-name="Source_5f_Text">aistasqaytum</text:span></text:p>
      <text:p text:style-name="Text_20_body">اِسْتَسْقَيْنَ <text:span text:style-name="Source_5f_Text">aistasqayna</text:span></text:p>
      <text:p text:style-name="Text_20_body">اِسْتَسْقَوْا <text:span text:style-name="Source_5f_Text">aistasqawa</text:span></text:p>
      <text:p text:style-name="Text_20_body">множеств.</text:p>
      <text:p text:style-name="Text_20_body">число</text:p>
      <text:p text:style-name="Text_20_body">Как видно из таблиц, породы недостаточного глагола при спряжении в прошедшем времени претерпевают морфологические изменения, аналогичные изменению недостаточных трехбуквенных глаголов со средней огласовкой (и) или (а), у которых конечная коренная буква -ا «алиф» (см. гл. II, § 11).</text:p>
      <text:p text:style-name="Text_20_body">Упражнения для закрепления</text:p>
      <text:p text:style-name="Text_20_body">1) Проспрягайте в прошедшем времени следующие глаголы и выучите их:</text:p>
      <text:p text:style-name="Text_20_body">ضَحَّى <text:span text:style-name="Source_5f_Text">ḍaḥḥaā</text:span> приносить в жертву, жертвовать (<text:span text:style-name="T1">чем</text:span> بِ <text:span text:style-name="Source_5f_Text">bi</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عَادَى <text:span text:style-name="Source_5f_Text">ʕādaā</text:span> питать враждебные чувства (<text:span text:style-name="T1">к</text:span> <text:span text:style-name="T1">кому</text:span>-<text:span text:style-name="T1">либо</text:span>)</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أَغْوَى <text:span text:style-name="Source_5f_Text">ʔaǧwaā</text:span> вводить в заблуждение</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هَادَى <text:span text:style-name="Source_5f_Text">tahādaā</text:span> обмениваться подарками</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text:soft-page-break/>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найдите в них недостаточные глаголы и определите их породу:</text:p>
      <text:p text:style-name="Text_20_body">صَلَّتْ فَاطِمَةُ الظُّهْرَ مَعَ عَائِشَةَ <text:span text:style-name="Source_5f_Text">ṣallat fāṭimatu ð̣-ð̣uhra maʕa ʕāʔišata</text:span></text:p>
      <text:p text:style-name="Text_20_body">الْفَتَاتَانِ أَقْرَتَا الضَّيْفَ <text:span text:style-name="Source_5f_Text">al-fatātāni ʔaqratā ḍ-ḍayfa</text:span></text:p>
      <text:p text:style-name="Text_20_body">عَادَى أَبُو جَهْلٍ أَبَا بَكْرٍ <text:span text:style-name="Source_5f_Text">ʕādaā ʔabuw jahlin ʔabā bakrin</text:span></text:p>
      <text:p text:style-name="Text_20_body">تَرَبَّيْتُ عِنْدَ عَمِّي سَبْعَ سِنِينَ <text:span text:style-name="Source_5f_Text">tarabbaytu ʕinda ʕammiy sabʕa siniyna</text:span></text:p>
      <text:p text:style-name="Text_20_body">النِّسَاءُ تَبَاهَيْنَ بِأَوْلاَدِهِنَّ وَحُلِيِّهِنَّ <text:span text:style-name="Source_5f_Text">an-nisāʔu tabāhayna biʔawlaadihinna waḥuliyyihinna</text:span></text:p>
      <text:p text:style-name="Text_20_body">اِنْقَضَتْ سَاعَاتُ الْعَمَلِ فَذَهَبْنَا إِلَى الْبَيْتِ <text:span text:style-name="Source_5f_Text">ainqaḍat sāʕātu l-ʕamali faðahabnā ʔilaā l-bayti</text:span></text:p>
      <text:p text:style-name="Text_20_body">اِقْتَضَتِ الظُّرُوفُ تَغْيِيرَ مَنْهَجِ التَّعْلِيمِ <text:span text:style-name="Source_5f_Text">aiqtaḍati ð̣-ð̣uruwfu taǧyiyra manhaji t-taʕliymi</text:span></text:p>
      <text:p text:style-name="Text_20_body">هَلِ اسْتَسْقَيْتُنَّ يَا مُسْلِمَاتُ <text:span text:style-name="Source_5f_Text">hali astasqaytunna yā muslimātu</text:span> ؟</text:p>
      <text:p text:style-name="Text_20_body">3) Переведите следующие предложения на арабский язык, используя глаголы 1-го упражнения:</text:p>
      <text:p text:style-name="Text_20_body">Мусульмане пожертвовали собой</text:p>
      <text:p text:style-name="Text_20_body">Абу Джахль и Абу Лахаб питали вражду к Али</text:p>
      <text:p text:style-name="Text_20_body">Али и Осман, вы обменялись подарками?</text:p>
      <text:p text:style-name="Text_20_body">Ты ввел нас в заблуждение</text:p>
      <text:p text:style-name="Text_20_body">Мы ввели ее в заблуждение</text:p>
      <text:h text:style-name="Heading_20_2" text:outline-level="2"><text:bookmark-start text:name="спряжение-трехбуквенного-пустого-глагола-в-прошедшем-времени"/><text:bookmark-start text:name="__RefHeading___Toc45290_1544766045"/>§ 13. Спряжение трехбуквенного пустого глагола в прошедшем времени<text:bookmark-end text:name="спряжение-трехбуквенного-пустого-глагола-в-прошедшем-времени"/><text:bookmark-end text:name="__RefHeading___Toc45290_1544766045"/></text:h>
      <text:p text:style-name="First_20_paragraph">تَصْرِيفُ الفِعْلِ الثُّلاَثِيِّ الأَجْوَفِ فى المَاضِى <text:span text:style-name="Source_5f_Text">taṣriyfu l-fiʕli θ-θulaaθiyyi l-ʔajwafi fā l-māḍiā</text:span></text:p>
      <text:p text:style-name="Text_20_body"><text:soft-page-break/>سَارَ <text:span text:style-name="Source_5f_Text">sāra</text:span> (и) двиг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سِرْتُ <text:span text:style-name="Source_5f_Text">sirtu</text:span></text:p>
      <text:p text:style-name="Text_20_body">سِرْتِ <text:span text:style-name="Source_5f_Text">sirti</text:span></text:p>
      <text:p text:style-name="Text_20_body">سِرْتَ <text:span text:style-name="Source_5f_Text">sirta</text:span></text:p>
      <text:p text:style-name="Text_20_body">سَارَتْ <text:span text:style-name="Source_5f_Text">sārat</text:span></text:p>
      <text:p text:style-name="Text_20_body">سَارَ <text:span text:style-name="Source_5f_Text">sāra</text:span></text:p>
      <text:p text:style-name="Text_20_body">единств.</text:p>
      <text:p text:style-name="Text_20_body">число</text:p>
      <text:p text:style-name="Text_20_body">سِرْنَا <text:span text:style-name="Source_5f_Text">sirnā</text:span></text:p>
      <text:p text:style-name="Text_20_body">سِرْتُمَا <text:span text:style-name="Source_5f_Text">sirtumā</text:span></text:p>
      <text:p text:style-name="Text_20_body">سِرْتُمَا <text:span text:style-name="Source_5f_Text">sirtumā</text:span></text:p>
      <text:p text:style-name="Text_20_body">سَارَتَا <text:span text:style-name="Source_5f_Text">sāratā</text:span></text:p>
      <text:p text:style-name="Text_20_body">سَارَا <text:span text:style-name="Source_5f_Text">sārā</text:span></text:p>
      <text:p text:style-name="Text_20_body">двойств.</text:p>
      <text:p text:style-name="Text_20_body">число</text:p>
      <text:p text:style-name="Text_20_body">سِرْنَا <text:span text:style-name="Source_5f_Text">sirnā</text:span></text:p>
      <text:p text:style-name="Text_20_body">سِرْتُنَّ <text:span text:style-name="Source_5f_Text">sirtunna</text:span></text:p>
      <text:p text:style-name="Text_20_body"><text:soft-page-break/>سِرْتُمْ <text:span text:style-name="Source_5f_Text">sirtum</text:span></text:p>
      <text:p text:style-name="Text_20_body">سِرْنَ <text:span text:style-name="Source_5f_Text">sirna</text:span></text:p>
      <text:p text:style-name="Text_20_body">سَارُوا <text:span text:style-name="Source_5f_Text">sāruwa</text:span></text:p>
      <text:p text:style-name="Text_20_body">множеств.</text:p>
      <text:p text:style-name="Text_20_body">число</text:p>
      <text:p text:style-name="Text_20_body">نَالَ <text:span text:style-name="Source_5f_Text">nāla</text:span> (а) получить, заполуч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نِلْتُ <text:span text:style-name="Source_5f_Text">niltu</text:span></text:p>
      <text:p text:style-name="Text_20_body">نِلْتِ <text:span text:style-name="Source_5f_Text">nilti</text:span></text:p>
      <text:p text:style-name="Text_20_body">نِلْتَ <text:span text:style-name="Source_5f_Text">nilta</text:span></text:p>
      <text:p text:style-name="Text_20_body">نَالَتْ <text:span text:style-name="Source_5f_Text">nālat</text:span></text:p>
      <text:p text:style-name="Text_20_body">نَالَ <text:span text:style-name="Source_5f_Text">nāla</text:span></text:p>
      <text:p text:style-name="Text_20_body">единств.</text:p>
      <text:p text:style-name="Text_20_body">число</text:p>
      <text:p text:style-name="Text_20_body">نِلْنَا <text:span text:style-name="Source_5f_Text">nilnā</text:span></text:p>
      <text:p text:style-name="Text_20_body">نِلْتُمَا <text:span text:style-name="Source_5f_Text">niltumā</text:span></text:p>
      <text:p text:style-name="Text_20_body">نِلْتُمَا <text:span text:style-name="Source_5f_Text">niltumā</text:span></text:p>
      <text:p text:style-name="Text_20_body">نَالَتَا <text:span text:style-name="Source_5f_Text">nālatā</text:span></text:p>
      <text:p text:style-name="Text_20_body"><text:soft-page-break/>نَالاَ <text:span text:style-name="Source_5f_Text">nālaa</text:span></text:p>
      <text:p text:style-name="Text_20_body">двойств.</text:p>
      <text:p text:style-name="Text_20_body">число</text:p>
      <text:p text:style-name="Text_20_body">نِلْنَا <text:span text:style-name="Source_5f_Text">nilnā</text:span></text:p>
      <text:p text:style-name="Text_20_body">نِلْتُنَّ <text:span text:style-name="Source_5f_Text">niltunna</text:span></text:p>
      <text:p text:style-name="Text_20_body">نِلْتُمْ <text:span text:style-name="Source_5f_Text">niltum</text:span></text:p>
      <text:p text:style-name="Text_20_body">نِلْنَ <text:span text:style-name="Source_5f_Text">nilna</text:span></text:p>
      <text:p text:style-name="Text_20_body">نَالُوا <text:span text:style-name="Source_5f_Text">nāluwa</text:span></text:p>
      <text:p text:style-name="Text_20_body">множеств.</text:p>
      <text:p text:style-name="Text_20_body">число</text:p>
      <text:p text:style-name="Text_20_body">قَالَ <text:span text:style-name="Source_5f_Text">qāla</text:span> (у) сказ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قُلْتُ <text:span text:style-name="Source_5f_Text">qultu</text:span></text:p>
      <text:p text:style-name="Text_20_body">قُلْتِ <text:span text:style-name="Source_5f_Text">qulti</text:span></text:p>
      <text:p text:style-name="Text_20_body">قُلْتَ <text:span text:style-name="Source_5f_Text">qulta</text:span></text:p>
      <text:p text:style-name="Text_20_body">قَالَتْ <text:span text:style-name="Source_5f_Text">qālat</text:span></text:p>
      <text:p text:style-name="Text_20_body">قَالَ <text:span text:style-name="Source_5f_Text">qāla</text:span></text:p>
      <text:p text:style-name="Text_20_body">единств.</text:p>
      <text:p text:style-name="Text_20_body">число</text:p>
      <text:p text:style-name="Text_20_body"><text:soft-page-break/>قُلْنَا <text:span text:style-name="Source_5f_Text">qulnā</text:span></text:p>
      <text:p text:style-name="Text_20_body">قُلْتُمَا <text:span text:style-name="Source_5f_Text">qultumā</text:span></text:p>
      <text:p text:style-name="Text_20_body">قُلْتُمَا <text:span text:style-name="Source_5f_Text">qultumā</text:span></text:p>
      <text:p text:style-name="Text_20_body">قَالَتَا <text:span text:style-name="Source_5f_Text">qālatā</text:span></text:p>
      <text:p text:style-name="Text_20_body">قَالاَ <text:span text:style-name="Source_5f_Text">qālaa</text:span></text:p>
      <text:p text:style-name="Text_20_body">двойств.</text:p>
      <text:p text:style-name="Text_20_body">число</text:p>
      <text:p text:style-name="Text_20_body">قُلْنَا <text:span text:style-name="Source_5f_Text">qulnā</text:span></text:p>
      <text:p text:style-name="Text_20_body">قُلْتُنَّ <text:span text:style-name="Source_5f_Text">qultunna</text:span></text:p>
      <text:p text:style-name="Text_20_body">قُلْتُمْ <text:span text:style-name="Source_5f_Text">qultum</text:span></text:p>
      <text:p text:style-name="Text_20_body">قُلْنَ <text:span text:style-name="Source_5f_Text">qulna</text:span></text:p>
      <text:p text:style-name="Text_20_body">قَالُوا <text:span text:style-name="Source_5f_Text">qāluwa</text:span></text:p>
      <text:p text:style-name="Text_20_body">множеств.число</text:p>
      <text:p text:style-name="Text_20_body">При спряжении трехбуквенного пустого глагола в прошедшем времени его средняя коренная усекается, если последняя коренная огласована «сукуном». При этом первая коренная огласуется «даммой», если средней огласовкой является (у). Если средней огласовкой является (и) или (а), то первая коренная огласуется «кясрой».</text:p>
      <text:p text:style-name="Text_20_body">Упражнения для закрепления</text:p>
      <text:p text:style-name="Text_20_body">1) Проспрягайте в прошедшем времени следующие глаголы и выучите их:</text:p>
      <text:p text:style-name="Text_20_body">سَالَ <text:span text:style-name="Source_5f_Text">sāla</text:span> (и) теч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حَارَ <text:span text:style-name="Source_5f_Text">ḥāra</text:span> (а) быть смущённым, недоуме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طَالَ <text:span text:style-name="Source_5f_Text">ṭāla</text:span> (у) быть долгим, длительным, тяну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text:soft-page-break/>множеств.</text:p>
      <text:p text:style-name="Text_20_body">число</text:p>
      <text:p text:style-name="Text_20_body">2) Переведите следующие предложения на русский язык и найдите в них трехбуквенные пустые глаголы:</text:p>
      <text:p text:style-name="Text_20_body">كَمْ يَوْمًا سِرْتُمْ يَا سُيَّاحُ <text:span text:style-name="Source_5f_Text">kam yawmana sirtum yā suyyāḥu</text:span> ؟</text:p>
      <text:p text:style-name="Text_20_body">لَقَدْ قُلْتَ الْحَقَّ يَا أَخِي <text:span text:style-name="Source_5f_Text">laqad qulta l-ḥaqqa yā ʔaxiy</text:span> !</text:p>
      <text:p text:style-name="Text_20_body">الْحُجَّاجُ عَادُوا إِلَى وَطَنِهِمْ <text:span text:style-name="Source_5f_Text">al-ḥujjāju ʕāduwa ʔilaā waṭanihim</text:span></text:p>
      <text:p text:style-name="Text_20_body">وَ مَتَى عُدْتُمَا أَنْتُمَا مِنْ سَفَرِكُمَا <text:span text:style-name="Source_5f_Text">wa mataā ʕudtumā ʔantumā min safarikumā</text:span> ؟</text:p>
      <text:p text:style-name="Text_20_body">إِنَّا نِلْنَا جَائِزَةً فِي هَذِهِ الْمُسَابَقَةِ <text:span text:style-name="Source_5f_Text">ʔinnā nilnā jāʔizatan fiy haðihi l-musābaqati</text:span></text:p>
      <text:p text:style-name="Text_20_body">الرَّجُلاَنِ خَافَا عَلَى أَوْلاَدِهِمَا مِنَ الْأَسَدِ <text:span text:style-name="Source_5f_Text">ar-rajulaani xāfā ʕalaā ʔawlaadihimā mina l-ʔasadi</text:span></text:p>
      <text:p text:style-name="Text_20_body">3) Переведите предложения на арабский язык, используя следующие глаголы:</text:p>
      <text:p text:style-name="Text_20_body">خَافَ <text:span text:style-name="Source_5f_Text">xāfa</text:span> (а) бояться (<text:span text:style-name="T1">чего</text:span> مِنْ <text:span text:style-name="Source_5f_Text">min</text:span> , <text:span text:style-name="T1">за кого-что</text:span> عَلَى <text:span text:style-name="Source_5f_Text">ʕalaā</text:span> )</text:p>
      <text:p text:style-name="Text_20_body">قَالَ <text:span text:style-name="Source_5f_Text">qāla</text:span> (у) сказать</text:p>
      <text:p text:style-name="Text_20_body">سَالَ <text:span text:style-name="Source_5f_Text">sāla</text:span> (и) течь</text:p>
      <text:p text:style-name="Text_20_body">Я сказал ему об этом</text:p>
      <text:p text:style-name="Text_20_body">Много лет назад здесь текли реки</text:p>
      <text:p text:style-name="Text_20_body">Женщины сказали правду</text:p>
      <text:p text:style-name="Text_20_body">Вы испугались собаки, девочки?</text:p>
      <text:p text:style-name="Text_20_body">4) Прочитайте следующие аяты и найдите в них пустые глаголы:</text:p>
      <text:p text:style-name="Text_20_body">﴿ وَقَالَ مُوسَى إِنِّي عُذْتُ بِرَبِّي وَرَبِّكُمْ مِنْ كُلِّ <text:span text:style-name="Source_5f_Text">waqāla muwsaā ʔinniy ʕuðtu birabbiy warabbikum min kulli</text:span> مُتَكَبِّرٍ لاَ يُؤْمِنُ بِيَوْمِ الْحِسَابِ <text:span text:style-name="Source_5f_Text">mutakabbirin laa yuʔminu biyawmi l-ḥisābi</text:span> ﴾</text:p>
      <text:p text:style-name="Text_20_body">﴿ قَالَتْ إِنِّي أَعُوذُ بِالرَّحْمَانِ مِنْكَ إِنْ كُنْتَ تَقِيًّا <text:span text:style-name="Source_5f_Text">qālat ʔinniy ʔaʕuwðu bialrraḥmāni minka </text:span><text:soft-page-break/><text:span text:style-name="Source_5f_Text">ʔin kunta taqiyyana</text:span> ﴾</text:p>
      <text:h text:style-name="Heading_20_2" text:outline-level="2"><text:bookmark-start text:name="спряжение-пород-пустого-глагола-в-прошедшем-времени"/><text:bookmark-start text:name="__RefHeading___Toc45292_1544766045"/>§ 14. Спряжение пород пустого глагола в прошедшем времени<text:bookmark-end text:name="спряжение-пород-пустого-глагола-в-прошедшем-времени"/><text:bookmark-end text:name="__RefHeading___Toc45292_1544766045"/></text:h>
      <text:p text:style-name="First_20_paragraph">تَصْرِيفُ الأَفْعَالِ الثُّلاَثِيَّةِ المَزِيدَةِ الجَوْفَاءِ فى <text:span text:style-name="Source_5f_Text">taṣriyfu l-ʔafʕāli θ-θulaaθiyyati l-maziydati l-jawfāʔi fā</text:span> المَاضِى <text:span text:style-name="Source_5f_Text">al-māḍiā</text:span></text:p>
      <text:p text:style-name="Text_20_body">كَوَّرَ <text:span text:style-name="Source_5f_Text">kawwara</text:span> 1) округлять 2) сверт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كَوَّرْتُ <text:span text:style-name="Source_5f_Text">kawwartu</text:span></text:p>
      <text:p text:style-name="Text_20_body">كَوَّرْتِ <text:span text:style-name="Source_5f_Text">kawwarti</text:span></text:p>
      <text:p text:style-name="Text_20_body">كَوَّرْتَ <text:span text:style-name="Source_5f_Text">kawwarta</text:span></text:p>
      <text:p text:style-name="Text_20_body">كَوَّرَتْ <text:span text:style-name="Source_5f_Text">kawwarat</text:span></text:p>
      <text:p text:style-name="Text_20_body">كَوَّرَ <text:span text:style-name="Source_5f_Text">kawwara</text:span></text:p>
      <text:p text:style-name="Text_20_body">единств.</text:p>
      <text:p text:style-name="Text_20_body">число</text:p>
      <text:p text:style-name="Text_20_body">كَوَّرْنَا <text:span text:style-name="Source_5f_Text">kawwarnā</text:span></text:p>
      <text:p text:style-name="Text_20_body">كَوَّرْتُمَا <text:span text:style-name="Source_5f_Text">kawwartumā</text:span></text:p>
      <text:p text:style-name="Text_20_body">كَوَّرْتُمَا <text:span text:style-name="Source_5f_Text">kawwartumā</text:span></text:p>
      <text:p text:style-name="Text_20_body">كَوَّرَتَا <text:span text:style-name="Source_5f_Text">kawwaratā</text:span></text:p>
      <text:p text:style-name="Text_20_body">كَوَّرَا <text:span text:style-name="Source_5f_Text">kawwarā</text:span></text:p>
      <text:p text:style-name="Text_20_body">двойств.</text:p>
      <text:p text:style-name="Text_20_body"><text:soft-page-break/>число</text:p>
      <text:p text:style-name="Text_20_body">كَوَّرْنَا <text:span text:style-name="Source_5f_Text">kawwarnā</text:span></text:p>
      <text:p text:style-name="Text_20_body">كَوَّرْتُنَّ <text:span text:style-name="Source_5f_Text">kawwartunna</text:span></text:p>
      <text:p text:style-name="Text_20_body">كَوَّرْتُمْ <text:span text:style-name="Source_5f_Text">kawwartum</text:span></text:p>
      <text:p text:style-name="Text_20_body">كَوَّرْنَ <text:span text:style-name="Source_5f_Text">kawwarna</text:span></text:p>
      <text:p text:style-name="Text_20_body">كَوَّرُوا <text:span text:style-name="Source_5f_Text">kawwaruwa</text:span></text:p>
      <text:p text:style-name="Text_20_body">множеств.</text:p>
      <text:p text:style-name="Text_20_body">число</text:p>
      <text:p text:style-name="Text_20_body">نَاوَلَ <text:span text:style-name="Source_5f_Text">nāwala</text:span> передавать, вручать, да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نَاوَلْتُ <text:span text:style-name="Source_5f_Text">nāwaltu</text:span></text:p>
      <text:p text:style-name="Text_20_body">نَاوَلْتِ <text:span text:style-name="Source_5f_Text">nāwalti</text:span></text:p>
      <text:p text:style-name="Text_20_body">نَاوَلْتَ <text:span text:style-name="Source_5f_Text">nāwalta</text:span></text:p>
      <text:p text:style-name="Text_20_body">نَاوَلََتْ <text:span text:style-name="Source_5f_Text">nāwalaat</text:span></text:p>
      <text:p text:style-name="Text_20_body">نَاوَلََ <text:span text:style-name="Source_5f_Text">nāwalaa</text:span></text:p>
      <text:p text:style-name="Text_20_body">единств.</text:p>
      <text:p text:style-name="Text_20_body">число</text:p>
      <text:p text:style-name="Text_20_body">نَاوَلْنَا <text:span text:style-name="Source_5f_Text">nāwalnā</text:span></text:p>
      <text:p text:style-name="Text_20_body">نَاوَلْتُمَا <text:span text:style-name="Source_5f_Text">nāwaltumā</text:span></text:p>
      <text:p text:style-name="Text_20_body"><text:soft-page-break/>نَاوَلْتُمَا <text:span text:style-name="Source_5f_Text">nāwaltumā</text:span></text:p>
      <text:p text:style-name="Text_20_body">نَاوَلََتَا <text:span text:style-name="Source_5f_Text">nāwalaatā</text:span></text:p>
      <text:p text:style-name="Text_20_body">نَاوَلاَ <text:span text:style-name="Source_5f_Text">nāwalaa</text:span></text:p>
      <text:p text:style-name="Text_20_body">двойств.</text:p>
      <text:p text:style-name="Text_20_body">число</text:p>
      <text:p text:style-name="Text_20_body">نَاوَلْنَا <text:span text:style-name="Source_5f_Text">nāwalnā</text:span></text:p>
      <text:p text:style-name="Text_20_body">نَاوَلْتُنَّ <text:span text:style-name="Source_5f_Text">nāwaltunna</text:span></text:p>
      <text:p text:style-name="Text_20_body">نَاوَلْتُمْ <text:span text:style-name="Source_5f_Text">nāwaltum</text:span></text:p>
      <text:p text:style-name="Text_20_body">نَاوَلْنَ <text:span text:style-name="Source_5f_Text">nāwalna</text:span></text:p>
      <text:p text:style-name="Text_20_body">نَاوَلَُوا <text:span text:style-name="Source_5f_Text">nāwalauwa</text:span></text:p>
      <text:p text:style-name="Text_20_body">множеств.число</text:p>
      <text:p text:style-name="Text_20_body">أقَالَ <text:span text:style-name="Source_5f_Text">ʔqāla</text:span> увольнять, давать отставку</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لْتُ <text:span text:style-name="Source_5f_Text">ʔaqaltu</text:span></text:p>
      <text:p text:style-name="Text_20_body">أََقَلْتِ <text:span text:style-name="Source_5f_Text">ʔaaqalti</text:span></text:p>
      <text:p text:style-name="Text_20_body">أَقَلْتَ <text:span text:style-name="Source_5f_Text">ʔaqalta</text:span></text:p>
      <text:p text:style-name="Text_20_body">أَقَالَتْ <text:span text:style-name="Source_5f_Text">ʔaqālat</text:span></text:p>
      <text:p text:style-name="Text_20_body">أقَالَ <text:span text:style-name="Source_5f_Text">ʔqāla</text:span></text:p>
      <text:p text:style-name="Text_20_body"><text:soft-page-break/>единств.</text:p>
      <text:p text:style-name="Text_20_body">число</text:p>
      <text:p text:style-name="Text_20_body">أَقَلْنَا <text:span text:style-name="Source_5f_Text">ʔaqalnā</text:span></text:p>
      <text:p text:style-name="Text_20_body">أَقَلْتُمَا <text:span text:style-name="Source_5f_Text">ʔaqaltumā</text:span></text:p>
      <text:p text:style-name="Text_20_body">أَقَلْتُمَا <text:span text:style-name="Source_5f_Text">ʔaqaltumā</text:span></text:p>
      <text:p text:style-name="Text_20_body">أَقَالَتَا <text:span text:style-name="Source_5f_Text">ʔaqālatā</text:span></text:p>
      <text:p text:style-name="Text_20_body">أقَالاَ <text:span text:style-name="Source_5f_Text">ʔqālaa</text:span></text:p>
      <text:p text:style-name="Text_20_body">двойств.</text:p>
      <text:p text:style-name="Text_20_body">число</text:p>
      <text:p text:style-name="Text_20_body">أَقَلْنَا <text:span text:style-name="Source_5f_Text">ʔaqalnā</text:span></text:p>
      <text:p text:style-name="Text_20_body">أَقَلْتُنَّ <text:span text:style-name="Source_5f_Text">ʔaqaltunna</text:span></text:p>
      <text:p text:style-name="Text_20_body">أَقَلْتُمْ <text:span text:style-name="Source_5f_Text">ʔaqaltum</text:span></text:p>
      <text:p text:style-name="Text_20_body">أَقَلْنَ <text:span text:style-name="Source_5f_Text">ʔaqalna</text:span></text:p>
      <text:p text:style-name="Text_20_body">أَقَالُوا <text:span text:style-name="Source_5f_Text">ʔaqāluwa</text:span></text:p>
      <text:p text:style-name="Text_20_body">множеств.</text:p>
      <text:p text:style-name="Text_20_body">число</text:p>
      <text:p text:style-name="Text_20_body">تَقَوَّلَ <text:span text:style-name="Source_5f_Text">taqawwal-a</text:span> наговаривать, болтать вздор (о <text:span text:style-name="T1">ком-чём</text:span> عَلَى <text:span text:style-name="Source_5f_Text">ʕalaā</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قَوَّلْتُ <text:span text:style-name="Source_5f_Text">taqawwal-tu</text:span></text:p>
      <text:p text:style-name="Text_20_body"><text:soft-page-break/>تَقَوَّلْتِ <text:span text:style-name="Source_5f_Text">taqawwal-ti</text:span></text:p>
      <text:p text:style-name="Text_20_body">تَقَوَّلْتَ <text:span text:style-name="Source_5f_Text">taqawwal-ta</text:span></text:p>
      <text:p text:style-name="Text_20_body">تَقَوَّلَتْ <text:span text:style-name="Source_5f_Text">taqawwal-at</text:span></text:p>
      <text:p text:style-name="Text_20_body">تَقَوَّلَ <text:span text:style-name="Source_5f_Text">taqawwal-a</text:span></text:p>
      <text:p text:style-name="Text_20_body">единств.</text:p>
      <text:p text:style-name="Text_20_body">число</text:p>
      <text:p text:style-name="Text_20_body">تَقَوَّلْنَا <text:span text:style-name="Source_5f_Text">taqawwal-nā</text:span></text:p>
      <text:p text:style-name="Text_20_body">تَقَوَّلْتُمَا <text:span text:style-name="Source_5f_Text">taqawwal-tumā</text:span></text:p>
      <text:p text:style-name="Text_20_body">تَقَوَّلْتُمَا <text:span text:style-name="Source_5f_Text">taqawwal-tumā</text:span></text:p>
      <text:p text:style-name="Text_20_body">تَقَوَّلَتَا <text:span text:style-name="Source_5f_Text">taqawwal-atā</text:span></text:p>
      <text:p text:style-name="Text_20_body">تَقَوَّلاَ <text:span text:style-name="Source_5f_Text">taqawwal-aa</text:span></text:p>
      <text:p text:style-name="Text_20_body">двойств.</text:p>
      <text:p text:style-name="Text_20_body">число</text:p>
      <text:p text:style-name="Text_20_body">تَقَوَّلْنَا <text:span text:style-name="Source_5f_Text">taqawwal-nā</text:span></text:p>
      <text:p text:style-name="Text_20_body">تَقَوَّلْتُنَّ <text:span text:style-name="Source_5f_Text">taqawwal-tunna</text:span></text:p>
      <text:p text:style-name="Text_20_body">تَقَوَّلْتُمْ <text:span text:style-name="Source_5f_Text">taqawwal-tum</text:span></text:p>
      <text:p text:style-name="Text_20_body">تَقَوَّلْنَ <text:span text:style-name="Source_5f_Text">taqawwal-na</text:span></text:p>
      <text:p text:style-name="Text_20_body">تَقَوَّلوا <text:span text:style-name="Source_5f_Text">taqawwal-wa</text:span></text:p>
      <text:p text:style-name="Text_20_body">множеств.</text:p>
      <text:p text:style-name="Text_20_body">число</text:p>
      <text:p text:style-name="Text_20_body">تَدَاوَلَ <text:span text:style-name="Source_5f_Text">tadāwala</text:span> иметь хождение (<text:span text:style-name="T1">например</text:span> <text:span text:style-name="T1">о</text:span> <text:span text:style-name="T1">деньгах</text:span>)</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تَدَاوَلْتُ <text:span text:style-name="Source_5f_Text">tadāwaltu</text:span></text:p>
      <text:p text:style-name="Text_20_body">تَدَاوَلْتِ <text:span text:style-name="Source_5f_Text">tadāwalti</text:span></text:p>
      <text:p text:style-name="Text_20_body">تَدَاوَلْتَ <text:span text:style-name="Source_5f_Text">tadāwalta</text:span></text:p>
      <text:p text:style-name="Text_20_body">تَدَاوَلَتْ <text:span text:style-name="Source_5f_Text">tadāwalat</text:span></text:p>
      <text:p text:style-name="Text_20_body">تَدَاوَلَ <text:span text:style-name="Source_5f_Text">tadāwala</text:span></text:p>
      <text:p text:style-name="Text_20_body">единств.</text:p>
      <text:p text:style-name="Text_20_body">число</text:p>
      <text:p text:style-name="Text_20_body">تَدَاوَلْنَا <text:span text:style-name="Source_5f_Text">tadāwalnā</text:span></text:p>
      <text:p text:style-name="Text_20_body">تَدَاوَلْتُمَا <text:span text:style-name="Source_5f_Text">tadāwaltumā</text:span></text:p>
      <text:p text:style-name="Text_20_body">تَدَاوَلْتُمَا <text:span text:style-name="Source_5f_Text">tadāwaltumā</text:span></text:p>
      <text:p text:style-name="Text_20_body">تَدَاوَلَتَا <text:span text:style-name="Source_5f_Text">tadāwalatā</text:span></text:p>
      <text:p text:style-name="Text_20_body">تَدَاوَلاَ <text:span text:style-name="Source_5f_Text">tadāwalaa</text:span></text:p>
      <text:p text:style-name="Text_20_body">двойств.</text:p>
      <text:p text:style-name="Text_20_body">число</text:p>
      <text:p text:style-name="Text_20_body">تَدَاوَلْنَا <text:span text:style-name="Source_5f_Text">tadāwalnā</text:span></text:p>
      <text:p text:style-name="Text_20_body">تَدَاوَلْتُنَّ <text:span text:style-name="Source_5f_Text">tadāwaltunna</text:span></text:p>
      <text:p text:style-name="Text_20_body">تَدَاوَلْتُمْ <text:span text:style-name="Source_5f_Text">tadāwaltum</text:span></text:p>
      <text:p text:style-name="Text_20_body">تَدَاوَلْنَ <text:span text:style-name="Source_5f_Text">tadāwalna</text:span></text:p>
      <text:p text:style-name="Text_20_body"><text:soft-page-break/>تَدَاوَلُوا <text:span text:style-name="Source_5f_Text">tadāwaluwa</text:span></text:p>
      <text:p text:style-name="Text_20_body">множеств.</text:p>
      <text:p text:style-name="Text_20_body">число</text:p>
      <text:p text:style-name="Text_20_body">اِنْقَادَ <text:span text:style-name="Source_5f_Text">ainqāda</text:span> быть ведомым, повиноваться (<text:span text:style-name="T1">кому</text:span> لِ <text:span text:style-name="Source_5f_Text">li</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نْقَدْتُ <text:span text:style-name="Source_5f_Text">ainqadtu</text:span></text:p>
      <text:p text:style-name="Text_20_body">اِنْقَدْتِ <text:span text:style-name="Source_5f_Text">ainqadti</text:span></text:p>
      <text:p text:style-name="Text_20_body">اِنْقَدْتَ <text:span text:style-name="Source_5f_Text">ainqadta</text:span></text:p>
      <text:p text:style-name="Text_20_body">اِنْقَادَتْ <text:span text:style-name="Source_5f_Text">ainqādat</text:span></text:p>
      <text:p text:style-name="Text_20_body">اِنْقَادَ <text:span text:style-name="Source_5f_Text">ainqāda</text:span></text:p>
      <text:p text:style-name="Text_20_body">единств.</text:p>
      <text:p text:style-name="Text_20_body">число</text:p>
      <text:p text:style-name="Text_20_body">اِنْقَدْنَا <text:span text:style-name="Source_5f_Text">ainqadnā</text:span></text:p>
      <text:p text:style-name="Text_20_body">اِنْقَدْتُمَا <text:span text:style-name="Source_5f_Text">ainqadtumā</text:span></text:p>
      <text:p text:style-name="Text_20_body">اِنْقَدْتُمَا <text:span text:style-name="Source_5f_Text">ainqadtumā</text:span></text:p>
      <text:p text:style-name="Text_20_body">اِنْقَادَتَا <text:span text:style-name="Source_5f_Text">ainqādatā</text:span></text:p>
      <text:p text:style-name="Text_20_body">اِنْقَادَا <text:span text:style-name="Source_5f_Text">ainqādā</text:span></text:p>
      <text:p text:style-name="Text_20_body">двойств.</text:p>
      <text:p text:style-name="Text_20_body">число</text:p>
      <text:p text:style-name="Text_20_body"><text:soft-page-break/>اِنْقَدْنَا <text:span text:style-name="Source_5f_Text">ainqadnā</text:span></text:p>
      <text:p text:style-name="Text_20_body">اِنْقَدْتُنَّ <text:span text:style-name="Source_5f_Text">ainqadtunna</text:span></text:p>
      <text:p text:style-name="Text_20_body">اِنْقَدْتُمْ <text:span text:style-name="Source_5f_Text">ainqadtum</text:span></text:p>
      <text:p text:style-name="Text_20_body">اِنْقَدْنَ <text:span text:style-name="Source_5f_Text">ainqadna</text:span></text:p>
      <text:p text:style-name="Text_20_body">اِنْقَادُوا <text:span text:style-name="Source_5f_Text">ainqāduwa</text:span></text:p>
      <text:p text:style-name="Text_20_body">множеств.</text:p>
      <text:p text:style-name="Text_20_body">число</text:p>
      <text:p text:style-name="Text_20_body">اِخْتَارَ <text:span text:style-name="Source_5f_Text">aixtāra</text:span> избирать, выбир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خْتَرْتُ <text:span text:style-name="Source_5f_Text">aixtartu</text:span></text:p>
      <text:p text:style-name="Text_20_body">اِخْتَرْتِ <text:span text:style-name="Source_5f_Text">aixtarti</text:span></text:p>
      <text:p text:style-name="Text_20_body">اِخْتَرْتَ <text:span text:style-name="Source_5f_Text">aixtarta</text:span></text:p>
      <text:p text:style-name="Text_20_body">اِخْتَارَتْ <text:span text:style-name="Source_5f_Text">aixtārat</text:span></text:p>
      <text:p text:style-name="Text_20_body">اِخْتَارَ <text:span text:style-name="Source_5f_Text">aixtāra</text:span></text:p>
      <text:p text:style-name="Text_20_body">единств.</text:p>
      <text:p text:style-name="Text_20_body">число</text:p>
      <text:p text:style-name="Text_20_body">اِخْتَرْنَا <text:span text:style-name="Source_5f_Text">aixtarnā</text:span></text:p>
      <text:p text:style-name="Text_20_body">اِخْتَرْتُمَا <text:span text:style-name="Source_5f_Text">aixtartumā</text:span></text:p>
      <text:p text:style-name="Text_20_body"><text:soft-page-break/>اِخْتَرْتُمَا <text:span text:style-name="Source_5f_Text">aixtartumā</text:span></text:p>
      <text:p text:style-name="Text_20_body">اِخْتَارَتَا <text:span text:style-name="Source_5f_Text">aixtāratā</text:span></text:p>
      <text:p text:style-name="Text_20_body">اِخْتَارَا <text:span text:style-name="Source_5f_Text">aixtārā</text:span></text:p>
      <text:p text:style-name="Text_20_body">двойств.</text:p>
      <text:p text:style-name="Text_20_body">число</text:p>
      <text:p text:style-name="Text_20_body">اِخْتَرْنَا <text:span text:style-name="Source_5f_Text">aixtarnā</text:span></text:p>
      <text:p text:style-name="Text_20_body">اِخْتَرْتُنَّ <text:span text:style-name="Source_5f_Text">aixtartunna</text:span></text:p>
      <text:p text:style-name="Text_20_body">اِخْتَرْتُمْ <text:span text:style-name="Source_5f_Text">aixtartum</text:span></text:p>
      <text:p text:style-name="Text_20_body">اِخْتَرْنَ <text:span text:style-name="Source_5f_Text">aixtarna</text:span></text:p>
      <text:p text:style-name="Text_20_body">اِخْتَارُوا <text:span text:style-name="Source_5f_Text">aixtāruwa</text:span></text:p>
      <text:p text:style-name="Text_20_body">множеств.</text:p>
      <text:p text:style-name="Text_20_body">число</text:p>
      <text:p text:style-name="Text_20_body">اِسْوَدَّ <text:span text:style-name="Source_5f_Text">aiswadda</text:span> чернеть</text:p>
      <text:p text:style-name="Text_20_body">1</text:p>
      <text:p text:style-name="Text_20_body">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سْوَدَدْتُ <text:span text:style-name="Source_5f_Text">aiswadadtu</text:span></text:p>
      <text:p text:style-name="Text_20_body">اِسْوَدَدْتَ <text:span text:style-name="Source_5f_Text">aiswadadta</text:span></text:p>
      <text:p text:style-name="Text_20_body">اِسْوَدَدْتَ <text:span text:style-name="Source_5f_Text">aiswadadta</text:span></text:p>
      <text:p text:style-name="Text_20_body">اِسْوَدَّتْ <text:span text:style-name="Source_5f_Text">aiswaddat</text:span></text:p>
      <text:p text:style-name="Text_20_body"><text:soft-page-break/>اِسْوَدَّ <text:span text:style-name="Source_5f_Text">aiswadda</text:span></text:p>
      <text:p text:style-name="Text_20_body">единств.</text:p>
      <text:p text:style-name="Text_20_body">число</text:p>
      <text:p text:style-name="Text_20_body">اِسْوَدَدْنَا <text:span text:style-name="Source_5f_Text">aiswadadnā</text:span></text:p>
      <text:p text:style-name="Text_20_body">اِسْوَدَدْتُمَا <text:span text:style-name="Source_5f_Text">aiswadadtumā</text:span></text:p>
      <text:p text:style-name="Text_20_body">اِسْوَدَدْتُمَا <text:span text:style-name="Source_5f_Text">aiswadadtumā</text:span></text:p>
      <text:p text:style-name="Text_20_body">اِسْوَدَّتَا <text:span text:style-name="Source_5f_Text">aiswaddatā</text:span></text:p>
      <text:p text:style-name="Text_20_body">اِسْوَدَّا <text:span text:style-name="Source_5f_Text">aiswaddā</text:span></text:p>
      <text:p text:style-name="Text_20_body">двойств.</text:p>
      <text:p text:style-name="Text_20_body">число</text:p>
      <text:p text:style-name="Text_20_body">اِسْوَدَدْنَا <text:span text:style-name="Source_5f_Text">aiswadadnā</text:span></text:p>
      <text:p text:style-name="Text_20_body">اِسْوَدَدْتُنَّ <text:span text:style-name="Source_5f_Text">aiswadadtunna</text:span></text:p>
      <text:p text:style-name="Text_20_body">اِسْوَدَدْتُمْ <text:span text:style-name="Source_5f_Text">aiswadadtum</text:span></text:p>
      <text:p text:style-name="Text_20_body">اِسْوَدَدْنَ <text:span text:style-name="Source_5f_Text">aiswadadna</text:span></text:p>
      <text:p text:style-name="Text_20_body">اِسْوَدُّوا <text:span text:style-name="Source_5f_Text">aiswadduwa</text:span></text:p>
      <text:p text:style-name="Text_20_body">множеств.</text:p>
      <text:p text:style-name="Text_20_body">число</text:p>
      <text:p text:style-name="Text_20_body">اِسْتَقَالَ <text:span text:style-name="Source_5f_Text">aistaqāla</text:span> подать в отставку</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اِسْتَقَلْتُ <text:span text:style-name="Source_5f_Text">aistaqaltu</text:span></text:p>
      <text:p text:style-name="Text_20_body">اِسْتَقَلْتِ <text:span text:style-name="Source_5f_Text">aistaqalti</text:span></text:p>
      <text:p text:style-name="Text_20_body">اِسْتَقَلْتَ <text:span text:style-name="Source_5f_Text">aistaqalta</text:span></text:p>
      <text:p text:style-name="Text_20_body">اِسْتَقَالَتْ <text:span text:style-name="Source_5f_Text">aistaqālat</text:span></text:p>
      <text:p text:style-name="Text_20_body">اِسْتَقَالَ <text:span text:style-name="Source_5f_Text">aistaqāla</text:span></text:p>
      <text:p text:style-name="Text_20_body">единств.</text:p>
      <text:p text:style-name="Text_20_body">число</text:p>
      <text:p text:style-name="Text_20_body">اِسْتَقَلْنَا <text:span text:style-name="Source_5f_Text">aistaqalnā</text:span></text:p>
      <text:p text:style-name="Text_20_body">اِسْتَقَلْتُمَا <text:span text:style-name="Source_5f_Text">aistaqaltumā</text:span></text:p>
      <text:p text:style-name="Text_20_body">اِسْتَقَلْتُمَا <text:span text:style-name="Source_5f_Text">aistaqaltumā</text:span></text:p>
      <text:p text:style-name="Text_20_body">اِسْتَقَالَتَا <text:span text:style-name="Source_5f_Text">aistaqālatā</text:span></text:p>
      <text:p text:style-name="Text_20_body">اِسْتَقَالاَ <text:span text:style-name="Source_5f_Text">aistaqālaa</text:span></text:p>
      <text:p text:style-name="Text_20_body">двойств.</text:p>
      <text:p text:style-name="Text_20_body">число</text:p>
      <text:p text:style-name="Text_20_body">اِسْتَقَلْنَا <text:span text:style-name="Source_5f_Text">aistaqalnā</text:span></text:p>
      <text:p text:style-name="Text_20_body">اِسْتَقَلْتُنَّ <text:span text:style-name="Source_5f_Text">aistaqaltunna</text:span></text:p>
      <text:p text:style-name="Text_20_body">اِسْتَقَلْتُمْ <text:span text:style-name="Source_5f_Text">aistaqaltum</text:span></text:p>
      <text:p text:style-name="Text_20_body">اِسْتَقَلْنَ <text:span text:style-name="Source_5f_Text">aistaqalna</text:span></text:p>
      <text:p text:style-name="Text_20_body">اِسْتَقَالُوا <text:span text:style-name="Source_5f_Text">aistaqāluwa</text:span></text:p>
      <text:p text:style-name="Text_20_body">множеств.</text:p>
      <text:p text:style-name="Text_20_body">число</text:p>
      <text:p text:style-name="Text_20_body">Как видно из таблиц, породы пустого глагола утрачивают слабую коренную, если она <text:soft-page-break/>является долгой гласной и если последняя коренная огласована «сукуном». Например:</text:p>
      <text:p text:style-name="Text_20_body">اِخْتَارَ <text:span text:style-name="Source_5f_Text">aixtāra</text:span> выбирать  اِخْتَارْتُ  اِخْتَرْتُ <text:span text:style-name="Source_5f_Text"> aixtārtu  aixtartu</text:span> я выбрал (усечён ا «алиф»).</text:p>
      <text:p text:style-name="Text_20_body">Упражнения для закрепления</text:p>
      <text:p text:style-name="Text_20_body">1) Проспрягайте в прошедшем времени следующие глаголы и выучите их:</text:p>
      <text:p text:style-name="Text_20_body">أَضَاعَ <text:span text:style-name="Source_5f_Text">ʔaḍāʕa</text:span> губить, уничто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نْهَارَ <text:span text:style-name="Source_5f_Text">ainhāra</text:span> обваливаться, разваливаться, рушиться, падать вниз</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text:soft-page-break/>число</text:p>
      <text:p text:style-name="Text_20_body">اِرْتَابَ <text:span text:style-name="Source_5f_Text">airtāba</text:span> сомнев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йдите в них пустые глаголы и определите их породу:</text:p>
      <text:p text:style-name="Text_20_body">إِنَّ حَدِيثَ هَذَا الرَّجُلِ طَيَّرَ نَوْمِي <text:span text:style-name="Source_5f_Text">ʔinna ḥadiyθa haðā r-rajuli ṭayyara nawmiy</text:span></text:p>
      <text:p text:style-name="Text_20_body">الْمُسْلِمُونَ فِي سَبِيلِ اللهِ اسْتَهَانُوا بِالْمَوْتِ <text:span text:style-name="Source_5f_Text">al-muslimuwna fiy sabiyli l-lhi astahānuwa bialmawti</text:span></text:p>
      <text:p text:style-name="Text_20_body">تَلاَوَمَ النَّاسُ فِي هَذَا الْمَجْلِسِ <text:span text:style-name="Source_5f_Text">talaawama n-nāsu fiy haðā l-majlisi</text:span></text:p>
      <text:p text:style-name="Text_20_body">أَمَطْتُ الحَجَرَ عَنِ الطَّرِيقِ ابْتِغَاءَ الثَّوَابِ <text:span text:style-name="Source_5f_Text">ʔamaṭtu l-ḥajara ʕani ṭ-ṭariyqi abtiǧāʔa θ-θawābi</text:span></text:p>
      <text:p text:style-name="Text_20_body">تَعَوَّدَتْ أُمِّي عَلَى جَوِّ لُبْنَانَ <text:span text:style-name="Source_5f_Text">taʕawwadat ʔummiy ʕalaā jawwi lubnāna</text:span></text:p>
      <text:p text:style-name="Text_20_body">اِصْطَادَتِ الْأُسُودُ فِي تِلْكَ الْغَابَةِ <text:span text:style-name="Source_5f_Text">aiṣṭādati l-ʔusuwdu fiy tilka l-ǧābati</text:span></text:p>
      <text:p text:style-name="Text_20_body">اِنْهَارَ الْبُنْيَانُ الَّذِي بَنَيْتُمُوهُ فِي السَّنَةِ الْمَاضِيَةِ <text:span text:style-name="Source_5f_Text">ainhāra l-bunyānu l--aðiy banaytumuwhu fiy as-sanati l-māḍiyati</text:span></text:p>
      <text:p text:style-name="Text_20_body">قَاوَمَتِ الشُّرْطَةُ الْإِرْهَابِيِّينَ فِي كُلِّ مَكَانٍ <text:span text:style-name="Source_5f_Text">qāwamati š-šurṭatu l-ʔirhābiyyiyna fiy kulli makānin</text:span></text:p>
      <text:p text:style-name="Text_20_body">3) Переведите предложения на арабский язык, используя следующие глаголы:</text:p>
      <text:p text:style-name="Text_20_body"><text:soft-page-break/>اِسْتَقَالَ <text:span text:style-name="Source_5f_Text">aistaqāla</text:span> подать в отставку</text:p>
      <text:p text:style-name="Text_20_body">اِخْتَارَ <text:span text:style-name="Source_5f_Text">aixtāra</text:span> избирать, выбирать</text:p>
      <text:p text:style-name="Text_20_body">أَقَالَ <text:span text:style-name="Source_5f_Text">ʔaqāla</text:span> увольнять</text:p>
      <text:p text:style-name="Text_20_body">اِصْطَادَ <text:span text:style-name="Source_5f_Text">aiṣṭāda</text:span> охотиться</text:p>
      <text:p text:style-name="Text_20_body">Я подал в отставку вчера вечером</text:p>
      <text:p text:style-name="Text_20_body">Мы пошли на базар и выбрали эту рубашку</text:p>
      <text:p text:style-name="Text_20_body">Вы уволили этого учителя?</text:p>
      <text:p text:style-name="Text_20_body">Вы выбрали себе туфли, сестры?</text:p>
      <text:p text:style-name="Text_20_body">Позавчера мы охотились с отцом</text:p>
      <text:h text:style-name="Heading_20_2" text:outline-level="2"><text:bookmark-start text:name="глагол-настояще-будущего-времени"/><text:bookmark-start text:name="__RefHeading___Toc45294_1544766045"/>§ 15. Глагол настояще-будущего времени<text:bookmark-end text:name="глагол-настояще-будущего-времени"/><text:bookmark-end text:name="__RefHeading___Toc45294_1544766045"/></text:h>
      <text:p text:style-name="First_20_paragraph">الفِعْلُ المُضَارِعُ <text:span text:style-name="Source_5f_Text">al-fiʕlu l-muḍāriʕu</text:span></text:p>
      <text:p text:style-name="Text_20_body">Введение</text:p>
      <text:p text:style-name="Text_20_body">Глагол настояще-будущего времени образуется от корня глагола<text:a xlink:type="simple" xlink:href="#fn14" text:style-name="Internet_20_link" text:visited-style-name="Visited_20_Internet_20_Link"><text:span text:style-name="Definition">14</text:span></text:a> путем следующих преобразований:</text:p>
      <text:p text:style-name="Text_20_body">а) добавления к нему приставки - одной из <text:span text:style-name="T1">букв</text:span> <text:span text:style-name="T1">настоящего</text:span> <text:span text:style-name="T1">времени</text:span> ( أ ن ى ت <text:span text:style-name="Source_5f_Text">ʔ n ā t</text:span> )</text:p>
      <text:p text:style-name="Text_20_body">б) изменения некоторых огласовок</text:p>
      <text:p text:style-name="Text_20_body">в) добавления (при необходимости) определённых окончаний.</text:p>
      <text:p text:style-name="Text_20_body">Например:</text:p>
      <text:p text:style-name="Text_20_body">** ضَرَبَ <text:span text:style-name="Source_5f_Text">ḍaraba</text:span> ** бить  يَـ <text:span text:style-name="Source_5f_Text"> ya</text:span> …+** ضْرِبُ <text:span text:style-name="Source_5f_Text">ḍribu</text:span> **+ ـونَ  يَضْرِبُونَ <text:span text:style-name="Source_5f_Text">wna  yaḍribuwna</text:span> они (мужчины) бьют</text:p>
      <text:p text:style-name="Text_20_body">Глагол настояще-будущего времени, к которому не добавлено никакое окончание, имеет в конце огласовку «дамма». Например:</text:p>
      <text:p text:style-name="Text_20_body">يَكْتُبُ <text:span text:style-name="Source_5f_Text">yaktubu</text:span> он пишет</text:p>
      <text:p text:style-name="Text_20_body">يُدَخِّنُ <text:span text:style-name="Source_5f_Text">yudaxxinu</text:span> он курит</text:p>
      <text:p text:style-name="Text_20_body">يَنْتَقِلُ <text:span text:style-name="Source_5f_Text">yantaqilu</text:span> он переселяется</text:p>
      <text:p text:style-name="Text_20_body"><text:soft-page-break/>يَسْتَوْقِفُ <text:span text:style-name="Source_5f_Text">yastawqifu</text:span> он останавливает</text:p>
      <text:p text:style-name="Text_20_body"><text:span text:style-name="T1">Трёхбуквенный</text:span> <text:span text:style-name="T1">глагол</text:span> <text:span text:style-name="T1">настояще-будущеговремени.</text:span></text:p>
      <text:p text:style-name="Text_20_body">Средняя буква трехбуквенного глагола настояще-будущего времени может иметь любую из трех огласовок «фатха», «кясра» и «дамма»:</text:p>
      <text:p text:style-name="Text_20_body">يَفْتَحُ <text:span text:style-name="Source_5f_Text">yaftaḥu</text:span> он открывает</text:p>
      <text:p text:style-name="Text_20_body">يَضْرِبُ <text:span text:style-name="Source_5f_Text">yaḍribu</text:span> он бьет</text:p>
      <text:p text:style-name="Text_20_body">ينْصُرُ <text:span text:style-name="Source_5f_Text">ynṣuru</text:span> он помогает</text:p>
      <text:p text:style-name="Text_20_body">Эта <text:span text:style-name="T1">средняя</text:span> <text:span text:style-name="T1">огласовка</text:span> указывается в словарях буквами (а), (и), (у). Например:</text:p>
      <text:p text:style-name="Text_20_body">قَرَأَ <text:span text:style-name="Source_5f_Text">qaraʔa</text:span> (а) читать Š يَقْرَأُ <text:span text:style-name="Source_5f_Text">yaqraʔu</text:span> он читает</text:p>
      <text:p text:style-name="Text_20_body">كَسَرَ <text:span text:style-name="Source_5f_Text">kasara</text:span> (и) ломать Š يَكْسِرُ <text:span text:style-name="Source_5f_Text">yaksiru</text:span> он ломает</text:p>
      <text:p text:style-name="Text_20_body">تَرَكَ <text:span text:style-name="Source_5f_Text">taraka</text:span> (у) оставлять Š يَتْرُكُ <text:span text:style-name="Source_5f_Text">yatruku</text:span> он оставляет</text:p>
      <text:p text:style-name="Text_20_body">Следует заметить, что средней огласовкой глагола формулы فَعَلَ <text:span text:style-name="Source_5f_Text">faʕala</text:span> может являться и «фатха», и «кясра», и «дамма»:</text:p>
      <text:p text:style-name="Text_20_body">فَتَحَ <text:span text:style-name="Source_5f_Text">fataḥa</text:span> (а) открывать</text:p>
      <text:p text:style-name="Text_20_body">ضَرَبَ <text:span text:style-name="Source_5f_Text">ḍaraba</text:span> (и) бить</text:p>
      <text:p text:style-name="Text_20_body">نَصَرَ <text:span text:style-name="Source_5f_Text">naṣara</text:span> (у) помогать</text:p>
      <text:p text:style-name="Text_20_body">Средней огласовкой глагола формулы فَعِلَ <text:span text:style-name="Source_5f_Text">faʕila</text:span> бывает или «фатха», или «кясра»:</text:p>
      <text:p text:style-name="Text_20_body">فَرِحَ <text:span text:style-name="Source_5f_Text">fariḥa</text:span> (а) радоваться</text:p>
      <text:p text:style-name="Text_20_body">حَسِبَ <text:span text:style-name="Source_5f_Text">ḥasiba</text:span> (и) считать</text:p>
      <text:p text:style-name="Text_20_body">Средней огласовкой глагола формулы فَعُلَ <text:span text:style-name="Source_5f_Text">faʕula</text:span> может быть только «дамма»:</text:p>
      <text:p text:style-name="Text_20_body">كَبُرَ <text:span text:style-name="Source_5f_Text">kabura</text:span> (у) быть большим</text:p>
      <text:p text:style-name="Text_20_body"><text:soft-page-break/>صَغُرَ <text:span text:style-name="Source_5f_Text">ṣaǧura</text:span> (у) быть маленьким</text:p>
      <text:p text:style-name="Text_20_body">كَرُمَ <text:span text:style-name="Source_5f_Text">karuma</text:span> (у) быть благородным</text:p>
      <text:p text:style-name="Text_20_body"><text:span text:style-name="T1">Если</text:span> <text:span text:style-name="T1">глагол</text:span> <text:span text:style-name="T1">образован</text:span> <text:span text:style-name="T1">из</text:span> <text:span text:style-name="T1">четырех</text:span> <text:span text:style-name="T1">и</text:span> <text:span text:style-name="T1">более</text:span> <text:span text:style-name="T1">букв</text:span> <text:span text:style-name="T1">и</text:span> <text:span text:style-name="T1">имеет</text:span> <text:span text:style-name="T1">в</text:span> <text:span text:style-name="T1">начале</text:span> اِ <text:span text:style-name="Source_5f_Text">ai</text:span> ، إِ <text:span text:style-name="Source_5f_Text">ʔi</text:span> <text:span text:style-name="T1">«хамзу»,</text:span> то при образовании настояще-будущего времени «хамза» усекается, а предпоследняя огласовка меняется на «кясру»:</text:p>
      <text:p text:style-name="Text_20_body">أجْلَسَ <text:span text:style-name="Source_5f_Text">ʔjlasa</text:span> сажать Š يُجْلِسُ <text:span text:style-name="Source_5f_Text">yujlisu</text:span> он сажает</text:p>
      <text:p text:style-name="Text_20_body">اِنْكَسَرَ <text:span text:style-name="Source_5f_Text">ainkasara</text:span> ломаться Š يَنْكَسِرُ <text:span text:style-name="Source_5f_Text">yankasiru</text:span> он ломается</text:p>
      <text:p text:style-name="Text_20_body">اِحْتَرَمَ <text:span text:style-name="Source_5f_Text">aiḥtarama</text:span> уважать Š يَحْتَرِمُ <text:span text:style-name="Source_5f_Text">yaḥtarimu</text:span> он уважает</text:p>
      <text:p text:style-name="Text_20_body">اِسْتَخْدَمَ <text:span text:style-name="Source_5f_Text">aistaxdama</text:span> использовать Š يَسْتَخْدِمُ <text:span text:style-name="Source_5f_Text">yastaxdimu</text:span> он использует</text:p>
      <text:p text:style-name="Text_20_body">اِحْمَرَّ <text:span text:style-name="Source_5f_Text">aiḥmarra</text:span> краснеть Š يَحْمَرُّ <text:span text:style-name="Source_5f_Text">yaḥmarru</text:span> (в основе يَحْمَرِرُ <text:span text:style-name="Source_5f_Text">yaḥmariru</text:span> )</text:p>
      <text:p text:style-name="Text_20_body"><text:span text:style-name="T1">Если</text:span> <text:span text:style-name="T1">производный</text:span> <text:span text:style-name="T1">глагол</text:span> <text:span text:style-name="T1">имеет</text:span> <text:span text:style-name="T1">в</text:span> <text:span text:style-name="T1">начале</text:span> <text:span text:style-name="T1">добавочную</text:span> <text:span text:style-name="T1">букву</text:span> تَ <text:span text:style-name="Source_5f_Text">ta</text:span> <text:span text:style-name="T1">«тэ»,</text:span> то его огласовки в настояще-будущем времени не меняются. Например:</text:p>
      <text:p text:style-name="Text_20_body">تَكَلَّمَ <text:span text:style-name="Source_5f_Text">takallama</text:span> разговариватьŠ يَتَكَلَّمُ <text:span text:style-name="Source_5f_Text">yatakallamu</text:span> он разговаривает</text:p>
      <text:p text:style-name="Text_20_body">تَظَاهَرَ <text:span text:style-name="Source_5f_Text">tað̣āhara</text:span> притворяться Š يَتَظَاهَرُ <text:span text:style-name="Source_5f_Text">yatað̣āharu</text:span> он притворяется</text:p>
      <text:p text:style-name="Text_20_body">تَدَحْرَجَ <text:span text:style-name="Source_5f_Text">tadaḥraja</text:span> катиться Š يَتَدَحْرَجُ <text:span text:style-name="Source_5f_Text">yatadaḥraju</text:span> он катится</text:p>
      <text:p text:style-name="Text_20_body"><text:span text:style-name="T1">Если</text:span> <text:span text:style-name="T1">глагол</text:span> <text:span text:style-name="T1">образован</text:span> <text:span text:style-name="T1">из</text:span> <text:span text:style-name="T1">четырёх</text:span> <text:span text:style-name="T1">букв</text:span> <text:span text:style-name="T1">и</text:span> <text:span text:style-name="T1">не</text:span> <text:span text:style-name="T1">имеет</text:span> <text:span text:style-name="T1">в</text:span> <text:span text:style-name="T1">начале</text:span> <text:span text:style-name="T1">добавочную</text:span> اِ <text:span text:style-name="Source_5f_Text">ai</text:span> ، إ <text:span text:style-name="Source_5f_Text">ʔ</text:span> <text:span text:style-name="T1">«хамзу»</text:span> <text:span text:style-name="T1">или</text:span> تَ <text:span text:style-name="Source_5f_Text">ta</text:span> <text:span text:style-name="T1">«тэ»</text:span>, то его предпоследняя огласовка меняется на «кясру»:</text:p>
      <text:p text:style-name="Text_20_body">عَظَّمَ <text:span text:style-name="Source_5f_Text">ʕað̣̣ama</text:span> возвеличивать Š يُعَظِّمُ <text:span text:style-name="Source_5f_Text">yuʕað̣̣imu</text:span> он возвеличивает</text:p>
      <text:p text:style-name="Text_20_body">دَحْرَجَ <text:span text:style-name="Source_5f_Text">daḥraja</text:span> катить Š يُدَحْرِجُ <text:span text:style-name="Source_5f_Text">yudaḥriju</text:span> он катит</text:p>
      <text:p text:style-name="Text_20_body">Запомните:</text:p>
      <text:p text:style-name="Text_20_body">Буква настоящего времени огласуется «дамой», если глагол образован из <text:span text:style-name="T1">четырех</text:span> букв. Например:</text:p>
      <text:p text:style-name="Text_20_body">أرْسَلَ <text:span text:style-name="Source_5f_Text">ʔrsala</text:span> отправлять Š يُرْسِلُ <text:span text:style-name="Source_5f_Text">yursilu</text:span> он отправляет</text:p>
      <text:p text:style-name="Text_20_body"><text:soft-page-break/>دَخَّنَ <text:span text:style-name="Source_5f_Text">daxxana</text:span> курить Š يُدَخِّنُ <text:span text:style-name="Source_5f_Text">yudaxxinu</text:span> он курит</text:p>
      <text:p text:style-name="Text_20_body">قَاتَلَ <text:span text:style-name="Source_5f_Text">qātala</text:span> воевать Š يُقَاتِلُ <text:span text:style-name="Source_5f_Text">yuqātilu</text:span> он воюет</text:p>
      <text:p text:style-name="Text_20_body">تَرجَمَ <text:span text:style-name="Source_5f_Text">tarjama</text:span> переводить Š يُتَرْجِمُ <text:span text:style-name="Source_5f_Text">yutarjimu</text:span> он переводит</text:p>
      <text:p text:style-name="Text_20_body">Примечание:</text:p>
      <text:p text:style-name="Text_20_body">Будущее время глагола образуется путем добавления буквы سَـ <text:span text:style-name="Source_5f_Text">sa</text:span> … или частицы سَوْفَ <text:span text:style-name="Source_5f_Text">sawfa</text:span> к глаголу настояще-будущем времени. Например:</text:p>
      <text:p text:style-name="Text_20_body">يَفْتَحُ <text:span text:style-name="Source_5f_Text">yaftaḥu</text:span> он открывает Š سَيَفْتَحُ <text:span text:style-name="Source_5f_Text">sayaftaḥu</text:span> или سَوْفَ يَفْتَحُ <text:span text:style-name="Source_5f_Text">sawfa yaftaḥu</text:span> он откроет, он будет открывать</text:p>
      <text:p text:style-name="Text_20_body">يَضْرِبُ <text:span text:style-name="Source_5f_Text">yaḍribu</text:span> он бьет Š سَيَضْرِبُ <text:span text:style-name="Source_5f_Text">sayaḍribu</text:span> или سَوْفَ يَضْرِبُ <text:span text:style-name="Source_5f_Text">sawfa yaḍribu</text:span> он побьет, будет бить</text:p>
      <text:p text:style-name="Text_20_body">ينْصُرُ <text:span text:style-name="Source_5f_Text">ynṣuru</text:span> он помогает Š سَينْصُرُ <text:span text:style-name="Source_5f_Text">saynṣuru</text:span> или سَوْفَ ينْصُرُ <text:span text:style-name="Source_5f_Text">sawfa ynṣuru</text:span> он поможет, он будет помогать</text:p>
      <text:h text:style-name="Heading_20_2" text:outline-level="2"><text:bookmark-start text:name="спряжение-трёхбуквенного-правильного-глагола-в-настояще-будущем-времени"/><text:bookmark-start text:name="__RefHeading___Toc45296_1544766045"/>§ 16. Спряжение трёхбуквенного правильного глагола в настояще-будущем времени<text:bookmark-end text:name="спряжение-трёхбуквенного-правильного-глагола-в-настояще-будущем-времени"/><text:bookmark-end text:name="__RefHeading___Toc45296_1544766045"/></text:h>
      <text:p text:style-name="First_20_paragraph">تَصْرِيفُ الفِعْلِ الثُّلاثِىِّ المُجَرَّدِ الصَّحِيحِ الْمُضَارِعِ <text:span text:style-name="Source_5f_Text">taṣriyfu l-fiʕli θ-θulaθiāāi l-mujarradi ṣ-ṣaḥiyḥi l-muḍāriʕi</text:span></text:p>
      <text:p text:style-name="Text_20_body">فَتَحَ <text:span text:style-name="Source_5f_Text">fataḥa</text:span> (а) откр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فْتَحُ <text:span text:style-name="Source_5f_Text">ʔaftaḥu</text:span></text:p>
      <text:p text:style-name="Text_20_body">تَفْتَحِينَ <text:span text:style-name="Source_5f_Text">taftaḥiyna</text:span></text:p>
      <text:p text:style-name="Text_20_body">تَفْتَحُ <text:span text:style-name="Source_5f_Text">taftaḥu</text:span></text:p>
      <text:p text:style-name="Text_20_body"><text:soft-page-break/>تَفْتَحُ <text:span text:style-name="Source_5f_Text">taftaḥu</text:span></text:p>
      <text:p text:style-name="Text_20_body">يَفْتَحُ <text:span text:style-name="Source_5f_Text">yaftaḥu</text:span></text:p>
      <text:p text:style-name="Text_20_body">единств.</text:p>
      <text:p text:style-name="Text_20_body">число</text:p>
      <text:p text:style-name="Text_20_body">نَفْتَحُ <text:span text:style-name="Source_5f_Text">naftaḥu</text:span></text:p>
      <text:p text:style-name="Text_20_body">تَفْتَحَانِ <text:span text:style-name="Source_5f_Text">taftaḥāni</text:span></text:p>
      <text:p text:style-name="Text_20_body">تَفْتَحَانِ <text:span text:style-name="Source_5f_Text">taftaḥāni</text:span></text:p>
      <text:p text:style-name="Text_20_body">تَفْتَحَانِ <text:span text:style-name="Source_5f_Text">taftaḥāni</text:span></text:p>
      <text:p text:style-name="Text_20_body">يَفْتَحَانِ <text:span text:style-name="Source_5f_Text">yaftaḥāni</text:span></text:p>
      <text:p text:style-name="Text_20_body">двойств.</text:p>
      <text:p text:style-name="Text_20_body">число</text:p>
      <text:p text:style-name="Text_20_body">نَفْتَحُ <text:span text:style-name="Source_5f_Text">naftaḥu</text:span></text:p>
      <text:p text:style-name="Text_20_body">تَفْتَحْنَ <text:span text:style-name="Source_5f_Text">taftaḥna</text:span></text:p>
      <text:p text:style-name="Text_20_body">تَفْتَحُونَ <text:span text:style-name="Source_5f_Text">taftaḥuwna</text:span></text:p>
      <text:p text:style-name="Text_20_body">يَفْتَحْنَ <text:span text:style-name="Source_5f_Text">yaftaḥna</text:span></text:p>
      <text:p text:style-name="Text_20_body">يَقْتَحُونَ <text:span text:style-name="Source_5f_Text">yaqtaḥuwna</text:span></text:p>
      <text:p text:style-name="Text_20_body">множеств.</text:p>
      <text:p text:style-name="Text_20_body">число</text:p>
      <text:p text:style-name="Text_20_body">ضَرَبَ <text:span text:style-name="Source_5f_Text">ḍaraba</text:span> (и) бить</text:p>
      <text:p text:style-name="Text_20_body">1</text:p>
      <text:p text:style-name="Text_20_body">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أضْرِبُ <text:span text:style-name="Source_5f_Text">ʔḍribu</text:span></text:p>
      <text:p text:style-name="Text_20_body">تَضْرِبِينَ <text:span text:style-name="Source_5f_Text">taḍribiyna</text:span></text:p>
      <text:p text:style-name="Text_20_body">تَضْرِبُ <text:span text:style-name="Source_5f_Text">taḍribu</text:span></text:p>
      <text:p text:style-name="Text_20_body">تَضْرِبُ <text:span text:style-name="Source_5f_Text">taḍribu</text:span></text:p>
      <text:p text:style-name="Text_20_body">يَضْرِبُ <text:span text:style-name="Source_5f_Text">yaḍribu</text:span></text:p>
      <text:p text:style-name="Text_20_body">единств.</text:p>
      <text:p text:style-name="Text_20_body">число</text:p>
      <text:p text:style-name="Text_20_body">نَضْرِبُ <text:span text:style-name="Source_5f_Text">naḍribu</text:span></text:p>
      <text:p text:style-name="Text_20_body">تَضْرِبَانِ <text:span text:style-name="Source_5f_Text">taḍribāni</text:span></text:p>
      <text:p text:style-name="Text_20_body">تَضْرِبَانِ <text:span text:style-name="Source_5f_Text">taḍribāni</text:span></text:p>
      <text:p text:style-name="Text_20_body">تَضْرِبَانِ <text:span text:style-name="Source_5f_Text">taḍribāni</text:span></text:p>
      <text:p text:style-name="Text_20_body">يَضْرِبَانِ <text:span text:style-name="Source_5f_Text">yaḍribāni</text:span></text:p>
      <text:p text:style-name="Text_20_body">двойств.</text:p>
      <text:p text:style-name="Text_20_body">число</text:p>
      <text:p text:style-name="Text_20_body">نَضْرِبُ <text:span text:style-name="Source_5f_Text">naḍribu</text:span></text:p>
      <text:p text:style-name="Text_20_body">تَضْرِبْنَ <text:span text:style-name="Source_5f_Text">taḍribna</text:span></text:p>
      <text:p text:style-name="Text_20_body">تَضْرِبُونَ <text:span text:style-name="Source_5f_Text">taḍribuwna</text:span></text:p>
      <text:p text:style-name="Text_20_body">يَضْرِبْنَ <text:span text:style-name="Source_5f_Text">yaḍribna</text:span></text:p>
      <text:p text:style-name="Text_20_body">يَضْرِبُونَ <text:span text:style-name="Source_5f_Text">yaḍribuwna</text:span></text:p>
      <text:p text:style-name="Text_20_body">множеств.</text:p>
      <text:p text:style-name="Text_20_body"><text:soft-page-break/>число</text:p>
      <text:p text:style-name="Text_20_body">تَرَكَ <text:span text:style-name="Source_5f_Text">taraka</text:span> (у) оставл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رُكُ <text:span text:style-name="Source_5f_Text">ʔatruku</text:span></text:p>
      <text:p text:style-name="Text_20_body">تَتْرُكِينَ <text:span text:style-name="Source_5f_Text">tatrukiyna</text:span></text:p>
      <text:p text:style-name="Text_20_body">تَتْرُكُ <text:span text:style-name="Source_5f_Text">tatruku</text:span></text:p>
      <text:p text:style-name="Text_20_body">تَتْرُكُ <text:span text:style-name="Source_5f_Text">tatruku</text:span></text:p>
      <text:p text:style-name="Text_20_body">يَتْرُكُ <text:span text:style-name="Source_5f_Text">yatruku</text:span></text:p>
      <text:p text:style-name="Text_20_body">единств.</text:p>
      <text:p text:style-name="Text_20_body">число</text:p>
      <text:p text:style-name="Text_20_body">نَتْرُكُ <text:span text:style-name="Source_5f_Text">natruku</text:span></text:p>
      <text:p text:style-name="Text_20_body">تَتْرُكَانِ <text:span text:style-name="Source_5f_Text">tatrukāni</text:span></text:p>
      <text:p text:style-name="Text_20_body">تَتْرُكَانِ <text:span text:style-name="Source_5f_Text">tatrukāni</text:span></text:p>
      <text:p text:style-name="Text_20_body">تَتْرُكَانِ <text:span text:style-name="Source_5f_Text">tatrukāni</text:span></text:p>
      <text:p text:style-name="Text_20_body">يَتْرُكَانِ <text:span text:style-name="Source_5f_Text">yatrukāni</text:span></text:p>
      <text:p text:style-name="Text_20_body">двойств.</text:p>
      <text:p text:style-name="Text_20_body">число</text:p>
      <text:p text:style-name="Text_20_body">نَتْرُكُ <text:span text:style-name="Source_5f_Text">natruku</text:span></text:p>
      <text:p text:style-name="Text_20_body">تَتْرُكْنَ <text:span text:style-name="Source_5f_Text">tatrukna</text:span></text:p>
      <text:p text:style-name="Text_20_body"><text:soft-page-break/>تَتْرُكُونَ <text:span text:style-name="Source_5f_Text">tatrukuwna</text:span></text:p>
      <text:p text:style-name="Text_20_body">يَتْرُكْنَ <text:span text:style-name="Source_5f_Text">yatrukna</text:span></text:p>
      <text:p text:style-name="Text_20_body">يَتْرُكُونَ <text:span text:style-name="Source_5f_Text">yatrukuwna</text:span></text:p>
      <text:p text:style-name="Text_20_body">множеств.</text:p>
      <text:p text:style-name="Text_20_body">число</text:p>
      <text:p text:style-name="Text_20_body">Рассмотрим окончания, которые добавляются к глаголу в настояще-будущем времени.</text:p>
      <text:p text:style-name="Text_20_body">Буква نَِ <text:span text:style-name="Source_5f_Text">nai</text:span> «нун» в глаголах</text:p>
      <text:p text:style-name="Text_20_body">يَكْتُبَانِ <text:span text:style-name="Source_5f_Text">yaktubāni</text:span> они (двое мужчин) пишут</text:p>
      <text:p text:style-name="Text_20_body">تَكْتُبَانِ <text:span text:style-name="Source_5f_Text">taktubāni</text:span> они (две женщины) пишут <text:span text:style-name="T1">или</text:span> вы (вдвоем) пишете</text:p>
      <text:p text:style-name="Text_20_body">يَكْتُبُونَ <text:span text:style-name="Source_5f_Text">yaktubuwna</text:span> они (мужчины) пишут</text:p>
      <text:p text:style-name="Text_20_body">تَكْتُبُونَ <text:span text:style-name="Source_5f_Text">taktubuwna</text:span> вы (мужчины) пишете</text:p>
      <text:p text:style-name="Text_20_body">تَكْتُبِينَ <text:span text:style-name="Source_5f_Text">taktubiyna</text:span> ты (женщина) пишешь</text:p>
      <text:p text:style-name="Text_20_body">является <text:span text:style-name="T1">признаком</text:span> <text:span text:style-name="T1">изъявительного</text:span> <text:span text:style-name="T1">наклонения</text:span></text:p>
      <text:p text:style-name="Text_20_body">( عَلاَمَةُ رَفْعِ الفِعْلِ <text:span text:style-name="Source_5f_Text">ʕalaamatu rafʕi l-fiʕli</text:span> ).</text:p>
      <text:p text:style-name="Text_20_body">Эти глаголы носят название <text:span text:style-name="T1">«пяти</text:span> <text:span text:style-name="T1">глаголов»</text:span></text:p>
      <text:p text:style-name="Text_20_body">( الأَفْعَالُ الخَمْسَةُ <text:span text:style-name="Source_5f_Text">al-ʔafʕālu l-xamsatu</text:span> ).</text:p>
      <text:p text:style-name="Text_20_body">Букву ا <text:span text:style-name="Source_5f_Text">a</text:span> «алиф» в глаголах</text:p>
      <text:p text:style-name="Text_20_body">يَكْتُبَانِ <text:span text:style-name="Source_5f_Text">yaktubāni</text:span> они (двое мужчин) пишут</text:p>
      <text:p text:style-name="Text_20_body">تَكْتُبَانِ <text:span text:style-name="Source_5f_Text">taktubāni</text:span> они (две женщины) пишут <text:span text:style-name="T1">или</text:span> вы (вдвоем) пишете</text:p>
      <text:p text:style-name="Text_20_body">называют <text:span text:style-name="T1">«алиф»ом</text:span> <text:span text:style-name="T1">двойственного</text:span> <text:span text:style-name="T1">числа</text:span> ( ألِفُ التَّثْنِيَةِ <text:span text:style-name="Source_5f_Text">ʔlifu t-taθniyati</text:span> )</text:p>
      <text:p text:style-name="Text_20_body">Букву – ُو <text:span text:style-name="Source_5f_Text">uw</text:span> «уау» в глаголах</text:p>
      <text:p text:style-name="Text_20_body"><text:soft-page-break/>يَكْتُبُونَ <text:span text:style-name="Source_5f_Text">yaktubuwna</text:span> они (мужчины) пишут</text:p>
      <text:p text:style-name="Text_20_body">تَكْتُبُونَ <text:span text:style-name="Source_5f_Text">taktubuwna</text:span> вы (мужчины) пишете</text:p>
      <text:p text:style-name="Text_20_body">называют <text:span text:style-name="T1">«уау»ом</text:span> <text:span text:style-name="T1">множественного</text:span> <text:span text:style-name="T1">числа</text:span> ( وَاوُ الجَمَاعَةِ <text:span text:style-name="Source_5f_Text">wāwu l-jamāʕati</text:span> ).</text:p>
      <text:p text:style-name="Text_20_body">Букву - ِي <text:span text:style-name="Source_5f_Text">iy</text:span> «йэ» в глаголе</text:p>
      <text:p text:style-name="Text_20_body">تَكْتُبِينَ <text:span text:style-name="Source_5f_Text">taktubiyna</text:span> ты (женщина) пишешь</text:p>
      <text:p text:style-name="Text_20_body">называют <text:span text:style-name="T1">«йэ»</text:span> <text:span text:style-name="T1">2</text:span> <text:span text:style-name="T1">лица</text:span> <text:span text:style-name="T1">женского</text:span> <text:span text:style-name="T1">рода</text:span> ( يَاءُ المخَاطَبَةِ <text:span text:style-name="Source_5f_Text">yāʔu l-mxāṭabati</text:span> ).</text:p>
      <text:p text:style-name="Text_20_body">Букву نْ <text:span text:style-name="Source_5f_Text">n</text:span> «нун» в глаголах</text:p>
      <text:p text:style-name="Text_20_body">تَكْتُبْنَ <text:span text:style-name="Source_5f_Text">taktubna</text:span> вы (женщины) пишете</text:p>
      <text:p text:style-name="Text_20_body">يَكْتُبْنَ <text:span text:style-name="Source_5f_Text">yaktubna</text:span> они (женщины) пишут</text:p>
      <text:p text:style-name="Text_20_body">называют «нун»ом женского рода ( ( نُونُ النِّسْوَةِ <text:span text:style-name="Source_5f_Text">nuwnu n-niswati</text:span> . Эти два глагола являются <text:span text:style-name="T1">неспрягаемыми</text:span> ( مَبْنِيٌّ <text:span text:style-name="Source_5f_Text">mabniyyun</text:span> ) ,т.е. сохраняют одну и ту же форму во всех наклонениях.</text:p>
      <text:p text:style-name="Text_20_body">Упражнения для закрепления</text:p>
      <text:p text:style-name="Text_20_body">1) Проспрягайте в настояще-будущем времени следующие глаголы:</text:p>
      <text:p text:style-name="Text_20_body">ضَرَبَ <text:span text:style-name="Source_5f_Text">ḍaraba</text:span> (и) б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text:soft-page-break/>множеств.</text:p>
      <text:p text:style-name="Text_20_body">число</text:p>
      <text:p text:style-name="Text_20_body">فَتَحَ <text:span text:style-name="Source_5f_Text">fataḥa</text:span> (а) откр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نَصَرَ <text:span text:style-name="Source_5f_Text">naṣara</text:span> (у) помог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на арабский язык следующие предложения:</text:p>
      <text:p text:style-name="Text_20_body">Я читаю объявление</text:p>
      <text:p text:style-name="Text_20_body"><text:soft-page-break/>Студентки читают журнал</text:p>
      <text:p text:style-name="Text_20_body">Вы (мужчины) читаете статью?</text:p>
      <text:p text:style-name="Text_20_body">Зайнаб и Сумайя читают Коран</text:p>
      <text:p text:style-name="Text_20_body">Учителя читают газету</text:p>
      <text:p text:style-name="Text_20_body">Вы (женщины) читаете хадисы</text:p>
      <text:p text:style-name="Text_20_body">Суад читает книгу</text:p>
      <text:p text:style-name="Text_20_body">3) Переведите предложения:</text:p>
      <text:p text:style-name="Text_20_body">عَبْدُ الرَّحْمَانِ وَعَبْدُ الْحَقِّ يَذْهَبَانِ إِلَى الْمَسْجِدِ <text:span text:style-name="Source_5f_Text">ʕabdu r-raḥmāni waʕabdu l-ḥaqqi yaðhabāni ʔilaā l-masjidi</text:span></text:p>
      <text:p text:style-name="Text_20_body">أَحْمَدُ وَمُحَمَّدٌ وَحَامِدٌ يَرْكَبُونَ السَّيَّارَةَ <text:span text:style-name="Source_5f_Text">ʔaḥmadu wamuḥammadun waḥāmidun yarkabuwna s-sayyārata</text:span></text:p>
      <text:p text:style-name="Text_20_body">زَيْنَبُ تَطْبَخُ الْأُرْزَ <text:span text:style-name="Source_5f_Text">zaynabu taṭbaxu l-ʔurza</text:span></text:p>
      <text:p text:style-name="Text_20_body">خَدِيجَةُ وَعَائِشَةُ تَقْرَآنِ <text:span text:style-name="Source_5f_Text">xadiyjatu waʕāʔišatu taqraʔāni</text:span> <text:a xlink:type="simple" xlink:href="#fn15" text:style-name="Internet_20_link" text:visited-style-name="Visited_20_Internet_20_Link"><text:span text:style-name="Definition">15</text:span></text:a> الْمَجَلَّةَ <text:span text:style-name="Source_5f_Text">al-majallata</text:span></text:p>
      <text:p text:style-name="Text_20_body">هَلْ تَسْمَعُ الأَذَانَ يَا أَخِي <text:span text:style-name="Source_5f_Text">hal tasmaʕu l-ʔaðāna yā ʔaxiy</text:span> ؟</text:p>
      <text:p text:style-name="Text_20_body">هَلْ تَحْفَظَانِ سُورَةَ التِّينِ يَا أَخَوَانِ <text:span text:style-name="Source_5f_Text">hal taḥfað̣āni suwrata t-tiyni yā ʔaxawāni</text:span> ؟</text:p>
      <text:p text:style-name="Text_20_body">أَدْخُلُ الْحَدِيقَةَ وَحْدِي وَنَخْرُجُ مِنْهَا سَوِيًّا <text:span text:style-name="Source_5f_Text">ʔadxulu l-ḥadiyqata waḥdiy wanaxruju minhā sawiyyana</text:span></text:p>
      <text:p text:style-name="Text_20_body">4) Образуйте глаголы будущего времени от глаголов 3-го упражнения.</text:p>
      <text:h text:style-name="Heading_20_2" text:outline-level="2"><text:bookmark-start text:name="спряжение-пород-правильного-трёхбуквенного-глагола-в-настояще-будущем-времени"/><text:bookmark-start text:name="__RefHeading___Toc45298_1544766045"/>§ 17 Спряжение пород правильного трёхбуквенного глагола в настояще-будущем времени<text:bookmark-end text:name="спряжение-пород-правильного-трёхбуквенного-глагола-в-настояще-будущем-времени"/><text:bookmark-end text:name="__RefHeading___Toc45298_1544766045"/></text:h>
      <text:p text:style-name="First_20_paragraph">تَصْرِيفُ الأَفْعَالِ الثُّلاَثِيَّةِ المَزِيدَةِ المُضَارِعَةِ <text:span text:style-name="Source_5f_Text">taṣriyfu l-ʔafʕāli θ-θulaaθiyyati l-maziydati l-muḍāriʕati</text:span></text:p>
      <text:p text:style-name="Text_20_body">بَدَّلَ <text:span text:style-name="Source_5f_Text">baddal-a</text:span> менять (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text:soft-page-break/>3лицо муж.рода</text:p>
      <text:p text:style-name="Text_20_body">أُبَدِّلُ <text:span text:style-name="Source_5f_Text">ʔubaddilu</text:span></text:p>
      <text:p text:style-name="Text_20_body">تُبَدِّلِينَ <text:span text:style-name="Source_5f_Text">tubaddiliyna</text:span></text:p>
      <text:p text:style-name="Text_20_body">تُبَدِّلُ <text:span text:style-name="Source_5f_Text">tubaddilu</text:span></text:p>
      <text:p text:style-name="Text_20_body">تُبَدِّلُ <text:span text:style-name="Source_5f_Text">tubaddilu</text:span></text:p>
      <text:p text:style-name="Text_20_body">يُبَدِّلُ <text:span text:style-name="Source_5f_Text">yubaddilu</text:span></text:p>
      <text:p text:style-name="Text_20_body">единств.</text:p>
      <text:p text:style-name="Text_20_body">число</text:p>
      <text:p text:style-name="Text_20_body">نُبَدِّلُ <text:span text:style-name="Source_5f_Text">nubaddilu</text:span></text:p>
      <text:p text:style-name="Text_20_body">تُبَدِّلاَنِ <text:span text:style-name="Source_5f_Text">tubaddilaani</text:span></text:p>
      <text:p text:style-name="Text_20_body">تُبَدِّلاَنِ <text:span text:style-name="Source_5f_Text">tubaddilaani</text:span></text:p>
      <text:p text:style-name="Text_20_body">تُبَدِّلاَنِ <text:span text:style-name="Source_5f_Text">tubaddilaani</text:span></text:p>
      <text:p text:style-name="Text_20_body">يُبَدِّلاَنِ <text:span text:style-name="Source_5f_Text">yubaddilaani</text:span></text:p>
      <text:p text:style-name="Text_20_body">двойств.</text:p>
      <text:p text:style-name="Text_20_body">число</text:p>
      <text:p text:style-name="Text_20_body">نُبَدِّلُ <text:span text:style-name="Source_5f_Text">nubaddilu</text:span></text:p>
      <text:p text:style-name="Text_20_body">تُبَدِّلْنَ <text:span text:style-name="Source_5f_Text">tubaddilna</text:span></text:p>
      <text:p text:style-name="Text_20_body">تُبَدِّلُونَ <text:span text:style-name="Source_5f_Text">tubaddiluwna</text:span></text:p>
      <text:p text:style-name="Text_20_body">يُبَدِّلْنَ <text:span text:style-name="Source_5f_Text">yubaddilna</text:span></text:p>
      <text:p text:style-name="Text_20_body">يُبَدِّلُونَ <text:span text:style-name="Source_5f_Text">yubaddiluwna</text:span></text:p>
      <text:p text:style-name="Text_20_body">множеств.</text:p>
      <text:p text:style-name="Text_20_body">число</text:p>
      <text:p text:style-name="Text_20_body"><text:soft-page-break/>قَاتَلَ <text:span text:style-name="Source_5f_Text">qātala</text:span> воевать (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اتِلُ <text:span text:style-name="Source_5f_Text">ʔuqātilu</text:span></text:p>
      <text:p text:style-name="Text_20_body">تُقَاتِلِينَ <text:span text:style-name="Source_5f_Text">tuqātiliyna</text:span></text:p>
      <text:p text:style-name="Text_20_body">تُقَاتِلُ <text:span text:style-name="Source_5f_Text">tuqātilu</text:span></text:p>
      <text:p text:style-name="Text_20_body">تُقَاتِلُ <text:span text:style-name="Source_5f_Text">tuqātilu</text:span></text:p>
      <text:p text:style-name="Text_20_body">يُقَاتِلُ <text:span text:style-name="Source_5f_Text">yuqātilu</text:span></text:p>
      <text:p text:style-name="Text_20_body">единств.</text:p>
      <text:p text:style-name="Text_20_body">число</text:p>
      <text:p text:style-name="Text_20_body">نُقَاتِلُ <text:span text:style-name="Source_5f_Text">nuqātilu</text:span></text:p>
      <text:p text:style-name="Text_20_body">تُقَاتِلاَنِ <text:span text:style-name="Source_5f_Text">tuqātilaani</text:span></text:p>
      <text:p text:style-name="Text_20_body">تُقَاتِلاَنِ <text:span text:style-name="Source_5f_Text">tuqātilaani</text:span></text:p>
      <text:p text:style-name="Text_20_body">تُقَاتِلاَنِ <text:span text:style-name="Source_5f_Text">tuqātilaani</text:span></text:p>
      <text:p text:style-name="Text_20_body">يُقَاتِلاَنِ <text:span text:style-name="Source_5f_Text">yuqātilaani</text:span></text:p>
      <text:p text:style-name="Text_20_body">двойств.</text:p>
      <text:p text:style-name="Text_20_body">число</text:p>
      <text:p text:style-name="Text_20_body">نُقَاتِلُ <text:span text:style-name="Source_5f_Text">nuqātilu</text:span></text:p>
      <text:p text:style-name="Text_20_body">تُقَاتِلْنَ <text:span text:style-name="Source_5f_Text">tuqātilna</text:span></text:p>
      <text:p text:style-name="Text_20_body"><text:soft-page-break/>تُقَاتِلُونَ <text:span text:style-name="Source_5f_Text">tuqātiluwna</text:span></text:p>
      <text:p text:style-name="Text_20_body">يُقَاتِلْنَ <text:span text:style-name="Source_5f_Text">yuqātilna</text:span></text:p>
      <text:p text:style-name="Text_20_body">يُقَاتِلُونَ <text:span text:style-name="Source_5f_Text">yuqātiluwna</text:span></text:p>
      <text:p text:style-name="Text_20_body">множеств.</text:p>
      <text:p text:style-name="Text_20_body">число</text:p>
      <text:p text:style-name="Text_20_body">أَرْسَلَ <text:span text:style-name="Source_5f_Text">ʔarsala</text:span> отправлять (I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رْسِلُ <text:span text:style-name="Source_5f_Text">ʔursilu</text:span></text:p>
      <text:p text:style-name="Text_20_body">تُرْسِلِينَ <text:span text:style-name="Source_5f_Text">tursiliyna</text:span></text:p>
      <text:p text:style-name="Text_20_body">تُرْسِلُ <text:span text:style-name="Source_5f_Text">tursilu</text:span></text:p>
      <text:p text:style-name="Text_20_body">تُرْسِلُ <text:span text:style-name="Source_5f_Text">tursilu</text:span></text:p>
      <text:p text:style-name="Text_20_body">يُرْسِلُ <text:span text:style-name="Source_5f_Text">yursilu</text:span></text:p>
      <text:p text:style-name="Text_20_body">единств.</text:p>
      <text:p text:style-name="Text_20_body">число</text:p>
      <text:p text:style-name="Text_20_body">نُرْسِلُ <text:span text:style-name="Source_5f_Text">nursilu</text:span></text:p>
      <text:p text:style-name="Text_20_body">تُرْسِلاَنِ <text:span text:style-name="Source_5f_Text">tursilaani</text:span></text:p>
      <text:p text:style-name="Text_20_body">تُرْسِلاَنِ <text:span text:style-name="Source_5f_Text">tursilaani</text:span></text:p>
      <text:p text:style-name="Text_20_body">تُرْسِلاَنِ <text:span text:style-name="Source_5f_Text">tursilaani</text:span></text:p>
      <text:p text:style-name="Text_20_body"><text:soft-page-break/>يُرْسِلاَنِ <text:span text:style-name="Source_5f_Text">yursilaani</text:span></text:p>
      <text:p text:style-name="Text_20_body">двойств.</text:p>
      <text:p text:style-name="Text_20_body">число</text:p>
      <text:p text:style-name="Text_20_body">نُرْسِلُ <text:span text:style-name="Source_5f_Text">nursilu</text:span></text:p>
      <text:p text:style-name="Text_20_body">تُرْسِلْنَ <text:span text:style-name="Source_5f_Text">tursilna</text:span></text:p>
      <text:p text:style-name="Text_20_body">تُرْسِلُونَ <text:span text:style-name="Source_5f_Text">tursiluwna</text:span></text:p>
      <text:p text:style-name="Text_20_body">يُرْسِلْنَ <text:span text:style-name="Source_5f_Text">yursilna</text:span></text:p>
      <text:p text:style-name="Text_20_body">يُرْسِلُونَ <text:span text:style-name="Source_5f_Text">yursiluwna</text:span></text:p>
      <text:p text:style-name="Text_20_body">множеств.</text:p>
      <text:p text:style-name="Text_20_body">число</text:p>
      <text:p text:style-name="Text_20_body">تَقَبَّلَ <text:span text:style-name="Source_5f_Text">taqabbal-a</text:span> принимать (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قَبَّلُ <text:span text:style-name="Source_5f_Text">ʔataqabbal-u</text:span></text:p>
      <text:p text:style-name="Text_20_body">تَتَقَبَّلِينَ <text:span text:style-name="Source_5f_Text">tataqabbal-iyna</text:span></text:p>
      <text:p text:style-name="Text_20_body">تَتَقَبَّلُ <text:span text:style-name="Source_5f_Text">tataqabbal-u</text:span></text:p>
      <text:p text:style-name="Text_20_body">تَتَقَبَّلُ <text:span text:style-name="Source_5f_Text">tataqabbal-u</text:span></text:p>
      <text:p text:style-name="Text_20_body">يَتَقَبَّلُ <text:span text:style-name="Source_5f_Text">yataqabbal-u</text:span></text:p>
      <text:p text:style-name="Text_20_body">единств.</text:p>
      <text:p text:style-name="Text_20_body">число</text:p>
      <text:p text:style-name="Text_20_body"><text:soft-page-break/>نَتَقَبَّلُ <text:span text:style-name="Source_5f_Text">nataqabbal-u</text:span></text:p>
      <text:p text:style-name="Text_20_body">تَتَقَبّلاَنِ <text:span text:style-name="Source_5f_Text">tataqabblaani</text:span></text:p>
      <text:p text:style-name="Text_20_body">تَتَقَبَّلاَنِ <text:span text:style-name="Source_5f_Text">tataqabbal-aani</text:span></text:p>
      <text:p text:style-name="Text_20_body">تَتَقَبَّلاَنِ <text:span text:style-name="Source_5f_Text">tataqabbal-aani</text:span></text:p>
      <text:p text:style-name="Text_20_body">يَتَقَبَّلاَنِ <text:span text:style-name="Source_5f_Text">yataqabbal-aani</text:span></text:p>
      <text:p text:style-name="Text_20_body">двойств.</text:p>
      <text:p text:style-name="Text_20_body">число</text:p>
      <text:p text:style-name="Text_20_body">نَتَقَبَّلُ <text:span text:style-name="Source_5f_Text">nataqabbal-u</text:span></text:p>
      <text:p text:style-name="Text_20_body">تَتَقَبَّلْنَ <text:span text:style-name="Source_5f_Text">tataqabbal-na</text:span></text:p>
      <text:p text:style-name="Text_20_body">تَتَقَبَّلُونَ <text:span text:style-name="Source_5f_Text">tataqabbal-uwna</text:span></text:p>
      <text:p text:style-name="Text_20_body">يَتَقَبَّلْنَ <text:span text:style-name="Source_5f_Text">yataqabbal-na</text:span></text:p>
      <text:p text:style-name="Text_20_body">يَتَقَبَّلُونَ <text:span text:style-name="Source_5f_Text">yataqabbal-uwna</text:span></text:p>
      <text:p text:style-name="Text_20_body">множеств.</text:p>
      <text:p text:style-name="Text_20_body">число</text:p>
      <text:p text:style-name="Text_20_body">تَظَاهَرَ <text:span text:style-name="Source_5f_Text">tað̣āhara</text:span> притворяться (V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ظَاهَرُ <text:span text:style-name="Source_5f_Text">ʔatað̣āharu</text:span></text:p>
      <text:p text:style-name="Text_20_body">تَتَظَاهَرِينَ <text:span text:style-name="Source_5f_Text">tatað̣āhariyna</text:span></text:p>
      <text:p text:style-name="Text_20_body"><text:soft-page-break/>تَتَظَاهَرُ <text:span text:style-name="Source_5f_Text">tatað̣āharu</text:span></text:p>
      <text:p text:style-name="Text_20_body">تَتَظَاهَرُ <text:span text:style-name="Source_5f_Text">tatað̣āharu</text:span></text:p>
      <text:p text:style-name="Text_20_body">يَتَظَاهَرُ <text:span text:style-name="Source_5f_Text">yatað̣āharu</text:span></text:p>
      <text:p text:style-name="Text_20_body">единств.</text:p>
      <text:p text:style-name="Text_20_body">число</text:p>
      <text:p text:style-name="Text_20_body">نَتَظَاهَرُ <text:span text:style-name="Source_5f_Text">natað̣āharu</text:span></text:p>
      <text:p text:style-name="Text_20_body">تَتَظَاهَرَانِ <text:span text:style-name="Source_5f_Text">tatað̣āharāni</text:span></text:p>
      <text:p text:style-name="Text_20_body">تَتَظَاهَرَانِ <text:span text:style-name="Source_5f_Text">tatað̣āharāni</text:span></text:p>
      <text:p text:style-name="Text_20_body">تَتَظَاهَرَانِ <text:span text:style-name="Source_5f_Text">tatað̣āharāni</text:span></text:p>
      <text:p text:style-name="Text_20_body">يَتَظَاهَرَانِ <text:span text:style-name="Source_5f_Text">yatað̣āharāni</text:span></text:p>
      <text:p text:style-name="Text_20_body">двойств.</text:p>
      <text:p text:style-name="Text_20_body">число</text:p>
      <text:p text:style-name="Text_20_body">نَتَظَاهَرُ <text:span text:style-name="Source_5f_Text">natað̣āharu</text:span></text:p>
      <text:p text:style-name="Text_20_body">تَتَظَاهَرْنَ <text:span text:style-name="Source_5f_Text">tatað̣āharna</text:span></text:p>
      <text:p text:style-name="Text_20_body">تَتَظَاهَرُونَ <text:span text:style-name="Source_5f_Text">tatað̣āharuwna</text:span></text:p>
      <text:p text:style-name="Text_20_body">يَتَظَاهَرْنَ <text:span text:style-name="Source_5f_Text">yatað̣āharna</text:span></text:p>
      <text:p text:style-name="Text_20_body">يَتَظَاهَرُونَ <text:span text:style-name="Source_5f_Text">yatað̣āharuwna</text:span></text:p>
      <text:p text:style-name="Text_20_body">множеств.</text:p>
      <text:p text:style-name="Text_20_body">число</text:p>
      <text:p text:style-name="Text_20_body">اِنْفَعَلَ <text:span text:style-name="Source_5f_Text">ainfaʕala</text:span> волноваться (VII порода)</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أَنْفَعِلُ <text:span text:style-name="Source_5f_Text">ʔanfaʕilu</text:span></text:p>
      <text:p text:style-name="Text_20_body">تَنْفَعِلِينَ <text:span text:style-name="Source_5f_Text">tanfaʕiliyna</text:span></text:p>
      <text:p text:style-name="Text_20_body">تَنْفَعِلُ <text:span text:style-name="Source_5f_Text">tanfaʕilu</text:span></text:p>
      <text:p text:style-name="Text_20_body">تَنْفَعِلُ <text:span text:style-name="Source_5f_Text">tanfaʕilu</text:span></text:p>
      <text:p text:style-name="Text_20_body">يَنْفَعِلُ <text:span text:style-name="Source_5f_Text">yanfaʕilu</text:span></text:p>
      <text:p text:style-name="Text_20_body">единств.</text:p>
      <text:p text:style-name="Text_20_body">число</text:p>
      <text:p text:style-name="Text_20_body">نَنْفَعِلُ <text:span text:style-name="Source_5f_Text">nanfaʕilu</text:span></text:p>
      <text:p text:style-name="Text_20_body">تَنْفَعِلاَنِ <text:span text:style-name="Source_5f_Text">tanfaʕilaani</text:span></text:p>
      <text:p text:style-name="Text_20_body">تَنْفَعِلاَنِ <text:span text:style-name="Source_5f_Text">tanfaʕilaani</text:span></text:p>
      <text:p text:style-name="Text_20_body">تَنْفَعِلاَنِ <text:span text:style-name="Source_5f_Text">tanfaʕilaani</text:span></text:p>
      <text:p text:style-name="Text_20_body">يَنْفَعِلاَنِ <text:span text:style-name="Source_5f_Text">yanfaʕilaani</text:span></text:p>
      <text:p text:style-name="Text_20_body">двойств.</text:p>
      <text:p text:style-name="Text_20_body">число</text:p>
      <text:p text:style-name="Text_20_body">نَنْفَعِلُ <text:span text:style-name="Source_5f_Text">nanfaʕilu</text:span></text:p>
      <text:p text:style-name="Text_20_body">تَنْفَعِلْنَ <text:span text:style-name="Source_5f_Text">tanfaʕilna</text:span></text:p>
      <text:p text:style-name="Text_20_body">تَنْفَعِلُونَ <text:span text:style-name="Source_5f_Text">tanfaʕiluwna</text:span></text:p>
      <text:p text:style-name="Text_20_body">يَنْفَعِلْنَ <text:span text:style-name="Source_5f_Text">yanfaʕilna</text:span></text:p>
      <text:p text:style-name="Text_20_body">يَنْفَعِلُونَ <text:span text:style-name="Source_5f_Text">yanfaʕiluwna</text:span></text:p>
      <text:p text:style-name="Text_20_body"><text:soft-page-break/>множеств.</text:p>
      <text:p text:style-name="Text_20_body">число</text:p>
      <text:p text:style-name="Text_20_body">اِبْتَعَدَ <text:span text:style-name="Source_5f_Text">aibtaʕada</text:span> отдаляться (V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بْتَعِدُ <text:span text:style-name="Source_5f_Text">ʔabtaʕidu</text:span></text:p>
      <text:p text:style-name="Text_20_body">تَبْتَعِدِينَ <text:span text:style-name="Source_5f_Text">tabtaʕidiyna</text:span></text:p>
      <text:p text:style-name="Text_20_body">تَبْتَعِدُ <text:span text:style-name="Source_5f_Text">tabtaʕidu</text:span></text:p>
      <text:p text:style-name="Text_20_body">تَبْتَعِدُ <text:span text:style-name="Source_5f_Text">tabtaʕidu</text:span></text:p>
      <text:p text:style-name="Text_20_body">يَبْتَعِدُ <text:span text:style-name="Source_5f_Text">yabtaʕidu</text:span></text:p>
      <text:p text:style-name="Text_20_body">единств.</text:p>
      <text:p text:style-name="Text_20_body">число</text:p>
      <text:p text:style-name="Text_20_body">نَبْتَعِدُ <text:span text:style-name="Source_5f_Text">nabtaʕidu</text:span></text:p>
      <text:p text:style-name="Text_20_body">تَبْتَعِدَانِ <text:span text:style-name="Source_5f_Text">tabtaʕidāni</text:span></text:p>
      <text:p text:style-name="Text_20_body">تَبْتَعِدَانِ <text:span text:style-name="Source_5f_Text">tabtaʕidāni</text:span></text:p>
      <text:p text:style-name="Text_20_body">تَبْتَعِدَانِ <text:span text:style-name="Source_5f_Text">tabtaʕidāni</text:span></text:p>
      <text:p text:style-name="Text_20_body">يَبْتَعِدَانِ <text:span text:style-name="Source_5f_Text">yabtaʕidāni</text:span></text:p>
      <text:p text:style-name="Text_20_body">двойств.</text:p>
      <text:p text:style-name="Text_20_body">число</text:p>
      <text:p text:style-name="Text_20_body">نَبْتَعِدُ <text:span text:style-name="Source_5f_Text">nabtaʕidu</text:span></text:p>
      <text:p text:style-name="Text_20_body"><text:soft-page-break/>تَبْتَعِدْنَ <text:span text:style-name="Source_5f_Text">tabtaʕidna</text:span></text:p>
      <text:p text:style-name="Text_20_body">تَبْتَعِدُونَ <text:span text:style-name="Source_5f_Text">tabtaʕiduwna</text:span></text:p>
      <text:p text:style-name="Text_20_body">يَبْتَعِدْنَ <text:span text:style-name="Source_5f_Text">yabtaʕidna</text:span></text:p>
      <text:p text:style-name="Text_20_body">يَبْتَعِدُونَ <text:span text:style-name="Source_5f_Text">yabtaʕiduwna</text:span></text:p>
      <text:p text:style-name="Text_20_body">множеств.</text:p>
      <text:p text:style-name="Text_20_body">число</text:p>
      <text:p text:style-name="Text_20_body">اِحْمَرَّ <text:span text:style-name="Source_5f_Text">aiḥmarra</text:span> краснеть (I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حْمَرُّ <text:span text:style-name="Source_5f_Text">ʔaḥmarru</text:span></text:p>
      <text:p text:style-name="Text_20_body">تَحْمَرِّينَ <text:span text:style-name="Source_5f_Text">taḥmarriyna</text:span></text:p>
      <text:p text:style-name="Text_20_body">تَحْمَرُّ <text:span text:style-name="Source_5f_Text">taḥmarru</text:span></text:p>
      <text:p text:style-name="Text_20_body">تَحْمَرُّ <text:span text:style-name="Source_5f_Text">taḥmarru</text:span></text:p>
      <text:p text:style-name="Text_20_body">يَحْمَرُّ <text:span text:style-name="Source_5f_Text">yaḥmarru</text:span></text:p>
      <text:p text:style-name="Text_20_body">единств.</text:p>
      <text:p text:style-name="Text_20_body">число</text:p>
      <text:p text:style-name="Text_20_body">نَحْمَرُّ <text:span text:style-name="Source_5f_Text">naḥmarru</text:span></text:p>
      <text:p text:style-name="Text_20_body">تَحْمَرَّانِ <text:span text:style-name="Source_5f_Text">taḥmarrāni</text:span></text:p>
      <text:p text:style-name="Text_20_body">تَحْمَرَّانِ <text:span text:style-name="Source_5f_Text">taḥmarrāni</text:span></text:p>
      <text:p text:style-name="Text_20_body"><text:soft-page-break/>تَحْمَرَّانِ <text:span text:style-name="Source_5f_Text">taḥmarrāni</text:span></text:p>
      <text:p text:style-name="Text_20_body">يَحْمَرَّانِ <text:span text:style-name="Source_5f_Text">yaḥmarrāni</text:span></text:p>
      <text:p text:style-name="Text_20_body">двойств.</text:p>
      <text:p text:style-name="Text_20_body">число</text:p>
      <text:p text:style-name="Text_20_body">نَحْمَرُّ <text:span text:style-name="Source_5f_Text">naḥmarru</text:span></text:p>
      <text:p text:style-name="Text_20_body">تَحْمَرِرْنَ <text:span text:style-name="Source_5f_Text">taḥmarirna</text:span></text:p>
      <text:p text:style-name="Text_20_body">تَحْمَرُّونَ <text:span text:style-name="Source_5f_Text">taḥmarruwna</text:span></text:p>
      <text:p text:style-name="Text_20_body">يَحْمَرِرْنَ <text:span text:style-name="Source_5f_Text">yaḥmarirna</text:span></text:p>
      <text:p text:style-name="Text_20_body">يَحْمَرُّونَ <text:span text:style-name="Source_5f_Text">yaḥmarruwna</text:span></text:p>
      <text:p text:style-name="Text_20_body">множеств.</text:p>
      <text:p text:style-name="Text_20_body">число</text:p>
      <text:p text:style-name="Text_20_body">اِسْتَخْدَمَ <text:span text:style-name="Source_5f_Text">aistaxdama</text:span> использовать (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سْتَخْدِمُ <text:span text:style-name="Source_5f_Text">ʔastaxdimu</text:span></text:p>
      <text:p text:style-name="Text_20_body">تَسْتَخْدِمِينَ <text:span text:style-name="Source_5f_Text">tastaxdimiyna</text:span></text:p>
      <text:p text:style-name="Text_20_body">تَسْتَخْدِمُ <text:span text:style-name="Source_5f_Text">tastaxdimu</text:span></text:p>
      <text:p text:style-name="Text_20_body">تَسْتَخْدِمُ <text:span text:style-name="Source_5f_Text">tastaxdimu</text:span></text:p>
      <text:p text:style-name="Text_20_body">يَسْتَخْدِمُ <text:span text:style-name="Source_5f_Text">yastaxdimu</text:span></text:p>
      <text:p text:style-name="Text_20_body">единств.</text:p>
      <text:p text:style-name="Text_20_body"><text:soft-page-break/>число</text:p>
      <text:p text:style-name="Text_20_body">نَسْتَخْدِمُ <text:span text:style-name="Source_5f_Text">nastaxdimu</text:span></text:p>
      <text:p text:style-name="Text_20_body">تَسْتَخْدِمَانِ <text:span text:style-name="Source_5f_Text">tastaxdimāni</text:span></text:p>
      <text:p text:style-name="Text_20_body">تَسْتَخْدِمَانِ <text:span text:style-name="Source_5f_Text">tastaxdimāni</text:span></text:p>
      <text:p text:style-name="Text_20_body">تَسْتَخْدِمَانِ <text:span text:style-name="Source_5f_Text">tastaxdimāni</text:span></text:p>
      <text:p text:style-name="Text_20_body">يَسْتَخْدِمَانِ <text:span text:style-name="Source_5f_Text">yastaxdimāni</text:span></text:p>
      <text:p text:style-name="Text_20_body">двойств.</text:p>
      <text:p text:style-name="Text_20_body">число</text:p>
      <text:p text:style-name="Text_20_body">نَسْتَخْدِمُ <text:span text:style-name="Source_5f_Text">nastaxdimu</text:span></text:p>
      <text:p text:style-name="Text_20_body">تَسْتَخْدِمْنَ <text:span text:style-name="Source_5f_Text">tastaxdimna</text:span></text:p>
      <text:p text:style-name="Text_20_body">تَسْتَخْدِمُونَ <text:span text:style-name="Source_5f_Text">tastaxdimuwna</text:span></text:p>
      <text:p text:style-name="Text_20_body">يَسْتَخْدِمْنَ <text:span text:style-name="Source_5f_Text">yastaxdimna</text:span></text:p>
      <text:p text:style-name="Text_20_body">يَسْتَخْدِمُونَ <text:span text:style-name="Source_5f_Text">yastaxdimuwna</text:span></text:p>
      <text:p text:style-name="Text_20_body">множеств.</text:p>
      <text:p text:style-name="Text_20_body">число</text:p>
      <text:p text:style-name="Text_20_body">Упражнения для закрепления</text:p>
      <text:p text:style-name="Text_20_body">1) Проспрягайте в настояще-будущем времени следующие глаголы:</text:p>
      <text:p text:style-name="Text_20_body">قَبَّلَ <text:span text:style-name="Source_5f_Text">qabbal-a</text:span> цело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text:soft-page-break/>число</text:p>
      <text:p text:style-name="Text_20_body">двойств.</text:p>
      <text:p text:style-name="Text_20_body">число</text:p>
      <text:p text:style-name="Text_20_body">множеств.</text:p>
      <text:p text:style-name="Text_20_body">число</text:p>
      <text:p text:style-name="Text_20_body">سَاعَدَ <text:span text:style-name="Source_5f_Text">sāʕada</text:span> помог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أَتْقَنَ <text:span text:style-name="Source_5f_Text">ʔatqana</text:span> делать (<text:span text:style-name="T1">что-либо</text:span>) в совершенстве</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text:soft-page-break/>число</text:p>
      <text:p text:style-name="Text_20_body">تَبَدَّلَ <text:span text:style-name="Source_5f_Text">tabaddal-a</text:span> сменяться, заменя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بَادَلَ <text:span text:style-name="Source_5f_Text">tabādala</text:span> обмениваться друг с друго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نْهَزَمَ <text:span text:style-name="Source_5f_Text">ainhazama</text:span> терпеть поражение, быть разбитым</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قْتَتَلَ <text:span text:style-name="Source_5f_Text">aiqtatala</text:span> биться, драться, сраж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خْضَرَّ <text:span text:style-name="Source_5f_Text">aixḍarra</text:span> быть зеленым, зазелене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سْتَقْبَلَ <text:span text:style-name="Source_5f_Text">aistaqbala</text:span> принимать, встречать (<text:span text:style-name="T1">гостей)</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Найдите в них глаголы и определите их породу:</text:p>
      <text:p text:style-name="Text_20_body">نَسْتَيقِظُ كُلَّ يَوْمٍ فِي السَّاعَةِ السَّابِعَةِ فَنُصَلِّي <text:span text:style-name="Source_5f_Text">nastayqið̣u kulla yawmin fiy as-sāʕati s-sābiʕati fanuṣalliy</text:span></text:p>
      <text:p text:style-name="Text_20_body">لِمَاذَا تَتَشَاجَرَانِ يَا أَخَوَانِ <text:span text:style-name="Source_5f_Text">limāðā tatašājarāni yā ʔaxawāni</text:span> ؟</text:p>
      <text:p text:style-name="Text_20_body">لِمَاذَا تَتَشَاجَرْنَ يَا أَخَوَاتُ <text:span text:style-name="Source_5f_Text">limāðā tatašājarna yā ʔaxawātu</text:span> ؟</text:p>
      <text:p text:style-name="Text_20_body">الْمُهَنْدِسُونَ يَنْتَقِلُونَ مِنَ الْقَرِيَةِ اِلَى الْمَدِينَةِ <text:span text:style-name="Source_5f_Text">al-muhandisuwna yantaqiluwna mina l-qariyati ailaā l-madiynati</text:span></text:p>
      <text:p text:style-name="Text_20_body">تُعَانِقُ الْأَمُّ ابْنَهَا <text:span text:style-name="Source_5f_Text">tuʕāniqu l-ʔammu abnahā</text:span></text:p>
      <text:p text:style-name="Text_20_body"><text:soft-page-break/>يُسَجِّلُ الْأُسْتَاذُ أَسْمَاءَ كُلِّ الطَّلَبَةِ <text:span text:style-name="Source_5f_Text">yusajjilu l-ʔustāðu ʔasmāʔa kulli ṭ-ṭal-abati</text:span></text:p>
      <text:p text:style-name="Text_20_body">الْبَنَاتُ يُغْضِبْنَ أَبَاهُنَّ <text:span text:style-name="Source_5f_Text">al-banātu yuǧḍibna ʔabāhunna</text:span></text:p>
      <text:p text:style-name="Text_20_body">يَحْمَرُّ وَجْهُ أَبِي لَمَّا يَسْمَعُ هَذَا الْقَوْلَ <text:span text:style-name="Source_5f_Text">yaḥmarru wajhu ʔabiy lammā yasmaʕu haðā l-qawla</text:span></text:p>
      <text:p text:style-name="Text_20_body">3) Переведите предложения на арабский язык, используя следующие глаголы:</text:p>
      <text:p text:style-name="Text_20_body">سَطَعَ <text:span text:style-name="Source_5f_Text">saṭaʕa</text:span> (а) светить, сиять</text:p>
      <text:p text:style-name="Text_20_body">فَرَشَ <text:span text:style-name="Source_5f_Text">faraša</text:span> (у) стелить</text:p>
      <text:p text:style-name="Text_20_body">فَجَّرَ <text:span text:style-name="Source_5f_Text">fajjara</text:span> взрывать</text:p>
      <text:p text:style-name="Text_20_body">أَسْعَرَ <text:span text:style-name="Source_5f_Text">ʔasʕara</text:span> разжигать (<text:span text:style-name="T1">огонь</text:span>)</text:p>
      <text:p text:style-name="Text_20_body">اِصْفَرَّ <text:span text:style-name="Source_5f_Text">aiṣfarra</text:span> желтеть</text:p>
      <text:p text:style-name="Text_20_body">تَخَلَّفَ <text:span text:style-name="Source_5f_Text">taxallafa</text:span> отсутствовать, не являться, пропускать (<text:span text:style-name="T1">лекцию</text:span> عَنْ <text:span text:style-name="Source_5f_Text">ʕan</text:span> )</text:p>
      <text:p text:style-name="Text_20_body">اِنْطَلَقَ <text:span text:style-name="Source_5f_Text">ainṭalaqa</text:span> уходить, удаляться, отправляться</text:p>
      <text:p text:style-name="Text_20_body">دَافَعَ <text:span text:style-name="Source_5f_Text">dāfaʕa</text:span> защищать (<text:span text:style-name="T1">кого,</text:span> <text:span text:style-name="T1">что</text:span> عَنْ <text:span text:style-name="Source_5f_Text">ʕan</text:span> )</text:p>
      <text:p text:style-name="Text_20_body">اِعْتَمَدَ <text:span text:style-name="Source_5f_Text">aiʕtamada</text:span> полагаться (<text:span text:style-name="T1">на кого;</text:span> <text:span text:style-name="T1">что</text:span> عَلَى <text:span text:style-name="Source_5f_Text">ʕalaā</text:span> )</text:p>
      <text:p text:style-name="Text_20_body">اِسْتَصْغَرَ <text:span text:style-name="Source_5f_Text">aistaṣǧara</text:span> считать незначительным, пренебрегать</text:p>
      <text:p text:style-name="Text_20_body">Солнце сияет</text:p>
      <text:p text:style-name="Text_20_body">Мама стелит ковры</text:p>
      <text:p text:style-name="Text_20_body">Солдаты взрывают мост</text:p>
      <text:p text:style-name="Text_20_body">Путники разжигают костёр</text:p>
      <text:p text:style-name="Text_20_body">Листья деревьев желтеют</text:p>
      <text:p text:style-name="Text_20_body">Студентки института пропускают лекцию</text:p>
      <text:p text:style-name="Text_20_body">Вечером мы отправляемся домой</text:p>
      <text:p text:style-name="Text_20_body">Я защищаю братьев Османа</text:p>
      <text:p text:style-name="Text_20_body">Вы полагаетесь на слова этого человека?</text:p>
      <text:p text:style-name="Text_20_body"><text:soft-page-break/>Асия и Алия считают эту проблему незначительной</text:p>
      <text:h text:style-name="Heading_20_2" text:outline-level="2"><text:bookmark-start text:name="спряжение-удвоенного-глагола-в-настояще-будущем-времени"/><text:bookmark-start text:name="__RefHeading___Toc45300_1544766045"/>§ 18. Спряжение удвоенного глагола в настояще-будущем времени<text:bookmark-end text:name="спряжение-удвоенного-глагола-в-настояще-будущем-времени"/><text:bookmark-end text:name="__RefHeading___Toc45300_1544766045"/></text:h>
      <text:p text:style-name="First_20_paragraph">تَصْرِيفُ الفِعْلِ الثُّلاَثِىِّ المُضَعَّفِ المُضَارِعِ <text:span text:style-name="Source_5f_Text">taṣriyfu l-fiʕli θ-θulaaθiāāi l-muḍaʕʕafi l-muḍāriʕi</text:span></text:p>
      <text:p text:style-name="Text_20_body">Как мы узнали, слившиеся буквы удвоенного глагола при спряжении разъединяются, если третья коренная огласована «сукуном». В глаголе настояще-будущего времени это происходит во втором и третьем лицах женского рода множественного числа:</text:p>
      <text:p text:style-name="Text_20_body">ظَلَّ <text:span text:style-name="Source_5f_Text">ð̣al--a</text:span> (а) 1) оставаться, пребывать 2) продол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ظَلُّ <text:span text:style-name="Source_5f_Text">ʔað̣al--u</text:span></text:p>
      <text:p text:style-name="Text_20_body">تَظَلِّينَ <text:span text:style-name="Source_5f_Text">tað̣al--iyna</text:span></text:p>
      <text:p text:style-name="Text_20_body">تَظَلُّ <text:span text:style-name="Source_5f_Text">tað̣al--u</text:span></text:p>
      <text:p text:style-name="Text_20_body">تَظَلُّ <text:span text:style-name="Source_5f_Text">tað̣al--u</text:span></text:p>
      <text:p text:style-name="Text_20_body">يَظَلُّ <text:span text:style-name="Source_5f_Text">yað̣al--u</text:span></text:p>
      <text:p text:style-name="Text_20_body">единств.</text:p>
      <text:p text:style-name="Text_20_body">число</text:p>
      <text:p text:style-name="Text_20_body">نَظَلُّ <text:span text:style-name="Source_5f_Text">nað̣al--u</text:span></text:p>
      <text:p text:style-name="Text_20_body">تَظَلاَّنِ <text:span text:style-name="Source_5f_Text">tað̣al-aaani</text:span></text:p>
      <text:p text:style-name="Text_20_body">تَظَلاَّنِ <text:span text:style-name="Source_5f_Text">tað̣al-aaani</text:span></text:p>
      <text:p text:style-name="Text_20_body">تَظَلاَّنِ <text:span text:style-name="Source_5f_Text">tað̣al-aaani</text:span></text:p>
      <text:p text:style-name="Text_20_body"><text:soft-page-break/>يَظَلاَّنِ <text:span text:style-name="Source_5f_Text">yað̣al-aaani</text:span></text:p>
      <text:p text:style-name="Text_20_body">двойств.</text:p>
      <text:p text:style-name="Text_20_body">число</text:p>
      <text:p text:style-name="Text_20_body">نَظَلُّ <text:span text:style-name="Source_5f_Text">nað̣al--u</text:span></text:p>
      <text:p text:style-name="Text_20_body">تَظْلَلْنَ <text:span text:style-name="Source_5f_Text">tað̣lalna</text:span></text:p>
      <text:p text:style-name="Text_20_body">تَظَلُّونَ <text:span text:style-name="Source_5f_Text">tað̣al--uwna</text:span></text:p>
      <text:p text:style-name="Text_20_body">يَظْلَلْنَ <text:span text:style-name="Source_5f_Text">yað̣lalna</text:span></text:p>
      <text:p text:style-name="Text_20_body">يَظَلُّونَ <text:span text:style-name="Source_5f_Text">yað̣al--uwna</text:span></text:p>
      <text:p text:style-name="Text_20_body">множеств.</text:p>
      <text:p text:style-name="Text_20_body">число</text:p>
      <text:p text:style-name="Text_20_body">دَبَّ <text:span text:style-name="Source_5f_Text">dabba</text:span> (и) 1) ползать 2) медленно двиг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دِبُّ <text:span text:style-name="Source_5f_Text">ʔadibbu</text:span></text:p>
      <text:p text:style-name="Text_20_body">تَدِبِّينَ <text:span text:style-name="Source_5f_Text">tadibbiyna</text:span></text:p>
      <text:p text:style-name="Text_20_body">تَدِبُّ <text:span text:style-name="Source_5f_Text">tadibbu</text:span></text:p>
      <text:p text:style-name="Text_20_body">تَدِبُّ <text:span text:style-name="Source_5f_Text">tadibbu</text:span></text:p>
      <text:p text:style-name="Text_20_body">يَدِبُّ <text:span text:style-name="Source_5f_Text">yadibbu</text:span></text:p>
      <text:p text:style-name="Text_20_body">единств.</text:p>
      <text:p text:style-name="Text_20_body">число</text:p>
      <text:p text:style-name="Text_20_body"><text:soft-page-break/>نَدِبُّ <text:span text:style-name="Source_5f_Text">nadibbu</text:span></text:p>
      <text:p text:style-name="Text_20_body">تَدِبَّانِ <text:span text:style-name="Source_5f_Text">tadibbāni</text:span></text:p>
      <text:p text:style-name="Text_20_body">تَدِبَّانِ <text:span text:style-name="Source_5f_Text">tadibbāni</text:span></text:p>
      <text:p text:style-name="Text_20_body">تَدِبَّانِ <text:span text:style-name="Source_5f_Text">tadibbāni</text:span></text:p>
      <text:p text:style-name="Text_20_body">يَدِبَّانِ <text:span text:style-name="Source_5f_Text">yadibbāni</text:span></text:p>
      <text:p text:style-name="Text_20_body">двойств.</text:p>
      <text:p text:style-name="Text_20_body">число</text:p>
      <text:p text:style-name="Text_20_body">نَدِبُّ <text:span text:style-name="Source_5f_Text">nadibbu</text:span></text:p>
      <text:p text:style-name="Text_20_body">تَدْبِبْنَ <text:span text:style-name="Source_5f_Text">tadbibna</text:span></text:p>
      <text:p text:style-name="Text_20_body">تَدِبُّونَ <text:span text:style-name="Source_5f_Text">tadibbuwna</text:span></text:p>
      <text:p text:style-name="Text_20_body">يَدْبِبْنَ <text:span text:style-name="Source_5f_Text">yadbibna</text:span></text:p>
      <text:p text:style-name="Text_20_body">يَدِبُّونَ <text:span text:style-name="Source_5f_Text">yadibbuwna</text:span></text:p>
      <text:p text:style-name="Text_20_body">множеств.</text:p>
      <text:p text:style-name="Text_20_body">число</text:p>
      <text:p text:style-name="Text_20_body">دَلَّ <text:span text:style-name="Source_5f_Text">dalla</text:span> (у) указывать (<text:span text:style-name="T1">на</text:span> <text:span text:style-name="T1">что</text:span> عَلَى <text:span text:style-name="Source_5f_Text">ʕalaā</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دُلُّ <text:span text:style-name="Source_5f_Text">ʔadullu</text:span></text:p>
      <text:p text:style-name="Text_20_body">تَدُلِّينَ <text:span text:style-name="Source_5f_Text">tadulliyna</text:span></text:p>
      <text:p text:style-name="Text_20_body"><text:soft-page-break/>تَدُلُّ <text:span text:style-name="Source_5f_Text">tadullu</text:span></text:p>
      <text:p text:style-name="Text_20_body">تَدُلُّ <text:span text:style-name="Source_5f_Text">tadullu</text:span></text:p>
      <text:p text:style-name="Text_20_body">يَدُلُّ <text:span text:style-name="Source_5f_Text">yadullu</text:span></text:p>
      <text:p text:style-name="Text_20_body">единств.</text:p>
      <text:p text:style-name="Text_20_body">число</text:p>
      <text:p text:style-name="Text_20_body">نَدُلُّ <text:span text:style-name="Source_5f_Text">nadullu</text:span></text:p>
      <text:p text:style-name="Text_20_body">تَدُلاَّنِ <text:span text:style-name="Source_5f_Text">tadulaaani</text:span></text:p>
      <text:p text:style-name="Text_20_body">تَدُلاَّنِ <text:span text:style-name="Source_5f_Text">tadulaaani</text:span></text:p>
      <text:p text:style-name="Text_20_body">تَدُلاَّنِ <text:span text:style-name="Source_5f_Text">tadulaaani</text:span></text:p>
      <text:p text:style-name="Text_20_body">يَدُلاَّنِ <text:span text:style-name="Source_5f_Text">yadulaaani</text:span></text:p>
      <text:p text:style-name="Text_20_body">двойств.</text:p>
      <text:p text:style-name="Text_20_body">число</text:p>
      <text:p text:style-name="Text_20_body">نَدُلُّ <text:span text:style-name="Source_5f_Text">nadullu</text:span></text:p>
      <text:p text:style-name="Text_20_body">تَدْلُلْنَ <text:span text:style-name="Source_5f_Text">tadlulna</text:span></text:p>
      <text:p text:style-name="Text_20_body">تَدُلُّونَ <text:span text:style-name="Source_5f_Text">tadulluwna</text:span></text:p>
      <text:p text:style-name="Text_20_body">يَدْلُلْنَ <text:span text:style-name="Source_5f_Text">yadlulna</text:span></text:p>
      <text:p text:style-name="Text_20_body">يَدُلُّونَ <text:span text:style-name="Source_5f_Text">yadulluwna</text:span></text:p>
      <text:p text:style-name="Text_20_body">множеств.</text:p>
      <text:p text:style-name="Text_20_body">число</text:p>
      <text:p text:style-name="Text_20_body">بَلَّلَ <text:span text:style-name="Source_5f_Text">ballal-a</text:span> мочить, намочить (II порода) (спрягается аналогично правильному глаголу данной породы)</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أُبَلِّلُ <text:span text:style-name="Source_5f_Text">ʔuballilu</text:span></text:p>
      <text:p text:style-name="Text_20_body">تُبَلِّلِينَ <text:span text:style-name="Source_5f_Text">tuballiliyna</text:span></text:p>
      <text:p text:style-name="Text_20_body">تُبَلِّلُ <text:span text:style-name="Source_5f_Text">tuballilu</text:span></text:p>
      <text:p text:style-name="Text_20_body">تُبَلِّلُ <text:span text:style-name="Source_5f_Text">tuballilu</text:span></text:p>
      <text:p text:style-name="Text_20_body">يُبَلِّلُ <text:span text:style-name="Source_5f_Text">yuballilu</text:span></text:p>
      <text:p text:style-name="Text_20_body">единств.</text:p>
      <text:p text:style-name="Text_20_body">число</text:p>
      <text:p text:style-name="Text_20_body">نُبَلِّلُ <text:span text:style-name="Source_5f_Text">nuballilu</text:span></text:p>
      <text:p text:style-name="Text_20_body">تُبَلِّلاَنِ <text:span text:style-name="Source_5f_Text">tuballilaani</text:span></text:p>
      <text:p text:style-name="Text_20_body">تُبَلِّلاَنِ <text:span text:style-name="Source_5f_Text">tuballilaani</text:span></text:p>
      <text:p text:style-name="Text_20_body">تُبَلِّلاَنِ <text:span text:style-name="Source_5f_Text">tuballilaani</text:span></text:p>
      <text:p text:style-name="Text_20_body">يُبَلِّلاَنِ <text:span text:style-name="Source_5f_Text">yuballilaani</text:span></text:p>
      <text:p text:style-name="Text_20_body">двойств.</text:p>
      <text:p text:style-name="Text_20_body">число</text:p>
      <text:p text:style-name="Text_20_body">نُبَلِّلُ <text:span text:style-name="Source_5f_Text">nuballilu</text:span></text:p>
      <text:p text:style-name="Text_20_body">تُبَلِّلْنَ <text:span text:style-name="Source_5f_Text">tuballilna</text:span></text:p>
      <text:p text:style-name="Text_20_body">تُبَلِّلُونَ <text:span text:style-name="Source_5f_Text">tuballiluwna</text:span></text:p>
      <text:p text:style-name="Text_20_body">يُبَلِّلْنَ <text:span text:style-name="Source_5f_Text">yuballilna</text:span></text:p>
      <text:p text:style-name="Text_20_body"><text:soft-page-break/>يُبَلِّلُونَ <text:span text:style-name="Source_5f_Text">yuballiluwna</text:span></text:p>
      <text:p text:style-name="Text_20_body">множеств.</text:p>
      <text:p text:style-name="Text_20_body">число</text:p>
      <text:p text:style-name="Text_20_body">شَاقَّ <text:span text:style-name="Source_5f_Text">šāqqa</text:span> (в основе: شَاقَقَ <text:span text:style-name="Source_5f_Text">šāqaqa</text:span> ) противиться, противоречить</text:p>
      <text:p text:style-name="Text_20_body">(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شَاقُّ <text:span text:style-name="Source_5f_Text">ʔušāqqu</text:span></text:p>
      <text:p text:style-name="Text_20_body">تُشَاقِّينَ <text:span text:style-name="Source_5f_Text">tušāqqiyna</text:span></text:p>
      <text:p text:style-name="Text_20_body">تُشَاقُّ <text:span text:style-name="Source_5f_Text">tušāqqu</text:span></text:p>
      <text:p text:style-name="Text_20_body">تُشَاقُّ <text:span text:style-name="Source_5f_Text">tušāqqu</text:span></text:p>
      <text:p text:style-name="Text_20_body">يُشَاقُّ <text:span text:style-name="Source_5f_Text">yušāqqu</text:span> *</text:p>
      <text:p text:style-name="Text_20_body">единств.</text:p>
      <text:p text:style-name="Text_20_body">число</text:p>
      <text:p text:style-name="Text_20_body">نُشَاقُّ <text:span text:style-name="Source_5f_Text">nušāqqu</text:span></text:p>
      <text:p text:style-name="Text_20_body">تُشَاقَّانِ <text:span text:style-name="Source_5f_Text">tušāqqāni</text:span></text:p>
      <text:p text:style-name="Text_20_body">تُشَاقَّانِ <text:span text:style-name="Source_5f_Text">tušāqqāni</text:span></text:p>
      <text:p text:style-name="Text_20_body">تُشَاقَّانِ <text:span text:style-name="Source_5f_Text">tušāqqāni</text:span></text:p>
      <text:p text:style-name="Text_20_body">يُشَاقَّانِ <text:span text:style-name="Source_5f_Text">yušāqqāni</text:span></text:p>
      <text:p text:style-name="Text_20_body">двойств.</text:p>
      <text:p text:style-name="Text_20_body"><text:soft-page-break/>число</text:p>
      <text:p text:style-name="Text_20_body">نُشَاقُّ <text:span text:style-name="Source_5f_Text">nušāqqu</text:span></text:p>
      <text:p text:style-name="Text_20_body">تُشَاقِقْنَ <text:span text:style-name="Source_5f_Text">tušāqiqna</text:span></text:p>
      <text:p text:style-name="Text_20_body">تُشَاقُّونَ <text:span text:style-name="Source_5f_Text">tušāqquwna</text:span></text:p>
      <text:p text:style-name="Text_20_body">يُشَاقِقْنَ <text:span text:style-name="Source_5f_Text">yušāqiqna</text:span></text:p>
      <text:p text:style-name="Text_20_body">يُشَاقُّونَ <text:span text:style-name="Source_5f_Text">yušāqquwna</text:span></text:p>
      <text:p text:style-name="Text_20_body">множеств.</text:p>
      <text:p text:style-name="Text_20_body">число</text:p>
      <text:p text:style-name="Text_20_body">* В основе: يُشَاقِقُ <text:span text:style-name="Source_5f_Text">yušāqiqu</text:span> . Произошло слияние второй и третьей коренной.</text:p>
      <text:p text:style-name="Text_20_body">أَضَلَّ <text:span text:style-name="Source_5f_Text">ʔaḍalla</text:span> (в основе: أَضْلَلَ <text:span text:style-name="Source_5f_Text">ʔaḍlala</text:span> ) сбивать с пути, вводить в заблуждение (I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ضِلُّ <text:span text:style-name="Source_5f_Text">ʔuḍillu</text:span></text:p>
      <text:p text:style-name="Text_20_body">تُضِلِّينَ <text:span text:style-name="Source_5f_Text">tuḍilliyna</text:span></text:p>
      <text:p text:style-name="Text_20_body">تُضِلُّ <text:span text:style-name="Source_5f_Text">tuḍillu</text:span></text:p>
      <text:p text:style-name="Text_20_body">تُضِلُّ <text:span text:style-name="Source_5f_Text">tuḍillu</text:span></text:p>
      <text:p text:style-name="Text_20_body">يُضِلُّ <text:span text:style-name="Source_5f_Text">yuḍillu</text:span> *</text:p>
      <text:p text:style-name="Text_20_body">единств.</text:p>
      <text:p text:style-name="Text_20_body">число</text:p>
      <text:p text:style-name="Text_20_body">نُضِلُّ <text:span text:style-name="Source_5f_Text">nuḍillu</text:span></text:p>
      <text:p text:style-name="Text_20_body"><text:soft-page-break/>تُضِلاَّنِ <text:span text:style-name="Source_5f_Text">tuḍilaaani</text:span></text:p>
      <text:p text:style-name="Text_20_body">تُضِلاَّنِ <text:span text:style-name="Source_5f_Text">tuḍilaaani</text:span></text:p>
      <text:p text:style-name="Text_20_body">تُضِلاَّنِ <text:span text:style-name="Source_5f_Text">tuḍilaaani</text:span></text:p>
      <text:p text:style-name="Text_20_body">يُضِلاَّنِ <text:span text:style-name="Source_5f_Text">yuḍilaaani</text:span></text:p>
      <text:p text:style-name="Text_20_body">двойств.</text:p>
      <text:p text:style-name="Text_20_body">число</text:p>
      <text:p text:style-name="Text_20_body">نُضِلُّ <text:span text:style-name="Source_5f_Text">nuḍillu</text:span></text:p>
      <text:p text:style-name="Text_20_body">تُضْلِلْنَ <text:span text:style-name="Source_5f_Text">tuḍlilna</text:span></text:p>
      <text:p text:style-name="Text_20_body">تُضِلُّونَ <text:span text:style-name="Source_5f_Text">tuḍilluwna</text:span></text:p>
      <text:p text:style-name="Text_20_body">يُضْلِلْنَ <text:span text:style-name="Source_5f_Text">yuḍlilna</text:span></text:p>
      <text:p text:style-name="Text_20_body">يُضِلُّونَ <text:span text:style-name="Source_5f_Text">yuḍilluwna</text:span></text:p>
      <text:p text:style-name="Text_20_body">множеств.</text:p>
      <text:p text:style-name="Text_20_body">число</text:p>
      <text:p text:style-name="Text_20_body">* В основе: يُضْلِلُ <text:span text:style-name="Source_5f_Text">yuḍlilu</text:span> . Произошло слияние второй и третьей коренной.</text:p>
      <text:p text:style-name="Text_20_body">تَسَلَّلَ <text:span text:style-name="Source_5f_Text">tasallal-a</text:span> проникать, проходить незаметно (<text:span text:style-name="T1">куда</text:span> إِلَى <text:span text:style-name="Source_5f_Text">ʔilaā</text:span> ) (V порода) (спрягается аналогично правильному глаголу данной породы)</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سَلَّلُ <text:span text:style-name="Source_5f_Text">ʔatasallal-u</text:span></text:p>
      <text:p text:style-name="Text_20_body">تَتَسَلَّلِينَ <text:span text:style-name="Source_5f_Text">tatasallal-iyna</text:span></text:p>
      <text:p text:style-name="Text_20_body"><text:soft-page-break/>تَتَسَلَّلُ <text:span text:style-name="Source_5f_Text">tatasallal-u</text:span></text:p>
      <text:p text:style-name="Text_20_body">تَتَسَلَّلُ <text:span text:style-name="Source_5f_Text">tatasallal-u</text:span></text:p>
      <text:p text:style-name="Text_20_body">يَتَسَلَّلُ <text:span text:style-name="Source_5f_Text">yatasallal-u</text:span></text:p>
      <text:p text:style-name="Text_20_body">единств.</text:p>
      <text:p text:style-name="Text_20_body">число</text:p>
      <text:p text:style-name="Text_20_body">نَتَسَلَّلُ <text:span text:style-name="Source_5f_Text">natasallal-u</text:span></text:p>
      <text:p text:style-name="Text_20_body">تَتَسَلَّلاَنِ <text:span text:style-name="Source_5f_Text">tatasallal-aani</text:span></text:p>
      <text:p text:style-name="Text_20_body">تَتَسَلَّلاَنِ <text:span text:style-name="Source_5f_Text">tatasallal-aani</text:span></text:p>
      <text:p text:style-name="Text_20_body">تَتَسَلَّلاَنِ <text:span text:style-name="Source_5f_Text">tatasallal-aani</text:span></text:p>
      <text:p text:style-name="Text_20_body">يَتَسَلَّلاَنِ <text:span text:style-name="Source_5f_Text">yatasallal-aani</text:span></text:p>
      <text:p text:style-name="Text_20_body">двойств.</text:p>
      <text:p text:style-name="Text_20_body">число</text:p>
      <text:p text:style-name="Text_20_body">نَتَسَلَّلُ <text:span text:style-name="Source_5f_Text">natasallal-u</text:span></text:p>
      <text:p text:style-name="Text_20_body">تَتَسَلَّلْنَ <text:span text:style-name="Source_5f_Text">tatasallal-na</text:span></text:p>
      <text:p text:style-name="Text_20_body">تَتَسَلَّلُونَ <text:span text:style-name="Source_5f_Text">tatasallal-uwna</text:span></text:p>
      <text:p text:style-name="Text_20_body">يَتَسَلَّلْنَ <text:span text:style-name="Source_5f_Text">yatasallal-na</text:span></text:p>
      <text:p text:style-name="Text_20_body">يَتَسَلَّلُونَ <text:span text:style-name="Source_5f_Text">yatasallal-uwna</text:span></text:p>
      <text:p text:style-name="Text_20_body">множеств.</text:p>
      <text:p text:style-name="Text_20_body">число</text:p>
      <text:p text:style-name="Text_20_body">تَمَاسَّ <text:span text:style-name="Source_5f_Text">tamāssa</text:span> (в основе: تَمَاسَسَ <text:span text:style-name="Source_5f_Text">tamāsasa</text:span> ) соприкасаться друг с другом (VI порода)</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أَتَمَاسُّ <text:span text:style-name="Source_5f_Text">ʔatamāssu</text:span></text:p>
      <text:p text:style-name="Text_20_body">تَتَمَاسِّينَ <text:span text:style-name="Source_5f_Text">tatamāssiyna</text:span></text:p>
      <text:p text:style-name="Text_20_body">تَتَمَاسُّ <text:span text:style-name="Source_5f_Text">tatamāssu</text:span></text:p>
      <text:p text:style-name="Text_20_body">تَتَمَاسُّ <text:span text:style-name="Source_5f_Text">tatamāssu</text:span></text:p>
      <text:p text:style-name="Text_20_body">يَتَمَاسُّ <text:span text:style-name="Source_5f_Text">yatamāssu</text:span> *</text:p>
      <text:p text:style-name="Text_20_body">единств.</text:p>
      <text:p text:style-name="Text_20_body">число</text:p>
      <text:p text:style-name="Text_20_body">نَتَمَاسُّ <text:span text:style-name="Source_5f_Text">natamāssu</text:span></text:p>
      <text:p text:style-name="Text_20_body">تَتَمَاسَّانِ <text:span text:style-name="Source_5f_Text">tatamāssāni</text:span></text:p>
      <text:p text:style-name="Text_20_body">تَتَمَاسَّانِ <text:span text:style-name="Source_5f_Text">tatamāssāni</text:span></text:p>
      <text:p text:style-name="Text_20_body">تَتَمَاسَّانِ <text:span text:style-name="Source_5f_Text">tatamāssāni</text:span></text:p>
      <text:p text:style-name="Text_20_body">يَتَمَاسَّانِ <text:span text:style-name="Source_5f_Text">yatamāssāni</text:span></text:p>
      <text:p text:style-name="Text_20_body">двойств.</text:p>
      <text:p text:style-name="Text_20_body">число</text:p>
      <text:p text:style-name="Text_20_body">نَتَمَاسُّ <text:span text:style-name="Source_5f_Text">natamāssu</text:span></text:p>
      <text:p text:style-name="Text_20_body">تَتَمَاسَسْنَ <text:span text:style-name="Source_5f_Text">tatamāsasna</text:span></text:p>
      <text:p text:style-name="Text_20_body">تَتَمَاسُّونَ <text:span text:style-name="Source_5f_Text">tatamāssuwna</text:span></text:p>
      <text:p text:style-name="Text_20_body">يَتَمَاسَسْنَ <text:span text:style-name="Source_5f_Text">yatamāsasna</text:span></text:p>
      <text:p text:style-name="Text_20_body">يَتَمَاسُّونَ <text:span text:style-name="Source_5f_Text">yatamāssuwna</text:span></text:p>
      <text:p text:style-name="Text_20_body"><text:soft-page-break/>множеств.</text:p>
      <text:p text:style-name="Text_20_body">число</text:p>
      <text:p text:style-name="Text_20_body">* В основе: يَتَمَاسَسُ <text:span text:style-name="Source_5f_Text">yatamāsasu</text:span> . Произошло слияние второй и третьей коренной.</text:p>
      <text:p text:style-name="Text_20_body">اِنْفَكَّ <text:span text:style-name="Source_5f_Text">ainfakka</text:span> (в основе: اِنْفَكَكَ <text:span text:style-name="Source_5f_Text">ainfakaka</text:span> ) быть развязанным, быть ослабленным (V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نْفَكُّ <text:span text:style-name="Source_5f_Text">ʔanfakku</text:span></text:p>
      <text:p text:style-name="Text_20_body">تَنْفَكِّينَ <text:span text:style-name="Source_5f_Text">tanfakkiyna</text:span></text:p>
      <text:p text:style-name="Text_20_body">تَنْفَكُّ <text:span text:style-name="Source_5f_Text">tanfakku</text:span></text:p>
      <text:p text:style-name="Text_20_body">تَنْفَكُّ <text:span text:style-name="Source_5f_Text">tanfakku</text:span></text:p>
      <text:p text:style-name="Text_20_body">يَنْفَكُّ <text:span text:style-name="Source_5f_Text">yanfakku</text:span> *</text:p>
      <text:p text:style-name="Text_20_body">единств.</text:p>
      <text:p text:style-name="Text_20_body">число</text:p>
      <text:p text:style-name="Text_20_body">نَنْفَكُّ <text:span text:style-name="Source_5f_Text">nanfakku</text:span></text:p>
      <text:p text:style-name="Text_20_body">تَنْفَكَّانِ <text:span text:style-name="Source_5f_Text">tanfakkāni</text:span></text:p>
      <text:p text:style-name="Text_20_body">تَنْفَكَّانِ <text:span text:style-name="Source_5f_Text">tanfakkāni</text:span></text:p>
      <text:p text:style-name="Text_20_body">تَنْفَكَّانِ <text:span text:style-name="Source_5f_Text">tanfakkāni</text:span></text:p>
      <text:p text:style-name="Text_20_body">يَنْفَكَّانِ <text:span text:style-name="Source_5f_Text">yanfakkāni</text:span></text:p>
      <text:p text:style-name="Text_20_body">двойств.</text:p>
      <text:p text:style-name="Text_20_body"><text:soft-page-break/>число</text:p>
      <text:p text:style-name="Text_20_body">نَنْفَكُّ <text:span text:style-name="Source_5f_Text">nanfakku</text:span></text:p>
      <text:p text:style-name="Text_20_body">تَنْفَكِكْنَ <text:span text:style-name="Source_5f_Text">tanfakikna</text:span></text:p>
      <text:p text:style-name="Text_20_body">تَنْفَكُّونَ <text:span text:style-name="Source_5f_Text">tanfakkuwna</text:span></text:p>
      <text:p text:style-name="Text_20_body">يَنْفَكِكْنَ <text:span text:style-name="Source_5f_Text">yanfakikna</text:span></text:p>
      <text:p text:style-name="Text_20_body">يَنْفَكُّونَ <text:span text:style-name="Source_5f_Text">yanfakkuwna</text:span></text:p>
      <text:p text:style-name="Text_20_body">множеств.</text:p>
      <text:p text:style-name="Text_20_body">число</text:p>
      <text:p text:style-name="Text_20_body">* В основе: يَنْفَكِكُ <text:span text:style-name="Source_5f_Text">yanfakiku</text:span> . Произошло слияние второй и третьей коренной.</text:p>
      <text:p text:style-name="Text_20_body">اِشْتَدَّ <text:span text:style-name="Source_5f_Text">aištadda</text:span> (в основе: اِشْتَدَدَ <text:span text:style-name="Source_5f_Text">aištadada</text:span> ) усиливаться, крепнуть (V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شْتَدُّ <text:span text:style-name="Source_5f_Text">ʔštaddu</text:span></text:p>
      <text:p text:style-name="Text_20_body">تَشْتَدِّينَ <text:span text:style-name="Source_5f_Text">taštaddiyna</text:span></text:p>
      <text:p text:style-name="Text_20_body">تَشْتَدُّ <text:span text:style-name="Source_5f_Text">taštaddu</text:span></text:p>
      <text:p text:style-name="Text_20_body">تَشْتَدُّ <text:span text:style-name="Source_5f_Text">taštaddu</text:span></text:p>
      <text:p text:style-name="Text_20_body">يَشْتَدُّ <text:span text:style-name="Source_5f_Text">yaštaddu</text:span> *</text:p>
      <text:p text:style-name="Text_20_body">единств.</text:p>
      <text:p text:style-name="Text_20_body">число</text:p>
      <text:p text:style-name="Text_20_body">نَشْتَدُّ <text:span text:style-name="Source_5f_Text">naštaddu</text:span></text:p>
      <text:p text:style-name="Text_20_body"><text:soft-page-break/>تَشْتَدَّانِ <text:span text:style-name="Source_5f_Text">taštaddāni</text:span></text:p>
      <text:p text:style-name="Text_20_body">تَشْتَدَّانِ <text:span text:style-name="Source_5f_Text">taštaddāni</text:span></text:p>
      <text:p text:style-name="Text_20_body">تَشْتَدَّانِ <text:span text:style-name="Source_5f_Text">taštaddāni</text:span></text:p>
      <text:p text:style-name="Text_20_body">يَشْتَدَّانِ <text:span text:style-name="Source_5f_Text">yaštaddāni</text:span></text:p>
      <text:p text:style-name="Text_20_body">двойств.</text:p>
      <text:p text:style-name="Text_20_body">число</text:p>
      <text:p text:style-name="Text_20_body">نَشْتَدُّ <text:span text:style-name="Source_5f_Text">naštaddu</text:span></text:p>
      <text:p text:style-name="Text_20_body">تَشْتَدِدْنَ <text:span text:style-name="Source_5f_Text">taštadidna</text:span></text:p>
      <text:p text:style-name="Text_20_body">تَشْتَدُّونَ <text:span text:style-name="Source_5f_Text">taštadduwna</text:span></text:p>
      <text:p text:style-name="Text_20_body">يَشْتَدِدْنَ <text:span text:style-name="Source_5f_Text">yaštadidna</text:span></text:p>
      <text:p text:style-name="Text_20_body">يَشْتَدُّونَ <text:span text:style-name="Source_5f_Text">yaštadduwna</text:span></text:p>
      <text:p text:style-name="Text_20_body">множеств.</text:p>
      <text:p text:style-name="Text_20_body">число</text:p>
      <text:p text:style-name="Text_20_body">* В основе: يَشْتَدِدُ <text:span text:style-name="Source_5f_Text">yaštadidu</text:span> . Произошло слияние второй и третьей коренной.</text:p>
      <text:p text:style-name="Text_20_body">اِسْترَدَّ <text:span text:style-name="Source_5f_Text">aistradda</text:span> (в основе: اِسْترْدَدَ <text:span text:style-name="Source_5f_Text">aistrdada</text:span> ) брать назад, возвращать (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سْتَرِدُّ <text:span text:style-name="Source_5f_Text">ʔastariddu</text:span></text:p>
      <text:p text:style-name="Text_20_body">تَسْتَرِدِّينَ <text:span text:style-name="Source_5f_Text">tastariddiyna</text:span></text:p>
      <text:p text:style-name="Text_20_body"><text:soft-page-break/>تَسْتَرِدُّ <text:span text:style-name="Source_5f_Text">tastariddu</text:span></text:p>
      <text:p text:style-name="Text_20_body">تَسْتَرِدُّ <text:span text:style-name="Source_5f_Text">tastariddu</text:span></text:p>
      <text:p text:style-name="Text_20_body">يَسْتَرِدُّ <text:span text:style-name="Source_5f_Text">yastariddu</text:span> *</text:p>
      <text:p text:style-name="Text_20_body">единств.</text:p>
      <text:p text:style-name="Text_20_body">число</text:p>
      <text:p text:style-name="Text_20_body">نَسْتَرِدُّ <text:span text:style-name="Source_5f_Text">nastariddu</text:span></text:p>
      <text:p text:style-name="Text_20_body">تَسْتَرِدَّانِ <text:span text:style-name="Source_5f_Text">tastariddāni</text:span></text:p>
      <text:p text:style-name="Text_20_body">تَسْتَرِدَّانِ <text:span text:style-name="Source_5f_Text">tastariddāni</text:span></text:p>
      <text:p text:style-name="Text_20_body">تَسْتَرِدَّانِ <text:span text:style-name="Source_5f_Text">tastariddāni</text:span></text:p>
      <text:p text:style-name="Text_20_body">يَسْتَرِدَانُِ <text:span text:style-name="Source_5f_Text">yastaridāniu</text:span></text:p>
      <text:p text:style-name="Text_20_body">двойств.</text:p>
      <text:p text:style-name="Text_20_body">число</text:p>
      <text:p text:style-name="Text_20_body">نَسْتَرِدُّ <text:span text:style-name="Source_5f_Text">nastariddu</text:span></text:p>
      <text:p text:style-name="Text_20_body">تَسْتَرِدِدْنَ <text:span text:style-name="Source_5f_Text">tastarididna</text:span></text:p>
      <text:p text:style-name="Text_20_body">تَسْتَرِدُّونَ <text:span text:style-name="Source_5f_Text">tastaridduwna</text:span></text:p>
      <text:p text:style-name="Text_20_body">يَسْتَرِدِدْنَ <text:span text:style-name="Source_5f_Text">yastarididna</text:span></text:p>
      <text:p text:style-name="Text_20_body">يَسْتَرِدُّونَ <text:span text:style-name="Source_5f_Text">yastaridduwna</text:span></text:p>
      <text:p text:style-name="Text_20_body">множеств.</text:p>
      <text:p text:style-name="Text_20_body">число</text:p>
      <text:p text:style-name="Text_20_body">* В основе: يَسْتَرْدِدُ <text:span text:style-name="Source_5f_Text">yastardidu</text:span> . Произошло слияние второй и третьей коренной.</text:p>
      <text:p text:style-name="Text_20_body">Упражнения для закрепления</text:p>
      <text:p text:style-name="Text_20_body">1) Проспрягайте в настояще-будущем времени следующие глаголы</text:p>
      <text:p text:style-name="Text_20_body"><text:soft-page-break/>مَلَّ <text:span text:style-name="Source_5f_Text">malla</text:span> (и/а) скучать, испытывать скуку</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قَلَّ <text:span text:style-name="Source_5f_Text">qalla</text:span> (а/и) быть малым, незначитель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سَرَّ <text:span text:style-name="Source_5f_Text">sarra</text:span> (а/у) радовать, веселить</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حَلَّلَ <text:span text:style-name="Source_5f_Text">ḥallal-a</text:span> анализировать (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حَادَّ <text:span text:style-name="Source_5f_Text">ḥādda</text:span> быть враждебным (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text:soft-page-break/>число</text:p>
      <text:p text:style-name="Text_20_body">двойств.</text:p>
      <text:p text:style-name="Text_20_body">число</text:p>
      <text:p text:style-name="Text_20_body">множеств.</text:p>
      <text:p text:style-name="Text_20_body">число</text:p>
      <text:p text:style-name="Text_20_body">أَسَرَّ <text:span text:style-name="Source_5f_Text">ʔasarra</text:span> скрывать, держать в тайне (I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رَدَّدَ <text:span text:style-name="Source_5f_Text">taraddada</text:span> колебаться, сомневаться (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text:soft-page-break/>число</text:p>
      <text:p text:style-name="Text_20_body">تَوَادَّ <text:span text:style-name="Source_5f_Text">tawādda</text:span> любить друг друга, находиться в дружеских отношениях (V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نْدَسَّ <text:span text:style-name="Source_5f_Text">aindassa</text:span> проникать незаметно (V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رْتَدَّ <text:span text:style-name="Source_5f_Text">airtadda</text:span> возвращаться, отказываться, отходить (<text:span text:style-name="T1">от</text:span> <text:span text:style-name="T1">чего</text:span> عَنْ <text:span text:style-name="Source_5f_Text">ʕan</text:span> ) (VIII порода)</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سْتَبَدَّ <text:span text:style-name="Source_5f_Text">aistabadda</text:span> действовать по своему произволу, деспотически (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Найдите в них удвоенные глаголы и определите их породу:</text:p>
      <text:p text:style-name="Text_20_body">أَرُدُّ السَّلاَمَ عَلَى الْمُسْلِمِينَ <text:span text:style-name="Source_5f_Text">ʔaruddu s-sal-aama ʕalaā l-muslimiyna</text:span></text:p>
      <text:p text:style-name="Text_20_body">تُعِدُّ أُمِّي الطَّعَامَ و نُعِدُّ نَحْنُ مَعَهَا <text:span text:style-name="Source_5f_Text">tuʕiddu ʔummiy aṭ-ṭaʕāma w nuʕiddu naḥnu maʕahā</text:span></text:p>
      <text:p text:style-name="Text_20_body">يَسُبُّكَ رَجُلٌ فَتَسُبُّهُ <text:span text:style-name="Source_5f_Text">yasubbuka rajulun fatasubbuhu</text:span></text:p>
      <text:p text:style-name="Text_20_body"><text:soft-page-break/>يَتَسَابُّ الرِّجَالُ وتَتَسَابُّ النِّسَاءُ <text:span text:style-name="Source_5f_Text">yatasābbu r-rijālu wtatasābbu n-nisāʔu</text:span></text:p>
      <text:p text:style-name="Text_20_body">لِمَاذَا تَتَسَابُّونَ <text:span text:style-name="Source_5f_Text">limāðā tatasābbuwna</text:span> ؟ لِمَاذَا تَتَسَابَبْنَ <text:span text:style-name="Source_5f_Text">limāðā tatasābabna</text:span> ؟</text:p>
      <text:p text:style-name="Text_20_body">هَلِ تَسْتَعِدُّ لِلاِمْتِحَانِ يَا عَلِىُّ <text:span text:style-name="Source_5f_Text">hali tastaʕiddu lilaimtiḥāni yā ʕaliāāu</text:span> ؟</text:p>
      <text:p text:style-name="Text_20_body">إِخْوَتُكَ يَسْتَعِدُّونَ وَأَخَوَاتُكَ يَسْتَعْدِدْنَ <text:span text:style-name="Source_5f_Text">ʔixwatuka yastaʕidduwna waʔaxawātuka yastaʕdidna</text:span></text:p>
      <text:p text:style-name="Text_20_body">3) Переведите предложения на арабский язык, используя следующие глаголы:</text:p>
      <text:p text:style-name="Text_20_body">اِسْتَعَدَّ <text:span text:style-name="Source_5f_Text">aistaʕadda</text:span> готовиться</text:p>
      <text:p text:style-name="Text_20_body">اِسْتَرَدَّ <text:span text:style-name="Source_5f_Text">aistaradda</text:span> брать назад, возвращать, отбирать</text:p>
      <text:p text:style-name="Text_20_body">مَدَّ <text:span text:style-name="Source_5f_Text">madda</text:span> (а/у) тянуть, протягивать</text:p>
      <text:p text:style-name="Text_20_body">لَجَّ <text:span text:style-name="Source_5f_Text">lajja</text:span> (и/а) проявлять, настойчивость, упорство</text:p>
      <text:p text:style-name="Text_20_body">صَبَّ <text:span text:style-name="Source_5f_Text">ṣabba</text:span> (а/у) лить, выливать</text:p>
      <text:p text:style-name="Text_20_body">Мы готовимся к экзаменам</text:p>
      <text:p text:style-name="Text_20_body">Вы возвращаете свои земли, мусульмане?</text:p>
      <text:p text:style-name="Text_20_body">Вы тянете верёвку от двери к окну, сёстры?</text:p>
      <text:p text:style-name="Text_20_body">Вы упорствуете долго, о Халид и Хамид!</text:p>
      <text:p text:style-name="Text_20_body">Я выливаю воду на землю</text:p>
      <text:h text:style-name="Heading_20_2" text:outline-level="2"><text:bookmark-start text:name="спряжение-трехбуквенного-недостаточного-глагола-в-настояще-будущем-времени"/><text:bookmark-start text:name="__RefHeading___Toc45302_1544766045"/>§ 19. Спряжение трехбуквенного недостаточного глагола в настояще-будущем времени<text:bookmark-end text:name="спряжение-трехбуквенного-недостаточного-глагола-в-настояще-будущем-времени"/><text:bookmark-end text:name="__RefHeading___Toc45302_1544766045"/></text:h>
      <text:p text:style-name="First_20_paragraph">تَصْرِيفُ الفِعْلِ الثُّلاَثِىِّ النَّاقِصِ المُضَارِعِ <text:span text:style-name="Source_5f_Text">taṣriyfu l-fiʕli θ-θulaaθiāāi n-nāqiṣi l-muḍāriʕi</text:span></text:p>
      <text:p text:style-name="Text_20_body">رَمَي <text:span text:style-name="Source_5f_Text">ramay</text:span> (и) бро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أَرْمِى <text:span text:style-name="Source_5f_Text">ʔarmiā</text:span></text:p>
      <text:p text:style-name="Text_20_body">تَرْمِينَ <text:span text:style-name="Source_5f_Text">tarmiyna</text:span></text:p>
      <text:p text:style-name="Text_20_body">تَرْمِى <text:span text:style-name="Source_5f_Text">tarmiā</text:span></text:p>
      <text:p text:style-name="Text_20_body">تَرْمِى <text:span text:style-name="Source_5f_Text">tarmiā</text:span></text:p>
      <text:p text:style-name="Text_20_body">يَرْمِى <text:span text:style-name="Source_5f_Text">yarmiā</text:span></text:p>
      <text:p text:style-name="Text_20_body">единств.</text:p>
      <text:p text:style-name="Text_20_body">число</text:p>
      <text:p text:style-name="Text_20_body">نَرْمِى <text:span text:style-name="Source_5f_Text">narmiā</text:span></text:p>
      <text:p text:style-name="Text_20_body">تَرْمِيَانِ <text:span text:style-name="Source_5f_Text">tarmiyāni</text:span></text:p>
      <text:p text:style-name="Text_20_body">تَرْمِيَانِ <text:span text:style-name="Source_5f_Text">tarmiyāni</text:span></text:p>
      <text:p text:style-name="Text_20_body">تَرْمِيَانِ <text:span text:style-name="Source_5f_Text">tarmiyāni</text:span></text:p>
      <text:p text:style-name="Text_20_body">يَرمِيَانِ <text:span text:style-name="Source_5f_Text">yarmiyāni</text:span></text:p>
      <text:p text:style-name="Text_20_body">двойств.</text:p>
      <text:p text:style-name="Text_20_body">число</text:p>
      <text:p text:style-name="Text_20_body">نَرْمِى <text:span text:style-name="Source_5f_Text">narmiā</text:span></text:p>
      <text:p text:style-name="Text_20_body">تَرْمِينَ <text:span text:style-name="Source_5f_Text">tarmiyna</text:span></text:p>
      <text:p text:style-name="Text_20_body">تَرْمُونَ <text:span text:style-name="Source_5f_Text">tarmuwna</text:span></text:p>
      <text:p text:style-name="Text_20_body">يَرْمِينَ <text:span text:style-name="Source_5f_Text">yarmiyna</text:span></text:p>
      <text:p text:style-name="Text_20_body">يَرْمُونَ <text:span text:style-name="Source_5f_Text">yarmuwna</text:span></text:p>
      <text:p text:style-name="Text_20_body">множеств.</text:p>
      <text:p text:style-name="Text_20_body">число</text:p>
      <text:p text:style-name="Text_20_body"><text:soft-page-break/>لَقِيَ <text:span text:style-name="Source_5f_Text">laqiya</text:span> (а) встреч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لْقَى <text:span text:style-name="Source_5f_Text">ʔalqaā</text:span></text:p>
      <text:p text:style-name="Text_20_body">تَلْقَيْنَ <text:span text:style-name="Source_5f_Text">talqayna</text:span></text:p>
      <text:p text:style-name="Text_20_body">تَلْقَى <text:span text:style-name="Source_5f_Text">talqaā</text:span></text:p>
      <text:p text:style-name="Text_20_body">تَلْقَى <text:span text:style-name="Source_5f_Text">talqaā</text:span></text:p>
      <text:p text:style-name="Text_20_body">يَلْقَى <text:span text:style-name="Source_5f_Text">yalqaā</text:span></text:p>
      <text:p text:style-name="Text_20_body">единств.</text:p>
      <text:p text:style-name="Text_20_body">число</text:p>
      <text:p text:style-name="Text_20_body">نَلْقَى <text:span text:style-name="Source_5f_Text">nalqaā</text:span></text:p>
      <text:p text:style-name="Text_20_body">تَلْقَيَانِ <text:span text:style-name="Source_5f_Text">talqayāni</text:span></text:p>
      <text:p text:style-name="Text_20_body">تَلْقَيَانِ <text:span text:style-name="Source_5f_Text">talqayāni</text:span></text:p>
      <text:p text:style-name="Text_20_body">تَلْقَيَانِ <text:span text:style-name="Source_5f_Text">talqayāni</text:span></text:p>
      <text:p text:style-name="Text_20_body">يَلْقَيَانِ <text:span text:style-name="Source_5f_Text">yalqayāni</text:span></text:p>
      <text:p text:style-name="Text_20_body">двойств.</text:p>
      <text:p text:style-name="Text_20_body">число</text:p>
      <text:p text:style-name="Text_20_body">نَلْقَى <text:span text:style-name="Source_5f_Text">nalqaā</text:span></text:p>
      <text:p text:style-name="Text_20_body">تَلْقَيْنَ <text:span text:style-name="Source_5f_Text">talqayna</text:span></text:p>
      <text:p text:style-name="Text_20_body"><text:soft-page-break/>تَلْقَوْنَ <text:span text:style-name="Source_5f_Text">talqawna</text:span></text:p>
      <text:p text:style-name="Text_20_body">يَلْقَيْنَ <text:span text:style-name="Source_5f_Text">yalqayna</text:span></text:p>
      <text:p text:style-name="Text_20_body">يَلْقَوْنَ <text:span text:style-name="Source_5f_Text">yalqawna</text:span></text:p>
      <text:p text:style-name="Text_20_body">множеств.</text:p>
      <text:p text:style-name="Text_20_body">число</text:p>
      <text:p text:style-name="Text_20_body">دَعَا <text:span text:style-name="Source_5f_Text">daʕā</text:span> (у) приз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دْعُو <text:span text:style-name="Source_5f_Text">ʔadʕuw</text:span></text:p>
      <text:p text:style-name="Text_20_body">تَدْعِينَ <text:span text:style-name="Source_5f_Text">tadʕiyna</text:span></text:p>
      <text:p text:style-name="Text_20_body">تَدْعُو <text:span text:style-name="Source_5f_Text">tadʕuw</text:span></text:p>
      <text:p text:style-name="Text_20_body">تَدْعُو <text:span text:style-name="Source_5f_Text">tadʕuw</text:span></text:p>
      <text:p text:style-name="Text_20_body">يَدْعُو <text:span text:style-name="Source_5f_Text">yadʕuw</text:span></text:p>
      <text:p text:style-name="Text_20_body">единств.</text:p>
      <text:p text:style-name="Text_20_body">число</text:p>
      <text:p text:style-name="Text_20_body">نَدْعُو <text:span text:style-name="Source_5f_Text">nadʕuw</text:span></text:p>
      <text:p text:style-name="Text_20_body">تَدْعُوَانِ <text:span text:style-name="Source_5f_Text">tadʕuwāni</text:span></text:p>
      <text:p text:style-name="Text_20_body">تَدْعُوَانِ <text:span text:style-name="Source_5f_Text">tadʕuwāni</text:span></text:p>
      <text:p text:style-name="Text_20_body">تَدْعُوَانِ <text:span text:style-name="Source_5f_Text">tadʕuwāni</text:span></text:p>
      <text:p text:style-name="Text_20_body"><text:soft-page-break/>يَدْعُوَانِ <text:span text:style-name="Source_5f_Text">yadʕuwāni</text:span></text:p>
      <text:p text:style-name="Text_20_body">двойств.</text:p>
      <text:p text:style-name="Text_20_body">число</text:p>
      <text:p text:style-name="Text_20_body">نَدْعُو <text:span text:style-name="Source_5f_Text">nadʕuw</text:span></text:p>
      <text:p text:style-name="Text_20_body">تَدْعُونَ <text:span text:style-name="Source_5f_Text">tadʕuwna</text:span></text:p>
      <text:p text:style-name="Text_20_body">تَدْعُونَ <text:span text:style-name="Source_5f_Text">tadʕuwna</text:span></text:p>
      <text:p text:style-name="Text_20_body">يَدْعُونَ <text:span text:style-name="Source_5f_Text">yadʕuwna</text:span></text:p>
      <text:p text:style-name="Text_20_body">يَدْعُونَ <text:span text:style-name="Source_5f_Text">yadʕuwna</text:span></text:p>
      <text:p text:style-name="Text_20_body">множеств.</text:p>
      <text:p text:style-name="Text_20_body">число</text:p>
      <text:p text:style-name="Text_20_body">При спряжении трехбуквенного недостаточного глагола в настояще-будущем времени нужно учитывать следующее:</text:p>
      <text:p text:style-name="Text_20_body">1) При присоединении к нему – وا <text:span text:style-name="Source_5f_Text">wa</text:span> <text:span text:style-name="T1">«уау»</text:span> <text:span text:style-name="T1">множественного</text:span> <text:span text:style-name="T1">числа</text:span> ( وَاوُ <text:span text:style-name="Source_5f_Text">wāwu</text:span> الجَمَاعَةِ <text:span text:style-name="Source_5f_Text">al-jamāʕati</text:span> ) слабая коренная (т.е. последняя буква глагола) усекается. Если средней огласовкой глагола является (и), то она меняется на «дамму»:</text:p>
      <text:p text:style-name="Text_20_body">يَرْمِي <text:span text:style-name="Source_5f_Text">yarmiy</text:span> он бросает  يَرْمِـ <text:span text:style-name="Source_5f_Text"> yarmi</text:span> + ونَ  يَرْمُـ <text:span text:style-name="Source_5f_Text">wna  yarmu</text:span> + ونَ <text:span text:style-name="Source_5f_Text">wna</text:span> Err:520 يَرْمُونَ <text:span text:style-name="Source_5f_Text">yarmuwna</text:span> они (муж.род) бросают</text:p>
      <text:p text:style-name="Text_20_body">Если средней огласовкой глагола является (а) или (у), то они сохраняются:</text:p>
      <text:p text:style-name="Text_20_body">يَلْقَى <text:span text:style-name="Source_5f_Text">yalqaā</text:span> он встречает  يَلْقَـ <text:span text:style-name="Source_5f_Text"> yalqa</text:span> + ونَ <text:span text:style-name="Source_5f_Text">wna</text:span> Err:520 يَلْقَوْنَ <text:span text:style-name="Source_5f_Text">yalqawna</text:span> они (муж.род) встречают</text:p>
      <text:p text:style-name="Text_20_body">يَدْعُو <text:span text:style-name="Source_5f_Text">yadʕuw</text:span> он призывает  يَدْعُـ <text:span text:style-name="Source_5f_Text"> yadʕu</text:span> + ونَ <text:span text:style-name="Source_5f_Text">wna</text:span> Err:520 يَدْعُونَ <text:span text:style-name="Source_5f_Text">yadʕuwna</text:span> они (муж.род) призывают</text:p>
      <text:p text:style-name="Text_20_body">2) При присоединении к нему يَ <text:span text:style-name="Source_5f_Text">ya</text:span> <text:span text:style-name="T1">«йэ»</text:span> <text:span text:style-name="T1">женского</text:span> <text:span text:style-name="T1">рода</text:span> <text:span text:style-name="T1">второго</text:span> <text:span text:style-name="T1">лица</text:span> ( يَاءُ المُخَاطَبَةِ <text:span text:style-name="Source_5f_Text">yāʔu l-muxāṭabati</text:span> ) слабая коренная (т.е. последняя буква глагола) усекается. Если средней огласовкой глагола является (у), то она меняется на «кясру»:</text:p>
      <text:p text:style-name="Text_20_body">تَدْعُو <text:span text:style-name="Source_5f_Text">tadʕuw</text:span> ты (муж.род) призываешь  تَدْعُـ <text:span text:style-name="Source_5f_Text"> tadʕu</text:span> + ينَ <text:span text:style-name="Source_5f_Text">yna</text:span> Err:520 تَدْعِـ <text:span text:style-name="Source_5f_Text">tadʕi</text:span> + ينَ <text:span text:style-name="Source_5f_Text">yna</text:span> <text:soft-page-break/>Err:520 تَدْعِينَ <text:span text:style-name="Source_5f_Text">tadʕiyna</text:span> ты (жен.род) призываешь</text:p>
      <text:p text:style-name="Text_20_body">Если средней огласовкой глагола являются (а) или (и), то они сохраняются:</text:p>
      <text:p text:style-name="Text_20_body">تَلْقَى <text:span text:style-name="Source_5f_Text">talqaā</text:span> ты (муж.род) встречаешь  تَلْقَـ <text:span text:style-name="Source_5f_Text"> talqa</text:span> + ينَ <text:span text:style-name="Source_5f_Text">yna</text:span> Err:520 تَلْقَيْنَ <text:span text:style-name="Source_5f_Text">talqayna</text:span> ты (жен.род) встречаешь</text:p>
      <text:p text:style-name="Text_20_body">تَرْمِي <text:span text:style-name="Source_5f_Text">tarmiy</text:span> ты (муж.род) бросаешь  تَرْمِـ <text:span text:style-name="Source_5f_Text"> tarmi</text:span> + ينَ <text:span text:style-name="Source_5f_Text">yna</text:span> Err:520 تَرْمِينَ <text:span text:style-name="Source_5f_Text">tarmiyna</text:span></text:p>
      <text:p text:style-name="Text_20_body">ты (жен.род) бросаешь</text:p>
      <text:p text:style-name="Text_20_body">3) При присоединении к нему двух других окончаний</text:p>
      <text:p text:style-name="Text_20_body">( نْ <text:span text:style-name="Source_5f_Text">n</text:span> «нун» женского рода ( نُونُ النِّسْوَةِ <text:span text:style-name="Source_5f_Text">nuwnu n-niswati</text:span> ) и ا <text:span text:style-name="Source_5f_Text">a</text:span> «алифа» двойственного числа ( أَلِفُ التَّثْنِيَةِ <text:span text:style-name="Source_5f_Text">ʔalifu t-taθniyati</text:span> )) слабые коренные (то есть последняя буква глагола) و <text:span text:style-name="Source_5f_Text">w</text:span> «уау» и ي«йэ» сохраняются, а ا«алиф» меняется на ي «йэ».</text:p>
      <text:p text:style-name="Text_20_body">Упражнения для закрепления</text:p>
      <text:p text:style-name="Text_20_body">1) Проспрягайте в настояще-будущем времени следующие глаголы:</text:p>
      <text:p text:style-name="Text_20_body">رَضِيَ <text:span text:style-name="Source_5f_Text">raḍiya</text:span> (а) быть доволь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طَغَى <text:span text:style-name="Source_5f_Text">ṭaǧaā</text:span> (а) переходить границы, выходить из берегов</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هَدَى <text:span text:style-name="Source_5f_Text">hadaā</text:span> (и) вести</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رَجَا <text:span text:style-name="Source_5f_Text">rajā</text:span> (у) 1) надеяться, 2) прос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и найдите в них трехбуквенные недостаточные глаголы:</text:p>
      <text:p text:style-name="Text_20_body">يَسْعَى مُحَمَّدٌ إِلَى الْخَيْرِ وَتَسْعَى بِنْتُهُ إِلَى الْخَيْرِ <text:span text:style-name="Source_5f_Text">yasʕaā muḥammadun ʔilaā l-xayri watasʕaā bintuhu ʔilaā l-xayri</text:span></text:p>
      <text:p text:style-name="Text_20_body">أَتَرَْضَيْنَ بِابْنِكِ يَا أُمُّ <text:span text:style-name="Source_5f_Text">ʔataraḍayna biabniki yā ʔummu</text:span> ؟</text:p>
      <text:p text:style-name="Text_20_body">هَلْ تَسْقِي الْغَنَمَ يَا فَلاَّحُ <text:span text:style-name="Source_5f_Text">hal tasqiy al-ǧanama yā falaaaḥu</text:span> ؟</text:p>
      <text:p text:style-name="Text_20_body">الْقُضَاةُ يَقْضُونَ بِالْحَقِّ <text:span text:style-name="Source_5f_Text">al-quḍātu yaqḍuwna bialḥaqqi</text:span></text:p>
      <text:p text:style-name="Text_20_body">الْبَنَاتُ يَدْعُونَ أَخَاهُنَّ إِلَى الشَّارِعِ <text:span text:style-name="Source_5f_Text">al-banātu yadʕuwna ʔaxāhunna ʔilaā š-šāriʕi</text:span></text:p>
      <text:p text:style-name="Text_20_body">كَانَتْ تَرْوِي عَائِشَةُ <text:span text:style-name="Source_5f_Text">kānat tarwiy ʕāʔišatu</text:span> ﴿ رَضِىَ الله عَنْهَا <text:span text:style-name="Source_5f_Text">raḍiāa l-lh ʕanhā</text:span> ﴾ أَحَادِيثَ كَثِيرَةً <text:span text:style-name="Source_5f_Text">ʔaḥādiyθa kaθiyratan</text:span></text:p>
      <text:p text:style-name="Text_20_body">كَانَتْ ثَمُودُ قَوْمًا يَطْغَوْنَ فَأَهْلَكَهُمُ الله <text:span text:style-name="Source_5f_Text">kānat θamuwdu qawmana yaṭǧawna faʔahlakahumu l-lh</text:span></text:p>
      <text:p text:style-name="Text_20_body">نَلْقَى الْيَوْمَ زمِيلاَتٍ فَيَدْعُونَنَا إِلَى بَيْتِهِنَّ <text:span text:style-name="Source_5f_Text">nalqaā l-yawma zmiylaatin fayadʕuwnanā ʔilaā baytihinna</text:span></text:p>
      <text:p text:style-name="Text_20_body">يَهْدِيكَ رَبُّكَ فَتَغْوِي <text:span text:style-name="Source_5f_Text">yahdiyka rabbuka fataǧwiy</text:span> ؟</text:p>
      <text:p text:style-name="Text_20_body">3) Переведите предложения на арабский язык, используя следующие глаголы:</text:p>
      <text:p text:style-name="Text_20_body">خَشِيَ <text:span text:style-name="Source_5f_Text">xašiya</text:span> (а) бояться</text:p>
      <text:p text:style-name="Text_20_body">نَهَى <text:span text:style-name="Source_5f_Text">nahaā</text:span> (а) запрещать (<text:span text:style-name="T1">что</text:span> عَنْ <text:span text:style-name="Source_5f_Text">ʕan</text:span> )</text:p>
      <text:p text:style-name="Text_20_body">رَمَى <text:span text:style-name="Source_5f_Text">ramaā</text:span> (и) бросать, стрелять</text:p>
      <text:p text:style-name="Text_20_body"><text:soft-page-break/>رَجَا <text:span text:style-name="Source_5f_Text">rajā</text:span> (у) просить, надеяться (<text:span text:style-name="T1">на</text:span> <text:span text:style-name="T1">что-либо</text:span>)</text:p>
      <text:p text:style-name="Text_20_body">Два мусульманина боятся Аллаха и мы тоже боимся Аллаха</text:p>
      <text:p text:style-name="Text_20_body">Две мусульманки запрещают это</text:p>
      <text:p text:style-name="Text_20_body">Вы вдвоем надеетесь на это</text:p>
      <text:p text:style-name="Text_20_body">Вы вдвоем бросаете камень</text:p>
      <text:p text:style-name="Text_20_body">Твоя мама надеется на это?</text:p>
      <text:p text:style-name="Text_20_body">Мы запрещаем ей это</text:p>
      <text:p text:style-name="Text_20_body">Я выбрасываю билет</text:p>
      <text:p text:style-name="Text_20_body">Я надеюсь на милость Аллаха</text:p>
      <text:p text:style-name="Text_20_body">4) Выучите арабскую пословицу:</text:p>
      <text:p text:style-name="Text_20_body"> لاَ تَجْرِي الرِّيَاحُ كَمَا تَشْتَهِي السُّفُنُ <text:span text:style-name="Source_5f_Text">laa tajriy ar-riyāḥu kamā taštahiy as-sufunu</text:span> </text:p>
      <text:p text:style-name="Text_20_body">«Не дуют ветры так, как хотят корабли»</text:p>
      <text:h text:style-name="Heading_20_2" text:outline-level="2"><text:bookmark-start text:name="спряжение-пород-недостаточного-глагола-в-настояще-будущем-времени"/><text:bookmark-start text:name="__RefHeading___Toc45304_1544766045"/>§ 20. Спряжение пород недостаточного глагола в настояще-будущем времени<text:bookmark-end text:name="спряжение-пород-недостаточного-глагола-в-настояще-будущем-времени"/><text:bookmark-end text:name="__RefHeading___Toc45304_1544766045"/></text:h>
      <text:p text:style-name="First_20_paragraph">تَصْرِيفُ الأَفْعَالِ الثُّلاَثِيَّةِ المَزِيدَةِ النَّاقِصَةِ فِى <text:span text:style-name="Source_5f_Text">taṣriyfu l-ʔafʕāli θ-θulaaθiyyati l-maziydati n-nāqiṣati fiā</text:span> المُضَارِعِ <text:span text:style-name="Source_5f_Text">al-muḍāriʕi</text:span></text:p>
      <text:p text:style-name="Text_20_body">صَلَّي <text:span text:style-name="Source_5f_Text">ṣallay</text:span> моли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صَلِّى <text:span text:style-name="Source_5f_Text">ʔuṣalliā</text:span></text:p>
      <text:p text:style-name="Text_20_body">تُصَلِّينَ <text:span text:style-name="Source_5f_Text">tuṣalliyna</text:span></text:p>
      <text:p text:style-name="Text_20_body">تُصَلِّى <text:span text:style-name="Source_5f_Text">tuṣalliā</text:span></text:p>
      <text:p text:style-name="Text_20_body">تُصَلِّى <text:span text:style-name="Source_5f_Text">tuṣalliā</text:span></text:p>
      <text:p text:style-name="Text_20_body"><text:soft-page-break/>يُصَلِّى <text:span text:style-name="Source_5f_Text">yuṣalliā</text:span></text:p>
      <text:p text:style-name="Text_20_body">единств.</text:p>
      <text:p text:style-name="Text_20_body">число</text:p>
      <text:p text:style-name="Text_20_body">نُصَلِّى <text:span text:style-name="Source_5f_Text">nuṣalliā</text:span></text:p>
      <text:p text:style-name="Text_20_body">تُصَلِّيَانِ <text:span text:style-name="Source_5f_Text">tuṣalliyāni</text:span></text:p>
      <text:p text:style-name="Text_20_body">تُصَلِّيَانِ <text:span text:style-name="Source_5f_Text">tuṣalliyāni</text:span></text:p>
      <text:p text:style-name="Text_20_body">تُصَلِّيَانِ <text:span text:style-name="Source_5f_Text">tuṣalliyāni</text:span></text:p>
      <text:p text:style-name="Text_20_body">يُصَلِّيَانِ <text:span text:style-name="Source_5f_Text">yuṣalliyāni</text:span></text:p>
      <text:p text:style-name="Text_20_body">двойств.</text:p>
      <text:p text:style-name="Text_20_body">число</text:p>
      <text:p text:style-name="Text_20_body">نُصَلِّى <text:span text:style-name="Source_5f_Text">nuṣalliā</text:span></text:p>
      <text:p text:style-name="Text_20_body">تُصَلِّينَ <text:span text:style-name="Source_5f_Text">tuṣalliyna</text:span></text:p>
      <text:p text:style-name="Text_20_body">تُصَلُونَ <text:span text:style-name="Source_5f_Text">tuṣaluwna</text:span></text:p>
      <text:p text:style-name="Text_20_body">يُصَلِّينَ <text:span text:style-name="Source_5f_Text">yuṣalliyna</text:span></text:p>
      <text:p text:style-name="Text_20_body">يَصَلُّونَ <text:span text:style-name="Source_5f_Text">yaṣalluwna</text:span></text:p>
      <text:p text:style-name="Text_20_body">множеств.</text:p>
      <text:p text:style-name="Text_20_body">число</text:p>
      <text:p text:style-name="Text_20_body">أَقْرَي <text:span text:style-name="Source_5f_Text">ʔaqray</text:span> принимать гостя, угощ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أُقْرِى <text:span text:style-name="Source_5f_Text">ʔuqriā</text:span></text:p>
      <text:p text:style-name="Text_20_body">تُقْرِينَ <text:span text:style-name="Source_5f_Text">tuqriyna</text:span></text:p>
      <text:p text:style-name="Text_20_body">تُقْرِى <text:span text:style-name="Source_5f_Text">tuqriā</text:span></text:p>
      <text:p text:style-name="Text_20_body">تُقْرِى <text:span text:style-name="Source_5f_Text">tuqriā</text:span></text:p>
      <text:p text:style-name="Text_20_body">يُقْرِى <text:span text:style-name="Source_5f_Text">yuqriā</text:span></text:p>
      <text:p text:style-name="Text_20_body">единств.</text:p>
      <text:p text:style-name="Text_20_body">число</text:p>
      <text:p text:style-name="Text_20_body">نُقْرِى <text:span text:style-name="Source_5f_Text">nuqriā</text:span></text:p>
      <text:p text:style-name="Text_20_body">تُقْرِيَانِ <text:span text:style-name="Source_5f_Text">tuqriyāni</text:span></text:p>
      <text:p text:style-name="Text_20_body">تُقْرِيَانِ <text:span text:style-name="Source_5f_Text">tuqriyāni</text:span></text:p>
      <text:p text:style-name="Text_20_body">تُقْرِيَانِ <text:span text:style-name="Source_5f_Text">tuqriyāni</text:span></text:p>
      <text:p text:style-name="Text_20_body">يُقْرِيَانِ <text:span text:style-name="Source_5f_Text">yuqriyāni</text:span></text:p>
      <text:p text:style-name="Text_20_body">двойств.</text:p>
      <text:p text:style-name="Text_20_body">число</text:p>
      <text:p text:style-name="Text_20_body">نُقْرِى <text:span text:style-name="Source_5f_Text">nuqriā</text:span></text:p>
      <text:p text:style-name="Text_20_body">تُقْرِينَ <text:span text:style-name="Source_5f_Text">tuqriyna</text:span></text:p>
      <text:p text:style-name="Text_20_body">تُقْرُونَ <text:span text:style-name="Source_5f_Text">tuqruwna</text:span></text:p>
      <text:p text:style-name="Text_20_body">يُقْرِينَ <text:span text:style-name="Source_5f_Text">yuqriyna</text:span></text:p>
      <text:p text:style-name="Text_20_body">يُقْرُونَ <text:span text:style-name="Source_5f_Text">yuqruwna</text:span></text:p>
      <text:p text:style-name="Text_20_body">множеств.</text:p>
      <text:p text:style-name="Text_20_body">число</text:p>
      <text:p text:style-name="Text_20_body"><text:soft-page-break/>بَاهَي <text:span text:style-name="Source_5f_Text">bāhay</text:span> хваст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بَاهِى <text:span text:style-name="Source_5f_Text">ʔubāhiā</text:span></text:p>
      <text:p text:style-name="Text_20_body">تُبَاهِينَ <text:span text:style-name="Source_5f_Text">tubāhiyna</text:span></text:p>
      <text:p text:style-name="Text_20_body">تُبَاهِى <text:span text:style-name="Source_5f_Text">tubāhiā</text:span></text:p>
      <text:p text:style-name="Text_20_body">تُبَاهِى <text:span text:style-name="Source_5f_Text">tubāhiā</text:span></text:p>
      <text:p text:style-name="Text_20_body">يُبَاهِى <text:span text:style-name="Source_5f_Text">yubāhiā</text:span></text:p>
      <text:p text:style-name="Text_20_body">единств.</text:p>
      <text:p text:style-name="Text_20_body">число</text:p>
      <text:p text:style-name="Text_20_body">نُبَاهِى <text:span text:style-name="Source_5f_Text">nubāhiā</text:span></text:p>
      <text:p text:style-name="Text_20_body">تُبَاهِيَانِ <text:span text:style-name="Source_5f_Text">tubāhiyāni</text:span></text:p>
      <text:p text:style-name="Text_20_body">تُبَاهِيَانِ <text:span text:style-name="Source_5f_Text">tubāhiyāni</text:span></text:p>
      <text:p text:style-name="Text_20_body">تُبَاهِيَانِ <text:span text:style-name="Source_5f_Text">tubāhiyāni</text:span></text:p>
      <text:p text:style-name="Text_20_body">يُبَاهِيَانِ <text:span text:style-name="Source_5f_Text">yubāhiyāni</text:span></text:p>
      <text:p text:style-name="Text_20_body">двойств.</text:p>
      <text:p text:style-name="Text_20_body">число</text:p>
      <text:p text:style-name="Text_20_body">نُبَاهِى <text:span text:style-name="Source_5f_Text">nubāhiā</text:span></text:p>
      <text:p text:style-name="Text_20_body">تُبَاهِينَ <text:span text:style-name="Source_5f_Text">tubāhiyna</text:span></text:p>
      <text:p text:style-name="Text_20_body"><text:soft-page-break/>تُبَاهُونَ <text:span text:style-name="Source_5f_Text">tubāhuwna</text:span></text:p>
      <text:p text:style-name="Text_20_body">يُبَاهِينَ <text:span text:style-name="Source_5f_Text">yubāhiyna</text:span></text:p>
      <text:p text:style-name="Text_20_body">يُبَاهُونَ <text:span text:style-name="Source_5f_Text">yubāhuwna</text:span></text:p>
      <text:p text:style-name="Text_20_body">множеств.</text:p>
      <text:p text:style-name="Text_20_body">число</text:p>
      <text:p text:style-name="Text_20_body">تَرَبَّي <text:span text:style-name="Source_5f_Text">tarabbay</text:span> получать воспитание</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رَبَّى <text:span text:style-name="Source_5f_Text">ʔatarabbaā</text:span></text:p>
      <text:p text:style-name="Text_20_body">تَتَرَبَّيْنَ <text:span text:style-name="Source_5f_Text">tatarabbayna</text:span></text:p>
      <text:p text:style-name="Text_20_body">تَتَرَبَّى <text:span text:style-name="Source_5f_Text">tatarabbaā</text:span></text:p>
      <text:p text:style-name="Text_20_body">تَتَرَبَّى <text:span text:style-name="Source_5f_Text">tatarabbaā</text:span></text:p>
      <text:p text:style-name="Text_20_body">يَتَرَبَّى <text:span text:style-name="Source_5f_Text">yatarabbaā</text:span></text:p>
      <text:p text:style-name="Text_20_body">единств.</text:p>
      <text:p text:style-name="Text_20_body">число</text:p>
      <text:p text:style-name="Text_20_body">نَتَرَبَّى <text:span text:style-name="Source_5f_Text">natarabbaā</text:span></text:p>
      <text:p text:style-name="Text_20_body">تَتَرَبَّيَانِ <text:span text:style-name="Source_5f_Text">tatarabbayāni</text:span></text:p>
      <text:p text:style-name="Text_20_body">تَتَرَبَّيَانِ <text:span text:style-name="Source_5f_Text">tatarabbayāni</text:span></text:p>
      <text:p text:style-name="Text_20_body">تَتَرَبَّيَانِ <text:span text:style-name="Source_5f_Text">tatarabbayāni</text:span></text:p>
      <text:p text:style-name="Text_20_body"><text:soft-page-break/>يَتَرَبَّيَانِ <text:span text:style-name="Source_5f_Text">yatarabbayāni</text:span></text:p>
      <text:p text:style-name="Text_20_body">двойств.</text:p>
      <text:p text:style-name="Text_20_body">число</text:p>
      <text:p text:style-name="Text_20_body">نَتَرَبَّى <text:span text:style-name="Source_5f_Text">natarabbaā</text:span></text:p>
      <text:p text:style-name="Text_20_body">تَتَرَبَّيْنَ <text:span text:style-name="Source_5f_Text">tatarabbayna</text:span></text:p>
      <text:p text:style-name="Text_20_body">تَتَرَبَّوْنَ <text:span text:style-name="Source_5f_Text">tatarabbawna</text:span></text:p>
      <text:p text:style-name="Text_20_body">يَتَرَبَّيْنَ <text:span text:style-name="Source_5f_Text">yatarabbayna</text:span></text:p>
      <text:p text:style-name="Text_20_body">يَتَرَبَّوْنَ <text:span text:style-name="Source_5f_Text">yatarabbawna</text:span></text:p>
      <text:p text:style-name="Text_20_body">множеств.</text:p>
      <text:p text:style-name="Text_20_body">число</text:p>
      <text:p text:style-name="Text_20_body">تَبَاهَي <text:span text:style-name="Source_5f_Text">tabāhay</text:span> хвалиться друг перед другом</text:p>
      <text:p text:style-name="Text_20_body">1</text:p>
      <text:p text:style-name="Text_20_body">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بَاهَى <text:span text:style-name="Source_5f_Text">ʔatabāhaā</text:span></text:p>
      <text:p text:style-name="Text_20_body">تَتَبَاهَيْنَ <text:span text:style-name="Source_5f_Text">tatabāhayna</text:span></text:p>
      <text:p text:style-name="Text_20_body">تَتَبَاهَى <text:span text:style-name="Source_5f_Text">tatabāhaā</text:span></text:p>
      <text:p text:style-name="Text_20_body">تَتَبَاهَى <text:span text:style-name="Source_5f_Text">tatabāhaā</text:span></text:p>
      <text:p text:style-name="Text_20_body">يَتَبَاهَى <text:span text:style-name="Source_5f_Text">yatabāhaā</text:span></text:p>
      <text:p text:style-name="Text_20_body">единств.</text:p>
      <text:p text:style-name="Text_20_body"><text:soft-page-break/>число</text:p>
      <text:p text:style-name="Text_20_body">نَتَبَاهَى <text:span text:style-name="Source_5f_Text">natabāhaā</text:span></text:p>
      <text:p text:style-name="Text_20_body">تَتَبَاهَيَانِ <text:span text:style-name="Source_5f_Text">tatabāhayāni</text:span></text:p>
      <text:p text:style-name="Text_20_body">تَتَبَاهَيَانِ <text:span text:style-name="Source_5f_Text">tatabāhayāni</text:span></text:p>
      <text:p text:style-name="Text_20_body">تَتَبَاهَيَانِ <text:span text:style-name="Source_5f_Text">tatabāhayāni</text:span></text:p>
      <text:p text:style-name="Text_20_body">يَتَبَاهَيَانِ <text:span text:style-name="Source_5f_Text">yatabāhayāni</text:span></text:p>
      <text:p text:style-name="Text_20_body">двойств.</text:p>
      <text:p text:style-name="Text_20_body">число</text:p>
      <text:p text:style-name="Text_20_body">نَتَبَاهَى <text:span text:style-name="Source_5f_Text">natabāhaā</text:span></text:p>
      <text:p text:style-name="Text_20_body">تَتَبَاهَيْنَ <text:span text:style-name="Source_5f_Text">tatabāhayna</text:span></text:p>
      <text:p text:style-name="Text_20_body">تَتَبَاهَوْنَ <text:span text:style-name="Source_5f_Text">tatabāhawna</text:span></text:p>
      <text:p text:style-name="Text_20_body">يَتَبَاهَيْنَ <text:span text:style-name="Source_5f_Text">yatabāhayna</text:span></text:p>
      <text:p text:style-name="Text_20_body">يَتَبَاهَوْنَ <text:span text:style-name="Source_5f_Text">yatabāhawna</text:span></text:p>
      <text:p text:style-name="Text_20_body">множеств.</text:p>
      <text:p text:style-name="Text_20_body">число</text:p>
      <text:p text:style-name="Text_20_body">اِنْقَضَي <text:span text:style-name="Source_5f_Text">ainqaḍay</text:span> проходить, истекать (о времени)</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نْقَضِى <text:span text:style-name="Source_5f_Text">ʔanqaḍiā</text:span></text:p>
      <text:p text:style-name="Text_20_body">تَنْقَضِينَ <text:span text:style-name="Source_5f_Text">tanqaḍiyna</text:span></text:p>
      <text:p text:style-name="Text_20_body"><text:soft-page-break/>تَنْقَضِى <text:span text:style-name="Source_5f_Text">tanqaḍiā</text:span></text:p>
      <text:p text:style-name="Text_20_body">تَنْقَضِى <text:span text:style-name="Source_5f_Text">tanqaḍiā</text:span></text:p>
      <text:p text:style-name="Text_20_body">يَنْقَضِى <text:span text:style-name="Source_5f_Text">yanqaḍiā</text:span></text:p>
      <text:p text:style-name="Text_20_body">единств.</text:p>
      <text:p text:style-name="Text_20_body">число</text:p>
      <text:p text:style-name="Text_20_body">نَنْقَضِى <text:span text:style-name="Source_5f_Text">nanqaḍiā</text:span></text:p>
      <text:p text:style-name="Text_20_body">تَنْقَضِيَانِ <text:span text:style-name="Source_5f_Text">tanqaḍiyāni</text:span></text:p>
      <text:p text:style-name="Text_20_body">تَنْقَضِيَانِ <text:span text:style-name="Source_5f_Text">tanqaḍiyāni</text:span></text:p>
      <text:p text:style-name="Text_20_body">تَنْقَضِيَانِ <text:span text:style-name="Source_5f_Text">tanqaḍiyāni</text:span></text:p>
      <text:p text:style-name="Text_20_body">يَنْقَضِيَانِ <text:span text:style-name="Source_5f_Text">yanqaḍiyāni</text:span></text:p>
      <text:p text:style-name="Text_20_body">двойств.</text:p>
      <text:p text:style-name="Text_20_body">число</text:p>
      <text:p text:style-name="Text_20_body">نَنْقَضِى <text:span text:style-name="Source_5f_Text">nanqaḍiā</text:span></text:p>
      <text:p text:style-name="Text_20_body">تَنْقَضِينَ <text:span text:style-name="Source_5f_Text">tanqaḍiyna</text:span></text:p>
      <text:p text:style-name="Text_20_body">تَنْقَضُونَ <text:span text:style-name="Source_5f_Text">tanqaḍuwna</text:span></text:p>
      <text:p text:style-name="Text_20_body">يَنْقَضِينَ <text:span text:style-name="Source_5f_Text">yanqaḍiyna</text:span></text:p>
      <text:p text:style-name="Text_20_body">يَنْقَضُونَ <text:span text:style-name="Source_5f_Text">yanqaḍuwna</text:span></text:p>
      <text:p text:style-name="Text_20_body">множеств.</text:p>
      <text:p text:style-name="Text_20_body">число</text:p>
      <text:p text:style-name="Text_20_body">اِقْتَضَي <text:span text:style-name="Source_5f_Text">aiqtaḍay</text:span> требовать (<text:span text:style-name="T1">напр.</text:span> <text:span text:style-name="T1">об</text:span> <text:span text:style-name="T1">обстоятельствах</text:span>)</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أَقْتَضِي <text:span text:style-name="Source_5f_Text">ʔaqtaḍiy</text:span></text:p>
      <text:p text:style-name="Text_20_body">تَقْتَضِينَ <text:span text:style-name="Source_5f_Text">taqtaḍiyna</text:span></text:p>
      <text:p text:style-name="Text_20_body">تَقْتَضِي <text:span text:style-name="Source_5f_Text">taqtaḍiy</text:span></text:p>
      <text:p text:style-name="Text_20_body">تَقْتَضِي <text:span text:style-name="Source_5f_Text">taqtaḍiy</text:span></text:p>
      <text:p text:style-name="Text_20_body">يَقْتَضِي <text:span text:style-name="Source_5f_Text">yaqtaḍiy</text:span></text:p>
      <text:p text:style-name="Text_20_body">единств.</text:p>
      <text:p text:style-name="Text_20_body">число</text:p>
      <text:p text:style-name="Text_20_body">نَقْتَضِى <text:span text:style-name="Source_5f_Text">naqtaḍiā</text:span></text:p>
      <text:p text:style-name="Text_20_body">تَقْتَضِيَانِ <text:span text:style-name="Source_5f_Text">taqtaḍiyāni</text:span></text:p>
      <text:p text:style-name="Text_20_body">تَقْتَضِيانِ <text:span text:style-name="Source_5f_Text">taqtaḍiyani</text:span></text:p>
      <text:p text:style-name="Text_20_body">تَقْتَضِيَانِ <text:span text:style-name="Source_5f_Text">taqtaḍiyāni</text:span></text:p>
      <text:p text:style-name="Text_20_body">يَقْتَضِيانِ <text:span text:style-name="Source_5f_Text">yaqtaḍiyani</text:span></text:p>
      <text:p text:style-name="Text_20_body">двойств.</text:p>
      <text:p text:style-name="Text_20_body">число</text:p>
      <text:p text:style-name="Text_20_body">نَقْتَضِى <text:span text:style-name="Source_5f_Text">naqtaḍiā</text:span></text:p>
      <text:p text:style-name="Text_20_body">تَقْتَضِينَ <text:span text:style-name="Source_5f_Text">taqtaḍiyna</text:span></text:p>
      <text:p text:style-name="Text_20_body">تَقْتَضُونَ <text:span text:style-name="Source_5f_Text">taqtaḍuwna</text:span></text:p>
      <text:p text:style-name="Text_20_body">يَقْتَضِينَ <text:span text:style-name="Source_5f_Text">yaqtaḍiyna</text:span></text:p>
      <text:p text:style-name="Text_20_body">يَقْتَضُونَ <text:span text:style-name="Source_5f_Text">yaqtaḍuwna</text:span></text:p>
      <text:p text:style-name="Text_20_body"><text:soft-page-break/>множеств.</text:p>
      <text:p text:style-name="Text_20_body">число</text:p>
      <text:p text:style-name="Text_20_body">اِسْتَسْقَي <text:span text:style-name="Source_5f_Text">aistasqay</text:span> молить о ниспослании дожд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سْتَسْقِي <text:span text:style-name="Source_5f_Text">ʔastasqiy</text:span></text:p>
      <text:p text:style-name="Text_20_body">تَسْتَسْقِينَ <text:span text:style-name="Source_5f_Text">tastasqiyna</text:span></text:p>
      <text:p text:style-name="Text_20_body">تَسْتَسْقِي <text:span text:style-name="Source_5f_Text">tastasqiy</text:span></text:p>
      <text:p text:style-name="Text_20_body">تَسْتَسْقِي <text:span text:style-name="Source_5f_Text">tastasqiy</text:span></text:p>
      <text:p text:style-name="Text_20_body">يَسْتَسْقِي <text:span text:style-name="Source_5f_Text">yastasqiy</text:span></text:p>
      <text:p text:style-name="Text_20_body">единств.</text:p>
      <text:p text:style-name="Text_20_body">число</text:p>
      <text:p text:style-name="Text_20_body">نَسْتَسْقِي <text:span text:style-name="Source_5f_Text">nastasqiy</text:span></text:p>
      <text:p text:style-name="Text_20_body">تَسْتَسْقِيانِ <text:span text:style-name="Source_5f_Text">tastasqiyani</text:span></text:p>
      <text:p text:style-name="Text_20_body">تَسْتَسْقِيانِ <text:span text:style-name="Source_5f_Text">tastasqiyani</text:span></text:p>
      <text:p text:style-name="Text_20_body">تَسْتَسْقِيانِ <text:span text:style-name="Source_5f_Text">tastasqiyani</text:span></text:p>
      <text:p text:style-name="Text_20_body">يَسْتَسْقِيانِ <text:span text:style-name="Source_5f_Text">yastasqiyani</text:span></text:p>
      <text:p text:style-name="Text_20_body">двойств.</text:p>
      <text:p text:style-name="Text_20_body">число</text:p>
      <text:p text:style-name="Text_20_body">نَسْتَسْقِي <text:span text:style-name="Source_5f_Text">nastasqiy</text:span></text:p>
      <text:p text:style-name="Text_20_body"><text:soft-page-break/>تَسْتَسْقِينَ <text:span text:style-name="Source_5f_Text">tastasqiyna</text:span></text:p>
      <text:p text:style-name="Text_20_body">تَسْتَسْقُونَ <text:span text:style-name="Source_5f_Text">tastasquwna</text:span></text:p>
      <text:p text:style-name="Text_20_body">يَسْتَسْقِينَ <text:span text:style-name="Source_5f_Text">yastasqiyna</text:span></text:p>
      <text:p text:style-name="Text_20_body">يَسْتَسْقُونَ <text:span text:style-name="Source_5f_Text">yastasquwna</text:span></text:p>
      <text:p text:style-name="Text_20_body">множеств.</text:p>
      <text:p text:style-name="Text_20_body">число</text:p>
      <text:p text:style-name="Text_20_body">Как видно из таблиц, породы недостаточного глагола при спряжении в настояще-будущем времени претерпевают морфологические изменения, аналогичные изменению трехбуквенного недостаточного глагола со средней огласовкой (и) или (а). (см. гл. II, § 19).</text:p>
      <text:p text:style-name="Text_20_body">Упражнения для закрепления</text:p>
      <text:p text:style-name="Text_20_body">1) Проспрягайте в настояще-будущем времени следующие глаголы и выучите их:</text:p>
      <text:p text:style-name="Text_20_body">ضَحَّى <text:span text:style-name="Source_5f_Text">ḍaḥḥaā</text:span> приносить в жертву, жертвовать (<text:span text:style-name="T1">чем</text:span> بِ <text:span text:style-name="Source_5f_Text">bi</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عَادَى <text:span text:style-name="Source_5f_Text">ʕādaā</text:span> питать враждебные чувства (к кому-либо)</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أَغْوَى <text:span text:style-name="Source_5f_Text">ʔaǧwaā</text:span> вводить в заблуждение</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هَادَى <text:span text:style-name="Source_5f_Text">tahādaā</text:span> обмениваться подарками</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text:soft-page-break/>двойств.</text:p>
      <text:p text:style-name="Text_20_body">число</text:p>
      <text:p text:style-name="Text_20_body">множеств.</text:p>
      <text:p text:style-name="Text_20_body">число</text:p>
      <text:p text:style-name="Text_20_body">2) Переведите следующие предложения на русский язык, найдите в них недостаточные глаголы и определите их породу:</text:p>
      <text:p text:style-name="Text_20_body">تُصَلِّي فَاطِمَةُ الظُّهْرَ مَعَ عَائِشَةَ <text:span text:style-name="Source_5f_Text">tuṣalliy fāṭimatu ð̣-ð̣uhra maʕa ʕāʔišata</text:span></text:p>
      <text:p text:style-name="Text_20_body">الْفَتَيَانِ يُقْرِيَانِ الضّيْفَ <text:span text:style-name="Source_5f_Text">al-fatayāni yuqriyāni ḍ-ḍyfa</text:span></text:p>
      <text:p text:style-name="Text_20_body">كَانَ أَبُو جَهْلٍ يُعَادِى أَبَا بَكْرٍ <text:span text:style-name="Source_5f_Text">kāna ʔabuw jahlin yuʕādiā ʔabā bakrin</text:span></text:p>
      <text:p text:style-name="Text_20_body">أَتَرَبَّى عِنْدَ عَمِّي سَبْعَ سِنِينَ <text:span text:style-name="Source_5f_Text">ʔatarabbaā ʕinda ʕammiy sabʕa siniyna</text:span></text:p>
      <text:p text:style-name="Text_20_body">النِّسَاءُ يَتَبَاهَيْنَ بِأَوْلاَدِهِنَّ وَحُلِيِّهِنَّ <text:span text:style-name="Source_5f_Text">an-nisāʔu yatabāhayna biʔawlaadihinna waḥuliyyihinna</text:span></text:p>
      <text:p text:style-name="Text_20_body">تَنْقَضِى سَاعَاتُ الْعَمَلِ فَنَذْهَبُ إِلَى الْبَيْتِ <text:span text:style-name="Source_5f_Text">tanqaḍiā sāʕātu l-ʕamali fanaðhabu ʔilaā l-bayti</text:span></text:p>
      <text:p text:style-name="Text_20_body">تَقْتَضِي الظُّرُوفُ تَغْيِيرَ مَنْهَجِ التَّعْلِيمِ <text:span text:style-name="Source_5f_Text">taqtaḍiy að̣-ð̣uruwfu taǧyiyra manhaji t-taʕliymi</text:span></text:p>
      <text:p text:style-name="Text_20_body">هَلِ تَسْتَسْقِيْنَ يَا مُسْلِمَاتُ <text:span text:style-name="Source_5f_Text">hali tastasqiyna yā muslimātu</text:span> ؟</text:p>
      <text:p text:style-name="Text_20_body">3) Переведите следующие предложения на арабский язык используя глаголы 1-го упражнения:</text:p>
      <text:p text:style-name="Text_20_body">Мусульмане жертвуют собой</text:p>
      <text:p text:style-name="Text_20_body">Абу Джахль и Абу Лахаб питают вражду к Али</text:p>
      <text:p text:style-name="Text_20_body">Али и Осман, вы обмениваетесь подарками?</text:p>
      <text:p text:style-name="Text_20_body">Ты вводишь нас в заблуждение</text:p>
      <text:p text:style-name="Text_20_body">Мы вводим ее в заблуждение</text:p>
      <text:h text:style-name="Heading_20_2" text:outline-level="2"><text:bookmark-start text:name="спряжение-трехбуквенного-пустого-глагола-в-настояще-будущем-времени"/><text:bookmark-start text:name="__RefHeading___Toc45306_1544766045"/>§ 21. Спряжение трехбуквенного пустого глагола в настояще-будущем времени<text:bookmark-end text:name="спряжение-трехбуквенного-пустого-глагола-в-настояще-будущем-времени"/><text:bookmark-end text:name="__RefHeading___Toc45306_1544766045"/></text:h>
      <text:p text:style-name="First_20_paragraph">تَصْرِيفُ الفِعْلِ الثُّلاَثِىِّ الأَجْوَفِ المُضَارِعِ <text:span text:style-name="Source_5f_Text">taṣriyfu l-fiʕli θ-θulaaθiāāi l-ʔajwafi l-muḍāriʕi</text:span></text:p>
      <text:p text:style-name="Text_20_body">При спряжении пустого глагола любой породы нужно учитывать то, что его слабая <text:soft-page-break/>коренная (т.е. вторая буква глагола) усекается, если она является долгой гласной и за ней следует буква с «сукуном»:</text:p>
      <text:p text:style-name="Text_20_body">سَارَ <text:span text:style-name="Source_5f_Text">sāra</text:span> (и) двиг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سِيرُ <text:span text:style-name="Source_5f_Text">ʔasiyru</text:span></text:p>
      <text:p text:style-name="Text_20_body">تَسِيرِينَ <text:span text:style-name="Source_5f_Text">tasiyriyna</text:span></text:p>
      <text:p text:style-name="Text_20_body">تَسِيرُ <text:span text:style-name="Source_5f_Text">tasiyru</text:span></text:p>
      <text:p text:style-name="Text_20_body">تَسِيرُ <text:span text:style-name="Source_5f_Text">tasiyru</text:span></text:p>
      <text:p text:style-name="Text_20_body">يَسِيرُ <text:span text:style-name="Source_5f_Text">yasiyru</text:span></text:p>
      <text:p text:style-name="Text_20_body">единств.</text:p>
      <text:p text:style-name="Text_20_body">число</text:p>
      <text:p text:style-name="Text_20_body">نَسِيرُ <text:span text:style-name="Source_5f_Text">nasiyru</text:span></text:p>
      <text:p text:style-name="Text_20_body">تسِيراَنِ <text:span text:style-name="Source_5f_Text">tsiyraani</text:span></text:p>
      <text:p text:style-name="Text_20_body">تسِيراَنِ <text:span text:style-name="Source_5f_Text">tsiyraani</text:span></text:p>
      <text:p text:style-name="Text_20_body">تَسِيرَانِ <text:span text:style-name="Source_5f_Text">tasiyrāni</text:span></text:p>
      <text:p text:style-name="Text_20_body">يَسِيرَانِ <text:span text:style-name="Source_5f_Text">yasiyrāni</text:span></text:p>
      <text:p text:style-name="Text_20_body">двойств.</text:p>
      <text:p text:style-name="Text_20_body">число</text:p>
      <text:p text:style-name="Text_20_body">نَسِيرُ <text:span text:style-name="Source_5f_Text">nasiyru</text:span></text:p>
      <text:p text:style-name="Text_20_body"><text:soft-page-break/>تَسِرْنَ <text:span text:style-name="Source_5f_Text">tasirna</text:span></text:p>
      <text:p text:style-name="Text_20_body">تَسِيرُونَ <text:span text:style-name="Source_5f_Text">tasiyruwna</text:span></text:p>
      <text:p text:style-name="Text_20_body">يَسِرْنَ <text:span text:style-name="Source_5f_Text">yasirna</text:span></text:p>
      <text:p text:style-name="Text_20_body">يَسِيرُونَ <text:span text:style-name="Source_5f_Text">yasiyruwna</text:span></text:p>
      <text:p text:style-name="Text_20_body">множеств.</text:p>
      <text:p text:style-name="Text_20_body">число</text:p>
      <text:p text:style-name="Text_20_body">نَالَ <text:span text:style-name="Source_5f_Text">nāla</text:span> (а) получ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نَالُ <text:span text:style-name="Source_5f_Text">ʔanālu</text:span></text:p>
      <text:p text:style-name="Text_20_body">تَنَالِينَ <text:span text:style-name="Source_5f_Text">tanāliyna</text:span></text:p>
      <text:p text:style-name="Text_20_body">تَنَالُ <text:span text:style-name="Source_5f_Text">tanālu</text:span></text:p>
      <text:p text:style-name="Text_20_body">تَنَالُ <text:span text:style-name="Source_5f_Text">tanālu</text:span></text:p>
      <text:p text:style-name="Text_20_body">يَنَالُ <text:span text:style-name="Source_5f_Text">yanālu</text:span></text:p>
      <text:p text:style-name="Text_20_body">единств.</text:p>
      <text:p text:style-name="Text_20_body">число</text:p>
      <text:p text:style-name="Text_20_body">نَنَالُ <text:span text:style-name="Source_5f_Text">nanālu</text:span></text:p>
      <text:p text:style-name="Text_20_body">تَنَالاَنِ <text:span text:style-name="Source_5f_Text">tanālaani</text:span></text:p>
      <text:p text:style-name="Text_20_body">تَنَالاَنِ <text:span text:style-name="Source_5f_Text">tanālaani</text:span></text:p>
      <text:p text:style-name="Text_20_body"><text:soft-page-break/>تَنَالاَنِ <text:span text:style-name="Source_5f_Text">tanālaani</text:span></text:p>
      <text:p text:style-name="Text_20_body">يَنَالاَنِ <text:span text:style-name="Source_5f_Text">yanālaani</text:span></text:p>
      <text:p text:style-name="Text_20_body">двойств.</text:p>
      <text:p text:style-name="Text_20_body">число</text:p>
      <text:p text:style-name="Text_20_body">نَنَالُ <text:span text:style-name="Source_5f_Text">nanālu</text:span></text:p>
      <text:p text:style-name="Text_20_body">تَنَلْنَ <text:span text:style-name="Source_5f_Text">tanalna</text:span></text:p>
      <text:p text:style-name="Text_20_body">تَنَالُونَ <text:span text:style-name="Source_5f_Text">tanāluwna</text:span></text:p>
      <text:p text:style-name="Text_20_body">يَنَلْنَ <text:span text:style-name="Source_5f_Text">yanalna</text:span></text:p>
      <text:p text:style-name="Text_20_body">يَنَالُونَ <text:span text:style-name="Source_5f_Text">yanāluwna</text:span></text:p>
      <text:p text:style-name="Text_20_body">множеств.</text:p>
      <text:p text:style-name="Text_20_body">число</text:p>
      <text:p text:style-name="Text_20_body">قَالَ <text:span text:style-name="Source_5f_Text">qāla</text:span> (у) сказ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ولُ <text:span text:style-name="Source_5f_Text">ʔaquwlu</text:span></text:p>
      <text:p text:style-name="Text_20_body">تَقُولِينَ <text:span text:style-name="Source_5f_Text">taquwliyna</text:span></text:p>
      <text:p text:style-name="Text_20_body">تَقُولُ <text:span text:style-name="Source_5f_Text">taquwlu</text:span></text:p>
      <text:p text:style-name="Text_20_body">تَقُولُ <text:span text:style-name="Source_5f_Text">taquwlu</text:span></text:p>
      <text:p text:style-name="Text_20_body">يَقُولُ <text:span text:style-name="Source_5f_Text">yaquwlu</text:span></text:p>
      <text:p text:style-name="Text_20_body">единств.</text:p>
      <text:p text:style-name="Text_20_body"><text:soft-page-break/>число</text:p>
      <text:p text:style-name="Text_20_body">نَقُولُ <text:span text:style-name="Source_5f_Text">naquwlu</text:span></text:p>
      <text:p text:style-name="Text_20_body">تَقُولاَنِ <text:span text:style-name="Source_5f_Text">taquwlaani</text:span></text:p>
      <text:p text:style-name="Text_20_body">تَقُولاَنِ <text:span text:style-name="Source_5f_Text">taquwlaani</text:span></text:p>
      <text:p text:style-name="Text_20_body">تَقُولاَنِ <text:span text:style-name="Source_5f_Text">taquwlaani</text:span></text:p>
      <text:p text:style-name="Text_20_body">يَقُولاَنِ <text:span text:style-name="Source_5f_Text">yaquwlaani</text:span></text:p>
      <text:p text:style-name="Text_20_body">двойств.</text:p>
      <text:p text:style-name="Text_20_body">число</text:p>
      <text:p text:style-name="Text_20_body">نَقُولُ <text:span text:style-name="Source_5f_Text">naquwlu</text:span></text:p>
      <text:p text:style-name="Text_20_body">تَقُلْنَ <text:span text:style-name="Source_5f_Text">taqulna</text:span></text:p>
      <text:p text:style-name="Text_20_body">تَقُولُونَ <text:span text:style-name="Source_5f_Text">taquwluwna</text:span></text:p>
      <text:p text:style-name="Text_20_body">يَقُلْنَ <text:span text:style-name="Source_5f_Text">yaqulna</text:span></text:p>
      <text:p text:style-name="Text_20_body">يَقُولُونَ <text:span text:style-name="Source_5f_Text">yaquwluwna</text:span></text:p>
      <text:p text:style-name="Text_20_body">множеств.</text:p>
      <text:p text:style-name="Text_20_body">число</text:p>
      <text:p text:style-name="Text_20_body">Упражнения для закрепления</text:p>
      <text:p text:style-name="Text_20_body">1) Проспрягайте в настоящее-будущем времени следующие глаголы и выучите их:</text:p>
      <text:p text:style-name="Text_20_body">سَالَ <text:span text:style-name="Source_5f_Text">sāla</text:span> (и) теч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text:soft-page-break/>число</text:p>
      <text:p text:style-name="Text_20_body">двойств.</text:p>
      <text:p text:style-name="Text_20_body">число</text:p>
      <text:p text:style-name="Text_20_body">множеств.</text:p>
      <text:p text:style-name="Text_20_body">число</text:p>
      <text:p text:style-name="Text_20_body">حَارَ <text:span text:style-name="Source_5f_Text">ḥāra</text:span> (а) быть смущённым, недоуме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طَالَ <text:span text:style-name="Source_5f_Text">ṭāla</text:span> (у) быть долгим, длительным, тяну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text:soft-page-break/>число</text:p>
      <text:p text:style-name="Text_20_body">2) Переведите следующие предложения на русский язык и найдите в них трехбуквенные пустые глаголы:</text:p>
      <text:p text:style-name="Text_20_body">كَمْ يَوْمًا تَسِيرُونَ يَا سُيَّاحُ <text:span text:style-name="Source_5f_Text">kam yawmana tasiyruwna yā suyyāḥu</text:span> ؟</text:p>
      <text:p text:style-name="Text_20_body">إِنَّكَ تَقُولُ الْحَقَّ يَا أَخِي <text:span text:style-name="Source_5f_Text">ʔinnaka taquwlu l-ḥaqqa yā ʔaxiy</text:span> !</text:p>
      <text:p text:style-name="Text_20_body">الْحُجَّاجُ يَعُودُونَ إِلَى وَطَنِهِمْ <text:span text:style-name="Source_5f_Text">al-ḥujjāju yaʕuwduwna ʔilaā waṭanihim</text:span></text:p>
      <text:p text:style-name="Text_20_body">وَ مَتَى تَعُودَانِ أَنْتُمَا مِنْ سَفَرِكُمَا <text:span text:style-name="Source_5f_Text">wa mataā taʕuwdāni ʔantumā min safarikumā</text:span> ؟</text:p>
      <text:p text:style-name="Text_20_body">سَنَنَالُ جَائِزَةً فِي هَذِهِ الْمُسَابَقَةِ إِنْ شَاءَ اللهُ <text:span text:style-name="Source_5f_Text">sananālu jāʔizatan fiy haðihi l-musābaqati ʔin šāʔa l-lhu</text:span></text:p>
      <text:p text:style-name="Text_20_body">الرَّجُلاَنِ يَخَافَانِ عَلَى أَوْلاَدِهِمَا مِنَ الْأَسَدِ <text:span text:style-name="Source_5f_Text">ar-rajulaani yaxāfāni ʕalaā ʔawlaadihimā mina l-ʔasadi</text:span></text:p>
      <text:p text:style-name="Text_20_body">3) Переведите предложения на арабский язык, используя следующие глаголы:</text:p>
      <text:p text:style-name="Text_20_body">قَالَ <text:span text:style-name="Source_5f_Text">qāla</text:span> (у) сказать, говорить</text:p>
      <text:p text:style-name="Text_20_body">سَالَ <text:span text:style-name="Source_5f_Text">sāla</text:span> (и) течь</text:p>
      <text:p text:style-name="Text_20_body">خَافَ <text:span text:style-name="Source_5f_Text">xāfa</text:span> (а) бояться</text:p>
      <text:p text:style-name="Text_20_body">Я постоянно говорю ему об этом</text:p>
      <text:p text:style-name="Text_20_body">Женщины говорят правду</text:p>
      <text:p text:style-name="Text_20_body">Здесь много лет текут реки</text:p>
      <text:p text:style-name="Text_20_body">Вы боитесь собаку, девочки?</text:p>
      <text:p text:style-name="Text_20_body">4) Переведите следующие аяты и найдите в них пустые глаголы:</text:p>
      <text:p text:style-name="Text_20_body">﴿ وَاللهُ يَقُولُ الحَقَّ وَهُوَ يَهْدِي السَّبِيلَ <text:span text:style-name="Source_5f_Text">wāllhu yaquwlu l-ḥaqqa wahuwa yahdiy as-sabiyla</text:span> ﴾</text:p>
      <text:p text:style-name="Text_20_body">﴿ إِنَّهُمْ يَكِيدُونَ كَيْدًا وَأَكِيدُ كَيْدًا <text:span text:style-name="Source_5f_Text">ʔinnahum yakiyduwna kaydana waʔakiydu kaydana</text:span> ﴾</text:p>
      <text:p text:style-name="Text_20_body">﴿ لَنْ تَنَالُوا الْبِرَّ حَتَّى تُنْفِقُوا مِمَّا تُحِبُّونَ <text:span text:style-name="Source_5f_Text">lan tanāluwa l-birra ḥattaā tunfiquwa mimmā tuḥibbuwna</text:span> ﴾</text:p>
      <text:h text:style-name="Heading_20_2" text:outline-level="2"><text:bookmark-start text:name="спряжение-пород-пустого-трехбуквенного-глагола-в-настояще-будущем-времени"/><text:bookmark-start text:name="__RefHeading___Toc45308_1544766045"/><text:soft-page-break/>§ 22. Спряжение пород пустого трехбуквенного глагола в настояще-будущем времени<text:bookmark-end text:name="спряжение-пород-пустого-трехбуквенного-глагола-в-настояще-будущем-времени"/><text:bookmark-end text:name="__RefHeading___Toc45308_1544766045"/></text:h>
      <text:p text:style-name="First_20_paragraph">تَصْرِيفُ الأَفْعَالِ الثُّلاَثِيَّةِ المَزِيدَةِ الجَوْفَاءِ <text:span text:style-name="Source_5f_Text">taṣriyfu l-ʔafʕāli θ-θulaaθiyyati l-maziydati l-jawfāʔi</text:span> المُضَارِعَةِ <text:span text:style-name="Source_5f_Text">al-muḍāriʕati</text:span></text:p>
      <text:p text:style-name="Text_20_body">كَوَّرَ <text:span text:style-name="Source_5f_Text">kawwara</text:span> округл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كَوِّرُ <text:span text:style-name="Source_5f_Text">ʔukawwiru</text:span></text:p>
      <text:p text:style-name="Text_20_body">تُكَوِّرِينَ <text:span text:style-name="Source_5f_Text">tukawwiriyna</text:span></text:p>
      <text:p text:style-name="Text_20_body">تُكَوِّرُ <text:span text:style-name="Source_5f_Text">tukawwiru</text:span></text:p>
      <text:p text:style-name="Text_20_body">تُكَوِّر <text:span text:style-name="Source_5f_Text">tukawwir</text:span></text:p>
      <text:p text:style-name="Text_20_body">يُكَوِّرُ <text:span text:style-name="Source_5f_Text">yukawwiru</text:span></text:p>
      <text:p text:style-name="Text_20_body">единств.</text:p>
      <text:p text:style-name="Text_20_body">число</text:p>
      <text:p text:style-name="Text_20_body">نُكَوِّرُ <text:span text:style-name="Source_5f_Text">nukawwiru</text:span></text:p>
      <text:p text:style-name="Text_20_body">تُكَوِّرَانِ <text:span text:style-name="Source_5f_Text">tukawwirāni</text:span></text:p>
      <text:p text:style-name="Text_20_body">تُكَوِّرَانِ <text:span text:style-name="Source_5f_Text">tukawwirāni</text:span></text:p>
      <text:p text:style-name="Text_20_body">تُكَوِّرَانِ <text:span text:style-name="Source_5f_Text">tukawwirāni</text:span></text:p>
      <text:p text:style-name="Text_20_body">يُكَوِّرَانِ <text:span text:style-name="Source_5f_Text">yukawwirāni</text:span></text:p>
      <text:p text:style-name="Text_20_body">двойств.</text:p>
      <text:p text:style-name="Text_20_body">число</text:p>
      <text:p text:style-name="Text_20_body"><text:soft-page-break/>نُكَوِّرُ <text:span text:style-name="Source_5f_Text">nukawwiru</text:span></text:p>
      <text:p text:style-name="Text_20_body">تُكَوِّرْنَ <text:span text:style-name="Source_5f_Text">tukawwirna</text:span></text:p>
      <text:p text:style-name="Text_20_body">تُكَوِّرُونَ <text:span text:style-name="Source_5f_Text">tukawwiruwna</text:span></text:p>
      <text:p text:style-name="Text_20_body">يُكَوِّرْنَ <text:span text:style-name="Source_5f_Text">yukawwirna</text:span></text:p>
      <text:p text:style-name="Text_20_body">يُكَوِّرُونَ <text:span text:style-name="Source_5f_Text">yukawwiruwna</text:span></text:p>
      <text:p text:style-name="Text_20_body">множеств.</text:p>
      <text:p text:style-name="Text_20_body">число</text:p>
      <text:p text:style-name="Text_20_body">أقَالَ <text:span text:style-name="Source_5f_Text">ʔqāla</text:span> расторгать (<text:span text:style-name="T1">сделку</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يلُ <text:span text:style-name="Source_5f_Text">ʔuqiylu</text:span></text:p>
      <text:p text:style-name="Text_20_body">تُقِيلِينَ <text:span text:style-name="Source_5f_Text">tuqiyliyna</text:span></text:p>
      <text:p text:style-name="Text_20_body">تُقِيلُ <text:span text:style-name="Source_5f_Text">tuqiylu</text:span></text:p>
      <text:p text:style-name="Text_20_body">تُقِيلُ <text:span text:style-name="Source_5f_Text">tuqiylu</text:span></text:p>
      <text:p text:style-name="Text_20_body">يُقِيلُ <text:span text:style-name="Source_5f_Text">yuqiylu</text:span></text:p>
      <text:p text:style-name="Text_20_body">единств.</text:p>
      <text:p text:style-name="Text_20_body">число</text:p>
      <text:p text:style-name="Text_20_body">نُقِيلُ <text:span text:style-name="Source_5f_Text">nuqiylu</text:span></text:p>
      <text:p text:style-name="Text_20_body">تُقِيلاَنِ <text:span text:style-name="Source_5f_Text">tuqiylaani</text:span></text:p>
      <text:p text:style-name="Text_20_body"><text:soft-page-break/>تُقِيلاَنِ <text:span text:style-name="Source_5f_Text">tuqiylaani</text:span></text:p>
      <text:p text:style-name="Text_20_body">تُقِيلاَنِ <text:span text:style-name="Source_5f_Text">tuqiylaani</text:span></text:p>
      <text:p text:style-name="Text_20_body">يُقِيلاَنِ <text:span text:style-name="Source_5f_Text">yuqiylaani</text:span></text:p>
      <text:p text:style-name="Text_20_body">двойств.</text:p>
      <text:p text:style-name="Text_20_body">число</text:p>
      <text:p text:style-name="Text_20_body">نُقِيلُ <text:span text:style-name="Source_5f_Text">nuqiylu</text:span></text:p>
      <text:p text:style-name="Text_20_body">تُقِلْنَ <text:span text:style-name="Source_5f_Text">tuqilna</text:span></text:p>
      <text:p text:style-name="Text_20_body">تُقِيلُونَ <text:span text:style-name="Source_5f_Text">tuqiyluwna</text:span></text:p>
      <text:p text:style-name="Text_20_body">يُقِلْنَ <text:span text:style-name="Source_5f_Text">yuqilna</text:span></text:p>
      <text:p text:style-name="Text_20_body">يُقِيلُونَ <text:span text:style-name="Source_5f_Text">yuqiyluwna</text:span></text:p>
      <text:p text:style-name="Text_20_body">множеств.</text:p>
      <text:p text:style-name="Text_20_body">число</text:p>
      <text:p text:style-name="Text_20_body">تَقَوَّلَ <text:span text:style-name="Source_5f_Text">taqawwal-a</text:span> распускать слухи</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قَوَّلُ <text:span text:style-name="Source_5f_Text">ʔataqawwal-u</text:span></text:p>
      <text:p text:style-name="Text_20_body">تَتَقَوَّلِينَ <text:span text:style-name="Source_5f_Text">tataqawwal-iyna</text:span></text:p>
      <text:p text:style-name="Text_20_body">تَتَقَوَّلُ <text:span text:style-name="Source_5f_Text">tataqawwal-u</text:span></text:p>
      <text:p text:style-name="Text_20_body">تَتَقَوَّلُ <text:span text:style-name="Source_5f_Text">tataqawwal-u</text:span></text:p>
      <text:p text:style-name="Text_20_body"><text:soft-page-break/>يَتَقَوَّلُ <text:span text:style-name="Source_5f_Text">yataqawwal-u</text:span></text:p>
      <text:p text:style-name="Text_20_body">единств.</text:p>
      <text:p text:style-name="Text_20_body">число</text:p>
      <text:p text:style-name="Text_20_body">نَتَقَوَّلُ <text:span text:style-name="Source_5f_Text">nataqawwal-u</text:span></text:p>
      <text:p text:style-name="Text_20_body">تَتَقَوَّلاَنِ <text:span text:style-name="Source_5f_Text">tataqawwal-aani</text:span></text:p>
      <text:p text:style-name="Text_20_body">تَتَقَوَّلاَنِ <text:span text:style-name="Source_5f_Text">tataqawwal-aani</text:span></text:p>
      <text:p text:style-name="Text_20_body">تَتَقَوَّلاَنِ <text:span text:style-name="Source_5f_Text">tataqawwal-aani</text:span></text:p>
      <text:p text:style-name="Text_20_body">يَتَقَوَّلاَنِ <text:span text:style-name="Source_5f_Text">yataqawwal-aani</text:span></text:p>
      <text:p text:style-name="Text_20_body">двойств.</text:p>
      <text:p text:style-name="Text_20_body">число</text:p>
      <text:p text:style-name="Text_20_body">نَتَقَوَّلُ <text:span text:style-name="Source_5f_Text">nataqawwal-u</text:span></text:p>
      <text:p text:style-name="Text_20_body">تَتَقَوَّلْنَ <text:span text:style-name="Source_5f_Text">tataqawwal-na</text:span></text:p>
      <text:p text:style-name="Text_20_body">تَتَقَوَّلُونَ <text:span text:style-name="Source_5f_Text">tataqawwal-uwna</text:span></text:p>
      <text:p text:style-name="Text_20_body">يَتَقَوَّلْنَ <text:span text:style-name="Source_5f_Text">yataqawwal-na</text:span></text:p>
      <text:p text:style-name="Text_20_body">يَتَقَوَّلُونَ <text:span text:style-name="Source_5f_Text">yataqawwal-uwna</text:span></text:p>
      <text:p text:style-name="Text_20_body">множеств.</text:p>
      <text:p text:style-name="Text_20_body">число</text:p>
      <text:p text:style-name="Text_20_body">تَدَاوَلَ <text:span text:style-name="Source_5f_Text">tadāwala</text:span> обращаться, иметь хождение (<text:span text:style-name="T1">о</text:span> <text:span text:style-name="T1">деньгах</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أَتَدَاوَلُ <text:span text:style-name="Source_5f_Text">ʔatadāwalu</text:span></text:p>
      <text:p text:style-name="Text_20_body">تَتَدَاوَلِينَ <text:span text:style-name="Source_5f_Text">tatadāwaliyna</text:span></text:p>
      <text:p text:style-name="Text_20_body">تَتَدَاوَلُ <text:span text:style-name="Source_5f_Text">tatadāwalu</text:span></text:p>
      <text:p text:style-name="Text_20_body">تَتَدَاوَلُ <text:span text:style-name="Source_5f_Text">tatadāwalu</text:span></text:p>
      <text:p text:style-name="Text_20_body">يَتَدَاوَلُ <text:span text:style-name="Source_5f_Text">yatadāwalu</text:span></text:p>
      <text:p text:style-name="Text_20_body">единств.</text:p>
      <text:p text:style-name="Text_20_body">число</text:p>
      <text:p text:style-name="Text_20_body">نَتَدَاوَلُ <text:span text:style-name="Source_5f_Text">natadāwalu</text:span></text:p>
      <text:p text:style-name="Text_20_body">تَتَدَاوَلاَنِ <text:span text:style-name="Source_5f_Text">tatadāwalaani</text:span></text:p>
      <text:p text:style-name="Text_20_body">تَتَدَاوَلاَنِ <text:span text:style-name="Source_5f_Text">tatadāwalaani</text:span></text:p>
      <text:p text:style-name="Text_20_body">تَتَدَاوَلاَنِ <text:span text:style-name="Source_5f_Text">tatadāwalaani</text:span></text:p>
      <text:p text:style-name="Text_20_body">يَتَدَاوَلاَنِ <text:span text:style-name="Source_5f_Text">yatadāwalaani</text:span></text:p>
      <text:p text:style-name="Text_20_body">двойств.</text:p>
      <text:p text:style-name="Text_20_body">число</text:p>
      <text:p text:style-name="Text_20_body">نَتَدَاوَلُ <text:span text:style-name="Source_5f_Text">natadāwalu</text:span></text:p>
      <text:p text:style-name="Text_20_body">تَتَدَاوَلْنَ <text:span text:style-name="Source_5f_Text">tatadāwalna</text:span></text:p>
      <text:p text:style-name="Text_20_body">تَتَدَاوَلُونَ <text:span text:style-name="Source_5f_Text">tatadāwaluwna</text:span></text:p>
      <text:p text:style-name="Text_20_body">يَتَدَاوَلْنَ <text:span text:style-name="Source_5f_Text">yatadāwalna</text:span></text:p>
      <text:p text:style-name="Text_20_body">يَتَدَاوَلُونَ <text:span text:style-name="Source_5f_Text">yatadāwaluwna</text:span></text:p>
      <text:p text:style-name="Text_20_body">множеств.</text:p>
      <text:p text:style-name="Text_20_body">число</text:p>
      <text:p text:style-name="Text_20_body"><text:soft-page-break/>اِنْقَادَ <text:span text:style-name="Source_5f_Text">ainqāda</text:span> повиноваться, быть ведом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نْقَادُ <text:span text:style-name="Source_5f_Text">ʔanqādu</text:span></text:p>
      <text:p text:style-name="Text_20_body">تَنْقَادِينَ <text:span text:style-name="Source_5f_Text">tanqādiyna</text:span></text:p>
      <text:p text:style-name="Text_20_body">تَنْقَادُ <text:span text:style-name="Source_5f_Text">tanqādu</text:span></text:p>
      <text:p text:style-name="Text_20_body">تَنْقَادُ <text:span text:style-name="Source_5f_Text">tanqādu</text:span></text:p>
      <text:p text:style-name="Text_20_body">يَنْقَادُ <text:span text:style-name="Source_5f_Text">yanqādu</text:span></text:p>
      <text:p text:style-name="Text_20_body">единств.</text:p>
      <text:p text:style-name="Text_20_body">число</text:p>
      <text:p text:style-name="Text_20_body">نَنْقَادُ <text:span text:style-name="Source_5f_Text">nanqādu</text:span></text:p>
      <text:p text:style-name="Text_20_body">تَنْقَادَانِ <text:span text:style-name="Source_5f_Text">tanqādāni</text:span></text:p>
      <text:p text:style-name="Text_20_body">تَنْقَادَانِ <text:span text:style-name="Source_5f_Text">tanqādāni</text:span></text:p>
      <text:p text:style-name="Text_20_body">تَنْقَادَانِ <text:span text:style-name="Source_5f_Text">tanqādāni</text:span></text:p>
      <text:p text:style-name="Text_20_body">يَنْقَادَانِ <text:span text:style-name="Source_5f_Text">yanqādāni</text:span></text:p>
      <text:p text:style-name="Text_20_body">двойств.</text:p>
      <text:p text:style-name="Text_20_body">число</text:p>
      <text:p text:style-name="Text_20_body">نَنْقَادُ <text:span text:style-name="Source_5f_Text">nanqādu</text:span></text:p>
      <text:p text:style-name="Text_20_body">تَنْقَدْنَ <text:span text:style-name="Source_5f_Text">tanqadna</text:span></text:p>
      <text:p text:style-name="Text_20_body"><text:soft-page-break/>تَنْقَادُونَ <text:span text:style-name="Source_5f_Text">tanqāduwna</text:span></text:p>
      <text:p text:style-name="Text_20_body">يَنْقَدْنَ <text:span text:style-name="Source_5f_Text">yanqadna</text:span></text:p>
      <text:p text:style-name="Text_20_body">يَنْقَادُونَ <text:span text:style-name="Source_5f_Text">yanqāduwna</text:span></text:p>
      <text:p text:style-name="Text_20_body">множеств.</text:p>
      <text:p text:style-name="Text_20_body">число</text:p>
      <text:p text:style-name="Text_20_body">اِخْتَارَ <text:span text:style-name="Source_5f_Text">aixtāra</text:span> выбир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خْتَارُ <text:span text:style-name="Source_5f_Text">ʔaxtāru</text:span></text:p>
      <text:p text:style-name="Text_20_body">تَخْتَارِينَ <text:span text:style-name="Source_5f_Text">taxtāriyna</text:span></text:p>
      <text:p text:style-name="Text_20_body">تَخْتَارُ <text:span text:style-name="Source_5f_Text">taxtāru</text:span></text:p>
      <text:p text:style-name="Text_20_body">تَخْتَارُ <text:span text:style-name="Source_5f_Text">taxtāru</text:span></text:p>
      <text:p text:style-name="Text_20_body">يَخْتَارُ <text:span text:style-name="Source_5f_Text">yaxtāru</text:span></text:p>
      <text:p text:style-name="Text_20_body">единств.</text:p>
      <text:p text:style-name="Text_20_body">число</text:p>
      <text:p text:style-name="Text_20_body">نَخْتَارُ <text:span text:style-name="Source_5f_Text">naxtāru</text:span></text:p>
      <text:p text:style-name="Text_20_body">تَخْتَارَانِ <text:span text:style-name="Source_5f_Text">taxtārāni</text:span></text:p>
      <text:p text:style-name="Text_20_body">تَخْتَارَانِ <text:span text:style-name="Source_5f_Text">taxtārāni</text:span></text:p>
      <text:p text:style-name="Text_20_body">تَخْتَارَانِ <text:span text:style-name="Source_5f_Text">taxtārāni</text:span></text:p>
      <text:p text:style-name="Text_20_body"><text:soft-page-break/>يَخْتَارانِ <text:span text:style-name="Source_5f_Text">yaxtārani</text:span></text:p>
      <text:p text:style-name="Text_20_body">двойств.</text:p>
      <text:p text:style-name="Text_20_body">число</text:p>
      <text:p text:style-name="Text_20_body">نَخْتَارُ <text:span text:style-name="Source_5f_Text">naxtāru</text:span></text:p>
      <text:p text:style-name="Text_20_body">تَخْتَرْنَ <text:span text:style-name="Source_5f_Text">taxtarna</text:span></text:p>
      <text:p text:style-name="Text_20_body">تَخْتَارُونَ <text:span text:style-name="Source_5f_Text">taxtāruwna</text:span></text:p>
      <text:p text:style-name="Text_20_body">يَخْتَرْنَ <text:span text:style-name="Source_5f_Text">yaxtarna</text:span></text:p>
      <text:p text:style-name="Text_20_body">يَخْتَارُونَ <text:span text:style-name="Source_5f_Text">yaxtāruwna</text:span></text:p>
      <text:p text:style-name="Text_20_body">множеств.</text:p>
      <text:p text:style-name="Text_20_body">число</text:p>
      <text:p text:style-name="Text_20_body">اِسْوَدَّ <text:span text:style-name="Source_5f_Text">aiswadda</text:span> черне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سْوَدُّ <text:span text:style-name="Source_5f_Text">ʔaswaddu</text:span></text:p>
      <text:p text:style-name="Text_20_body">تَسْوَدِّينَ <text:span text:style-name="Source_5f_Text">taswaddiyna</text:span></text:p>
      <text:p text:style-name="Text_20_body">تَسْوَدُّ <text:span text:style-name="Source_5f_Text">taswaddu</text:span></text:p>
      <text:p text:style-name="Text_20_body">تَسْوَدُّ <text:span text:style-name="Source_5f_Text">taswaddu</text:span></text:p>
      <text:p text:style-name="Text_20_body">يَسْوَدُّ <text:span text:style-name="Source_5f_Text">yaswaddu</text:span></text:p>
      <text:p text:style-name="Text_20_body">единств.</text:p>
      <text:p text:style-name="Text_20_body">число</text:p>
      <text:p text:style-name="Text_20_body"><text:soft-page-break/>نَسْوَدُّ <text:span text:style-name="Source_5f_Text">naswaddu</text:span></text:p>
      <text:p text:style-name="Text_20_body">تَسْوَدَّانِ <text:span text:style-name="Source_5f_Text">taswaddāni</text:span></text:p>
      <text:p text:style-name="Text_20_body">تَسْوَدَّانِ <text:span text:style-name="Source_5f_Text">taswaddāni</text:span></text:p>
      <text:p text:style-name="Text_20_body">تَسْوَدَّانِ <text:span text:style-name="Source_5f_Text">taswaddāni</text:span></text:p>
      <text:p text:style-name="Text_20_body">يَسْوَدَّانِ <text:span text:style-name="Source_5f_Text">yaswaddāni</text:span></text:p>
      <text:p text:style-name="Text_20_body">двойств.</text:p>
      <text:p text:style-name="Text_20_body">число</text:p>
      <text:p text:style-name="Text_20_body">نَسْوَدُّ <text:span text:style-name="Source_5f_Text">naswaddu</text:span></text:p>
      <text:p text:style-name="Text_20_body">تَسْوَدِدْنَ <text:span text:style-name="Source_5f_Text">taswadidna</text:span></text:p>
      <text:p text:style-name="Text_20_body">تَسْوَدُّونَ <text:span text:style-name="Source_5f_Text">taswadduwna</text:span></text:p>
      <text:p text:style-name="Text_20_body">يَسْوَدِدْنَ <text:span text:style-name="Source_5f_Text">yaswadidna</text:span></text:p>
      <text:p text:style-name="Text_20_body">يَسْوَدُّونَ <text:span text:style-name="Source_5f_Text">yaswadduwna</text:span></text:p>
      <text:p text:style-name="Text_20_body">множеств.</text:p>
      <text:p text:style-name="Text_20_body">число</text:p>
      <text:p text:style-name="Text_20_body">اِسْتَقالَ <text:span text:style-name="Source_5f_Text">aistaqala</text:span> подать в отставку</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سْتَقِيلُ <text:span text:style-name="Source_5f_Text">ʔastaqiylu</text:span></text:p>
      <text:p text:style-name="Text_20_body">تَسْتَقِيلِينَ <text:span text:style-name="Source_5f_Text">tastaqiyliyna</text:span></text:p>
      <text:p text:style-name="Text_20_body"><text:soft-page-break/>تَسْتَقِيلُ <text:span text:style-name="Source_5f_Text">tastaqiylu</text:span></text:p>
      <text:p text:style-name="Text_20_body">تَسْتَقِيلُ <text:span text:style-name="Source_5f_Text">tastaqiylu</text:span></text:p>
      <text:p text:style-name="Text_20_body">يَسْتَقِيلُ <text:span text:style-name="Source_5f_Text">yastaqiylu</text:span></text:p>
      <text:p text:style-name="Text_20_body">единств.</text:p>
      <text:p text:style-name="Text_20_body">число</text:p>
      <text:p text:style-name="Text_20_body">نَسْتَقِيلُ <text:span text:style-name="Source_5f_Text">nastaqiylu</text:span></text:p>
      <text:p text:style-name="Text_20_body">تَسْتَقِيلاَنِ <text:span text:style-name="Source_5f_Text">tastaqiylaani</text:span></text:p>
      <text:p text:style-name="Text_20_body">تَسْتَقِيلاَنِ <text:span text:style-name="Source_5f_Text">tastaqiylaani</text:span></text:p>
      <text:p text:style-name="Text_20_body">تَسْتَقِيلاَنِ <text:span text:style-name="Source_5f_Text">tastaqiylaani</text:span></text:p>
      <text:p text:style-name="Text_20_body">يَسْتَقِيلاَنِ <text:span text:style-name="Source_5f_Text">yastaqiylaani</text:span></text:p>
      <text:p text:style-name="Text_20_body">двойств.</text:p>
      <text:p text:style-name="Text_20_body">число</text:p>
      <text:p text:style-name="Text_20_body">نَسْتَقِيلُ <text:span text:style-name="Source_5f_Text">nastaqiylu</text:span></text:p>
      <text:p text:style-name="Text_20_body">تَسْتَقِلْنَ <text:span text:style-name="Source_5f_Text">tastaqilna</text:span></text:p>
      <text:p text:style-name="Text_20_body">تَسْتَقِيلُونَ <text:span text:style-name="Source_5f_Text">tastaqiyluwna</text:span></text:p>
      <text:p text:style-name="Text_20_body">يَسْتَقِلْنَ <text:span text:style-name="Source_5f_Text">yastaqilna</text:span></text:p>
      <text:p text:style-name="Text_20_body">يَسْتَقِيلُونَ <text:span text:style-name="Source_5f_Text">yastaqiyluwna</text:span></text:p>
      <text:p text:style-name="Text_20_body">множеств.</text:p>
      <text:p text:style-name="Text_20_body">число</text:p>
      <text:p text:style-name="Text_20_body">Упражнения для закрепления</text:p>
      <text:p text:style-name="Text_20_body">1) Проспрягайте в настояще-будущем времени следующие глаголы и выучите их:</text:p>
      <text:p text:style-name="Text_20_body">أَضَاعَ <text:span text:style-name="Source_5f_Text">ʔaḍāʕa</text:span> губить, уничтожать</text:p>
      <text:p text:style-name="Text_20_body"><text:soft-page-break/>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نْهَارَ <text:span text:style-name="Source_5f_Text">ainhāra</text:span> обваливаться, разваливаться, рушиться, падать вниз</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رْتَابَ <text:span text:style-name="Source_5f_Text">airtāba</text:span> сомнев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text:soft-page-break/>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найдите в них пустые глаголы и определите их породу:</text:p>
      <text:p text:style-name="Text_20_body">إِنَّ هَذَا الفِلْمَ يُطَيِّرُ نَوْمِي <text:span text:style-name="Source_5f_Text">ʔinna haðā l-filma yuṭayyiru nawmiy</text:span></text:p>
      <text:p text:style-name="Text_20_body">الْمُسْلِمُونَ فِي سَبِيلِ اللهِ يَسْتَهِينُونَ بِالْمَوْتِ <text:span text:style-name="Source_5f_Text">al-muslimuwna fiy sabiyli l-lhi yastahiynuwna bialmawti</text:span></text:p>
      <text:p text:style-name="Text_20_body">يَتَلاَوَمُ النَّاسُ فِي هَذَا الْمَجْلِسِ <text:span text:style-name="Source_5f_Text">yatalaawamu n-nāsu fiy haðā l-majlisi</text:span></text:p>
      <text:p text:style-name="Text_20_body">أُمِيطُ الحَجَرَ عَنِ الطَّرِيقِ ابْتِغَاءَ مَرْضَاةِ اللهِ <text:span text:style-name="Source_5f_Text">ʔumiyṭu l-ḥajara ʕani ṭ-ṭariyqi abtiǧāʔa marḍāti l-lhi</text:span></text:p>
      <text:p text:style-name="Text_20_body">تَتَعَوَّدُ أُمِّي عَلَى جَوِّ لُبْنَانَ <text:span text:style-name="Source_5f_Text">tataʕawwadu ʔummiy ʕalaā jawwi lubnāna</text:span></text:p>
      <text:p text:style-name="Text_20_body">تَصْطَادُ الْأُسُودُ فِي تِلْكَ الْغَابَةِ <text:span text:style-name="Source_5f_Text">taṣṭādu l-ʔusuwdu fiy tilka l-ǧābati</text:span></text:p>
      <text:p text:style-name="Text_20_body">تَنْهَارُ الْبُنْيَانُ الَّذِي بَنَيْتُمُوهُ فِي السَّنَةِ الْمَاضِيَةِ <text:span text:style-name="Source_5f_Text">tanhāru l-bunyānu l--aðiy banaytumuwhu fiy as-sanati l-māḍiyati</text:span></text:p>
      <text:p text:style-name="Text_20_body">تُقَاوِمُ الشُّرْطَةُ الْإِرْهَابِيِّينَ فِي كُلِّ مَكَانٍ <text:span text:style-name="Source_5f_Text">tuqāwimu š-šurṭatu l-ʔirhābiyyiyna fiy kulli makānin</text:span></text:p>
      <text:p text:style-name="Text_20_body">3) Переведите предложения на арабский язык, используя следующие глаголы:</text:p>
      <text:p text:style-name="Text_20_body">اِسْتَقَالَ <text:span text:style-name="Source_5f_Text">aistaqāla</text:span> подавать в отставку</text:p>
      <text:p text:style-name="Text_20_body">اِخْتَارَ <text:span text:style-name="Source_5f_Text">aixtāra</text:span> избирать, выбирать</text:p>
      <text:p text:style-name="Text_20_body">أَقَالَ <text:span text:style-name="Source_5f_Text">ʔaqāla</text:span> увольнять</text:p>
      <text:p text:style-name="Text_20_body">اِصْطَادَ <text:span text:style-name="Source_5f_Text">aiṣṭāda</text:span> охотиться</text:p>
      <text:p text:style-name="Text_20_body"><text:soft-page-break/>Я подаю в отставку сегодня вечером</text:p>
      <text:p text:style-name="Text_20_body">Мы идем на базар и выбираем эту рубашку</text:p>
      <text:p text:style-name="Text_20_body">Вы увольняете этого учителя?</text:p>
      <text:p text:style-name="Text_20_body">Вы выбираете себе туфли, сестры?</text:p>
      <text:p text:style-name="Text_20_body">Мы сегодня охотимся с отцом</text:p>
      <text:h text:style-name="Heading_20_2" text:outline-level="2"><text:bookmark-start text:name="спряжение-трехбуквенного-подобноправильного-глагола-в-настояще-будущем-времени"/><text:bookmark-start text:name="__RefHeading___Toc45310_1544766045"/>§ 23. Спряжение трехбуквенного подобноправильного глагола в настояще-будущем времени<text:bookmark-end text:name="спряжение-трехбуквенного-подобноправильного-глагола-в-настояще-будущем-времени"/><text:bookmark-end text:name="__RefHeading___Toc45310_1544766045"/></text:h>
      <text:p text:style-name="First_20_paragraph">تَصْرِيفُ الفِعْلِ الثُّلاَثِىِّ المِثَالِ المُضَارِعِ <text:span text:style-name="Source_5f_Text">taṣriyfu l-fiʕli θ-θulaaθiāāi l-miθāli l-muḍāriʕi</text:span></text:p>
      <text:p text:style-name="Text_20_body">وَصَلَ <text:span text:style-name="Source_5f_Text">waṣala</text:span> (и) приб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صِلُ <text:span text:style-name="Source_5f_Text">ʔaṣilu</text:span></text:p>
      <text:p text:style-name="Text_20_body">تَصِلِينَ <text:span text:style-name="Source_5f_Text">taṣiliyna</text:span></text:p>
      <text:p text:style-name="Text_20_body">تَصِلُ <text:span text:style-name="Source_5f_Text">taṣilu</text:span></text:p>
      <text:p text:style-name="Text_20_body">تَصِلُ <text:span text:style-name="Source_5f_Text">taṣilu</text:span></text:p>
      <text:p text:style-name="Text_20_body">يَصِلُ <text:span text:style-name="Source_5f_Text">yaṣilu</text:span></text:p>
      <text:p text:style-name="Text_20_body">единств.</text:p>
      <text:p text:style-name="Text_20_body">число</text:p>
      <text:p text:style-name="Text_20_body">نَصِلُ <text:span text:style-name="Source_5f_Text">naṣilu</text:span></text:p>
      <text:p text:style-name="Text_20_body">تَصِلاَنِ <text:span text:style-name="Source_5f_Text">taṣilaani</text:span></text:p>
      <text:p text:style-name="Text_20_body">تَصِلاَنِ <text:span text:style-name="Source_5f_Text">taṣilaani</text:span></text:p>
      <text:p text:style-name="Text_20_body"><text:soft-page-break/>تَصِلاَنِ <text:span text:style-name="Source_5f_Text">taṣilaani</text:span></text:p>
      <text:p text:style-name="Text_20_body">يَصِلاَنِ <text:span text:style-name="Source_5f_Text">yaṣilaani</text:span></text:p>
      <text:p text:style-name="Text_20_body">двойств.</text:p>
      <text:p text:style-name="Text_20_body">число</text:p>
      <text:p text:style-name="Text_20_body">نَصِلُ <text:span text:style-name="Source_5f_Text">naṣilu</text:span></text:p>
      <text:p text:style-name="Text_20_body">تَصِلْنَ <text:span text:style-name="Source_5f_Text">taṣilna</text:span></text:p>
      <text:p text:style-name="Text_20_body">تَصِلُونَ <text:span text:style-name="Source_5f_Text">taṣiluwna</text:span></text:p>
      <text:p text:style-name="Text_20_body">يَصِلْنَ <text:span text:style-name="Source_5f_Text">yaṣilna</text:span></text:p>
      <text:p text:style-name="Text_20_body">يَصِلُونَ <text:span text:style-name="Source_5f_Text">yaṣiluwna</text:span></text:p>
      <text:p text:style-name="Text_20_body">множеств.</text:p>
      <text:p text:style-name="Text_20_body">число</text:p>
      <text:p text:style-name="Text_20_body">وَجِلَ <text:span text:style-name="Source_5f_Text">wajila</text:span> (а) бояться, проявлять робос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وْجَلُ <text:span text:style-name="Source_5f_Text">ʔawjalu</text:span></text:p>
      <text:p text:style-name="Text_20_body">تَوْجَلِينَ <text:span text:style-name="Source_5f_Text">tawjaliyna</text:span></text:p>
      <text:p text:style-name="Text_20_body">تَوْجَلُ <text:span text:style-name="Source_5f_Text">tawjalu</text:span></text:p>
      <text:p text:style-name="Text_20_body">تَوْجَلُ <text:span text:style-name="Source_5f_Text">tawjalu</text:span></text:p>
      <text:p text:style-name="Text_20_body">يَوْجَلُ <text:span text:style-name="Source_5f_Text">yawjalu</text:span></text:p>
      <text:p text:style-name="Text_20_body">единств.</text:p>
      <text:p text:style-name="Text_20_body"><text:soft-page-break/>число</text:p>
      <text:p text:style-name="Text_20_body">نَوْجَلُ <text:span text:style-name="Source_5f_Text">nawjalu</text:span></text:p>
      <text:p text:style-name="Text_20_body">تَوْجَلاَنِ <text:span text:style-name="Source_5f_Text">tawjalaani</text:span></text:p>
      <text:p text:style-name="Text_20_body">تَوْجَلاَنِ <text:span text:style-name="Source_5f_Text">tawjalaani</text:span></text:p>
      <text:p text:style-name="Text_20_body">تَوْجَلاَنِ <text:span text:style-name="Source_5f_Text">tawjalaani</text:span></text:p>
      <text:p text:style-name="Text_20_body">يَوْجَلاَنِ <text:span text:style-name="Source_5f_Text">yawjalaani</text:span></text:p>
      <text:p text:style-name="Text_20_body">двойств.</text:p>
      <text:p text:style-name="Text_20_body">число</text:p>
      <text:p text:style-name="Text_20_body">نَوْجَلُ <text:span text:style-name="Source_5f_Text">nawjalu</text:span></text:p>
      <text:p text:style-name="Text_20_body">تَوْجَلْنَ <text:span text:style-name="Source_5f_Text">tawjalna</text:span></text:p>
      <text:p text:style-name="Text_20_body">تَوْجَلُونَ <text:span text:style-name="Source_5f_Text">tawjaluwna</text:span></text:p>
      <text:p text:style-name="Text_20_body">يَوْجَلْنَ <text:span text:style-name="Source_5f_Text">yawjalna</text:span></text:p>
      <text:p text:style-name="Text_20_body">يَوْجَلُونَ <text:span text:style-name="Source_5f_Text">yawjaluwna</text:span></text:p>
      <text:p text:style-name="Text_20_body">множеств.</text:p>
      <text:p text:style-name="Text_20_body">число</text:p>
      <text:p text:style-name="Text_20_body">وَحُشَ <text:span text:style-name="Source_5f_Text">waḥuša</text:span> (у) быть дики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وْحُشُ <text:span text:style-name="Source_5f_Text">ʔawḥušu</text:span></text:p>
      <text:p text:style-name="Text_20_body">تَوْحُشِينَ <text:span text:style-name="Source_5f_Text">tawḥušiyna</text:span></text:p>
      <text:p text:style-name="Text_20_body"><text:soft-page-break/>تَوْحُشُ <text:span text:style-name="Source_5f_Text">tawḥušu</text:span></text:p>
      <text:p text:style-name="Text_20_body">تَوْحُشُ <text:span text:style-name="Source_5f_Text">tawḥušu</text:span></text:p>
      <text:p text:style-name="Text_20_body">يَوْحُشُ <text:span text:style-name="Source_5f_Text">yawḥušu</text:span></text:p>
      <text:p text:style-name="Text_20_body">единств.</text:p>
      <text:p text:style-name="Text_20_body">число</text:p>
      <text:p text:style-name="Text_20_body">نَوْحُشُ <text:span text:style-name="Source_5f_Text">nawḥušu</text:span></text:p>
      <text:p text:style-name="Text_20_body">تَوْحُشَانِ <text:span text:style-name="Source_5f_Text">tawḥušāni</text:span></text:p>
      <text:p text:style-name="Text_20_body">تَوْحُشَانِ <text:span text:style-name="Source_5f_Text">tawḥušāni</text:span></text:p>
      <text:p text:style-name="Text_20_body">تَوْحُشَانِ <text:span text:style-name="Source_5f_Text">tawḥušāni</text:span></text:p>
      <text:p text:style-name="Text_20_body">يَوْحُشَانِ <text:span text:style-name="Source_5f_Text">yawḥušāni</text:span></text:p>
      <text:p text:style-name="Text_20_body">двойств.</text:p>
      <text:p text:style-name="Text_20_body">число</text:p>
      <text:p text:style-name="Text_20_body">نَوْحُشُ <text:span text:style-name="Source_5f_Text">nawḥušu</text:span></text:p>
      <text:p text:style-name="Text_20_body">تَوْحُشْنَ <text:span text:style-name="Source_5f_Text">tawḥušna</text:span></text:p>
      <text:p text:style-name="Text_20_body">تَوْحُشُونَ <text:span text:style-name="Source_5f_Text">tawḥušuwna</text:span></text:p>
      <text:p text:style-name="Text_20_body">يَوْحُشْنَ <text:span text:style-name="Source_5f_Text">yawḥušna</text:span></text:p>
      <text:p text:style-name="Text_20_body">يَوْحُشُونَ <text:span text:style-name="Source_5f_Text">yawḥušuwna</text:span></text:p>
      <text:p text:style-name="Text_20_body">множеств.</text:p>
      <text:p text:style-name="Text_20_body">число</text:p>
      <text:p text:style-name="Text_20_body">Пояснения к таблице</text:p>
      <text:p text:style-name="Text_20_body">При спряжении трехбуквенного подобноправильного глагола в настояще-будущем времени его слабая коренная (т.е. первая буква глагола) усекается, если средней огласовкой глагола является «кясра», а буква настояще-будущего времени огласована «фатхой». Например:</text:p>
      <text:p text:style-name="Text_20_body"><text:soft-page-break/>وَصَلَ <text:span text:style-name="Source_5f_Text">waṣala</text:span> (и) прибывать Š يَوْصِلُ <text:span text:style-name="Source_5f_Text">yawṣilu</text:span> Š يَصِلُ <text:span text:style-name="Source_5f_Text">yaṣilu</text:span> он прибывает</text:p>
      <text:p text:style-name="Text_20_body">Исключением из этого правила являются следующие глаголы:</text:p>
      <text:p text:style-name="Text_20_body">1) وَضَعَ <text:span text:style-name="Source_5f_Text">waḍaʕa</text:span> (а) положить Š يَضَعُ <text:span text:style-name="Source_5f_Text">yaḍaʕu</text:span> он положит</text:p>
      <text:p text:style-name="Text_20_body">2) وَقَعَ <text:span text:style-name="Source_5f_Text">waqaʕa</text:span> (а) падать Š يَقَعُ <text:span text:style-name="Source_5f_Text">yaqaʕu</text:span> он падает</text:p>
      <text:p text:style-name="Text_20_body">3) وَسِعَ <text:span text:style-name="Source_5f_Text">wasiʕa</text:span> (а) вмещать Š يَسَعُ <text:span text:style-name="Source_5f_Text">yasaʕu</text:span> он вмещает</text:p>
      <text:p text:style-name="Text_20_body">4) وَدَعَ <text:span text:style-name="Source_5f_Text">wadaʕa</text:span> (а) оставлять Š يَدَعُ <text:span text:style-name="Source_5f_Text">yadaʕu</text:span> он оставляет</text:p>
      <text:p text:style-name="Text_20_body">5) وَهَبَ <text:span text:style-name="Source_5f_Text">wahaba</text:span> (а) дарить Š يَهَبُ <text:span text:style-name="Source_5f_Text">yahabu</text:span> он дарит</text:p>
      <text:p text:style-name="Text_20_body">6) глагол يَذَرُ <text:span text:style-name="Source_5f_Text">yaðaru</text:span> «он оставляет», который не имеет формы прошедшего времени и используется только в настояще-будущем времени. (То есть форма прошедшего времени этого глагола утрачена).</text:p>
      <text:p text:style-name="Text_20_body">Слабая коренная этих глаголов усечена, хотя их средней огласовкой является «фатха», а не «кясра».</text:p>
      <text:p text:style-name="Text_20_body">Упражнения для закрепления</text:p>
      <text:p text:style-name="Text_20_body">1) Проспрягайте в настоящее-будущем времени следующие подобноправильные глаголы:</text:p>
      <text:p text:style-name="Text_20_body">وَلَدَ <text:span text:style-name="Source_5f_Text">walada</text:span> (и) родить, ро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text:soft-page-break/>وَجَعَ <text:span text:style-name="Source_5f_Text">wajaʕa</text:span> (а) причинять бол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حُدَ <text:span text:style-name="Source_5f_Text">waḥuda</text:span> (у) быть еди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предложения на русский язык и найдите в них трехбуквенные подобноправильные глаголы:</text:p>
      <text:p text:style-name="Text_20_body">نَرْكَبُ الطَّائِرَةَ وَنَصِلُ مُوسْكُو بَعْدَ ثَلاَثِ سَاعَاتٍ <text:span text:style-name="Source_5f_Text">narkabu ṭ-ṭāʔirata wanaṣilu muwskuw baʕda θalaaθi sāʕātin</text:span></text:p>
      <text:p text:style-name="Text_20_body"><text:soft-page-break/>أَتَعِدُنِي بِأَنَّكَ تَزُورُنِي اليَوْمَ يَا حَمْزَةُ <text:span text:style-name="Source_5f_Text">ʔataʕiduniy biʔannaka tazuwruniy al-yawma yā ḥamzatu</text:span> ؟</text:p>
      <text:p text:style-name="Text_20_body">تَوْجَلُ قُلُوبُنَا عِنْدَمَا نَسْمَعُ آيَاتٍ فِيهَا ذِكْرُ النَّارِ <text:span text:style-name="Source_5f_Text">tawjalu quluwbunā ʕindamā nasmaʕu ʔāyātin fiyhā ðikru n-nāri</text:span></text:p>
      <text:p text:style-name="Text_20_body">لاَ يَسَعُ هَذَا الْكِتَابُ كُلَّ أَفْكَارِهِ <text:span text:style-name="Source_5f_Text">laa yasaʕu haðā l-kitābu kulla ʔafkārihi</text:span></text:p>
      <text:p text:style-name="Text_20_body">التَّلاَمِيذُ يَضَعُونَ دَفَاتِرَهُمْ فِي مَحَافِظِهِمْ <text:span text:style-name="Source_5f_Text">at-tal-aamiyðu yaḍaʕuwna dafātirahum fiy maḥāfið̣ihim</text:span></text:p>
      <text:p text:style-name="Text_20_body">أَتَهَبِينَ لِي هَذَا الْكِتَابَ <text:span text:style-name="Source_5f_Text">ʔatahabiyna liy haðā l-kitāba</text:span> ؟</text:p>
      <text:p text:style-name="Text_20_body">جَدِّي تَوْجَعُهُ رِجْلُهُ <text:span text:style-name="Source_5f_Text">jaddiy tawjaʕuhu rijluhu</text:span></text:p>
      <text:p text:style-name="Text_20_body">3) Переведите предложения на арабский язык, используя следующие глаголы:</text:p>
      <text:p text:style-name="Text_20_body">وَهَنَ <text:span text:style-name="Source_5f_Text">wahana</text:span> (и) быть слабым, слабосильным; проявлять слабость</text:p>
      <text:p text:style-name="Text_20_body">وَجَدَ <text:span text:style-name="Source_5f_Text">wajada</text:span> (и) находить</text:p>
      <text:p text:style-name="Text_20_body">وَقَعَ <text:span text:style-name="Source_5f_Text">waqaʕa</text:span> (а) падать</text:p>
      <text:p text:style-name="Text_20_body">Мусульманки не проявляют слабости в жизни</text:p>
      <text:p text:style-name="Text_20_body">Вы находите это дело легким, Омар и Осман?</text:p>
      <text:p text:style-name="Text_20_body">Мои два сына часто падают с дерева</text:p>
      <text:p text:style-name="Text_20_body">Иногда я падаю с дерева</text:p>
      <text:h text:style-name="Heading_20_2" text:outline-level="2"><text:bookmark-start text:name="спряжение-пород-подобноправильного-глагола-в"/><text:bookmark-start text:name="__RefHeading___Toc45312_1544766045"/>§ 24. Спряжение пород подобноправильного глагола в<text:bookmark-end text:name="спряжение-пород-подобноправильного-глагола-в"/><text:bookmark-end text:name="__RefHeading___Toc45312_1544766045"/></text:h>
      <text:p text:style-name="First_20_paragraph">настояще-будущем времени</text:p>
      <text:p text:style-name="Text_20_body">تَصْرِيفُ الأَفْعَالِ المِثَالَةِ الْمَزِيدَةِ المُضَارِعَةِ <text:span text:style-name="Source_5f_Text">taṣriyfu l-ʔafʕāli l-miθālati l-maziydati l-muḍāriʕati</text:span></text:p>
      <text:p text:style-name="Text_20_body">وَحَّدَ <text:span text:style-name="Source_5f_Text">waḥḥada</text:span> объединять (II порода)</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أُوَحِّدُ <text:span text:style-name="Source_5f_Text">ʔuwaḥḥidu</text:span></text:p>
      <text:p text:style-name="Text_20_body">تُوَحِّدِينَ <text:span text:style-name="Source_5f_Text">tuwaḥḥidiyna</text:span></text:p>
      <text:p text:style-name="Text_20_body">تُوَحِّدُ <text:span text:style-name="Source_5f_Text">tuwaḥḥidu</text:span></text:p>
      <text:p text:style-name="Text_20_body">تُوَحِّدُ <text:span text:style-name="Source_5f_Text">tuwaḥḥidu</text:span></text:p>
      <text:p text:style-name="Text_20_body">يُوَحِّدُ <text:span text:style-name="Source_5f_Text">yuwaḥḥidu</text:span></text:p>
      <text:p text:style-name="Text_20_body">единств.</text:p>
      <text:p text:style-name="Text_20_body">число</text:p>
      <text:p text:style-name="Text_20_body">نُوَحِّدُ <text:span text:style-name="Source_5f_Text">nuwaḥḥidu</text:span></text:p>
      <text:p text:style-name="Text_20_body">تُوَحِّدَانِ <text:span text:style-name="Source_5f_Text">tuwaḥḥidāni</text:span></text:p>
      <text:p text:style-name="Text_20_body">تُوَحِّدَانِ <text:span text:style-name="Source_5f_Text">tuwaḥḥidāni</text:span></text:p>
      <text:p text:style-name="Text_20_body">تُوَحِّدَانِ <text:span text:style-name="Source_5f_Text">tuwaḥḥidāni</text:span></text:p>
      <text:p text:style-name="Text_20_body">يُوَحِّدَانِ <text:span text:style-name="Source_5f_Text">yuwaḥḥidāni</text:span></text:p>
      <text:p text:style-name="Text_20_body">двойств.</text:p>
      <text:p text:style-name="Text_20_body">число</text:p>
      <text:p text:style-name="Text_20_body">نُوَحِّدُ <text:span text:style-name="Source_5f_Text">nuwaḥḥidu</text:span></text:p>
      <text:p text:style-name="Text_20_body">تُوَحِّدْنَ <text:span text:style-name="Source_5f_Text">tuwaḥḥidna</text:span></text:p>
      <text:p text:style-name="Text_20_body">تُوَحِّدُونَ <text:span text:style-name="Source_5f_Text">tuwaḥḥiduwna</text:span></text:p>
      <text:p text:style-name="Text_20_body">يُوَحِّدْنَ <text:span text:style-name="Source_5f_Text">yuwaḥḥidna</text:span></text:p>
      <text:p text:style-name="Text_20_body">يُوَحِّدُونَ <text:span text:style-name="Source_5f_Text">yuwaḥḥiduwna</text:span></text:p>
      <text:p text:style-name="Text_20_body">множеств.</text:p>
      <text:p text:style-name="Text_20_body"><text:soft-page-break/>число</text:p>
      <text:p text:style-name="Text_20_body">وَاصَلَ <text:span text:style-name="Source_5f_Text">wāṣala</text:span> продолжать (I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واصِلُ <text:span text:style-name="Source_5f_Text">ʔuwaṣilu</text:span></text:p>
      <text:p text:style-name="Text_20_body">تُواصِلِينَ <text:span text:style-name="Source_5f_Text">tuwaṣiliyna</text:span></text:p>
      <text:p text:style-name="Text_20_body">تُواصِلُ <text:span text:style-name="Source_5f_Text">tuwaṣilu</text:span></text:p>
      <text:p text:style-name="Text_20_body">تُواصِلُ <text:span text:style-name="Source_5f_Text">tuwaṣilu</text:span></text:p>
      <text:p text:style-name="Text_20_body">يُواصِلُ <text:span text:style-name="Source_5f_Text">yuwaṣilu</text:span></text:p>
      <text:p text:style-name="Text_20_body">единств.</text:p>
      <text:p text:style-name="Text_20_body">число</text:p>
      <text:p text:style-name="Text_20_body">نُواصِلُ <text:span text:style-name="Source_5f_Text">nuwaṣilu</text:span></text:p>
      <text:p text:style-name="Text_20_body">تُواصِلاَنِ <text:span text:style-name="Source_5f_Text">tuwaṣilaani</text:span></text:p>
      <text:p text:style-name="Text_20_body">تُواصِلاَنِ <text:span text:style-name="Source_5f_Text">tuwaṣilaani</text:span></text:p>
      <text:p text:style-name="Text_20_body">تُواصِلاَنِ <text:span text:style-name="Source_5f_Text">tuwaṣilaani</text:span></text:p>
      <text:p text:style-name="Text_20_body">يُواصِلاَنِ <text:span text:style-name="Source_5f_Text">yuwaṣilaani</text:span></text:p>
      <text:p text:style-name="Text_20_body">двойств.</text:p>
      <text:p text:style-name="Text_20_body">число</text:p>
      <text:p text:style-name="Text_20_body">نُواصِلُ <text:span text:style-name="Source_5f_Text">nuwaṣilu</text:span></text:p>
      <text:p text:style-name="Text_20_body">تُواصِلْنَ <text:span text:style-name="Source_5f_Text">tuwaṣilna</text:span></text:p>
      <text:p text:style-name="Text_20_body"><text:soft-page-break/>تُواصِلُونَ <text:span text:style-name="Source_5f_Text">tuwaṣiluwna</text:span></text:p>
      <text:p text:style-name="Text_20_body">يُواصِلْنَ <text:span text:style-name="Source_5f_Text">yuwaṣilna</text:span></text:p>
      <text:p text:style-name="Text_20_body">يُواصِلُونَ <text:span text:style-name="Source_5f_Text">yuwaṣiluwna</text:span></text:p>
      <text:p text:style-name="Text_20_body">множеств.</text:p>
      <text:p text:style-name="Text_20_body">число</text:p>
      <text:p text:style-name="Text_20_body">أَوْصَلَ <text:span text:style-name="Source_5f_Text">ʔawṣala</text:span> подвозить, доставлять (I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وصِلُ <text:span text:style-name="Source_5f_Text">ʔuwṣilu</text:span></text:p>
      <text:p text:style-name="Text_20_body">تُوصِلِينَ <text:span text:style-name="Source_5f_Text">tuwṣiliyna</text:span></text:p>
      <text:p text:style-name="Text_20_body">تُوصِلُ <text:span text:style-name="Source_5f_Text">tuwṣilu</text:span></text:p>
      <text:p text:style-name="Text_20_body">تُوصِلُ <text:span text:style-name="Source_5f_Text">tuwṣilu</text:span></text:p>
      <text:p text:style-name="Text_20_body">يُوصِلُ <text:span text:style-name="Source_5f_Text">yuwṣilu</text:span></text:p>
      <text:p text:style-name="Text_20_body">единств.</text:p>
      <text:p text:style-name="Text_20_body">число</text:p>
      <text:p text:style-name="Text_20_body">نُوصِلُ <text:span text:style-name="Source_5f_Text">nuwṣilu</text:span></text:p>
      <text:p text:style-name="Text_20_body">تُوصِلاَنِ <text:span text:style-name="Source_5f_Text">tuwṣilaani</text:span></text:p>
      <text:p text:style-name="Text_20_body">تُوصِلاَنِ <text:span text:style-name="Source_5f_Text">tuwṣilaani</text:span></text:p>
      <text:p text:style-name="Text_20_body">تُوصِلاَنِ <text:span text:style-name="Source_5f_Text">tuwṣilaani</text:span></text:p>
      <text:p text:style-name="Text_20_body"><text:soft-page-break/>يُوصِلاَنِ <text:span text:style-name="Source_5f_Text">yuwṣilaani</text:span></text:p>
      <text:p text:style-name="Text_20_body">двойств.</text:p>
      <text:p text:style-name="Text_20_body">число</text:p>
      <text:p text:style-name="Text_20_body">نُوصِلُ <text:span text:style-name="Source_5f_Text">nuwṣilu</text:span></text:p>
      <text:p text:style-name="Text_20_body">تُوصِلْنَ <text:span text:style-name="Source_5f_Text">tuwṣilna</text:span></text:p>
      <text:p text:style-name="Text_20_body">تُوصِلُونَ <text:span text:style-name="Source_5f_Text">tuwṣiluwna</text:span></text:p>
      <text:p text:style-name="Text_20_body">يُوصِلْنَ <text:span text:style-name="Source_5f_Text">yuwṣilna</text:span></text:p>
      <text:p text:style-name="Text_20_body">يُوصِلُونَ <text:span text:style-name="Source_5f_Text">yuwṣiluwna</text:span></text:p>
      <text:p text:style-name="Text_20_body">множеств.</text:p>
      <text:p text:style-name="Text_20_body">число</text:p>
      <text:p text:style-name="Text_20_body">Если у подобноправильного глагола IV породы первой коренной является буква ي <text:span text:style-name="Source_5f_Text">y</text:span> «йэ» (напр. أَيْقَظَ <text:span text:style-name="Source_5f_Text">ʔayqað̣a</text:span> «будить»), то при спряжении в настояще-будущем времени она превращается в و <text:span text:style-name="Source_5f_Text">w</text:span> «уау»:</text:p>
      <text:p text:style-name="Text_20_body">أَيْقَظَ <text:span text:style-name="Source_5f_Text">ʔayqað̣a</text:span> буд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وقِظُ <text:span text:style-name="Source_5f_Text">ʔuwqið̣u</text:span></text:p>
      <text:p text:style-name="Text_20_body">تُوقِظِينَ <text:span text:style-name="Source_5f_Text">tuwqið̣iyna</text:span></text:p>
      <text:p text:style-name="Text_20_body">تُوقِظُ <text:span text:style-name="Source_5f_Text">tuwqið̣u</text:span></text:p>
      <text:p text:style-name="Text_20_body">تُوقِظُ <text:span text:style-name="Source_5f_Text">tuwqið̣u</text:span></text:p>
      <text:p text:style-name="Text_20_body"><text:soft-page-break/>يُوقِظُ <text:span text:style-name="Source_5f_Text">yuwqið̣u</text:span></text:p>
      <text:p text:style-name="Text_20_body">единств.</text:p>
      <text:p text:style-name="Text_20_body">число</text:p>
      <text:p text:style-name="Text_20_body">نُوقِظُ <text:span text:style-name="Source_5f_Text">nuwqið̣u</text:span></text:p>
      <text:p text:style-name="Text_20_body">تُوقِظَانِ <text:span text:style-name="Source_5f_Text">tuwqið̣āni</text:span></text:p>
      <text:p text:style-name="Text_20_body">تُوقِظَانِ <text:span text:style-name="Source_5f_Text">tuwqið̣āni</text:span></text:p>
      <text:p text:style-name="Text_20_body">تُوقِظَانِ <text:span text:style-name="Source_5f_Text">tuwqið̣āni</text:span></text:p>
      <text:p text:style-name="Text_20_body">يُوقِظَانِ <text:span text:style-name="Source_5f_Text">yuwqið̣āni</text:span></text:p>
      <text:p text:style-name="Text_20_body">двойств.</text:p>
      <text:p text:style-name="Text_20_body">число</text:p>
      <text:p text:style-name="Text_20_body">نُوقِظُ <text:span text:style-name="Source_5f_Text">nuwqið̣u</text:span></text:p>
      <text:p text:style-name="Text_20_body">تُوقِظْنَ <text:span text:style-name="Source_5f_Text">tuwqið̣na</text:span></text:p>
      <text:p text:style-name="Text_20_body">تُوقِظُونَ <text:span text:style-name="Source_5f_Text">tuwqið̣uwna</text:span></text:p>
      <text:p text:style-name="Text_20_body">يُوقِظْنَ <text:span text:style-name="Source_5f_Text">yuwqið̣na</text:span></text:p>
      <text:p text:style-name="Text_20_body">يُوقِظُونَ <text:span text:style-name="Source_5f_Text">yuwqið̣uwna</text:span></text:p>
      <text:p text:style-name="Text_20_body">множеств.</text:p>
      <text:p text:style-name="Text_20_body">число</text:p>
      <text:p text:style-name="Text_20_body">تَوَعَّدَ <text:span text:style-name="Source_5f_Text">tawaʕʕada</text:span> грозить, угрожать (V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أَتَوَعَّدُ <text:span text:style-name="Source_5f_Text">ʔatawaʕʕadu</text:span></text:p>
      <text:p text:style-name="Text_20_body">تَتَوَعَّدِينَ <text:span text:style-name="Source_5f_Text">tatawaʕʕadiyna</text:span></text:p>
      <text:p text:style-name="Text_20_body">تَتَوَعَّدُ <text:span text:style-name="Source_5f_Text">tatawaʕʕadu</text:span></text:p>
      <text:p text:style-name="Text_20_body">تَتَوَعَّدُ <text:span text:style-name="Source_5f_Text">tatawaʕʕadu</text:span></text:p>
      <text:p text:style-name="Text_20_body">يَتَوَعَّدُ <text:span text:style-name="Source_5f_Text">yatawaʕʕadu</text:span></text:p>
      <text:p text:style-name="Text_20_body">единств.</text:p>
      <text:p text:style-name="Text_20_body">число</text:p>
      <text:p text:style-name="Text_20_body">نَتَوَعَّدُ <text:span text:style-name="Source_5f_Text">natawaʕʕadu</text:span></text:p>
      <text:p text:style-name="Text_20_body">تَتَوَعَّدَانِ <text:span text:style-name="Source_5f_Text">tatawaʕʕadāni</text:span></text:p>
      <text:p text:style-name="Text_20_body">تَتَوَعَّدَانِ <text:span text:style-name="Source_5f_Text">tatawaʕʕadāni</text:span></text:p>
      <text:p text:style-name="Text_20_body">تَتَوَعَّدَانِ <text:span text:style-name="Source_5f_Text">tatawaʕʕadāni</text:span></text:p>
      <text:p text:style-name="Text_20_body">يَتَوَعَّدَانِ <text:span text:style-name="Source_5f_Text">yatawaʕʕadāni</text:span></text:p>
      <text:p text:style-name="Text_20_body">двойств.</text:p>
      <text:p text:style-name="Text_20_body">число</text:p>
      <text:p text:style-name="Text_20_body">نَتَوَعَّدُ <text:span text:style-name="Source_5f_Text">natawaʕʕadu</text:span></text:p>
      <text:p text:style-name="Text_20_body">تَتَوَعَّدْنَ <text:span text:style-name="Source_5f_Text">tatawaʕʕadna</text:span></text:p>
      <text:p text:style-name="Text_20_body">تَتَوَعَّدُونَ <text:span text:style-name="Source_5f_Text">tatawaʕʕaduwna</text:span></text:p>
      <text:p text:style-name="Text_20_body">يَتَوَعَّدْنَ <text:span text:style-name="Source_5f_Text">yatawaʕʕadna</text:span></text:p>
      <text:p text:style-name="Text_20_body">يَتَوَعَّدُونَ <text:span text:style-name="Source_5f_Text">yatawaʕʕaduwna</text:span></text:p>
      <text:p text:style-name="Text_20_body">множеств.</text:p>
      <text:p text:style-name="Text_20_body">число</text:p>
      <text:p text:style-name="Text_20_body"><text:soft-page-break/>تَوَافَقَ <text:span text:style-name="Source_5f_Text">tawāfaqa</text:span> совпадать (V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وَافَقُ <text:span text:style-name="Source_5f_Text">ʔatawāfaqu</text:span></text:p>
      <text:p text:style-name="Text_20_body">تَتَوَافَقِينَ <text:span text:style-name="Source_5f_Text">tatawāfaqiyna</text:span></text:p>
      <text:p text:style-name="Text_20_body">تَتَوَافَقُ <text:span text:style-name="Source_5f_Text">tatawāfaqu</text:span></text:p>
      <text:p text:style-name="Text_20_body">تَتَوَافَقُ <text:span text:style-name="Source_5f_Text">tatawāfaqu</text:span></text:p>
      <text:p text:style-name="Text_20_body">يَتَوَافَقُ <text:span text:style-name="Source_5f_Text">yatawāfaqu</text:span></text:p>
      <text:p text:style-name="Text_20_body">единств.</text:p>
      <text:p text:style-name="Text_20_body">число</text:p>
      <text:p text:style-name="Text_20_body">نَتَوَافَقُ <text:span text:style-name="Source_5f_Text">natawāfaqu</text:span></text:p>
      <text:p text:style-name="Text_20_body">تَتَوَافَقَانِ <text:span text:style-name="Source_5f_Text">tatawāfaqāni</text:span></text:p>
      <text:p text:style-name="Text_20_body">تَتَوَافَقَانِ <text:span text:style-name="Source_5f_Text">tatawāfaqāni</text:span></text:p>
      <text:p text:style-name="Text_20_body">تَتَوَافَقَانِ <text:span text:style-name="Source_5f_Text">tatawāfaqāni</text:span></text:p>
      <text:p text:style-name="Text_20_body">يَتَوَافَقَانِ <text:span text:style-name="Source_5f_Text">yatawāfaqāni</text:span></text:p>
      <text:p text:style-name="Text_20_body">двойств.</text:p>
      <text:p text:style-name="Text_20_body">число</text:p>
      <text:p text:style-name="Text_20_body">نَتَوَافَقُ <text:span text:style-name="Source_5f_Text">natawāfaqu</text:span></text:p>
      <text:p text:style-name="Text_20_body">تَتَوَافَقْنَ <text:span text:style-name="Source_5f_Text">tatawāfaqna</text:span></text:p>
      <text:p text:style-name="Text_20_body"><text:soft-page-break/>تَتَوَافَقُونَ <text:span text:style-name="Source_5f_Text">tatawāfaquwna</text:span></text:p>
      <text:p text:style-name="Text_20_body">يَتَوَافَقْنَ <text:span text:style-name="Source_5f_Text">yatawāfaqna</text:span></text:p>
      <text:p text:style-name="Text_20_body">يَتَوَافَقُونَ <text:span text:style-name="Source_5f_Text">yatawāfaquwna</text:span></text:p>
      <text:p text:style-name="Text_20_body">множеств.</text:p>
      <text:p text:style-name="Text_20_body">число</text:p>
      <text:p text:style-name="Text_20_body">اِنْوَجَدَ <text:span text:style-name="Source_5f_Text">ainwajada</text:span> находиться, быть в наличии (VII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نْوَجِدُ <text:span text:style-name="Source_5f_Text">ʔanwajidu</text:span></text:p>
      <text:p text:style-name="Text_20_body">تَنْوَجِدِينَ <text:span text:style-name="Source_5f_Text">tanwajidiyna</text:span></text:p>
      <text:p text:style-name="Text_20_body">تَنْوَجِدُ <text:span text:style-name="Source_5f_Text">tanwajidu</text:span></text:p>
      <text:p text:style-name="Text_20_body">تَنْوَجِدُ <text:span text:style-name="Source_5f_Text">tanwajidu</text:span></text:p>
      <text:p text:style-name="Text_20_body">يَنْوَجِدُ <text:span text:style-name="Source_5f_Text">yanwajidu</text:span></text:p>
      <text:p text:style-name="Text_20_body">единств.</text:p>
      <text:p text:style-name="Text_20_body">число</text:p>
      <text:p text:style-name="Text_20_body">نَنْوَجِدُ <text:span text:style-name="Source_5f_Text">nanwajidu</text:span></text:p>
      <text:p text:style-name="Text_20_body">تَنْوَجِدَانِ <text:span text:style-name="Source_5f_Text">tanwajidāni</text:span></text:p>
      <text:p text:style-name="Text_20_body">تَنْوَجِدَانِ <text:span text:style-name="Source_5f_Text">tanwajidāni</text:span></text:p>
      <text:p text:style-name="Text_20_body">تَنْوَجِدَانِ <text:span text:style-name="Source_5f_Text">tanwajidāni</text:span></text:p>
      <text:p text:style-name="Text_20_body"><text:soft-page-break/>يَنْوَجِدَانِ <text:span text:style-name="Source_5f_Text">yanwajidāni</text:span></text:p>
      <text:p text:style-name="Text_20_body">двойств.</text:p>
      <text:p text:style-name="Text_20_body">число</text:p>
      <text:p text:style-name="Text_20_body">نَنْوَجِدُ <text:span text:style-name="Source_5f_Text">nanwajidu</text:span></text:p>
      <text:p text:style-name="Text_20_body">تَنْوَجِدْنَ <text:span text:style-name="Source_5f_Text">tanwajidna</text:span></text:p>
      <text:p text:style-name="Text_20_body">تَنْوَجِدُونَ <text:span text:style-name="Source_5f_Text">tanwajiduwna</text:span></text:p>
      <text:p text:style-name="Text_20_body">يَنْوَجِدْنَ <text:span text:style-name="Source_5f_Text">yanwajidna</text:span></text:p>
      <text:p text:style-name="Text_20_body">يَنْوَجِدُونَ <text:span text:style-name="Source_5f_Text">yanwajiduwna</text:span></text:p>
      <text:p text:style-name="Text_20_body">множеств.</text:p>
      <text:p text:style-name="Text_20_body">число</text:p>
      <text:p text:style-name="Text_20_body">Первая коренная подобноправильного глагола VIII породы превращается в букву «тэ» и сливается с добавочной «тэ» ( اِوْتَجَهَ <text:span text:style-name="Source_5f_Text">aiwtajaha</text:span> Š اِتْتَجَهَ <text:span text:style-name="Source_5f_Text">aittajaha</text:span> Š اِتَّجَهَ <text:span text:style-name="Source_5f_Text">aittajaha</text:span> «направляться»):</text:p>
      <text:p text:style-name="Text_20_body">اِتَّجَهَ <text:span text:style-name="Source_5f_Text">aittajaha</text:span> направля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جِهُ <text:span text:style-name="Source_5f_Text">ʔattajihu</text:span></text:p>
      <text:p text:style-name="Text_20_body">تَتَّجِهِينَ <text:span text:style-name="Source_5f_Text">tattajihiyna</text:span></text:p>
      <text:p text:style-name="Text_20_body">تَتَّجِهُ <text:span text:style-name="Source_5f_Text">tattajihu</text:span></text:p>
      <text:p text:style-name="Text_20_body">تَتَّجِهُ <text:span text:style-name="Source_5f_Text">tattajihu</text:span></text:p>
      <text:p text:style-name="Text_20_body"><text:soft-page-break/>يَتَّجِهُ <text:span text:style-name="Source_5f_Text">yattajihu</text:span></text:p>
      <text:p text:style-name="Text_20_body">единств.</text:p>
      <text:p text:style-name="Text_20_body">число</text:p>
      <text:p text:style-name="Text_20_body">نَتَّجِهُ <text:span text:style-name="Source_5f_Text">nattajihu</text:span></text:p>
      <text:p text:style-name="Text_20_body">تَتَّجِهَانِ <text:span text:style-name="Source_5f_Text">tattajihāni</text:span></text:p>
      <text:p text:style-name="Text_20_body">تَتَّجِهَانِ <text:span text:style-name="Source_5f_Text">tattajihāni</text:span></text:p>
      <text:p text:style-name="Text_20_body">تَتَّجِهَانِ <text:span text:style-name="Source_5f_Text">tattajihāni</text:span></text:p>
      <text:p text:style-name="Text_20_body">يَتَّجِهَانِ <text:span text:style-name="Source_5f_Text">yattajihāni</text:span></text:p>
      <text:p text:style-name="Text_20_body">двойств.</text:p>
      <text:p text:style-name="Text_20_body">число</text:p>
      <text:p text:style-name="Text_20_body">نَتَّجِهُ <text:span text:style-name="Source_5f_Text">nattajihu</text:span></text:p>
      <text:p text:style-name="Text_20_body">تَتَّجِهْنَ <text:span text:style-name="Source_5f_Text">tattajihna</text:span></text:p>
      <text:p text:style-name="Text_20_body">تَتَّجِهُونَ <text:span text:style-name="Source_5f_Text">tattajihuwna</text:span></text:p>
      <text:p text:style-name="Text_20_body">يَتَّجِهْنَ <text:span text:style-name="Source_5f_Text">yattajihna</text:span></text:p>
      <text:p text:style-name="Text_20_body">يَتَّجِهُونَ <text:span text:style-name="Source_5f_Text">yattajihuwna</text:span></text:p>
      <text:p text:style-name="Text_20_body">множеств.</text:p>
      <text:p text:style-name="Text_20_body">число</text:p>
      <text:p text:style-name="Text_20_body">اِسْتَوْحَشَ <text:span text:style-name="Source_5f_Text">aistawḥaša</text:span> чувствовать себя одиноким (X пород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أَسْتَوْحِشُ <text:span text:style-name="Source_5f_Text">ʔastawḥišu</text:span></text:p>
      <text:p text:style-name="Text_20_body">تَسْتَوْحِشِينَ <text:span text:style-name="Source_5f_Text">tastawḥišiyna</text:span></text:p>
      <text:p text:style-name="Text_20_body">تَسْتَوْحِشُ <text:span text:style-name="Source_5f_Text">tastawḥišu</text:span></text:p>
      <text:p text:style-name="Text_20_body">تَسْتَوْحِشُ <text:span text:style-name="Source_5f_Text">tastawḥišu</text:span></text:p>
      <text:p text:style-name="Text_20_body">يَسْتَوْحِشُ <text:span text:style-name="Source_5f_Text">yastawḥišu</text:span></text:p>
      <text:p text:style-name="Text_20_body">единств.</text:p>
      <text:p text:style-name="Text_20_body">число</text:p>
      <text:p text:style-name="Text_20_body">نَسْتَوْحِشُ <text:span text:style-name="Source_5f_Text">nastawḥišu</text:span></text:p>
      <text:p text:style-name="Text_20_body">تَسْتَوْحِشَانِ <text:span text:style-name="Source_5f_Text">tastawḥišāni</text:span></text:p>
      <text:p text:style-name="Text_20_body">تَسْتَوْحِشَانِ <text:span text:style-name="Source_5f_Text">tastawḥišāni</text:span></text:p>
      <text:p text:style-name="Text_20_body">تَسْتَوْحِشَانِ <text:span text:style-name="Source_5f_Text">tastawḥišāni</text:span></text:p>
      <text:p text:style-name="Text_20_body">يَسْتَوْحِشانِ <text:span text:style-name="Source_5f_Text">yastawḥišani</text:span></text:p>
      <text:p text:style-name="Text_20_body">двойств.</text:p>
      <text:p text:style-name="Text_20_body">число</text:p>
      <text:p text:style-name="Text_20_body">نَسْتَوْحِشُ <text:span text:style-name="Source_5f_Text">nastawḥišu</text:span></text:p>
      <text:p text:style-name="Text_20_body">تَسْتَوْحِشْنَ <text:span text:style-name="Source_5f_Text">tastawḥišna</text:span></text:p>
      <text:p text:style-name="Text_20_body">تَسْتَوْحِشُونَ <text:span text:style-name="Source_5f_Text">tastawḥišuwna</text:span></text:p>
      <text:p text:style-name="Text_20_body">يَسْتَوْحِشْنَ <text:span text:style-name="Source_5f_Text">yastawḥišna</text:span></text:p>
      <text:p text:style-name="Text_20_body">يَسْتَوْحِشُونَ <text:span text:style-name="Source_5f_Text">yastawḥišuwna</text:span></text:p>
      <text:p text:style-name="Text_20_body">множеств.</text:p>
      <text:p text:style-name="Text_20_body">число</text:p>
      <text:p text:style-name="Text_20_body">Упражнения для закрепления</text:p>
      <text:p text:style-name="Text_20_body"><text:soft-page-break/>1) Проспрягайте в настояще-будущем времени следующие глаголы:</text:p>
      <text:p text:style-name="Text_20_body">وَلَّدَ <text:span text:style-name="Source_5f_Text">wallada</text:span> <text:span text:style-name="T1">эл</text:span>. генериро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اصَلَ <text:span text:style-name="Source_5f_Text">wāṣala</text:span> продол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أَوْقَعَ <text:span text:style-name="Source_5f_Text">ʔawqaʕa</text:span> ронять</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وَقَّعَ <text:span text:style-name="Source_5f_Text">tawaqqaʕa</text:span> ожид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وَارَثَ <text:span text:style-name="Source_5f_Text">tawāraθa</text:span> 1)переходить по наследству, 2)наследовать друг от друга</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نْوَلَدَ <text:span text:style-name="Source_5f_Text">ainwalada</text:span> быть рожден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اِتَّكَلَ <text:span text:style-name="Source_5f_Text">aittakala</text:span> проявлять самоуспокоенность, быть пассивным</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text:soft-page-break/>множеств.</text:p>
      <text:p text:style-name="Text_20_body">число</text:p>
      <text:p text:style-name="Text_20_body">اِسْتَوْلَدَ <text:span text:style-name="Source_5f_Text">aistawlada</text:span> образовывать (<text:span text:style-name="T1">напр.</text:span> <text:span text:style-name="T1">новое</text:span> <text:span text:style-name="T1">слово</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следующие предложения и найдите в них подобноправильные глаголы:</text:p>
      <text:p text:style-name="Text_20_body">يَقَعُ الطِّفْلُ مِنَ السَّرِيرِ فَيَبْكِى <text:span text:style-name="Source_5f_Text">yaqaʕu ṭ-ṭiflu mina s-sariyri fayabkiā</text:span></text:p>
      <text:p text:style-name="Text_20_body">يُوَحِّدُ الْخَلِيفَةُ صُفُوفَ الْمُسْلِمِينَ <text:span text:style-name="Source_5f_Text">yuwaḥḥidu l-xaliyfatu ṣufuwfa l-muslimiyna</text:span></text:p>
      <text:p text:style-name="Text_20_body">الْمُسْلِمُونَ يَتَوَكَّلُونَ عَلَى اللَّهِ <text:span text:style-name="Source_5f_Text">al-muslimuwna yatawakkal-uwna ʕalaā l-lahi</text:span></text:p>
      <text:p text:style-name="Text_20_body">يَتَوَارَثُ هَذَا الْعِلْمُ مِنْ رَسُولِ اللهِ <text:span text:style-name="Source_5f_Text">yatawāraθu haðā l-ʕilmu min rasuwli l-lhi</text:span> ﴿ صَلَّى اللهُ عَلَيْهِ <text:span text:style-name="Source_5f_Text">ṣallaā l-lhu ʕalayhi</text:span> وَسَلَّمَ <text:span text:style-name="Source_5f_Text">wasallama</text:span> ﴾</text:p>
      <text:p text:style-name="Text_20_body">أَسْتَوْدِعُ هَذَا السِرَّ صَدِيقِي مُحَمَّدًا <text:span text:style-name="Source_5f_Text">ʔastawdiʕu haðā l-sirra ṣadiyqiy muḥammadana</text:span></text:p>
      <text:p text:style-name="Text_20_body">الْفَتَيَاتُ يُوصِلْنَ أُخْتَهُنَّ الصَّغِيرَةَ إِلَى الْبَيْتِ <text:span text:style-name="Source_5f_Text">al-fatayātu yuwṣilna ʔuxtahunna ṣ-ṣaǧiyrata ʔilaā l-bayti</text:span></text:p>
      <text:p text:style-name="Text_20_body">هَلْ تَصِلْنَ بَيْتَكُنَّ الْيَوْمَ يَا أَخَوَاتُ <text:span text:style-name="Source_5f_Text">hal taṣilna baytakunna l-yawma yā ʔaxawātu</text:span> ؟</text:p>
      <text:p text:style-name="Text_20_body">إِنَّا نَعِدُ مُحَمَّدًا أَنْ نَشْتَرِيَ لَهُ دَرَّاجَةً <text:span text:style-name="Source_5f_Text">ʔinnā naʕidu muḥammadana ʔan naštariya lahu </text:span><text:soft-page-break/><text:span text:style-name="Source_5f_Text">darrājatan</text:span></text:p>
      <text:p text:style-name="Text_20_body">3) Составьте предложения, используя глаголы 1-го упражнения.</text:p>
      <text:p text:style-name="Text_20_body">(Глаголы должны стоять в форме настояще-будущего времени).</text:p>
      <text:h text:style-name="Heading_20_2" text:outline-level="2"><text:bookmark-start text:name="глагол-сослагательного-наклонения"/><text:bookmark-start text:name="__RefHeading___Toc45314_1544766045"/>§ 25. Глагол сослагательного наклонения<text:bookmark-end text:name="глагол-сослагательного-наклонения"/><text:bookmark-end text:name="__RefHeading___Toc45314_1544766045"/></text:h>
      <text:p text:style-name="First_20_paragraph">الفِعْلُ المَنْصُوبُ <text:span text:style-name="Source_5f_Text">al-fiʕlu l-manṣuwbu</text:span></text:p>
      <text:p text:style-name="Text_20_body">После предлогов أَنْ <text:span text:style-name="Source_5f_Text">ʔan</text:span> , لَنْ <text:span text:style-name="Source_5f_Text">lan</text:span> , إِذَنْ <text:span text:style-name="Source_5f_Text">ʔiðan</text:span> , كَيْ <text:span text:style-name="Source_5f_Text">kay</text:span> , فَـ <text:span text:style-name="Source_5f_Text">fa</text:span> … , لِـ <text:span text:style-name="Source_5f_Text">li</text:span> … (см. гл. I, § 21) глагол ставится в <text:span text:style-name="T1">сослагательном наклонении</text:span>. Глаголы сослагательного наклонения образуются от соответствующих глаголов изъявительного наклонения путем следующих преобразований:</text:p>
      <text:p text:style-name="Text_20_body">1) В «пяти глаголах» ( الأفْعَالِ الخَمْسَةِ <text:span text:style-name="Source_5f_Text">al-ʔfʕāli l-xamsati</text:span> ) усекается «нун» изъявительного наклонения (см. гл. II, § 16):</text:p>
      <text:p text:style-name="Text_20_body">يَضْرِبُونَ <text:span text:style-name="Source_5f_Text">yaḍribuwna</text:span> они (муж.род) бьют Š أَنْ يَضْرِبُوا <text:span text:style-name="Source_5f_Text">ʔan yaḍribuwa</text:span> чтоб они били</text:p>
      <text:p text:style-name="Text_20_body">تَضْرِبُونَ <text:span text:style-name="Source_5f_Text">taḍribuwna</text:span> вы (муж.род) бьете Š أَنْ تَضْرِبُوا <text:span text:style-name="Source_5f_Text">ʔan taḍribuwa</text:span> чтоб вы (муж.род) били</text:p>
      <text:p text:style-name="Text_20_body">يَضْرِبَانِ <text:span text:style-name="Source_5f_Text">yaḍribāni</text:span> они (вдвоем) бьют Š أَنْ يَضْرِبَا <text:span text:style-name="Source_5f_Text">ʔan yaḍribā</text:span> чтоб они (вдвоем) били</text:p>
      <text:p text:style-name="Text_20_body">تَضْرِبَانِ <text:span text:style-name="Source_5f_Text">taḍribāni</text:span> вы (вдвоем) бьете Š أَنْ تَضْرِبَا <text:span text:style-name="Source_5f_Text">ʔan taḍribā</text:span> чтоб вы (вдвоем) били</text:p>
      <text:p text:style-name="Text_20_body">تَضْرِبِينَ <text:span text:style-name="Source_5f_Text">taḍribiyna</text:span> ты (жен.род) бьешь Š أَنْ تَضْرِبِي <text:span text:style-name="Source_5f_Text">ʔan taḍribiy</text:span> чтоб ты (жен.род) била</text:p>
      <text:p text:style-name="Text_20_body">2) Если глагол является правильным, подобноправильным или пустым и не относится к группе «пяти глаголов», то его конечная «дама» меняется на «фатху»:</text:p>
      <text:p text:style-name="Text_20_body">يَضْرِبُ <text:span text:style-name="Source_5f_Text">yaḍribu</text:span> он бьет Š لَنْ يَضْرِبَ <text:span text:style-name="Source_5f_Text">lan yaḍriba</text:span> он никогда не будет бить</text:p>
      <text:p text:style-name="Text_20_body">يَصِلُ <text:span text:style-name="Source_5f_Text">yaṣilu</text:span> он прибывает Š لَنْ يَصِلَ <text:span text:style-name="Source_5f_Text">lan yaṣila</text:span> они никогда не прибудет</text:p>
      <text:p text:style-name="Text_20_body">يَقُولُ <text:span text:style-name="Source_5f_Text">yaquwlu</text:span> он говорит Š لَنْ يَقُولَ <text:span text:style-name="Source_5f_Text">lan yaquwla</text:span> он никогда не скажет</text:p>
      <text:p text:style-name="Text_20_body">3) Недостаточный глагол изъявительного наклонения, который не относится к группе «пяти глаголов», остается неизменным, если его средней огласовкой является (а). Если его средней огласовкой является (и) или (у), то он принимает в конце «фатху»:</text:p>
      <text:p text:style-name="Text_20_body">يَسْعَى <text:span text:style-name="Source_5f_Text">yasʕaā</text:span> (а) он стремится Š لَنْ يَسْعَى <text:span text:style-name="Source_5f_Text">lan yasʕaā</text:span> он никогда не будет стремиться</text:p>
      <text:p text:style-name="Text_20_body">يَرْمِي <text:span text:style-name="Source_5f_Text">yarmiy</text:span> (и) он бросает Š لَنْ يَرْمِيَ <text:span text:style-name="Source_5f_Text">lan yarmiya</text:span> он никогда не будет бросать</text:p>
      <text:p text:style-name="Text_20_body"><text:soft-page-break/>يَدْعُو <text:span text:style-name="Source_5f_Text">yadʕuw</text:span> (у) он призывает Š لَنْ يَدْعُوَ <text:span text:style-name="Source_5f_Text">lan yadʕuwa</text:span> он никогда не будет призывать</text:p>
      <text:p text:style-name="Text_20_body">4) Если глагол является удвоенным и не относится к группе «пяти глаголов», то его конечная «дамма» меняется на «фатху». В данном случае удвоенный глагол сослагательного наклонения не отличается от удвоенного глагола условного наклонения (см. гл. II. § 26):</text:p>
      <text:p text:style-name="Text_20_body">يَظَلُّ <text:span text:style-name="Source_5f_Text">yað̣al--u</text:span> (а) он пребывает Š لَنْ يَظَلَّ <text:span text:style-name="Source_5f_Text">lan yað̣al--a</text:span> он никогда не будет пребывать</text:p>
      <text:p text:style-name="Text_20_body">يَفِرُّ <text:span text:style-name="Source_5f_Text">yafirru</text:span> (и) он убегает Š لَنْ يَفِرَّ <text:span text:style-name="Source_5f_Text">lan yafirra</text:span> он никогда не убежит</text:p>
      <text:p text:style-name="Text_20_body">يَدُلُّ <text:span text:style-name="Source_5f_Text">yadullu</text:span> (у) он указывает Š لَنْ يَدُلَّ <text:span text:style-name="Source_5f_Text">lan yadulla</text:span> он никогда не укажет</text:p>
      <text:p text:style-name="Text_20_body">Что касается глаголов 2-го и 3-го лица женского рода множественного числа, то они сохраняют форму изьявительного наклонения, так как являются <text:span text:style-name="T1">неспрягаемыми</text:span> ( مَبْنِيَانِ <text:span text:style-name="Source_5f_Text">mabniyāni</text:span> ).</text:p>
      <text:p text:style-name="Text_20_body"><text:span text:style-name="T1">Пример</text:span> <text:span text:style-name="T1">спряжения</text:span> <text:span text:style-name="T1">правильного</text:span> <text:span text:style-name="T1">трехбуквенного</text:span> <text:span text:style-name="T1">глагола</text:span> <text:span text:style-name="T1">в</text:span> <text:span text:style-name="T1">сослагательном</text:span> <text:span text:style-name="T1">наклонении:</text:span></text:p>
      <text:p text:style-name="Text_20_body">فَتَحَ <text:span text:style-name="Source_5f_Text">fataḥa</text:span> (а) откр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فْتَحَ <text:span text:style-name="Source_5f_Text">ʔaftaḥa</text:span></text:p>
      <text:p text:style-name="Text_20_body">تَفْتَحِي <text:span text:style-name="Source_5f_Text">taftaḥiy</text:span></text:p>
      <text:p text:style-name="Text_20_body">تَفْتَحَ <text:span text:style-name="Source_5f_Text">taftaḥa</text:span></text:p>
      <text:p text:style-name="Text_20_body">تَفْتَحَ <text:span text:style-name="Source_5f_Text">taftaḥa</text:span></text:p>
      <text:p text:style-name="Text_20_body">يَفْتَحَ <text:span text:style-name="Source_5f_Text">yaftaḥa</text:span></text:p>
      <text:p text:style-name="Text_20_body">единств.</text:p>
      <text:p text:style-name="Text_20_body">число</text:p>
      <text:p text:style-name="Text_20_body"><text:soft-page-break/>نَفْتَحَ <text:span text:style-name="Source_5f_Text">naftaḥa</text:span></text:p>
      <text:p text:style-name="Text_20_body">تَفْتَحَا <text:span text:style-name="Source_5f_Text">taftaḥā</text:span></text:p>
      <text:p text:style-name="Text_20_body">تَفْتَحَا <text:span text:style-name="Source_5f_Text">taftaḥā</text:span></text:p>
      <text:p text:style-name="Text_20_body">تَفْتَحَا <text:span text:style-name="Source_5f_Text">taftaḥā</text:span></text:p>
      <text:p text:style-name="Text_20_body">يَفْتَحَا <text:span text:style-name="Source_5f_Text">yaftaḥā</text:span></text:p>
      <text:p text:style-name="Text_20_body">двойств.</text:p>
      <text:p text:style-name="Text_20_body">число</text:p>
      <text:p text:style-name="Text_20_body">نَفْتَحَ <text:span text:style-name="Source_5f_Text">naftaḥa</text:span></text:p>
      <text:p text:style-name="Text_20_body">تَفْتَحْنَ <text:span text:style-name="Source_5f_Text">taftaḥna</text:span></text:p>
      <text:p text:style-name="Text_20_body">تَفْتَحُوا <text:span text:style-name="Source_5f_Text">taftaḥuwa</text:span></text:p>
      <text:p text:style-name="Text_20_body">يَفْتَحْنَ <text:span text:style-name="Source_5f_Text">yaftaḥna</text:span></text:p>
      <text:p text:style-name="Text_20_body">يَفْتَحُوا <text:span text:style-name="Source_5f_Text">yaftaḥuwa</text:span></text:p>
      <text:p text:style-name="Text_20_body">множеств.</text:p>
      <text:p text:style-name="Text_20_body">число</text:p>
      <text:p text:style-name="Text_20_body"><text:span text:style-name="T1">Пример</text:span> <text:span text:style-name="T1">спряжения</text:span> <text:span text:style-name="T1">правильного</text:span> <text:span text:style-name="T1">добавочного</text:span> <text:span text:style-name="T1">глагола</text:span> <text:span text:style-name="T1">в</text:span> <text:span text:style-name="T1">сослагательном</text:span> <text:span text:style-name="T1">наклонении:</text:span></text:p>
      <text:p text:style-name="Text_20_body">بَدَّلَ <text:span text:style-name="Source_5f_Text">baddal-a</text:span> мен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بَدِّلَ <text:span text:style-name="Source_5f_Text">ʔubaddila</text:span></text:p>
      <text:p text:style-name="Text_20_body">تُبَدِّلِي <text:span text:style-name="Source_5f_Text">tubaddiliy</text:span></text:p>
      <text:p text:style-name="Text_20_body"><text:soft-page-break/>تُبَدِّلَ <text:span text:style-name="Source_5f_Text">tubaddila</text:span></text:p>
      <text:p text:style-name="Text_20_body">تُبَدِّلَ <text:span text:style-name="Source_5f_Text">tubaddila</text:span></text:p>
      <text:p text:style-name="Text_20_body">يُبَدِّلَ <text:span text:style-name="Source_5f_Text">yubaddila</text:span></text:p>
      <text:p text:style-name="Text_20_body">единств.</text:p>
      <text:p text:style-name="Text_20_body">число</text:p>
      <text:p text:style-name="Text_20_body">نُبَدِّلَ <text:span text:style-name="Source_5f_Text">nubaddila</text:span></text:p>
      <text:p text:style-name="Text_20_body">تُبَدِّلاَ <text:span text:style-name="Source_5f_Text">tubaddilaa</text:span></text:p>
      <text:p text:style-name="Text_20_body">تُبَدِّلاَ <text:span text:style-name="Source_5f_Text">tubaddilaa</text:span></text:p>
      <text:p text:style-name="Text_20_body">تُبَدِّلاَ <text:span text:style-name="Source_5f_Text">tubaddilaa</text:span></text:p>
      <text:p text:style-name="Text_20_body">يُبَدِّلاَ <text:span text:style-name="Source_5f_Text">yubaddilaa</text:span></text:p>
      <text:p text:style-name="Text_20_body">двойств.</text:p>
      <text:p text:style-name="Text_20_body">число</text:p>
      <text:p text:style-name="Text_20_body">نُبَدِّلَ <text:span text:style-name="Source_5f_Text">nubaddila</text:span></text:p>
      <text:p text:style-name="Text_20_body">تُبَدِّلْنَ <text:span text:style-name="Source_5f_Text">tubaddilna</text:span></text:p>
      <text:p text:style-name="Text_20_body">تُبَدِّلُوا <text:span text:style-name="Source_5f_Text">tubaddiluwa</text:span></text:p>
      <text:p text:style-name="Text_20_body">يُبَدِّلْنَ <text:span text:style-name="Source_5f_Text">yubaddilna</text:span></text:p>
      <text:p text:style-name="Text_20_body">يُبَدِّلُوا <text:span text:style-name="Source_5f_Text">yubaddiluwa</text:span></text:p>
      <text:p text:style-name="Text_20_body">множеств.</text:p>
      <text:p text:style-name="Text_20_body">число</text:p>
      <text:p text:style-name="Text_20_body"><text:span text:style-name="T1">Пример</text:span> <text:span text:style-name="T1">спряжения</text:span> <text:span text:style-name="T1">подобноправильного</text:span> <text:span text:style-name="T1">глагола</text:span> <text:span text:style-name="T1">в</text:span> <text:span text:style-name="T1">сослагательном</text:span> <text:span text:style-name="T1">наклонении:</text:span></text:p>
      <text:p text:style-name="Text_20_body">وَصَلَ <text:span text:style-name="Source_5f_Text">waṣala</text:span> (и) прибывать</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أَصِلَ <text:span text:style-name="Source_5f_Text">ʔaṣila</text:span></text:p>
      <text:p text:style-name="Text_20_body">تَصِلِي <text:span text:style-name="Source_5f_Text">taṣiliy</text:span></text:p>
      <text:p text:style-name="Text_20_body">تَصِلَ <text:span text:style-name="Source_5f_Text">taṣila</text:span></text:p>
      <text:p text:style-name="Text_20_body">تَصِلَ <text:span text:style-name="Source_5f_Text">taṣila</text:span></text:p>
      <text:p text:style-name="Text_20_body">يَصِلَ <text:span text:style-name="Source_5f_Text">yaṣila</text:span></text:p>
      <text:p text:style-name="Text_20_body">единств.</text:p>
      <text:p text:style-name="Text_20_body">число</text:p>
      <text:p text:style-name="Text_20_body">نَصِلَ <text:span text:style-name="Source_5f_Text">naṣila</text:span></text:p>
      <text:p text:style-name="Text_20_body">تَصِلاَ <text:span text:style-name="Source_5f_Text">taṣilaa</text:span></text:p>
      <text:p text:style-name="Text_20_body">تَصِلاَ <text:span text:style-name="Source_5f_Text">taṣilaa</text:span></text:p>
      <text:p text:style-name="Text_20_body">تَصِلاَ <text:span text:style-name="Source_5f_Text">taṣilaa</text:span></text:p>
      <text:p text:style-name="Text_20_body">يَصِلاَ <text:span text:style-name="Source_5f_Text">yaṣilaa</text:span></text:p>
      <text:p text:style-name="Text_20_body">двойств.</text:p>
      <text:p text:style-name="Text_20_body">число</text:p>
      <text:p text:style-name="Text_20_body">نَصِلَ <text:span text:style-name="Source_5f_Text">naṣila</text:span></text:p>
      <text:p text:style-name="Text_20_body">تَصِلْنَ <text:span text:style-name="Source_5f_Text">taṣilna</text:span></text:p>
      <text:p text:style-name="Text_20_body">تَصِلُوا <text:span text:style-name="Source_5f_Text">taṣiluwa</text:span></text:p>
      <text:p text:style-name="Text_20_body">يَصِلْنَ <text:span text:style-name="Source_5f_Text">yaṣilna</text:span></text:p>
      <text:p text:style-name="Text_20_body"><text:soft-page-break/>يَصِلُوا <text:span text:style-name="Source_5f_Text">yaṣiluwa</text:span></text:p>
      <text:p text:style-name="Text_20_body">множеств.</text:p>
      <text:p text:style-name="Text_20_body">число</text:p>
      <text:p text:style-name="Text_20_body"><text:span text:style-name="T1">Пример</text:span> <text:span text:style-name="T1">спряжения</text:span> <text:span text:style-name="T1">пустого</text:span> <text:span text:style-name="T1">глагола</text:span> <text:span text:style-name="T1">в</text:span> <text:span text:style-name="T1">сослагательном</text:span> <text:span text:style-name="T1">наклонении:</text:span></text:p>
      <text:p text:style-name="Text_20_body">قَالَ <text:span text:style-name="Source_5f_Text">qāla</text:span> (у) сказ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ولَ <text:span text:style-name="Source_5f_Text">ʔaquwla</text:span></text:p>
      <text:p text:style-name="Text_20_body">تَقُولِي <text:span text:style-name="Source_5f_Text">taquwliy</text:span></text:p>
      <text:p text:style-name="Text_20_body">تَقُولَ <text:span text:style-name="Source_5f_Text">taquwla</text:span></text:p>
      <text:p text:style-name="Text_20_body">تَقُولَ <text:span text:style-name="Source_5f_Text">taquwla</text:span></text:p>
      <text:p text:style-name="Text_20_body">يَقُولَ <text:span text:style-name="Source_5f_Text">yaquwla</text:span></text:p>
      <text:p text:style-name="Text_20_body">единств.</text:p>
      <text:p text:style-name="Text_20_body">число</text:p>
      <text:p text:style-name="Text_20_body">نَقُولَ <text:span text:style-name="Source_5f_Text">naquwla</text:span></text:p>
      <text:p text:style-name="Text_20_body">تَقُولاَ <text:span text:style-name="Source_5f_Text">taquwlaa</text:span></text:p>
      <text:p text:style-name="Text_20_body">تَقُولاَ <text:span text:style-name="Source_5f_Text">taquwlaa</text:span></text:p>
      <text:p text:style-name="Text_20_body">تَقُولاَ <text:span text:style-name="Source_5f_Text">taquwlaa</text:span></text:p>
      <text:p text:style-name="Text_20_body">يَقُولاَ <text:span text:style-name="Source_5f_Text">yaquwlaa</text:span></text:p>
      <text:p text:style-name="Text_20_body">двойств.</text:p>
      <text:p text:style-name="Text_20_body"><text:soft-page-break/>число</text:p>
      <text:p text:style-name="Text_20_body">نَقُولَ <text:span text:style-name="Source_5f_Text">naquwla</text:span></text:p>
      <text:p text:style-name="Text_20_body">تَقُلْنَ <text:span text:style-name="Source_5f_Text">taqulna</text:span></text:p>
      <text:p text:style-name="Text_20_body">تَقُولُوا <text:span text:style-name="Source_5f_Text">taquwluwa</text:span></text:p>
      <text:p text:style-name="Text_20_body">يَقُلْنَ <text:span text:style-name="Source_5f_Text">yaqulna</text:span></text:p>
      <text:p text:style-name="Text_20_body">يَقُولُوا <text:span text:style-name="Source_5f_Text">yaquwluwa</text:span></text:p>
      <text:p text:style-name="Text_20_body">множеств.</text:p>
      <text:p text:style-name="Text_20_body">число</text:p>
      <text:p text:style-name="Text_20_body"><text:span text:style-name="T1">Пример</text:span> <text:span text:style-name="T1">спряжения</text:span> <text:span text:style-name="T1">недостаточного</text:span> <text:span text:style-name="T1">глагола</text:span> <text:span text:style-name="T1">в</text:span> <text:span text:style-name="T1">сослагательном</text:span> <text:span text:style-name="T1">наклонении:</text:span></text:p>
      <text:p text:style-name="Text_20_body">رَمَي <text:span text:style-name="Source_5f_Text">ramay</text:span> (и) бро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رْمِيَ <text:span text:style-name="Source_5f_Text">ʔarmiya</text:span></text:p>
      <text:p text:style-name="Text_20_body">تَرْمِي <text:span text:style-name="Source_5f_Text">tarmiy</text:span></text:p>
      <text:p text:style-name="Text_20_body">تَرْمِيَ <text:span text:style-name="Source_5f_Text">tarmiya</text:span></text:p>
      <text:p text:style-name="Text_20_body">تَرْمِيَ <text:span text:style-name="Source_5f_Text">tarmiya</text:span></text:p>
      <text:p text:style-name="Text_20_body">يَرْمِيَ <text:span text:style-name="Source_5f_Text">yarmiya</text:span></text:p>
      <text:p text:style-name="Text_20_body">единств.</text:p>
      <text:p text:style-name="Text_20_body">число</text:p>
      <text:p text:style-name="Text_20_body">نَرْمِيَ <text:span text:style-name="Source_5f_Text">narmiya</text:span></text:p>
      <text:p text:style-name="Text_20_body"><text:soft-page-break/>تَرْمِيَا <text:span text:style-name="Source_5f_Text">tarmiyā</text:span></text:p>
      <text:p text:style-name="Text_20_body">تَرْمِيَا <text:span text:style-name="Source_5f_Text">tarmiyā</text:span></text:p>
      <text:p text:style-name="Text_20_body">تَرْمِيَا <text:span text:style-name="Source_5f_Text">tarmiyā</text:span></text:p>
      <text:p text:style-name="Text_20_body">يَرمِيَا <text:span text:style-name="Source_5f_Text">yarmiyā</text:span></text:p>
      <text:p text:style-name="Text_20_body">двойств.</text:p>
      <text:p text:style-name="Text_20_body">число</text:p>
      <text:p text:style-name="Text_20_body">نَرْمِيَ <text:span text:style-name="Source_5f_Text">narmiya</text:span></text:p>
      <text:p text:style-name="Text_20_body">تَرْمِينَ <text:span text:style-name="Source_5f_Text">tarmiyna</text:span></text:p>
      <text:p text:style-name="Text_20_body">تَرْمُوا <text:span text:style-name="Source_5f_Text">tarmuwa</text:span></text:p>
      <text:p text:style-name="Text_20_body">يَرْمِينَ <text:span text:style-name="Source_5f_Text">yarmiyna</text:span></text:p>
      <text:p text:style-name="Text_20_body">يَرْمُوا <text:span text:style-name="Source_5f_Text">yarmuwa</text:span></text:p>
      <text:p text:style-name="Text_20_body">множеств.</text:p>
      <text:p text:style-name="Text_20_body">число</text:p>
      <text:p text:style-name="Text_20_body"><text:span text:style-name="T1">Пример</text:span> <text:span text:style-name="T1">спряжения</text:span> <text:span text:style-name="T1">удвоенного</text:span> <text:span text:style-name="T1">глагола</text:span> <text:span text:style-name="T1">в</text:span> <text:span text:style-name="T1">сослагательном</text:span> <text:span text:style-name="T1">наклонении:</text:span></text:p>
      <text:p text:style-name="Text_20_body">دَلَّ <text:span text:style-name="Source_5f_Text">dalla</text:span> (у) указывать (<text:span text:style-name="T1">на</text:span> <text:span text:style-name="T1">что</text:span> عَلَى <text:span text:style-name="Source_5f_Text">ʕalaā</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دُلَّ <text:span text:style-name="Source_5f_Text">ʔadulla</text:span></text:p>
      <text:p text:style-name="Text_20_body">تَدُلِّي <text:span text:style-name="Source_5f_Text">tadulliy</text:span></text:p>
      <text:p text:style-name="Text_20_body">تَدُلَّ <text:span text:style-name="Source_5f_Text">tadulla</text:span></text:p>
      <text:p text:style-name="Text_20_body"><text:soft-page-break/>تَدُلَّ <text:span text:style-name="Source_5f_Text">tadulla</text:span></text:p>
      <text:p text:style-name="Text_20_body">يَدُلَّ <text:span text:style-name="Source_5f_Text">yadulla</text:span></text:p>
      <text:p text:style-name="Text_20_body">единств.</text:p>
      <text:p text:style-name="Text_20_body">число</text:p>
      <text:p text:style-name="Text_20_body">نَدُلَّ <text:span text:style-name="Source_5f_Text">nadulla</text:span></text:p>
      <text:p text:style-name="Text_20_body">تَدُلاَّ <text:span text:style-name="Source_5f_Text">tadulaaa</text:span></text:p>
      <text:p text:style-name="Text_20_body">تَدُلاَّ <text:span text:style-name="Source_5f_Text">tadulaaa</text:span></text:p>
      <text:p text:style-name="Text_20_body">تَدُلاَّ <text:span text:style-name="Source_5f_Text">tadulaaa</text:span></text:p>
      <text:p text:style-name="Text_20_body">يَدُلاَّ <text:span text:style-name="Source_5f_Text">yadulaaa</text:span></text:p>
      <text:p text:style-name="Text_20_body">двойств.</text:p>
      <text:p text:style-name="Text_20_body">число</text:p>
      <text:p text:style-name="Text_20_body">نَدُلَّ <text:span text:style-name="Source_5f_Text">nadulla</text:span></text:p>
      <text:p text:style-name="Text_20_body">تَدْلُلْنَ <text:span text:style-name="Source_5f_Text">tadlulna</text:span></text:p>
      <text:p text:style-name="Text_20_body">تَدُلُّوا <text:span text:style-name="Source_5f_Text">tadulluwa</text:span></text:p>
      <text:p text:style-name="Text_20_body">يَدْلُلْنَ <text:span text:style-name="Source_5f_Text">yadlulna</text:span></text:p>
      <text:p text:style-name="Text_20_body">يَدُلُّوا <text:span text:style-name="Source_5f_Text">yadulluwa</text:span></text:p>
      <text:p text:style-name="Text_20_body">множеств.</text:p>
      <text:p text:style-name="Text_20_body">число</text:p>
      <text:p text:style-name="Text_20_body">Упражнения для закрепления</text:p>
      <text:p text:style-name="Text_20_body">1) Проспрягайте в сослагательном наклонении следующие глаголы:</text:p>
      <text:p text:style-name="Text_20_body">نَصَرَ <text:span text:style-name="Source_5f_Text">naṣara</text:span> (у) помогать</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بَدَّلَ <text:span text:style-name="Source_5f_Text">tabaddal-a</text:span> меня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عَظَ <text:span text:style-name="Source_5f_Text">waʕað̣a</text:span> (и) проповедовать, произносить проповед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text:soft-page-break/>число</text:p>
      <text:p text:style-name="Text_20_body">двойств.</text:p>
      <text:p text:style-name="Text_20_body">число</text:p>
      <text:p text:style-name="Text_20_body">множеств.</text:p>
      <text:p text:style-name="Text_20_body">число</text:p>
      <text:p text:style-name="Text_20_body">عَادَ <text:span text:style-name="Source_5f_Text">ʕāda</text:span> (у) возвращ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رَمَي <text:span text:style-name="Source_5f_Text">ramay</text:span> (и) бро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text:soft-page-break/>число</text:p>
      <text:p text:style-name="Text_20_body">مَدَّ <text:span text:style-name="Source_5f_Text">madda</text:span> (у) протяги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предложения на русский язык и найдите в них глаголы сослагательного наклонения:</text:p>
      <text:p text:style-name="Text_20_body">أُرِيدُ أَنْ أَشْرَبَ عَصِيرَ الْبُرْتُقَالِ <text:span text:style-name="Source_5f_Text">ʔuriydu ʔan ʔašraba ʕaṣiyra l-burtuqāli</text:span></text:p>
      <text:p text:style-name="Text_20_body">أَ تُحِبِّينَ أَنْ تَشْرَبِي الشَّايَ بِالسُّكَّرِ <text:span text:style-name="Source_5f_Text">ʔa tuḥibbiyna ʔan tašrabiy aš-šāya bialssukkari</text:span> ؟</text:p>
      <text:p text:style-name="Text_20_body">أَحْمَدُ يَكْرَهُ أَنْ يَذْهَبَ اِلَى هَذَا الْمَكَانِ <text:span text:style-name="Source_5f_Text">ʔaḥmadu yakrahu ʔan yaðhaba ailaā haðā l-makāni</text:span></text:p>
      <text:p text:style-name="Text_20_body">نَسِيتُ أَنْ أَقُولَ لَكِ شَيْئًا <text:span text:style-name="Source_5f_Text">nasiytu ʔan ʔaquwla laki šayʔana</text:span></text:p>
      <text:p text:style-name="Text_20_body">الْمُسْلِمُونَ كُلُّهُمْ يَتَمَنَّونَ أَنْ يَدْخُلُوا الْجَنَّةَ <text:span text:style-name="Source_5f_Text">al-muslimuwna kulluhum yatamannawna ʔan yadxuluwa l-jannata</text:span></text:p>
      <text:p text:style-name="Text_20_body">الْمُسْلِمَاتُ كُلُّهُنَّ يَحَاوِلْنَ أَنْ يَطْلُبْنَ الْعِلْمَ <text:span text:style-name="Source_5f_Text">al-muslimātu kulluhunna yaḥāwilna ʔan yaṭlubna l-ʕilma</text:span></text:p>
      <text:p text:style-name="Text_20_body">لاَ أَسْتَطِيعُ أَنْ أَسْمَعَ هَذَا الصَّوْتَ <text:span text:style-name="Source_5f_Text">laa ʔastaṭiyʕu ʔan ʔasmaʕa haðā ṣ-ṣawta</text:span> !</text:p>
      <text:p text:style-name="Text_20_body">لَنْ يَنْجَحَ كَاذِبٌ <text:span text:style-name="Source_5f_Text">lan yanjaḥa kāðibun</text:span></text:p>
      <text:p text:style-name="Text_20_body"><text:soft-page-break/>لَنْ يُصَدِّقَكَ أَبِي <text:span text:style-name="Source_5f_Text">lan yuṣaddiqaka ʔabiy</text:span></text:p>
      <text:p text:style-name="Text_20_body">أَلا يُعْجِبُكَ هَذَا الْعَصِيرُ <text:span text:style-name="Source_5f_Text">ʔala yuʕjibuka haðā l-ʕaṣiyru</text:span> ؟ إِذَنْ يَشْرَبَهُ أَحْمَدُ <text:span text:style-name="Source_5f_Text">ʔiðan yašrabahu ʔaḥmadu</text:span></text:p>
      <text:p text:style-name="Text_20_body">أَخَذَتْ فَاطِمَةُ الْقَلَمَ لِتَكْتُبَ الْمَقَالَةَ <text:span text:style-name="Source_5f_Text">ʔaxaðat fāṭimatu l-qalama litaktuba l-maqālata</text:span></text:p>
      <text:p text:style-name="Text_20_body">جِئْتُ الْمُتْحَفَ كَيْ أَعْرِفَ أَكْثَرَ عَنِ الْحَرْبِ الْوَطَنِيَّةِ <text:span text:style-name="Source_5f_Text">jiʔtu l-mutḥafa kay ʔaʕrifa ʔakθara ʕani l-ḥarbi l-waṭaniyyati</text:span> الْعُظْمَى <text:span text:style-name="Source_5f_Text">al-ʕuð̣maā</text:span></text:p>
      <text:p text:style-name="Text_20_body">اِقْرَأَ كَثيِرًا فَتَعْرِفَ كَثيِرًا <text:span text:style-name="Source_5f_Text">aiqraʔa kaθyirana fataʕrifa kaθyirana</text:span></text:p>
      <text:p text:style-name="Text_20_body">اُكْتُبْنَ كَيْلاَ تَنْسَيْنَ <text:span text:style-name="Source_5f_Text">auktubna kaylaa tansayna</text:span> !</text:p>
      <text:p text:style-name="Text_20_body">3) Переведите предложения на арабский язык, используя следующие глаголы:</text:p>
      <text:p text:style-name="Text_20_body">نَوَى <text:span text:style-name="Source_5f_Text">nawaā</text:span> (и) намереваться</text:p>
      <text:p text:style-name="Text_20_body">أَرَادَ <text:span text:style-name="Source_5f_Text">ʔarāda</text:span> хотеть</text:p>
      <text:p text:style-name="Text_20_body">أَحَبَّ <text:span text:style-name="Source_5f_Text">ʔaḥabba</text:span> любить</text:p>
      <text:p text:style-name="Text_20_body">Я намереваюсь написать ему письмо</text:p>
      <text:p text:style-name="Text_20_body">Вы хотите построить дом, братья?</text:p>
      <text:p text:style-name="Text_20_body">Она намеревается прочитать эту книгу</text:p>
      <text:p text:style-name="Text_20_body">Ты хочешь прочитать эту книгу</text:p>
      <text:p text:style-name="Text_20_body">Вы хотите учить Коран, Хасан и Хусейн?</text:p>
      <text:p text:style-name="Text_20_body">Вы намереваетесь поехать в Багдад, сестры?</text:p>
      <text:p text:style-name="Text_20_body">Мы хотим говорить по-арабски</text:p>
      <text:p text:style-name="Text_20_body">Он любит спать</text:p>
      <text:p text:style-name="Text_20_body">Али и Суфйян любят играть в футбол</text:p>
      <text:p text:style-name="Text_20_body">Мусульмане любят слушать Коран</text:p>
      <text:p text:style-name="Text_20_body">4) Прочитайте следующие аяты и найдите в них глаголы сослагателного наклонения:</text:p>
      <text:p text:style-name="Text_20_body">﴿ قَالُوا نُرِيدُ أَنْ نَأْكُلَ مِنْهَا وَتَطْمَئِنَّ قُلُوبُنَا <text:span text:style-name="Source_5f_Text">qāluwa nuriydu ʔan naʔkula minhā wataṭmaʔinna </text:span><text:soft-page-break/><text:span text:style-name="Source_5f_Text">quluwbunā</text:span> وَنَعْلَمَ أَنْ قَدْ صَدَقْتَنَا وَنَكُونَ عَلَيْهَا مِنَ <text:span text:style-name="Source_5f_Text">wanaʕlama ʔan qad ṣadaqtanā wanakuwna ʕalayhā mina</text:span> الشَّاهِدِينَ <text:span text:style-name="Source_5f_Text">aš-šāhidiyna</text:span> ﴾</text:p>
      <text:p text:style-name="Text_20_body">﴿ وَإِذْ قَالَ مُوسَى لِقَوْمِهِ إِنَّ اللهَ يَأْمُرُكُمْ أَنْ تَذْبَحُوا <text:span text:style-name="Source_5f_Text">waʔið qāla muwsaā liqawmihi ʔinna l-lha yaʔmurukum ʔan taðbaḥuwa</text:span> بَقَرَةً <text:span text:style-name="Source_5f_Text">baqaratan</text:span> …﴾</text:p>
      <text:p text:style-name="Text_20_body">﴿… قَالُوا أَتَتَّخِذُنَا هُزُوًا قَالَ أَعُوذُ بِاللهِ أَنْ أَكُونَ <text:span text:style-name="Source_5f_Text">qāluwa ʔatattaxiðunā huzuwana qāla ʔaʕuwðu biallhi ʔan ʔakuwna</text:span> مِنَ الْجَاهِلِينَ <text:span text:style-name="Source_5f_Text">mina l-jāhiliyna</text:span> ﴾</text:p>
      <text:h text:style-name="Heading_20_2" text:outline-level="2"><text:bookmark-start text:name="глагол-условного-наклонения-или-усеченный-глагол"/><text:bookmark-start text:name="__RefHeading___Toc45316_1544766045"/><text:span text:style-name="T3">§ 26. Глагол условного наклонения</text:span> <text:span text:style-name="T2">или</text:span> <text:span text:style-name="T3">усеченный глагол</text:span><text:bookmark-end text:name="глагол-условного-наклонения-или-усеченный-глагол"/><text:bookmark-end text:name="__RefHeading___Toc45316_1544766045"/></text:h>
      <text:p text:style-name="First_20_paragraph">الفِعْلُ المَجْزُومُ <text:span text:style-name="Source_5f_Text">al-fiʕlu l-majzuwmu</text:span></text:p>
      <text:p text:style-name="Text_20_body">После предлогов لَمْ <text:span text:style-name="Source_5f_Text">lam</text:span> , لَمَّا <text:span text:style-name="Source_5f_Text">lammā</text:span> , لاَ <text:span text:style-name="Source_5f_Text">laa</text:span> , لِـ <text:span text:style-name="Source_5f_Text">li</text:span> … глагол ставится в <text:span text:style-name="T1">условном</text:span> <text:span text:style-name="T1">наклонении</text:span> (см. гл. I, §16). Глаголы условного наклонения образуются от соответствующих глаголов изъявительного наклонения путем следующих преобразований:</text:p>
      <text:p text:style-name="Text_20_body">1) В «пяти глаголах» ( الأفْعَالِ الخَمْسَةِ <text:span text:style-name="Source_5f_Text">al-ʔfʕāli l-xamsati</text:span> ) усекается «нун» изъявительного наклонения (см. гл. I, §16):</text:p>
      <text:p text:style-name="Text_20_body">يَضْرِبُونَ <text:span text:style-name="Source_5f_Text">yaḍribuwna</text:span> они (муж.род) бьют Š لَمْ يَضْرِبُوا <text:span text:style-name="Source_5f_Text">lam yaḍribuwa</text:span> они не били</text:p>
      <text:p text:style-name="Text_20_body">تَضْرِبُونَ <text:span text:style-name="Source_5f_Text">taḍribuwna</text:span> вы (муж.род) бьете Š لَمْ تَضْرِبُوا <text:span text:style-name="Source_5f_Text">lam taḍribuwa</text:span> вы (муж.род) не били</text:p>
      <text:p text:style-name="Text_20_body">يَضْرِبَانِ <text:span text:style-name="Source_5f_Text">yaḍribāni</text:span> они (вдвоем) бьют Š لَمْ يَضْرِبَا <text:span text:style-name="Source_5f_Text">lam yaḍribā</text:span> они (вдвоем) не били</text:p>
      <text:p text:style-name="Text_20_body">تَضْرِبَانِ <text:span text:style-name="Source_5f_Text">taḍribāni</text:span> вы (вдвоем) бьете Š لَمْ تَضْرِبَا <text:span text:style-name="Source_5f_Text">lam taḍribā</text:span> вы (вдвоем) не били</text:p>
      <text:p text:style-name="Text_20_body">تَضْرِبِينَ <text:span text:style-name="Source_5f_Text">taḍribiyna</text:span> ты (жен.род) бьешь Š لَمْ تَضْرِبِي <text:span text:style-name="Source_5f_Text">lam taḍribiy</text:span> ты (жен.род) не била</text:p>
      <text:p text:style-name="Text_20_body">2) Если глагол является правильным, подобноправильным или пустым и не относится к группе «пяти глаголов», то его конечная «дамма» меняется на «сукун»:</text:p>
      <text:p text:style-name="Text_20_body">يَضْرِبُ <text:span text:style-name="Source_5f_Text">yaḍribu</text:span> он бьет Š لَمْ يَضْرِبْ <text:span text:style-name="Source_5f_Text">lam yaḍrib</text:span> он не бил</text:p>
      <text:p text:style-name="Text_20_body">يَصِلُ <text:span text:style-name="Source_5f_Text">yaṣilu</text:span> он прибывает Š لَمْ يَصِلْ <text:span text:style-name="Source_5f_Text">lam yaṣil</text:span> они не прибыл</text:p>
      <text:p text:style-name="Text_20_body">يَقُولُ <text:span text:style-name="Source_5f_Text">yaquwlu</text:span> он говорит Š لَمْ يَقُلْ <text:span text:style-name="Source_5f_Text">lam yaqul</text:span> он не говорил</text:p>
      <text:p text:style-name="Text_20_body">3) Если глагол является недостаточным и не относится к группе «пяти глаголов», то его <text:soft-page-break/>слабая буква усекается:</text:p>
      <text:p text:style-name="Text_20_body">يَرْمِي <text:span text:style-name="Source_5f_Text">yarmiy</text:span> он бросает Š لَمْ يَرْمِ <text:span text:style-name="Source_5f_Text">lam yarmi</text:span> он не бросал</text:p>
      <text:p text:style-name="Text_20_body">يَسْعَى <text:span text:style-name="Source_5f_Text">yasʕaā</text:span> он стремится Š لَمْ يَسْعَ <text:span text:style-name="Source_5f_Text">lam yasʕa</text:span> он не стремился</text:p>
      <text:p text:style-name="Text_20_body">يَدْعُو <text:span text:style-name="Source_5f_Text">yadʕuw</text:span> он призывает Š لَمْ يَدْعُ <text:span text:style-name="Source_5f_Text">lam yadʕu</text:span> он не призывал</text:p>
      <text:p text:style-name="Text_20_body">4) Если глагол является удвоенным и не относится к группе «пяти глаголов», то его конечная «дамма» меняется на «сукун», затем сливается со второй коренной и огласуется «фатхой»:</text:p>
      <text:p text:style-name="Text_20_body">يَفِرُّ <text:span text:style-name="Source_5f_Text">yafirru</text:span> он убегает (в основе: يَفْرِرُ <text:span text:style-name="Source_5f_Text">yafriru</text:span> ) Š لَمْ يَفْرِرْ <text:span text:style-name="Source_5f_Text">lam yafrir</text:span> Š لَمْ يَفِرَّ <text:span text:style-name="Source_5f_Text">lam yafirra</text:span> он не убежал</text:p>
      <text:p text:style-name="Text_20_body">يَظَلُّ <text:span text:style-name="Source_5f_Text">yað̣al--u</text:span> он пребывает (в основе: يَظْلَلُ <text:span text:style-name="Source_5f_Text">yað̣lalu</text:span> ) Š لَمْ يَظْلَلْ <text:span text:style-name="Source_5f_Text">lam yað̣lal</text:span> Š لَمْ يَظَلَّ <text:span text:style-name="Source_5f_Text">lam yað̣al--a</text:span> он не пребывал</text:p>
      <text:p text:style-name="Text_20_body">يَدُلُّ <text:span text:style-name="Source_5f_Text">yadullu</text:span> он указывает (в основе: يَدْلُلُ <text:span text:style-name="Source_5f_Text">yadlulu</text:span> ) Š لَمْ يَدْلُلْ <text:span text:style-name="Source_5f_Text">lam yadlul</text:span> Š لَمْ يَدُلَّ <text:span text:style-name="Source_5f_Text">lam yadulla</text:span> он не указывал</text:p>
      <text:p text:style-name="Text_20_body">Что касается глаголов 2-го и 3-го лица женского рода множественного числа, то они сохраняют форму изьявительного наклонения, так как являются <text:span text:style-name="T1">неспрягаемыми</text:span> ( مَبْنِيَانِ <text:span text:style-name="Source_5f_Text">mabniyāni</text:span> ).</text:p>
      <text:p text:style-name="Text_20_body"><text:span text:style-name="T1">Пример</text:span> <text:span text:style-name="T1">спряжения</text:span> <text:span text:style-name="T1">трехбуквенного</text:span> <text:span text:style-name="T1">правильного</text:span> <text:span text:style-name="T1">глагола</text:span> <text:span text:style-name="T1">в</text:span> <text:span text:style-name="T1">условном</text:span> <text:span text:style-name="T1">наклонении:</text:span></text:p>
      <text:p text:style-name="Text_20_body">فَتَحَ <text:span text:style-name="Source_5f_Text">fataḥa</text:span> (а) откр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فْتَحْ <text:span text:style-name="Source_5f_Text">ʔaftaḥ</text:span></text:p>
      <text:p text:style-name="Text_20_body">تَفْتَحِي <text:span text:style-name="Source_5f_Text">taftaḥiy</text:span></text:p>
      <text:p text:style-name="Text_20_body">تَفْتَحْ <text:span text:style-name="Source_5f_Text">taftaḥ</text:span></text:p>
      <text:p text:style-name="Text_20_body"><text:soft-page-break/>تَفْتَحْ <text:span text:style-name="Source_5f_Text">taftaḥ</text:span></text:p>
      <text:p text:style-name="Text_20_body">يَفْتَحْ <text:span text:style-name="Source_5f_Text">yaftaḥ</text:span></text:p>
      <text:p text:style-name="Text_20_body">единств.</text:p>
      <text:p text:style-name="Text_20_body">число</text:p>
      <text:p text:style-name="Text_20_body">نَفْتَحْ <text:span text:style-name="Source_5f_Text">naftaḥ</text:span></text:p>
      <text:p text:style-name="Text_20_body">تَفْتَحَا <text:span text:style-name="Source_5f_Text">taftaḥā</text:span></text:p>
      <text:p text:style-name="Text_20_body">تَفْتَحَا <text:span text:style-name="Source_5f_Text">taftaḥā</text:span></text:p>
      <text:p text:style-name="Text_20_body">تَفْتَحَا <text:span text:style-name="Source_5f_Text">taftaḥā</text:span></text:p>
      <text:p text:style-name="Text_20_body">يَفْتَحَا <text:span text:style-name="Source_5f_Text">yaftaḥā</text:span></text:p>
      <text:p text:style-name="Text_20_body">двойств.</text:p>
      <text:p text:style-name="Text_20_body">число</text:p>
      <text:p text:style-name="Text_20_body">نَفْتَحْ <text:span text:style-name="Source_5f_Text">naftaḥ</text:span></text:p>
      <text:p text:style-name="Text_20_body">تَفْتَحْنَ <text:span text:style-name="Source_5f_Text">taftaḥna</text:span></text:p>
      <text:p text:style-name="Text_20_body">تَفْتَحُوا <text:span text:style-name="Source_5f_Text">taftaḥuwa</text:span></text:p>
      <text:p text:style-name="Text_20_body">يَفْتَحْنَ <text:span text:style-name="Source_5f_Text">yaftaḥna</text:span></text:p>
      <text:p text:style-name="Text_20_body">يَقْتَحُوا <text:span text:style-name="Source_5f_Text">yaqtaḥuwa</text:span></text:p>
      <text:p text:style-name="Text_20_body">множеств.</text:p>
      <text:p text:style-name="Text_20_body">число</text:p>
      <text:p text:style-name="Text_20_body"><text:span text:style-name="T1">Пример</text:span> <text:span text:style-name="T1">спряжения</text:span> <text:span text:style-name="T1">правильного</text:span> <text:span text:style-name="T1">добавочного</text:span> <text:span text:style-name="T1">глагола</text:span> <text:span text:style-name="T1">в</text:span> <text:span text:style-name="T1">условном</text:span> <text:span text:style-name="T1">наклонении:</text:span></text:p>
      <text:p text:style-name="Text_20_body">بَدَّلَ <text:span text:style-name="Source_5f_Text">baddal-a</text:span> менять</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أُبَدِّلْ <text:span text:style-name="Source_5f_Text">ʔubaddil</text:span></text:p>
      <text:p text:style-name="Text_20_body">تُبَدِّلِي <text:span text:style-name="Source_5f_Text">tubaddiliy</text:span></text:p>
      <text:p text:style-name="Text_20_body">تُبَدِّلْ <text:span text:style-name="Source_5f_Text">tubaddil</text:span></text:p>
      <text:p text:style-name="Text_20_body">تُبَدِّلْ <text:span text:style-name="Source_5f_Text">tubaddil</text:span></text:p>
      <text:p text:style-name="Text_20_body">يُبَدِّلْ <text:span text:style-name="Source_5f_Text">yubaddil</text:span></text:p>
      <text:p text:style-name="Text_20_body">единств.</text:p>
      <text:p text:style-name="Text_20_body">число</text:p>
      <text:p text:style-name="Text_20_body">نُبَدِّلْ <text:span text:style-name="Source_5f_Text">nubaddil</text:span></text:p>
      <text:p text:style-name="Text_20_body">تُبَدِّلاَ <text:span text:style-name="Source_5f_Text">tubaddilaa</text:span></text:p>
      <text:p text:style-name="Text_20_body">تُبَدِّلاَ <text:span text:style-name="Source_5f_Text">tubaddilaa</text:span></text:p>
      <text:p text:style-name="Text_20_body">تُبَدِّلاَ <text:span text:style-name="Source_5f_Text">tubaddilaa</text:span></text:p>
      <text:p text:style-name="Text_20_body">يُبَدِّلاَ <text:span text:style-name="Source_5f_Text">yubaddilaa</text:span></text:p>
      <text:p text:style-name="Text_20_body">двойств.</text:p>
      <text:p text:style-name="Text_20_body">число</text:p>
      <text:p text:style-name="Text_20_body">نُبَدِّلْ <text:span text:style-name="Source_5f_Text">nubaddil</text:span></text:p>
      <text:p text:style-name="Text_20_body">تُبَدِّلْنَ <text:span text:style-name="Source_5f_Text">tubaddilna</text:span></text:p>
      <text:p text:style-name="Text_20_body">تُبَدِّلُوا <text:span text:style-name="Source_5f_Text">tubaddiluwa</text:span></text:p>
      <text:p text:style-name="Text_20_body">يُبَدِّلْنَ <text:span text:style-name="Source_5f_Text">yubaddilna</text:span></text:p>
      <text:p text:style-name="Text_20_body">يُبَدِّلُوا <text:span text:style-name="Source_5f_Text">yubaddiluwa</text:span></text:p>
      <text:p text:style-name="Text_20_body">множеств.</text:p>
      <text:p text:style-name="Text_20_body"><text:soft-page-break/>число</text:p>
      <text:p text:style-name="Text_20_body"><text:span text:style-name="T1">Пример</text:span> <text:span text:style-name="T1">спряжения</text:span> <text:span text:style-name="T1">подобноправильного</text:span> <text:span text:style-name="T1">глагола</text:span> <text:span text:style-name="T1">в</text:span> <text:span text:style-name="T1">условном</text:span> <text:span text:style-name="T1">наклонении:</text:span></text:p>
      <text:p text:style-name="Text_20_body">وَصَلَ <text:span text:style-name="Source_5f_Text">waṣala</text:span> (и) приб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صِلْ <text:span text:style-name="Source_5f_Text">ʔaṣil</text:span></text:p>
      <text:p text:style-name="Text_20_body">تَصِلِي <text:span text:style-name="Source_5f_Text">taṣiliy</text:span></text:p>
      <text:p text:style-name="Text_20_body">تَصِلْ <text:span text:style-name="Source_5f_Text">taṣil</text:span></text:p>
      <text:p text:style-name="Text_20_body">تَصِلْ <text:span text:style-name="Source_5f_Text">taṣil</text:span></text:p>
      <text:p text:style-name="Text_20_body">يَصِلْ <text:span text:style-name="Source_5f_Text">yaṣil</text:span></text:p>
      <text:p text:style-name="Text_20_body">единств.</text:p>
      <text:p text:style-name="Text_20_body">число</text:p>
      <text:p text:style-name="Text_20_body">نَصِلْ <text:span text:style-name="Source_5f_Text">naṣil</text:span></text:p>
      <text:p text:style-name="Text_20_body">تَصِلاَ <text:span text:style-name="Source_5f_Text">taṣilaa</text:span></text:p>
      <text:p text:style-name="Text_20_body">تَصِلاَ <text:span text:style-name="Source_5f_Text">taṣilaa</text:span></text:p>
      <text:p text:style-name="Text_20_body">تَصِلاَ <text:span text:style-name="Source_5f_Text">taṣilaa</text:span></text:p>
      <text:p text:style-name="Text_20_body">يَصِلاَ <text:span text:style-name="Source_5f_Text">yaṣilaa</text:span></text:p>
      <text:p text:style-name="Text_20_body">двойств.</text:p>
      <text:p text:style-name="Text_20_body">число</text:p>
      <text:p text:style-name="Text_20_body">نَصِلْ <text:span text:style-name="Source_5f_Text">naṣil</text:span></text:p>
      <text:p text:style-name="Text_20_body"><text:soft-page-break/>تَصِلْنَ <text:span text:style-name="Source_5f_Text">taṣilna</text:span></text:p>
      <text:p text:style-name="Text_20_body">تَصِلُوا <text:span text:style-name="Source_5f_Text">taṣiluwa</text:span></text:p>
      <text:p text:style-name="Text_20_body">يَصِلْنَ <text:span text:style-name="Source_5f_Text">yaṣilna</text:span></text:p>
      <text:p text:style-name="Text_20_body">يَصِلُوا <text:span text:style-name="Source_5f_Text">yaṣiluwa</text:span></text:p>
      <text:p text:style-name="Text_20_body">множеств.</text:p>
      <text:p text:style-name="Text_20_body">число</text:p>
      <text:p text:style-name="Text_20_body"><text:span text:style-name="T1">Пример</text:span> <text:span text:style-name="T1">спряжения</text:span> <text:span text:style-name="T1">пустого</text:span> <text:span text:style-name="T1">глагола</text:span> <text:span text:style-name="T1">в</text:span> <text:span text:style-name="T1">условном</text:span> <text:span text:style-name="T1">наклонении:</text:span></text:p>
      <text:p text:style-name="Text_20_body">قَالَ <text:span text:style-name="Source_5f_Text">qāla</text:span> (у) сказ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قُلْ <text:span text:style-name="Source_5f_Text">ʔaqul</text:span></text:p>
      <text:p text:style-name="Text_20_body">تَقُولِي <text:span text:style-name="Source_5f_Text">taquwliy</text:span></text:p>
      <text:p text:style-name="Text_20_body">تَقُلْ <text:span text:style-name="Source_5f_Text">taqul</text:span></text:p>
      <text:p text:style-name="Text_20_body">تَقُلْ <text:span text:style-name="Source_5f_Text">taqul</text:span></text:p>
      <text:p text:style-name="Text_20_body">يَقُلْ <text:span text:style-name="Source_5f_Text">yaqul</text:span> *</text:p>
      <text:p text:style-name="Text_20_body">единств.</text:p>
      <text:p text:style-name="Text_20_body">число</text:p>
      <text:p text:style-name="Text_20_body">نَقُلْ <text:span text:style-name="Source_5f_Text">naqul</text:span></text:p>
      <text:p text:style-name="Text_20_body">تَقُولاَ <text:span text:style-name="Source_5f_Text">taquwlaa</text:span></text:p>
      <text:p text:style-name="Text_20_body">تَقُولاَ <text:span text:style-name="Source_5f_Text">taquwlaa</text:span></text:p>
      <text:p text:style-name="Text_20_body"><text:soft-page-break/>تَقُولاَ <text:span text:style-name="Source_5f_Text">taquwlaa</text:span></text:p>
      <text:p text:style-name="Text_20_body">يَقُولاَ <text:span text:style-name="Source_5f_Text">yaquwlaa</text:span></text:p>
      <text:p text:style-name="Text_20_body">двойств.</text:p>
      <text:p text:style-name="Text_20_body">число</text:p>
      <text:p text:style-name="Text_20_body">نَقُلْ <text:span text:style-name="Source_5f_Text">naqul</text:span></text:p>
      <text:p text:style-name="Text_20_body">تَقُلْنَ <text:span text:style-name="Source_5f_Text">taqulna</text:span></text:p>
      <text:p text:style-name="Text_20_body">تَقُولُوا <text:span text:style-name="Source_5f_Text">taquwluwa</text:span></text:p>
      <text:p text:style-name="Text_20_body">يَقُلْنَ <text:span text:style-name="Source_5f_Text">yaqulna</text:span></text:p>
      <text:p text:style-name="Text_20_body">يَقُولُوا <text:span text:style-name="Source_5f_Text">yaquwluwa</text:span></text:p>
      <text:p text:style-name="Text_20_body">множеств.</text:p>
      <text:p text:style-name="Text_20_body">число</text:p>
      <text:p text:style-name="Text_20_body">*Как вы узнали в §.21, слабая коренная пустого глагола (т.е. его вторая буква) усекается, если она является долгой гласной и ей предшествует буква с «сукуном».</text:p>
      <text:p text:style-name="Text_20_body"><text:span text:style-name="T1">Пример</text:span> <text:span text:style-name="T1">спряжения</text:span> <text:span text:style-name="T1">недостаточного</text:span> <text:span text:style-name="T1">глагола</text:span> <text:span text:style-name="T1">в</text:span> <text:span text:style-name="T1">условном</text:span> <text:span text:style-name="T1">наклонении:</text:span></text:p>
      <text:p text:style-name="Text_20_body">رَمَي <text:span text:style-name="Source_5f_Text">ramay</text:span> (и) бро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رْمِ <text:span text:style-name="Source_5f_Text">ʔarmi</text:span></text:p>
      <text:p text:style-name="Text_20_body">تَرْمِي <text:span text:style-name="Source_5f_Text">tarmiy</text:span></text:p>
      <text:p text:style-name="Text_20_body">تَرْمِ <text:span text:style-name="Source_5f_Text">tarmi</text:span></text:p>
      <text:p text:style-name="Text_20_body"><text:soft-page-break/>تَرْمِ <text:span text:style-name="Source_5f_Text">tarmi</text:span></text:p>
      <text:p text:style-name="Text_20_body">يَرْمِ <text:span text:style-name="Source_5f_Text">yarmi</text:span></text:p>
      <text:p text:style-name="Text_20_body">единств.</text:p>
      <text:p text:style-name="Text_20_body">число</text:p>
      <text:p text:style-name="Text_20_body">نَرْمِ <text:span text:style-name="Source_5f_Text">narmi</text:span></text:p>
      <text:p text:style-name="Text_20_body">تَرْمِيَا <text:span text:style-name="Source_5f_Text">tarmiyā</text:span></text:p>
      <text:p text:style-name="Text_20_body">تَرْمِيَا <text:span text:style-name="Source_5f_Text">tarmiyā</text:span></text:p>
      <text:p text:style-name="Text_20_body">تَرْمِيَا <text:span text:style-name="Source_5f_Text">tarmiyā</text:span></text:p>
      <text:p text:style-name="Text_20_body">يَرمِيَا <text:span text:style-name="Source_5f_Text">yarmiyā</text:span></text:p>
      <text:p text:style-name="Text_20_body">двойств.</text:p>
      <text:p text:style-name="Text_20_body">число</text:p>
      <text:p text:style-name="Text_20_body">نَرْمِ <text:span text:style-name="Source_5f_Text">narmi</text:span></text:p>
      <text:p text:style-name="Text_20_body">تَرْمِينَ <text:span text:style-name="Source_5f_Text">tarmiyna</text:span></text:p>
      <text:p text:style-name="Text_20_body">تَرْمُوا <text:span text:style-name="Source_5f_Text">tarmuwa</text:span></text:p>
      <text:p text:style-name="Text_20_body">يَرْمِينَ <text:span text:style-name="Source_5f_Text">yarmiyna</text:span></text:p>
      <text:p text:style-name="Text_20_body">يَرْمُوا <text:span text:style-name="Source_5f_Text">yarmuwa</text:span></text:p>
      <text:p text:style-name="Text_20_body">множеств.</text:p>
      <text:p text:style-name="Text_20_body">число</text:p>
      <text:p text:style-name="Text_20_body"><text:span text:style-name="T1">Пример</text:span> <text:span text:style-name="T1">спряжения</text:span> <text:span text:style-name="T1">удвоенного</text:span> <text:span text:style-name="T1">глагола</text:span> <text:span text:style-name="T1">в</text:span> <text:span text:style-name="T1">условном</text:span> <text:span text:style-name="T1">наклонении:</text:span></text:p>
      <text:p text:style-name="Text_20_body">دَلَّ <text:span text:style-name="Source_5f_Text">dalla</text:span> (у) указывать (<text:span text:style-name="T1">на</text:span> <text:span text:style-name="T1">что</text:span> عَلَى <text:span text:style-name="Source_5f_Text">ʕalaā</text:span> )</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أَدُلَّ <text:span text:style-name="Source_5f_Text">ʔadulla</text:span></text:p>
      <text:p text:style-name="Text_20_body">تَدُلِّي <text:span text:style-name="Source_5f_Text">tadulliy</text:span></text:p>
      <text:p text:style-name="Text_20_body">تَدُلَّ <text:span text:style-name="Source_5f_Text">tadulla</text:span></text:p>
      <text:p text:style-name="Text_20_body">تَدُلَّ <text:span text:style-name="Source_5f_Text">tadulla</text:span></text:p>
      <text:p text:style-name="Text_20_body">يَدُلَّ <text:span text:style-name="Source_5f_Text">yadulla</text:span></text:p>
      <text:p text:style-name="Text_20_body">единств.</text:p>
      <text:p text:style-name="Text_20_body">число</text:p>
      <text:p text:style-name="Text_20_body">نَدُلَّ <text:span text:style-name="Source_5f_Text">nadulla</text:span></text:p>
      <text:p text:style-name="Text_20_body">تَدُلاَّ <text:span text:style-name="Source_5f_Text">tadulaaa</text:span></text:p>
      <text:p text:style-name="Text_20_body">تَدُلاَّ <text:span text:style-name="Source_5f_Text">tadulaaa</text:span></text:p>
      <text:p text:style-name="Text_20_body">تَدُلاَّ <text:span text:style-name="Source_5f_Text">tadulaaa</text:span></text:p>
      <text:p text:style-name="Text_20_body">يَدُلاَّ <text:span text:style-name="Source_5f_Text">yadulaaa</text:span></text:p>
      <text:p text:style-name="Text_20_body">двойств.</text:p>
      <text:p text:style-name="Text_20_body">число</text:p>
      <text:p text:style-name="Text_20_body">نَدُلَّ <text:span text:style-name="Source_5f_Text">nadulla</text:span></text:p>
      <text:p text:style-name="Text_20_body">تَدْلُلْنَ <text:span text:style-name="Source_5f_Text">tadlulna</text:span></text:p>
      <text:p text:style-name="Text_20_body">تَدُلُّوا <text:span text:style-name="Source_5f_Text">tadulluwa</text:span></text:p>
      <text:p text:style-name="Text_20_body">يَدْلُلْنَ <text:span text:style-name="Source_5f_Text">yadlulna</text:span></text:p>
      <text:p text:style-name="Text_20_body">يَدُلُّوا <text:span text:style-name="Source_5f_Text">yadulluwa</text:span></text:p>
      <text:p text:style-name="Text_20_body">множеств.</text:p>
      <text:p text:style-name="Text_20_body"><text:soft-page-break/>число</text:p>
      <text:p text:style-name="Text_20_body">Упражнения для закрепления</text:p>
      <text:p text:style-name="Text_20_body">1) Проспрягайте в условном наклонении следующие глаголы:</text:p>
      <text:p text:style-name="Text_20_body">كَتَبَ <text:span text:style-name="Source_5f_Text">kataba</text:span> (у) пи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قَبَّلَ <text:span text:style-name="Source_5f_Text">taqabbal-a</text:span> приним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text:soft-page-break/>وَرَدَ <text:span text:style-name="Source_5f_Text">warada</text:span> (и) прибывать, приходить; поступ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سَارَ <text:span text:style-name="Source_5f_Text">sāra</text:span> (и) идти, двиг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دَعَا <text:span text:style-name="Source_5f_Text">daʕā</text:span> (у) призывать</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رَدَّ <text:span text:style-name="Source_5f_Text">radda</text:span> (у) возвращ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предложения на русский язык и найдите в них глаголы условного наклонения:</text:p>
      <text:p text:style-name="Text_20_body">لَمْ يَكْتُبْ أَخِي رِسَالَةً إِلَيَّ <text:span text:style-name="Source_5f_Text">lam yaktub ʔaxiy risālatan ʔilayya</text:span></text:p>
      <text:p text:style-name="Text_20_body">لَمَّا نَأْخُذْ مِنْكَ الْكِتَابَ الَّذِي وَعَدْتَنَا <text:span text:style-name="Source_5f_Text">lammā naʔxuð minka l-kitāba l--aðiy waʕadtanā</text:span></text:p>
      <text:p text:style-name="Text_20_body">لِيَضْرِبْ وَلَدُكَ كَلْبَهُ <text:span text:style-name="Source_5f_Text">liyaḍrib waladuka kalbahu</text:span></text:p>
      <text:p text:style-name="Text_20_body">لاَ تَفْتَحْنَ هَذَا الْبَابَ فَإِنَّ الْجَوَّ بَارِدٌ <text:span text:style-name="Source_5f_Text">laa taftaḥna haðā l-bāba faʔinna l-jawwa bāridun</text:span></text:p>
      <text:p text:style-name="Text_20_body"><text:soft-page-break/>لَمْ يَتَقَبَّلِْ اللهُ مِنْ قَابِيلَ قُرْبَانَهُ <text:span text:style-name="Source_5f_Text">lam yataqabbal-i l-lhu min qābiyla qurbānahu</text:span></text:p>
      <text:p text:style-name="Text_20_body">لَمَّا يَصِلْ إِخْوَانِي بَيْتَهُمْ <text:span text:style-name="Source_5f_Text">lammā yaṣil ʔixwāniy baytahum</text:span></text:p>
      <text:p text:style-name="Text_20_body">لِيَقُلْ مُحَمَّدٌ لِبِنْتِهِ إنَّ الدَّرْسَ صَعْبٌ <text:span text:style-name="Source_5f_Text">liyaqul muḥammadun libintihi ʔnna d-darsa ṣaʕbun</text:span></text:p>
      <text:p text:style-name="Text_20_body">لاَ تَدْعُوا مَعَ اللهِ إلاَهًا آخَرَ <text:span text:style-name="Source_5f_Text">laa tadʕuwa maʕa l-lhi ʔlaahana ʔāxara</text:span></text:p>
      <text:p text:style-name="Text_20_body">لَمْ يَسُرَّ أَخَاكَ هَذَا الْخَبَرُ <text:span text:style-name="Source_5f_Text">lam yasurra ʔaxāka haðā l-xabaru</text:span></text:p>
      <text:p text:style-name="Text_20_body">3) Переведите предложения на арабский язык:</text:p>
      <text:p text:style-name="Text_20_body">Ахмад не ушел в университет</text:p>
      <text:p text:style-name="Text_20_body">Вы все еще не сказали ему это?</text:p>
      <text:p text:style-name="Text_20_body">Вы (вдвоем) не открыли дверь</text:p>
      <text:p text:style-name="Text_20_body">Давайте закроем дверь!</text:p>
      <text:p text:style-name="Text_20_body">Не читай намаз в этот время!</text:p>
      <text:p text:style-name="Text_20_body">Не выбрасывайте билет, девочки!</text:p>
      <text:p text:style-name="Text_20_body">4) Переведите следующие аяты и найдите в них глаголы условного наклонения:</text:p>
      <text:p text:style-name="Text_20_body">﴿ أَلَمْ نَجْعَلْ لَهُ عَيْنَيْنِ <text:span text:style-name="Source_5f_Text">ʔalam najʕal lahu ʕaynayni</text:span> ﴾</text:p>
      <text:p text:style-name="Text_20_body">﴿ كَلاَّ لَمَّا يَقْضِ مَآ أَمَرَهُ <text:span text:style-name="Source_5f_Text">kalaaa lammā yaqḍi maʔā ʔamarahu</text:span> ﴾</text:p>
      <text:p text:style-name="Text_20_body">﴿ فَلْيَنْظُرِْ الْإِنْسَانُ إِلَى طَعَامِهِ <text:span text:style-name="Source_5f_Text">falyanð̣uri l-ʔinsānu ʔilaā ṭaʕāmihi</text:span> ﴾</text:p>
      <text:p text:style-name="Text_20_body">﴿ يَا بَنِيَّ لاَ تَدْخُلُوا مِنْ بَابٍ وَاحِدٍ وَادْخُلُوا مِنْ <text:span text:style-name="Source_5f_Text">yā baniyya laa tadxuluwa min bābin wāḥidin wādxuluwa min</text:span> أَبْوَابٍ مُتَفَرِّقَةٍ <text:span text:style-name="Source_5f_Text">ʔabwābin mutafarriqatin</text:span> ﴾</text:p>
      <text:p text:style-name="Text_20_body">﴿ أَلَمْ أَعْهَدْ إِلَيْكُمْ يَا بَنِي آدَمَ أَنْ لاَ تَعْبُدُوا <text:span text:style-name="Source_5f_Text">ʔalam ʔaʕhad ʔilaykum yā baniy ʔādama ʔan laa taʕbuduwa</text:span> الشَّيْطَانَ إِنَهُ لَكُمْ عَدُوُّ مُبِينٌ <text:span text:style-name="Source_5f_Text">aš-šayṭāna ʔinahu lakum ʕaduwwu mubiynun</text:span> ﴾</text:p>
      <text:p text:style-name="Text_20_body">﴿ أَلَمْ يَأْتِكُمْ رُسُلٌ مِنْكُمْ يَتْلُونَ عَلَيْكُمْ آيَاتِنَا <text:span text:style-name="Source_5f_Text">ʔalam yaʔtikum rusulun minkum yatluwna ʕalaykum ʔāyātinā</text:span> وَيُنْذِرُونَكُمْ لِقَآءَ يَوْمِكُمْ هَذَا <text:span text:style-name="Source_5f_Text">wayunðiruwnakum liqaʔāʔa yawmikum haðā</text:span> ﴾</text:p>
      <text:p text:style-name="Text_20_body"><text:soft-page-break/>5) Выучите арабскую пословицу:</text:p>
      <text:p text:style-name="Text_20_body"> لاَ تُؤَخِّرْ عَمَلَ الْيَوْمِ لِغَدٍ <text:span text:style-name="Source_5f_Text">laa tuʔaxxir ʕamala l-yawmi liǧadin</text:span> </text:p>
      <text:p text:style-name="Text_20_body">«Не откладывай на завтра то, что можно сделать сегодня»</text:p>
      <text:h text:style-name="Heading_20_2" text:outline-level="2"><text:bookmark-start text:name="глагол-повелительного-наклонения"/><text:bookmark-start text:name="__RefHeading___Toc45318_1544766045"/>§ 27. Глагол повелительного наклонения<text:bookmark-end text:name="глагол-повелительного-наклонения"/><text:bookmark-end text:name="__RefHeading___Toc45318_1544766045"/></text:h>
      <text:p text:style-name="First_20_paragraph">فِعْلُ الأَمْرِ <text:span text:style-name="Source_5f_Text">fiʕlu l-ʔamri</text:span></text:p>
      <text:p text:style-name="Text_20_body">Глагол <text:span text:style-name="T1">повелительного</text:span> <text:span text:style-name="T1">наклонения</text:span> образуется от глагола условного наклонения путем усечения буквы настоящего времени. При этом нужно учитывать следующее:</text:p>
      <text:p text:style-name="Text_20_body">1) Если после такого усечения остается слог, имеющий в начале огласовку «сукун», то необходимо добавить к началу слога «хамзу». Например:</text:p>
      <text:p text:style-name="Text_20_body">تَفْتَحْ <text:span text:style-name="Source_5f_Text">taftaḥ</text:span> ты открываешь  فْتَحْ اِفْتَحْ <text:span text:style-name="Source_5f_Text"> ftaḥ aiftaḥ</text:span> открой!</text:p>
      <text:p text:style-name="Text_20_body">تَكْسِرْ <text:span text:style-name="Source_5f_Text">taksir</text:span> ты ломаешь  كْسِرْ اِكْسِرْ <text:span text:style-name="Source_5f_Text"> ksir aiksir</text:span> ломай!</text:p>
      <text:p text:style-name="Text_20_body">تَنْصُرْ <text:span text:style-name="Source_5f_Text">tanṣur</text:span> ты помогаешь نْصُرْ  اُنْصُرْ <text:span text:style-name="Source_5f_Text">nṣur  aunṣur</text:span> помоги!</text:p>
      <text:p text:style-name="Text_20_body">Огласовкой этой добавочной хамзы является <text:span text:style-name="T1">«кясра»</text:span>, если</text:p>
      <text:p text:style-name="Text_20_body">а) глагол является трехбуквенным и имеет среднюю огласовку (а) или (и)</text:p>
      <text:p text:style-name="Text_20_body">تَقْطَعْ <text:span text:style-name="Source_5f_Text">taqṭaʕ</text:span> ты режешь  اِقْطَعْ <text:span text:style-name="Source_5f_Text"> aiqṭaʕ</text:span> режь!</text:p>
      <text:p text:style-name="Text_20_body">تَضْرِبْ <text:span text:style-name="Source_5f_Text">taḍrib</text:span> ты бьешь  اِضْرِبْ <text:span text:style-name="Source_5f_Text"> aiḍrib</text:span> бей!</text:p>
      <text:p text:style-name="Text_20_body">б) основная форма глагола начинается на «хамзу» с «кясрой». Например:</text:p>
      <text:p text:style-name="Text_20_body">اِنْتَقَلَ <text:span text:style-name="Source_5f_Text">aintaqala</text:span> переселяться  تَنْتَقِلْ <text:span text:style-name="Source_5f_Text"> tantaqil</text:span> ты переселяешься  اِنْتَقِلْْ <text:span text:style-name="Source_5f_Text"> aintaqil</text:span> переселяйся!</text:p>
      <text:p text:style-name="Text_20_body">اِبْتَعَدَ <text:span text:style-name="Source_5f_Text">aibtaʕada</text:span> отдаляться  تَبْتَعِدْ <text:span text:style-name="Source_5f_Text"> tabtaʕid</text:span> ты отдаляешься  اِبْتَعِدْ <text:span text:style-name="Source_5f_Text"> aibtaʕid</text:span> отдались!</text:p>
      <text:p text:style-name="Text_20_body">اِسْتَخْدَمَ <text:span text:style-name="Source_5f_Text">aistaxdama</text:span> использовать  تَسْتَخْدِمْ <text:span text:style-name="Source_5f_Text"> tastaxdim</text:span> ты используешь  اِسْتَخْدِمْ <text:span text:style-name="Source_5f_Text"> aistaxdim</text:span> используй!</text:p>
      <text:p text:style-name="Text_20_body">Огласовкой добавочной хамзы является <text:span text:style-name="T1">«дамма»</text:span>, если глагол является трехбуквенным и имеет среднюю огласовку (у). Например:</text:p>
      <text:p text:style-name="Text_20_body">تَنْصُرْ <text:span text:style-name="Source_5f_Text">tanṣur</text:span> ты помогаешь  اُنْصُرْ <text:span text:style-name="Source_5f_Text"> aunṣur</text:span> помоги!</text:p>
      <text:p text:style-name="Text_20_body"><text:soft-page-break/>تَسْكُنْ <text:span text:style-name="Source_5f_Text">taskun</text:span> ты живёшь  اُسْكُنْ <text:span text:style-name="Source_5f_Text"> auskun</text:span> живи!</text:p>
      <text:p text:style-name="Text_20_body">تَكْتُبْ <text:span text:style-name="Source_5f_Text">taktub</text:span> ты пишешь  اُكْتُبْ <text:span text:style-name="Source_5f_Text"> auktub</text:span> пиши!</text:p>
      <text:p text:style-name="Text_20_body">Огласовкой добавочной хамзы является <text:span text:style-name="T1">«фатха»</text:span> только в одном случае - в глаголе IV породы. Например:</text:p>
      <text:p text:style-name="Text_20_body">تُرْسِلْ <text:span text:style-name="Source_5f_Text">tursil</text:span> ты отправляешь  أَرْسِلْ <text:span text:style-name="Source_5f_Text"> ʔarsil</text:span> отправь!</text:p>
      <text:p text:style-name="Text_20_body">تُجْلِسْ <text:span text:style-name="Source_5f_Text">tujlis</text:span> ты сажаешь  أَجْلِسْ <text:span text:style-name="Source_5f_Text"> ʔajlis</text:span> посади!</text:p>
      <text:p text:style-name="Text_20_body">تُسْلِمْ <text:span text:style-name="Source_5f_Text">tuslim</text:span> ты принимаешь Ислам  أَسْلِمْ <text:span text:style-name="Source_5f_Text"> ʔaslim</text:span> прими Ислам!</text:p>
      <text:p text:style-name="Text_20_body">2) Если после усечения буквы настоящего времени остается слог, который не начинается на букву с «сукуном», то этот слог остается неизменным. Например:</text:p>
      <text:p text:style-name="Text_20_body">تُدَخِّنْ <text:span text:style-name="Source_5f_Text">tudaxxin</text:span> ты куришь  دَخِّنْ <text:span text:style-name="Source_5f_Text"> daxxin</text:span> кури!</text:p>
      <text:p text:style-name="Text_20_body">تَتَقَبَّلْ <text:span text:style-name="Source_5f_Text">tataqabbal-</text:span> ты принимаешь  تَقَبَّلْ <text:span text:style-name="Source_5f_Text"> taqabbal-</text:span> прими!</text:p>
      <text:p text:style-name="Text_20_body">تَتَظَاهَرْ <text:span text:style-name="Source_5f_Text">tatað̣āhar</text:span> ты притворяешься  تَظَاهَرْ <text:span text:style-name="Source_5f_Text"> tað̣āhar</text:span> притворяйся!</text:p>
      <text:p text:style-name="Text_20_body">تُتَرْجِمْ <text:span text:style-name="Source_5f_Text">tutarjim</text:span> ты переводишь  تَرْجِمْ <text:span text:style-name="Source_5f_Text"> tarjim</text:span> переведи!</text:p>
      <text:p text:style-name="Text_20_body">Повелительное наклонение глаголов 1-го и 3-го лица образуется путем добавления предлога لِـ <text:span text:style-name="Source_5f_Text">li</text:span> … к глаголу условного наклонения (см. гл. II, § 26). Например:</text:p>
      <text:p text:style-name="Text_20_body">أَفْتَحْ <text:span text:style-name="Source_5f_Text">ʔaftaḥ</text:span> я открываю  لِأَفْتَحْ <text:span text:style-name="Source_5f_Text"> liʔaftaḥ</text:span> пусть я открою!</text:p>
      <text:p text:style-name="Text_20_body">يَفْتَحْ <text:span text:style-name="Source_5f_Text">yaftaḥ</text:span> он открывает  لِيَفْتَحْ <text:span text:style-name="Source_5f_Text"> liyaftaḥ</text:span> пусть он откроет!</text:p>
      <text:p text:style-name="Text_20_body"><text:span text:style-name="T1">Пример</text:span> <text:span text:style-name="T1">спряжения</text:span> <text:span text:style-name="T1">трехбуквенного</text:span> <text:span text:style-name="T1">правильного</text:span> <text:span text:style-name="T1">глагола</text:span> <text:span text:style-name="T1">в</text:span> <text:span text:style-name="T1">повелительном</text:span> <text:span text:style-name="T1">наклонении:</text:span></text:p>
      <text:p text:style-name="Text_20_body">فَتَحَ <text:span text:style-name="Source_5f_Text">fataḥa</text:span> (а) откр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لِأَفْتَحْ <text:span text:style-name="Source_5f_Text">liʔaftaḥ</text:span></text:p>
      <text:p text:style-name="Text_20_body">اِفْتَحِى <text:span text:style-name="Source_5f_Text">aiftaḥiā</text:span></text:p>
      <text:p text:style-name="Text_20_body">اِفْتَحْ <text:span text:style-name="Source_5f_Text">aiftaḥ</text:span></text:p>
      <text:p text:style-name="Text_20_body">لِتَفْتَحْ <text:span text:style-name="Source_5f_Text">litaftaḥ</text:span></text:p>
      <text:p text:style-name="Text_20_body">لِيَفْتَحْ <text:span text:style-name="Source_5f_Text">liyaftaḥ</text:span></text:p>
      <text:p text:style-name="Text_20_body">единств.</text:p>
      <text:p text:style-name="Text_20_body">число</text:p>
      <text:p text:style-name="Text_20_body">لِنَفْتَحْ <text:span text:style-name="Source_5f_Text">linaftaḥ</text:span></text:p>
      <text:p text:style-name="Text_20_body">اِفْتَحَا <text:span text:style-name="Source_5f_Text">aiftaḥā</text:span></text:p>
      <text:p text:style-name="Text_20_body">اِفْتَحَا <text:span text:style-name="Source_5f_Text">aiftaḥā</text:span></text:p>
      <text:p text:style-name="Text_20_body">لِتَفْتَحَا <text:span text:style-name="Source_5f_Text">litaftaḥā</text:span></text:p>
      <text:p text:style-name="Text_20_body">لِيَفْتَحَا <text:span text:style-name="Source_5f_Text">liyaftaḥā</text:span></text:p>
      <text:p text:style-name="Text_20_body">двойств.</text:p>
      <text:p text:style-name="Text_20_body">число</text:p>
      <text:p text:style-name="Text_20_body">لِنَفْتَحْ <text:span text:style-name="Source_5f_Text">linaftaḥ</text:span></text:p>
      <text:p text:style-name="Text_20_body">اِفْتَحْنَ <text:span text:style-name="Source_5f_Text">aiftaḥna</text:span></text:p>
      <text:p text:style-name="Text_20_body">اِفْتَحُوا <text:span text:style-name="Source_5f_Text">aiftaḥuwa</text:span></text:p>
      <text:p text:style-name="Text_20_body">لِيَفْتَحْنَ <text:span text:style-name="Source_5f_Text">liyaftaḥna</text:span></text:p>
      <text:p text:style-name="Text_20_body">لِيَفْتَحُوا <text:span text:style-name="Source_5f_Text">liyaftaḥuwa</text:span></text:p>
      <text:p text:style-name="Text_20_body">множеств.</text:p>
      <text:p text:style-name="Text_20_body">число</text:p>
      <text:p text:style-name="Text_20_body"><text:span text:style-name="T1">Пример</text:span> <text:span text:style-name="T1">спряжения</text:span> <text:span text:style-name="T1">правильного</text:span> <text:span text:style-name="T1">добавочного</text:span> <text:span text:style-name="T1">глагола</text:span> <text:span text:style-name="T1">в</text:span> <text:span text:style-name="T1">повелительном</text:span> <text:span text:style-name="T1">наклонении:</text:span></text:p>
      <text:p text:style-name="Text_20_body"><text:soft-page-break/>بَدَّلَ <text:span text:style-name="Source_5f_Text">baddal-a</text:span> мен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أُبَدِّلْ <text:span text:style-name="Source_5f_Text">liʔubaddil</text:span></text:p>
      <text:p text:style-name="Text_20_body">بَدِّلِى <text:span text:style-name="Source_5f_Text">baddiliā</text:span></text:p>
      <text:p text:style-name="Text_20_body">بَدِّلْ <text:span text:style-name="Source_5f_Text">baddil</text:span></text:p>
      <text:p text:style-name="Text_20_body">لِتُبَدِّلْ <text:span text:style-name="Source_5f_Text">litubaddil</text:span></text:p>
      <text:p text:style-name="Text_20_body">لِيُبَدِّلْ <text:span text:style-name="Source_5f_Text">liyubaddil</text:span></text:p>
      <text:p text:style-name="Text_20_body">единств.</text:p>
      <text:p text:style-name="Text_20_body">число</text:p>
      <text:p text:style-name="Text_20_body">لِنُبَدِّلْ <text:span text:style-name="Source_5f_Text">linubaddil</text:span></text:p>
      <text:p text:style-name="Text_20_body">بَدِّلاَ <text:span text:style-name="Source_5f_Text">baddilaa</text:span></text:p>
      <text:p text:style-name="Text_20_body">بَدِّلا <text:span text:style-name="Source_5f_Text">baddila</text:span></text:p>
      <text:p text:style-name="Text_20_body">لِتُبَدِّلاَ <text:span text:style-name="Source_5f_Text">litubaddilaa</text:span></text:p>
      <text:p text:style-name="Text_20_body">لِيُبَدِّلاَ <text:span text:style-name="Source_5f_Text">liyubaddilaa</text:span></text:p>
      <text:p text:style-name="Text_20_body">двойств.</text:p>
      <text:p text:style-name="Text_20_body">число</text:p>
      <text:p text:style-name="Text_20_body">لِنُبَدِّل <text:span text:style-name="Source_5f_Text">linubaddil</text:span></text:p>
      <text:p text:style-name="Text_20_body">بَدِّلْنَ <text:span text:style-name="Source_5f_Text">baddilna</text:span></text:p>
      <text:p text:style-name="Text_20_body"><text:soft-page-break/>بَدِّلُوا <text:span text:style-name="Source_5f_Text">baddiluwa</text:span></text:p>
      <text:p text:style-name="Text_20_body">لِيُبَدِّلْنَ <text:span text:style-name="Source_5f_Text">liyubaddilna</text:span></text:p>
      <text:p text:style-name="Text_20_body">لِيُبَدِّلُوا <text:span text:style-name="Source_5f_Text">liyubaddiluwa</text:span></text:p>
      <text:p text:style-name="Text_20_body">множеств.</text:p>
      <text:p text:style-name="Text_20_body">число</text:p>
      <text:p text:style-name="Text_20_body"><text:span text:style-name="T1">Пример</text:span> <text:span text:style-name="T1">спряжения</text:span> <text:span text:style-name="T1">подобноправильного</text:span> <text:span text:style-name="T1">глагола</text:span> <text:span text:style-name="T1">в</text:span> <text:span text:style-name="T1">повелительном</text:span> <text:span text:style-name="T1">наклонении:</text:span></text:p>
      <text:p text:style-name="Text_20_body">وَصَلَ <text:span text:style-name="Source_5f_Text">waṣala</text:span> (и) приб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أَصِلْ <text:span text:style-name="Source_5f_Text">liʔaṣil</text:span></text:p>
      <text:p text:style-name="Text_20_body">صِلِي <text:span text:style-name="Source_5f_Text">ṣiliy</text:span></text:p>
      <text:p text:style-name="Text_20_body">صِلْ <text:span text:style-name="Source_5f_Text">ṣil</text:span></text:p>
      <text:p text:style-name="Text_20_body">لِتَصِلْ <text:span text:style-name="Source_5f_Text">litaṣil</text:span></text:p>
      <text:p text:style-name="Text_20_body">لِيَصِلْ <text:span text:style-name="Source_5f_Text">liyaṣil</text:span></text:p>
      <text:p text:style-name="Text_20_body">единств.</text:p>
      <text:p text:style-name="Text_20_body">число</text:p>
      <text:p text:style-name="Text_20_body">لِنَصِلْ <text:span text:style-name="Source_5f_Text">linaṣil</text:span></text:p>
      <text:p text:style-name="Text_20_body">صِلاَ <text:span text:style-name="Source_5f_Text">ṣilaa</text:span></text:p>
      <text:p text:style-name="Text_20_body">صِلاَ <text:span text:style-name="Source_5f_Text">ṣilaa</text:span></text:p>
      <text:p text:style-name="Text_20_body">لِتَصِلاَ <text:span text:style-name="Source_5f_Text">litaṣilaa</text:span></text:p>
      <text:p text:style-name="Text_20_body"><text:soft-page-break/>لِيَصِلاَ <text:span text:style-name="Source_5f_Text">liyaṣilaa</text:span></text:p>
      <text:p text:style-name="Text_20_body">двойств.</text:p>
      <text:p text:style-name="Text_20_body">число</text:p>
      <text:p text:style-name="Text_20_body">لِنَصِلْ <text:span text:style-name="Source_5f_Text">linaṣil</text:span></text:p>
      <text:p text:style-name="Text_20_body">صِلْنَ <text:span text:style-name="Source_5f_Text">ṣilna</text:span></text:p>
      <text:p text:style-name="Text_20_body">صِلُوا <text:span text:style-name="Source_5f_Text">ṣiluwa</text:span></text:p>
      <text:p text:style-name="Text_20_body">لِيَصِلْنَ <text:span text:style-name="Source_5f_Text">liyaṣilna</text:span></text:p>
      <text:p text:style-name="Text_20_body">لِيَصِلُوا <text:span text:style-name="Source_5f_Text">liyaṣiluwa</text:span></text:p>
      <text:p text:style-name="Text_20_body">множеств.</text:p>
      <text:p text:style-name="Text_20_body">число</text:p>
      <text:p text:style-name="Text_20_body"><text:span text:style-name="T1">Пример</text:span> <text:span text:style-name="T1">спряжения</text:span> <text:span text:style-name="T1">пустого</text:span> <text:span text:style-name="T1">глагола</text:span> <text:span text:style-name="T1">в</text:span> <text:span text:style-name="T1">повелительном</text:span> <text:span text:style-name="T1">наклонении:</text:span></text:p>
      <text:p text:style-name="Text_20_body">قَالَ <text:span text:style-name="Source_5f_Text">qāla</text:span> (у) сказ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أَقُلْ <text:span text:style-name="Source_5f_Text">liʔaqul</text:span></text:p>
      <text:p text:style-name="Text_20_body">قولِى <text:span text:style-name="Source_5f_Text">qwliā</text:span></text:p>
      <text:p text:style-name="Text_20_body">قُلْ <text:span text:style-name="Source_5f_Text">qul</text:span></text:p>
      <text:p text:style-name="Text_20_body">لِتَقُلْ <text:span text:style-name="Source_5f_Text">litaqul</text:span></text:p>
      <text:p text:style-name="Text_20_body">لِيَقُلْ <text:span text:style-name="Source_5f_Text">liyaqul</text:span></text:p>
      <text:p text:style-name="Text_20_body">единств.</text:p>
      <text:p text:style-name="Text_20_body"><text:soft-page-break/>число</text:p>
      <text:p text:style-name="Text_20_body">لِنَقُلْ <text:span text:style-name="Source_5f_Text">linaqul</text:span></text:p>
      <text:p text:style-name="Text_20_body">قُولاَ <text:span text:style-name="Source_5f_Text">quwlaa</text:span></text:p>
      <text:p text:style-name="Text_20_body">قُولاَ <text:span text:style-name="Source_5f_Text">quwlaa</text:span></text:p>
      <text:p text:style-name="Text_20_body">لِتَقُولاَ <text:span text:style-name="Source_5f_Text">litaquwlaa</text:span></text:p>
      <text:p text:style-name="Text_20_body">لِيَقُولاَ <text:span text:style-name="Source_5f_Text">liyaquwlaa</text:span></text:p>
      <text:p text:style-name="Text_20_body">двойств.</text:p>
      <text:p text:style-name="Text_20_body">число</text:p>
      <text:p text:style-name="Text_20_body">لِنَقُلْ <text:span text:style-name="Source_5f_Text">linaqul</text:span></text:p>
      <text:p text:style-name="Text_20_body">قُلْنَ <text:span text:style-name="Source_5f_Text">qulna</text:span></text:p>
      <text:p text:style-name="Text_20_body">قُولُوا <text:span text:style-name="Source_5f_Text">quwluwa</text:span></text:p>
      <text:p text:style-name="Text_20_body">لِيَقُلْنَ <text:span text:style-name="Source_5f_Text">liyaqulna</text:span></text:p>
      <text:p text:style-name="Text_20_body">لِيَقُولُوا <text:span text:style-name="Source_5f_Text">liyaquwluwa</text:span></text:p>
      <text:p text:style-name="Text_20_body">множеств.</text:p>
      <text:p text:style-name="Text_20_body">число</text:p>
      <text:p text:style-name="Text_20_body"><text:span text:style-name="T1">Примеры</text:span> <text:span text:style-name="T1">спряжения</text:span> <text:span text:style-name="T1">недостаточных</text:span> <text:span text:style-name="T1">глаголов</text:span> <text:span text:style-name="T1">в</text:span> <text:span text:style-name="T1">повелительном</text:span> <text:span text:style-name="T1">наклонении:</text:span></text:p>
      <text:p text:style-name="Text_20_body">لَقِيَ <text:span text:style-name="Source_5f_Text">laqiya</text:span> (а) встреч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أَلْقَ <text:span text:style-name="Source_5f_Text">liʔalqa</text:span></text:p>
      <text:p text:style-name="Text_20_body"><text:soft-page-break/>اِلْقَىْ <text:span text:style-name="Source_5f_Text">ailqaā</text:span></text:p>
      <text:p text:style-name="Text_20_body">اِلْقَ <text:span text:style-name="Source_5f_Text">ailqa</text:span></text:p>
      <text:p text:style-name="Text_20_body">لِتَلْقَ <text:span text:style-name="Source_5f_Text">litalqa</text:span></text:p>
      <text:p text:style-name="Text_20_body">لِيَلْقَ <text:span text:style-name="Source_5f_Text">liyalqa</text:span></text:p>
      <text:p text:style-name="Text_20_body">единств.</text:p>
      <text:p text:style-name="Text_20_body">число</text:p>
      <text:p text:style-name="Text_20_body">لِنَلْقَ <text:span text:style-name="Source_5f_Text">linalqa</text:span></text:p>
      <text:p text:style-name="Text_20_body">اِلْقَيَا <text:span text:style-name="Source_5f_Text">ailqayā</text:span></text:p>
      <text:p text:style-name="Text_20_body">اِلْقَيَا <text:span text:style-name="Source_5f_Text">ailqayā</text:span></text:p>
      <text:p text:style-name="Text_20_body">لِتَلْقَيَا <text:span text:style-name="Source_5f_Text">litalqayā</text:span></text:p>
      <text:p text:style-name="Text_20_body">لِيَلْقَيَا <text:span text:style-name="Source_5f_Text">liyalqayā</text:span></text:p>
      <text:p text:style-name="Text_20_body">двойств.</text:p>
      <text:p text:style-name="Text_20_body">число</text:p>
      <text:p text:style-name="Text_20_body">لِنَلْقَ <text:span text:style-name="Source_5f_Text">linalqa</text:span></text:p>
      <text:p text:style-name="Text_20_body">اِلْقَيْنَ <text:span text:style-name="Source_5f_Text">ailqayna</text:span></text:p>
      <text:p text:style-name="Text_20_body">اِلْقَوْا <text:span text:style-name="Source_5f_Text">ailqawa</text:span></text:p>
      <text:p text:style-name="Text_20_body">لِيَلْقَيْنَ <text:span text:style-name="Source_5f_Text">liyalqayna</text:span></text:p>
      <text:p text:style-name="Text_20_body">لِيَلْقَوْا <text:span text:style-name="Source_5f_Text">liyalqawa</text:span></text:p>
      <text:p text:style-name="Text_20_body">множеств.</text:p>
      <text:p text:style-name="Text_20_body">число</text:p>
      <text:p text:style-name="Text_20_body">رَمَي <text:span text:style-name="Source_5f_Text">ramay</text:span> (и) бросать</text:p>
      <text:p text:style-name="Text_20_body">1 лицо</text:p>
      <text:p text:style-name="Text_20_body"><text:soft-page-break/>2 лицо жен.рода</text:p>
      <text:p text:style-name="Text_20_body">2 лицо муж.рода</text:p>
      <text:p text:style-name="Text_20_body">3 лицо жен.рода</text:p>
      <text:p text:style-name="Text_20_body">3лицо муж.рода</text:p>
      <text:p text:style-name="Text_20_body">لأَِرْمِ <text:span text:style-name="Source_5f_Text">lʔiarmi</text:span></text:p>
      <text:p text:style-name="Text_20_body">اِرْمِى <text:span text:style-name="Source_5f_Text">airmiā</text:span></text:p>
      <text:p text:style-name="Text_20_body">اِرْمِ <text:span text:style-name="Source_5f_Text">airmi</text:span></text:p>
      <text:p text:style-name="Text_20_body">لِتَرْمِ <text:span text:style-name="Source_5f_Text">litarmi</text:span></text:p>
      <text:p text:style-name="Text_20_body">لِيَرْمِ <text:span text:style-name="Source_5f_Text">liyarmi</text:span></text:p>
      <text:p text:style-name="Text_20_body">единств.</text:p>
      <text:p text:style-name="Text_20_body">число</text:p>
      <text:p text:style-name="Text_20_body">لَنَرْمِ <text:span text:style-name="Source_5f_Text">lanarmi</text:span></text:p>
      <text:p text:style-name="Text_20_body">اِرْمِيَا <text:span text:style-name="Source_5f_Text">airmiyā</text:span></text:p>
      <text:p text:style-name="Text_20_body">اِرْمِيَا <text:span text:style-name="Source_5f_Text">airmiyā</text:span></text:p>
      <text:p text:style-name="Text_20_body">لِتَرْمِيَا <text:span text:style-name="Source_5f_Text">litarmiyā</text:span></text:p>
      <text:p text:style-name="Text_20_body">لِيَرمِيَا <text:span text:style-name="Source_5f_Text">liyarmiyā</text:span></text:p>
      <text:p text:style-name="Text_20_body">двойств.</text:p>
      <text:p text:style-name="Text_20_body">число</text:p>
      <text:p text:style-name="Text_20_body">لَنَرْمِ <text:span text:style-name="Source_5f_Text">lanarmi</text:span></text:p>
      <text:p text:style-name="Text_20_body">اِرْمِيْنَ <text:span text:style-name="Source_5f_Text">airmiyna</text:span></text:p>
      <text:p text:style-name="Text_20_body">اِرْمُوا <text:span text:style-name="Source_5f_Text">airmuwa</text:span></text:p>
      <text:p text:style-name="Text_20_body">لِيَرْمِينَ <text:span text:style-name="Source_5f_Text">liyarmiyna</text:span></text:p>
      <text:p text:style-name="Text_20_body"><text:soft-page-break/>لِيَرْمُوا <text:span text:style-name="Source_5f_Text">liyarmuwa</text:span></text:p>
      <text:p text:style-name="Text_20_body">множеств.</text:p>
      <text:p text:style-name="Text_20_body">число</text:p>
      <text:p text:style-name="Text_20_body">دَعَا <text:span text:style-name="Source_5f_Text">daʕā</text:span> (у) звать, приз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أَدْعُ <text:span text:style-name="Source_5f_Text">liʔadʕu</text:span></text:p>
      <text:p text:style-name="Text_20_body">اُدْعِى <text:span text:style-name="Source_5f_Text">audʕiā</text:span></text:p>
      <text:p text:style-name="Text_20_body">اُدْعُ <text:span text:style-name="Source_5f_Text">audʕu</text:span></text:p>
      <text:p text:style-name="Text_20_body">لِتَدْعُ <text:span text:style-name="Source_5f_Text">litadʕu</text:span></text:p>
      <text:p text:style-name="Text_20_body">لِيَدْعُ <text:span text:style-name="Source_5f_Text">liyadʕu</text:span></text:p>
      <text:p text:style-name="Text_20_body">единств.</text:p>
      <text:p text:style-name="Text_20_body">число</text:p>
      <text:p text:style-name="Text_20_body">لِنَدْعُ <text:span text:style-name="Source_5f_Text">linadʕu</text:span></text:p>
      <text:p text:style-name="Text_20_body">اُدْعُوَا <text:span text:style-name="Source_5f_Text">audʕuwā</text:span></text:p>
      <text:p text:style-name="Text_20_body">اُدْعُوَا <text:span text:style-name="Source_5f_Text">audʕuwā</text:span></text:p>
      <text:p text:style-name="Text_20_body">لِتَدْعُوَا <text:span text:style-name="Source_5f_Text">litadʕuwā</text:span></text:p>
      <text:p text:style-name="Text_20_body">لِيَدْعُوَا <text:span text:style-name="Source_5f_Text">liyadʕuwā</text:span></text:p>
      <text:p text:style-name="Text_20_body">двойств.</text:p>
      <text:p text:style-name="Text_20_body">число</text:p>
      <text:p text:style-name="Text_20_body"><text:soft-page-break/>لِنَدْعُ <text:span text:style-name="Source_5f_Text">linadʕu</text:span></text:p>
      <text:p text:style-name="Text_20_body">اُدْعُوْنَ <text:span text:style-name="Source_5f_Text">audʕuwna</text:span></text:p>
      <text:p text:style-name="Text_20_body">اُدْعُوا <text:span text:style-name="Source_5f_Text">audʕuwa</text:span></text:p>
      <text:p text:style-name="Text_20_body">لِيَدْعُوْنَ <text:span text:style-name="Source_5f_Text">liyadʕuwna</text:span></text:p>
      <text:p text:style-name="Text_20_body">لِيَدْعُوا <text:span text:style-name="Source_5f_Text">liyadʕuwa</text:span></text:p>
      <text:p text:style-name="Text_20_body">множеств.</text:p>
      <text:p text:style-name="Text_20_body">число</text:p>
      <text:p text:style-name="Text_20_body"><text:span text:style-name="T1">Пример</text:span> <text:span text:style-name="T1">спряжения</text:span> <text:span text:style-name="T1">удвоенного</text:span> <text:span text:style-name="T1">глагола</text:span> <text:span text:style-name="T1">в</text:span> <text:span text:style-name="T1">повелительном</text:span> <text:span text:style-name="T1">наклонении:</text:span></text:p>
      <text:p text:style-name="Text_20_body">دَلَّ <text:span text:style-name="Source_5f_Text">dalla</text:span> (у) указывать (<text:span text:style-name="T1">на</text:span> <text:span text:style-name="T1">что</text:span> عَلَى <text:span text:style-name="Source_5f_Text">ʕalaā</text:span> )</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أَدُلَّ <text:span text:style-name="Source_5f_Text">liʔadulla</text:span></text:p>
      <text:p text:style-name="Text_20_body">دُلِّي <text:span text:style-name="Source_5f_Text">dulliy</text:span></text:p>
      <text:p text:style-name="Text_20_body">دُلَّ <text:span text:style-name="Source_5f_Text">dulla</text:span></text:p>
      <text:p text:style-name="Text_20_body">لِتَدُلَّ <text:span text:style-name="Source_5f_Text">litadulla</text:span></text:p>
      <text:p text:style-name="Text_20_body">لِيَدُلَّ <text:span text:style-name="Source_5f_Text">liyadulla</text:span></text:p>
      <text:p text:style-name="Text_20_body">единств.</text:p>
      <text:p text:style-name="Text_20_body">число</text:p>
      <text:p text:style-name="Text_20_body">لِنَدُلَّ <text:span text:style-name="Source_5f_Text">linadulla</text:span></text:p>
      <text:p text:style-name="Text_20_body">دُلاَّ <text:span text:style-name="Source_5f_Text">dulaaa</text:span></text:p>
      <text:p text:style-name="Text_20_body"><text:soft-page-break/>دُلاَّ <text:span text:style-name="Source_5f_Text">dulaaa</text:span></text:p>
      <text:p text:style-name="Text_20_body">لِتَدُلاَّ <text:span text:style-name="Source_5f_Text">litadulaaa</text:span></text:p>
      <text:p text:style-name="Text_20_body">لِيَدُلاَّ <text:span text:style-name="Source_5f_Text">liyadulaaa</text:span></text:p>
      <text:p text:style-name="Text_20_body">двойств.</text:p>
      <text:p text:style-name="Text_20_body">число</text:p>
      <text:p text:style-name="Text_20_body">لِنَدُلَّ <text:span text:style-name="Source_5f_Text">linadulla</text:span></text:p>
      <text:p text:style-name="Text_20_body">اُدْلُلْنَ <text:span text:style-name="Source_5f_Text">audlulna</text:span></text:p>
      <text:p text:style-name="Text_20_body">دُلُّوا <text:span text:style-name="Source_5f_Text">dulluwa</text:span></text:p>
      <text:p text:style-name="Text_20_body">لِيَدْلُلْنَ <text:span text:style-name="Source_5f_Text">liyadlulna</text:span></text:p>
      <text:p text:style-name="Text_20_body">لِيَدُلُّوا <text:span text:style-name="Source_5f_Text">liyadulluwa</text:span></text:p>
      <text:p text:style-name="Text_20_body">множеств.</text:p>
      <text:p text:style-name="Text_20_body">число</text:p>
      <text:p text:style-name="Text_20_body">Примечание</text:p>
      <text:p text:style-name="Text_20_body">Следующие глаголы являются исключением из правила образования повелительного наклонения. Их спряжение нужно запомнить:</text:p>
      <text:p text:style-name="Text_20_body">أَكَلَ <text:span text:style-name="Source_5f_Text">ʔakala</text:span> (у) есть, куш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آكُلْ <text:span text:style-name="Source_5f_Text">lʔākul</text:span></text:p>
      <text:p text:style-name="Text_20_body">كُلِي <text:span text:style-name="Source_5f_Text">kuliy</text:span></text:p>
      <text:p text:style-name="Text_20_body"><text:soft-page-break/>كُلْ <text:span text:style-name="Source_5f_Text">kul</text:span></text:p>
      <text:p text:style-name="Text_20_body">لِتَأْكُلْ <text:span text:style-name="Source_5f_Text">litaʔkul</text:span></text:p>
      <text:p text:style-name="Text_20_body">لِيَأْكُلْ <text:span text:style-name="Source_5f_Text">liyaʔkul</text:span></text:p>
      <text:p text:style-name="Text_20_body">единств.</text:p>
      <text:p text:style-name="Text_20_body">число</text:p>
      <text:p text:style-name="Text_20_body">لِنَأْكُلْ <text:span text:style-name="Source_5f_Text">linaʔkul</text:span></text:p>
      <text:p text:style-name="Text_20_body">كُلاَ <text:span text:style-name="Source_5f_Text">kulaa</text:span></text:p>
      <text:p text:style-name="Text_20_body">كُلاَ <text:span text:style-name="Source_5f_Text">kulaa</text:span></text:p>
      <text:p text:style-name="Text_20_body">لِتَأْكُلاَ <text:span text:style-name="Source_5f_Text">litaʔkulaa</text:span></text:p>
      <text:p text:style-name="Text_20_body">لِيَأْكُلاَ <text:span text:style-name="Source_5f_Text">liyaʔkulaa</text:span></text:p>
      <text:p text:style-name="Text_20_body">двойств.</text:p>
      <text:p text:style-name="Text_20_body">число</text:p>
      <text:p text:style-name="Text_20_body">لِنَأْكُلْ <text:span text:style-name="Source_5f_Text">linaʔkul</text:span></text:p>
      <text:p text:style-name="Text_20_body">كُلْنَ <text:span text:style-name="Source_5f_Text">kulna</text:span></text:p>
      <text:p text:style-name="Text_20_body">كُلُوا <text:span text:style-name="Source_5f_Text">kuluwa</text:span></text:p>
      <text:p text:style-name="Text_20_body">لِيَأْكُلْنَ <text:span text:style-name="Source_5f_Text">liyaʔkulna</text:span></text:p>
      <text:p text:style-name="Text_20_body">لِيَأْكُلُوا <text:span text:style-name="Source_5f_Text">liyaʔkuluwa</text:span></text:p>
      <text:p text:style-name="Text_20_body">множеств.</text:p>
      <text:p text:style-name="Text_20_body">число</text:p>
      <text:p text:style-name="Text_20_body">أَخَذَ <text:span text:style-name="Source_5f_Text">ʔaxaða</text:span> (у) брать</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لآخُذْ <text:span text:style-name="Source_5f_Text">lʔāxuð</text:span></text:p>
      <text:p text:style-name="Text_20_body">خُذِي <text:span text:style-name="Source_5f_Text">xuðiy</text:span></text:p>
      <text:p text:style-name="Text_20_body">خُذْ <text:span text:style-name="Source_5f_Text">xuð</text:span></text:p>
      <text:p text:style-name="Text_20_body">لِتَأْخُذْ <text:span text:style-name="Source_5f_Text">litaʔxuð</text:span></text:p>
      <text:p text:style-name="Text_20_body">لِيَأْخُذْ <text:span text:style-name="Source_5f_Text">liyaʔxuð</text:span></text:p>
      <text:p text:style-name="Text_20_body">единств.</text:p>
      <text:p text:style-name="Text_20_body">число</text:p>
      <text:p text:style-name="Text_20_body">لِنَأْخُذْ <text:span text:style-name="Source_5f_Text">linaʔxuð</text:span></text:p>
      <text:p text:style-name="Text_20_body">خُذَا <text:span text:style-name="Source_5f_Text">xuðā</text:span></text:p>
      <text:p text:style-name="Text_20_body">خُذَا <text:span text:style-name="Source_5f_Text">xuðā</text:span></text:p>
      <text:p text:style-name="Text_20_body">لِتَأْخُذَا <text:span text:style-name="Source_5f_Text">litaʔxuðā</text:span></text:p>
      <text:p text:style-name="Text_20_body">لِيَأْخُذَا <text:span text:style-name="Source_5f_Text">liyaʔxuðā</text:span></text:p>
      <text:p text:style-name="Text_20_body">двойств.</text:p>
      <text:p text:style-name="Text_20_body">число</text:p>
      <text:p text:style-name="Text_20_body">لِنَأْخُذْ <text:span text:style-name="Source_5f_Text">linaʔxuð</text:span></text:p>
      <text:p text:style-name="Text_20_body">خُذْنَ <text:span text:style-name="Source_5f_Text">xuðna</text:span></text:p>
      <text:p text:style-name="Text_20_body">خُذُوا <text:span text:style-name="Source_5f_Text">xuðuwa</text:span></text:p>
      <text:p text:style-name="Text_20_body">ليََأْخُذْنَ <text:span text:style-name="Source_5f_Text">lyaaʔxuðna</text:span></text:p>
      <text:p text:style-name="Text_20_body">لِيَأْخُذُوا <text:span text:style-name="Source_5f_Text">liyaʔxuðuwa</text:span></text:p>
      <text:p text:style-name="Text_20_body"><text:soft-page-break/>множеств.</text:p>
      <text:p text:style-name="Text_20_body">число</text:p>
      <text:p text:style-name="Text_20_body">سَأَلَ <text:span text:style-name="Source_5f_Text">saʔala</text:span> (а) спраши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لِأَسْأَلْ <text:span text:style-name="Source_5f_Text">liʔasʔal</text:span></text:p>
      <text:p text:style-name="Text_20_body">سَلِي <text:span text:style-name="Source_5f_Text">saliy</text:span></text:p>
      <text:p text:style-name="Text_20_body">سَلْ <text:span text:style-name="Source_5f_Text">sal</text:span></text:p>
      <text:p text:style-name="Text_20_body">لِتَسأَلْ <text:span text:style-name="Source_5f_Text">litasʔal</text:span></text:p>
      <text:p text:style-name="Text_20_body">لِيَسأَلْ <text:span text:style-name="Source_5f_Text">liyasʔal</text:span></text:p>
      <text:p text:style-name="Text_20_body">единств.</text:p>
      <text:p text:style-name="Text_20_body">число</text:p>
      <text:p text:style-name="Text_20_body">لِنَسْأَلْ <text:span text:style-name="Source_5f_Text">linasʔal</text:span></text:p>
      <text:p text:style-name="Text_20_body">سَلاَ <text:span text:style-name="Source_5f_Text">salaa</text:span></text:p>
      <text:p text:style-name="Text_20_body">سَلاَ <text:span text:style-name="Source_5f_Text">salaa</text:span></text:p>
      <text:p text:style-name="Text_20_body">لِتَسْأَلاَ <text:span text:style-name="Source_5f_Text">litasʔalaa</text:span></text:p>
      <text:p text:style-name="Text_20_body">لِيَسأَلاَ <text:span text:style-name="Source_5f_Text">liyasʔalaa</text:span></text:p>
      <text:p text:style-name="Text_20_body">двойств.</text:p>
      <text:p text:style-name="Text_20_body">число</text:p>
      <text:p text:style-name="Text_20_body">لِنَسْأَلْ <text:span text:style-name="Source_5f_Text">linasʔal</text:span></text:p>
      <text:p text:style-name="Text_20_body"><text:soft-page-break/>سَلْنَ <text:span text:style-name="Source_5f_Text">salna</text:span></text:p>
      <text:p text:style-name="Text_20_body">سَلُوا <text:span text:style-name="Source_5f_Text">saluwa</text:span></text:p>
      <text:p text:style-name="Text_20_body">لِيَسْأَلْنَ <text:span text:style-name="Source_5f_Text">liyasʔalna</text:span></text:p>
      <text:p text:style-name="Text_20_body">لِيَسأَلُوا <text:span text:style-name="Source_5f_Text">liyasʔaluwa</text:span></text:p>
      <text:p text:style-name="Text_20_body">множеств.</text:p>
      <text:p text:style-name="Text_20_body">число</text:p>
      <text:p text:style-name="Text_20_body">Упражнения для закрепления</text:p>
      <text:p text:style-name="Text_20_body">1) Проспрягайте в повелительном наклонении следующие глаголы:</text:p>
      <text:p text:style-name="Text_20_body">كَتَبَ <text:span text:style-name="Source_5f_Text">kataba</text:span> (у) пи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قَبَّلَ <text:span text:style-name="Source_5f_Text">taqabbal-a</text:span> приним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رَدَ <text:span text:style-name="Source_5f_Text">warada</text:span> и) прибывать, приходить; поступ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سَارَ <text:span text:style-name="Source_5f_Text">sāra</text:span> (и) идти, двиг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text:soft-page-break/>множеств.</text:p>
      <text:p text:style-name="Text_20_body">число</text:p>
      <text:p text:style-name="Text_20_body">دَعَا <text:span text:style-name="Source_5f_Text">daʕā</text:span> (у) приз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رَدَّ <text:span text:style-name="Source_5f_Text">radda</text:span> (у) возвращ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предложения на русский язык и найдите в них глаголы повелительного наклонения:</text:p>
      <text:p text:style-name="Text_20_body"><text:soft-page-break/>يا أَخِي اُكْتُبْ إِلَيَّ رِسَالَةً <text:span text:style-name="Source_5f_Text">ya ʔaxiy auktub ʔilayya risālatan</text:span> !</text:p>
      <text:p text:style-name="Text_20_body">خُذْ مِنَّا الْكِتَابَ الَّذِي وَعَدْنَاكَ <text:span text:style-name="Source_5f_Text">xuð minnā l-kitāba l--aðiy waʕadnāka</text:span></text:p>
      <text:p text:style-name="Text_20_body">لِيَضْرِبْ وَلَدُكَ كَلْبَهُ <text:span text:style-name="Source_5f_Text">liyaḍrib waladuka kalbahu</text:span> !</text:p>
      <text:p text:style-name="Text_20_body">اِفْتَحْنَ هَذَا الْبَابَ فَإِنَّ الْجَوَّ حَارٌّ <text:span text:style-name="Source_5f_Text">aiftaḥna haðā l-bāba faʔinna l-jawwa ḥārrun</text:span> !</text:p>
      <text:p text:style-name="Text_20_body">اللَّهُمَّ تَقَبَّلْ مِنَّا قِيَامَنَا وَصِيَامَنَا <text:span text:style-name="Source_5f_Text">al-lahumma taqabbal- minnā qiyāmanā waṣiyāmanā</text:span> !</text:p>
      <text:p text:style-name="Text_20_body">يَا إِخْوَانِي اِنْطَلِقُوا إِلَى بَيْتِكُمْ <text:span text:style-name="Source_5f_Text">yā ʔixwāniy ainṭaliquwa ʔilaā baytikum</text:span> !</text:p>
      <text:p text:style-name="Text_20_body">لِيَقُلْ مُحَمَّدٌ لِبِنْتِهِ إنَّ الدَّرْسَ صَعْبٌ <text:span text:style-name="Source_5f_Text">liyaqul muḥammadun libintihi ʔnna d-darsa ṣaʕbun</text:span></text:p>
      <text:p text:style-name="Text_20_body">اُدْعُوا اللهَ كَثِيرًا وَأَنْتُمْ فِي السَّفَرِ <text:span text:style-name="Source_5f_Text">audʕuwa l-lha kaθiyrana waʔantum fiy as-safari</text:span></text:p>
      <text:p text:style-name="Text_20_body">عُدَّ نُقُودَكَ قَبْلَ الذَّهَابِ إِلَى الدُّكَّانِ <text:span text:style-name="Source_5f_Text">ʕudda nuquwdaka qabla ð-ðahābi ʔilaā d-dukkāni</text:span></text:p>
      <text:p text:style-name="Text_20_body">3) Переведите предложения на арабский язык:</text:p>
      <text:p text:style-name="Text_20_body">Ахмад, иди в университет!</text:p>
      <text:p text:style-name="Text_20_body">Скажите ему это, женщины!</text:p>
      <text:p text:style-name="Text_20_body">Откройте (вы вдвоем) двери!</text:p>
      <text:p text:style-name="Text_20_body">Давайте закроем дверь!</text:p>
      <text:p text:style-name="Text_20_body">Совершай намаз в мечети!</text:p>
      <text:p text:style-name="Text_20_body">Бросьте камень в реку, девочки!</text:p>
      <text:p text:style-name="Text_20_body">4) Прочитайте следующие аяты и найдите в них глаголы повелительного наклонения:</text:p>
      <text:p text:style-name="Text_20_body">﴿ فَسَبِّحْ بِحَمْدِ رَبِّكَ وَاسْتَغْفِرْهُ إنَّهُ كَانَ تَوَّابًا <text:span text:style-name="Source_5f_Text">fasabbiḥ biḥamdi rabbika wāstaǧfirhu ʔnnahu kāna tawwābana</text:span> ﴾</text:p>
      <text:p text:style-name="Text_20_body">﴿ قُلْ هُوَ اللهُ أَحَدٌ <text:span text:style-name="Source_5f_Text">qul huwa l-lhu ʔaḥadun</text:span> ﴾</text:p>
      <text:p text:style-name="Text_20_body">﴿… وَاعْفُ عَنَّا وَاغْفِرْ لَنَا وَارْحَمْنَا <text:span text:style-name="Source_5f_Text">wāʕfu ʕannā wāǧfir lanā wārḥamnā</text:span> …﴾</text:p>
      <text:p text:style-name="Text_20_body">﴿… وَزِينُوا بِالْقِسْطَاسِ الْمُسْتَقِيمِ <text:span text:style-name="Source_5f_Text">waziynuwa bialqisṭāsi l-mustaqiymi</text:span> ﴾</text:p>
      <text:p text:style-name="Text_20_body"><text:soft-page-break/>﴿ وَأَقِيمُواالصَّلاَةَ وَآتُوا الزَّكَاةَ <text:span text:style-name="Source_5f_Text">waʔaqiymuwaalṣṣal-aata waʔātuwa z-zakāta</text:span> … ﴾</text:p>
      <text:p text:style-name="Text_20_body">﴿ يَاأَيُّهَا الَّذِينَ آمَنُوا اصْبِرُوا وَصَابِرُوا <text:span text:style-name="Source_5f_Text">yāʔayyuhā l--aðiyna ʔāmanuwa aṣbiruwa waṣābiruwa</text:span> … ﴾</text:p>
      <text:h text:style-name="Heading_20_2" text:outline-level="2"><text:bookmark-start text:name="глагол-страдательного-залога"/><text:bookmark-start text:name="__RefHeading___Toc45320_1544766045"/>§ 28. Глагол страдательного залога<text:bookmark-end text:name="глагол-страдательного-залога"/><text:bookmark-end text:name="__RefHeading___Toc45320_1544766045"/></text:h>
      <text:p text:style-name="First_20_paragraph">الفِعْلُ الْمَجْهُولُ <text:span text:style-name="Source_5f_Text">al-fiʕlu l-majhuwlu</text:span></text:p>
      <text:p text:style-name="Text_20_body">Глагол страдательного залога – это глагол, смысловым центром которого является не действующее лицо, а прямое дополнение. Например:</text:p>
      <text:p text:style-name="Text_20_body">ضَرَبَ زَيْدٌ الكَلْبَ <text:span text:style-name="Source_5f_Text">ḍaraba zaydun al-kalba</text:span> Зейд побил <text:span text:style-name="T1">собаку</text:span> (кого?) Š * ضُرِبَ <text:span text:style-name="Source_5f_Text">ḍuriba</text:span> * الكَلْبُ <text:span text:style-name="Source_5f_Text">al-kalbu</text:span> <text:span text:style-name="T1">Собака</text:span> (кто?) была побита<text:a xlink:type="simple" xlink:href="#fn16" text:style-name="Internet_20_link" text:visited-style-name="Visited_20_Internet_20_Link"><text:span text:style-name="Definition">16</text:span></text:a></text:p>
      <text:p text:style-name="Text_20_body">Страдательный залог образуется из соответствующего глагола активного залога путем следующих преобразований:</text:p>
      <text:p text:style-name="Text_20_body">1) Для образования страдательного залога <text:span text:style-name="T1">прошедшего</text:span> <text:span text:style-name="T1">времени</text:span> нужно огласовать предпоследнюю букву «кясрой», а все буквы до предпоследней – «дамой» (кроме тех, которые огласованы «сукуном» – их огласовка «сукун» сохраняется):</text:p>
      <text:p text:style-name="Text_20_body">كَتَبَ <text:span text:style-name="Source_5f_Text">kataba</text:span> он написал Š كُتِبَ <text:span text:style-name="Source_5f_Text">kutiba</text:span> он был написан</text:p>
      <text:p text:style-name="Text_20_body">وَعَدَ <text:span text:style-name="Source_5f_Text">waʕada</text:span> он обещал Š وُعِدَ <text:span text:style-name="Source_5f_Text">wuʕida</text:span> он был обещан</text:p>
      <text:p text:style-name="Text_20_body">رَمَي <text:span text:style-name="Source_5f_Text">ramay</text:span> бросать Š رُمِيَ <text:span text:style-name="Source_5f_Text">rumiya</text:span> он был брошен</text:p>
      <text:p text:style-name="Text_20_body">رَدَّ <text:span text:style-name="Source_5f_Text">radda</text:span> он вернул Š رُدَّ <text:span text:style-name="Source_5f_Text">rudda</text:span> он был возвращен</text:p>
      <text:p text:style-name="Text_20_body">(в основе – رُدِدَ <text:span text:style-name="Source_5f_Text">rudida</text:span> . Произошло слияние второй и третьей коренных букв)</text:p>
      <text:p text:style-name="Text_20_body">قَدَّمَ <text:span text:style-name="Source_5f_Text">qaddama</text:span> он предоставил Š قُدِّمَ <text:span text:style-name="Source_5f_Text">quddima</text:span> он был предоставлен</text:p>
      <text:p text:style-name="Text_20_body">أَرْسَلَ <text:span text:style-name="Source_5f_Text">ʔarsala</text:span> он отправил Š أُرْسِلَ <text:span text:style-name="Source_5f_Text">ʔursila</text:span> он был отправлен</text:p>
      <text:p text:style-name="Text_20_body">تَقَبَّلَ <text:span text:style-name="Source_5f_Text">taqabbal-a</text:span> он принял Š تُقُبِّلَ <text:span text:style-name="Source_5f_Text">tuqubbila</text:span> он был принят</text:p>
      <text:p text:style-name="Text_20_body">اِسْتَخْدَمَ <text:span text:style-name="Source_5f_Text">aistaxdama</text:span> он использовал Š اُسْتُخْدِمَ <text:span text:style-name="Source_5f_Text">austuxdima</text:span> он был использован</text:p>
      <text:p text:style-name="Text_20_body">При образовании страдательного залога пустого глагола его слабая коренная превращается в долгую гласную «йэ», если она изначально также является долгой гласной:</text:p>
      <text:p text:style-name="Text_20_body"><text:soft-page-break/>زَادَ <text:span text:style-name="Source_5f_Text">zāda</text:span> он добавил Š زِيدَ <text:span text:style-name="Source_5f_Text">ziyda</text:span> он был добавлен</text:p>
      <text:p text:style-name="Text_20_body">أسَالَ <text:span text:style-name="Source_5f_Text">ʔsāla</text:span> он пролил Š أُسِيلَ <text:span text:style-name="Source_5f_Text">ʔusiyla</text:span> он был пролит</text:p>
      <text:p text:style-name="Text_20_body">اِخْتَارَ <text:span text:style-name="Source_5f_Text">aixtāra</text:span> он выбрал Š اُخْتِيرَ <text:span text:style-name="Source_5f_Text">auxtiyra</text:span> он был выбран</text:p>
      <text:p text:style-name="Text_20_body">اِسْتَعَارَ <text:span text:style-name="Source_5f_Text">aistaʕāra</text:span> он заимствовал Š اُسْتُعِيرَ <text:span text:style-name="Source_5f_Text">austuʕiyra</text:span> он был заимствован</text:p>
      <text:p text:style-name="Text_20_body">Буква ا <text:span text:style-name="Source_5f_Text">a</text:span> «алиф» в глаголах III и VI пород в страдательном залоге прошедшего времени превращается в و <text:span text:style-name="Source_5f_Text">w</text:span> «уау»:</text:p>
      <text:p text:style-name="Text_20_body">بَارَكَ <text:span text:style-name="Source_5f_Text">bāraka</text:span> он благословил Š بُورِكَ <text:span text:style-name="Source_5f_Text">buwrika</text:span> он был благословлен</text:p>
      <text:p text:style-name="Text_20_body">ظَاهَرَ <text:span text:style-name="Source_5f_Text">ð̣āhara</text:span> он поддержал Š ظُوهِرَ <text:span text:style-name="Source_5f_Text">ð̣uwhira</text:span> он был поддержан</text:p>
      <text:p text:style-name="Text_20_body">تَدَارَكَ <text:span text:style-name="Source_5f_Text">tadāraka</text:span> он уладил Š تُدُورِكَ <text:span text:style-name="Source_5f_Text">tuduwrika</text:span> он был улажен</text:p>
      <text:p text:style-name="Text_20_body">تَنَاوَلَ <text:span text:style-name="Source_5f_Text">tanāwala</text:span> он затронул Š تُنُووِلَ <text:span text:style-name="Source_5f_Text">tunuwwila</text:span> он был затронут</text:p>
      <text:p text:style-name="Text_20_body">2) Для образования страдательного залога <text:span text:style-name="T1">настояще-будущего</text:span> <text:span text:style-name="T1">времени</text:span> нужно огласовать первую букву глагола «даммой», а предпоследнюю – «фатхой»:</text:p>
      <text:p text:style-name="Text_20_body">يَكْتُبُ <text:span text:style-name="Source_5f_Text">yaktubu</text:span> он пишет Š يُكْتَبُ <text:span text:style-name="Source_5f_Text">yuktabu</text:span> он пишется</text:p>
      <text:p text:style-name="Text_20_body">يُرْسِلُ <text:span text:style-name="Source_5f_Text">yursilu</text:span> он отправляет Š يُرْسَلُ <text:span text:style-name="Source_5f_Text">yursalu</text:span> он отравляется</text:p>
      <text:p text:style-name="Text_20_body">يُقَدِّمُ <text:span text:style-name="Source_5f_Text">yuqaddimu</text:span> он предоставляет Š يُقَدَّمُ <text:span text:style-name="Source_5f_Text">yuqaddamu</text:span> он предоставляется</text:p>
      <text:p text:style-name="Text_20_body">يَتَقَبَّلُ <text:span text:style-name="Source_5f_Text">yataqabbal-u</text:span> он принимает Š يُتَقَبَّلُ <text:span text:style-name="Source_5f_Text">yutaqabbal-u</text:span> он принимается</text:p>
      <text:p text:style-name="Text_20_body">يَسْتَخْدِمُ <text:span text:style-name="Source_5f_Text">yastaxdimu</text:span> он использует Š يُسْتَخْدَمُ <text:span text:style-name="Source_5f_Text">yustaxdamu</text:span> он используется</text:p>
      <text:p text:style-name="Text_20_body">يُبَارِكُ <text:span text:style-name="Source_5f_Text">yubāriku</text:span> он благословляет Š يُبَارَكُ <text:span text:style-name="Source_5f_Text">yubāraku</text:span> он благословляется</text:p>
      <text:p text:style-name="Text_20_body">يَتَدَارَكُ <text:span text:style-name="Source_5f_Text">yatadāraku</text:span> он улаживает Š يُتَدَارَكُ <text:span text:style-name="Source_5f_Text">yutadāraku</text:span> он улаживается</text:p>
      <text:p text:style-name="Text_20_body">يَتَنَاوَلُ <text:span text:style-name="Source_5f_Text">yatanāwalu</text:span> он затрагивает Š يُتَنَاوَلُ <text:span text:style-name="Source_5f_Text">yutanāwalu</text:span> он затрагивается</text:p>
      <text:p text:style-name="Text_20_body"><text:soft-page-break/>Если предпоследней буквой глагола является و <text:span text:style-name="Source_5f_Text">w</text:span> «уау» или ي <text:span text:style-name="Source_5f_Text">y</text:span> «йэ», то она меняется на «алиф». Например:</text:p>
      <text:p text:style-name="Text_20_body">يَقُولُ <text:span text:style-name="Source_5f_Text">yaquwlu</text:span> он говорит Š يُقَالُ <text:span text:style-name="Source_5f_Text">yuqālu</text:span> он говорится</text:p>
      <text:p text:style-name="Text_20_body">يَزِيدُ <text:span text:style-name="Source_5f_Text">yaziydu</text:span> он добавляет Š يُزَادُ <text:span text:style-name="Source_5f_Text">yuzādu</text:span> он добавляется</text:p>
      <text:p text:style-name="Text_20_body">يَسْتَعِيدُ <text:span text:style-name="Source_5f_Text">yastaʕiydu</text:span> он возвращает Š يُسْتَعَادُ <text:span text:style-name="Source_5f_Text">yustaʕādu</text:span> он возвращается</text:p>
      <text:p text:style-name="Text_20_body"><text:span text:style-name="T1">Пример</text:span> <text:span text:style-name="T1">спряжения</text:span> <text:span text:style-name="T1">трехбуквенного</text:span> <text:span text:style-name="T1">правильного</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كَتَبَ <text:span text:style-name="Source_5f_Text">kataba</text:span> (у) пи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كُتِبْتُ <text:span text:style-name="Source_5f_Text">kutibtu</text:span></text:p>
      <text:p text:style-name="Text_20_body">كُتِبْتِ <text:span text:style-name="Source_5f_Text">kutibti</text:span></text:p>
      <text:p text:style-name="Text_20_body">كُتِبْتَ <text:span text:style-name="Source_5f_Text">kutibta</text:span></text:p>
      <text:p text:style-name="Text_20_body">كُتِبَتْ <text:span text:style-name="Source_5f_Text">kutibat</text:span></text:p>
      <text:p text:style-name="Text_20_body">كُتِبَ <text:span text:style-name="Source_5f_Text">kutiba</text:span></text:p>
      <text:p text:style-name="Text_20_body">единств.</text:p>
      <text:p text:style-name="Text_20_body">число</text:p>
      <text:p text:style-name="Text_20_body">كُتِبْنَا <text:span text:style-name="Source_5f_Text">kutibnā</text:span></text:p>
      <text:p text:style-name="Text_20_body">كُتِبْتُمَا <text:span text:style-name="Source_5f_Text">kutibtumā</text:span></text:p>
      <text:p text:style-name="Text_20_body">كُتِبْتُمَا <text:span text:style-name="Source_5f_Text">kutibtumā</text:span></text:p>
      <text:p text:style-name="Text_20_body"><text:soft-page-break/>كُتِبَتَا <text:span text:style-name="Source_5f_Text">kutibatā</text:span></text:p>
      <text:p text:style-name="Text_20_body">كُتِبَا <text:span text:style-name="Source_5f_Text">kutibā</text:span></text:p>
      <text:p text:style-name="Text_20_body">двойств.</text:p>
      <text:p text:style-name="Text_20_body">число</text:p>
      <text:p text:style-name="Text_20_body">كُتِبْنَا <text:span text:style-name="Source_5f_Text">kutibnā</text:span></text:p>
      <text:p text:style-name="Text_20_body">كُتِبْتُنَّ <text:span text:style-name="Source_5f_Text">kutibtunna</text:span></text:p>
      <text:p text:style-name="Text_20_body">كُتِبْتُمْ <text:span text:style-name="Source_5f_Text">kutibtum</text:span></text:p>
      <text:p text:style-name="Text_20_body">كُتِبْنَ <text:span text:style-name="Source_5f_Text">kutibna</text:span></text:p>
      <text:p text:style-name="Text_20_body">كُتِبُوا <text:span text:style-name="Source_5f_Text">kutibuwa</text:span></text:p>
      <text:p text:style-name="Text_20_body">множеств.</text:p>
      <text:p text:style-name="Text_20_body">число</text:p>
      <text:p text:style-name="Text_20_body"><text:span text:style-name="T1">Пример</text:span> <text:span text:style-name="T1">спряжения</text:span> <text:span text:style-name="T1">трехбуквенного</text:span> <text:span text:style-name="T1">подобноправильного</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وَلَدَ <text:span text:style-name="Source_5f_Text">walada</text:span> (и) родить, ро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وُلِدْتُ <text:span text:style-name="Source_5f_Text">wulidtu</text:span></text:p>
      <text:p text:style-name="Text_20_body">وُلِدْتِ <text:span text:style-name="Source_5f_Text">wulidti</text:span></text:p>
      <text:p text:style-name="Text_20_body">وُلِدْتَ <text:span text:style-name="Source_5f_Text">wulidta</text:span></text:p>
      <text:p text:style-name="Text_20_body">وُلِدَتْ <text:span text:style-name="Source_5f_Text">wulidat</text:span></text:p>
      <text:p text:style-name="Text_20_body"><text:soft-page-break/>وُلِدَ <text:span text:style-name="Source_5f_Text">wulida</text:span></text:p>
      <text:p text:style-name="Text_20_body">единств.</text:p>
      <text:p text:style-name="Text_20_body">число</text:p>
      <text:p text:style-name="Text_20_body">وُلِدْنَا <text:span text:style-name="Source_5f_Text">wulidnā</text:span></text:p>
      <text:p text:style-name="Text_20_body">وُلِدْتُمَا <text:span text:style-name="Source_5f_Text">wulidtumā</text:span></text:p>
      <text:p text:style-name="Text_20_body">وُلِدْتُمَا <text:span text:style-name="Source_5f_Text">wulidtumā</text:span></text:p>
      <text:p text:style-name="Text_20_body">وُلِدَتَا <text:span text:style-name="Source_5f_Text">wulidatā</text:span></text:p>
      <text:p text:style-name="Text_20_body">وُلِدَا <text:span text:style-name="Source_5f_Text">wulidā</text:span></text:p>
      <text:p text:style-name="Text_20_body">двойств.</text:p>
      <text:p text:style-name="Text_20_body">число</text:p>
      <text:p text:style-name="Text_20_body">وُلِدْنَا <text:span text:style-name="Source_5f_Text">wulidnā</text:span></text:p>
      <text:p text:style-name="Text_20_body">وُلِدْتُنَّ <text:span text:style-name="Source_5f_Text">wulidtunna</text:span></text:p>
      <text:p text:style-name="Text_20_body">وُلِدْتُمْ <text:span text:style-name="Source_5f_Text">wulidtum</text:span></text:p>
      <text:p text:style-name="Text_20_body">وُلِدْنَ <text:span text:style-name="Source_5f_Text">wulidna</text:span></text:p>
      <text:p text:style-name="Text_20_body">وُلِدُوا <text:span text:style-name="Source_5f_Text">wuliduwa</text:span></text:p>
      <text:p text:style-name="Text_20_body">множеств.</text:p>
      <text:p text:style-name="Text_20_body">число</text:p>
      <text:p text:style-name="Text_20_body">Пример спряжения трехбуквенного пустого глагола в страдательном залоге прошедшего времени.</text:p>
      <text:p text:style-name="Text_20_body">بَاعَ <text:span text:style-name="Source_5f_Text">bāʕa</text:span> (и) продать</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بِعْتُ <text:span text:style-name="Source_5f_Text">biʕtu</text:span></text:p>
      <text:p text:style-name="Text_20_body">بِعْتِ <text:span text:style-name="Source_5f_Text">biʕti</text:span></text:p>
      <text:p text:style-name="Text_20_body">بِعْتَ <text:span text:style-name="Source_5f_Text">biʕta</text:span></text:p>
      <text:p text:style-name="Text_20_body">بِيعَتْ <text:span text:style-name="Source_5f_Text">biyʕat</text:span></text:p>
      <text:p text:style-name="Text_20_body">بِيعَ <text:span text:style-name="Source_5f_Text">biyʕa</text:span></text:p>
      <text:p text:style-name="Text_20_body">единств.</text:p>
      <text:p text:style-name="Text_20_body">число</text:p>
      <text:p text:style-name="Text_20_body">بِعْنَا <text:span text:style-name="Source_5f_Text">biʕnā</text:span></text:p>
      <text:p text:style-name="Text_20_body">بِعْتُمَا <text:span text:style-name="Source_5f_Text">biʕtumā</text:span></text:p>
      <text:p text:style-name="Text_20_body">بِعْتُمَا <text:span text:style-name="Source_5f_Text">biʕtumā</text:span></text:p>
      <text:p text:style-name="Text_20_body">بِيعَتا <text:span text:style-name="Source_5f_Text">biyʕata</text:span></text:p>
      <text:p text:style-name="Text_20_body">بِيعَا <text:span text:style-name="Source_5f_Text">biyʕā</text:span></text:p>
      <text:p text:style-name="Text_20_body">двойств.</text:p>
      <text:p text:style-name="Text_20_body">число</text:p>
      <text:p text:style-name="Text_20_body">بِعْنَا <text:span text:style-name="Source_5f_Text">biʕnā</text:span></text:p>
      <text:p text:style-name="Text_20_body">بِعْتُنَّ <text:span text:style-name="Source_5f_Text">biʕtunna</text:span></text:p>
      <text:p text:style-name="Text_20_body">بِعْتُمْ <text:span text:style-name="Source_5f_Text">biʕtum</text:span></text:p>
      <text:p text:style-name="Text_20_body">بِعْنَ <text:span text:style-name="Source_5f_Text">biʕna</text:span></text:p>
      <text:p text:style-name="Text_20_body">بِيعُوا <text:span text:style-name="Source_5f_Text">biyʕuwa</text:span></text:p>
      <text:p text:style-name="Text_20_body">множеств.</text:p>
      <text:p text:style-name="Text_20_body"><text:soft-page-break/>число</text:p>
      <text:p text:style-name="Text_20_body"><text:span text:style-name="T1">Пример</text:span> <text:span text:style-name="T1">спряжения</text:span> <text:span text:style-name="T1">трехбуквенного</text:span> <text:span text:style-name="T1">недостаточного</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رَمَي <text:span text:style-name="Source_5f_Text">ramay</text:span> (и) бро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رُمِيْتُ <text:span text:style-name="Source_5f_Text">rumiytu</text:span></text:p>
      <text:p text:style-name="Text_20_body">رُمِيْتِ <text:span text:style-name="Source_5f_Text">rumiyti</text:span></text:p>
      <text:p text:style-name="Text_20_body">رُمِيْتَ <text:span text:style-name="Source_5f_Text">rumiyta</text:span></text:p>
      <text:p text:style-name="Text_20_body">رُمِيَتْ <text:span text:style-name="Source_5f_Text">rumiyat</text:span></text:p>
      <text:p text:style-name="Text_20_body">رُمِىَ <text:span text:style-name="Source_5f_Text">rumiāa</text:span></text:p>
      <text:p text:style-name="Text_20_body">единств.</text:p>
      <text:p text:style-name="Text_20_body">число</text:p>
      <text:p text:style-name="Text_20_body">رُمِيْنَا <text:span text:style-name="Source_5f_Text">rumiynā</text:span></text:p>
      <text:p text:style-name="Text_20_body">رُمِيْتُمَا <text:span text:style-name="Source_5f_Text">rumiytumā</text:span></text:p>
      <text:p text:style-name="Text_20_body">رُمِيْتُمَا <text:span text:style-name="Source_5f_Text">rumiytumā</text:span></text:p>
      <text:p text:style-name="Text_20_body">رُمِيَتَا <text:span text:style-name="Source_5f_Text">rumiyatā</text:span></text:p>
      <text:p text:style-name="Text_20_body">رُمِيَا <text:span text:style-name="Source_5f_Text">rumiyā</text:span></text:p>
      <text:p text:style-name="Text_20_body">двойств.</text:p>
      <text:p text:style-name="Text_20_body">число</text:p>
      <text:p text:style-name="Text_20_body"><text:soft-page-break/>رُمِيْنَا <text:span text:style-name="Source_5f_Text">rumiynā</text:span></text:p>
      <text:p text:style-name="Text_20_body">رُمِيْتُنَّ <text:span text:style-name="Source_5f_Text">rumiytunna</text:span></text:p>
      <text:p text:style-name="Text_20_body">رُمِيْتُمْ <text:span text:style-name="Source_5f_Text">rumiytum</text:span></text:p>
      <text:p text:style-name="Text_20_body">رُمِيْنَ <text:span text:style-name="Source_5f_Text">rumiyna</text:span></text:p>
      <text:p text:style-name="Text_20_body">رُمُوا <text:span text:style-name="Source_5f_Text">rumuwa</text:span></text:p>
      <text:p text:style-name="Text_20_body">множеств.</text:p>
      <text:p text:style-name="Text_20_body">число</text:p>
      <text:p text:style-name="Text_20_body"><text:span text:style-name="T1">Пример</text:span> <text:span text:style-name="T1">спряжения</text:span> <text:span text:style-name="T1">трехбуквенного</text:span> <text:span text:style-name="T1">удвоенного</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دَلَّ <text:span text:style-name="Source_5f_Text">dalla</text:span> (у) указ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دُلِلْتُ <text:span text:style-name="Source_5f_Text">duliltu</text:span></text:p>
      <text:p text:style-name="Text_20_body">دُلِلْتِ <text:span text:style-name="Source_5f_Text">dulilti</text:span></text:p>
      <text:p text:style-name="Text_20_body">دُلِلْتَ <text:span text:style-name="Source_5f_Text">dulilta</text:span></text:p>
      <text:p text:style-name="Text_20_body">دُلَّتْ <text:span text:style-name="Source_5f_Text">dullat</text:span></text:p>
      <text:p text:style-name="Text_20_body">دُلَّ <text:span text:style-name="Source_5f_Text">dulla</text:span></text:p>
      <text:p text:style-name="Text_20_body">единств.</text:p>
      <text:p text:style-name="Text_20_body">число</text:p>
      <text:p text:style-name="Text_20_body">دُلِلْنَا <text:span text:style-name="Source_5f_Text">dulilnā</text:span></text:p>
      <text:p text:style-name="Text_20_body"><text:soft-page-break/>دُلِلْتُمَا <text:span text:style-name="Source_5f_Text">duliltumā</text:span></text:p>
      <text:p text:style-name="Text_20_body">دُلِلْتُمَا <text:span text:style-name="Source_5f_Text">duliltumā</text:span></text:p>
      <text:p text:style-name="Text_20_body">دُلَّتَا <text:span text:style-name="Source_5f_Text">dullatā</text:span></text:p>
      <text:p text:style-name="Text_20_body">دُلاَّ <text:span text:style-name="Source_5f_Text">dulaaa</text:span></text:p>
      <text:p text:style-name="Text_20_body">двойств.</text:p>
      <text:p text:style-name="Text_20_body">число</text:p>
      <text:p text:style-name="Text_20_body">دُلِلْنَا <text:span text:style-name="Source_5f_Text">dulilnā</text:span></text:p>
      <text:p text:style-name="Text_20_body">دُلِلْتُنَّ <text:span text:style-name="Source_5f_Text">duliltunna</text:span></text:p>
      <text:p text:style-name="Text_20_body">دُلِلْتُمْ <text:span text:style-name="Source_5f_Text">duliltum</text:span></text:p>
      <text:p text:style-name="Text_20_body">دُلِلْنَ <text:span text:style-name="Source_5f_Text">dulilna</text:span></text:p>
      <text:p text:style-name="Text_20_body">دُلُّوا <text:span text:style-name="Source_5f_Text">dulluwa</text:span></text:p>
      <text:p text:style-name="Text_20_body">множеств.</text:p>
      <text:p text:style-name="Text_20_body">число</text:p>
      <text:p text:style-name="Text_20_body"><text:span text:style-name="T1">Пример</text:span> <text:span text:style-name="T1">спряжения</text:span> <text:span text:style-name="T1">II</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كَسَّرَ <text:span text:style-name="Source_5f_Text">kassara</text:span> разлам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كُسِّرْتُ <text:span text:style-name="Source_5f_Text">kussirtu</text:span></text:p>
      <text:p text:style-name="Text_20_body">كُسِّرْتِ <text:span text:style-name="Source_5f_Text">kussirti</text:span></text:p>
      <text:p text:style-name="Text_20_body">كُسِّرْتَ <text:span text:style-name="Source_5f_Text">kussirta</text:span></text:p>
      <text:p text:style-name="Text_20_body"><text:soft-page-break/>كُسِّرَتْ <text:span text:style-name="Source_5f_Text">kussirat</text:span></text:p>
      <text:p text:style-name="Text_20_body">كُسِّرَ <text:span text:style-name="Source_5f_Text">kussira</text:span></text:p>
      <text:p text:style-name="Text_20_body">единств.</text:p>
      <text:p text:style-name="Text_20_body">число</text:p>
      <text:p text:style-name="Text_20_body">كُسِّرْنَا <text:span text:style-name="Source_5f_Text">kussirnā</text:span></text:p>
      <text:p text:style-name="Text_20_body">كُسِّرْتُمَا <text:span text:style-name="Source_5f_Text">kussirtumā</text:span></text:p>
      <text:p text:style-name="Text_20_body">كُسِّرْتُمَا <text:span text:style-name="Source_5f_Text">kussirtumā</text:span></text:p>
      <text:p text:style-name="Text_20_body">كُسِّرَتَا <text:span text:style-name="Source_5f_Text">kussiratā</text:span></text:p>
      <text:p text:style-name="Text_20_body">كُسِّرَا <text:span text:style-name="Source_5f_Text">kussirā</text:span></text:p>
      <text:p text:style-name="Text_20_body">двойств.</text:p>
      <text:p text:style-name="Text_20_body">число</text:p>
      <text:p text:style-name="Text_20_body">كُسِّرْنَا <text:span text:style-name="Source_5f_Text">kussirnā</text:span></text:p>
      <text:p text:style-name="Text_20_body">كُسِّرْتُنَّ <text:span text:style-name="Source_5f_Text">kussirtunna</text:span></text:p>
      <text:p text:style-name="Text_20_body">كُسِّرْتُمْ <text:span text:style-name="Source_5f_Text">kussirtum</text:span></text:p>
      <text:p text:style-name="Text_20_body">كُسِّرْنَ <text:span text:style-name="Source_5f_Text">kussirna</text:span></text:p>
      <text:p text:style-name="Text_20_body">كُسِّرُوا <text:span text:style-name="Source_5f_Text">kussiruwa</text:span></text:p>
      <text:p text:style-name="Text_20_body">множеств.</text:p>
      <text:p text:style-name="Text_20_body">число</text:p>
      <text:p text:style-name="Text_20_body"><text:span text:style-name="T1">Пример</text:span> <text:span text:style-name="T1">спряжения</text:span> <text:span text:style-name="T1">III</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بَارَكَ <text:span text:style-name="Source_5f_Text">bāraka</text:span> благословлять</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بُورِكْتُ <text:span text:style-name="Source_5f_Text">buwriktu</text:span></text:p>
      <text:p text:style-name="Text_20_body">بُورِكْتِ <text:span text:style-name="Source_5f_Text">buwrikti</text:span></text:p>
      <text:p text:style-name="Text_20_body">بُورِكْتَ <text:span text:style-name="Source_5f_Text">buwrikta</text:span></text:p>
      <text:p text:style-name="Text_20_body">بُورِكَتْ <text:span text:style-name="Source_5f_Text">buwrikat</text:span></text:p>
      <text:p text:style-name="Text_20_body">بُورِكَ <text:span text:style-name="Source_5f_Text">buwrika</text:span></text:p>
      <text:p text:style-name="Text_20_body">единств.</text:p>
      <text:p text:style-name="Text_20_body">число</text:p>
      <text:p text:style-name="Text_20_body">بُورِكْنَا <text:span text:style-name="Source_5f_Text">buwriknā</text:span></text:p>
      <text:p text:style-name="Text_20_body">بُورِكْتُمَا <text:span text:style-name="Source_5f_Text">buwriktumā</text:span></text:p>
      <text:p text:style-name="Text_20_body">بُورِكْتُمَا <text:span text:style-name="Source_5f_Text">buwriktumā</text:span></text:p>
      <text:p text:style-name="Text_20_body">بُورِكَتَا <text:span text:style-name="Source_5f_Text">buwrikatā</text:span></text:p>
      <text:p text:style-name="Text_20_body">بُورِكَا <text:span text:style-name="Source_5f_Text">buwrikā</text:span></text:p>
      <text:p text:style-name="Text_20_body">двойств.</text:p>
      <text:p text:style-name="Text_20_body">число</text:p>
      <text:p text:style-name="Text_20_body">بُورِكْنَا <text:span text:style-name="Source_5f_Text">buwriknā</text:span></text:p>
      <text:p text:style-name="Text_20_body">بُورِكْتُنَّ <text:span text:style-name="Source_5f_Text">buwriktunna</text:span></text:p>
      <text:p text:style-name="Text_20_body">بُورِكْتُمْ <text:span text:style-name="Source_5f_Text">buwriktum</text:span></text:p>
      <text:p text:style-name="Text_20_body">بُورِكْنَ <text:span text:style-name="Source_5f_Text">buwrikna</text:span></text:p>
      <text:p text:style-name="Text_20_body">بُورِكُوا <text:span text:style-name="Source_5f_Text">buwrikuwa</text:span></text:p>
      <text:p text:style-name="Text_20_body">множеств.</text:p>
      <text:p text:style-name="Text_20_body"><text:soft-page-break/>число</text:p>
      <text:p text:style-name="Text_20_body"><text:span text:style-name="T1">Пример</text:span> <text:span text:style-name="T1">спряжения</text:span> <text:span text:style-name="T1">IV</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أَعَادَ <text:span text:style-name="Source_5f_Text">ʔaʕāda</text:span> возвращ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عِدْتُ <text:span text:style-name="Source_5f_Text">ʔuʕidtu</text:span></text:p>
      <text:p text:style-name="Text_20_body">أُعِدْتِ <text:span text:style-name="Source_5f_Text">ʔuʕidti</text:span></text:p>
      <text:p text:style-name="Text_20_body">أُعِدْتَ <text:span text:style-name="Source_5f_Text">ʔuʕidta</text:span></text:p>
      <text:p text:style-name="Text_20_body">أُعِيدَتْ <text:span text:style-name="Source_5f_Text">ʔuʕiydat</text:span></text:p>
      <text:p text:style-name="Text_20_body">أُعِيدَ <text:span text:style-name="Source_5f_Text">ʔuʕiyda</text:span></text:p>
      <text:p text:style-name="Text_20_body">единств.</text:p>
      <text:p text:style-name="Text_20_body">число</text:p>
      <text:p text:style-name="Text_20_body">أُعِدْنَا <text:span text:style-name="Source_5f_Text">ʔuʕidnā</text:span></text:p>
      <text:p text:style-name="Text_20_body">أُعِدْتُمَا <text:span text:style-name="Source_5f_Text">ʔuʕidtumā</text:span></text:p>
      <text:p text:style-name="Text_20_body">أُعِدْتُمَا <text:span text:style-name="Source_5f_Text">ʔuʕidtumā</text:span></text:p>
      <text:p text:style-name="Text_20_body">أُعِيدَتَا <text:span text:style-name="Source_5f_Text">ʔuʕiydatā</text:span></text:p>
      <text:p text:style-name="Text_20_body">أُعِيدَا <text:span text:style-name="Source_5f_Text">ʔuʕiydā</text:span></text:p>
      <text:p text:style-name="Text_20_body">двойств.</text:p>
      <text:p text:style-name="Text_20_body">число</text:p>
      <text:p text:style-name="Text_20_body">أُعِدْنَا <text:span text:style-name="Source_5f_Text">ʔuʕidnā</text:span></text:p>
      <text:p text:style-name="Text_20_body"><text:soft-page-break/>أُعِدْتُنَّ <text:span text:style-name="Source_5f_Text">ʔuʕidtunna</text:span></text:p>
      <text:p text:style-name="Text_20_body">أُعِدْتُمْ <text:span text:style-name="Source_5f_Text">ʔuʕidtum</text:span></text:p>
      <text:p text:style-name="Text_20_body">أُعِدْنَ <text:span text:style-name="Source_5f_Text">ʔuʕidna</text:span></text:p>
      <text:p text:style-name="Text_20_body">أُعِيدُوا <text:span text:style-name="Source_5f_Text">ʔuʕiyduwa</text:span></text:p>
      <text:p text:style-name="Text_20_body">множеств.</text:p>
      <text:p text:style-name="Text_20_body">число</text:p>
      <text:p text:style-name="Text_20_body"><text:span text:style-name="T1">Пример</text:span> <text:span text:style-name="T1">спряжения</text:span> <text:span text:style-name="T1">V</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تَقَبَّلَ <text:span text:style-name="Source_5f_Text">taqabbal-a</text:span> приним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قُبِّلْتُ <text:span text:style-name="Source_5f_Text">tuqubbiltu</text:span></text:p>
      <text:p text:style-name="Text_20_body">تُقُبِّلْتِ <text:span text:style-name="Source_5f_Text">tuqubbilti</text:span></text:p>
      <text:p text:style-name="Text_20_body">تُقُبِّلْتَ <text:span text:style-name="Source_5f_Text">tuqubbilta</text:span></text:p>
      <text:p text:style-name="Text_20_body">تُقُبِّلَتْ <text:span text:style-name="Source_5f_Text">tuqubbilat</text:span></text:p>
      <text:p text:style-name="Text_20_body">تُقُبِّلَ <text:span text:style-name="Source_5f_Text">tuqubbila</text:span></text:p>
      <text:p text:style-name="Text_20_body">единств.</text:p>
      <text:p text:style-name="Text_20_body">число</text:p>
      <text:p text:style-name="Text_20_body">تُقُبِّلْنَا <text:span text:style-name="Source_5f_Text">tuqubbilnā</text:span></text:p>
      <text:p text:style-name="Text_20_body">تُقُبِّلْتُمَا <text:span text:style-name="Source_5f_Text">tuqubbiltumā</text:span></text:p>
      <text:p text:style-name="Text_20_body">تُقُبِّلْتُمَا <text:span text:style-name="Source_5f_Text">tuqubbiltumā</text:span></text:p>
      <text:p text:style-name="Text_20_body"><text:soft-page-break/>تُقُبِّلَتَا <text:span text:style-name="Source_5f_Text">tuqubbilatā</text:span></text:p>
      <text:p text:style-name="Text_20_body">تُقُبِّلَا <text:span text:style-name="Source_5f_Text">tuqubbilā</text:span></text:p>
      <text:p text:style-name="Text_20_body">двойств.</text:p>
      <text:p text:style-name="Text_20_body">число</text:p>
      <text:p text:style-name="Text_20_body">تُقُبِّلْنَا <text:span text:style-name="Source_5f_Text">tuqubbilnā</text:span></text:p>
      <text:p text:style-name="Text_20_body">تُقُبِّلْتُنَّ <text:span text:style-name="Source_5f_Text">tuqubbiltunna</text:span></text:p>
      <text:p text:style-name="Text_20_body">تُقُبِّلْتُمْ <text:span text:style-name="Source_5f_Text">tuqubbiltum</text:span></text:p>
      <text:p text:style-name="Text_20_body">تُقُبِّلْنَ <text:span text:style-name="Source_5f_Text">tuqubbilna</text:span></text:p>
      <text:p text:style-name="Text_20_body">تُقُبِّلُوا <text:span text:style-name="Source_5f_Text">tuqubbiluwa</text:span></text:p>
      <text:p text:style-name="Text_20_body">множеств.</text:p>
      <text:p text:style-name="Text_20_body">число</text:p>
      <text:p text:style-name="Text_20_body"><text:span text:style-name="T1">Пример</text:span> <text:span text:style-name="T1">спряжения</text:span> <text:span text:style-name="T1">VI</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تَقَابَلَ <text:span text:style-name="Source_5f_Text">taqābala</text:span> встреч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تُقُوبِلْتُ <text:span text:style-name="Source_5f_Text">tuquwbiltu</text:span></text:p>
      <text:p text:style-name="Text_20_body">تُقُوبِلْتِ <text:span text:style-name="Source_5f_Text">tuquwbilti</text:span></text:p>
      <text:p text:style-name="Text_20_body">تُقُوبِلْتَ <text:span text:style-name="Source_5f_Text">tuquwbilta</text:span></text:p>
      <text:p text:style-name="Text_20_body">تُقُوبِلَتْ <text:span text:style-name="Source_5f_Text">tuquwbilat</text:span></text:p>
      <text:p text:style-name="Text_20_body">تُقُوبِلَ <text:span text:style-name="Source_5f_Text">tuquwbila</text:span></text:p>
      <text:p text:style-name="Text_20_body"><text:soft-page-break/>единств.</text:p>
      <text:p text:style-name="Text_20_body">число</text:p>
      <text:p text:style-name="Text_20_body">تُقُوبِلْنَا <text:span text:style-name="Source_5f_Text">tuquwbilnā</text:span></text:p>
      <text:p text:style-name="Text_20_body">تُقُوبِلْتُمَا <text:span text:style-name="Source_5f_Text">tuquwbiltumā</text:span></text:p>
      <text:p text:style-name="Text_20_body">تُقُوبِلْتُمَا <text:span text:style-name="Source_5f_Text">tuquwbiltumā</text:span></text:p>
      <text:p text:style-name="Text_20_body">تُقُوبِلَتَا <text:span text:style-name="Source_5f_Text">tuquwbilatā</text:span></text:p>
      <text:p text:style-name="Text_20_body">تُقُوبِلَا <text:span text:style-name="Source_5f_Text">tuquwbilā</text:span></text:p>
      <text:p text:style-name="Text_20_body">двойств.</text:p>
      <text:p text:style-name="Text_20_body">число</text:p>
      <text:p text:style-name="Text_20_body">تُقُوبِلْنَا <text:span text:style-name="Source_5f_Text">tuquwbilnā</text:span></text:p>
      <text:p text:style-name="Text_20_body">تُقُوبِلْتُنَّ <text:span text:style-name="Source_5f_Text">tuquwbiltunna</text:span></text:p>
      <text:p text:style-name="Text_20_body">تُقُوبِلْتُمْ <text:span text:style-name="Source_5f_Text">tuquwbiltum</text:span></text:p>
      <text:p text:style-name="Text_20_body">تُقُوبِلْنَ <text:span text:style-name="Source_5f_Text">tuquwbilna</text:span></text:p>
      <text:p text:style-name="Text_20_body">تُقُوبِلُوا <text:span text:style-name="Source_5f_Text">tuquwbiluwa</text:span></text:p>
      <text:p text:style-name="Text_20_body">множеств.</text:p>
      <text:p text:style-name="Text_20_body">число</text:p>
      <text:p text:style-name="Text_20_body"><text:span text:style-name="T1">Пример</text:span> <text:span text:style-name="T1">спряжения</text:span> <text:span text:style-name="T1">VII</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اِنْتَقَلَ <text:span text:style-name="Source_5f_Text">aintaqala</text:span> перемещ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اُنْتُقِلْتُ <text:span text:style-name="Source_5f_Text">auntuqiltu</text:span></text:p>
      <text:p text:style-name="Text_20_body">اُنْتُقِلْتِ <text:span text:style-name="Source_5f_Text">auntuqilti</text:span></text:p>
      <text:p text:style-name="Text_20_body">اُنْتُقِلْتَ <text:span text:style-name="Source_5f_Text">auntuqilta</text:span></text:p>
      <text:p text:style-name="Text_20_body">اُنْتُقِلَتْ <text:span text:style-name="Source_5f_Text">auntuqilat</text:span></text:p>
      <text:p text:style-name="Text_20_body">اُنْتُقِلَ <text:span text:style-name="Source_5f_Text">auntuqila</text:span></text:p>
      <text:p text:style-name="Text_20_body">единств.</text:p>
      <text:p text:style-name="Text_20_body">число</text:p>
      <text:p text:style-name="Text_20_body">اُنْتُقِلْنَا <text:span text:style-name="Source_5f_Text">auntuqilnā</text:span></text:p>
      <text:p text:style-name="Text_20_body">اُنْتُقِلْتُمَا <text:span text:style-name="Source_5f_Text">auntuqiltumā</text:span></text:p>
      <text:p text:style-name="Text_20_body">اُنْتُقِلْتُمَا <text:span text:style-name="Source_5f_Text">auntuqiltumā</text:span></text:p>
      <text:p text:style-name="Text_20_body">اُنْتُقِلَتَا <text:span text:style-name="Source_5f_Text">auntuqilatā</text:span></text:p>
      <text:p text:style-name="Text_20_body">اُنْتُقِلَا <text:span text:style-name="Source_5f_Text">auntuqilā</text:span></text:p>
      <text:p text:style-name="Text_20_body">двойств.</text:p>
      <text:p text:style-name="Text_20_body">число</text:p>
      <text:p text:style-name="Text_20_body">اُنْتُقِلْنَا <text:span text:style-name="Source_5f_Text">auntuqilnā</text:span></text:p>
      <text:p text:style-name="Text_20_body">اُنْتُقِلْتُنَّ <text:span text:style-name="Source_5f_Text">auntuqiltunna</text:span></text:p>
      <text:p text:style-name="Text_20_body">اُنْتُقِلْتُمْ <text:span text:style-name="Source_5f_Text">auntuqiltum</text:span></text:p>
      <text:p text:style-name="Text_20_body">اُنْتُقِلْنَ <text:span text:style-name="Source_5f_Text">auntuqilna</text:span></text:p>
      <text:p text:style-name="Text_20_body">اُنْتُقِلُوا <text:span text:style-name="Source_5f_Text">auntuqiluwa</text:span></text:p>
      <text:p text:style-name="Text_20_body">множеств.</text:p>
      <text:p text:style-name="Text_20_body">число</text:p>
      <text:p text:style-name="Text_20_body"><text:span text:style-name="T1">Пример</text:span> <text:span text:style-name="T1">спряжения</text:span> <text:span text:style-name="T1">VIII</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text:soft-page-break/>اِحْتَرَمَ <text:span text:style-name="Source_5f_Text">aiḥtarama</text:span> ува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حْتُرِمْتُ <text:span text:style-name="Source_5f_Text">auḥturimtu</text:span></text:p>
      <text:p text:style-name="Text_20_body">اُحْتُرِمْتِ <text:span text:style-name="Source_5f_Text">auḥturimti</text:span></text:p>
      <text:p text:style-name="Text_20_body">اُحْتُرِمْتَ <text:span text:style-name="Source_5f_Text">auḥturimta</text:span></text:p>
      <text:p text:style-name="Text_20_body">اُحْتُرِمَتْ <text:span text:style-name="Source_5f_Text">auḥturimat</text:span></text:p>
      <text:p text:style-name="Text_20_body">اُحْتُرِمَ <text:span text:style-name="Source_5f_Text">auḥturima</text:span></text:p>
      <text:p text:style-name="Text_20_body">единств.</text:p>
      <text:p text:style-name="Text_20_body">число</text:p>
      <text:p text:style-name="Text_20_body">اُحْتُرِمْنَا <text:span text:style-name="Source_5f_Text">auḥturimnā</text:span></text:p>
      <text:p text:style-name="Text_20_body">اُحْتُرِمْتُمَا <text:span text:style-name="Source_5f_Text">auḥturimtumā</text:span></text:p>
      <text:p text:style-name="Text_20_body">اُحْتُرِمْتُمَا <text:span text:style-name="Source_5f_Text">auḥturimtumā</text:span></text:p>
      <text:p text:style-name="Text_20_body">اُحْتُرِمَتَا <text:span text:style-name="Source_5f_Text">auḥturimatā</text:span></text:p>
      <text:p text:style-name="Text_20_body">اُحْتُرِمَا <text:span text:style-name="Source_5f_Text">auḥturimā</text:span></text:p>
      <text:p text:style-name="Text_20_body">двойств.</text:p>
      <text:p text:style-name="Text_20_body">число</text:p>
      <text:p text:style-name="Text_20_body">اُحْتُرِمْنَا <text:span text:style-name="Source_5f_Text">auḥturimnā</text:span></text:p>
      <text:p text:style-name="Text_20_body">اُحْتُرِمْتُنَّ <text:span text:style-name="Source_5f_Text">auḥturimtunna</text:span></text:p>
      <text:p text:style-name="Text_20_body"><text:soft-page-break/>اُحْتُرِمْتُمْ <text:span text:style-name="Source_5f_Text">auḥturimtum</text:span></text:p>
      <text:p text:style-name="Text_20_body">اُحْتُرِمْنَ <text:span text:style-name="Source_5f_Text">auḥturimna</text:span></text:p>
      <text:p text:style-name="Text_20_body">اُحْتُرِمُوا <text:span text:style-name="Source_5f_Text">auḥturimuwa</text:span></text:p>
      <text:p text:style-name="Text_20_body">множеств.</text:p>
      <text:p text:style-name="Text_20_body">число</text:p>
      <text:p text:style-name="Text_20_body"><text:span text:style-name="T1">Пример</text:span> <text:span text:style-name="T1">спряжения</text:span> <text:span text:style-name="T1">IX</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اِحْمَرَّ <text:span text:style-name="Source_5f_Text">aiḥmarra</text:span> красне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حْمُرِرْتُ <text:span text:style-name="Source_5f_Text">auḥmurirtu</text:span></text:p>
      <text:p text:style-name="Text_20_body">اُحْمُرِرْتِ <text:span text:style-name="Source_5f_Text">auḥmurirti</text:span></text:p>
      <text:p text:style-name="Text_20_body">اُحْمُرِرْتَ <text:span text:style-name="Source_5f_Text">auḥmurirta</text:span></text:p>
      <text:p text:style-name="Text_20_body">اُحْمُرَّتْ <text:span text:style-name="Source_5f_Text">auḥmurrat</text:span></text:p>
      <text:p text:style-name="Text_20_body">اُحْمُرَّ <text:span text:style-name="Source_5f_Text">auḥmurra</text:span></text:p>
      <text:p text:style-name="Text_20_body">единств.</text:p>
      <text:p text:style-name="Text_20_body">число</text:p>
      <text:p text:style-name="Text_20_body">اُحْمُرِرْنَا <text:span text:style-name="Source_5f_Text">auḥmurirnā</text:span></text:p>
      <text:p text:style-name="Text_20_body">اُحْمُرِرْتُمَا <text:span text:style-name="Source_5f_Text">auḥmurirtumā</text:span></text:p>
      <text:p text:style-name="Text_20_body">اُحْمُرِرْتُمَا <text:span text:style-name="Source_5f_Text">auḥmurirtumā</text:span></text:p>
      <text:p text:style-name="Text_20_body">اُحْمُرَّتَا <text:span text:style-name="Source_5f_Text">auḥmurratā</text:span></text:p>
      <text:p text:style-name="Text_20_body"><text:soft-page-break/>اُحْمُرَّا <text:span text:style-name="Source_5f_Text">auḥmurrā</text:span></text:p>
      <text:p text:style-name="Text_20_body">двойств.</text:p>
      <text:p text:style-name="Text_20_body">число</text:p>
      <text:p text:style-name="Text_20_body">اُحْمُرِرْنَا <text:span text:style-name="Source_5f_Text">auḥmurirnā</text:span></text:p>
      <text:p text:style-name="Text_20_body">اُحْمُرِرْتُنَّ <text:span text:style-name="Source_5f_Text">auḥmurirtunna</text:span></text:p>
      <text:p text:style-name="Text_20_body">اُحْمُرِرْتُمْ <text:span text:style-name="Source_5f_Text">auḥmurirtum</text:span></text:p>
      <text:p text:style-name="Text_20_body">اُحْمُرِرْنَ <text:span text:style-name="Source_5f_Text">auḥmurirna</text:span></text:p>
      <text:p text:style-name="Text_20_body">اُحْمُرُّوا <text:span text:style-name="Source_5f_Text">auḥmurruwa</text:span></text:p>
      <text:p text:style-name="Text_20_body">множеств.</text:p>
      <text:p text:style-name="Text_20_body">число</text:p>
      <text:p text:style-name="Text_20_body"><text:span text:style-name="T1">Пример</text:span> <text:span text:style-name="T1">спряжения</text:span> <text:span text:style-name="T1">X</text:span> <text:span text:style-name="T1">породы</text:span> <text:span text:style-name="T1">глагола</text:span> <text:span text:style-name="T1">в</text:span> <text:span text:style-name="T1">страдательном</text:span> <text:span text:style-name="T1">залоге</text:span> <text:span text:style-name="T1">прошедшего</text:span> <text:span text:style-name="T1">времени.</text:span></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سْتُخْدِمْتُ <text:span text:style-name="Source_5f_Text">austuxdimtu</text:span></text:p>
      <text:p text:style-name="Text_20_body">اُسْتُخْدِمْتِ <text:span text:style-name="Source_5f_Text">austuxdimti</text:span></text:p>
      <text:p text:style-name="Text_20_body">اُسْتُخْدِمْتَ <text:span text:style-name="Source_5f_Text">austuxdimta</text:span></text:p>
      <text:p text:style-name="Text_20_body">اُسْتُخْدِمَتْ <text:span text:style-name="Source_5f_Text">austuxdimat</text:span></text:p>
      <text:p text:style-name="Text_20_body">اُسْتُخْدِمَ <text:span text:style-name="Source_5f_Text">austuxdima</text:span></text:p>
      <text:p text:style-name="Text_20_body">единств.</text:p>
      <text:p text:style-name="Text_20_body">число</text:p>
      <text:p text:style-name="Text_20_body"><text:soft-page-break/>اُسْتُخْدِمْنَا <text:span text:style-name="Source_5f_Text">austuxdimnā</text:span></text:p>
      <text:p text:style-name="Text_20_body">اُسْتُخْدِمْتُمَا <text:span text:style-name="Source_5f_Text">austuxdimtumā</text:span></text:p>
      <text:p text:style-name="Text_20_body">اُسْتُخْدِمْتُمَا <text:span text:style-name="Source_5f_Text">austuxdimtumā</text:span></text:p>
      <text:p text:style-name="Text_20_body">اُسْتُخْدِمَتَا <text:span text:style-name="Source_5f_Text">austuxdimatā</text:span></text:p>
      <text:p text:style-name="Text_20_body">اُسْتُخْدِمَا <text:span text:style-name="Source_5f_Text">austuxdimā</text:span></text:p>
      <text:p text:style-name="Text_20_body">двойств.</text:p>
      <text:p text:style-name="Text_20_body">число</text:p>
      <text:p text:style-name="Text_20_body">اُسْتُخْدِمْنَا <text:span text:style-name="Source_5f_Text">austuxdimnā</text:span></text:p>
      <text:p text:style-name="Text_20_body">اُسْتُخْدِمْتُنَّ <text:span text:style-name="Source_5f_Text">austuxdimtunna</text:span></text:p>
      <text:p text:style-name="Text_20_body">اُسْتُخْدِمْتُمْ <text:span text:style-name="Source_5f_Text">austuxdimtum</text:span></text:p>
      <text:p text:style-name="Text_20_body">اُسْتُخْدِمْنَ <text:span text:style-name="Source_5f_Text">austuxdimna</text:span></text:p>
      <text:p text:style-name="Text_20_body">اُسْتُخْدِمُوا <text:span text:style-name="Source_5f_Text">austuxdimuwa</text:span></text:p>
      <text:p text:style-name="Text_20_body">множеств.</text:p>
      <text:p text:style-name="Text_20_body">число</text:p>
      <text:p text:style-name="Text_20_body">Примеры спряжения глаголов настояще-будущего времени в страдательном залоге</text:p>
      <text:p text:style-name="Text_20_body"><text:span text:style-name="T1">Пример</text:span> <text:span text:style-name="T1">спряжения</text:span> <text:span text:style-name="T1">трехбуквенного</text:span> <text:span text:style-name="T1">правильного</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كَتَبَ <text:span text:style-name="Source_5f_Text">kataba</text:span> (у)пи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أُكْتَبُ <text:span text:style-name="Source_5f_Text">ʔuktabu</text:span></text:p>
      <text:p text:style-name="Text_20_body">تُكْتَبِينَ <text:span text:style-name="Source_5f_Text">tuktabiyna</text:span></text:p>
      <text:p text:style-name="Text_20_body">تُكْتَبُ <text:span text:style-name="Source_5f_Text">tuktabu</text:span></text:p>
      <text:p text:style-name="Text_20_body">تُكْتَبُ <text:span text:style-name="Source_5f_Text">tuktabu</text:span></text:p>
      <text:p text:style-name="Text_20_body">يُكْتَبُ <text:span text:style-name="Source_5f_Text">yuktabu</text:span></text:p>
      <text:p text:style-name="Text_20_body">единств.</text:p>
      <text:p text:style-name="Text_20_body">число</text:p>
      <text:p text:style-name="Text_20_body">نُكْتَبُ <text:span text:style-name="Source_5f_Text">nuktabu</text:span></text:p>
      <text:p text:style-name="Text_20_body">تُكْتَبَانِ <text:span text:style-name="Source_5f_Text">tuktabāni</text:span></text:p>
      <text:p text:style-name="Text_20_body">تُكْتَبَانِ <text:span text:style-name="Source_5f_Text">tuktabāni</text:span></text:p>
      <text:p text:style-name="Text_20_body">تُكْتَبَانِ <text:span text:style-name="Source_5f_Text">tuktabāni</text:span></text:p>
      <text:p text:style-name="Text_20_body">يُكْتَبَانِ <text:span text:style-name="Source_5f_Text">yuktabāni</text:span></text:p>
      <text:p text:style-name="Text_20_body">двойств.</text:p>
      <text:p text:style-name="Text_20_body">число</text:p>
      <text:p text:style-name="Text_20_body">نُكْتَبُ <text:span text:style-name="Source_5f_Text">nuktabu</text:span></text:p>
      <text:p text:style-name="Text_20_body">تُكْتَبْنَ <text:span text:style-name="Source_5f_Text">tuktabna</text:span></text:p>
      <text:p text:style-name="Text_20_body">تُكْتَبُونَ <text:span text:style-name="Source_5f_Text">tuktabuwna</text:span></text:p>
      <text:p text:style-name="Text_20_body">يُكْتَبْنَ <text:span text:style-name="Source_5f_Text">yuktabna</text:span></text:p>
      <text:p text:style-name="Text_20_body">يُكْتَبُونَ <text:span text:style-name="Source_5f_Text">yuktabuwna</text:span></text:p>
      <text:p text:style-name="Text_20_body">множеств.</text:p>
      <text:p text:style-name="Text_20_body">число</text:p>
      <text:p text:style-name="Text_20_body"><text:span text:style-name="T1">Пример</text:span> <text:span text:style-name="T1">спряжения</text:span> <text:span text:style-name="T1">трехбуквенного</text:span> <text:span text:style-name="T1">подобноправильного</text:span> <text:span text:style-name="T1">глагола</text:span> <text:span text:style-name="T1">в</text:span> <text:span text:style-name="T1">страдательном</text:span> <text:span text:style-name="T1">залоге</text:span> <text:soft-page-break/><text:span text:style-name="T1">настояще-будущего</text:span> <text:span text:style-name="T1">времени.</text:span></text:p>
      <text:p text:style-name="Text_20_body">وَلَدَ <text:span text:style-name="Source_5f_Text">walada</text:span> (а) рожать, род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ولَدُ <text:span text:style-name="Source_5f_Text">ʔuwladu</text:span></text:p>
      <text:p text:style-name="Text_20_body">تُولَدِينَ <text:span text:style-name="Source_5f_Text">tuwladiyna</text:span></text:p>
      <text:p text:style-name="Text_20_body">تُولَدُ <text:span text:style-name="Source_5f_Text">tuwladu</text:span></text:p>
      <text:p text:style-name="Text_20_body">تُولَدُ <text:span text:style-name="Source_5f_Text">tuwladu</text:span></text:p>
      <text:p text:style-name="Text_20_body">يُولَدُ <text:span text:style-name="Source_5f_Text">yuwladu</text:span></text:p>
      <text:p text:style-name="Text_20_body">единств.</text:p>
      <text:p text:style-name="Text_20_body">число</text:p>
      <text:p text:style-name="Text_20_body">نُولَدُ <text:span text:style-name="Source_5f_Text">nuwladu</text:span></text:p>
      <text:p text:style-name="Text_20_body">تُولَداَنِ <text:span text:style-name="Source_5f_Text">tuwladaani</text:span></text:p>
      <text:p text:style-name="Text_20_body">تُولَداَنِ <text:span text:style-name="Source_5f_Text">tuwladaani</text:span></text:p>
      <text:p text:style-name="Text_20_body">تُولَداَنِ <text:span text:style-name="Source_5f_Text">tuwladaani</text:span></text:p>
      <text:p text:style-name="Text_20_body">يُولَدَانِ <text:span text:style-name="Source_5f_Text">yuwladāni</text:span></text:p>
      <text:p text:style-name="Text_20_body">двойств.</text:p>
      <text:p text:style-name="Text_20_body">число</text:p>
      <text:p text:style-name="Text_20_body">نُولَدُ <text:span text:style-name="Source_5f_Text">nuwladu</text:span></text:p>
      <text:p text:style-name="Text_20_body">تُولَدْنَ <text:span text:style-name="Source_5f_Text">tuwladna</text:span></text:p>
      <text:p text:style-name="Text_20_body"><text:soft-page-break/>تُولَدُونَ <text:span text:style-name="Source_5f_Text">tuwladuwna</text:span></text:p>
      <text:p text:style-name="Text_20_body">يُولَدْنَ <text:span text:style-name="Source_5f_Text">yuwladna</text:span></text:p>
      <text:p text:style-name="Text_20_body">يُولَدُونَ <text:span text:style-name="Source_5f_Text">yuwladuwna</text:span></text:p>
      <text:p text:style-name="Text_20_body">множеств.</text:p>
      <text:p text:style-name="Text_20_body">число</text:p>
      <text:p text:style-name="Text_20_body"><text:span text:style-name="T1">Пример</text:span> <text:span text:style-name="T1">спряжения</text:span> <text:span text:style-name="T1">трехбуквенного</text:span> <text:span text:style-name="T1">пустого</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بَاعَ <text:span text:style-name="Source_5f_Text">bāʕa</text:span> (и) прод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بَاعُ <text:span text:style-name="Source_5f_Text">ʔubāʕu</text:span></text:p>
      <text:p text:style-name="Text_20_body">تُبَاعِينَ <text:span text:style-name="Source_5f_Text">tubāʕiyna</text:span></text:p>
      <text:p text:style-name="Text_20_body">تُبَاعُ <text:span text:style-name="Source_5f_Text">tubāʕu</text:span></text:p>
      <text:p text:style-name="Text_20_body">تُبَاعُ <text:span text:style-name="Source_5f_Text">tubāʕu</text:span></text:p>
      <text:p text:style-name="Text_20_body">يُبَاعُ <text:span text:style-name="Source_5f_Text">yubāʕu</text:span></text:p>
      <text:p text:style-name="Text_20_body">единств.</text:p>
      <text:p text:style-name="Text_20_body">число</text:p>
      <text:p text:style-name="Text_20_body">نُبَاعُ <text:span text:style-name="Source_5f_Text">nubāʕu</text:span></text:p>
      <text:p text:style-name="Text_20_body">تُبَاعَانِ <text:span text:style-name="Source_5f_Text">tubāʕāni</text:span></text:p>
      <text:p text:style-name="Text_20_body">تُبَاعَانِ <text:span text:style-name="Source_5f_Text">tubāʕāni</text:span></text:p>
      <text:p text:style-name="Text_20_body"><text:soft-page-break/>تُبَاعَانِ <text:span text:style-name="Source_5f_Text">tubāʕāni</text:span></text:p>
      <text:p text:style-name="Text_20_body">يُبَاعَانِ <text:span text:style-name="Source_5f_Text">yubāʕāni</text:span></text:p>
      <text:p text:style-name="Text_20_body">двойств.</text:p>
      <text:p text:style-name="Text_20_body">число</text:p>
      <text:p text:style-name="Text_20_body">نُبَاعُ <text:span text:style-name="Source_5f_Text">nubāʕu</text:span></text:p>
      <text:p text:style-name="Text_20_body">تُبَعْنَ <text:span text:style-name="Source_5f_Text">tubaʕna</text:span></text:p>
      <text:p text:style-name="Text_20_body">تُبَاعُونَ <text:span text:style-name="Source_5f_Text">tubāʕuwna</text:span></text:p>
      <text:p text:style-name="Text_20_body">يُبَعْنَ <text:span text:style-name="Source_5f_Text">yubaʕna</text:span></text:p>
      <text:p text:style-name="Text_20_body">يُبَاعُونَ <text:span text:style-name="Source_5f_Text">yubāʕuwna</text:span></text:p>
      <text:p text:style-name="Text_20_body">множеств.</text:p>
      <text:p text:style-name="Text_20_body">число</text:p>
      <text:p text:style-name="Text_20_body"><text:span text:style-name="T1">Пример</text:span> <text:span text:style-name="T1">спряжения</text:span> <text:span text:style-name="T1">трехбуквенного</text:span> <text:span text:style-name="T1">недостаточного</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رَمَي <text:span text:style-name="Source_5f_Text">ramay</text:span> (и) бро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رْمَي <text:span text:style-name="Source_5f_Text">ʔurmay</text:span></text:p>
      <text:p text:style-name="Text_20_body">تُرْمَيْنَ <text:span text:style-name="Source_5f_Text">turmayna</text:span></text:p>
      <text:p text:style-name="Text_20_body">تُرْمَي <text:span text:style-name="Source_5f_Text">turmay</text:span></text:p>
      <text:p text:style-name="Text_20_body">تُرْمَي <text:span text:style-name="Source_5f_Text">turmay</text:span></text:p>
      <text:p text:style-name="Text_20_body"><text:soft-page-break/>يُرْمَي <text:span text:style-name="Source_5f_Text">yurmay</text:span></text:p>
      <text:p text:style-name="Text_20_body">единств.</text:p>
      <text:p text:style-name="Text_20_body">число</text:p>
      <text:p text:style-name="Text_20_body">نُرْمَي <text:span text:style-name="Source_5f_Text">nurmay</text:span></text:p>
      <text:p text:style-name="Text_20_body">تُرْمَيَانِ <text:span text:style-name="Source_5f_Text">turmayāni</text:span></text:p>
      <text:p text:style-name="Text_20_body">تُرْمَيَانِ <text:span text:style-name="Source_5f_Text">turmayāni</text:span></text:p>
      <text:p text:style-name="Text_20_body">تُرْمَيَانِ <text:span text:style-name="Source_5f_Text">turmayāni</text:span></text:p>
      <text:p text:style-name="Text_20_body">يُرْمَيانِ <text:span text:style-name="Source_5f_Text">yurmayani</text:span></text:p>
      <text:p text:style-name="Text_20_body">двойств.</text:p>
      <text:p text:style-name="Text_20_body">число</text:p>
      <text:p text:style-name="Text_20_body">نُرْمَي <text:span text:style-name="Source_5f_Text">nurmay</text:span></text:p>
      <text:p text:style-name="Text_20_body">تُرْمَيْنَ <text:span text:style-name="Source_5f_Text">turmayna</text:span></text:p>
      <text:p text:style-name="Text_20_body">تُرْمَوْنَ <text:span text:style-name="Source_5f_Text">turmawna</text:span></text:p>
      <text:p text:style-name="Text_20_body">يُرْمَيْنَ <text:span text:style-name="Source_5f_Text">yurmayna</text:span></text:p>
      <text:p text:style-name="Text_20_body">يُرْمَوْنَ <text:span text:style-name="Source_5f_Text">yurmawna</text:span></text:p>
      <text:p text:style-name="Text_20_body">множеств.</text:p>
      <text:p text:style-name="Text_20_body">число</text:p>
      <text:p text:style-name="Text_20_body"><text:span text:style-name="T1">Пример</text:span> <text:span text:style-name="T1">спряжения</text:span> <text:span text:style-name="T1">трехбуквенного</text:span> <text:span text:style-name="T1">удвоенного</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دَلَّ <text:span text:style-name="Source_5f_Text">dalla</text:span> (у) указывать</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أُدَلُّ <text:span text:style-name="Source_5f_Text">ʔudallu</text:span></text:p>
      <text:p text:style-name="Text_20_body">تُدَلِّينَ <text:span text:style-name="Source_5f_Text">tudalliyna</text:span></text:p>
      <text:p text:style-name="Text_20_body">تُدَلُّ <text:span text:style-name="Source_5f_Text">tudallu</text:span></text:p>
      <text:p text:style-name="Text_20_body">تُدَلُّ <text:span text:style-name="Source_5f_Text">tudallu</text:span></text:p>
      <text:p text:style-name="Text_20_body">يُدَلُّ <text:span text:style-name="Source_5f_Text">yudallu</text:span></text:p>
      <text:p text:style-name="Text_20_body">единств.</text:p>
      <text:p text:style-name="Text_20_body">число</text:p>
      <text:p text:style-name="Text_20_body">نُدَلُّ <text:span text:style-name="Source_5f_Text">nudallu</text:span></text:p>
      <text:p text:style-name="Text_20_body">تُدَلَّانِ <text:span text:style-name="Source_5f_Text">tudallāni</text:span></text:p>
      <text:p text:style-name="Text_20_body">تُدَلَّانِ <text:span text:style-name="Source_5f_Text">tudallāni</text:span></text:p>
      <text:p text:style-name="Text_20_body">تُدَلَّانِ <text:span text:style-name="Source_5f_Text">tudallāni</text:span></text:p>
      <text:p text:style-name="Text_20_body">يُدَلُّانِ <text:span text:style-name="Source_5f_Text">yudalluani</text:span></text:p>
      <text:p text:style-name="Text_20_body">двойств.</text:p>
      <text:p text:style-name="Text_20_body">число</text:p>
      <text:p text:style-name="Text_20_body">نُدَلُّ <text:span text:style-name="Source_5f_Text">nudallu</text:span></text:p>
      <text:p text:style-name="Text_20_body">تُدْلَلْنَ <text:span text:style-name="Source_5f_Text">tudlalna</text:span></text:p>
      <text:p text:style-name="Text_20_body">تُدَلُّونَ <text:span text:style-name="Source_5f_Text">tudalluwna</text:span></text:p>
      <text:p text:style-name="Text_20_body">يُدْلَلْنَ <text:span text:style-name="Source_5f_Text">yudlalna</text:span></text:p>
      <text:p text:style-name="Text_20_body">يُدَلُّونَ <text:span text:style-name="Source_5f_Text">yudalluwna</text:span></text:p>
      <text:p text:style-name="Text_20_body">множеств.</text:p>
      <text:p text:style-name="Text_20_body"><text:soft-page-break/>число</text:p>
      <text:p text:style-name="Text_20_body"><text:span text:style-name="T1">Пример</text:span> <text:span text:style-name="T1">спряжения</text:span> <text:span text:style-name="T1">II</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كَسَّرَ <text:span text:style-name="Source_5f_Text">kassara</text:span> разлам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كَسَّرُ <text:span text:style-name="Source_5f_Text">ʔukassaru</text:span></text:p>
      <text:p text:style-name="Text_20_body">تُكَسَّرِينَ <text:span text:style-name="Source_5f_Text">tukassariyna</text:span></text:p>
      <text:p text:style-name="Text_20_body">تُكَسَّرُ <text:span text:style-name="Source_5f_Text">tukassaru</text:span></text:p>
      <text:p text:style-name="Text_20_body">تُكَسَّرُ <text:span text:style-name="Source_5f_Text">tukassaru</text:span></text:p>
      <text:p text:style-name="Text_20_body">يُكَسَّرُ <text:span text:style-name="Source_5f_Text">yukassaru</text:span></text:p>
      <text:p text:style-name="Text_20_body">единств.</text:p>
      <text:p text:style-name="Text_20_body">число</text:p>
      <text:p text:style-name="Text_20_body">نُكَسَّرُ <text:span text:style-name="Source_5f_Text">nukassaru</text:span></text:p>
      <text:p text:style-name="Text_20_body">تُكَسَّرَانِ <text:span text:style-name="Source_5f_Text">tukassarāni</text:span></text:p>
      <text:p text:style-name="Text_20_body">تُكَسَّرَانِ <text:span text:style-name="Source_5f_Text">tukassarāni</text:span></text:p>
      <text:p text:style-name="Text_20_body">تُكَسَّرَانِ <text:span text:style-name="Source_5f_Text">tukassarāni</text:span></text:p>
      <text:p text:style-name="Text_20_body">يُكَسَّرَانِ <text:span text:style-name="Source_5f_Text">yukassarāni</text:span></text:p>
      <text:p text:style-name="Text_20_body">двойств.</text:p>
      <text:p text:style-name="Text_20_body">число</text:p>
      <text:p text:style-name="Text_20_body"><text:soft-page-break/>نُكَسَّرُ <text:span text:style-name="Source_5f_Text">nukassaru</text:span></text:p>
      <text:p text:style-name="Text_20_body">تُكَسَّرْنَ <text:span text:style-name="Source_5f_Text">tukassarna</text:span></text:p>
      <text:p text:style-name="Text_20_body">تُكَسَرُونَ <text:span text:style-name="Source_5f_Text">tukasaruwna</text:span></text:p>
      <text:p text:style-name="Text_20_body">يُكَسَّرْنَ <text:span text:style-name="Source_5f_Text">yukassarna</text:span></text:p>
      <text:p text:style-name="Text_20_body">يُكَسَّرُونَ <text:span text:style-name="Source_5f_Text">yukassaruwna</text:span></text:p>
      <text:p text:style-name="Text_20_body">множеств.</text:p>
      <text:p text:style-name="Text_20_body">число</text:p>
      <text:p text:style-name="Text_20_body"><text:span text:style-name="T1">Пример</text:span> <text:span text:style-name="T1">спряжения</text:span> <text:span text:style-name="T1">III</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بَارَكَ <text:span text:style-name="Source_5f_Text">bāraka</text:span> благословля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بَارَكُ <text:span text:style-name="Source_5f_Text">ʔubāraku</text:span></text:p>
      <text:p text:style-name="Text_20_body">تُبَارَكِينَ <text:span text:style-name="Source_5f_Text">tubārakiyna</text:span></text:p>
      <text:p text:style-name="Text_20_body">تُبَارَكُ <text:span text:style-name="Source_5f_Text">tubāraku</text:span></text:p>
      <text:p text:style-name="Text_20_body">تُبَارَكُ <text:span text:style-name="Source_5f_Text">tubāraku</text:span></text:p>
      <text:p text:style-name="Text_20_body">يُبَارَكُ <text:span text:style-name="Source_5f_Text">yubāraku</text:span></text:p>
      <text:p text:style-name="Text_20_body">единств.</text:p>
      <text:p text:style-name="Text_20_body">число</text:p>
      <text:p text:style-name="Text_20_body">نُبَارَكُ <text:span text:style-name="Source_5f_Text">nubāraku</text:span></text:p>
      <text:p text:style-name="Text_20_body"><text:soft-page-break/>تُبَارَكَانِ <text:span text:style-name="Source_5f_Text">tubārakāni</text:span></text:p>
      <text:p text:style-name="Text_20_body">تُبَارَكَانِ <text:span text:style-name="Source_5f_Text">tubārakāni</text:span></text:p>
      <text:p text:style-name="Text_20_body">تُبَارَكَانِ <text:span text:style-name="Source_5f_Text">tubārakāni</text:span></text:p>
      <text:p text:style-name="Text_20_body">يُبَارَكَانِ <text:span text:style-name="Source_5f_Text">yubārakāni</text:span></text:p>
      <text:p text:style-name="Text_20_body">двойств.</text:p>
      <text:p text:style-name="Text_20_body">число</text:p>
      <text:p text:style-name="Text_20_body">نُبَارَكُ <text:span text:style-name="Source_5f_Text">nubāraku</text:span></text:p>
      <text:p text:style-name="Text_20_body">تُبَارَكْنَ <text:span text:style-name="Source_5f_Text">tubārakna</text:span></text:p>
      <text:p text:style-name="Text_20_body">تُبَارَكُونَ <text:span text:style-name="Source_5f_Text">tubārakuwna</text:span></text:p>
      <text:p text:style-name="Text_20_body">يُبَارَكْنَ <text:span text:style-name="Source_5f_Text">yubārakna</text:span></text:p>
      <text:p text:style-name="Text_20_body">يُبَارَكُونَ <text:span text:style-name="Source_5f_Text">yubārakuwna</text:span></text:p>
      <text:p text:style-name="Text_20_body">множеств.</text:p>
      <text:p text:style-name="Text_20_body">число</text:p>
      <text:p text:style-name="Text_20_body"><text:span text:style-name="T1">Пример</text:span> <text:span text:style-name="T1">спряжения</text:span> <text:span text:style-name="T1">IV</text:span> <text:span text:style-name="T1">породы</text:span> <text:span text:style-name="T1">пустого</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أَعَادَ <text:span text:style-name="Source_5f_Text">ʔaʕāda</text:span> возвращ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عَادُ <text:span text:style-name="Source_5f_Text">ʔuʕādu</text:span></text:p>
      <text:p text:style-name="Text_20_body">تُعَادِينَ <text:span text:style-name="Source_5f_Text">tuʕādiyna</text:span></text:p>
      <text:p text:style-name="Text_20_body"><text:soft-page-break/>تُعَادُ <text:span text:style-name="Source_5f_Text">tuʕādu</text:span></text:p>
      <text:p text:style-name="Text_20_body">تُعَادُ <text:span text:style-name="Source_5f_Text">tuʕādu</text:span></text:p>
      <text:p text:style-name="Text_20_body">يُعَادُ <text:span text:style-name="Source_5f_Text">yuʕādu</text:span></text:p>
      <text:p text:style-name="Text_20_body">единств.</text:p>
      <text:p text:style-name="Text_20_body">число</text:p>
      <text:p text:style-name="Text_20_body">نُعَادُ <text:span text:style-name="Source_5f_Text">nuʕādu</text:span></text:p>
      <text:p text:style-name="Text_20_body">تُعَادَانِ <text:span text:style-name="Source_5f_Text">tuʕādāni</text:span></text:p>
      <text:p text:style-name="Text_20_body">تُعَادَانِ <text:span text:style-name="Source_5f_Text">tuʕādāni</text:span></text:p>
      <text:p text:style-name="Text_20_body">تُعَادَانِ <text:span text:style-name="Source_5f_Text">tuʕādāni</text:span></text:p>
      <text:p text:style-name="Text_20_body">يُعَادَانِ <text:span text:style-name="Source_5f_Text">yuʕādāni</text:span></text:p>
      <text:p text:style-name="Text_20_body">двойств.</text:p>
      <text:p text:style-name="Text_20_body">число</text:p>
      <text:p text:style-name="Text_20_body">نُعَادُ <text:span text:style-name="Source_5f_Text">nuʕādu</text:span></text:p>
      <text:p text:style-name="Text_20_body">تُعَدْنَ <text:span text:style-name="Source_5f_Text">tuʕadna</text:span></text:p>
      <text:p text:style-name="Text_20_body">تُعَادُونَ <text:span text:style-name="Source_5f_Text">tuʕāduwna</text:span></text:p>
      <text:p text:style-name="Text_20_body">يُعَدْنَ <text:span text:style-name="Source_5f_Text">yuʕadna</text:span></text:p>
      <text:p text:style-name="Text_20_body">يُعَادُونَ <text:span text:style-name="Source_5f_Text">yuʕāduwna</text:span></text:p>
      <text:p text:style-name="Text_20_body">множеств.</text:p>
      <text:p text:style-name="Text_20_body">число</text:p>
      <text:p text:style-name="Text_20_body"><text:span text:style-name="T1">Пример</text:span> <text:span text:style-name="T1">спряжения</text:span> <text:span text:style-name="T1">V</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е-будущего</text:span> <text:span text:style-name="T1">времени.</text:span></text:p>
      <text:p text:style-name="Text_20_body">تَقَبَّلَ <text:span text:style-name="Source_5f_Text">taqabbal-a</text:span> принимать</text:p>
      <text:p text:style-name="Text_20_body"><text:soft-page-break/>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قَبَّلُ <text:span text:style-name="Source_5f_Text">ʔutaqabbal-u</text:span></text:p>
      <text:p text:style-name="Text_20_body">تُتَقَبَّلِينَ <text:span text:style-name="Source_5f_Text">tutaqabbal-iyna</text:span></text:p>
      <text:p text:style-name="Text_20_body">تُتَقَبَّلُ <text:span text:style-name="Source_5f_Text">tutaqabbal-u</text:span></text:p>
      <text:p text:style-name="Text_20_body">تُتَقَبَّلُ <text:span text:style-name="Source_5f_Text">tutaqabbal-u</text:span></text:p>
      <text:p text:style-name="Text_20_body">يُتَقَبَّلُ <text:span text:style-name="Source_5f_Text">yutaqabbal-u</text:span></text:p>
      <text:p text:style-name="Text_20_body">единств.</text:p>
      <text:p text:style-name="Text_20_body">число</text:p>
      <text:p text:style-name="Text_20_body">نُتَقَبَّلُ <text:span text:style-name="Source_5f_Text">nutaqabbal-u</text:span></text:p>
      <text:p text:style-name="Text_20_body">تُتَقَبَّلَانِ <text:span text:style-name="Source_5f_Text">tutaqabbal-āni</text:span></text:p>
      <text:p text:style-name="Text_20_body">تُتَقَبَّلَانِ <text:span text:style-name="Source_5f_Text">tutaqabbal-āni</text:span></text:p>
      <text:p text:style-name="Text_20_body">تُتَقَبَّلَانِ <text:span text:style-name="Source_5f_Text">tutaqabbal-āni</text:span></text:p>
      <text:p text:style-name="Text_20_body">يُتَقَبَّلَانِ <text:span text:style-name="Source_5f_Text">yutaqabbal-āni</text:span></text:p>
      <text:p text:style-name="Text_20_body">двойств.</text:p>
      <text:p text:style-name="Text_20_body">число</text:p>
      <text:p text:style-name="Text_20_body">نُتَقَبَّلُ <text:span text:style-name="Source_5f_Text">nutaqabbal-u</text:span></text:p>
      <text:p text:style-name="Text_20_body">تُتَقَبَّلْنَ <text:span text:style-name="Source_5f_Text">tutaqabbal-na</text:span></text:p>
      <text:p text:style-name="Text_20_body">تُتَقَبَّلُونَ <text:span text:style-name="Source_5f_Text">tutaqabbal-uwna</text:span></text:p>
      <text:p text:style-name="Text_20_body"><text:soft-page-break/>يُتَقَبَّلْنَ <text:span text:style-name="Source_5f_Text">yutaqabbal-na</text:span></text:p>
      <text:p text:style-name="Text_20_body">يُتَقَبَّلُونَ <text:span text:style-name="Source_5f_Text">yutaqabbal-uwna</text:span></text:p>
      <text:p text:style-name="Text_20_body">множеств.</text:p>
      <text:p text:style-name="Text_20_body">число</text:p>
      <text:p text:style-name="Text_20_body"><text:span text:style-name="T1">Пример</text:span> <text:span text:style-name="T1">спряжения</text:span> <text:span text:style-name="T1">VI</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е-будущего</text:span> <text:span text:style-name="T1">времени.</text:span></text:p>
      <text:p text:style-name="Text_20_body">تَقَابَلَ <text:span text:style-name="Source_5f_Text">taqābala</text:span> встреч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تَقَابَلُ <text:span text:style-name="Source_5f_Text">ʔutaqābalu</text:span></text:p>
      <text:p text:style-name="Text_20_body">تُتَقَابَلِينَ <text:span text:style-name="Source_5f_Text">tutaqābaliyna</text:span></text:p>
      <text:p text:style-name="Text_20_body">تُتَقَابَلُ <text:span text:style-name="Source_5f_Text">tutaqābalu</text:span></text:p>
      <text:p text:style-name="Text_20_body">تُتَقَابَلُ <text:span text:style-name="Source_5f_Text">tutaqābalu</text:span></text:p>
      <text:p text:style-name="Text_20_body">يُتَقَابَلُ <text:span text:style-name="Source_5f_Text">yutaqābalu</text:span></text:p>
      <text:p text:style-name="Text_20_body">единств.</text:p>
      <text:p text:style-name="Text_20_body">число</text:p>
      <text:p text:style-name="Text_20_body">نُتَقَابَلُ <text:span text:style-name="Source_5f_Text">nutaqābalu</text:span></text:p>
      <text:p text:style-name="Text_20_body">تُتَقَابَلَانِ <text:span text:style-name="Source_5f_Text">tutaqābalāni</text:span></text:p>
      <text:p text:style-name="Text_20_body">تُتَقَابَلَانِ <text:span text:style-name="Source_5f_Text">tutaqābalāni</text:span></text:p>
      <text:p text:style-name="Text_20_body">تُتَقَابَلَانِ <text:span text:style-name="Source_5f_Text">tutaqābalāni</text:span></text:p>
      <text:p text:style-name="Text_20_body"><text:soft-page-break/>يُتَقَابَلَانِ <text:span text:style-name="Source_5f_Text">yutaqābalāni</text:span></text:p>
      <text:p text:style-name="Text_20_body">двойств.</text:p>
      <text:p text:style-name="Text_20_body">число</text:p>
      <text:p text:style-name="Text_20_body">نُتَقَابَلُ <text:span text:style-name="Source_5f_Text">nutaqābalu</text:span></text:p>
      <text:p text:style-name="Text_20_body">تُتَقَابَلْنَ <text:span text:style-name="Source_5f_Text">tutaqābalna</text:span></text:p>
      <text:p text:style-name="Text_20_body">تُتَقَابَلُونَ <text:span text:style-name="Source_5f_Text">tutaqābaluwna</text:span></text:p>
      <text:p text:style-name="Text_20_body">يُتَقَابَلْنَ <text:span text:style-name="Source_5f_Text">yutaqābalna</text:span></text:p>
      <text:p text:style-name="Text_20_body">يُتَقَابَلُونَ <text:span text:style-name="Source_5f_Text">yutaqābaluwna</text:span></text:p>
      <text:p text:style-name="Text_20_body">множеств.</text:p>
      <text:p text:style-name="Text_20_body">число</text:p>
      <text:p text:style-name="Text_20_body"><text:span text:style-name="T1">Пример</text:span> <text:span text:style-name="T1">спряжения</text:span> <text:span text:style-name="T1">VII</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اِنْتَقَلَ <text:span text:style-name="Source_5f_Text">aintaqala</text:span> перемещаться</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نْتَقَلُ <text:span text:style-name="Source_5f_Text">ʔuntaqalu</text:span></text:p>
      <text:p text:style-name="Text_20_body">تُنْتَقَلِينَ <text:span text:style-name="Source_5f_Text">tuntaqaliyna</text:span></text:p>
      <text:p text:style-name="Text_20_body">تُنْتَقَلُ <text:span text:style-name="Source_5f_Text">tuntaqalu</text:span></text:p>
      <text:p text:style-name="Text_20_body">تُنْتَقَلُ <text:span text:style-name="Source_5f_Text">tuntaqalu</text:span></text:p>
      <text:p text:style-name="Text_20_body">يُنْتَقَلُ <text:span text:style-name="Source_5f_Text">yuntaqalu</text:span></text:p>
      <text:p text:style-name="Text_20_body"><text:soft-page-break/>единств.</text:p>
      <text:p text:style-name="Text_20_body">число</text:p>
      <text:p text:style-name="Text_20_body">نُنْتَقَلُ <text:span text:style-name="Source_5f_Text">nuntaqalu</text:span></text:p>
      <text:p text:style-name="Text_20_body">تُنْتَقَلَانِ <text:span text:style-name="Source_5f_Text">tuntaqalāni</text:span></text:p>
      <text:p text:style-name="Text_20_body">تُنْتَقَلَانِ <text:span text:style-name="Source_5f_Text">tuntaqalāni</text:span></text:p>
      <text:p text:style-name="Text_20_body">تُنْتَقَلَانِ <text:span text:style-name="Source_5f_Text">tuntaqalāni</text:span></text:p>
      <text:p text:style-name="Text_20_body">يُنْتَقَلَانِ <text:span text:style-name="Source_5f_Text">yuntaqalāni</text:span></text:p>
      <text:p text:style-name="Text_20_body">двойств.</text:p>
      <text:p text:style-name="Text_20_body">число</text:p>
      <text:p text:style-name="Text_20_body">نُنْتَقَلُ <text:span text:style-name="Source_5f_Text">nuntaqalu</text:span></text:p>
      <text:p text:style-name="Text_20_body">تُنْتَقَلْنَ <text:span text:style-name="Source_5f_Text">tuntaqalna</text:span></text:p>
      <text:p text:style-name="Text_20_body">تُنْتَقَلُونَ <text:span text:style-name="Source_5f_Text">tuntaqaluwna</text:span></text:p>
      <text:p text:style-name="Text_20_body">يُنْتَقَلْنَ <text:span text:style-name="Source_5f_Text">yuntaqalna</text:span></text:p>
      <text:p text:style-name="Text_20_body">يُنْتَقَلُونَ <text:span text:style-name="Source_5f_Text">yuntaqaluwna</text:span></text:p>
      <text:p text:style-name="Text_20_body">множеств.</text:p>
      <text:p text:style-name="Text_20_body">число</text:p>
      <text:p text:style-name="Text_20_body"><text:span text:style-name="T1">Пример</text:span> <text:span text:style-name="T1">спряжения</text:span> <text:span text:style-name="T1">VIII</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اِحْتَرَمَ <text:span text:style-name="Source_5f_Text">aiḥtarama</text:span> уваж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اُحْتَرَمُ <text:span text:style-name="Source_5f_Text">auḥtaramu</text:span></text:p>
      <text:p text:style-name="Text_20_body">تُحْتَرَمِينَ <text:span text:style-name="Source_5f_Text">tuḥtaramiyna</text:span></text:p>
      <text:p text:style-name="Text_20_body">تُحْتَرَمُ <text:span text:style-name="Source_5f_Text">tuḥtaramu</text:span></text:p>
      <text:p text:style-name="Text_20_body">تُحْتَرَمُ <text:span text:style-name="Source_5f_Text">tuḥtaramu</text:span></text:p>
      <text:p text:style-name="Text_20_body">يُحْتَرَمُ <text:span text:style-name="Source_5f_Text">yuḥtaramu</text:span></text:p>
      <text:p text:style-name="Text_20_body">единств.</text:p>
      <text:p text:style-name="Text_20_body">число</text:p>
      <text:p text:style-name="Text_20_body">نُحْتَرَمُ <text:span text:style-name="Source_5f_Text">nuḥtaramu</text:span></text:p>
      <text:p text:style-name="Text_20_body">تُحْتَرَمَانِ <text:span text:style-name="Source_5f_Text">tuḥtaramāni</text:span></text:p>
      <text:p text:style-name="Text_20_body">تُحْتَرَمَانِ <text:span text:style-name="Source_5f_Text">tuḥtaramāni</text:span></text:p>
      <text:p text:style-name="Text_20_body">تُحْتَرَمَانِ <text:span text:style-name="Source_5f_Text">tuḥtaramāni</text:span></text:p>
      <text:p text:style-name="Text_20_body">يُحْتَرَمَانِ <text:span text:style-name="Source_5f_Text">yuḥtaramāni</text:span></text:p>
      <text:p text:style-name="Text_20_body">двойств.</text:p>
      <text:p text:style-name="Text_20_body">число</text:p>
      <text:p text:style-name="Text_20_body">نُحْتَرَمُ <text:span text:style-name="Source_5f_Text">nuḥtaramu</text:span></text:p>
      <text:p text:style-name="Text_20_body">تُحْتَرَمْنَ <text:span text:style-name="Source_5f_Text">tuḥtaramna</text:span></text:p>
      <text:p text:style-name="Text_20_body">تُحْتَرَمُونَ <text:span text:style-name="Source_5f_Text">tuḥtaramuwna</text:span></text:p>
      <text:p text:style-name="Text_20_body">يُحْتَرَمْنَ <text:span text:style-name="Source_5f_Text">yuḥtaramna</text:span></text:p>
      <text:p text:style-name="Text_20_body">يُحْتَرَمُونَ <text:span text:style-name="Source_5f_Text">yuḥtaramuwna</text:span></text:p>
      <text:p text:style-name="Text_20_body">множеств.</text:p>
      <text:p text:style-name="Text_20_body">число</text:p>
      <text:p text:style-name="Text_20_body"><text:span text:style-name="T1">Пример</text:span> <text:span text:style-name="T1">спряжения</text:span> <text:span text:style-name="T1">IX</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будущего</text:span> <text:soft-page-break/><text:span text:style-name="T1">времени.</text:span></text:p>
      <text:p text:style-name="Text_20_body">اِحْمَرَّ <text:span text:style-name="Source_5f_Text">aiḥmarra</text:span> красне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اُحْمَرُّ <text:span text:style-name="Source_5f_Text">auḥmarru</text:span></text:p>
      <text:p text:style-name="Text_20_body">تُحْمَرِّينَ <text:span text:style-name="Source_5f_Text">tuḥmarriyna</text:span></text:p>
      <text:p text:style-name="Text_20_body">تُحْمَرُّ <text:span text:style-name="Source_5f_Text">tuḥmarru</text:span></text:p>
      <text:p text:style-name="Text_20_body">تُحْمَرُّ <text:span text:style-name="Source_5f_Text">tuḥmarru</text:span></text:p>
      <text:p text:style-name="Text_20_body">يُحْمَرُّ <text:span text:style-name="Source_5f_Text">yuḥmarru</text:span></text:p>
      <text:p text:style-name="Text_20_body">единств.</text:p>
      <text:p text:style-name="Text_20_body">число</text:p>
      <text:p text:style-name="Text_20_body">نُحْمَرُّ <text:span text:style-name="Source_5f_Text">nuḥmarru</text:span></text:p>
      <text:p text:style-name="Text_20_body">تُحْمَرَّانِ <text:span text:style-name="Source_5f_Text">tuḥmarrāni</text:span></text:p>
      <text:p text:style-name="Text_20_body">تُحْمَرَّانِ <text:span text:style-name="Source_5f_Text">tuḥmarrāni</text:span></text:p>
      <text:p text:style-name="Text_20_body">تُحْمَرَّانِ <text:span text:style-name="Source_5f_Text">tuḥmarrāni</text:span></text:p>
      <text:p text:style-name="Text_20_body">يُحْمَرَّانِ <text:span text:style-name="Source_5f_Text">yuḥmarrāni</text:span></text:p>
      <text:p text:style-name="Text_20_body">двойств.</text:p>
      <text:p text:style-name="Text_20_body">число</text:p>
      <text:p text:style-name="Text_20_body">نُحْمَرُّ <text:span text:style-name="Source_5f_Text">nuḥmarru</text:span></text:p>
      <text:p text:style-name="Text_20_body">تُحْمَرِرْنَ <text:span text:style-name="Source_5f_Text">tuḥmarirna</text:span></text:p>
      <text:p text:style-name="Text_20_body"><text:soft-page-break/>تُحْمَرُّونَ <text:span text:style-name="Source_5f_Text">tuḥmarruwna</text:span></text:p>
      <text:p text:style-name="Text_20_body">يُحْمَرِرْنَ <text:span text:style-name="Source_5f_Text">yuḥmarirna</text:span></text:p>
      <text:p text:style-name="Text_20_body">يُحْمَرُّونَ <text:span text:style-name="Source_5f_Text">yuḥmarruwna</text:span></text:p>
      <text:p text:style-name="Text_20_body">множеств.</text:p>
      <text:p text:style-name="Text_20_body">число</text:p>
      <text:p text:style-name="Text_20_body"><text:span text:style-name="T1">Пример</text:span> <text:span text:style-name="T1">спряжения</text:span> <text:span text:style-name="T1">X</text:span> <text:span text:style-name="T1">породы</text:span> <text:span text:style-name="T1">глагола</text:span> <text:span text:style-name="T1">в</text:span> <text:span text:style-name="T1">страдательном</text:span> <text:span text:style-name="T1">залоге</text:span> <text:span text:style-name="T1">настояще-будущего</text:span> <text:span text:style-name="T1">времени.</text:span></text:p>
      <text:p text:style-name="Text_20_body">اِسْتَخْدَمَ <text:span text:style-name="Source_5f_Text">aistaxdama</text:span> использо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سْتَخْدَمُ <text:span text:style-name="Source_5f_Text">ʔustaxdamu</text:span></text:p>
      <text:p text:style-name="Text_20_body">تُسْتَخْدَمِينَ <text:span text:style-name="Source_5f_Text">tustaxdamiyna</text:span></text:p>
      <text:p text:style-name="Text_20_body">تُسْتَخْدَمُ <text:span text:style-name="Source_5f_Text">tustaxdamu</text:span></text:p>
      <text:p text:style-name="Text_20_body">تُسْتَخْدَمُ <text:span text:style-name="Source_5f_Text">tustaxdamu</text:span></text:p>
      <text:p text:style-name="Text_20_body">يُسْتَخْدَمُ <text:span text:style-name="Source_5f_Text">yustaxdamu</text:span></text:p>
      <text:p text:style-name="Text_20_body">единств.</text:p>
      <text:p text:style-name="Text_20_body">число</text:p>
      <text:p text:style-name="Text_20_body">نُسْتَخْدَمُ <text:span text:style-name="Source_5f_Text">nustaxdamu</text:span></text:p>
      <text:p text:style-name="Text_20_body">تُسْتَخْدَمَانِ <text:span text:style-name="Source_5f_Text">tustaxdamāni</text:span></text:p>
      <text:p text:style-name="Text_20_body">تُسْتَخْدَمَانِ <text:span text:style-name="Source_5f_Text">tustaxdamāni</text:span></text:p>
      <text:p text:style-name="Text_20_body"><text:soft-page-break/>تُسْتَخْدَمَانِ <text:span text:style-name="Source_5f_Text">tustaxdamāni</text:span></text:p>
      <text:p text:style-name="Text_20_body">يُسْتَخْدَمَانِ <text:span text:style-name="Source_5f_Text">yustaxdamāni</text:span></text:p>
      <text:p text:style-name="Text_20_body">двойств.</text:p>
      <text:p text:style-name="Text_20_body">число</text:p>
      <text:p text:style-name="Text_20_body">نُسْتَخْدَمُ <text:span text:style-name="Source_5f_Text">nustaxdamu</text:span></text:p>
      <text:p text:style-name="Text_20_body">تُسْتَخْدَمْنَ <text:span text:style-name="Source_5f_Text">tustaxdamna</text:span></text:p>
      <text:p text:style-name="Text_20_body">تُسْتَخْدَمُونَ <text:span text:style-name="Source_5f_Text">tustaxdamuwna</text:span></text:p>
      <text:p text:style-name="Text_20_body">يُسْتَخْدَمْنَ <text:span text:style-name="Source_5f_Text">yustaxdamna</text:span></text:p>
      <text:p text:style-name="Text_20_body">يُسْتَخْدَمُونَ <text:span text:style-name="Source_5f_Text">yustaxdamuwna</text:span></text:p>
      <text:p text:style-name="Text_20_body">множеств.</text:p>
      <text:p text:style-name="Text_20_body">число</text:p>
      <text:p text:style-name="Text_20_body">Упражнения для закрепления</text:p>
      <text:p text:style-name="Text_20_body">1) Проспрягайте следующие глаголы в страдательном залоге прошедшего и настояще-будущего времени: كَتَبَ <text:span text:style-name="Source_5f_Text">kataba</text:span> (у) пис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text:soft-page-break/>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قَبَّلَ <text:span text:style-name="Source_5f_Text">taqabbal-a</text:span> приним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جَدَ <text:span text:style-name="Source_5f_Text">wajada</text:span> (и) наход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text:soft-page-break/>число</text:p>
      <text:p text:style-name="Text_20_body">نَالَ <text:span text:style-name="Source_5f_Text">nāla</text:span> (а) получить, заполуч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دَعَا <text:span text:style-name="Source_5f_Text">daʕā</text:span> (у) призывать</text:p>
      <text:p text:style-name="Text_20_body">1 лицо</text:p>
      <text:p text:style-name="Text_20_body">2 лицо жен.рода</text:p>
      <text:p text:style-name="Text_20_body">2 лицо муж.рода</text:p>
      <text:p text:style-name="Text_20_body"><text:soft-page-break/>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رَدَّ <text:span text:style-name="Source_5f_Text">radda</text:span> (у) возвращ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text:soft-page-break/>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2) Переведите предложения на русский язык и найдите в них глаголы страдательного залога:</text:p>
      <text:p text:style-name="Text_20_body">قُتِلَ الْثُّعْبَانُ بِالْحَجَرِ <text:span text:style-name="Source_5f_Text">qutila θ-θuʕbānu bialḥajari</text:span></text:p>
      <text:p text:style-name="Text_20_body">بُورِكَ أَهْلُ هَذَا الْبَيْتِ <text:span text:style-name="Source_5f_Text">buwrika ʔahlu haðā l-bayti</text:span></text:p>
      <text:p text:style-name="Text_20_body">تُدْرَسُ فِي هَذِهِ الْجَامِعَةِ مَوَادُّ كَثِيرَةٌ <text:span text:style-name="Source_5f_Text">tudrasu fiy haðihi l-jāmiʕati mawāddu kaθiyratun</text:span></text:p>
      <text:p text:style-name="Text_20_body">فُتِحَ الْبَابُ فَدَخَلَ التَّلاَمِيذُ <text:span text:style-name="Source_5f_Text">futiḥa l-bābu fadaxala t-tal-aamiyðu</text:span></text:p>
      <text:p text:style-name="Text_20_body">نَرْجُو أنْ يُتَقَبَّلَ مِنَّا صَلاَتُنَا وَصِيَامُنَا <text:span text:style-name="Source_5f_Text">narjuw ʔn yutaqabbal-a minnā ṣalaatunā waṣiyāmunā</text:span></text:p>
      <text:p text:style-name="Text_20_body">أَ أُحْرِقَ بَيْتُكُمْ بِاللَّيْلِ <text:span text:style-name="Source_5f_Text">ʔa ʔuḥriqa baytukum bialllayli</text:span> ؟</text:p>
      <text:p text:style-name="Text_20_body">يُقَالُ لِمُحَمَّدٍ إنَّ الدَّرْسَ صَعْبٌ <text:span text:style-name="Source_5f_Text">yuqālu limuḥammadin ʔnna d-darsa ṣaʕbun</text:span></text:p>
      <text:p text:style-name="Text_20_body">سُرِقَ مَالُكُمْ وَأَنْتُمْ فِي السَّفَرِ <text:span text:style-name="Source_5f_Text">suriqa mālukum waʔantum fiy as-safari</text:span></text:p>
      <text:p text:style-name="Text_20_body">هَذِهِ الدَّفَاتِرُ تُبَاعُ بِرِيَالَيْنِ فِي الدُّكَّانِ <text:span text:style-name="Source_5f_Text">haðihi d-dafātiru tubāʕu biriyālayni fiy ad-dukkāni</text:span></text:p>
      <text:p text:style-name="Text_20_body"><text:soft-page-break/>3) Переведите предложения на арабский язык, используя следующие глаголы:</text:p>
      <text:p text:style-name="Text_20_body">أَسَّسَ <text:span text:style-name="Source_5f_Text">ʔassasa</text:span> основывать</text:p>
      <text:p text:style-name="Text_20_body">بَنَى <text:span text:style-name="Source_5f_Text">banaā</text:span> (и) строить</text:p>
      <text:p text:style-name="Text_20_body">فَتَحَ <text:span text:style-name="Source_5f_Text">fataḥa</text:span> (а) открывать</text:p>
      <text:p text:style-name="Text_20_body">سَمِعَ <text:span text:style-name="Source_5f_Text">samiʕa</text:span> (а) слышать</text:p>
      <text:p text:style-name="Text_20_body">قَرَأَ <text:span text:style-name="Source_5f_Text">qaraʔa</text:span> (а) читать</text:p>
      <text:p text:style-name="Text_20_body">قَالَ <text:span text:style-name="Source_5f_Text">qāla</text:span> (у) сказать</text:p>
      <text:p text:style-name="Text_20_body">غَسَلَ <text:span text:style-name="Source_5f_Text">ǧasala</text:span> (и) стирать</text:p>
      <text:p text:style-name="Text_20_body">Этот университет был основан в прошлом году</text:p>
      <text:p text:style-name="Text_20_body">Эта школа строится два года</text:p>
      <text:p text:style-name="Text_20_body">Открылось окно, и послышался голос</text:p>
      <text:p text:style-name="Text_20_body">В этой библиотеке читаются книги и газеты</text:p>
      <text:p text:style-name="Text_20_body">Это было сказано в мечети!</text:p>
      <text:p text:style-name="Text_20_body">Эта рубашка выстирывается легко</text:p>
      <text:p text:style-name="Text_20_body">4) Переведите аят, найдите в нем все глаголы и определите их залог (действительный или страдательный).</text:p>
      <text:p text:style-name="Text_20_body">﴿ إِنَّ الَّذِينَ كَفَرُوا يُنْفِقُونَ أَمْوَالَهُمْ لِيَصُدُّوا عَنْ <text:span text:style-name="Source_5f_Text">ʔinna l--aðiyna kafaruwa yunfiquwna ʔamwālahum liyaṣudduwa ʕan</text:span> سَبِيلِ اللهِ فَسَيُنْفِقُونَهَا ثُمَّ تَكُونُ عَلَيْهِمْ حَسْرَةً <text:span text:style-name="Source_5f_Text">sabiyli l-lhi fasayunfiquwnahā θumma takuwnu ʕalayhim ḥasratan</text:span> ثُمَّ يُغْلَبُونَ وَالَّذِينَ كَفَرُوا إِلَي جَهَنّمَ يُحْشَرُونَ <text:span text:style-name="Source_5f_Text">θumma yuǧlabuwna wāllaðiyna kafaruwa ʔilay jahannma yuḥšaruwna</text:span> ﴾</text:p>
      <text:h text:style-name="Heading_20_2" text:outline-level="2"><text:bookmark-start text:name="присоединение-к-глаголу-буквы-нун-для-усиления"/><text:bookmark-start text:name="__RefHeading___Toc45322_1544766045"/>§ 29. Присоединение к глаголу буквы «нун» для усиления<text:bookmark-end text:name="присоединение-к-глаголу-буквы-нун-для-усиления"/><text:bookmark-end text:name="__RefHeading___Toc45322_1544766045"/></text:h>
      <text:p text:style-name="First_20_paragraph">اِتَّصَالُ الْفِعْلِ بِنُونِ التَّوْكِيدِ <text:span text:style-name="Source_5f_Text">aittaṣālu l-fiʕli binuwni t-tawkiydi</text:span></text:p>
      <text:p text:style-name="Text_20_body">Иногда к глаголу повелительного наклонения или настояще-будущего времени присоединяется удвоенная буква «нун» с фатхой ( نَّ <text:span text:style-name="Source_5f_Text">nna</text:span> ) или неудвоенная «нун» с сукуном ( نْ <text:span text:style-name="Source_5f_Text">n</text:span> ). Это делается для усиления смысла глагола. Например:</text:p>
      <text:p text:style-name="Text_20_body"><text:soft-page-break/>أقْرَأُ هَذَا الكِتَابَ <text:span text:style-name="Source_5f_Text">ʔqraʔu haðā l-kitāba</text:span> Я читаю эту книгу Š وَاللهِ <text:span text:style-name="Source_5f_Text">wāllhi</text:span> * لَأَقْرَأَنَّ <text:span text:style-name="Source_5f_Text">laʔaqraʔanna</text:span> * هَذَا الكِتَابَ <text:span text:style-name="Source_5f_Text">haðā l-kitāba</text:span> !</text:p>
      <text:p text:style-name="Text_20_body">или وَاللهِ <text:span text:style-name="Source_5f_Text">wāllhi</text:span> * لَأَقْرَأَنْ <text:span text:style-name="Source_5f_Text">laʔaqraʔan</text:span> * هَذَا الكِتَابَ <text:span text:style-name="Source_5f_Text">haðā l-kitāba</text:span> ! Клянусь Аллахом, я прочитаю эту книгу!</text:p>
      <text:p text:style-name="Text_20_body">لاَ تَكْتُبْ <text:span text:style-name="Source_5f_Text">laa taktub</text:span> ! Не пиши! Š لاَ <text:span text:style-name="Source_5f_Text">laa</text:span> * تَكْتُبَنَّ <text:span text:style-name="Source_5f_Text">taktubanna</text:span> *!</text:p>
      <text:p text:style-name="Text_20_body">или لاَ <text:span text:style-name="Source_5f_Text">laa</text:span> * تَكْتُبَنْ <text:span text:style-name="Source_5f_Text">taktuban</text:span> *! (Ни в коем случае) не пиши!</text:p>
      <text:p text:style-name="Text_20_body">لاَ تَتَكَلَّمْ <text:span text:style-name="Source_5f_Text">laa tatakallam</text:span> ! Не разговаривай! Š لا <text:span text:style-name="Source_5f_Text">la</text:span> * تَتَكَلَّمَنَّ <text:span text:style-name="Source_5f_Text">tatakallamanna</text:span> *!</text:p>
      <text:p text:style-name="Text_20_body">или لاَ <text:span text:style-name="Source_5f_Text">laa</text:span> * تَتَكَلَّمَنْ <text:span text:style-name="Source_5f_Text">tatakallaman</text:span> *! (Ни в коем случае) не разговаривай!</text:p>
      <text:p text:style-name="Text_20_body">Буква «нун» в подчеркнутых глаголах называется</text:p>
      <text:p text:style-name="Text_20_body">نُونُ التَّوْكِيدِ <text:span text:style-name="Source_5f_Text">nuwnu t-tawkiydi</text:span> – «нун» усиления. Если «нун» усиления присоединяется к глаголу, не имеющему в конце никаких окончаний, то конечная буква глагола огласуется «фатхой»:</text:p>
      <text:p text:style-name="Text_20_body">لاَ تَكْتُبُ <text:span text:style-name="Source_5f_Text">laa taktubu</text:span> Ты не пишешь Š لاَ تَكْتُبَنَّ <text:span text:style-name="Source_5f_Text">laa taktubanna</text:span></text:p>
      <text:p text:style-name="Text_20_body">или لاَ تَكْتُبَنْ <text:span text:style-name="Source_5f_Text">laa taktuban</text:span> Ты (ни в коем случае) не пишешь!</text:p>
      <text:p text:style-name="Text_20_body">يَضْرِبُ لاَ <text:span text:style-name="Source_5f_Text">yaḍribu laa</text:span> Он не бьет Š يَضْرِبَنَّ لاَ <text:span text:style-name="Source_5f_Text">yaḍribanna laa</text:span></text:p>
      <text:p text:style-name="Text_20_body">или لاَ يَضْرِبَنْ <text:span text:style-name="Source_5f_Text">laa yaḍriban</text:span> Он (ни в коем случае) не бьет!</text:p>
      <text:p text:style-name="Text_20_body">Если удвоенный «нун» усиления присоединяется к глаголу, имеющему «алиф» двойственного числа</text:p>
      <text:p text:style-name="Text_20_body">( اَلِفُ التَّثْنِيَة <text:span text:style-name="Source_5f_Text">aalifu t-taθniya</text:span> ), то из глагола усекается «нун» изъявительного наклонения ( نُونُ الرَّفْعِ <text:span text:style-name="Source_5f_Text">nuwnu r-rafʕi</text:span> ), а «нун» усиления огласуется «кясрой»:</text:p>
      <text:p text:style-name="Text_20_body">لاَ تَكْتُبَانِ <text:span text:style-name="Source_5f_Text">laa taktubāni</text:span> Вы (дв. число) не пишете Š لاَ تَكْتُبَا <text:span text:style-name="Source_5f_Text">laa taktubā</text:span> Š لاَ <text:span text:style-name="Source_5f_Text">laa</text:span> تَكْتُبَانِّ <text:span text:style-name="Source_5f_Text">taktubānni</text:span> Вы (дв. число) (ни в коем случае) не пишете!</text:p>
      <text:p text:style-name="Text_20_body">لاَ يَضْرِبَانِ <text:span text:style-name="Source_5f_Text">laa yaḍribāni</text:span> Они (дв. число) не бьют Š لاَ يَضْرِبَا <text:span text:style-name="Source_5f_Text">laa yaḍribā</text:span> Š لاَ <text:span text:style-name="Source_5f_Text">laa</text:span> يَضْرِبَانِّ <text:span text:style-name="Source_5f_Text">yaḍribānni</text:span> Они (дв. число) (ни в коем случае) не бьют!</text:p>
      <text:p text:style-name="Text_20_body"><text:soft-page-break/>Неудвоенный «нун» усиления ( نْ <text:span text:style-name="Source_5f_Text">n</text:span> ) не присоединяется к глаголу, имеющему «алиф» двойственного числа</text:p>
      <text:p text:style-name="Text_20_body">( اَلِفُ التَّثْنِيَة <text:span text:style-name="Source_5f_Text">aalifu t-taθniya</text:span> ).</text:p>
      <text:p text:style-name="Text_20_body">Если «нун» усиления присоединяется к глаголу, имеющему - وا <text:span text:style-name="Source_5f_Text">wa</text:span> «уау» множественного числа ( وَاوُ الجَمَاعَةِ <text:span text:style-name="Source_5f_Text">wāwu l-jamāʕati</text:span> ) или ي <text:span text:style-name="Source_5f_Text">y</text:span> «йэ» 2 лица женского рода ( يَاءُ المُخَاطَبَةِ <text:span text:style-name="Source_5f_Text">yāʔu l-muxāṭabati</text:span> ), то из глагола усекаются и эти буквы, и «нун» изъявительного наклонения ( نُونُ الرَّفْعِ <text:span text:style-name="Source_5f_Text">nuwnu r-rafʕi</text:span> ):</text:p>
      <text:p text:style-name="Text_20_body">لاَ تَكْتُبُونَ <text:span text:style-name="Source_5f_Text">laa taktubuwna</text:span> Вы (муж. род) не пишете Š لاَ تَكْتُبُو <text:span text:style-name="Source_5f_Text">laa taktubuw</text:span> Š لاَ تَكْتُبُ <text:span text:style-name="Source_5f_Text">laa taktubu</text:span> Š لاَ تَكْتُبُنَّ <text:span text:style-name="Source_5f_Text">laa taktubunna</text:span> или لاَ تَكْتُبُنْ <text:span text:style-name="Source_5f_Text">laa taktubun</text:span> Вы (муж. род) (ни в коем случае) не пишете!</text:p>
      <text:p text:style-name="Text_20_body">لاَ تَكْتُبِينَ <text:span text:style-name="Source_5f_Text">laa taktubiyna</text:span> Ты (жен.род) не пишешь Š لاَ تَكْتُبِي <text:span text:style-name="Source_5f_Text">laa taktubiy</text:span> Š لاَ تَكْتُبِ <text:span text:style-name="Source_5f_Text">laa taktubi</text:span> Š لاَ تَكْتُبِنَّ <text:span text:style-name="Source_5f_Text">laa taktubinna</text:span> или لاَ تَكْتُبِنْ <text:span text:style-name="Source_5f_Text">laa taktubin</text:span> Ты (жен.род) (ни в коем случае) не пишешь!</text:p>
      <text:p text:style-name="Text_20_body">Если удвоенный «нун» усиления присоединяется к глаголу, имеющему «нун» множественного числа женского рода ( نُونُ النِّسْوَةِ <text:span text:style-name="Source_5f_Text">nuwnu n-niswati</text:span> ), то к глаголу добавляется «алиф», а «нун» усиления огласуется «кясрой»:</text:p>
      <text:p text:style-name="Text_20_body">لاَ تَكْتُبْنَ <text:span text:style-name="Source_5f_Text">laa taktubna</text:span> Вы (жен.род) не пишете Š لاَ تَكْتُبْنَانِّ <text:span text:style-name="Source_5f_Text">laa taktubnānni</text:span></text:p>
      <text:p text:style-name="Text_20_body">Вы (жен.род) (ни в коем случае) не пишете!</text:p>
      <text:p text:style-name="Text_20_body">لاَ يَضْرِبْنَ <text:span text:style-name="Source_5f_Text">laa yaḍribna</text:span> Они (жен.род) не бьют Š لاَ يَضْرِبْنَانِّ <text:span text:style-name="Source_5f_Text">laa yaḍribnānni</text:span></text:p>
      <text:p text:style-name="Text_20_body">Они (жен.род) (ни в коем случае) не бьют!</text:p>
      <text:p text:style-name="Text_20_body">Неудвоенный «нун» усиления не присоединяется к глаголу, имеющему «нун» множественного числа женского рода ( نُونُ النِّسْوَةِ <text:span text:style-name="Source_5f_Text">nuwnu n-niswati</text:span> ).</text:p>
      <text:p text:style-name="Text_20_body"><text:span text:style-name="T1">Пример</text:span> <text:span text:style-name="T1">спряжения</text:span> <text:span text:style-name="T1">глагола</text:span> <text:span text:style-name="T1">с</text:span> <text:span text:style-name="T1">удвоенным</text:span> <text:span text:style-name="T1">«нун»</text:span> <text:span text:style-name="T1">усиления.</text:span></text:p>
      <text:p text:style-name="Text_20_body">فَتَحَ <text:span text:style-name="Source_5f_Text">fataḥa</text:span> (а) открывать</text:p>
      <text:p text:style-name="Text_20_body">1 лицо</text:p>
      <text:p text:style-name="Text_20_body">2 лицо жен.рода</text:p>
      <text:p text:style-name="Text_20_body"><text:soft-page-break/>2 лицо муж.рода</text:p>
      <text:p text:style-name="Text_20_body">3 лицо жен.рода</text:p>
      <text:p text:style-name="Text_20_body">3лицо муж.рода</text:p>
      <text:p text:style-name="Text_20_body">أَفْتَحَنَّ <text:span text:style-name="Source_5f_Text">ʔaftaḥanna</text:span></text:p>
      <text:p text:style-name="Text_20_body">تَفْتَحِنَّ <text:span text:style-name="Source_5f_Text">taftaḥinna</text:span></text:p>
      <text:p text:style-name="Text_20_body">تَفْتَحَنَّ <text:span text:style-name="Source_5f_Text">taftaḥanna</text:span></text:p>
      <text:p text:style-name="Text_20_body">تَفْتَحَنَّ <text:span text:style-name="Source_5f_Text">taftaḥanna</text:span></text:p>
      <text:p text:style-name="Text_20_body">يَفْتَحَنَّ <text:span text:style-name="Source_5f_Text">yaftaḥanna</text:span></text:p>
      <text:p text:style-name="Text_20_body">единств.</text:p>
      <text:p text:style-name="Text_20_body">число</text:p>
      <text:p text:style-name="Text_20_body">نَفْتَحَنَّ <text:span text:style-name="Source_5f_Text">naftaḥanna</text:span></text:p>
      <text:p text:style-name="Text_20_body">تَفْتَحَانِّ <text:span text:style-name="Source_5f_Text">taftaḥānni</text:span></text:p>
      <text:p text:style-name="Text_20_body">تَفْتَحَانِّ <text:span text:style-name="Source_5f_Text">taftaḥānni</text:span></text:p>
      <text:p text:style-name="Text_20_body">تَفْتَحَانِّ <text:span text:style-name="Source_5f_Text">taftaḥānni</text:span></text:p>
      <text:p text:style-name="Text_20_body">يَفْتَحَانِّ <text:span text:style-name="Source_5f_Text">yaftaḥānni</text:span></text:p>
      <text:p text:style-name="Text_20_body">двойств.</text:p>
      <text:p text:style-name="Text_20_body">число</text:p>
      <text:p text:style-name="Text_20_body">نَفْتَحَنَّ <text:span text:style-name="Source_5f_Text">naftaḥanna</text:span></text:p>
      <text:p text:style-name="Text_20_body">تَفْتَحْنَانِّ <text:span text:style-name="Source_5f_Text">taftaḥnānni</text:span></text:p>
      <text:p text:style-name="Text_20_body">تَفْتَحُنَّ <text:span text:style-name="Source_5f_Text">taftaḥunna</text:span></text:p>
      <text:p text:style-name="Text_20_body">يَفْتَحْنَانِّ <text:span text:style-name="Source_5f_Text">yaftaḥnānni</text:span></text:p>
      <text:p text:style-name="Text_20_body">يَفْتَحُنَّ <text:span text:style-name="Source_5f_Text">yaftaḥunna</text:span></text:p>
      <text:p text:style-name="Text_20_body"><text:soft-page-break/>множеств.</text:p>
      <text:p text:style-name="Text_20_body">число</text:p>
      <text:p text:style-name="Text_20_body"><text:span text:style-name="T1">Пример</text:span> <text:span text:style-name="T1">спряжения</text:span> <text:span text:style-name="T1">глагола</text:span> <text:span text:style-name="T1">с</text:span> <text:span text:style-name="T1">неудвоенным</text:span> <text:span text:style-name="T1">«нун»</text:span> <text:span text:style-name="T1">усиления.</text:span></text:p>
      <text:p text:style-name="Text_20_body">فَتَحَ <text:span text:style-name="Source_5f_Text">fataḥa</text:span> (а) откр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أَفْتَحَنْ <text:span text:style-name="Source_5f_Text">ʔaftaḥan</text:span></text:p>
      <text:p text:style-name="Text_20_body">تَفْتَحِنْ <text:span text:style-name="Source_5f_Text">taftaḥin</text:span></text:p>
      <text:p text:style-name="Text_20_body">تَفْتَحَنْ <text:span text:style-name="Source_5f_Text">taftaḥan</text:span></text:p>
      <text:p text:style-name="Text_20_body">تَفْتَحَنْ <text:span text:style-name="Source_5f_Text">taftaḥan</text:span></text:p>
      <text:p text:style-name="Text_20_body">يَفْتَحَنْ <text:span text:style-name="Source_5f_Text">yaftaḥan</text:span></text:p>
      <text:p text:style-name="Text_20_body">единств.</text:p>
      <text:p text:style-name="Text_20_body">число</text:p>
      <text:p text:style-name="Text_20_body">نَفْتَحَنْ <text:span text:style-name="Source_5f_Text">naftaḥan</text:span></text:p>
      <text:p text:style-name="Text_20_body">нет</text:p>
      <text:p text:style-name="Text_20_body">нет</text:p>
      <text:p text:style-name="Text_20_body">нет</text:p>
      <text:p text:style-name="Text_20_body">нет</text:p>
      <text:p text:style-name="Text_20_body">двойств.</text:p>
      <text:p text:style-name="Text_20_body">число</text:p>
      <text:p text:style-name="Text_20_body">نَفْتَحَنْ <text:span text:style-name="Source_5f_Text">naftaḥan</text:span></text:p>
      <text:p text:style-name="Text_20_body">нет</text:p>
      <text:p text:style-name="Text_20_body"><text:soft-page-break/>تَفْتَحُنْ <text:span text:style-name="Source_5f_Text">taftaḥun</text:span></text:p>
      <text:p text:style-name="Text_20_body">нет</text:p>
      <text:p text:style-name="Text_20_body">يَفْتَحُنْ <text:span text:style-name="Source_5f_Text">yaftaḥun</text:span></text:p>
      <text:p text:style-name="Text_20_body">множеств.</text:p>
      <text:p text:style-name="Text_20_body">число</text:p>
      <text:p text:style-name="Text_20_body"><text:span text:style-name="T1">Запомните</text:span>:</text:p>
      <text:p text:style-name="Text_20_body">1) Присоединение к глаголу «нун»а усиления является <text:span text:style-name="T1">обязательным</text:span> в том случае, если глаголу предшествует клятва и к его началу присоединен لَ <text:span text:style-name="Source_5f_Text">la</text:span> «лям» усиления. При этом глагол должен быть утвердительным и указывать на действие, которое пока еще не совершается, но свершится в будущем. Например:</text:p>
      <text:p text:style-name="Text_20_body">وَاللهِ لَأَرْجِعَنَّ إِلَى بَلَدِي <text:span text:style-name="Source_5f_Text">wāllhi laʔarjiʕanna ʔilaā baladiy</text:span> или وَاللهِ لَأَرْجِعَنْ إِلَى <text:span text:style-name="Source_5f_Text">wāllhi laʔarjiʕan ʔilaā</text:span> بَلَدِي <text:span text:style-name="Source_5f_Text">baladiy</text:span> Клянусь Аллахом, я вернусь в свою страну!</text:p>
      <text:p text:style-name="Text_20_body">2) Присоединение к глаголу «нун»а усиления <text:span text:style-name="T1">допустимо</text:span> в том случае, если глагол выражает запрет, стоит в повелительном наклонении или вопросительном предложении:</text:p>
      <text:p text:style-name="Text_20_body">لاَ تَمْدَحَنَّ أَحَدًا حَتَّى تَعْلَمَهُ <text:span text:style-name="Source_5f_Text">laa tamdaḥanna ʔaḥadana ḥattaā taʕlamahu</text:span> или لاَ تَمْدَحَنْ أَحَدًا <text:span text:style-name="Source_5f_Text">laa tamdaḥan ʔaḥadana</text:span> حَتَّى تَعْلَمَهُ <text:span text:style-name="Source_5f_Text">ḥattaā taʕlamahu</text:span></text:p>
      <text:p text:style-name="Text_20_body">Не хвали никого, пока не узнаешь его!</text:p>
      <text:p text:style-name="Text_20_body">اُكْتُبُنَّ يَا إِخْوَانُ <text:span text:style-name="Source_5f_Text">auktubunna yā ʔixwānu</text:span> ! или اُكْتُبُنْ يَا إِخْوَانُ <text:span text:style-name="Source_5f_Text">auktubun yā ʔixwānu</text:span> !</text:p>
      <text:p text:style-name="Text_20_body">Пишите, братья!</text:p>
      <text:p text:style-name="Text_20_body">أَتُوَافِقَنَّ عَلَى هَذَا الرَّأْىِ <text:span text:style-name="Source_5f_Text">ʔatuwāfiqanna ʕalaā haðā r-raʔāi</text:span> ؟ или أَتُوَافِقَنْ عَلَى هَذَا <text:span text:style-name="Source_5f_Text">ʔatuwāfiqan ʕalaā haðā</text:span> الرَّأْىِ <text:span text:style-name="Source_5f_Text">ar-raʔāi</text:span> ؟</text:p>
      <text:p text:style-name="Text_20_body">Ты согласен с этим мнением?</text:p>
      <text:p text:style-name="Text_20_body">3) Присоединение к глаголу «нун»а усиления <text:span text:style-name="T1">запрещается</text:span> в остальных случаях.</text:p>
      <text:p text:style-name="Text_20_body">Упражнения для закрепления</text:p>
      <text:p text:style-name="Text_20_body">1) Проспрягайте следующие глаголы в настояще-будущем времени, присоединив к ним удвоенный, затем неудвоенный «нун» усиления:</text:p>
      <text:p text:style-name="Text_20_body">كَتَبَ <text:span text:style-name="Source_5f_Text">kataba</text:span> (у) писать</text:p>
      <text:p text:style-name="Text_20_body"><text:soft-page-break/>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تَقَبَّلَ <text:span text:style-name="Source_5f_Text">taqabbal-a</text:span> приним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text:soft-page-break/>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وَجَدَ <text:span text:style-name="Source_5f_Text">wajada</text:span> (и) наход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text:soft-page-break/>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نَالَ <text:span text:style-name="Source_5f_Text">nāla</text:span> (а) получить, заполучи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text:soft-page-break/>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دَعَا <text:span text:style-name="Source_5f_Text">daʕā</text:span> (у) призыв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يَدْعُوَنَّ <text:span text:style-name="Source_5f_Text">yadʕuwanna</text:span></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يَدْعُوَنْ <text:span text:style-name="Source_5f_Text">yadʕuwan</text:span></text:p>
      <text:p text:style-name="Text_20_body">единств.</text:p>
      <text:p text:style-name="Text_20_body"><text:soft-page-break/>число</text:p>
      <text:p text:style-name="Text_20_body">двойств.</text:p>
      <text:p text:style-name="Text_20_body">число</text:p>
      <text:p text:style-name="Text_20_body">множеств.</text:p>
      <text:p text:style-name="Text_20_body">число</text:p>
      <text:p text:style-name="Text_20_body">رَدَّ <text:span text:style-name="Source_5f_Text">radda</text:span> (у) возвращать</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1 лицо</text:p>
      <text:p text:style-name="Text_20_body">2 лицо жен.рода</text:p>
      <text:p text:style-name="Text_20_body">2 лицо муж.рода</text:p>
      <text:p text:style-name="Text_20_body">3 лицо жен.рода</text:p>
      <text:p text:style-name="Text_20_body">3лицо муж.рода</text:p>
      <text:p text:style-name="Text_20_body">единств.</text:p>
      <text:p text:style-name="Text_20_body">число</text:p>
      <text:p text:style-name="Text_20_body">двойств.</text:p>
      <text:p text:style-name="Text_20_body">число</text:p>
      <text:p text:style-name="Text_20_body">множеств.</text:p>
      <text:p text:style-name="Text_20_body">число</text:p>
      <text:p text:style-name="Text_20_body"><text:soft-page-break/>2) Переведите предложения на русский язык и найдите в них глаголы с «нун»ом усиления:</text:p>
      <text:p text:style-name="Text_20_body">وَاللهِ لَأَنْشُرَنَّ الإِسْلاَمَ فِي جُمْهُورِيَّتِنَا <text:span text:style-name="Source_5f_Text">wāllhi laʔanšuranna l-ʔislaama fiy jumhuwriyyatinā</text:span> !</text:p>
      <text:p text:style-name="Text_20_body">وَاللهِ لَيُبَارِكَنَّ اللهُ أَهْلَ هَذَا الْبَيْتِ <text:span text:style-name="Source_5f_Text">wāllhi layubārikanna l-lhu ʔahla haðā l-bayti</text:span></text:p>
      <text:p text:style-name="Text_20_body">اُدْرُسُنْ فِي هَذِهِ الْجَامِعَةِ جَيِّدًا <text:span text:style-name="Source_5f_Text">audrusun fiy haðihi l-jāmiʕati jayyidana</text:span> !</text:p>
      <text:p text:style-name="Text_20_body">لاَ تَفْتَحَانِّ الْبَابَ يَا صَدِيقَيَّ <text:span text:style-name="Source_5f_Text">laa taftaḥānni l-bāba yā ṣadiyqayya</text:span> !</text:p>
      <text:p text:style-name="Text_20_body">لاَ تَبِعْنَانِّ سَيَّارَتَكُنَّ بِهَذَا الثَّمَنِ <text:span text:style-name="Source_5f_Text">laa tabiʕnānni sayyāratakunna bihaðā θ-θamani</text:span> !</text:p>
      <text:p text:style-name="Text_20_body">وَاللهِ لَتَعْلَمُنَّ صِدْقِي بَعْدَ حِينٍ <text:span text:style-name="Source_5f_Text">wāllhi lataʕlamunna ṣidqiy baʕda ḥiynin</text:span> !</text:p>
      <text:p text:style-name="Text_20_body">يَا أَخِي إِذَا وَعَدْتَ شَيْئًا فَأَنْجِزَنْهُ <text:span text:style-name="Source_5f_Text">yā ʔaxiy ʔiðā waʕadta šayʔana faʔanjizanhu</text:span> !</text:p>
      <text:p text:style-name="Text_20_body">أَتَقْرَأْنَانِّ هَذَا الْكِتَابَ يَا بَنَاتِي <text:span text:style-name="Source_5f_Text">ʔataqraʔnānni haðā l-kitāba yā banātiy</text:span> ؟</text:p>
      <text:p text:style-name="Text_20_body">أَ تَذْهَبِنْ إِلَى المُسْتَشْفَى لِتَزُورِي عَمَّتَكِ <text:span text:style-name="Source_5f_Text">ʔa taðhabin ʔilaā l-mustašfaā litazuwriy ʕammataki</text:span> ؟</text:p>
      <text:p text:style-name="Text_20_body">3) Переведите предложения на арабский язык, используя «нун» усиления и следующие глаголы:</text:p>
      <text:p text:style-name="Text_20_body">شَرِبَ <text:span text:style-name="Source_5f_Text">šariba</text:span> (а) пить</text:p>
      <text:p text:style-name="Text_20_body">سَافَرَ <text:span text:style-name="Source_5f_Text">sāfara</text:span> уехать</text:p>
      <text:p text:style-name="Text_20_body">عَلِمَ <text:span text:style-name="Source_5f_Text">ʕalima</text:span> (а) знать</text:p>
      <text:p text:style-name="Text_20_body">زَارَ <text:span text:style-name="Source_5f_Text">zāra</text:span> (у) посещать</text:p>
      <text:p text:style-name="Text_20_body">صَلَّى <text:span text:style-name="Source_5f_Text">ṣallaā</text:span> совершать намаз</text:p>
      <text:p text:style-name="Text_20_body">خَافَ <text:span text:style-name="Source_5f_Text">xāfa</text:span> (а) бояться</text:p>
      <text:p text:style-name="Text_20_body">Не пей воду стоя, Аиша!</text:p>
      <text:p text:style-name="Text_20_body">Клянусь Аллахом, мы уедем отсюда!</text:p>
      <text:p text:style-name="Text_20_body">Саид и Осман, вы знаете этого человека?</text:p>
      <text:p text:style-name="Text_20_body"><text:soft-page-break/>Посетите вашу учительницу, девочки!</text:p>
      <text:p text:style-name="Text_20_body">Не совершай намаз дома, Салим!</text:p>
      <text:p text:style-name="Text_20_body">Не бойтесь врага, мусульмане!</text:p>
      <text:p text:style-name="Text_20_body">4) Выучите арабскую пословицу:</text:p>
      <text:p text:style-name="Text_20_body"> لاَ يُزَهِّدَنَّكَ فِي اَلْمَعْرُوفِ مَنْ لاَ يَشْكُرُ لَكَ <text:span text:style-name="Source_5f_Text">laa yuzahhidannaka fiy aalmaʕruwfi man laa yaškuru laka</text:span> </text:p>
      <text:p text:style-name="Text_20_body">«Пусть не отбивает охоту делать добро тот,</text:p>
      <text:p text:style-name="Text_20_body">кто не благодарит тебя»</text:p>
      <text:p text:style-name="Text_20_body">Имя существительное</text:p>
      <text:h text:style-name="Heading_20_2" text:outline-level="2"><text:bookmark-start text:name="двойственное-число"/><text:bookmark-start text:name="__RefHeading___Toc45324_1544766045"/>§ 30. Двойственное число<text:bookmark-end text:name="двойственное-число"/><text:bookmark-end text:name="__RefHeading___Toc45324_1544766045"/></text:h>
      <text:p text:style-name="First_20_paragraph">التَّثْنِيَةُ <text:span text:style-name="Source_5f_Text">at-taθniyatu</text:span></text:p>
      <text:p text:style-name="Text_20_body">В арабском языке имеются три числа: единственное ( الإِفْرأدُ <text:span text:style-name="Source_5f_Text">al-ʔifrʔdu</text:span> ) двойственное ( التَّثْنِيَة <text:span text:style-name="Source_5f_Text">at-taθniya</text:span> )и множественное ( الجَمْعُ <text:span text:style-name="Source_5f_Text">al-jamʕu</text:span> ).</text:p>
      <text:p text:style-name="Text_20_body"><text:span text:style-name="T1">Двойственное</text:span> <text:span text:style-name="T1">число</text:span> образуется от единственного путём добавления окончания - َانِ <text:span text:style-name="Source_5f_Text">āni</text:span> . Например:</text:p>
      <text:p text:style-name="Text_20_body">كِتَابٌ <text:span text:style-name="Source_5f_Text">kitābun</text:span> (неопределенная) книга Š كِتَابَانِ <text:span text:style-name="Source_5f_Text">kitābāni</text:span></text:p>
      <text:p text:style-name="Text_20_body">две (неопределенные) книги</text:p>
      <text:p text:style-name="Text_20_body">اَلْكِتَابُ <text:span text:style-name="Source_5f_Text">aalkitābu</text:span> (определенная) книга Š اَلْكِتَابَانِ <text:span text:style-name="Source_5f_Text">aalkitābāni</text:span></text:p>
      <text:p text:style-name="Text_20_body">две (определенные) книги</text:p>
      <text:p text:style-name="Text_20_body">В родительном и винительном падежах это окончание меняется на - َيْنِ <text:span text:style-name="Source_5f_Text">ayni</text:span> :</text:p>
      <text:p text:style-name="Text_20_body">الرَّفْعُ <text:span text:style-name="Source_5f_Text">ar-rafʕu</text:span></text:p>
      <text:p text:style-name="Text_20_body">именит. падеж</text:p>
      <text:p text:style-name="Text_20_body">كِتَابَانِ <text:span text:style-name="Source_5f_Text">kitābāni</text:span></text:p>
      <text:p text:style-name="Text_20_body">الكِتَابَانِ <text:span text:style-name="Source_5f_Text">al-kitābāni</text:span></text:p>
      <text:p text:style-name="Text_20_body"><text:soft-page-break/>الجَرُّ <text:span text:style-name="Source_5f_Text">al-jarru</text:span></text:p>
      <text:p text:style-name="Text_20_body">родит. падеж</text:p>
      <text:p text:style-name="Text_20_body">كِتَابَيْنِ <text:span text:style-name="Source_5f_Text">kitābayni</text:span></text:p>
      <text:p text:style-name="Text_20_body">الكِتَابَيْنِ <text:span text:style-name="Source_5f_Text">al-kitābayni</text:span></text:p>
      <text:p text:style-name="Text_20_body">النَّصْبُ <text:span text:style-name="Source_5f_Text">an-naṣbu</text:span></text:p>
      <text:p text:style-name="Text_20_body">винит. падеж</text:p>
      <text:p text:style-name="Text_20_body">كِتَابَيْنِ <text:span text:style-name="Source_5f_Text">kitābayni</text:span></text:p>
      <text:p text:style-name="Text_20_body">الكِتَابَيْنِ <text:span text:style-name="Source_5f_Text">al-kitābayni</text:span></text:p>
      <text:p text:style-name="Text_20_body">При образовании двойственного числа ةٌ <text:span text:style-name="Source_5f_Text">tun</text:span> «та марбута» в именах женского рода превращается в обычную букву ت <text:span text:style-name="Source_5f_Text">t</text:span> «тэ»:</text:p>
      <text:p text:style-name="Text_20_body">فَتَاةٌ <text:span text:style-name="Source_5f_Text">fatātun</text:span> девушка Š فَتَاتَانِ <text:span text:style-name="Source_5f_Text">fatātāni</text:span> две девушки</text:p>
      <text:p text:style-name="Text_20_body">مَدْرَسَةٌ <text:span text:style-name="Source_5f_Text">madrasatun</text:span> школа Š مَدْرَسَتَانِ <text:span text:style-name="Source_5f_Text">madrasatāni</text:span> две школы</text:p>
      <text:p text:style-name="Text_20_body">طَائِرَةٌ <text:span text:style-name="Source_5f_Text">ṭāʔiratun</text:span> самолет Š طَائِرَتَانِ <text:span text:style-name="Source_5f_Text">ṭāʔiratāni</text:span> два самолета</text:p>
      <text:p text:style-name="Text_20_body">Если имя двойственного числа является первым членом идафы ( الْمُضَافُ <text:span text:style-name="Source_5f_Text">al-muḍāfu</text:span> ), то оно утрачивает букву ن <text:span text:style-name="Source_5f_Text">n</text:span> «нун». Например:</text:p>
      <text:p text:style-name="Text_20_body">كِتَابَانِ <text:span text:style-name="Source_5f_Text">kitābāni</text:span> две книгиŠ كِتَابَا طَالِبٍ <text:span text:style-name="Source_5f_Text">kitābā ṭālibin</text:span> две книги студента</text:p>
      <text:p text:style-name="Text_20_body">يَدَانِ <text:span text:style-name="Source_5f_Text">yadāni</text:span> две руки Š يَدَا اِنْسَانٍ <text:span text:style-name="Source_5f_Text">yadā ainsānin</text:span> две руки человека</text:p>
      <text:p text:style-name="Text_20_body">كِتَابَانِ <text:span text:style-name="Source_5f_Text">kitābāni</text:span> две книги Š كِتَابَاكَ <text:span text:style-name="Source_5f_Text">kitābāka</text:span> твои две книги</text:p>
      <text:p text:style-name="Text_20_body">يَدَانِ <text:span text:style-name="Source_5f_Text">yadāni</text:span> две руки Š يَدَاهُ <text:span text:style-name="Source_5f_Text">yadāhu</text:span> его две руки</text:p>
      <text:p text:style-name="Text_20_body">Подобные словосочетания склоняются следующим образом:</text:p>
      <text:p text:style-name="Text_20_body">الرَّفْعُ <text:span text:style-name="Source_5f_Text">ar-rafʕu</text:span></text:p>
      <text:p text:style-name="Text_20_body"><text:soft-page-break/>именит. падеж</text:p>
      <text:p text:style-name="Text_20_body">كِتَابَا طَالِبٍ <text:span text:style-name="Source_5f_Text">kitābā ṭālibin</text:span></text:p>
      <text:p text:style-name="Text_20_body">يَدَا اِنْسَانٍ <text:span text:style-name="Source_5f_Text">yadā ainsānin</text:span></text:p>
      <text:p text:style-name="Text_20_body">كِتَابَاكَ <text:span text:style-name="Source_5f_Text">kitābāka</text:span></text:p>
      <text:p text:style-name="Text_20_body">يَدَاهُ <text:span text:style-name="Source_5f_Text">yadāhu</text:span></text:p>
      <text:p text:style-name="Text_20_body">الجَرُّ <text:span text:style-name="Source_5f_Text">al-jarru</text:span></text:p>
      <text:p text:style-name="Text_20_body">родит. падеж</text:p>
      <text:p text:style-name="Text_20_body">كِتَابَيْ طَالِبٍ <text:span text:style-name="Source_5f_Text">kitābay ṭālibin</text:span></text:p>
      <text:p text:style-name="Text_20_body">يَدَيْ اِنْسَانٍ <text:span text:style-name="Source_5f_Text">yaday ainsānin</text:span></text:p>
      <text:p text:style-name="Text_20_body">كِتَابَيْكَ <text:span text:style-name="Source_5f_Text">kitābayka</text:span></text:p>
      <text:p text:style-name="Text_20_body">يَدَيْهِ <text:span text:style-name="Source_5f_Text">yadayhi</text:span></text:p>
      <text:p text:style-name="Text_20_body">النَّصْبُ <text:span text:style-name="Source_5f_Text">an-naṣbu</text:span></text:p>
      <text:p text:style-name="Text_20_body">винит. падеж</text:p>
      <text:p text:style-name="Text_20_body">كِتَابَيْ طَالِبٍ <text:span text:style-name="Source_5f_Text">kitābay ṭālibin</text:span></text:p>
      <text:p text:style-name="Text_20_body">يَدَيْ اِنْسَانٍ <text:span text:style-name="Source_5f_Text">yaday ainsānin</text:span></text:p>
      <text:p text:style-name="Text_20_body">كِتَابَيْكَ <text:span text:style-name="Source_5f_Text">kitābayka</text:span></text:p>
      <text:p text:style-name="Text_20_body">يَدَيْهِ <text:span text:style-name="Source_5f_Text">yadayhi</text:span></text:p>
      <text:p text:style-name="Text_20_body">Упражнение для закрепления</text:p>
      <text:p text:style-name="Text_20_body">1) Образуйте двойственное число следующих имён:</text:p>
      <text:p text:style-name="Text_20_body">رَجُلٌ <text:span text:style-name="Source_5f_Text">rajulun</text:span></text:p>
      <text:p text:style-name="Text_20_body">بِنْتٌ <text:span text:style-name="Source_5f_Text">bintun</text:span></text:p>
      <text:p text:style-name="Text_20_body"><text:soft-page-break/>دَفْتَرٌ <text:span text:style-name="Source_5f_Text">daftarun</text:span></text:p>
      <text:p text:style-name="Text_20_body">مَسْجِدٌ <text:span text:style-name="Source_5f_Text">masjidun</text:span></text:p>
      <text:p text:style-name="Text_20_body">بَيْتٌ <text:span text:style-name="Source_5f_Text">baytun</text:span></text:p>
      <text:p text:style-name="Text_20_body">طَالِبَةٌَ <text:span text:style-name="Source_5f_Text">ṭālibatuna</text:span></text:p>
      <text:p text:style-name="Text_20_body">تِلْمِيذَةٌ <text:span text:style-name="Source_5f_Text">tilmiyðatun</text:span></text:p>
      <text:p text:style-name="Text_20_body">جَنَّةٌ <text:span text:style-name="Source_5f_Text">jannatun</text:span></text:p>
      <text:p text:style-name="Text_20_body">مَدِينَةٌ <text:span text:style-name="Source_5f_Text">madiynatun</text:span></text:p>
      <text:p text:style-name="Text_20_body">عَاصِمَةٌ <text:span text:style-name="Source_5f_Text">ʕāṣimatun</text:span></text:p>
      <text:p text:style-name="Text_20_body">2) Просклоняйте по падежам следующие имена:</text:p>
      <text:p text:style-name="Text_20_body">شَجَرَتَانِ <text:span text:style-name="Source_5f_Text">šajaratāni</text:span> два дерева</text:p>
      <text:p text:style-name="Text_20_body">اَلْمِصْبَاحَانِ <text:span text:style-name="Source_5f_Text">aalmiṣbāḥāni</text:span> две (определенные) лампы</text:p>
      <text:p text:style-name="Text_20_body">قَلَمَانِ <text:span text:style-name="Source_5f_Text">qalamāni</text:span> два карандаша</text:p>
      <text:p text:style-name="Text_20_body">3) Просклоняйте по падежам следующие словосочетания:</text:p>
      <text:p text:style-name="Text_20_body">بِنْتَا مُحَمَّدٍ <text:span text:style-name="Source_5f_Text">bintā muḥammadin</text:span> две дочери Мухаммада</text:p>
      <text:p text:style-name="Text_20_body">قَلَمَا مُدَرِّسٍ <text:span text:style-name="Source_5f_Text">qalamā mudarrisin</text:span> два карандаша учителя</text:p>
      <text:p text:style-name="Text_20_body">شَجَرَتَا الْحَدِيقَةِ <text:span text:style-name="Source_5f_Text">šajaratā l-ḥadiyqati</text:span> два дерева парка</text:p>
      <text:p text:style-name="Text_20_body">4) Переведите предложения и выделите имена двойственного числа:</text:p>
      <text:p text:style-name="Text_20_body">اَلْمَدْرَسَتَانِ جَمِيلَتَانِ <text:span text:style-name="Source_5f_Text">aalmadrasatāni jamiylatāni</text:span></text:p>
      <text:p text:style-name="Text_20_body">عِنْدِي قَلَمَانِ جَدِيدَانِ <text:span text:style-name="Source_5f_Text">ʕindiy qalamāni jadiydāni</text:span></text:p>
      <text:p text:style-name="Text_20_body">جَاءَ رَجُلَانِ مَعَ امْرَأَتَيْنِ <text:span text:style-name="Source_5f_Text">jāʔa rajulāni maʕa amraʔatayni</text:span></text:p>
      <text:p text:style-name="Text_20_body"><text:soft-page-break/>اِشْتَرَيْتُ كِتَابَيْنِ بِدُولارَيْنِ <text:span text:style-name="Source_5f_Text">aištaraytu kitābayni biduwlarayni</text:span></text:p>
      <text:p text:style-name="Text_20_body">قَرَأْتُ الْقُرْآنَ يَوْمَيْنِ <text:span text:style-name="Source_5f_Text">qaraʔtu l-qurʔāna yawmayni</text:span></text:p>
      <text:p text:style-name="Text_20_body">أُذُنَا الْحِمَارِ الْوَحْشِيِّ طَوِيلَتَانِ <text:span text:style-name="Source_5f_Text">ʔuðunā l-ḥimāri l-waḥšiyyi ṭawiylatāni</text:span></text:p>
      <text:p text:style-name="Text_20_body">عَيْنَا إِدْرِيسَ زَرْقَاوَانِ <text:span text:style-name="Source_5f_Text">ʕaynā ʔidriysa zarqāwāni</text:span></text:p>
      <text:p text:style-name="Text_20_body">اِغْسِلْ يَدَيْكَ بِالصَّابُونِ قَبْلَ الْأَكْلِ <text:span text:style-name="Source_5f_Text">aiǧsil yadayka bialṣṣābuwni qabla l-ʔakli</text:span></text:p>
      <text:p text:style-name="Text_20_body">يَا صَدِيقَيِْ اِبْنِي <text:span text:style-name="Source_5f_Text">yā ṣadiyqayi aibniy</text:span> ، اِحْتَرِمَا وَالِدَيْكُمَا <text:span text:style-name="Source_5f_Text">aiḥtarimā wālidaykumā</text:span> !</text:p>
      <text:h text:style-name="Heading_20_2" text:outline-level="2"><text:bookmark-start text:name="множественное-число"/><text:bookmark-start text:name="__RefHeading___Toc45326_1544766045"/>§ 31. Множественное число<text:bookmark-end text:name="множественное-число"/><text:bookmark-end text:name="__RefHeading___Toc45326_1544766045"/></text:h>
      <text:p text:style-name="First_20_paragraph">الجَمْعُ <text:span text:style-name="Source_5f_Text">al-jamʕu</text:span></text:p>
      <text:p text:style-name="Text_20_body">Множественное число бывает двух видов: «целое» и «разбитое».</text:p>
      <text:p text:style-name="Text_20_body"><text:span text:style-name="T1">1.</text:span> <text:span text:style-name="T1">Целое</text:span> <text:span text:style-name="T1">множественное</text:span> <text:span text:style-name="T1">число.</text:span></text:p>
      <text:p text:style-name="Text_20_body">При образовании данного вида множественного числа внутренняя структура имени остается неизменной, целой – отсюда и название.</text:p>
      <text:p text:style-name="Text_20_body">«Целое» множественное число имен, обозначающих лиц мужского пола ( جَمْعُ <text:span text:style-name="Source_5f_Text">jamʕu</text:span> المُذَكَّرِ السَّالِم <text:span text:style-name="Source_5f_Text">al-muðakkari s-sālim</text:span> ), образуется путём прибавления окончания <text:span text:style-name="T3">-</text:span> ُونَ <text:span text:style-name="Source_5f_Text">uwna</text:span> к форме единственного числа. Например:</text:p>
      <text:p text:style-name="Text_20_body">مُدَرِّسٌ <text:span text:style-name="Source_5f_Text">mudarrisun</text:span> учитель Š مُدَرِّسُونَ <text:span text:style-name="Source_5f_Text">mudarrisuwna</text:span> учителя</text:p>
      <text:p text:style-name="Text_20_body">مُسْلِمٌ <text:span text:style-name="Source_5f_Text">muslimun</text:span> мусульманин Š مُسْلِمُونَ <text:span text:style-name="Source_5f_Text">muslimuwna</text:span> мусульмане</text:p>
      <text:p text:style-name="Text_20_body">В родительном и винительном падежах это окончание меняется на <text:span text:style-name="T3">-ِ</text:span> ينَ <text:span text:style-name="Source_5f_Text">yna</text:span> . Например:</text:p>
      <text:p text:style-name="Text_20_body">الرَّفْعُ <text:span text:style-name="Source_5f_Text">ar-rafʕu</text:span></text:p>
      <text:p text:style-name="Text_20_body">именит. падеж</text:p>
      <text:p text:style-name="Text_20_body">مُدَرِّسُونَ <text:span text:style-name="Source_5f_Text">mudarrisuwna</text:span></text:p>
      <text:p text:style-name="Text_20_body">المُدَرِّسُونَ <text:span text:style-name="Source_5f_Text">al-mudarrisuwna</text:span></text:p>
      <text:p text:style-name="Text_20_body">الجَرُّ <text:span text:style-name="Source_5f_Text">al-jarru</text:span></text:p>
      <text:p text:style-name="Text_20_body"><text:soft-page-break/>родит. падеж</text:p>
      <text:p text:style-name="Text_20_body">مُدَرِّسِينَ <text:span text:style-name="Source_5f_Text">mudarrisiyna</text:span></text:p>
      <text:p text:style-name="Text_20_body">المُدَرِّسِينَ <text:span text:style-name="Source_5f_Text">al-mudarrisiyna</text:span></text:p>
      <text:p text:style-name="Text_20_body">النَّصْبُ <text:span text:style-name="Source_5f_Text">an-naṣbu</text:span></text:p>
      <text:p text:style-name="Text_20_body">винит. падеж</text:p>
      <text:p text:style-name="Text_20_body">مُدَرِّسِينَ <text:span text:style-name="Source_5f_Text">mudarrisiyna</text:span></text:p>
      <text:p text:style-name="Text_20_body">المُدَرِّسِينَ <text:span text:style-name="Source_5f_Text">al-mudarrisiyna</text:span></text:p>
      <text:p text:style-name="Text_20_body">Примечание</text:p>
      <text:p text:style-name="Text_20_body">Также существует ряд имён, которые не указывают на лиц мужского пола, но образуют своё множественное число по упомянутой схеме. Например:</text:p>
      <text:p text:style-name="Text_20_body">أَرْضٌ <text:span text:style-name="Source_5f_Text">ʔarḍun</text:span> земляŠ أَرَضُونَ <text:span text:style-name="Source_5f_Text">ʔaraḍuwna</text:span> земли</text:p>
      <text:p text:style-name="Text_20_body">سَنَةٌ <text:span text:style-name="Source_5f_Text">sanatun</text:span> год Š سِنُونَ <text:span text:style-name="Source_5f_Text">sinuwna</text:span> года</text:p>
      <text:p text:style-name="Text_20_body">عَالَمٌ <text:span text:style-name="Source_5f_Text">ʕālamun</text:span> мир Š عَالَمُونَ <text:span text:style-name="Source_5f_Text">ʕālamuwna</text:span> миры</text:p>
      <text:p text:style-name="Text_20_body">Если «целое» множественное число имён, обозначающих лиц мужского пола</text:p>
      <text:p text:style-name="Text_20_body">( جَمْعُ المُذَكَّرِ السَّالِمِ <text:span text:style-name="Source_5f_Text">jamʕu l-muðakkari s-sālimi</text:span> ), является первым членом идафы, то из него усекается буква نَ <text:span text:style-name="Source_5f_Text">na</text:span> «нун» и оно склоняется следующим образом:</text:p>
      <text:p text:style-name="Text_20_body">الرَّفْعُ <text:span text:style-name="Source_5f_Text">ar-rafʕu</text:span></text:p>
      <text:p text:style-name="Text_20_body">именит. падеж</text:p>
      <text:p text:style-name="Text_20_body">مُدَرِّسُو الْجَامِعَةِ <text:span text:style-name="Source_5f_Text">mudarrisuw al-jāmiʕati</text:span></text:p>
      <text:p text:style-name="Text_20_body">الجَرُّ <text:span text:style-name="Source_5f_Text">al-jarru</text:span></text:p>
      <text:p text:style-name="Text_20_body">родит. падеж</text:p>
      <text:p text:style-name="Text_20_body">مُدَرِّسِي الْجَامِعَةِ <text:span text:style-name="Source_5f_Text">mudarrisiy al-jāmiʕati</text:span></text:p>
      <text:p text:style-name="Text_20_body"><text:soft-page-break/>النَّصْبُ <text:span text:style-name="Source_5f_Text">an-naṣbu</text:span></text:p>
      <text:p text:style-name="Text_20_body">винит. падеж</text:p>
      <text:p text:style-name="Text_20_body">مُدَرِّسِي الْجَامِعَةِ <text:span text:style-name="Source_5f_Text">mudarrisiy al-jāmiʕati</text:span></text:p>
      <text:p text:style-name="Text_20_body">Целое множественное число имён женского рода</text:p>
      <text:p text:style-name="Text_20_body">( جَمعُ المُؤَنّثِ السَّالِم <text:span text:style-name="Source_5f_Text">jamʕu l-muʔannθi s-sālim</text:span> ) образуется путём прибавления окончания <text:span text:style-name="T3">-َ</text:span> اتٌ <text:span text:style-name="Source_5f_Text">atun</text:span> к форме единственного числа.</text:p>
      <text:p text:style-name="Text_20_body">(В определённом состоянии <text:span text:style-name="T3">-</text:span> َاتُ <text:span text:style-name="Source_5f_Text">ātu</text:span> ). Например:</text:p>
      <text:p text:style-name="Text_20_body">طَالِبَةٌ <text:span text:style-name="Source_5f_Text">ṭālibatun</text:span> студентка Š طَالِبَاتٌ <text:span text:style-name="Source_5f_Text">ṭālibātun</text:span> студентки</text:p>
      <text:p text:style-name="Text_20_body">الطَالِبَةُ <text:span text:style-name="Source_5f_Text">al-ṭālibatu</text:span> студентка Š الطَالِبَاتُ <text:span text:style-name="Source_5f_Text">al-ṭālibātu</text:span> студентки</text:p>
      <text:p text:style-name="Text_20_body">В родительном и винительном падежах это окончание меняется на <text:span text:style-name="T3">-</text:span>َ اتٍ <text:span text:style-name="Source_5f_Text">atin</text:span> . (В определённом состоянии – на <text:span text:style-name="T3">-َ</text:span> اتِ <text:span text:style-name="Source_5f_Text">ati</text:span> ):</text:p>
      <text:p text:style-name="Text_20_body">الرَّفْعُ <text:span text:style-name="Source_5f_Text">ar-rafʕu</text:span></text:p>
      <text:p text:style-name="Text_20_body">именит. падеж</text:p>
      <text:p text:style-name="Text_20_body">طَالِبَاتٌ <text:span text:style-name="Source_5f_Text">ṭālibātun</text:span></text:p>
      <text:p text:style-name="Text_20_body">الطَّالِبَاتُ <text:span text:style-name="Source_5f_Text">aṭ-ṭālibātu</text:span></text:p>
      <text:p text:style-name="Text_20_body">الجَرُّ <text:span text:style-name="Source_5f_Text">al-jarru</text:span></text:p>
      <text:p text:style-name="Text_20_body">родит. падеж</text:p>
      <text:p text:style-name="Text_20_body">طَالِبَاتٍ <text:span text:style-name="Source_5f_Text">ṭālibātin</text:span></text:p>
      <text:p text:style-name="Text_20_body">الطَّالِبَاتِ <text:span text:style-name="Source_5f_Text">aṭ-ṭālibāti</text:span></text:p>
      <text:p text:style-name="Text_20_body">النَّصْبُ <text:span text:style-name="Source_5f_Text">an-naṣbu</text:span></text:p>
      <text:p text:style-name="Text_20_body">винит. падеж</text:p>
      <text:p text:style-name="Text_20_body"><text:soft-page-break/>طَالِبَاتٍ <text:span text:style-name="Source_5f_Text">ṭālibātin</text:span></text:p>
      <text:p text:style-name="Text_20_body">الطَّالِبَاتِ <text:span text:style-name="Source_5f_Text">aṭ-ṭālibāti</text:span></text:p>
      <text:p text:style-name="Text_20_body">В отличие от целого множественного числа, обозначающего лиц мужского</text:p>
      <text:p text:style-name="Text_20_body">пола ( جَمْعُ المُذَكَّرِ السَّالِم <text:span text:style-name="Source_5f_Text">jamʕu l-muðakkari s-sālim</text:span> ), целое множественное число имён женского рода</text:p>
      <text:p text:style-name="Text_20_body">السَّالِم <text:span text:style-name="Source_5f_Text">as-sālim</text:span> ) ( جَمْعُ المُؤَنَّثِ <text:span text:style-name="Source_5f_Text">jamʕu l-muʔannaθi</text:span> может указывать как на <text:span text:style-name="T1">лиц</text:span> женского пола, так и на <text:span text:style-name="T1">неодушевлённые</text:span> <text:span text:style-name="T1">предметы</text:span>. Например:</text:p>
      <text:p text:style-name="Text_20_body">جَوَازٌ <text:span text:style-name="Source_5f_Text">jawāzun</text:span> паспорт Š جَوَازَاتٌ <text:span text:style-name="Source_5f_Text">jawāzātun</text:span> паспорта</text:p>
      <text:p text:style-name="Text_20_body">وِزَارَةٌ <text:span text:style-name="Source_5f_Text">wizāratun</text:span> министерство Š وِزَارَاتٌ <text:span text:style-name="Source_5f_Text">wizārātun</text:span> министерства</text:p>
      <text:p text:style-name="Text_20_body">وَرَقَةٌ <text:span text:style-name="Source_5f_Text">waraqatun</text:span> лист Š وَرَقَاتٌ <text:span text:style-name="Source_5f_Text">waraqātun</text:span> листы</text:p>
      <text:p text:style-name="Text_20_body"><text:span text:style-name="T1">2. «Разбитое»</text:span> <text:span text:style-name="T1">множественное</text:span> <text:span text:style-name="T1">число</text:span>( جَمْعُ التَّكْسِيرِ <text:span text:style-name="Source_5f_Text">jamʕu t-taksiyri</text:span> ) <text:span text:style-name="T1">.</text:span></text:p>
      <text:p text:style-name="Text_20_body">Данный вид множественного числа образуется не путём прибавления какого-либо окончания к форме единственного числа, а путём изменения самой структуры слова. При этом к основе имени добавляются (или, наоборот, усекаются) какие-либо буквы, а коренные буквы сохраняются. Например:</text:p>
      <text:p text:style-name="Text_20_body">كِتَابٌ <text:span text:style-name="Source_5f_Text">kitābun</text:span> книга Š كُتُبٌ <text:span text:style-name="Source_5f_Text">kutubun</text:span> книги</text:p>
      <text:p text:style-name="Text_20_body">(образовано по формуле فُعُلٌ <text:span text:style-name="Source_5f_Text">fuʕulun</text:span> )</text:p>
      <text:p text:style-name="Text_20_body">قَلَمٌ <text:span text:style-name="Source_5f_Text">qalamun</text:span> карандаш Š أَقْلاَمٌ <text:span text:style-name="Source_5f_Text">ʔaqlaamun</text:span> карандаши</text:p>
      <text:p text:style-name="Text_20_body">(образовано по формуле أَفْعَالٌ <text:span text:style-name="Source_5f_Text">ʔafʕālun</text:span> )</text:p>
      <text:p text:style-name="Text_20_body">دَرْسٌ <text:span text:style-name="Source_5f_Text">darsun</text:span> урок Š دُرُوسٌ <text:span text:style-name="Source_5f_Text">duruwsun</text:span> уроки</text:p>
      <text:p text:style-name="Text_20_body">(образовано по формуле فُعُولٌ <text:span text:style-name="Source_5f_Text">fuʕuwlun</text:span> )</text:p>
      <text:p text:style-name="Text_20_body">طَالِبٌ <text:span text:style-name="Source_5f_Text">ṭālibun</text:span> студент Š طُلاَّبٌ <text:span text:style-name="Source_5f_Text">ṭulaaabun</text:span> или طَلَبَةٌ <text:span text:style-name="Source_5f_Text">ṭalabatun</text:span> студенты</text:p>
      <text:p text:style-name="Text_20_body">(образованы по формуле فَعَلَةٌ <text:span text:style-name="Source_5f_Text">faʕalatun</text:span> и ( فُعَّالٌ <text:span text:style-name="Source_5f_Text">fuʕʕālun</text:span></text:p>
      <text:p text:style-name="Text_20_body"><text:soft-page-break/>مِثَالٌ <text:span text:style-name="Source_5f_Text">miθālun</text:span> пример Š أَمْثِلَةٌ <text:span text:style-name="Source_5f_Text">ʔamθilatun</text:span> примеры</text:p>
      <text:p text:style-name="Text_20_body">(образовано по формуле أَفْعِلَةٌ <text:span text:style-name="Source_5f_Text">ʔafʕilatun</text:span> )</text:p>
      <text:p text:style-name="Text_20_body">عَالِمٌ <text:span text:style-name="Source_5f_Text">ʕālimun</text:span> учёный Š عُلَمَاءُ <text:span text:style-name="Source_5f_Text">ʕulamāʔu</text:span> учёные</text:p>
      <text:p text:style-name="Text_20_body">(образовано по формуле فُعَلَاءُ <text:span text:style-name="Source_5f_Text">fuʕalāʔu</text:span> )</text:p>
      <text:p text:style-name="Text_20_body">عَامِلٌ <text:span text:style-name="Source_5f_Text">ʕāmilun</text:span> рабочий Š عُمَّالٌ <text:span text:style-name="Source_5f_Text">ʕummālun</text:span> рабочие</text:p>
      <text:p text:style-name="Text_20_body">(образовано по формуле فُعَّالٌ <text:span text:style-name="Source_5f_Text">fuʕʕālun</text:span> )</text:p>
      <text:p text:style-name="Text_20_body">и т.д.</text:p>
      <text:p text:style-name="Text_20_body">«Разбитое» множественное число следует заучивать вместе с формой единственного числа, так как выбор той или иной формулы множественного числа не определяется строгими правилами.</text:p>
      <text:p text:style-name="Text_20_body">Упражнения для закрепления</text:p>
      <text:p text:style-name="Text_20_body">1) Найдите в словаре формы множественного числа следующих имен:</text:p>
      <text:p text:style-name="Text_20_body">حَدِيثٌ <text:span text:style-name="Source_5f_Text">ḥadiyθun</text:span> ( ) высказывание Пророка (мир ему)</text:p>
      <text:p text:style-name="Text_20_body">رَسُولٌ <text:span text:style-name="Source_5f_Text">rasuwlun</text:span> ( )посланник</text:p>
      <text:p text:style-name="Text_20_body">قَبْرٌ <text:span text:style-name="Source_5f_Text">qabrun</text:span> ( ) могила</text:p>
      <text:p text:style-name="Text_20_body">قَاتِلٌ <text:span text:style-name="Source_5f_Text">qātilun</text:span> ( ) убийца</text:p>
      <text:p text:style-name="Text_20_body">جَبَلٌ <text:span text:style-name="Source_5f_Text">jabalun</text:span> ( ) гора</text:p>
      <text:p text:style-name="Text_20_body">قِرْدٌ <text:span text:style-name="Source_5f_Text">qirdun</text:span> ( ) обезьяна</text:p>
      <text:p text:style-name="Text_20_body">مَنْفَعَةٌ <text:span text:style-name="Source_5f_Text">manfaʕatun</text:span> ( ) польза, выгода</text:p>
      <text:p text:style-name="Text_20_body">نِعْمَةٌ <text:span text:style-name="Source_5f_Text">niʕmatun</text:span> ( ) дар, милость</text:p>
      <text:p text:style-name="Text_20_body">جَاهِلٌ <text:span text:style-name="Source_5f_Text">jāhilun</text:span> ( ) невежда</text:p>
      <text:p text:style-name="Text_20_body">عَزَبٌ <text:span text:style-name="Source_5f_Text">ʕazabun</text:span> ( ) холостой, неженатый</text:p>
      <text:p text:style-name="Text_20_body"><text:soft-page-break/>2) Переведите следующие предложения и найдите в них имена множественного числа:</text:p>
      <text:p text:style-name="Text_20_body">خَلَقَ اللهُ الْكَوَاكِبَ وَالنُّجُومَ وَالْحَيَوَانَاتِ وَالنَّبَاتَاتِ <text:span text:style-name="Source_5f_Text">xalaqa l-lhu l-kawākiba wālnnujuwma wālḥayawānāti wālnnabātāti</text:span> وَغَيْرَهَا مِنَ الْمَخْلُوقَاتِ <text:span text:style-name="Source_5f_Text">waǧayrahā mina l-maxluwqāti</text:span></text:p>
      <text:p text:style-name="Text_20_body">ذَلِكَ الرَّجُلُ كَانَ فِي بِلاَدٍ كَثِيرَةٍ وَرَأَى أُنَاسًا وَمُدُنًا <text:span text:style-name="Source_5f_Text">ðalika r-rajulu kāna fiy bilaadin kaθiyratin waraʔaā ʔunāsana wamudunana</text:span> وَقُرًى كَثِيرَةً <text:span text:style-name="Source_5f_Text">waquranā kaθiyratan</text:span></text:p>
      <text:p text:style-name="Text_20_body">ذَهَبْتُ إِلَى الدُّكَّانِ فَاشْتَرَيْتُ الْمَلاَعِقَ وَالشَّوْكَاتِ <text:span text:style-name="Source_5f_Text">ðahabtu ʔilaā d-dukkāni fāštaraytu l-malaaʕiqa wālššawkāti</text:span> وَالسَّكَاكِينَ وَالأَطْبَاقَ وَالأَكْوَابَ <text:span text:style-name="Source_5f_Text">wālssakākiyna wālʔaṭbāqa wālʔakwāba</text:span></text:p>
      <text:p text:style-name="Text_20_body">هَلْ يُوجَدُ فِي وَطَنِكَ غَابَاتٌ وَجِبَالٌ وَأَنْهَارٌ وَبِحَارٌ <text:span text:style-name="Source_5f_Text">hal yuwjadu fiy waṭanika ǧābātun wajibālun waʔanhārun wabiḥārun</text:span> ؟</text:p>
      <text:p text:style-name="Text_20_body">نعم <text:span text:style-name="Source_5f_Text">nʕm</text:span> ، كُلُّ هَذِهِ الأَشْيَاءِ تُوجَدُ فِي بَلَدِي <text:span text:style-name="Source_5f_Text">kullu haðihi l-ʔašyāʔi tuwjadu fiy baladiy</text:span></text:p>
      <text:p text:style-name="Text_20_body">يَعِيشُ فِي الْبَحْرِ أَسْمَاكٌ وَحِيتَانٌ وَقُرُوشٌ وَسَرَطَانَاتٌ <text:span text:style-name="Source_5f_Text">yaʕiyšu fiy al-baḥri ʔasmākun waḥiytānun waquruwšun wasaraṭānātun</text:span> …</text:p>
      <text:p text:style-name="Text_20_body">يُحِبُّ اللهُ الْمُؤْمِنِينَ الصَّالِحِينَ الصَّادِقِينَ وَيُبْغِضُ <text:span text:style-name="Source_5f_Text">yuḥibbu l-lhu l-muʔminiyna ṣ-ṣāliḥiyna ṣ-ṣādiqiyna wayubǧiḍu</text:span> الْكَافِرِينَ الْفَاجِرِينَ الْكَاذِبِينَ <text:span text:style-name="Source_5f_Text">al-kāfiriyna l-fājiriyna l-kāðibiyna</text:span></text:p>
      <text:p text:style-name="Text_20_body">كَانَتْ أُمَّهَاتُ الْمُؤْمِنِينَ <text:span text:style-name="Source_5f_Text">kānat ʔummahātu l-muʔminiyna</text:span> ( رَضِيَ اللهُ عَنْهُنَّ <text:span text:style-name="Source_5f_Text">raḍiya l-lhu ʕanhunna</text:span> ) عَابِدَاتٍ <text:span text:style-name="Source_5f_Text">ʕābidātin</text:span> صَالِحَاتٍ تَائِبَاتٍ <text:span text:style-name="Source_5f_Text">ṣāliḥātin tāʔibātin</text:span></text:p>
      <text:p text:style-name="Text_20_body">مُسْلِمُو رُوسِيَا يُحِبُّونَ إِخْوَانَهُمْ أَيْ مُسْلِمِي الْعَالَمِ <text:span text:style-name="Source_5f_Text">muslimuw ruwsiyā yuḥibbuwna ʔixwānahum ʔay muslimiy al-ʕālami</text:span> كُلِّهِ <text:span text:style-name="Source_5f_Text">kullihi</text:span></text:p>
      <text:p text:style-name="Text_20_body">3) Переведите предложения на арабский язык:</text:p>
      <text:p text:style-name="Text_20_body">В саду много деревьев, цветов и бабочек</text:p>
      <text:p text:style-name="Text_20_body">Этот завод выпускает велосипеды, машины и трактора</text:p>
      <text:p text:style-name="Text_20_body">В том магазине много книг, журналов и кассет</text:p>
      <text:p text:style-name="Text_20_body">Я пригласил домой родственников, друзей и коллег</text:p>
      <text:p text:style-name="Text_20_body">В Башкирии много лесов, озер, рек и гор</text:p>
      <text:p text:style-name="Text_20_body"><text:soft-page-break/>Мусульманин уважает старших, любит детей и защищает слабых</text:p>
      <text:p text:style-name="Text_20_body">4) Выучите пословицу:</text:p>
      <text:p text:style-name="Text_20_body"> الْفَقْرُ بِلاَ دُيُونٍ غِنًى <text:span text:style-name="Source_5f_Text">al-faqru bilaa duyuwnin ǧinanā</text:span> </text:p>
      <text:p text:style-name="Text_20_body">«Бедность без долгов – это богатство»</text:p>
      <text:h text:style-name="Heading_20_2" text:outline-level="2"><text:bookmark-start text:name="пять-имен"/><text:bookmark-start text:name="__RefHeading___Toc45328_1544766045"/>§ 32. «Пять имен»<text:bookmark-end text:name="пять-имен"/><text:bookmark-end text:name="__RefHeading___Toc45328_1544766045"/></text:h>
      <text:p text:style-name="First_20_paragraph">الأَسْمَاءُ الْخَمْسَةُ <text:span text:style-name="Source_5f_Text">al-ʔasmāʔu l-xamsatu</text:span></text:p>
      <text:p text:style-name="Text_20_body">«Пять имен» - это группа имен, которые склоняются по падежам не посредством огласовок, а посредством букв ا, و, ي. Это происходит тогда, когда они являются первым членом идафы (см. гл I, § 7). К «пяти именам» относятся следующие:</text:p>
      <text:p text:style-name="Text_20_body">أَبٌ <text:span text:style-name="Source_5f_Text">ʔabun</text:span> (1отец</text:p>
      <text:p text:style-name="Text_20_body">أَخٌ <text:span text:style-name="Source_5f_Text">ʔaxun</text:span> (2брат</text:p>
      <text:p text:style-name="Text_20_body">ذُو <text:span text:style-name="Source_5f_Text">ðuw</text:span> (3имеющий, обладающий</text:p>
      <text:p text:style-name="Text_20_body">حَمٌ <text:span text:style-name="Source_5f_Text">ḥamun</text:span> (4тесть, свёкор, свояк</text:p>
      <text:p text:style-name="Text_20_body">فُو <text:span text:style-name="Source_5f_Text">fuw</text:span> (5 рот</text:p>
      <text:p text:style-name="Text_20_body">Склонение этих имен происходит следующим образом:</text:p>
      <table:table table:name="Table11" table:style-name="Table11">
        <table:table-column table:style-name="Table11.A"/>
        <table:table-column table:style-name="Table11.B" table:number-columns-repeated="2"/>
        <table:table-column table:style-name="Table11.D"/>
        <table:table-column table:style-name="Table11.B"/>
        <table:table-column table:style-name="Table11.F"/>
        <table:table-row>
          <table:table-cell table:style-name="Table11.A1" office:value-type="string">
            <text:p text:style-name="Table_20_Contents">الرَّفْعُ <text:span text:style-name="Source_5f_Text">ar-rafʕu</text:span></text:p>
          </table:table-cell>
          <table:table-cell table:style-name="Table11.A1" office:value-type="string">
            <text:p text:style-name="Table_20_Contents">أَبُو مُحَمَّدٍ <text:span text:style-name="Source_5f_Text">ʔabuw muḥammadin</text:span></text:p>
          </table:table-cell>
          <table:table-cell table:style-name="Table11.A1" office:value-type="string">
            <text:p text:style-name="Table_20_Contents">أَخُو مُحَمَّدٍ <text:span text:style-name="Source_5f_Text">ʔaxuw muḥammadin</text:span></text:p>
          </table:table-cell>
          <table:table-cell table:style-name="Table11.A1" office:value-type="string">
            <text:p text:style-name="Table_20_Contents">ذُو فَضْلٍ <text:span text:style-name="Source_5f_Text">ðuw faḍlin</text:span></text:p>
          </table:table-cell>
          <table:table-cell table:style-name="Table11.A1" office:value-type="string">
            <text:p text:style-name="Table_20_Contents">حَمُو مُحَمَّدٍ <text:span text:style-name="Source_5f_Text">ḥamuw muḥammadin</text:span></text:p>
          </table:table-cell>
          <table:table-cell table:style-name="Table11.A1" office:value-type="string">
            <text:p text:style-name="Table_20_Contents">فُو رَجُلٍ <text:span text:style-name="Source_5f_Text">fuw rajulin</text:span></text:p>
          </table:table-cell>
        </table:table-row>
        <table:table-row>
          <table:table-cell table:style-name="Table11.A1" office:value-type="string">
            <text:p text:style-name="Table_20_Contents">اَلْجَرُّ <text:span text:style-name="Source_5f_Text">aaljarru</text:span></text:p>
          </table:table-cell>
          <table:table-cell table:style-name="Table11.A1" office:value-type="string">
            <text:p text:style-name="Table_20_Contents">أَبِي مُحَمَّدٍ <text:span text:style-name="Source_5f_Text">ʔabiy muḥammadin</text:span></text:p>
          </table:table-cell>
          <table:table-cell table:style-name="Table11.A1" office:value-type="string">
            <text:p text:style-name="Table_20_Contents">أَخِي مُحَمَّدٍ <text:span text:style-name="Source_5f_Text">ʔaxiy muḥammadin</text:span></text:p>
          </table:table-cell>
          <table:table-cell table:style-name="Table11.A1" office:value-type="string">
            <text:p text:style-name="Table_20_Contents">ذِي فَضْلٍ <text:span text:style-name="Source_5f_Text">ðiy faḍlin</text:span></text:p>
          </table:table-cell>
          <table:table-cell table:style-name="Table11.A1" office:value-type="string">
            <text:p text:style-name="Table_20_Contents">حَمِي مُحَمَّدٍ <text:span text:style-name="Source_5f_Text">ḥamiy muḥammadin</text:span></text:p>
          </table:table-cell>
          <table:table-cell table:style-name="Table11.A1" office:value-type="string">
            <text:p text:style-name="Table_20_Contents">فِي رَجُلٍ <text:span text:style-name="Source_5f_Text">fiy rajulin</text:span></text:p>
          </table:table-cell>
        </table:table-row>
        <table:table-row>
          <table:table-cell table:style-name="Table11.A1" office:value-type="string">
            <text:p text:style-name="Table_20_Contents">النَّصْبُ <text:span text:style-name="Source_5f_Text">an-naṣbu</text:span></text:p>
          </table:table-cell>
          <table:table-cell table:style-name="Table11.A1" office:value-type="string">
            <text:p text:style-name="Table_20_Contents">أَبَا مُحَمَّدٍ <text:span text:style-name="Source_5f_Text">ʔabā muḥammadin</text:span></text:p>
          </table:table-cell>
          <table:table-cell table:style-name="Table11.A1" office:value-type="string">
            <text:p text:style-name="Table_20_Contents">أَخَا مُحَمَّدٍ <text:span text:style-name="Source_5f_Text">ʔaxā muḥammadin</text:span></text:p>
          </table:table-cell>
          <table:table-cell table:style-name="Table11.A1" office:value-type="string">
            <text:p text:style-name="Table_20_Contents">ذَا فَضْلٍ <text:span text:style-name="Source_5f_Text">ðā faḍlin</text:span></text:p>
          </table:table-cell>
          <table:table-cell table:style-name="Table11.A1" office:value-type="string">
            <text:p text:style-name="Table_20_Contents">حَمَا مُحَمَّدٍ <text:span text:style-name="Source_5f_Text">ḥamā muḥammadin</text:span></text:p>
          </table:table-cell>
          <table:table-cell table:style-name="Table11.A1" office:value-type="string">
            <text:p text:style-name="Table_20_Contents">فَا رَجُلٍ <text:span text:style-name="Source_5f_Text">fā rajulin</text:span></text:p>
          </table:table-cell>
        </table:table-row>
      </table:table>
      <text:p text:style-name="First_20_paragraph"><text:span text:style-name="T1">Примечания</text:span>:</text:p>
      <text:p text:style-name="Text_20_body">1) Имя ذُو <text:span text:style-name="Source_5f_Text">ðuw</text:span> используется только в качестве первого члена идафы.</text:p>
      <text:p text:style-name="Text_20_body">2) Имя أَبُو <text:span text:style-name="Source_5f_Text">ʔabuw</text:span> не всегда следует переводить как «отец» в смысле родства. Оно может носить и иной смысл. Например:</text:p>
      <text:p text:style-name="Text_20_body">أَبُو حَنِيفَةَ <text:span text:style-name="Source_5f_Text">ʔabuw ḥaniyfata</text:span> - * أَبُو <text:span text:style-name="Source_5f_Text">ʔabuw</text:span> * الْفِقْهِ <text:span text:style-name="Source_5f_Text">al-fiqhi</text:span></text:p>
      <text:p text:style-name="Text_20_body">Абу Ханифа – <text:span text:style-name="T1">непревзойденный знаток</text:span> фикха</text:p>
      <text:p text:style-name="Text_20_body"><text:soft-page-break/>هَلْ أَبُوكَ <text:span text:style-name="Source_5f_Text">hal ʔabuwka</text:span> * أَبُو <text:span text:style-name="Source_5f_Text">ʔabuw</text:span> * لِحْيَةٍ <text:span text:style-name="Source_5f_Text">liḥyatin</text:span> ؟</text:p>
      <text:p text:style-name="Text_20_body">Твой отец <text:span text:style-name="T1">бородатый</text:span>? (дословно: «отец бороды»)</text:p>
      <text:p text:style-name="Text_20_body">3) Наряду с именем فُو <text:span text:style-name="Source_5f_Text">fuw</text:span> «рот», которое нужно использовать только в идафе, используется также его синоним فَمٌّ <text:span text:style-name="Source_5f_Text">fammun</text:span> «рот». Его склонение осуществляется посредством огласовок:</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Table_20_Contents">الرَّفْعُ <text:span text:style-name="Source_5f_Text">ar-rafʕu</text:span></text:p>
          </table:table-cell>
          <table:table-cell table:style-name="Table12.A1" office:value-type="string">
            <text:p text:style-name="Table_20_Contents">فَمُّ رَجُلٍ <text:span text:style-name="Source_5f_Text">fammu rajulin</text:span></text:p>
          </table:table-cell>
          <table:table-cell table:style-name="Table12.A1" office:value-type="string">
            <text:p text:style-name="Table_20_Contents">فَمُّهُ <text:span text:style-name="Source_5f_Text">fammuhu</text:span></text:p>
          </table:table-cell>
          <table:table-cell table:style-name="Table12.A1" office:value-type="string">
            <text:p text:style-name="Table_20_Contents">فَمٌّ <text:span text:style-name="Source_5f_Text">fammun</text:span></text:p>
          </table:table-cell>
        </table:table-row>
        <table:table-row>
          <table:table-cell table:style-name="Table12.A1" office:value-type="string">
            <text:p text:style-name="Table_20_Contents">اَلْجَرُّ <text:span text:style-name="Source_5f_Text">aaljarru</text:span></text:p>
          </table:table-cell>
          <table:table-cell table:style-name="Table12.A1" office:value-type="string">
            <text:p text:style-name="Table_20_Contents">فَمِّ رَجُلٍ <text:span text:style-name="Source_5f_Text">fammi rajulin</text:span></text:p>
          </table:table-cell>
          <table:table-cell table:style-name="Table12.A1" office:value-type="string">
            <text:p text:style-name="Table_20_Contents">فَمِّهِ <text:span text:style-name="Source_5f_Text">fammihi</text:span></text:p>
          </table:table-cell>
          <table:table-cell table:style-name="Table12.A1" office:value-type="string">
            <text:p text:style-name="Table_20_Contents">فَمٍّ <text:span text:style-name="Source_5f_Text">fammin</text:span></text:p>
          </table:table-cell>
        </table:table-row>
        <table:table-row>
          <table:table-cell table:style-name="Table12.A1" office:value-type="string">
            <text:p text:style-name="Table_20_Contents">النَّصْبُ <text:span text:style-name="Source_5f_Text">an-naṣbu</text:span></text:p>
          </table:table-cell>
          <table:table-cell table:style-name="Table12.A1" office:value-type="string">
            <text:p text:style-name="Table_20_Contents">فَمَّ رَجُلٍ <text:span text:style-name="Source_5f_Text">famma rajulin</text:span></text:p>
          </table:table-cell>
          <table:table-cell table:style-name="Table12.A1" office:value-type="string">
            <text:p text:style-name="Table_20_Contents">فَمَّهُ <text:span text:style-name="Source_5f_Text">fammahu</text:span></text:p>
          </table:table-cell>
          <table:table-cell table:style-name="Table12.A1" office:value-type="string">
            <text:p text:style-name="Table_20_Contents">فَمًّا <text:span text:style-name="Source_5f_Text">fammana</text:span></text:p>
          </table:table-cell>
        </table:table-row>
      </table:table>
      <text:p text:style-name="First_20_paragraph">4) Чаще словом حَمٌ <text:span text:style-name="Source_5f_Text">ḥamun</text:span> арабы обозначают мужчин-родственников мужа, однако допускается обозначение им и мужчин-родственников жены.</text:p>
      <text:p text:style-name="Text_20_body">Упражнения для закрепления</text:p>
      <text:p text:style-name="Text_20_body">1) Переведите следующие предложения и найдите в них «пять имен»:</text:p>
      <text:p text:style-name="Text_20_body">أَبُوكَ شَيْخٌ مُحْتَرَمٌ لَكِنَّ أَخَاكَ كَسْلاَنُ <text:span text:style-name="Source_5f_Text">ʔabuwka šayxun muḥtaramun lakinna ʔaxāka kaslaanu</text:span></text:p>
      <text:p text:style-name="Text_20_body">حَمُوكِ رَجُلٌ ذُو الْغِنَى وَهُوَ صَدِيقُ أَبِيكِ <text:span text:style-name="Source_5f_Text">ḥamuwki rajulun ðuw al-ǧinaā wahuwa ṣadiyqu ʔabiyki</text:span></text:p>
      <text:p text:style-name="Text_20_body">فِي فِي الطِّفْلِ لُقْمَةُ الْخُبْزِ <text:span text:style-name="Source_5f_Text">fiy fiy aṭ-ṭifli luqmatu l-xubzi</text:span></text:p>
      <text:p text:style-name="Text_20_body">لاَ تَحْتَرِمْ ذَا الْمَالِ وَالْجَاهِ وَلَكِنْ اِحْتَرِمْ ذَا الْعِلْمِ <text:span text:style-name="Source_5f_Text">laa taḥtarim ðā l-māli wāljāhi walakin aiḥtarim ðā l-ʕilmi</text:span> وَالتَّقْوَى <text:span text:style-name="Source_5f_Text">wālttaqwaā</text:span></text:p>
      <text:p text:style-name="Text_20_body">أَ رَأَيْتِ حَمَاكِ فِي السُّوقِ يَا هِنْدُ <text:span text:style-name="Source_5f_Text">ʔa raʔayti ḥamāki fiy as-suwqi yā hindu</text:span> ؟ كَانَ يَمْشِي مَعَ رَجُلٍ <text:span text:style-name="Source_5f_Text">kāna yamšiy maʕa rajulin</text:span> أَبِي نَظَّارَةٍ <text:span text:style-name="Source_5f_Text">ʔabiy nað̣̣āratin</text:span></text:p>
      <text:p text:style-name="Text_20_body">ذُو الْقَرْنَيْنِ عَبْدٌ صَالِحٌ مِنْ عِبَادِ اللهِ <text:span text:style-name="Source_5f_Text">ðuw al-qarnayni ʕabdun ṣāliḥun min ʕibādi l-lhi</text:span></text:p>
      <text:p text:style-name="Text_20_body">2) Переведите предложения на арабский язык:</text:p>
      <text:p text:style-name="Text_20_body">Мужчина в очках говорил с твоим отцом?</text:p>
      <text:p text:style-name="Text_20_body">Ребенок положил пуговицу в рот</text:p>
      <text:p text:style-name="Text_20_body">Будь всегда с обладателем знаний</text:p>
      <text:p text:style-name="Text_20_body">Я ходил сегодня туда с твоим тестем</text:p>
      <text:p text:style-name="Text_20_body">Он придет ко мне со своим братом</text:p>
      <text:p text:style-name="Text_20_body"><text:soft-page-break/>3) Выучите пословицу:</text:p>
      <text:p text:style-name="Text_20_body"> هَذَا وَاضِحٌ لِكُلِّ ذِي عَيْنَيْنِ <text:span text:style-name="Source_5f_Text">haðā wāḍiḥun likulli ðiy ʕaynayni</text:span> </text:p>
      <text:p text:style-name="Text_20_body">«Это ясно видно всякому зрячему»</text:p>
      <text:h text:style-name="Heading_20_2" text:outline-level="2"><text:bookmark-start text:name="масдар"/><text:bookmark-start text:name="__RefHeading___Toc45330_1544766045"/>§ 33. Масдар<text:bookmark-end text:name="масдар"/><text:bookmark-end text:name="__RefHeading___Toc45330_1544766045"/></text:h>
      <text:p text:style-name="First_20_paragraph">المَصْدَرُ <text:span text:style-name="Source_5f_Text">al-maṣdaru</text:span></text:p>
      <text:p text:style-name="Text_20_body">Масдар – это отглагольное имя существительное, называющее имя действия. Например:</text:p>
      <text:p text:style-name="Text_20_body">قَرَأَ <text:span text:style-name="Source_5f_Text">qaraʔa</text:span> (а) читатьŠ قِرَاءَةٌ <text:span text:style-name="Source_5f_Text">qirāʔatun</text:span> чтение</text:p>
      <text:p text:style-name="Text_20_body">مَشَى <text:span text:style-name="Source_5f_Text">mašaā</text:span> (и) ходитьŠ مَشْىٌ <text:span text:style-name="Source_5f_Text">mašāun</text:span> ходьба</text:p>
      <text:p text:style-name="Text_20_body">اِسْتَمَعَ <text:span text:style-name="Source_5f_Text">aistamaʕa</text:span> слушать Š اِسْتِمَاعٌ <text:span text:style-name="Source_5f_Text">aistimāʕun</text:span> слушание</text:p>
      <text:p text:style-name="Text_20_body">Масдары <text:span text:style-name="T1">трехбуквенного глагола</text:span> образуются по нескольким формулам. Например:</text:p>
      <text:p text:style-name="Text_20_body">سَرَقَ <text:span text:style-name="Source_5f_Text">saraqa</text:span> (и) красть Š سَرِقَةٌ <text:span text:style-name="Source_5f_Text">sariqatun</text:span> кража</text:p>
      <text:p text:style-name="Text_20_body">(образован по формуле فَعِلَةٌ <text:span text:style-name="Source_5f_Text">faʕilatun</text:span> )</text:p>
      <text:p text:style-name="Text_20_body">دَخَلَ <text:span text:style-name="Source_5f_Text">daxala</text:span> (у) входить Š دُخُولٌ <text:span text:style-name="Source_5f_Text">duxuwlun</text:span> вхождение</text:p>
      <text:p text:style-name="Text_20_body">(образован по формуле فُعُولٌ <text:span text:style-name="Source_5f_Text">fuʕuwlun</text:span> )</text:p>
      <text:p text:style-name="Text_20_body">ضَرَبَ <text:span text:style-name="Source_5f_Text">ḍaraba</text:span> (и) бить Š ضَرْبٌ <text:span text:style-name="Source_5f_Text">ḍarbun</text:span> битье</text:p>
      <text:p text:style-name="Text_20_body">(образован по формуле فَعْلٌ <text:span text:style-name="Source_5f_Text">faʕlun</text:span> )</text:p>
      <text:p text:style-name="Text_20_body">غَلَي <text:span text:style-name="Source_5f_Text">ǧalay</text:span> (и) кипеть Š غَلَيَانٌ <text:span text:style-name="Source_5f_Text">ǧalayānun</text:span> кипение</text:p>
      <text:p text:style-name="Text_20_body">(образован по формуле فَعَلَانٌ <text:span text:style-name="Source_5f_Text">faʕalānun</text:span> )</text:p>
      <text:p text:style-name="Text_20_body">رَحِمَ <text:span text:style-name="Source_5f_Text">raḥima</text:span> (а) проявлять милость Š رَحْمَةٌ <text:span text:style-name="Source_5f_Text">raḥmatun</text:span> милость</text:p>
      <text:p text:style-name="Text_20_body">(образован по формуле فَعْلَةٌ <text:span text:style-name="Source_5f_Text">faʕlatun</text:span> )</text:p>
      <text:p text:style-name="Text_20_body">عَلِمَ <text:span text:style-name="Source_5f_Text">ʕalima</text:span> (а) знать Š عِلْمٌ <text:span text:style-name="Source_5f_Text">ʕilmun</text:span> знание</text:p>
      <text:p text:style-name="Text_20_body"><text:soft-page-break/>(образован по формуле فِعْلٌ <text:span text:style-name="Source_5f_Text">fiʕlun</text:span> )</text:p>
      <text:p text:style-name="Text_20_body">и др.</text:p>
      <text:p text:style-name="Text_20_body">В трехбуквенном глаголе подбор той или иной формулы масдара не определяется строгими правилами, поэтому такой масдар следует заучивать вместе с глаголом.</text:p>
      <text:p text:style-name="Text_20_body">Масдары <text:span text:style-name="T1">нетрехбуквенных глаголов</text:span> образуются строго по формулам:</text:p>
      <text:p text:style-name="Text_20_body">II فَعَّلَ <text:span text:style-name="Source_5f_Text">faʕʕal-a</text:span> Š تَفْعِيلٌ <text:span text:style-name="Source_5f_Text">tafʕiylun</text:span> . Например:</text:p>
      <text:p text:style-name="Text_20_body">قَدَّمَ <text:span text:style-name="Source_5f_Text">qaddama</text:span> предоставлять Š تَقْدِيمٌ <text:span text:style-name="Source_5f_Text">taqdiymun</text:span> предоставление</text:p>
      <text:p text:style-name="Text_20_body">III فاعَلَ <text:span text:style-name="Source_5f_Text">faʕala</text:span> Š فِعَالٌ <text:span text:style-name="Source_5f_Text">fiʕālun</text:span> или مُفَاعَلَةٌ <text:span text:style-name="Source_5f_Text">mufāʕalatun</text:span> . Например:</text:p>
      <text:p text:style-name="Text_20_body">نَاضَلَ <text:span text:style-name="Source_5f_Text">nāḍala</text:span> бороться Š نِضَالٌ <text:span text:style-name="Source_5f_Text">niḍālun</text:span> борьба</text:p>
      <text:p text:style-name="Text_20_body">سَاعَدَ <text:span text:style-name="Source_5f_Text">sāʕada</text:span> помогать Š مُسَاعَدَةٌ <text:span text:style-name="Source_5f_Text">musāʕadatun</text:span> помощь</text:p>
      <text:p text:style-name="Text_20_body">IV أَفْعَلَ <text:span text:style-name="Source_5f_Text">ʔafʕala</text:span> Š إِفْعَالٌ <text:span text:style-name="Source_5f_Text">ʔifʕālun</text:span> . Например:</text:p>
      <text:p text:style-name="Text_20_body">أَكْرَمَ <text:span text:style-name="Source_5f_Text">ʔakrama</text:span> почитать Š إِكْرَامٌ <text:span text:style-name="Source_5f_Text">ʔikrāmun</text:span> почтение</text:p>
      <text:p text:style-name="Text_20_body">V تَفَعَّلَ <text:span text:style-name="Source_5f_Text">tafaʕʕal-a</text:span> Š تَفَعُّلٌ <text:span text:style-name="Source_5f_Text">tafaʕʕulun</text:span> . Например:</text:p>
      <text:p text:style-name="Text_20_body">تَقَبَّلَ <text:span text:style-name="Source_5f_Text">taqabbal-a</text:span> принимать Š تَقَبُّلٌ <text:span text:style-name="Source_5f_Text">taqabbulun</text:span> принятие</text:p>
      <text:p text:style-name="Text_20_body">VI تَفَاعَلَ <text:span text:style-name="Source_5f_Text">tafāʕala</text:span> Š تَفَاعُلٌ <text:span text:style-name="Source_5f_Text">tafāʕulun</text:span> . Например:</text:p>
      <text:p text:style-name="Text_20_body">تَبَادَلَ <text:span text:style-name="Source_5f_Text">tabādala</text:span> обмениваться Š تَبَادُلٌ <text:span text:style-name="Source_5f_Text">tabādulun</text:span> обмен</text:p>
      <text:p text:style-name="Text_20_body">VII اِنْفَعَلَ <text:span text:style-name="Source_5f_Text">ainfaʕala</text:span> Š اِنْفِعَالٌ <text:span text:style-name="Source_5f_Text">ainfiʕālun</text:span> . Например:</text:p>
      <text:p text:style-name="Text_20_body">اِنْطَلَقَ <text:span text:style-name="Source_5f_Text">ainṭalaqa</text:span> отправляться Š اِنْطِلاَقٌ <text:span text:style-name="Source_5f_Text">ainṭilaaqun</text:span> отправление</text:p>
      <text:p text:style-name="Text_20_body">VIII اِفْتَعَلَ <text:span text:style-name="Source_5f_Text">aiftaʕala</text:span> Š اِفْتِعَالٌ <text:span text:style-name="Source_5f_Text">aiftiʕālun</text:span> . Например:</text:p>
      <text:p text:style-name="Text_20_body">اِحْتَرَمَ <text:span text:style-name="Source_5f_Text">aiḥtarama</text:span> уважать Š اِحْتِرَامٌ <text:span text:style-name="Source_5f_Text">aiḥtirāmun</text:span> уважение</text:p>
      <text:p text:style-name="Text_20_body">IX اِفْعَلَّ <text:span text:style-name="Source_5f_Text">aifʕalla</text:span> Š اِفْعِلَالٌ <text:span text:style-name="Source_5f_Text">aifʕilālun</text:span> . Например:</text:p>
      <text:p text:style-name="Text_20_body"><text:soft-page-break/>اِعْوَجَّ <text:span text:style-name="Source_5f_Text">aiʕwajja</text:span> быть кривым Š اِعْوِجَاجٌ <text:span text:style-name="Source_5f_Text">aiʕwijājun</text:span> искривление</text:p>
      <text:p text:style-name="Text_20_body">X اِسْتَفْعَلَ <text:span text:style-name="Source_5f_Text">aistafʕala</text:span> Š اِسْتِفْعَالٌ <text:span text:style-name="Source_5f_Text">aistifʕālun</text:span> . Например:</text:p>
      <text:p text:style-name="Text_20_body">اِسْتَخْدَمَ <text:span text:style-name="Source_5f_Text">aistaxdama</text:span> использовать Š اِسْتِخْدَامٌ <text:span text:style-name="Source_5f_Text">aistixdāmun</text:span> использование</text:p>
      <text:p text:style-name="Text_20_body">XI اِفْعَالَّ <text:span text:style-name="Source_5f_Text">aifʕālla</text:span> Š اِفْعِيلاَلٌ <text:span text:style-name="Source_5f_Text">aifʕiylaalun</text:span> . Например:</text:p>
      <text:p text:style-name="Text_20_body">اِخْضَارَّ <text:span text:style-name="Source_5f_Text">aixḍārra</text:span> зеленеть Š اِخْضِيرَارٌ <text:span text:style-name="Source_5f_Text">aixḍiyrārun</text:span> озеленение</text:p>
      <text:p text:style-name="Text_20_body">XII اِفْعَوْعَلَ <text:span text:style-name="Source_5f_Text">aifʕawʕala</text:span> Š اِفْعِيلاَلٌ <text:span text:style-name="Source_5f_Text">aifʕiylaalun</text:span> . Например:</text:p>
      <text:p text:style-name="Text_20_body">اِعْشَوْشَبَ <text:span text:style-name="Source_5f_Text">aiʕšawšaba</text:span> быть травянистым Š اِعْشِيشَابٌ <text:span text:style-name="Source_5f_Text">aiʕšiyšābun</text:span> травянистость</text:p>
      <text:p text:style-name="Text_20_body">XIII اِفْعَوَّلَ <text:span text:style-name="Source_5f_Text">aifʕawwal-a</text:span> Š اِفْعِوَّالٌ <text:span text:style-name="Source_5f_Text">aifʕiwwālun</text:span> . Например:</text:p>
      <text:p text:style-name="Text_20_body">اِعْلَوَّطَ <text:span text:style-name="Source_5f_Text">aiʕlawwaṭa</text:span> вешаться (<text:span text:style-name="T1">на шею верблюда</text:span>) Š اِعْلِوَّاطٌ <text:span text:style-name="Source_5f_Text">aiʕliwwāṭun</text:span> вешание (<text:span text:style-name="T1">на шею верблюда</text:span>)</text:p>
      <text:p text:style-name="Text_20_body">XIV اِفْعَنْلَلَ <text:span text:style-name="Source_5f_Text">aifʕanlala</text:span> Š اِفْعِنْلاَلٌَ <text:span text:style-name="Source_5f_Text">aifʕinlaaluna</text:span> . Например:</text:p>
      <text:p text:style-name="Text_20_body">اِقْعَنْسَسَ <text:span text:style-name="Source_5f_Text">aiqʕansasa</text:span> иметь выдающуюся вперед грудь Š اِقْعِنْسَاسٌ <text:span text:style-name="Source_5f_Text">aiqʕinsāsun</text:span> выпячивание груди</text:p>
      <text:p text:style-name="Text_20_body">XV اِفْعَنْلَى <text:span text:style-name="Source_5f_Text">aifʕanlaā</text:span> Š اِفْعِنْلاَءٌ <text:span text:style-name="Source_5f_Text">aifʕinlaaʔun</text:span> . Например:</text:p>
      <text:p text:style-name="Text_20_body">اِعْلَنْدَى <text:span text:style-name="Source_5f_Text">aiʕlandaā</text:span> быть тучным (о верблюде) Š اِعْلِنْدَاءٌ <text:span text:style-name="Source_5f_Text">aiʕlindāʔun</text:span> тучность</text:p>
      <text:p text:style-name="Text_20_body">*****</text:p>
      <text:p text:style-name="Text_20_body">فَعْلَلَ <text:span text:style-name="Source_5f_Text">faʕlala</text:span> Š فَعْلَلَةٌ <text:span text:style-name="Source_5f_Text">faʕlalatun</text:span> . Например:</text:p>
      <text:p text:style-name="Text_20_body">تَرْجَمَ <text:span text:style-name="Source_5f_Text">tarjama</text:span> переводить Š تَرْجَمَةٌ <text:span text:style-name="Source_5f_Text">tarjamatun</text:span> перевод</text:p>
      <text:p text:style-name="Text_20_body">تَفَعْلَلَ <text:span text:style-name="Source_5f_Text">tafaʕlala</text:span> Š تَفَعْلُلٌ <text:span text:style-name="Source_5f_Text">tafaʕlulun</text:span> . Например:</text:p>
      <text:p text:style-name="Text_20_body">تَدَحْرَجَ <text:span text:style-name="Source_5f_Text">tadaḥraja</text:span> катиться Š تَدَحْرُجٌ <text:span text:style-name="Source_5f_Text">tadaḥrujun</text:span> катание</text:p>
      <text:p text:style-name="Text_20_body">اِفْعَنْلَلَ <text:span text:style-name="Source_5f_Text">aifʕanlala</text:span> Š اِفْعِنْلاَلٌ <text:span text:style-name="Source_5f_Text">aifʕinlaalun</text:span> . Например:</text:p>
      <text:p text:style-name="Text_20_body"><text:soft-page-break/>اِحْرَنْجَمَ <text:span text:style-name="Source_5f_Text">aiḥranjama</text:span> бродить, ходить Š اِحْرِنْجَامٌ <text:span text:style-name="Source_5f_Text">aiḥrinjāmun</text:span> хождение</text:p>
      <text:p text:style-name="Text_20_body">اِفْعَلَلَّ <text:span text:style-name="Source_5f_Text">aifʕalalla</text:span> Š اِفْعِلْلاَلٌ <text:span text:style-name="Source_5f_Text">aifʕillaalun</text:span> . Например:</text:p>
      <text:p text:style-name="Text_20_body">اِقْشَعَرَّ <text:span text:style-name="Source_5f_Text">aiqšaʕarra</text:span> дрожать Š اِقْشِعْرَارٌ <text:span text:style-name="Source_5f_Text">aiqšiʕrārun</text:span> дрожь</text:p>
      <text:p text:style-name="Text_20_body">Упражнения для закрепления</text:p>
      <text:p text:style-name="Text_20_body">1) Переведите следующие глаголы, найдите в словаре их масдары и выучите их:</text:p>
      <text:p text:style-name="Text_20_body">Глагол: Масдар:</text:p>
      <text:list xml:id="list2802151805" text:style-name="L69">
        <text:list-item>
          <text:p text:style-name="P70">رَأَى <text:span text:style-name="Source_5f_Text">raʔaā</text:span> (а) видеть* * رُؤْيَةٌ <text:span text:style-name="Source_5f_Text">ruʔyatun</text:span> видение*</text:p>
        </text:list-item>
      </text:list>
      <text:p text:style-name="First_20_paragraph">رَبَطَ <text:span text:style-name="Source_5f_Text">rabaṭa</text:span> ____</text:p>
      <text:p text:style-name="Text_20_body">رَجَعَ <text:span text:style-name="Source_5f_Text">rajaʕa</text:span> ____</text:p>
      <text:p text:style-name="Text_20_body">عَطِشَ <text:span text:style-name="Source_5f_Text">ʕaṭiša</text:span> ____</text:p>
      <text:p text:style-name="Text_20_body">طَارَ <text:span text:style-name="Source_5f_Text">ṭāra</text:span> ____</text:p>
      <text:p text:style-name="Text_20_body">وَقَعَ <text:span text:style-name="Source_5f_Text">waqaʕa</text:span> ____</text:p>
      <text:p text:style-name="Text_20_body">صَغُرَ <text:span text:style-name="Source_5f_Text">ṣaǧura</text:span> ____</text:p>
      <text:p text:style-name="Text_20_body">صَفَرَ <text:span text:style-name="Source_5f_Text">ṣafara</text:span> ____</text:p>
      <text:p text:style-name="Text_20_body">صَرَخَ <text:span text:style-name="Source_5f_Text">ṣaraxa</text:span> ____</text:p>
      <text:p text:style-name="Text_20_body">نَدَرَ <text:span text:style-name="Source_5f_Text">nadara</text:span> ____</text:p>
      <text:p text:style-name="Text_20_body">2) Определите, от каких глаголов образованы следующие масдары, найдите эти глаголы в словаре, переведите и выучите их:</text:p>
      <text:p text:style-name="Text_20_body">Масдар: Глагол:</text:p>
      <text:list xml:id="list1930013853" text:style-name="L70">
        <text:list-item>
          <text:p text:style-name="P71">تَدْخِينٌ <text:span text:style-name="Source_5f_Text">tadxiynun</text:span> курение* * دَخَّنَ <text:span text:style-name="Source_5f_Text">daxxana</text:span> курить*</text:p>
        </text:list-item>
      </text:list>
      <text:p text:style-name="First_20_paragraph">تَقْبِيلٌ <text:span text:style-name="Source_5f_Text">taqbiylun</text:span> ____</text:p>
      <text:p text:style-name="Text_20_body">مُدَاخَلَةٌ <text:span text:style-name="Source_5f_Text">mudāxalatun</text:span> ____</text:p>
      <text:p text:style-name="Text_20_body">إِلْهَامٌ <text:span text:style-name="Source_5f_Text">ʔilhāmun</text:span> ____</text:p>
      <text:p text:style-name="Text_20_body"><text:soft-page-break/>تَوَجُّعٌ <text:span text:style-name="Source_5f_Text">tawajjuʕun</text:span> ____</text:p>
      <text:p text:style-name="Text_20_body">تَلاعُبٌ <text:span text:style-name="Source_5f_Text">talaʕubun</text:span> ____</text:p>
      <text:p text:style-name="Text_20_body">اِنْهِمَاكٌ <text:span text:style-name="Source_5f_Text">ainhimākun</text:span> ____</text:p>
      <text:p text:style-name="Text_20_body">اِجْتِمَاعٌ <text:span text:style-name="Source_5f_Text">aijtimāʕun</text:span> ____</text:p>
      <text:p text:style-name="Text_20_body">اِصْفِرَارٌ <text:span text:style-name="Source_5f_Text">aiṣfirārun</text:span> ____</text:p>
      <text:p text:style-name="Text_20_body">اِسْتِقْبَالٌ <text:span text:style-name="Source_5f_Text">aistiqbālun</text:span> ____</text:p>
      <text:p text:style-name="Text_20_body">بَسْمَلَةٌ <text:span text:style-name="Source_5f_Text">basmalatun</text:span> ____</text:p>
      <text:p text:style-name="Text_20_body">تَذَبْذُبٌ <text:span text:style-name="Source_5f_Text">taðabðubun</text:span> ____</text:p>
      <text:p text:style-name="Text_20_body">3) Переведите предложения, найдите в них масдары и подчеркните их.</text:p>
      <text:p text:style-name="Text_20_body">صَلَّيْتُ رَكَعَتَيْنِ بَعْدَ دُخُولِ الْمَسْجِدِ <text:span text:style-name="Source_5f_Text">ṣallaytu rakaʕatayni baʕda duxuwli l-masjidi</text:span></text:p>
      <text:p text:style-name="Text_20_body">الذَّهَابُ إلَى الْمَلْعَبِ يَسْتَغْرِقُ أَرْبَعِينَ دَقِيقَةً <text:span text:style-name="Source_5f_Text">að-ðahābu ʔlaā l-malʕabi yastaǧriqu ʔarbaʕiyna daqiyqatan</text:span></text:p>
      <text:p text:style-name="Text_20_body">السَّرِقَةُ كَبِيرَةٌ مِنَ الْكَبَائِرِ <text:span text:style-name="Source_5f_Text">as-sariqatu kabiyratun mina l-kabāʔiri</text:span></text:p>
      <text:p text:style-name="Text_20_body">الْكَذِبُ يَهْدِي إلَى الْفُجُورِ <text:span text:style-name="Source_5f_Text">al-kaðibu yahdiy ʔlaā l-fujuwri</text:span></text:p>
      <text:p text:style-name="Text_20_body">وَالصِّدْقُ يَهْدِي إلَى التَّقْوَى <text:span text:style-name="Source_5f_Text">wālṣṣidqu yahdiy ʔlaā t-taqwaā</text:span></text:p>
      <text:p text:style-name="Text_20_body">دَوَرَانُ الأَرْضِ حَقِيقَةٌ عِلْمِيَّةٌ <text:span text:style-name="Source_5f_Text">dawarānu l-ʔarḍi ḥaqiyqatun ʕilmiyyatun</text:span></text:p>
      <text:p text:style-name="Text_20_body">لا يَجُوزُ قَتْلُ الْحَيَوَانِ بِلا فَائِدَةٍ <text:span text:style-name="Source_5f_Text">la yajuwzu qatlu l-ḥayawāni bila fāʔidatin</text:span></text:p>
      <text:p text:style-name="Text_20_body">قَرَّرَتِ الشُّرْطَةُ تَشْدِيدَ الْعُقُوبِةِ عَلَى الْمُجْرِمِينَ <text:span text:style-name="Source_5f_Text">qarrarati š-šurṭatu tašdiyda l-ʕuquwbiti ʕalaā l-mujrimiyna</text:span></text:p>
      <text:p text:style-name="Text_20_body">مُجَاهَدَةُ النَّفْسِ أَمْرٌ مَحْمُودٌ <text:span text:style-name="Source_5f_Text">mujāhadatu n-nafsi ʔamrun maḥmuwdun</text:span></text:p>
      <text:p text:style-name="Text_20_body">اِعْلَمْ إِنَّ الْحَيَاةَ كِفَاحٌ <text:span text:style-name="Source_5f_Text">aiʕlam ʔinna l-ḥayāta kifāḥun</text:span></text:p>
      <text:p text:style-name="Text_20_body"><text:soft-page-break/>الإحْسَانُ إلَى الْوَالِدَيْنِ وَاجِبُ الْمُسْلِمِ <text:span text:style-name="Source_5f_Text">al-ʔḥsānu ʔlaā l-wālidayni wājibu l-muslimi</text:span></text:p>
      <text:p text:style-name="Text_20_body">يَجِبُ عَلَيْنَا التَّدَبُّرُ فِي الْقُرْآنِ <text:span text:style-name="Source_5f_Text">yajibu ʕalaynā t-tadabburu fiy al-qurʔāni</text:span></text:p>
      <text:p text:style-name="Text_20_body">لاَ يَجُوزُ التَّكَاسُلُ فِي الْعَمَلِ <text:span text:style-name="Source_5f_Text">laa yajuwzu t-takāsulu fiy al-ʕamali</text:span></text:p>
      <text:p text:style-name="Text_20_body">الاِنْتِقَالُ مِنْ بَلَدٍ إلَى آخَرَ صَعْبٌ <text:span text:style-name="Source_5f_Text">al-aintiqālu min baladin ʔlaā ʔāxara ṣaʕbun</text:span></text:p>
      <text:p text:style-name="Text_20_body">الاِسْتِمَاعُ إلَى الْقُرْآنِ عَمَلٌ صَالِحٌ <text:span text:style-name="Source_5f_Text">al-aistimāʕu ʔlaā l-qurʔāni ʕamalun ṣāliḥun</text:span></text:p>
      <text:p text:style-name="Text_20_body">اِحْمِرَارُ الْوَجْهِ يَدُلُّ عَلَى الْخَجَلِ <text:span text:style-name="Source_5f_Text">aiḥmirāru l-wajhi yadullu ʕalaā l-xajali</text:span></text:p>
      <text:p text:style-name="Text_20_body">يَجِبُ عَلَى الْمُصَلِّي اِسْتِقْبَالُ الْقِبْلَةِ <text:span text:style-name="Source_5f_Text">yajibu ʕalaā l-muṣalliy aistiqbālu l-qiblati</text:span></text:p>
      <text:p text:style-name="Text_20_body">4) Выучите арабскую пословицу:</text:p>
      <text:p text:style-name="Text_20_body"> التَّعْلِيمُ فِي الصِّغَرِ كَالنَّقْشِ عَلَى الْحَجَرِ <text:span text:style-name="Source_5f_Text">at-taʕliymu fiy aṣ-ṣiǧari kālnnaqši ʕalaā l-ḥajari</text:span> </text:p>
      <text:p text:style-name="Text_20_body">«Обучение в детстве подобно высечению на камне»</text:p>
      <text:h text:style-name="Heading_20_2" text:outline-level="2"><text:bookmark-start text:name="масдар-однократности"/><text:bookmark-start text:name="__RefHeading___Toc45332_1544766045"/>§ 34. Масдар однократности<text:bookmark-end text:name="масдар-однократности"/><text:bookmark-end text:name="__RefHeading___Toc45332_1544766045"/></text:h>
      <text:p text:style-name="First_20_paragraph">مَصْدَرُ المَرَّةِ <text:span text:style-name="Source_5f_Text">maṣdaru l-marrati</text:span></text:p>
      <text:p text:style-name="Text_20_body">Масдар однократности – это такой вид масдара, который указывает на действие, выполненное <text:span text:style-name="T1">единожды</text:span>. Например:</text:p>
      <text:p text:style-name="Text_20_body">دَفَعْتُ الْبَابَ <text:span text:style-name="Source_5f_Text">dafaʕtu l-bāba</text:span> * دَفْعَةً <text:span text:style-name="Source_5f_Text">dafʕatan</text:span> * Я толкнул дверь один раз (дословно: <text:span text:style-name="T1">одним толчком</text:span>)</text:p>
      <text:p text:style-name="Text_20_body">Масдар однократности <text:span text:style-name="T1">трехбуквенного глагола</text:span> образуется по формуле . فَعْلَةٌ <text:span text:style-name="Source_5f_Text">faʕlatun</text:span> Например:</text:p>
      <text:p text:style-name="Text_20_body">سَرَقَ <text:span text:style-name="Source_5f_Text">saraqa</text:span> (и) красть  سَرْقَةٌ <text:span text:style-name="Source_5f_Text"> sarqatun</text:span> одна кража</text:p>
      <text:p text:style-name="Text_20_body">ضَرَبَ <text:span text:style-name="Source_5f_Text">ḍaraba</text:span> (и) бить  ضَرْبَةٌ <text:span text:style-name="Source_5f_Text"> ḍarbatun</text:span> один удар</text:p>
      <text:p text:style-name="Text_20_body">نَظَرَ <text:span text:style-name="Source_5f_Text">nað̣ara</text:span> (у) смотреть  نَطْرَةٌ <text:span text:style-name="Source_5f_Text"> naṭratun</text:span> один взгляд</text:p>
      <text:p text:style-name="Text_20_body">Если основной масдар трехбуквенного глагола образован по этой же формуле, то после масдара однократности нужно упоминать числительное وَاحِدَةٌ <text:span text:style-name="Source_5f_Text">wāḥidatun</text:span> «одна». <text:soft-page-break/>Например:</text:p>
      <text:p text:style-name="Text_20_body">رَحِمَ <text:span text:style-name="Source_5f_Text">raḥima</text:span> (а) проявлять милость  رَحْمَةٌ <text:span text:style-name="Source_5f_Text"> raḥmatun</text:span> милость (основной масдар)</text:p>
      <text:p text:style-name="Text_20_body">رَحِمَ <text:span text:style-name="Source_5f_Text">raḥima</text:span> (а) проявлять милость  وَاحِدَةٌ رَحْمَةٌ <text:span text:style-name="Source_5f_Text"> wāḥidatun raḥmatun</text:span> одна милость (масдар однократности)</text:p>
      <text:p text:style-name="Text_20_body">Масдар однократности <text:span text:style-name="T1">нетрехбуквенного</text:span> <text:span text:style-name="T1">глагола</text:span> образуется путем добавления ة `` «та марбута» к основному масдару. Например:</text:p>
      <text:p text:style-name="Text_20_body">أَدْخَلَ <text:span text:style-name="Source_5f_Text">ʔadxala</text:span> вводить  إِدْخَالٌ <text:span text:style-name="Source_5f_Text"> ʔidxālun</text:span> введение (основной масдар)</text:p>
      <text:p text:style-name="Text_20_body">أَدْخَلَ <text:span text:style-name="Source_5f_Text">ʔadxala</text:span> вводить  إِدْخَالَةٌ <text:span text:style-name="Source_5f_Text"> ʔidxālatun</text:span> одно введение (масдар однократности)</text:p>
      <text:p text:style-name="Text_20_body">اِنْطَلَقَ <text:span text:style-name="Source_5f_Text">ainṭalaqa</text:span> отправляться  اِنْطِلاَقٌ <text:span text:style-name="Source_5f_Text"> ainṭilaaqun</text:span> отправление (основной масдар)</text:p>
      <text:p text:style-name="Text_20_body">اِنْطَلَقَ <text:span text:style-name="Source_5f_Text">ainṭalaqa</text:span> отправляться  اِنْطِلاَقَةٌ <text:span text:style-name="Source_5f_Text"> ainṭilaaqatun</text:span> одно отправление (масдар однократности)</text:p>
      <text:p text:style-name="Text_20_body">اِسْتَخْدَمَ <text:span text:style-name="Source_5f_Text">aistaxdama</text:span> использовать  اِسْتِخْدَامٌ <text:span text:style-name="Source_5f_Text"> aistixdāmun</text:span> использование (основной масдар)</text:p>
      <text:p text:style-name="Text_20_body">اِسْتَخْدَمَ <text:span text:style-name="Source_5f_Text">aistaxdama</text:span> использовать  اِسْتِخْدَامَةٌ <text:span text:style-name="Source_5f_Text"> aistixdāmatun</text:span> одно использование (масдар однократности)</text:p>
      <text:p text:style-name="Text_20_body">Если основной масдар нетрехбуквенного глагола также имеет ة `<text:span text:style-name="Source_5f_Text">«та марбута», то после масдара однократности нужно упоминать числительное <text:s/>وَاحِدَةٌ</text:span>wāḥidatun ` «одна».</text:p>
      <text:p text:style-name="Text_20_body">Например:</text:p>
      <text:p text:style-name="Text_20_body">أَعَانَ <text:span text:style-name="Source_5f_Text">ʔaʕāna</text:span> помогать  إِعَانَةٌ <text:span text:style-name="Source_5f_Text"> ʔiʕānatun</text:span> помощь (основной масдар)</text:p>
      <text:p text:style-name="Text_20_body">أَعَانَ <text:span text:style-name="Source_5f_Text">ʔaʕāna</text:span> помогать  وَاحِدَةٌ إِعَانَةٌ <text:span text:style-name="Source_5f_Text"> wāḥidatun ʔiʕānatun</text:span> одна помощь (масдар однократности)</text:p>
      <text:p text:style-name="Text_20_body">Если нетрехбуквенный глагол имеет два масдара, то масдар однократности нужно образовывать из более используемого из них. Например:</text:p>
      <text:p text:style-name="Text_20_body">زَلْزَلَ <text:span text:style-name="Source_5f_Text">zalzala</text:span> сотрясаться  زَلْزَلَةٌ <text:span text:style-name="Source_5f_Text"> zalzalatun</text:span> или زِلْزَالٌ <text:span text:style-name="Source_5f_Text">zilzālun</text:span> сотрясение (основные масдары, первый из которых используется чаще).</text:p>
      <text:p text:style-name="Text_20_body">زَلْزَلَ <text:span text:style-name="Source_5f_Text">zalzala</text:span> сотрясаться  وَاحِدَةٌ زَلْزَلَةٌ <text:span text:style-name="Source_5f_Text"> wāḥidatun zalzalatun</text:span> одно сотрясение <text:soft-page-break/>(масдар однократности).</text:p>
      <text:p text:style-name="Text_20_body">Упражнения для закрепления</text:p>
      <text:p text:style-name="Text_20_body">1) Образуйте масдары однократности от следующих глаголов:</text:p>
      <text:p text:style-name="Text_20_body">سَقَطَ <text:span text:style-name="Source_5f_Text">saqaṭa</text:span> (у) падать __</text:p>
      <text:p text:style-name="Text_20_body">غَلَبَ <text:span text:style-name="Source_5f_Text">ǧalaba</text:span> (и) побеждать __</text:p>
      <text:p text:style-name="Text_20_body">هَذَّبَ <text:span text:style-name="Source_5f_Text">haððaba</text:span> воспитывать, обучать __</text:p>
      <text:p text:style-name="Text_20_body">أَطْلَقَ <text:span text:style-name="Source_5f_Text">ʔaṭlaqa</text:span> стрелять __</text:p>
      <text:p text:style-name="Text_20_body">اِجْتَمَعَ <text:span text:style-name="Source_5f_Text">aijtamaʕa</text:span> собираться __</text:p>
      <text:p text:style-name="Text_20_body">اِحْمَرَّ <text:span text:style-name="Source_5f_Text">aiḥmarra</text:span> краснеть __</text:p>
      <text:p text:style-name="Text_20_body">اِسْتَقْبَلَ <text:span text:style-name="Source_5f_Text">aistaqbala</text:span> встречать (<text:span text:style-name="T1">гостей</text:span>) __</text:p>
      <text:p text:style-name="Text_20_body">2) Переведите следующие предложения и найдите в них масдары однократности:</text:p>
      <text:p text:style-name="Text_20_body">أًكَلْتُ الْيَوْمَ أَكْلَةً <text:span text:style-name="Source_5f_Text">ʔankaltu l-yawma ʔaklatan</text:span></text:p>
      <text:p text:style-name="Text_20_body">فَتَحْتُ الْبَابَ فَتْحَةً <text:span text:style-name="Source_5f_Text">fataḥtu l-bāba fatḥatan</text:span></text:p>
      <text:p text:style-name="Text_20_body">جَرَجَ الْقِطُّ مِنَ الْحَمَّامِ خَرْجَةً <text:span text:style-name="Source_5f_Text">jaraja l-qiṭṭu mina l-ḥammāmi xarjatan</text:span></text:p>
      <text:p text:style-name="Text_20_body">نَهَضَتِْ الدَّوْلَةُ نَهْضَةً <text:span text:style-name="Source_5f_Text">nahaḍati d-dawlatu nahḍatan</text:span></text:p>
      <text:p text:style-name="Text_20_body">غَضِبَ الْمَلِكُ غَضْبَةً فَضَرَبَ خَادِمَهُ ضَرْبَةً <text:span text:style-name="Source_5f_Text">ǧaḍiba l-maliku ǧaḍbatan faḍaraba xādimahu ḍarbatan</text:span></text:p>
      <text:p text:style-name="Text_20_body">زَلْزَلَ اللهُ الأَرْضَ زَلْزَلَةً وَاحِدَةً <text:span text:style-name="Source_5f_Text">zalzala l-lhu l-ʔarḍa zalzalatan wāḥidatan</text:span></text:p>
      <text:p text:style-name="Text_20_body">اِسْتَشَارَتْ أُمِّيَ الطَّبِيبَ اِسْتِشَارَةً وَاحِدَةً <text:span text:style-name="Source_5f_Text">aistašārat ʔummiya ṭ-ṭabiyba aistišāratan wāḥidatan</text:span></text:p>
      <text:p text:style-name="Text_20_body">اِسْتَحَمَّ الرِّجَالُ اِسْتِحْمَامَةً <text:span text:style-name="Source_5f_Text">aistaḥamma r-rijālu aistiḥmāmatan</text:span></text:p>
      <text:p text:style-name="Text_20_body">اِبْتَسَمَ صَدِيقِي اِبْتِسَامَةً <text:span text:style-name="Source_5f_Text">aibtasama ṣadiyqiy aibtisāmatan</text:span></text:p>
      <text:p text:style-name="Text_20_body"><text:soft-page-break/>شَاوَرَ رَئِيسُ وُزَرَاءَهُ مُشَاوَرَةً <text:span text:style-name="Source_5f_Text">šāwara raʔiysu wuzarāʔahu mušāwaratan</text:span></text:p>
      <text:p text:style-name="Text_20_body">اِعْوَجَّ سَيْفِي اِعْوِجَاجَةً <text:span text:style-name="Source_5f_Text">aiʕwajja sayfiy aiʕwijājatan</text:span></text:p>
      <text:p text:style-name="Text_20_body">3) Переведите следующие предложения на арабский язык, используя масдары однократности следующих глаголов:</text:p>
      <text:p text:style-name="Text_20_body">صَرَخَ <text:span text:style-name="Source_5f_Text">ṣaraxa</text:span> (у) кричать, вопить</text:p>
      <text:p text:style-name="Text_20_body">كَبَّرَ <text:span text:style-name="Source_5f_Text">kabbara</text:span> произносить слова «Аллах превелик» один раз</text:p>
      <text:p text:style-name="Text_20_body">أَرْسَلَ <text:span text:style-name="Source_5f_Text">ʔarsala</text:span> отправлять</text:p>
      <text:p text:style-name="Text_20_body">اِنْطَلَقَ <text:span text:style-name="Source_5f_Text">ainṭalaqa</text:span> отправляться, вылететь (<text:span text:style-name="T1">о</text:span> <text:span text:style-name="T1">пуле,</text:span> <text:span text:style-name="T1">птице</text:span>)</text:p>
      <text:p text:style-name="Text_20_body">Ребенок вскрикнул один раз</text:p>
      <text:p text:style-name="Text_20_body">В начале намаза произносим «Аллах превелик» один раз</text:p>
      <text:p text:style-name="Text_20_body">Торговец отправил это письмо один раз</text:p>
      <text:p text:style-name="Text_20_body">Пуля вылетела один раз</text:p>
      <text:p text:style-name="Text_20_body">4) Выучите арабскую пословицу:</text:p>
      <text:p text:style-name="Text_20_body"> لِكُلِّ صَارِمٍ نَبْوَةٌ وَلِكُلِّ جَوَادٍ كَبْوَةٌ <text:span text:style-name="Source_5f_Text">likulli ṣārimin nabwatun walikulli jawādin kabwatun</text:span> </text:p>
      <text:p text:style-name="Text_20_body">«И острый меч отскакивает, и хороший конь спотыкается!»</text:p>
      <text:h text:style-name="Heading_20_2" text:outline-level="2"><text:bookmark-start text:name="масдар-образа-действия"/><text:bookmark-start text:name="__RefHeading___Toc45334_1544766045"/>§ 35. Масдар образа действия<text:bookmark-end text:name="масдар-образа-действия"/><text:bookmark-end text:name="__RefHeading___Toc45334_1544766045"/></text:h>
      <text:p text:style-name="First_20_paragraph">مَصْدَرُ الهَيْئَةِ <text:span text:style-name="Source_5f_Text">maṣdaru l-hayʔati</text:span></text:p>
      <text:p text:style-name="Text_20_body">Масдар образа действия – это такой вид масдара, который поясняет, <text:span text:style-name="T1">каким образом</text:span> было совершено действие. Например:</text:p>
      <text:p text:style-name="Text_20_body">نَظَرَ إِلَىَّ <text:span text:style-name="Source_5f_Text">nað̣ara ʔilaāāa</text:span> * نِظْرَةَ <text:span text:style-name="Source_5f_Text">nið̣rata</text:span> * المُتَكَبِّرِ <text:span text:style-name="Source_5f_Text">al-mutakabbiri</text:span></text:p>
      <text:p text:style-name="Text_20_body">Он посмотрел на меня <text:span text:style-name="T1">взглядом</text:span> высокомерного человека</text:p>
      <text:p text:style-name="Text_20_body">لَهُ <text:span text:style-name="Source_5f_Text">lahu</text:span> * مِشْيَةُ <text:span text:style-name="Source_5f_Text">mišyatu</text:span> * الغَضْبَانِ <text:span text:style-name="Source_5f_Text">al-ǧaḍbāni</text:span></text:p>
      <text:p text:style-name="Text_20_body">У него <text:span text:style-name="T1">походка</text:span> озлобленного человека</text:p>
      <text:p text:style-name="Text_20_body">جَلَسَ جِلْسَةَ المَلِكِ <text:span text:style-name="Source_5f_Text">jalasa jilsata l-maliki</text:span></text:p>
      <text:p text:style-name="Text_20_body"><text:soft-page-break/>Он сидел как король (дословно: <text:span text:style-name="T1">сидением</text:span> короля)</text:p>
      <text:p text:style-name="Text_20_body">Как видно из примеров, данный вид масдара имеет при себе согласованное ( نَعْتٌ <text:span text:style-name="Source_5f_Text">naʕtun</text:span> ) или несогласованное определение ( إضَافَةٌ <text:span text:style-name="Source_5f_Text">ʔḍāfatun</text:span> ).</text:p>
      <text:p text:style-name="Text_20_body">Масдар образа действия образуется по формуле فِعْلَةٌ <text:span text:style-name="Source_5f_Text">fiʕlatun</text:span> только от трехбуквенных глаголов.</text:p>
      <text:p text:style-name="Text_20_body">Упражнения для закрепления</text:p>
      <text:p text:style-name="Text_20_body">1) Переведите следующие предложения и найдите в них масдары образа действия:</text:p>
      <text:p text:style-name="Text_20_body">شَرِبَ الْوَلَدُ الْمَاءَ شِرْبَةَ الظَّمْآنِ <text:span text:style-name="Source_5f_Text">šariba l-waladu l-māʔa širbata ð̣-ð̣amʔāni</text:span></text:p>
      <text:p text:style-name="Text_20_body">جَلَسَ اِبْنُكَ جِلْسَةَ الْعُلَمَاءِ <text:span text:style-name="Source_5f_Text">jalasa aibnuka jilsata l-ʕulamāʔi</text:span></text:p>
      <text:p text:style-name="Text_20_body">فَزِعَ حُسَيْنٌ الْأَسَدَ فِزْعَةَ الْجَبَانِ <text:span text:style-name="Source_5f_Text">faziʕa ḥusaynun al-ʔasada fizʕata l-jabāni</text:span></text:p>
      <text:p text:style-name="Text_20_body">صَرَخَ الطُّلاَّبُ صِرْخَةَ الْأَوْلاَدُ <text:span text:style-name="Source_5f_Text">ṣaraxa ṭ-ṭulaaabu ṣirxata l-ʔawlaadu</text:span></text:p>
      <text:p text:style-name="Text_20_body">2) Образуйте масдары образа действия от следующих глаголов:</text:p>
      <text:p text:style-name="Text_20_body">شَرِبَ <text:span text:style-name="Source_5f_Text">šariba</text:span> (а) пить __</text:p>
      <text:p text:style-name="Text_20_body">وَقَفَ <text:span text:style-name="Source_5f_Text">waqafa</text:span> (и) стоять __</text:p>
      <text:p text:style-name="Text_20_body">وَثَبَ <text:span text:style-name="Source_5f_Text">waθaba</text:span> (и) прыгать, вскакивать __</text:p>
      <text:p text:style-name="Text_20_body">أََكَلَ <text:span text:style-name="Source_5f_Text">ʔaakala</text:span> (у) кушать __</text:p>
      <text:p text:style-name="Text_20_body">3) Переведите следующие предложения на арабский язык, используя масдары образа действия глаголов, данных во 2-ом упражнении:</text:p>
      <text:p text:style-name="Text_20_body">Ты пьешь воду так, как пьет волнующийся человек</text:p>
      <text:p text:style-name="Text_20_body">Ты стоишь как солдат</text:p>
      <text:p text:style-name="Text_20_body">Кот прыгнул на птицу как лев</text:p>
      <text:p text:style-name="Text_20_body">Ты кушаешь как ребенок</text:p>
      <text:h text:style-name="Heading_20_2" text:outline-level="2"><text:bookmark-start text:name="действительное-причастие"/><text:bookmark-start text:name="__RefHeading___Toc45336_1544766045"/>§ 36. Действительное причастие<text:bookmark-end text:name="действительное-причастие"/><text:bookmark-end text:name="__RefHeading___Toc45336_1544766045"/></text:h>
      <text:p text:style-name="First_20_paragraph">اِسْمُ الفاَعِلِ <text:span text:style-name="Source_5f_Text">aismu l-faaʕili</text:span></text:p>
      <text:p text:style-name="Text_20_body"><text:soft-page-break/>Действительное причастие – это отглагольное имя существительное, которое указывает на того, <text:span text:style-name="T1">кто</text:span> <text:span text:style-name="T1">выполняет</text:span> <text:span text:style-name="T1">действие</text:span>. Например:</text:p>
      <text:p text:style-name="Text_20_body">كَتَبَ <text:span text:style-name="Source_5f_Text">kataba</text:span> (у) писать  كَاتِبٌ <text:span text:style-name="Source_5f_Text"> kātibun</text:span> пишущий</text:p>
      <text:p text:style-name="Text_20_body">سَاعَدَ <text:span text:style-name="Source_5f_Text">sāʕada</text:span> помогать  مُسَاعِدٌ <text:span text:style-name="Source_5f_Text"> musāʕidun</text:span> помогающий</text:p>
      <text:p text:style-name="Text_20_body">دَخَّنَ <text:span text:style-name="Source_5f_Text">daxxana</text:span> курить  مُدَخِّنٌ <text:span text:style-name="Source_5f_Text"> mudaxxinun</text:span> курящий</text:p>
      <text:p text:style-name="Text_20_body">Действительное причастие <text:span text:style-name="T1">трехбуквенного</text:span> глагола образуется по формуле فَاعِلٌ <text:span text:style-name="Source_5f_Text">fāʕilun</text:span> . Например:</text:p>
      <text:p text:style-name="Text_20_body">ضَرَبَ <text:span text:style-name="Source_5f_Text">ḍaraba</text:span> (и) бить  ضَارِبٌ <text:span text:style-name="Source_5f_Text"> ḍāribun</text:span> бьющий</text:p>
      <text:p text:style-name="Text_20_body">جَلَسَ <text:span text:style-name="Source_5f_Text">jalasa</text:span> (и) сидеть  جَالِسٌ <text:span text:style-name="Source_5f_Text"> jālisun</text:span> сидящий</text:p>
      <text:p text:style-name="Text_20_body">قَرَأَ <text:span text:style-name="Source_5f_Text">qaraʔa</text:span> (а) читать  قَارِئٌ <text:span text:style-name="Source_5f_Text"> qāriʔun</text:span> читающий</text:p>
      <text:p text:style-name="Text_20_body">رَدَّ <text:span text:style-name="Source_5f_Text">radda</text:span> (у) возвращать  رَادٌّ <text:span text:style-name="Source_5f_Text"> rāddun</text:span> возвращающий</text:p>
      <text:p text:style-name="Text_20_body">(В основе: رَادِدٌ <text:span text:style-name="Source_5f_Text">rādidun</text:span> . Произошло слияние второй и третьей букв).</text:p>
      <text:p text:style-name="Text_20_body">При образовании действительного причастия от <text:span text:style-name="T1">трехбуквенного</text:span> <text:span text:style-name="T1">пустого</text:span> глагола вторая коренная превращается в ئ <text:span text:style-name="Source_5f_Text">ʔ</text:span> «хамзу»:</text:p>
      <text:p text:style-name="Text_20_body">قَالَ <text:span text:style-name="Source_5f_Text">qāla</text:span> (у) сказать  قَائِلٌ <text:span text:style-name="Source_5f_Text"> qāʔilun</text:span> сказавший</text:p>
      <text:p text:style-name="Text_20_body">صَامَ <text:span text:style-name="Source_5f_Text">ṣāma</text:span> (у) поститься  صَائِمٌ <text:span text:style-name="Source_5f_Text"> ṣāʔimun</text:span> постящийся</text:p>
      <text:p text:style-name="Text_20_body">سَالَ <text:span text:style-name="Source_5f_Text">sāla</text:span> (и) течь  سَائِلٌ <text:span text:style-name="Source_5f_Text"> sāʔilun</text:span> текущий</text:p>
      <text:p text:style-name="Text_20_body">نَالَ <text:span text:style-name="Source_5f_Text">nāla</text:span> (а) получить  نَائِلٌ <text:span text:style-name="Source_5f_Text"> nāʔilun</text:span> получающий</text:p>
      <text:p text:style-name="Text_20_body">При образовании действительного причастия от <text:span text:style-name="T1">трехбуквенного</text:span> <text:span text:style-name="T1">недостаточного</text:span> глагола третья коренная усекается, а вторая коренная огласуется удвоенной кясрой:</text:p>
      <text:p text:style-name="Text_20_body">رَضِيَ <text:span text:style-name="Source_5f_Text">raḍiya</text:span> (а) быть довольным  رَاضٍ <text:span text:style-name="Source_5f_Text"> rāḍin</text:span> довольный</text:p>
      <text:p text:style-name="Text_20_body">(В определенном состоянии: الرَّاضِي <text:span text:style-name="Source_5f_Text">ar-rāḍiy</text:span> ).</text:p>
      <text:p text:style-name="Text_20_body"><text:soft-page-break/>دَعَا <text:span text:style-name="Source_5f_Text">daʕā</text:span> (у) призывать  دَاعٍ <text:span text:style-name="Source_5f_Text"> dāʕin</text:span> призывающий</text:p>
      <text:p text:style-name="Text_20_body">(В определенном состоянии: الدَّاعِي <text:span text:style-name="Source_5f_Text">ad-dāʕiy</text:span> ).</text:p>
      <text:p text:style-name="Text_20_body">رَمَى <text:span text:style-name="Source_5f_Text">ramaā</text:span> (и) бросать  رَامٍ <text:span text:style-name="Source_5f_Text"> rāmin</text:span> бросающий</text:p>
      <text:p text:style-name="Text_20_body">(В определенном состоянии: الرَّامِي <text:span text:style-name="Source_5f_Text">ar-rāmiy</text:span> ).</text:p>
      <text:p text:style-name="Text_20_body">مَشَى <text:span text:style-name="Source_5f_Text">mašaā</text:span> (и) шагать  مَاشٍ <text:span text:style-name="Source_5f_Text"> māšin</text:span> шагающий</text:p>
      <text:p text:style-name="Text_20_body">(В определенном состоянии: الْمَاشِي <text:span text:style-name="Source_5f_Text">al-māšiy</text:span> ).</text:p>
      <text:p text:style-name="Text_20_body">قَضَى <text:span text:style-name="Source_5f_Text">qaḍaā</text:span> (и) судить  قَاضٍ <text:span text:style-name="Source_5f_Text"> qāḍin</text:span> судящий</text:p>
      <text:p text:style-name="Text_20_body">(В определенном состоянии: الْقَاضِي <text:span text:style-name="Source_5f_Text">al-qāḍiy</text:span> ).</text:p>
      <text:p text:style-name="Text_20_body">Действительное причастие <text:span text:style-name="T1">нетрехбуквенного</text:span> глагола образуется от ее формы настояще-будущего времени. Для этого достаточно поменять букву настоящего времени на букву مُ <text:span text:style-name="Source_5f_Text">mu</text:span> «мим», огласованную даммой, и огласовать предпоследнюю букву кясрой:</text:p>
      <text:p text:style-name="Text_20_body">دَخَّنَ <text:span text:style-name="Source_5f_Text">daxxana</text:span> курить  يُدَخِّنُ <text:span text:style-name="Source_5f_Text"> yudaxxinu</text:span> он курит  مُدَخِّنٌ <text:span text:style-name="Source_5f_Text"> mudaxxinun</text:span> курящий</text:p>
      <text:p text:style-name="Text_20_body">قَاتَلَ <text:span text:style-name="Source_5f_Text">qātala</text:span> воевать  يُقَاتِلُ <text:span text:style-name="Source_5f_Text"> yuqātilu</text:span> он воюет  مُقَاتِلٌ <text:span text:style-name="Source_5f_Text"> muqātilun</text:span> воюющий</text:p>
      <text:p text:style-name="Text_20_body">أَرْسَلَ <text:span text:style-name="Source_5f_Text">ʔarsala</text:span> отправлять  يُرْسِلُ <text:span text:style-name="Source_5f_Text"> yursilu</text:span> он отправляет  مُرْسِلٌ <text:span text:style-name="Source_5f_Text"> mursilun</text:span> отправляющий</text:p>
      <text:p text:style-name="Text_20_body">تَقَبَّلَ <text:span text:style-name="Source_5f_Text">taqabbal-a</text:span> принимать  يَتَقَبَّلُ <text:span text:style-name="Source_5f_Text"> yataqabbal-u</text:span> он принимает  مُتَقَبِّلٌ <text:span text:style-name="Source_5f_Text"> mutaqabbilun</text:span> принимающий</text:p>
      <text:p text:style-name="Text_20_body">تَرَاكَمَ <text:span text:style-name="Source_5f_Text">tarākama</text:span> собираться  يَتَرَاكَمُ <text:span text:style-name="Source_5f_Text"> yatarākamu</text:span> он собирается  مُتَرَاكِمٌ <text:span text:style-name="Source_5f_Text"> mutarākimun</text:span> собирающийся</text:p>
      <text:p text:style-name="Text_20_body">اِنْكَسَرَ <text:span text:style-name="Source_5f_Text">ainkasara</text:span> ломаться  يَنْكَسِرُ <text:span text:style-name="Source_5f_Text"> yankasiru</text:span> он ломается  مُنْكَسِرٌ <text:span text:style-name="Source_5f_Text"> munkasirun</text:span> ломающийся</text:p>
      <text:p text:style-name="Text_20_body">اِحْتَرَمَ <text:span text:style-name="Source_5f_Text">aiḥtarama</text:span> уважать  يَحْتَرِمُ <text:span text:style-name="Source_5f_Text"> yaḥtarimu</text:span> он уважает  مُحْتَرِمٌ <text:span text:style-name="Source_5f_Text"> muḥtarimun</text:span> уважающий</text:p>
      <text:p text:style-name="Text_20_body"><text:soft-page-break/>اِحْمَرَّ <text:span text:style-name="Source_5f_Text">aiḥmarra</text:span> краснеть  يَحْمَرُّ <text:span text:style-name="Source_5f_Text"> yaḥmarru</text:span> он краснеет  مُحْمَرُّ <text:span text:style-name="Source_5f_Text"> muḥmarru</text:span> краснеющий (В основе: مُحْمَرِرٌ <text:span text:style-name="Source_5f_Text">muḥmarirun</text:span> ). Произошло слияние второй и третьей букв).</text:p>
      <text:p text:style-name="Text_20_body">اِسْتَخْدَمَ <text:span text:style-name="Source_5f_Text">aistaxdama</text:span> использовать  يَسْتَخْدِمُ <text:span text:style-name="Source_5f_Text"> yastaxdimu</text:span> он использует  مُسْتَخْدِمٌ <text:span text:style-name="Source_5f_Text"> mustaxdimun</text:span> использующий</text:p>
      <text:p text:style-name="Text_20_body">Упражнения для закрепления</text:p>
      <text:p text:style-name="Text_20_body">1) Образуйте действительные причастия от следующих глаголов:</text:p>
      <text:p text:style-name="Text_20_body">سَكَنَ <text:span text:style-name="Source_5f_Text">sakana</text:span> (у) жить</text:p>
      <text:p text:style-name="Text_20_body">قَتَلَ <text:span text:style-name="Source_5f_Text">qatala</text:span> (у) убить</text:p>
      <text:p text:style-name="Text_20_body">غَسَلَ <text:span text:style-name="Source_5f_Text">ǧasala</text:span> (и) мыть, стирать</text:p>
      <text:p text:style-name="Text_20_body">عَبَدَ <text:span text:style-name="Source_5f_Text">ʕabada</text:span> (у) поклоняться</text:p>
      <text:p text:style-name="Text_20_body">قَبِلَ <text:span text:style-name="Source_5f_Text">qabila</text:span> (а) принимать</text:p>
      <text:p text:style-name="Text_20_body">رَكِبَ <text:span text:style-name="Source_5f_Text">rakiba</text:span> (а) садиться (верхом, на машину и т.д.)</text:p>
      <text:p text:style-name="Text_20_body">نَصَرَ <text:span text:style-name="Source_5f_Text">naṣara</text:span> (у) помогать</text:p>
      <text:p text:style-name="Text_20_body">مَدَّ <text:span text:style-name="Source_5f_Text">madda</text:span> (у) протягивать</text:p>
      <text:p text:style-name="Text_20_body">مَسَّ <text:span text:style-name="Source_5f_Text">massa</text:span> (а) трогать, прикасаться</text:p>
      <text:p text:style-name="Text_20_body">عَدَّ <text:span text:style-name="Source_5f_Text">ʕadda</text:span> (у) 1) считать; 2) принимать (за кого-либо)</text:p>
      <text:p text:style-name="Text_20_body">سَاقَ <text:span text:style-name="Source_5f_Text">sāqa</text:span> (у) гнать, вести</text:p>
      <text:p text:style-name="Text_20_body">مَالَ <text:span text:style-name="Source_5f_Text">māla</text:span> (и) 1) склоняться, наклоняться; 2) питать склонность (к чему إِلَى <text:span text:style-name="Source_5f_Text">ʔilaā</text:span> )</text:p>
      <text:p text:style-name="Text_20_body">سَعَى <text:span text:style-name="Source_5f_Text">saʕaā</text:span> (а) 1) бежать; 2) стремиться (к чему إِلَى <text:span text:style-name="Source_5f_Text">ʔilaā</text:span> ) __</text:p>
      <text:p text:style-name="Text_20_body">قَلَى <text:span text:style-name="Source_5f_Text">qalaā</text:span> (и) жарить (на масле)</text:p>
      <text:p text:style-name="Text_20_body">كَسَّرَ <text:span text:style-name="Source_5f_Text">kassara</text:span> разбивать вдребезги</text:p>
      <text:p text:style-name="Text_20_body"><text:soft-page-break/>جَاهَدَ <text:span text:style-name="Source_5f_Text">jāhada</text:span> 1) напрягать усилия; 2) бороться, воевать __</text:p>
      <text:p text:style-name="Text_20_body">أَسْقَطَ <text:span text:style-name="Source_5f_Text">ʔasqaṭa</text:span> ронять, сбивать</text:p>
      <text:p text:style-name="Text_20_body">تَبَدَّلَ <text:span text:style-name="Source_5f_Text">tabaddal-a</text:span> меняться</text:p>
      <text:p text:style-name="Text_20_body">تَكَاسَلَ <text:span text:style-name="Source_5f_Text">takāsala</text:span> лениться</text:p>
      <text:p text:style-name="Text_20_body">اِنْهَمَكَ <text:span text:style-name="Source_5f_Text">ainhamaka</text:span> погружаться, предаваться (чему فِي <text:span text:style-name="Source_5f_Text">fiy</text:span> ) __</text:p>
      <text:p text:style-name="Text_20_body">اِرْتَحَلَ <text:span text:style-name="Source_5f_Text">airtaḥala</text:span> отправляться, уходить, уезжать</text:p>
      <text:p text:style-name="Text_20_body">اِسْوَدَّ <text:span text:style-name="Source_5f_Text">aiswadda</text:span> чернеть</text:p>
      <text:p text:style-name="Text_20_body">اِسْتَمْتَعَ <text:span text:style-name="Source_5f_Text">aistamtaʕa</text:span> пользоваться, наслаждаться (чем-либо) __</text:p>
      <text:p text:style-name="Text_20_body">2) Переведите предложения на русский язык и найдите в них действительные причастия:</text:p>
      <text:p text:style-name="Text_20_body">كَانَتِْ الشَّمْسُ سَاطِعَةً ذَلِكَ الْيَوْمَ <text:span text:style-name="Source_5f_Text">kānati š-šamsu sāṭiʕatan ðalika l-yawma</text:span></text:p>
      <text:p text:style-name="Text_20_body">هَذَا الْمُدَرِّبُ مُلاَكِمٌ جَيِّدٌ <text:span text:style-name="Source_5f_Text">haðā l-mudarribu mulaakimun jayyidun</text:span></text:p>
      <text:p text:style-name="Text_20_body">يَغْفِرُ اللهُ لِلْمُجَاهِدِينَ ذُنُوبَهُمْ <text:span text:style-name="Source_5f_Text">yaǧfiru l-lhu lilmujāhidiyna ðunuwbahum</text:span></text:p>
      <text:p text:style-name="Text_20_body">الْمُسَافِرُونَ يَحْتَاجُونَ إِلَى الْمُرْشِدِ <text:span text:style-name="Source_5f_Text">al-musāfiruwna yaḥtājuwna ʔilaā l-muršidi</text:span></text:p>
      <text:p text:style-name="Text_20_body">مِنَ الْمُتَوَقَّعِ أَنَّ الْحَاجَّ يَعُودُ يَوْمَ الْاِثْنَيْنِ <text:span text:style-name="Source_5f_Text">mina l-mutawaqqaʕi ʔanna l-ḥājja yaʕuwdu yawma l-aiθnayni</text:span></text:p>
      <text:p text:style-name="Text_20_body">الْأَمْوَالُ الْمُتَرَاكِمَةُ فِي الْبَنْكِ لِتَاجِرٍ كَبِيرٍ <text:span text:style-name="Source_5f_Text">al-ʔamwālu l-mutarākimatu fiy al-banki litājirin kabiyrin</text:span></text:p>
      <text:p text:style-name="Text_20_body">هَؤُلاَءِ الطَّالِبَاتُ الْمُنْهَمِكَاتُ فِي الْقِرَاءَةِ بَنَاتُ <text:span text:style-name="Source_5f_Text">haʔulaaʔi ṭ-ṭālibātu l-munhamikātu fiy al-qirāʔati banātu</text:span> الْعَالِمِ <text:span text:style-name="Source_5f_Text">al-ʕālimi</text:span></text:p>
      <text:p text:style-name="Text_20_body">هَاتَانِ الْمَدِينَتَانِ مُخْتَلِفَتَانِ عَنْ تَيْنِكَ <text:span text:style-name="Source_5f_Text">hātāni l-madiynatāni muxtalifatāni ʕan taynika</text:span></text:p>
      <text:p text:style-name="Text_20_body">الْوَجْهُ الْمُحْمَرُّ عَلاَمَةُ الْحَيَاءِ <text:span text:style-name="Source_5f_Text">al-wajhu l-muḥmarru ʕalaamatu l-ḥayāʔi</text:span></text:p>
      <text:p text:style-name="Text_20_body"><text:soft-page-break/>أَصْبَحَ بَلَدُنَا مُسْتَقِلاًّ قَبْلَ عَشَرِ سَنَوَاتٍ <text:span text:style-name="Source_5f_Text">ʔaṣbaḥa baladunā mustaqilaaan qabla ʕašari sanawātin</text:span></text:p>
      <text:p text:style-name="Text_20_body">3) Переведите предложения, используя действительные причастия следующих глаголов:</text:p>
      <text:p text:style-name="Text_20_body">أَنْقَذَ <text:span text:style-name="Source_5f_Text">ʔanqaða</text:span> спасать, избавлять</text:p>
      <text:p text:style-name="Text_20_body">دَلَّ <text:span text:style-name="Source_5f_Text">dalla</text:span> (у) указывать (<text:span text:style-name="T1">на</text:span> عَلَى <text:span text:style-name="Source_5f_Text">ʕalaā</text:span> )</text:p>
      <text:p text:style-name="Text_20_body">فَعَلَ <text:span text:style-name="Source_5f_Text">faʕala</text:span> (а) делать, совершать</text:p>
      <text:p text:style-name="Text_20_body">دَخَّنَ <text:span text:style-name="Source_5f_Text">daxxana</text:span> курить</text:p>
      <text:p text:style-name="Text_20_body">ضَحِكَ <text:span text:style-name="Source_5f_Text">ḍaḥika</text:span> (а) смеяться</text:p>
      <text:p text:style-name="Text_20_body">اِبْتَسَمَ <text:span text:style-name="Source_5f_Text">aibtasama</text:span> улыбаться</text:p>
      <text:p text:style-name="Text_20_body">Посланник Аллаха – спаситель людей от неверия</text:p>
      <text:p text:style-name="Text_20_body">Указывающий на добро подобен делающему добро</text:p>
      <text:p text:style-name="Text_20_body">Мой брат не любит курящих</text:p>
      <text:p text:style-name="Text_20_body">Тот смеющийся мальчик – мой сын</text:p>
      <text:p text:style-name="Text_20_body">Эта улыбающаяся девочка – моя дочь</text:p>
      <text:h text:style-name="Heading_20_2" text:outline-level="2"><text:bookmark-start text:name="действительное-причастие-преувеличения"/><text:bookmark-start text:name="__RefHeading___Toc45338_1544766045"/>§ 37. Действительное причастие преувеличения<text:bookmark-end text:name="действительное-причастие-преувеличения"/><text:bookmark-end text:name="__RefHeading___Toc45338_1544766045"/></text:h>
      <text:p text:style-name="First_20_paragraph">اِسْمُ المُبَالَغَةِ <text:span text:style-name="Source_5f_Text">aismu l-mubālaǧati</text:span></text:p>
      <text:p text:style-name="Text_20_body">Действительное причастие преувеличения – это отглагольное имя существительное, сходное по смыслу с действительным причастием (см. гл. II, § 36).</text:p>
      <text:p text:style-name="Text_20_body">Оно так же, как и действительное причастие, указывает на того, <text:span text:style-name="T1">кто</text:span> <text:span text:style-name="T1">выполняет</text:span> <text:span text:style-name="T1">действие</text:span>. Однако действительное причастие преувеличения отличается тем, что выражает <text:span text:style-name="T1">многократность</text:span>, <text:span text:style-name="T1">постоянность</text:span> или <text:span text:style-name="T1">качество</text:span> выполненного действия. Например:</text:p>
      <text:p text:style-name="Text_20_body">ضَرَبَ <text:span text:style-name="Source_5f_Text">ḍaraba</text:span> (и) бить  ضَرَّابٌ <text:span text:style-name="Source_5f_Text"> ḍarrābun</text:span> <text:span text:style-name="T1">много</text:span> бьющий</text:p>
      <text:p text:style-name="Text_20_body">تَابَ <text:span text:style-name="Source_5f_Text">tāba</text:span> (у) каяться  تَوَّابٌ <text:span text:style-name="Source_5f_Text"> tawwābun</text:span> <text:span text:style-name="T1">постоянно</text:span> кающийся</text:p>
      <text:p text:style-name="Text_20_body">بَصِرَ <text:span text:style-name="Source_5f_Text">baṣira</text:span> (а) видеть, замечать  بَصِيرٌ <text:span text:style-name="Source_5f_Text"> baṣiyrun</text:span> <text:span text:style-name="T1">хорошо</text:span> видящий</text:p>
      <text:p text:style-name="Text_20_body">Действительное причастие преувеличения образуется по нескольким формулам:</text:p>
      <text:p text:style-name="Text_20_body"><text:soft-page-break/>1) * فَعَّالٌ <text:span text:style-name="Source_5f_Text">faʕʕālun</text:span> *. Например: كَذَبَ <text:span text:style-name="Source_5f_Text">kaðaba</text:span> (и) лгать  كَذَّابٌ <text:span text:style-name="Source_5f_Text"> kaððābun</text:span> лжец (много лгущий)</text:p>
      <text:p text:style-name="Text_20_body">2) * فَعُولٌ <text:span text:style-name="Source_5f_Text">faʕuwlun</text:span> *. Например: أَكَلَ <text:span text:style-name="Source_5f_Text">ʔakala</text:span> (у) кушать  أَكُولٌ <text:span text:style-name="Source_5f_Text"> ʔakuwlun</text:span> много кушающий</text:p>
      <text:p text:style-name="Text_20_body">3) * مِفْعَالٌ <text:span text:style-name="Source_5f_Text">mifʕālun</text:span> *. Например: كَسِلَ <text:span text:style-name="Source_5f_Text">kasila</text:span> (а) лениться مِكْسَالٌ <text:span text:style-name="Source_5f_Text">miksālun</text:span> очень ленивый</text:p>
      <text:p text:style-name="Text_20_body">4) * فَعِيلٌ <text:span text:style-name="Source_5f_Text">faʕiylun</text:span> *. Например: عَلِمَ <text:span text:style-name="Source_5f_Text">ʕalima</text:span> (а) знать  عَلِيمٌ <text:span text:style-name="Source_5f_Text"> ʕaliymun</text:span> много знающий</text:p>
      <text:p text:style-name="Text_20_body">5) * فَعِلٌ <text:span text:style-name="Source_5f_Text">faʕilun</text:span> *. Например: حَذِرَ <text:span text:style-name="Source_5f_Text">ḥaðira</text:span> (а) быть осторожным حَذِرٌ <text:span text:style-name="Source_5f_Text">ḥaðirun</text:span> крайне осторожный</text:p>
      <text:p text:style-name="Text_20_body">* * * * * *</text:p>
      <text:p text:style-name="Text_20_body">6) * فِعِّيلٌ <text:span text:style-name="Source_5f_Text">fiʕʕiylun</text:span> *. Например: صَدَقَ <text:span text:style-name="Source_5f_Text">ṣadaqa</text:span> (у) говорить правду  صِدِّيقٌ <text:span text:style-name="Source_5f_Text"> ṣiddiyqun</text:span> всегда говорящий правду</text:p>
      <text:p text:style-name="Text_20_body">7) * فُعُّولٌ <text:span text:style-name="Source_5f_Text">fuʕʕuwlun</text:span> *. Например: قَدُسَ <text:span text:style-name="Source_5f_Text">qadusa</text:span> (у) быть святым قُدُّوسٌ <text:span text:style-name="Source_5f_Text">qudduwsun</text:span> святой</text:p>
      <text:p text:style-name="Text_20_body">8) * فَاعُولٌ <text:span text:style-name="Source_5f_Text">fāʕuwlun</text:span> *. Например: جَسَّ <text:span text:style-name="Source_5f_Text">jassa</text:span> (у) шпионить جَاسُوسٌ <text:span text:style-name="Source_5f_Text">jāsuwsun</text:span> шпион</text:p>
      <text:p text:style-name="Text_20_body">9) * فَيْعُولٌ <text:span text:style-name="Source_5f_Text">fayʕuwlun</text:span> *. Например: قَامَ <text:span text:style-name="Source_5f_Text">qāma</text:span> (у) существовать  قَيُّومٌ <text:span text:style-name="Source_5f_Text"> qayyuwmun</text:span> вечно существующий (эпитет Аллаха)</text:p>
      <text:p text:style-name="Text_20_body">10) * مِفْعِيلٌ <text:span text:style-name="Source_5f_Text">mifʕiylun</text:span> *. Например: سَكِرَ <text:span text:style-name="Source_5f_Text">sakira</text:span> (а) быть пьяным  مِسْكِيرٌ <text:span text:style-name="Source_5f_Text"> miskiyrun</text:span> много пьющий</text:p>
      <text:p text:style-name="Text_20_body">11) * فُعَلَةٌ <text:span text:style-name="Source_5f_Text">fuʕalatun</text:span> *. Например: هَمَزَ <text:span text:style-name="Source_5f_Text">hamaza</text:span> (и) хулить, поносить  هُمَزَةٌ <text:span text:style-name="Source_5f_Text"> humazatun</text:span> клеветник</text:p>
      <text:p text:style-name="Text_20_body">12) * فَعَّالَةٌ <text:span text:style-name="Source_5f_Text">faʕʕālatun</text:span> *. Например: مَدَحَ <text:span text:style-name="Source_5f_Text">madaḥa</text:span> (а) хвалить много  مَدَّاحَة <text:span text:style-name="Source_5f_Text"> maddāḥa</text:span> хвалящий</text:p>
      <text:p text:style-name="Text_20_body">Действительное причастие преувеличения не образуется от нетрехбуквенных глаголов.</text:p>
      <text:p text:style-name="Text_20_body">Из приведенных формул наиболее употребительными являются первые пять. Некоторые учебники по грамматике при изложении данной темы ограничиваются упоминанием этих пяти формул, поэтому их следует заучить наизусть. Формулы 6-12 употребляются крайне редко и называются</text:p>
      <text:p text:style-name="Text_20_body"><text:soft-page-break/>أَوْزَانٌ سَمَاعِيَّةٌ <text:span text:style-name="Source_5f_Text">ʔawzānun samāʕiyyatun</text:span> «формулами, узаконенными практикой», то есть образование действительного причастия преувеличения по ним грамматически не узаконено, а ограничивается перечнем тех слов, которые были услышаны от носителей литературного арабского языка.</text:p>
      <text:p text:style-name="Text_20_body"><text:span text:style-name="T1">Упражнения</text:span> <text:span text:style-name="T1">для</text:span> <text:span text:style-name="T1">закрепления</text:span></text:p>
      <text:p text:style-name="Text_20_body">1) Образуйте действительные причастия преувеличения от следующих глаголов по тем формулам, которые даны рядом с ними:</text:p>
      <text:p text:style-name="Text_20_body">خَلَقَ <text:span text:style-name="Source_5f_Text">xalaqa</text:span> (у) создавать فَعَّالٌ <text:span text:style-name="Source_5f_Text">faʕʕālun</text:span> __</text:p>
      <text:p text:style-name="Text_20_body">كَذَبَ <text:span text:style-name="Source_5f_Text">kaðaba</text:span> (и) лгать فَعُولٌ <text:span text:style-name="Source_5f_Text">faʕuwlun</text:span> __</text:p>
      <text:p text:style-name="Text_20_body">هَذَرَ <text:span text:style-name="Source_5f_Text">haðara</text:span> (у) болтать مِفْعَالٌ <text:span text:style-name="Source_5f_Text">mifʕālun</text:span> __</text:p>
      <text:p text:style-name="Text_20_body">سَمِعَ <text:span text:style-name="Source_5f_Text">samiʕa</text:span> (а) слышать فَعِيلٌ <text:span text:style-name="Source_5f_Text">faʕiylun</text:span> __</text:p>
      <text:p text:style-name="Text_20_body">فَرِحَ <text:span text:style-name="Source_5f_Text">fariḥa</text:span> (а) радоваться, ликовать فَعِلٌ <text:span text:style-name="Source_5f_Text">faʕilun</text:span> __</text:p>
      <text:p text:style-name="Text_20_body">2) Переведите следующие предложения и найдите в них действительные причастия преувеличения:</text:p>
      <text:p text:style-name="Text_20_body">لاَ يَجِدُ الْعَجُولُ فَرَحًا وَلاَ الْغَضُوبُ سُرُورًا وَلاَ الْمَلُولُ <text:span text:style-name="Source_5f_Text">laa yajidu l-ʕajuwlu faraḥana walaa l-ǧaḍuwbu suruwrana walaa l-maluwlu</text:span> صَدِيقًا <text:span text:style-name="Source_5f_Text">ṣadiyqana</text:span></text:p>
      <text:p text:style-name="Text_20_body">كَلْبٌ جَوَّالٌ خَيْرٌ مِنْ أَسَدٍ رَابِضٍ <text:span text:style-name="Source_5f_Text">kalbun jawwālun xayrun min ʔasadin rābiḍin</text:span></text:p>
      <text:p text:style-name="Text_20_body">لاَ يَخْلُو الْمَرْءُ مِنْ وَدُودٍ يَمْدَحُ وَعَدُوٍّ يَقْدَحُ <text:span text:style-name="Source_5f_Text">laa yaxluw al-marʔu min waduwdin yamdaḥu waʕaduwwin yaqdaḥu</text:span></text:p>
      <text:p text:style-name="Text_20_body">لاَ تَكُنْ جَزِعًا عِنْدَ الشَّدَائِدِ <text:span text:style-name="Source_5f_Text">laa takun jaziʕana ʕinda š-šadāʔidi</text:span></text:p>
      <text:p text:style-name="Text_20_body">خَيْرُ الْعُمَّالِ الصَّدُوقُ الْعَلِيمُ بِأَسْرَارِ مِهْنَتِهِ <text:span text:style-name="Source_5f_Text">xayru l-ʕummāli ṣ-ṣaduwqu l-ʕaliymu biʔasrāri mihnatihi</text:span></text:p>
      <text:p text:style-name="Text_20_body">إِنَّ الْجَبَانَ هَيَّابٌ عِنْدَ لِقَاءِ عَدُوِّهِ <text:span text:style-name="Source_5f_Text">ʔinna l-jabāna hayyābun ʕinda liqāʔi ʕaduwwihi</text:span></text:p>
      <text:p text:style-name="Text_20_body">إِنَّ الْمُؤْمِنَ صَبُورٌ شَكُورٌ لاَ جَزِعٌ كَنُودٌ <text:span text:style-name="Source_5f_Text">ʔinna l-muʔmina ṣabuwrun šakuwrun laa jaziʕun kanuwdun</text:span></text:p>
      <text:p text:style-name="Text_20_body">كَانَ <text:span text:style-name="Source_5f_Text">kāna</text:span> " الْحَجَّاجُ <text:span text:style-name="Source_5f_Text">al-ḥajjāju</text:span> " ظَلَّامًا <text:span text:style-name="Source_5f_Text">ð̣al--āmana</text:span></text:p>
      <text:p text:style-name="Text_20_body"><text:soft-page-break/>كَانَ <text:span text:style-name="Source_5f_Text">kāna</text:span> " أبُو نُوَّاسٍ <text:span text:style-name="Source_5f_Text">ʔbuw nuwwāsin</text:span> " مِسْكِيرًا فَاسِقًا <text:span text:style-name="Source_5f_Text">miskiyrana fāsiqana</text:span></text:p>
      <text:p text:style-name="Text_20_body">إِنَّ اللهَ عَلَى كُلِّ شَيْءٍ قَدِيرٌ <text:span text:style-name="Source_5f_Text">ʔinna l-lha ʕalaā kulli šayʔin qadiyrun</text:span></text:p>
      <text:p text:style-name="Text_20_body">أَبُو حَامِدِ الْغَزَالِى عَلَّامَةٌ كَبِيرٌ <text:span text:style-name="Source_5f_Text">ʔabuw ḥāmidi l-ǧazāliā ʕallāmatun kabiyrun</text:span></text:p>
      <text:p text:style-name="Text_20_body">ذَلِكَ الرَّجُلُ أَكُولٌ مِبْطَانٌ <text:span text:style-name="Source_5f_Text">ðalika r-rajulu ʔakuwlun mibṭānun</text:span></text:p>
      <text:p text:style-name="Text_20_body">3) Переведите следующие предложения на арабский язык, используя действительные причастия преувеличения от следующих глаголов:</text:p>
      <text:p text:style-name="Text_20_body">كَذَبَ <text:span text:style-name="Source_5f_Text">kaðaba</text:span> (и) врать, лгать</text:p>
      <text:p text:style-name="Text_20_body">عَلِمَ <text:span text:style-name="Source_5f_Text">ʕalima</text:span> (а) знать</text:p>
      <text:p text:style-name="Text_20_body">ضَحِكَ <text:span text:style-name="Source_5f_Text">ḍaḥika</text:span> (а) смеяться</text:p>
      <text:p text:style-name="Text_20_body">Тот высокий мужчина <text:span text:style-name="T1">большой</text:span> <text:span text:style-name="T1">лжец</text:span></text:p>
      <text:p text:style-name="Text_20_body">Аллах Всевышний <text:span text:style-name="T1">знает</text:span> (<text:span text:style-name="T1">знающий</text:span>) скрытое</text:p>
      <text:p text:style-name="Text_20_body">Не доверяй <text:span text:style-name="T1">постоянно</text:span> <text:span text:style-name="T1">смеющемуся</text:span> человеку</text:p>
      <text:h text:style-name="Heading_20_2" text:outline-level="2"><text:bookmark-start text:name="имя-прилагательное-сходное-с-действительным-причастием"/><text:bookmark-start text:name="__RefHeading___Toc45340_1544766045"/>§ 38. Имя прилагательное, сходное с действительным причастием<text:bookmark-end text:name="имя-прилагательное-сходное-с-действительным-причастием"/><text:bookmark-end text:name="__RefHeading___Toc45340_1544766045"/></text:h>
      <text:p text:style-name="First_20_paragraph">الصِّفَةُ المُشَبَّهَةُ <text:span text:style-name="Source_5f_Text">aṣ-ṣifatu l-mušabbahatu</text:span></text:p>
      <text:p text:style-name="Text_20_body">Имя прилагательное, сходное с действительным причастием – это прилагательное, образующееся от <text:span text:style-name="T1">трехбуквенного</text:span> <text:span text:style-name="T1">непереходного</text:span> глагола.</text:p>
      <text:p text:style-name="Text_20_body">Этот вид прилагательного образуется по нескольким формулам:</text:p>
      <text:p text:style-name="Text_20_body">1) * أَفْعَلُ <text:span text:style-name="Source_5f_Text">ʔafʕalu</text:span> * (женский род: * فَعْلاَءُ <text:span text:style-name="Source_5f_Text">faʕlaaʔu</text:span> *). Прилагательное, образованное по этой формуле, указывает на цвет, недостаток или какой-либо иной признак. Например:</text:p>
      <text:p text:style-name="Text_20_body">خَضِرَ <text:span text:style-name="Source_5f_Text">xaḍira</text:span> (а) быть зеленым  أَخْضَرُ <text:span text:style-name="Source_5f_Text"> ʔaxḍaru</text:span> зелёный – خَضْرَاءُ <text:span text:style-name="Source_5f_Text">xaḍrāʔu</text:span> зелёная</text:p>
      <text:p text:style-name="Text_20_body">حَدِبَ <text:span text:style-name="Source_5f_Text">ḥadiba</text:span> (а) быть горбатым  أَحْدَبُ <text:span text:style-name="Source_5f_Text"> ʔaḥdabu</text:span> горбатый – حَدْبَاءُ <text:span text:style-name="Source_5f_Text">ḥadbāʔu</text:span> горбатая</text:p>
      <text:p text:style-name="Text_20_body">شَهِبَ <text:span text:style-name="Source_5f_Text">šahiba</text:span> (а) быть серым, пепельным  أَشْهَبُ <text:span text:style-name="Source_5f_Text"> ʔašhabu</text:span> серый – شَهْبَاءُ <text:span text:style-name="Source_5f_Text">šahbāʔu</text:span> серая</text:p>
      <text:p text:style-name="Text_20_body">2) * فَعْلاَنُ <text:span text:style-name="Source_5f_Text">faʕlaanu</text:span> * (женский род: * فَعْلَى <text:span text:style-name="Source_5f_Text">faʕlaā</text:span> *). Прилагательное, образованное по этой формуле, указывает на какое-либо временное состояние «переполненности» или <text:soft-page-break/>недостаточности. Например:</text:p>
      <text:p text:style-name="Text_20_body">شَبِعَ <text:span text:style-name="Source_5f_Text">šabiʕa</text:span> (а) насытиться  شَبْعَانُ <text:span text:style-name="Source_5f_Text"> šabʕānu</text:span> сытый – شَبْعَى <text:span text:style-name="Source_5f_Text">šabʕaā</text:span> сытая</text:p>
      <text:p text:style-name="Text_20_body">غَضِبَ <text:span text:style-name="Source_5f_Text">ǧaḍiba</text:span> (а) злиться  غَضْبَانُ <text:span text:style-name="Source_5f_Text"> ǧaḍbānu</text:span> сердитый – غَضْبَى <text:span text:style-name="Source_5f_Text">ǧaḍbaā</text:span> сердитая</text:p>
      <text:p text:style-name="Text_20_body">جَاعَ <text:span text:style-name="Source_5f_Text">jāʕa</text:span> (у) голодать  جَوْعَانُ <text:span text:style-name="Source_5f_Text"> jawʕānu</text:span> голодный – جَوْعَي <text:span text:style-name="Source_5f_Text">jawʕay</text:span> голодная</text:p>
      <text:p text:style-name="Text_20_body">3) * فَعِلٌ <text:span text:style-name="Source_5f_Text">faʕilun</text:span> * (женский род: * فَعِلَةٌ <text:span text:style-name="Source_5f_Text">faʕilatun</text:span> *). Прилагательное, образованное по этой формуле, указывает на хорошее или плохое расположение духа. Например:</text:p>
      <text:p text:style-name="Text_20_body">فَرِحَ <text:span text:style-name="Source_5f_Text">fariḥa</text:span> (а) радоваться  فَرِحٌ <text:span text:style-name="Source_5f_Text"> fariḥun</text:span> радостный – فَرِحَةٌ <text:span text:style-name="Source_5f_Text">fariḥatun</text:span> радостная</text:p>
      <text:p text:style-name="Text_20_body">ضَجِرَ <text:span text:style-name="Source_5f_Text">ḍajira</text:span> (а) раздражаться  ضَجِرٌ <text:span text:style-name="Source_5f_Text"> ḍajirun</text:span> раздраженный – ضَجِرَةٌ <text:span text:style-name="Source_5f_Text">ḍajiratun</text:span> раздраженная</text:p>
      <text:p text:style-name="Text_20_body">4) * فَعِيلٌ <text:span text:style-name="Source_5f_Text">faʕiylun</text:span> * (женский род: * فَعِيلَةٌ <text:span text:style-name="Source_5f_Text">faʕiylatun</text:span> *). Например:</text:p>
      <text:p text:style-name="Text_20_body">كَرُمَ <text:span text:style-name="Source_5f_Text">karuma</text:span> (у) быть благородным  كَرِيمٌ <text:span text:style-name="Source_5f_Text"> kariymun</text:span> благородный – كَرِيمَةٌ <text:span text:style-name="Source_5f_Text">kariymatun</text:span> благородная</text:p>
      <text:p text:style-name="Text_20_body">كَبُرَ <text:span text:style-name="Source_5f_Text">kabura</text:span> (у) быть большим  كَبِيرٌ <text:span text:style-name="Source_5f_Text"> kabiyrun</text:span> большой – كَبِيرَةٌ <text:span text:style-name="Source_5f_Text">kabiyratun</text:span> большая</text:p>
      <text:p text:style-name="Text_20_body">صَغُرَ <text:span text:style-name="Source_5f_Text">ṣaǧura</text:span> (у) быть маленьким  صَغِيرٌ <text:span text:style-name="Source_5f_Text"> ṣaǧiyrun</text:span> маленький – صَغِيرَةٌ <text:span text:style-name="Source_5f_Text">ṣaǧiyratun</text:span> маленькая</text:p>
      <text:p text:style-name="Text_20_body"><text:span text:style-name="T1">Далее</text:span> <text:span text:style-name="T1">идут</text:span> <text:span text:style-name="T1">более</text:span> <text:span text:style-name="T1">редкие</text:span> <text:span text:style-name="T1">формулы</text:span> имени прилагательного, сходного с действительным причастием:</text:p>
      <text:p text:style-name="Text_20_body">5) * فَعْلٌ <text:span text:style-name="Source_5f_Text">faʕlun</text:span> * (женский род: * فَعْلَةٌ <text:span text:style-name="Source_5f_Text">faʕlatun</text:span> *). Например:</text:p>
      <text:p text:style-name="Text_20_body">صَعُبَ <text:span text:style-name="Source_5f_Text">ṣaʕuba</text:span> (у) быть трудным  صَعْبٌ <text:span text:style-name="Source_5f_Text"> ṣaʕbun</text:span> трудный – صَعْبَةٌ <text:span text:style-name="Source_5f_Text">ṣaʕbatun</text:span> трудная</text:p>
      <text:p text:style-name="Text_20_body">ضَخُمَ <text:span text:style-name="Source_5f_Text">ḍaxuma</text:span> (у) быть огромным  ضَخْمٌ <text:span text:style-name="Source_5f_Text"> ḍaxmun</text:span> огромный – ضَخْمَةٌ <text:span text:style-name="Source_5f_Text">ḍaxmatun</text:span> огромная</text:p>
      <text:p text:style-name="Text_20_body">6) * فَعَلٌ <text:span text:style-name="Source_5f_Text">faʕalun</text:span> * (женский род: * فَعَلَةٌ <text:span text:style-name="Source_5f_Text">faʕalatun</text:span> *). Например:</text:p>
      <text:p text:style-name="Text_20_body">حَسُنَ <text:span text:style-name="Source_5f_Text">ḥasuna</text:span> (у) быть хорошим  حَسَنٌ <text:span text:style-name="Source_5f_Text"> ḥasanun</text:span> хороший – حَسَنَةٌ <text:span text:style-name="Source_5f_Text">ḥasanatun</text:span> хорошая</text:p>
      <text:p text:style-name="Text_20_body">7) * فَعَالٌ <text:span text:style-name="Source_5f_Text">faʕālun</text:span> * (женский род: * فَعَالَةٌ <text:span text:style-name="Source_5f_Text">faʕālatun</text:span> *). Например:</text:p>
      <text:p text:style-name="Text_20_body"><text:soft-page-break/>جَبُنَ <text:span text:style-name="Source_5f_Text">jabuna</text:span> (у) быть трусом  جَبَانٌ <text:span text:style-name="Source_5f_Text"> jabānun</text:span> трус – جَبَانَةٌ <text:span text:style-name="Source_5f_Text">jabānatun</text:span> трусиха</text:p>
      <text:p text:style-name="Text_20_body">8) * فُعَالٌ <text:span text:style-name="Source_5f_Text">fuʕālun</text:span> * (женский род: * فُعَالَةٌ <text:span text:style-name="Source_5f_Text">fuʕālatun</text:span> *). Например:</text:p>
      <text:p text:style-name="Text_20_body">شَجُعَ <text:span text:style-name="Source_5f_Text">šajuʕa</text:span> (у) быть храбрым  شُجَاعٌ <text:span text:style-name="Source_5f_Text"> šujāʕun</text:span> храбрый – شُجَاعَةٌ <text:span text:style-name="Source_5f_Text">šujāʕatun</text:span> храбрая</text:p>
      <text:p text:style-name="Text_20_body">9) * فُعْلٌ <text:span text:style-name="Source_5f_Text">fuʕlun</text:span> * (женский род: * فُعْلَةٌ <text:span text:style-name="Source_5f_Text">fuʕlatun</text:span> *). Например:</text:p>
      <text:p text:style-name="Text_20_body">صَلُبَ <text:span text:style-name="Source_5f_Text">ṣaluba</text:span> (у) быть твердым  صُلْبٌ <text:span text:style-name="Source_5f_Text"> ṣulbun</text:span> твердый – صُلْبَةٌ <text:span text:style-name="Source_5f_Text">ṣulbatun</text:span> твердая</text:p>
      <text:p text:style-name="Text_20_body">Как видно из примеров, первые три формулы имени прилагательного образуются от глагола формы فَعِلَ <text:span text:style-name="Source_5f_Text">faʕila</text:span> , а последние шесть формул – от глагола формы فَعُلَ <text:span text:style-name="Source_5f_Text">faʕula</text:span> .</text:p>
      <text:p text:style-name="Text_20_body">Упражнения для закрепления</text:p>
      <text:p text:style-name="Text_20_body">1) Найдите в словаре имена прилагательные, образованные от следующих глаголов:</text:p>
      <text:p text:style-name="Text_20_body">زَرِقَ <text:span text:style-name="Source_5f_Text">zariqa</text:span> (а) быть синим, голубым</text:p>
      <text:p text:style-name="Text_20_body">мужской род:__ женский род: __</text:p>
      <text:p text:style-name="Text_20_body">زَعِلَ <text:span text:style-name="Source_5f_Text">zaʕila</text:span> (а) обидеться</text:p>
      <text:p text:style-name="Text_20_body">мужской род:__ женский род: __</text:p>
      <text:p text:style-name="Text_20_body">وَرِعَ <text:span text:style-name="Source_5f_Text">wariʕa</text:span> (и) быть богобоязненным</text:p>
      <text:p text:style-name="Text_20_body">мужской род:__ женский род: __</text:p>
      <text:p text:style-name="Text_20_body">شَرُفَ <text:span text:style-name="Source_5f_Text">šarufa</text:span> (у) быть знатным</text:p>
      <text:p text:style-name="Text_20_body">мужской род:__ женский род: __</text:p>
      <text:p text:style-name="Text_20_body">بَطُلَ <text:span text:style-name="Source_5f_Text">baṭula</text:span> (у) быть героем</text:p>
      <text:p text:style-name="Text_20_body">мужской род:__ женский род: __</text:p>
      <text:p text:style-name="Text_20_body">2) Переведите текст и найдите в нём имена прилагательные</text:p>
      <text:p text:style-name="Text_20_body">كَانَ هَارُونُ الرَّشِيدُ فَصِيحًا كَرِيمًا <text:span text:style-name="Source_5f_Text">kāna hāruwnu r-rašiydu faṣiyḥana kariymana</text:span> ، هُمَامًا وَرِعًا يَحُجُّ <text:span text:style-name="Source_5f_Text">humāmana wariʕana yaḥujju</text:span> سَنَةً وَيَغْزُو سَنَةً <text:span text:style-name="Source_5f_Text">sanatan wayaǧzuw sanatan</text:span> ، وَكَانَ أَدِيبًا فَطِنًا <text:span text:style-name="Source_5f_Text">wakāna ʔadiybana faṭinana</text:span> ، حَافِظًا <text:span text:style-name="Source_5f_Text">ḥāfið̣ana</text:span> لِلْقُرْآنِ <text:span text:style-name="Source_5f_Text">lilqurʔāni</text:span> ، كَثِيرَ الْعِلْمِ <text:span text:style-name="Source_5f_Text">kaθiyra </text:span><text:soft-page-break/><text:span text:style-name="Source_5f_Text">l-ʕilmi</text:span> ، سَلِيمَ الذَّوْقِ <text:span text:style-name="Source_5f_Text">saliyma ð-ðawqi</text:span> ، صَحِيحَ <text:span text:style-name="Source_5f_Text">ṣaḥiyḥa</text:span> التَّمِّييزِ <text:span text:style-name="Source_5f_Text">at-tammiyyzi</text:span> ، جَرِيئًا فِي الْحَقِّ <text:span text:style-name="Source_5f_Text">jariyʔana fiy al-ḥaqqi</text:span> ، مَهِيبًا عِنْدَ الْخَاصَّةِ <text:span text:style-name="Source_5f_Text">mahiybana ʕinda l-xāṣṣati</text:span> وَالْعَامَّةِ <text:span text:style-name="Source_5f_Text">wālʕāmmati</text:span> ، وَكَانَ طَلْقَ الْوَجْهِ <text:span text:style-name="Source_5f_Text">wakāna ṭalqa l-wajhi</text:span> ، يُحِبُّ الشُّعَرَاءَ <text:span text:style-name="Source_5f_Text">yuḥibbu š-šuʕarāʔa</text:span> وَيُعْطِيهِمُ الْعَطَاءَ الْجَزِيلَ وَيُدْنِي مِنْهُ أَهْلَ <text:span text:style-name="Source_5f_Text">wayuʕṭiyhimu l-ʕaṭāʔa l-jaziyla wayudniy minhu ʔahla</text:span> الأَدَبِ وَالدِّينِ وَيَتَوَاضَعُ لِلْعُلَمَاءِ <text:span text:style-name="Source_5f_Text">al-ʔadabi wālddiyni wayatawāḍaʕu lilʕulamāʔi</text:span> .</text:p>
      <text:p text:style-name="Text_20_body">وَقَدْ اِسْتَوْزَرَ يَحْيَ بْنَ خَالِدٍ بْنَ بَرْمَكَ <text:span text:style-name="Source_5f_Text">waqad aistawzara yaḥya bna xālidin bna barmaka</text:span> ، وَكَانَ يَحْيَ <text:span text:style-name="Source_5f_Text">wakāna yaḥya</text:span> هَذَا كَاتِبًا بَلِيغًا <text:span text:style-name="Source_5f_Text">haðā kātibana baliyǧana</text:span> ، سَدِيدَ الرَّأْيِ <text:span text:style-name="Source_5f_Text">sadiyda r-raʔyi</text:span> ، حَسَنَ التَّدْبِيرِ <text:span text:style-name="Source_5f_Text">ḥasana t-tadbiyri</text:span> ، قَوِيًّا عَلَي الأُمُورِ <text:span text:style-name="Source_5f_Text">qawiyyana ʕalay al-ʔumuwri</text:span> ؛ فَنَهَضَ بِأَعْبَاءِ الدَّوْلَةِ أَتَمَّ <text:span text:style-name="Source_5f_Text">fanahaḍa biʔaʕbāʔi d-dawlati ʔatamma</text:span> نُهُوضٍ <text:span text:style-name="Source_5f_Text">nuhuwḍin</text:span> ، وَسَدَّ الثُّغُورَ وَجَبَي الأَمْوَالَ وَعَمَرَ الأَطْرَافَ <text:span text:style-name="Source_5f_Text">wasadda θ-θuǧuwra wajabay al-ʔamwāla waʕamara l-ʔaṭrāfa</text:span> ، حَتَّى صَارَتِ الدَّوْلَةُ بِفَضْلِ وِزَارَتِهِ مِنْ أَحْسَنِ <text:span text:style-name="Source_5f_Text">ḥattaā ṣārati d-dawlatu bifaḍli wizāratihi min ʔaḥsani</text:span> الدُّوَلِ وَأَكْثَرِهَا خَيْرًا <text:span text:style-name="Source_5f_Text">ad-duwali waʔakθarihā xayrana</text:span> .</text:p>
      <text:p text:style-name="Text_20_body">3) Переведите предложения на арабский язык, используя следующие имена прилагательные:</text:p>
      <text:p text:style-name="Text_20_body">أَخْضَرُ <text:span text:style-name="Source_5f_Text">ʔaxḍaru</text:span> зеленый</text:p>
      <text:p text:style-name="Text_20_body">جَمِيلٌ <text:span text:style-name="Source_5f_Text">jamiylun</text:span> красивый</text:p>
      <text:p text:style-name="Text_20_body">عَطْشَانُ <text:span text:style-name="Source_5f_Text">ʕaṭšānu</text:span> жаждущий (воды)</text:p>
      <text:p text:style-name="Text_20_body">ضَخْمٌ <text:span text:style-name="Source_5f_Text">ḍaxmun</text:span> огромный</text:p>
      <text:p text:style-name="Text_20_body">حُلْوٌ <text:span text:style-name="Source_5f_Text">ḥulwun</text:span> сладкий</text:p>
      <text:p text:style-name="Text_20_body">حَسَنٌ <text:span text:style-name="Source_5f_Text">ḥasanun</text:span> хороший</text:p>
      <text:p text:style-name="Text_20_body">شَرِسٌ <text:span text:style-name="Source_5f_Text">šarisun</text:span> злой, злобный</text:p>
      <text:p text:style-name="Text_20_body">Мой брат вошел в тот зеленый дом</text:p>
      <text:p text:style-name="Text_20_body">Тот кот спит на красивом стуле</text:p>
      <text:p text:style-name="Text_20_body">Жаждущий путник отдыхает под деревом</text:p>
      <text:p text:style-name="Text_20_body"><text:soft-page-break/>Я видел огромное животное</text:p>
      <text:p text:style-name="Text_20_body">Смоковница – очень сладкий фрукт</text:p>
      <text:p text:style-name="Text_20_body">Я разговаривал с хорошим человеком</text:p>
      <text:p text:style-name="Text_20_body">Этот король был злым человеком</text:p>
      <text:h text:style-name="Heading_20_2" text:outline-level="2"><text:bookmark-start text:name="страдательное-причастие"/><text:bookmark-start text:name="__RefHeading___Toc45342_1544766045"/>§ 39. Страдательное причастие<text:bookmark-end text:name="страдательное-причастие"/><text:bookmark-end text:name="__RefHeading___Toc45342_1544766045"/></text:h>
      <text:p text:style-name="First_20_paragraph">اِسْمُ المَفْعُولِ <text:span text:style-name="Source_5f_Text">aismu l-mafʕuwli</text:span></text:p>
      <text:p text:style-name="Text_20_body">Страдательное причастие – это отглагольное имя существительное, называющее лица или предметы, на которые падает действие. Например:</text:p>
      <text:p text:style-name="Text_20_body">كَتَبَ <text:span text:style-name="Source_5f_Text">kataba</text:span> (у) писать  مَكْتُوبٌ <text:span text:style-name="Source_5f_Text"> maktuwbun</text:span> написанный</text:p>
      <text:p text:style-name="Text_20_body">كَسَّرَ <text:span text:style-name="Source_5f_Text">kassara</text:span> разламывать  مُكَسَّرٌ <text:span text:style-name="Source_5f_Text"> mukassarun</text:span> разломанный</text:p>
      <text:p text:style-name="Text_20_body">أَجْلَسَ <text:span text:style-name="Source_5f_Text">ʔajlasa</text:span> сажать  مُجْلَسٌ <text:span text:style-name="Source_5f_Text"> mujlasun</text:span> посаженный</text:p>
      <text:p text:style-name="Text_20_body">Страдательное причастие <text:span text:style-name="T1">трехбуквенного</text:span> <text:span text:style-name="T1">правильного</text:span> глагола образуется по формуле مَفْعُولٌ <text:span text:style-name="Source_5f_Text">mafʕuwlun</text:span> . Например:</text:p>
      <text:p text:style-name="Text_20_body">ضَرَبَ <text:span text:style-name="Source_5f_Text">ḍaraba</text:span> (и) бить  مَضْرُوبٌ <text:span text:style-name="Source_5f_Text"> maḍruwbun</text:span> избитый</text:p>
      <text:p text:style-name="Text_20_body">قَطَعَ <text:span text:style-name="Source_5f_Text">qaṭaʕa</text:span> (а) резать  مَقْطُوعٌ <text:span text:style-name="Source_5f_Text"> maqṭuwʕun</text:span> отрезанный</text:p>
      <text:p text:style-name="Text_20_body">قَتَلَ <text:span text:style-name="Source_5f_Text">qatala</text:span> (у) убивать  مَقْتُولٌ <text:span text:style-name="Source_5f_Text"> maqtuwlun</text:span> убитый</text:p>
      <text:p text:style-name="Text_20_body">رَدَّ <text:span text:style-name="Source_5f_Text">radda</text:span> (у) возвращать  مَرْدُودٌ <text:span text:style-name="Source_5f_Text"> marduwdun</text:span> возвращенный</text:p>
      <text:p text:style-name="Text_20_body">خَطَّ <text:span text:style-name="Source_5f_Text">xaṭṭa</text:span> (у) писать, чертить  مَخْطُوطٌ <text:span text:style-name="Source_5f_Text"> maxṭuwṭun</text:span> написанный, подчеркнутый</text:p>
      <text:p text:style-name="Text_20_body">Страдательное причастие <text:span text:style-name="T1">трехбуквенного</text:span> <text:span text:style-name="T1">подобноправильного</text:span> глагола образуется аналогично:</text:p>
      <text:p text:style-name="Text_20_body">وَعَدَ <text:span text:style-name="Source_5f_Text">waʕada</text:span> (и) обещать  مَوْعُودٌ <text:span text:style-name="Source_5f_Text"> mawʕuwdun</text:span> обещанный</text:p>
      <text:p text:style-name="Text_20_body">وَصَلَ <text:span text:style-name="Source_5f_Text">waṣala</text:span> (и) соединять  مَوْصُولٌ <text:span text:style-name="Source_5f_Text"> mawṣuwlun</text:span> соединенный</text:p>
      <text:p text:style-name="Text_20_body">وَهَبَ <text:span text:style-name="Source_5f_Text">wahaba</text:span> (а) дарить  مَوْهُوبٌ <text:span text:style-name="Source_5f_Text"> mawhuwbun</text:span> подаренный</text:p>
      <text:p text:style-name="Text_20_body">Страдательное причастие <text:span text:style-name="T1">трехбуквенного</text:span> <text:span text:style-name="T1">пустого</text:span> глагола образуется по формуле مَفُولٌ <text:soft-page-break/><text:span text:style-name="Source_5f_Text">mafuwlun</text:span> , если глагол имеет среднюю огласовку (у). Если глагол имеет среднюю огласовку (и) или (а), то страдательное причастие образуется по формуле مَفِيلٌ <text:span text:style-name="Source_5f_Text">mafiylun</text:span> :</text:p>
      <text:p text:style-name="Text_20_body">قَالَ <text:span text:style-name="Source_5f_Text">qāla</text:span> (у) сказать  مَقُولٌ <text:span text:style-name="Source_5f_Text"> maquwlun</text:span> сказанный</text:p>
      <text:p text:style-name="Text_20_body">بَاعَ <text:span text:style-name="Source_5f_Text">bāʕa</text:span> (и) продавать  مَبِيعٌ <text:span text:style-name="Source_5f_Text"> mabiyʕun</text:span> проданный</text:p>
      <text:p text:style-name="Text_20_body">نَالَ <text:span text:style-name="Source_5f_Text">nāla</text:span> (а) получить  مَنِيلٌ <text:span text:style-name="Source_5f_Text"> maniylun</text:span> полученный</text:p>
      <text:p text:style-name="Text_20_body">Страдательное причастие <text:span text:style-name="T1">трехбуквенного</text:span> <text:span text:style-name="T1">недостаточного</text:span> глагола образуется по формуле مَفْعُوٌّ <text:span text:style-name="Source_5f_Text">mafʕuwwun</text:span> , если глагол имеет среднюю огласовку (у). Если глагол имеет среднюю огласовку (и) или (а), то страдательное причастие образуется по формуле مَفْعِيٌّ <text:span text:style-name="Source_5f_Text">mafʕiyyun</text:span> :</text:p>
      <text:p text:style-name="Text_20_body">دَعَا <text:span text:style-name="Source_5f_Text">daʕā</text:span> (у) звать  مَدْعُوٌّ <text:span text:style-name="Source_5f_Text"> madʕuwwun</text:span> званный</text:p>
      <text:p text:style-name="Text_20_body">رَمَى <text:span text:style-name="Source_5f_Text">ramaā</text:span> (и) бросать  مَرْمِىٌّ <text:span text:style-name="Source_5f_Text"> marmiāāun</text:span> брошенный</text:p>
      <text:p text:style-name="Text_20_body">لَقِيَ <text:span text:style-name="Source_5f_Text">laqiya</text:span> (а) встречать  مَلْقِيٌّ <text:span text:style-name="Source_5f_Text"> malqiyyun</text:span> встречаемый</text:p>
      <text:p text:style-name="Text_20_body">Страдательное причастие <text:span text:style-name="T1">нетрехбуквенного</text:span> глагола образуется от ее формы настояще-будущего времени. Для этого достаточно поменять букву настоящего времени на букву مُ <text:span text:style-name="Source_5f_Text">mu</text:span> «мим», огласованную даммой, и огласовать предпоследнюю букву фатхой:</text:p>
      <text:p text:style-name="Text_20_body">كَسَّرَ <text:span text:style-name="Source_5f_Text">kassara</text:span> разламывать  يُكَسِّرُ <text:span text:style-name="Source_5f_Text"> yukassiru</text:span> он разламывает  مُكَسَّرٌ <text:span text:style-name="Source_5f_Text"> mukassarun</text:span> разломанный</text:p>
      <text:p text:style-name="Text_20_body">قَابَلَ <text:span text:style-name="Source_5f_Text">qābala</text:span> сопоставлять  يُقَابِلُ <text:span text:style-name="Source_5f_Text"> yuqābilu</text:span> он сопоставляет  مُقَابَلٌ <text:span text:style-name="Source_5f_Text"> muqābalun</text:span> сопоставляемый</text:p>
      <text:p text:style-name="Text_20_body">أَرْسَلَ <text:span text:style-name="Source_5f_Text">ʔarsala</text:span> отправлять  يُرْسِلُ <text:span text:style-name="Source_5f_Text"> yursilu</text:span> он отправляет </text:p>
      <text:p text:style-name="Text_20_body">مُرْسَلٌ <text:span text:style-name="Source_5f_Text">mursalun</text:span> отправляемый</text:p>
      <text:p text:style-name="Text_20_body">تَقَبَّلَ <text:span text:style-name="Source_5f_Text">taqabbal-a</text:span> принимать  يَتَقَبَّلُ <text:span text:style-name="Source_5f_Text"> yataqabbal-u</text:span> он принимает </text:p>
      <text:p text:style-name="Text_20_body">مُتَقَبَّلٌ <text:span text:style-name="Source_5f_Text">mutaqabbal-un</text:span> принимаемый</text:p>
      <text:p text:style-name="Text_20_body">تَنَاوَلَ <text:span text:style-name="Source_5f_Text">tanāwala</text:span> затрагивать  يَتَنَاوَلُ <text:span text:style-name="Source_5f_Text"> yatanāwalu</text:span> он затрагивает </text:p>
      <text:p text:style-name="Text_20_body"><text:soft-page-break/>مُتَنَاوَلٌ <text:span text:style-name="Source_5f_Text">mutanāwalun</text:span> затрагиваемый</text:p>
      <text:p text:style-name="Text_20_body">اِحْتَرَمَ <text:span text:style-name="Source_5f_Text">aiḥtarama</text:span> уважать  يَحْتَرِمُ <text:span text:style-name="Source_5f_Text"> yaḥtarimu</text:span> он уважает </text:p>
      <text:p text:style-name="Text_20_body">مُحْتَرَمٌ <text:span text:style-name="Source_5f_Text">muḥtaramun</text:span> уважаемый</text:p>
      <text:p text:style-name="Text_20_body">اِسْتَخْدَمَ <text:span text:style-name="Source_5f_Text">aistaxdama</text:span> использовать  يَسْتَخْدِمُ <text:span text:style-name="Source_5f_Text"> yastaxdimu</text:span> он использует  مُسْتَخْدَمٌ <text:span text:style-name="Source_5f_Text">mustaxdamun</text:span> используемый</text:p>
      <text:p text:style-name="Text_20_body">Упражнения для закрепления</text:p>
      <text:p text:style-name="Text_20_body">1) Образуйте страдательные причастия от следующих глаголов:</text:p>
      <text:p text:style-name="Text_20_body">سَكَنَ <text:span text:style-name="Source_5f_Text">sakana</text:span> (у) жить</text:p>
      <text:p text:style-name="Text_20_body">قَتَلَ <text:span text:style-name="Source_5f_Text">qatala</text:span> (у) убить</text:p>
      <text:p text:style-name="Text_20_body">غَسَلَ <text:span text:style-name="Source_5f_Text">ǧasala</text:span> (и) мыть, стирать</text:p>
      <text:p text:style-name="Text_20_body">عَبَدَ <text:span text:style-name="Source_5f_Text">ʕabada</text:span> (у) поклоняться</text:p>
      <text:p text:style-name="Text_20_body">قَبِلَ <text:span text:style-name="Source_5f_Text">qabila</text:span> (а) принимать</text:p>
      <text:p text:style-name="Text_20_body">رَكِبَ <text:span text:style-name="Source_5f_Text">rakiba</text:span> (а) садиться (верхом, на машину и т.д.)</text:p>
      <text:p text:style-name="Text_20_body">نَصَرَ <text:span text:style-name="Source_5f_Text">naṣara</text:span> (у) помогать</text:p>
      <text:p text:style-name="Text_20_body">مَدَّ <text:span text:style-name="Source_5f_Text">madda</text:span> (у) протягивать</text:p>
      <text:p text:style-name="Text_20_body">مَسَّ <text:span text:style-name="Source_5f_Text">massa</text:span> (а) трогать, прикасаться</text:p>
      <text:p text:style-name="Text_20_body">عَدَّ <text:span text:style-name="Source_5f_Text">ʕadda</text:span> (у) 1) считать; 2) принимать (за кого-либо)</text:p>
      <text:p text:style-name="Text_20_body">سَاقَ <text:span text:style-name="Source_5f_Text">sāqa</text:span> (у) гнать, вести</text:p>
      <text:p text:style-name="Text_20_body">كَالَ <text:span text:style-name="Source_5f_Text">kāla</text:span> (и) мерить (<text:span text:style-name="T1">сыпучие</text:span> <text:span text:style-name="T1">тела</text:span>)</text:p>
      <text:p text:style-name="Text_20_body">سَعَى <text:span text:style-name="Source_5f_Text">saʕaā</text:span> (а) 1) бежать; 2) стремиться (к чему إِلَى <text:span text:style-name="Source_5f_Text">ʔilaā</text:span> )</text:p>
      <text:p text:style-name="Text_20_body">قَلَى <text:span text:style-name="Source_5f_Text">qalaā</text:span> (и) жарить (на масле)</text:p>
      <text:p text:style-name="Text_20_body"><text:soft-page-break/>طَهَا <text:span text:style-name="Source_5f_Text">ṭahā</text:span> (у) варить, готовить пищу</text:p>
      <text:p text:style-name="Text_20_body">قَصَّرَ <text:span text:style-name="Source_5f_Text">qaṣṣara</text:span> укорачивать, сокращать</text:p>
      <text:p text:style-name="Text_20_body">شَاهَدَ <text:span text:style-name="Source_5f_Text">šāhada</text:span> видеть, наблюдать</text:p>
      <text:p text:style-name="Text_20_body">أَسْقَطَ <text:span text:style-name="Source_5f_Text">ʔasqaṭa</text:span> ронять, сбивать</text:p>
      <text:p text:style-name="Text_20_body">تَقَبَّلَ <text:span text:style-name="Source_5f_Text">taqabbal-a</text:span> принимать</text:p>
      <text:p text:style-name="Text_20_body">اِخْتَبَرَ <text:span text:style-name="Source_5f_Text">aixtabara</text:span> проверять</text:p>
      <text:p text:style-name="Text_20_body">اِسْتَخْرَجَ <text:span text:style-name="Source_5f_Text">aistaxraja</text:span> извлекать, вытаскивать</text:p>
      <text:p text:style-name="Text_20_body">2) Переведите предложения на русский язык и найдите в них страдательные причастия:</text:p>
      <text:p text:style-name="Text_20_body">هَذَا الْعَالِمُ مَعْرُوفٌ فِي بَلَدِنَا <text:span text:style-name="Source_5f_Text">haðā l-ʕālimu maʕruwfun fiy baladinā</text:span></text:p>
      <text:p text:style-name="Text_20_body">الصَّدِيقُ الْمُخْلِصُ مَحْبُوبٌ <text:span text:style-name="Source_5f_Text">aṣ-ṣadiyqu l-muxliṣu maḥbuwbun</text:span></text:p>
      <text:p text:style-name="Text_20_body">الْمُقَصِّرُ مَلُومٌ <text:span text:style-name="Source_5f_Text">al-muqaṣṣiru maluwmun</text:span></text:p>
      <text:p text:style-name="Text_20_body">أَنَا مَدْعُوٌّ الْيَوْمَ إِلَى الْحَفْلَةِ <text:span text:style-name="Source_5f_Text">ʔanā madʕuwwun al-yawma ʔilaā l-ḥaflati</text:span></text:p>
      <text:p text:style-name="Text_20_body">دُعَاءُ الْمَظْلُومِ مُسْتَجَابٌ <text:span text:style-name="Source_5f_Text">duʕāʔu l-mað̣luwmi mustajābun</text:span></text:p>
      <text:p text:style-name="Text_20_body">الْوَرَقُ مَطْوِيٌّ وَمَوْضُوعٌ فِي الْمِحْفَظَةِ <text:span text:style-name="Source_5f_Text">al-waraqu maṭwiyyun wamawḍuwʕun fiy al-miḥfað̣ati</text:span></text:p>
      <text:p text:style-name="Text_20_body">يَجِبُ أَنْ تَكُونَ لِلْبَيْتِ حَدِيقَةٌ مُنَسَّقَةٌ <text:span text:style-name="Source_5f_Text">yajibu ʔan takuwna lilbayti ḥadiyqatun munassaqatun</text:span></text:p>
      <text:p text:style-name="Text_20_body">هَذَا الرَّجُلُ مُتَّهَمٌ بِالْقَتْلِ <text:span text:style-name="Source_5f_Text">haðā r-rajulu muttahamun bialqatli</text:span></text:p>
      <text:p text:style-name="Text_20_body">إِنَّ الأَبْوَابَ مُغْلَقَةٌ <text:span text:style-name="Source_5f_Text">ʔinna l-ʔabwāba muǧlaqatun</text:span></text:p>
      <text:p text:style-name="Text_20_body">هَذَا الْبِتْرُولُ الْمُسْتَخْرَجُ مِنَ الأَرْضِ مِلْكِيَّةُ بَلَدِنَا <text:span text:style-name="Source_5f_Text">haðā l-bitruwlu l-mustaxraju mina l-ʔarḍi milkiyyatu baladinā</text:span></text:p>
      <text:p text:style-name="Text_20_body">الْبَلَدُ الْمُبَارَكُ يَكْثُرُ فِيهِ الْعِلْمُ وَالْعُلَمَاءُ <text:span text:style-name="Source_5f_Text">al-baladu l-mubāraku yakθuru fiyhi l-ʕilmu wālʕulamāʔu</text:span></text:p>
      <text:p text:style-name="Text_20_body"><text:soft-page-break/>هَذَا الْمُدِيرُ مُحْتَرَمٌ فِي الشَّرِكَةِ <text:span text:style-name="Source_5f_Text">haðā l-mudiyru muḥtaramun fiy aš-šarikati</text:span></text:p>
      <text:p text:style-name="Text_20_body">3) Переведите предложения, используя страдательные причастия следующих глаголов:</text:p>
      <text:p text:style-name="Text_20_body">أَنْقَذَ <text:span text:style-name="Source_5f_Text">ʔanqaða</text:span> спасать, избавлять</text:p>
      <text:p text:style-name="Text_20_body">هَزَّ <text:span text:style-name="Source_5f_Text">hazza</text:span> (у) качать, трясти</text:p>
      <text:p text:style-name="Text_20_body">صَنَعَ <text:span text:style-name="Source_5f_Text">ṣanaʕa</text:span> (а) изготовлять, производить</text:p>
      <text:p text:style-name="Text_20_body">كَلَّبَ <text:span text:style-name="Source_5f_Text">kallaba</text:span> дрессировать</text:p>
      <text:p text:style-name="Text_20_body">اِمْتَحَنَ <text:span text:style-name="Source_5f_Text">aimtaḥana</text:span> экзаменовать</text:p>
      <text:p text:style-name="Text_20_body">Мусульмане – это люди, спасенные Посланником Аллаха</text:p>
      <text:p text:style-name="Text_20_body">С раскаченного дерева упало яблоко</text:p>
      <text:p text:style-name="Text_20_body">Эти ножи изготовлены в Германии</text:p>
      <text:p text:style-name="Text_20_body">Дрессированный пёс лучше недрессированного</text:p>
      <text:p text:style-name="Text_20_body">Экзаменуемые дети – мои ученики</text:p>
      <text:h text:style-name="Heading_20_2" text:outline-level="2"><text:bookmark-start text:name="имя-времени-или-места-действия"/><text:bookmark-start text:name="__RefHeading___Toc45344_1544766045"/>§ 40. Имя времени или места действия<text:bookmark-end text:name="имя-времени-или-места-действия"/><text:bookmark-end text:name="__RefHeading___Toc45344_1544766045"/></text:h>
      <text:p text:style-name="First_20_paragraph">اِسْمَا الزَّمَانِ وَالمَكَانِ <text:span text:style-name="Source_5f_Text">aismā z-zamāni wālmakāni</text:span></text:p>
      <text:p text:style-name="Text_20_body">Имя времени или места действия образуется от <text:span text:style-name="T1">трехбуквенного</text:span> глагола по формуле * مَفْعَلٌ <text:span text:style-name="Source_5f_Text">mafʕalun</text:span> *, если</text:p>
      <text:p text:style-name="Text_20_body">а) глагол является правильным и имеет среднюю огласовку (а) или (у)</text:p>
      <text:p text:style-name="Text_20_body">б) является недостаточным. Например:</text:p>
      <text:p text:style-name="Text_20_body">شَرِبَ <text:span text:style-name="Source_5f_Text">šariba</text:span> (а) пить  مَشْرَبٌ <text:span text:style-name="Source_5f_Text"> mašrabun</text:span> место питья</text:p>
      <text:p text:style-name="Text_20_body">قَعَدَ <text:span text:style-name="Source_5f_Text">qaʕada</text:span> (у) сидеть  مَقْعَدٌ <text:span text:style-name="Source_5f_Text"> maqʕadun</text:span> место сидения, стул</text:p>
      <text:p text:style-name="Text_20_body">لَهَا <text:span text:style-name="Source_5f_Text">lahā</text:span> (у) развлекаться  مَلْهًى <text:span text:style-name="Source_5f_Text"> malhanā</text:span> место развлечения</text:p>
      <text:p text:style-name="Text_20_body">جَرَى <text:span text:style-name="Source_5f_Text">jaraā</text:span> (и) течь  مَجْرًى <text:span text:style-name="Source_5f_Text"> majranā</text:span> место течения, русло</text:p>
      <text:p text:style-name="Text_20_body">Примечание:</text:p>
      <text:p text:style-name="Text_20_body">Следующие имена являются исключениями из этого правила:</text:p>
      <text:p text:style-name="Text_20_body"><text:soft-page-break/>مَغْرِبٌ <text:span text:style-name="Source_5f_Text">maǧribun</text:span> место захода, запад</text:p>
      <text:p text:style-name="Text_20_body">(от глагола غَرَبَ <text:span text:style-name="Source_5f_Text">ǧaraba</text:span> (у) заходить, закатываться)</text:p>
      <text:p text:style-name="Text_20_body">مَشْرِقٌ <text:span text:style-name="Source_5f_Text">mašriqun</text:span> место восхода, восход</text:p>
      <text:p text:style-name="Text_20_body">(от глагола شَرَقَ <text:span text:style-name="Source_5f_Text">šaraqa</text:span> (у) восходить)</text:p>
      <text:p text:style-name="Text_20_body">مَسْجِدٌ <text:span text:style-name="Source_5f_Text">masjidun</text:span> место поклонения, мечеть</text:p>
      <text:p text:style-name="Text_20_body">(от глагола سَجَد <text:span text:style-name="Source_5f_Text">sajad</text:span> (у) кланяться, падать ниц) и др.</text:p>
      <text:p text:style-name="Text_20_body">Имя времени или места действия образуется от <text:span text:style-name="T1">трехбуквенного</text:span> глагола по формуле * مَفْعِلٌ <text:span text:style-name="Source_5f_Text">mafʕilun</text:span> *, если</text:p>
      <text:p text:style-name="Text_20_body">а) глагол является правильным и имеет среднюю огласовку (и)</text:p>
      <text:p text:style-name="Text_20_body">б) является подобноправильным. Например:</text:p>
      <text:p text:style-name="Text_20_body">حَبَسَ <text:span text:style-name="Source_5f_Text">ḥabasa</text:span> (и) заточать  مَحْبِسٌ <text:span text:style-name="Source_5f_Text"> maḥbisun</text:span> место заточения</text:p>
      <text:p text:style-name="Text_20_body">رَجَعَ <text:span text:style-name="Source_5f_Text">rajaʕa</text:span> (и) возвращаться  مَرْجِعٌ <text:span text:style-name="Source_5f_Text"> marjiʕun</text:span> место возврата</text:p>
      <text:p text:style-name="Text_20_body">وَضَعَ <text:span text:style-name="Source_5f_Text">waḍaʕa</text:span> (а) ложить  مَوْضِعٌ <text:span text:style-name="Source_5f_Text"> mawḍiʕun</text:span> место, положение</text:p>
      <text:p text:style-name="Text_20_body">К имени места может присоединяться «та марбута», если оно указывает на место определенной площади:</text:p>
      <text:p text:style-name="Text_20_body">مَدْرَسَةٌ <text:span text:style-name="Source_5f_Text">madrasatun</text:span> место учёбы, школа</text:p>
      <text:p text:style-name="Text_20_body">(от глагола دَرَسَ <text:span text:style-name="Source_5f_Text">darasa</text:span> (у) учиться)</text:p>
      <text:p text:style-name="Text_20_body">مَقْبَرَةٌ <text:span text:style-name="Source_5f_Text">maqbaratun</text:span> место погребения, кладбище</text:p>
      <text:p text:style-name="Text_20_body">(от глагола قَبَرَ <text:span text:style-name="Source_5f_Text">qabara</text:span> (у) хоронить)</text:p>
      <text:p text:style-name="Text_20_body">مَحَلَّةٌ <text:span text:style-name="Source_5f_Text">maḥallatun</text:span> лагерь, квартал</text:p>
      <text:p text:style-name="Text_20_body">(от глагола حَلَّ <text:span text:style-name="Source_5f_Text">ḥalla</text:span> (а/у) занимать (<text:span text:style-name="T1">место</text:span>), поселяться)</text:p>
      <text:p text:style-name="Text_20_body">Имя времени или места действия от <text:span text:style-name="T1">нетрехбуквенного</text:span> глагола образуется по той же <text:soft-page-break/>формуле, что и страдательное причастие:</text:p>
      <text:p text:style-name="Text_20_body">اِجْتَمَعَ <text:span text:style-name="Source_5f_Text">aijtamaʕa</text:span> собираться  مُجْتَمَعٌ <text:span text:style-name="Source_5f_Text"> mujtamaʕun</text:span> место собрания</text:p>
      <text:p text:style-name="Text_20_body">اِنْخَفَضَ <text:span text:style-name="Source_5f_Text">ainxafaḍa</text:span> быть низким  مُنْخَفَضٌ <text:span text:style-name="Source_5f_Text"> munxafaḍun</text:span> низина, низменность</text:p>
      <text:p text:style-name="Text_20_body">تَنَزَّهَ <text:span text:style-name="Source_5f_Text">tanazzaha</text:span> гулять  مُتَنَزَّهٌ <text:span text:style-name="Source_5f_Text"> mutanazzahun</text:span> место гулянья</text:p>
      <text:p text:style-name="Text_20_body">Упражнения для закрепления</text:p>
      <text:p text:style-name="Text_20_body">1) Образуйте имена времени или места действия от следующих глаголов и переведите их:</text:p>
      <text:list xml:id="list661900182" text:style-name="L71">
        <text:list-item>
          <text:p text:style-name="P72">وَضَعَ <text:span text:style-name="Source_5f_Text">waḍaʕa</text:span> (а) положить  مَوْضِعٌ <text:span text:style-name="Source_5f_Text"> mawḍiʕun</text:span> место, положение*</text:p>
        </text:list-item>
      </text:list>
      <text:p text:style-name="First_20_paragraph">لَعِبَ <text:span text:style-name="Source_5f_Text">laʕiba</text:span> (а) играть </text:p>
      <text:p text:style-name="Text_20_body">طَبَخَ <text:span text:style-name="Source_5f_Text">ṭabaxa</text:span> (а/у) варить, готовить </text:p>
      <text:p text:style-name="Text_20_body">هَجَعَ <text:span text:style-name="Source_5f_Text">hajaʕa</text:span> (а) 1) спать 2) успокаиваться, стихать </text:p>
      <text:p text:style-name="Text_20_body">نَزَلَ <text:span text:style-name="Source_5f_Text">nazala</text:span> (и) поселяться </text:p>
      <text:p text:style-name="Text_20_body">صَرَفَ <text:span text:style-name="Source_5f_Text">ṣarafa</text:span> (и) менять (<text:span text:style-name="T1">деньги</text:span>) </text:p>
      <text:p text:style-name="Text_20_body">جَلَسَ <text:span text:style-name="Source_5f_Text">jalasa</text:span> (и) сидеть </text:p>
      <text:p text:style-name="Text_20_body">رَمَي <text:span text:style-name="Source_5f_Text">ramay</text:span> (и) бросать </text:p>
      <text:p text:style-name="Text_20_body">نَفَي <text:span text:style-name="Source_5f_Text">nafay</text:span> (и) ссылать, изгонять </text:p>
      <text:p text:style-name="Text_20_body">وَقَفَ <text:span text:style-name="Source_5f_Text">waqafa</text:span> (и) стоять </text:p>
      <text:p text:style-name="Text_20_body">وَرَدَ <text:span text:style-name="Source_5f_Text">warada</text:span> (и) прибывать, приходить, поступать </text:p>
      <text:p text:style-name="Text_20_body">وَلَدَ <text:span text:style-name="Source_5f_Text">walada</text:span> (а) родить, рожать </text:p>
      <text:p text:style-name="Text_20_body">2) Переведите следующие предложения и найдите в них имена времени или места действия:</text:p>
      <text:p text:style-name="Text_20_body">اِلْتَقَيْنَا مَعَ صَدِيقِي فِي مَوْقِفِ السَّيَّارَاتِ <text:span text:style-name="Source_5f_Text">ailtaqaynā maʕa ṣadiyqiy fiy mawqifi s-sayyārāti</text:span></text:p>
      <text:p text:style-name="Text_20_body">تَعَشَّيْتُ الْيَوْمَ مَعَ زَوْجَتِي فِي الْمَطْعَمِ <text:span text:style-name="Source_5f_Text">taʕaššaytu l-yawma maʕa zawjatiy fiy al-maṭʕami</text:span></text:p>
      <text:p text:style-name="Text_20_body"><text:soft-page-break/>رَأَيْتُ ضَابِطًا أَمَامَ مَدْخَلِ مَسْكَنِنَا <text:span text:style-name="Source_5f_Text">raʔaytu ḍābiṭana ʔamāma madxali maskaninā</text:span></text:p>
      <text:p text:style-name="Text_20_body">اِعْرِفْ يَا بُنَيَّ <text:span text:style-name="Source_5f_Text">aiʕrif yā bunayya</text:span> : لاَ مَلْجَأَ مِنَ اللهِ إِلاَّ إِلَيْهِ <text:span text:style-name="Source_5f_Text">laa maljaʔa mina l-lhi ʔilaaa ʔilayhi</text:span></text:p>
      <text:p text:style-name="Text_20_body">مَوْعِدُ الاِمْتِحَانِ أَوَّلُ مَايُو <text:span text:style-name="Source_5f_Text">mawʕidu l-aimtiḥāni ʔawwal-u māyuw</text:span></text:p>
      <text:p text:style-name="Text_20_body">أُمُّنَا فِي مُسْتَشْفَى الْوِلاَدَةِ <text:span text:style-name="Source_5f_Text">ʔummunā fiy mustašfaā l-wilaadati</text:span></text:p>
      <text:p text:style-name="Text_20_body">أُخِذَ اللِّصُّ إِلَى الْمَحْكَمَةِ <text:span text:style-name="Source_5f_Text">ʔuxiða l-liṣṣu ʔilaā l-maḥkamati</text:span></text:p>
      <text:p text:style-name="Text_20_body">مَسْقَطُ رَأْسِنَا أَحَبُّ إِلَيْنَا <text:span text:style-name="Source_5f_Text">masqaṭu raʔsinā ʔaḥabbu ʔilaynā</text:span></text:p>
      <text:p text:style-name="Text_20_body">3) Переведите предложения на арабский язык, используя следующие имена времени или места действия:</text:p>
      <text:p text:style-name="Text_20_body">مَكْتَبٌ <text:span text:style-name="Source_5f_Text">maktabun</text:span> 1) письменный стол; 2) бюро, контора, офис</text:p>
      <text:p text:style-name="Text_20_body">مَصْرَعٌ <text:span text:style-name="Source_5f_Text">maṣraʕun</text:span> арена боя, театр военных действий</text:p>
      <text:p text:style-name="Text_20_body">مُخْتَبَرٌ <text:span text:style-name="Source_5f_Text">muxtabarun</text:span> (опытная) лаборатория</text:p>
      <text:p text:style-name="Text_20_body">مَنْجَرَةٌ <text:span text:style-name="Source_5f_Text">manjaratun</text:span> столярная мастерская</text:p>
      <text:p text:style-name="Text_20_body">مَصْيَفٌ <text:span text:style-name="Source_5f_Text">maṣyafun</text:span> место пребывания летом, дача, курорт</text:p>
      <text:p text:style-name="Text_20_body">Инженер вышел из мечети и пошёл в свой офис</text:p>
      <text:p text:style-name="Text_20_body">Наша страна была театром военных действий в этой войне</text:p>
      <text:p text:style-name="Text_20_body">Ты забыла ключи в лаборатории?</text:p>
      <text:p text:style-name="Text_20_body">Нет, я забыла их в столярной мастерской моего дяди</text:p>
      <text:p text:style-name="Text_20_body">Мой отец проведёт два месяца в курорте</text:p>
      <text:h text:style-name="Heading_20_2" text:outline-level="2"><text:bookmark-start text:name="имя-орудия-действия"/><text:bookmark-start text:name="__RefHeading___Toc45346_1544766045"/>§ 41. Имя орудия действия<text:bookmark-end text:name="имя-орудия-действия"/><text:bookmark-end text:name="__RefHeading___Toc45346_1544766045"/></text:h>
      <text:p text:style-name="First_20_paragraph">اِسْمُ الآلَةِ <text:span text:style-name="Source_5f_Text">aismu l-ʔālati</text:span></text:p>
      <text:p text:style-name="Text_20_body">Имя орудия действия указывает на предмет, <text:span text:style-name="T1">при</text:span> <text:span text:style-name="T1">помощи</text:span> <text:span text:style-name="T1">которого</text:span> выполняется действие. Например:</text:p>
      <text:p text:style-name="Text_20_body">مِفْتَاحٌ <text:span text:style-name="Source_5f_Text">miftāḥun</text:span> ключ</text:p>
      <text:p text:style-name="Text_20_body"><text:soft-page-break/>مِنْشَارٌ <text:span text:style-name="Source_5f_Text">minšārun</text:span> пила</text:p>
      <text:p text:style-name="Text_20_body">مِكْنَسَةٌ <text:span text:style-name="Source_5f_Text">miknasatun</text:span> метла</text:p>
      <text:p text:style-name="Text_20_body">Имя орудия действия образуется от переходного трехбуквенного глагола по четырем <text:span text:style-name="T1">основным</text:span> формулам:</text:p>
      <text:p text:style-name="Text_20_body">1) * مِفْعَلٌ <text:span text:style-name="Source_5f_Text">mifʕalun</text:span> *. Например:</text:p>
      <text:p text:style-name="Text_20_body">صَعَدَ <text:span text:style-name="Source_5f_Text">ṣaʕada</text:span> (а) подниматься  مِصْعَدٌ <text:span text:style-name="Source_5f_Text"> miṣʕadun</text:span> лифт</text:p>
      <text:p text:style-name="Text_20_body">قَصَّ <text:span text:style-name="Source_5f_Text">qaṣṣa</text:span> (у) резать  مِقَصٌّ <text:span text:style-name="Source_5f_Text"> miqaṣṣun</text:span> ножницы (в основе: مِقْصَصٌ <text:span text:style-name="Source_5f_Text">miqṣaṣun</text:span> )</text:p>
      <text:p text:style-name="Text_20_body">خَرَزَ <text:span text:style-name="Source_5f_Text">xaraza</text:span> (у) прокалывать  مِخرَزٌ <text:span text:style-name="Source_5f_Text"> mixrazun</text:span> шило</text:p>
      <text:p text:style-name="Text_20_body">2) * مِفْعَالٌ <text:span text:style-name="Source_5f_Text">mifʕālun</text:span> *. Например:</text:p>
      <text:p text:style-name="Text_20_body">ضَرَبَ <text:span text:style-name="Source_5f_Text">ḍaraba</text:span> (и) бить  مِضْرَابٌ <text:span text:style-name="Source_5f_Text"> miḍrābun</text:span> <text:span text:style-name="T1">спорт</text:span>. ракетка</text:p>
      <text:p text:style-name="Text_20_body">وَزَنَ <text:span text:style-name="Source_5f_Text">wazana</text:span> (и) взвешивать  مِيزَانٌ <text:span text:style-name="Source_5f_Text"> miyzānun</text:span> весы (в основе: مِوْزَانٌ <text:span text:style-name="Source_5f_Text">miwzānun</text:span> )</text:p>
      <text:p text:style-name="Text_20_body">حَرَثَ <text:span text:style-name="Source_5f_Text">ḥaraθa</text:span> (у) пахать  مِحْرَاثٌ <text:span text:style-name="Source_5f_Text"> miḥrāθun</text:span> плуг</text:p>
      <text:p text:style-name="Text_20_body">3) * مِفْعَلَةٌ <text:span text:style-name="Source_5f_Text">mifʕalatun</text:span> *. Например:</text:p>
      <text:p text:style-name="Text_20_body">كَنَسَ <text:span text:style-name="Source_5f_Text">kanasa</text:span> (у) мести  مِكْنَسَةٌ <text:span text:style-name="Source_5f_Text"> miknasatun</text:span> метла</text:p>
      <text:p text:style-name="Text_20_body">سَطَرَ <text:span text:style-name="Source_5f_Text">saṭara</text:span> (у) проводить линии  مِسْطَرَةٌ <text:span text:style-name="Source_5f_Text"> misṭaratun</text:span> линейка</text:p>
      <text:p text:style-name="Text_20_body">حَفِظَ <text:span text:style-name="Source_5f_Text">ḥafið̣a</text:span> (а) хранить, беречь  مِحْفَظَةٌ <text:span text:style-name="Source_5f_Text"> miḥfað̣atun</text:span> портфель</text:p>
      <text:p text:style-name="Text_20_body">4) * فَعَّالَةٌ <text:span text:style-name="Source_5f_Text">faʕʕālatun</text:span> *. Например:</text:p>
      <text:p text:style-name="Text_20_body">غَسَلَ <text:span text:style-name="Source_5f_Text">ǧasala</text:span> (и) мыть, стирать  غَسَّالَةٌ <text:span text:style-name="Source_5f_Text"> ǧassālatun</text:span> стиральная машинка</text:p>
      <text:p text:style-name="Text_20_body">نَظَرَ <text:span text:style-name="Source_5f_Text">nað̣ara</text:span> (у) смотреть  نَظَّارَةٌ <text:span text:style-name="Source_5f_Text"> nað̣̣āratun</text:span> очки</text:p>
      <text:p text:style-name="Text_20_body">عَصَرَ <text:span text:style-name="Source_5f_Text">ʕaṣara</text:span> (и) давить, выжимать  عَصَّارَةٌ <text:span text:style-name="Source_5f_Text"> ʕaṣṣāratun</text:span> пресс, соковыжималка</text:p>
      <text:p text:style-name="Text_20_body">Некоторые имена орудий действия, образуются по иным, <text:span text:style-name="T1">более</text:span> <text:span text:style-name="T1">редким</text:span> формулам:</text:p>
      <text:p text:style-name="Text_20_body"><text:soft-page-break/>1) * فِعَالٌ <text:span text:style-name="Source_5f_Text">fiʕālun</text:span> *. Например:</text:p>
      <text:p text:style-name="Text_20_body">لَجَمَ <text:span text:style-name="Source_5f_Text">lajama</text:span> (у) обуздывать  لِجَامٌ <text:span text:style-name="Source_5f_Text"> lijāmun</text:span> уздечка</text:p>
      <text:p text:style-name="Text_20_body">رَبَطَ <text:span text:style-name="Source_5f_Text">rabaṭa</text:span> (и) связывать  رِبَاطٌ <text:span text:style-name="Source_5f_Text"> ribāṭun</text:span> веревка</text:p>
      <text:p text:style-name="Text_20_body">2) * فَاعِلَةٌ <text:span text:style-name="Source_5f_Text">fāʕilatun</text:span> *. Например:</text:p>
      <text:p text:style-name="Text_20_body">رَفَعَ <text:span text:style-name="Source_5f_Text">rafaʕa</text:span> (а) поднимать  رَافِعَةٌ <text:span text:style-name="Source_5f_Text"> rāfiʕatun</text:span> рычаг, подъёмник</text:p>
      <text:p text:style-name="Text_20_body">سَقَي <text:span text:style-name="Source_5f_Text">saqay</text:span> (и) орошать  سَاقِيَةٌ <text:span text:style-name="Source_5f_Text"> sāqiyatun</text:span> оросительное колесо</text:p>
      <text:p text:style-name="Text_20_body">3) * فَاعُولٌ <text:span text:style-name="Source_5f_Text">fāʕuwlun</text:span> *. Например:</text:p>
      <text:p text:style-name="Text_20_body">جَرَفَ <text:span text:style-name="Source_5f_Text">jarafa</text:span> (у) сгребать  جَارُوفٌ <text:span text:style-name="Source_5f_Text"> jāruwfun</text:span></text:p>
      <text:p text:style-name="Text_20_body">1) лопата, совок (<text:span text:style-name="T1">для</text:span> <text:span text:style-name="T1">мусора</text:span>)</text:p>
      <text:p text:style-name="Text_20_body">2) ковш</text:p>
      <text:p text:style-name="Text_20_body">Некоторые имена орудий действия не образуются от глаголов и существуют сами по себе. ( Их нельзя отнести к именам орудия действия с точки зрения морфологии, хотя они являются таковыми по смыслу):</text:p>
      <text:p text:style-name="Text_20_body">فَأْسٌ <text:span text:style-name="Source_5f_Text">faʔsun</text:span> ( فُؤُوسٌ <text:span text:style-name="Source_5f_Text">fuʔuwsun</text:span> ) топор</text:p>
      <text:p text:style-name="Text_20_body">إبْرَةٌ <text:span text:style-name="Source_5f_Text">ʔbratun</text:span> ( إِبَرٌ <text:span text:style-name="Source_5f_Text">ʔibarun</text:span> ) игла</text:p>
      <text:p text:style-name="Text_20_body">سِكِّينٌ <text:span text:style-name="Source_5f_Text">sikkiynun</text:span> ( سَكَاكِينُ <text:span text:style-name="Source_5f_Text">sakākiynu</text:span> )нож</text:p>
      <text:p text:style-name="Text_20_body">مِشْطٌ <text:span text:style-name="Source_5f_Text">mišṭun</text:span> ( أَمْشَاطٌ <text:span text:style-name="Source_5f_Text">ʔamšāṭun</text:span> ) расческа</text:p>
      <text:p text:style-name="Text_20_body">قَلَمٌ <text:span text:style-name="Source_5f_Text">qalamun</text:span> ( أَقْلَامٌ <text:span text:style-name="Source_5f_Text">ʔaqlāmun</text:span> ) карандаш</text:p>
      <text:p text:style-name="Text_20_body">سَيْفٌ <text:span text:style-name="Source_5f_Text">sayfun</text:span> ( سُيُوفٌ <text:span text:style-name="Source_5f_Text">suyuwfun</text:span> ) меч</text:p>
      <text:p text:style-name="Text_20_body">رُمْحٌ <text:span text:style-name="Source_5f_Text">rumḥun</text:span> ( رِمَاحٌ <text:span text:style-name="Source_5f_Text">rimāḥun</text:span> ) копье</text:p>
      <text:p text:style-name="Text_20_body">جَرَسٌ <text:span text:style-name="Source_5f_Text">jarasun</text:span> ( أَجْرَاسٌ <text:span text:style-name="Source_5f_Text">ʔajrāsun</text:span> ) звонок</text:p>
      <text:p text:style-name="Text_20_body"><text:soft-page-break/>شَوْكَةٌ <text:span text:style-name="Source_5f_Text">šawkatun</text:span> ( شَوْكَاتٌ <text:span text:style-name="Source_5f_Text">šawkātun</text:span> ) вилка</text:p>
      <text:p text:style-name="Text_20_body">Упражнения для закрепления</text:p>
      <text:p text:style-name="Text_20_body">1) Образуйте имена орудий действия от глаголов по указанным формулам и переведите их с помощью словаря:</text:p>
      <text:p text:style-name="Text_20_body">مِفْعَالٌ <text:span text:style-name="Source_5f_Text">mifʕālun</text:span></text:p>
      <text:p text:style-name="Text_20_body">فَتَحَ <text:span text:style-name="Source_5f_Text">fataḥa</text:span> (а) открывать</text:p>
      <text:p text:style-name="Text_20_body">زَلَجَ <text:span text:style-name="Source_5f_Text">zalaja</text:span> (у) запирать (<text:span text:style-name="T1">дверь</text:span>) на засов</text:p>
      <text:p text:style-name="Text_20_body">حَرَثَ <text:span text:style-name="Source_5f_Text">ḥaraθa</text:span> (у) пахать, обрабатывать землю</text:p>
      <text:p text:style-name="Text_20_body">مِفْعَلٌ <text:span text:style-name="Source_5f_Text">mifʕalun</text:span></text:p>
      <text:p text:style-name="Text_20_body">بَرَدَ <text:span text:style-name="Source_5f_Text">barada</text:span> (у) подпиливать (<text:span text:style-name="T1">напильником</text:span>)</text:p>
      <text:p text:style-name="Text_20_body">قَبَضَ <text:span text:style-name="Source_5f_Text">qabaḍa</text:span> (и) брать в руки, сжимать</text:p>
      <text:p text:style-name="Text_20_body">حَلَبَ <text:span text:style-name="Source_5f_Text">ḥalaba</text:span> (у) доить</text:p>
      <text:p text:style-name="Text_20_body">مِفْعَلَةٌ <text:span text:style-name="Source_5f_Text">mifʕalatun</text:span></text:p>
      <text:p text:style-name="Text_20_body">لَعِقَ <text:span text:style-name="Source_5f_Text">laʕiqa</text:span> (а) лизать</text:p>
      <text:p text:style-name="Text_20_body">غَرَفَ <text:span text:style-name="Source_5f_Text">ǧarafa</text:span> (и) черпать</text:p>
      <text:p text:style-name="Text_20_body">شَرِبَ <text:span text:style-name="Source_5f_Text">šariba</text:span> (а) пить</text:p>
      <text:p text:style-name="Text_20_body">2) Переведите предложения на русский язык и найдите в них имена орудия действия:</text:p>
      <text:p text:style-name="Text_20_body">اللَّحْمُ وَالْبَيْضُ وَالْخَضْرَوَاتُ وَالْفَوَاكِهُ فِي الثَّلاَّجَةِ <text:span text:style-name="Source_5f_Text">al-laḥmu wālbayḍu wālxaḍrawātu wālfawākihu fiy aθ-θal-aaajati</text:span></text:p>
      <text:p text:style-name="Text_20_body">هَذِهِ الْمِكْوَاةُ صُنِعَتْ فِي فَرَنْسَا <text:span text:style-name="Source_5f_Text">haðihi l-mikwātu ṣuniʕat fiy faransā</text:span></text:p>
      <text:p text:style-name="Text_20_body">كَانَتْ الْمِطْرَقَةُ وَالْمِنْجَلُ رَمْزَ الشُّيُوعِيَّةِ فِي بَلَدِنَا <text:span text:style-name="Source_5f_Text">kānat al-miṭraqatu wālminjalu ramza š-šuyuwʕiyyati fiy baladinā</text:span></text:p>
      <text:p text:style-name="Text_20_body"><text:soft-page-break/>كَانَ لِجَدَّتِى مِغْزَلٌ قَدِيمٌ فَسَلَّمْتُهُ إِلَى الْمَتْحَفِ <text:span text:style-name="Source_5f_Text">kāna lijaddatiā miǧzalun qadiymun fasallamtuhu ʔilaā l-matḥafi</text:span></text:p>
      <text:p text:style-name="Text_20_body">حَرَّكْتُ الْحَجَرَ بِالْمِعْوَلِ فَكَسَّرْتُهُ بِهِ <text:span text:style-name="Source_5f_Text">ḥarraktu l-ḥajara bialmiʕwali fakassartuhu bihi</text:span></text:p>
      <text:p text:style-name="Text_20_body">هُنَاكَ مَثَلٌ رُوسِيٌّ يَقُولُ <text:span text:style-name="Source_5f_Text">hunāka maθalun ruwsiyyun yaquwlu</text:span> :" لاَ تُسَمِّرْ مِسْمَارًا <text:span text:style-name="Source_5f_Text">laa tusammir mismārana</text:span> بِالْمِجْهَرِ <text:span text:style-name="Source_5f_Text">bialmijhari</text:span> "</text:p>
      <text:p text:style-name="Text_20_body">أَيْ لاَ تَضَعْ شَيْئًا فِي غَيْرِ مَوْضِعِهِ <text:span text:style-name="Source_5f_Text">ʔay laa taḍaʕ šayʔana fiy ǧayri mawḍiʕihi</text:span></text:p>
      <text:p text:style-name="Text_20_body">3) Переведите предложения на арабский язык, используя следующие имена орудий действия:</text:p>
      <text:p text:style-name="Text_20_body">مِثْقَبٌ <text:span text:style-name="Source_5f_Text">miθqabun</text:span> ( مَثَاقِبُ <text:span text:style-name="Source_5f_Text">maθāqibu</text:span> ) сверло, дрель</text:p>
      <text:p text:style-name="Text_20_body">مِرَآةٌ <text:span text:style-name="Source_5f_Text">miraʔātun</text:span> ( مَرَاءٍ <text:span text:style-name="Source_5f_Text">marāʔin</text:span> ) зеркало</text:p>
      <text:p text:style-name="Text_20_body">مِصْفَاةٌ <text:span text:style-name="Source_5f_Text">miṣfātun</text:span> ( مَصَافٍ <text:span text:style-name="Source_5f_Text">maṣāfin</text:span> ) фильтр</text:p>
      <text:p text:style-name="Text_20_body">شَوَّايَةٌ <text:span text:style-name="Source_5f_Text">šawwāyatun</text:span> рашпер, решётка (<text:span text:style-name="T1">для</text:span> <text:span text:style-name="T1">жаренья</text:span>)</text:p>
      <text:p text:style-name="Text_20_body">Я купил две дрели и подарил одну (из них) брату</text:p>
      <text:p text:style-name="Text_20_body">В зале нашего дома есть большое зеркало</text:p>
      <text:p text:style-name="Text_20_body">В этом магазине осталось два фильтра</text:p>
      <text:p text:style-name="Text_20_body">Мы с друзьями пожарили мясо на рашпере</text:p>
      <text:h text:style-name="Heading_20_2" text:outline-level="2"><text:bookmark-start text:name="сравнительная-и-превосходная-степень-имени"/><text:bookmark-start text:name="__RefHeading___Toc45348_1544766045"/>§ 42. Сравнительная и превосходная степень имени<text:bookmark-end text:name="сравнительная-и-превосходная-степень-имени"/><text:bookmark-end text:name="__RefHeading___Toc45348_1544766045"/></text:h>
      <text:p text:style-name="First_20_paragraph">اِسْمُ التَّفْضِيلِ <text:span text:style-name="Source_5f_Text">aismu t-tafḍiyli</text:span></text:p>
      <text:p text:style-name="Text_20_body">Данная форма имени образуется от трехбуквенного глагола по формуле</text:p>
      <text:list xml:id="list231987400" text:style-name="L72">
        <text:list-item>
          <text:p text:style-name="P73">أَفْعَلُ <text:span text:style-name="Source_5f_Text">ʔafʕalu</text:span> * (мн. число: * أَفْعَلُونَ <text:span text:style-name="Source_5f_Text">ʔafʕaluwna</text:span> * или * أَفَاعِلُ <text:span text:style-name="Source_5f_Text">ʔafāʕilu</text:span> *)</text:p>
        </text:list-item>
      </text:list>
      <text:p text:style-name="First_20_paragraph">для мужского рода,</text:p>
      <text:list xml:id="list2811626112" text:style-name="L73">
        <text:list-item>
          <text:p text:style-name="P74">فُعْلَى <text:span text:style-name="Source_5f_Text">fuʕlaā</text:span> * (мн. число: * فُعْلَيَاتُ <text:span text:style-name="Source_5f_Text">fuʕlayātu</text:span> *)</text:p>
        </text:list-item>
      </text:list>
      <text:p text:style-name="First_20_paragraph">для женского рода.</text:p>
      <text:p text:style-name="Text_20_body">Например:</text:p>
      <text:p text:style-name="Text_20_body">كَبُرَ <text:span text:style-name="Source_5f_Text">kabura</text:span> (у) быть большим </text:p>
      <text:p text:style-name="Text_20_body"><text:soft-page-break/>أَكْبَرُ <text:span text:style-name="Source_5f_Text">ʔakbaru</text:span> самый большой - كُبْرَى <text:span text:style-name="Source_5f_Text">kubraā</text:span> самая большая</text:p>
      <text:p text:style-name="Text_20_body">حَسُنَ <text:span text:style-name="Source_5f_Text">ḥasuna</text:span> (у) быть хорошим </text:p>
      <text:p text:style-name="Text_20_body">أَحْسَنُ <text:span text:style-name="Source_5f_Text">ʔaḥsanu</text:span> самый хороший - حُسْنَى <text:span text:style-name="Source_5f_Text">ḥusnaā</text:span> самая хорошая</text:p>
      <text:p text:style-name="Text_20_body">صَغُرَ <text:span text:style-name="Source_5f_Text">ṣaǧura</text:span> (у) быть маленьким </text:p>
      <text:p text:style-name="Text_20_body">أَصْغَرُ <text:span text:style-name="Source_5f_Text">ʔaṣǧaru</text:span> самый маленький - صُغْرَى <text:span text:style-name="Source_5f_Text">ṣuǧraā</text:span> самая маленькая</text:p>
      <text:p text:style-name="Text_20_body">Глагол, от которого образуется сравнительная и превосходная степень имени, должен отвечать следующим условиям:</text:p>
      <text:p text:style-name="Text_20_body">1) быть трехбуквенным;</text:p>
      <text:p text:style-name="Text_20_body">2) указывать на смысл, приемлющий степени сравнения (поэтому нельзя образовывать сравнительную и превосходную степень от таких глаголов, как</text:p>
      <text:p text:style-name="Text_20_body">قَتَلَ <text:span text:style-name="Source_5f_Text">qatala</text:span> (у) убивать, وَلَدَ <text:span text:style-name="Source_5f_Text">walada</text:span> (и) рожать, أَكَلَ <text:span text:style-name="Source_5f_Text">ʔakala</text:span> (у) кушать и др.);</text:p>
      <text:p text:style-name="Text_20_body">3) быть спрягаемым, то есть иметь формы</text:p>
      <text:p text:style-name="Text_20_body">– прошедшего времени</text:p>
      <text:p text:style-name="Text_20_body">– настояще-будущего времени</text:p>
      <text:p text:style-name="Text_20_body">– повелительного наклонения</text:p>
      <text:p text:style-name="Text_20_body">(поэтому нельзя образовывать сравнительную и превосходную степень от таких глаголов, как كَرِبَ <text:span text:style-name="Source_5f_Text">kariba</text:span> приблизиться, لَيْسَ <text:span text:style-name="Source_5f_Text">laysa</text:span> не являться, نِعْمَ <text:span text:style-name="Source_5f_Text">niʕma</text:span> как хорош! и др. так как они не имеют форм настояще-будущего времени и повелительного наклонения).</text:p>
      <text:p text:style-name="Text_20_body">4) не иметь прилагательных, образованных от него по формуле</text:p>
      <text:list xml:id="list348683045" text:style-name="L74">
        <text:list-item>
          <text:p text:style-name="P75">أَفْعَلُ <text:span text:style-name="Source_5f_Text">ʔafʕalu</text:span> * (женский род: * فَعْلاَءُ <text:span text:style-name="Source_5f_Text">faʕlaaʔu</text:span> *),</text:p>
        </text:list-item>
      </text:list>
      <text:p text:style-name="First_20_paragraph">как, например, глагол خَضِرَ <text:span text:style-name="Source_5f_Text">xaḍira</text:span> (а) «быть зеленым», от которого образуется прилагательное أَخْضَرُ <text:span text:style-name="Source_5f_Text">ʔaxḍaru</text:span> «зеленый» (женский род: خَضْرَاءُ <text:span text:style-name="Source_5f_Text">xaḍrāʔu</text:span> «зеленая»).</text:p>
      <text:p text:style-name="Text_20_body">Сравнительная и превосходная степень имени используется в четырех формах:</text:p>
      <text:p text:style-name="Text_20_body">1) Без определённого артикля « اَلْ <text:span text:style-name="Source_5f_Text">aal</text:span> » и не в качестве первого члена идафы. Эта форма используется только <text:span text:style-name="T1">при</text:span> <text:span text:style-name="T1">сравнении</text:span>:</text:p>
      <text:p text:style-name="Text_20_body">أَخِى أَصْغَرُ <text:span text:style-name="Source_5f_Text">ʔaxiā ʔaṣǧaru</text:span> * مِنْ <text:span text:style-name="Source_5f_Text">min</text:span> * مُحَمَّدٍ <text:span text:style-name="Source_5f_Text">muḥammadin</text:span> Мой брат младше, <text:span text:style-name="T1">чем</text:span> Мухаммад</text:p>
      <text:p text:style-name="Text_20_body">В этом случае имя сравнительной и превосходной степени должно стоять в единственном <text:soft-page-break/>числе мужского рода. Как видно из примера, русскому предлогу «чем» соответствует арабский предлог مِنْ <text:span text:style-name="Source_5f_Text">min</text:span> .</text:p>
      <text:p text:style-name="Text_20_body">2) С определенным артиклем « اَلْ <text:span text:style-name="Source_5f_Text">aal</text:span> ».</text:p>
      <text:p text:style-name="Text_20_body">В этом случае имя сравнительной и превосходной степени полностью согласуется с тем словом, к которому оно относится, так как является <text:span text:style-name="T1">согласованным определением</text:span>. Например:</text:p>
      <text:p text:style-name="Text_20_body">البَيْتُ الأَكْبَرُ <text:span text:style-name="Source_5f_Text">al-baytu l-ʔakbaru</text:span> Самый большой дом</text:p>
      <text:p text:style-name="Text_20_body">اَلْقَرْيَةُ اَلْكُبْرَى <text:span text:style-name="Source_5f_Text">aalqaryatu aalkubraā</text:span> Самая большая деревня</text:p>
      <text:p text:style-name="Text_20_body">اَلْبَيْتَانِ اَلْأَكْبَرَانِ <text:span text:style-name="Source_5f_Text">aalbaytāni aalʔakbarāni</text:span> Два самых больших дома</text:p>
      <text:p text:style-name="Text_20_body">اَلْقَرْيَتَانِ اَلْكُبْرَيَانِ <text:span text:style-name="Source_5f_Text">aalqaryatāni aalkubrayāni</text:span> Две самые большие деревни</text:p>
      <text:p text:style-name="Text_20_body">اَلْرِّجَالُ الأَكْبَرُونَ <text:span text:style-name="Source_5f_Text">aalrrijālu l-ʔakbaruwna</text:span> или اَلرِّجَالُ الأَكَابِرُ <text:span text:style-name="Source_5f_Text">aalrrijālu l-ʔakābiru</text:span> Самые большие мужчины</text:p>
      <text:p text:style-name="Text_20_body">اَلْنِّسَاءُ اَلْكُبْرَيَاتُ <text:span text:style-name="Source_5f_Text">aalnnisāʔu aalkubrayātu</text:span> Самые большие женщины</text:p>
      <text:p text:style-name="Text_20_body">3) В качестве первого члена идафы, второй член которой является именем неопределенного состояния. Например:</text:p>
      <text:p text:style-name="Text_20_body">الْكِتَابُ أَفْضَلُ صَدِيقٍ <text:span text:style-name="Source_5f_Text">al-kitābu ʔafḍalu ṣadiyqin</text:span> Книга – лучший друг</text:p>
      <text:p text:style-name="Text_20_body">При этом второй член идафы должен согласовываться в числе и роде с тем именем, к которому относится имя сравнительной и превосходной степени. Само имя сравнительной и превосходной степени должно стоять в единственном числе мужского рода:</text:p>
      <text:p text:style-name="Text_20_body">الْكِتَابُ أَفْضَلُ صَدِيقٍ <text:span text:style-name="Source_5f_Text">al-kitābu ʔafḍalu ṣadiyqin</text:span></text:p>
      <text:p text:style-name="Text_20_body">Книга – лучший друг</text:p>
      <text:p text:style-name="Text_20_body">زَيْنَبُ أَفْضَلُ صَدِيقَةٍ <text:span text:style-name="Source_5f_Text">zaynabu ʔafḍalu ṣadiyqatin</text:span></text:p>
      <text:p text:style-name="Text_20_body">Зейнаб – лучшая подруга</text:p>
      <text:p text:style-name="Text_20_body">الْكِتَابَانِ أَفْضَلُ صَدِيقَيْنِ <text:span text:style-name="Source_5f_Text">al-kitābāni ʔafḍalu ṣadiyqayni</text:span></text:p>
      <text:p text:style-name="Text_20_body">Две книги – лучшие друзья</text:p>
      <text:p text:style-name="Text_20_body"><text:soft-page-break/>زَيْنَبُ وَعَائِشَةُ أَفْضَلُ صَدِيقَتَيْنِ <text:span text:style-name="Source_5f_Text">zaynabu waʕāʔišatu ʔafḍalu ṣadiyqatayni</text:span></text:p>
      <text:p text:style-name="Text_20_body">Зейнаб и Аиша– лучшие подруги</text:p>
      <text:p text:style-name="Text_20_body">اَلْعُلَمَاءُ أَفْضَلُ أَصْدِقَاءَ <text:span text:style-name="Source_5f_Text">aalʕulamāʔu ʔafḍalu ʔaṣdiqāʔa</text:span></text:p>
      <text:p text:style-name="Text_20_body">Ученые – лучшие друзья</text:p>
      <text:p text:style-name="Text_20_body">اَلطَّالِبَتُ أَفْضَلُ صَدِيقَاتٍ <text:span text:style-name="Source_5f_Text">aalṭṭālibatu ʔafḍalu ṣadiyqātin</text:span></text:p>
      <text:p text:style-name="Text_20_body">Студентки – лучшие подруги</text:p>
      <text:p text:style-name="Text_20_body">4) В качестве первого члена идафы, второй член которой является именем определенного состояния. В этом случае имя сравнительной и превосходной степени может стоять в единственном числе мужского рода или согласовываться в числе и роде с тем словом, к которому оно относится:</text:p>
      <text:p text:style-name="Text_20_body">أَنْتَ أَفْضَلُ اَلنَّاسِ <text:span text:style-name="Source_5f_Text">ʔanta ʔafḍalu aalnnāsi</text:span></text:p>
      <text:p text:style-name="Text_20_body">Ты – лучший из людей</text:p>
      <text:p text:style-name="Text_20_body">أَنْتِ أَفْضَلُ اَلنَّاسِ <text:span text:style-name="Source_5f_Text">ʔanti ʔafḍalu aalnnāsi</text:span> или أَنْتِ فُضْلَي اَلنَّاسِ <text:span text:style-name="Source_5f_Text">ʔanti fuḍlay aalnnāsi</text:span></text:p>
      <text:p text:style-name="Text_20_body">Ты – лучшая из людей</text:p>
      <text:p text:style-name="Text_20_body">أَنْتُمَا أَفْضَلُ اَلنَّاسِ <text:span text:style-name="Source_5f_Text">ʔantumā ʔafḍalu aalnnāsi</text:span> или أَنْتُمَا أَفْضَلاَ النَّاسِ <text:span text:style-name="Source_5f_Text">ʔantumā ʔafḍalaa n-nāsi</text:span></text:p>
      <text:p text:style-name="Text_20_body">Вы (дв. число муж.рода) – лучшие из людей</text:p>
      <text:p text:style-name="Text_20_body">أَنْتُمَا أَفْضَلُ اَلنَّاسِ <text:span text:style-name="Source_5f_Text">ʔantumā ʔafḍalu aalnnāsi</text:span> или أَنْتُمَا فُضْلَيَا النَّاسِ <text:span text:style-name="Source_5f_Text">ʔantumā fuḍlayā n-nāsi</text:span></text:p>
      <text:p text:style-name="Text_20_body">Вы (дв. число жен.рода) – лучшие из людей</text:p>
      <text:p text:style-name="Text_20_body">أَنْتُمْ أَفْضَلُ اَلنَّاسِ <text:span text:style-name="Source_5f_Text">ʔantum ʔafḍalu aalnnāsi</text:span> или أَنْتُمْ أَفَاضِلُ اَلنَّاسِ <text:span text:style-name="Source_5f_Text">ʔantum ʔafāḍilu aalnnāsi</text:span></text:p>
      <text:p text:style-name="Text_20_body">Вы (мн. число) – лучшие из людей</text:p>
      <text:p text:style-name="Text_20_body">أَنْتُنَّ أَفْضَلُ النَّاسِ <text:span text:style-name="Source_5f_Text">ʔantunna ʔafḍalu n-nāsi</text:span> или أَنْتُنَّ فُضْلَيَاتُ النَّاسِ <text:span text:style-name="Source_5f_Text">ʔantunna fuḍlayātu n-nāsi</text:span></text:p>
      <text:p text:style-name="Text_20_body">Вы (мн. число жен.рода) – лучшие из людей</text:p>
      <text:p text:style-name="Text_20_body">Упражнения для закрепления</text:p>
      <text:p text:style-name="Text_20_body">1) Образуйте имена сравнительной и превосходной степени от следующих глаголов:</text:p>
      <text:list xml:id="list1421422297" text:style-name="L75">
        <text:list-item>
          <text:p text:style-name="P76">حَسُنَ <text:span text:style-name="Source_5f_Text">ḥasuna</text:span> (у) быть хорошим أَحْسَنُ <text:span text:style-name="Source_5f_Text">ʔaḥsanu</text:span> самый хороший – حُسْنَى <text:span text:style-name="Source_5f_Text">ḥusnaā</text:span> <text:soft-page-break/>самая хорошая*</text:p>
        </text:list-item>
      </text:list>
      <text:p text:style-name="First_20_paragraph">شَرُفَ <text:span text:style-name="Source_5f_Text">šarufa</text:span> (у) быть знатным, благородным __</text:p>
      <text:p text:style-name="Text_20_body">فَضَلَ <text:span text:style-name="Source_5f_Text">faḍala</text:span> (у) превосходить</text:p>
      <text:p text:style-name="Text_20_body">صَبَرَ <text:span text:style-name="Source_5f_Text">ṣabara</text:span> (и) быть терпеливым</text:p>
      <text:p text:style-name="Text_20_body">قَبُحَ <text:span text:style-name="Source_5f_Text">qabuḥa</text:span> (у) быть некрасивым</text:p>
      <text:p text:style-name="Text_20_body">حَقُرَ <text:span text:style-name="Source_5f_Text">ḥaqura</text:span> (у) быть презренным</text:p>
      <text:p text:style-name="Text_20_body">2) Переведите предложения на русский язык и найдите в них имена сравнительной и превосходной степени:</text:p>
      <text:p text:style-name="Text_20_body">الأَسَدُ أَشْجَعُ مِنَ النَّمِرِ <text:span text:style-name="Source_5f_Text">al-ʔasadu ʔašjaʕu mina n-namiri</text:span></text:p>
      <text:p text:style-name="Text_20_body">الثَّعْلَبُ أَجْبَنُ مِنْ اِبْنِ الآوَى <text:span text:style-name="Source_5f_Text">aθ-θaʕlabu ʔajbanu min aibni l-ʔāwaā</text:span></text:p>
      <text:p text:style-name="Text_20_body">التَّاجِرُ أَغْنَى مِنَ الْمُهَنْدِسِ <text:span text:style-name="Source_5f_Text">at-tājiru ʔaǧnaā mina l-muhandisi</text:span></text:p>
      <text:p text:style-name="Text_20_body">بَلَدُكُمْ أَقْوَى مِنْ بَلَدِنَا وَلَكِنَّهُ أَفْقَرُ <text:span text:style-name="Source_5f_Text">baladukum ʔaqwaā min baladinā walakinnahu ʔafqaru</text:span></text:p>
      <text:p text:style-name="Text_20_body">الطَّاوُوسُ أَصْغَرُ مِنَ النَّعَامَةِ وَلَكِنَّهُ أَجْمَلُ <text:span text:style-name="Source_5f_Text">aṭ-ṭāwuwsu ʔaṣǧaru mina n-naʕāmati walakinnahu ʔajmalu</text:span></text:p>
      <text:p text:style-name="Text_20_body">السَّيَّارَةُ الرُّوسِيَّةُ أَرْخَصُ بِكَثِيرٍ مِنَ السَّيَّارَةِ <text:span text:style-name="Source_5f_Text">as-sayyāratu r-ruwsiyyatu ʔarxaṣu bikaθiyrin mina s-sayyārati</text:span> الْيَابَانِيَّةِ <text:span text:style-name="Source_5f_Text">al-yābāniyyati</text:span></text:p>
      <text:p text:style-name="Text_20_body">قَبِيلَةُ قُرَيْشٍ أَعَزُّ قَبِيلَةٍ عِنْدَ الْعَرَبِ <text:span text:style-name="Source_5f_Text">qabiylatu qurayšin ʔaʕazzu qabiylatin ʕinda l-ʕarabi</text:span></text:p>
      <text:p text:style-name="Text_20_body">رَسُولُ اللهِ أَفْصَحُ رَجُلٍ <text:span text:style-name="Source_5f_Text">rasuwlu l-lhi ʔafṣaḥu rajulin</text:span></text:p>
      <text:p text:style-name="Text_20_body">مُحَمَّدٌ أَطْوَلُ طَالِبٍ فِي الْمَعْهَدِ <text:span text:style-name="Source_5f_Text">muḥammadun ʔaṭwalu ṭālibin fiy al-maʕhadi</text:span></text:p>
      <text:p text:style-name="Text_20_body">أَبُو حَنِيفَةَ أَعْلَمُ فَقِيهٍ <text:span text:style-name="Source_5f_Text">ʔabuw ḥaniyfata ʔaʕlamu faqiyhin</text:span></text:p>
      <text:p text:style-name="Text_20_body">أَبُو بَكْرٍ وَعُمَرُ أَقْرَبُ الصَّحَابَةِ إِلَى رَسُولِ اللهِ <text:span text:style-name="Source_5f_Text">ʔabuw bakrin waʕumaru ʔaqrabu ṣ-ṣaḥābati ʔilaā rasuwli l-lhi</text:span></text:p>
      <text:p text:style-name="Text_20_body">الْمُنَافِقُونَ أَبْعَدُ النَّاسِ مِنَ اللهِ <text:span text:style-name="Source_5f_Text">al-munāfiquwna ʔabʕadu n-nāsi mina l-lhi</text:span></text:p>
      <text:p text:style-name="Text_20_body"><text:soft-page-break/>الْحِمَارُ أَنْكَرُ الْحَيَوَانَاتِ صَوْتًا <text:span text:style-name="Source_5f_Text">al-ḥimāru ʔankaru l-ḥayawānāti ṣawtana</text:span></text:p>
      <text:p text:style-name="Text_20_body">اللُّغَةُ الْعَرَبِيَّةُ أَصْعَبُ اللُّغَاتِ فِي رَأْيِنَا <text:span text:style-name="Source_5f_Text">al-luǧatu l-ʕarabiyyatu ʔaṣʕabu l-luǧāti fiy raʔyinā</text:span></text:p>
      <text:p text:style-name="Text_20_body">الشَّيْطَانُ الأَكْبَرُ هُوَ إِبْلِيسُ <text:span text:style-name="Source_5f_Text">aš-šayṭānu l-ʔakbaru huwa ʔibliysu</text:span></text:p>
      <text:p text:style-name="Text_20_body">الْحَرْبُ الْكُبْرَى بَيْنَ الدُّوَلِ حَدَثَتْ فِي هَذَا الْقَرْنِ <text:span text:style-name="Source_5f_Text">al-ḥarbu l-kubraā bayna d-duwali ḥadaθat fiy haðā l-qarni</text:span></text:p>
      <text:p text:style-name="Text_20_body">الصَّحَابِيَّاتُ الْكُبْرَيَاتُ أُسْوَةٌ حَسَنَةٌ لِلْمُسْلِمَاتِ <text:span text:style-name="Source_5f_Text">aṣ-ṣaḥābiyyātu l-kubrayātu ʔuswatun ḥasanatun lilmuslimāti</text:span></text:p>
      <text:p text:style-name="Text_20_body">الْخُلَفَاءُ الرَّاشِدُونَ هُمْ أَئِمَّتُنَا الْأَكَابِرُ <text:span text:style-name="Source_5f_Text">al-xulafāʔu r-rāšiduwna hum ʔaʔimmatunā l-ʔakābiru</text:span></text:p>
      <text:p text:style-name="Text_20_body">أبُو جَهْلٍ وَأَبُو لَهَبٍ وَأُبَيٌّ بنُ خَلَفٍ كُفَّارُ قُرَيْشٍ <text:span text:style-name="Source_5f_Text">ʔbuw jahlin waʔabuw lahabin waʔubayyun bnu xalafin kuffāru qurayšin</text:span> الْأَكْبَرُونَ <text:span text:style-name="Source_5f_Text">al-ʔakbaruwna</text:span></text:p>
      <text:p text:style-name="Text_20_body">3) Завершите перевод предложений на арабский язык, используя следующие имена сравнительной и превосходной степени:</text:p>
      <text:p text:style-name="Text_20_body">أَنْفَعُ <text:span text:style-name="Source_5f_Text">ʔanfaʕu</text:span> полезнее, самый полезный</text:p>
      <text:p text:style-name="Text_20_body">أَوْسَعُ <text:span text:style-name="Source_5f_Text">ʔawsaʕu</text:span> просторнее, самый просторный</text:p>
      <text:p text:style-name="Text_20_body">أَكْثَرُ <text:span text:style-name="Source_5f_Text">ʔakθaru</text:span> больше, больше всего (самый многочисленный)</text:p>
      <text:p text:style-name="Text_20_body">أَسْرَعُ <text:span text:style-name="Source_5f_Text">ʔasraʕu</text:span> быстрее, самый быстрый</text:p>
      <text:p text:style-name="Text_20_body">Зелёный чай полезнее, чем чёрный</text:p>
      <text:p text:style-name="Text_20_body">__ مِنْ <text:span text:style-name="Source_5f_Text">min</text:span> __</text:p>
      <text:p text:style-name="Text_20_body">Это самый просторный класс в нашей школе</text:p>
      <text:p text:style-name="Text_20_body">__ فَصْلٍ <text:span text:style-name="Source_5f_Text">faṣlin</text:span> __</text:p>
      <text:p text:style-name="Text_20_body">Китайцы самый многочисленный народ</text:p>
      <text:p text:style-name="Text_20_body">النَّاسِ <text:span text:style-name="Source_5f_Text">an-nāsi</text:span> __</text:p>
      <text:p text:style-name="Text_20_body">Самый быстрый поезд изготовлен в Японии</text:p>
      <text:p text:style-name="Text_20_body"><text:soft-page-break/>__ اَلْقِطَارُ <text:span text:style-name="Source_5f_Text">aalqiṭāru</text:span></text:p>
      <text:p text:style-name="Text_20_body">4) Выучите хадис:</text:p>
      <text:p text:style-name="Text_20_body"> أَحَبُّ الأَعْمَالِ إِلَى اللهِ أَدْوَمُهَا وَإِنْ قَلَّ <text:span text:style-name="Source_5f_Text">ʔaḥabbu l-ʔaʕmāli ʔilaā l-lhi ʔadwamuhā waʔin qalla</text:span> </text:p>
      <text:p text:style-name="Text_20_body">«Самое любимое дело для Аллаха то, которое длится дольше, даже если оно небольшое »</text:p>
      <text:h text:style-name="Heading_20_2" text:outline-level="2"><text:bookmark-start text:name="уменьшительно-ласкательная-форма-имени"/><text:bookmark-start text:name="__RefHeading___Toc45350_1544766045"/>§ 43. Уменьшительно-ласкательная форма имени<text:bookmark-end text:name="уменьшительно-ласкательная-форма-имени"/><text:bookmark-end text:name="__RefHeading___Toc45350_1544766045"/></text:h>
      <text:p text:style-name="First_20_paragraph">اِسْمُ اَلتَّصْغِيرِ <text:span text:style-name="Source_5f_Text">aismu aalttaṣǧiyri</text:span></text:p>
      <text:p text:style-name="Text_20_body">В отличие от русского языка, где не все имена существительные могут иметь уменьшительно – ласкательную форму, в арабском языке эта форма образуется от большинства имен.</text:p>
      <text:p text:style-name="Text_20_body">Уменьшительно-ласкательная форма имени образуется от основной формы по формуле فُعَيْلٌ <text:span text:style-name="Source_5f_Text">fuʕaylun</text:span> , если имя является трехбуквенным. Например:</text:p>
      <text:p text:style-name="Text_20_body">رَجُلٌ <text:span text:style-name="Source_5f_Text">rajulun</text:span> мужчина  رُجَيْلٌ <text:span text:style-name="Source_5f_Text"> rujaylun</text:span> мужичок</text:p>
      <text:p text:style-name="Text_20_body">حَبْلٌ <text:span text:style-name="Source_5f_Text">ḥablun</text:span> нить  حُبَيْلٌ <text:span text:style-name="Source_5f_Text"> ḥubaylun</text:span> ниточка</text:p>
      <text:p text:style-name="Text_20_body">قَلَمٌ <text:span text:style-name="Source_5f_Text">qalamun</text:span> карандаш  قُلَيْمٌ <text:span text:style-name="Source_5f_Text"> qulaymun</text:span> карандашик</text:p>
      <text:p text:style-name="Text_20_body">ضَبُعٌ <text:span text:style-name="Source_5f_Text">ḍabuʕun</text:span> гиена  ضُبَيْعٌ <text:span text:style-name="Source_5f_Text"> ḍubayʕun</text:span> маленькая гиена и т.д.</text:p>
      <text:p text:style-name="Text_20_body">Если имя состоит из трех букв, и к нему добавлено «тэ» женского рода ( تَاءُ اَلتَّأْنِيثِ <text:span text:style-name="Source_5f_Text">tāʔu aalttaʔniyθi</text:span> ), или краткий «алиф» женского рода ( أَلِفُ <text:span text:style-name="Source_5f_Text">ʔalifu</text:span> اَلتَّاْنِيثِ المَقْصُورَةُ <text:span text:style-name="Source_5f_Text">aalttāniyθi l-maqṣuwratu</text:span> ), или долгий алиф женского рода ( ألِفُ <text:span text:style-name="Source_5f_Text">ʔlifu</text:span> اَلتَّأْنِيثِ اَلْمَمْدُودَةُ <text:span text:style-name="Source_5f_Text">aalttaʔniyθi aalmamduwdatu</text:span> ), то его уменьшительно-ласкательная форма образуется по аналогичной формуле с добавлением соответствующего окончания:</text:p>
      <text:p text:style-name="Text_20_body">شَجَرَةٌ <text:span text:style-name="Source_5f_Text">šajaratun</text:span> дерево  شُجَيْرَةٌ <text:span text:style-name="Source_5f_Text"> šujayratun</text:span> деревце</text:p>
      <text:p text:style-name="Text_20_body">سَلْمَى <text:span text:style-name="Source_5f_Text">salmaā</text:span> Сальма (женское имя)  سُلَيْمَى <text:span text:style-name="Source_5f_Text"> sulaymaā</text:span> Сулейма</text:p>
      <text:p text:style-name="Text_20_body">(уменьш. ласкательная форма от «Сальма»)</text:p>
      <text:p text:style-name="Text_20_body">صَحْرَاءُ <text:span text:style-name="Source_5f_Text">ṣaḥrāʔu</text:span> пустыня  صُحَيْرَاءُ <text:span text:style-name="Source_5f_Text"> ṣuḥayrāʔu</text:span> маленькая пустыня</text:p>
      <text:p text:style-name="Text_20_body"><text:soft-page-break/>Если имя состоит из пяти букв, последние две из которых являются добавочными ا <text:span text:style-name="Source_5f_Text">a</text:span> «алиф» и ن <text:span text:style-name="Source_5f_Text">n</text:span> «нун», то его уменьшительно - ласкательная форма также образуется по формуле فُعَيْلٌ <text:span text:style-name="Source_5f_Text">fuʕaylun</text:span> с добавлением этих букв:</text:p>
      <text:p text:style-name="Text_20_body">سَلْمَانُ <text:span text:style-name="Source_5f_Text">salmānu</text:span> Салман  سُلَيْمَانُ <text:span text:style-name="Source_5f_Text"> sulaymānu</text:span> Сулейман</text:p>
      <text:p text:style-name="Text_20_body">(уменьш. ласкательная форма от «Салман»)</text:p>
      <text:p text:style-name="Text_20_body">عُثْمَانُ <text:span text:style-name="Source_5f_Text">ʕuθmānu</text:span> Осман  عُثَيْمَانُ <text:span text:style-name="Source_5f_Text"> ʕuθaymānu</text:span> Усайман</text:p>
      <text:p text:style-name="Text_20_body">(уменьш. ласкательная форма от «Осман»)</text:p>
      <text:p text:style-name="Text_20_body">Имя женского рода, которое не имеет в конце «тэ» женского рода ( تَاءُ <text:span text:style-name="Source_5f_Text">tāʔu</text:span> التَأْنِيثِ <text:span text:style-name="Source_5f_Text">al-taʔniyθi</text:span> ), обретает её при образовании уменьшительно-ласкательной формы:</text:p>
      <text:p text:style-name="Text_20_body">عَيْنٌ <text:span text:style-name="Source_5f_Text">ʕaynun</text:span> глаз  عُيَيْنَةٌ <text:span text:style-name="Source_5f_Text"> ʕuyaynatun</text:span> глазик</text:p>
      <text:p text:style-name="Text_20_body">أُمٌّ <text:span text:style-name="Source_5f_Text">ʔummun</text:span> мама  أُمَيْمَةٌ <text:span text:style-name="Source_5f_Text"> ʔumaymatun</text:span> мамочка</text:p>
      <text:p text:style-name="Text_20_body">شَمْسٌ <text:span text:style-name="Source_5f_Text">šamsun</text:span> солнце  شُمَيْسَةٌ <text:span text:style-name="Source_5f_Text"> šumaysatun</text:span> солнышко</text:p>
      <text:p text:style-name="Text_20_body">Если имя состоит из четырех букв, то его уменьшительно-ласкательная форма образуется по формуле فُعَيْعِلٌ <text:span text:style-name="Source_5f_Text">fuʕayʕilun</text:span> . Например:</text:p>
      <text:p text:style-name="Text_20_body">مَنْزِلٌ <text:span text:style-name="Source_5f_Text">manzilun</text:span> дом  مُنَيْزِلٌ <text:span text:style-name="Source_5f_Text"> munayzilun</text:span> домик</text:p>
      <text:p text:style-name="Text_20_body">مَكْتَبٌ <text:span text:style-name="Source_5f_Text">maktabun</text:span> стол  مُكَيْتِبٌ <text:span text:style-name="Source_5f_Text"> mukaytibun</text:span> столик</text:p>
      <text:p text:style-name="Text_20_body">مَقْعَدٌ <text:span text:style-name="Source_5f_Text">maqʕadun</text:span> скамья  مُقَيْعِدٌ <text:span text:style-name="Source_5f_Text"> muqayʕidun</text:span> скамеечка</text:p>
      <text:p text:style-name="Text_20_body">Если четырехбуквенное имя имеет окончание «тэ» женского рода ( تَاءُ <text:span text:style-name="Source_5f_Text">tāʔu</text:span> اَلتَّأْنِيثِ <text:span text:style-name="Source_5f_Text">aalttaʔniyθi</text:span> ), или долгий «алиф» женского рода ( ألِفُ <text:span text:style-name="Source_5f_Text">ʔlifu</text:span> اَلتَّأْنِيثِ اَلْمَمْدُودَةُ <text:span text:style-name="Source_5f_Text">aalttaʔniyθi aalmamduwdatu</text:span> ), или «алиф» и «нун» ( انُ <text:span text:style-name="Source_5f_Text">anu</text:span> ), или удвоенную букву «йэ» - ِيُّ <text:span text:style-name="Source_5f_Text">iyyu</text:span> относительности, то при образовании уменьшительно-ласкательной формы они сохраняются. Например:</text:p>
      <text:p text:style-name="Text_20_body">مِسْطَرَةٌ <text:span text:style-name="Source_5f_Text">misṭaratun</text:span> линейка  مُسَيْطِرَةٌ <text:span text:style-name="Source_5f_Text"> musayṭiratun</text:span> линеечка</text:p>
      <text:p text:style-name="Text_20_body"><text:soft-page-break/>أَرْبِعَاءُ <text:span text:style-name="Source_5f_Text">ʔarbiʕāʔu</text:span> среда  أُرَيْبِعَاءُ <text:span text:style-name="Source_5f_Text"> ʔuraybiʕāʔu</text:span></text:p>
      <text:p text:style-name="Text_20_body">(уменьшительно-ласкательная форма)</text:p>
      <text:p text:style-name="Text_20_body">زَعْفَرَانُ <text:span text:style-name="Source_5f_Text">zaʕfarānu</text:span> шафран  زُعَيْفِرَانُ <text:span text:style-name="Source_5f_Text"> zuʕayfirānu</text:span></text:p>
      <text:p text:style-name="Text_20_body">(уменьшительно-ласкательная форма)</text:p>
      <text:p text:style-name="Text_20_body">مَغْرِبِيُّ <text:span text:style-name="Source_5f_Text">maǧribiyyu</text:span> марокканец  مُغَيْرِبِيٌّ <text:span text:style-name="Source_5f_Text"> muǧayribiyyun</text:span></text:p>
      <text:p text:style-name="Text_20_body">(уменьшительно-ласкательная форма)</text:p>
      <text:p text:style-name="Text_20_body">Если имя состоит из пяти букв, то его уменьшительно-ласкательная форма образуется по формуле فُعَيْعِيلٌ <text:span text:style-name="Source_5f_Text">fuʕayʕiylun</text:span> . Например:</text:p>
      <text:p text:style-name="Text_20_body">مِصْبَاحٌ <text:span text:style-name="Source_5f_Text">miṣbāḥun</text:span> лампа  مُصَيْبِيحٌ <text:span text:style-name="Source_5f_Text"> muṣaybiyḥun</text:span> лампочка</text:p>
      <text:p text:style-name="Text_20_body">عُصْفُورٌ <text:span text:style-name="Source_5f_Text">ʕuṣfuwrun</text:span> воробей  عُصَيْفِيرٌ <text:span text:style-name="Source_5f_Text"> ʕuṣayfiyrun</text:span> воробушек</text:p>
      <text:p text:style-name="Text_20_body">Если вторая буква имени является добавочным ا <text:span text:style-name="Source_5f_Text">a</text:span> «алифом», то при образовании уменьшительно-ласкательной формы, она превращается в و <text:span text:style-name="Source_5f_Text">w</text:span> «уау»:</text:p>
      <text:p text:style-name="Text_20_body">سَالِمٌ <text:span text:style-name="Source_5f_Text">sālimun</text:span> Салим  سُوَيْلِمٌ <text:span text:style-name="Source_5f_Text"> suwaylimun</text:span> Суайлим</text:p>
      <text:p text:style-name="Text_20_body">(уменьш. ласкательная форма от «Салим»)</text:p>
      <text:p text:style-name="Text_20_body">كَاتِبٌ <text:span text:style-name="Source_5f_Text">kātibun</text:span> писатель  كُوَيْتِبٌ <text:span text:style-name="Source_5f_Text"> kuwaytibun</text:span></text:p>
      <text:p text:style-name="Text_20_body">(уменьшительно-ласкательная форма)</text:p>
      <text:p text:style-name="Text_20_body">Если вторая буква имени является основной и в то же время слабой буквой, то при образовании уменьшительно-ласкательной формы она возвращается к своей основе:</text:p>
      <text:p text:style-name="Text_20_body">بَابٌ <text:span text:style-name="Source_5f_Text">bābun</text:span> дверь  بُوَيْبٌ <text:span text:style-name="Source_5f_Text"> buwaybun</text:span> дверца</text:p>
      <text:p text:style-name="Text_20_body">(Вторая коренная буква ا <text:span text:style-name="Source_5f_Text">a</text:span> «алиф» слова بَابٌ <text:span text:style-name="Source_5f_Text">bābun</text:span> «дверь» в основе является буквой و <text:span text:style-name="Source_5f_Text">w</text:span> «уау». На это указывает проверочное слово أَبْوَابٌ <text:span text:style-name="Source_5f_Text">ʔabwābun</text:span> «двери»).</text:p>
      <text:p text:style-name="Text_20_body">نَابٌ <text:span text:style-name="Source_5f_Text">nābun</text:span> клык  نُيَيْبٌ <text:span text:style-name="Source_5f_Text"> nuyaybun</text:span></text:p>
      <text:p text:style-name="Text_20_body">(Вторая коренная буква ا <text:span text:style-name="Source_5f_Text">a</text:span> «алиф» слова نَابٌ <text:span text:style-name="Source_5f_Text">nābun</text:span> «клык» в основе является буквой ي <text:span text:style-name="Source_5f_Text">y</text:span> <text:soft-page-break/>«йэ». На это указывает проверочное слово أَنْيَابٌ <text:span text:style-name="Source_5f_Text">ʔanyābun</text:span> «клыки»).</text:p>
      <text:p text:style-name="Text_20_body">Если третья буква имени является слабой буквой, то при образовании</text:p>
      <text:p text:style-name="Text_20_body">уменьшительно-ласкательной формы она сливается с добавочной ي <text:span text:style-name="Source_5f_Text">y</text:span> «йэ»:</text:p>
      <text:p text:style-name="Text_20_body">كَرِيمٌ <text:span text:style-name="Source_5f_Text">kariymun</text:span> благородный  كُرَيِّمٌ <text:span text:style-name="Source_5f_Text"> kurayyimun</text:span> благородненький</text:p>
      <text:p text:style-name="Text_20_body">كِتَابٌ <text:span text:style-name="Source_5f_Text">kitābun</text:span> книга  كُتَيِّبٌ <text:span text:style-name="Source_5f_Text"> kutayyibun</text:span> книжечка</text:p>
      <text:p text:style-name="Text_20_body">Упражнения для закрепления</text:p>
      <text:p text:style-name="Text_20_body">1) Образуйте уменьшительно-ласкательные формы от следующих имен:</text:p>
      <text:p text:style-name="Text_20_body">نَهْرٌ <text:span text:style-name="Source_5f_Text">nahrun</text:span> река __</text:p>
      <text:p text:style-name="Text_20_body">قُفْلٌ <text:span text:style-name="Source_5f_Text">quflun</text:span> замок __</text:p>
      <text:p text:style-name="Text_20_body">نَمِرٌ <text:span text:style-name="Source_5f_Text">namirun</text:span> тигр __</text:p>
      <text:p text:style-name="Text_20_body">وَرْدَةٌ <text:span text:style-name="Source_5f_Text">wardatun</text:span> роза __</text:p>
      <text:p text:style-name="Text_20_body">نُعْمَى <text:span text:style-name="Source_5f_Text">nuʕmaā</text:span> счастье, блаженство __</text:p>
      <text:p text:style-name="Text_20_body">حَمْرَاءُ <text:span text:style-name="Source_5f_Text">ḥamrāʔu</text:span> красная __</text:p>
      <text:p text:style-name="Text_20_body">عَطْشَانُ <text:span text:style-name="Source_5f_Text">ʕaṭšānu</text:span> жаждущий __</text:p>
      <text:p text:style-name="Text_20_body">مِبْرَدٌ <text:span text:style-name="Source_5f_Text">mibradun</text:span> напильник __</text:p>
      <text:p text:style-name="Text_20_body">قُنْفُذٌ <text:span text:style-name="Source_5f_Text">qunfuðun</text:span> ёж __</text:p>
      <text:p text:style-name="Text_20_body">بُلْبُلٌ <text:span text:style-name="Source_5f_Text">bulbulun</text:span> соловей __</text:p>
      <text:p text:style-name="Text_20_body">قَنْطَرَةٌ <text:span text:style-name="Source_5f_Text">qanṭaratun</text:span> плотина __</text:p>
      <text:p text:style-name="Text_20_body">عَقْرَبَاءُ <text:span text:style-name="Source_5f_Text">ʕaqrabāʔu</text:span> скорпион __</text:p>
      <text:p text:style-name="Text_20_body">مِهْرَجَانُ <text:span text:style-name="Source_5f_Text">mihrajānu</text:span> фестиваль __</text:p>
      <text:p text:style-name="Text_20_body"><text:soft-page-break/>سَمْهَرِيُّ <text:span text:style-name="Source_5f_Text">samhariyyu</text:span> твердый, крепкий __</text:p>
      <text:p text:style-name="Text_20_body">مِفْتَاحٌ <text:span text:style-name="Source_5f_Text">miftāḥun</text:span> ключ __</text:p>
      <text:p text:style-name="Text_20_body">شَاعِرٌ <text:span text:style-name="Source_5f_Text">šāʕirun</text:span> поэт __</text:p>
      <text:p text:style-name="Text_20_body">2) Переведите предложения и найдите в них имена уменьшительно-ласкательной формы:</text:p>
      <text:p text:style-name="Text_20_body">طَارَ الْعُصَيْفِيرُ فَوْقَ الْبُيَيْتِ <text:span text:style-name="Source_5f_Text">ṭāra l-ʕuṣayfiyru fawqa l-buyayti</text:span></text:p>
      <text:p text:style-name="Text_20_body">__ عِنْدِي مُوَيْلٌ قَلِيلٌ <text:span text:style-name="Source_5f_Text">ʕindiy muwaylun qaliylun</text:span></text:p>
      <text:p text:style-name="Text_20_body">__ رَأَيْتُ فِي تِلْكَ الْمَدِينَةِ مُسَيْرِحًا أَخْضَرَ <text:span text:style-name="Source_5f_Text">raʔaytu fiy tilka l-madiynati musayriḥana ʔaxḍara</text:span></text:p>
      <text:p text:style-name="Text_20_body">__ بُرَيْثِنُ الْأُسَيْدِ مِثْلُ الْإِبْرَةِ <text:span text:style-name="Source_5f_Text">burayθinu l-ʔusaydi miθlu l-ʔibrati</text:span></text:p>
      <text:p text:style-name="Text_20_body">__ مُفَيْتِيحُ الْمُدَيْرِسَةِ صُغَيِّرٌ <text:span text:style-name="Source_5f_Text">mufaytiyḥu l-mudayrisati ṣuǧayyirun</text:span></text:p>
      <text:p text:style-name="Text_20_body">__ نَزَلَ الرُّوَيْكِبُ مِنَ الطَّائِرَةِ <text:span text:style-name="Source_5f_Text">nazala r-ruwaykibu mina ṭ-ṭāʔirati</text:span></text:p>
      <text:p text:style-name="Text_20_body">__ طَلَعَتِ الشُّمَيْسَةُ مِنْ وَرَاءِ الْجَبَلِ <text:span text:style-name="Source_5f_Text">ṭalaʕati š-šumaysatu min warāʔi l-jabali</text:span></text:p>
      <text:p text:style-name="Text_20_body">3) Переведите предложения на арабский язык:</text:p>
      <text:p text:style-name="Text_20_body">Собачка спит под столиком</text:p>
      <text:p text:style-name="Text_20_body">__Мальчишка написал словечко на бумажке</text:p>
      <text:p text:style-name="Text_20_body">__Деревце растет перед домиком</text:p>
      <text:p text:style-name="Text_20_body">__Часики над кроваткой</text:p>
      <text:p text:style-name="Text_20_body">__Тетрадка под дверцей</text:p>
      <text:p text:style-name="Text_20_body">__Цветочек под окошком</text:p>
      <text:p text:style-name="Text_20_body">__Ножка ребеночка болит</text:p>
      <text:list xml:id="list729916874" text:style-name="L76">
        <text:list-item>
          <text:p text:style-name="P79">Согласно исламскому вероубеждению, запрещается клясться чем-либо или кем-либо, кроме Аллаха. Пророк Мухаммад (мир ему) сказал: «Если кто-то будет клясться, то пусть клянётся Аллахом или молчит». (Аль-Бухари, Муслим).</text:p>
          <text:p text:style-name="P5"><text:a xlink:type="simple" xlink:href="#fnref1" text:style-name="Internet_20_link" text:visited-style-name="Visited_20_Internet_20_Link"><text:span text:style-name="Definition">↩︎</text:span></text:a></text:p>
        </text:list-item>
        <text:list-item>
          <text:p text:style-name="P5">Сокращённый вариант этих частиц: أَيَّـتُـهَـا <text:span text:style-name="Source_5f_Text">ʔayyatuhaa</text:span> и أَيُّـهَـا <text:span text:style-name="Source_5f_Text">ʔayyuhaa</text:span> .</text:p>
          <text:p text:style-name="P5"><text:soft-page-break/><text:a xlink:type="simple" xlink:href="#fnref2" text:style-name="Internet_20_link" text:visited-style-name="Visited_20_Internet_20_Link"><text:span text:style-name="Definition">↩︎</text:span></text:a></text:p>
        </text:list-item>
        <text:list-item>
          <text:p text:style-name="P5">подобные словосочетания, образованные из обстоятельства и имени (пункт 2) или предлога родительного падежа и имени (пункт 3) , носят название* شِـبْـهُ الْجُـمْـلَـةِ <text:span text:style-name="Source_5f_Text">šibhu l-jumlati</text:span> * – «подобие предложения».<text:a xlink:type="simple" xlink:href="#fnref3" text:style-name="Internet_20_link" text:visited-style-name="Visited_20_Internet_20_Link"><text:span text:style-name="Definition">↩︎</text:span></text:a></text:p>
        </text:list-item>
        <text:list-item>
          <text:p text:style-name="P5">إِنَّـنِي <text:span text:style-name="Source_5f_Text">ʔinnaniy</text:span> Err:520 إِنِّـي <text:span text:style-name="Source_5f_Text">ʔinniy</text:span> <text:a xlink:type="simple" xlink:href="#fnref4" text:style-name="Internet_20_link" text:visited-style-name="Visited_20_Internet_20_Link"><text:span text:style-name="Definition">↩︎</text:span></text:a></text:p>
        </text:list-item>
        <text:list-item>
          <text:p text:style-name="P5">إِنَّـنَا <text:span text:style-name="Source_5f_Text">ʔinnanā</text:span> Err:520 إِنَّـا <text:span text:style-name="Source_5f_Text">ʔinnaa</text:span> <text:a xlink:type="simple" xlink:href="#fnref5" text:style-name="Internet_20_link" text:visited-style-name="Visited_20_Internet_20_Link"><text:span text:style-name="Definition">↩︎</text:span></text:a></text:p>
        </text:list-item>
        <text:list-item>
          <text:p text:style-name="P5">Частица لَمْ <text:span text:style-name="Source_5f_Text">lam</text:span> близка по смыслу к частице مَا <text:span text:style-name="Source_5f_Text">mā</text:span> , которая ставится перед глаголом прошедшего времени и выражает отрицание:</text:p>
          <text:p text:style-name="P5">لَمْ يَدْخُلْ <text:span text:style-name="Source_5f_Text">lam yadxul</text:span> Err:520 مَا دَخَلَ <text:span text:style-name="Source_5f_Text">mā daxala</text:span> не вошел</text:p>
          <text:p text:style-name="P5"><text:a xlink:type="simple" xlink:href="#fnref6" text:style-name="Internet_20_link" text:visited-style-name="Visited_20_Internet_20_Link"><text:span text:style-name="Definition">↩︎</text:span></text:a></text:p>
        </text:list-item>
        <text:list-item>
          <text:p text:style-name="P5">Запомните спряжение этого глагола:</text:p>
          <text:p text:style-name="P5">لَيْسَ <text:span text:style-name="Source_5f_Text">laysa</text:span> не являться, не быть</text:p>
          <text:p text:style-name="P5">1 лицо2 лицо жен.рода2 лицо муж.рода3 лицо жен.рода3лицо муж.рода لَسْتُلَسْتِلَسْتَلَيْسَتْلَيْسَ <text:span text:style-name="Source_5f_Text">lastulastilastalaysatlaysa</text:span> единств.число لَسْنَالَسْتُمَالَسْتُمَالَيْسَتَالَيْسَا <text:span text:style-name="Source_5f_Text">lasnālastumālastumālaysatālaysā</text:span> двойств.число لَسْنَالَسْتُنَّلَسْتُمْلَسْنَلَيْسُوا <text:span text:style-name="Source_5f_Text">lasnālastunnal-astumlasnalaysuwa</text:span> множеств.число<text:a xlink:type="simple" xlink:href="#fnref7" text:style-name="Internet_20_link" text:visited-style-name="Visited_20_Internet_20_Link"><text:span text:style-name="Definition">↩︎</text:span></text:a></text:p>
        </text:list-item>
        <text:list-item>
          <text:p text:style-name="P5">Следует не путать этот термин с аналогичным термином морфологии (см. гл. II, § 2).</text:p>
          <text:p text:style-name="P5"><text:a xlink:type="simple" xlink:href="#fnref8" text:style-name="Internet_20_link" text:visited-style-name="Visited_20_Internet_20_Link"><text:span text:style-name="Definition">↩︎</text:span></text:a></text:p>
        </text:list-item>
        <text:list-item>
          <text:p text:style-name="P5">Синонимом предлога لِـ <text:span text:style-name="Source_5f_Text">li</text:span> … является предлог حَتَّى <text:span text:style-name="Source_5f_Text">ḥattaā</text:span> :</text:p>
          <text:p text:style-name="P5">سَافَرْتُ مُوسْكُو لِأَدْرُسَ <text:span text:style-name="Source_5f_Text">sāfartu muwskuw liʔadrusa</text:span> Err:520 سَافَرْتُ مُوسْكُو حَتَّى أَدْرُسَ <text:span text:style-name="Source_5f_Text">sāfartu muwskuw ḥattaā ʔadrusa</text:span> Я поехал в Москву, <text:span text:style-name="T1">чтобы</text:span> учиться</text:p>
          <text:p text:style-name="P5"><text:a xlink:type="simple" xlink:href="#fnref9" text:style-name="Internet_20_link" text:visited-style-name="Visited_20_Internet_20_Link"><text:span text:style-name="Definition">↩︎</text:span></text:a></text:p>
        </text:list-item>
        <text:list-item>
          <text:p text:style-name="P5">Особенностью этого союза является то, что после него может стоять только имя. Следует не путать этот союз с предлогом родительного падежа حَتَّى <text:span text:style-name="Source_5f_Text">ḥattaā</text:span> «до» (см. гл. I, § 5) и предлогом сослагательного наклонения حَتَّى <text:span text:style-name="Source_5f_Text">ḥattaā</text:span> «чтобы» (см. гл. I, § 21).</text:p>
          <text:p text:style-name="P5"><text:soft-page-break/><text:a xlink:type="simple" xlink:href="#fnref10" text:style-name="Internet_20_link" text:visited-style-name="Visited_20_Internet_20_Link"><text:span text:style-name="Definition">↩︎</text:span></text:a></text:p>
        </text:list-item>
        <text:list-item>
          <text:p text:style-name="P5">указательные местоимения هَذَانِ <text:span text:style-name="Source_5f_Text">haðāni</text:span> эти (для двойственного числа мужского рода) и هَتَانِ <text:span text:style-name="Source_5f_Text">hatāni</text:span> эти (для двойственного числа женского рода) являются склоняемыми. Они склоняются аналогично именам двойственного числа (см. гл II, § 30).</text:p>
          <text:p text:style-name="P5"><text:a xlink:type="simple" xlink:href="#fnref11" text:style-name="Internet_20_link" text:visited-style-name="Visited_20_Internet_20_Link"><text:span text:style-name="Definition">↩︎</text:span></text:a></text:p>
        </text:list-item>
        <text:list-item>
          <text:p text:style-name="P5">относительные местоимения اَلَّذَانِ <text:span text:style-name="Source_5f_Text">aallaðāni</text:span> которые; те, кто (для двойственного числа мужского рода) и اَلَّتَانِ <text:span text:style-name="Source_5f_Text">aallatāni</text:span> которые; те, кто (для двойственного числа женского рода) являются склоняемыми. Они склоняются аналогично именам двойственного числа (см. гл. II, § 30).</text:p>
          <text:p text:style-name="P5"><text:a xlink:type="simple" xlink:href="#fnref12" text:style-name="Internet_20_link" text:visited-style-name="Visited_20_Internet_20_Link"><text:span text:style-name="Definition">↩︎</text:span></text:a></text:p>
        </text:list-item>
        <text:list-item>
          <text:p text:style-name="P5">Для легкости запоминания темы усвойте следующее правило:</text:p>
          <text:p text:style-name="P5">Глаголы 1-го и 2-го пунктов используем с частицей أنْ <text:span text:style-name="Source_5f_Text">ʔn</text:span> , а глаголы 3-го пункта – без частицы أن <text:span text:style-name="Source_5f_Text">ʔn</text:span> .</text:p>
          <text:p text:style-name="P5"><text:a xlink:type="simple" xlink:href="#fnref13" text:style-name="Internet_20_link" text:visited-style-name="Visited_20_Internet_20_Link"><text:span text:style-name="Definition">↩︎</text:span></text:a></text:p>
        </text:list-item>
        <text:list-item>
          <text:p text:style-name="P5">За корень глагола принимается глагол I породы прошедшего времени мужского рода единственного числа действительного залога:</text:p>
          <text:p text:style-name="P5">ضَرَبَ <text:span text:style-name="Source_5f_Text">ḍaraba</text:span> бить (дословно: <text:span text:style-name="T1">он бил</text:span>)</text:p>
          <text:p text:style-name="P5"><text:a xlink:type="simple" xlink:href="#fnref14" text:style-name="Internet_20_link" text:visited-style-name="Visited_20_Internet_20_Link"><text:span text:style-name="Definition">↩︎</text:span></text:a></text:p>
        </text:list-item>
        <text:list-item>
          <text:p text:style-name="P5">تَقْرَآنِ <text:span text:style-name="Source_5f_Text">taqraʔāni</text:span> <text:span text:style-name="T1">. в основе:</text:span> تَقْرَأْانِ <text:span text:style-name="Source_5f_Text">taqraʔani</text:span> <text:a xlink:type="simple" xlink:href="#fnref15" text:style-name="Internet_20_link" text:visited-style-name="Visited_20_Internet_20_Link"><text:span text:style-name="Definition">↩︎</text:span></text:a></text:p>
        </text:list-item>
        <text:list-item>
          <text:p text:style-name="P5">Из этого следует, что глагол страдательного залога образуется только из переходного глагола. Однако в арабском языке допускается образование страдательного залога и из непереходных глаголов. Например:</text:p>
          <text:p text:style-name="P5">يُتَفَسَّحُ فِي الْحَدِيقَةِ <text:span text:style-name="Source_5f_Text">yutafassaḥu fiy al-ḥadiyqati</text:span> (Люди) гуляют в саду (дословно: <text:span text:style-name="T1">гуляется</text:span> в саду)</text:p>
          <text:p text:style-name="P5">В русском языке подобную форму глагола можно найти в безличных предложениях. Например:</text:p>
          <text:p text:style-name="P5"><text:span text:style-name="T1">На</text:span> <text:span text:style-name="T1">улице</text:span> <text:span text:style-name="T1">спится</text:span> <text:span text:style-name="T1">хорошо</text:span>.</text:p>
          <text:p text:style-name="P5"><text:span text:style-name="T1">Дышится</text:span> <text:span text:style-name="T1">легко.</text:span></text:p>
          <text:p text:style-name="P5"><text:soft-page-break/><text:a xlink:type="simple" xlink:href="#fnref16" text:style-name="Internet_20_link" text:visited-style-name="Visited_20_Internet_20_Link"><text:span text:style-name="Definition">↩︎</text:span></text:a></text:p>
        </text:list-item>
      </text:list>
      <text:p text:style-name="Text_20_bod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0"><text:a xlink:type="simple" xlink:href="#__RefHeading___Toc45186_1544766045" text:style-name="Index_20_Link" text:visited-style-name="Index_20_Link">Глава 1. Синтаксис النَّحْوُ an-naḥwu<text:tab/>1</text:a></text:p>
          <text:p text:style-name="P78"><text:a xlink:type="simple" xlink:href="#__RefHeading___Toc45188_1544766045" text:style-name="Index_20_Link" text:visited-style-name="Index_20_Link">§ 1. Части речи<text:tab/>2</text:a></text:p>
          <text:p text:style-name="P78"><text:a xlink:type="simple" xlink:href="#__RefHeading___Toc45190_1544766045" text:style-name="Index_20_Link" text:visited-style-name="Index_20_Link">§ 2. Определённость и неопределенность имени<text:tab/>4</text:a></text:p>
          <text:p text:style-name="P78"><text:a xlink:type="simple" xlink:href="#__RefHeading___Toc45192_1544766045" text:style-name="Index_20_Link" text:visited-style-name="Index_20_Link">§ 3. Род имени<text:tab/>7</text:a></text:p>
          <text:p text:style-name="P78"><text:a xlink:type="simple" xlink:href="#__RefHeading___Toc45194_1544766045" text:style-name="Index_20_Link" text:visited-style-name="Index_20_Link">§ 4. Склонение имён<text:tab/>11</text:a></text:p>
          <text:p text:style-name="P78"><text:a xlink:type="simple" xlink:href="#__RefHeading___Toc45196_1544766045" text:style-name="Index_20_Link" text:visited-style-name="Index_20_Link">§ 5. Предлоги родительного падежа<text:tab/>13</text:a></text:p>
          <text:p text:style-name="P78"><text:a xlink:type="simple" xlink:href="#__RefHeading___Toc45198_1544766045" text:style-name="Index_20_Link" text:visited-style-name="Index_20_Link">§ 6. Переходные и непереходные глаголы<text:tab/>17</text:a></text:p>
          <text:p text:style-name="P78"><text:a xlink:type="simple" xlink:href="#__RefHeading___Toc45200_1544766045" text:style-name="Index_20_Link" text:visited-style-name="Index_20_Link">§ 7. «Идафа»<text:tab/>19</text:a></text:p>
          <text:p text:style-name="P78"><text:a xlink:type="simple" xlink:href="#__RefHeading___Toc45202_1544766045" text:style-name="Index_20_Link" text:visited-style-name="Index_20_Link">§ 8. Обращение<text:tab/>21</text:a></text:p>
          <text:p text:style-name="P78"><text:a xlink:type="simple" xlink:href="#__RefHeading___Toc45204_1544766045" text:style-name="Index_20_Link" text:visited-style-name="Index_20_Link">§ 9. Именное предложение<text:tab/>25</text:a></text:p>
          <text:p text:style-name="P78"><text:a xlink:type="simple" xlink:href="#__RefHeading___Toc45206_1544766045" text:style-name="Index_20_Link" text:visited-style-name="Index_20_Link">§ 10. Глагольное предложение<text:tab/>27</text:a></text:p>
          <text:p text:style-name="P78"><text:a xlink:type="simple" xlink:href="#__RefHeading___Toc45208_1544766045" text:style-name="Index_20_Link" text:visited-style-name="Index_20_Link">§ 11. إِنَّ ʔinna и его «сёстры»<text:tab/>29</text:a></text:p>
          <text:p text:style-name="P78"><text:a xlink:type="simple" xlink:href="#__RefHeading___Toc45210_1544766045" text:style-name="Index_20_Link" text:visited-style-name="Index_20_Link">§ 12. Имена двухпадежного склонения<text:tab/>33</text:a></text:p>
          <text:p text:style-name="P78"><text:a xlink:type="simple" xlink:href="#__RefHeading___Toc45212_1544766045" text:style-name="Index_20_Link" text:visited-style-name="Index_20_Link">§ 13. Слова, носящие смысл глаголов<text:tab/>37</text:a></text:p>
          <text:p text:style-name="P78"><text:a xlink:type="simple" xlink:href="#__RefHeading___Toc45214_1544766045" text:style-name="Index_20_Link" text:visited-style-name="Index_20_Link">§ 14. Скрытое склонение<text:tab/>38</text:a></text:p>
          <text:p text:style-name="P78"><text:a xlink:type="simple" xlink:href="#__RefHeading___Toc45216_1544766045" text:style-name="Index_20_Link" text:visited-style-name="Index_20_Link">§ 15. Обстоятельство образа действия<text:tab/>41</text:a></text:p>
          <text:p text:style-name="P78"><text:a xlink:type="simple" xlink:href="#__RefHeading___Toc45218_1544766045" text:style-name="Index_20_Link" text:visited-style-name="Index_20_Link">§ 16. Предлоги условного наклонения<text:tab/>43</text:a></text:p>
          <text:p text:style-name="P78"><text:a xlink:type="simple" xlink:href="#__RefHeading___Toc45220_1544766045" text:style-name="Index_20_Link" text:visited-style-name="Index_20_Link">§ 17. Обстоятельство места и времени действия<text:tab/>44</text:a></text:p>
          <text:p text:style-name="P78"><text:a xlink:type="simple" xlink:href="#__RefHeading___Toc45222_1544766045" text:style-name="Index_20_Link" text:visited-style-name="Index_20_Link">§ 18. Вопросительное предложение<text:tab/>46</text:a></text:p>
          <text:p text:style-name="P78"><text:a xlink:type="simple" xlink:href="#__RefHeading___Toc45224_1544766045" text:style-name="Index_20_Link" text:visited-style-name="Index_20_Link">§ 19. Абсолютный масдар<text:tab/>48</text:a></text:p>
          <text:p text:style-name="P78"><text:a xlink:type="simple" xlink:href="#__RefHeading___Toc45226_1544766045" text:style-name="Index_20_Link" text:visited-style-name="Index_20_Link">§ 20. Глагол كَانَ kāna и его «сёстры»<text:tab/>50</text:a></text:p>
          <text:p text:style-name="P78"><text:a xlink:type="simple" xlink:href="#__RefHeading___Toc45228_1544766045" text:style-name="Index_20_Link" text:visited-style-name="Index_20_Link">§ 21. Предлоги сослагательного наклонения<text:tab/>53</text:a></text:p>
          <text:p text:style-name="P78"><text:a xlink:type="simple" xlink:href="#__RefHeading___Toc45230_1544766045" text:style-name="Index_20_Link" text:visited-style-name="Index_20_Link">§ 22. Глаголы نِعْمَ niʕma и بِئْسَ biʔsa для выражения похвалы и порицания<text:tab/>55</text:a></text:p>
          <text:p text:style-name="P78"><text:a xlink:type="simple" xlink:href="#__RefHeading___Toc45232_1544766045" text:style-name="Index_20_Link" text:visited-style-name="Index_20_Link">§ 23. Союзы<text:tab/>56</text:a></text:p>
          <text:p text:style-name="P78"><text:a xlink:type="simple" xlink:href="#__RefHeading___Toc45234_1544766045" text:style-name="Index_20_Link" text:visited-style-name="Index_20_Link">§ 24 . Глаголы для выражения удивления<text:tab/>59</text:a></text:p>
          <text:p text:style-name="P78"><text:a xlink:type="simple" xlink:href="#__RefHeading___Toc45236_1544766045" text:style-name="Index_20_Link" text:visited-style-name="Index_20_Link">§ 25. Обстоятельство причины или цели<text:tab/>61</text:a></text:p>
          <text:p text:style-name="P78"><text:a xlink:type="simple" xlink:href="#__RefHeading___Toc45238_1544766045" text:style-name="Index_20_Link" text:visited-style-name="Index_20_Link">§ 26. «Сопутствующее» имя<text:tab/>63</text:a></text:p>
          <text:p text:style-name="P78"><text:a xlink:type="simple" xlink:href="#__RefHeading___Toc45240_1544766045" text:style-name="Index_20_Link" text:visited-style-name="Index_20_Link">§ 27. Предложение, содержащее исключение<text:tab/>64</text:a></text:p>
          <text:p text:style-name="P78"><text:a xlink:type="simple" xlink:href="#__RefHeading___Toc45242_1544766045" text:style-name="Index_20_Link" text:visited-style-name="Index_20_Link">§ 28. Глагол ظَنَّ ð̣anna и его «сёстры»<text:tab/>67</text:a></text:p>
          <text:p text:style-name="P78"><text:a xlink:type="simple" xlink:href="#__RefHeading___Toc45244_1544766045" text:style-name="Index_20_Link" text:visited-style-name="Index_20_Link">§ 29. Частицы, усекающие два глагола<text:tab/>71</text:a></text:p>
          <text:p text:style-name="P78"><text:a xlink:type="simple" xlink:href="#__RefHeading___Toc45246_1544766045" text:style-name="Index_20_Link" text:visited-style-name="Index_20_Link">§ 30. Конкретизирующее имя<text:tab/>74</text:a></text:p>
          <text:p text:style-name="P78"><text:a xlink:type="simple" xlink:href="#__RefHeading___Toc45248_1544766045" text:style-name="Index_20_Link" text:visited-style-name="Index_20_Link">§ 31. Усиление<text:tab/>76</text:a></text:p>
          <text:p text:style-name="P78"><text:a xlink:type="simple" xlink:href="#__RefHeading___Toc45250_1544766045" text:style-name="Index_20_Link" text:visited-style-name="Index_20_Link">§ 32. Предлог لا la общего («родового») отрицания<text:tab/>81</text:a></text:p>
          <text:p text:style-name="P78"><text:a xlink:type="simple" xlink:href="#__RefHeading___Toc45252_1544766045" text:style-name="Index_20_Link" text:visited-style-name="Index_20_Link">§ 33. Склоняемые и несклоняемые слова<text:tab/>83</text:a></text:p>
          <text:p text:style-name="P78"><text:a xlink:type="simple" xlink:href="#__RefHeading___Toc45254_1544766045" text:style-name="Index_20_Link" text:visited-style-name="Index_20_Link">§ 34. Глагол كَادَ kāda и его «сёстры»<text:tab/>90</text:a></text:p>
          <text:p text:style-name="P78"><text:a xlink:type="simple" xlink:href="#__RefHeading___Toc45256_1544766045" text:style-name="Index_20_Link" text:visited-style-name="Index_20_Link">§ 35. Частица отрицания مَا mā в хиджазском наречии<text:tab/>93</text:a></text:p>
          <text:p text:style-name="P78"><text:a xlink:type="simple" xlink:href="#__RefHeading___Toc45258_1544766045" text:style-name="Index_20_Link" text:visited-style-name="Index_20_Link">§ 36. Количественные числительные<text:tab/>95</text:a></text:p>
          <text:p text:style-name="P78"><text:a xlink:type="simple" xlink:href="#__RefHeading___Toc45260_1544766045" text:style-name="Index_20_Link" text:visited-style-name="Index_20_Link">§ 37. Порядковые числительные<text:tab/>112</text:a></text:p>
          <text:p text:style-name="P78"><text:a xlink:type="simple" xlink:href="#__RefHeading___Toc45262_1544766045" text:style-name="Index_20_Link" text:visited-style-name="Index_20_Link">§ 38. Сложные предложения<text:tab/>128</text:a></text:p>
          <text:p text:style-name="P80"><text:a xlink:type="simple" xlink:href="#__RefHeading___Toc45264_1544766045" text:style-name="Index_20_Link" text:visited-style-name="Index_20_Link">Глава 2. Морфология الصَّرْفُ aṣ-ṣarfu<text:tab/>137</text:a></text:p>
          <text:p text:style-name="P78"><text:soft-page-break/><text:a xlink:type="simple" xlink:href="#__RefHeading___Toc45266_1544766045" text:style-name="Index_20_Link" text:visited-style-name="Index_20_Link">§ 1. Глагол.<text:tab/>137</text:a></text:p>
          <text:p text:style-name="P78"><text:a xlink:type="simple" xlink:href="#__RefHeading___Toc45268_1544766045" text:style-name="Index_20_Link" text:visited-style-name="Index_20_Link">§ 2. Глаголы правильные и неправильные<text:tab/>137</text:a></text:p>
          <text:p text:style-name="P78"><text:a xlink:type="simple" xlink:href="#__RefHeading___Toc45270_1544766045" text:style-name="Index_20_Link" text:visited-style-name="Index_20_Link">§ 3. Породы трёхбуквенного глагола<text:tab/>141</text:a></text:p>
          <text:p text:style-name="P78"><text:a xlink:type="simple" xlink:href="#__RefHeading___Toc45272_1544766045" text:style-name="Index_20_Link" text:visited-style-name="Index_20_Link">§ 4. Породы четырёхбуквенного глагола<text:tab/>144</text:a></text:p>
          <text:p text:style-name="P78"><text:a xlink:type="simple" xlink:href="#__RefHeading___Toc45274_1544766045" text:style-name="Index_20_Link" text:visited-style-name="Index_20_Link">§ 5. Особенности пород трехбуквенного глагола<text:tab/>145</text:a></text:p>
          <text:p text:style-name="P78"><text:a xlink:type="simple" xlink:href="#__RefHeading___Toc45276_1544766045" text:style-name="Index_20_Link" text:visited-style-name="Index_20_Link">§ 6. Спряжение трехбуквенного правильного глагола в прошедшем времени<text:tab/>151</text:a></text:p>
          <text:p text:style-name="P78"><text:a xlink:type="simple" xlink:href="#__RefHeading___Toc45278_1544766045" text:style-name="Index_20_Link" text:visited-style-name="Index_20_Link">§ 7. Спряжение трехбуквенного подобноправильного глагола в прошедшем времени<text:tab/>155</text:a></text:p>
          <text:p text:style-name="P78"><text:a xlink:type="simple" xlink:href="#__RefHeading___Toc45280_1544766045" text:style-name="Index_20_Link" text:visited-style-name="Index_20_Link">§ 8. Спряжение удвоенного глагола в прошедшем времени<text:tab/>161</text:a></text:p>
          <text:p text:style-name="P78"><text:a xlink:type="simple" xlink:href="#__RefHeading___Toc45282_1544766045" text:style-name="Index_20_Link" text:visited-style-name="Index_20_Link">§ 9. Спряжение трехбуквенных глаголов II-X пород в прошедшем времени<text:tab/>165</text:a></text:p>
          <text:p text:style-name="P78"><text:a xlink:type="simple" xlink:href="#__RefHeading___Toc45284_1544766045" text:style-name="Index_20_Link" text:visited-style-name="Index_20_Link">§ 10. Спряжение четырёхбуквенных глаголов в прошедшем времени<text:tab/>179</text:a></text:p>
          <text:p text:style-name="P78"><text:a xlink:type="simple" xlink:href="#__RefHeading___Toc45286_1544766045" text:style-name="Index_20_Link" text:visited-style-name="Index_20_Link">§ 11. Спряжение трехбуквенного недостаточного глагола в прошедшем времени<text:tab/>185</text:a></text:p>
          <text:p text:style-name="P78"><text:a xlink:type="simple" xlink:href="#__RefHeading___Toc45288_1544766045" text:style-name="Index_20_Link" text:visited-style-name="Index_20_Link">§ 12. Спряжение пород недостаточного глагола в прошедшем времени<text:tab/>191</text:a></text:p>
          <text:p text:style-name="P78"><text:a xlink:type="simple" xlink:href="#__RefHeading___Toc45290_1544766045" text:style-name="Index_20_Link" text:visited-style-name="Index_20_Link">§ 13. Спряжение трехбуквенного пустого глагола в прошедшем времени<text:tab/>201</text:a></text:p>
          <text:p text:style-name="P78"><text:a xlink:type="simple" xlink:href="#__RefHeading___Toc45292_1544766045" text:style-name="Index_20_Link" text:visited-style-name="Index_20_Link">§ 14. Спряжение пород пустого глагола в прошедшем времени<text:tab/>206</text:a></text:p>
          <text:p text:style-name="P78"><text:a xlink:type="simple" xlink:href="#__RefHeading___Toc45294_1544766045" text:style-name="Index_20_Link" text:visited-style-name="Index_20_Link">§ 15. Глагол настояще-будущего времени<text:tab/>217</text:a></text:p>
          <text:p text:style-name="P78"><text:a xlink:type="simple" xlink:href="#__RefHeading___Toc45296_1544766045" text:style-name="Index_20_Link" text:visited-style-name="Index_20_Link">§ 16. Спряжение трёхбуквенного правильного глагола в настояще-будущем времени<text:tab/>220</text:a></text:p>
          <text:p text:style-name="P78"><text:a xlink:type="simple" xlink:href="#__RefHeading___Toc45298_1544766045" text:style-name="Index_20_Link" text:visited-style-name="Index_20_Link">§ 17 Спряжение пород правильного трёхбуквенного глагола в настояще-будущем времени<text:tab/>226</text:a></text:p>
          <text:p text:style-name="P78"><text:a xlink:type="simple" xlink:href="#__RefHeading___Toc45300_1544766045" text:style-name="Index_20_Link" text:visited-style-name="Index_20_Link">§ 18. Спряжение удвоенного глагола в настояще-будущем времени<text:tab/>239</text:a></text:p>
          <text:p text:style-name="P78"><text:a xlink:type="simple" xlink:href="#__RefHeading___Toc45302_1544766045" text:style-name="Index_20_Link" text:visited-style-name="Index_20_Link">§ 19. Спряжение трехбуквенного недостаточного глагола в настояще-будущем времени<text:tab/>256</text:a></text:p>
          <text:p text:style-name="P78"><text:a xlink:type="simple" xlink:href="#__RefHeading___Toc45304_1544766045" text:style-name="Index_20_Link" text:visited-style-name="Index_20_Link">§ 20. Спряжение пород недостаточного глагола в настояще-будущем времени<text:tab/>263</text:a></text:p>
          <text:p text:style-name="P78"><text:a xlink:type="simple" xlink:href="#__RefHeading___Toc45306_1544766045" text:style-name="Index_20_Link" text:visited-style-name="Index_20_Link">§ 21. Спряжение трехбуквенного пустого глагола в настояще-будущем времени<text:tab/>273</text:a></text:p>
          <text:p text:style-name="P78"><text:a xlink:type="simple" xlink:href="#__RefHeading___Toc45308_1544766045" text:style-name="Index_20_Link" text:visited-style-name="Index_20_Link">§ 22. Спряжение пород пустого трехбуквенного глагола в настояще-будущем времени<text:tab/>278</text:a></text:p>
          <text:p text:style-name="P78"><text:a xlink:type="simple" xlink:href="#__RefHeading___Toc45310_1544766045" text:style-name="Index_20_Link" text:visited-style-name="Index_20_Link">§ 23. Спряжение трехбуквенного подобноправильного глагола в настояще-будущем времени<text:tab/>288</text:a></text:p>
          <text:p text:style-name="P78"><text:a xlink:type="simple" xlink:href="#__RefHeading___Toc45312_1544766045" text:style-name="Index_20_Link" text:visited-style-name="Index_20_Link">§ 24. Спряжение пород подобноправильного глагола в<text:tab/>294</text:a></text:p>
          <text:p text:style-name="P78"><text:a xlink:type="simple" xlink:href="#__RefHeading___Toc45314_1544766045" text:style-name="Index_20_Link" text:visited-style-name="Index_20_Link">§ 25. Глагол сослагательного наклонения<text:tab/>306</text:a></text:p>
          <text:p text:style-name="P78"><text:a xlink:type="simple" xlink:href="#__RefHeading___Toc45316_1544766045" text:style-name="Index_20_Link" text:visited-style-name="Index_20_Link">§ 26. Глагол условного наклонения </text:a><text:a xlink:type="simple" xlink:href="#__RefHeading___Toc45316_1544766045" text:style-name="Index_20_Link" text:visited-style-name="Index_20_Link"><text:span text:style-name="T1">или</text:span></text:a><text:a xlink:type="simple" xlink:href="#__RefHeading___Toc45316_1544766045" text:style-name="Index_20_Link" text:visited-style-name="Index_20_Link"> усеченный глагол<text:tab/>317</text:a></text:p>
          <text:p text:style-name="P78"><text:a xlink:type="simple" xlink:href="#__RefHeading___Toc45318_1544766045" text:style-name="Index_20_Link" text:visited-style-name="Index_20_Link">§ 27. Глагол повелительного наклонения<text:tab/>328</text:a></text:p>
          <text:p text:style-name="P78"><text:a xlink:type="simple" xlink:href="#__RefHeading___Toc45320_1544766045" text:style-name="Index_20_Link" text:visited-style-name="Index_20_Link">§ 28. Глагол страдательного залога<text:tab/>344</text:a></text:p>
          <text:p text:style-name="P78"><text:a xlink:type="simple" xlink:href="#__RefHeading___Toc45322_1544766045" text:style-name="Index_20_Link" text:visited-style-name="Index_20_Link">§ 29. Присоединение к глаголу буквы «нун» для усиления<text:tab/>380</text:a></text:p>
          <text:p text:style-name="P78"><text:a xlink:type="simple" xlink:href="#__RefHeading___Toc45324_1544766045" text:style-name="Index_20_Link" text:visited-style-name="Index_20_Link">§ 30. Двойственное число<text:tab/>390</text:a></text:p>
          <text:p text:style-name="P78"><text:a xlink:type="simple" xlink:href="#__RefHeading___Toc45326_1544766045" text:style-name="Index_20_Link" text:visited-style-name="Index_20_Link">§ 31. Множественное число<text:tab/>393</text:a></text:p>
          <text:p text:style-name="P78"><text:a xlink:type="simple" xlink:href="#__RefHeading___Toc45328_1544766045" text:style-name="Index_20_Link" text:visited-style-name="Index_20_Link">§ 32. «Пять имен»<text:tab/>398</text:a></text:p>
          <text:p text:style-name="P78"><text:a xlink:type="simple" xlink:href="#__RefHeading___Toc45330_1544766045" text:style-name="Index_20_Link" text:visited-style-name="Index_20_Link">§ 33. Масдар<text:tab/>399</text:a></text:p>
          <text:p text:style-name="P78"><text:a xlink:type="simple" xlink:href="#__RefHeading___Toc45332_1544766045" text:style-name="Index_20_Link" text:visited-style-name="Index_20_Link">§ 34. Масдар однократности<text:tab/>403</text:a></text:p>
          <text:p text:style-name="P78"><text:a xlink:type="simple" xlink:href="#__RefHeading___Toc45334_1544766045" text:style-name="Index_20_Link" text:visited-style-name="Index_20_Link">§ 35. Масдар образа действия<text:tab/>406</text:a></text:p>
          <text:p text:style-name="P78"><text:a xlink:type="simple" xlink:href="#__RefHeading___Toc45336_1544766045" text:style-name="Index_20_Link" text:visited-style-name="Index_20_Link">§ 36. Действительное причастие<text:tab/>407</text:a></text:p>
          <text:p text:style-name="P78"><text:a xlink:type="simple" xlink:href="#__RefHeading___Toc45338_1544766045" text:style-name="Index_20_Link" text:visited-style-name="Index_20_Link">§ 37. Действительное причастие преувеличения<text:tab/>410</text:a></text:p>
          <text:p text:style-name="P78"><text:a xlink:type="simple" xlink:href="#__RefHeading___Toc45340_1544766045" text:style-name="Index_20_Link" text:visited-style-name="Index_20_Link">§ 38. Имя прилагательное, сходное с действительным причастием<text:tab/>413</text:a></text:p>
          <text:p text:style-name="P78"><text:a xlink:type="simple" xlink:href="#__RefHeading___Toc45342_1544766045" text:style-name="Index_20_Link" text:visited-style-name="Index_20_Link">§ 39. Страдательное причастие<text:tab/>415</text:a></text:p>
          <text:p text:style-name="P78"><text:a xlink:type="simple" xlink:href="#__RefHeading___Toc45344_1544766045" text:style-name="Index_20_Link" text:visited-style-name="Index_20_Link">§ 40. Имя времени или места действия<text:tab/>419</text:a></text:p>
          <text:p text:style-name="P78"><text:a xlink:type="simple" xlink:href="#__RefHeading___Toc45346_1544766045" text:style-name="Index_20_Link" text:visited-style-name="Index_20_Link">§ 41. Имя орудия действия<text:tab/>421</text:a></text:p>
          <text:p text:style-name="P78"><text:a xlink:type="simple" xlink:href="#__RefHeading___Toc45348_1544766045" text:style-name="Index_20_Link" text:visited-style-name="Index_20_Link">§ 42. Сравнительная и превосходная степень имени<text:tab/>424</text:a></text:p>
          <text:p text:style-name="P78"><text:soft-page-break/><text:a xlink:type="simple" xlink:href="#__RefHeading___Toc45350_1544766045" text:style-name="Index_20_Link" text:visited-style-name="Index_20_Link">§ 43. Уменьшительно-ласкательная форма имени<text:tab/>429</text:a></text:p>
        </text:index-body>
      </text:table-of-conten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FreeMono" svg:font-family="FreeMono" style:font-adornments="Regular" style:font-family-generic="modern" style:font-pitch="fixed"/>
    <style:font-face style:name="Amiri" svg:font-family="Amiri"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text-properties style:font-name-complex="Amiri" style:font-family-complex="Amiri" style:font-style-name-complex="Regular" style:font-pitch-complex="variable" style:font-size-complex="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Source_5f_Text" style:display-name="Source_Text" style:family="text">
      <style:text-properties style:font-name="FreeMono" fo:font-family="FreeMono" style:font-style-name="Regular"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Linux_X86_64 LibreOffice_project/20$Build-2</meta:generator>
    <dc:title/>
    <dc:description/>
    <dc:subject/>
    <meta:keyword/>
    <meta:initial-creator/>
    <dc:creator>Žāle Mottahedin</dc:creator>
    <meta:creation-date>2019-11-09T13:42:53Z</meta:creation-date>
    <dc:date>2019-11-09T15:36:58.116426726</dc:date>
    <meta:editing-duration>PT53M46S</meta:editing-duration>
    <meta:editing-cycles>5</meta:editing-cycles>
    <meta:document-statistic meta:table-count="12" meta:image-count="0" meta:object-count="0" meta:page-count="536" meta:paragraph-count="11532" meta:word-count="62691" meta:character-count="407759" meta:non-whitespace-character-count="356570"/>
  </office:meta>
</office:document-meta>
</file>